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21mm"/>
    </style:style>
    <style:style style:name="co3" style:family="table-column">
      <style:table-column-properties fo:break-before="auto" style:column-width="22.77mm"/>
    </style:style>
    <style:style style:name="co4" style:family="table-column">
      <style:table-column-properties fo:break-before="auto" style:column-width="27.59mm"/>
    </style:style>
    <style:style style:name="co5" style:family="table-column">
      <style:table-column-properties fo:break-before="auto" style:column-width="25.68mm"/>
    </style:style>
    <style:style style:name="co6" style:family="table-column">
      <style:table-column-properties fo:break-before="auto" style:column-width="30.5mm"/>
    </style:style>
    <style:style style:name="co7" style:family="table-column">
      <style:table-column-properties fo:break-before="auto" style:column-width="46.36mm"/>
    </style:style>
    <style:style style:name="co8" style:family="table-column">
      <style:table-column-properties fo:break-before="auto" style:column-width="22.33mm"/>
    </style:style>
    <style:style style:name="co9" style:family="table-column">
      <style:table-column-properties fo:break-before="auto" style:column-width="21.08mm"/>
    </style:style>
    <style:style style:name="co10" style:family="table-column">
      <style:table-column-properties fo:break-before="auto" style:column-width="25.38mm"/>
    </style:style>
    <style:style style:name="co11" style:family="table-column">
      <style:table-column-properties fo:break-before="auto" style:column-width="41.36mm"/>
    </style:style>
    <style:style style:name="co12" style:family="table-column">
      <style:table-column-properties fo:break-before="auto" style:column-width="45.56mm"/>
    </style:style>
    <style:style style:name="co13" style:family="table-column">
      <style:table-column-properties fo:break-before="auto" style:column-width="34.11mm"/>
    </style:style>
    <style:style style:name="ro1" style:family="table-row">
      <style:table-row-properties style:row-height="10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93.3">
      <style:table-properties table:display="true" style:writing-mode="lr-tb"/>
    </style:style>
    <style:style style:name="ta3" style:family="table" style:master-page-name="PageStyle_5f_93.2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fo:background-color="#fff2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 style:data-style-name="N36">
      <style:table-cell-properties style:rotation-align="none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0" style:family="table-cell" style:parent-style-name="Default">
      <style:table-cell-properties style:diagonal-bl-tr="none" style:diagonal-tl-br="none" fo:border="0.06pt solid #000000" style:rotation-align="none"/>
    </style:style>
    <style:style style:name="ce11" style:family="table-cell" style:parent-style-name="Pole_20_tabeli_20_przestawnej">
      <style:table-cell-properties fo:border-bottom="0.99pt solid #000000" fo:border-left="2.01pt solid #000000" fo:border-right="0.99pt solid #000000" fo:border-top="2.01pt solid #000000"/>
    </style:style>
    <style:style style:name="ce12" style:family="table-cell" style:parent-style-name="Kategoria_20_tabeli_20_przestawnej" style:data-style-name="N0">
      <style:table-cell-properties fo:border-bottom="none" fo:border-left="2.01pt solid #000000" fo:border-right="0.99pt solid #000000" fo:border-top="none"/>
    </style:style>
    <style:style style:name="ce13" style:family="table-cell" style:parent-style-name="Kategoria_20_tabeli_20_przestawnej" style:data-style-name="N0">
      <style:table-cell-properties fo:border-bottom="none" fo:border-left="2.01pt solid #000000" fo:border-right="0.99pt solid #000000" fo:border-top="0.99pt solid #000000"/>
    </style:style>
    <style:style style:name="ce14" style:family="table-cell" style:parent-style-name="Tytuł_20_tabeli_20_przestawnej" style:data-style-name="N0">
      <style:table-cell-properties fo:border-bottom="2.01pt solid #000000" fo:border-left="2.01pt solid #000000" fo:border-right="0.99pt solid #000000" fo:border-top="0.99pt solid #000000"/>
    </style:style>
    <style:style style:name="ce15" style:family="table-cell" style:parent-style-name="Narożnik_20_tabeli_20_przestawnej">
      <style:table-cell-properties fo:border-bottom="0.99pt solid #000000" fo:border-left="0.99pt solid #000000" fo:border-right="2.01pt solid #000000" fo:border-top="2.01pt solid #000000"/>
    </style:style>
    <style:style style:name="ce16" style:family="table-cell" style:parent-style-name="Wartość_20_tabeli_20_przestawnej" style:data-style-name="N0">
      <style:table-cell-properties fo:border-bottom="none" fo:border-left="0.99pt solid #000000" fo:border-right="2.01pt solid #000000" fo:border-top="none"/>
    </style:style>
    <style:style style:name="ce17" style:family="table-cell" style:parent-style-name="Wartość_20_tabeli_20_przestawnej" style:data-style-name="N0">
      <style:table-cell-properties fo:border-bottom="0.99pt solid #000000" fo:border-left="0.99pt solid #000000" fo:border-right="2.01pt solid #000000" fo:border-top="none"/>
    </style:style>
    <style:style style:name="ce18" style:family="table-cell" style:parent-style-name="Wartość_20_tabeli_20_przestawnej" style:data-style-name="N0">
      <style:table-cell-properties fo:border-bottom="none" fo:border-left="0.99pt solid #000000" fo:border-right="2.01pt solid #000000" fo:border-top="0.99pt solid #000000"/>
    </style:style>
    <style:style style:name="ce19" style:family="table-cell" style:parent-style-name="Wynik_20_tabeli_20_przestawnej" style:data-style-name="N0">
      <style:table-cell-properties fo:border-bottom="2.01pt solid #000000" fo:border-left="0.99pt solid #000000" fo:border-right="2.01pt solid #000000" fo:border-top="0.99pt solid #000000"/>
    </style:style>
    <style:style style:name="ce20" style:family="table-cell" style:parent-style-name="Kategoria_20_tabeli_20_przestawnej" style:data-style-name="N0">
      <style:table-cell-properties fo:border-bottom="0.99pt solid #000000" fo:border-left="2.01pt solid #000000" fo:border-right="0.99pt solid #000000" fo:border-top="0.99pt solid #000000"/>
    </style:style>
    <style:style style:name="ce21" style:family="table-cell" style:parent-style-name="Tytuł_20_tabeli_20_przestawnej" style:data-style-name="N0">
      <style:table-cell-properties fo:border-bottom="2.01pt solid #000000" fo:border-left="2.01pt solid #000000" fo:border-right="none" fo:border-top="0.99pt solid #000000"/>
    </style:style>
    <style:style style:name="ce22" style:family="table-cell" style:parent-style-name="Pole_20_tabeli_20_przestawnej">
      <style:table-cell-properties fo:border-bottom="0.99pt solid #000000" fo:border-left="0.99pt solid #000000" fo:border-right="0.99pt solid #000000" fo:border-top="2.01pt solid #000000"/>
    </style:style>
    <style:style style:name="ce23" style:family="table-cell" style:parent-style-name="Kategoria_20_tabeli_20_przestawnej" style:data-style-name="N0">
      <style:table-cell-properties fo:border="0.99pt solid #000000"/>
    </style:style>
    <style:style style:name="ce24" style:family="table-cell" style:parent-style-name="Tytuł_20_tabeli_20_przestawnej" style:data-style-name="N0">
      <style:table-cell-properties fo:border-bottom="2.01pt solid #000000" fo:border-left="none" fo:border-right="none" fo:border-top="0.99pt solid #000000"/>
    </style:style>
    <style:style style:name="ce25" style:family="table-cell" style:parent-style-name="Tytuł_20_tabeli_20_przestawnej" style:data-style-name="N0">
      <style:table-cell-properties fo:border-bottom="2.01pt solid #000000" fo:border-left="none" fo:border-right="0.99pt solid #000000" fo:border-top="0.99pt solid #000000"/>
    </style:style>
    <style:style style:name="ce26" style:family="table-cell" style:parent-style-name="Wartość_20_tabeli_20_przestawnej">
      <style:table-cell-properties fo:border-bottom="0.99pt solid #000000" fo:border-left="0.99pt solid #000000" fo:border-right="2.01pt solid #000000" fo:border-top="0.99pt solid #000000"/>
    </style:style>
    <style:style style:name="ce27" style:family="table-cell" style:parent-style-name="Wynik_20_tabeli_20_przestawnej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rkusz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6" table:number-columns-repeated="2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4" table:default-cell-style-name="ce4"/>
        <table:table-column table:style-name="co10" table:default-cell-style-name="ce4"/>
        <table:table-column table:style-name="co9" table:number-columns-repeated="5" table:default-cell-style-name="ce4"/>
        <table:table-column table:style-name="co11" table:default-cell-style-name="ce4"/>
        <table:table-column table:style-name="co9" table:number-columns-repeated="1003" table:default-cell-style-name="ce4"/>
        <table:table-row table:style-name="ro1">
          <table:table-cell table:style-name="ce1" office:value-type="string" calcext:value-type="string">
            <text:p>Imie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Miasto</text:p>
          </table:table-cell>
          <table:table-cell table:style-name="ce5" office:value-type="string" calcext:value-type="string">
            <text:p>D_wyj</text:p>
          </table:table-cell>
          <table:table-cell table:style-name="ce5" office:value-type="string" calcext:value-type="string">
            <text:p>D_powr</text:p>
          </table:table-cell>
          <table:table-cell table:style-name="ce5" office:value-type="string" calcext:value-type="string">
            <text:p>Koszt_wyj</text:p>
          </table:table-cell>
          <table:table-cell table:style-name="ce5" office:value-type="string" calcext:value-type="string">
            <text:p>ile nocy</text:p>
          </table:table-cell>
          <table:table-cell table:style-name="ce5" office:value-type="string" calcext:value-type="string">
            <text:p>ile dni na tej delegacji</text:p>
          </table:table-cell>
          <table:table-cell table:style-name="ce5" office:value-type="string" calcext:value-type="string">
            <text:p>kod</text:p>
          </table:table-cell>
          <table:table-cell table:style-name="ce5" office:value-type="string" calcext:value-type="string">
            <text:p>ile delegacji</text:p>
          </table:table-cell>
          <table:table-cell table:style-name="ce5" office:value-type="string" calcext:value-type="string">
            <text:p>ile dni w sumie</text:p>
          </table:table-cell>
          <table:table-cell table:style-name="ce5" office:value-type="string" calcext:value-type="string">
            <text:p>koszt</text:p>
          </table:table-cell>
          <table:table-cell table:style-name="ce5" office:value-type="string" calcext:value-type="string">
            <text:p>miesiac</text:p>
          </table:table-cell>
          <table:table-cell table:style-name="ce7" table:number-columns-repeated="1011"/>
        </table:table-row>
        <table:table-row table:style-name="ro2">
          <table:table-cell table:style-name="ce2" office:value-type="string" calcext:value-type="string">
            <text:p>Karolina</text:p>
          </table:table-cell>
          <table:table-cell table:style-name="ce2" office:value-type="string" calcext:value-type="string">
            <text:p>Arska</text:p>
          </table:table-cell>
          <table:table-cell table:style-name="ce2" office:value-type="string" calcext:value-type="string">
            <text:p>Malbork</text:p>
          </table:table-cell>
          <table:table-cell table:style-name="ce6" office:value-type="date" office:date-value="2014-01-02" calcext:value-type="date">
            <text:p>2.01.2014</text:p>
          </table:table-cell>
          <table:table-cell table:style-name="ce6" office:value-type="date" office:date-value="2014-01-03" calcext:value-type="date">
            <text:p>3.01.2014</text:p>
          </table:table-cell>
          <table:table-cell office:value-type="float" office:value="891" calcext:value-type="float">
            <text:p>891</text:p>
          </table:table-cell>
          <table:table-cell table:formula="of:=[.E2]-[.D2]" office:value-type="float" office:value="1" calcext:value-type="float">
            <text:p>1</text:p>
          </table:table-cell>
          <table:table-cell table:formula="of:=1+[.E2]-[.D2]" office:value-type="float" office:value="2" calcext:value-type="float">
            <text:p>2</text:p>
          </table:table-cell>
          <table:table-cell table:formula="of:=COM.MICROSOFT.CONCAT([.A2];[.B2])" office:value-type="string" office:string-value="KarolinaArska" calcext:value-type="string">
            <text:p>KarolinaArska</text:p>
          </table:table-cell>
          <table:table-cell table:formula="of:=COUNTIF([.$I$2:.$I$1001];[.I2])" office:value-type="float" office:value="12" calcext:value-type="float">
            <text:p>12</text:p>
          </table:table-cell>
          <table:table-cell table:formula="of:=SUMIF([.$I$2:.$I$1001];[.I2];[.$H$2:.$H$1001])" office:value-type="float" office:value="36" calcext:value-type="float">
            <text:p>36</text:p>
          </table:table-cell>
          <table:table-cell table:formula="of:=[.F2]+([.H2]-1)*24+30" office:value-type="float" office:value="945" calcext:value-type="float">
            <text:p>945</text:p>
          </table:table-cell>
          <table:table-cell table:formula="of:=MONTH([.D2])" office:value-type="float" office:value="1" calcext:value-type="float">
            <text:p>1</text:p>
          </table:table-cell>
          <table:table-cell/>
          <table:table-cell table:style-name="ce8" office:value-type="string" calcext:value-type="string">
            <text:p>93.1</text:p>
          </table:table-cell>
          <table:table-cell table:style-name="ce2" office:value-type="string" calcext:value-type="string">
            <text:p>Ewelina</text:p>
          </table:table-cell>
          <table:table-cell table:style-name="ce2" office:value-type="string" calcext:value-type="string">
            <text:p>Adamska</text:p>
          </table:table-cell>
          <table:table-cell office:value-type="string" calcext:value-type="string">
            <text:p>(filtrowaniem)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Justyna</text:p>
          </table:table-cell>
          <table:table-cell table:style-name="ce2" office:value-type="string" calcext:value-type="string">
            <text:p>Kolska</text:p>
          </table:table-cell>
          <table:table-cell table:style-name="ce2" office:value-type="string" calcext:value-type="string">
            <text:p>Siedlce</text:p>
          </table:table-cell>
          <table:table-cell table:style-name="ce6" office:value-type="date" office:date-value="2014-01-02" calcext:value-type="date">
            <text:p>2.01.2014</text:p>
          </table:table-cell>
          <table:table-cell table:style-name="ce6" office:value-type="date" office:date-value="2014-01-03" calcext:value-type="date">
            <text:p>3.01.2014</text:p>
          </table:table-cell>
          <table:table-cell office:value-type="float" office:value="295.4" calcext:value-type="float">
            <text:p>295,4</text:p>
          </table:table-cell>
          <table:table-cell table:formula="of:=[.E3]-[.D3]" office:value-type="float" office:value="1" calcext:value-type="float">
            <text:p>1</text:p>
          </table:table-cell>
          <table:table-cell table:formula="of:=1+[.E3]-[.D3]" office:value-type="float" office:value="2" calcext:value-type="float">
            <text:p>2</text:p>
          </table:table-cell>
          <table:table-cell table:formula="of:=COM.MICROSOFT.CONCAT([.A3];[.B3])" office:value-type="string" office:string-value="JustynaKolska" calcext:value-type="string">
            <text:p>JustynaKolska</text:p>
          </table:table-cell>
          <table:table-cell table:formula="of:=COUNTIF([.$I$2:.$I$1001];[.I3])" office:value-type="float" office:value="8" calcext:value-type="float">
            <text:p>8</text:p>
          </table:table-cell>
          <table:table-cell table:formula="of:=SUMIF([.$I$2:.$I$1001];[.I3];[.$H$2:.$H$1001])" office:value-type="float" office:value="23" calcext:value-type="float">
            <text:p>23</text:p>
          </table:table-cell>
          <table:table-cell table:formula="of:=[.F3]+([.H3]-1)*24+30" office:value-type="float" office:value="349.4" calcext:value-type="float">
            <text:p>349,4</text:p>
          </table:table-cell>
          <table:table-cell table:formula="of:=MONTH([.D3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Dorota</text:p>
          </table:table-cell>
          <table:table-cell table:style-name="ce2" office:value-type="string" calcext:value-type="string">
            <text:p>Morska</text:p>
          </table:table-cell>
          <table:table-cell table:style-name="ce2" office:value-type="string" calcext:value-type="string">
            <text:p>Radom</text:p>
          </table:table-cell>
          <table:table-cell table:style-name="ce6" office:value-type="date" office:date-value="2014-01-02" calcext:value-type="date">
            <text:p>2.01.2014</text:p>
          </table:table-cell>
          <table:table-cell table:style-name="ce6" office:value-type="date" office:date-value="2014-01-03" calcext:value-type="date">
            <text:p>3.01.2014</text:p>
          </table:table-cell>
          <table:table-cell office:value-type="float" office:value="302.5" calcext:value-type="float">
            <text:p>302,5</text:p>
          </table:table-cell>
          <table:table-cell table:formula="of:=[.E4]-[.D4]" office:value-type="float" office:value="1" calcext:value-type="float">
            <text:p>1</text:p>
          </table:table-cell>
          <table:table-cell table:formula="of:=1+[.E4]-[.D4]" office:value-type="float" office:value="2" calcext:value-type="float">
            <text:p>2</text:p>
          </table:table-cell>
          <table:table-cell table:formula="of:=COM.MICROSOFT.CONCAT([.A4];[.B4])" office:value-type="string" office:string-value="DorotaMorska" calcext:value-type="string">
            <text:p>DorotaMorska</text:p>
          </table:table-cell>
          <table:table-cell table:formula="of:=COUNTIF([.$I$2:.$I$1001];[.I4])" office:value-type="float" office:value="12" calcext:value-type="float">
            <text:p>12</text:p>
          </table:table-cell>
          <table:table-cell table:formula="of:=SUMIF([.$I$2:.$I$1001];[.I4];[.$H$2:.$H$1001])" office:value-type="float" office:value="30" calcext:value-type="float">
            <text:p>30</text:p>
          </table:table-cell>
          <table:table-cell table:formula="of:=[.F4]+([.H4]-1)*24+30" office:value-type="float" office:value="356.5" calcext:value-type="float">
            <text:p>356,5</text:p>
          </table:table-cell>
          <table:table-cell table:formula="of:=MONTH([.D4])" office:value-type="float" office:value="1" calcext:value-type="float">
            <text:p>1</text:p>
          </table:table-cell>
          <table:table-cell/>
          <table:table-cell table:style-name="ce8" office:value-type="string" calcext:value-type="string">
            <text:p>93.4</text:p>
          </table:table-cell>
          <table:table-cell/>
          <table:table-cell>
            <draw:frame table:end-cell-address="Arkusz1.X23" table:end-x="17.75mm" table:end-y="1.08mm" draw:z-index="0" draw:style-name="gr1" draw:text-style-name="P1" svg:width="169.7mm" svg:height="90.05mm" svg:x="15.88mm" svg:y="3.53mm">
              <draw:object draw:notify-on-update-of-ranges="Arkusz1.P6:Arkusz1.P6 Arkusz1.P7:Arkusz1.P1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Piotr</text:p>
          </table:table-cell>
          <table:table-cell table:style-name="ce2" office:value-type="string" calcext:value-type="string">
            <text:p>Roman</text:p>
          </table:table-cell>
          <table:table-cell table:style-name="ce2" office:value-type="string" calcext:value-type="string">
            <text:p>Krakow</text:p>
          </table:table-cell>
          <table:table-cell table:number-columns-repeated="2" table:style-name="ce6" office:value-type="date" office:date-value="2014-01-02" calcext:value-type="date">
            <text:p>2.01.2014</text:p>
          </table:table-cell>
          <table:table-cell office:value-type="float" office:value="501.5" calcext:value-type="float">
            <text:p>501,5</text:p>
          </table:table-cell>
          <table:table-cell table:formula="of:=[.E5]-[.D5]" office:value-type="float" office:value="0" calcext:value-type="float">
            <text:p>0</text:p>
          </table:table-cell>
          <table:table-cell table:formula="of:=1+[.E5]-[.D5]" office:value-type="float" office:value="1" calcext:value-type="float">
            <text:p>1</text:p>
          </table:table-cell>
          <table:table-cell table:formula="of:=COM.MICROSOFT.CONCAT([.A5];[.B5])" office:value-type="string" office:string-value="PiotrRoman" calcext:value-type="string">
            <text:p>PiotrRoman</text:p>
          </table:table-cell>
          <table:table-cell table:formula="of:=COUNTIF([.$I$2:.$I$1001];[.I5])" office:value-type="float" office:value="13" calcext:value-type="float">
            <text:p>13</text:p>
          </table:table-cell>
          <table:table-cell table:formula="of:=SUMIF([.$I$2:.$I$1001];[.I5];[.$H$2:.$H$1001])" office:value-type="float" office:value="39" calcext:value-type="float">
            <text:p>39</text:p>
          </table:table-cell>
          <table:table-cell table:formula="of:=[.F5]+([.H5]-1)*24+30" office:value-type="float" office:value="531.5" calcext:value-type="float">
            <text:p>531,5</text:p>
          </table:table-cell>
          <table:table-cell table:formula="of:=MONTH([.D5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ustyna</text:p>
          </table:table-cell>
          <table:table-cell table:style-name="ce2" office:value-type="string" calcext:value-type="string">
            <text:p>Tracz</text:p>
          </table:table-cell>
          <table:table-cell table:style-name="ce2" office:value-type="string" calcext:value-type="string">
            <text:p>Bydgoszcz</text:p>
          </table:table-cell>
          <table:table-cell table:style-name="ce6" office:value-type="date" office:date-value="2014-01-02" calcext:value-type="date">
            <text:p>2.01.2014</text:p>
          </table:table-cell>
          <table:table-cell table:style-name="ce6" office:value-type="date" office:date-value="2014-01-03" calcext:value-type="date">
            <text:p>3.01.2014</text:p>
          </table:table-cell>
          <table:table-cell office:value-type="float" office:value="654.4" calcext:value-type="float">
            <text:p>654,4</text:p>
          </table:table-cell>
          <table:table-cell table:formula="of:=[.E6]-[.D6]" office:value-type="float" office:value="1" calcext:value-type="float">
            <text:p>1</text:p>
          </table:table-cell>
          <table:table-cell table:formula="of:=1+[.E6]-[.D6]" office:value-type="float" office:value="2" calcext:value-type="float">
            <text:p>2</text:p>
          </table:table-cell>
          <table:table-cell table:formula="of:=COM.MICROSOFT.CONCAT([.A6];[.B6])" office:value-type="string" office:string-value="JustynaTracz" calcext:value-type="string">
            <text:p>JustynaTracz</text:p>
          </table:table-cell>
          <table:table-cell table:formula="of:=COUNTIF([.$I$2:.$I$1001];[.I6])" office:value-type="float" office:value="13" calcext:value-type="float">
            <text:p>13</text:p>
          </table:table-cell>
          <table:table-cell table:formula="of:=SUMIF([.$I$2:.$I$1001];[.I6];[.$H$2:.$H$1001])" office:value-type="float" office:value="36" calcext:value-type="float">
            <text:p>36</text:p>
          </table:table-cell>
          <table:table-cell table:formula="of:=[.F6]+([.H6]-1)*24+30" office:value-type="float" office:value="708.4" calcext:value-type="float">
            <text:p>708,4</text:p>
          </table:table-cell>
          <table:table-cell table:formula="of:=MONTH([.D6])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miesiac</text:p>
          </table:table-cell>
          <table:table-cell table:style-name="ce9" office:value-type="string" calcext:value-type="string">
            <text:p>ile wyj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Kamil</text:p>
          </table:table-cell>
          <table:table-cell table:style-name="ce2" office:value-type="string" calcext:value-type="string">
            <text:p>Zabrzeski</text:p>
          </table:table-cell>
          <table:table-cell table:style-name="ce2" office:value-type="string" calcext:value-type="string">
            <text:p>Malbork</text:p>
          </table:table-cell>
          <table:table-cell table:style-name="ce6" office:value-type="date" office:date-value="2014-01-02" calcext:value-type="date">
            <text:p>2.01.2014</text:p>
          </table:table-cell>
          <table:table-cell table:style-name="ce6" office:value-type="date" office:date-value="2014-01-03" calcext:value-type="date">
            <text:p>3.01.2014</text:p>
          </table:table-cell>
          <table:table-cell office:value-type="float" office:value="891" calcext:value-type="float">
            <text:p>891</text:p>
          </table:table-cell>
          <table:table-cell table:formula="of:=[.E7]-[.D7]" office:value-type="float" office:value="1" calcext:value-type="float">
            <text:p>1</text:p>
          </table:table-cell>
          <table:table-cell table:formula="of:=1+[.E7]-[.D7]" office:value-type="float" office:value="2" calcext:value-type="float">
            <text:p>2</text:p>
          </table:table-cell>
          <table:table-cell table:formula="of:=COM.MICROSOFT.CONCAT([.A7];[.B7])" office:value-type="string" office:string-value="KamilZabrzeski" calcext:value-type="string">
            <text:p>KamilZabrzeski</text:p>
          </table:table-cell>
          <table:table-cell table:formula="of:=COUNTIF([.$I$2:.$I$1001];[.I7])" office:value-type="float" office:value="13" calcext:value-type="float">
            <text:p>13</text:p>
          </table:table-cell>
          <table:table-cell table:formula="of:=SUMIF([.$I$2:.$I$1001];[.I7];[.$H$2:.$H$1001])" office:value-type="float" office:value="34" calcext:value-type="float">
            <text:p>34</text:p>
          </table:table-cell>
          <table:table-cell table:formula="of:=[.F7]+([.H7]-1)*24+30" office:value-type="float" office:value="945" calcext:value-type="float">
            <text:p>945</text:p>
          </table:table-cell>
          <table:table-cell table:formula="of:=MONTH([.D7])" office:value-type="float" office:value="1" calcext:value-type="float">
            <text:p>1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0" table:formula="of:=COUNTIF([.$M$2:.$M$1001];[.O7])" office:value-type="float" office:value="130" calcext:value-type="float">
            <text:p>130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atrycja</text:p>
          </table:table-cell>
          <table:table-cell table:style-name="ce2" office:value-type="string" calcext:value-type="string">
            <text:p>Andrycz</text:p>
          </table:table-cell>
          <table:table-cell table:style-name="ce2" office:value-type="string" calcext:value-type="string">
            <text:p>Lublin</text:p>
          </table:table-cell>
          <table:table-cell table:style-name="ce6" office:value-type="date" office:date-value="2014-01-03" calcext:value-type="date">
            <text:p>3.01.2014</text:p>
          </table:table-cell>
          <table:table-cell table:style-name="ce6" office:value-type="date" office:date-value="2014-01-04" calcext:value-type="date">
            <text:p>4.01.2014</text:p>
          </table:table-cell>
          <table:table-cell office:value-type="float" office:value="439.7" calcext:value-type="float">
            <text:p>439,7</text:p>
          </table:table-cell>
          <table:table-cell table:formula="of:=[.E8]-[.D8]" office:value-type="float" office:value="1" calcext:value-type="float">
            <text:p>1</text:p>
          </table:table-cell>
          <table:table-cell table:formula="of:=1+[.E8]-[.D8]" office:value-type="float" office:value="2" calcext:value-type="float">
            <text:p>2</text:p>
          </table:table-cell>
          <table:table-cell table:formula="of:=COM.MICROSOFT.CONCAT([.A8];[.B8])" office:value-type="string" office:string-value="PatrycjaAndrycz" calcext:value-type="string">
            <text:p>PatrycjaAndrycz</text:p>
          </table:table-cell>
          <table:table-cell table:formula="of:=COUNTIF([.$I$2:.$I$1001];[.I8])" office:value-type="float" office:value="12" calcext:value-type="float">
            <text:p>12</text:p>
          </table:table-cell>
          <table:table-cell table:formula="of:=SUMIF([.$I$2:.$I$1001];[.I8];[.$H$2:.$H$1001])" office:value-type="float" office:value="40" calcext:value-type="float">
            <text:p>40</text:p>
          </table:table-cell>
          <table:table-cell table:formula="of:=[.F8]+([.H8]-1)*24+30" office:value-type="float" office:value="493.7" calcext:value-type="float">
            <text:p>493,7</text:p>
          </table:table-cell>
          <table:table-cell table:formula="of:=MONTH([.D8])" office:value-type="float" office:value="1" calcext:value-type="float">
            <text:p>1</text:p>
          </table:table-cell>
          <table:table-cell/>
          <table:table-cell table:style-name="ce10" office:value-type="float" office:value="2" calcext:value-type="float">
            <text:p>2</text:p>
          </table:table-cell>
          <table:table-cell table:style-name="ce10" table:formula="of:=COUNTIF([.$M$2:.$M$1001];[.O8])" office:value-type="float" office:value="68" calcext:value-type="float">
            <text:p>68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Jerzy</text:p>
          </table:table-cell>
          <table:table-cell table:style-name="ce2" office:value-type="string" calcext:value-type="string">
            <text:p>Granica</text:p>
          </table:table-cell>
          <table:table-cell table:style-name="ce2" office:value-type="string" calcext:value-type="string">
            <text:p>Mielec</text:p>
          </table:table-cell>
          <table:table-cell table:style-name="ce6" office:value-type="date" office:date-value="2014-01-03" calcext:value-type="date">
            <text:p>3.01.2014</text:p>
          </table:table-cell>
          <table:table-cell table:style-name="ce6" office:value-type="date" office:date-value="2014-01-06" calcext:value-type="date">
            <text:p>6.01.2014</text:p>
          </table:table-cell>
          <table:table-cell office:value-type="float" office:value="826" calcext:value-type="float">
            <text:p>826</text:p>
          </table:table-cell>
          <table:table-cell table:formula="of:=[.E9]-[.D9]" office:value-type="float" office:value="3" calcext:value-type="float">
            <text:p>3</text:p>
          </table:table-cell>
          <table:table-cell table:formula="of:=1+[.E9]-[.D9]" office:value-type="float" office:value="4" calcext:value-type="float">
            <text:p>4</text:p>
          </table:table-cell>
          <table:table-cell table:formula="of:=COM.MICROSOFT.CONCAT([.A9];[.B9])" office:value-type="string" office:string-value="JerzyGranica" calcext:value-type="string">
            <text:p>JerzyGranica</text:p>
          </table:table-cell>
          <table:table-cell table:formula="of:=COUNTIF([.$I$2:.$I$1001];[.I9])" office:value-type="float" office:value="11" calcext:value-type="float">
            <text:p>11</text:p>
          </table:table-cell>
          <table:table-cell table:formula="of:=SUMIF([.$I$2:.$I$1001];[.I9];[.$H$2:.$H$1001])" office:value-type="float" office:value="26" calcext:value-type="float">
            <text:p>26</text:p>
          </table:table-cell>
          <table:table-cell table:formula="of:=[.F9]+([.H9]-1)*24+30" office:value-type="float" office:value="928" calcext:value-type="float">
            <text:p>928</text:p>
          </table:table-cell>
          <table:table-cell table:formula="of:=MONTH([.D9])" office:value-type="float" office:value="1" calcext:value-type="float">
            <text:p>1</text:p>
          </table:table-cell>
          <table:table-cell/>
          <table:table-cell table:style-name="ce10" office:value-type="float" office:value="3" calcext:value-type="float">
            <text:p>3</text:p>
          </table:table-cell>
          <table:table-cell table:style-name="ce10" table:formula="of:=COUNTIF([.$M$2:.$M$1001];[.O9])" office:value-type="float" office:value="63" calcext:value-type="float">
            <text:p>63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Marzena</text:p>
          </table:table-cell>
          <table:table-cell table:style-name="ce2" office:value-type="string" calcext:value-type="string">
            <text:p>Gras</text:p>
          </table:table-cell>
          <table:table-cell table:style-name="ce2" office:value-type="string" calcext:value-type="string">
            <text:p>Zgierz</text:p>
          </table:table-cell>
          <table:table-cell table:style-name="ce6" office:value-type="date" office:date-value="2014-01-03" calcext:value-type="date">
            <text:p>3.01.2014</text:p>
          </table:table-cell>
          <table:table-cell table:style-name="ce6" office:value-type="date" office:date-value="2014-01-04" calcext:value-type="date">
            <text:p>4.01.2014</text:p>
          </table:table-cell>
          <table:table-cell office:value-type="float" office:value="331.5" calcext:value-type="float">
            <text:p>331,5</text:p>
          </table:table-cell>
          <table:table-cell table:formula="of:=[.E10]-[.D10]" office:value-type="float" office:value="1" calcext:value-type="float">
            <text:p>1</text:p>
          </table:table-cell>
          <table:table-cell table:formula="of:=1+[.E10]-[.D10]" office:value-type="float" office:value="2" calcext:value-type="float">
            <text:p>2</text:p>
          </table:table-cell>
          <table:table-cell table:formula="of:=COM.MICROSOFT.CONCAT([.A10];[.B10])" office:value-type="string" office:string-value="MarzenaGras" calcext:value-type="string">
            <text:p>MarzenaGras</text:p>
          </table:table-cell>
          <table:table-cell table:formula="of:=COUNTIF([.$I$2:.$I$1001];[.I10])" office:value-type="float" office:value="7" calcext:value-type="float">
            <text:p>7</text:p>
          </table:table-cell>
          <table:table-cell table:formula="of:=SUMIF([.$I$2:.$I$1001];[.I10];[.$H$2:.$H$1001])" office:value-type="float" office:value="20" calcext:value-type="float">
            <text:p>20</text:p>
          </table:table-cell>
          <table:table-cell table:formula="of:=[.F10]+([.H10]-1)*24+30" office:value-type="float" office:value="385.5" calcext:value-type="float">
            <text:p>385,5</text:p>
          </table:table-cell>
          <table:table-cell table:formula="of:=MONTH([.D10])" office:value-type="float" office:value="1" calcext:value-type="float">
            <text:p>1</text:p>
          </table:table-cell>
          <table:table-cell/>
          <table:table-cell table:style-name="ce10" office:value-type="float" office:value="4" calcext:value-type="float">
            <text:p>4</text:p>
          </table:table-cell>
          <table:table-cell table:style-name="ce10" table:formula="of:=COUNTIF([.$M$2:.$M$1001];[.O10])" office:value-type="float" office:value="32" calcext:value-type="float">
            <text:p>32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ebastian</text:p>
          </table:table-cell>
          <table:table-cell table:style-name="ce2" office:value-type="string" calcext:value-type="string">
            <text:p>Halik</text:p>
          </table:table-cell>
          <table:table-cell table:style-name="ce2" office:value-type="string" calcext:value-type="string">
            <text:p>Lublin</text:p>
          </table:table-cell>
          <table:table-cell table:style-name="ce6" office:value-type="date" office:date-value="2014-01-03" calcext:value-type="date">
            <text:p>3.01.2014</text:p>
          </table:table-cell>
          <table:table-cell table:style-name="ce6" office:value-type="date" office:date-value="2014-01-04" calcext:value-type="date">
            <text:p>4.01.2014</text:p>
          </table:table-cell>
          <table:table-cell office:value-type="float" office:value="439.7" calcext:value-type="float">
            <text:p>439,7</text:p>
          </table:table-cell>
          <table:table-cell table:formula="of:=[.E11]-[.D11]" office:value-type="float" office:value="1" calcext:value-type="float">
            <text:p>1</text:p>
          </table:table-cell>
          <table:table-cell table:formula="of:=1+[.E11]-[.D11]" office:value-type="float" office:value="2" calcext:value-type="float">
            <text:p>2</text:p>
          </table:table-cell>
          <table:table-cell table:formula="of:=COM.MICROSOFT.CONCAT([.A11];[.B11])" office:value-type="string" office:string-value="SebastianHalik" calcext:value-type="string">
            <text:p>SebastianHalik</text:p>
          </table:table-cell>
          <table:table-cell table:formula="of:=COUNTIF([.$I$2:.$I$1001];[.I11])" office:value-type="float" office:value="11" calcext:value-type="float">
            <text:p>11</text:p>
          </table:table-cell>
          <table:table-cell table:formula="of:=SUMIF([.$I$2:.$I$1001];[.I11];[.$H$2:.$H$1001])" office:value-type="float" office:value="23" calcext:value-type="float">
            <text:p>23</text:p>
          </table:table-cell>
          <table:table-cell table:formula="of:=[.F11]+([.H11]-1)*24+30" office:value-type="float" office:value="493.7" calcext:value-type="float">
            <text:p>493,7</text:p>
          </table:table-cell>
          <table:table-cell table:formula="of:=MONTH([.D11])" office:value-type="float" office:value="1" calcext:value-type="float">
            <text:p>1</text:p>
          </table:table-cell>
          <table:table-cell/>
          <table:table-cell table:style-name="ce10" office:value-type="float" office:value="5" calcext:value-type="float">
            <text:p>5</text:p>
          </table:table-cell>
          <table:table-cell table:style-name="ce10" table:formula="of:=COUNTIF([.$M$2:.$M$1001];[.O11])" office:value-type="float" office:value="31" calcext:value-type="float">
            <text:p>31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ndrzej</text:p>
          </table:table-cell>
          <table:table-cell table:style-name="ce2" office:value-type="string" calcext:value-type="string">
            <text:p>Klajn</text:p>
          </table:table-cell>
          <table:table-cell table:style-name="ce2" office:value-type="string" calcext:value-type="string">
            <text:p>Zgierz</text:p>
          </table:table-cell>
          <table:table-cell table:style-name="ce6" office:value-type="date" office:date-value="2014-01-03" calcext:value-type="date">
            <text:p>3.01.2014</text:p>
          </table:table-cell>
          <table:table-cell table:style-name="ce6" office:value-type="date" office:date-value="2014-01-05" calcext:value-type="date">
            <text:p>5.01.2014</text:p>
          </table:table-cell>
          <table:table-cell office:value-type="float" office:value="450.5" calcext:value-type="float">
            <text:p>450,5</text:p>
          </table:table-cell>
          <table:table-cell table:formula="of:=[.E12]-[.D12]" office:value-type="float" office:value="2" calcext:value-type="float">
            <text:p>2</text:p>
          </table:table-cell>
          <table:table-cell table:formula="of:=1+[.E12]-[.D12]" office:value-type="float" office:value="3" calcext:value-type="float">
            <text:p>3</text:p>
          </table:table-cell>
          <table:table-cell table:formula="of:=COM.MICROSOFT.CONCAT([.A12];[.B12])" office:value-type="string" office:string-value="AndrzejKlajn" calcext:value-type="string">
            <text:p>AndrzejKlajn</text:p>
          </table:table-cell>
          <table:table-cell table:formula="of:=COUNTIF([.$I$2:.$I$1001];[.I12])" office:value-type="float" office:value="13" calcext:value-type="float">
            <text:p>13</text:p>
          </table:table-cell>
          <table:table-cell table:formula="of:=SUMIF([.$I$2:.$I$1001];[.I12];[.$H$2:.$H$1001])" office:value-type="float" office:value="30" calcext:value-type="float">
            <text:p>30</text:p>
          </table:table-cell>
          <table:table-cell table:formula="of:=[.F12]+([.H12]-1)*24+30" office:value-type="float" office:value="528.5" calcext:value-type="float">
            <text:p>528,5</text:p>
          </table:table-cell>
          <table:table-cell table:formula="of:=MONTH([.D12])" office:value-type="float" office:value="1" calcext:value-type="float">
            <text:p>1</text:p>
          </table:table-cell>
          <table:table-cell/>
          <table:table-cell table:style-name="ce10" office:value-type="float" office:value="6" calcext:value-type="float">
            <text:p>6</text:p>
          </table:table-cell>
          <table:table-cell table:style-name="ce10" table:formula="of:=COUNTIF([.$M$2:.$M$1001];[.O12])" office:value-type="float" office:value="63" calcext:value-type="float">
            <text:p>63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Jerzy</text:p>
          </table:table-cell>
          <table:table-cell table:style-name="ce2" office:value-type="string" calcext:value-type="string">
            <text:p>Misiek</text:p>
          </table:table-cell>
          <table:table-cell table:style-name="ce2" office:value-type="string" calcext:value-type="string">
            <text:p>Radom</text:p>
          </table:table-cell>
          <table:table-cell table:number-columns-repeated="2" table:style-name="ce6" office:value-type="date" office:date-value="2014-01-03" calcext:value-type="date">
            <text:p>3.01.2014</text:p>
          </table:table-cell>
          <table:table-cell office:value-type="float" office:value="178.5" calcext:value-type="float">
            <text:p>178,5</text:p>
          </table:table-cell>
          <table:table-cell table:formula="of:=[.E13]-[.D13]" office:value-type="float" office:value="0" calcext:value-type="float">
            <text:p>0</text:p>
          </table:table-cell>
          <table:table-cell table:formula="of:=1+[.E13]-[.D13]" office:value-type="float" office:value="1" calcext:value-type="float">
            <text:p>1</text:p>
          </table:table-cell>
          <table:table-cell table:formula="of:=COM.MICROSOFT.CONCAT([.A13];[.B13])" office:value-type="string" office:string-value="JerzyMisiek" calcext:value-type="string">
            <text:p>JerzyMisiek</text:p>
          </table:table-cell>
          <table:table-cell table:formula="of:=COUNTIF([.$I$2:.$I$1001];[.I13])" office:value-type="float" office:value="11" calcext:value-type="float">
            <text:p>11</text:p>
          </table:table-cell>
          <table:table-cell table:formula="of:=SUMIF([.$I$2:.$I$1001];[.I13];[.$H$2:.$H$1001])" office:value-type="float" office:value="28" calcext:value-type="float">
            <text:p>28</text:p>
          </table:table-cell>
          <table:table-cell table:formula="of:=[.F13]+([.H13]-1)*24+30" office:value-type="float" office:value="208.5" calcext:value-type="float">
            <text:p>208,5</text:p>
          </table:table-cell>
          <table:table-cell table:formula="of:=MONTH([.D13])" office:value-type="float" office:value="1" calcext:value-type="float">
            <text:p>1</text:p>
          </table:table-cell>
          <table:table-cell/>
          <table:table-cell table:style-name="ce10" office:value-type="float" office:value="7" calcext:value-type="float">
            <text:p>7</text:p>
          </table:table-cell>
          <table:table-cell table:style-name="ce10" table:formula="of:=COUNTIF([.$M$2:.$M$1001];[.O13])" office:value-type="float" office:value="70" calcext:value-type="float">
            <text:p>70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January</text:p>
          </table:table-cell>
          <table:table-cell table:style-name="ce2" office:value-type="string" calcext:value-type="string">
            <text:p>Pluta</text:p>
          </table:table-cell>
          <table:table-cell table:style-name="ce2" office:value-type="string" calcext:value-type="string">
            <text:p>Kutno</text:p>
          </table:table-cell>
          <table:table-cell table:style-name="ce6" office:value-type="date" office:date-value="2014-01-03" calcext:value-type="date">
            <text:p>3.01.2014</text:p>
          </table:table-cell>
          <table:table-cell table:style-name="ce6" office:value-type="date" office:date-value="2014-01-04" calcext:value-type="date">
            <text:p>4.01.2014</text:p>
          </table:table-cell>
          <table:table-cell office:value-type="float" office:value="407.8" calcext:value-type="float">
            <text:p>407,8</text:p>
          </table:table-cell>
          <table:table-cell table:formula="of:=[.E14]-[.D14]" office:value-type="float" office:value="1" calcext:value-type="float">
            <text:p>1</text:p>
          </table:table-cell>
          <table:table-cell table:formula="of:=1+[.E14]-[.D14]" office:value-type="float" office:value="2" calcext:value-type="float">
            <text:p>2</text:p>
          </table:table-cell>
          <table:table-cell table:formula="of:=COM.MICROSOFT.CONCAT([.A14];[.B14])" office:value-type="string" office:string-value="JanuaryPluta" calcext:value-type="string">
            <text:p>JanuaryPluta</text:p>
          </table:table-cell>
          <table:table-cell table:formula="of:=COUNTIF([.$I$2:.$I$1001];[.I14])" office:value-type="float" office:value="7" calcext:value-type="float">
            <text:p>7</text:p>
          </table:table-cell>
          <table:table-cell table:formula="of:=SUMIF([.$I$2:.$I$1001];[.I14];[.$H$2:.$H$1001])" office:value-type="float" office:value="24" calcext:value-type="float">
            <text:p>24</text:p>
          </table:table-cell>
          <table:table-cell table:formula="of:=[.F14]+([.H14]-1)*24+30" office:value-type="float" office:value="461.8" calcext:value-type="float">
            <text:p>461,8</text:p>
          </table:table-cell>
          <table:table-cell table:formula="of:=MONTH([.D14])" office:value-type="float" office:value="1" calcext:value-type="float">
            <text:p>1</text:p>
          </table:table-cell>
          <table:table-cell/>
          <table:table-cell table:style-name="ce10" office:value-type="float" office:value="8" calcext:value-type="float">
            <text:p>8</text:p>
          </table:table-cell>
          <table:table-cell table:style-name="ce10" table:formula="of:=COUNTIF([.$M$2:.$M$1001];[.O14])" office:value-type="float" office:value="54" calcext:value-type="float">
            <text:p>54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Gustaw</text:p>
          </table:table-cell>
          <table:table-cell table:style-name="ce2" office:value-type="string" calcext:value-type="string">
            <text:p>Poznanski</text:p>
          </table:table-cell>
          <table:table-cell table:style-name="ce2" office:value-type="string" calcext:value-type="string">
            <text:p>Mielec</text:p>
          </table:table-cell>
          <table:table-cell table:number-columns-repeated="2" table:style-name="ce6" office:value-type="date" office:date-value="2014-01-03" calcext:value-type="date">
            <text:p>3.01.2014</text:p>
          </table:table-cell>
          <table:table-cell office:value-type="float" office:value="442" calcext:value-type="float">
            <text:p>442</text:p>
          </table:table-cell>
          <table:table-cell table:formula="of:=[.E15]-[.D15]" office:value-type="float" office:value="0" calcext:value-type="float">
            <text:p>0</text:p>
          </table:table-cell>
          <table:table-cell table:formula="of:=1+[.E15]-[.D15]" office:value-type="float" office:value="1" calcext:value-type="float">
            <text:p>1</text:p>
          </table:table-cell>
          <table:table-cell table:formula="of:=COM.MICROSOFT.CONCAT([.A15];[.B15])" office:value-type="string" office:string-value="GustawPoznanski" calcext:value-type="string">
            <text:p>GustawPoznanski</text:p>
          </table:table-cell>
          <table:table-cell table:formula="of:=COUNTIF([.$I$2:.$I$1001];[.I15])" office:value-type="float" office:value="7" calcext:value-type="float">
            <text:p>7</text:p>
          </table:table-cell>
          <table:table-cell table:formula="of:=SUMIF([.$I$2:.$I$1001];[.I15];[.$H$2:.$H$1001])" office:value-type="float" office:value="16" calcext:value-type="float">
            <text:p>16</text:p>
          </table:table-cell>
          <table:table-cell table:formula="of:=[.F15]+([.H15]-1)*24+30" office:value-type="float" office:value="472" calcext:value-type="float">
            <text:p>472</text:p>
          </table:table-cell>
          <table:table-cell table:formula="of:=MONTH([.D15])" office:value-type="float" office:value="1" calcext:value-type="float">
            <text:p>1</text:p>
          </table:table-cell>
          <table:table-cell/>
          <table:table-cell table:style-name="ce10" office:value-type="float" office:value="9" calcext:value-type="float">
            <text:p>9</text:p>
          </table:table-cell>
          <table:table-cell table:style-name="ce10" table:formula="of:=COUNTIF([.$M$2:.$M$1001];[.O15])" office:value-type="float" office:value="121" calcext:value-type="float">
            <text:p>121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Karolina</text:p>
          </table:table-cell>
          <table:table-cell table:style-name="ce2" office:value-type="string" calcext:value-type="string">
            <text:p>Arska</text:p>
          </table:table-cell>
          <table:table-cell table:style-name="ce2" office:value-type="string" calcext:value-type="string">
            <text:p>Lublin</text:p>
          </table:table-cell>
          <table:table-cell table:style-name="ce6" office:value-type="date" office:date-value="2014-01-04" calcext:value-type="date">
            <text:p>4.01.2014</text:p>
          </table:table-cell>
          <table:table-cell table:style-name="ce6" office:value-type="date" office:date-value="2014-01-05" calcext:value-type="date">
            <text:p>5.01.2014</text:p>
          </table:table-cell>
          <table:table-cell office:value-type="float" office:value="439.7" calcext:value-type="float">
            <text:p>439,7</text:p>
          </table:table-cell>
          <table:table-cell table:formula="of:=[.E16]-[.D16]" office:value-type="float" office:value="1" calcext:value-type="float">
            <text:p>1</text:p>
          </table:table-cell>
          <table:table-cell table:formula="of:=1+[.E16]-[.D16]" office:value-type="float" office:value="2" calcext:value-type="float">
            <text:p>2</text:p>
          </table:table-cell>
          <table:table-cell table:formula="of:=COM.MICROSOFT.CONCAT([.A16];[.B16])" office:value-type="string" office:string-value="KarolinaArska" calcext:value-type="string">
            <text:p>KarolinaArska</text:p>
          </table:table-cell>
          <table:table-cell table:formula="of:=COUNTIF([.$I$2:.$I$1001];[.I16])" office:value-type="float" office:value="12" calcext:value-type="float">
            <text:p>12</text:p>
          </table:table-cell>
          <table:table-cell table:formula="of:=SUMIF([.$I$2:.$I$1001];[.I16];[.$H$2:.$H$1001])" office:value-type="float" office:value="36" calcext:value-type="float">
            <text:p>36</text:p>
          </table:table-cell>
          <table:table-cell table:formula="of:=[.F16]+([.H16]-1)*24+30" office:value-type="float" office:value="493.7" calcext:value-type="float">
            <text:p>493,7</text:p>
          </table:table-cell>
          <table:table-cell table:formula="of:=MONTH([.D16])" office:value-type="float" office:value="1" calcext:value-type="float">
            <text:p>1</text:p>
          </table:table-cell>
          <table:table-cell/>
          <table:table-cell table:style-name="ce10" office:value-type="float" office:value="10" calcext:value-type="float">
            <text:p>10</text:p>
          </table:table-cell>
          <table:table-cell table:style-name="ce10" table:formula="of:=COUNTIF([.$M$2:.$M$1001];[.O16])" office:value-type="float" office:value="103" calcext:value-type="float">
            <text:p>103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ndrzej</text:p>
          </table:table-cell>
          <table:table-cell table:style-name="ce2" office:value-type="string" calcext:value-type="string">
            <text:p>Kolarski</text:p>
          </table:table-cell>
          <table:table-cell table:style-name="ce2" office:value-type="string" calcext:value-type="string">
            <text:p>Zgierz</text:p>
          </table:table-cell>
          <table:table-cell table:style-name="ce6" office:value-type="date" office:date-value="2014-01-04" calcext:value-type="date">
            <text:p>4.01.2014</text:p>
          </table:table-cell>
          <table:table-cell table:style-name="ce6" office:value-type="date" office:date-value="2014-01-05" calcext:value-type="date">
            <text:p>5.01.2014</text:p>
          </table:table-cell>
          <table:table-cell office:value-type="float" office:value="331.5" calcext:value-type="float">
            <text:p>331,5</text:p>
          </table:table-cell>
          <table:table-cell table:formula="of:=[.E17]-[.D17]" office:value-type="float" office:value="1" calcext:value-type="float">
            <text:p>1</text:p>
          </table:table-cell>
          <table:table-cell table:formula="of:=1+[.E17]-[.D17]" office:value-type="float" office:value="2" calcext:value-type="float">
            <text:p>2</text:p>
          </table:table-cell>
          <table:table-cell table:formula="of:=COM.MICROSOFT.CONCAT([.A17];[.B17])" office:value-type="string" office:string-value="AndrzejKolarski" calcext:value-type="string">
            <text:p>AndrzejKolarski</text:p>
          </table:table-cell>
          <table:table-cell table:formula="of:=COUNTIF([.$I$2:.$I$1001];[.I17])" office:value-type="float" office:value="14" calcext:value-type="float">
            <text:p>14</text:p>
          </table:table-cell>
          <table:table-cell table:formula="of:=SUMIF([.$I$2:.$I$1001];[.I17];[.$H$2:.$H$1001])" office:value-type="float" office:value="41" calcext:value-type="float">
            <text:p>41</text:p>
          </table:table-cell>
          <table:table-cell table:formula="of:=[.F17]+([.H17]-1)*24+30" office:value-type="float" office:value="385.5" calcext:value-type="float">
            <text:p>385,5</text:p>
          </table:table-cell>
          <table:table-cell table:formula="of:=MONTH([.D17])" office:value-type="float" office:value="1" calcext:value-type="float">
            <text:p>1</text:p>
          </table:table-cell>
          <table:table-cell/>
          <table:table-cell table:style-name="ce10" office:value-type="float" office:value="11" calcext:value-type="float">
            <text:p>11</text:p>
          </table:table-cell>
          <table:table-cell table:style-name="ce10" table:formula="of:=COUNTIF([.$M$2:.$M$1001];[.O17])" office:value-type="float" office:value="135" calcext:value-type="float">
            <text:p>135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Marta</text:p>
          </table:table-cell>
          <table:table-cell table:style-name="ce2" office:value-type="string" calcext:value-type="string">
            <text:p>Nowowiejska</text:p>
          </table:table-cell>
          <table:table-cell table:style-name="ce2" office:value-type="string" calcext:value-type="string">
            <text:p>Bydgoszcz</text:p>
          </table:table-cell>
          <table:table-cell table:number-columns-repeated="2" table:style-name="ce6" office:value-type="date" office:date-value="2014-01-04" calcext:value-type="date">
            <text:p>4.01.2014</text:p>
          </table:table-cell>
          <table:table-cell office:value-type="float" office:value="513.4" calcext:value-type="float">
            <text:p>513,4</text:p>
          </table:table-cell>
          <table:table-cell table:formula="of:=[.E18]-[.D18]" office:value-type="float" office:value="0" calcext:value-type="float">
            <text:p>0</text:p>
          </table:table-cell>
          <table:table-cell table:formula="of:=1+[.E18]-[.D18]" office:value-type="float" office:value="1" calcext:value-type="float">
            <text:p>1</text:p>
          </table:table-cell>
          <table:table-cell table:formula="of:=COM.MICROSOFT.CONCAT([.A18];[.B18])" office:value-type="string" office:string-value="MartaNowowiejska" calcext:value-type="string">
            <text:p>MartaNowowiejska</text:p>
          </table:table-cell>
          <table:table-cell table:formula="of:=COUNTIF([.$I$2:.$I$1001];[.I18])" office:value-type="float" office:value="6" calcext:value-type="float">
            <text:p>6</text:p>
          </table:table-cell>
          <table:table-cell table:formula="of:=SUMIF([.$I$2:.$I$1001];[.I18];[.$H$2:.$H$1001])" office:value-type="float" office:value="11" calcext:value-type="float">
            <text:p>11</text:p>
          </table:table-cell>
          <table:table-cell table:formula="of:=[.F18]+([.H18]-1)*24+30" office:value-type="float" office:value="543.4" calcext:value-type="float">
            <text:p>543,4</text:p>
          </table:table-cell>
          <table:table-cell table:formula="of:=MONTH([.D18])" office:value-type="float" office:value="1" calcext:value-type="float">
            <text:p>1</text:p>
          </table:table-cell>
          <table:table-cell/>
          <table:table-cell table:style-name="ce10" office:value-type="float" office:value="12" calcext:value-type="float">
            <text:p>12</text:p>
          </table:table-cell>
          <table:table-cell table:style-name="ce10" table:formula="of:=COUNTIF([.$M$2:.$M$1001];[.O18])" office:value-type="float" office:value="130" calcext:value-type="float">
            <text:p>130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iotr</text:p>
          </table:table-cell>
          <table:table-cell table:style-name="ce2" office:value-type="string" calcext:value-type="string">
            <text:p>Armowicz</text:p>
          </table:table-cell>
          <table:table-cell table:style-name="ce2" office:value-type="string" calcext:value-type="string">
            <text:p>Krakow</text:p>
          </table:table-cell>
          <table:table-cell table:number-columns-repeated="2" table:style-name="ce6" office:value-type="date" office:date-value="2014-01-05" calcext:value-type="date">
            <text:p>5.01.2014</text:p>
          </table:table-cell>
          <table:table-cell office:value-type="float" office:value="501.5" calcext:value-type="float">
            <text:p>501,5</text:p>
          </table:table-cell>
          <table:table-cell table:formula="of:=[.E19]-[.D19]" office:value-type="float" office:value="0" calcext:value-type="float">
            <text:p>0</text:p>
          </table:table-cell>
          <table:table-cell table:formula="of:=1+[.E19]-[.D19]" office:value-type="float" office:value="1" calcext:value-type="float">
            <text:p>1</text:p>
          </table:table-cell>
          <table:table-cell table:formula="of:=COM.MICROSOFT.CONCAT([.A19];[.B19])" office:value-type="string" office:string-value="PiotrArmowicz" calcext:value-type="string">
            <text:p>PiotrArmowicz</text:p>
          </table:table-cell>
          <table:table-cell table:formula="of:=COUNTIF([.$I$2:.$I$1001];[.I19])" office:value-type="float" office:value="10" calcext:value-type="float">
            <text:p>10</text:p>
          </table:table-cell>
          <table:table-cell table:formula="of:=SUMIF([.$I$2:.$I$1001];[.I19];[.$H$2:.$H$1001])" office:value-type="float" office:value="25" calcext:value-type="float">
            <text:p>25</text:p>
          </table:table-cell>
          <table:table-cell table:formula="of:=[.F19]+([.H19]-1)*24+30" office:value-type="float" office:value="531.5" calcext:value-type="float">
            <text:p>531,5</text:p>
          </table:table-cell>
          <table:table-cell table:formula="of:=MONTH([.D19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rolina</text:p>
          </table:table-cell>
          <table:table-cell table:style-name="ce2" office:value-type="string" calcext:value-type="string">
            <text:p>Podkalicka</text:p>
          </table:table-cell>
          <table:table-cell table:style-name="ce2" office:value-type="string" calcext:value-type="string">
            <text:p>Mielec</text:p>
          </table:table-cell>
          <table:table-cell table:number-columns-repeated="2" table:style-name="ce6" office:value-type="date" office:date-value="2014-01-05" calcext:value-type="date">
            <text:p>5.01.2014</text:p>
          </table:table-cell>
          <table:table-cell office:value-type="float" office:value="442" calcext:value-type="float">
            <text:p>442</text:p>
          </table:table-cell>
          <table:table-cell table:formula="of:=[.E20]-[.D20]" office:value-type="float" office:value="0" calcext:value-type="float">
            <text:p>0</text:p>
          </table:table-cell>
          <table:table-cell table:formula="of:=1+[.E20]-[.D20]" office:value-type="float" office:value="1" calcext:value-type="float">
            <text:p>1</text:p>
          </table:table-cell>
          <table:table-cell table:formula="of:=COM.MICROSOFT.CONCAT([.A20];[.B20])" office:value-type="string" office:string-value="KarolinaPodkalicka" calcext:value-type="string">
            <text:p>KarolinaPodkalicka</text:p>
          </table:table-cell>
          <table:table-cell table:formula="of:=COUNTIF([.$I$2:.$I$1001];[.I20])" office:value-type="float" office:value="8" calcext:value-type="float">
            <text:p>8</text:p>
          </table:table-cell>
          <table:table-cell table:formula="of:=SUMIF([.$I$2:.$I$1001];[.I20];[.$H$2:.$H$1001])" office:value-type="float" office:value="17" calcext:value-type="float">
            <text:p>17</text:p>
          </table:table-cell>
          <table:table-cell table:formula="of:=[.F20]+([.H20]-1)*24+30" office:value-type="float" office:value="472" calcext:value-type="float">
            <text:p>472</text:p>
          </table:table-cell>
          <table:table-cell table:formula="of:=MONTH([.D20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iotr</text:p>
          </table:table-cell>
          <table:table-cell table:style-name="ce2" office:value-type="string" calcext:value-type="string">
            <text:p>Bojarun</text:p>
          </table:table-cell>
          <table:table-cell table:style-name="ce2" office:value-type="string" calcext:value-type="string">
            <text:p>Olsztyn</text:p>
          </table:table-cell>
          <table:table-cell table:number-columns-repeated="2" table:style-name="ce6" office:value-type="date" office:date-value="2014-01-06" calcext:value-type="date">
            <text:p>6.01.2014</text:p>
          </table:table-cell>
          <table:table-cell office:value-type="float" office:value="363.8" calcext:value-type="float">
            <text:p>363,8</text:p>
          </table:table-cell>
          <table:table-cell table:formula="of:=[.E21]-[.D21]" office:value-type="float" office:value="0" calcext:value-type="float">
            <text:p>0</text:p>
          </table:table-cell>
          <table:table-cell table:formula="of:=1+[.E21]-[.D21]" office:value-type="float" office:value="1" calcext:value-type="float">
            <text:p>1</text:p>
          </table:table-cell>
          <table:table-cell table:formula="of:=COM.MICROSOFT.CONCAT([.A21];[.B21])" office:value-type="string" office:string-value="PiotrBojarun" calcext:value-type="string">
            <text:p>PiotrBojarun</text:p>
          </table:table-cell>
          <table:table-cell table:formula="of:=COUNTIF([.$I$2:.$I$1001];[.I21])" office:value-type="float" office:value="10" calcext:value-type="float">
            <text:p>10</text:p>
          </table:table-cell>
          <table:table-cell table:formula="of:=SUMIF([.$I$2:.$I$1001];[.I21];[.$H$2:.$H$1001])" office:value-type="float" office:value="32" calcext:value-type="float">
            <text:p>32</text:p>
          </table:table-cell>
          <table:table-cell table:formula="of:=[.F21]+([.H21]-1)*24+30" office:value-type="float" office:value="393.8" calcext:value-type="float">
            <text:p>393,8</text:p>
          </table:table-cell>
          <table:table-cell table:formula="of:=MONTH([.D21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Bonifacy</text:p>
          </table:table-cell>
          <table:table-cell table:style-name="ce2" office:value-type="string" calcext:value-type="string">
            <text:p>Barczewski</text:p>
          </table:table-cell>
          <table:table-cell table:style-name="ce2" office:value-type="string" calcext:value-type="string">
            <text:p>Siedlce</text:p>
          </table:table-cell>
          <table:table-cell table:number-columns-repeated="2" table:style-name="ce6" office:value-type="date" office:date-value="2014-01-07" calcext:value-type="date">
            <text:p>7.01.2014</text:p>
          </table:table-cell>
          <table:table-cell office:value-type="float" office:value="156.4" calcext:value-type="float">
            <text:p>156,4</text:p>
          </table:table-cell>
          <table:table-cell table:formula="of:=[.E22]-[.D22]" office:value-type="float" office:value="0" calcext:value-type="float">
            <text:p>0</text:p>
          </table:table-cell>
          <table:table-cell table:formula="of:=1+[.E22]-[.D22]" office:value-type="float" office:value="1" calcext:value-type="float">
            <text:p>1</text:p>
          </table:table-cell>
          <table:table-cell table:formula="of:=COM.MICROSOFT.CONCAT([.A22];[.B22])" office:value-type="string" office:string-value="BonifacyBarczewski" calcext:value-type="string">
            <text:p>BonifacyBarczewski</text:p>
          </table:table-cell>
          <table:table-cell table:formula="of:=COUNTIF([.$I$2:.$I$1001];[.I22])" office:value-type="float" office:value="8" calcext:value-type="float">
            <text:p>8</text:p>
          </table:table-cell>
          <table:table-cell table:formula="of:=SUMIF([.$I$2:.$I$1001];[.I22];[.$H$2:.$H$1001])" office:value-type="float" office:value="17" calcext:value-type="float">
            <text:p>17</text:p>
          </table:table-cell>
          <table:table-cell table:formula="of:=[.F22]+([.H22]-1)*24+30" office:value-type="float" office:value="186.4" calcext:value-type="float">
            <text:p>186,4</text:p>
          </table:table-cell>
          <table:table-cell table:formula="of:=MONTH([.D22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Olivia</text:p>
          </table:table-cell>
          <table:table-cell table:style-name="ce2" office:value-type="string" calcext:value-type="string">
            <text:p>Gabor</text:p>
          </table:table-cell>
          <table:table-cell table:style-name="ce2" office:value-type="string" calcext:value-type="string">
            <text:p>Kutno</text:p>
          </table:table-cell>
          <table:table-cell table:number-columns-repeated="2" table:style-name="ce6" office:value-type="date" office:date-value="2014-01-07" calcext:value-type="date">
            <text:p>7.01.2014</text:p>
          </table:table-cell>
          <table:table-cell office:value-type="float" office:value="278.8" calcext:value-type="float">
            <text:p>278,8</text:p>
          </table:table-cell>
          <table:table-cell table:formula="of:=[.E23]-[.D23]" office:value-type="float" office:value="0" calcext:value-type="float">
            <text:p>0</text:p>
          </table:table-cell>
          <table:table-cell table:formula="of:=1+[.E23]-[.D23]" office:value-type="float" office:value="1" calcext:value-type="float">
            <text:p>1</text:p>
          </table:table-cell>
          <table:table-cell table:formula="of:=COM.MICROSOFT.CONCAT([.A23];[.B23])" office:value-type="string" office:string-value="OliviaGabor" calcext:value-type="string">
            <text:p>OliviaGabor</text:p>
          </table:table-cell>
          <table:table-cell table:formula="of:=COUNTIF([.$I$2:.$I$1001];[.I23])" office:value-type="float" office:value="16" calcext:value-type="float">
            <text:p>16</text:p>
          </table:table-cell>
          <table:table-cell table:formula="of:=SUMIF([.$I$2:.$I$1001];[.I23];[.$H$2:.$H$1001])" office:value-type="float" office:value="31" calcext:value-type="float">
            <text:p>31</text:p>
          </table:table-cell>
          <table:table-cell table:formula="of:=[.F23]+([.H23]-1)*24+30" office:value-type="float" office:value="308.8" calcext:value-type="float">
            <text:p>308,8</text:p>
          </table:table-cell>
          <table:table-cell table:formula="of:=MONTH([.D23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ndrzej</text:p>
          </table:table-cell>
          <table:table-cell table:style-name="ce2" office:value-type="string" calcext:value-type="string">
            <text:p>Kolarski</text:p>
          </table:table-cell>
          <table:table-cell table:style-name="ce2" office:value-type="string" calcext:value-type="string">
            <text:p>Radom</text:p>
          </table:table-cell>
          <table:table-cell table:number-columns-repeated="2" table:style-name="ce6" office:value-type="date" office:date-value="2014-01-07" calcext:value-type="date">
            <text:p>7.01.2014</text:p>
          </table:table-cell>
          <table:table-cell office:value-type="float" office:value="178.5" calcext:value-type="float">
            <text:p>178,5</text:p>
          </table:table-cell>
          <table:table-cell table:formula="of:=[.E24]-[.D24]" office:value-type="float" office:value="0" calcext:value-type="float">
            <text:p>0</text:p>
          </table:table-cell>
          <table:table-cell table:formula="of:=1+[.E24]-[.D24]" office:value-type="float" office:value="1" calcext:value-type="float">
            <text:p>1</text:p>
          </table:table-cell>
          <table:table-cell table:formula="of:=COM.MICROSOFT.CONCAT([.A24];[.B24])" office:value-type="string" office:string-value="AndrzejKolarski" calcext:value-type="string">
            <text:p>AndrzejKolarski</text:p>
          </table:table-cell>
          <table:table-cell table:formula="of:=COUNTIF([.$I$2:.$I$1001];[.I24])" office:value-type="float" office:value="14" calcext:value-type="float">
            <text:p>14</text:p>
          </table:table-cell>
          <table:table-cell table:formula="of:=SUMIF([.$I$2:.$I$1001];[.I24];[.$H$2:.$H$1001])" office:value-type="float" office:value="41" calcext:value-type="float">
            <text:p>41</text:p>
          </table:table-cell>
          <table:table-cell table:formula="of:=[.F24]+([.H24]-1)*24+30" office:value-type="float" office:value="208.5" calcext:value-type="float">
            <text:p>208,5</text:p>
          </table:table-cell>
          <table:table-cell table:formula="of:=MONTH([.D24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erzy</text:p>
          </table:table-cell>
          <table:table-cell table:style-name="ce2" office:value-type="string" calcext:value-type="string">
            <text:p>Misiek</text:p>
          </table:table-cell>
          <table:table-cell table:style-name="ce2" office:value-type="string" calcext:value-type="string">
            <text:p>Zgierz</text:p>
          </table:table-cell>
          <table:table-cell table:number-columns-repeated="2" table:style-name="ce6" office:value-type="date" office:date-value="2014-01-07" calcext:value-type="date">
            <text:p>7.01.2014</text:p>
          </table:table-cell>
          <table:table-cell office:value-type="float" office:value="212.5" calcext:value-type="float">
            <text:p>212,5</text:p>
          </table:table-cell>
          <table:table-cell table:formula="of:=[.E25]-[.D25]" office:value-type="float" office:value="0" calcext:value-type="float">
            <text:p>0</text:p>
          </table:table-cell>
          <table:table-cell table:formula="of:=1+[.E25]-[.D25]" office:value-type="float" office:value="1" calcext:value-type="float">
            <text:p>1</text:p>
          </table:table-cell>
          <table:table-cell table:formula="of:=COM.MICROSOFT.CONCAT([.A25];[.B25])" office:value-type="string" office:string-value="JerzyMisiek" calcext:value-type="string">
            <text:p>JerzyMisiek</text:p>
          </table:table-cell>
          <table:table-cell table:formula="of:=COUNTIF([.$I$2:.$I$1001];[.I25])" office:value-type="float" office:value="11" calcext:value-type="float">
            <text:p>11</text:p>
          </table:table-cell>
          <table:table-cell table:formula="of:=SUMIF([.$I$2:.$I$1001];[.I25];[.$H$2:.$H$1001])" office:value-type="float" office:value="28" calcext:value-type="float">
            <text:p>28</text:p>
          </table:table-cell>
          <table:table-cell table:formula="of:=[.F25]+([.H25]-1)*24+30" office:value-type="float" office:value="242.5" calcext:value-type="float">
            <text:p>242,5</text:p>
          </table:table-cell>
          <table:table-cell table:formula="of:=MONTH([.D25])" office:value-type="float" office:value="1" calcext:value-type="float">
            <text:p>1</text:p>
          </table:table-cell>
          <table:table-cell/>
          <table:table-cell table:style-name="ce8" office:value-type="string" calcext:value-type="string">
            <text:p>93.5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dia</text:p>
          </table:table-cell>
          <table:table-cell table:style-name="ce2" office:value-type="string" calcext:value-type="string">
            <text:p>Opolska</text:p>
          </table:table-cell>
          <table:table-cell table:style-name="ce2" office:value-type="string" calcext:value-type="string">
            <text:p>Lublin</text:p>
          </table:table-cell>
          <table:table-cell table:number-columns-repeated="2" table:style-name="ce6" office:value-type="date" office:date-value="2014-01-07" calcext:value-type="date">
            <text:p>7.01.2014</text:p>
          </table:table-cell>
          <table:table-cell office:value-type="float" office:value="290.7" calcext:value-type="float">
            <text:p>290,7</text:p>
          </table:table-cell>
          <table:table-cell table:formula="of:=[.E26]-[.D26]" office:value-type="float" office:value="0" calcext:value-type="float">
            <text:p>0</text:p>
          </table:table-cell>
          <table:table-cell table:formula="of:=1+[.E26]-[.D26]" office:value-type="float" office:value="1" calcext:value-type="float">
            <text:p>1</text:p>
          </table:table-cell>
          <table:table-cell table:formula="of:=COM.MICROSOFT.CONCAT([.A26];[.B26])" office:value-type="string" office:string-value="LidiaOpolska" calcext:value-type="string">
            <text:p>LidiaOpolska</text:p>
          </table:table-cell>
          <table:table-cell table:formula="of:=COUNTIF([.$I$2:.$I$1001];[.I26])" office:value-type="float" office:value="8" calcext:value-type="float">
            <text:p>8</text:p>
          </table:table-cell>
          <table:table-cell table:formula="of:=SUMIF([.$I$2:.$I$1001];[.I26];[.$H$2:.$H$1001])" office:value-type="float" office:value="22" calcext:value-type="float">
            <text:p>22</text:p>
          </table:table-cell>
          <table:table-cell table:formula="of:=[.F26]+([.H26]-1)*24+30" office:value-type="float" office:value="320.7" calcext:value-type="float">
            <text:p>320,7</text:p>
          </table:table-cell>
          <table:table-cell table:formula="of:=MONTH([.D26])" office:value-type="float" office:value="1" calcext:value-type="float">
            <text:p>1</text:p>
          </table:table-cell>
          <table:table-cell/>
          <table:table-cell office:value-type="string" calcext:value-type="string">
            <text:p>wszystkich</text:p>
          </table:table-cell>
          <table:table-cell table:formula="of:=ROUND(AVERAGE([.G2:.G1001]);2)" office:value-type="float" office:value="1.64" calcext:value-type="float">
            <text:p>1,64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aulina</text:p>
          </table:table-cell>
          <table:table-cell table:style-name="ce2" office:value-type="string" calcext:value-type="string">
            <text:p>Basala</text:p>
          </table:table-cell>
          <table:table-cell table:style-name="ce2" office:value-type="string" calcext:value-type="string">
            <text:p>Bydgoszcz</text:p>
          </table:table-cell>
          <table:table-cell table:number-columns-repeated="2" table:style-name="ce6" office:value-type="date" office:date-value="2014-01-08" calcext:value-type="date">
            <text:p>8.01.2014</text:p>
          </table:table-cell>
          <table:table-cell office:value-type="float" office:value="513.4" calcext:value-type="float">
            <text:p>513,4</text:p>
          </table:table-cell>
          <table:table-cell table:formula="of:=[.E27]-[.D27]" office:value-type="float" office:value="0" calcext:value-type="float">
            <text:p>0</text:p>
          </table:table-cell>
          <table:table-cell table:formula="of:=1+[.E27]-[.D27]" office:value-type="float" office:value="1" calcext:value-type="float">
            <text:p>1</text:p>
          </table:table-cell>
          <table:table-cell table:formula="of:=COM.MICROSOFT.CONCAT([.A27];[.B27])" office:value-type="string" office:string-value="PaulinaBasala" calcext:value-type="string">
            <text:p>PaulinaBasala</text:p>
          </table:table-cell>
          <table:table-cell table:formula="of:=COUNTIF([.$I$2:.$I$1001];[.I27])" office:value-type="float" office:value="8" calcext:value-type="float">
            <text:p>8</text:p>
          </table:table-cell>
          <table:table-cell table:formula="of:=SUMIF([.$I$2:.$I$1001];[.I27];[.$H$2:.$H$1001])" office:value-type="float" office:value="14" calcext:value-type="float">
            <text:p>14</text:p>
          </table:table-cell>
          <table:table-cell table:formula="of:=[.F27]+([.H27]-1)*24+30" office:value-type="float" office:value="543.4" calcext:value-type="float">
            <text:p>543,4</text:p>
          </table:table-cell>
          <table:table-cell table:formula="of:=MONTH([.D27])" office:value-type="float" office:value="1" calcext:value-type="float">
            <text:p>1</text:p>
          </table:table-cell>
          <table:table-cell/>
          <table:table-cell office:value-type="string" calcext:value-type="string">
            <text:p>Min 2 dni</text:p>
          </table:table-cell>
          <table:table-cell table:formula="of:=ROUND(AVERAGEIF([.H2:.H1001];&quot;&gt;1&quot;;[.G2:.G1001]);2)" office:value-type="float" office:value="2.25" calcext:value-type="float">
            <text:p>2,25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Karolina</text:p>
          </table:table-cell>
          <table:table-cell table:style-name="ce2" office:value-type="string" calcext:value-type="string">
            <text:p>Janes</text:p>
          </table:table-cell>
          <table:table-cell table:style-name="ce2" office:value-type="string" calcext:value-type="string">
            <text:p>Bydgoszcz</text:p>
          </table:table-cell>
          <table:table-cell table:number-columns-repeated="2" table:style-name="ce6" office:value-type="date" office:date-value="2014-01-08" calcext:value-type="date">
            <text:p>8.01.2014</text:p>
          </table:table-cell>
          <table:table-cell office:value-type="float" office:value="513.4" calcext:value-type="float">
            <text:p>513,4</text:p>
          </table:table-cell>
          <table:table-cell table:formula="of:=[.E28]-[.D28]" office:value-type="float" office:value="0" calcext:value-type="float">
            <text:p>0</text:p>
          </table:table-cell>
          <table:table-cell table:formula="of:=1+[.E28]-[.D28]" office:value-type="float" office:value="1" calcext:value-type="float">
            <text:p>1</text:p>
          </table:table-cell>
          <table:table-cell table:formula="of:=COM.MICROSOFT.CONCAT([.A28];[.B28])" office:value-type="string" office:string-value="KarolinaJanes" calcext:value-type="string">
            <text:p>KarolinaJanes</text:p>
          </table:table-cell>
          <table:table-cell table:formula="of:=COUNTIF([.$I$2:.$I$1001];[.I28])" office:value-type="float" office:value="12" calcext:value-type="float">
            <text:p>12</text:p>
          </table:table-cell>
          <table:table-cell table:formula="of:=SUMIF([.$I$2:.$I$1001];[.I28];[.$H$2:.$H$1001])" office:value-type="float" office:value="33" calcext:value-type="float">
            <text:p>33</text:p>
          </table:table-cell>
          <table:table-cell table:formula="of:=[.F28]+([.H28]-1)*24+30" office:value-type="float" office:value="543.4" calcext:value-type="float">
            <text:p>543,4</text:p>
          </table:table-cell>
          <table:table-cell table:formula="of:=MONTH([.D28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melia</text:p>
          </table:table-cell>
          <table:table-cell table:style-name="ce2" office:value-type="string" calcext:value-type="string">
            <text:p>Wojtecka</text:p>
          </table:table-cell>
          <table:table-cell table:style-name="ce2" office:value-type="string" calcext:value-type="string">
            <text:p>Kalisz</text:p>
          </table:table-cell>
          <table:table-cell table:number-columns-repeated="2" table:style-name="ce6" office:value-type="date" office:date-value="2014-01-08" calcext:value-type="date">
            <text:p>8.01.2014</text:p>
          </table:table-cell>
          <table:table-cell office:value-type="float" office:value="442" calcext:value-type="float">
            <text:p>442</text:p>
          </table:table-cell>
          <table:table-cell table:formula="of:=[.E29]-[.D29]" office:value-type="float" office:value="0" calcext:value-type="float">
            <text:p>0</text:p>
          </table:table-cell>
          <table:table-cell table:formula="of:=1+[.E29]-[.D29]" office:value-type="float" office:value="1" calcext:value-type="float">
            <text:p>1</text:p>
          </table:table-cell>
          <table:table-cell table:formula="of:=COM.MICROSOFT.CONCAT([.A29];[.B29])" office:value-type="string" office:string-value="AmeliaWojtecka" calcext:value-type="string">
            <text:p>AmeliaWojtecka</text:p>
          </table:table-cell>
          <table:table-cell table:formula="of:=COUNTIF([.$I$2:.$I$1001];[.I29])" office:value-type="float" office:value="8" calcext:value-type="float">
            <text:p>8</text:p>
          </table:table-cell>
          <table:table-cell table:formula="of:=SUMIF([.$I$2:.$I$1001];[.I29];[.$H$2:.$H$1001])" office:value-type="float" office:value="21" calcext:value-type="float">
            <text:p>21</text:p>
          </table:table-cell>
          <table:table-cell table:formula="of:=[.F29]+([.H29]-1)*24+30" office:value-type="float" office:value="472" calcext:value-type="float">
            <text:p>472</text:p>
          </table:table-cell>
          <table:table-cell table:formula="of:=MONTH([.D29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arzena</text:p>
          </table:table-cell>
          <table:table-cell table:style-name="ce2" office:value-type="string" calcext:value-type="string">
            <text:p>Grab</text:p>
          </table:table-cell>
          <table:table-cell table:style-name="ce2" office:value-type="string" calcext:value-type="string">
            <text:p>Siedlce</text:p>
          </table:table-cell>
          <table:table-cell table:style-name="ce6" office:value-type="date" office:date-value="2014-01-09" calcext:value-type="date">
            <text:p>9.01.2014</text:p>
          </table:table-cell>
          <table:table-cell table:style-name="ce6" office:value-type="date" office:date-value="2014-01-13" calcext:value-type="date">
            <text:p>13.01.2014</text:p>
          </table:table-cell>
          <table:table-cell office:value-type="float" office:value="712.4" calcext:value-type="float">
            <text:p>712,4</text:p>
          </table:table-cell>
          <table:table-cell table:formula="of:=[.E30]-[.D30]" office:value-type="float" office:value="4" calcext:value-type="float">
            <text:p>4</text:p>
          </table:table-cell>
          <table:table-cell table:formula="of:=1+[.E30]-[.D30]" office:value-type="float" office:value="5" calcext:value-type="float">
            <text:p>5</text:p>
          </table:table-cell>
          <table:table-cell table:formula="of:=COM.MICROSOFT.CONCAT([.A30];[.B30])" office:value-type="string" office:string-value="MarzenaGrab" calcext:value-type="string">
            <text:p>MarzenaGrab</text:p>
          </table:table-cell>
          <table:table-cell table:formula="of:=COUNTIF([.$I$2:.$I$1001];[.I30])" office:value-type="float" office:value="12" calcext:value-type="float">
            <text:p>12</text:p>
          </table:table-cell>
          <table:table-cell table:formula="of:=SUMIF([.$I$2:.$I$1001];[.I30];[.$H$2:.$H$1001])" office:value-type="float" office:value="34" calcext:value-type="float">
            <text:p>34</text:p>
          </table:table-cell>
          <table:table-cell table:formula="of:=[.F30]+([.H30]-1)*24+30" office:value-type="float" office:value="838.4" calcext:value-type="float">
            <text:p>838,4</text:p>
          </table:table-cell>
          <table:table-cell table:formula="of:=MONTH([.D30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madeusz</text:p>
          </table:table-cell>
          <table:table-cell table:style-name="ce2" office:value-type="string" calcext:value-type="string">
            <text:p>Helski</text:p>
          </table:table-cell>
          <table:table-cell table:style-name="ce2" office:value-type="string" calcext:value-type="string">
            <text:p>Krakow</text:p>
          </table:table-cell>
          <table:table-cell table:style-name="ce6" office:value-type="date" office:date-value="2014-01-09" calcext:value-type="date">
            <text:p>9.01.2014</text:p>
          </table:table-cell>
          <table:table-cell table:style-name="ce6" office:value-type="date" office:date-value="2014-01-12" calcext:value-type="date">
            <text:p>12.01.2014</text:p>
          </table:table-cell>
          <table:table-cell office:value-type="float" office:value="1116.5" calcext:value-type="float">
            <text:p>1116,5</text:p>
          </table:table-cell>
          <table:table-cell table:formula="of:=[.E31]-[.D31]" office:value-type="float" office:value="3" calcext:value-type="float">
            <text:p>3</text:p>
          </table:table-cell>
          <table:table-cell table:formula="of:=1+[.E31]-[.D31]" office:value-type="float" office:value="4" calcext:value-type="float">
            <text:p>4</text:p>
          </table:table-cell>
          <table:table-cell table:formula="of:=COM.MICROSOFT.CONCAT([.A31];[.B31])" office:value-type="string" office:string-value="AmadeuszHelski" calcext:value-type="string">
            <text:p>AmadeuszHelski</text:p>
          </table:table-cell>
          <table:table-cell table:formula="of:=COUNTIF([.$I$2:.$I$1001];[.I31])" office:value-type="float" office:value="9" calcext:value-type="float">
            <text:p>9</text:p>
          </table:table-cell>
          <table:table-cell table:formula="of:=SUMIF([.$I$2:.$I$1001];[.I31];[.$H$2:.$H$1001])" office:value-type="float" office:value="30" calcext:value-type="float">
            <text:p>30</text:p>
          </table:table-cell>
          <table:table-cell table:formula="of:=[.F31]+([.H31]-1)*24+30" office:value-type="float" office:value="1218.5" calcext:value-type="float">
            <text:p>1218,5</text:p>
          </table:table-cell>
          <table:table-cell table:formula="of:=MONTH([.D31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iotr</text:p>
          </table:table-cell>
          <table:table-cell table:style-name="ce2" office:value-type="string" calcext:value-type="string">
            <text:p>Rajczakowski</text:p>
          </table:table-cell>
          <table:table-cell table:style-name="ce2" office:value-type="string" calcext:value-type="string">
            <text:p>Siedlce</text:p>
          </table:table-cell>
          <table:table-cell table:style-name="ce6" office:value-type="date" office:date-value="2014-01-09" calcext:value-type="date">
            <text:p>9.01.2014</text:p>
          </table:table-cell>
          <table:table-cell table:style-name="ce6" office:value-type="date" office:date-value="2014-01-10" calcext:value-type="date">
            <text:p>10.01.2014</text:p>
          </table:table-cell>
          <table:table-cell office:value-type="float" office:value="295.4" calcext:value-type="float">
            <text:p>295,4</text:p>
          </table:table-cell>
          <table:table-cell table:formula="of:=[.E32]-[.D32]" office:value-type="float" office:value="1" calcext:value-type="float">
            <text:p>1</text:p>
          </table:table-cell>
          <table:table-cell table:formula="of:=1+[.E32]-[.D32]" office:value-type="float" office:value="2" calcext:value-type="float">
            <text:p>2</text:p>
          </table:table-cell>
          <table:table-cell table:formula="of:=COM.MICROSOFT.CONCAT([.A32];[.B32])" office:value-type="string" office:string-value="PiotrRajczakowski" calcext:value-type="string">
            <text:p>PiotrRajczakowski</text:p>
          </table:table-cell>
          <table:table-cell table:formula="of:=COUNTIF([.$I$2:.$I$1001];[.I32])" office:value-type="float" office:value="11" calcext:value-type="float">
            <text:p>11</text:p>
          </table:table-cell>
          <table:table-cell table:formula="of:=SUMIF([.$I$2:.$I$1001];[.I32];[.$H$2:.$H$1001])" office:value-type="float" office:value="22" calcext:value-type="float">
            <text:p>22</text:p>
          </table:table-cell>
          <table:table-cell table:formula="of:=[.F32]+([.H32]-1)*24+30" office:value-type="float" office:value="349.4" calcext:value-type="float">
            <text:p>349,4</text:p>
          </table:table-cell>
          <table:table-cell table:formula="of:=MONTH([.D32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rol</text:p>
          </table:table-cell>
          <table:table-cell table:style-name="ce2" office:value-type="string" calcext:value-type="string">
            <text:p>Witkiewicz</text:p>
          </table:table-cell>
          <table:table-cell table:style-name="ce2" office:value-type="string" calcext:value-type="string">
            <text:p>Kielce</text:p>
          </table:table-cell>
          <table:table-cell table:style-name="ce6" office:value-type="date" office:date-value="2014-01-09" calcext:value-type="date">
            <text:p>9.01.2014</text:p>
          </table:table-cell>
          <table:table-cell table:style-name="ce6" office:value-type="date" office:date-value="2014-01-10" calcext:value-type="date">
            <text:p>10.01.2014</text:p>
          </table:table-cell>
          <table:table-cell office:value-type="float" office:value="485.7" calcext:value-type="float">
            <text:p>485,7</text:p>
          </table:table-cell>
          <table:table-cell table:formula="of:=[.E33]-[.D33]" office:value-type="float" office:value="1" calcext:value-type="float">
            <text:p>1</text:p>
          </table:table-cell>
          <table:table-cell table:formula="of:=1+[.E33]-[.D33]" office:value-type="float" office:value="2" calcext:value-type="float">
            <text:p>2</text:p>
          </table:table-cell>
          <table:table-cell table:formula="of:=COM.MICROSOFT.CONCAT([.A33];[.B33])" office:value-type="string" office:string-value="KarolWitkiewicz" calcext:value-type="string">
            <text:p>KarolWitkiewicz</text:p>
          </table:table-cell>
          <table:table-cell table:formula="of:=COUNTIF([.$I$2:.$I$1001];[.I33])" office:value-type="float" office:value="8" calcext:value-type="float">
            <text:p>8</text:p>
          </table:table-cell>
          <table:table-cell table:formula="of:=SUMIF([.$I$2:.$I$1001];[.I33];[.$H$2:.$H$1001])" office:value-type="float" office:value="28" calcext:value-type="float">
            <text:p>28</text:p>
          </table:table-cell>
          <table:table-cell table:formula="of:=[.F33]+([.H33]-1)*24+30" office:value-type="float" office:value="539.7" calcext:value-type="float">
            <text:p>539,7</text:p>
          </table:table-cell>
          <table:table-cell table:formula="of:=MONTH([.D33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erzy</text:p>
          </table:table-cell>
          <table:table-cell table:style-name="ce2" office:value-type="string" calcext:value-type="string">
            <text:p>Dusznicki</text:p>
          </table:table-cell>
          <table:table-cell table:style-name="ce2" office:value-type="string" calcext:value-type="string">
            <text:p>Kutno</text:p>
          </table:table-cell>
          <table:table-cell table:number-columns-repeated="2" table:style-name="ce6" office:value-type="date" office:date-value="2014-01-10" calcext:value-type="date">
            <text:p>10.01.2014</text:p>
          </table:table-cell>
          <table:table-cell office:value-type="float" office:value="278.8" calcext:value-type="float">
            <text:p>278,8</text:p>
          </table:table-cell>
          <table:table-cell table:formula="of:=[.E34]-[.D34]" office:value-type="float" office:value="0" calcext:value-type="float">
            <text:p>0</text:p>
          </table:table-cell>
          <table:table-cell table:formula="of:=1+[.E34]-[.D34]" office:value-type="float" office:value="1" calcext:value-type="float">
            <text:p>1</text:p>
          </table:table-cell>
          <table:table-cell table:formula="of:=COM.MICROSOFT.CONCAT([.A34];[.B34])" office:value-type="string" office:string-value="JerzyDusznicki" calcext:value-type="string">
            <text:p>JerzyDusznicki</text:p>
          </table:table-cell>
          <table:table-cell table:formula="of:=COUNTIF([.$I$2:.$I$1001];[.I34])" office:value-type="float" office:value="13" calcext:value-type="float">
            <text:p>13</text:p>
          </table:table-cell>
          <table:table-cell table:formula="of:=SUMIF([.$I$2:.$I$1001];[.I34];[.$H$2:.$H$1001])" office:value-type="float" office:value="38" calcext:value-type="float">
            <text:p>38</text:p>
          </table:table-cell>
          <table:table-cell table:formula="of:=[.F34]+([.H34]-1)*24+30" office:value-type="float" office:value="308.8" calcext:value-type="float">
            <text:p>308,8</text:p>
          </table:table-cell>
          <table:table-cell table:formula="of:=MONTH([.D34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erzy</text:p>
          </table:table-cell>
          <table:table-cell table:style-name="ce2" office:value-type="string" calcext:value-type="string">
            <text:p>Jurajski</text:p>
          </table:table-cell>
          <table:table-cell table:style-name="ce2" office:value-type="string" calcext:value-type="string">
            <text:p>Kalisz</text:p>
          </table:table-cell>
          <table:table-cell table:number-columns-repeated="2" table:style-name="ce6" office:value-type="date" office:date-value="2014-01-10" calcext:value-type="date">
            <text:p>10.01.2014</text:p>
          </table:table-cell>
          <table:table-cell office:value-type="float" office:value="442" calcext:value-type="float">
            <text:p>442</text:p>
          </table:table-cell>
          <table:table-cell table:formula="of:=[.E35]-[.D35]" office:value-type="float" office:value="0" calcext:value-type="float">
            <text:p>0</text:p>
          </table:table-cell>
          <table:table-cell table:formula="of:=1+[.E35]-[.D35]" office:value-type="float" office:value="1" calcext:value-type="float">
            <text:p>1</text:p>
          </table:table-cell>
          <table:table-cell table:formula="of:=COM.MICROSOFT.CONCAT([.A35];[.B35])" office:value-type="string" office:string-value="JerzyJurajski" calcext:value-type="string">
            <text:p>JerzyJurajski</text:p>
          </table:table-cell>
          <table:table-cell table:formula="of:=COUNTIF([.$I$2:.$I$1001];[.I35])" office:value-type="float" office:value="6" calcext:value-type="float">
            <text:p>6</text:p>
          </table:table-cell>
          <table:table-cell table:formula="of:=SUMIF([.$I$2:.$I$1001];[.I35];[.$H$2:.$H$1001])" office:value-type="float" office:value="16" calcext:value-type="float">
            <text:p>16</text:p>
          </table:table-cell>
          <table:table-cell table:formula="of:=[.F35]+([.H35]-1)*24+30" office:value-type="float" office:value="472" calcext:value-type="float">
            <text:p>472</text:p>
          </table:table-cell>
          <table:table-cell table:formula="of:=MONTH([.D35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ustyna</text:p>
          </table:table-cell>
          <table:table-cell table:style-name="ce2" office:value-type="string" calcext:value-type="string">
            <text:p>Krynicka</text:p>
          </table:table-cell>
          <table:table-cell table:style-name="ce2" office:value-type="string" calcext:value-type="string">
            <text:p>Malbork</text:p>
          </table:table-cell>
          <table:table-cell table:number-columns-repeated="2" table:style-name="ce6" office:value-type="date" office:date-value="2014-01-10" calcext:value-type="date">
            <text:p>10.01.2014</text:p>
          </table:table-cell>
          <table:table-cell office:value-type="float" office:value="680" calcext:value-type="float">
            <text:p>680</text:p>
          </table:table-cell>
          <table:table-cell table:formula="of:=[.E36]-[.D36]" office:value-type="float" office:value="0" calcext:value-type="float">
            <text:p>0</text:p>
          </table:table-cell>
          <table:table-cell table:formula="of:=1+[.E36]-[.D36]" office:value-type="float" office:value="1" calcext:value-type="float">
            <text:p>1</text:p>
          </table:table-cell>
          <table:table-cell table:formula="of:=COM.MICROSOFT.CONCAT([.A36];[.B36])" office:value-type="string" office:string-value="JustynaKrynicka" calcext:value-type="string">
            <text:p>JustynaKrynicka</text:p>
          </table:table-cell>
          <table:table-cell table:formula="of:=COUNTIF([.$I$2:.$I$1001];[.I36])" office:value-type="float" office:value="13" calcext:value-type="float">
            <text:p>13</text:p>
          </table:table-cell>
          <table:table-cell table:formula="of:=SUMIF([.$I$2:.$I$1001];[.I36];[.$H$2:.$H$1001])" office:value-type="float" office:value="25" calcext:value-type="float">
            <text:p>25</text:p>
          </table:table-cell>
          <table:table-cell table:formula="of:=[.F36]+([.H36]-1)*24+30" office:value-type="float" office:value="710" calcext:value-type="float">
            <text:p>710</text:p>
          </table:table-cell>
          <table:table-cell table:formula="of:=MONTH([.D36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dia</text:p>
          </table:table-cell>
          <table:table-cell table:style-name="ce2" office:value-type="string" calcext:value-type="string">
            <text:p>Opolska</text:p>
          </table:table-cell>
          <table:table-cell table:style-name="ce2" office:value-type="string" calcext:value-type="string">
            <text:p>Olsztyn</text:p>
          </table:table-cell>
          <table:table-cell table:number-columns-repeated="2" table:style-name="ce6" office:value-type="date" office:date-value="2014-01-10" calcext:value-type="date">
            <text:p>10.01.2014</text:p>
          </table:table-cell>
          <table:table-cell office:value-type="float" office:value="363.8" calcext:value-type="float">
            <text:p>363,8</text:p>
          </table:table-cell>
          <table:table-cell table:formula="of:=[.E37]-[.D37]" office:value-type="float" office:value="0" calcext:value-type="float">
            <text:p>0</text:p>
          </table:table-cell>
          <table:table-cell table:formula="of:=1+[.E37]-[.D37]" office:value-type="float" office:value="1" calcext:value-type="float">
            <text:p>1</text:p>
          </table:table-cell>
          <table:table-cell table:formula="of:=COM.MICROSOFT.CONCAT([.A37];[.B37])" office:value-type="string" office:string-value="LidiaOpolska" calcext:value-type="string">
            <text:p>LidiaOpolska</text:p>
          </table:table-cell>
          <table:table-cell table:formula="of:=COUNTIF([.$I$2:.$I$1001];[.I37])" office:value-type="float" office:value="8" calcext:value-type="float">
            <text:p>8</text:p>
          </table:table-cell>
          <table:table-cell table:formula="of:=SUMIF([.$I$2:.$I$1001];[.I37];[.$H$2:.$H$1001])" office:value-type="float" office:value="22" calcext:value-type="float">
            <text:p>22</text:p>
          </table:table-cell>
          <table:table-cell table:formula="of:=[.F37]+([.H37]-1)*24+30" office:value-type="float" office:value="393.8" calcext:value-type="float">
            <text:p>393,8</text:p>
          </table:table-cell>
          <table:table-cell table:formula="of:=MONTH([.D37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atrycja</text:p>
          </table:table-cell>
          <table:table-cell table:style-name="ce2" office:value-type="string" calcext:value-type="string">
            <text:p>Andrycz</text:p>
          </table:table-cell>
          <table:table-cell table:style-name="ce2" office:value-type="string" calcext:value-type="string">
            <text:p>Kalisz</text:p>
          </table:table-cell>
          <table:table-cell table:number-columns-repeated="2" table:style-name="ce6" office:value-type="date" office:date-value="2014-01-12" calcext:value-type="date">
            <text:p>12.01.2014</text:p>
          </table:table-cell>
          <table:table-cell office:value-type="float" office:value="442" calcext:value-type="float">
            <text:p>442</text:p>
          </table:table-cell>
          <table:table-cell table:formula="of:=[.E38]-[.D38]" office:value-type="float" office:value="0" calcext:value-type="float">
            <text:p>0</text:p>
          </table:table-cell>
          <table:table-cell table:formula="of:=1+[.E38]-[.D38]" office:value-type="float" office:value="1" calcext:value-type="float">
            <text:p>1</text:p>
          </table:table-cell>
          <table:table-cell table:formula="of:=COM.MICROSOFT.CONCAT([.A38];[.B38])" office:value-type="string" office:string-value="PatrycjaAndrycz" calcext:value-type="string">
            <text:p>PatrycjaAndrycz</text:p>
          </table:table-cell>
          <table:table-cell table:formula="of:=COUNTIF([.$I$2:.$I$1001];[.I38])" office:value-type="float" office:value="12" calcext:value-type="float">
            <text:p>12</text:p>
          </table:table-cell>
          <table:table-cell table:formula="of:=SUMIF([.$I$2:.$I$1001];[.I38];[.$H$2:.$H$1001])" office:value-type="float" office:value="40" calcext:value-type="float">
            <text:p>40</text:p>
          </table:table-cell>
          <table:table-cell table:formula="of:=[.F38]+([.H38]-1)*24+30" office:value-type="float" office:value="472" calcext:value-type="float">
            <text:p>472</text:p>
          </table:table-cell>
          <table:table-cell table:formula="of:=MONTH([.D38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iotr</text:p>
          </table:table-cell>
          <table:table-cell table:style-name="ce2" office:value-type="string" calcext:value-type="string">
            <text:p>Bojarun</text:p>
          </table:table-cell>
          <table:table-cell table:style-name="ce2" office:value-type="string" calcext:value-type="string">
            <text:p>Radom</text:p>
          </table:table-cell>
          <table:table-cell table:style-name="ce6" office:value-type="date" office:date-value="2014-01-13" calcext:value-type="date">
            <text:p>13.01.2014</text:p>
          </table:table-cell>
          <table:table-cell table:style-name="ce6" office:value-type="date" office:date-value="2014-01-16" calcext:value-type="date">
            <text:p>16.01.2014</text:p>
          </table:table-cell>
          <table:table-cell office:value-type="float" office:value="550.5" calcext:value-type="float">
            <text:p>550,5</text:p>
          </table:table-cell>
          <table:table-cell table:formula="of:=[.E39]-[.D39]" office:value-type="float" office:value="3" calcext:value-type="float">
            <text:p>3</text:p>
          </table:table-cell>
          <table:table-cell table:formula="of:=1+[.E39]-[.D39]" office:value-type="float" office:value="4" calcext:value-type="float">
            <text:p>4</text:p>
          </table:table-cell>
          <table:table-cell table:formula="of:=COM.MICROSOFT.CONCAT([.A39];[.B39])" office:value-type="string" office:string-value="PiotrBojarun" calcext:value-type="string">
            <text:p>PiotrBojarun</text:p>
          </table:table-cell>
          <table:table-cell table:formula="of:=COUNTIF([.$I$2:.$I$1001];[.I39])" office:value-type="float" office:value="10" calcext:value-type="float">
            <text:p>10</text:p>
          </table:table-cell>
          <table:table-cell table:formula="of:=SUMIF([.$I$2:.$I$1001];[.I39];[.$H$2:.$H$1001])" office:value-type="float" office:value="32" calcext:value-type="float">
            <text:p>32</text:p>
          </table:table-cell>
          <table:table-cell table:formula="of:=[.F39]+([.H39]-1)*24+30" office:value-type="float" office:value="652.5" calcext:value-type="float">
            <text:p>652,5</text:p>
          </table:table-cell>
          <table:table-cell table:formula="of:=MONTH([.D39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arek</text:p>
          </table:table-cell>
          <table:table-cell table:style-name="ce2" office:value-type="string" calcext:value-type="string">
            <text:p>Holski</text:p>
          </table:table-cell>
          <table:table-cell table:style-name="ce2" office:value-type="string" calcext:value-type="string">
            <text:p>Mielec</text:p>
          </table:table-cell>
          <table:table-cell table:number-columns-repeated="2" table:style-name="ce6" office:value-type="date" office:date-value="2014-01-13" calcext:value-type="date">
            <text:p>13.01.2014</text:p>
          </table:table-cell>
          <table:table-cell office:value-type="float" office:value="442" calcext:value-type="float">
            <text:p>442</text:p>
          </table:table-cell>
          <table:table-cell table:formula="of:=[.E40]-[.D40]" office:value-type="float" office:value="0" calcext:value-type="float">
            <text:p>0</text:p>
          </table:table-cell>
          <table:table-cell table:formula="of:=1+[.E40]-[.D40]" office:value-type="float" office:value="1" calcext:value-type="float">
            <text:p>1</text:p>
          </table:table-cell>
          <table:table-cell table:formula="of:=COM.MICROSOFT.CONCAT([.A40];[.B40])" office:value-type="string" office:string-value="MarekHolski" calcext:value-type="string">
            <text:p>MarekHolski</text:p>
          </table:table-cell>
          <table:table-cell table:formula="of:=COUNTIF([.$I$2:.$I$1001];[.I40])" office:value-type="float" office:value="7" calcext:value-type="float">
            <text:p>7</text:p>
          </table:table-cell>
          <table:table-cell table:formula="of:=SUMIF([.$I$2:.$I$1001];[.I40];[.$H$2:.$H$1001])" office:value-type="float" office:value="18" calcext:value-type="float">
            <text:p>18</text:p>
          </table:table-cell>
          <table:table-cell table:formula="of:=[.F40]+([.H40]-1)*24+30" office:value-type="float" office:value="472" calcext:value-type="float">
            <text:p>472</text:p>
          </table:table-cell>
          <table:table-cell table:formula="of:=MONTH([.D40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erzy</text:p>
          </table:table-cell>
          <table:table-cell table:style-name="ce2" office:value-type="string" calcext:value-type="string">
            <text:p>Jurajski</text:p>
          </table:table-cell>
          <table:table-cell table:style-name="ce2" office:value-type="string" calcext:value-type="string">
            <text:p>Katowice</text:p>
          </table:table-cell>
          <table:table-cell table:number-columns-repeated="2" table:style-name="ce6" office:value-type="date" office:date-value="2014-01-13" calcext:value-type="date">
            <text:p>13.01.2014</text:p>
          </table:table-cell>
          <table:table-cell office:value-type="float" office:value="494.7" calcext:value-type="float">
            <text:p>494,7</text:p>
          </table:table-cell>
          <table:table-cell table:formula="of:=[.E41]-[.D41]" office:value-type="float" office:value="0" calcext:value-type="float">
            <text:p>0</text:p>
          </table:table-cell>
          <table:table-cell table:formula="of:=1+[.E41]-[.D41]" office:value-type="float" office:value="1" calcext:value-type="float">
            <text:p>1</text:p>
          </table:table-cell>
          <table:table-cell table:formula="of:=COM.MICROSOFT.CONCAT([.A41];[.B41])" office:value-type="string" office:string-value="JerzyJurajski" calcext:value-type="string">
            <text:p>JerzyJurajski</text:p>
          </table:table-cell>
          <table:table-cell table:formula="of:=COUNTIF([.$I$2:.$I$1001];[.I41])" office:value-type="float" office:value="6" calcext:value-type="float">
            <text:p>6</text:p>
          </table:table-cell>
          <table:table-cell table:formula="of:=SUMIF([.$I$2:.$I$1001];[.I41];[.$H$2:.$H$1001])" office:value-type="float" office:value="16" calcext:value-type="float">
            <text:p>16</text:p>
          </table:table-cell>
          <table:table-cell table:formula="of:=[.F41]+([.H41]-1)*24+30" office:value-type="float" office:value="524.7" calcext:value-type="float">
            <text:p>524,7</text:p>
          </table:table-cell>
          <table:table-cell table:formula="of:=MONTH([.D41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Wojciech</text:p>
          </table:table-cell>
          <table:table-cell table:style-name="ce2" office:value-type="string" calcext:value-type="string">
            <text:p>Krokus</text:p>
          </table:table-cell>
          <table:table-cell table:style-name="ce2" office:value-type="string" calcext:value-type="string">
            <text:p>Mielec</text:p>
          </table:table-cell>
          <table:table-cell table:style-name="ce6" office:value-type="date" office:date-value="2014-01-13" calcext:value-type="date">
            <text:p>13.01.2014</text:p>
          </table:table-cell>
          <table:table-cell table:style-name="ce6" office:value-type="date" office:date-value="2014-01-14" calcext:value-type="date">
            <text:p>14.01.2014</text:p>
          </table:table-cell>
          <table:table-cell office:value-type="float" office:value="570" calcext:value-type="float">
            <text:p>570</text:p>
          </table:table-cell>
          <table:table-cell table:formula="of:=[.E42]-[.D42]" office:value-type="float" office:value="1" calcext:value-type="float">
            <text:p>1</text:p>
          </table:table-cell>
          <table:table-cell table:formula="of:=1+[.E42]-[.D42]" office:value-type="float" office:value="2" calcext:value-type="float">
            <text:p>2</text:p>
          </table:table-cell>
          <table:table-cell table:formula="of:=COM.MICROSOFT.CONCAT([.A42];[.B42])" office:value-type="string" office:string-value="WojciechKrokus" calcext:value-type="string">
            <text:p>WojciechKrokus</text:p>
          </table:table-cell>
          <table:table-cell table:formula="of:=COUNTIF([.$I$2:.$I$1001];[.I42])" office:value-type="float" office:value="10" calcext:value-type="float">
            <text:p>10</text:p>
          </table:table-cell>
          <table:table-cell table:formula="of:=SUMIF([.$I$2:.$I$1001];[.I42];[.$H$2:.$H$1001])" office:value-type="float" office:value="26" calcext:value-type="float">
            <text:p>26</text:p>
          </table:table-cell>
          <table:table-cell table:formula="of:=[.F42]+([.H42]-1)*24+30" office:value-type="float" office:value="624" calcext:value-type="float">
            <text:p>624</text:p>
          </table:table-cell>
          <table:table-cell table:formula="of:=MONTH([.D42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Ewelia</text:p>
          </table:table-cell>
          <table:table-cell table:style-name="ce2" office:value-type="string" calcext:value-type="string">
            <text:p>Prus</text:p>
          </table:table-cell>
          <table:table-cell table:style-name="ce2" office:value-type="string" calcext:value-type="string">
            <text:p>Olsztyn</text:p>
          </table:table-cell>
          <table:table-cell table:style-name="ce6" office:value-type="date" office:date-value="2014-01-13" calcext:value-type="date">
            <text:p>13.01.2014</text:p>
          </table:table-cell>
          <table:table-cell table:style-name="ce6" office:value-type="date" office:date-value="2014-01-14" calcext:value-type="date">
            <text:p>14.01.2014</text:p>
          </table:table-cell>
          <table:table-cell office:value-type="float" office:value="526.8" calcext:value-type="float">
            <text:p>526,8</text:p>
          </table:table-cell>
          <table:table-cell table:formula="of:=[.E43]-[.D43]" office:value-type="float" office:value="1" calcext:value-type="float">
            <text:p>1</text:p>
          </table:table-cell>
          <table:table-cell table:formula="of:=1+[.E43]-[.D43]" office:value-type="float" office:value="2" calcext:value-type="float">
            <text:p>2</text:p>
          </table:table-cell>
          <table:table-cell table:formula="of:=COM.MICROSOFT.CONCAT([.A43];[.B43])" office:value-type="string" office:string-value="EweliaPrus" calcext:value-type="string">
            <text:p>EweliaPrus</text:p>
          </table:table-cell>
          <table:table-cell table:formula="of:=COUNTIF([.$I$2:.$I$1001];[.I43])" office:value-type="float" office:value="8" calcext:value-type="float">
            <text:p>8</text:p>
          </table:table-cell>
          <table:table-cell table:formula="of:=SUMIF([.$I$2:.$I$1001];[.I43];[.$H$2:.$H$1001])" office:value-type="float" office:value="27" calcext:value-type="float">
            <text:p>27</text:p>
          </table:table-cell>
          <table:table-cell table:formula="of:=[.F43]+([.H43]-1)*24+30" office:value-type="float" office:value="580.8" calcext:value-type="float">
            <text:p>580,8</text:p>
          </table:table-cell>
          <table:table-cell table:formula="of:=MONTH([.D43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ebastian</text:p>
          </table:table-cell>
          <table:table-cell table:style-name="ce2" office:value-type="string" calcext:value-type="string">
            <text:p>Puchacz</text:p>
          </table:table-cell>
          <table:table-cell table:style-name="ce2" office:value-type="string" calcext:value-type="string">
            <text:p>Kutno</text:p>
          </table:table-cell>
          <table:table-cell table:number-columns-repeated="2" table:style-name="ce6" office:value-type="date" office:date-value="2014-01-13" calcext:value-type="date">
            <text:p>13.01.2014</text:p>
          </table:table-cell>
          <table:table-cell office:value-type="float" office:value="278.8" calcext:value-type="float">
            <text:p>278,8</text:p>
          </table:table-cell>
          <table:table-cell table:formula="of:=[.E44]-[.D44]" office:value-type="float" office:value="0" calcext:value-type="float">
            <text:p>0</text:p>
          </table:table-cell>
          <table:table-cell table:formula="of:=1+[.E44]-[.D44]" office:value-type="float" office:value="1" calcext:value-type="float">
            <text:p>1</text:p>
          </table:table-cell>
          <table:table-cell table:formula="of:=COM.MICROSOFT.CONCAT([.A44];[.B44])" office:value-type="string" office:string-value="SebastianPuchacz" calcext:value-type="string">
            <text:p>SebastianPuchacz</text:p>
          </table:table-cell>
          <table:table-cell table:formula="of:=COUNTIF([.$I$2:.$I$1001];[.I44])" office:value-type="float" office:value="12" calcext:value-type="float">
            <text:p>12</text:p>
          </table:table-cell>
          <table:table-cell table:formula="of:=SUMIF([.$I$2:.$I$1001];[.I44];[.$H$2:.$H$1001])" office:value-type="float" office:value="35" calcext:value-type="float">
            <text:p>35</text:p>
          </table:table-cell>
          <table:table-cell table:formula="of:=[.F44]+([.H44]-1)*24+30" office:value-type="float" office:value="308.8" calcext:value-type="float">
            <text:p>308,8</text:p>
          </table:table-cell>
          <table:table-cell table:formula="of:=MONTH([.D44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atrycja</text:p>
          </table:table-cell>
          <table:table-cell table:style-name="ce2" office:value-type="string" calcext:value-type="string">
            <text:p>Andrycz</text:p>
          </table:table-cell>
          <table:table-cell table:style-name="ce2" office:value-type="string" calcext:value-type="string">
            <text:p>Kutno</text:p>
          </table:table-cell>
          <table:table-cell table:style-name="ce6" office:value-type="date" office:date-value="2014-01-14" calcext:value-type="date">
            <text:p>14.01.2014</text:p>
          </table:table-cell>
          <table:table-cell table:style-name="ce6" office:value-type="date" office:date-value="2014-01-17" calcext:value-type="date">
            <text:p>17.01.2014</text:p>
          </table:table-cell>
          <table:table-cell office:value-type="float" office:value="665.8" calcext:value-type="float">
            <text:p>665,8</text:p>
          </table:table-cell>
          <table:table-cell table:formula="of:=[.E45]-[.D45]" office:value-type="float" office:value="3" calcext:value-type="float">
            <text:p>3</text:p>
          </table:table-cell>
          <table:table-cell table:formula="of:=1+[.E45]-[.D45]" office:value-type="float" office:value="4" calcext:value-type="float">
            <text:p>4</text:p>
          </table:table-cell>
          <table:table-cell table:formula="of:=COM.MICROSOFT.CONCAT([.A45];[.B45])" office:value-type="string" office:string-value="PatrycjaAndrycz" calcext:value-type="string">
            <text:p>PatrycjaAndrycz</text:p>
          </table:table-cell>
          <table:table-cell table:formula="of:=COUNTIF([.$I$2:.$I$1001];[.I45])" office:value-type="float" office:value="12" calcext:value-type="float">
            <text:p>12</text:p>
          </table:table-cell>
          <table:table-cell table:formula="of:=SUMIF([.$I$2:.$I$1001];[.I45];[.$H$2:.$H$1001])" office:value-type="float" office:value="40" calcext:value-type="float">
            <text:p>40</text:p>
          </table:table-cell>
          <table:table-cell table:formula="of:=[.F45]+([.H45]-1)*24+30" office:value-type="float" office:value="767.8" calcext:value-type="float">
            <text:p>767,8</text:p>
          </table:table-cell>
          <table:table-cell table:formula="of:=MONTH([.D45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ebastian</text:p>
          </table:table-cell>
          <table:table-cell table:style-name="ce2" office:value-type="string" calcext:value-type="string">
            <text:p>Argonski</text:p>
          </table:table-cell>
          <table:table-cell table:style-name="ce2" office:value-type="string" calcext:value-type="string">
            <text:p>Mielec</text:p>
          </table:table-cell>
          <table:table-cell table:style-name="ce6" office:value-type="date" office:date-value="2014-01-14" calcext:value-type="date">
            <text:p>14.01.2014</text:p>
          </table:table-cell>
          <table:table-cell table:style-name="ce6" office:value-type="date" office:date-value="2014-01-16" calcext:value-type="date">
            <text:p>16.01.2014</text:p>
          </table:table-cell>
          <table:table-cell office:value-type="float" office:value="698" calcext:value-type="float">
            <text:p>698</text:p>
          </table:table-cell>
          <table:table-cell table:formula="of:=[.E46]-[.D46]" office:value-type="float" office:value="2" calcext:value-type="float">
            <text:p>2</text:p>
          </table:table-cell>
          <table:table-cell table:formula="of:=1+[.E46]-[.D46]" office:value-type="float" office:value="3" calcext:value-type="float">
            <text:p>3</text:p>
          </table:table-cell>
          <table:table-cell table:formula="of:=COM.MICROSOFT.CONCAT([.A46];[.B46])" office:value-type="string" office:string-value="SebastianArgonski" calcext:value-type="string">
            <text:p>SebastianArgonski</text:p>
          </table:table-cell>
          <table:table-cell table:formula="of:=COUNTIF([.$I$2:.$I$1001];[.I46])" office:value-type="float" office:value="9" calcext:value-type="float">
            <text:p>9</text:p>
          </table:table-cell>
          <table:table-cell table:formula="of:=SUMIF([.$I$2:.$I$1001];[.I46];[.$H$2:.$H$1001])" office:value-type="float" office:value="31" calcext:value-type="float">
            <text:p>31</text:p>
          </table:table-cell>
          <table:table-cell table:formula="of:=[.F46]+([.H46]-1)*24+30" office:value-type="float" office:value="776" calcext:value-type="float">
            <text:p>776</text:p>
          </table:table-cell>
          <table:table-cell table:formula="of:=MONTH([.D46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Bonifacy</text:p>
          </table:table-cell>
          <table:table-cell table:style-name="ce2" office:value-type="string" calcext:value-type="string">
            <text:p>Barczewski</text:p>
          </table:table-cell>
          <table:table-cell table:style-name="ce2" office:value-type="string" calcext:value-type="string">
            <text:p>Katowice</text:p>
          </table:table-cell>
          <table:table-cell table:number-columns-repeated="2" table:style-name="ce6" office:value-type="date" office:date-value="2014-01-14" calcext:value-type="date">
            <text:p>14.01.2014</text:p>
          </table:table-cell>
          <table:table-cell office:value-type="float" office:value="494.7" calcext:value-type="float">
            <text:p>494,7</text:p>
          </table:table-cell>
          <table:table-cell table:formula="of:=[.E47]-[.D47]" office:value-type="float" office:value="0" calcext:value-type="float">
            <text:p>0</text:p>
          </table:table-cell>
          <table:table-cell table:formula="of:=1+[.E47]-[.D47]" office:value-type="float" office:value="1" calcext:value-type="float">
            <text:p>1</text:p>
          </table:table-cell>
          <table:table-cell table:formula="of:=COM.MICROSOFT.CONCAT([.A47];[.B47])" office:value-type="string" office:string-value="BonifacyBarczewski" calcext:value-type="string">
            <text:p>BonifacyBarczewski</text:p>
          </table:table-cell>
          <table:table-cell table:formula="of:=COUNTIF([.$I$2:.$I$1001];[.I47])" office:value-type="float" office:value="8" calcext:value-type="float">
            <text:p>8</text:p>
          </table:table-cell>
          <table:table-cell table:formula="of:=SUMIF([.$I$2:.$I$1001];[.I47];[.$H$2:.$H$1001])" office:value-type="float" office:value="17" calcext:value-type="float">
            <text:p>17</text:p>
          </table:table-cell>
          <table:table-cell table:formula="of:=[.F47]+([.H47]-1)*24+30" office:value-type="float" office:value="524.7" calcext:value-type="float">
            <text:p>524,7</text:p>
          </table:table-cell>
          <table:table-cell table:formula="of:=MONTH([.D47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Eustachy</text:p>
          </table:table-cell>
          <table:table-cell table:style-name="ce2" office:value-type="string" calcext:value-type="string">
            <text:p>Bydgoski</text:p>
          </table:table-cell>
          <table:table-cell table:style-name="ce2" office:value-type="string" calcext:value-type="string">
            <text:p>Mielec</text:p>
          </table:table-cell>
          <table:table-cell table:style-name="ce6" office:value-type="date" office:date-value="2014-01-14" calcext:value-type="date">
            <text:p>14.01.2014</text:p>
          </table:table-cell>
          <table:table-cell table:style-name="ce6" office:value-type="date" office:date-value="2014-01-18" calcext:value-type="date">
            <text:p>18.01.2014</text:p>
          </table:table-cell>
          <table:table-cell office:value-type="float" office:value="954" calcext:value-type="float">
            <text:p>954</text:p>
          </table:table-cell>
          <table:table-cell table:formula="of:=[.E48]-[.D48]" office:value-type="float" office:value="4" calcext:value-type="float">
            <text:p>4</text:p>
          </table:table-cell>
          <table:table-cell table:formula="of:=1+[.E48]-[.D48]" office:value-type="float" office:value="5" calcext:value-type="float">
            <text:p>5</text:p>
          </table:table-cell>
          <table:table-cell table:formula="of:=COM.MICROSOFT.CONCAT([.A48];[.B48])" office:value-type="string" office:string-value="EustachyBydgoski" calcext:value-type="string">
            <text:p>EustachyBydgoski</text:p>
          </table:table-cell>
          <table:table-cell table:formula="of:=COUNTIF([.$I$2:.$I$1001];[.I48])" office:value-type="float" office:value="6" calcext:value-type="float">
            <text:p>6</text:p>
          </table:table-cell>
          <table:table-cell table:formula="of:=SUMIF([.$I$2:.$I$1001];[.I48];[.$H$2:.$H$1001])" office:value-type="float" office:value="19" calcext:value-type="float">
            <text:p>19</text:p>
          </table:table-cell>
          <table:table-cell table:formula="of:=[.F48]+([.H48]-1)*24+30" office:value-type="float" office:value="1080" calcext:value-type="float">
            <text:p>1080</text:p>
          </table:table-cell>
          <table:table-cell table:formula="of:=MONTH([.D48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aulina</text:p>
          </table:table-cell>
          <table:table-cell table:style-name="ce2" office:value-type="string" calcext:value-type="string">
            <text:p>Chorzowska</text:p>
          </table:table-cell>
          <table:table-cell table:style-name="ce2" office:value-type="string" calcext:value-type="string">
            <text:p>Malbork</text:p>
          </table:table-cell>
          <table:table-cell table:number-columns-repeated="2" table:style-name="ce6" office:value-type="date" office:date-value="2014-01-14" calcext:value-type="date">
            <text:p>14.01.2014</text:p>
          </table:table-cell>
          <table:table-cell office:value-type="float" office:value="680" calcext:value-type="float">
            <text:p>680</text:p>
          </table:table-cell>
          <table:table-cell table:formula="of:=[.E49]-[.D49]" office:value-type="float" office:value="0" calcext:value-type="float">
            <text:p>0</text:p>
          </table:table-cell>
          <table:table-cell table:formula="of:=1+[.E49]-[.D49]" office:value-type="float" office:value="1" calcext:value-type="float">
            <text:p>1</text:p>
          </table:table-cell>
          <table:table-cell table:formula="of:=COM.MICROSOFT.CONCAT([.A49];[.B49])" office:value-type="string" office:string-value="PaulinaChorzowska" calcext:value-type="string">
            <text:p>PaulinaChorzowska</text:p>
          </table:table-cell>
          <table:table-cell table:formula="of:=COUNTIF([.$I$2:.$I$1001];[.I49])" office:value-type="float" office:value="10" calcext:value-type="float">
            <text:p>10</text:p>
          </table:table-cell>
          <table:table-cell table:formula="of:=SUMIF([.$I$2:.$I$1001];[.I49];[.$H$2:.$H$1001])" office:value-type="float" office:value="14" calcext:value-type="float">
            <text:p>14</text:p>
          </table:table-cell>
          <table:table-cell table:formula="of:=[.F49]+([.H49]-1)*24+30" office:value-type="float" office:value="710" calcext:value-type="float">
            <text:p>710</text:p>
          </table:table-cell>
          <table:table-cell table:formula="of:=MONTH([.D49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ornel</text:p>
          </table:table-cell>
          <table:table-cell table:style-name="ce2" office:value-type="string" calcext:value-type="string">
            <text:p>Czerski</text:p>
          </table:table-cell>
          <table:table-cell table:style-name="ce2" office:value-type="string" calcext:value-type="string">
            <text:p>Katowice</text:p>
          </table:table-cell>
          <table:table-cell table:style-name="ce6" office:value-type="date" office:date-value="2014-01-14" calcext:value-type="date">
            <text:p>14.01.2014</text:p>
          </table:table-cell>
          <table:table-cell table:style-name="ce6" office:value-type="date" office:date-value="2014-01-18" calcext:value-type="date">
            <text:p>18.01.2014</text:p>
          </table:table-cell>
          <table:table-cell office:value-type="float" office:value="1290.7" calcext:value-type="float">
            <text:p>1290,7</text:p>
          </table:table-cell>
          <table:table-cell table:formula="of:=[.E50]-[.D50]" office:value-type="float" office:value="4" calcext:value-type="float">
            <text:p>4</text:p>
          </table:table-cell>
          <table:table-cell table:formula="of:=1+[.E50]-[.D50]" office:value-type="float" office:value="5" calcext:value-type="float">
            <text:p>5</text:p>
          </table:table-cell>
          <table:table-cell table:formula="of:=COM.MICROSOFT.CONCAT([.A50];[.B50])" office:value-type="string" office:string-value="KornelCzerski" calcext:value-type="string">
            <text:p>KornelCzerski</text:p>
          </table:table-cell>
          <table:table-cell table:formula="of:=COUNTIF([.$I$2:.$I$1001];[.I50])" office:value-type="float" office:value="9" calcext:value-type="float">
            <text:p>9</text:p>
          </table:table-cell>
          <table:table-cell table:formula="of:=SUMIF([.$I$2:.$I$1001];[.I50];[.$H$2:.$H$1001])" office:value-type="float" office:value="28" calcext:value-type="float">
            <text:p>28</text:p>
          </table:table-cell>
          <table:table-cell table:formula="of:=[.F50]+([.H50]-1)*24+30" office:value-type="float" office:value="1416.7" calcext:value-type="float">
            <text:p>1416,7</text:p>
          </table:table-cell>
          <table:table-cell table:formula="of:=MONTH([.D50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Edwina</text:p>
          </table:table-cell>
          <table:table-cell table:style-name="ce2" office:value-type="string" calcext:value-type="string">
            <text:p>Elawa</text:p>
          </table:table-cell>
          <table:table-cell table:style-name="ce2" office:value-type="string" calcext:value-type="string">
            <text:p>Lublin</text:p>
          </table:table-cell>
          <table:table-cell table:style-name="ce6" office:value-type="date" office:date-value="2014-01-14" calcext:value-type="date">
            <text:p>14.01.2014</text:p>
          </table:table-cell>
          <table:table-cell table:style-name="ce6" office:value-type="date" office:date-value="2014-01-16" calcext:value-type="date">
            <text:p>16.01.2014</text:p>
          </table:table-cell>
          <table:table-cell office:value-type="float" office:value="588.7" calcext:value-type="float">
            <text:p>588,7</text:p>
          </table:table-cell>
          <table:table-cell table:formula="of:=[.E51]-[.D51]" office:value-type="float" office:value="2" calcext:value-type="float">
            <text:p>2</text:p>
          </table:table-cell>
          <table:table-cell table:formula="of:=1+[.E51]-[.D51]" office:value-type="float" office:value="3" calcext:value-type="float">
            <text:p>3</text:p>
          </table:table-cell>
          <table:table-cell table:formula="of:=COM.MICROSOFT.CONCAT([.A51];[.B51])" office:value-type="string" office:string-value="EdwinaElawa" calcext:value-type="string">
            <text:p>EdwinaElawa</text:p>
          </table:table-cell>
          <table:table-cell table:formula="of:=COUNTIF([.$I$2:.$I$1001];[.I51])" office:value-type="float" office:value="12" calcext:value-type="float">
            <text:p>12</text:p>
          </table:table-cell>
          <table:table-cell table:formula="of:=SUMIF([.$I$2:.$I$1001];[.I51];[.$H$2:.$H$1001])" office:value-type="float" office:value="40" calcext:value-type="float">
            <text:p>40</text:p>
          </table:table-cell>
          <table:table-cell table:formula="of:=[.F51]+([.H51]-1)*24+30" office:value-type="float" office:value="666.7" calcext:value-type="float">
            <text:p>666,7</text:p>
          </table:table-cell>
          <table:table-cell table:formula="of:=MONTH([.D51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ebastian</text:p>
          </table:table-cell>
          <table:table-cell table:style-name="ce2" office:value-type="string" calcext:value-type="string">
            <text:p>Halik</text:p>
          </table:table-cell>
          <table:table-cell table:style-name="ce2" office:value-type="string" calcext:value-type="string">
            <text:p>Zgierz</text:p>
          </table:table-cell>
          <table:table-cell table:style-name="ce6" office:value-type="date" office:date-value="2014-01-14" calcext:value-type="date">
            <text:p>14.01.2014</text:p>
          </table:table-cell>
          <table:table-cell table:style-name="ce6" office:value-type="date" office:date-value="2014-01-16" calcext:value-type="date">
            <text:p>16.01.2014</text:p>
          </table:table-cell>
          <table:table-cell office:value-type="float" office:value="450.5" calcext:value-type="float">
            <text:p>450,5</text:p>
          </table:table-cell>
          <table:table-cell table:formula="of:=[.E52]-[.D52]" office:value-type="float" office:value="2" calcext:value-type="float">
            <text:p>2</text:p>
          </table:table-cell>
          <table:table-cell table:formula="of:=1+[.E52]-[.D52]" office:value-type="float" office:value="3" calcext:value-type="float">
            <text:p>3</text:p>
          </table:table-cell>
          <table:table-cell table:formula="of:=COM.MICROSOFT.CONCAT([.A52];[.B52])" office:value-type="string" office:string-value="SebastianHalik" calcext:value-type="string">
            <text:p>SebastianHalik</text:p>
          </table:table-cell>
          <table:table-cell table:formula="of:=COUNTIF([.$I$2:.$I$1001];[.I52])" office:value-type="float" office:value="11" calcext:value-type="float">
            <text:p>11</text:p>
          </table:table-cell>
          <table:table-cell table:formula="of:=SUMIF([.$I$2:.$I$1001];[.I52];[.$H$2:.$H$1001])" office:value-type="float" office:value="23" calcext:value-type="float">
            <text:p>23</text:p>
          </table:table-cell>
          <table:table-cell table:formula="of:=[.F52]+([.H52]-1)*24+30" office:value-type="float" office:value="528.5" calcext:value-type="float">
            <text:p>528,5</text:p>
          </table:table-cell>
          <table:table-cell table:formula="of:=MONTH([.D52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rolina</text:p>
          </table:table-cell>
          <table:table-cell table:style-name="ce2" office:value-type="string" calcext:value-type="string">
            <text:p>Janes</text:p>
          </table:table-cell>
          <table:table-cell table:style-name="ce2" office:value-type="string" calcext:value-type="string">
            <text:p>Zgierz</text:p>
          </table:table-cell>
          <table:table-cell table:style-name="ce6" office:value-type="date" office:date-value="2014-01-14" calcext:value-type="date">
            <text:p>14.01.2014</text:p>
          </table:table-cell>
          <table:table-cell table:style-name="ce6" office:value-type="date" office:date-value="2014-01-18" calcext:value-type="date">
            <text:p>18.01.2014</text:p>
          </table:table-cell>
          <table:table-cell office:value-type="float" office:value="688.5" calcext:value-type="float">
            <text:p>688,5</text:p>
          </table:table-cell>
          <table:table-cell table:formula="of:=[.E53]-[.D53]" office:value-type="float" office:value="4" calcext:value-type="float">
            <text:p>4</text:p>
          </table:table-cell>
          <table:table-cell table:formula="of:=1+[.E53]-[.D53]" office:value-type="float" office:value="5" calcext:value-type="float">
            <text:p>5</text:p>
          </table:table-cell>
          <table:table-cell table:formula="of:=COM.MICROSOFT.CONCAT([.A53];[.B53])" office:value-type="string" office:string-value="KarolinaJanes" calcext:value-type="string">
            <text:p>KarolinaJanes</text:p>
          </table:table-cell>
          <table:table-cell table:formula="of:=COUNTIF([.$I$2:.$I$1001];[.I53])" office:value-type="float" office:value="12" calcext:value-type="float">
            <text:p>12</text:p>
          </table:table-cell>
          <table:table-cell table:formula="of:=SUMIF([.$I$2:.$I$1001];[.I53];[.$H$2:.$H$1001])" office:value-type="float" office:value="33" calcext:value-type="float">
            <text:p>33</text:p>
          </table:table-cell>
          <table:table-cell table:formula="of:=[.F53]+([.H53]-1)*24+30" office:value-type="float" office:value="814.5" calcext:value-type="float">
            <text:p>814,5</text:p>
          </table:table-cell>
          <table:table-cell table:formula="of:=MONTH([.D53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dam</text:p>
          </table:table-cell>
          <table:table-cell table:style-name="ce2" office:value-type="string" calcext:value-type="string">
            <text:p>Markowski</text:p>
          </table:table-cell>
          <table:table-cell table:style-name="ce2" office:value-type="string" calcext:value-type="string">
            <text:p>Katowice</text:p>
          </table:table-cell>
          <table:table-cell table:style-name="ce6" office:value-type="date" office:date-value="2014-01-14" calcext:value-type="date">
            <text:p>14.01.2014</text:p>
          </table:table-cell>
          <table:table-cell table:style-name="ce6" office:value-type="date" office:date-value="2014-01-15" calcext:value-type="date">
            <text:p>15.01.2014</text:p>
          </table:table-cell>
          <table:table-cell office:value-type="float" office:value="693.7" calcext:value-type="float">
            <text:p>693,7</text:p>
          </table:table-cell>
          <table:table-cell table:formula="of:=[.E54]-[.D54]" office:value-type="float" office:value="1" calcext:value-type="float">
            <text:p>1</text:p>
          </table:table-cell>
          <table:table-cell table:formula="of:=1+[.E54]-[.D54]" office:value-type="float" office:value="2" calcext:value-type="float">
            <text:p>2</text:p>
          </table:table-cell>
          <table:table-cell table:formula="of:=COM.MICROSOFT.CONCAT([.A54];[.B54])" office:value-type="string" office:string-value="AdamMarkowski" calcext:value-type="string">
            <text:p>AdamMarkowski</text:p>
          </table:table-cell>
          <table:table-cell table:formula="of:=COUNTIF([.$I$2:.$I$1001];[.I54])" office:value-type="float" office:value="8" calcext:value-type="float">
            <text:p>8</text:p>
          </table:table-cell>
          <table:table-cell table:formula="of:=SUMIF([.$I$2:.$I$1001];[.I54];[.$H$2:.$H$1001])" office:value-type="float" office:value="17" calcext:value-type="float">
            <text:p>17</text:p>
          </table:table-cell>
          <table:table-cell table:formula="of:=[.F54]+([.H54]-1)*24+30" office:value-type="float" office:value="747.7" calcext:value-type="float">
            <text:p>747,7</text:p>
          </table:table-cell>
          <table:table-cell table:formula="of:=MONTH([.D54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Ewelia</text:p>
          </table:table-cell>
          <table:table-cell table:style-name="ce2" office:value-type="string" calcext:value-type="string">
            <text:p>Nyska</text:p>
          </table:table-cell>
          <table:table-cell table:style-name="ce2" office:value-type="string" calcext:value-type="string">
            <text:p>Zgierz</text:p>
          </table:table-cell>
          <table:table-cell table:number-columns-repeated="2" table:style-name="ce6" office:value-type="date" office:date-value="2014-01-14" calcext:value-type="date">
            <text:p>14.01.2014</text:p>
          </table:table-cell>
          <table:table-cell office:value-type="float" office:value="212.5" calcext:value-type="float">
            <text:p>212,5</text:p>
          </table:table-cell>
          <table:table-cell table:formula="of:=[.E55]-[.D55]" office:value-type="float" office:value="0" calcext:value-type="float">
            <text:p>0</text:p>
          </table:table-cell>
          <table:table-cell table:formula="of:=1+[.E55]-[.D55]" office:value-type="float" office:value="1" calcext:value-type="float">
            <text:p>1</text:p>
          </table:table-cell>
          <table:table-cell table:formula="of:=COM.MICROSOFT.CONCAT([.A55];[.B55])" office:value-type="string" office:string-value="EweliaNyska" calcext:value-type="string">
            <text:p>EweliaNyska</text:p>
          </table:table-cell>
          <table:table-cell table:formula="of:=COUNTIF([.$I$2:.$I$1001];[.I55])" office:value-type="float" office:value="10" calcext:value-type="float">
            <text:p>10</text:p>
          </table:table-cell>
          <table:table-cell table:formula="of:=SUMIF([.$I$2:.$I$1001];[.I55];[.$H$2:.$H$1001])" office:value-type="float" office:value="27" calcext:value-type="float">
            <text:p>27</text:p>
          </table:table-cell>
          <table:table-cell table:formula="of:=[.F55]+([.H55]-1)*24+30" office:value-type="float" office:value="242.5" calcext:value-type="float">
            <text:p>242,5</text:p>
          </table:table-cell>
          <table:table-cell table:formula="of:=MONTH([.D55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Narcyz</text:p>
          </table:table-cell>
          <table:table-cell table:style-name="ce2" office:value-type="string" calcext:value-type="string">
            <text:p>Polanicki</text:p>
          </table:table-cell>
          <table:table-cell table:style-name="ce2" office:value-type="string" calcext:value-type="string">
            <text:p>Malbork</text:p>
          </table:table-cell>
          <table:table-cell table:style-name="ce6" office:value-type="date" office:date-value="2014-01-14" calcext:value-type="date">
            <text:p>14.01.2014</text:p>
          </table:table-cell>
          <table:table-cell table:style-name="ce6" office:value-type="date" office:date-value="2014-01-15" calcext:value-type="date">
            <text:p>15.01.2014</text:p>
          </table:table-cell>
          <table:table-cell office:value-type="float" office:value="891" calcext:value-type="float">
            <text:p>891</text:p>
          </table:table-cell>
          <table:table-cell table:formula="of:=[.E56]-[.D56]" office:value-type="float" office:value="1" calcext:value-type="float">
            <text:p>1</text:p>
          </table:table-cell>
          <table:table-cell table:formula="of:=1+[.E56]-[.D56]" office:value-type="float" office:value="2" calcext:value-type="float">
            <text:p>2</text:p>
          </table:table-cell>
          <table:table-cell table:formula="of:=COM.MICROSOFT.CONCAT([.A56];[.B56])" office:value-type="string" office:string-value="NarcyzPolanicki" calcext:value-type="string">
            <text:p>NarcyzPolanicki</text:p>
          </table:table-cell>
          <table:table-cell table:formula="of:=COUNTIF([.$I$2:.$I$1001];[.I56])" office:value-type="float" office:value="6" calcext:value-type="float">
            <text:p>6</text:p>
          </table:table-cell>
          <table:table-cell table:formula="of:=SUMIF([.$I$2:.$I$1001];[.I56];[.$H$2:.$H$1001])" office:value-type="float" office:value="16" calcext:value-type="float">
            <text:p>16</text:p>
          </table:table-cell>
          <table:table-cell table:formula="of:=[.F56]+([.H56]-1)*24+30" office:value-type="float" office:value="945" calcext:value-type="float">
            <text:p>945</text:p>
          </table:table-cell>
          <table:table-cell table:formula="of:=MONTH([.D56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Gustaw</text:p>
          </table:table-cell>
          <table:table-cell table:style-name="ce2" office:value-type="string" calcext:value-type="string">
            <text:p>Poznanski</text:p>
          </table:table-cell>
          <table:table-cell table:style-name="ce2" office:value-type="string" calcext:value-type="string">
            <text:p>Kutno</text:p>
          </table:table-cell>
          <table:table-cell table:style-name="ce6" office:value-type="date" office:date-value="2014-01-14" calcext:value-type="date">
            <text:p>14.01.2014</text:p>
          </table:table-cell>
          <table:table-cell table:style-name="ce6" office:value-type="date" office:date-value="2014-01-15" calcext:value-type="date">
            <text:p>15.01.2014</text:p>
          </table:table-cell>
          <table:table-cell office:value-type="float" office:value="407.8" calcext:value-type="float">
            <text:p>407,8</text:p>
          </table:table-cell>
          <table:table-cell table:formula="of:=[.E57]-[.D57]" office:value-type="float" office:value="1" calcext:value-type="float">
            <text:p>1</text:p>
          </table:table-cell>
          <table:table-cell table:formula="of:=1+[.E57]-[.D57]" office:value-type="float" office:value="2" calcext:value-type="float">
            <text:p>2</text:p>
          </table:table-cell>
          <table:table-cell table:formula="of:=COM.MICROSOFT.CONCAT([.A57];[.B57])" office:value-type="string" office:string-value="GustawPoznanski" calcext:value-type="string">
            <text:p>GustawPoznanski</text:p>
          </table:table-cell>
          <table:table-cell table:formula="of:=COUNTIF([.$I$2:.$I$1001];[.I57])" office:value-type="float" office:value="7" calcext:value-type="float">
            <text:p>7</text:p>
          </table:table-cell>
          <table:table-cell table:formula="of:=SUMIF([.$I$2:.$I$1001];[.I57];[.$H$2:.$H$1001])" office:value-type="float" office:value="16" calcext:value-type="float">
            <text:p>16</text:p>
          </table:table-cell>
          <table:table-cell table:formula="of:=[.F57]+([.H57]-1)*24+30" office:value-type="float" office:value="461.8" calcext:value-type="float">
            <text:p>461,8</text:p>
          </table:table-cell>
          <table:table-cell table:formula="of:=MONTH([.D57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iotr</text:p>
          </table:table-cell>
          <table:table-cell table:style-name="ce2" office:value-type="string" calcext:value-type="string">
            <text:p>Rajczakowski</text:p>
          </table:table-cell>
          <table:table-cell table:style-name="ce2" office:value-type="string" calcext:value-type="string">
            <text:p>Bydgoszcz</text:p>
          </table:table-cell>
          <table:table-cell table:number-columns-repeated="2" table:style-name="ce6" office:value-type="date" office:date-value="2014-01-14" calcext:value-type="date">
            <text:p>14.01.2014</text:p>
          </table:table-cell>
          <table:table-cell office:value-type="float" office:value="513.4" calcext:value-type="float">
            <text:p>513,4</text:p>
          </table:table-cell>
          <table:table-cell table:formula="of:=[.E58]-[.D58]" office:value-type="float" office:value="0" calcext:value-type="float">
            <text:p>0</text:p>
          </table:table-cell>
          <table:table-cell table:formula="of:=1+[.E58]-[.D58]" office:value-type="float" office:value="1" calcext:value-type="float">
            <text:p>1</text:p>
          </table:table-cell>
          <table:table-cell table:formula="of:=COM.MICROSOFT.CONCAT([.A58];[.B58])" office:value-type="string" office:string-value="PiotrRajczakowski" calcext:value-type="string">
            <text:p>PiotrRajczakowski</text:p>
          </table:table-cell>
          <table:table-cell table:formula="of:=COUNTIF([.$I$2:.$I$1001];[.I58])" office:value-type="float" office:value="11" calcext:value-type="float">
            <text:p>11</text:p>
          </table:table-cell>
          <table:table-cell table:formula="of:=SUMIF([.$I$2:.$I$1001];[.I58];[.$H$2:.$H$1001])" office:value-type="float" office:value="22" calcext:value-type="float">
            <text:p>22</text:p>
          </table:table-cell>
          <table:table-cell table:formula="of:=[.F58]+([.H58]-1)*24+30" office:value-type="float" office:value="543.4" calcext:value-type="float">
            <text:p>543,4</text:p>
          </table:table-cell>
          <table:table-cell table:formula="of:=MONTH([.D58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an</text:p>
          </table:table-cell>
          <table:table-cell table:style-name="ce2" office:value-type="string" calcext:value-type="string">
            <text:p>Rzymski</text:p>
          </table:table-cell>
          <table:table-cell table:style-name="ce2" office:value-type="string" calcext:value-type="string">
            <text:p>Kalisz</text:p>
          </table:table-cell>
          <table:table-cell table:style-name="ce6" office:value-type="date" office:date-value="2014-01-14" calcext:value-type="date">
            <text:p>14.01.2014</text:p>
          </table:table-cell>
          <table:table-cell table:style-name="ce6" office:value-type="date" office:date-value="2014-01-16" calcext:value-type="date">
            <text:p>16.01.2014</text:p>
          </table:table-cell>
          <table:table-cell office:value-type="float" office:value="760" calcext:value-type="float">
            <text:p>760</text:p>
          </table:table-cell>
          <table:table-cell table:formula="of:=[.E59]-[.D59]" office:value-type="float" office:value="2" calcext:value-type="float">
            <text:p>2</text:p>
          </table:table-cell>
          <table:table-cell table:formula="of:=1+[.E59]-[.D59]" office:value-type="float" office:value="3" calcext:value-type="float">
            <text:p>3</text:p>
          </table:table-cell>
          <table:table-cell table:formula="of:=COM.MICROSOFT.CONCAT([.A59];[.B59])" office:value-type="string" office:string-value="JanRzymski" calcext:value-type="string">
            <text:p>JanRzymski</text:p>
          </table:table-cell>
          <table:table-cell table:formula="of:=COUNTIF([.$I$2:.$I$1001];[.I59])" office:value-type="float" office:value="13" calcext:value-type="float">
            <text:p>13</text:p>
          </table:table-cell>
          <table:table-cell table:formula="of:=SUMIF([.$I$2:.$I$1001];[.I59];[.$H$2:.$H$1001])" office:value-type="float" office:value="42" calcext:value-type="float">
            <text:p>42</text:p>
          </table:table-cell>
          <table:table-cell table:formula="of:=[.F59]+([.H59]-1)*24+30" office:value-type="float" office:value="838" calcext:value-type="float">
            <text:p>838</text:p>
          </table:table-cell>
          <table:table-cell table:formula="of:=MONTH([.D59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Zofia</text:p>
          </table:table-cell>
          <table:table-cell table:style-name="ce2" office:value-type="string" calcext:value-type="string">
            <text:p>Seredycka</text:p>
          </table:table-cell>
          <table:table-cell table:style-name="ce2" office:value-type="string" calcext:value-type="string">
            <text:p>Olsztyn</text:p>
          </table:table-cell>
          <table:table-cell table:style-name="ce6" office:value-type="date" office:date-value="2014-01-14" calcext:value-type="date">
            <text:p>14.01.2014</text:p>
          </table:table-cell>
          <table:table-cell table:style-name="ce6" office:value-type="date" office:date-value="2014-01-15" calcext:value-type="date">
            <text:p>15.01.2014</text:p>
          </table:table-cell>
          <table:table-cell office:value-type="float" office:value="526.8" calcext:value-type="float">
            <text:p>526,8</text:p>
          </table:table-cell>
          <table:table-cell table:formula="of:=[.E60]-[.D60]" office:value-type="float" office:value="1" calcext:value-type="float">
            <text:p>1</text:p>
          </table:table-cell>
          <table:table-cell table:formula="of:=1+[.E60]-[.D60]" office:value-type="float" office:value="2" calcext:value-type="float">
            <text:p>2</text:p>
          </table:table-cell>
          <table:table-cell table:formula="of:=COM.MICROSOFT.CONCAT([.A60];[.B60])" office:value-type="string" office:string-value="ZofiaSeredycka" calcext:value-type="string">
            <text:p>ZofiaSeredycka</text:p>
          </table:table-cell>
          <table:table-cell table:formula="of:=COUNTIF([.$I$2:.$I$1001];[.I60])" office:value-type="float" office:value="15" calcext:value-type="float">
            <text:p>15</text:p>
          </table:table-cell>
          <table:table-cell table:formula="of:=SUMIF([.$I$2:.$I$1001];[.I60];[.$H$2:.$H$1001])" office:value-type="float" office:value="36" calcext:value-type="float">
            <text:p>36</text:p>
          </table:table-cell>
          <table:table-cell table:formula="of:=[.F60]+([.H60]-1)*24+30" office:value-type="float" office:value="580.8" calcext:value-type="float">
            <text:p>580,8</text:p>
          </table:table-cell>
          <table:table-cell table:formula="of:=MONTH([.D60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Dorota</text:p>
          </table:table-cell>
          <table:table-cell table:style-name="ce2" office:value-type="string" calcext:value-type="string">
            <text:p>Sosnowiecka</text:p>
          </table:table-cell>
          <table:table-cell table:style-name="ce2" office:value-type="string" calcext:value-type="string">
            <text:p>Malbork</text:p>
          </table:table-cell>
          <table:table-cell table:style-name="ce6" office:value-type="date" office:date-value="2014-01-14" calcext:value-type="date">
            <text:p>14.01.2014</text:p>
          </table:table-cell>
          <table:table-cell table:style-name="ce6" office:value-type="date" office:date-value="2014-01-17" calcext:value-type="date">
            <text:p>17.01.2014</text:p>
          </table:table-cell>
          <table:table-cell office:value-type="float" office:value="1313" calcext:value-type="float">
            <text:p>1313</text:p>
          </table:table-cell>
          <table:table-cell table:formula="of:=[.E61]-[.D61]" office:value-type="float" office:value="3" calcext:value-type="float">
            <text:p>3</text:p>
          </table:table-cell>
          <table:table-cell table:formula="of:=1+[.E61]-[.D61]" office:value-type="float" office:value="4" calcext:value-type="float">
            <text:p>4</text:p>
          </table:table-cell>
          <table:table-cell table:formula="of:=COM.MICROSOFT.CONCAT([.A61];[.B61])" office:value-type="string" office:string-value="DorotaSosnowiecka" calcext:value-type="string">
            <text:p>DorotaSosnowiecka</text:p>
          </table:table-cell>
          <table:table-cell table:formula="of:=COUNTIF([.$I$2:.$I$1001];[.I61])" office:value-type="float" office:value="13" calcext:value-type="float">
            <text:p>13</text:p>
          </table:table-cell>
          <table:table-cell table:formula="of:=SUMIF([.$I$2:.$I$1001];[.I61];[.$H$2:.$H$1001])" office:value-type="float" office:value="29" calcext:value-type="float">
            <text:p>29</text:p>
          </table:table-cell>
          <table:table-cell table:formula="of:=[.F61]+([.H61]-1)*24+30" office:value-type="float" office:value="1415" calcext:value-type="float">
            <text:p>1415</text:p>
          </table:table-cell>
          <table:table-cell table:formula="of:=MONTH([.D61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iotr</text:p>
          </table:table-cell>
          <table:table-cell table:style-name="ce2" office:value-type="string" calcext:value-type="string">
            <text:p>Sworacz</text:p>
          </table:table-cell>
          <table:table-cell table:style-name="ce2" office:value-type="string" calcext:value-type="string">
            <text:p>Kielce</text:p>
          </table:table-cell>
          <table:table-cell table:style-name="ce6" office:value-type="date" office:date-value="2014-01-14" calcext:value-type="date">
            <text:p>14.01.2014</text:p>
          </table:table-cell>
          <table:table-cell table:style-name="ce6" office:value-type="date" office:date-value="2014-01-17" calcext:value-type="date">
            <text:p>17.01.2014</text:p>
          </table:table-cell>
          <table:table-cell office:value-type="float" office:value="841.7" calcext:value-type="float">
            <text:p>841,7</text:p>
          </table:table-cell>
          <table:table-cell table:formula="of:=[.E62]-[.D62]" office:value-type="float" office:value="3" calcext:value-type="float">
            <text:p>3</text:p>
          </table:table-cell>
          <table:table-cell table:formula="of:=1+[.E62]-[.D62]" office:value-type="float" office:value="4" calcext:value-type="float">
            <text:p>4</text:p>
          </table:table-cell>
          <table:table-cell table:formula="of:=COM.MICROSOFT.CONCAT([.A62];[.B62])" office:value-type="string" office:string-value="PiotrSworacz" calcext:value-type="string">
            <text:p>PiotrSworacz</text:p>
          </table:table-cell>
          <table:table-cell table:formula="of:=COUNTIF([.$I$2:.$I$1001];[.I62])" office:value-type="float" office:value="10" calcext:value-type="float">
            <text:p>10</text:p>
          </table:table-cell>
          <table:table-cell table:formula="of:=SUMIF([.$I$2:.$I$1001];[.I62];[.$H$2:.$H$1001])" office:value-type="float" office:value="33" calcext:value-type="float">
            <text:p>33</text:p>
          </table:table-cell>
          <table:table-cell table:formula="of:=[.F62]+([.H62]-1)*24+30" office:value-type="float" office:value="943.7" calcext:value-type="float">
            <text:p>943,7</text:p>
          </table:table-cell>
          <table:table-cell table:formula="of:=MONTH([.D62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rol</text:p>
          </table:table-cell>
          <table:table-cell table:style-name="ce2" office:value-type="string" calcext:value-type="string">
            <text:p>Witkiewicz</text:p>
          </table:table-cell>
          <table:table-cell table:style-name="ce2" office:value-type="string" calcext:value-type="string">
            <text:p>Kutno</text:p>
          </table:table-cell>
          <table:table-cell table:style-name="ce6" office:value-type="date" office:date-value="2014-01-14" calcext:value-type="date">
            <text:p>14.01.2014</text:p>
          </table:table-cell>
          <table:table-cell table:style-name="ce6" office:value-type="date" office:date-value="2014-01-18" calcext:value-type="date">
            <text:p>18.01.2014</text:p>
          </table:table-cell>
          <table:table-cell office:value-type="float" office:value="794.8" calcext:value-type="float">
            <text:p>794,8</text:p>
          </table:table-cell>
          <table:table-cell table:formula="of:=[.E63]-[.D63]" office:value-type="float" office:value="4" calcext:value-type="float">
            <text:p>4</text:p>
          </table:table-cell>
          <table:table-cell table:formula="of:=1+[.E63]-[.D63]" office:value-type="float" office:value="5" calcext:value-type="float">
            <text:p>5</text:p>
          </table:table-cell>
          <table:table-cell table:formula="of:=COM.MICROSOFT.CONCAT([.A63];[.B63])" office:value-type="string" office:string-value="KarolWitkiewicz" calcext:value-type="string">
            <text:p>KarolWitkiewicz</text:p>
          </table:table-cell>
          <table:table-cell table:formula="of:=COUNTIF([.$I$2:.$I$1001];[.I63])" office:value-type="float" office:value="8" calcext:value-type="float">
            <text:p>8</text:p>
          </table:table-cell>
          <table:table-cell table:formula="of:=SUMIF([.$I$2:.$I$1001];[.I63];[.$H$2:.$H$1001])" office:value-type="float" office:value="28" calcext:value-type="float">
            <text:p>28</text:p>
          </table:table-cell>
          <table:table-cell table:formula="of:=[.F63]+([.H63]-1)*24+30" office:value-type="float" office:value="920.8" calcext:value-type="float">
            <text:p>920,8</text:p>
          </table:table-cell>
          <table:table-cell table:formula="of:=MONTH([.D63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melia</text:p>
          </table:table-cell>
          <table:table-cell table:style-name="ce2" office:value-type="string" calcext:value-type="string">
            <text:p>Wojtecka</text:p>
          </table:table-cell>
          <table:table-cell table:style-name="ce2" office:value-type="string" calcext:value-type="string">
            <text:p>Olsztyn</text:p>
          </table:table-cell>
          <table:table-cell table:style-name="ce6" office:value-type="date" office:date-value="2014-01-14" calcext:value-type="date">
            <text:p>14.01.2014</text:p>
          </table:table-cell>
          <table:table-cell table:style-name="ce6" office:value-type="date" office:date-value="2014-01-17" calcext:value-type="date">
            <text:p>17.01.2014</text:p>
          </table:table-cell>
          <table:table-cell office:value-type="float" office:value="852.8" calcext:value-type="float">
            <text:p>852,8</text:p>
          </table:table-cell>
          <table:table-cell table:formula="of:=[.E64]-[.D64]" office:value-type="float" office:value="3" calcext:value-type="float">
            <text:p>3</text:p>
          </table:table-cell>
          <table:table-cell table:formula="of:=1+[.E64]-[.D64]" office:value-type="float" office:value="4" calcext:value-type="float">
            <text:p>4</text:p>
          </table:table-cell>
          <table:table-cell table:formula="of:=COM.MICROSOFT.CONCAT([.A64];[.B64])" office:value-type="string" office:string-value="AmeliaWojtecka" calcext:value-type="string">
            <text:p>AmeliaWojtecka</text:p>
          </table:table-cell>
          <table:table-cell table:formula="of:=COUNTIF([.$I$2:.$I$1001];[.I64])" office:value-type="float" office:value="8" calcext:value-type="float">
            <text:p>8</text:p>
          </table:table-cell>
          <table:table-cell table:formula="of:=SUMIF([.$I$2:.$I$1001];[.I64];[.$H$2:.$H$1001])" office:value-type="float" office:value="21" calcext:value-type="float">
            <text:p>21</text:p>
          </table:table-cell>
          <table:table-cell table:formula="of:=[.F64]+([.H64]-1)*24+30" office:value-type="float" office:value="954.8" calcext:value-type="float">
            <text:p>954,8</text:p>
          </table:table-cell>
          <table:table-cell table:formula="of:=MONTH([.D64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Olivia</text:p>
          </table:table-cell>
          <table:table-cell table:style-name="ce2" office:value-type="string" calcext:value-type="string">
            <text:p>Gabor</text:p>
          </table:table-cell>
          <table:table-cell table:style-name="ce2" office:value-type="string" calcext:value-type="string">
            <text:p>Kalisz</text:p>
          </table:table-cell>
          <table:table-cell table:style-name="ce6" office:value-type="date" office:date-value="2014-01-15" calcext:value-type="date">
            <text:p>15.01.2014</text:p>
          </table:table-cell>
          <table:table-cell table:style-name="ce6" office:value-type="date" office:date-value="2014-01-17" calcext:value-type="date">
            <text:p>17.01.2014</text:p>
          </table:table-cell>
          <table:table-cell office:value-type="float" office:value="760" calcext:value-type="float">
            <text:p>760</text:p>
          </table:table-cell>
          <table:table-cell table:formula="of:=[.E65]-[.D65]" office:value-type="float" office:value="2" calcext:value-type="float">
            <text:p>2</text:p>
          </table:table-cell>
          <table:table-cell table:formula="of:=1+[.E65]-[.D65]" office:value-type="float" office:value="3" calcext:value-type="float">
            <text:p>3</text:p>
          </table:table-cell>
          <table:table-cell table:formula="of:=COM.MICROSOFT.CONCAT([.A65];[.B65])" office:value-type="string" office:string-value="OliviaGabor" calcext:value-type="string">
            <text:p>OliviaGabor</text:p>
          </table:table-cell>
          <table:table-cell table:formula="of:=COUNTIF([.$I$2:.$I$1001];[.I65])" office:value-type="float" office:value="16" calcext:value-type="float">
            <text:p>16</text:p>
          </table:table-cell>
          <table:table-cell table:formula="of:=SUMIF([.$I$2:.$I$1001];[.I65];[.$H$2:.$H$1001])" office:value-type="float" office:value="31" calcext:value-type="float">
            <text:p>31</text:p>
          </table:table-cell>
          <table:table-cell table:formula="of:=[.F65]+([.H65]-1)*24+30" office:value-type="float" office:value="838" calcext:value-type="float">
            <text:p>838</text:p>
          </table:table-cell>
          <table:table-cell table:formula="of:=MONTH([.D65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arzena</text:p>
          </table:table-cell>
          <table:table-cell table:style-name="ce2" office:value-type="string" calcext:value-type="string">
            <text:p>Grab</text:p>
          </table:table-cell>
          <table:table-cell table:style-name="ce2" office:value-type="string" calcext:value-type="string">
            <text:p>Krakow</text:p>
          </table:table-cell>
          <table:table-cell table:style-name="ce6" office:value-type="date" office:date-value="2014-01-15" calcext:value-type="date">
            <text:p>15.01.2014</text:p>
          </table:table-cell>
          <table:table-cell table:style-name="ce6" office:value-type="date" office:date-value="2014-01-18" calcext:value-type="date">
            <text:p>18.01.2014</text:p>
          </table:table-cell>
          <table:table-cell office:value-type="float" office:value="1116.5" calcext:value-type="float">
            <text:p>1116,5</text:p>
          </table:table-cell>
          <table:table-cell table:formula="of:=[.E66]-[.D66]" office:value-type="float" office:value="3" calcext:value-type="float">
            <text:p>3</text:p>
          </table:table-cell>
          <table:table-cell table:formula="of:=1+[.E66]-[.D66]" office:value-type="float" office:value="4" calcext:value-type="float">
            <text:p>4</text:p>
          </table:table-cell>
          <table:table-cell table:formula="of:=COM.MICROSOFT.CONCAT([.A66];[.B66])" office:value-type="string" office:string-value="MarzenaGrab" calcext:value-type="string">
            <text:p>MarzenaGrab</text:p>
          </table:table-cell>
          <table:table-cell table:formula="of:=COUNTIF([.$I$2:.$I$1001];[.I66])" office:value-type="float" office:value="12" calcext:value-type="float">
            <text:p>12</text:p>
          </table:table-cell>
          <table:table-cell table:formula="of:=SUMIF([.$I$2:.$I$1001];[.I66];[.$H$2:.$H$1001])" office:value-type="float" office:value="34" calcext:value-type="float">
            <text:p>34</text:p>
          </table:table-cell>
          <table:table-cell table:formula="of:=[.F66]+([.H66]-1)*24+30" office:value-type="float" office:value="1218.5" calcext:value-type="float">
            <text:p>1218,5</text:p>
          </table:table-cell>
          <table:table-cell table:formula="of:=MONTH([.D66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arzena</text:p>
          </table:table-cell>
          <table:table-cell table:style-name="ce2" office:value-type="string" calcext:value-type="string">
            <text:p>Gras</text:p>
          </table:table-cell>
          <table:table-cell table:style-name="ce2" office:value-type="string" calcext:value-type="string">
            <text:p>Siedlce</text:p>
          </table:table-cell>
          <table:table-cell table:style-name="ce6" office:value-type="date" office:date-value="2014-01-15" calcext:value-type="date">
            <text:p>15.01.2014</text:p>
          </table:table-cell>
          <table:table-cell table:style-name="ce6" office:value-type="date" office:date-value="2014-01-18" calcext:value-type="date">
            <text:p>18.01.2014</text:p>
          </table:table-cell>
          <table:table-cell office:value-type="float" office:value="573.4" calcext:value-type="float">
            <text:p>573,4</text:p>
          </table:table-cell>
          <table:table-cell table:formula="of:=[.E67]-[.D67]" office:value-type="float" office:value="3" calcext:value-type="float">
            <text:p>3</text:p>
          </table:table-cell>
          <table:table-cell table:formula="of:=1+[.E67]-[.D67]" office:value-type="float" office:value="4" calcext:value-type="float">
            <text:p>4</text:p>
          </table:table-cell>
          <table:table-cell table:formula="of:=COM.MICROSOFT.CONCAT([.A67];[.B67])" office:value-type="string" office:string-value="MarzenaGras" calcext:value-type="string">
            <text:p>MarzenaGras</text:p>
          </table:table-cell>
          <table:table-cell table:formula="of:=COUNTIF([.$I$2:.$I$1001];[.I67])" office:value-type="float" office:value="7" calcext:value-type="float">
            <text:p>7</text:p>
          </table:table-cell>
          <table:table-cell table:formula="of:=SUMIF([.$I$2:.$I$1001];[.I67];[.$H$2:.$H$1001])" office:value-type="float" office:value="20" calcext:value-type="float">
            <text:p>20</text:p>
          </table:table-cell>
          <table:table-cell table:formula="of:=[.F67]+([.H67]-1)*24+30" office:value-type="float" office:value="675.4" calcext:value-type="float">
            <text:p>675,4</text:p>
          </table:table-cell>
          <table:table-cell table:formula="of:=MONTH([.D67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ebastian</text:p>
          </table:table-cell>
          <table:table-cell table:style-name="ce2" office:value-type="string" calcext:value-type="string">
            <text:p>Halik</text:p>
          </table:table-cell>
          <table:table-cell table:style-name="ce2" office:value-type="string" calcext:value-type="string">
            <text:p>Kalisz</text:p>
          </table:table-cell>
          <table:table-cell table:style-name="ce6" office:value-type="date" office:date-value="2014-01-15" calcext:value-type="date">
            <text:p>15.01.2014</text:p>
          </table:table-cell>
          <table:table-cell table:style-name="ce6" office:value-type="date" office:date-value="2014-01-17" calcext:value-type="date">
            <text:p>17.01.2014</text:p>
          </table:table-cell>
          <table:table-cell office:value-type="float" office:value="760" calcext:value-type="float">
            <text:p>760</text:p>
          </table:table-cell>
          <table:table-cell table:formula="of:=[.E68]-[.D68]" office:value-type="float" office:value="2" calcext:value-type="float">
            <text:p>2</text:p>
          </table:table-cell>
          <table:table-cell table:formula="of:=1+[.E68]-[.D68]" office:value-type="float" office:value="3" calcext:value-type="float">
            <text:p>3</text:p>
          </table:table-cell>
          <table:table-cell table:formula="of:=COM.MICROSOFT.CONCAT([.A68];[.B68])" office:value-type="string" office:string-value="SebastianHalik" calcext:value-type="string">
            <text:p>SebastianHalik</text:p>
          </table:table-cell>
          <table:table-cell table:formula="of:=COUNTIF([.$I$2:.$I$1001];[.I68])" office:value-type="float" office:value="11" calcext:value-type="float">
            <text:p>11</text:p>
          </table:table-cell>
          <table:table-cell table:formula="of:=SUMIF([.$I$2:.$I$1001];[.I68];[.$H$2:.$H$1001])" office:value-type="float" office:value="23" calcext:value-type="float">
            <text:p>23</text:p>
          </table:table-cell>
          <table:table-cell table:formula="of:=[.F68]+([.H68]-1)*24+30" office:value-type="float" office:value="838" calcext:value-type="float">
            <text:p>838</text:p>
          </table:table-cell>
          <table:table-cell table:formula="of:=MONTH([.D68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anusz</text:p>
          </table:table-cell>
          <table:table-cell table:style-name="ce2" office:value-type="string" calcext:value-type="string">
            <text:p>Jurkicz</text:p>
          </table:table-cell>
          <table:table-cell table:style-name="ce2" office:value-type="string" calcext:value-type="string">
            <text:p>Malbork</text:p>
          </table:table-cell>
          <table:table-cell table:style-name="ce6" office:value-type="date" office:date-value="2014-01-15" calcext:value-type="date">
            <text:p>15.01.2014</text:p>
          </table:table-cell>
          <table:table-cell table:style-name="ce6" office:value-type="date" office:date-value="2014-01-17" calcext:value-type="date">
            <text:p>17.01.2014</text:p>
          </table:table-cell>
          <table:table-cell office:value-type="float" office:value="1102" calcext:value-type="float">
            <text:p>1102</text:p>
          </table:table-cell>
          <table:table-cell table:formula="of:=[.E69]-[.D69]" office:value-type="float" office:value="2" calcext:value-type="float">
            <text:p>2</text:p>
          </table:table-cell>
          <table:table-cell table:formula="of:=1+[.E69]-[.D69]" office:value-type="float" office:value="3" calcext:value-type="float">
            <text:p>3</text:p>
          </table:table-cell>
          <table:table-cell table:formula="of:=COM.MICROSOFT.CONCAT([.A69];[.B69])" office:value-type="string" office:string-value="JanuszJurkicz" calcext:value-type="string">
            <text:p>JanuszJurkicz</text:p>
          </table:table-cell>
          <table:table-cell table:formula="of:=COUNTIF([.$I$2:.$I$1001];[.I69])" office:value-type="float" office:value="5" calcext:value-type="float">
            <text:p>5</text:p>
          </table:table-cell>
          <table:table-cell table:formula="of:=SUMIF([.$I$2:.$I$1001];[.I69];[.$H$2:.$H$1001])" office:value-type="float" office:value="10" calcext:value-type="float">
            <text:p>10</text:p>
          </table:table-cell>
          <table:table-cell table:formula="of:=[.F69]+([.H69]-1)*24+30" office:value-type="float" office:value="1180" calcext:value-type="float">
            <text:p>1180</text:p>
          </table:table-cell>
          <table:table-cell table:formula="of:=MONTH([.D69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ustyna</text:p>
          </table:table-cell>
          <table:table-cell table:style-name="ce2" office:value-type="string" calcext:value-type="string">
            <text:p>Krynicka</text:p>
          </table:table-cell>
          <table:table-cell table:style-name="ce2" office:value-type="string" calcext:value-type="string">
            <text:p>Bydgoszcz</text:p>
          </table:table-cell>
          <table:table-cell table:style-name="ce6" office:value-type="date" office:date-value="2014-01-15" calcext:value-type="date">
            <text:p>15.01.2014</text:p>
          </table:table-cell>
          <table:table-cell table:style-name="ce6" office:value-type="date" office:date-value="2014-01-18" calcext:value-type="date">
            <text:p>18.01.2014</text:p>
          </table:table-cell>
          <table:table-cell office:value-type="float" office:value="936.4" calcext:value-type="float">
            <text:p>936,4</text:p>
          </table:table-cell>
          <table:table-cell table:formula="of:=[.E70]-[.D70]" office:value-type="float" office:value="3" calcext:value-type="float">
            <text:p>3</text:p>
          </table:table-cell>
          <table:table-cell table:formula="of:=1+[.E70]-[.D70]" office:value-type="float" office:value="4" calcext:value-type="float">
            <text:p>4</text:p>
          </table:table-cell>
          <table:table-cell table:formula="of:=COM.MICROSOFT.CONCAT([.A70];[.B70])" office:value-type="string" office:string-value="JustynaKrynicka" calcext:value-type="string">
            <text:p>JustynaKrynicka</text:p>
          </table:table-cell>
          <table:table-cell table:formula="of:=COUNTIF([.$I$2:.$I$1001];[.I70])" office:value-type="float" office:value="13" calcext:value-type="float">
            <text:p>13</text:p>
          </table:table-cell>
          <table:table-cell table:formula="of:=SUMIF([.$I$2:.$I$1001];[.I70];[.$H$2:.$H$1001])" office:value-type="float" office:value="25" calcext:value-type="float">
            <text:p>25</text:p>
          </table:table-cell>
          <table:table-cell table:formula="of:=[.F70]+([.H70]-1)*24+30" office:value-type="float" office:value="1038.4" calcext:value-type="float">
            <text:p>1038,4</text:p>
          </table:table-cell>
          <table:table-cell table:formula="of:=MONTH([.D70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Ewa</text:p>
          </table:table-cell>
          <table:table-cell table:style-name="ce2" office:value-type="string" calcext:value-type="string">
            <text:p>Kwiska</text:p>
          </table:table-cell>
          <table:table-cell table:style-name="ce2" office:value-type="string" calcext:value-type="string">
            <text:p>Kielce</text:p>
          </table:table-cell>
          <table:table-cell table:style-name="ce6" office:value-type="date" office:date-value="2014-01-15" calcext:value-type="date">
            <text:p>15.01.2014</text:p>
          </table:table-cell>
          <table:table-cell table:style-name="ce6" office:value-type="date" office:date-value="2014-01-19" calcext:value-type="date">
            <text:p>19.01.2014</text:p>
          </table:table-cell>
          <table:table-cell office:value-type="float" office:value="1019.7" calcext:value-type="float">
            <text:p>1019,7</text:p>
          </table:table-cell>
          <table:table-cell table:formula="of:=[.E71]-[.D71]" office:value-type="float" office:value="4" calcext:value-type="float">
            <text:p>4</text:p>
          </table:table-cell>
          <table:table-cell table:formula="of:=1+[.E71]-[.D71]" office:value-type="float" office:value="5" calcext:value-type="float">
            <text:p>5</text:p>
          </table:table-cell>
          <table:table-cell table:formula="of:=COM.MICROSOFT.CONCAT([.A71];[.B71])" office:value-type="string" office:string-value="EwaKwiska" calcext:value-type="string">
            <text:p>EwaKwiska</text:p>
          </table:table-cell>
          <table:table-cell table:formula="of:=COUNTIF([.$I$2:.$I$1001];[.I71])" office:value-type="float" office:value="8" calcext:value-type="float">
            <text:p>8</text:p>
          </table:table-cell>
          <table:table-cell table:formula="of:=SUMIF([.$I$2:.$I$1001];[.I71];[.$H$2:.$H$1001])" office:value-type="float" office:value="29" calcext:value-type="float">
            <text:p>29</text:p>
          </table:table-cell>
          <table:table-cell table:formula="of:=[.F71]+([.H71]-1)*24+30" office:value-type="float" office:value="1145.7" calcext:value-type="float">
            <text:p>1145,7</text:p>
          </table:table-cell>
          <table:table-cell table:formula="of:=MONTH([.D71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ichalina</text:p>
          </table:table-cell>
          <table:table-cell table:style-name="ce2" office:value-type="string" calcext:value-type="string">
            <text:p>Lamda</text:p>
          </table:table-cell>
          <table:table-cell table:style-name="ce2" office:value-type="string" calcext:value-type="string">
            <text:p>Katowice</text:p>
          </table:table-cell>
          <table:table-cell table:style-name="ce6" office:value-type="date" office:date-value="2014-01-15" calcext:value-type="date">
            <text:p>15.01.2014</text:p>
          </table:table-cell>
          <table:table-cell table:style-name="ce6" office:value-type="date" office:date-value="2014-01-18" calcext:value-type="date">
            <text:p>18.01.2014</text:p>
          </table:table-cell>
          <table:table-cell office:value-type="float" office:value="1091.7" calcext:value-type="float">
            <text:p>1091,7</text:p>
          </table:table-cell>
          <table:table-cell table:formula="of:=[.E72]-[.D72]" office:value-type="float" office:value="3" calcext:value-type="float">
            <text:p>3</text:p>
          </table:table-cell>
          <table:table-cell table:formula="of:=1+[.E72]-[.D72]" office:value-type="float" office:value="4" calcext:value-type="float">
            <text:p>4</text:p>
          </table:table-cell>
          <table:table-cell table:formula="of:=COM.MICROSOFT.CONCAT([.A72];[.B72])" office:value-type="string" office:string-value="MichalinaLamda" calcext:value-type="string">
            <text:p>MichalinaLamda</text:p>
          </table:table-cell>
          <table:table-cell table:formula="of:=COUNTIF([.$I$2:.$I$1001];[.I72])" office:value-type="float" office:value="9" calcext:value-type="float">
            <text:p>9</text:p>
          </table:table-cell>
          <table:table-cell table:formula="of:=SUMIF([.$I$2:.$I$1001];[.I72];[.$H$2:.$H$1001])" office:value-type="float" office:value="26" calcext:value-type="float">
            <text:p>26</text:p>
          </table:table-cell>
          <table:table-cell table:formula="of:=[.F72]+([.H72]-1)*24+30" office:value-type="float" office:value="1193.7" calcext:value-type="float">
            <text:p>1193,7</text:p>
          </table:table-cell>
          <table:table-cell table:formula="of:=MONTH([.D72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ustyna</text:p>
          </table:table-cell>
          <table:table-cell table:style-name="ce2" office:value-type="string" calcext:value-type="string">
            <text:p>Laska</text:p>
          </table:table-cell>
          <table:table-cell table:style-name="ce2" office:value-type="string" calcext:value-type="string">
            <text:p>Olsztyn</text:p>
          </table:table-cell>
          <table:table-cell table:style-name="ce6" office:value-type="date" office:date-value="2014-01-15" calcext:value-type="date">
            <text:p>15.01.2014</text:p>
          </table:table-cell>
          <table:table-cell table:style-name="ce6" office:value-type="date" office:date-value="2014-01-19" calcext:value-type="date">
            <text:p>19.01.2014</text:p>
          </table:table-cell>
          <table:table-cell office:value-type="float" office:value="1015.8" calcext:value-type="float">
            <text:p>1015,8</text:p>
          </table:table-cell>
          <table:table-cell table:formula="of:=[.E73]-[.D73]" office:value-type="float" office:value="4" calcext:value-type="float">
            <text:p>4</text:p>
          </table:table-cell>
          <table:table-cell table:formula="of:=1+[.E73]-[.D73]" office:value-type="float" office:value="5" calcext:value-type="float">
            <text:p>5</text:p>
          </table:table-cell>
          <table:table-cell table:formula="of:=COM.MICROSOFT.CONCAT([.A73];[.B73])" office:value-type="string" office:string-value="JustynaLaska" calcext:value-type="string">
            <text:p>JustynaLaska</text:p>
          </table:table-cell>
          <table:table-cell table:formula="of:=COUNTIF([.$I$2:.$I$1001];[.I73])" office:value-type="float" office:value="15" calcext:value-type="float">
            <text:p>15</text:p>
          </table:table-cell>
          <table:table-cell table:formula="of:=SUMIF([.$I$2:.$I$1001];[.I73];[.$H$2:.$H$1001])" office:value-type="float" office:value="41" calcext:value-type="float">
            <text:p>41</text:p>
          </table:table-cell>
          <table:table-cell table:formula="of:=[.F73]+([.H73]-1)*24+30" office:value-type="float" office:value="1141.8" calcext:value-type="float">
            <text:p>1141,8</text:p>
          </table:table-cell>
          <table:table-cell table:formula="of:=MONTH([.D73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Wojciech</text:p>
          </table:table-cell>
          <table:table-cell table:style-name="ce2" office:value-type="string" calcext:value-type="string">
            <text:p>Magierowcz</text:p>
          </table:table-cell>
          <table:table-cell table:style-name="ce2" office:value-type="string" calcext:value-type="string">
            <text:p>Olsztyn</text:p>
          </table:table-cell>
          <table:table-cell table:style-name="ce6" office:value-type="date" office:date-value="2014-01-15" calcext:value-type="date">
            <text:p>15.01.2014</text:p>
          </table:table-cell>
          <table:table-cell table:style-name="ce6" office:value-type="date" office:date-value="2014-01-16" calcext:value-type="date">
            <text:p>16.01.2014</text:p>
          </table:table-cell>
          <table:table-cell office:value-type="float" office:value="526.8" calcext:value-type="float">
            <text:p>526,8</text:p>
          </table:table-cell>
          <table:table-cell table:formula="of:=[.E74]-[.D74]" office:value-type="float" office:value="1" calcext:value-type="float">
            <text:p>1</text:p>
          </table:table-cell>
          <table:table-cell table:formula="of:=1+[.E74]-[.D74]" office:value-type="float" office:value="2" calcext:value-type="float">
            <text:p>2</text:p>
          </table:table-cell>
          <table:table-cell table:formula="of:=COM.MICROSOFT.CONCAT([.A74];[.B74])" office:value-type="string" office:string-value="WojciechMagierowcz" calcext:value-type="string">
            <text:p>WojciechMagierowcz</text:p>
          </table:table-cell>
          <table:table-cell table:formula="of:=COUNTIF([.$I$2:.$I$1001];[.I74])" office:value-type="float" office:value="8" calcext:value-type="float">
            <text:p>8</text:p>
          </table:table-cell>
          <table:table-cell table:formula="of:=SUMIF([.$I$2:.$I$1001];[.I74];[.$H$2:.$H$1001])" office:value-type="float" office:value="28" calcext:value-type="float">
            <text:p>28</text:p>
          </table:table-cell>
          <table:table-cell table:formula="of:=[.F74]+([.H74]-1)*24+30" office:value-type="float" office:value="580.8" calcext:value-type="float">
            <text:p>580,8</text:p>
          </table:table-cell>
          <table:table-cell table:formula="of:=MONTH([.D74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iotr</text:p>
          </table:table-cell>
          <table:table-cell table:style-name="ce2" office:value-type="string" calcext:value-type="string">
            <text:p>Malski</text:p>
          </table:table-cell>
          <table:table-cell table:style-name="ce2" office:value-type="string" calcext:value-type="string">
            <text:p>Radom</text:p>
          </table:table-cell>
          <table:table-cell table:style-name="ce6" office:value-type="date" office:date-value="2014-01-15" calcext:value-type="date">
            <text:p>15.01.2014</text:p>
          </table:table-cell>
          <table:table-cell table:style-name="ce6" office:value-type="date" office:date-value="2014-01-16" calcext:value-type="date">
            <text:p>16.01.2014</text:p>
          </table:table-cell>
          <table:table-cell office:value-type="float" office:value="302.5" calcext:value-type="float">
            <text:p>302,5</text:p>
          </table:table-cell>
          <table:table-cell table:formula="of:=[.E75]-[.D75]" office:value-type="float" office:value="1" calcext:value-type="float">
            <text:p>1</text:p>
          </table:table-cell>
          <table:table-cell table:formula="of:=1+[.E75]-[.D75]" office:value-type="float" office:value="2" calcext:value-type="float">
            <text:p>2</text:p>
          </table:table-cell>
          <table:table-cell table:formula="of:=COM.MICROSOFT.CONCAT([.A75];[.B75])" office:value-type="string" office:string-value="PiotrMalski" calcext:value-type="string">
            <text:p>PiotrMalski</text:p>
          </table:table-cell>
          <table:table-cell table:formula="of:=COUNTIF([.$I$2:.$I$1001];[.I75])" office:value-type="float" office:value="5" calcext:value-type="float">
            <text:p>5</text:p>
          </table:table-cell>
          <table:table-cell table:formula="of:=SUMIF([.$I$2:.$I$1001];[.I75];[.$H$2:.$H$1001])" office:value-type="float" office:value="17" calcext:value-type="float">
            <text:p>17</text:p>
          </table:table-cell>
          <table:table-cell table:formula="of:=[.F75]+([.H75]-1)*24+30" office:value-type="float" office:value="356.5" calcext:value-type="float">
            <text:p>356,5</text:p>
          </table:table-cell>
          <table:table-cell table:formula="of:=MONTH([.D75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Zofia</text:p>
          </table:table-cell>
          <table:table-cell table:style-name="ce2" office:value-type="string" calcext:value-type="string">
            <text:p>Maselska</text:p>
          </table:table-cell>
          <table:table-cell table:style-name="ce2" office:value-type="string" calcext:value-type="string">
            <text:p>Olsztyn</text:p>
          </table:table-cell>
          <table:table-cell table:number-columns-repeated="2" table:style-name="ce6" office:value-type="date" office:date-value="2014-01-15" calcext:value-type="date">
            <text:p>15.01.2014</text:p>
          </table:table-cell>
          <table:table-cell office:value-type="float" office:value="363.8" calcext:value-type="float">
            <text:p>363,8</text:p>
          </table:table-cell>
          <table:table-cell table:formula="of:=[.E76]-[.D76]" office:value-type="float" office:value="0" calcext:value-type="float">
            <text:p>0</text:p>
          </table:table-cell>
          <table:table-cell table:formula="of:=1+[.E76]-[.D76]" office:value-type="float" office:value="1" calcext:value-type="float">
            <text:p>1</text:p>
          </table:table-cell>
          <table:table-cell table:formula="of:=COM.MICROSOFT.CONCAT([.A76];[.B76])" office:value-type="string" office:string-value="ZofiaMaselska" calcext:value-type="string">
            <text:p>ZofiaMaselska</text:p>
          </table:table-cell>
          <table:table-cell table:formula="of:=COUNTIF([.$I$2:.$I$1001];[.I76])" office:value-type="float" office:value="11" calcext:value-type="float">
            <text:p>11</text:p>
          </table:table-cell>
          <table:table-cell table:formula="of:=SUMIF([.$I$2:.$I$1001];[.I76];[.$H$2:.$H$1001])" office:value-type="float" office:value="25" calcext:value-type="float">
            <text:p>25</text:p>
          </table:table-cell>
          <table:table-cell table:formula="of:=[.F76]+([.H76]-1)*24+30" office:value-type="float" office:value="393.8" calcext:value-type="float">
            <text:p>393,8</text:p>
          </table:table-cell>
          <table:table-cell table:formula="of:=MONTH([.D76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Zofia</text:p>
          </table:table-cell>
          <table:table-cell table:style-name="ce2" office:value-type="string" calcext:value-type="string">
            <text:p>Maselska</text:p>
          </table:table-cell>
          <table:table-cell table:style-name="ce2" office:value-type="string" calcext:value-type="string">
            <text:p>Radom</text:p>
          </table:table-cell>
          <table:table-cell table:number-columns-repeated="2" table:style-name="ce6" office:value-type="date" office:date-value="2014-01-15" calcext:value-type="date">
            <text:p>15.01.2014</text:p>
          </table:table-cell>
          <table:table-cell office:value-type="float" office:value="178.5" calcext:value-type="float">
            <text:p>178,5</text:p>
          </table:table-cell>
          <table:table-cell table:formula="of:=[.E77]-[.D77]" office:value-type="float" office:value="0" calcext:value-type="float">
            <text:p>0</text:p>
          </table:table-cell>
          <table:table-cell table:formula="of:=1+[.E77]-[.D77]" office:value-type="float" office:value="1" calcext:value-type="float">
            <text:p>1</text:p>
          </table:table-cell>
          <table:table-cell table:formula="of:=COM.MICROSOFT.CONCAT([.A77];[.B77])" office:value-type="string" office:string-value="ZofiaMaselska" calcext:value-type="string">
            <text:p>ZofiaMaselska</text:p>
          </table:table-cell>
          <table:table-cell table:formula="of:=COUNTIF([.$I$2:.$I$1001];[.I77])" office:value-type="float" office:value="11" calcext:value-type="float">
            <text:p>11</text:p>
          </table:table-cell>
          <table:table-cell table:formula="of:=SUMIF([.$I$2:.$I$1001];[.I77];[.$H$2:.$H$1001])" office:value-type="float" office:value="25" calcext:value-type="float">
            <text:p>25</text:p>
          </table:table-cell>
          <table:table-cell table:formula="of:=[.F77]+([.H77]-1)*24+30" office:value-type="float" office:value="208.5" calcext:value-type="float">
            <text:p>208,5</text:p>
          </table:table-cell>
          <table:table-cell table:formula="of:=MONTH([.D77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arta</text:p>
          </table:table-cell>
          <table:table-cell table:style-name="ce2" office:value-type="string" calcext:value-type="string">
            <text:p>Nowowiejska</text:p>
          </table:table-cell>
          <table:table-cell table:style-name="ce2" office:value-type="string" calcext:value-type="string">
            <text:p>Mielec</text:p>
          </table:table-cell>
          <table:table-cell table:style-name="ce6" office:value-type="date" office:date-value="2014-01-15" calcext:value-type="date">
            <text:p>15.01.2014</text:p>
          </table:table-cell>
          <table:table-cell table:style-name="ce6" office:value-type="date" office:date-value="2014-01-16" calcext:value-type="date">
            <text:p>16.01.2014</text:p>
          </table:table-cell>
          <table:table-cell office:value-type="float" office:value="570" calcext:value-type="float">
            <text:p>570</text:p>
          </table:table-cell>
          <table:table-cell table:formula="of:=[.E78]-[.D78]" office:value-type="float" office:value="1" calcext:value-type="float">
            <text:p>1</text:p>
          </table:table-cell>
          <table:table-cell table:formula="of:=1+[.E78]-[.D78]" office:value-type="float" office:value="2" calcext:value-type="float">
            <text:p>2</text:p>
          </table:table-cell>
          <table:table-cell table:formula="of:=COM.MICROSOFT.CONCAT([.A78];[.B78])" office:value-type="string" office:string-value="MartaNowowiejska" calcext:value-type="string">
            <text:p>MartaNowowiejska</text:p>
          </table:table-cell>
          <table:table-cell table:formula="of:=COUNTIF([.$I$2:.$I$1001];[.I78])" office:value-type="float" office:value="6" calcext:value-type="float">
            <text:p>6</text:p>
          </table:table-cell>
          <table:table-cell table:formula="of:=SUMIF([.$I$2:.$I$1001];[.I78];[.$H$2:.$H$1001])" office:value-type="float" office:value="11" calcext:value-type="float">
            <text:p>11</text:p>
          </table:table-cell>
          <table:table-cell table:formula="of:=[.F78]+([.H78]-1)*24+30" office:value-type="float" office:value="624" calcext:value-type="float">
            <text:p>624</text:p>
          </table:table-cell>
          <table:table-cell table:formula="of:=MONTH([.D78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zimiera</text:p>
          </table:table-cell>
          <table:table-cell table:style-name="ce2" office:value-type="string" calcext:value-type="string">
            <text:p>Parczewska</text:p>
          </table:table-cell>
          <table:table-cell table:style-name="ce2" office:value-type="string" calcext:value-type="string">
            <text:p>Kielce</text:p>
          </table:table-cell>
          <table:table-cell table:style-name="ce6" office:value-type="date" office:date-value="2014-01-15" calcext:value-type="date">
            <text:p>15.01.2014</text:p>
          </table:table-cell>
          <table:table-cell table:style-name="ce6" office:value-type="date" office:date-value="2014-01-16" calcext:value-type="date">
            <text:p>16.01.2014</text:p>
          </table:table-cell>
          <table:table-cell office:value-type="float" office:value="485.7" calcext:value-type="float">
            <text:p>485,7</text:p>
          </table:table-cell>
          <table:table-cell table:formula="of:=[.E79]-[.D79]" office:value-type="float" office:value="1" calcext:value-type="float">
            <text:p>1</text:p>
          </table:table-cell>
          <table:table-cell table:formula="of:=1+[.E79]-[.D79]" office:value-type="float" office:value="2" calcext:value-type="float">
            <text:p>2</text:p>
          </table:table-cell>
          <table:table-cell table:formula="of:=COM.MICROSOFT.CONCAT([.A79];[.B79])" office:value-type="string" office:string-value="KazimieraParczewska" calcext:value-type="string">
            <text:p>KazimieraParczewska</text:p>
          </table:table-cell>
          <table:table-cell table:formula="of:=COUNTIF([.$I$2:.$I$1001];[.I79])" office:value-type="float" office:value="11" calcext:value-type="float">
            <text:p>11</text:p>
          </table:table-cell>
          <table:table-cell table:formula="of:=SUMIF([.$I$2:.$I$1001];[.I79];[.$H$2:.$H$1001])" office:value-type="float" office:value="28" calcext:value-type="float">
            <text:p>28</text:p>
          </table:table-cell>
          <table:table-cell table:formula="of:=[.F79]+([.H79]-1)*24+30" office:value-type="float" office:value="539.7" calcext:value-type="float">
            <text:p>539,7</text:p>
          </table:table-cell>
          <table:table-cell table:formula="of:=MONTH([.D79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tarzyna</text:p>
          </table:table-cell>
          <table:table-cell table:style-name="ce2" office:value-type="string" calcext:value-type="string">
            <text:p>Piotrowska</text:p>
          </table:table-cell>
          <table:table-cell table:style-name="ce2" office:value-type="string" calcext:value-type="string">
            <text:p>Radom</text:p>
          </table:table-cell>
          <table:table-cell table:style-name="ce6" office:value-type="date" office:date-value="2014-01-15" calcext:value-type="date">
            <text:p>15.01.2014</text:p>
          </table:table-cell>
          <table:table-cell table:style-name="ce6" office:value-type="date" office:date-value="2014-01-16" calcext:value-type="date">
            <text:p>16.01.2014</text:p>
          </table:table-cell>
          <table:table-cell office:value-type="float" office:value="302.5" calcext:value-type="float">
            <text:p>302,5</text:p>
          </table:table-cell>
          <table:table-cell table:formula="of:=[.E80]-[.D80]" office:value-type="float" office:value="1" calcext:value-type="float">
            <text:p>1</text:p>
          </table:table-cell>
          <table:table-cell table:formula="of:=1+[.E80]-[.D80]" office:value-type="float" office:value="2" calcext:value-type="float">
            <text:p>2</text:p>
          </table:table-cell>
          <table:table-cell table:formula="of:=COM.MICROSOFT.CONCAT([.A80];[.B80])" office:value-type="string" office:string-value="KatarzynaPiotrowska" calcext:value-type="string">
            <text:p>KatarzynaPiotrowska</text:p>
          </table:table-cell>
          <table:table-cell table:formula="of:=COUNTIF([.$I$2:.$I$1001];[.I80])" office:value-type="float" office:value="10" calcext:value-type="float">
            <text:p>10</text:p>
          </table:table-cell>
          <table:table-cell table:formula="of:=SUMIF([.$I$2:.$I$1001];[.I80];[.$H$2:.$H$1001])" office:value-type="float" office:value="27" calcext:value-type="float">
            <text:p>27</text:p>
          </table:table-cell>
          <table:table-cell table:formula="of:=[.F80]+([.H80]-1)*24+30" office:value-type="float" office:value="356.5" calcext:value-type="float">
            <text:p>356,5</text:p>
          </table:table-cell>
          <table:table-cell table:formula="of:=MONTH([.D80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rolina</text:p>
          </table:table-cell>
          <table:table-cell table:style-name="ce2" office:value-type="string" calcext:value-type="string">
            <text:p>Podkalicka</text:p>
          </table:table-cell>
          <table:table-cell table:style-name="ce2" office:value-type="string" calcext:value-type="string">
            <text:p>Kielce</text:p>
          </table:table-cell>
          <table:table-cell table:style-name="ce6" office:value-type="date" office:date-value="2014-01-15" calcext:value-type="date">
            <text:p>15.01.2014</text:p>
          </table:table-cell>
          <table:table-cell table:style-name="ce6" office:value-type="date" office:date-value="2014-01-17" calcext:value-type="date">
            <text:p>17.01.2014</text:p>
          </table:table-cell>
          <table:table-cell office:value-type="float" office:value="663.7" calcext:value-type="float">
            <text:p>663,7</text:p>
          </table:table-cell>
          <table:table-cell table:formula="of:=[.E81]-[.D81]" office:value-type="float" office:value="2" calcext:value-type="float">
            <text:p>2</text:p>
          </table:table-cell>
          <table:table-cell table:formula="of:=1+[.E81]-[.D81]" office:value-type="float" office:value="3" calcext:value-type="float">
            <text:p>3</text:p>
          </table:table-cell>
          <table:table-cell table:formula="of:=COM.MICROSOFT.CONCAT([.A81];[.B81])" office:value-type="string" office:string-value="KarolinaPodkalicka" calcext:value-type="string">
            <text:p>KarolinaPodkalicka</text:p>
          </table:table-cell>
          <table:table-cell table:formula="of:=COUNTIF([.$I$2:.$I$1001];[.I81])" office:value-type="float" office:value="8" calcext:value-type="float">
            <text:p>8</text:p>
          </table:table-cell>
          <table:table-cell table:formula="of:=SUMIF([.$I$2:.$I$1001];[.I81];[.$H$2:.$H$1001])" office:value-type="float" office:value="17" calcext:value-type="float">
            <text:p>17</text:p>
          </table:table-cell>
          <table:table-cell table:formula="of:=[.F81]+([.H81]-1)*24+30" office:value-type="float" office:value="741.7" calcext:value-type="float">
            <text:p>741,7</text:p>
          </table:table-cell>
          <table:table-cell table:formula="of:=MONTH([.D81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Grzegorz</text:p>
          </table:table-cell>
          <table:table-cell table:style-name="ce2" office:value-type="string" calcext:value-type="string">
            <text:p>Podolski</text:p>
          </table:table-cell>
          <table:table-cell table:style-name="ce2" office:value-type="string" calcext:value-type="string">
            <text:p>Kielce</text:p>
          </table:table-cell>
          <table:table-cell table:style-name="ce6" office:value-type="date" office:date-value="2014-01-15" calcext:value-type="date">
            <text:p>15.01.2014</text:p>
          </table:table-cell>
          <table:table-cell table:style-name="ce6" office:value-type="date" office:date-value="2014-01-17" calcext:value-type="date">
            <text:p>17.01.2014</text:p>
          </table:table-cell>
          <table:table-cell office:value-type="float" office:value="663.7" calcext:value-type="float">
            <text:p>663,7</text:p>
          </table:table-cell>
          <table:table-cell table:formula="of:=[.E82]-[.D82]" office:value-type="float" office:value="2" calcext:value-type="float">
            <text:p>2</text:p>
          </table:table-cell>
          <table:table-cell table:formula="of:=1+[.E82]-[.D82]" office:value-type="float" office:value="3" calcext:value-type="float">
            <text:p>3</text:p>
          </table:table-cell>
          <table:table-cell table:formula="of:=COM.MICROSOFT.CONCAT([.A82];[.B82])" office:value-type="string" office:string-value="GrzegorzPodolski" calcext:value-type="string">
            <text:p>GrzegorzPodolski</text:p>
          </table:table-cell>
          <table:table-cell table:formula="of:=COUNTIF([.$I$2:.$I$1001];[.I82])" office:value-type="float" office:value="14" calcext:value-type="float">
            <text:p>14</text:p>
          </table:table-cell>
          <table:table-cell table:formula="of:=SUMIF([.$I$2:.$I$1001];[.I82];[.$H$2:.$H$1001])" office:value-type="float" office:value="32" calcext:value-type="float">
            <text:p>32</text:p>
          </table:table-cell>
          <table:table-cell table:formula="of:=[.F82]+([.H82]-1)*24+30" office:value-type="float" office:value="741.7" calcext:value-type="float">
            <text:p>741,7</text:p>
          </table:table-cell>
          <table:table-cell table:formula="of:=MONTH([.D82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Tomasz</text:p>
          </table:table-cell>
          <table:table-cell table:style-name="ce2" office:value-type="string" calcext:value-type="string">
            <text:p>Rzepka</text:p>
          </table:table-cell>
          <table:table-cell table:style-name="ce2" office:value-type="string" calcext:value-type="string">
            <text:p>Siedlce</text:p>
          </table:table-cell>
          <table:table-cell table:style-name="ce6" office:value-type="date" office:date-value="2014-01-15" calcext:value-type="date">
            <text:p>15.01.2014</text:p>
          </table:table-cell>
          <table:table-cell table:style-name="ce6" office:value-type="date" office:date-value="2014-01-19" calcext:value-type="date">
            <text:p>19.01.2014</text:p>
          </table:table-cell>
          <table:table-cell office:value-type="float" office:value="712.4" calcext:value-type="float">
            <text:p>712,4</text:p>
          </table:table-cell>
          <table:table-cell table:formula="of:=[.E83]-[.D83]" office:value-type="float" office:value="4" calcext:value-type="float">
            <text:p>4</text:p>
          </table:table-cell>
          <table:table-cell table:formula="of:=1+[.E83]-[.D83]" office:value-type="float" office:value="5" calcext:value-type="float">
            <text:p>5</text:p>
          </table:table-cell>
          <table:table-cell table:formula="of:=COM.MICROSOFT.CONCAT([.A83];[.B83])" office:value-type="string" office:string-value="TomaszRzepka" calcext:value-type="string">
            <text:p>TomaszRzepka</text:p>
          </table:table-cell>
          <table:table-cell table:formula="of:=COUNTIF([.$I$2:.$I$1001];[.I83])" office:value-type="float" office:value="17" calcext:value-type="float">
            <text:p>17</text:p>
          </table:table-cell>
          <table:table-cell table:formula="of:=SUMIF([.$I$2:.$I$1001];[.I83];[.$H$2:.$H$1001])" office:value-type="float" office:value="42" calcext:value-type="float">
            <text:p>42</text:p>
          </table:table-cell>
          <table:table-cell table:formula="of:=[.F83]+([.H83]-1)*24+30" office:value-type="float" office:value="838.4" calcext:value-type="float">
            <text:p>838,4</text:p>
          </table:table-cell>
          <table:table-cell table:formula="of:=MONTH([.D83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Sobecka</text:p>
          </table:table-cell>
          <table:table-cell table:style-name="ce2" office:value-type="string" calcext:value-type="string">
            <text:p>Radom</text:p>
          </table:table-cell>
          <table:table-cell table:style-name="ce6" office:value-type="date" office:date-value="2014-01-15" calcext:value-type="date">
            <text:p>15.01.2014</text:p>
          </table:table-cell>
          <table:table-cell table:style-name="ce6" office:value-type="date" office:date-value="2014-01-16" calcext:value-type="date">
            <text:p>16.01.2014</text:p>
          </table:table-cell>
          <table:table-cell office:value-type="float" office:value="302.5" calcext:value-type="float">
            <text:p>302,5</text:p>
          </table:table-cell>
          <table:table-cell table:formula="of:=[.E84]-[.D84]" office:value-type="float" office:value="1" calcext:value-type="float">
            <text:p>1</text:p>
          </table:table-cell>
          <table:table-cell table:formula="of:=1+[.E84]-[.D84]" office:value-type="float" office:value="2" calcext:value-type="float">
            <text:p>2</text:p>
          </table:table-cell>
          <table:table-cell table:formula="of:=COM.MICROSOFT.CONCAT([.A84];[.B84])" office:value-type="string" office:string-value="AnnaSobecka" calcext:value-type="string">
            <text:p>AnnaSobecka</text:p>
          </table:table-cell>
          <table:table-cell table:formula="of:=COUNTIF([.$I$2:.$I$1001];[.I84])" office:value-type="float" office:value="9" calcext:value-type="float">
            <text:p>9</text:p>
          </table:table-cell>
          <table:table-cell table:formula="of:=SUMIF([.$I$2:.$I$1001];[.I84];[.$H$2:.$H$1001])" office:value-type="float" office:value="24" calcext:value-type="float">
            <text:p>24</text:p>
          </table:table-cell>
          <table:table-cell table:formula="of:=[.F84]+([.H84]-1)*24+30" office:value-type="float" office:value="356.5" calcext:value-type="float">
            <text:p>356,5</text:p>
          </table:table-cell>
          <table:table-cell table:formula="of:=MONTH([.D84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arek</text:p>
          </table:table-cell>
          <table:table-cell table:style-name="ce2" office:value-type="string" calcext:value-type="string">
            <text:p>Trzeski</text:p>
          </table:table-cell>
          <table:table-cell table:style-name="ce2" office:value-type="string" calcext:value-type="string">
            <text:p>Malbork</text:p>
          </table:table-cell>
          <table:table-cell table:style-name="ce6" office:value-type="date" office:date-value="2014-01-15" calcext:value-type="date">
            <text:p>15.01.2014</text:p>
          </table:table-cell>
          <table:table-cell table:style-name="ce6" office:value-type="date" office:date-value="2014-01-16" calcext:value-type="date">
            <text:p>16.01.2014</text:p>
          </table:table-cell>
          <table:table-cell office:value-type="float" office:value="891" calcext:value-type="float">
            <text:p>891</text:p>
          </table:table-cell>
          <table:table-cell table:formula="of:=[.E85]-[.D85]" office:value-type="float" office:value="1" calcext:value-type="float">
            <text:p>1</text:p>
          </table:table-cell>
          <table:table-cell table:formula="of:=1+[.E85]-[.D85]" office:value-type="float" office:value="2" calcext:value-type="float">
            <text:p>2</text:p>
          </table:table-cell>
          <table:table-cell table:formula="of:=COM.MICROSOFT.CONCAT([.A85];[.B85])" office:value-type="string" office:string-value="MarekTrzeski" calcext:value-type="string">
            <text:p>MarekTrzeski</text:p>
          </table:table-cell>
          <table:table-cell table:formula="of:=COUNTIF([.$I$2:.$I$1001];[.I85])" office:value-type="float" office:value="9" calcext:value-type="float">
            <text:p>9</text:p>
          </table:table-cell>
          <table:table-cell table:formula="of:=SUMIF([.$I$2:.$I$1001];[.I85];[.$H$2:.$H$1001])" office:value-type="float" office:value="21" calcext:value-type="float">
            <text:p>21</text:p>
          </table:table-cell>
          <table:table-cell table:formula="of:=[.F85]+([.H85]-1)*24+30" office:value-type="float" office:value="945" calcext:value-type="float">
            <text:p>945</text:p>
          </table:table-cell>
          <table:table-cell table:formula="of:=MONTH([.D85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aulina</text:p>
          </table:table-cell>
          <table:table-cell table:style-name="ce2" office:value-type="string" calcext:value-type="string">
            <text:p>Watrach</text:p>
          </table:table-cell>
          <table:table-cell table:style-name="ce2" office:value-type="string" calcext:value-type="string">
            <text:p>Malbork</text:p>
          </table:table-cell>
          <table:table-cell table:style-name="ce6" office:value-type="date" office:date-value="2014-01-15" calcext:value-type="date">
            <text:p>15.01.2014</text:p>
          </table:table-cell>
          <table:table-cell table:style-name="ce6" office:value-type="date" office:date-value="2014-01-18" calcext:value-type="date">
            <text:p>18.01.2014</text:p>
          </table:table-cell>
          <table:table-cell office:value-type="float" office:value="1313" calcext:value-type="float">
            <text:p>1313</text:p>
          </table:table-cell>
          <table:table-cell table:formula="of:=[.E86]-[.D86]" office:value-type="float" office:value="3" calcext:value-type="float">
            <text:p>3</text:p>
          </table:table-cell>
          <table:table-cell table:formula="of:=1+[.E86]-[.D86]" office:value-type="float" office:value="4" calcext:value-type="float">
            <text:p>4</text:p>
          </table:table-cell>
          <table:table-cell table:formula="of:=COM.MICROSOFT.CONCAT([.A86];[.B86])" office:value-type="string" office:string-value="PaulinaWatrach" calcext:value-type="string">
            <text:p>PaulinaWatrach</text:p>
          </table:table-cell>
          <table:table-cell table:formula="of:=COUNTIF([.$I$2:.$I$1001];[.I86])" office:value-type="float" office:value="9" calcext:value-type="float">
            <text:p>9</text:p>
          </table:table-cell>
          <table:table-cell table:formula="of:=SUMIF([.$I$2:.$I$1001];[.I86];[.$H$2:.$H$1001])" office:value-type="float" office:value="21" calcext:value-type="float">
            <text:p>21</text:p>
          </table:table-cell>
          <table:table-cell table:formula="of:=[.F86]+([.H86]-1)*24+30" office:value-type="float" office:value="1415" calcext:value-type="float">
            <text:p>1415</text:p>
          </table:table-cell>
          <table:table-cell table:formula="of:=MONTH([.D86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aulina</text:p>
          </table:table-cell>
          <table:table-cell table:style-name="ce2" office:value-type="string" calcext:value-type="string">
            <text:p>Chorzowska</text:p>
          </table:table-cell>
          <table:table-cell table:style-name="ce2" office:value-type="string" calcext:value-type="string">
            <text:p>Mielec</text:p>
          </table:table-cell>
          <table:table-cell table:number-columns-repeated="2" table:style-name="ce6" office:value-type="date" office:date-value="2014-01-17" calcext:value-type="date">
            <text:p>17.01.2014</text:p>
          </table:table-cell>
          <table:table-cell office:value-type="float" office:value="442" calcext:value-type="float">
            <text:p>442</text:p>
          </table:table-cell>
          <table:table-cell table:formula="of:=[.E87]-[.D87]" office:value-type="float" office:value="0" calcext:value-type="float">
            <text:p>0</text:p>
          </table:table-cell>
          <table:table-cell table:formula="of:=1+[.E87]-[.D87]" office:value-type="float" office:value="1" calcext:value-type="float">
            <text:p>1</text:p>
          </table:table-cell>
          <table:table-cell table:formula="of:=COM.MICROSOFT.CONCAT([.A87];[.B87])" office:value-type="string" office:string-value="PaulinaChorzowska" calcext:value-type="string">
            <text:p>PaulinaChorzowska</text:p>
          </table:table-cell>
          <table:table-cell table:formula="of:=COUNTIF([.$I$2:.$I$1001];[.I87])" office:value-type="float" office:value="10" calcext:value-type="float">
            <text:p>10</text:p>
          </table:table-cell>
          <table:table-cell table:formula="of:=SUMIF([.$I$2:.$I$1001];[.I87];[.$H$2:.$H$1001])" office:value-type="float" office:value="14" calcext:value-type="float">
            <text:p>14</text:p>
          </table:table-cell>
          <table:table-cell table:formula="of:=[.F87]+([.H87]-1)*24+30" office:value-type="float" office:value="472" calcext:value-type="float">
            <text:p>472</text:p>
          </table:table-cell>
          <table:table-cell table:formula="of:=MONTH([.D87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alwina</text:p>
          </table:table-cell>
          <table:table-cell table:style-name="ce2" office:value-type="string" calcext:value-type="string">
            <text:p>Papkin</text:p>
          </table:table-cell>
          <table:table-cell table:style-name="ce2" office:value-type="string" calcext:value-type="string">
            <text:p>Mielec</text:p>
          </table:table-cell>
          <table:table-cell table:number-columns-repeated="2" table:style-name="ce6" office:value-type="date" office:date-value="2014-01-17" calcext:value-type="date">
            <text:p>17.01.2014</text:p>
          </table:table-cell>
          <table:table-cell office:value-type="float" office:value="442" calcext:value-type="float">
            <text:p>442</text:p>
          </table:table-cell>
          <table:table-cell table:formula="of:=[.E88]-[.D88]" office:value-type="float" office:value="0" calcext:value-type="float">
            <text:p>0</text:p>
          </table:table-cell>
          <table:table-cell table:formula="of:=1+[.E88]-[.D88]" office:value-type="float" office:value="1" calcext:value-type="float">
            <text:p>1</text:p>
          </table:table-cell>
          <table:table-cell table:formula="of:=COM.MICROSOFT.CONCAT([.A88];[.B88])" office:value-type="string" office:string-value="MalwinaPapkin" calcext:value-type="string">
            <text:p>MalwinaPapkin</text:p>
          </table:table-cell>
          <table:table-cell table:formula="of:=COUNTIF([.$I$2:.$I$1001];[.I88])" office:value-type="float" office:value="11" calcext:value-type="float">
            <text:p>11</text:p>
          </table:table-cell>
          <table:table-cell table:formula="of:=SUMIF([.$I$2:.$I$1001];[.I88];[.$H$2:.$H$1001])" office:value-type="float" office:value="28" calcext:value-type="float">
            <text:p>28</text:p>
          </table:table-cell>
          <table:table-cell table:formula="of:=[.F88]+([.H88]-1)*24+30" office:value-type="float" office:value="472" calcext:value-type="float">
            <text:p>472</text:p>
          </table:table-cell>
          <table:table-cell table:formula="of:=MONTH([.D88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ebastian</text:p>
          </table:table-cell>
          <table:table-cell table:style-name="ce2" office:value-type="string" calcext:value-type="string">
            <text:p>Puchacz</text:p>
          </table:table-cell>
          <table:table-cell table:style-name="ce2" office:value-type="string" calcext:value-type="string">
            <text:p>Siedlce</text:p>
          </table:table-cell>
          <table:table-cell table:number-columns-repeated="2" table:style-name="ce6" office:value-type="date" office:date-value="2014-01-17" calcext:value-type="date">
            <text:p>17.01.2014</text:p>
          </table:table-cell>
          <table:table-cell office:value-type="float" office:value="156.4" calcext:value-type="float">
            <text:p>156,4</text:p>
          </table:table-cell>
          <table:table-cell table:formula="of:=[.E89]-[.D89]" office:value-type="float" office:value="0" calcext:value-type="float">
            <text:p>0</text:p>
          </table:table-cell>
          <table:table-cell table:formula="of:=1+[.E89]-[.D89]" office:value-type="float" office:value="1" calcext:value-type="float">
            <text:p>1</text:p>
          </table:table-cell>
          <table:table-cell table:formula="of:=COM.MICROSOFT.CONCAT([.A89];[.B89])" office:value-type="string" office:string-value="SebastianPuchacz" calcext:value-type="string">
            <text:p>SebastianPuchacz</text:p>
          </table:table-cell>
          <table:table-cell table:formula="of:=COUNTIF([.$I$2:.$I$1001];[.I89])" office:value-type="float" office:value="12" calcext:value-type="float">
            <text:p>12</text:p>
          </table:table-cell>
          <table:table-cell table:formula="of:=SUMIF([.$I$2:.$I$1001];[.I89];[.$H$2:.$H$1001])" office:value-type="float" office:value="35" calcext:value-type="float">
            <text:p>35</text:p>
          </table:table-cell>
          <table:table-cell table:formula="of:=[.F89]+([.H89]-1)*24+30" office:value-type="float" office:value="186.4" calcext:value-type="float">
            <text:p>186,4</text:p>
          </table:table-cell>
          <table:table-cell table:formula="of:=MONTH([.D89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ustyna</text:p>
          </table:table-cell>
          <table:table-cell table:style-name="ce2" office:value-type="string" calcext:value-type="string">
            <text:p>Tracz</text:p>
          </table:table-cell>
          <table:table-cell table:style-name="ce2" office:value-type="string" calcext:value-type="string">
            <text:p>Siedlce</text:p>
          </table:table-cell>
          <table:table-cell table:number-columns-repeated="2" table:style-name="ce6" office:value-type="date" office:date-value="2014-01-17" calcext:value-type="date">
            <text:p>17.01.2014</text:p>
          </table:table-cell>
          <table:table-cell office:value-type="float" office:value="156.4" calcext:value-type="float">
            <text:p>156,4</text:p>
          </table:table-cell>
          <table:table-cell table:formula="of:=[.E90]-[.D90]" office:value-type="float" office:value="0" calcext:value-type="float">
            <text:p>0</text:p>
          </table:table-cell>
          <table:table-cell table:formula="of:=1+[.E90]-[.D90]" office:value-type="float" office:value="1" calcext:value-type="float">
            <text:p>1</text:p>
          </table:table-cell>
          <table:table-cell table:formula="of:=COM.MICROSOFT.CONCAT([.A90];[.B90])" office:value-type="string" office:string-value="JustynaTracz" calcext:value-type="string">
            <text:p>JustynaTracz</text:p>
          </table:table-cell>
          <table:table-cell table:formula="of:=COUNTIF([.$I$2:.$I$1001];[.I90])" office:value-type="float" office:value="13" calcext:value-type="float">
            <text:p>13</text:p>
          </table:table-cell>
          <table:table-cell table:formula="of:=SUMIF([.$I$2:.$I$1001];[.I90];[.$H$2:.$H$1001])" office:value-type="float" office:value="36" calcext:value-type="float">
            <text:p>36</text:p>
          </table:table-cell>
          <table:table-cell table:formula="of:=[.F90]+([.H90]-1)*24+30" office:value-type="float" office:value="186.4" calcext:value-type="float">
            <text:p>186,4</text:p>
          </table:table-cell>
          <table:table-cell table:formula="of:=MONTH([.D90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dam</text:p>
          </table:table-cell>
          <table:table-cell table:style-name="ce2" office:value-type="string" calcext:value-type="string">
            <text:p>Markowski</text:p>
          </table:table-cell>
          <table:table-cell table:style-name="ce2" office:value-type="string" calcext:value-type="string">
            <text:p>Krakow</text:p>
          </table:table-cell>
          <table:table-cell table:number-columns-repeated="2" table:style-name="ce6" office:value-type="date" office:date-value="2014-01-18" calcext:value-type="date">
            <text:p>18.01.2014</text:p>
          </table:table-cell>
          <table:table-cell office:value-type="float" office:value="501.5" calcext:value-type="float">
            <text:p>501,5</text:p>
          </table:table-cell>
          <table:table-cell table:formula="of:=[.E91]-[.D91]" office:value-type="float" office:value="0" calcext:value-type="float">
            <text:p>0</text:p>
          </table:table-cell>
          <table:table-cell table:formula="of:=1+[.E91]-[.D91]" office:value-type="float" office:value="1" calcext:value-type="float">
            <text:p>1</text:p>
          </table:table-cell>
          <table:table-cell table:formula="of:=COM.MICROSOFT.CONCAT([.A91];[.B91])" office:value-type="string" office:string-value="AdamMarkowski" calcext:value-type="string">
            <text:p>AdamMarkowski</text:p>
          </table:table-cell>
          <table:table-cell table:formula="of:=COUNTIF([.$I$2:.$I$1001];[.I91])" office:value-type="float" office:value="8" calcext:value-type="float">
            <text:p>8</text:p>
          </table:table-cell>
          <table:table-cell table:formula="of:=SUMIF([.$I$2:.$I$1001];[.I91];[.$H$2:.$H$1001])" office:value-type="float" office:value="17" calcext:value-type="float">
            <text:p>17</text:p>
          </table:table-cell>
          <table:table-cell table:formula="of:=[.F91]+([.H91]-1)*24+30" office:value-type="float" office:value="531.5" calcext:value-type="float">
            <text:p>531,5</text:p>
          </table:table-cell>
          <table:table-cell table:formula="of:=MONTH([.D91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Ewelia</text:p>
          </table:table-cell>
          <table:table-cell table:style-name="ce2" office:value-type="string" calcext:value-type="string">
            <text:p>Nyska</text:p>
          </table:table-cell>
          <table:table-cell table:style-name="ce2" office:value-type="string" calcext:value-type="string">
            <text:p>Radom</text:p>
          </table:table-cell>
          <table:table-cell table:style-name="ce6" office:value-type="date" office:date-value="2014-01-18" calcext:value-type="date">
            <text:p>18.01.2014</text:p>
          </table:table-cell>
          <table:table-cell table:style-name="ce6" office:value-type="date" office:date-value="2014-01-19" calcext:value-type="date">
            <text:p>19.01.2014</text:p>
          </table:table-cell>
          <table:table-cell office:value-type="float" office:value="302.5" calcext:value-type="float">
            <text:p>302,5</text:p>
          </table:table-cell>
          <table:table-cell table:formula="of:=[.E92]-[.D92]" office:value-type="float" office:value="1" calcext:value-type="float">
            <text:p>1</text:p>
          </table:table-cell>
          <table:table-cell table:formula="of:=1+[.E92]-[.D92]" office:value-type="float" office:value="2" calcext:value-type="float">
            <text:p>2</text:p>
          </table:table-cell>
          <table:table-cell table:formula="of:=COM.MICROSOFT.CONCAT([.A92];[.B92])" office:value-type="string" office:string-value="EweliaNyska" calcext:value-type="string">
            <text:p>EweliaNyska</text:p>
          </table:table-cell>
          <table:table-cell table:formula="of:=COUNTIF([.$I$2:.$I$1001];[.I92])" office:value-type="float" office:value="10" calcext:value-type="float">
            <text:p>10</text:p>
          </table:table-cell>
          <table:table-cell table:formula="of:=SUMIF([.$I$2:.$I$1001];[.I92];[.$H$2:.$H$1001])" office:value-type="float" office:value="27" calcext:value-type="float">
            <text:p>27</text:p>
          </table:table-cell>
          <table:table-cell table:formula="of:=[.F92]+([.H92]-1)*24+30" office:value-type="float" office:value="356.5" calcext:value-type="float">
            <text:p>356,5</text:p>
          </table:table-cell>
          <table:table-cell table:formula="of:=MONTH([.D92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Zofia</text:p>
          </table:table-cell>
          <table:table-cell table:style-name="ce2" office:value-type="string" calcext:value-type="string">
            <text:p>Seredycka</text:p>
          </table:table-cell>
          <table:table-cell table:style-name="ce2" office:value-type="string" calcext:value-type="string">
            <text:p>Malbork</text:p>
          </table:table-cell>
          <table:table-cell table:number-columns-repeated="2" table:style-name="ce6" office:value-type="date" office:date-value="2014-01-18" calcext:value-type="date">
            <text:p>18.01.2014</text:p>
          </table:table-cell>
          <table:table-cell office:value-type="float" office:value="680" calcext:value-type="float">
            <text:p>680</text:p>
          </table:table-cell>
          <table:table-cell table:formula="of:=[.E93]-[.D93]" office:value-type="float" office:value="0" calcext:value-type="float">
            <text:p>0</text:p>
          </table:table-cell>
          <table:table-cell table:formula="of:=1+[.E93]-[.D93]" office:value-type="float" office:value="1" calcext:value-type="float">
            <text:p>1</text:p>
          </table:table-cell>
          <table:table-cell table:formula="of:=COM.MICROSOFT.CONCAT([.A93];[.B93])" office:value-type="string" office:string-value="ZofiaSeredycka" calcext:value-type="string">
            <text:p>ZofiaSeredycka</text:p>
          </table:table-cell>
          <table:table-cell table:formula="of:=COUNTIF([.$I$2:.$I$1001];[.I93])" office:value-type="float" office:value="15" calcext:value-type="float">
            <text:p>15</text:p>
          </table:table-cell>
          <table:table-cell table:formula="of:=SUMIF([.$I$2:.$I$1001];[.I93];[.$H$2:.$H$1001])" office:value-type="float" office:value="36" calcext:value-type="float">
            <text:p>36</text:p>
          </table:table-cell>
          <table:table-cell table:formula="of:=[.F93]+([.H93]-1)*24+30" office:value-type="float" office:value="710" calcext:value-type="float">
            <text:p>710</text:p>
          </table:table-cell>
          <table:table-cell table:formula="of:=MONTH([.D93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Bonifacy</text:p>
          </table:table-cell>
          <table:table-cell table:style-name="ce2" office:value-type="string" calcext:value-type="string">
            <text:p>Barczewski</text:p>
          </table:table-cell>
          <table:table-cell table:style-name="ce2" office:value-type="string" calcext:value-type="string">
            <text:p>Bydgoszcz</text:p>
          </table:table-cell>
          <table:table-cell table:number-columns-repeated="2" table:style-name="ce6" office:value-type="date" office:date-value="2014-01-19" calcext:value-type="date">
            <text:p>19.01.2014</text:p>
          </table:table-cell>
          <table:table-cell office:value-type="float" office:value="513.4" calcext:value-type="float">
            <text:p>513,4</text:p>
          </table:table-cell>
          <table:table-cell table:formula="of:=[.E94]-[.D94]" office:value-type="float" office:value="0" calcext:value-type="float">
            <text:p>0</text:p>
          </table:table-cell>
          <table:table-cell table:formula="of:=1+[.E94]-[.D94]" office:value-type="float" office:value="1" calcext:value-type="float">
            <text:p>1</text:p>
          </table:table-cell>
          <table:table-cell table:formula="of:=COM.MICROSOFT.CONCAT([.A94];[.B94])" office:value-type="string" office:string-value="BonifacyBarczewski" calcext:value-type="string">
            <text:p>BonifacyBarczewski</text:p>
          </table:table-cell>
          <table:table-cell table:formula="of:=COUNTIF([.$I$2:.$I$1001];[.I94])" office:value-type="float" office:value="8" calcext:value-type="float">
            <text:p>8</text:p>
          </table:table-cell>
          <table:table-cell table:formula="of:=SUMIF([.$I$2:.$I$1001];[.I94];[.$H$2:.$H$1001])" office:value-type="float" office:value="17" calcext:value-type="float">
            <text:p>17</text:p>
          </table:table-cell>
          <table:table-cell table:formula="of:=[.F94]+([.H94]-1)*24+30" office:value-type="float" office:value="543.4" calcext:value-type="float">
            <text:p>543,4</text:p>
          </table:table-cell>
          <table:table-cell table:formula="of:=MONTH([.D94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Grzegorz</text:p>
          </table:table-cell>
          <table:table-cell table:style-name="ce2" office:value-type="string" calcext:value-type="string">
            <text:p>Podolski</text:p>
          </table:table-cell>
          <table:table-cell table:style-name="ce2" office:value-type="string" calcext:value-type="string">
            <text:p>Krakow</text:p>
          </table:table-cell>
          <table:table-cell table:number-columns-repeated="2" table:style-name="ce6" office:value-type="date" office:date-value="2014-01-19" calcext:value-type="date">
            <text:p>19.01.2014</text:p>
          </table:table-cell>
          <table:table-cell office:value-type="float" office:value="501.5" calcext:value-type="float">
            <text:p>501,5</text:p>
          </table:table-cell>
          <table:table-cell table:formula="of:=[.E95]-[.D95]" office:value-type="float" office:value="0" calcext:value-type="float">
            <text:p>0</text:p>
          </table:table-cell>
          <table:table-cell table:formula="of:=1+[.E95]-[.D95]" office:value-type="float" office:value="1" calcext:value-type="float">
            <text:p>1</text:p>
          </table:table-cell>
          <table:table-cell table:formula="of:=COM.MICROSOFT.CONCAT([.A95];[.B95])" office:value-type="string" office:string-value="GrzegorzPodolski" calcext:value-type="string">
            <text:p>GrzegorzPodolski</text:p>
          </table:table-cell>
          <table:table-cell table:formula="of:=COUNTIF([.$I$2:.$I$1001];[.I95])" office:value-type="float" office:value="14" calcext:value-type="float">
            <text:p>14</text:p>
          </table:table-cell>
          <table:table-cell table:formula="of:=SUMIF([.$I$2:.$I$1001];[.I95];[.$H$2:.$H$1001])" office:value-type="float" office:value="32" calcext:value-type="float">
            <text:p>32</text:p>
          </table:table-cell>
          <table:table-cell table:formula="of:=[.F95]+([.H95]-1)*24+30" office:value-type="float" office:value="531.5" calcext:value-type="float">
            <text:p>531,5</text:p>
          </table:table-cell>
          <table:table-cell table:formula="of:=MONTH([.D95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rolina</text:p>
          </table:table-cell>
          <table:table-cell table:style-name="ce2" office:value-type="string" calcext:value-type="string">
            <text:p>Janes</text:p>
          </table:table-cell>
          <table:table-cell table:style-name="ce2" office:value-type="string" calcext:value-type="string">
            <text:p>Katowice</text:p>
          </table:table-cell>
          <table:table-cell table:style-name="ce6" office:value-type="date" office:date-value="2014-01-21" calcext:value-type="date">
            <text:p>21.01.2014</text:p>
          </table:table-cell>
          <table:table-cell table:style-name="ce6" office:value-type="date" office:date-value="2014-01-23" calcext:value-type="date">
            <text:p>23.01.2014</text:p>
          </table:table-cell>
          <table:table-cell office:value-type="float" office:value="892.7" calcext:value-type="float">
            <text:p>892,7</text:p>
          </table:table-cell>
          <table:table-cell table:formula="of:=[.E96]-[.D96]" office:value-type="float" office:value="2" calcext:value-type="float">
            <text:p>2</text:p>
          </table:table-cell>
          <table:table-cell table:formula="of:=1+[.E96]-[.D96]" office:value-type="float" office:value="3" calcext:value-type="float">
            <text:p>3</text:p>
          </table:table-cell>
          <table:table-cell table:formula="of:=COM.MICROSOFT.CONCAT([.A96];[.B96])" office:value-type="string" office:string-value="KarolinaJanes" calcext:value-type="string">
            <text:p>KarolinaJanes</text:p>
          </table:table-cell>
          <table:table-cell table:formula="of:=COUNTIF([.$I$2:.$I$1001];[.I96])" office:value-type="float" office:value="12" calcext:value-type="float">
            <text:p>12</text:p>
          </table:table-cell>
          <table:table-cell table:formula="of:=SUMIF([.$I$2:.$I$1001];[.I96];[.$H$2:.$H$1001])" office:value-type="float" office:value="33" calcext:value-type="float">
            <text:p>33</text:p>
          </table:table-cell>
          <table:table-cell table:formula="of:=[.F96]+([.H96]-1)*24+30" office:value-type="float" office:value="970.7" calcext:value-type="float">
            <text:p>970,7</text:p>
          </table:table-cell>
          <table:table-cell table:formula="of:=MONTH([.D96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Ewa</text:p>
          </table:table-cell>
          <table:table-cell table:style-name="ce2" office:value-type="string" calcext:value-type="string">
            <text:p>Kwiska</text:p>
          </table:table-cell>
          <table:table-cell table:style-name="ce2" office:value-type="string" calcext:value-type="string">
            <text:p>Mielec</text:p>
          </table:table-cell>
          <table:table-cell table:style-name="ce6" office:value-type="date" office:date-value="2014-01-21" calcext:value-type="date">
            <text:p>21.01.2014</text:p>
          </table:table-cell>
          <table:table-cell table:style-name="ce6" office:value-type="date" office:date-value="2014-01-24" calcext:value-type="date">
            <text:p>24.01.2014</text:p>
          </table:table-cell>
          <table:table-cell office:value-type="float" office:value="826" calcext:value-type="float">
            <text:p>826</text:p>
          </table:table-cell>
          <table:table-cell table:formula="of:=[.E97]-[.D97]" office:value-type="float" office:value="3" calcext:value-type="float">
            <text:p>3</text:p>
          </table:table-cell>
          <table:table-cell table:formula="of:=1+[.E97]-[.D97]" office:value-type="float" office:value="4" calcext:value-type="float">
            <text:p>4</text:p>
          </table:table-cell>
          <table:table-cell table:formula="of:=COM.MICROSOFT.CONCAT([.A97];[.B97])" office:value-type="string" office:string-value="EwaKwiska" calcext:value-type="string">
            <text:p>EwaKwiska</text:p>
          </table:table-cell>
          <table:table-cell table:formula="of:=COUNTIF([.$I$2:.$I$1001];[.I97])" office:value-type="float" office:value="8" calcext:value-type="float">
            <text:p>8</text:p>
          </table:table-cell>
          <table:table-cell table:formula="of:=SUMIF([.$I$2:.$I$1001];[.I97];[.$H$2:.$H$1001])" office:value-type="float" office:value="29" calcext:value-type="float">
            <text:p>29</text:p>
          </table:table-cell>
          <table:table-cell table:formula="of:=[.F97]+([.H97]-1)*24+30" office:value-type="float" office:value="928" calcext:value-type="float">
            <text:p>928</text:p>
          </table:table-cell>
          <table:table-cell table:formula="of:=MONTH([.D97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dam</text:p>
          </table:table-cell>
          <table:table-cell table:style-name="ce2" office:value-type="string" calcext:value-type="string">
            <text:p>Markowski</text:p>
          </table:table-cell>
          <table:table-cell table:style-name="ce2" office:value-type="string" calcext:value-type="string">
            <text:p>Katowice</text:p>
          </table:table-cell>
          <table:table-cell table:style-name="ce6" office:value-type="date" office:date-value="2014-01-21" calcext:value-type="date">
            <text:p>21.01.2014</text:p>
          </table:table-cell>
          <table:table-cell table:style-name="ce6" office:value-type="date" office:date-value="2014-01-23" calcext:value-type="date">
            <text:p>23.01.2014</text:p>
          </table:table-cell>
          <table:table-cell office:value-type="float" office:value="892.7" calcext:value-type="float">
            <text:p>892,7</text:p>
          </table:table-cell>
          <table:table-cell table:formula="of:=[.E98]-[.D98]" office:value-type="float" office:value="2" calcext:value-type="float">
            <text:p>2</text:p>
          </table:table-cell>
          <table:table-cell table:formula="of:=1+[.E98]-[.D98]" office:value-type="float" office:value="3" calcext:value-type="float">
            <text:p>3</text:p>
          </table:table-cell>
          <table:table-cell table:formula="of:=COM.MICROSOFT.CONCAT([.A98];[.B98])" office:value-type="string" office:string-value="AdamMarkowski" calcext:value-type="string">
            <text:p>AdamMarkowski</text:p>
          </table:table-cell>
          <table:table-cell table:formula="of:=COUNTIF([.$I$2:.$I$1001];[.I98])" office:value-type="float" office:value="8" calcext:value-type="float">
            <text:p>8</text:p>
          </table:table-cell>
          <table:table-cell table:formula="of:=SUMIF([.$I$2:.$I$1001];[.I98];[.$H$2:.$H$1001])" office:value-type="float" office:value="17" calcext:value-type="float">
            <text:p>17</text:p>
          </table:table-cell>
          <table:table-cell table:formula="of:=[.F98]+([.H98]-1)*24+30" office:value-type="float" office:value="970.7" calcext:value-type="float">
            <text:p>970,7</text:p>
          </table:table-cell>
          <table:table-cell table:formula="of:=MONTH([.D98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aulina</text:p>
          </table:table-cell>
          <table:table-cell table:style-name="ce2" office:value-type="string" calcext:value-type="string">
            <text:p>Maskor</text:p>
          </table:table-cell>
          <table:table-cell table:style-name="ce2" office:value-type="string" calcext:value-type="string">
            <text:p>Bydgoszcz</text:p>
          </table:table-cell>
          <table:table-cell table:style-name="ce6" office:value-type="date" office:date-value="2014-01-21" calcext:value-type="date">
            <text:p>21.01.2014</text:p>
          </table:table-cell>
          <table:table-cell table:style-name="ce6" office:value-type="date" office:date-value="2014-01-23" calcext:value-type="date">
            <text:p>23.01.2014</text:p>
          </table:table-cell>
          <table:table-cell office:value-type="float" office:value="795.4" calcext:value-type="float">
            <text:p>795,4</text:p>
          </table:table-cell>
          <table:table-cell table:formula="of:=[.E99]-[.D99]" office:value-type="float" office:value="2" calcext:value-type="float">
            <text:p>2</text:p>
          </table:table-cell>
          <table:table-cell table:formula="of:=1+[.E99]-[.D99]" office:value-type="float" office:value="3" calcext:value-type="float">
            <text:p>3</text:p>
          </table:table-cell>
          <table:table-cell table:formula="of:=COM.MICROSOFT.CONCAT([.A99];[.B99])" office:value-type="string" office:string-value="PaulinaMaskor" calcext:value-type="string">
            <text:p>PaulinaMaskor</text:p>
          </table:table-cell>
          <table:table-cell table:formula="of:=COUNTIF([.$I$2:.$I$1001];[.I99])" office:value-type="float" office:value="13" calcext:value-type="float">
            <text:p>13</text:p>
          </table:table-cell>
          <table:table-cell table:formula="of:=SUMIF([.$I$2:.$I$1001];[.I99];[.$H$2:.$H$1001])" office:value-type="float" office:value="41" calcext:value-type="float">
            <text:p>41</text:p>
          </table:table-cell>
          <table:table-cell table:formula="of:=[.F99]+([.H99]-1)*24+30" office:value-type="float" office:value="873.4" calcext:value-type="float">
            <text:p>873,4</text:p>
          </table:table-cell>
          <table:table-cell table:formula="of:=MONTH([.D99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Ewelia</text:p>
          </table:table-cell>
          <table:table-cell table:style-name="ce2" office:value-type="string" calcext:value-type="string">
            <text:p>Prus</text:p>
          </table:table-cell>
          <table:table-cell table:style-name="ce2" office:value-type="string" calcext:value-type="string">
            <text:p>Malbork</text:p>
          </table:table-cell>
          <table:table-cell table:style-name="ce6" office:value-type="date" office:date-value="2014-01-21" calcext:value-type="date">
            <text:p>21.01.2014</text:p>
          </table:table-cell>
          <table:table-cell table:style-name="ce6" office:value-type="date" office:date-value="2014-01-25" calcext:value-type="date">
            <text:p>25.01.2014</text:p>
          </table:table-cell>
          <table:table-cell office:value-type="float" office:value="1524" calcext:value-type="float">
            <text:p>1524</text:p>
          </table:table-cell>
          <table:table-cell table:formula="of:=[.E100]-[.D100]" office:value-type="float" office:value="4" calcext:value-type="float">
            <text:p>4</text:p>
          </table:table-cell>
          <table:table-cell table:formula="of:=1+[.E100]-[.D100]" office:value-type="float" office:value="5" calcext:value-type="float">
            <text:p>5</text:p>
          </table:table-cell>
          <table:table-cell table:formula="of:=COM.MICROSOFT.CONCAT([.A100];[.B100])" office:value-type="string" office:string-value="EweliaPrus" calcext:value-type="string">
            <text:p>EweliaPrus</text:p>
          </table:table-cell>
          <table:table-cell table:formula="of:=COUNTIF([.$I$2:.$I$1001];[.I100])" office:value-type="float" office:value="8" calcext:value-type="float">
            <text:p>8</text:p>
          </table:table-cell>
          <table:table-cell table:formula="of:=SUMIF([.$I$2:.$I$1001];[.I100];[.$H$2:.$H$1001])" office:value-type="float" office:value="27" calcext:value-type="float">
            <text:p>27</text:p>
          </table:table-cell>
          <table:table-cell table:formula="of:=[.F100]+([.H100]-1)*24+30" office:value-type="float" office:value="1650" calcext:value-type="float">
            <text:p>1650</text:p>
          </table:table-cell>
          <table:table-cell table:formula="of:=MONTH([.D100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ebastian</text:p>
          </table:table-cell>
          <table:table-cell table:style-name="ce2" office:value-type="string" calcext:value-type="string">
            <text:p>Puchacz</text:p>
          </table:table-cell>
          <table:table-cell table:style-name="ce2" office:value-type="string" calcext:value-type="string">
            <text:p>Olsztyn</text:p>
          </table:table-cell>
          <table:table-cell table:style-name="ce6" office:value-type="date" office:date-value="2014-01-21" calcext:value-type="date">
            <text:p>21.01.2014</text:p>
          </table:table-cell>
          <table:table-cell table:style-name="ce6" office:value-type="date" office:date-value="2014-01-24" calcext:value-type="date">
            <text:p>24.01.2014</text:p>
          </table:table-cell>
          <table:table-cell office:value-type="float" office:value="852.8" calcext:value-type="float">
            <text:p>852,8</text:p>
          </table:table-cell>
          <table:table-cell table:formula="of:=[.E101]-[.D101]" office:value-type="float" office:value="3" calcext:value-type="float">
            <text:p>3</text:p>
          </table:table-cell>
          <table:table-cell table:formula="of:=1+[.E101]-[.D101]" office:value-type="float" office:value="4" calcext:value-type="float">
            <text:p>4</text:p>
          </table:table-cell>
          <table:table-cell table:formula="of:=COM.MICROSOFT.CONCAT([.A101];[.B101])" office:value-type="string" office:string-value="SebastianPuchacz" calcext:value-type="string">
            <text:p>SebastianPuchacz</text:p>
          </table:table-cell>
          <table:table-cell table:formula="of:=COUNTIF([.$I$2:.$I$1001];[.I101])" office:value-type="float" office:value="12" calcext:value-type="float">
            <text:p>12</text:p>
          </table:table-cell>
          <table:table-cell table:formula="of:=SUMIF([.$I$2:.$I$1001];[.I101];[.$H$2:.$H$1001])" office:value-type="float" office:value="35" calcext:value-type="float">
            <text:p>35</text:p>
          </table:table-cell>
          <table:table-cell table:formula="of:=[.F101]+([.H101]-1)*24+30" office:value-type="float" office:value="954.8" calcext:value-type="float">
            <text:p>954,8</text:p>
          </table:table-cell>
          <table:table-cell table:formula="of:=MONTH([.D101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Dominika</text:p>
          </table:table-cell>
          <table:table-cell table:style-name="ce2" office:value-type="string" calcext:value-type="string">
            <text:p>Bodera</text:p>
          </table:table-cell>
          <table:table-cell table:style-name="ce2" office:value-type="string" calcext:value-type="string">
            <text:p>Krakow</text:p>
          </table:table-cell>
          <table:table-cell table:number-columns-repeated="2" table:style-name="ce6" office:value-type="date" office:date-value="2014-01-22" calcext:value-type="date">
            <text:p>22.01.2014</text:p>
          </table:table-cell>
          <table:table-cell office:value-type="float" office:value="501.5" calcext:value-type="float">
            <text:p>501,5</text:p>
          </table:table-cell>
          <table:table-cell table:formula="of:=[.E102]-[.D102]" office:value-type="float" office:value="0" calcext:value-type="float">
            <text:p>0</text:p>
          </table:table-cell>
          <table:table-cell table:formula="of:=1+[.E102]-[.D102]" office:value-type="float" office:value="1" calcext:value-type="float">
            <text:p>1</text:p>
          </table:table-cell>
          <table:table-cell table:formula="of:=COM.MICROSOFT.CONCAT([.A102];[.B102])" office:value-type="string" office:string-value="DominikaBodera" calcext:value-type="string">
            <text:p>DominikaBodera</text:p>
          </table:table-cell>
          <table:table-cell table:formula="of:=COUNTIF([.$I$2:.$I$1001];[.I102])" office:value-type="float" office:value="13" calcext:value-type="float">
            <text:p>13</text:p>
          </table:table-cell>
          <table:table-cell table:formula="of:=SUMIF([.$I$2:.$I$1001];[.I102];[.$H$2:.$H$1001])" office:value-type="float" office:value="35" calcext:value-type="float">
            <text:p>35</text:p>
          </table:table-cell>
          <table:table-cell table:formula="of:=[.F102]+([.H102]-1)*24+30" office:value-type="float" office:value="531.5" calcext:value-type="float">
            <text:p>531,5</text:p>
          </table:table-cell>
          <table:table-cell table:formula="of:=MONTH([.D102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Zofia</text:p>
          </table:table-cell>
          <table:table-cell table:style-name="ce2" office:value-type="string" calcext:value-type="string">
            <text:p>Budzianowska</text:p>
          </table:table-cell>
          <table:table-cell table:style-name="ce2" office:value-type="string" calcext:value-type="string">
            <text:p>Kalisz</text:p>
          </table:table-cell>
          <table:table-cell table:number-columns-repeated="2" table:style-name="ce6" office:value-type="date" office:date-value="2014-01-22" calcext:value-type="date">
            <text:p>22.01.2014</text:p>
          </table:table-cell>
          <table:table-cell office:value-type="float" office:value="442" calcext:value-type="float">
            <text:p>442</text:p>
          </table:table-cell>
          <table:table-cell table:formula="of:=[.E103]-[.D103]" office:value-type="float" office:value="0" calcext:value-type="float">
            <text:p>0</text:p>
          </table:table-cell>
          <table:table-cell table:formula="of:=1+[.E103]-[.D103]" office:value-type="float" office:value="1" calcext:value-type="float">
            <text:p>1</text:p>
          </table:table-cell>
          <table:table-cell table:formula="of:=COM.MICROSOFT.CONCAT([.A103];[.B103])" office:value-type="string" office:string-value="ZofiaBudzianowska" calcext:value-type="string">
            <text:p>ZofiaBudzianowska</text:p>
          </table:table-cell>
          <table:table-cell table:formula="of:=COUNTIF([.$I$2:.$I$1001];[.I103])" office:value-type="float" office:value="16" calcext:value-type="float">
            <text:p>16</text:p>
          </table:table-cell>
          <table:table-cell table:formula="of:=SUMIF([.$I$2:.$I$1001];[.I103];[.$H$2:.$H$1001])" office:value-type="float" office:value="41" calcext:value-type="float">
            <text:p>41</text:p>
          </table:table-cell>
          <table:table-cell table:formula="of:=[.F103]+([.H103]-1)*24+30" office:value-type="float" office:value="472" calcext:value-type="float">
            <text:p>472</text:p>
          </table:table-cell>
          <table:table-cell table:formula="of:=MONTH([.D103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ornel</text:p>
          </table:table-cell>
          <table:table-cell table:style-name="ce2" office:value-type="string" calcext:value-type="string">
            <text:p>Henrykowski</text:p>
          </table:table-cell>
          <table:table-cell table:style-name="ce2" office:value-type="string" calcext:value-type="string">
            <text:p>Malbork</text:p>
          </table:table-cell>
          <table:table-cell table:style-name="ce6" office:value-type="date" office:date-value="2014-01-22" calcext:value-type="date">
            <text:p>22.01.2014</text:p>
          </table:table-cell>
          <table:table-cell table:style-name="ce6" office:value-type="date" office:date-value="2014-01-24" calcext:value-type="date">
            <text:p>24.01.2014</text:p>
          </table:table-cell>
          <table:table-cell office:value-type="float" office:value="1102" calcext:value-type="float">
            <text:p>1102</text:p>
          </table:table-cell>
          <table:table-cell table:formula="of:=[.E104]-[.D104]" office:value-type="float" office:value="2" calcext:value-type="float">
            <text:p>2</text:p>
          </table:table-cell>
          <table:table-cell table:formula="of:=1+[.E104]-[.D104]" office:value-type="float" office:value="3" calcext:value-type="float">
            <text:p>3</text:p>
          </table:table-cell>
          <table:table-cell table:formula="of:=COM.MICROSOFT.CONCAT([.A104];[.B104])" office:value-type="string" office:string-value="KornelHenrykowski" calcext:value-type="string">
            <text:p>KornelHenrykowski</text:p>
          </table:table-cell>
          <table:table-cell table:formula="of:=COUNTIF([.$I$2:.$I$1001];[.I104])" office:value-type="float" office:value="13" calcext:value-type="float">
            <text:p>13</text:p>
          </table:table-cell>
          <table:table-cell table:formula="of:=SUMIF([.$I$2:.$I$1001];[.I104];[.$H$2:.$H$1001])" office:value-type="float" office:value="27" calcext:value-type="float">
            <text:p>27</text:p>
          </table:table-cell>
          <table:table-cell table:formula="of:=[.F104]+([.H104]-1)*24+30" office:value-type="float" office:value="1180" calcext:value-type="float">
            <text:p>1180</text:p>
          </table:table-cell>
          <table:table-cell table:formula="of:=MONTH([.D104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cper</text:p>
          </table:table-cell>
          <table:table-cell table:style-name="ce2" office:value-type="string" calcext:value-type="string">
            <text:p>Krajewski</text:p>
          </table:table-cell>
          <table:table-cell table:style-name="ce2" office:value-type="string" calcext:value-type="string">
            <text:p>Radom</text:p>
          </table:table-cell>
          <table:table-cell table:style-name="ce6" office:value-type="date" office:date-value="2014-01-22" calcext:value-type="date">
            <text:p>22.01.2014</text:p>
          </table:table-cell>
          <table:table-cell table:style-name="ce6" office:value-type="date" office:date-value="2014-01-24" calcext:value-type="date">
            <text:p>24.01.2014</text:p>
          </table:table-cell>
          <table:table-cell office:value-type="float" office:value="426.5" calcext:value-type="float">
            <text:p>426,5</text:p>
          </table:table-cell>
          <table:table-cell table:formula="of:=[.E105]-[.D105]" office:value-type="float" office:value="2" calcext:value-type="float">
            <text:p>2</text:p>
          </table:table-cell>
          <table:table-cell table:formula="of:=1+[.E105]-[.D105]" office:value-type="float" office:value="3" calcext:value-type="float">
            <text:p>3</text:p>
          </table:table-cell>
          <table:table-cell table:formula="of:=COM.MICROSOFT.CONCAT([.A105];[.B105])" office:value-type="string" office:string-value="KacperKrajewski" calcext:value-type="string">
            <text:p>KacperKrajewski</text:p>
          </table:table-cell>
          <table:table-cell table:formula="of:=COUNTIF([.$I$2:.$I$1001];[.I105])" office:value-type="float" office:value="10" calcext:value-type="float">
            <text:p>10</text:p>
          </table:table-cell>
          <table:table-cell table:formula="of:=SUMIF([.$I$2:.$I$1001];[.I105];[.$H$2:.$H$1001])" office:value-type="float" office:value="25" calcext:value-type="float">
            <text:p>25</text:p>
          </table:table-cell>
          <table:table-cell table:formula="of:=[.F105]+([.H105]-1)*24+30" office:value-type="float" office:value="504.5" calcext:value-type="float">
            <text:p>504,5</text:p>
          </table:table-cell>
          <table:table-cell table:formula="of:=MONTH([.D105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anina</text:p>
          </table:table-cell>
          <table:table-cell table:style-name="ce2" office:value-type="string" calcext:value-type="string">
            <text:p>Bolanowska</text:p>
          </table:table-cell>
          <table:table-cell table:style-name="ce2" office:value-type="string" calcext:value-type="string">
            <text:p>Bydgoszcz</text:p>
          </table:table-cell>
          <table:table-cell table:style-name="ce6" office:value-type="date" office:date-value="2014-01-23" calcext:value-type="date">
            <text:p>23.01.2014</text:p>
          </table:table-cell>
          <table:table-cell table:style-name="ce6" office:value-type="date" office:date-value="2014-01-24" calcext:value-type="date">
            <text:p>24.01.2014</text:p>
          </table:table-cell>
          <table:table-cell office:value-type="float" office:value="654.4" calcext:value-type="float">
            <text:p>654,4</text:p>
          </table:table-cell>
          <table:table-cell table:formula="of:=[.E106]-[.D106]" office:value-type="float" office:value="1" calcext:value-type="float">
            <text:p>1</text:p>
          </table:table-cell>
          <table:table-cell table:formula="of:=1+[.E106]-[.D106]" office:value-type="float" office:value="2" calcext:value-type="float">
            <text:p>2</text:p>
          </table:table-cell>
          <table:table-cell table:formula="of:=COM.MICROSOFT.CONCAT([.A106];[.B106])" office:value-type="string" office:string-value="JaninaBolanowska" calcext:value-type="string">
            <text:p>JaninaBolanowska</text:p>
          </table:table-cell>
          <table:table-cell table:formula="of:=COUNTIF([.$I$2:.$I$1001];[.I106])" office:value-type="float" office:value="8" calcext:value-type="float">
            <text:p>8</text:p>
          </table:table-cell>
          <table:table-cell table:formula="of:=SUMIF([.$I$2:.$I$1001];[.I106];[.$H$2:.$H$1001])" office:value-type="float" office:value="25" calcext:value-type="float">
            <text:p>25</text:p>
          </table:table-cell>
          <table:table-cell table:formula="of:=[.F106]+([.H106]-1)*24+30" office:value-type="float" office:value="708.4" calcext:value-type="float">
            <text:p>708,4</text:p>
          </table:table-cell>
          <table:table-cell table:formula="of:=MONTH([.D106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erzy</text:p>
          </table:table-cell>
          <table:table-cell table:style-name="ce2" office:value-type="string" calcext:value-type="string">
            <text:p>Granica</text:p>
          </table:table-cell>
          <table:table-cell table:style-name="ce2" office:value-type="string" calcext:value-type="string">
            <text:p>Siedlce</text:p>
          </table:table-cell>
          <table:table-cell table:style-name="ce6" office:value-type="date" office:date-value="2014-01-23" calcext:value-type="date">
            <text:p>23.01.2014</text:p>
          </table:table-cell>
          <table:table-cell table:style-name="ce6" office:value-type="date" office:date-value="2014-01-24" calcext:value-type="date">
            <text:p>24.01.2014</text:p>
          </table:table-cell>
          <table:table-cell office:value-type="float" office:value="295.4" calcext:value-type="float">
            <text:p>295,4</text:p>
          </table:table-cell>
          <table:table-cell table:formula="of:=[.E107]-[.D107]" office:value-type="float" office:value="1" calcext:value-type="float">
            <text:p>1</text:p>
          </table:table-cell>
          <table:table-cell table:formula="of:=1+[.E107]-[.D107]" office:value-type="float" office:value="2" calcext:value-type="float">
            <text:p>2</text:p>
          </table:table-cell>
          <table:table-cell table:formula="of:=COM.MICROSOFT.CONCAT([.A107];[.B107])" office:value-type="string" office:string-value="JerzyGranica" calcext:value-type="string">
            <text:p>JerzyGranica</text:p>
          </table:table-cell>
          <table:table-cell table:formula="of:=COUNTIF([.$I$2:.$I$1001];[.I107])" office:value-type="float" office:value="11" calcext:value-type="float">
            <text:p>11</text:p>
          </table:table-cell>
          <table:table-cell table:formula="of:=SUMIF([.$I$2:.$I$1001];[.I107];[.$H$2:.$H$1001])" office:value-type="float" office:value="26" calcext:value-type="float">
            <text:p>26</text:p>
          </table:table-cell>
          <table:table-cell table:formula="of:=[.F107]+([.H107]-1)*24+30" office:value-type="float" office:value="349.4" calcext:value-type="float">
            <text:p>349,4</text:p>
          </table:table-cell>
          <table:table-cell table:formula="of:=MONTH([.D107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erzy</text:p>
          </table:table-cell>
          <table:table-cell table:style-name="ce2" office:value-type="string" calcext:value-type="string">
            <text:p>Jurajski</text:p>
          </table:table-cell>
          <table:table-cell table:style-name="ce2" office:value-type="string" calcext:value-type="string">
            <text:p>Kielce</text:p>
          </table:table-cell>
          <table:table-cell table:style-name="ce6" office:value-type="date" office:date-value="2014-01-23" calcext:value-type="date">
            <text:p>23.01.2014</text:p>
          </table:table-cell>
          <table:table-cell table:style-name="ce6" office:value-type="date" office:date-value="2014-01-24" calcext:value-type="date">
            <text:p>24.01.2014</text:p>
          </table:table-cell>
          <table:table-cell office:value-type="float" office:value="485.7" calcext:value-type="float">
            <text:p>485,7</text:p>
          </table:table-cell>
          <table:table-cell table:formula="of:=[.E108]-[.D108]" office:value-type="float" office:value="1" calcext:value-type="float">
            <text:p>1</text:p>
          </table:table-cell>
          <table:table-cell table:formula="of:=1+[.E108]-[.D108]" office:value-type="float" office:value="2" calcext:value-type="float">
            <text:p>2</text:p>
          </table:table-cell>
          <table:table-cell table:formula="of:=COM.MICROSOFT.CONCAT([.A108];[.B108])" office:value-type="string" office:string-value="JerzyJurajski" calcext:value-type="string">
            <text:p>JerzyJurajski</text:p>
          </table:table-cell>
          <table:table-cell table:formula="of:=COUNTIF([.$I$2:.$I$1001];[.I108])" office:value-type="float" office:value="6" calcext:value-type="float">
            <text:p>6</text:p>
          </table:table-cell>
          <table:table-cell table:formula="of:=SUMIF([.$I$2:.$I$1001];[.I108];[.$H$2:.$H$1001])" office:value-type="float" office:value="16" calcext:value-type="float">
            <text:p>16</text:p>
          </table:table-cell>
          <table:table-cell table:formula="of:=[.F108]+([.H108]-1)*24+30" office:value-type="float" office:value="539.7" calcext:value-type="float">
            <text:p>539,7</text:p>
          </table:table-cell>
          <table:table-cell table:formula="of:=MONTH([.D108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Ewa</text:p>
          </table:table-cell>
          <table:table-cell table:style-name="ce2" office:value-type="string" calcext:value-type="string">
            <text:p>Fidyk</text:p>
          </table:table-cell>
          <table:table-cell table:style-name="ce2" office:value-type="string" calcext:value-type="string">
            <text:p>Katowice</text:p>
          </table:table-cell>
          <table:table-cell table:number-columns-repeated="2" table:style-name="ce6" office:value-type="date" office:date-value="2014-01-24" calcext:value-type="date">
            <text:p>24.01.2014</text:p>
          </table:table-cell>
          <table:table-cell office:value-type="float" office:value="494.7" calcext:value-type="float">
            <text:p>494,7</text:p>
          </table:table-cell>
          <table:table-cell table:formula="of:=[.E109]-[.D109]" office:value-type="float" office:value="0" calcext:value-type="float">
            <text:p>0</text:p>
          </table:table-cell>
          <table:table-cell table:formula="of:=1+[.E109]-[.D109]" office:value-type="float" office:value="1" calcext:value-type="float">
            <text:p>1</text:p>
          </table:table-cell>
          <table:table-cell table:formula="of:=COM.MICROSOFT.CONCAT([.A109];[.B109])" office:value-type="string" office:string-value="EwaFidyk" calcext:value-type="string">
            <text:p>EwaFidyk</text:p>
          </table:table-cell>
          <table:table-cell table:formula="of:=COUNTIF([.$I$2:.$I$1001];[.I109])" office:value-type="float" office:value="9" calcext:value-type="float">
            <text:p>9</text:p>
          </table:table-cell>
          <table:table-cell table:formula="of:=SUMIF([.$I$2:.$I$1001];[.I109];[.$H$2:.$H$1001])" office:value-type="float" office:value="20" calcext:value-type="float">
            <text:p>20</text:p>
          </table:table-cell>
          <table:table-cell table:formula="of:=[.F109]+([.H109]-1)*24+30" office:value-type="float" office:value="524.7" calcext:value-type="float">
            <text:p>524,7</text:p>
          </table:table-cell>
          <table:table-cell table:formula="of:=MONTH([.D109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Wiktor</text:p>
          </table:table-cell>
          <table:table-cell table:style-name="ce2" office:value-type="string" calcext:value-type="string">
            <text:p>Wroblewski</text:p>
          </table:table-cell>
          <table:table-cell table:style-name="ce2" office:value-type="string" calcext:value-type="string">
            <text:p>Kutno</text:p>
          </table:table-cell>
          <table:table-cell table:number-columns-repeated="2" table:style-name="ce6" office:value-type="date" office:date-value="2014-01-24" calcext:value-type="date">
            <text:p>24.01.2014</text:p>
          </table:table-cell>
          <table:table-cell office:value-type="float" office:value="278.8" calcext:value-type="float">
            <text:p>278,8</text:p>
          </table:table-cell>
          <table:table-cell table:formula="of:=[.E110]-[.D110]" office:value-type="float" office:value="0" calcext:value-type="float">
            <text:p>0</text:p>
          </table:table-cell>
          <table:table-cell table:formula="of:=1+[.E110]-[.D110]" office:value-type="float" office:value="1" calcext:value-type="float">
            <text:p>1</text:p>
          </table:table-cell>
          <table:table-cell table:formula="of:=COM.MICROSOFT.CONCAT([.A110];[.B110])" office:value-type="string" office:string-value="WiktorWroblewski" calcext:value-type="string">
            <text:p>WiktorWroblewski</text:p>
          </table:table-cell>
          <table:table-cell table:formula="of:=COUNTIF([.$I$2:.$I$1001];[.I110])" office:value-type="float" office:value="8" calcext:value-type="float">
            <text:p>8</text:p>
          </table:table-cell>
          <table:table-cell table:formula="of:=SUMIF([.$I$2:.$I$1001];[.I110];[.$H$2:.$H$1001])" office:value-type="float" office:value="16" calcext:value-type="float">
            <text:p>16</text:p>
          </table:table-cell>
          <table:table-cell table:formula="of:=[.F110]+([.H110]-1)*24+30" office:value-type="float" office:value="308.8" calcext:value-type="float">
            <text:p>308,8</text:p>
          </table:table-cell>
          <table:table-cell table:formula="of:=MONTH([.D110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Zofia</text:p>
          </table:table-cell>
          <table:table-cell table:style-name="ce2" office:value-type="string" calcext:value-type="string">
            <text:p>Seredycka</text:p>
          </table:table-cell>
          <table:table-cell table:style-name="ce2" office:value-type="string" calcext:value-type="string">
            <text:p>Olsztyn</text:p>
          </table:table-cell>
          <table:table-cell table:number-columns-repeated="2" table:style-name="ce6" office:value-type="date" office:date-value="2014-01-25" calcext:value-type="date">
            <text:p>25.01.2014</text:p>
          </table:table-cell>
          <table:table-cell office:value-type="float" office:value="363.8" calcext:value-type="float">
            <text:p>363,8</text:p>
          </table:table-cell>
          <table:table-cell table:formula="of:=[.E111]-[.D111]" office:value-type="float" office:value="0" calcext:value-type="float">
            <text:p>0</text:p>
          </table:table-cell>
          <table:table-cell table:formula="of:=1+[.E111]-[.D111]" office:value-type="float" office:value="1" calcext:value-type="float">
            <text:p>1</text:p>
          </table:table-cell>
          <table:table-cell table:formula="of:=COM.MICROSOFT.CONCAT([.A111];[.B111])" office:value-type="string" office:string-value="ZofiaSeredycka" calcext:value-type="string">
            <text:p>ZofiaSeredycka</text:p>
          </table:table-cell>
          <table:table-cell table:formula="of:=COUNTIF([.$I$2:.$I$1001];[.I111])" office:value-type="float" office:value="15" calcext:value-type="float">
            <text:p>15</text:p>
          </table:table-cell>
          <table:table-cell table:formula="of:=SUMIF([.$I$2:.$I$1001];[.I111];[.$H$2:.$H$1001])" office:value-type="float" office:value="36" calcext:value-type="float">
            <text:p>36</text:p>
          </table:table-cell>
          <table:table-cell table:formula="of:=[.F111]+([.H111]-1)*24+30" office:value-type="float" office:value="393.8" calcext:value-type="float">
            <text:p>393,8</text:p>
          </table:table-cell>
          <table:table-cell table:formula="of:=MONTH([.D111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rolina</text:p>
          </table:table-cell>
          <table:table-cell table:style-name="ce2" office:value-type="string" calcext:value-type="string">
            <text:p>Arska</text:p>
          </table:table-cell>
          <table:table-cell table:style-name="ce2" office:value-type="string" calcext:value-type="string">
            <text:p>Kielce</text:p>
          </table:table-cell>
          <table:table-cell table:style-name="ce6" office:value-type="date" office:date-value="2014-01-26" calcext:value-type="date">
            <text:p>26.01.2014</text:p>
          </table:table-cell>
          <table:table-cell table:style-name="ce6" office:value-type="date" office:date-value="2014-01-30" calcext:value-type="date">
            <text:p>30.01.2014</text:p>
          </table:table-cell>
          <table:table-cell office:value-type="float" office:value="1019.7" calcext:value-type="float">
            <text:p>1019,7</text:p>
          </table:table-cell>
          <table:table-cell table:formula="of:=[.E112]-[.D112]" office:value-type="float" office:value="4" calcext:value-type="float">
            <text:p>4</text:p>
          </table:table-cell>
          <table:table-cell table:formula="of:=1+[.E112]-[.D112]" office:value-type="float" office:value="5" calcext:value-type="float">
            <text:p>5</text:p>
          </table:table-cell>
          <table:table-cell table:formula="of:=COM.MICROSOFT.CONCAT([.A112];[.B112])" office:value-type="string" office:string-value="KarolinaArska" calcext:value-type="string">
            <text:p>KarolinaArska</text:p>
          </table:table-cell>
          <table:table-cell table:formula="of:=COUNTIF([.$I$2:.$I$1001];[.I112])" office:value-type="float" office:value="12" calcext:value-type="float">
            <text:p>12</text:p>
          </table:table-cell>
          <table:table-cell table:formula="of:=SUMIF([.$I$2:.$I$1001];[.I112];[.$H$2:.$H$1001])" office:value-type="float" office:value="36" calcext:value-type="float">
            <text:p>36</text:p>
          </table:table-cell>
          <table:table-cell table:formula="of:=[.F112]+([.H112]-1)*24+30" office:value-type="float" office:value="1145.7" calcext:value-type="float">
            <text:p>1145,7</text:p>
          </table:table-cell>
          <table:table-cell table:formula="of:=MONTH([.D112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Eustachy</text:p>
          </table:table-cell>
          <table:table-cell table:style-name="ce2" office:value-type="string" calcext:value-type="string">
            <text:p>Bydgoski</text:p>
          </table:table-cell>
          <table:table-cell table:style-name="ce2" office:value-type="string" calcext:value-type="string">
            <text:p>Bydgoszcz</text:p>
          </table:table-cell>
          <table:table-cell table:style-name="ce6" office:value-type="date" office:date-value="2014-01-26" calcext:value-type="date">
            <text:p>26.01.2014</text:p>
          </table:table-cell>
          <table:table-cell table:style-name="ce6" office:value-type="date" office:date-value="2014-01-30" calcext:value-type="date">
            <text:p>30.01.2014</text:p>
          </table:table-cell>
          <table:table-cell office:value-type="float" office:value="1077.4" calcext:value-type="float">
            <text:p>1077,4</text:p>
          </table:table-cell>
          <table:table-cell table:formula="of:=[.E113]-[.D113]" office:value-type="float" office:value="4" calcext:value-type="float">
            <text:p>4</text:p>
          </table:table-cell>
          <table:table-cell table:formula="of:=1+[.E113]-[.D113]" office:value-type="float" office:value="5" calcext:value-type="float">
            <text:p>5</text:p>
          </table:table-cell>
          <table:table-cell table:formula="of:=COM.MICROSOFT.CONCAT([.A113];[.B113])" office:value-type="string" office:string-value="EustachyBydgoski" calcext:value-type="string">
            <text:p>EustachyBydgoski</text:p>
          </table:table-cell>
          <table:table-cell table:formula="of:=COUNTIF([.$I$2:.$I$1001];[.I113])" office:value-type="float" office:value="6" calcext:value-type="float">
            <text:p>6</text:p>
          </table:table-cell>
          <table:table-cell table:formula="of:=SUMIF([.$I$2:.$I$1001];[.I113];[.$H$2:.$H$1001])" office:value-type="float" office:value="19" calcext:value-type="float">
            <text:p>19</text:p>
          </table:table-cell>
          <table:table-cell table:formula="of:=[.F113]+([.H113]-1)*24+30" office:value-type="float" office:value="1203.4" calcext:value-type="float">
            <text:p>1203,4</text:p>
          </table:table-cell>
          <table:table-cell table:formula="of:=MONTH([.D113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aulina</text:p>
          </table:table-cell>
          <table:table-cell table:style-name="ce2" office:value-type="string" calcext:value-type="string">
            <text:p>Dok</text:p>
          </table:table-cell>
          <table:table-cell table:style-name="ce2" office:value-type="string" calcext:value-type="string">
            <text:p>Krakow</text:p>
          </table:table-cell>
          <table:table-cell table:style-name="ce6" office:value-type="date" office:date-value="2014-01-26" calcext:value-type="date">
            <text:p>26.01.2014</text:p>
          </table:table-cell>
          <table:table-cell table:style-name="ce6" office:value-type="date" office:date-value="2014-01-28" calcext:value-type="date">
            <text:p>28.01.2014</text:p>
          </table:table-cell>
          <table:table-cell office:value-type="float" office:value="911.5" calcext:value-type="float">
            <text:p>911,5</text:p>
          </table:table-cell>
          <table:table-cell table:formula="of:=[.E114]-[.D114]" office:value-type="float" office:value="2" calcext:value-type="float">
            <text:p>2</text:p>
          </table:table-cell>
          <table:table-cell table:formula="of:=1+[.E114]-[.D114]" office:value-type="float" office:value="3" calcext:value-type="float">
            <text:p>3</text:p>
          </table:table-cell>
          <table:table-cell table:formula="of:=COM.MICROSOFT.CONCAT([.A114];[.B114])" office:value-type="string" office:string-value="PaulinaDok" calcext:value-type="string">
            <text:p>PaulinaDok</text:p>
          </table:table-cell>
          <table:table-cell table:formula="of:=COUNTIF([.$I$2:.$I$1001];[.I114])" office:value-type="float" office:value="7" calcext:value-type="float">
            <text:p>7</text:p>
          </table:table-cell>
          <table:table-cell table:formula="of:=SUMIF([.$I$2:.$I$1001];[.I114];[.$H$2:.$H$1001])" office:value-type="float" office:value="20" calcext:value-type="float">
            <text:p>20</text:p>
          </table:table-cell>
          <table:table-cell table:formula="of:=[.F114]+([.H114]-1)*24+30" office:value-type="float" office:value="989.5" calcext:value-type="float">
            <text:p>989,5</text:p>
          </table:table-cell>
          <table:table-cell table:formula="of:=MONTH([.D114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Zuzanna</text:p>
          </table:table-cell>
          <table:table-cell table:style-name="ce2" office:value-type="string" calcext:value-type="string">
            <text:p>Kowalska</text:p>
          </table:table-cell>
          <table:table-cell table:style-name="ce2" office:value-type="string" calcext:value-type="string">
            <text:p>Olsztyn</text:p>
          </table:table-cell>
          <table:table-cell table:style-name="ce6" office:value-type="date" office:date-value="2014-01-26" calcext:value-type="date">
            <text:p>26.01.2014</text:p>
          </table:table-cell>
          <table:table-cell table:style-name="ce6" office:value-type="date" office:date-value="2014-01-28" calcext:value-type="date">
            <text:p>28.01.2014</text:p>
          </table:table-cell>
          <table:table-cell office:value-type="float" office:value="689.8" calcext:value-type="float">
            <text:p>689,8</text:p>
          </table:table-cell>
          <table:table-cell table:formula="of:=[.E115]-[.D115]" office:value-type="float" office:value="2" calcext:value-type="float">
            <text:p>2</text:p>
          </table:table-cell>
          <table:table-cell table:formula="of:=1+[.E115]-[.D115]" office:value-type="float" office:value="3" calcext:value-type="float">
            <text:p>3</text:p>
          </table:table-cell>
          <table:table-cell table:formula="of:=COM.MICROSOFT.CONCAT([.A115];[.B115])" office:value-type="string" office:string-value="ZuzannaKowalska" calcext:value-type="string">
            <text:p>ZuzannaKowalska</text:p>
          </table:table-cell>
          <table:table-cell table:formula="of:=COUNTIF([.$I$2:.$I$1001];[.I115])" office:value-type="float" office:value="8" calcext:value-type="float">
            <text:p>8</text:p>
          </table:table-cell>
          <table:table-cell table:formula="of:=SUMIF([.$I$2:.$I$1001];[.I115];[.$H$2:.$H$1001])" office:value-type="float" office:value="25" calcext:value-type="float">
            <text:p>25</text:p>
          </table:table-cell>
          <table:table-cell table:formula="of:=[.F115]+([.H115]-1)*24+30" office:value-type="float" office:value="767.8" calcext:value-type="float">
            <text:p>767,8</text:p>
          </table:table-cell>
          <table:table-cell table:formula="of:=MONTH([.D115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Zofia</text:p>
          </table:table-cell>
          <table:table-cell table:style-name="ce2" office:value-type="string" calcext:value-type="string">
            <text:p>Maselska</text:p>
          </table:table-cell>
          <table:table-cell table:style-name="ce2" office:value-type="string" calcext:value-type="string">
            <text:p>Krakow</text:p>
          </table:table-cell>
          <table:table-cell table:style-name="ce6" office:value-type="date" office:date-value="2014-01-26" calcext:value-type="date">
            <text:p>26.01.2014</text:p>
          </table:table-cell>
          <table:table-cell table:style-name="ce6" office:value-type="date" office:date-value="2014-01-30" calcext:value-type="date">
            <text:p>30.01.2014</text:p>
          </table:table-cell>
          <table:table-cell office:value-type="float" office:value="1321.5" calcext:value-type="float">
            <text:p>1321,5</text:p>
          </table:table-cell>
          <table:table-cell table:formula="of:=[.E116]-[.D116]" office:value-type="float" office:value="4" calcext:value-type="float">
            <text:p>4</text:p>
          </table:table-cell>
          <table:table-cell table:formula="of:=1+[.E116]-[.D116]" office:value-type="float" office:value="5" calcext:value-type="float">
            <text:p>5</text:p>
          </table:table-cell>
          <table:table-cell table:formula="of:=COM.MICROSOFT.CONCAT([.A116];[.B116])" office:value-type="string" office:string-value="ZofiaMaselska" calcext:value-type="string">
            <text:p>ZofiaMaselska</text:p>
          </table:table-cell>
          <table:table-cell table:formula="of:=COUNTIF([.$I$2:.$I$1001];[.I116])" office:value-type="float" office:value="11" calcext:value-type="float">
            <text:p>11</text:p>
          </table:table-cell>
          <table:table-cell table:formula="of:=SUMIF([.$I$2:.$I$1001];[.I116];[.$H$2:.$H$1001])" office:value-type="float" office:value="25" calcext:value-type="float">
            <text:p>25</text:p>
          </table:table-cell>
          <table:table-cell table:formula="of:=[.F116]+([.H116]-1)*24+30" office:value-type="float" office:value="1447.5" calcext:value-type="float">
            <text:p>1447,5</text:p>
          </table:table-cell>
          <table:table-cell table:formula="of:=MONTH([.D116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dia</text:p>
          </table:table-cell>
          <table:table-cell table:style-name="ce2" office:value-type="string" calcext:value-type="string">
            <text:p>Opolska</text:p>
          </table:table-cell>
          <table:table-cell table:style-name="ce2" office:value-type="string" calcext:value-type="string">
            <text:p>Kalisz</text:p>
          </table:table-cell>
          <table:table-cell table:style-name="ce6" office:value-type="date" office:date-value="2014-01-26" calcext:value-type="date">
            <text:p>26.01.2014</text:p>
          </table:table-cell>
          <table:table-cell table:style-name="ce6" office:value-type="date" office:date-value="2014-01-30" calcext:value-type="date">
            <text:p>30.01.2014</text:p>
          </table:table-cell>
          <table:table-cell office:value-type="float" office:value="1078" calcext:value-type="float">
            <text:p>1078</text:p>
          </table:table-cell>
          <table:table-cell table:formula="of:=[.E117]-[.D117]" office:value-type="float" office:value="4" calcext:value-type="float">
            <text:p>4</text:p>
          </table:table-cell>
          <table:table-cell table:formula="of:=1+[.E117]-[.D117]" office:value-type="float" office:value="5" calcext:value-type="float">
            <text:p>5</text:p>
          </table:table-cell>
          <table:table-cell table:formula="of:=COM.MICROSOFT.CONCAT([.A117];[.B117])" office:value-type="string" office:string-value="LidiaOpolska" calcext:value-type="string">
            <text:p>LidiaOpolska</text:p>
          </table:table-cell>
          <table:table-cell table:formula="of:=COUNTIF([.$I$2:.$I$1001];[.I117])" office:value-type="float" office:value="8" calcext:value-type="float">
            <text:p>8</text:p>
          </table:table-cell>
          <table:table-cell table:formula="of:=SUMIF([.$I$2:.$I$1001];[.I117];[.$H$2:.$H$1001])" office:value-type="float" office:value="22" calcext:value-type="float">
            <text:p>22</text:p>
          </table:table-cell>
          <table:table-cell table:formula="of:=[.F117]+([.H117]-1)*24+30" office:value-type="float" office:value="1204" calcext:value-type="float">
            <text:p>1204</text:p>
          </table:table-cell>
          <table:table-cell table:formula="of:=MONTH([.D117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alwina</text:p>
          </table:table-cell>
          <table:table-cell table:style-name="ce2" office:value-type="string" calcext:value-type="string">
            <text:p>Papkin</text:p>
          </table:table-cell>
          <table:table-cell table:style-name="ce2" office:value-type="string" calcext:value-type="string">
            <text:p>Lublin</text:p>
          </table:table-cell>
          <table:table-cell table:style-name="ce6" office:value-type="date" office:date-value="2014-01-26" calcext:value-type="date">
            <text:p>26.01.2014</text:p>
          </table:table-cell>
          <table:table-cell table:style-name="ce6" office:value-type="date" office:date-value="2014-01-29" calcext:value-type="date">
            <text:p>29.01.2014</text:p>
          </table:table-cell>
          <table:table-cell office:value-type="float" office:value="737.7" calcext:value-type="float">
            <text:p>737,7</text:p>
          </table:table-cell>
          <table:table-cell table:formula="of:=[.E118]-[.D118]" office:value-type="float" office:value="3" calcext:value-type="float">
            <text:p>3</text:p>
          </table:table-cell>
          <table:table-cell table:formula="of:=1+[.E118]-[.D118]" office:value-type="float" office:value="4" calcext:value-type="float">
            <text:p>4</text:p>
          </table:table-cell>
          <table:table-cell table:formula="of:=COM.MICROSOFT.CONCAT([.A118];[.B118])" office:value-type="string" office:string-value="MalwinaPapkin" calcext:value-type="string">
            <text:p>MalwinaPapkin</text:p>
          </table:table-cell>
          <table:table-cell table:formula="of:=COUNTIF([.$I$2:.$I$1001];[.I118])" office:value-type="float" office:value="11" calcext:value-type="float">
            <text:p>11</text:p>
          </table:table-cell>
          <table:table-cell table:formula="of:=SUMIF([.$I$2:.$I$1001];[.I118];[.$H$2:.$H$1001])" office:value-type="float" office:value="28" calcext:value-type="float">
            <text:p>28</text:p>
          </table:table-cell>
          <table:table-cell table:formula="of:=[.F118]+([.H118]-1)*24+30" office:value-type="float" office:value="839.7" calcext:value-type="float">
            <text:p>839,7</text:p>
          </table:table-cell>
          <table:table-cell table:formula="of:=MONTH([.D118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Narcyz</text:p>
          </table:table-cell>
          <table:table-cell table:style-name="ce2" office:value-type="string" calcext:value-type="string">
            <text:p>Polanicki</text:p>
          </table:table-cell>
          <table:table-cell table:style-name="ce2" office:value-type="string" calcext:value-type="string">
            <text:p>Katowice</text:p>
          </table:table-cell>
          <table:table-cell table:style-name="ce6" office:value-type="date" office:date-value="2014-01-26" calcext:value-type="date">
            <text:p>26.01.2014</text:p>
          </table:table-cell>
          <table:table-cell table:style-name="ce6" office:value-type="date" office:date-value="2014-01-27" calcext:value-type="date">
            <text:p>27.01.2014</text:p>
          </table:table-cell>
          <table:table-cell office:value-type="float" office:value="693.7" calcext:value-type="float">
            <text:p>693,7</text:p>
          </table:table-cell>
          <table:table-cell table:formula="of:=[.E119]-[.D119]" office:value-type="float" office:value="1" calcext:value-type="float">
            <text:p>1</text:p>
          </table:table-cell>
          <table:table-cell table:formula="of:=1+[.E119]-[.D119]" office:value-type="float" office:value="2" calcext:value-type="float">
            <text:p>2</text:p>
          </table:table-cell>
          <table:table-cell table:formula="of:=COM.MICROSOFT.CONCAT([.A119];[.B119])" office:value-type="string" office:string-value="NarcyzPolanicki" calcext:value-type="string">
            <text:p>NarcyzPolanicki</text:p>
          </table:table-cell>
          <table:table-cell table:formula="of:=COUNTIF([.$I$2:.$I$1001];[.I119])" office:value-type="float" office:value="6" calcext:value-type="float">
            <text:p>6</text:p>
          </table:table-cell>
          <table:table-cell table:formula="of:=SUMIF([.$I$2:.$I$1001];[.I119];[.$H$2:.$H$1001])" office:value-type="float" office:value="16" calcext:value-type="float">
            <text:p>16</text:p>
          </table:table-cell>
          <table:table-cell table:formula="of:=[.F119]+([.H119]-1)*24+30" office:value-type="float" office:value="747.7" calcext:value-type="float">
            <text:p>747,7</text:p>
          </table:table-cell>
          <table:table-cell table:formula="of:=MONTH([.D119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Dorota</text:p>
          </table:table-cell>
          <table:table-cell table:style-name="ce2" office:value-type="string" calcext:value-type="string">
            <text:p>Sosnowiecka</text:p>
          </table:table-cell>
          <table:table-cell table:style-name="ce2" office:value-type="string" calcext:value-type="string">
            <text:p>Siedlce</text:p>
          </table:table-cell>
          <table:table-cell table:style-name="ce6" office:value-type="date" office:date-value="2014-01-26" calcext:value-type="date">
            <text:p>26.01.2014</text:p>
          </table:table-cell>
          <table:table-cell table:style-name="ce6" office:value-type="date" office:date-value="2014-01-28" calcext:value-type="date">
            <text:p>28.01.2014</text:p>
          </table:table-cell>
          <table:table-cell office:value-type="float" office:value="434.4" calcext:value-type="float">
            <text:p>434,4</text:p>
          </table:table-cell>
          <table:table-cell table:formula="of:=[.E120]-[.D120]" office:value-type="float" office:value="2" calcext:value-type="float">
            <text:p>2</text:p>
          </table:table-cell>
          <table:table-cell table:formula="of:=1+[.E120]-[.D120]" office:value-type="float" office:value="3" calcext:value-type="float">
            <text:p>3</text:p>
          </table:table-cell>
          <table:table-cell table:formula="of:=COM.MICROSOFT.CONCAT([.A120];[.B120])" office:value-type="string" office:string-value="DorotaSosnowiecka" calcext:value-type="string">
            <text:p>DorotaSosnowiecka</text:p>
          </table:table-cell>
          <table:table-cell table:formula="of:=COUNTIF([.$I$2:.$I$1001];[.I120])" office:value-type="float" office:value="13" calcext:value-type="float">
            <text:p>13</text:p>
          </table:table-cell>
          <table:table-cell table:formula="of:=SUMIF([.$I$2:.$I$1001];[.I120];[.$H$2:.$H$1001])" office:value-type="float" office:value="29" calcext:value-type="float">
            <text:p>29</text:p>
          </table:table-cell>
          <table:table-cell table:formula="of:=[.F120]+([.H120]-1)*24+30" office:value-type="float" office:value="512.4" calcext:value-type="float">
            <text:p>512,4</text:p>
          </table:table-cell>
          <table:table-cell table:formula="of:=MONTH([.D120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iotr</text:p>
          </table:table-cell>
          <table:table-cell table:style-name="ce2" office:value-type="string" calcext:value-type="string">
            <text:p>Sworacz</text:p>
          </table:table-cell>
          <table:table-cell table:style-name="ce2" office:value-type="string" calcext:value-type="string">
            <text:p>Siedlce</text:p>
          </table:table-cell>
          <table:table-cell table:style-name="ce6" office:value-type="date" office:date-value="2014-01-26" calcext:value-type="date">
            <text:p>26.01.2014</text:p>
          </table:table-cell>
          <table:table-cell table:style-name="ce6" office:value-type="date" office:date-value="2014-01-29" calcext:value-type="date">
            <text:p>29.01.2014</text:p>
          </table:table-cell>
          <table:table-cell office:value-type="float" office:value="573.4" calcext:value-type="float">
            <text:p>573,4</text:p>
          </table:table-cell>
          <table:table-cell table:formula="of:=[.E121]-[.D121]" office:value-type="float" office:value="3" calcext:value-type="float">
            <text:p>3</text:p>
          </table:table-cell>
          <table:table-cell table:formula="of:=1+[.E121]-[.D121]" office:value-type="float" office:value="4" calcext:value-type="float">
            <text:p>4</text:p>
          </table:table-cell>
          <table:table-cell table:formula="of:=COM.MICROSOFT.CONCAT([.A121];[.B121])" office:value-type="string" office:string-value="PiotrSworacz" calcext:value-type="string">
            <text:p>PiotrSworacz</text:p>
          </table:table-cell>
          <table:table-cell table:formula="of:=COUNTIF([.$I$2:.$I$1001];[.I121])" office:value-type="float" office:value="10" calcext:value-type="float">
            <text:p>10</text:p>
          </table:table-cell>
          <table:table-cell table:formula="of:=SUMIF([.$I$2:.$I$1001];[.I121];[.$H$2:.$H$1001])" office:value-type="float" office:value="33" calcext:value-type="float">
            <text:p>33</text:p>
          </table:table-cell>
          <table:table-cell table:formula="of:=[.F121]+([.H121]-1)*24+30" office:value-type="float" office:value="675.4" calcext:value-type="float">
            <text:p>675,4</text:p>
          </table:table-cell>
          <table:table-cell table:formula="of:=MONTH([.D121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dam</text:p>
          </table:table-cell>
          <table:table-cell table:style-name="ce2" office:value-type="string" calcext:value-type="string">
            <text:p>Wradoch</text:p>
          </table:table-cell>
          <table:table-cell table:style-name="ce2" office:value-type="string" calcext:value-type="string">
            <text:p>Mielec</text:p>
          </table:table-cell>
          <table:table-cell table:style-name="ce6" office:value-type="date" office:date-value="2014-01-26" calcext:value-type="date">
            <text:p>26.01.2014</text:p>
          </table:table-cell>
          <table:table-cell table:style-name="ce6" office:value-type="date" office:date-value="2014-01-30" calcext:value-type="date">
            <text:p>30.01.2014</text:p>
          </table:table-cell>
          <table:table-cell office:value-type="float" office:value="954" calcext:value-type="float">
            <text:p>954</text:p>
          </table:table-cell>
          <table:table-cell table:formula="of:=[.E122]-[.D122]" office:value-type="float" office:value="4" calcext:value-type="float">
            <text:p>4</text:p>
          </table:table-cell>
          <table:table-cell table:formula="of:=1+[.E122]-[.D122]" office:value-type="float" office:value="5" calcext:value-type="float">
            <text:p>5</text:p>
          </table:table-cell>
          <table:table-cell table:formula="of:=COM.MICROSOFT.CONCAT([.A122];[.B122])" office:value-type="string" office:string-value="AdamWradoch" calcext:value-type="string">
            <text:p>AdamWradoch</text:p>
          </table:table-cell>
          <table:table-cell table:formula="of:=COUNTIF([.$I$2:.$I$1001];[.I122])" office:value-type="float" office:value="11" calcext:value-type="float">
            <text:p>11</text:p>
          </table:table-cell>
          <table:table-cell table:formula="of:=SUMIF([.$I$2:.$I$1001];[.I122];[.$H$2:.$H$1001])" office:value-type="float" office:value="30" calcext:value-type="float">
            <text:p>30</text:p>
          </table:table-cell>
          <table:table-cell table:formula="of:=[.F122]+([.H122]-1)*24+30" office:value-type="float" office:value="1080" calcext:value-type="float">
            <text:p>1080</text:p>
          </table:table-cell>
          <table:table-cell table:formula="of:=MONTH([.D122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mil</text:p>
          </table:table-cell>
          <table:table-cell table:style-name="ce2" office:value-type="string" calcext:value-type="string">
            <text:p>Zabrzeski</text:p>
          </table:table-cell>
          <table:table-cell table:style-name="ce2" office:value-type="string" calcext:value-type="string">
            <text:p>Kutno</text:p>
          </table:table-cell>
          <table:table-cell table:style-name="ce6" office:value-type="date" office:date-value="2014-01-26" calcext:value-type="date">
            <text:p>26.01.2014</text:p>
          </table:table-cell>
          <table:table-cell table:style-name="ce6" office:value-type="date" office:date-value="2014-01-27" calcext:value-type="date">
            <text:p>27.01.2014</text:p>
          </table:table-cell>
          <table:table-cell office:value-type="float" office:value="407.8" calcext:value-type="float">
            <text:p>407,8</text:p>
          </table:table-cell>
          <table:table-cell table:formula="of:=[.E123]-[.D123]" office:value-type="float" office:value="1" calcext:value-type="float">
            <text:p>1</text:p>
          </table:table-cell>
          <table:table-cell table:formula="of:=1+[.E123]-[.D123]" office:value-type="float" office:value="2" calcext:value-type="float">
            <text:p>2</text:p>
          </table:table-cell>
          <table:table-cell table:formula="of:=COM.MICROSOFT.CONCAT([.A123];[.B123])" office:value-type="string" office:string-value="KamilZabrzeski" calcext:value-type="string">
            <text:p>KamilZabrzeski</text:p>
          </table:table-cell>
          <table:table-cell table:formula="of:=COUNTIF([.$I$2:.$I$1001];[.I123])" office:value-type="float" office:value="13" calcext:value-type="float">
            <text:p>13</text:p>
          </table:table-cell>
          <table:table-cell table:formula="of:=SUMIF([.$I$2:.$I$1001];[.I123];[.$H$2:.$H$1001])" office:value-type="float" office:value="34" calcext:value-type="float">
            <text:p>34</text:p>
          </table:table-cell>
          <table:table-cell table:formula="of:=[.F123]+([.H123]-1)*24+30" office:value-type="float" office:value="461.8" calcext:value-type="float">
            <text:p>461,8</text:p>
          </table:table-cell>
          <table:table-cell table:formula="of:=MONTH([.D123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aulina</text:p>
          </table:table-cell>
          <table:table-cell table:style-name="ce2" office:value-type="string" calcext:value-type="string">
            <text:p>Chorzowska</text:p>
          </table:table-cell>
          <table:table-cell table:style-name="ce2" office:value-type="string" calcext:value-type="string">
            <text:p>Krakow</text:p>
          </table:table-cell>
          <table:table-cell table:number-columns-repeated="2" table:style-name="ce6" office:value-type="date" office:date-value="2014-01-27" calcext:value-type="date">
            <text:p>27.01.2014</text:p>
          </table:table-cell>
          <table:table-cell office:value-type="float" office:value="501.5" calcext:value-type="float">
            <text:p>501,5</text:p>
          </table:table-cell>
          <table:table-cell table:formula="of:=[.E124]-[.D124]" office:value-type="float" office:value="0" calcext:value-type="float">
            <text:p>0</text:p>
          </table:table-cell>
          <table:table-cell table:formula="of:=1+[.E124]-[.D124]" office:value-type="float" office:value="1" calcext:value-type="float">
            <text:p>1</text:p>
          </table:table-cell>
          <table:table-cell table:formula="of:=COM.MICROSOFT.CONCAT([.A124];[.B124])" office:value-type="string" office:string-value="PaulinaChorzowska" calcext:value-type="string">
            <text:p>PaulinaChorzowska</text:p>
          </table:table-cell>
          <table:table-cell table:formula="of:=COUNTIF([.$I$2:.$I$1001];[.I124])" office:value-type="float" office:value="10" calcext:value-type="float">
            <text:p>10</text:p>
          </table:table-cell>
          <table:table-cell table:formula="of:=SUMIF([.$I$2:.$I$1001];[.I124];[.$H$2:.$H$1001])" office:value-type="float" office:value="14" calcext:value-type="float">
            <text:p>14</text:p>
          </table:table-cell>
          <table:table-cell table:formula="of:=[.F124]+([.H124]-1)*24+30" office:value-type="float" office:value="531.5" calcext:value-type="float">
            <text:p>531,5</text:p>
          </table:table-cell>
          <table:table-cell table:formula="of:=MONTH([.D124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ebastian</text:p>
          </table:table-cell>
          <table:table-cell table:style-name="ce2" office:value-type="string" calcext:value-type="string">
            <text:p>Puchacz</text:p>
          </table:table-cell>
          <table:table-cell table:style-name="ce2" office:value-type="string" calcext:value-type="string">
            <text:p>Katowice</text:p>
          </table:table-cell>
          <table:table-cell table:style-name="ce6" office:value-type="date" office:date-value="2014-01-27" calcext:value-type="date">
            <text:p>27.01.2014</text:p>
          </table:table-cell>
          <table:table-cell table:style-name="ce6" office:value-type="date" office:date-value="2014-01-29" calcext:value-type="date">
            <text:p>29.01.2014</text:p>
          </table:table-cell>
          <table:table-cell office:value-type="float" office:value="892.7" calcext:value-type="float">
            <text:p>892,7</text:p>
          </table:table-cell>
          <table:table-cell table:formula="of:=[.E125]-[.D125]" office:value-type="float" office:value="2" calcext:value-type="float">
            <text:p>2</text:p>
          </table:table-cell>
          <table:table-cell table:formula="of:=1+[.E125]-[.D125]" office:value-type="float" office:value="3" calcext:value-type="float">
            <text:p>3</text:p>
          </table:table-cell>
          <table:table-cell table:formula="of:=COM.MICROSOFT.CONCAT([.A125];[.B125])" office:value-type="string" office:string-value="SebastianPuchacz" calcext:value-type="string">
            <text:p>SebastianPuchacz</text:p>
          </table:table-cell>
          <table:table-cell table:formula="of:=COUNTIF([.$I$2:.$I$1001];[.I125])" office:value-type="float" office:value="12" calcext:value-type="float">
            <text:p>12</text:p>
          </table:table-cell>
          <table:table-cell table:formula="of:=SUMIF([.$I$2:.$I$1001];[.I125];[.$H$2:.$H$1001])" office:value-type="float" office:value="35" calcext:value-type="float">
            <text:p>35</text:p>
          </table:table-cell>
          <table:table-cell table:formula="of:=[.F125]+([.H125]-1)*24+30" office:value-type="float" office:value="970.7" calcext:value-type="float">
            <text:p>970,7</text:p>
          </table:table-cell>
          <table:table-cell table:formula="of:=MONTH([.D125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Zofia</text:p>
          </table:table-cell>
          <table:table-cell table:style-name="ce2" office:value-type="string" calcext:value-type="string">
            <text:p>Seredycka</text:p>
          </table:table-cell>
          <table:table-cell table:style-name="ce2" office:value-type="string" calcext:value-type="string">
            <text:p>Malbork</text:p>
          </table:table-cell>
          <table:table-cell table:number-columns-repeated="2" table:style-name="ce6" office:value-type="date" office:date-value="2014-01-27" calcext:value-type="date">
            <text:p>27.01.2014</text:p>
          </table:table-cell>
          <table:table-cell office:value-type="float" office:value="680" calcext:value-type="float">
            <text:p>680</text:p>
          </table:table-cell>
          <table:table-cell table:formula="of:=[.E126]-[.D126]" office:value-type="float" office:value="0" calcext:value-type="float">
            <text:p>0</text:p>
          </table:table-cell>
          <table:table-cell table:formula="of:=1+[.E126]-[.D126]" office:value-type="float" office:value="1" calcext:value-type="float">
            <text:p>1</text:p>
          </table:table-cell>
          <table:table-cell table:formula="of:=COM.MICROSOFT.CONCAT([.A126];[.B126])" office:value-type="string" office:string-value="ZofiaSeredycka" calcext:value-type="string">
            <text:p>ZofiaSeredycka</text:p>
          </table:table-cell>
          <table:table-cell table:formula="of:=COUNTIF([.$I$2:.$I$1001];[.I126])" office:value-type="float" office:value="15" calcext:value-type="float">
            <text:p>15</text:p>
          </table:table-cell>
          <table:table-cell table:formula="of:=SUMIF([.$I$2:.$I$1001];[.I126];[.$H$2:.$H$1001])" office:value-type="float" office:value="36" calcext:value-type="float">
            <text:p>36</text:p>
          </table:table-cell>
          <table:table-cell table:formula="of:=[.F126]+([.H126]-1)*24+30" office:value-type="float" office:value="710" calcext:value-type="float">
            <text:p>710</text:p>
          </table:table-cell>
          <table:table-cell table:formula="of:=MONTH([.D126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Rozalia</text:p>
          </table:table-cell>
          <table:table-cell table:style-name="ce2" office:value-type="string" calcext:value-type="string">
            <text:p>Siedlecka</text:p>
          </table:table-cell>
          <table:table-cell table:style-name="ce2" office:value-type="string" calcext:value-type="string">
            <text:p>Bydgoszcz</text:p>
          </table:table-cell>
          <table:table-cell table:style-name="ce6" office:value-type="date" office:date-value="2014-01-27" calcext:value-type="date">
            <text:p>27.01.2014</text:p>
          </table:table-cell>
          <table:table-cell table:style-name="ce6" office:value-type="date" office:date-value="2014-01-29" calcext:value-type="date">
            <text:p>29.01.2014</text:p>
          </table:table-cell>
          <table:table-cell office:value-type="float" office:value="795.4" calcext:value-type="float">
            <text:p>795,4</text:p>
          </table:table-cell>
          <table:table-cell table:formula="of:=[.E127]-[.D127]" office:value-type="float" office:value="2" calcext:value-type="float">
            <text:p>2</text:p>
          </table:table-cell>
          <table:table-cell table:formula="of:=1+[.E127]-[.D127]" office:value-type="float" office:value="3" calcext:value-type="float">
            <text:p>3</text:p>
          </table:table-cell>
          <table:table-cell table:formula="of:=COM.MICROSOFT.CONCAT([.A127];[.B127])" office:value-type="string" office:string-value="RozaliaSiedlecka" calcext:value-type="string">
            <text:p>RozaliaSiedlecka</text:p>
          </table:table-cell>
          <table:table-cell table:formula="of:=COUNTIF([.$I$2:.$I$1001];[.I127])" office:value-type="float" office:value="11" calcext:value-type="float">
            <text:p>11</text:p>
          </table:table-cell>
          <table:table-cell table:formula="of:=SUMIF([.$I$2:.$I$1001];[.I127];[.$H$2:.$H$1001])" office:value-type="float" office:value="30" calcext:value-type="float">
            <text:p>30</text:p>
          </table:table-cell>
          <table:table-cell table:formula="of:=[.F127]+([.H127]-1)*24+30" office:value-type="float" office:value="873.4" calcext:value-type="float">
            <text:p>873,4</text:p>
          </table:table-cell>
          <table:table-cell table:formula="of:=MONTH([.D127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Wiktor</text:p>
          </table:table-cell>
          <table:table-cell table:style-name="ce2" office:value-type="string" calcext:value-type="string">
            <text:p>Wroblewski</text:p>
          </table:table-cell>
          <table:table-cell table:style-name="ce2" office:value-type="string" calcext:value-type="string">
            <text:p>Bydgoszcz</text:p>
          </table:table-cell>
          <table:table-cell table:style-name="ce6" office:value-type="date" office:date-value="2014-01-27" calcext:value-type="date">
            <text:p>27.01.2014</text:p>
          </table:table-cell>
          <table:table-cell table:style-name="ce6" office:value-type="date" office:date-value="2014-01-29" calcext:value-type="date">
            <text:p>29.01.2014</text:p>
          </table:table-cell>
          <table:table-cell office:value-type="float" office:value="795.4" calcext:value-type="float">
            <text:p>795,4</text:p>
          </table:table-cell>
          <table:table-cell table:formula="of:=[.E128]-[.D128]" office:value-type="float" office:value="2" calcext:value-type="float">
            <text:p>2</text:p>
          </table:table-cell>
          <table:table-cell table:formula="of:=1+[.E128]-[.D128]" office:value-type="float" office:value="3" calcext:value-type="float">
            <text:p>3</text:p>
          </table:table-cell>
          <table:table-cell table:formula="of:=COM.MICROSOFT.CONCAT([.A128];[.B128])" office:value-type="string" office:string-value="WiktorWroblewski" calcext:value-type="string">
            <text:p>WiktorWroblewski</text:p>
          </table:table-cell>
          <table:table-cell table:formula="of:=COUNTIF([.$I$2:.$I$1001];[.I128])" office:value-type="float" office:value="8" calcext:value-type="float">
            <text:p>8</text:p>
          </table:table-cell>
          <table:table-cell table:formula="of:=SUMIF([.$I$2:.$I$1001];[.I128];[.$H$2:.$H$1001])" office:value-type="float" office:value="16" calcext:value-type="float">
            <text:p>16</text:p>
          </table:table-cell>
          <table:table-cell table:formula="of:=[.F128]+([.H128]-1)*24+30" office:value-type="float" office:value="873.4" calcext:value-type="float">
            <text:p>873,4</text:p>
          </table:table-cell>
          <table:table-cell table:formula="of:=MONTH([.D128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Ewa</text:p>
          </table:table-cell>
          <table:table-cell table:style-name="ce2" office:value-type="string" calcext:value-type="string">
            <text:p>Fidyk</text:p>
          </table:table-cell>
          <table:table-cell table:style-name="ce2" office:value-type="string" calcext:value-type="string">
            <text:p>Olsztyn</text:p>
          </table:table-cell>
          <table:table-cell table:number-columns-repeated="2" table:style-name="ce6" office:value-type="date" office:date-value="2014-01-28" calcext:value-type="date">
            <text:p>28.01.2014</text:p>
          </table:table-cell>
          <table:table-cell office:value-type="float" office:value="363.8" calcext:value-type="float">
            <text:p>363,8</text:p>
          </table:table-cell>
          <table:table-cell table:formula="of:=[.E129]-[.D129]" office:value-type="float" office:value="0" calcext:value-type="float">
            <text:p>0</text:p>
          </table:table-cell>
          <table:table-cell table:formula="of:=1+[.E129]-[.D129]" office:value-type="float" office:value="1" calcext:value-type="float">
            <text:p>1</text:p>
          </table:table-cell>
          <table:table-cell table:formula="of:=COM.MICROSOFT.CONCAT([.A129];[.B129])" office:value-type="string" office:string-value="EwaFidyk" calcext:value-type="string">
            <text:p>EwaFidyk</text:p>
          </table:table-cell>
          <table:table-cell table:formula="of:=COUNTIF([.$I$2:.$I$1001];[.I129])" office:value-type="float" office:value="9" calcext:value-type="float">
            <text:p>9</text:p>
          </table:table-cell>
          <table:table-cell table:formula="of:=SUMIF([.$I$2:.$I$1001];[.I129];[.$H$2:.$H$1001])" office:value-type="float" office:value="20" calcext:value-type="float">
            <text:p>20</text:p>
          </table:table-cell>
          <table:table-cell table:formula="of:=[.F129]+([.H129]-1)*24+30" office:value-type="float" office:value="393.8" calcext:value-type="float">
            <text:p>393,8</text:p>
          </table:table-cell>
          <table:table-cell table:formula="of:=MONTH([.D129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an</text:p>
          </table:table-cell>
          <table:table-cell table:style-name="ce2" office:value-type="string" calcext:value-type="string">
            <text:p>Rzymski</text:p>
          </table:table-cell>
          <table:table-cell table:style-name="ce2" office:value-type="string" calcext:value-type="string">
            <text:p>Krakow</text:p>
          </table:table-cell>
          <table:table-cell table:style-name="ce6" office:value-type="date" office:date-value="2014-01-28" calcext:value-type="date">
            <text:p>28.01.2014</text:p>
          </table:table-cell>
          <table:table-cell table:style-name="ce6" office:value-type="date" office:date-value="2014-01-30" calcext:value-type="date">
            <text:p>30.01.2014</text:p>
          </table:table-cell>
          <table:table-cell office:value-type="float" office:value="911.5" calcext:value-type="float">
            <text:p>911,5</text:p>
          </table:table-cell>
          <table:table-cell table:formula="of:=[.E130]-[.D130]" office:value-type="float" office:value="2" calcext:value-type="float">
            <text:p>2</text:p>
          </table:table-cell>
          <table:table-cell table:formula="of:=1+[.E130]-[.D130]" office:value-type="float" office:value="3" calcext:value-type="float">
            <text:p>3</text:p>
          </table:table-cell>
          <table:table-cell table:formula="of:=COM.MICROSOFT.CONCAT([.A130];[.B130])" office:value-type="string" office:string-value="JanRzymski" calcext:value-type="string">
            <text:p>JanRzymski</text:p>
          </table:table-cell>
          <table:table-cell table:formula="of:=COUNTIF([.$I$2:.$I$1001];[.I130])" office:value-type="float" office:value="13" calcext:value-type="float">
            <text:p>13</text:p>
          </table:table-cell>
          <table:table-cell table:formula="of:=SUMIF([.$I$2:.$I$1001];[.I130];[.$H$2:.$H$1001])" office:value-type="float" office:value="42" calcext:value-type="float">
            <text:p>42</text:p>
          </table:table-cell>
          <table:table-cell table:formula="of:=[.F130]+([.H130]-1)*24+30" office:value-type="float" office:value="989.5" calcext:value-type="float">
            <text:p>989,5</text:p>
          </table:table-cell>
          <table:table-cell table:formula="of:=MONTH([.D130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melia</text:p>
          </table:table-cell>
          <table:table-cell table:style-name="ce2" office:value-type="string" calcext:value-type="string">
            <text:p>Wojtecka</text:p>
          </table:table-cell>
          <table:table-cell table:style-name="ce2" office:value-type="string" calcext:value-type="string">
            <text:p>Kutno</text:p>
          </table:table-cell>
          <table:table-cell table:style-name="ce6" office:value-type="date" office:date-value="2014-01-28" calcext:value-type="date">
            <text:p>28.01.2014</text:p>
          </table:table-cell>
          <table:table-cell table:style-name="ce6" office:value-type="date" office:date-value="2014-01-30" calcext:value-type="date">
            <text:p>30.01.2014</text:p>
          </table:table-cell>
          <table:table-cell office:value-type="float" office:value="536.8" calcext:value-type="float">
            <text:p>536,8</text:p>
          </table:table-cell>
          <table:table-cell table:formula="of:=[.E131]-[.D131]" office:value-type="float" office:value="2" calcext:value-type="float">
            <text:p>2</text:p>
          </table:table-cell>
          <table:table-cell table:formula="of:=1+[.E131]-[.D131]" office:value-type="float" office:value="3" calcext:value-type="float">
            <text:p>3</text:p>
          </table:table-cell>
          <table:table-cell table:formula="of:=COM.MICROSOFT.CONCAT([.A131];[.B131])" office:value-type="string" office:string-value="AmeliaWojtecka" calcext:value-type="string">
            <text:p>AmeliaWojtecka</text:p>
          </table:table-cell>
          <table:table-cell table:formula="of:=COUNTIF([.$I$2:.$I$1001];[.I131])" office:value-type="float" office:value="8" calcext:value-type="float">
            <text:p>8</text:p>
          </table:table-cell>
          <table:table-cell table:formula="of:=SUMIF([.$I$2:.$I$1001];[.I131];[.$H$2:.$H$1001])" office:value-type="float" office:value="21" calcext:value-type="float">
            <text:p>21</text:p>
          </table:table-cell>
          <table:table-cell table:formula="of:=[.F131]+([.H131]-1)*24+30" office:value-type="float" office:value="614.8" calcext:value-type="float">
            <text:p>614,8</text:p>
          </table:table-cell>
          <table:table-cell table:formula="of:=MONTH([.D131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rolina</text:p>
          </table:table-cell>
          <table:table-cell table:style-name="ce2" office:value-type="string" calcext:value-type="string">
            <text:p>Arska</text:p>
          </table:table-cell>
          <table:table-cell table:style-name="ce2" office:value-type="string" calcext:value-type="string">
            <text:p>Kalisz</text:p>
          </table:table-cell>
          <table:table-cell table:style-name="ce6" office:value-type="date" office:date-value="2014-02-02" calcext:value-type="date">
            <text:p>2.02.2014</text:p>
          </table:table-cell>
          <table:table-cell table:style-name="ce6" office:value-type="date" office:date-value="2014-02-04" calcext:value-type="date">
            <text:p>4.02.2014</text:p>
          </table:table-cell>
          <table:table-cell office:value-type="float" office:value="760" calcext:value-type="float">
            <text:p>760</text:p>
          </table:table-cell>
          <table:table-cell table:formula="of:=[.E132]-[.D132]" office:value-type="float" office:value="2" calcext:value-type="float">
            <text:p>2</text:p>
          </table:table-cell>
          <table:table-cell table:formula="of:=1+[.E132]-[.D132]" office:value-type="float" office:value="3" calcext:value-type="float">
            <text:p>3</text:p>
          </table:table-cell>
          <table:table-cell table:formula="of:=COM.MICROSOFT.CONCAT([.A132];[.B132])" office:value-type="string" office:string-value="KarolinaArska" calcext:value-type="string">
            <text:p>KarolinaArska</text:p>
          </table:table-cell>
          <table:table-cell table:formula="of:=COUNTIF([.$I$2:.$I$1001];[.I132])" office:value-type="float" office:value="12" calcext:value-type="float">
            <text:p>12</text:p>
          </table:table-cell>
          <table:table-cell table:formula="of:=SUMIF([.$I$2:.$I$1001];[.I132];[.$H$2:.$H$1001])" office:value-type="float" office:value="36" calcext:value-type="float">
            <text:p>36</text:p>
          </table:table-cell>
          <table:table-cell table:formula="of:=[.F132]+([.H132]-1)*24+30" office:value-type="float" office:value="838" calcext:value-type="float">
            <text:p>838</text:p>
          </table:table-cell>
          <table:table-cell table:formula="of:=MONTH([.D132])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rolina</text:p>
          </table:table-cell>
          <table:table-cell table:style-name="ce2" office:value-type="string" calcext:value-type="string">
            <text:p>Bizuta</text:p>
          </table:table-cell>
          <table:table-cell table:style-name="ce2" office:value-type="string" calcext:value-type="string">
            <text:p>Krakow</text:p>
          </table:table-cell>
          <table:table-cell table:style-name="ce6" office:value-type="date" office:date-value="2014-02-02" calcext:value-type="date">
            <text:p>2.02.2014</text:p>
          </table:table-cell>
          <table:table-cell table:style-name="ce6" office:value-type="date" office:date-value="2014-02-03" calcext:value-type="date">
            <text:p>3.02.2014</text:p>
          </table:table-cell>
          <table:table-cell office:value-type="float" office:value="706.5" calcext:value-type="float">
            <text:p>706,5</text:p>
          </table:table-cell>
          <table:table-cell table:formula="of:=[.E133]-[.D133]" office:value-type="float" office:value="1" calcext:value-type="float">
            <text:p>1</text:p>
          </table:table-cell>
          <table:table-cell table:formula="of:=1+[.E133]-[.D133]" office:value-type="float" office:value="2" calcext:value-type="float">
            <text:p>2</text:p>
          </table:table-cell>
          <table:table-cell table:formula="of:=COM.MICROSOFT.CONCAT([.A133];[.B133])" office:value-type="string" office:string-value="KarolinaBizuta" calcext:value-type="string">
            <text:p>KarolinaBizuta</text:p>
          </table:table-cell>
          <table:table-cell table:formula="of:=COUNTIF([.$I$2:.$I$1001];[.I133])" office:value-type="float" office:value="10" calcext:value-type="float">
            <text:p>10</text:p>
          </table:table-cell>
          <table:table-cell table:formula="of:=SUMIF([.$I$2:.$I$1001];[.I133];[.$H$2:.$H$1001])" office:value-type="float" office:value="26" calcext:value-type="float">
            <text:p>26</text:p>
          </table:table-cell>
          <table:table-cell table:formula="of:=[.F133]+([.H133]-1)*24+30" office:value-type="float" office:value="760.5" calcext:value-type="float">
            <text:p>760,5</text:p>
          </table:table-cell>
          <table:table-cell table:formula="of:=MONTH([.D133])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Zofia</text:p>
          </table:table-cell>
          <table:table-cell table:style-name="ce2" office:value-type="string" calcext:value-type="string">
            <text:p>Budzianowska</text:p>
          </table:table-cell>
          <table:table-cell table:style-name="ce2" office:value-type="string" calcext:value-type="string">
            <text:p>Katowice</text:p>
          </table:table-cell>
          <table:table-cell table:style-name="ce6" office:value-type="date" office:date-value="2014-02-02" calcext:value-type="date">
            <text:p>2.02.2014</text:p>
          </table:table-cell>
          <table:table-cell table:style-name="ce6" office:value-type="date" office:date-value="2014-02-05" calcext:value-type="date">
            <text:p>5.02.2014</text:p>
          </table:table-cell>
          <table:table-cell office:value-type="float" office:value="1091.7" calcext:value-type="float">
            <text:p>1091,7</text:p>
          </table:table-cell>
          <table:table-cell table:formula="of:=[.E134]-[.D134]" office:value-type="float" office:value="3" calcext:value-type="float">
            <text:p>3</text:p>
          </table:table-cell>
          <table:table-cell table:formula="of:=1+[.E134]-[.D134]" office:value-type="float" office:value="4" calcext:value-type="float">
            <text:p>4</text:p>
          </table:table-cell>
          <table:table-cell table:formula="of:=COM.MICROSOFT.CONCAT([.A134];[.B134])" office:value-type="string" office:string-value="ZofiaBudzianowska" calcext:value-type="string">
            <text:p>ZofiaBudzianowska</text:p>
          </table:table-cell>
          <table:table-cell table:formula="of:=COUNTIF([.$I$2:.$I$1001];[.I134])" office:value-type="float" office:value="16" calcext:value-type="float">
            <text:p>16</text:p>
          </table:table-cell>
          <table:table-cell table:formula="of:=SUMIF([.$I$2:.$I$1001];[.I134];[.$H$2:.$H$1001])" office:value-type="float" office:value="41" calcext:value-type="float">
            <text:p>41</text:p>
          </table:table-cell>
          <table:table-cell table:formula="of:=[.F134]+([.H134]-1)*24+30" office:value-type="float" office:value="1193.7" calcext:value-type="float">
            <text:p>1193,7</text:p>
          </table:table-cell>
          <table:table-cell table:formula="of:=MONTH([.D134])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anina</text:p>
          </table:table-cell>
          <table:table-cell table:style-name="ce2" office:value-type="string" calcext:value-type="string">
            <text:p>Bolanowska</text:p>
          </table:table-cell>
          <table:table-cell table:style-name="ce2" office:value-type="string" calcext:value-type="string">
            <text:p>Mielec</text:p>
          </table:table-cell>
          <table:table-cell table:style-name="ce6" office:value-type="date" office:date-value="2014-02-03" calcext:value-type="date">
            <text:p>3.02.2014</text:p>
          </table:table-cell>
          <table:table-cell table:style-name="ce6" office:value-type="date" office:date-value="2014-02-06" calcext:value-type="date">
            <text:p>6.02.2014</text:p>
          </table:table-cell>
          <table:table-cell office:value-type="float" office:value="826" calcext:value-type="float">
            <text:p>826</text:p>
          </table:table-cell>
          <table:table-cell table:formula="of:=[.E135]-[.D135]" office:value-type="float" office:value="3" calcext:value-type="float">
            <text:p>3</text:p>
          </table:table-cell>
          <table:table-cell table:formula="of:=1+[.E135]-[.D135]" office:value-type="float" office:value="4" calcext:value-type="float">
            <text:p>4</text:p>
          </table:table-cell>
          <table:table-cell table:formula="of:=COM.MICROSOFT.CONCAT([.A135];[.B135])" office:value-type="string" office:string-value="JaninaBolanowska" calcext:value-type="string">
            <text:p>JaninaBolanowska</text:p>
          </table:table-cell>
          <table:table-cell table:formula="of:=COUNTIF([.$I$2:.$I$1001];[.I135])" office:value-type="float" office:value="8" calcext:value-type="float">
            <text:p>8</text:p>
          </table:table-cell>
          <table:table-cell table:formula="of:=SUMIF([.$I$2:.$I$1001];[.I135];[.$H$2:.$H$1001])" office:value-type="float" office:value="25" calcext:value-type="float">
            <text:p>25</text:p>
          </table:table-cell>
          <table:table-cell table:formula="of:=[.F135]+([.H135]-1)*24+30" office:value-type="float" office:value="928" calcext:value-type="float">
            <text:p>928</text:p>
          </table:table-cell>
          <table:table-cell table:formula="of:=MONTH([.D135])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Kaliska</text:p>
          </table:table-cell>
          <table:table-cell table:style-name="ce2" office:value-type="string" calcext:value-type="string">
            <text:p>Kielce</text:p>
          </table:table-cell>
          <table:table-cell table:number-columns-repeated="2" table:style-name="ce6" office:value-type="date" office:date-value="2014-02-03" calcext:value-type="date">
            <text:p>3.02.2014</text:p>
          </table:table-cell>
          <table:table-cell office:value-type="float" office:value="307.7" calcext:value-type="float">
            <text:p>307,7</text:p>
          </table:table-cell>
          <table:table-cell table:formula="of:=[.E136]-[.D136]" office:value-type="float" office:value="0" calcext:value-type="float">
            <text:p>0</text:p>
          </table:table-cell>
          <table:table-cell table:formula="of:=1+[.E136]-[.D136]" office:value-type="float" office:value="1" calcext:value-type="float">
            <text:p>1</text:p>
          </table:table-cell>
          <table:table-cell table:formula="of:=COM.MICROSOFT.CONCAT([.A136];[.B136])" office:value-type="string" office:string-value="AnnaKaliska" calcext:value-type="string">
            <text:p>AnnaKaliska</text:p>
          </table:table-cell>
          <table:table-cell table:formula="of:=COUNTIF([.$I$2:.$I$1001];[.I136])" office:value-type="float" office:value="15" calcext:value-type="float">
            <text:p>15</text:p>
          </table:table-cell>
          <table:table-cell table:formula="of:=SUMIF([.$I$2:.$I$1001];[.I136];[.$H$2:.$H$1001])" office:value-type="float" office:value="27" calcext:value-type="float">
            <text:p>27</text:p>
          </table:table-cell>
          <table:table-cell table:formula="of:=[.F136]+([.H136]-1)*24+30" office:value-type="float" office:value="337.7" calcext:value-type="float">
            <text:p>337,7</text:p>
          </table:table-cell>
          <table:table-cell table:formula="of:=MONTH([.D136])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arta</text:p>
          </table:table-cell>
          <table:table-cell table:style-name="ce2" office:value-type="string" calcext:value-type="string">
            <text:p>Nowowiejska</text:p>
          </table:table-cell>
          <table:table-cell table:style-name="ce2" office:value-type="string" calcext:value-type="string">
            <text:p>Olsztyn</text:p>
          </table:table-cell>
          <table:table-cell table:number-columns-repeated="2" table:style-name="ce6" office:value-type="date" office:date-value="2014-02-03" calcext:value-type="date">
            <text:p>3.02.2014</text:p>
          </table:table-cell>
          <table:table-cell office:value-type="float" office:value="363.8" calcext:value-type="float">
            <text:p>363,8</text:p>
          </table:table-cell>
          <table:table-cell table:formula="of:=[.E137]-[.D137]" office:value-type="float" office:value="0" calcext:value-type="float">
            <text:p>0</text:p>
          </table:table-cell>
          <table:table-cell table:formula="of:=1+[.E137]-[.D137]" office:value-type="float" office:value="1" calcext:value-type="float">
            <text:p>1</text:p>
          </table:table-cell>
          <table:table-cell table:formula="of:=COM.MICROSOFT.CONCAT([.A137];[.B137])" office:value-type="string" office:string-value="MartaNowowiejska" calcext:value-type="string">
            <text:p>MartaNowowiejska</text:p>
          </table:table-cell>
          <table:table-cell table:formula="of:=COUNTIF([.$I$2:.$I$1001];[.I137])" office:value-type="float" office:value="6" calcext:value-type="float">
            <text:p>6</text:p>
          </table:table-cell>
          <table:table-cell table:formula="of:=SUMIF([.$I$2:.$I$1001];[.I137];[.$H$2:.$H$1001])" office:value-type="float" office:value="11" calcext:value-type="float">
            <text:p>11</text:p>
          </table:table-cell>
          <table:table-cell table:formula="of:=[.F137]+([.H137]-1)*24+30" office:value-type="float" office:value="393.8" calcext:value-type="float">
            <text:p>393,8</text:p>
          </table:table-cell>
          <table:table-cell table:formula="of:=MONTH([.D137])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zimiera</text:p>
          </table:table-cell>
          <table:table-cell table:style-name="ce2" office:value-type="string" calcext:value-type="string">
            <text:p>Parczewska</text:p>
          </table:table-cell>
          <table:table-cell table:style-name="ce2" office:value-type="string" calcext:value-type="string">
            <text:p>Bydgoszcz</text:p>
          </table:table-cell>
          <table:table-cell table:style-name="ce6" office:value-type="date" office:date-value="2014-02-03" calcext:value-type="date">
            <text:p>3.02.2014</text:p>
          </table:table-cell>
          <table:table-cell table:style-name="ce6" office:value-type="date" office:date-value="2014-02-05" calcext:value-type="date">
            <text:p>5.02.2014</text:p>
          </table:table-cell>
          <table:table-cell office:value-type="float" office:value="795.4" calcext:value-type="float">
            <text:p>795,4</text:p>
          </table:table-cell>
          <table:table-cell table:formula="of:=[.E138]-[.D138]" office:value-type="float" office:value="2" calcext:value-type="float">
            <text:p>2</text:p>
          </table:table-cell>
          <table:table-cell table:formula="of:=1+[.E138]-[.D138]" office:value-type="float" office:value="3" calcext:value-type="float">
            <text:p>3</text:p>
          </table:table-cell>
          <table:table-cell table:formula="of:=COM.MICROSOFT.CONCAT([.A138];[.B138])" office:value-type="string" office:string-value="KazimieraParczewska" calcext:value-type="string">
            <text:p>KazimieraParczewska</text:p>
          </table:table-cell>
          <table:table-cell table:formula="of:=COUNTIF([.$I$2:.$I$1001];[.I138])" office:value-type="float" office:value="11" calcext:value-type="float">
            <text:p>11</text:p>
          </table:table-cell>
          <table:table-cell table:formula="of:=SUMIF([.$I$2:.$I$1001];[.I138];[.$H$2:.$H$1001])" office:value-type="float" office:value="28" calcext:value-type="float">
            <text:p>28</text:p>
          </table:table-cell>
          <table:table-cell table:formula="of:=[.F138]+([.H138]-1)*24+30" office:value-type="float" office:value="873.4" calcext:value-type="float">
            <text:p>873,4</text:p>
          </table:table-cell>
          <table:table-cell table:formula="of:=MONTH([.D138])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ebastian</text:p>
          </table:table-cell>
          <table:table-cell table:style-name="ce2" office:value-type="string" calcext:value-type="string">
            <text:p>Argonski</text:p>
          </table:table-cell>
          <table:table-cell table:style-name="ce2" office:value-type="string" calcext:value-type="string">
            <text:p>Mielec</text:p>
          </table:table-cell>
          <table:table-cell table:style-name="ce6" office:value-type="date" office:date-value="2014-02-07" calcext:value-type="date">
            <text:p>7.02.2014</text:p>
          </table:table-cell>
          <table:table-cell table:style-name="ce6" office:value-type="date" office:date-value="2014-02-11" calcext:value-type="date">
            <text:p>11.02.2014</text:p>
          </table:table-cell>
          <table:table-cell office:value-type="float" office:value="954" calcext:value-type="float">
            <text:p>954</text:p>
          </table:table-cell>
          <table:table-cell table:formula="of:=[.E139]-[.D139]" office:value-type="float" office:value="4" calcext:value-type="float">
            <text:p>4</text:p>
          </table:table-cell>
          <table:table-cell table:formula="of:=1+[.E139]-[.D139]" office:value-type="float" office:value="5" calcext:value-type="float">
            <text:p>5</text:p>
          </table:table-cell>
          <table:table-cell table:formula="of:=COM.MICROSOFT.CONCAT([.A139];[.B139])" office:value-type="string" office:string-value="SebastianArgonski" calcext:value-type="string">
            <text:p>SebastianArgonski</text:p>
          </table:table-cell>
          <table:table-cell table:formula="of:=COUNTIF([.$I$2:.$I$1001];[.I139])" office:value-type="float" office:value="9" calcext:value-type="float">
            <text:p>9</text:p>
          </table:table-cell>
          <table:table-cell table:formula="of:=SUMIF([.$I$2:.$I$1001];[.I139];[.$H$2:.$H$1001])" office:value-type="float" office:value="31" calcext:value-type="float">
            <text:p>31</text:p>
          </table:table-cell>
          <table:table-cell table:formula="of:=[.F139]+([.H139]-1)*24+30" office:value-type="float" office:value="1080" calcext:value-type="float">
            <text:p>1080</text:p>
          </table:table-cell>
          <table:table-cell table:formula="of:=MONTH([.D139])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rolina</text:p>
          </table:table-cell>
          <table:table-cell table:style-name="ce2" office:value-type="string" calcext:value-type="string">
            <text:p>Arska</text:p>
          </table:table-cell>
          <table:table-cell table:style-name="ce2" office:value-type="string" calcext:value-type="string">
            <text:p>Kutno</text:p>
          </table:table-cell>
          <table:table-cell table:style-name="ce6" office:value-type="date" office:date-value="2014-02-07" calcext:value-type="date">
            <text:p>7.02.2014</text:p>
          </table:table-cell>
          <table:table-cell table:style-name="ce6" office:value-type="date" office:date-value="2014-02-11" calcext:value-type="date">
            <text:p>11.02.2014</text:p>
          </table:table-cell>
          <table:table-cell office:value-type="float" office:value="794.8" calcext:value-type="float">
            <text:p>794,8</text:p>
          </table:table-cell>
          <table:table-cell table:formula="of:=[.E140]-[.D140]" office:value-type="float" office:value="4" calcext:value-type="float">
            <text:p>4</text:p>
          </table:table-cell>
          <table:table-cell table:formula="of:=1+[.E140]-[.D140]" office:value-type="float" office:value="5" calcext:value-type="float">
            <text:p>5</text:p>
          </table:table-cell>
          <table:table-cell table:formula="of:=COM.MICROSOFT.CONCAT([.A140];[.B140])" office:value-type="string" office:string-value="KarolinaArska" calcext:value-type="string">
            <text:p>KarolinaArska</text:p>
          </table:table-cell>
          <table:table-cell table:formula="of:=COUNTIF([.$I$2:.$I$1001];[.I140])" office:value-type="float" office:value="12" calcext:value-type="float">
            <text:p>12</text:p>
          </table:table-cell>
          <table:table-cell table:formula="of:=SUMIF([.$I$2:.$I$1001];[.I140];[.$H$2:.$H$1001])" office:value-type="float" office:value="36" calcext:value-type="float">
            <text:p>36</text:p>
          </table:table-cell>
          <table:table-cell table:formula="of:=[.F140]+([.H140]-1)*24+30" office:value-type="float" office:value="920.8" calcext:value-type="float">
            <text:p>920,8</text:p>
          </table:table-cell>
          <table:table-cell table:formula="of:=MONTH([.D140])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ndrzej</text:p>
          </table:table-cell>
          <table:table-cell table:style-name="ce2" office:value-type="string" calcext:value-type="string">
            <text:p>Barcz</text:p>
          </table:table-cell>
          <table:table-cell table:style-name="ce2" office:value-type="string" calcext:value-type="string">
            <text:p>Bydgoszcz</text:p>
          </table:table-cell>
          <table:table-cell table:style-name="ce6" office:value-type="date" office:date-value="2014-02-07" calcext:value-type="date">
            <text:p>7.02.2014</text:p>
          </table:table-cell>
          <table:table-cell table:style-name="ce6" office:value-type="date" office:date-value="2014-02-10" calcext:value-type="date">
            <text:p>10.02.2014</text:p>
          </table:table-cell>
          <table:table-cell office:value-type="float" office:value="936.4" calcext:value-type="float">
            <text:p>936,4</text:p>
          </table:table-cell>
          <table:table-cell table:formula="of:=[.E141]-[.D141]" office:value-type="float" office:value="3" calcext:value-type="float">
            <text:p>3</text:p>
          </table:table-cell>
          <table:table-cell table:formula="of:=1+[.E141]-[.D141]" office:value-type="float" office:value="4" calcext:value-type="float">
            <text:p>4</text:p>
          </table:table-cell>
          <table:table-cell table:formula="of:=COM.MICROSOFT.CONCAT([.A141];[.B141])" office:value-type="string" office:string-value="AndrzejBarcz" calcext:value-type="string">
            <text:p>AndrzejBarcz</text:p>
          </table:table-cell>
          <table:table-cell table:formula="of:=COUNTIF([.$I$2:.$I$1001];[.I141])" office:value-type="float" office:value="7" calcext:value-type="float">
            <text:p>7</text:p>
          </table:table-cell>
          <table:table-cell table:formula="of:=SUMIF([.$I$2:.$I$1001];[.I141];[.$H$2:.$H$1001])" office:value-type="float" office:value="18" calcext:value-type="float">
            <text:p>18</text:p>
          </table:table-cell>
          <table:table-cell table:formula="of:=[.F141]+([.H141]-1)*24+30" office:value-type="float" office:value="1038.4" calcext:value-type="float">
            <text:p>1038,4</text:p>
          </table:table-cell>
          <table:table-cell table:formula="of:=MONTH([.D141])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rolina</text:p>
          </table:table-cell>
          <table:table-cell table:style-name="ce2" office:value-type="string" calcext:value-type="string">
            <text:p>Bizuta</text:p>
          </table:table-cell>
          <table:table-cell table:style-name="ce2" office:value-type="string" calcext:value-type="string">
            <text:p>Katowice</text:p>
          </table:table-cell>
          <table:table-cell table:style-name="ce6" office:value-type="date" office:date-value="2014-02-07" calcext:value-type="date">
            <text:p>7.02.2014</text:p>
          </table:table-cell>
          <table:table-cell table:style-name="ce6" office:value-type="date" office:date-value="2014-02-09" calcext:value-type="date">
            <text:p>9.02.2014</text:p>
          </table:table-cell>
          <table:table-cell office:value-type="float" office:value="892.7" calcext:value-type="float">
            <text:p>892,7</text:p>
          </table:table-cell>
          <table:table-cell table:formula="of:=[.E142]-[.D142]" office:value-type="float" office:value="2" calcext:value-type="float">
            <text:p>2</text:p>
          </table:table-cell>
          <table:table-cell table:formula="of:=1+[.E142]-[.D142]" office:value-type="float" office:value="3" calcext:value-type="float">
            <text:p>3</text:p>
          </table:table-cell>
          <table:table-cell table:formula="of:=COM.MICROSOFT.CONCAT([.A142];[.B142])" office:value-type="string" office:string-value="KarolinaBizuta" calcext:value-type="string">
            <text:p>KarolinaBizuta</text:p>
          </table:table-cell>
          <table:table-cell table:formula="of:=COUNTIF([.$I$2:.$I$1001];[.I142])" office:value-type="float" office:value="10" calcext:value-type="float">
            <text:p>10</text:p>
          </table:table-cell>
          <table:table-cell table:formula="of:=SUMIF([.$I$2:.$I$1001];[.I142];[.$H$2:.$H$1001])" office:value-type="float" office:value="26" calcext:value-type="float">
            <text:p>26</text:p>
          </table:table-cell>
          <table:table-cell table:formula="of:=[.F142]+([.H142]-1)*24+30" office:value-type="float" office:value="970.7" calcext:value-type="float">
            <text:p>970,7</text:p>
          </table:table-cell>
          <table:table-cell table:formula="of:=MONTH([.D142])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Dominika</text:p>
          </table:table-cell>
          <table:table-cell table:style-name="ce2" office:value-type="string" calcext:value-type="string">
            <text:p>Bodera</text:p>
          </table:table-cell>
          <table:table-cell table:style-name="ce2" office:value-type="string" calcext:value-type="string">
            <text:p>Kielce</text:p>
          </table:table-cell>
          <table:table-cell table:style-name="ce6" office:value-type="date" office:date-value="2014-02-07" calcext:value-type="date">
            <text:p>7.02.2014</text:p>
          </table:table-cell>
          <table:table-cell table:style-name="ce6" office:value-type="date" office:date-value="2014-02-08" calcext:value-type="date">
            <text:p>8.02.2014</text:p>
          </table:table-cell>
          <table:table-cell office:value-type="float" office:value="485.7" calcext:value-type="float">
            <text:p>485,7</text:p>
          </table:table-cell>
          <table:table-cell table:formula="of:=[.E143]-[.D143]" office:value-type="float" office:value="1" calcext:value-type="float">
            <text:p>1</text:p>
          </table:table-cell>
          <table:table-cell table:formula="of:=1+[.E143]-[.D143]" office:value-type="float" office:value="2" calcext:value-type="float">
            <text:p>2</text:p>
          </table:table-cell>
          <table:table-cell table:formula="of:=COM.MICROSOFT.CONCAT([.A143];[.B143])" office:value-type="string" office:string-value="DominikaBodera" calcext:value-type="string">
            <text:p>DominikaBodera</text:p>
          </table:table-cell>
          <table:table-cell table:formula="of:=COUNTIF([.$I$2:.$I$1001];[.I143])" office:value-type="float" office:value="13" calcext:value-type="float">
            <text:p>13</text:p>
          </table:table-cell>
          <table:table-cell table:formula="of:=SUMIF([.$I$2:.$I$1001];[.I143];[.$H$2:.$H$1001])" office:value-type="float" office:value="35" calcext:value-type="float">
            <text:p>35</text:p>
          </table:table-cell>
          <table:table-cell table:formula="of:=[.F143]+([.H143]-1)*24+30" office:value-type="float" office:value="539.7" calcext:value-type="float">
            <text:p>539,7</text:p>
          </table:table-cell>
          <table:table-cell table:formula="of:=MONTH([.D143])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iotr</text:p>
          </table:table-cell>
          <table:table-cell table:style-name="ce2" office:value-type="string" calcext:value-type="string">
            <text:p>Bojarun</text:p>
          </table:table-cell>
          <table:table-cell table:style-name="ce2" office:value-type="string" calcext:value-type="string">
            <text:p>Bydgoszcz</text:p>
          </table:table-cell>
          <table:table-cell table:style-name="ce6" office:value-type="date" office:date-value="2014-02-07" calcext:value-type="date">
            <text:p>7.02.2014</text:p>
          </table:table-cell>
          <table:table-cell table:style-name="ce6" office:value-type="date" office:date-value="2014-02-10" calcext:value-type="date">
            <text:p>10.02.2014</text:p>
          </table:table-cell>
          <table:table-cell office:value-type="float" office:value="936.4" calcext:value-type="float">
            <text:p>936,4</text:p>
          </table:table-cell>
          <table:table-cell table:formula="of:=[.E144]-[.D144]" office:value-type="float" office:value="3" calcext:value-type="float">
            <text:p>3</text:p>
          </table:table-cell>
          <table:table-cell table:formula="of:=1+[.E144]-[.D144]" office:value-type="float" office:value="4" calcext:value-type="float">
            <text:p>4</text:p>
          </table:table-cell>
          <table:table-cell table:formula="of:=COM.MICROSOFT.CONCAT([.A144];[.B144])" office:value-type="string" office:string-value="PiotrBojarun" calcext:value-type="string">
            <text:p>PiotrBojarun</text:p>
          </table:table-cell>
          <table:table-cell table:formula="of:=COUNTIF([.$I$2:.$I$1001];[.I144])" office:value-type="float" office:value="10" calcext:value-type="float">
            <text:p>10</text:p>
          </table:table-cell>
          <table:table-cell table:formula="of:=SUMIF([.$I$2:.$I$1001];[.I144];[.$H$2:.$H$1001])" office:value-type="float" office:value="32" calcext:value-type="float">
            <text:p>32</text:p>
          </table:table-cell>
          <table:table-cell table:formula="of:=[.F144]+([.H144]-1)*24+30" office:value-type="float" office:value="1038.4" calcext:value-type="float">
            <text:p>1038,4</text:p>
          </table:table-cell>
          <table:table-cell table:formula="of:=MONTH([.D144])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Wiktor</text:p>
          </table:table-cell>
          <table:table-cell table:style-name="ce2" office:value-type="string" calcext:value-type="string">
            <text:p>Czekan</text:p>
          </table:table-cell>
          <table:table-cell table:style-name="ce2" office:value-type="string" calcext:value-type="string">
            <text:p>Mielec</text:p>
          </table:table-cell>
          <table:table-cell table:style-name="ce6" office:value-type="date" office:date-value="2014-02-07" calcext:value-type="date">
            <text:p>7.02.2014</text:p>
          </table:table-cell>
          <table:table-cell table:style-name="ce6" office:value-type="date" office:date-value="2014-02-11" calcext:value-type="date">
            <text:p>11.02.2014</text:p>
          </table:table-cell>
          <table:table-cell office:value-type="float" office:value="954" calcext:value-type="float">
            <text:p>954</text:p>
          </table:table-cell>
          <table:table-cell table:formula="of:=[.E145]-[.D145]" office:value-type="float" office:value="4" calcext:value-type="float">
            <text:p>4</text:p>
          </table:table-cell>
          <table:table-cell table:formula="of:=1+[.E145]-[.D145]" office:value-type="float" office:value="5" calcext:value-type="float">
            <text:p>5</text:p>
          </table:table-cell>
          <table:table-cell table:formula="of:=COM.MICROSOFT.CONCAT([.A145];[.B145])" office:value-type="string" office:string-value="WiktorCzekan" calcext:value-type="string">
            <text:p>WiktorCzekan</text:p>
          </table:table-cell>
          <table:table-cell table:formula="of:=COUNTIF([.$I$2:.$I$1001];[.I145])" office:value-type="float" office:value="10" calcext:value-type="float">
            <text:p>10</text:p>
          </table:table-cell>
          <table:table-cell table:formula="of:=SUMIF([.$I$2:.$I$1001];[.I145];[.$H$2:.$H$1001])" office:value-type="float" office:value="36" calcext:value-type="float">
            <text:p>36</text:p>
          </table:table-cell>
          <table:table-cell table:formula="of:=[.F145]+([.H145]-1)*24+30" office:value-type="float" office:value="1080" calcext:value-type="float">
            <text:p>1080</text:p>
          </table:table-cell>
          <table:table-cell table:formula="of:=MONTH([.D145])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rolina</text:p>
          </table:table-cell>
          <table:table-cell table:style-name="ce2" office:value-type="string" calcext:value-type="string">
            <text:p>Janes</text:p>
          </table:table-cell>
          <table:table-cell table:style-name="ce2" office:value-type="string" calcext:value-type="string">
            <text:p>Bydgoszcz</text:p>
          </table:table-cell>
          <table:table-cell table:style-name="ce6" office:value-type="date" office:date-value="2014-02-07" calcext:value-type="date">
            <text:p>7.02.2014</text:p>
          </table:table-cell>
          <table:table-cell table:style-name="ce6" office:value-type="date" office:date-value="2014-02-10" calcext:value-type="date">
            <text:p>10.02.2014</text:p>
          </table:table-cell>
          <table:table-cell office:value-type="float" office:value="936.4" calcext:value-type="float">
            <text:p>936,4</text:p>
          </table:table-cell>
          <table:table-cell table:formula="of:=[.E146]-[.D146]" office:value-type="float" office:value="3" calcext:value-type="float">
            <text:p>3</text:p>
          </table:table-cell>
          <table:table-cell table:formula="of:=1+[.E146]-[.D146]" office:value-type="float" office:value="4" calcext:value-type="float">
            <text:p>4</text:p>
          </table:table-cell>
          <table:table-cell table:formula="of:=COM.MICROSOFT.CONCAT([.A146];[.B146])" office:value-type="string" office:string-value="KarolinaJanes" calcext:value-type="string">
            <text:p>KarolinaJanes</text:p>
          </table:table-cell>
          <table:table-cell table:formula="of:=COUNTIF([.$I$2:.$I$1001];[.I146])" office:value-type="float" office:value="12" calcext:value-type="float">
            <text:p>12</text:p>
          </table:table-cell>
          <table:table-cell table:formula="of:=SUMIF([.$I$2:.$I$1001];[.I146];[.$H$2:.$H$1001])" office:value-type="float" office:value="33" calcext:value-type="float">
            <text:p>33</text:p>
          </table:table-cell>
          <table:table-cell table:formula="of:=[.F146]+([.H146]-1)*24+30" office:value-type="float" office:value="1038.4" calcext:value-type="float">
            <text:p>1038,4</text:p>
          </table:table-cell>
          <table:table-cell table:formula="of:=MONTH([.D146])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Kaliska</text:p>
          </table:table-cell>
          <table:table-cell table:style-name="ce2" office:value-type="string" calcext:value-type="string">
            <text:p>Kalisz</text:p>
          </table:table-cell>
          <table:table-cell table:number-columns-repeated="2" table:style-name="ce6" office:value-type="date" office:date-value="2014-02-07" calcext:value-type="date">
            <text:p>7.02.2014</text:p>
          </table:table-cell>
          <table:table-cell office:value-type="float" office:value="442" calcext:value-type="float">
            <text:p>442</text:p>
          </table:table-cell>
          <table:table-cell table:formula="of:=[.E147]-[.D147]" office:value-type="float" office:value="0" calcext:value-type="float">
            <text:p>0</text:p>
          </table:table-cell>
          <table:table-cell table:formula="of:=1+[.E147]-[.D147]" office:value-type="float" office:value="1" calcext:value-type="float">
            <text:p>1</text:p>
          </table:table-cell>
          <table:table-cell table:formula="of:=COM.MICROSOFT.CONCAT([.A147];[.B147])" office:value-type="string" office:string-value="AnnaKaliska" calcext:value-type="string">
            <text:p>AnnaKaliska</text:p>
          </table:table-cell>
          <table:table-cell table:formula="of:=COUNTIF([.$I$2:.$I$1001];[.I147])" office:value-type="float" office:value="15" calcext:value-type="float">
            <text:p>15</text:p>
          </table:table-cell>
          <table:table-cell table:formula="of:=SUMIF([.$I$2:.$I$1001];[.I147];[.$H$2:.$H$1001])" office:value-type="float" office:value="27" calcext:value-type="float">
            <text:p>27</text:p>
          </table:table-cell>
          <table:table-cell table:formula="of:=[.F147]+([.H147]-1)*24+30" office:value-type="float" office:value="472" calcext:value-type="float">
            <text:p>472</text:p>
          </table:table-cell>
          <table:table-cell table:formula="of:=MONTH([.D147])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cper</text:p>
          </table:table-cell>
          <table:table-cell table:style-name="ce2" office:value-type="string" calcext:value-type="string">
            <text:p>Krajewski</text:p>
          </table:table-cell>
          <table:table-cell table:style-name="ce2" office:value-type="string" calcext:value-type="string">
            <text:p>Kutno</text:p>
          </table:table-cell>
          <table:table-cell table:style-name="ce6" office:value-type="date" office:date-value="2014-02-07" calcext:value-type="date">
            <text:p>7.02.2014</text:p>
          </table:table-cell>
          <table:table-cell table:style-name="ce6" office:value-type="date" office:date-value="2014-02-09" calcext:value-type="date">
            <text:p>9.02.2014</text:p>
          </table:table-cell>
          <table:table-cell office:value-type="float" office:value="536.8" calcext:value-type="float">
            <text:p>536,8</text:p>
          </table:table-cell>
          <table:table-cell table:formula="of:=[.E148]-[.D148]" office:value-type="float" office:value="2" calcext:value-type="float">
            <text:p>2</text:p>
          </table:table-cell>
          <table:table-cell table:formula="of:=1+[.E148]-[.D148]" office:value-type="float" office:value="3" calcext:value-type="float">
            <text:p>3</text:p>
          </table:table-cell>
          <table:table-cell table:formula="of:=COM.MICROSOFT.CONCAT([.A148];[.B148])" office:value-type="string" office:string-value="KacperKrajewski" calcext:value-type="string">
            <text:p>KacperKrajewski</text:p>
          </table:table-cell>
          <table:table-cell table:formula="of:=COUNTIF([.$I$2:.$I$1001];[.I148])" office:value-type="float" office:value="10" calcext:value-type="float">
            <text:p>10</text:p>
          </table:table-cell>
          <table:table-cell table:formula="of:=SUMIF([.$I$2:.$I$1001];[.I148];[.$H$2:.$H$1001])" office:value-type="float" office:value="25" calcext:value-type="float">
            <text:p>25</text:p>
          </table:table-cell>
          <table:table-cell table:formula="of:=[.F148]+([.H148]-1)*24+30" office:value-type="float" office:value="614.8" calcext:value-type="float">
            <text:p>614,8</text:p>
          </table:table-cell>
          <table:table-cell table:formula="of:=MONTH([.D148])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Wojciech</text:p>
          </table:table-cell>
          <table:table-cell table:style-name="ce2" office:value-type="string" calcext:value-type="string">
            <text:p>Krokus</text:p>
          </table:table-cell>
          <table:table-cell table:style-name="ce2" office:value-type="string" calcext:value-type="string">
            <text:p>Zgierz</text:p>
          </table:table-cell>
          <table:table-cell table:number-columns-repeated="2" table:style-name="ce6" office:value-type="date" office:date-value="2014-02-07" calcext:value-type="date">
            <text:p>7.02.2014</text:p>
          </table:table-cell>
          <table:table-cell office:value-type="float" office:value="212.5" calcext:value-type="float">
            <text:p>212,5</text:p>
          </table:table-cell>
          <table:table-cell table:formula="of:=[.E149]-[.D149]" office:value-type="float" office:value="0" calcext:value-type="float">
            <text:p>0</text:p>
          </table:table-cell>
          <table:table-cell table:formula="of:=1+[.E149]-[.D149]" office:value-type="float" office:value="1" calcext:value-type="float">
            <text:p>1</text:p>
          </table:table-cell>
          <table:table-cell table:formula="of:=COM.MICROSOFT.CONCAT([.A149];[.B149])" office:value-type="string" office:string-value="WojciechKrokus" calcext:value-type="string">
            <text:p>WojciechKrokus</text:p>
          </table:table-cell>
          <table:table-cell table:formula="of:=COUNTIF([.$I$2:.$I$1001];[.I149])" office:value-type="float" office:value="10" calcext:value-type="float">
            <text:p>10</text:p>
          </table:table-cell>
          <table:table-cell table:formula="of:=SUMIF([.$I$2:.$I$1001];[.I149];[.$H$2:.$H$1001])" office:value-type="float" office:value="26" calcext:value-type="float">
            <text:p>26</text:p>
          </table:table-cell>
          <table:table-cell table:formula="of:=[.F149]+([.H149]-1)*24+30" office:value-type="float" office:value="242.5" calcext:value-type="float">
            <text:p>242,5</text:p>
          </table:table-cell>
          <table:table-cell table:formula="of:=MONTH([.D149])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ichalina</text:p>
          </table:table-cell>
          <table:table-cell table:style-name="ce2" office:value-type="string" calcext:value-type="string">
            <text:p>Lamda</text:p>
          </table:table-cell>
          <table:table-cell table:style-name="ce2" office:value-type="string" calcext:value-type="string">
            <text:p>Kalisz</text:p>
          </table:table-cell>
          <table:table-cell table:style-name="ce6" office:value-type="date" office:date-value="2014-02-07" calcext:value-type="date">
            <text:p>7.02.2014</text:p>
          </table:table-cell>
          <table:table-cell table:style-name="ce6" office:value-type="date" office:date-value="2014-02-09" calcext:value-type="date">
            <text:p>9.02.2014</text:p>
          </table:table-cell>
          <table:table-cell office:value-type="float" office:value="760" calcext:value-type="float">
            <text:p>760</text:p>
          </table:table-cell>
          <table:table-cell table:formula="of:=[.E150]-[.D150]" office:value-type="float" office:value="2" calcext:value-type="float">
            <text:p>2</text:p>
          </table:table-cell>
          <table:table-cell table:formula="of:=1+[.E150]-[.D150]" office:value-type="float" office:value="3" calcext:value-type="float">
            <text:p>3</text:p>
          </table:table-cell>
          <table:table-cell table:formula="of:=COM.MICROSOFT.CONCAT([.A150];[.B150])" office:value-type="string" office:string-value="MichalinaLamda" calcext:value-type="string">
            <text:p>MichalinaLamda</text:p>
          </table:table-cell>
          <table:table-cell table:formula="of:=COUNTIF([.$I$2:.$I$1001];[.I150])" office:value-type="float" office:value="9" calcext:value-type="float">
            <text:p>9</text:p>
          </table:table-cell>
          <table:table-cell table:formula="of:=SUMIF([.$I$2:.$I$1001];[.I150];[.$H$2:.$H$1001])" office:value-type="float" office:value="26" calcext:value-type="float">
            <text:p>26</text:p>
          </table:table-cell>
          <table:table-cell table:formula="of:=[.F150]+([.H150]-1)*24+30" office:value-type="float" office:value="838" calcext:value-type="float">
            <text:p>838</text:p>
          </table:table-cell>
          <table:table-cell table:formula="of:=MONTH([.D150])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Bogumi</text:p>
          </table:table-cell>
          <table:table-cell table:style-name="ce2" office:value-type="string" calcext:value-type="string">
            <text:p>Lubelski</text:p>
          </table:table-cell>
          <table:table-cell table:style-name="ce2" office:value-type="string" calcext:value-type="string">
            <text:p>Mielec</text:p>
          </table:table-cell>
          <table:table-cell table:style-name="ce6" office:value-type="date" office:date-value="2014-02-07" calcext:value-type="date">
            <text:p>7.02.2014</text:p>
          </table:table-cell>
          <table:table-cell table:style-name="ce6" office:value-type="date" office:date-value="2014-02-08" calcext:value-type="date">
            <text:p>8.02.2014</text:p>
          </table:table-cell>
          <table:table-cell office:value-type="float" office:value="570" calcext:value-type="float">
            <text:p>570</text:p>
          </table:table-cell>
          <table:table-cell table:formula="of:=[.E151]-[.D151]" office:value-type="float" office:value="1" calcext:value-type="float">
            <text:p>1</text:p>
          </table:table-cell>
          <table:table-cell table:formula="of:=1+[.E151]-[.D151]" office:value-type="float" office:value="2" calcext:value-type="float">
            <text:p>2</text:p>
          </table:table-cell>
          <table:table-cell table:formula="of:=COM.MICROSOFT.CONCAT([.A151];[.B151])" office:value-type="string" office:string-value="BogumiLubelski" calcext:value-type="string">
            <text:p>BogumiLubelski</text:p>
          </table:table-cell>
          <table:table-cell table:formula="of:=COUNTIF([.$I$2:.$I$1001];[.I151])" office:value-type="float" office:value="12" calcext:value-type="float">
            <text:p>12</text:p>
          </table:table-cell>
          <table:table-cell table:formula="of:=SUMIF([.$I$2:.$I$1001];[.I151];[.$H$2:.$H$1001])" office:value-type="float" office:value="30" calcext:value-type="float">
            <text:p>30</text:p>
          </table:table-cell>
          <table:table-cell table:formula="of:=[.F151]+([.H151]-1)*24+30" office:value-type="float" office:value="624" calcext:value-type="float">
            <text:p>624</text:p>
          </table:table-cell>
          <table:table-cell table:formula="of:=MONTH([.D151])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Wojciech</text:p>
          </table:table-cell>
          <table:table-cell table:style-name="ce2" office:value-type="string" calcext:value-type="string">
            <text:p>Magierowcz</text:p>
          </table:table-cell>
          <table:table-cell table:style-name="ce2" office:value-type="string" calcext:value-type="string">
            <text:p>Olsztyn</text:p>
          </table:table-cell>
          <table:table-cell table:style-name="ce6" office:value-type="date" office:date-value="2014-02-07" calcext:value-type="date">
            <text:p>7.02.2014</text:p>
          </table:table-cell>
          <table:table-cell table:style-name="ce6" office:value-type="date" office:date-value="2014-02-09" calcext:value-type="date">
            <text:p>9.02.2014</text:p>
          </table:table-cell>
          <table:table-cell office:value-type="float" office:value="689.8" calcext:value-type="float">
            <text:p>689,8</text:p>
          </table:table-cell>
          <table:table-cell table:formula="of:=[.E152]-[.D152]" office:value-type="float" office:value="2" calcext:value-type="float">
            <text:p>2</text:p>
          </table:table-cell>
          <table:table-cell table:formula="of:=1+[.E152]-[.D152]" office:value-type="float" office:value="3" calcext:value-type="float">
            <text:p>3</text:p>
          </table:table-cell>
          <table:table-cell table:formula="of:=COM.MICROSOFT.CONCAT([.A152];[.B152])" office:value-type="string" office:string-value="WojciechMagierowcz" calcext:value-type="string">
            <text:p>WojciechMagierowcz</text:p>
          </table:table-cell>
          <table:table-cell table:formula="of:=COUNTIF([.$I$2:.$I$1001];[.I152])" office:value-type="float" office:value="8" calcext:value-type="float">
            <text:p>8</text:p>
          </table:table-cell>
          <table:table-cell table:formula="of:=SUMIF([.$I$2:.$I$1001];[.I152];[.$H$2:.$H$1001])" office:value-type="float" office:value="28" calcext:value-type="float">
            <text:p>28</text:p>
          </table:table-cell>
          <table:table-cell table:formula="of:=[.F152]+([.H152]-1)*24+30" office:value-type="float" office:value="767.8" calcext:value-type="float">
            <text:p>767,8</text:p>
          </table:table-cell>
          <table:table-cell table:formula="of:=MONTH([.D152])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Zofia</text:p>
          </table:table-cell>
          <table:table-cell table:style-name="ce2" office:value-type="string" calcext:value-type="string">
            <text:p>Maselska</text:p>
          </table:table-cell>
          <table:table-cell table:style-name="ce2" office:value-type="string" calcext:value-type="string">
            <text:p>Kielce</text:p>
          </table:table-cell>
          <table:table-cell table:style-name="ce6" office:value-type="date" office:date-value="2014-02-07" calcext:value-type="date">
            <text:p>7.02.2014</text:p>
          </table:table-cell>
          <table:table-cell table:style-name="ce6" office:value-type="date" office:date-value="2014-02-11" calcext:value-type="date">
            <text:p>11.02.2014</text:p>
          </table:table-cell>
          <table:table-cell office:value-type="float" office:value="1019.7" calcext:value-type="float">
            <text:p>1019,7</text:p>
          </table:table-cell>
          <table:table-cell table:formula="of:=[.E153]-[.D153]" office:value-type="float" office:value="4" calcext:value-type="float">
            <text:p>4</text:p>
          </table:table-cell>
          <table:table-cell table:formula="of:=1+[.E153]-[.D153]" office:value-type="float" office:value="5" calcext:value-type="float">
            <text:p>5</text:p>
          </table:table-cell>
          <table:table-cell table:formula="of:=COM.MICROSOFT.CONCAT([.A153];[.B153])" office:value-type="string" office:string-value="ZofiaMaselska" calcext:value-type="string">
            <text:p>ZofiaMaselska</text:p>
          </table:table-cell>
          <table:table-cell table:formula="of:=COUNTIF([.$I$2:.$I$1001];[.I153])" office:value-type="float" office:value="11" calcext:value-type="float">
            <text:p>11</text:p>
          </table:table-cell>
          <table:table-cell table:formula="of:=SUMIF([.$I$2:.$I$1001];[.I153];[.$H$2:.$H$1001])" office:value-type="float" office:value="25" calcext:value-type="float">
            <text:p>25</text:p>
          </table:table-cell>
          <table:table-cell table:formula="of:=[.F153]+([.H153]-1)*24+30" office:value-type="float" office:value="1145.7" calcext:value-type="float">
            <text:p>1145,7</text:p>
          </table:table-cell>
          <table:table-cell table:formula="of:=MONTH([.D153])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Zyta</text:p>
          </table:table-cell>
          <table:table-cell table:style-name="ce2" office:value-type="string" calcext:value-type="string">
            <text:p>Mazurkiewicz</text:p>
          </table:table-cell>
          <table:table-cell table:style-name="ce2" office:value-type="string" calcext:value-type="string">
            <text:p>Malbork</text:p>
          </table:table-cell>
          <table:table-cell table:style-name="ce6" office:value-type="date" office:date-value="2014-02-07" calcext:value-type="date">
            <text:p>7.02.2014</text:p>
          </table:table-cell>
          <table:table-cell table:style-name="ce6" office:value-type="date" office:date-value="2014-02-08" calcext:value-type="date">
            <text:p>8.02.2014</text:p>
          </table:table-cell>
          <table:table-cell office:value-type="float" office:value="891" calcext:value-type="float">
            <text:p>891</text:p>
          </table:table-cell>
          <table:table-cell table:formula="of:=[.E154]-[.D154]" office:value-type="float" office:value="1" calcext:value-type="float">
            <text:p>1</text:p>
          </table:table-cell>
          <table:table-cell table:formula="of:=1+[.E154]-[.D154]" office:value-type="float" office:value="2" calcext:value-type="float">
            <text:p>2</text:p>
          </table:table-cell>
          <table:table-cell table:formula="of:=COM.MICROSOFT.CONCAT([.A154];[.B154])" office:value-type="string" office:string-value="ZytaMazurkiewicz" calcext:value-type="string">
            <text:p>ZytaMazurkiewicz</text:p>
          </table:table-cell>
          <table:table-cell table:formula="of:=COUNTIF([.$I$2:.$I$1001];[.I154])" office:value-type="float" office:value="7" calcext:value-type="float">
            <text:p>7</text:p>
          </table:table-cell>
          <table:table-cell table:formula="of:=SUMIF([.$I$2:.$I$1001];[.I154];[.$H$2:.$H$1001])" office:value-type="float" office:value="23" calcext:value-type="float">
            <text:p>23</text:p>
          </table:table-cell>
          <table:table-cell table:formula="of:=[.F154]+([.H154]-1)*24+30" office:value-type="float" office:value="945" calcext:value-type="float">
            <text:p>945</text:p>
          </table:table-cell>
          <table:table-cell table:formula="of:=MONTH([.D154])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aria</text:p>
          </table:table-cell>
          <table:table-cell table:style-name="ce2" office:value-type="string" calcext:value-type="string">
            <text:p>Ozimek</text:p>
          </table:table-cell>
          <table:table-cell table:style-name="ce2" office:value-type="string" calcext:value-type="string">
            <text:p>Siedlce</text:p>
          </table:table-cell>
          <table:table-cell table:style-name="ce6" office:value-type="date" office:date-value="2014-02-07" calcext:value-type="date">
            <text:p>7.02.2014</text:p>
          </table:table-cell>
          <table:table-cell table:style-name="ce6" office:value-type="date" office:date-value="2014-02-08" calcext:value-type="date">
            <text:p>8.02.2014</text:p>
          </table:table-cell>
          <table:table-cell office:value-type="float" office:value="295.4" calcext:value-type="float">
            <text:p>295,4</text:p>
          </table:table-cell>
          <table:table-cell table:formula="of:=[.E155]-[.D155]" office:value-type="float" office:value="1" calcext:value-type="float">
            <text:p>1</text:p>
          </table:table-cell>
          <table:table-cell table:formula="of:=1+[.E155]-[.D155]" office:value-type="float" office:value="2" calcext:value-type="float">
            <text:p>2</text:p>
          </table:table-cell>
          <table:table-cell table:formula="of:=COM.MICROSOFT.CONCAT([.A155];[.B155])" office:value-type="string" office:string-value="MariaOzimek" calcext:value-type="string">
            <text:p>MariaOzimek</text:p>
          </table:table-cell>
          <table:table-cell table:formula="of:=COUNTIF([.$I$2:.$I$1001];[.I155])" office:value-type="float" office:value="8" calcext:value-type="float">
            <text:p>8</text:p>
          </table:table-cell>
          <table:table-cell table:formula="of:=SUMIF([.$I$2:.$I$1001];[.I155];[.$H$2:.$H$1001])" office:value-type="float" office:value="24" calcext:value-type="float">
            <text:p>24</text:p>
          </table:table-cell>
          <table:table-cell table:formula="of:=[.F155]+([.H155]-1)*24+30" office:value-type="float" office:value="349.4" calcext:value-type="float">
            <text:p>349,4</text:p>
          </table:table-cell>
          <table:table-cell table:formula="of:=MONTH([.D155])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alwina</text:p>
          </table:table-cell>
          <table:table-cell table:style-name="ce2" office:value-type="string" calcext:value-type="string">
            <text:p>Papkin</text:p>
          </table:table-cell>
          <table:table-cell table:style-name="ce2" office:value-type="string" calcext:value-type="string">
            <text:p>Malbork</text:p>
          </table:table-cell>
          <table:table-cell table:style-name="ce6" office:value-type="date" office:date-value="2014-02-07" calcext:value-type="date">
            <text:p>7.02.2014</text:p>
          </table:table-cell>
          <table:table-cell table:style-name="ce6" office:value-type="date" office:date-value="2014-02-08" calcext:value-type="date">
            <text:p>8.02.2014</text:p>
          </table:table-cell>
          <table:table-cell office:value-type="float" office:value="891" calcext:value-type="float">
            <text:p>891</text:p>
          </table:table-cell>
          <table:table-cell table:formula="of:=[.E156]-[.D156]" office:value-type="float" office:value="1" calcext:value-type="float">
            <text:p>1</text:p>
          </table:table-cell>
          <table:table-cell table:formula="of:=1+[.E156]-[.D156]" office:value-type="float" office:value="2" calcext:value-type="float">
            <text:p>2</text:p>
          </table:table-cell>
          <table:table-cell table:formula="of:=COM.MICROSOFT.CONCAT([.A156];[.B156])" office:value-type="string" office:string-value="MalwinaPapkin" calcext:value-type="string">
            <text:p>MalwinaPapkin</text:p>
          </table:table-cell>
          <table:table-cell table:formula="of:=COUNTIF([.$I$2:.$I$1001];[.I156])" office:value-type="float" office:value="11" calcext:value-type="float">
            <text:p>11</text:p>
          </table:table-cell>
          <table:table-cell table:formula="of:=SUMIF([.$I$2:.$I$1001];[.I156];[.$H$2:.$H$1001])" office:value-type="float" office:value="28" calcext:value-type="float">
            <text:p>28</text:p>
          </table:table-cell>
          <table:table-cell table:formula="of:=[.F156]+([.H156]-1)*24+30" office:value-type="float" office:value="945" calcext:value-type="float">
            <text:p>945</text:p>
          </table:table-cell>
          <table:table-cell table:formula="of:=MONTH([.D156])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Zuzanna</text:p>
          </table:table-cell>
          <table:table-cell table:style-name="ce2" office:value-type="string" calcext:value-type="string">
            <text:p>Piotrkowska</text:p>
          </table:table-cell>
          <table:table-cell table:style-name="ce2" office:value-type="string" calcext:value-type="string">
            <text:p>Zgierz</text:p>
          </table:table-cell>
          <table:table-cell table:style-name="ce6" office:value-type="date" office:date-value="2014-02-07" calcext:value-type="date">
            <text:p>7.02.2014</text:p>
          </table:table-cell>
          <table:table-cell table:style-name="ce6" office:value-type="date" office:date-value="2014-02-11" calcext:value-type="date">
            <text:p>11.02.2014</text:p>
          </table:table-cell>
          <table:table-cell office:value-type="float" office:value="688.5" calcext:value-type="float">
            <text:p>688,5</text:p>
          </table:table-cell>
          <table:table-cell table:formula="of:=[.E157]-[.D157]" office:value-type="float" office:value="4" calcext:value-type="float">
            <text:p>4</text:p>
          </table:table-cell>
          <table:table-cell table:formula="of:=1+[.E157]-[.D157]" office:value-type="float" office:value="5" calcext:value-type="float">
            <text:p>5</text:p>
          </table:table-cell>
          <table:table-cell table:formula="of:=COM.MICROSOFT.CONCAT([.A157];[.B157])" office:value-type="string" office:string-value="ZuzannaPiotrkowska" calcext:value-type="string">
            <text:p>ZuzannaPiotrkowska</text:p>
          </table:table-cell>
          <table:table-cell table:formula="of:=COUNTIF([.$I$2:.$I$1001];[.I157])" office:value-type="float" office:value="15" calcext:value-type="float">
            <text:p>15</text:p>
          </table:table-cell>
          <table:table-cell table:formula="of:=SUMIF([.$I$2:.$I$1001];[.I157];[.$H$2:.$H$1001])" office:value-type="float" office:value="34" calcext:value-type="float">
            <text:p>34</text:p>
          </table:table-cell>
          <table:table-cell table:formula="of:=[.F157]+([.H157]-1)*24+30" office:value-type="float" office:value="814.5" calcext:value-type="float">
            <text:p>814,5</text:p>
          </table:table-cell>
          <table:table-cell table:formula="of:=MONTH([.D157])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Grzegorz</text:p>
          </table:table-cell>
          <table:table-cell table:style-name="ce2" office:value-type="string" calcext:value-type="string">
            <text:p>Podolski</text:p>
          </table:table-cell>
          <table:table-cell table:style-name="ce2" office:value-type="string" calcext:value-type="string">
            <text:p>Kielce</text:p>
          </table:table-cell>
          <table:table-cell table:style-name="ce6" office:value-type="date" office:date-value="2014-02-07" calcext:value-type="date">
            <text:p>7.02.2014</text:p>
          </table:table-cell>
          <table:table-cell table:style-name="ce6" office:value-type="date" office:date-value="2014-02-09" calcext:value-type="date">
            <text:p>9.02.2014</text:p>
          </table:table-cell>
          <table:table-cell office:value-type="float" office:value="663.7" calcext:value-type="float">
            <text:p>663,7</text:p>
          </table:table-cell>
          <table:table-cell table:formula="of:=[.E158]-[.D158]" office:value-type="float" office:value="2" calcext:value-type="float">
            <text:p>2</text:p>
          </table:table-cell>
          <table:table-cell table:formula="of:=1+[.E158]-[.D158]" office:value-type="float" office:value="3" calcext:value-type="float">
            <text:p>3</text:p>
          </table:table-cell>
          <table:table-cell table:formula="of:=COM.MICROSOFT.CONCAT([.A158];[.B158])" office:value-type="string" office:string-value="GrzegorzPodolski" calcext:value-type="string">
            <text:p>GrzegorzPodolski</text:p>
          </table:table-cell>
          <table:table-cell table:formula="of:=COUNTIF([.$I$2:.$I$1001];[.I158])" office:value-type="float" office:value="14" calcext:value-type="float">
            <text:p>14</text:p>
          </table:table-cell>
          <table:table-cell table:formula="of:=SUMIF([.$I$2:.$I$1001];[.I158];[.$H$2:.$H$1001])" office:value-type="float" office:value="32" calcext:value-type="float">
            <text:p>32</text:p>
          </table:table-cell>
          <table:table-cell table:formula="of:=[.F158]+([.H158]-1)*24+30" office:value-type="float" office:value="741.7" calcext:value-type="float">
            <text:p>741,7</text:p>
          </table:table-cell>
          <table:table-cell table:formula="of:=MONTH([.D158])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iotr</text:p>
          </table:table-cell>
          <table:table-cell table:style-name="ce2" office:value-type="string" calcext:value-type="string">
            <text:p>Roman</text:p>
          </table:table-cell>
          <table:table-cell table:style-name="ce2" office:value-type="string" calcext:value-type="string">
            <text:p>Zgierz</text:p>
          </table:table-cell>
          <table:table-cell table:style-name="ce6" office:value-type="date" office:date-value="2014-02-07" calcext:value-type="date">
            <text:p>7.02.2014</text:p>
          </table:table-cell>
          <table:table-cell table:style-name="ce6" office:value-type="date" office:date-value="2014-02-10" calcext:value-type="date">
            <text:p>10.02.2014</text:p>
          </table:table-cell>
          <table:table-cell office:value-type="float" office:value="569.5" calcext:value-type="float">
            <text:p>569,5</text:p>
          </table:table-cell>
          <table:table-cell table:formula="of:=[.E159]-[.D159]" office:value-type="float" office:value="3" calcext:value-type="float">
            <text:p>3</text:p>
          </table:table-cell>
          <table:table-cell table:formula="of:=1+[.E159]-[.D159]" office:value-type="float" office:value="4" calcext:value-type="float">
            <text:p>4</text:p>
          </table:table-cell>
          <table:table-cell table:formula="of:=COM.MICROSOFT.CONCAT([.A159];[.B159])" office:value-type="string" office:string-value="PiotrRoman" calcext:value-type="string">
            <text:p>PiotrRoman</text:p>
          </table:table-cell>
          <table:table-cell table:formula="of:=COUNTIF([.$I$2:.$I$1001];[.I159])" office:value-type="float" office:value="13" calcext:value-type="float">
            <text:p>13</text:p>
          </table:table-cell>
          <table:table-cell table:formula="of:=SUMIF([.$I$2:.$I$1001];[.I159];[.$H$2:.$H$1001])" office:value-type="float" office:value="39" calcext:value-type="float">
            <text:p>39</text:p>
          </table:table-cell>
          <table:table-cell table:formula="of:=[.F159]+([.H159]-1)*24+30" office:value-type="float" office:value="671.5" calcext:value-type="float">
            <text:p>671,5</text:p>
          </table:table-cell>
          <table:table-cell table:formula="of:=MONTH([.D159])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aulina</text:p>
          </table:table-cell>
          <table:table-cell table:style-name="ce2" office:value-type="string" calcext:value-type="string">
            <text:p>Basala</text:p>
          </table:table-cell>
          <table:table-cell table:style-name="ce2" office:value-type="string" calcext:value-type="string">
            <text:p>Mielec</text:p>
          </table:table-cell>
          <table:table-cell table:number-columns-repeated="2" table:style-name="ce6" office:value-type="date" office:date-value="2014-02-10" calcext:value-type="date">
            <text:p>10.02.2014</text:p>
          </table:table-cell>
          <table:table-cell office:value-type="float" office:value="442" calcext:value-type="float">
            <text:p>442</text:p>
          </table:table-cell>
          <table:table-cell table:formula="of:=[.E160]-[.D160]" office:value-type="float" office:value="0" calcext:value-type="float">
            <text:p>0</text:p>
          </table:table-cell>
          <table:table-cell table:formula="of:=1+[.E160]-[.D160]" office:value-type="float" office:value="1" calcext:value-type="float">
            <text:p>1</text:p>
          </table:table-cell>
          <table:table-cell table:formula="of:=COM.MICROSOFT.CONCAT([.A160];[.B160])" office:value-type="string" office:string-value="PaulinaBasala" calcext:value-type="string">
            <text:p>PaulinaBasala</text:p>
          </table:table-cell>
          <table:table-cell table:formula="of:=COUNTIF([.$I$2:.$I$1001];[.I160])" office:value-type="float" office:value="8" calcext:value-type="float">
            <text:p>8</text:p>
          </table:table-cell>
          <table:table-cell table:formula="of:=SUMIF([.$I$2:.$I$1001];[.I160];[.$H$2:.$H$1001])" office:value-type="float" office:value="14" calcext:value-type="float">
            <text:p>14</text:p>
          </table:table-cell>
          <table:table-cell table:formula="of:=[.F160]+([.H160]-1)*24+30" office:value-type="float" office:value="472" calcext:value-type="float">
            <text:p>472</text:p>
          </table:table-cell>
          <table:table-cell table:formula="of:=MONTH([.D160])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ndrzej</text:p>
          </table:table-cell>
          <table:table-cell table:style-name="ce2" office:value-type="string" calcext:value-type="string">
            <text:p>Kolarski</text:p>
          </table:table-cell>
          <table:table-cell table:style-name="ce2" office:value-type="string" calcext:value-type="string">
            <text:p>Bydgoszcz</text:p>
          </table:table-cell>
          <table:table-cell table:number-columns-repeated="2" table:style-name="ce6" office:value-type="date" office:date-value="2014-02-10" calcext:value-type="date">
            <text:p>10.02.2014</text:p>
          </table:table-cell>
          <table:table-cell office:value-type="float" office:value="513.4" calcext:value-type="float">
            <text:p>513,4</text:p>
          </table:table-cell>
          <table:table-cell table:formula="of:=[.E161]-[.D161]" office:value-type="float" office:value="0" calcext:value-type="float">
            <text:p>0</text:p>
          </table:table-cell>
          <table:table-cell table:formula="of:=1+[.E161]-[.D161]" office:value-type="float" office:value="1" calcext:value-type="float">
            <text:p>1</text:p>
          </table:table-cell>
          <table:table-cell table:formula="of:=COM.MICROSOFT.CONCAT([.A161];[.B161])" office:value-type="string" office:string-value="AndrzejKolarski" calcext:value-type="string">
            <text:p>AndrzejKolarski</text:p>
          </table:table-cell>
          <table:table-cell table:formula="of:=COUNTIF([.$I$2:.$I$1001];[.I161])" office:value-type="float" office:value="14" calcext:value-type="float">
            <text:p>14</text:p>
          </table:table-cell>
          <table:table-cell table:formula="of:=SUMIF([.$I$2:.$I$1001];[.I161];[.$H$2:.$H$1001])" office:value-type="float" office:value="41" calcext:value-type="float">
            <text:p>41</text:p>
          </table:table-cell>
          <table:table-cell table:formula="of:=[.F161]+([.H161]-1)*24+30" office:value-type="float" office:value="543.4" calcext:value-type="float">
            <text:p>543,4</text:p>
          </table:table-cell>
          <table:table-cell table:formula="of:=MONTH([.D161])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zimiera</text:p>
          </table:table-cell>
          <table:table-cell table:style-name="ce2" office:value-type="string" calcext:value-type="string">
            <text:p>Parczewska</text:p>
          </table:table-cell>
          <table:table-cell table:style-name="ce2" office:value-type="string" calcext:value-type="string">
            <text:p>Zgierz</text:p>
          </table:table-cell>
          <table:table-cell table:style-name="ce6" office:value-type="date" office:date-value="2014-02-10" calcext:value-type="date">
            <text:p>10.02.2014</text:p>
          </table:table-cell>
          <table:table-cell table:style-name="ce6" office:value-type="date" office:date-value="2014-02-11" calcext:value-type="date">
            <text:p>11.02.2014</text:p>
          </table:table-cell>
          <table:table-cell office:value-type="float" office:value="331.5" calcext:value-type="float">
            <text:p>331,5</text:p>
          </table:table-cell>
          <table:table-cell table:formula="of:=[.E162]-[.D162]" office:value-type="float" office:value="1" calcext:value-type="float">
            <text:p>1</text:p>
          </table:table-cell>
          <table:table-cell table:formula="of:=1+[.E162]-[.D162]" office:value-type="float" office:value="2" calcext:value-type="float">
            <text:p>2</text:p>
          </table:table-cell>
          <table:table-cell table:formula="of:=COM.MICROSOFT.CONCAT([.A162];[.B162])" office:value-type="string" office:string-value="KazimieraParczewska" calcext:value-type="string">
            <text:p>KazimieraParczewska</text:p>
          </table:table-cell>
          <table:table-cell table:formula="of:=COUNTIF([.$I$2:.$I$1001];[.I162])" office:value-type="float" office:value="11" calcext:value-type="float">
            <text:p>11</text:p>
          </table:table-cell>
          <table:table-cell table:formula="of:=SUMIF([.$I$2:.$I$1001];[.I162];[.$H$2:.$H$1001])" office:value-type="float" office:value="28" calcext:value-type="float">
            <text:p>28</text:p>
          </table:table-cell>
          <table:table-cell table:formula="of:=[.F162]+([.H162]-1)*24+30" office:value-type="float" office:value="385.5" calcext:value-type="float">
            <text:p>385,5</text:p>
          </table:table-cell>
          <table:table-cell table:formula="of:=MONTH([.D162])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aulina</text:p>
          </table:table-cell>
          <table:table-cell table:style-name="ce2" office:value-type="string" calcext:value-type="string">
            <text:p>Chorzowska</text:p>
          </table:table-cell>
          <table:table-cell table:style-name="ce2" office:value-type="string" calcext:value-type="string">
            <text:p>Bydgoszcz</text:p>
          </table:table-cell>
          <table:table-cell table:number-columns-repeated="2" table:style-name="ce6" office:value-type="date" office:date-value="2014-02-12" calcext:value-type="date">
            <text:p>12.02.2014</text:p>
          </table:table-cell>
          <table:table-cell office:value-type="float" office:value="513.4" calcext:value-type="float">
            <text:p>513,4</text:p>
          </table:table-cell>
          <table:table-cell table:formula="of:=[.E163]-[.D163]" office:value-type="float" office:value="0" calcext:value-type="float">
            <text:p>0</text:p>
          </table:table-cell>
          <table:table-cell table:formula="of:=1+[.E163]-[.D163]" office:value-type="float" office:value="1" calcext:value-type="float">
            <text:p>1</text:p>
          </table:table-cell>
          <table:table-cell table:formula="of:=COM.MICROSOFT.CONCAT([.A163];[.B163])" office:value-type="string" office:string-value="PaulinaChorzowska" calcext:value-type="string">
            <text:p>PaulinaChorzowska</text:p>
          </table:table-cell>
          <table:table-cell table:formula="of:=COUNTIF([.$I$2:.$I$1001];[.I163])" office:value-type="float" office:value="10" calcext:value-type="float">
            <text:p>10</text:p>
          </table:table-cell>
          <table:table-cell table:formula="of:=SUMIF([.$I$2:.$I$1001];[.I163];[.$H$2:.$H$1001])" office:value-type="float" office:value="14" calcext:value-type="float">
            <text:p>14</text:p>
          </table:table-cell>
          <table:table-cell table:formula="of:=[.F163]+([.H163]-1)*24+30" office:value-type="float" office:value="543.4" calcext:value-type="float">
            <text:p>543,4</text:p>
          </table:table-cell>
          <table:table-cell table:formula="of:=MONTH([.D163])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dam</text:p>
          </table:table-cell>
          <table:table-cell table:style-name="ce2" office:value-type="string" calcext:value-type="string">
            <text:p>Falski</text:p>
          </table:table-cell>
          <table:table-cell table:style-name="ce2" office:value-type="string" calcext:value-type="string">
            <text:p>Zgierz</text:p>
          </table:table-cell>
          <table:table-cell table:style-name="ce6" office:value-type="date" office:date-value="2014-02-14" calcext:value-type="date">
            <text:p>14.02.2014</text:p>
          </table:table-cell>
          <table:table-cell table:style-name="ce6" office:value-type="date" office:date-value="2014-02-16" calcext:value-type="date">
            <text:p>16.02.2014</text:p>
          </table:table-cell>
          <table:table-cell office:value-type="float" office:value="450.5" calcext:value-type="float">
            <text:p>450,5</text:p>
          </table:table-cell>
          <table:table-cell table:formula="of:=[.E164]-[.D164]" office:value-type="float" office:value="2" calcext:value-type="float">
            <text:p>2</text:p>
          </table:table-cell>
          <table:table-cell table:formula="of:=1+[.E164]-[.D164]" office:value-type="float" office:value="3" calcext:value-type="float">
            <text:p>3</text:p>
          </table:table-cell>
          <table:table-cell table:formula="of:=COM.MICROSOFT.CONCAT([.A164];[.B164])" office:value-type="string" office:string-value="AdamFalski" calcext:value-type="string">
            <text:p>AdamFalski</text:p>
          </table:table-cell>
          <table:table-cell table:formula="of:=COUNTIF([.$I$2:.$I$1001];[.I164])" office:value-type="float" office:value="8" calcext:value-type="float">
            <text:p>8</text:p>
          </table:table-cell>
          <table:table-cell table:formula="of:=SUMIF([.$I$2:.$I$1001];[.I164];[.$H$2:.$H$1001])" office:value-type="float" office:value="22" calcext:value-type="float">
            <text:p>22</text:p>
          </table:table-cell>
          <table:table-cell table:formula="of:=[.F164]+([.H164]-1)*24+30" office:value-type="float" office:value="528.5" calcext:value-type="float">
            <text:p>528,5</text:p>
          </table:table-cell>
          <table:table-cell table:formula="of:=MONTH([.D164])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Ewa</text:p>
          </table:table-cell>
          <table:table-cell table:style-name="ce2" office:value-type="string" calcext:value-type="string">
            <text:p>Kwiska</text:p>
          </table:table-cell>
          <table:table-cell table:style-name="ce2" office:value-type="string" calcext:value-type="string">
            <text:p>Bydgoszcz</text:p>
          </table:table-cell>
          <table:table-cell table:style-name="ce6" office:value-type="date" office:date-value="2014-02-14" calcext:value-type="date">
            <text:p>14.02.2014</text:p>
          </table:table-cell>
          <table:table-cell table:style-name="ce6" office:value-type="date" office:date-value="2014-02-16" calcext:value-type="date">
            <text:p>16.02.2014</text:p>
          </table:table-cell>
          <table:table-cell office:value-type="float" office:value="795.4" calcext:value-type="float">
            <text:p>795,4</text:p>
          </table:table-cell>
          <table:table-cell table:formula="of:=[.E165]-[.D165]" office:value-type="float" office:value="2" calcext:value-type="float">
            <text:p>2</text:p>
          </table:table-cell>
          <table:table-cell table:formula="of:=1+[.E165]-[.D165]" office:value-type="float" office:value="3" calcext:value-type="float">
            <text:p>3</text:p>
          </table:table-cell>
          <table:table-cell table:formula="of:=COM.MICROSOFT.CONCAT([.A165];[.B165])" office:value-type="string" office:string-value="EwaKwiska" calcext:value-type="string">
            <text:p>EwaKwiska</text:p>
          </table:table-cell>
          <table:table-cell table:formula="of:=COUNTIF([.$I$2:.$I$1001];[.I165])" office:value-type="float" office:value="8" calcext:value-type="float">
            <text:p>8</text:p>
          </table:table-cell>
          <table:table-cell table:formula="of:=SUMIF([.$I$2:.$I$1001];[.I165];[.$H$2:.$H$1001])" office:value-type="float" office:value="29" calcext:value-type="float">
            <text:p>29</text:p>
          </table:table-cell>
          <table:table-cell table:formula="of:=[.F165]+([.H165]-1)*24+30" office:value-type="float" office:value="873.4" calcext:value-type="float">
            <text:p>873,4</text:p>
          </table:table-cell>
          <table:table-cell table:formula="of:=MONTH([.D165])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Teresa</text:p>
          </table:table-cell>
          <table:table-cell table:style-name="ce2" office:value-type="string" calcext:value-type="string">
            <text:p>Moskiewska</text:p>
          </table:table-cell>
          <table:table-cell table:style-name="ce2" office:value-type="string" calcext:value-type="string">
            <text:p>Zgierz</text:p>
          </table:table-cell>
          <table:table-cell table:number-columns-repeated="2" table:style-name="ce6" office:value-type="date" office:date-value="2014-02-14" calcext:value-type="date">
            <text:p>14.02.2014</text:p>
          </table:table-cell>
          <table:table-cell office:value-type="float" office:value="212.5" calcext:value-type="float">
            <text:p>212,5</text:p>
          </table:table-cell>
          <table:table-cell table:formula="of:=[.E166]-[.D166]" office:value-type="float" office:value="0" calcext:value-type="float">
            <text:p>0</text:p>
          </table:table-cell>
          <table:table-cell table:formula="of:=1+[.E166]-[.D166]" office:value-type="float" office:value="1" calcext:value-type="float">
            <text:p>1</text:p>
          </table:table-cell>
          <table:table-cell table:formula="of:=COM.MICROSOFT.CONCAT([.A166];[.B166])" office:value-type="string" office:string-value="TeresaMoskiewska" calcext:value-type="string">
            <text:p>TeresaMoskiewska</text:p>
          </table:table-cell>
          <table:table-cell table:formula="of:=COUNTIF([.$I$2:.$I$1001];[.I166])" office:value-type="float" office:value="11" calcext:value-type="float">
            <text:p>11</text:p>
          </table:table-cell>
          <table:table-cell table:formula="of:=SUMIF([.$I$2:.$I$1001];[.I166];[.$H$2:.$H$1001])" office:value-type="float" office:value="20" calcext:value-type="float">
            <text:p>20</text:p>
          </table:table-cell>
          <table:table-cell table:formula="of:=[.F166]+([.H166]-1)*24+30" office:value-type="float" office:value="242.5" calcext:value-type="float">
            <text:p>242,5</text:p>
          </table:table-cell>
          <table:table-cell table:formula="of:=MONTH([.D166])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dia</text:p>
          </table:table-cell>
          <table:table-cell table:style-name="ce2" office:value-type="string" calcext:value-type="string">
            <text:p>Opolska</text:p>
          </table:table-cell>
          <table:table-cell table:style-name="ce2" office:value-type="string" calcext:value-type="string">
            <text:p>Katowice</text:p>
          </table:table-cell>
          <table:table-cell table:style-name="ce6" office:value-type="date" office:date-value="2014-02-14" calcext:value-type="date">
            <text:p>14.02.2014</text:p>
          </table:table-cell>
          <table:table-cell table:style-name="ce6" office:value-type="date" office:date-value="2014-02-16" calcext:value-type="date">
            <text:p>16.02.2014</text:p>
          </table:table-cell>
          <table:table-cell office:value-type="float" office:value="892.7" calcext:value-type="float">
            <text:p>892,7</text:p>
          </table:table-cell>
          <table:table-cell table:formula="of:=[.E167]-[.D167]" office:value-type="float" office:value="2" calcext:value-type="float">
            <text:p>2</text:p>
          </table:table-cell>
          <table:table-cell table:formula="of:=1+[.E167]-[.D167]" office:value-type="float" office:value="3" calcext:value-type="float">
            <text:p>3</text:p>
          </table:table-cell>
          <table:table-cell table:formula="of:=COM.MICROSOFT.CONCAT([.A167];[.B167])" office:value-type="string" office:string-value="LidiaOpolska" calcext:value-type="string">
            <text:p>LidiaOpolska</text:p>
          </table:table-cell>
          <table:table-cell table:formula="of:=COUNTIF([.$I$2:.$I$1001];[.I167])" office:value-type="float" office:value="8" calcext:value-type="float">
            <text:p>8</text:p>
          </table:table-cell>
          <table:table-cell table:formula="of:=SUMIF([.$I$2:.$I$1001];[.I167];[.$H$2:.$H$1001])" office:value-type="float" office:value="22" calcext:value-type="float">
            <text:p>22</text:p>
          </table:table-cell>
          <table:table-cell table:formula="of:=[.F167]+([.H167]-1)*24+30" office:value-type="float" office:value="970.7" calcext:value-type="float">
            <text:p>970,7</text:p>
          </table:table-cell>
          <table:table-cell table:formula="of:=MONTH([.D167])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ebastian</text:p>
          </table:table-cell>
          <table:table-cell table:style-name="ce2" office:value-type="string" calcext:value-type="string">
            <text:p>Puchacz</text:p>
          </table:table-cell>
          <table:table-cell table:style-name="ce2" office:value-type="string" calcext:value-type="string">
            <text:p>Kielce</text:p>
          </table:table-cell>
          <table:table-cell table:style-name="ce6" office:value-type="date" office:date-value="2014-02-14" calcext:value-type="date">
            <text:p>14.02.2014</text:p>
          </table:table-cell>
          <table:table-cell table:style-name="ce6" office:value-type="date" office:date-value="2014-02-18" calcext:value-type="date">
            <text:p>18.02.2014</text:p>
          </table:table-cell>
          <table:table-cell office:value-type="float" office:value="1019.7" calcext:value-type="float">
            <text:p>1019,7</text:p>
          </table:table-cell>
          <table:table-cell table:formula="of:=[.E168]-[.D168]" office:value-type="float" office:value="4" calcext:value-type="float">
            <text:p>4</text:p>
          </table:table-cell>
          <table:table-cell table:formula="of:=1+[.E168]-[.D168]" office:value-type="float" office:value="5" calcext:value-type="float">
            <text:p>5</text:p>
          </table:table-cell>
          <table:table-cell table:formula="of:=COM.MICROSOFT.CONCAT([.A168];[.B168])" office:value-type="string" office:string-value="SebastianPuchacz" calcext:value-type="string">
            <text:p>SebastianPuchacz</text:p>
          </table:table-cell>
          <table:table-cell table:formula="of:=COUNTIF([.$I$2:.$I$1001];[.I168])" office:value-type="float" office:value="12" calcext:value-type="float">
            <text:p>12</text:p>
          </table:table-cell>
          <table:table-cell table:formula="of:=SUMIF([.$I$2:.$I$1001];[.I168];[.$H$2:.$H$1001])" office:value-type="float" office:value="35" calcext:value-type="float">
            <text:p>35</text:p>
          </table:table-cell>
          <table:table-cell table:formula="of:=[.F168]+([.H168]-1)*24+30" office:value-type="float" office:value="1145.7" calcext:value-type="float">
            <text:p>1145,7</text:p>
          </table:table-cell>
          <table:table-cell table:formula="of:=MONTH([.D168])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Tomasz</text:p>
          </table:table-cell>
          <table:table-cell table:style-name="ce2" office:value-type="string" calcext:value-type="string">
            <text:p>Rzepka</text:p>
          </table:table-cell>
          <table:table-cell table:style-name="ce2" office:value-type="string" calcext:value-type="string">
            <text:p>Siedlce</text:p>
          </table:table-cell>
          <table:table-cell table:style-name="ce6" office:value-type="date" office:date-value="2014-02-14" calcext:value-type="date">
            <text:p>14.02.2014</text:p>
          </table:table-cell>
          <table:table-cell table:style-name="ce6" office:value-type="date" office:date-value="2014-02-17" calcext:value-type="date">
            <text:p>17.02.2014</text:p>
          </table:table-cell>
          <table:table-cell office:value-type="float" office:value="573.4" calcext:value-type="float">
            <text:p>573,4</text:p>
          </table:table-cell>
          <table:table-cell table:formula="of:=[.E169]-[.D169]" office:value-type="float" office:value="3" calcext:value-type="float">
            <text:p>3</text:p>
          </table:table-cell>
          <table:table-cell table:formula="of:=1+[.E169]-[.D169]" office:value-type="float" office:value="4" calcext:value-type="float">
            <text:p>4</text:p>
          </table:table-cell>
          <table:table-cell table:formula="of:=COM.MICROSOFT.CONCAT([.A169];[.B169])" office:value-type="string" office:string-value="TomaszRzepka" calcext:value-type="string">
            <text:p>TomaszRzepka</text:p>
          </table:table-cell>
          <table:table-cell table:formula="of:=COUNTIF([.$I$2:.$I$1001];[.I169])" office:value-type="float" office:value="17" calcext:value-type="float">
            <text:p>17</text:p>
          </table:table-cell>
          <table:table-cell table:formula="of:=SUMIF([.$I$2:.$I$1001];[.I169];[.$H$2:.$H$1001])" office:value-type="float" office:value="42" calcext:value-type="float">
            <text:p>42</text:p>
          </table:table-cell>
          <table:table-cell table:formula="of:=[.F169]+([.H169]-1)*24+30" office:value-type="float" office:value="675.4" calcext:value-type="float">
            <text:p>675,4</text:p>
          </table:table-cell>
          <table:table-cell table:formula="of:=MONTH([.D169])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tarzyna</text:p>
          </table:table-cell>
          <table:table-cell table:style-name="ce2" office:value-type="string" calcext:value-type="string">
            <text:p>Piotrowska</text:p>
          </table:table-cell>
          <table:table-cell table:style-name="ce2" office:value-type="string" calcext:value-type="string">
            <text:p>Kutno</text:p>
          </table:table-cell>
          <table:table-cell table:style-name="ce6" office:value-type="date" office:date-value="2014-02-15" calcext:value-type="date">
            <text:p>15.02.2014</text:p>
          </table:table-cell>
          <table:table-cell table:style-name="ce6" office:value-type="date" office:date-value="2014-02-17" calcext:value-type="date">
            <text:p>17.02.2014</text:p>
          </table:table-cell>
          <table:table-cell office:value-type="float" office:value="536.8" calcext:value-type="float">
            <text:p>536,8</text:p>
          </table:table-cell>
          <table:table-cell table:formula="of:=[.E170]-[.D170]" office:value-type="float" office:value="2" calcext:value-type="float">
            <text:p>2</text:p>
          </table:table-cell>
          <table:table-cell table:formula="of:=1+[.E170]-[.D170]" office:value-type="float" office:value="3" calcext:value-type="float">
            <text:p>3</text:p>
          </table:table-cell>
          <table:table-cell table:formula="of:=COM.MICROSOFT.CONCAT([.A170];[.B170])" office:value-type="string" office:string-value="KatarzynaPiotrowska" calcext:value-type="string">
            <text:p>KatarzynaPiotrowska</text:p>
          </table:table-cell>
          <table:table-cell table:formula="of:=COUNTIF([.$I$2:.$I$1001];[.I170])" office:value-type="float" office:value="10" calcext:value-type="float">
            <text:p>10</text:p>
          </table:table-cell>
          <table:table-cell table:formula="of:=SUMIF([.$I$2:.$I$1001];[.I170];[.$H$2:.$H$1001])" office:value-type="float" office:value="27" calcext:value-type="float">
            <text:p>27</text:p>
          </table:table-cell>
          <table:table-cell table:formula="of:=[.F170]+([.H170]-1)*24+30" office:value-type="float" office:value="614.8" calcext:value-type="float">
            <text:p>614,8</text:p>
          </table:table-cell>
          <table:table-cell table:formula="of:=MONTH([.D170])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rol</text:p>
          </table:table-cell>
          <table:table-cell table:style-name="ce2" office:value-type="string" calcext:value-type="string">
            <text:p>Witkiewicz</text:p>
          </table:table-cell>
          <table:table-cell table:style-name="ce2" office:value-type="string" calcext:value-type="string">
            <text:p>Krakow</text:p>
          </table:table-cell>
          <table:table-cell table:style-name="ce6" office:value-type="date" office:date-value="2014-02-15" calcext:value-type="date">
            <text:p>15.02.2014</text:p>
          </table:table-cell>
          <table:table-cell table:style-name="ce6" office:value-type="date" office:date-value="2014-02-16" calcext:value-type="date">
            <text:p>16.02.2014</text:p>
          </table:table-cell>
          <table:table-cell office:value-type="float" office:value="706.5" calcext:value-type="float">
            <text:p>706,5</text:p>
          </table:table-cell>
          <table:table-cell table:formula="of:=[.E171]-[.D171]" office:value-type="float" office:value="1" calcext:value-type="float">
            <text:p>1</text:p>
          </table:table-cell>
          <table:table-cell table:formula="of:=1+[.E171]-[.D171]" office:value-type="float" office:value="2" calcext:value-type="float">
            <text:p>2</text:p>
          </table:table-cell>
          <table:table-cell table:formula="of:=COM.MICROSOFT.CONCAT([.A171];[.B171])" office:value-type="string" office:string-value="KarolWitkiewicz" calcext:value-type="string">
            <text:p>KarolWitkiewicz</text:p>
          </table:table-cell>
          <table:table-cell table:formula="of:=COUNTIF([.$I$2:.$I$1001];[.I171])" office:value-type="float" office:value="8" calcext:value-type="float">
            <text:p>8</text:p>
          </table:table-cell>
          <table:table-cell table:formula="of:=SUMIF([.$I$2:.$I$1001];[.I171];[.$H$2:.$H$1001])" office:value-type="float" office:value="28" calcext:value-type="float">
            <text:p>28</text:p>
          </table:table-cell>
          <table:table-cell table:formula="of:=[.F171]+([.H171]-1)*24+30" office:value-type="float" office:value="760.5" calcext:value-type="float">
            <text:p>760,5</text:p>
          </table:table-cell>
          <table:table-cell table:formula="of:=MONTH([.D171])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atrycja</text:p>
          </table:table-cell>
          <table:table-cell table:style-name="ce2" office:value-type="string" calcext:value-type="string">
            <text:p>Andrycz</text:p>
          </table:table-cell>
          <table:table-cell table:style-name="ce2" office:value-type="string" calcext:value-type="string">
            <text:p>Katowice</text:p>
          </table:table-cell>
          <table:table-cell table:style-name="ce6" office:value-type="date" office:date-value="2014-02-19" calcext:value-type="date">
            <text:p>19.02.2014</text:p>
          </table:table-cell>
          <table:table-cell table:style-name="ce6" office:value-type="date" office:date-value="2014-02-23" calcext:value-type="date">
            <text:p>23.02.2014</text:p>
          </table:table-cell>
          <table:table-cell office:value-type="float" office:value="1290.7" calcext:value-type="float">
            <text:p>1290,7</text:p>
          </table:table-cell>
          <table:table-cell table:formula="of:=[.E172]-[.D172]" office:value-type="float" office:value="4" calcext:value-type="float">
            <text:p>4</text:p>
          </table:table-cell>
          <table:table-cell table:formula="of:=1+[.E172]-[.D172]" office:value-type="float" office:value="5" calcext:value-type="float">
            <text:p>5</text:p>
          </table:table-cell>
          <table:table-cell table:formula="of:=COM.MICROSOFT.CONCAT([.A172];[.B172])" office:value-type="string" office:string-value="PatrycjaAndrycz" calcext:value-type="string">
            <text:p>PatrycjaAndrycz</text:p>
          </table:table-cell>
          <table:table-cell table:formula="of:=COUNTIF([.$I$2:.$I$1001];[.I172])" office:value-type="float" office:value="12" calcext:value-type="float">
            <text:p>12</text:p>
          </table:table-cell>
          <table:table-cell table:formula="of:=SUMIF([.$I$2:.$I$1001];[.I172];[.$H$2:.$H$1001])" office:value-type="float" office:value="40" calcext:value-type="float">
            <text:p>40</text:p>
          </table:table-cell>
          <table:table-cell table:formula="of:=[.F172]+([.H172]-1)*24+30" office:value-type="float" office:value="1416.7" calcext:value-type="float">
            <text:p>1416,7</text:p>
          </table:table-cell>
          <table:table-cell table:formula="of:=MONTH([.D172])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Augustowska</text:p>
          </table:table-cell>
          <table:table-cell table:style-name="ce2" office:value-type="string" calcext:value-type="string">
            <text:p>Zgierz</text:p>
          </table:table-cell>
          <table:table-cell table:style-name="ce6" office:value-type="date" office:date-value="2014-02-19" calcext:value-type="date">
            <text:p>19.02.2014</text:p>
          </table:table-cell>
          <table:table-cell table:style-name="ce6" office:value-type="date" office:date-value="2014-02-23" calcext:value-type="date">
            <text:p>23.02.2014</text:p>
          </table:table-cell>
          <table:table-cell office:value-type="float" office:value="688.5" calcext:value-type="float">
            <text:p>688,5</text:p>
          </table:table-cell>
          <table:table-cell table:formula="of:=[.E173]-[.D173]" office:value-type="float" office:value="4" calcext:value-type="float">
            <text:p>4</text:p>
          </table:table-cell>
          <table:table-cell table:formula="of:=1+[.E173]-[.D173]" office:value-type="float" office:value="5" calcext:value-type="float">
            <text:p>5</text:p>
          </table:table-cell>
          <table:table-cell table:formula="of:=COM.MICROSOFT.CONCAT([.A173];[.B173])" office:value-type="string" office:string-value="AnnaAugustowska" calcext:value-type="string">
            <text:p>AnnaAugustowska</text:p>
          </table:table-cell>
          <table:table-cell table:formula="of:=COUNTIF([.$I$2:.$I$1001];[.I173])" office:value-type="float" office:value="9" calcext:value-type="float">
            <text:p>9</text:p>
          </table:table-cell>
          <table:table-cell table:formula="of:=SUMIF([.$I$2:.$I$1001];[.I173];[.$H$2:.$H$1001])" office:value-type="float" office:value="22" calcext:value-type="float">
            <text:p>22</text:p>
          </table:table-cell>
          <table:table-cell table:formula="of:=[.F173]+([.H173]-1)*24+30" office:value-type="float" office:value="814.5" calcext:value-type="float">
            <text:p>814,5</text:p>
          </table:table-cell>
          <table:table-cell table:formula="of:=MONTH([.D173])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Wiktor</text:p>
          </table:table-cell>
          <table:table-cell table:style-name="ce2" office:value-type="string" calcext:value-type="string">
            <text:p>Budzis</text:p>
          </table:table-cell>
          <table:table-cell table:style-name="ce2" office:value-type="string" calcext:value-type="string">
            <text:p>Mielec</text:p>
          </table:table-cell>
          <table:table-cell table:style-name="ce6" office:value-type="date" office:date-value="2014-02-19" calcext:value-type="date">
            <text:p>19.02.2014</text:p>
          </table:table-cell>
          <table:table-cell table:style-name="ce6" office:value-type="date" office:date-value="2014-02-20" calcext:value-type="date">
            <text:p>20.02.2014</text:p>
          </table:table-cell>
          <table:table-cell office:value-type="float" office:value="570" calcext:value-type="float">
            <text:p>570</text:p>
          </table:table-cell>
          <table:table-cell table:formula="of:=[.E174]-[.D174]" office:value-type="float" office:value="1" calcext:value-type="float">
            <text:p>1</text:p>
          </table:table-cell>
          <table:table-cell table:formula="of:=1+[.E174]-[.D174]" office:value-type="float" office:value="2" calcext:value-type="float">
            <text:p>2</text:p>
          </table:table-cell>
          <table:table-cell table:formula="of:=COM.MICROSOFT.CONCAT([.A174];[.B174])" office:value-type="string" office:string-value="WiktorBudzis" calcext:value-type="string">
            <text:p>WiktorBudzis</text:p>
          </table:table-cell>
          <table:table-cell table:formula="of:=COUNTIF([.$I$2:.$I$1001];[.I174])" office:value-type="float" office:value="12" calcext:value-type="float">
            <text:p>12</text:p>
          </table:table-cell>
          <table:table-cell table:formula="of:=SUMIF([.$I$2:.$I$1001];[.I174];[.$H$2:.$H$1001])" office:value-type="float" office:value="30" calcext:value-type="float">
            <text:p>30</text:p>
          </table:table-cell>
          <table:table-cell table:formula="of:=[.F174]+([.H174]-1)*24+30" office:value-type="float" office:value="624" calcext:value-type="float">
            <text:p>624</text:p>
          </table:table-cell>
          <table:table-cell table:formula="of:=MONTH([.D174])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erzy</text:p>
          </table:table-cell>
          <table:table-cell table:style-name="ce2" office:value-type="string" calcext:value-type="string">
            <text:p>Dusznicki</text:p>
          </table:table-cell>
          <table:table-cell table:style-name="ce2" office:value-type="string" calcext:value-type="string">
            <text:p>Krakow</text:p>
          </table:table-cell>
          <table:table-cell table:style-name="ce6" office:value-type="date" office:date-value="2014-02-19" calcext:value-type="date">
            <text:p>19.02.2014</text:p>
          </table:table-cell>
          <table:table-cell table:style-name="ce6" office:value-type="date" office:date-value="2014-02-22" calcext:value-type="date">
            <text:p>22.02.2014</text:p>
          </table:table-cell>
          <table:table-cell office:value-type="float" office:value="1116.5" calcext:value-type="float">
            <text:p>1116,5</text:p>
          </table:table-cell>
          <table:table-cell table:formula="of:=[.E175]-[.D175]" office:value-type="float" office:value="3" calcext:value-type="float">
            <text:p>3</text:p>
          </table:table-cell>
          <table:table-cell table:formula="of:=1+[.E175]-[.D175]" office:value-type="float" office:value="4" calcext:value-type="float">
            <text:p>4</text:p>
          </table:table-cell>
          <table:table-cell table:formula="of:=COM.MICROSOFT.CONCAT([.A175];[.B175])" office:value-type="string" office:string-value="JerzyDusznicki" calcext:value-type="string">
            <text:p>JerzyDusznicki</text:p>
          </table:table-cell>
          <table:table-cell table:formula="of:=COUNTIF([.$I$2:.$I$1001];[.I175])" office:value-type="float" office:value="13" calcext:value-type="float">
            <text:p>13</text:p>
          </table:table-cell>
          <table:table-cell table:formula="of:=SUMIF([.$I$2:.$I$1001];[.I175];[.$H$2:.$H$1001])" office:value-type="float" office:value="38" calcext:value-type="float">
            <text:p>38</text:p>
          </table:table-cell>
          <table:table-cell table:formula="of:=[.F175]+([.H175]-1)*24+30" office:value-type="float" office:value="1218.5" calcext:value-type="float">
            <text:p>1218,5</text:p>
          </table:table-cell>
          <table:table-cell table:formula="of:=MONTH([.D175])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Olivia</text:p>
          </table:table-cell>
          <table:table-cell table:style-name="ce2" office:value-type="string" calcext:value-type="string">
            <text:p>Gabor</text:p>
          </table:table-cell>
          <table:table-cell table:style-name="ce2" office:value-type="string" calcext:value-type="string">
            <text:p>Malbork</text:p>
          </table:table-cell>
          <table:table-cell table:style-name="ce6" office:value-type="date" office:date-value="2014-02-19" calcext:value-type="date">
            <text:p>19.02.2014</text:p>
          </table:table-cell>
          <table:table-cell table:style-name="ce6" office:value-type="date" office:date-value="2014-02-20" calcext:value-type="date">
            <text:p>20.02.2014</text:p>
          </table:table-cell>
          <table:table-cell office:value-type="float" office:value="891" calcext:value-type="float">
            <text:p>891</text:p>
          </table:table-cell>
          <table:table-cell table:formula="of:=[.E176]-[.D176]" office:value-type="float" office:value="1" calcext:value-type="float">
            <text:p>1</text:p>
          </table:table-cell>
          <table:table-cell table:formula="of:=1+[.E176]-[.D176]" office:value-type="float" office:value="2" calcext:value-type="float">
            <text:p>2</text:p>
          </table:table-cell>
          <table:table-cell table:formula="of:=COM.MICROSOFT.CONCAT([.A176];[.B176])" office:value-type="string" office:string-value="OliviaGabor" calcext:value-type="string">
            <text:p>OliviaGabor</text:p>
          </table:table-cell>
          <table:table-cell table:formula="of:=COUNTIF([.$I$2:.$I$1001];[.I176])" office:value-type="float" office:value="16" calcext:value-type="float">
            <text:p>16</text:p>
          </table:table-cell>
          <table:table-cell table:formula="of:=SUMIF([.$I$2:.$I$1001];[.I176];[.$H$2:.$H$1001])" office:value-type="float" office:value="31" calcext:value-type="float">
            <text:p>31</text:p>
          </table:table-cell>
          <table:table-cell table:formula="of:=[.F176]+([.H176]-1)*24+30" office:value-type="float" office:value="945" calcext:value-type="float">
            <text:p>945</text:p>
          </table:table-cell>
          <table:table-cell table:formula="of:=MONTH([.D176])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arek</text:p>
          </table:table-cell>
          <table:table-cell table:style-name="ce2" office:value-type="string" calcext:value-type="string">
            <text:p>Holski</text:p>
          </table:table-cell>
          <table:table-cell table:style-name="ce2" office:value-type="string" calcext:value-type="string">
            <text:p>Kutno</text:p>
          </table:table-cell>
          <table:table-cell table:style-name="ce6" office:value-type="date" office:date-value="2014-02-19" calcext:value-type="date">
            <text:p>19.02.2014</text:p>
          </table:table-cell>
          <table:table-cell table:style-name="ce6" office:value-type="date" office:date-value="2014-02-22" calcext:value-type="date">
            <text:p>22.02.2014</text:p>
          </table:table-cell>
          <table:table-cell office:value-type="float" office:value="665.8" calcext:value-type="float">
            <text:p>665,8</text:p>
          </table:table-cell>
          <table:table-cell table:formula="of:=[.E177]-[.D177]" office:value-type="float" office:value="3" calcext:value-type="float">
            <text:p>3</text:p>
          </table:table-cell>
          <table:table-cell table:formula="of:=1+[.E177]-[.D177]" office:value-type="float" office:value="4" calcext:value-type="float">
            <text:p>4</text:p>
          </table:table-cell>
          <table:table-cell table:formula="of:=COM.MICROSOFT.CONCAT([.A177];[.B177])" office:value-type="string" office:string-value="MarekHolski" calcext:value-type="string">
            <text:p>MarekHolski</text:p>
          </table:table-cell>
          <table:table-cell table:formula="of:=COUNTIF([.$I$2:.$I$1001];[.I177])" office:value-type="float" office:value="7" calcext:value-type="float">
            <text:p>7</text:p>
          </table:table-cell>
          <table:table-cell table:formula="of:=SUMIF([.$I$2:.$I$1001];[.I177];[.$H$2:.$H$1001])" office:value-type="float" office:value="18" calcext:value-type="float">
            <text:p>18</text:p>
          </table:table-cell>
          <table:table-cell table:formula="of:=[.F177]+([.H177]-1)*24+30" office:value-type="float" office:value="767.8" calcext:value-type="float">
            <text:p>767,8</text:p>
          </table:table-cell>
          <table:table-cell table:formula="of:=MONTH([.D177])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ndrzej</text:p>
          </table:table-cell>
          <table:table-cell table:style-name="ce2" office:value-type="string" calcext:value-type="string">
            <text:p>Kolarski</text:p>
          </table:table-cell>
          <table:table-cell table:style-name="ce2" office:value-type="string" calcext:value-type="string">
            <text:p>Siedlce</text:p>
          </table:table-cell>
          <table:table-cell table:style-name="ce6" office:value-type="date" office:date-value="2014-02-19" calcext:value-type="date">
            <text:p>19.02.2014</text:p>
          </table:table-cell>
          <table:table-cell table:style-name="ce6" office:value-type="date" office:date-value="2014-02-21" calcext:value-type="date">
            <text:p>21.02.2014</text:p>
          </table:table-cell>
          <table:table-cell office:value-type="float" office:value="434.4" calcext:value-type="float">
            <text:p>434,4</text:p>
          </table:table-cell>
          <table:table-cell table:formula="of:=[.E178]-[.D178]" office:value-type="float" office:value="2" calcext:value-type="float">
            <text:p>2</text:p>
          </table:table-cell>
          <table:table-cell table:formula="of:=1+[.E178]-[.D178]" office:value-type="float" office:value="3" calcext:value-type="float">
            <text:p>3</text:p>
          </table:table-cell>
          <table:table-cell table:formula="of:=COM.MICROSOFT.CONCAT([.A178];[.B178])" office:value-type="string" office:string-value="AndrzejKolarski" calcext:value-type="string">
            <text:p>AndrzejKolarski</text:p>
          </table:table-cell>
          <table:table-cell table:formula="of:=COUNTIF([.$I$2:.$I$1001];[.I178])" office:value-type="float" office:value="14" calcext:value-type="float">
            <text:p>14</text:p>
          </table:table-cell>
          <table:table-cell table:formula="of:=SUMIF([.$I$2:.$I$1001];[.I178];[.$H$2:.$H$1001])" office:value-type="float" office:value="41" calcext:value-type="float">
            <text:p>41</text:p>
          </table:table-cell>
          <table:table-cell table:formula="of:=[.F178]+([.H178]-1)*24+30" office:value-type="float" office:value="512.4" calcext:value-type="float">
            <text:p>512,4</text:p>
          </table:table-cell>
          <table:table-cell table:formula="of:=MONTH([.D178])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ustyna</text:p>
          </table:table-cell>
          <table:table-cell table:style-name="ce2" office:value-type="string" calcext:value-type="string">
            <text:p>Kolska</text:p>
          </table:table-cell>
          <table:table-cell table:style-name="ce2" office:value-type="string" calcext:value-type="string">
            <text:p>Lublin</text:p>
          </table:table-cell>
          <table:table-cell table:style-name="ce6" office:value-type="date" office:date-value="2014-02-19" calcext:value-type="date">
            <text:p>19.02.2014</text:p>
          </table:table-cell>
          <table:table-cell table:style-name="ce6" office:value-type="date" office:date-value="2014-02-21" calcext:value-type="date">
            <text:p>21.02.2014</text:p>
          </table:table-cell>
          <table:table-cell office:value-type="float" office:value="588.7" calcext:value-type="float">
            <text:p>588,7</text:p>
          </table:table-cell>
          <table:table-cell table:formula="of:=[.E179]-[.D179]" office:value-type="float" office:value="2" calcext:value-type="float">
            <text:p>2</text:p>
          </table:table-cell>
          <table:table-cell table:formula="of:=1+[.E179]-[.D179]" office:value-type="float" office:value="3" calcext:value-type="float">
            <text:p>3</text:p>
          </table:table-cell>
          <table:table-cell table:formula="of:=COM.MICROSOFT.CONCAT([.A179];[.B179])" office:value-type="string" office:string-value="JustynaKolska" calcext:value-type="string">
            <text:p>JustynaKolska</text:p>
          </table:table-cell>
          <table:table-cell table:formula="of:=COUNTIF([.$I$2:.$I$1001];[.I179])" office:value-type="float" office:value="8" calcext:value-type="float">
            <text:p>8</text:p>
          </table:table-cell>
          <table:table-cell table:formula="of:=SUMIF([.$I$2:.$I$1001];[.I179];[.$H$2:.$H$1001])" office:value-type="float" office:value="23" calcext:value-type="float">
            <text:p>23</text:p>
          </table:table-cell>
          <table:table-cell table:formula="of:=[.F179]+([.H179]-1)*24+30" office:value-type="float" office:value="666.7" calcext:value-type="float">
            <text:p>666,7</text:p>
          </table:table-cell>
          <table:table-cell table:formula="of:=MONTH([.D179])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iotr</text:p>
          </table:table-cell>
          <table:table-cell table:style-name="ce2" office:value-type="string" calcext:value-type="string">
            <text:p>Malski</text:p>
          </table:table-cell>
          <table:table-cell table:style-name="ce2" office:value-type="string" calcext:value-type="string">
            <text:p>Kielce</text:p>
          </table:table-cell>
          <table:table-cell table:style-name="ce6" office:value-type="date" office:date-value="2014-02-19" calcext:value-type="date">
            <text:p>19.02.2014</text:p>
          </table:table-cell>
          <table:table-cell table:style-name="ce6" office:value-type="date" office:date-value="2014-02-22" calcext:value-type="date">
            <text:p>22.02.2014</text:p>
          </table:table-cell>
          <table:table-cell office:value-type="float" office:value="841.7" calcext:value-type="float">
            <text:p>841,7</text:p>
          </table:table-cell>
          <table:table-cell table:formula="of:=[.E180]-[.D180]" office:value-type="float" office:value="3" calcext:value-type="float">
            <text:p>3</text:p>
          </table:table-cell>
          <table:table-cell table:formula="of:=1+[.E180]-[.D180]" office:value-type="float" office:value="4" calcext:value-type="float">
            <text:p>4</text:p>
          </table:table-cell>
          <table:table-cell table:formula="of:=COM.MICROSOFT.CONCAT([.A180];[.B180])" office:value-type="string" office:string-value="PiotrMalski" calcext:value-type="string">
            <text:p>PiotrMalski</text:p>
          </table:table-cell>
          <table:table-cell table:formula="of:=COUNTIF([.$I$2:.$I$1001];[.I180])" office:value-type="float" office:value="5" calcext:value-type="float">
            <text:p>5</text:p>
          </table:table-cell>
          <table:table-cell table:formula="of:=SUMIF([.$I$2:.$I$1001];[.I180];[.$H$2:.$H$1001])" office:value-type="float" office:value="17" calcext:value-type="float">
            <text:p>17</text:p>
          </table:table-cell>
          <table:table-cell table:formula="of:=[.F180]+([.H180]-1)*24+30" office:value-type="float" office:value="943.7" calcext:value-type="float">
            <text:p>943,7</text:p>
          </table:table-cell>
          <table:table-cell table:formula="of:=MONTH([.D180])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Wojciech</text:p>
          </table:table-cell>
          <table:table-cell table:style-name="ce2" office:value-type="string" calcext:value-type="string">
            <text:p>Mazowiecki</text:p>
          </table:table-cell>
          <table:table-cell table:style-name="ce2" office:value-type="string" calcext:value-type="string">
            <text:p>Bydgoszcz</text:p>
          </table:table-cell>
          <table:table-cell table:style-name="ce6" office:value-type="date" office:date-value="2014-02-19" calcext:value-type="date">
            <text:p>19.02.2014</text:p>
          </table:table-cell>
          <table:table-cell table:style-name="ce6" office:value-type="date" office:date-value="2014-02-20" calcext:value-type="date">
            <text:p>20.02.2014</text:p>
          </table:table-cell>
          <table:table-cell office:value-type="float" office:value="654.4" calcext:value-type="float">
            <text:p>654,4</text:p>
          </table:table-cell>
          <table:table-cell table:formula="of:=[.E181]-[.D181]" office:value-type="float" office:value="1" calcext:value-type="float">
            <text:p>1</text:p>
          </table:table-cell>
          <table:table-cell table:formula="of:=1+[.E181]-[.D181]" office:value-type="float" office:value="2" calcext:value-type="float">
            <text:p>2</text:p>
          </table:table-cell>
          <table:table-cell table:formula="of:=COM.MICROSOFT.CONCAT([.A181];[.B181])" office:value-type="string" office:string-value="WojciechMazowiecki" calcext:value-type="string">
            <text:p>WojciechMazowiecki</text:p>
          </table:table-cell>
          <table:table-cell table:formula="of:=COUNTIF([.$I$2:.$I$1001];[.I181])" office:value-type="float" office:value="7" calcext:value-type="float">
            <text:p>7</text:p>
          </table:table-cell>
          <table:table-cell table:formula="of:=SUMIF([.$I$2:.$I$1001];[.I181];[.$H$2:.$H$1001])" office:value-type="float" office:value="15" calcext:value-type="float">
            <text:p>15</text:p>
          </table:table-cell>
          <table:table-cell table:formula="of:=[.F181]+([.H181]-1)*24+30" office:value-type="float" office:value="708.4" calcext:value-type="float">
            <text:p>708,4</text:p>
          </table:table-cell>
          <table:table-cell table:formula="of:=MONTH([.D181])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Teresa</text:p>
          </table:table-cell>
          <table:table-cell table:style-name="ce2" office:value-type="string" calcext:value-type="string">
            <text:p>Moskiewska</text:p>
          </table:table-cell>
          <table:table-cell table:style-name="ce2" office:value-type="string" calcext:value-type="string">
            <text:p>Krakow</text:p>
          </table:table-cell>
          <table:table-cell table:style-name="ce6" office:value-type="date" office:date-value="2014-02-19" calcext:value-type="date">
            <text:p>19.02.2014</text:p>
          </table:table-cell>
          <table:table-cell table:style-name="ce6" office:value-type="date" office:date-value="2014-02-20" calcext:value-type="date">
            <text:p>20.02.2014</text:p>
          </table:table-cell>
          <table:table-cell office:value-type="float" office:value="706.5" calcext:value-type="float">
            <text:p>706,5</text:p>
          </table:table-cell>
          <table:table-cell table:formula="of:=[.E182]-[.D182]" office:value-type="float" office:value="1" calcext:value-type="float">
            <text:p>1</text:p>
          </table:table-cell>
          <table:table-cell table:formula="of:=1+[.E182]-[.D182]" office:value-type="float" office:value="2" calcext:value-type="float">
            <text:p>2</text:p>
          </table:table-cell>
          <table:table-cell table:formula="of:=COM.MICROSOFT.CONCAT([.A182];[.B182])" office:value-type="string" office:string-value="TeresaMoskiewska" calcext:value-type="string">
            <text:p>TeresaMoskiewska</text:p>
          </table:table-cell>
          <table:table-cell table:formula="of:=COUNTIF([.$I$2:.$I$1001];[.I182])" office:value-type="float" office:value="11" calcext:value-type="float">
            <text:p>11</text:p>
          </table:table-cell>
          <table:table-cell table:formula="of:=SUMIF([.$I$2:.$I$1001];[.I182];[.$H$2:.$H$1001])" office:value-type="float" office:value="20" calcext:value-type="float">
            <text:p>20</text:p>
          </table:table-cell>
          <table:table-cell table:formula="of:=[.F182]+([.H182]-1)*24+30" office:value-type="float" office:value="760.5" calcext:value-type="float">
            <text:p>760,5</text:p>
          </table:table-cell>
          <table:table-cell table:formula="of:=MONTH([.D182])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rma</text:p>
          </table:table-cell>
          <table:table-cell table:style-name="ce2" office:value-type="string" calcext:value-type="string">
            <text:p>Opoczna</text:p>
          </table:table-cell>
          <table:table-cell table:style-name="ce2" office:value-type="string" calcext:value-type="string">
            <text:p>Krakow</text:p>
          </table:table-cell>
          <table:table-cell table:style-name="ce6" office:value-type="date" office:date-value="2014-02-19" calcext:value-type="date">
            <text:p>19.02.2014</text:p>
          </table:table-cell>
          <table:table-cell table:style-name="ce6" office:value-type="date" office:date-value="2014-02-23" calcext:value-type="date">
            <text:p>23.02.2014</text:p>
          </table:table-cell>
          <table:table-cell office:value-type="float" office:value="1321.5" calcext:value-type="float">
            <text:p>1321,5</text:p>
          </table:table-cell>
          <table:table-cell table:formula="of:=[.E183]-[.D183]" office:value-type="float" office:value="4" calcext:value-type="float">
            <text:p>4</text:p>
          </table:table-cell>
          <table:table-cell table:formula="of:=1+[.E183]-[.D183]" office:value-type="float" office:value="5" calcext:value-type="float">
            <text:p>5</text:p>
          </table:table-cell>
          <table:table-cell table:formula="of:=COM.MICROSOFT.CONCAT([.A183];[.B183])" office:value-type="string" office:string-value="IrmaOpoczna" calcext:value-type="string">
            <text:p>IrmaOpoczna</text:p>
          </table:table-cell>
          <table:table-cell table:formula="of:=COUNTIF([.$I$2:.$I$1001];[.I183])" office:value-type="float" office:value="9" calcext:value-type="float">
            <text:p>9</text:p>
          </table:table-cell>
          <table:table-cell table:formula="of:=SUMIF([.$I$2:.$I$1001];[.I183];[.$H$2:.$H$1001])" office:value-type="float" office:value="34" calcext:value-type="float">
            <text:p>34</text:p>
          </table:table-cell>
          <table:table-cell table:formula="of:=[.F183]+([.H183]-1)*24+30" office:value-type="float" office:value="1447.5" calcext:value-type="float">
            <text:p>1447,5</text:p>
          </table:table-cell>
          <table:table-cell table:formula="of:=MONTH([.D183])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rystyna</text:p>
          </table:table-cell>
          <table:table-cell table:style-name="ce2" office:value-type="string" calcext:value-type="string">
            <text:p>Pleszewska</text:p>
          </table:table-cell>
          <table:table-cell table:style-name="ce2" office:value-type="string" calcext:value-type="string">
            <text:p>Lublin</text:p>
          </table:table-cell>
          <table:table-cell table:style-name="ce6" office:value-type="date" office:date-value="2014-02-19" calcext:value-type="date">
            <text:p>19.02.2014</text:p>
          </table:table-cell>
          <table:table-cell table:style-name="ce6" office:value-type="date" office:date-value="2014-02-23" calcext:value-type="date">
            <text:p>23.02.2014</text:p>
          </table:table-cell>
          <table:table-cell office:value-type="float" office:value="886.7" calcext:value-type="float">
            <text:p>886,7</text:p>
          </table:table-cell>
          <table:table-cell table:formula="of:=[.E184]-[.D184]" office:value-type="float" office:value="4" calcext:value-type="float">
            <text:p>4</text:p>
          </table:table-cell>
          <table:table-cell table:formula="of:=1+[.E184]-[.D184]" office:value-type="float" office:value="5" calcext:value-type="float">
            <text:p>5</text:p>
          </table:table-cell>
          <table:table-cell table:formula="of:=COM.MICROSOFT.CONCAT([.A184];[.B184])" office:value-type="string" office:string-value="KrystynaPleszewska" calcext:value-type="string">
            <text:p>KrystynaPleszewska</text:p>
          </table:table-cell>
          <table:table-cell table:formula="of:=COUNTIF([.$I$2:.$I$1001];[.I184])" office:value-type="float" office:value="8" calcext:value-type="float">
            <text:p>8</text:p>
          </table:table-cell>
          <table:table-cell table:formula="of:=SUMIF([.$I$2:.$I$1001];[.I184];[.$H$2:.$H$1001])" office:value-type="float" office:value="25" calcext:value-type="float">
            <text:p>25</text:p>
          </table:table-cell>
          <table:table-cell table:formula="of:=[.F184]+([.H184]-1)*24+30" office:value-type="float" office:value="1012.7" calcext:value-type="float">
            <text:p>1012,7</text:p>
          </table:table-cell>
          <table:table-cell table:formula="of:=MONTH([.D184])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Rozalia</text:p>
          </table:table-cell>
          <table:table-cell table:style-name="ce2" office:value-type="string" calcext:value-type="string">
            <text:p>Siedlecka</text:p>
          </table:table-cell>
          <table:table-cell table:style-name="ce2" office:value-type="string" calcext:value-type="string">
            <text:p>Zgierz</text:p>
          </table:table-cell>
          <table:table-cell table:style-name="ce6" office:value-type="date" office:date-value="2014-02-19" calcext:value-type="date">
            <text:p>19.02.2014</text:p>
          </table:table-cell>
          <table:table-cell table:style-name="ce6" office:value-type="date" office:date-value="2014-02-20" calcext:value-type="date">
            <text:p>20.02.2014</text:p>
          </table:table-cell>
          <table:table-cell office:value-type="float" office:value="331.5" calcext:value-type="float">
            <text:p>331,5</text:p>
          </table:table-cell>
          <table:table-cell table:formula="of:=[.E185]-[.D185]" office:value-type="float" office:value="1" calcext:value-type="float">
            <text:p>1</text:p>
          </table:table-cell>
          <table:table-cell table:formula="of:=1+[.E185]-[.D185]" office:value-type="float" office:value="2" calcext:value-type="float">
            <text:p>2</text:p>
          </table:table-cell>
          <table:table-cell table:formula="of:=COM.MICROSOFT.CONCAT([.A185];[.B185])" office:value-type="string" office:string-value="RozaliaSiedlecka" calcext:value-type="string">
            <text:p>RozaliaSiedlecka</text:p>
          </table:table-cell>
          <table:table-cell table:formula="of:=COUNTIF([.$I$2:.$I$1001];[.I185])" office:value-type="float" office:value="11" calcext:value-type="float">
            <text:p>11</text:p>
          </table:table-cell>
          <table:table-cell table:formula="of:=SUMIF([.$I$2:.$I$1001];[.I185];[.$H$2:.$H$1001])" office:value-type="float" office:value="30" calcext:value-type="float">
            <text:p>30</text:p>
          </table:table-cell>
          <table:table-cell table:formula="of:=[.F185]+([.H185]-1)*24+30" office:value-type="float" office:value="385.5" calcext:value-type="float">
            <text:p>385,5</text:p>
          </table:table-cell>
          <table:table-cell table:formula="of:=MONTH([.D185])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Dorota</text:p>
          </table:table-cell>
          <table:table-cell table:style-name="ce2" office:value-type="string" calcext:value-type="string">
            <text:p>Sosnowiecka</text:p>
          </table:table-cell>
          <table:table-cell table:style-name="ce2" office:value-type="string" calcext:value-type="string">
            <text:p>Malbork</text:p>
          </table:table-cell>
          <table:table-cell table:style-name="ce6" office:value-type="date" office:date-value="2014-02-19" calcext:value-type="date">
            <text:p>19.02.2014</text:p>
          </table:table-cell>
          <table:table-cell table:style-name="ce6" office:value-type="date" office:date-value="2014-02-20" calcext:value-type="date">
            <text:p>20.02.2014</text:p>
          </table:table-cell>
          <table:table-cell office:value-type="float" office:value="891" calcext:value-type="float">
            <text:p>891</text:p>
          </table:table-cell>
          <table:table-cell table:formula="of:=[.E186]-[.D186]" office:value-type="float" office:value="1" calcext:value-type="float">
            <text:p>1</text:p>
          </table:table-cell>
          <table:table-cell table:formula="of:=1+[.E186]-[.D186]" office:value-type="float" office:value="2" calcext:value-type="float">
            <text:p>2</text:p>
          </table:table-cell>
          <table:table-cell table:formula="of:=COM.MICROSOFT.CONCAT([.A186];[.B186])" office:value-type="string" office:string-value="DorotaSosnowiecka" calcext:value-type="string">
            <text:p>DorotaSosnowiecka</text:p>
          </table:table-cell>
          <table:table-cell table:formula="of:=COUNTIF([.$I$2:.$I$1001];[.I186])" office:value-type="float" office:value="13" calcext:value-type="float">
            <text:p>13</text:p>
          </table:table-cell>
          <table:table-cell table:formula="of:=SUMIF([.$I$2:.$I$1001];[.I186];[.$H$2:.$H$1001])" office:value-type="float" office:value="29" calcext:value-type="float">
            <text:p>29</text:p>
          </table:table-cell>
          <table:table-cell table:formula="of:=[.F186]+([.H186]-1)*24+30" office:value-type="float" office:value="945" calcext:value-type="float">
            <text:p>945</text:p>
          </table:table-cell>
          <table:table-cell table:formula="of:=MONTH([.D186])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Dorota</text:p>
          </table:table-cell>
          <table:table-cell table:style-name="ce2" office:value-type="string" calcext:value-type="string">
            <text:p>Sosnowiecka</text:p>
          </table:table-cell>
          <table:table-cell table:style-name="ce2" office:value-type="string" calcext:value-type="string">
            <text:p>Siedlce</text:p>
          </table:table-cell>
          <table:table-cell table:style-name="ce6" office:value-type="date" office:date-value="2014-02-19" calcext:value-type="date">
            <text:p>19.02.2014</text:p>
          </table:table-cell>
          <table:table-cell table:style-name="ce6" office:value-type="date" office:date-value="2014-02-20" calcext:value-type="date">
            <text:p>20.02.2014</text:p>
          </table:table-cell>
          <table:table-cell office:value-type="float" office:value="295.4" calcext:value-type="float">
            <text:p>295,4</text:p>
          </table:table-cell>
          <table:table-cell table:formula="of:=[.E187]-[.D187]" office:value-type="float" office:value="1" calcext:value-type="float">
            <text:p>1</text:p>
          </table:table-cell>
          <table:table-cell table:formula="of:=1+[.E187]-[.D187]" office:value-type="float" office:value="2" calcext:value-type="float">
            <text:p>2</text:p>
          </table:table-cell>
          <table:table-cell table:formula="of:=COM.MICROSOFT.CONCAT([.A187];[.B187])" office:value-type="string" office:string-value="DorotaSosnowiecka" calcext:value-type="string">
            <text:p>DorotaSosnowiecka</text:p>
          </table:table-cell>
          <table:table-cell table:formula="of:=COUNTIF([.$I$2:.$I$1001];[.I187])" office:value-type="float" office:value="13" calcext:value-type="float">
            <text:p>13</text:p>
          </table:table-cell>
          <table:table-cell table:formula="of:=SUMIF([.$I$2:.$I$1001];[.I187];[.$H$2:.$H$1001])" office:value-type="float" office:value="29" calcext:value-type="float">
            <text:p>29</text:p>
          </table:table-cell>
          <table:table-cell table:formula="of:=[.F187]+([.H187]-1)*24+30" office:value-type="float" office:value="349.4" calcext:value-type="float">
            <text:p>349,4</text:p>
          </table:table-cell>
          <table:table-cell table:formula="of:=MONTH([.D187])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iotr</text:p>
          </table:table-cell>
          <table:table-cell table:style-name="ce2" office:value-type="string" calcext:value-type="string">
            <text:p>Sworacz</text:p>
          </table:table-cell>
          <table:table-cell table:style-name="ce2" office:value-type="string" calcext:value-type="string">
            <text:p>Mielec</text:p>
          </table:table-cell>
          <table:table-cell table:style-name="ce6" office:value-type="date" office:date-value="2014-02-19" calcext:value-type="date">
            <text:p>19.02.2014</text:p>
          </table:table-cell>
          <table:table-cell table:style-name="ce6" office:value-type="date" office:date-value="2014-02-22" calcext:value-type="date">
            <text:p>22.02.2014</text:p>
          </table:table-cell>
          <table:table-cell office:value-type="float" office:value="826" calcext:value-type="float">
            <text:p>826</text:p>
          </table:table-cell>
          <table:table-cell table:formula="of:=[.E188]-[.D188]" office:value-type="float" office:value="3" calcext:value-type="float">
            <text:p>3</text:p>
          </table:table-cell>
          <table:table-cell table:formula="of:=1+[.E188]-[.D188]" office:value-type="float" office:value="4" calcext:value-type="float">
            <text:p>4</text:p>
          </table:table-cell>
          <table:table-cell table:formula="of:=COM.MICROSOFT.CONCAT([.A188];[.B188])" office:value-type="string" office:string-value="PiotrSworacz" calcext:value-type="string">
            <text:p>PiotrSworacz</text:p>
          </table:table-cell>
          <table:table-cell table:formula="of:=COUNTIF([.$I$2:.$I$1001];[.I188])" office:value-type="float" office:value="10" calcext:value-type="float">
            <text:p>10</text:p>
          </table:table-cell>
          <table:table-cell table:formula="of:=SUMIF([.$I$2:.$I$1001];[.I188];[.$H$2:.$H$1001])" office:value-type="float" office:value="33" calcext:value-type="float">
            <text:p>33</text:p>
          </table:table-cell>
          <table:table-cell table:formula="of:=[.F188]+([.H188]-1)*24+30" office:value-type="float" office:value="928" calcext:value-type="float">
            <text:p>928</text:p>
          </table:table-cell>
          <table:table-cell table:formula="of:=MONTH([.D188])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ustyna</text:p>
          </table:table-cell>
          <table:table-cell table:style-name="ce2" office:value-type="string" calcext:value-type="string">
            <text:p>Tracz</text:p>
          </table:table-cell>
          <table:table-cell table:style-name="ce2" office:value-type="string" calcext:value-type="string">
            <text:p>Mielec</text:p>
          </table:table-cell>
          <table:table-cell table:style-name="ce6" office:value-type="date" office:date-value="2014-02-19" calcext:value-type="date">
            <text:p>19.02.2014</text:p>
          </table:table-cell>
          <table:table-cell table:style-name="ce6" office:value-type="date" office:date-value="2014-02-21" calcext:value-type="date">
            <text:p>21.02.2014</text:p>
          </table:table-cell>
          <table:table-cell office:value-type="float" office:value="698" calcext:value-type="float">
            <text:p>698</text:p>
          </table:table-cell>
          <table:table-cell table:formula="of:=[.E189]-[.D189]" office:value-type="float" office:value="2" calcext:value-type="float">
            <text:p>2</text:p>
          </table:table-cell>
          <table:table-cell table:formula="of:=1+[.E189]-[.D189]" office:value-type="float" office:value="3" calcext:value-type="float">
            <text:p>3</text:p>
          </table:table-cell>
          <table:table-cell table:formula="of:=COM.MICROSOFT.CONCAT([.A189];[.B189])" office:value-type="string" office:string-value="JustynaTracz" calcext:value-type="string">
            <text:p>JustynaTracz</text:p>
          </table:table-cell>
          <table:table-cell table:formula="of:=COUNTIF([.$I$2:.$I$1001];[.I189])" office:value-type="float" office:value="13" calcext:value-type="float">
            <text:p>13</text:p>
          </table:table-cell>
          <table:table-cell table:formula="of:=SUMIF([.$I$2:.$I$1001];[.I189];[.$H$2:.$H$1001])" office:value-type="float" office:value="36" calcext:value-type="float">
            <text:p>36</text:p>
          </table:table-cell>
          <table:table-cell table:formula="of:=[.F189]+([.H189]-1)*24+30" office:value-type="float" office:value="776" calcext:value-type="float">
            <text:p>776</text:p>
          </table:table-cell>
          <table:table-cell table:formula="of:=MONTH([.D189])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rol</text:p>
          </table:table-cell>
          <table:table-cell table:style-name="ce2" office:value-type="string" calcext:value-type="string">
            <text:p>Witkiewicz</text:p>
          </table:table-cell>
          <table:table-cell table:style-name="ce2" office:value-type="string" calcext:value-type="string">
            <text:p>Olsztyn</text:p>
          </table:table-cell>
          <table:table-cell table:number-columns-repeated="2" table:style-name="ce6" office:value-type="date" office:date-value="2014-02-19" calcext:value-type="date">
            <text:p>19.02.2014</text:p>
          </table:table-cell>
          <table:table-cell office:value-type="float" office:value="363.8" calcext:value-type="float">
            <text:p>363,8</text:p>
          </table:table-cell>
          <table:table-cell table:formula="of:=[.E190]-[.D190]" office:value-type="float" office:value="0" calcext:value-type="float">
            <text:p>0</text:p>
          </table:table-cell>
          <table:table-cell table:formula="of:=1+[.E190]-[.D190]" office:value-type="float" office:value="1" calcext:value-type="float">
            <text:p>1</text:p>
          </table:table-cell>
          <table:table-cell table:formula="of:=COM.MICROSOFT.CONCAT([.A190];[.B190])" office:value-type="string" office:string-value="KarolWitkiewicz" calcext:value-type="string">
            <text:p>KarolWitkiewicz</text:p>
          </table:table-cell>
          <table:table-cell table:formula="of:=COUNTIF([.$I$2:.$I$1001];[.I190])" office:value-type="float" office:value="8" calcext:value-type="float">
            <text:p>8</text:p>
          </table:table-cell>
          <table:table-cell table:formula="of:=SUMIF([.$I$2:.$I$1001];[.I190];[.$H$2:.$H$1001])" office:value-type="float" office:value="28" calcext:value-type="float">
            <text:p>28</text:p>
          </table:table-cell>
          <table:table-cell table:formula="of:=[.F190]+([.H190]-1)*24+30" office:value-type="float" office:value="393.8" calcext:value-type="float">
            <text:p>393,8</text:p>
          </table:table-cell>
          <table:table-cell table:formula="of:=MONTH([.D190])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dam</text:p>
          </table:table-cell>
          <table:table-cell table:style-name="ce2" office:value-type="string" calcext:value-type="string">
            <text:p>Wradoch</text:p>
          </table:table-cell>
          <table:table-cell table:style-name="ce2" office:value-type="string" calcext:value-type="string">
            <text:p>Kutno</text:p>
          </table:table-cell>
          <table:table-cell table:style-name="ce6" office:value-type="date" office:date-value="2014-02-19" calcext:value-type="date">
            <text:p>19.02.2014</text:p>
          </table:table-cell>
          <table:table-cell table:style-name="ce6" office:value-type="date" office:date-value="2014-02-21" calcext:value-type="date">
            <text:p>21.02.2014</text:p>
          </table:table-cell>
          <table:table-cell office:value-type="float" office:value="536.8" calcext:value-type="float">
            <text:p>536,8</text:p>
          </table:table-cell>
          <table:table-cell table:formula="of:=[.E191]-[.D191]" office:value-type="float" office:value="2" calcext:value-type="float">
            <text:p>2</text:p>
          </table:table-cell>
          <table:table-cell table:formula="of:=1+[.E191]-[.D191]" office:value-type="float" office:value="3" calcext:value-type="float">
            <text:p>3</text:p>
          </table:table-cell>
          <table:table-cell table:formula="of:=COM.MICROSOFT.CONCAT([.A191];[.B191])" office:value-type="string" office:string-value="AdamWradoch" calcext:value-type="string">
            <text:p>AdamWradoch</text:p>
          </table:table-cell>
          <table:table-cell table:formula="of:=COUNTIF([.$I$2:.$I$1001];[.I191])" office:value-type="float" office:value="11" calcext:value-type="float">
            <text:p>11</text:p>
          </table:table-cell>
          <table:table-cell table:formula="of:=SUMIF([.$I$2:.$I$1001];[.I191];[.$H$2:.$H$1001])" office:value-type="float" office:value="30" calcext:value-type="float">
            <text:p>30</text:p>
          </table:table-cell>
          <table:table-cell table:formula="of:=[.F191]+([.H191]-1)*24+30" office:value-type="float" office:value="614.8" calcext:value-type="float">
            <text:p>614,8</text:p>
          </table:table-cell>
          <table:table-cell table:formula="of:=MONTH([.D191])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Wiktor</text:p>
          </table:table-cell>
          <table:table-cell table:style-name="ce2" office:value-type="string" calcext:value-type="string">
            <text:p>Budzis</text:p>
          </table:table-cell>
          <table:table-cell table:style-name="ce2" office:value-type="string" calcext:value-type="string">
            <text:p>Malbork</text:p>
          </table:table-cell>
          <table:table-cell table:number-columns-repeated="2" table:style-name="ce6" office:value-type="date" office:date-value="2014-02-22" calcext:value-type="date">
            <text:p>22.02.2014</text:p>
          </table:table-cell>
          <table:table-cell office:value-type="float" office:value="680" calcext:value-type="float">
            <text:p>680</text:p>
          </table:table-cell>
          <table:table-cell table:formula="of:=[.E192]-[.D192]" office:value-type="float" office:value="0" calcext:value-type="float">
            <text:p>0</text:p>
          </table:table-cell>
          <table:table-cell table:formula="of:=1+[.E192]-[.D192]" office:value-type="float" office:value="1" calcext:value-type="float">
            <text:p>1</text:p>
          </table:table-cell>
          <table:table-cell table:formula="of:=COM.MICROSOFT.CONCAT([.A192];[.B192])" office:value-type="string" office:string-value="WiktorBudzis" calcext:value-type="string">
            <text:p>WiktorBudzis</text:p>
          </table:table-cell>
          <table:table-cell table:formula="of:=COUNTIF([.$I$2:.$I$1001];[.I192])" office:value-type="float" office:value="12" calcext:value-type="float">
            <text:p>12</text:p>
          </table:table-cell>
          <table:table-cell table:formula="of:=SUMIF([.$I$2:.$I$1001];[.I192];[.$H$2:.$H$1001])" office:value-type="float" office:value="30" calcext:value-type="float">
            <text:p>30</text:p>
          </table:table-cell>
          <table:table-cell table:formula="of:=[.F192]+([.H192]-1)*24+30" office:value-type="float" office:value="710" calcext:value-type="float">
            <text:p>710</text:p>
          </table:table-cell>
          <table:table-cell table:formula="of:=MONTH([.D192])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erzy</text:p>
          </table:table-cell>
          <table:table-cell table:style-name="ce2" office:value-type="string" calcext:value-type="string">
            <text:p>Jurajski</text:p>
          </table:table-cell>
          <table:table-cell table:style-name="ce2" office:value-type="string" calcext:value-type="string">
            <text:p>Mielec</text:p>
          </table:table-cell>
          <table:table-cell table:style-name="ce6" office:value-type="date" office:date-value="2014-02-26" calcext:value-type="date">
            <text:p>26.02.2014</text:p>
          </table:table-cell>
          <table:table-cell table:style-name="ce6" office:value-type="date" office:date-value="2014-03-02" calcext:value-type="date">
            <text:p>2.03.2014</text:p>
          </table:table-cell>
          <table:table-cell office:value-type="float" office:value="954" calcext:value-type="float">
            <text:p>954</text:p>
          </table:table-cell>
          <table:table-cell table:formula="of:=[.E193]-[.D193]" office:value-type="float" office:value="4" calcext:value-type="float">
            <text:p>4</text:p>
          </table:table-cell>
          <table:table-cell table:formula="of:=1+[.E193]-[.D193]" office:value-type="float" office:value="5" calcext:value-type="float">
            <text:p>5</text:p>
          </table:table-cell>
          <table:table-cell table:formula="of:=COM.MICROSOFT.CONCAT([.A193];[.B193])" office:value-type="string" office:string-value="JerzyJurajski" calcext:value-type="string">
            <text:p>JerzyJurajski</text:p>
          </table:table-cell>
          <table:table-cell table:formula="of:=COUNTIF([.$I$2:.$I$1001];[.I193])" office:value-type="float" office:value="6" calcext:value-type="float">
            <text:p>6</text:p>
          </table:table-cell>
          <table:table-cell table:formula="of:=SUMIF([.$I$2:.$I$1001];[.I193];[.$H$2:.$H$1001])" office:value-type="float" office:value="16" calcext:value-type="float">
            <text:p>16</text:p>
          </table:table-cell>
          <table:table-cell table:formula="of:=[.F193]+([.H193]-1)*24+30" office:value-type="float" office:value="1080" calcext:value-type="float">
            <text:p>1080</text:p>
          </table:table-cell>
          <table:table-cell table:formula="of:=MONTH([.D193])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Wojciech</text:p>
          </table:table-cell>
          <table:table-cell table:style-name="ce2" office:value-type="string" calcext:value-type="string">
            <text:p>Mazowiecki</text:p>
          </table:table-cell>
          <table:table-cell table:style-name="ce2" office:value-type="string" calcext:value-type="string">
            <text:p>Bydgoszcz</text:p>
          </table:table-cell>
          <table:table-cell table:style-name="ce6" office:value-type="date" office:date-value="2014-02-26" calcext:value-type="date">
            <text:p>26.02.2014</text:p>
          </table:table-cell>
          <table:table-cell table:style-name="ce6" office:value-type="date" office:date-value="2014-02-28" calcext:value-type="date">
            <text:p>28.02.2014</text:p>
          </table:table-cell>
          <table:table-cell office:value-type="float" office:value="795.4" calcext:value-type="float">
            <text:p>795,4</text:p>
          </table:table-cell>
          <table:table-cell table:formula="of:=[.E194]-[.D194]" office:value-type="float" office:value="2" calcext:value-type="float">
            <text:p>2</text:p>
          </table:table-cell>
          <table:table-cell table:formula="of:=1+[.E194]-[.D194]" office:value-type="float" office:value="3" calcext:value-type="float">
            <text:p>3</text:p>
          </table:table-cell>
          <table:table-cell table:formula="of:=COM.MICROSOFT.CONCAT([.A194];[.B194])" office:value-type="string" office:string-value="WojciechMazowiecki" calcext:value-type="string">
            <text:p>WojciechMazowiecki</text:p>
          </table:table-cell>
          <table:table-cell table:formula="of:=COUNTIF([.$I$2:.$I$1001];[.I194])" office:value-type="float" office:value="7" calcext:value-type="float">
            <text:p>7</text:p>
          </table:table-cell>
          <table:table-cell table:formula="of:=SUMIF([.$I$2:.$I$1001];[.I194];[.$H$2:.$H$1001])" office:value-type="float" office:value="15" calcext:value-type="float">
            <text:p>15</text:p>
          </table:table-cell>
          <table:table-cell table:formula="of:=[.F194]+([.H194]-1)*24+30" office:value-type="float" office:value="873.4" calcext:value-type="float">
            <text:p>873,4</text:p>
          </table:table-cell>
          <table:table-cell table:formula="of:=MONTH([.D194])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rma</text:p>
          </table:table-cell>
          <table:table-cell table:style-name="ce2" office:value-type="string" calcext:value-type="string">
            <text:p>Opoczna</text:p>
          </table:table-cell>
          <table:table-cell table:style-name="ce2" office:value-type="string" calcext:value-type="string">
            <text:p>Radom</text:p>
          </table:table-cell>
          <table:table-cell table:style-name="ce6" office:value-type="date" office:date-value="2014-02-26" calcext:value-type="date">
            <text:p>26.02.2014</text:p>
          </table:table-cell>
          <table:table-cell table:style-name="ce6" office:value-type="date" office:date-value="2014-03-01" calcext:value-type="date">
            <text:p>1.03.2014</text:p>
          </table:table-cell>
          <table:table-cell office:value-type="float" office:value="550.5" calcext:value-type="float">
            <text:p>550,5</text:p>
          </table:table-cell>
          <table:table-cell table:formula="of:=[.E195]-[.D195]" office:value-type="float" office:value="3" calcext:value-type="float">
            <text:p>3</text:p>
          </table:table-cell>
          <table:table-cell table:formula="of:=1+[.E195]-[.D195]" office:value-type="float" office:value="4" calcext:value-type="float">
            <text:p>4</text:p>
          </table:table-cell>
          <table:table-cell table:formula="of:=COM.MICROSOFT.CONCAT([.A195];[.B195])" office:value-type="string" office:string-value="IrmaOpoczna" calcext:value-type="string">
            <text:p>IrmaOpoczna</text:p>
          </table:table-cell>
          <table:table-cell table:formula="of:=COUNTIF([.$I$2:.$I$1001];[.I195])" office:value-type="float" office:value="9" calcext:value-type="float">
            <text:p>9</text:p>
          </table:table-cell>
          <table:table-cell table:formula="of:=SUMIF([.$I$2:.$I$1001];[.I195];[.$H$2:.$H$1001])" office:value-type="float" office:value="34" calcext:value-type="float">
            <text:p>34</text:p>
          </table:table-cell>
          <table:table-cell table:formula="of:=[.F195]+([.H195]-1)*24+30" office:value-type="float" office:value="652.5" calcext:value-type="float">
            <text:p>652,5</text:p>
          </table:table-cell>
          <table:table-cell table:formula="of:=MONTH([.D195])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Rozalia</text:p>
          </table:table-cell>
          <table:table-cell table:style-name="ce2" office:value-type="string" calcext:value-type="string">
            <text:p>Parad</text:p>
          </table:table-cell>
          <table:table-cell table:style-name="ce2" office:value-type="string" calcext:value-type="string">
            <text:p>Lublin</text:p>
          </table:table-cell>
          <table:table-cell table:style-name="ce6" office:value-type="date" office:date-value="2014-02-26" calcext:value-type="date">
            <text:p>26.02.2014</text:p>
          </table:table-cell>
          <table:table-cell table:style-name="ce6" office:value-type="date" office:date-value="2014-02-27" calcext:value-type="date">
            <text:p>27.02.2014</text:p>
          </table:table-cell>
          <table:table-cell office:value-type="float" office:value="439.7" calcext:value-type="float">
            <text:p>439,7</text:p>
          </table:table-cell>
          <table:table-cell table:formula="of:=[.E196]-[.D196]" office:value-type="float" office:value="1" calcext:value-type="float">
            <text:p>1</text:p>
          </table:table-cell>
          <table:table-cell table:formula="of:=1+[.E196]-[.D196]" office:value-type="float" office:value="2" calcext:value-type="float">
            <text:p>2</text:p>
          </table:table-cell>
          <table:table-cell table:formula="of:=COM.MICROSOFT.CONCAT([.A196];[.B196])" office:value-type="string" office:string-value="RozaliaParad" calcext:value-type="string">
            <text:p>RozaliaParad</text:p>
          </table:table-cell>
          <table:table-cell table:formula="of:=COUNTIF([.$I$2:.$I$1001];[.I196])" office:value-type="float" office:value="7" calcext:value-type="float">
            <text:p>7</text:p>
          </table:table-cell>
          <table:table-cell table:formula="of:=SUMIF([.$I$2:.$I$1001];[.I196];[.$H$2:.$H$1001])" office:value-type="float" office:value="21" calcext:value-type="float">
            <text:p>21</text:p>
          </table:table-cell>
          <table:table-cell table:formula="of:=[.F196]+([.H196]-1)*24+30" office:value-type="float" office:value="493.7" calcext:value-type="float">
            <text:p>493,7</text:p>
          </table:table-cell>
          <table:table-cell table:formula="of:=MONTH([.D196])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iotr</text:p>
          </table:table-cell>
          <table:table-cell table:style-name="ce2" office:value-type="string" calcext:value-type="string">
            <text:p>Roman</text:p>
          </table:table-cell>
          <table:table-cell table:style-name="ce2" office:value-type="string" calcext:value-type="string">
            <text:p>Krakow</text:p>
          </table:table-cell>
          <table:table-cell table:style-name="ce6" office:value-type="date" office:date-value="2014-02-26" calcext:value-type="date">
            <text:p>26.02.2014</text:p>
          </table:table-cell>
          <table:table-cell table:style-name="ce6" office:value-type="date" office:date-value="2014-02-27" calcext:value-type="date">
            <text:p>27.02.2014</text:p>
          </table:table-cell>
          <table:table-cell office:value-type="float" office:value="706.5" calcext:value-type="float">
            <text:p>706,5</text:p>
          </table:table-cell>
          <table:table-cell table:formula="of:=[.E197]-[.D197]" office:value-type="float" office:value="1" calcext:value-type="float">
            <text:p>1</text:p>
          </table:table-cell>
          <table:table-cell table:formula="of:=1+[.E197]-[.D197]" office:value-type="float" office:value="2" calcext:value-type="float">
            <text:p>2</text:p>
          </table:table-cell>
          <table:table-cell table:formula="of:=COM.MICROSOFT.CONCAT([.A197];[.B197])" office:value-type="string" office:string-value="PiotrRoman" calcext:value-type="string">
            <text:p>PiotrRoman</text:p>
          </table:table-cell>
          <table:table-cell table:formula="of:=COUNTIF([.$I$2:.$I$1001];[.I197])" office:value-type="float" office:value="13" calcext:value-type="float">
            <text:p>13</text:p>
          </table:table-cell>
          <table:table-cell table:formula="of:=SUMIF([.$I$2:.$I$1001];[.I197];[.$H$2:.$H$1001])" office:value-type="float" office:value="39" calcext:value-type="float">
            <text:p>39</text:p>
          </table:table-cell>
          <table:table-cell table:formula="of:=[.F197]+([.H197]-1)*24+30" office:value-type="float" office:value="760.5" calcext:value-type="float">
            <text:p>760,5</text:p>
          </table:table-cell>
          <table:table-cell table:formula="of:=MONTH([.D197])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an</text:p>
          </table:table-cell>
          <table:table-cell table:style-name="ce2" office:value-type="string" calcext:value-type="string">
            <text:p>Suwski</text:p>
          </table:table-cell>
          <table:table-cell table:style-name="ce2" office:value-type="string" calcext:value-type="string">
            <text:p>Kielce</text:p>
          </table:table-cell>
          <table:table-cell table:style-name="ce6" office:value-type="date" office:date-value="2014-02-26" calcext:value-type="date">
            <text:p>26.02.2014</text:p>
          </table:table-cell>
          <table:table-cell table:style-name="ce6" office:value-type="date" office:date-value="2014-02-27" calcext:value-type="date">
            <text:p>27.02.2014</text:p>
          </table:table-cell>
          <table:table-cell office:value-type="float" office:value="485.7" calcext:value-type="float">
            <text:p>485,7</text:p>
          </table:table-cell>
          <table:table-cell table:formula="of:=[.E198]-[.D198]" office:value-type="float" office:value="1" calcext:value-type="float">
            <text:p>1</text:p>
          </table:table-cell>
          <table:table-cell table:formula="of:=1+[.E198]-[.D198]" office:value-type="float" office:value="2" calcext:value-type="float">
            <text:p>2</text:p>
          </table:table-cell>
          <table:table-cell table:formula="of:=COM.MICROSOFT.CONCAT([.A198];[.B198])" office:value-type="string" office:string-value="JanSuwski" calcext:value-type="string">
            <text:p>JanSuwski</text:p>
          </table:table-cell>
          <table:table-cell table:formula="of:=COUNTIF([.$I$2:.$I$1001];[.I198])" office:value-type="float" office:value="5" calcext:value-type="float">
            <text:p>5</text:p>
          </table:table-cell>
          <table:table-cell table:formula="of:=SUMIF([.$I$2:.$I$1001];[.I198];[.$H$2:.$H$1001])" office:value-type="float" office:value="17" calcext:value-type="float">
            <text:p>17</text:p>
          </table:table-cell>
          <table:table-cell table:formula="of:=[.F198]+([.H198]-1)*24+30" office:value-type="float" office:value="539.7" calcext:value-type="float">
            <text:p>539,7</text:p>
          </table:table-cell>
          <table:table-cell table:formula="of:=MONTH([.D198])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Wiktor</text:p>
          </table:table-cell>
          <table:table-cell table:style-name="ce2" office:value-type="string" calcext:value-type="string">
            <text:p>Budzis</text:p>
          </table:table-cell>
          <table:table-cell table:style-name="ce2" office:value-type="string" calcext:value-type="string">
            <text:p>Kutno</text:p>
          </table:table-cell>
          <table:table-cell table:number-columns-repeated="2" table:style-name="ce6" office:value-type="date" office:date-value="2014-02-28" calcext:value-type="date">
            <text:p>28.02.2014</text:p>
          </table:table-cell>
          <table:table-cell office:value-type="float" office:value="278.8" calcext:value-type="float">
            <text:p>278,8</text:p>
          </table:table-cell>
          <table:table-cell table:formula="of:=[.E199]-[.D199]" office:value-type="float" office:value="0" calcext:value-type="float">
            <text:p>0</text:p>
          </table:table-cell>
          <table:table-cell table:formula="of:=1+[.E199]-[.D199]" office:value-type="float" office:value="1" calcext:value-type="float">
            <text:p>1</text:p>
          </table:table-cell>
          <table:table-cell table:formula="of:=COM.MICROSOFT.CONCAT([.A199];[.B199])" office:value-type="string" office:string-value="WiktorBudzis" calcext:value-type="string">
            <text:p>WiktorBudzis</text:p>
          </table:table-cell>
          <table:table-cell table:formula="of:=COUNTIF([.$I$2:.$I$1001];[.I199])" office:value-type="float" office:value="12" calcext:value-type="float">
            <text:p>12</text:p>
          </table:table-cell>
          <table:table-cell table:formula="of:=SUMIF([.$I$2:.$I$1001];[.I199];[.$H$2:.$H$1001])" office:value-type="float" office:value="30" calcext:value-type="float">
            <text:p>30</text:p>
          </table:table-cell>
          <table:table-cell table:formula="of:=[.F199]+([.H199]-1)*24+30" office:value-type="float" office:value="308.8" calcext:value-type="float">
            <text:p>308,8</text:p>
          </table:table-cell>
          <table:table-cell table:formula="of:=MONTH([.D199])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iotr</text:p>
          </table:table-cell>
          <table:table-cell table:style-name="ce2" office:value-type="string" calcext:value-type="string">
            <text:p>Armowicz</text:p>
          </table:table-cell>
          <table:table-cell table:style-name="ce2" office:value-type="string" calcext:value-type="string">
            <text:p>Katowice</text:p>
          </table:table-cell>
          <table:table-cell table:style-name="ce6" office:value-type="date" office:date-value="2014-03-03" calcext:value-type="date">
            <text:p>3.03.2014</text:p>
          </table:table-cell>
          <table:table-cell table:style-name="ce6" office:value-type="date" office:date-value="2014-03-04" calcext:value-type="date">
            <text:p>4.03.2014</text:p>
          </table:table-cell>
          <table:table-cell office:value-type="float" office:value="693.7" calcext:value-type="float">
            <text:p>693,7</text:p>
          </table:table-cell>
          <table:table-cell table:formula="of:=[.E200]-[.D200]" office:value-type="float" office:value="1" calcext:value-type="float">
            <text:p>1</text:p>
          </table:table-cell>
          <table:table-cell table:formula="of:=1+[.E200]-[.D200]" office:value-type="float" office:value="2" calcext:value-type="float">
            <text:p>2</text:p>
          </table:table-cell>
          <table:table-cell table:formula="of:=COM.MICROSOFT.CONCAT([.A200];[.B200])" office:value-type="string" office:string-value="PiotrArmowicz" calcext:value-type="string">
            <text:p>PiotrArmowicz</text:p>
          </table:table-cell>
          <table:table-cell table:formula="of:=COUNTIF([.$I$2:.$I$1001];[.I200])" office:value-type="float" office:value="10" calcext:value-type="float">
            <text:p>10</text:p>
          </table:table-cell>
          <table:table-cell table:formula="of:=SUMIF([.$I$2:.$I$1001];[.I200];[.$H$2:.$H$1001])" office:value-type="float" office:value="25" calcext:value-type="float">
            <text:p>25</text:p>
          </table:table-cell>
          <table:table-cell table:formula="of:=[.F200]+([.H200]-1)*24+30" office:value-type="float" office:value="747.7" calcext:value-type="float">
            <text:p>747,7</text:p>
          </table:table-cell>
          <table:table-cell table:formula="of:=MONTH([.D200])" office:value-type="float" office:value="3" calcext:value-type="float">
            <text:p>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aulina</text:p>
          </table:table-cell>
          <table:table-cell table:style-name="ce2" office:value-type="string" calcext:value-type="string">
            <text:p>Basala</text:p>
          </table:table-cell>
          <table:table-cell table:style-name="ce2" office:value-type="string" calcext:value-type="string">
            <text:p>Katowice</text:p>
          </table:table-cell>
          <table:table-cell table:number-columns-repeated="2" table:style-name="ce6" office:value-type="date" office:date-value="2014-03-03" calcext:value-type="date">
            <text:p>3.03.2014</text:p>
          </table:table-cell>
          <table:table-cell office:value-type="float" office:value="494.7" calcext:value-type="float">
            <text:p>494,7</text:p>
          </table:table-cell>
          <table:table-cell table:formula="of:=[.E201]-[.D201]" office:value-type="float" office:value="0" calcext:value-type="float">
            <text:p>0</text:p>
          </table:table-cell>
          <table:table-cell table:formula="of:=1+[.E201]-[.D201]" office:value-type="float" office:value="1" calcext:value-type="float">
            <text:p>1</text:p>
          </table:table-cell>
          <table:table-cell table:formula="of:=COM.MICROSOFT.CONCAT([.A201];[.B201])" office:value-type="string" office:string-value="PaulinaBasala" calcext:value-type="string">
            <text:p>PaulinaBasala</text:p>
          </table:table-cell>
          <table:table-cell table:formula="of:=COUNTIF([.$I$2:.$I$1001];[.I201])" office:value-type="float" office:value="8" calcext:value-type="float">
            <text:p>8</text:p>
          </table:table-cell>
          <table:table-cell table:formula="of:=SUMIF([.$I$2:.$I$1001];[.I201];[.$H$2:.$H$1001])" office:value-type="float" office:value="14" calcext:value-type="float">
            <text:p>14</text:p>
          </table:table-cell>
          <table:table-cell table:formula="of:=[.F201]+([.H201]-1)*24+30" office:value-type="float" office:value="524.7" calcext:value-type="float">
            <text:p>524,7</text:p>
          </table:table-cell>
          <table:table-cell table:formula="of:=MONTH([.D201])" office:value-type="float" office:value="3" calcext:value-type="float">
            <text:p>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Ewa</text:p>
          </table:table-cell>
          <table:table-cell table:style-name="ce2" office:value-type="string" calcext:value-type="string">
            <text:p>Fidyk</text:p>
          </table:table-cell>
          <table:table-cell table:style-name="ce2" office:value-type="string" calcext:value-type="string">
            <text:p>Krakow</text:p>
          </table:table-cell>
          <table:table-cell table:style-name="ce6" office:value-type="date" office:date-value="2014-03-03" calcext:value-type="date">
            <text:p>3.03.2014</text:p>
          </table:table-cell>
          <table:table-cell table:style-name="ce6" office:value-type="date" office:date-value="2014-03-05" calcext:value-type="date">
            <text:p>5.03.2014</text:p>
          </table:table-cell>
          <table:table-cell office:value-type="float" office:value="911.5" calcext:value-type="float">
            <text:p>911,5</text:p>
          </table:table-cell>
          <table:table-cell table:formula="of:=[.E202]-[.D202]" office:value-type="float" office:value="2" calcext:value-type="float">
            <text:p>2</text:p>
          </table:table-cell>
          <table:table-cell table:formula="of:=1+[.E202]-[.D202]" office:value-type="float" office:value="3" calcext:value-type="float">
            <text:p>3</text:p>
          </table:table-cell>
          <table:table-cell table:formula="of:=COM.MICROSOFT.CONCAT([.A202];[.B202])" office:value-type="string" office:string-value="EwaFidyk" calcext:value-type="string">
            <text:p>EwaFidyk</text:p>
          </table:table-cell>
          <table:table-cell table:formula="of:=COUNTIF([.$I$2:.$I$1001];[.I202])" office:value-type="float" office:value="9" calcext:value-type="float">
            <text:p>9</text:p>
          </table:table-cell>
          <table:table-cell table:formula="of:=SUMIF([.$I$2:.$I$1001];[.I202];[.$H$2:.$H$1001])" office:value-type="float" office:value="20" calcext:value-type="float">
            <text:p>20</text:p>
          </table:table-cell>
          <table:table-cell table:formula="of:=[.F202]+([.H202]-1)*24+30" office:value-type="float" office:value="989.5" calcext:value-type="float">
            <text:p>989,5</text:p>
          </table:table-cell>
          <table:table-cell table:formula="of:=MONTH([.D202])" office:value-type="float" office:value="3" calcext:value-type="float">
            <text:p>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arzena</text:p>
          </table:table-cell>
          <table:table-cell table:style-name="ce2" office:value-type="string" calcext:value-type="string">
            <text:p>Gras</text:p>
          </table:table-cell>
          <table:table-cell table:style-name="ce2" office:value-type="string" calcext:value-type="string">
            <text:p>Siedlce</text:p>
          </table:table-cell>
          <table:table-cell table:style-name="ce6" office:value-type="date" office:date-value="2014-03-03" calcext:value-type="date">
            <text:p>3.03.2014</text:p>
          </table:table-cell>
          <table:table-cell table:style-name="ce6" office:value-type="date" office:date-value="2014-03-04" calcext:value-type="date">
            <text:p>4.03.2014</text:p>
          </table:table-cell>
          <table:table-cell office:value-type="float" office:value="295.4" calcext:value-type="float">
            <text:p>295,4</text:p>
          </table:table-cell>
          <table:table-cell table:formula="of:=[.E203]-[.D203]" office:value-type="float" office:value="1" calcext:value-type="float">
            <text:p>1</text:p>
          </table:table-cell>
          <table:table-cell table:formula="of:=1+[.E203]-[.D203]" office:value-type="float" office:value="2" calcext:value-type="float">
            <text:p>2</text:p>
          </table:table-cell>
          <table:table-cell table:formula="of:=COM.MICROSOFT.CONCAT([.A203];[.B203])" office:value-type="string" office:string-value="MarzenaGras" calcext:value-type="string">
            <text:p>MarzenaGras</text:p>
          </table:table-cell>
          <table:table-cell table:formula="of:=COUNTIF([.$I$2:.$I$1001];[.I203])" office:value-type="float" office:value="7" calcext:value-type="float">
            <text:p>7</text:p>
          </table:table-cell>
          <table:table-cell table:formula="of:=SUMIF([.$I$2:.$I$1001];[.I203];[.$H$2:.$H$1001])" office:value-type="float" office:value="20" calcext:value-type="float">
            <text:p>20</text:p>
          </table:table-cell>
          <table:table-cell table:formula="of:=[.F203]+([.H203]-1)*24+30" office:value-type="float" office:value="349.4" calcext:value-type="float">
            <text:p>349,4</text:p>
          </table:table-cell>
          <table:table-cell table:formula="of:=MONTH([.D203])" office:value-type="float" office:value="3" calcext:value-type="float">
            <text:p>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Wojciech</text:p>
          </table:table-cell>
          <table:table-cell table:style-name="ce2" office:value-type="string" calcext:value-type="string">
            <text:p>Magierowcz</text:p>
          </table:table-cell>
          <table:table-cell table:style-name="ce2" office:value-type="string" calcext:value-type="string">
            <text:p>Siedlce</text:p>
          </table:table-cell>
          <table:table-cell table:style-name="ce6" office:value-type="date" office:date-value="2014-03-03" calcext:value-type="date">
            <text:p>3.03.2014</text:p>
          </table:table-cell>
          <table:table-cell table:style-name="ce6" office:value-type="date" office:date-value="2014-03-07" calcext:value-type="date">
            <text:p>7.03.2014</text:p>
          </table:table-cell>
          <table:table-cell office:value-type="float" office:value="712.4" calcext:value-type="float">
            <text:p>712,4</text:p>
          </table:table-cell>
          <table:table-cell table:formula="of:=[.E204]-[.D204]" office:value-type="float" office:value="4" calcext:value-type="float">
            <text:p>4</text:p>
          </table:table-cell>
          <table:table-cell table:formula="of:=1+[.E204]-[.D204]" office:value-type="float" office:value="5" calcext:value-type="float">
            <text:p>5</text:p>
          </table:table-cell>
          <table:table-cell table:formula="of:=COM.MICROSOFT.CONCAT([.A204];[.B204])" office:value-type="string" office:string-value="WojciechMagierowcz" calcext:value-type="string">
            <text:p>WojciechMagierowcz</text:p>
          </table:table-cell>
          <table:table-cell table:formula="of:=COUNTIF([.$I$2:.$I$1001];[.I204])" office:value-type="float" office:value="8" calcext:value-type="float">
            <text:p>8</text:p>
          </table:table-cell>
          <table:table-cell table:formula="of:=SUMIF([.$I$2:.$I$1001];[.I204];[.$H$2:.$H$1001])" office:value-type="float" office:value="28" calcext:value-type="float">
            <text:p>28</text:p>
          </table:table-cell>
          <table:table-cell table:formula="of:=[.F204]+([.H204]-1)*24+30" office:value-type="float" office:value="838.4" calcext:value-type="float">
            <text:p>838,4</text:p>
          </table:table-cell>
          <table:table-cell table:formula="of:=MONTH([.D204])" office:value-type="float" office:value="3" calcext:value-type="float">
            <text:p>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aulina</text:p>
          </table:table-cell>
          <table:table-cell table:style-name="ce2" office:value-type="string" calcext:value-type="string">
            <text:p>Maskor</text:p>
          </table:table-cell>
          <table:table-cell table:style-name="ce2" office:value-type="string" calcext:value-type="string">
            <text:p>Zgierz</text:p>
          </table:table-cell>
          <table:table-cell table:style-name="ce6" office:value-type="date" office:date-value="2014-03-03" calcext:value-type="date">
            <text:p>3.03.2014</text:p>
          </table:table-cell>
          <table:table-cell table:style-name="ce6" office:value-type="date" office:date-value="2014-03-05" calcext:value-type="date">
            <text:p>5.03.2014</text:p>
          </table:table-cell>
          <table:table-cell office:value-type="float" office:value="450.5" calcext:value-type="float">
            <text:p>450,5</text:p>
          </table:table-cell>
          <table:table-cell table:formula="of:=[.E205]-[.D205]" office:value-type="float" office:value="2" calcext:value-type="float">
            <text:p>2</text:p>
          </table:table-cell>
          <table:table-cell table:formula="of:=1+[.E205]-[.D205]" office:value-type="float" office:value="3" calcext:value-type="float">
            <text:p>3</text:p>
          </table:table-cell>
          <table:table-cell table:formula="of:=COM.MICROSOFT.CONCAT([.A205];[.B205])" office:value-type="string" office:string-value="PaulinaMaskor" calcext:value-type="string">
            <text:p>PaulinaMaskor</text:p>
          </table:table-cell>
          <table:table-cell table:formula="of:=COUNTIF([.$I$2:.$I$1001];[.I205])" office:value-type="float" office:value="13" calcext:value-type="float">
            <text:p>13</text:p>
          </table:table-cell>
          <table:table-cell table:formula="of:=SUMIF([.$I$2:.$I$1001];[.I205];[.$H$2:.$H$1001])" office:value-type="float" office:value="41" calcext:value-type="float">
            <text:p>41</text:p>
          </table:table-cell>
          <table:table-cell table:formula="of:=[.F205]+([.H205]-1)*24+30" office:value-type="float" office:value="528.5" calcext:value-type="float">
            <text:p>528,5</text:p>
          </table:table-cell>
          <table:table-cell table:formula="of:=MONTH([.D205])" office:value-type="float" office:value="3" calcext:value-type="float">
            <text:p>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Wojciech</text:p>
          </table:table-cell>
          <table:table-cell table:style-name="ce2" office:value-type="string" calcext:value-type="string">
            <text:p>Mazowiecki</text:p>
          </table:table-cell>
          <table:table-cell table:style-name="ce2" office:value-type="string" calcext:value-type="string">
            <text:p>Radom</text:p>
          </table:table-cell>
          <table:table-cell table:style-name="ce6" office:value-type="date" office:date-value="2014-03-03" calcext:value-type="date">
            <text:p>3.03.2014</text:p>
          </table:table-cell>
          <table:table-cell table:style-name="ce6" office:value-type="date" office:date-value="2014-03-06" calcext:value-type="date">
            <text:p>6.03.2014</text:p>
          </table:table-cell>
          <table:table-cell office:value-type="float" office:value="550.5" calcext:value-type="float">
            <text:p>550,5</text:p>
          </table:table-cell>
          <table:table-cell table:formula="of:=[.E206]-[.D206]" office:value-type="float" office:value="3" calcext:value-type="float">
            <text:p>3</text:p>
          </table:table-cell>
          <table:table-cell table:formula="of:=1+[.E206]-[.D206]" office:value-type="float" office:value="4" calcext:value-type="float">
            <text:p>4</text:p>
          </table:table-cell>
          <table:table-cell table:formula="of:=COM.MICROSOFT.CONCAT([.A206];[.B206])" office:value-type="string" office:string-value="WojciechMazowiecki" calcext:value-type="string">
            <text:p>WojciechMazowiecki</text:p>
          </table:table-cell>
          <table:table-cell table:formula="of:=COUNTIF([.$I$2:.$I$1001];[.I206])" office:value-type="float" office:value="7" calcext:value-type="float">
            <text:p>7</text:p>
          </table:table-cell>
          <table:table-cell table:formula="of:=SUMIF([.$I$2:.$I$1001];[.I206];[.$H$2:.$H$1001])" office:value-type="float" office:value="15" calcext:value-type="float">
            <text:p>15</text:p>
          </table:table-cell>
          <table:table-cell table:formula="of:=[.F206]+([.H206]-1)*24+30" office:value-type="float" office:value="652.5" calcext:value-type="float">
            <text:p>652,5</text:p>
          </table:table-cell>
          <table:table-cell table:formula="of:=MONTH([.D206])" office:value-type="float" office:value="3" calcext:value-type="float">
            <text:p>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Ewelia</text:p>
          </table:table-cell>
          <table:table-cell table:style-name="ce2" office:value-type="string" calcext:value-type="string">
            <text:p>Nyska</text:p>
          </table:table-cell>
          <table:table-cell table:style-name="ce2" office:value-type="string" calcext:value-type="string">
            <text:p>Mielec</text:p>
          </table:table-cell>
          <table:table-cell table:style-name="ce6" office:value-type="date" office:date-value="2014-03-03" calcext:value-type="date">
            <text:p>3.03.2014</text:p>
          </table:table-cell>
          <table:table-cell table:style-name="ce6" office:value-type="date" office:date-value="2014-03-04" calcext:value-type="date">
            <text:p>4.03.2014</text:p>
          </table:table-cell>
          <table:table-cell office:value-type="float" office:value="570" calcext:value-type="float">
            <text:p>570</text:p>
          </table:table-cell>
          <table:table-cell table:formula="of:=[.E207]-[.D207]" office:value-type="float" office:value="1" calcext:value-type="float">
            <text:p>1</text:p>
          </table:table-cell>
          <table:table-cell table:formula="of:=1+[.E207]-[.D207]" office:value-type="float" office:value="2" calcext:value-type="float">
            <text:p>2</text:p>
          </table:table-cell>
          <table:table-cell table:formula="of:=COM.MICROSOFT.CONCAT([.A207];[.B207])" office:value-type="string" office:string-value="EweliaNyska" calcext:value-type="string">
            <text:p>EweliaNyska</text:p>
          </table:table-cell>
          <table:table-cell table:formula="of:=COUNTIF([.$I$2:.$I$1001];[.I207])" office:value-type="float" office:value="10" calcext:value-type="float">
            <text:p>10</text:p>
          </table:table-cell>
          <table:table-cell table:formula="of:=SUMIF([.$I$2:.$I$1001];[.I207];[.$H$2:.$H$1001])" office:value-type="float" office:value="27" calcext:value-type="float">
            <text:p>27</text:p>
          </table:table-cell>
          <table:table-cell table:formula="of:=[.F207]+([.H207]-1)*24+30" office:value-type="float" office:value="624" calcext:value-type="float">
            <text:p>624</text:p>
          </table:table-cell>
          <table:table-cell table:formula="of:=MONTH([.D207])" office:value-type="float" office:value="3" calcext:value-type="float">
            <text:p>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Rozalia</text:p>
          </table:table-cell>
          <table:table-cell table:style-name="ce2" office:value-type="string" calcext:value-type="string">
            <text:p>Parad</text:p>
          </table:table-cell>
          <table:table-cell table:style-name="ce2" office:value-type="string" calcext:value-type="string">
            <text:p>Mielec</text:p>
          </table:table-cell>
          <table:table-cell table:style-name="ce6" office:value-type="date" office:date-value="2014-03-03" calcext:value-type="date">
            <text:p>3.03.2014</text:p>
          </table:table-cell>
          <table:table-cell table:style-name="ce6" office:value-type="date" office:date-value="2014-03-05" calcext:value-type="date">
            <text:p>5.03.2014</text:p>
          </table:table-cell>
          <table:table-cell office:value-type="float" office:value="698" calcext:value-type="float">
            <text:p>698</text:p>
          </table:table-cell>
          <table:table-cell table:formula="of:=[.E208]-[.D208]" office:value-type="float" office:value="2" calcext:value-type="float">
            <text:p>2</text:p>
          </table:table-cell>
          <table:table-cell table:formula="of:=1+[.E208]-[.D208]" office:value-type="float" office:value="3" calcext:value-type="float">
            <text:p>3</text:p>
          </table:table-cell>
          <table:table-cell table:formula="of:=COM.MICROSOFT.CONCAT([.A208];[.B208])" office:value-type="string" office:string-value="RozaliaParad" calcext:value-type="string">
            <text:p>RozaliaParad</text:p>
          </table:table-cell>
          <table:table-cell table:formula="of:=COUNTIF([.$I$2:.$I$1001];[.I208])" office:value-type="float" office:value="7" calcext:value-type="float">
            <text:p>7</text:p>
          </table:table-cell>
          <table:table-cell table:formula="of:=SUMIF([.$I$2:.$I$1001];[.I208];[.$H$2:.$H$1001])" office:value-type="float" office:value="21" calcext:value-type="float">
            <text:p>21</text:p>
          </table:table-cell>
          <table:table-cell table:formula="of:=[.F208]+([.H208]-1)*24+30" office:value-type="float" office:value="776" calcext:value-type="float">
            <text:p>776</text:p>
          </table:table-cell>
          <table:table-cell table:formula="of:=MONTH([.D208])" office:value-type="float" office:value="3" calcext:value-type="float">
            <text:p>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Grzegorz</text:p>
          </table:table-cell>
          <table:table-cell table:style-name="ce2" office:value-type="string" calcext:value-type="string">
            <text:p>Podolski</text:p>
          </table:table-cell>
          <table:table-cell table:style-name="ce2" office:value-type="string" calcext:value-type="string">
            <text:p>Siedlce</text:p>
          </table:table-cell>
          <table:table-cell table:number-columns-repeated="2" table:style-name="ce6" office:value-type="date" office:date-value="2014-03-03" calcext:value-type="date">
            <text:p>3.03.2014</text:p>
          </table:table-cell>
          <table:table-cell office:value-type="float" office:value="156.4" calcext:value-type="float">
            <text:p>156,4</text:p>
          </table:table-cell>
          <table:table-cell table:formula="of:=[.E209]-[.D209]" office:value-type="float" office:value="0" calcext:value-type="float">
            <text:p>0</text:p>
          </table:table-cell>
          <table:table-cell table:formula="of:=1+[.E209]-[.D209]" office:value-type="float" office:value="1" calcext:value-type="float">
            <text:p>1</text:p>
          </table:table-cell>
          <table:table-cell table:formula="of:=COM.MICROSOFT.CONCAT([.A209];[.B209])" office:value-type="string" office:string-value="GrzegorzPodolski" calcext:value-type="string">
            <text:p>GrzegorzPodolski</text:p>
          </table:table-cell>
          <table:table-cell table:formula="of:=COUNTIF([.$I$2:.$I$1001];[.I209])" office:value-type="float" office:value="14" calcext:value-type="float">
            <text:p>14</text:p>
          </table:table-cell>
          <table:table-cell table:formula="of:=SUMIF([.$I$2:.$I$1001];[.I209];[.$H$2:.$H$1001])" office:value-type="float" office:value="32" calcext:value-type="float">
            <text:p>32</text:p>
          </table:table-cell>
          <table:table-cell table:formula="of:=[.F209]+([.H209]-1)*24+30" office:value-type="float" office:value="186.4" calcext:value-type="float">
            <text:p>186,4</text:p>
          </table:table-cell>
          <table:table-cell table:formula="of:=MONTH([.D209])" office:value-type="float" office:value="3" calcext:value-type="float">
            <text:p>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Narcyz</text:p>
          </table:table-cell>
          <table:table-cell table:style-name="ce2" office:value-type="string" calcext:value-type="string">
            <text:p>Polanicki</text:p>
          </table:table-cell>
          <table:table-cell table:style-name="ce2" office:value-type="string" calcext:value-type="string">
            <text:p>Malbork</text:p>
          </table:table-cell>
          <table:table-cell table:style-name="ce6" office:value-type="date" office:date-value="2014-03-03" calcext:value-type="date">
            <text:p>3.03.2014</text:p>
          </table:table-cell>
          <table:table-cell table:style-name="ce6" office:value-type="date" office:date-value="2014-03-07" calcext:value-type="date">
            <text:p>7.03.2014</text:p>
          </table:table-cell>
          <table:table-cell office:value-type="float" office:value="1524" calcext:value-type="float">
            <text:p>1524</text:p>
          </table:table-cell>
          <table:table-cell table:formula="of:=[.E210]-[.D210]" office:value-type="float" office:value="4" calcext:value-type="float">
            <text:p>4</text:p>
          </table:table-cell>
          <table:table-cell table:formula="of:=1+[.E210]-[.D210]" office:value-type="float" office:value="5" calcext:value-type="float">
            <text:p>5</text:p>
          </table:table-cell>
          <table:table-cell table:formula="of:=COM.MICROSOFT.CONCAT([.A210];[.B210])" office:value-type="string" office:string-value="NarcyzPolanicki" calcext:value-type="string">
            <text:p>NarcyzPolanicki</text:p>
          </table:table-cell>
          <table:table-cell table:formula="of:=COUNTIF([.$I$2:.$I$1001];[.I210])" office:value-type="float" office:value="6" calcext:value-type="float">
            <text:p>6</text:p>
          </table:table-cell>
          <table:table-cell table:formula="of:=SUMIF([.$I$2:.$I$1001];[.I210];[.$H$2:.$H$1001])" office:value-type="float" office:value="16" calcext:value-type="float">
            <text:p>16</text:p>
          </table:table-cell>
          <table:table-cell table:formula="of:=[.F210]+([.H210]-1)*24+30" office:value-type="float" office:value="1650" calcext:value-type="float">
            <text:p>1650</text:p>
          </table:table-cell>
          <table:table-cell table:formula="of:=MONTH([.D210])" office:value-type="float" office:value="3" calcext:value-type="float">
            <text:p>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mil</text:p>
          </table:table-cell>
          <table:table-cell table:style-name="ce2" office:value-type="string" calcext:value-type="string">
            <text:p>Pomorski</text:p>
          </table:table-cell>
          <table:table-cell table:style-name="ce2" office:value-type="string" calcext:value-type="string">
            <text:p>Olsztyn</text:p>
          </table:table-cell>
          <table:table-cell table:style-name="ce6" office:value-type="date" office:date-value="2014-03-03" calcext:value-type="date">
            <text:p>3.03.2014</text:p>
          </table:table-cell>
          <table:table-cell table:style-name="ce6" office:value-type="date" office:date-value="2014-03-07" calcext:value-type="date">
            <text:p>7.03.2014</text:p>
          </table:table-cell>
          <table:table-cell office:value-type="float" office:value="1015.8" calcext:value-type="float">
            <text:p>1015,8</text:p>
          </table:table-cell>
          <table:table-cell table:formula="of:=[.E211]-[.D211]" office:value-type="float" office:value="4" calcext:value-type="float">
            <text:p>4</text:p>
          </table:table-cell>
          <table:table-cell table:formula="of:=1+[.E211]-[.D211]" office:value-type="float" office:value="5" calcext:value-type="float">
            <text:p>5</text:p>
          </table:table-cell>
          <table:table-cell table:formula="of:=COM.MICROSOFT.CONCAT([.A211];[.B211])" office:value-type="string" office:string-value="KamilPomorski" calcext:value-type="string">
            <text:p>KamilPomorski</text:p>
          </table:table-cell>
          <table:table-cell table:formula="of:=COUNTIF([.$I$2:.$I$1001];[.I211])" office:value-type="float" office:value="7" calcext:value-type="float">
            <text:p>7</text:p>
          </table:table-cell>
          <table:table-cell table:formula="of:=SUMIF([.$I$2:.$I$1001];[.I211];[.$H$2:.$H$1001])" office:value-type="float" office:value="28" calcext:value-type="float">
            <text:p>28</text:p>
          </table:table-cell>
          <table:table-cell table:formula="of:=[.F211]+([.H211]-1)*24+30" office:value-type="float" office:value="1141.8" calcext:value-type="float">
            <text:p>1141,8</text:p>
          </table:table-cell>
          <table:table-cell table:formula="of:=MONTH([.D211])" office:value-type="float" office:value="3" calcext:value-type="float">
            <text:p>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Rozalia</text:p>
          </table:table-cell>
          <table:table-cell table:style-name="ce2" office:value-type="string" calcext:value-type="string">
            <text:p>Siedlecka</text:p>
          </table:table-cell>
          <table:table-cell table:style-name="ce2" office:value-type="string" calcext:value-type="string">
            <text:p>Krakow</text:p>
          </table:table-cell>
          <table:table-cell table:style-name="ce6" office:value-type="date" office:date-value="2014-03-03" calcext:value-type="date">
            <text:p>3.03.2014</text:p>
          </table:table-cell>
          <table:table-cell table:style-name="ce6" office:value-type="date" office:date-value="2014-03-05" calcext:value-type="date">
            <text:p>5.03.2014</text:p>
          </table:table-cell>
          <table:table-cell office:value-type="float" office:value="911.5" calcext:value-type="float">
            <text:p>911,5</text:p>
          </table:table-cell>
          <table:table-cell table:formula="of:=[.E212]-[.D212]" office:value-type="float" office:value="2" calcext:value-type="float">
            <text:p>2</text:p>
          </table:table-cell>
          <table:table-cell table:formula="of:=1+[.E212]-[.D212]" office:value-type="float" office:value="3" calcext:value-type="float">
            <text:p>3</text:p>
          </table:table-cell>
          <table:table-cell table:formula="of:=COM.MICROSOFT.CONCAT([.A212];[.B212])" office:value-type="string" office:string-value="RozaliaSiedlecka" calcext:value-type="string">
            <text:p>RozaliaSiedlecka</text:p>
          </table:table-cell>
          <table:table-cell table:formula="of:=COUNTIF([.$I$2:.$I$1001];[.I212])" office:value-type="float" office:value="11" calcext:value-type="float">
            <text:p>11</text:p>
          </table:table-cell>
          <table:table-cell table:formula="of:=SUMIF([.$I$2:.$I$1001];[.I212];[.$H$2:.$H$1001])" office:value-type="float" office:value="30" calcext:value-type="float">
            <text:p>30</text:p>
          </table:table-cell>
          <table:table-cell table:formula="of:=[.F212]+([.H212]-1)*24+30" office:value-type="float" office:value="989.5" calcext:value-type="float">
            <text:p>989,5</text:p>
          </table:table-cell>
          <table:table-cell table:formula="of:=MONTH([.D212])" office:value-type="float" office:value="3" calcext:value-type="float">
            <text:p>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rol</text:p>
          </table:table-cell>
          <table:table-cell table:style-name="ce2" office:value-type="string" calcext:value-type="string">
            <text:p>Witkiewicz</text:p>
          </table:table-cell>
          <table:table-cell table:style-name="ce2" office:value-type="string" calcext:value-type="string">
            <text:p>Olsztyn</text:p>
          </table:table-cell>
          <table:table-cell table:style-name="ce6" office:value-type="date" office:date-value="2014-03-03" calcext:value-type="date">
            <text:p>3.03.2014</text:p>
          </table:table-cell>
          <table:table-cell table:style-name="ce6" office:value-type="date" office:date-value="2014-03-07" calcext:value-type="date">
            <text:p>7.03.2014</text:p>
          </table:table-cell>
          <table:table-cell office:value-type="float" office:value="1015.8" calcext:value-type="float">
            <text:p>1015,8</text:p>
          </table:table-cell>
          <table:table-cell table:formula="of:=[.E213]-[.D213]" office:value-type="float" office:value="4" calcext:value-type="float">
            <text:p>4</text:p>
          </table:table-cell>
          <table:table-cell table:formula="of:=1+[.E213]-[.D213]" office:value-type="float" office:value="5" calcext:value-type="float">
            <text:p>5</text:p>
          </table:table-cell>
          <table:table-cell table:formula="of:=COM.MICROSOFT.CONCAT([.A213];[.B213])" office:value-type="string" office:string-value="KarolWitkiewicz" calcext:value-type="string">
            <text:p>KarolWitkiewicz</text:p>
          </table:table-cell>
          <table:table-cell table:formula="of:=COUNTIF([.$I$2:.$I$1001];[.I213])" office:value-type="float" office:value="8" calcext:value-type="float">
            <text:p>8</text:p>
          </table:table-cell>
          <table:table-cell table:formula="of:=SUMIF([.$I$2:.$I$1001];[.I213];[.$H$2:.$H$1001])" office:value-type="float" office:value="28" calcext:value-type="float">
            <text:p>28</text:p>
          </table:table-cell>
          <table:table-cell table:formula="of:=[.F213]+([.H213]-1)*24+30" office:value-type="float" office:value="1141.8" calcext:value-type="float">
            <text:p>1141,8</text:p>
          </table:table-cell>
          <table:table-cell table:formula="of:=MONTH([.D213])" office:value-type="float" office:value="3" calcext:value-type="float">
            <text:p>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dam</text:p>
          </table:table-cell>
          <table:table-cell table:style-name="ce2" office:value-type="string" calcext:value-type="string">
            <text:p>Wradoch</text:p>
          </table:table-cell>
          <table:table-cell table:style-name="ce2" office:value-type="string" calcext:value-type="string">
            <text:p>Kutno</text:p>
          </table:table-cell>
          <table:table-cell table:number-columns-repeated="2" table:style-name="ce6" office:value-type="date" office:date-value="2014-03-03" calcext:value-type="date">
            <text:p>3.03.2014</text:p>
          </table:table-cell>
          <table:table-cell office:value-type="float" office:value="278.8" calcext:value-type="float">
            <text:p>278,8</text:p>
          </table:table-cell>
          <table:table-cell table:formula="of:=[.E214]-[.D214]" office:value-type="float" office:value="0" calcext:value-type="float">
            <text:p>0</text:p>
          </table:table-cell>
          <table:table-cell table:formula="of:=1+[.E214]-[.D214]" office:value-type="float" office:value="1" calcext:value-type="float">
            <text:p>1</text:p>
          </table:table-cell>
          <table:table-cell table:formula="of:=COM.MICROSOFT.CONCAT([.A214];[.B214])" office:value-type="string" office:string-value="AdamWradoch" calcext:value-type="string">
            <text:p>AdamWradoch</text:p>
          </table:table-cell>
          <table:table-cell table:formula="of:=COUNTIF([.$I$2:.$I$1001];[.I214])" office:value-type="float" office:value="11" calcext:value-type="float">
            <text:p>11</text:p>
          </table:table-cell>
          <table:table-cell table:formula="of:=SUMIF([.$I$2:.$I$1001];[.I214];[.$H$2:.$H$1001])" office:value-type="float" office:value="30" calcext:value-type="float">
            <text:p>30</text:p>
          </table:table-cell>
          <table:table-cell table:formula="of:=[.F214]+([.H214]-1)*24+30" office:value-type="float" office:value="308.8" calcext:value-type="float">
            <text:p>308,8</text:p>
          </table:table-cell>
          <table:table-cell table:formula="of:=MONTH([.D214])" office:value-type="float" office:value="3" calcext:value-type="float">
            <text:p>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mil</text:p>
          </table:table-cell>
          <table:table-cell table:style-name="ce2" office:value-type="string" calcext:value-type="string">
            <text:p>Zabrzeski</text:p>
          </table:table-cell>
          <table:table-cell table:style-name="ce2" office:value-type="string" calcext:value-type="string">
            <text:p>Radom</text:p>
          </table:table-cell>
          <table:table-cell table:style-name="ce6" office:value-type="date" office:date-value="2014-03-03" calcext:value-type="date">
            <text:p>3.03.2014</text:p>
          </table:table-cell>
          <table:table-cell table:style-name="ce6" office:value-type="date" office:date-value="2014-03-06" calcext:value-type="date">
            <text:p>6.03.2014</text:p>
          </table:table-cell>
          <table:table-cell office:value-type="float" office:value="550.5" calcext:value-type="float">
            <text:p>550,5</text:p>
          </table:table-cell>
          <table:table-cell table:formula="of:=[.E215]-[.D215]" office:value-type="float" office:value="3" calcext:value-type="float">
            <text:p>3</text:p>
          </table:table-cell>
          <table:table-cell table:formula="of:=1+[.E215]-[.D215]" office:value-type="float" office:value="4" calcext:value-type="float">
            <text:p>4</text:p>
          </table:table-cell>
          <table:table-cell table:formula="of:=COM.MICROSOFT.CONCAT([.A215];[.B215])" office:value-type="string" office:string-value="KamilZabrzeski" calcext:value-type="string">
            <text:p>KamilZabrzeski</text:p>
          </table:table-cell>
          <table:table-cell table:formula="of:=COUNTIF([.$I$2:.$I$1001];[.I215])" office:value-type="float" office:value="13" calcext:value-type="float">
            <text:p>13</text:p>
          </table:table-cell>
          <table:table-cell table:formula="of:=SUMIF([.$I$2:.$I$1001];[.I215];[.$H$2:.$H$1001])" office:value-type="float" office:value="34" calcext:value-type="float">
            <text:p>34</text:p>
          </table:table-cell>
          <table:table-cell table:formula="of:=[.F215]+([.H215]-1)*24+30" office:value-type="float" office:value="652.5" calcext:value-type="float">
            <text:p>652,5</text:p>
          </table:table-cell>
          <table:table-cell table:formula="of:=MONTH([.D215])" office:value-type="float" office:value="3" calcext:value-type="float">
            <text:p>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arta</text:p>
          </table:table-cell>
          <table:table-cell table:style-name="ce2" office:value-type="string" calcext:value-type="string">
            <text:p>Nowowiejska</text:p>
          </table:table-cell>
          <table:table-cell table:style-name="ce2" office:value-type="string" calcext:value-type="string">
            <text:p>Katowice</text:p>
          </table:table-cell>
          <table:table-cell table:number-columns-repeated="2" table:style-name="ce6" office:value-type="date" office:date-value="2014-03-06" calcext:value-type="date">
            <text:p>6.03.2014</text:p>
          </table:table-cell>
          <table:table-cell office:value-type="float" office:value="494.7" calcext:value-type="float">
            <text:p>494,7</text:p>
          </table:table-cell>
          <table:table-cell table:formula="of:=[.E216]-[.D216]" office:value-type="float" office:value="0" calcext:value-type="float">
            <text:p>0</text:p>
          </table:table-cell>
          <table:table-cell table:formula="of:=1+[.E216]-[.D216]" office:value-type="float" office:value="1" calcext:value-type="float">
            <text:p>1</text:p>
          </table:table-cell>
          <table:table-cell table:formula="of:=COM.MICROSOFT.CONCAT([.A216];[.B216])" office:value-type="string" office:string-value="MartaNowowiejska" calcext:value-type="string">
            <text:p>MartaNowowiejska</text:p>
          </table:table-cell>
          <table:table-cell table:formula="of:=COUNTIF([.$I$2:.$I$1001];[.I216])" office:value-type="float" office:value="6" calcext:value-type="float">
            <text:p>6</text:p>
          </table:table-cell>
          <table:table-cell table:formula="of:=SUMIF([.$I$2:.$I$1001];[.I216];[.$H$2:.$H$1001])" office:value-type="float" office:value="11" calcext:value-type="float">
            <text:p>11</text:p>
          </table:table-cell>
          <table:table-cell table:formula="of:=[.F216]+([.H216]-1)*24+30" office:value-type="float" office:value="524.7" calcext:value-type="float">
            <text:p>524,7</text:p>
          </table:table-cell>
          <table:table-cell table:formula="of:=MONTH([.D216])" office:value-type="float" office:value="3" calcext:value-type="float">
            <text:p>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Grzegorz</text:p>
          </table:table-cell>
          <table:table-cell table:style-name="ce2" office:value-type="string" calcext:value-type="string">
            <text:p>Podolski</text:p>
          </table:table-cell>
          <table:table-cell table:style-name="ce2" office:value-type="string" calcext:value-type="string">
            <text:p>Zgierz</text:p>
          </table:table-cell>
          <table:table-cell table:number-columns-repeated="2" table:style-name="ce6" office:value-type="date" office:date-value="2014-03-06" calcext:value-type="date">
            <text:p>6.03.2014</text:p>
          </table:table-cell>
          <table:table-cell office:value-type="float" office:value="212.5" calcext:value-type="float">
            <text:p>212,5</text:p>
          </table:table-cell>
          <table:table-cell table:formula="of:=[.E217]-[.D217]" office:value-type="float" office:value="0" calcext:value-type="float">
            <text:p>0</text:p>
          </table:table-cell>
          <table:table-cell table:formula="of:=1+[.E217]-[.D217]" office:value-type="float" office:value="1" calcext:value-type="float">
            <text:p>1</text:p>
          </table:table-cell>
          <table:table-cell table:formula="of:=COM.MICROSOFT.CONCAT([.A217];[.B217])" office:value-type="string" office:string-value="GrzegorzPodolski" calcext:value-type="string">
            <text:p>GrzegorzPodolski</text:p>
          </table:table-cell>
          <table:table-cell table:formula="of:=COUNTIF([.$I$2:.$I$1001];[.I217])" office:value-type="float" office:value="14" calcext:value-type="float">
            <text:p>14</text:p>
          </table:table-cell>
          <table:table-cell table:formula="of:=SUMIF([.$I$2:.$I$1001];[.I217];[.$H$2:.$H$1001])" office:value-type="float" office:value="32" calcext:value-type="float">
            <text:p>32</text:p>
          </table:table-cell>
          <table:table-cell table:formula="of:=[.F217]+([.H217]-1)*24+30" office:value-type="float" office:value="242.5" calcext:value-type="float">
            <text:p>242,5</text:p>
          </table:table-cell>
          <table:table-cell table:formula="of:=MONTH([.D217])" office:value-type="float" office:value="3" calcext:value-type="float">
            <text:p>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dam</text:p>
          </table:table-cell>
          <table:table-cell table:style-name="ce2" office:value-type="string" calcext:value-type="string">
            <text:p>Wradoch</text:p>
          </table:table-cell>
          <table:table-cell table:style-name="ce2" office:value-type="string" calcext:value-type="string">
            <text:p>Lublin</text:p>
          </table:table-cell>
          <table:table-cell table:number-columns-repeated="2" table:style-name="ce6" office:value-type="date" office:date-value="2014-03-07" calcext:value-type="date">
            <text:p>7.03.2014</text:p>
          </table:table-cell>
          <table:table-cell office:value-type="float" office:value="290.7" calcext:value-type="float">
            <text:p>290,7</text:p>
          </table:table-cell>
          <table:table-cell table:formula="of:=[.E218]-[.D218]" office:value-type="float" office:value="0" calcext:value-type="float">
            <text:p>0</text:p>
          </table:table-cell>
          <table:table-cell table:formula="of:=1+[.E218]-[.D218]" office:value-type="float" office:value="1" calcext:value-type="float">
            <text:p>1</text:p>
          </table:table-cell>
          <table:table-cell table:formula="of:=COM.MICROSOFT.CONCAT([.A218];[.B218])" office:value-type="string" office:string-value="AdamWradoch" calcext:value-type="string">
            <text:p>AdamWradoch</text:p>
          </table:table-cell>
          <table:table-cell table:formula="of:=COUNTIF([.$I$2:.$I$1001];[.I218])" office:value-type="float" office:value="11" calcext:value-type="float">
            <text:p>11</text:p>
          </table:table-cell>
          <table:table-cell table:formula="of:=SUMIF([.$I$2:.$I$1001];[.I218];[.$H$2:.$H$1001])" office:value-type="float" office:value="30" calcext:value-type="float">
            <text:p>30</text:p>
          </table:table-cell>
          <table:table-cell table:formula="of:=[.F218]+([.H218]-1)*24+30" office:value-type="float" office:value="320.7" calcext:value-type="float">
            <text:p>320,7</text:p>
          </table:table-cell>
          <table:table-cell table:formula="of:=MONTH([.D218])" office:value-type="float" office:value="3" calcext:value-type="float">
            <text:p>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melia</text:p>
          </table:table-cell>
          <table:table-cell table:style-name="ce2" office:value-type="string" calcext:value-type="string">
            <text:p>Calika</text:p>
          </table:table-cell>
          <table:table-cell table:style-name="ce2" office:value-type="string" calcext:value-type="string">
            <text:p>Mielec</text:p>
          </table:table-cell>
          <table:table-cell table:style-name="ce6" office:value-type="date" office:date-value="2014-03-09" calcext:value-type="date">
            <text:p>9.03.2014</text:p>
          </table:table-cell>
          <table:table-cell table:style-name="ce6" office:value-type="date" office:date-value="2014-03-12" calcext:value-type="date">
            <text:p>12.03.2014</text:p>
          </table:table-cell>
          <table:table-cell office:value-type="float" office:value="826" calcext:value-type="float">
            <text:p>826</text:p>
          </table:table-cell>
          <table:table-cell table:formula="of:=[.E219]-[.D219]" office:value-type="float" office:value="3" calcext:value-type="float">
            <text:p>3</text:p>
          </table:table-cell>
          <table:table-cell table:formula="of:=1+[.E219]-[.D219]" office:value-type="float" office:value="4" calcext:value-type="float">
            <text:p>4</text:p>
          </table:table-cell>
          <table:table-cell table:formula="of:=COM.MICROSOFT.CONCAT([.A219];[.B219])" office:value-type="string" office:string-value="AmeliaCalika" calcext:value-type="string">
            <text:p>AmeliaCalika</text:p>
          </table:table-cell>
          <table:table-cell table:formula="of:=COUNTIF([.$I$2:.$I$1001];[.I219])" office:value-type="float" office:value="6" calcext:value-type="float">
            <text:p>6</text:p>
          </table:table-cell>
          <table:table-cell table:formula="of:=SUMIF([.$I$2:.$I$1001];[.I219];[.$H$2:.$H$1001])" office:value-type="float" office:value="23" calcext:value-type="float">
            <text:p>23</text:p>
          </table:table-cell>
          <table:table-cell table:formula="of:=[.F219]+([.H219]-1)*24+30" office:value-type="float" office:value="928" calcext:value-type="float">
            <text:p>928</text:p>
          </table:table-cell>
          <table:table-cell table:formula="of:=MONTH([.D219])" office:value-type="float" office:value="3" calcext:value-type="float">
            <text:p>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Wiktor</text:p>
          </table:table-cell>
          <table:table-cell table:style-name="ce2" office:value-type="string" calcext:value-type="string">
            <text:p>Budzis</text:p>
          </table:table-cell>
          <table:table-cell table:style-name="ce2" office:value-type="string" calcext:value-type="string">
            <text:p>Lublin</text:p>
          </table:table-cell>
          <table:table-cell table:number-columns-repeated="2" table:style-name="ce6" office:value-type="date" office:date-value="2014-03-10" calcext:value-type="date">
            <text:p>10.03.2014</text:p>
          </table:table-cell>
          <table:table-cell office:value-type="float" office:value="290.7" calcext:value-type="float">
            <text:p>290,7</text:p>
          </table:table-cell>
          <table:table-cell table:formula="of:=[.E220]-[.D220]" office:value-type="float" office:value="0" calcext:value-type="float">
            <text:p>0</text:p>
          </table:table-cell>
          <table:table-cell table:formula="of:=1+[.E220]-[.D220]" office:value-type="float" office:value="1" calcext:value-type="float">
            <text:p>1</text:p>
          </table:table-cell>
          <table:table-cell table:formula="of:=COM.MICROSOFT.CONCAT([.A220];[.B220])" office:value-type="string" office:string-value="WiktorBudzis" calcext:value-type="string">
            <text:p>WiktorBudzis</text:p>
          </table:table-cell>
          <table:table-cell table:formula="of:=COUNTIF([.$I$2:.$I$1001];[.I220])" office:value-type="float" office:value="12" calcext:value-type="float">
            <text:p>12</text:p>
          </table:table-cell>
          <table:table-cell table:formula="of:=SUMIF([.$I$2:.$I$1001];[.I220];[.$H$2:.$H$1001])" office:value-type="float" office:value="30" calcext:value-type="float">
            <text:p>30</text:p>
          </table:table-cell>
          <table:table-cell table:formula="of:=[.F220]+([.H220]-1)*24+30" office:value-type="float" office:value="320.7" calcext:value-type="float">
            <text:p>320,7</text:p>
          </table:table-cell>
          <table:table-cell table:formula="of:=MONTH([.D220])" office:value-type="float" office:value="3" calcext:value-type="float">
            <text:p>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Ewa</text:p>
          </table:table-cell>
          <table:table-cell table:style-name="ce2" office:value-type="string" calcext:value-type="string">
            <text:p>Fidyk</text:p>
          </table:table-cell>
          <table:table-cell table:style-name="ce2" office:value-type="string" calcext:value-type="string">
            <text:p>Zgierz</text:p>
          </table:table-cell>
          <table:table-cell table:style-name="ce6" office:value-type="date" office:date-value="2014-03-10" calcext:value-type="date">
            <text:p>10.03.2014</text:p>
          </table:table-cell>
          <table:table-cell table:style-name="ce6" office:value-type="date" office:date-value="2014-03-12" calcext:value-type="date">
            <text:p>12.03.2014</text:p>
          </table:table-cell>
          <table:table-cell office:value-type="float" office:value="450.5" calcext:value-type="float">
            <text:p>450,5</text:p>
          </table:table-cell>
          <table:table-cell table:formula="of:=[.E221]-[.D221]" office:value-type="float" office:value="2" calcext:value-type="float">
            <text:p>2</text:p>
          </table:table-cell>
          <table:table-cell table:formula="of:=1+[.E221]-[.D221]" office:value-type="float" office:value="3" calcext:value-type="float">
            <text:p>3</text:p>
          </table:table-cell>
          <table:table-cell table:formula="of:=COM.MICROSOFT.CONCAT([.A221];[.B221])" office:value-type="string" office:string-value="EwaFidyk" calcext:value-type="string">
            <text:p>EwaFidyk</text:p>
          </table:table-cell>
          <table:table-cell table:formula="of:=COUNTIF([.$I$2:.$I$1001];[.I221])" office:value-type="float" office:value="9" calcext:value-type="float">
            <text:p>9</text:p>
          </table:table-cell>
          <table:table-cell table:formula="of:=SUMIF([.$I$2:.$I$1001];[.I221];[.$H$2:.$H$1001])" office:value-type="float" office:value="20" calcext:value-type="float">
            <text:p>20</text:p>
          </table:table-cell>
          <table:table-cell table:formula="of:=[.F221]+([.H221]-1)*24+30" office:value-type="float" office:value="528.5" calcext:value-type="float">
            <text:p>528,5</text:p>
          </table:table-cell>
          <table:table-cell table:formula="of:=MONTH([.D221])" office:value-type="float" office:value="3" calcext:value-type="float">
            <text:p>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ustyna</text:p>
          </table:table-cell>
          <table:table-cell table:style-name="ce2" office:value-type="string" calcext:value-type="string">
            <text:p>Kolska</text:p>
          </table:table-cell>
          <table:table-cell table:style-name="ce2" office:value-type="string" calcext:value-type="string">
            <text:p>Kielce</text:p>
          </table:table-cell>
          <table:table-cell table:style-name="ce6" office:value-type="date" office:date-value="2014-03-10" calcext:value-type="date">
            <text:p>10.03.2014</text:p>
          </table:table-cell>
          <table:table-cell table:style-name="ce6" office:value-type="date" office:date-value="2014-03-13" calcext:value-type="date">
            <text:p>13.03.2014</text:p>
          </table:table-cell>
          <table:table-cell office:value-type="float" office:value="841.7" calcext:value-type="float">
            <text:p>841,7</text:p>
          </table:table-cell>
          <table:table-cell table:formula="of:=[.E222]-[.D222]" office:value-type="float" office:value="3" calcext:value-type="float">
            <text:p>3</text:p>
          </table:table-cell>
          <table:table-cell table:formula="of:=1+[.E222]-[.D222]" office:value-type="float" office:value="4" calcext:value-type="float">
            <text:p>4</text:p>
          </table:table-cell>
          <table:table-cell table:formula="of:=COM.MICROSOFT.CONCAT([.A222];[.B222])" office:value-type="string" office:string-value="JustynaKolska" calcext:value-type="string">
            <text:p>JustynaKolska</text:p>
          </table:table-cell>
          <table:table-cell table:formula="of:=COUNTIF([.$I$2:.$I$1001];[.I222])" office:value-type="float" office:value="8" calcext:value-type="float">
            <text:p>8</text:p>
          </table:table-cell>
          <table:table-cell table:formula="of:=SUMIF([.$I$2:.$I$1001];[.I222];[.$H$2:.$H$1001])" office:value-type="float" office:value="23" calcext:value-type="float">
            <text:p>23</text:p>
          </table:table-cell>
          <table:table-cell table:formula="of:=[.F222]+([.H222]-1)*24+30" office:value-type="float" office:value="943.7" calcext:value-type="float">
            <text:p>943,7</text:p>
          </table:table-cell>
          <table:table-cell table:formula="of:=MONTH([.D222])" office:value-type="float" office:value="3" calcext:value-type="float">
            <text:p>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lbert</text:p>
          </table:table-cell>
          <table:table-cell table:style-name="ce2" office:value-type="string" calcext:value-type="string">
            <text:p>Marakasz</text:p>
          </table:table-cell>
          <table:table-cell table:style-name="ce2" office:value-type="string" calcext:value-type="string">
            <text:p>Radom</text:p>
          </table:table-cell>
          <table:table-cell table:style-name="ce6" office:value-type="date" office:date-value="2014-03-10" calcext:value-type="date">
            <text:p>10.03.2014</text:p>
          </table:table-cell>
          <table:table-cell table:style-name="ce6" office:value-type="date" office:date-value="2014-03-12" calcext:value-type="date">
            <text:p>12.03.2014</text:p>
          </table:table-cell>
          <table:table-cell office:value-type="float" office:value="426.5" calcext:value-type="float">
            <text:p>426,5</text:p>
          </table:table-cell>
          <table:table-cell table:formula="of:=[.E223]-[.D223]" office:value-type="float" office:value="2" calcext:value-type="float">
            <text:p>2</text:p>
          </table:table-cell>
          <table:table-cell table:formula="of:=1+[.E223]-[.D223]" office:value-type="float" office:value="3" calcext:value-type="float">
            <text:p>3</text:p>
          </table:table-cell>
          <table:table-cell table:formula="of:=COM.MICROSOFT.CONCAT([.A223];[.B223])" office:value-type="string" office:string-value="AlbertMarakasz" calcext:value-type="string">
            <text:p>AlbertMarakasz</text:p>
          </table:table-cell>
          <table:table-cell table:formula="of:=COUNTIF([.$I$2:.$I$1001];[.I223])" office:value-type="float" office:value="14" calcext:value-type="float">
            <text:p>14</text:p>
          </table:table-cell>
          <table:table-cell table:formula="of:=SUMIF([.$I$2:.$I$1001];[.I223];[.$H$2:.$H$1001])" office:value-type="float" office:value="22" calcext:value-type="float">
            <text:p>22</text:p>
          </table:table-cell>
          <table:table-cell table:formula="of:=[.F223]+([.H223]-1)*24+30" office:value-type="float" office:value="504.5" calcext:value-type="float">
            <text:p>504,5</text:p>
          </table:table-cell>
          <table:table-cell table:formula="of:=MONTH([.D223])" office:value-type="float" office:value="3" calcext:value-type="float">
            <text:p>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Zofia</text:p>
          </table:table-cell>
          <table:table-cell table:style-name="ce2" office:value-type="string" calcext:value-type="string">
            <text:p>Seredycka</text:p>
          </table:table-cell>
          <table:table-cell table:style-name="ce2" office:value-type="string" calcext:value-type="string">
            <text:p>Siedlce</text:p>
          </table:table-cell>
          <table:table-cell table:style-name="ce6" office:value-type="date" office:date-value="2014-03-10" calcext:value-type="date">
            <text:p>10.03.2014</text:p>
          </table:table-cell>
          <table:table-cell table:style-name="ce6" office:value-type="date" office:date-value="2014-03-12" calcext:value-type="date">
            <text:p>12.03.2014</text:p>
          </table:table-cell>
          <table:table-cell office:value-type="float" office:value="434.4" calcext:value-type="float">
            <text:p>434,4</text:p>
          </table:table-cell>
          <table:table-cell table:formula="of:=[.E224]-[.D224]" office:value-type="float" office:value="2" calcext:value-type="float">
            <text:p>2</text:p>
          </table:table-cell>
          <table:table-cell table:formula="of:=1+[.E224]-[.D224]" office:value-type="float" office:value="3" calcext:value-type="float">
            <text:p>3</text:p>
          </table:table-cell>
          <table:table-cell table:formula="of:=COM.MICROSOFT.CONCAT([.A224];[.B224])" office:value-type="string" office:string-value="ZofiaSeredycka" calcext:value-type="string">
            <text:p>ZofiaSeredycka</text:p>
          </table:table-cell>
          <table:table-cell table:formula="of:=COUNTIF([.$I$2:.$I$1001];[.I224])" office:value-type="float" office:value="15" calcext:value-type="float">
            <text:p>15</text:p>
          </table:table-cell>
          <table:table-cell table:formula="of:=SUMIF([.$I$2:.$I$1001];[.I224];[.$H$2:.$H$1001])" office:value-type="float" office:value="36" calcext:value-type="float">
            <text:p>36</text:p>
          </table:table-cell>
          <table:table-cell table:formula="of:=[.F224]+([.H224]-1)*24+30" office:value-type="float" office:value="512.4" calcext:value-type="float">
            <text:p>512,4</text:p>
          </table:table-cell>
          <table:table-cell table:formula="of:=MONTH([.D224])" office:value-type="float" office:value="3" calcext:value-type="float">
            <text:p>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aulina</text:p>
          </table:table-cell>
          <table:table-cell table:style-name="ce2" office:value-type="string" calcext:value-type="string">
            <text:p>Maskor</text:p>
          </table:table-cell>
          <table:table-cell table:style-name="ce2" office:value-type="string" calcext:value-type="string">
            <text:p>Olsztyn</text:p>
          </table:table-cell>
          <table:table-cell table:number-columns-repeated="2" table:style-name="ce6" office:value-type="date" office:date-value="2014-03-11" calcext:value-type="date">
            <text:p>11.03.2014</text:p>
          </table:table-cell>
          <table:table-cell office:value-type="float" office:value="363.8" calcext:value-type="float">
            <text:p>363,8</text:p>
          </table:table-cell>
          <table:table-cell table:formula="of:=[.E225]-[.D225]" office:value-type="float" office:value="0" calcext:value-type="float">
            <text:p>0</text:p>
          </table:table-cell>
          <table:table-cell table:formula="of:=1+[.E225]-[.D225]" office:value-type="float" office:value="1" calcext:value-type="float">
            <text:p>1</text:p>
          </table:table-cell>
          <table:table-cell table:formula="of:=COM.MICROSOFT.CONCAT([.A225];[.B225])" office:value-type="string" office:string-value="PaulinaMaskor" calcext:value-type="string">
            <text:p>PaulinaMaskor</text:p>
          </table:table-cell>
          <table:table-cell table:formula="of:=COUNTIF([.$I$2:.$I$1001];[.I225])" office:value-type="float" office:value="13" calcext:value-type="float">
            <text:p>13</text:p>
          </table:table-cell>
          <table:table-cell table:formula="of:=SUMIF([.$I$2:.$I$1001];[.I225];[.$H$2:.$H$1001])" office:value-type="float" office:value="41" calcext:value-type="float">
            <text:p>41</text:p>
          </table:table-cell>
          <table:table-cell table:formula="of:=[.F225]+([.H225]-1)*24+30" office:value-type="float" office:value="393.8" calcext:value-type="float">
            <text:p>393,8</text:p>
          </table:table-cell>
          <table:table-cell table:formula="of:=MONTH([.D225])" office:value-type="float" office:value="3" calcext:value-type="float">
            <text:p>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Rozalia</text:p>
          </table:table-cell>
          <table:table-cell table:style-name="ce2" office:value-type="string" calcext:value-type="string">
            <text:p>Siedlecka</text:p>
          </table:table-cell>
          <table:table-cell table:style-name="ce2" office:value-type="string" calcext:value-type="string">
            <text:p>Mielec</text:p>
          </table:table-cell>
          <table:table-cell table:style-name="ce6" office:value-type="date" office:date-value="2014-03-11" calcext:value-type="date">
            <text:p>11.03.2014</text:p>
          </table:table-cell>
          <table:table-cell table:style-name="ce6" office:value-type="date" office:date-value="2014-03-13" calcext:value-type="date">
            <text:p>13.03.2014</text:p>
          </table:table-cell>
          <table:table-cell office:value-type="float" office:value="698" calcext:value-type="float">
            <text:p>698</text:p>
          </table:table-cell>
          <table:table-cell table:formula="of:=[.E226]-[.D226]" office:value-type="float" office:value="2" calcext:value-type="float">
            <text:p>2</text:p>
          </table:table-cell>
          <table:table-cell table:formula="of:=1+[.E226]-[.D226]" office:value-type="float" office:value="3" calcext:value-type="float">
            <text:p>3</text:p>
          </table:table-cell>
          <table:table-cell table:formula="of:=COM.MICROSOFT.CONCAT([.A226];[.B226])" office:value-type="string" office:string-value="RozaliaSiedlecka" calcext:value-type="string">
            <text:p>RozaliaSiedlecka</text:p>
          </table:table-cell>
          <table:table-cell table:formula="of:=COUNTIF([.$I$2:.$I$1001];[.I226])" office:value-type="float" office:value="11" calcext:value-type="float">
            <text:p>11</text:p>
          </table:table-cell>
          <table:table-cell table:formula="of:=SUMIF([.$I$2:.$I$1001];[.I226];[.$H$2:.$H$1001])" office:value-type="float" office:value="30" calcext:value-type="float">
            <text:p>30</text:p>
          </table:table-cell>
          <table:table-cell table:formula="of:=[.F226]+([.H226]-1)*24+30" office:value-type="float" office:value="776" calcext:value-type="float">
            <text:p>776</text:p>
          </table:table-cell>
          <table:table-cell table:formula="of:=MONTH([.D226])" office:value-type="float" office:value="3" calcext:value-type="float">
            <text:p>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Rozalia</text:p>
          </table:table-cell>
          <table:table-cell table:style-name="ce2" office:value-type="string" calcext:value-type="string">
            <text:p>Parad</text:p>
          </table:table-cell>
          <table:table-cell table:style-name="ce2" office:value-type="string" calcext:value-type="string">
            <text:p>Kielce</text:p>
          </table:table-cell>
          <table:table-cell table:number-columns-repeated="2" table:style-name="ce6" office:value-type="date" office:date-value="2014-03-12" calcext:value-type="date">
            <text:p>12.03.2014</text:p>
          </table:table-cell>
          <table:table-cell office:value-type="float" office:value="307.7" calcext:value-type="float">
            <text:p>307,7</text:p>
          </table:table-cell>
          <table:table-cell table:formula="of:=[.E227]-[.D227]" office:value-type="float" office:value="0" calcext:value-type="float">
            <text:p>0</text:p>
          </table:table-cell>
          <table:table-cell table:formula="of:=1+[.E227]-[.D227]" office:value-type="float" office:value="1" calcext:value-type="float">
            <text:p>1</text:p>
          </table:table-cell>
          <table:table-cell table:formula="of:=COM.MICROSOFT.CONCAT([.A227];[.B227])" office:value-type="string" office:string-value="RozaliaParad" calcext:value-type="string">
            <text:p>RozaliaParad</text:p>
          </table:table-cell>
          <table:table-cell table:formula="of:=COUNTIF([.$I$2:.$I$1001];[.I227])" office:value-type="float" office:value="7" calcext:value-type="float">
            <text:p>7</text:p>
          </table:table-cell>
          <table:table-cell table:formula="of:=SUMIF([.$I$2:.$I$1001];[.I227];[.$H$2:.$H$1001])" office:value-type="float" office:value="21" calcext:value-type="float">
            <text:p>21</text:p>
          </table:table-cell>
          <table:table-cell table:formula="of:=[.F227]+([.H227]-1)*24+30" office:value-type="float" office:value="337.7" calcext:value-type="float">
            <text:p>337,7</text:p>
          </table:table-cell>
          <table:table-cell table:formula="of:=MONTH([.D227])" office:value-type="float" office:value="3" calcext:value-type="float">
            <text:p>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ndrzej</text:p>
          </table:table-cell>
          <table:table-cell table:style-name="ce2" office:value-type="string" calcext:value-type="string">
            <text:p>Barcz</text:p>
          </table:table-cell>
          <table:table-cell table:style-name="ce2" office:value-type="string" calcext:value-type="string">
            <text:p>Zgierz</text:p>
          </table:table-cell>
          <table:table-cell table:style-name="ce6" office:value-type="date" office:date-value="2014-03-15" calcext:value-type="date">
            <text:p>15.03.2014</text:p>
          </table:table-cell>
          <table:table-cell table:style-name="ce6" office:value-type="date" office:date-value="2014-03-17" calcext:value-type="date">
            <text:p>17.03.2014</text:p>
          </table:table-cell>
          <table:table-cell office:value-type="float" office:value="450.5" calcext:value-type="float">
            <text:p>450,5</text:p>
          </table:table-cell>
          <table:table-cell table:formula="of:=[.E228]-[.D228]" office:value-type="float" office:value="2" calcext:value-type="float">
            <text:p>2</text:p>
          </table:table-cell>
          <table:table-cell table:formula="of:=1+[.E228]-[.D228]" office:value-type="float" office:value="3" calcext:value-type="float">
            <text:p>3</text:p>
          </table:table-cell>
          <table:table-cell table:formula="of:=COM.MICROSOFT.CONCAT([.A228];[.B228])" office:value-type="string" office:string-value="AndrzejBarcz" calcext:value-type="string">
            <text:p>AndrzejBarcz</text:p>
          </table:table-cell>
          <table:table-cell table:formula="of:=COUNTIF([.$I$2:.$I$1001];[.I228])" office:value-type="float" office:value="7" calcext:value-type="float">
            <text:p>7</text:p>
          </table:table-cell>
          <table:table-cell table:formula="of:=SUMIF([.$I$2:.$I$1001];[.I228];[.$H$2:.$H$1001])" office:value-type="float" office:value="18" calcext:value-type="float">
            <text:p>18</text:p>
          </table:table-cell>
          <table:table-cell table:formula="of:=[.F228]+([.H228]-1)*24+30" office:value-type="float" office:value="528.5" calcext:value-type="float">
            <text:p>528,5</text:p>
          </table:table-cell>
          <table:table-cell table:formula="of:=MONTH([.D228])" office:value-type="float" office:value="3" calcext:value-type="float">
            <text:p>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rolina</text:p>
          </table:table-cell>
          <table:table-cell table:style-name="ce2" office:value-type="string" calcext:value-type="string">
            <text:p>Bizuta</text:p>
          </table:table-cell>
          <table:table-cell table:style-name="ce2" office:value-type="string" calcext:value-type="string">
            <text:p>Bydgoszcz</text:p>
          </table:table-cell>
          <table:table-cell table:style-name="ce6" office:value-type="date" office:date-value="2014-03-15" calcext:value-type="date">
            <text:p>15.03.2014</text:p>
          </table:table-cell>
          <table:table-cell table:style-name="ce6" office:value-type="date" office:date-value="2014-03-19" calcext:value-type="date">
            <text:p>19.03.2014</text:p>
          </table:table-cell>
          <table:table-cell office:value-type="float" office:value="1077.4" calcext:value-type="float">
            <text:p>1077,4</text:p>
          </table:table-cell>
          <table:table-cell table:formula="of:=[.E229]-[.D229]" office:value-type="float" office:value="4" calcext:value-type="float">
            <text:p>4</text:p>
          </table:table-cell>
          <table:table-cell table:formula="of:=1+[.E229]-[.D229]" office:value-type="float" office:value="5" calcext:value-type="float">
            <text:p>5</text:p>
          </table:table-cell>
          <table:table-cell table:formula="of:=COM.MICROSOFT.CONCAT([.A229];[.B229])" office:value-type="string" office:string-value="KarolinaBizuta" calcext:value-type="string">
            <text:p>KarolinaBizuta</text:p>
          </table:table-cell>
          <table:table-cell table:formula="of:=COUNTIF([.$I$2:.$I$1001];[.I229])" office:value-type="float" office:value="10" calcext:value-type="float">
            <text:p>10</text:p>
          </table:table-cell>
          <table:table-cell table:formula="of:=SUMIF([.$I$2:.$I$1001];[.I229];[.$H$2:.$H$1001])" office:value-type="float" office:value="26" calcext:value-type="float">
            <text:p>26</text:p>
          </table:table-cell>
          <table:table-cell table:formula="of:=[.F229]+([.H229]-1)*24+30" office:value-type="float" office:value="1203.4" calcext:value-type="float">
            <text:p>1203,4</text:p>
          </table:table-cell>
          <table:table-cell table:formula="of:=MONTH([.D229])" office:value-type="float" office:value="3" calcext:value-type="float">
            <text:p>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iotr</text:p>
          </table:table-cell>
          <table:table-cell table:style-name="ce2" office:value-type="string" calcext:value-type="string">
            <text:p>Bojarun</text:p>
          </table:table-cell>
          <table:table-cell table:style-name="ce2" office:value-type="string" calcext:value-type="string">
            <text:p>Kutno</text:p>
          </table:table-cell>
          <table:table-cell table:style-name="ce6" office:value-type="date" office:date-value="2014-03-15" calcext:value-type="date">
            <text:p>15.03.2014</text:p>
          </table:table-cell>
          <table:table-cell table:style-name="ce6" office:value-type="date" office:date-value="2014-03-16" calcext:value-type="date">
            <text:p>16.03.2014</text:p>
          </table:table-cell>
          <table:table-cell office:value-type="float" office:value="407.8" calcext:value-type="float">
            <text:p>407,8</text:p>
          </table:table-cell>
          <table:table-cell table:formula="of:=[.E230]-[.D230]" office:value-type="float" office:value="1" calcext:value-type="float">
            <text:p>1</text:p>
          </table:table-cell>
          <table:table-cell table:formula="of:=1+[.E230]-[.D230]" office:value-type="float" office:value="2" calcext:value-type="float">
            <text:p>2</text:p>
          </table:table-cell>
          <table:table-cell table:formula="of:=COM.MICROSOFT.CONCAT([.A230];[.B230])" office:value-type="string" office:string-value="PiotrBojarun" calcext:value-type="string">
            <text:p>PiotrBojarun</text:p>
          </table:table-cell>
          <table:table-cell table:formula="of:=COUNTIF([.$I$2:.$I$1001];[.I230])" office:value-type="float" office:value="10" calcext:value-type="float">
            <text:p>10</text:p>
          </table:table-cell>
          <table:table-cell table:formula="of:=SUMIF([.$I$2:.$I$1001];[.I230];[.$H$2:.$H$1001])" office:value-type="float" office:value="32" calcext:value-type="float">
            <text:p>32</text:p>
          </table:table-cell>
          <table:table-cell table:formula="of:=[.F230]+([.H230]-1)*24+30" office:value-type="float" office:value="461.8" calcext:value-type="float">
            <text:p>461,8</text:p>
          </table:table-cell>
          <table:table-cell table:formula="of:=MONTH([.D230])" office:value-type="float" office:value="3" calcext:value-type="float">
            <text:p>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anina</text:p>
          </table:table-cell>
          <table:table-cell table:style-name="ce2" office:value-type="string" calcext:value-type="string">
            <text:p>Bolanowska</text:p>
          </table:table-cell>
          <table:table-cell table:style-name="ce2" office:value-type="string" calcext:value-type="string">
            <text:p>Olsztyn</text:p>
          </table:table-cell>
          <table:table-cell table:style-name="ce6" office:value-type="date" office:date-value="2014-03-15" calcext:value-type="date">
            <text:p>15.03.2014</text:p>
          </table:table-cell>
          <table:table-cell table:style-name="ce6" office:value-type="date" office:date-value="2014-03-18" calcext:value-type="date">
            <text:p>18.03.2014</text:p>
          </table:table-cell>
          <table:table-cell office:value-type="float" office:value="852.8" calcext:value-type="float">
            <text:p>852,8</text:p>
          </table:table-cell>
          <table:table-cell table:formula="of:=[.E231]-[.D231]" office:value-type="float" office:value="3" calcext:value-type="float">
            <text:p>3</text:p>
          </table:table-cell>
          <table:table-cell table:formula="of:=1+[.E231]-[.D231]" office:value-type="float" office:value="4" calcext:value-type="float">
            <text:p>4</text:p>
          </table:table-cell>
          <table:table-cell table:formula="of:=COM.MICROSOFT.CONCAT([.A231];[.B231])" office:value-type="string" office:string-value="JaninaBolanowska" calcext:value-type="string">
            <text:p>JaninaBolanowska</text:p>
          </table:table-cell>
          <table:table-cell table:formula="of:=COUNTIF([.$I$2:.$I$1001];[.I231])" office:value-type="float" office:value="8" calcext:value-type="float">
            <text:p>8</text:p>
          </table:table-cell>
          <table:table-cell table:formula="of:=SUMIF([.$I$2:.$I$1001];[.I231];[.$H$2:.$H$1001])" office:value-type="float" office:value="25" calcext:value-type="float">
            <text:p>25</text:p>
          </table:table-cell>
          <table:table-cell table:formula="of:=[.F231]+([.H231]-1)*24+30" office:value-type="float" office:value="954.8" calcext:value-type="float">
            <text:p>954,8</text:p>
          </table:table-cell>
          <table:table-cell table:formula="of:=MONTH([.D231])" office:value-type="float" office:value="3" calcext:value-type="float">
            <text:p>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Wiktor</text:p>
          </table:table-cell>
          <table:table-cell table:style-name="ce2" office:value-type="string" calcext:value-type="string">
            <text:p>Budzis</text:p>
          </table:table-cell>
          <table:table-cell table:style-name="ce2" office:value-type="string" calcext:value-type="string">
            <text:p>Mielec</text:p>
          </table:table-cell>
          <table:table-cell table:style-name="ce6" office:value-type="date" office:date-value="2014-03-15" calcext:value-type="date">
            <text:p>15.03.2014</text:p>
          </table:table-cell>
          <table:table-cell table:style-name="ce6" office:value-type="date" office:date-value="2014-03-17" calcext:value-type="date">
            <text:p>17.03.2014</text:p>
          </table:table-cell>
          <table:table-cell office:value-type="float" office:value="698" calcext:value-type="float">
            <text:p>698</text:p>
          </table:table-cell>
          <table:table-cell table:formula="of:=[.E232]-[.D232]" office:value-type="float" office:value="2" calcext:value-type="float">
            <text:p>2</text:p>
          </table:table-cell>
          <table:table-cell table:formula="of:=1+[.E232]-[.D232]" office:value-type="float" office:value="3" calcext:value-type="float">
            <text:p>3</text:p>
          </table:table-cell>
          <table:table-cell table:formula="of:=COM.MICROSOFT.CONCAT([.A232];[.B232])" office:value-type="string" office:string-value="WiktorBudzis" calcext:value-type="string">
            <text:p>WiktorBudzis</text:p>
          </table:table-cell>
          <table:table-cell table:formula="of:=COUNTIF([.$I$2:.$I$1001];[.I232])" office:value-type="float" office:value="12" calcext:value-type="float">
            <text:p>12</text:p>
          </table:table-cell>
          <table:table-cell table:formula="of:=SUMIF([.$I$2:.$I$1001];[.I232];[.$H$2:.$H$1001])" office:value-type="float" office:value="30" calcext:value-type="float">
            <text:p>30</text:p>
          </table:table-cell>
          <table:table-cell table:formula="of:=[.F232]+([.H232]-1)*24+30" office:value-type="float" office:value="776" calcext:value-type="float">
            <text:p>776</text:p>
          </table:table-cell>
          <table:table-cell table:formula="of:=MONTH([.D232])" office:value-type="float" office:value="3" calcext:value-type="float">
            <text:p>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Wiktor</text:p>
          </table:table-cell>
          <table:table-cell table:style-name="ce2" office:value-type="string" calcext:value-type="string">
            <text:p>Czekan</text:p>
          </table:table-cell>
          <table:table-cell table:style-name="ce2" office:value-type="string" calcext:value-type="string">
            <text:p>Malbork</text:p>
          </table:table-cell>
          <table:table-cell table:style-name="ce6" office:value-type="date" office:date-value="2014-03-15" calcext:value-type="date">
            <text:p>15.03.2014</text:p>
          </table:table-cell>
          <table:table-cell table:style-name="ce6" office:value-type="date" office:date-value="2014-03-18" calcext:value-type="date">
            <text:p>18.03.2014</text:p>
          </table:table-cell>
          <table:table-cell office:value-type="float" office:value="1313" calcext:value-type="float">
            <text:p>1313</text:p>
          </table:table-cell>
          <table:table-cell table:formula="of:=[.E233]-[.D233]" office:value-type="float" office:value="3" calcext:value-type="float">
            <text:p>3</text:p>
          </table:table-cell>
          <table:table-cell table:formula="of:=1+[.E233]-[.D233]" office:value-type="float" office:value="4" calcext:value-type="float">
            <text:p>4</text:p>
          </table:table-cell>
          <table:table-cell table:formula="of:=COM.MICROSOFT.CONCAT([.A233];[.B233])" office:value-type="string" office:string-value="WiktorCzekan" calcext:value-type="string">
            <text:p>WiktorCzekan</text:p>
          </table:table-cell>
          <table:table-cell table:formula="of:=COUNTIF([.$I$2:.$I$1001];[.I233])" office:value-type="float" office:value="10" calcext:value-type="float">
            <text:p>10</text:p>
          </table:table-cell>
          <table:table-cell table:formula="of:=SUMIF([.$I$2:.$I$1001];[.I233];[.$H$2:.$H$1001])" office:value-type="float" office:value="36" calcext:value-type="float">
            <text:p>36</text:p>
          </table:table-cell>
          <table:table-cell table:formula="of:=[.F233]+([.H233]-1)*24+30" office:value-type="float" office:value="1415" calcext:value-type="float">
            <text:p>1415</text:p>
          </table:table-cell>
          <table:table-cell table:formula="of:=MONTH([.D233])" office:value-type="float" office:value="3" calcext:value-type="float">
            <text:p>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arzena</text:p>
          </table:table-cell>
          <table:table-cell table:style-name="ce2" office:value-type="string" calcext:value-type="string">
            <text:p>Grab</text:p>
          </table:table-cell>
          <table:table-cell table:style-name="ce2" office:value-type="string" calcext:value-type="string">
            <text:p>Katowice</text:p>
          </table:table-cell>
          <table:table-cell table:style-name="ce6" office:value-type="date" office:date-value="2014-03-15" calcext:value-type="date">
            <text:p>15.03.2014</text:p>
          </table:table-cell>
          <table:table-cell table:style-name="ce6" office:value-type="date" office:date-value="2014-03-18" calcext:value-type="date">
            <text:p>18.03.2014</text:p>
          </table:table-cell>
          <table:table-cell office:value-type="float" office:value="1091.7" calcext:value-type="float">
            <text:p>1091,7</text:p>
          </table:table-cell>
          <table:table-cell table:formula="of:=[.E234]-[.D234]" office:value-type="float" office:value="3" calcext:value-type="float">
            <text:p>3</text:p>
          </table:table-cell>
          <table:table-cell table:formula="of:=1+[.E234]-[.D234]" office:value-type="float" office:value="4" calcext:value-type="float">
            <text:p>4</text:p>
          </table:table-cell>
          <table:table-cell table:formula="of:=COM.MICROSOFT.CONCAT([.A234];[.B234])" office:value-type="string" office:string-value="MarzenaGrab" calcext:value-type="string">
            <text:p>MarzenaGrab</text:p>
          </table:table-cell>
          <table:table-cell table:formula="of:=COUNTIF([.$I$2:.$I$1001];[.I234])" office:value-type="float" office:value="12" calcext:value-type="float">
            <text:p>12</text:p>
          </table:table-cell>
          <table:table-cell table:formula="of:=SUMIF([.$I$2:.$I$1001];[.I234];[.$H$2:.$H$1001])" office:value-type="float" office:value="34" calcext:value-type="float">
            <text:p>34</text:p>
          </table:table-cell>
          <table:table-cell table:formula="of:=[.F234]+([.H234]-1)*24+30" office:value-type="float" office:value="1193.7" calcext:value-type="float">
            <text:p>1193,7</text:p>
          </table:table-cell>
          <table:table-cell table:formula="of:=MONTH([.D234])" office:value-type="float" office:value="3" calcext:value-type="float">
            <text:p>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erzy</text:p>
          </table:table-cell>
          <table:table-cell table:style-name="ce2" office:value-type="string" calcext:value-type="string">
            <text:p>Jurajski</text:p>
          </table:table-cell>
          <table:table-cell table:style-name="ce2" office:value-type="string" calcext:value-type="string">
            <text:p>Kutno</text:p>
          </table:table-cell>
          <table:table-cell table:style-name="ce6" office:value-type="date" office:date-value="2014-03-15" calcext:value-type="date">
            <text:p>15.03.2014</text:p>
          </table:table-cell>
          <table:table-cell table:style-name="ce6" office:value-type="date" office:date-value="2014-03-16" calcext:value-type="date">
            <text:p>16.03.2014</text:p>
          </table:table-cell>
          <table:table-cell office:value-type="float" office:value="407.8" calcext:value-type="float">
            <text:p>407,8</text:p>
          </table:table-cell>
          <table:table-cell table:formula="of:=[.E235]-[.D235]" office:value-type="float" office:value="1" calcext:value-type="float">
            <text:p>1</text:p>
          </table:table-cell>
          <table:table-cell table:formula="of:=1+[.E235]-[.D235]" office:value-type="float" office:value="2" calcext:value-type="float">
            <text:p>2</text:p>
          </table:table-cell>
          <table:table-cell table:formula="of:=COM.MICROSOFT.CONCAT([.A235];[.B235])" office:value-type="string" office:string-value="JerzyJurajski" calcext:value-type="string">
            <text:p>JerzyJurajski</text:p>
          </table:table-cell>
          <table:table-cell table:formula="of:=COUNTIF([.$I$2:.$I$1001];[.I235])" office:value-type="float" office:value="6" calcext:value-type="float">
            <text:p>6</text:p>
          </table:table-cell>
          <table:table-cell table:formula="of:=SUMIF([.$I$2:.$I$1001];[.I235];[.$H$2:.$H$1001])" office:value-type="float" office:value="16" calcext:value-type="float">
            <text:p>16</text:p>
          </table:table-cell>
          <table:table-cell table:formula="of:=[.F235]+([.H235]-1)*24+30" office:value-type="float" office:value="461.8" calcext:value-type="float">
            <text:p>461,8</text:p>
          </table:table-cell>
          <table:table-cell table:formula="of:=MONTH([.D235])" office:value-type="float" office:value="3" calcext:value-type="float">
            <text:p>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ndrzej</text:p>
          </table:table-cell>
          <table:table-cell table:style-name="ce2" office:value-type="string" calcext:value-type="string">
            <text:p>Kolarski</text:p>
          </table:table-cell>
          <table:table-cell table:style-name="ce2" office:value-type="string" calcext:value-type="string">
            <text:p>Katowice</text:p>
          </table:table-cell>
          <table:table-cell table:style-name="ce6" office:value-type="date" office:date-value="2014-03-15" calcext:value-type="date">
            <text:p>15.03.2014</text:p>
          </table:table-cell>
          <table:table-cell table:style-name="ce6" office:value-type="date" office:date-value="2014-03-19" calcext:value-type="date">
            <text:p>19.03.2014</text:p>
          </table:table-cell>
          <table:table-cell office:value-type="float" office:value="1290.7" calcext:value-type="float">
            <text:p>1290,7</text:p>
          </table:table-cell>
          <table:table-cell table:formula="of:=[.E236]-[.D236]" office:value-type="float" office:value="4" calcext:value-type="float">
            <text:p>4</text:p>
          </table:table-cell>
          <table:table-cell table:formula="of:=1+[.E236]-[.D236]" office:value-type="float" office:value="5" calcext:value-type="float">
            <text:p>5</text:p>
          </table:table-cell>
          <table:table-cell table:formula="of:=COM.MICROSOFT.CONCAT([.A236];[.B236])" office:value-type="string" office:string-value="AndrzejKolarski" calcext:value-type="string">
            <text:p>AndrzejKolarski</text:p>
          </table:table-cell>
          <table:table-cell table:formula="of:=COUNTIF([.$I$2:.$I$1001];[.I236])" office:value-type="float" office:value="14" calcext:value-type="float">
            <text:p>14</text:p>
          </table:table-cell>
          <table:table-cell table:formula="of:=SUMIF([.$I$2:.$I$1001];[.I236];[.$H$2:.$H$1001])" office:value-type="float" office:value="41" calcext:value-type="float">
            <text:p>41</text:p>
          </table:table-cell>
          <table:table-cell table:formula="of:=[.F236]+([.H236]-1)*24+30" office:value-type="float" office:value="1416.7" calcext:value-type="float">
            <text:p>1416,7</text:p>
          </table:table-cell>
          <table:table-cell table:formula="of:=MONTH([.D236])" office:value-type="float" office:value="3" calcext:value-type="float">
            <text:p>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ustyna</text:p>
          </table:table-cell>
          <table:table-cell table:style-name="ce2" office:value-type="string" calcext:value-type="string">
            <text:p>Laska</text:p>
          </table:table-cell>
          <table:table-cell table:style-name="ce2" office:value-type="string" calcext:value-type="string">
            <text:p>Mielec</text:p>
          </table:table-cell>
          <table:table-cell table:style-name="ce6" office:value-type="date" office:date-value="2014-03-15" calcext:value-type="date">
            <text:p>15.03.2014</text:p>
          </table:table-cell>
          <table:table-cell table:style-name="ce6" office:value-type="date" office:date-value="2014-03-19" calcext:value-type="date">
            <text:p>19.03.2014</text:p>
          </table:table-cell>
          <table:table-cell office:value-type="float" office:value="954" calcext:value-type="float">
            <text:p>954</text:p>
          </table:table-cell>
          <table:table-cell table:formula="of:=[.E237]-[.D237]" office:value-type="float" office:value="4" calcext:value-type="float">
            <text:p>4</text:p>
          </table:table-cell>
          <table:table-cell table:formula="of:=1+[.E237]-[.D237]" office:value-type="float" office:value="5" calcext:value-type="float">
            <text:p>5</text:p>
          </table:table-cell>
          <table:table-cell table:formula="of:=COM.MICROSOFT.CONCAT([.A237];[.B237])" office:value-type="string" office:string-value="JustynaLaska" calcext:value-type="string">
            <text:p>JustynaLaska</text:p>
          </table:table-cell>
          <table:table-cell table:formula="of:=COUNTIF([.$I$2:.$I$1001];[.I237])" office:value-type="float" office:value="15" calcext:value-type="float">
            <text:p>15</text:p>
          </table:table-cell>
          <table:table-cell table:formula="of:=SUMIF([.$I$2:.$I$1001];[.I237];[.$H$2:.$H$1001])" office:value-type="float" office:value="41" calcext:value-type="float">
            <text:p>41</text:p>
          </table:table-cell>
          <table:table-cell table:formula="of:=[.F237]+([.H237]-1)*24+30" office:value-type="float" office:value="1080" calcext:value-type="float">
            <text:p>1080</text:p>
          </table:table-cell>
          <table:table-cell table:formula="of:=MONTH([.D237])" office:value-type="float" office:value="3" calcext:value-type="float">
            <text:p>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Wojciech</text:p>
          </table:table-cell>
          <table:table-cell table:style-name="ce2" office:value-type="string" calcext:value-type="string">
            <text:p>Magierowcz</text:p>
          </table:table-cell>
          <table:table-cell table:style-name="ce2" office:value-type="string" calcext:value-type="string">
            <text:p>Bydgoszcz</text:p>
          </table:table-cell>
          <table:table-cell table:style-name="ce6" office:value-type="date" office:date-value="2014-03-15" calcext:value-type="date">
            <text:p>15.03.2014</text:p>
          </table:table-cell>
          <table:table-cell table:style-name="ce6" office:value-type="date" office:date-value="2014-03-16" calcext:value-type="date">
            <text:p>16.03.2014</text:p>
          </table:table-cell>
          <table:table-cell office:value-type="float" office:value="654.4" calcext:value-type="float">
            <text:p>654,4</text:p>
          </table:table-cell>
          <table:table-cell table:formula="of:=[.E238]-[.D238]" office:value-type="float" office:value="1" calcext:value-type="float">
            <text:p>1</text:p>
          </table:table-cell>
          <table:table-cell table:formula="of:=1+[.E238]-[.D238]" office:value-type="float" office:value="2" calcext:value-type="float">
            <text:p>2</text:p>
          </table:table-cell>
          <table:table-cell table:formula="of:=COM.MICROSOFT.CONCAT([.A238];[.B238])" office:value-type="string" office:string-value="WojciechMagierowcz" calcext:value-type="string">
            <text:p>WojciechMagierowcz</text:p>
          </table:table-cell>
          <table:table-cell table:formula="of:=COUNTIF([.$I$2:.$I$1001];[.I238])" office:value-type="float" office:value="8" calcext:value-type="float">
            <text:p>8</text:p>
          </table:table-cell>
          <table:table-cell table:formula="of:=SUMIF([.$I$2:.$I$1001];[.I238];[.$H$2:.$H$1001])" office:value-type="float" office:value="28" calcext:value-type="float">
            <text:p>28</text:p>
          </table:table-cell>
          <table:table-cell table:formula="of:=[.F238]+([.H238]-1)*24+30" office:value-type="float" office:value="708.4" calcext:value-type="float">
            <text:p>708,4</text:p>
          </table:table-cell>
          <table:table-cell table:formula="of:=MONTH([.D238])" office:value-type="float" office:value="3" calcext:value-type="float">
            <text:p>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Wojciech</text:p>
          </table:table-cell>
          <table:table-cell table:style-name="ce2" office:value-type="string" calcext:value-type="string">
            <text:p>Mazowiecki</text:p>
          </table:table-cell>
          <table:table-cell table:style-name="ce2" office:value-type="string" calcext:value-type="string">
            <text:p>Mielec</text:p>
          </table:table-cell>
          <table:table-cell table:number-columns-repeated="2" table:style-name="ce6" office:value-type="date" office:date-value="2014-03-15" calcext:value-type="date">
            <text:p>15.03.2014</text:p>
          </table:table-cell>
          <table:table-cell office:value-type="float" office:value="442" calcext:value-type="float">
            <text:p>442</text:p>
          </table:table-cell>
          <table:table-cell table:formula="of:=[.E239]-[.D239]" office:value-type="float" office:value="0" calcext:value-type="float">
            <text:p>0</text:p>
          </table:table-cell>
          <table:table-cell table:formula="of:=1+[.E239]-[.D239]" office:value-type="float" office:value="1" calcext:value-type="float">
            <text:p>1</text:p>
          </table:table-cell>
          <table:table-cell table:formula="of:=COM.MICROSOFT.CONCAT([.A239];[.B239])" office:value-type="string" office:string-value="WojciechMazowiecki" calcext:value-type="string">
            <text:p>WojciechMazowiecki</text:p>
          </table:table-cell>
          <table:table-cell table:formula="of:=COUNTIF([.$I$2:.$I$1001];[.I239])" office:value-type="float" office:value="7" calcext:value-type="float">
            <text:p>7</text:p>
          </table:table-cell>
          <table:table-cell table:formula="of:=SUMIF([.$I$2:.$I$1001];[.I239];[.$H$2:.$H$1001])" office:value-type="float" office:value="15" calcext:value-type="float">
            <text:p>15</text:p>
          </table:table-cell>
          <table:table-cell table:formula="of:=[.F239]+([.H239]-1)*24+30" office:value-type="float" office:value="472" calcext:value-type="float">
            <text:p>472</text:p>
          </table:table-cell>
          <table:table-cell table:formula="of:=MONTH([.D239])" office:value-type="float" office:value="3" calcext:value-type="float">
            <text:p>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Daria</text:p>
          </table:table-cell>
          <table:table-cell table:style-name="ce2" office:value-type="string" calcext:value-type="string">
            <text:p>Paryska</text:p>
          </table:table-cell>
          <table:table-cell table:style-name="ce2" office:value-type="string" calcext:value-type="string">
            <text:p>Malbork</text:p>
          </table:table-cell>
          <table:table-cell table:style-name="ce6" office:value-type="date" office:date-value="2014-03-15" calcext:value-type="date">
            <text:p>15.03.2014</text:p>
          </table:table-cell>
          <table:table-cell table:style-name="ce6" office:value-type="date" office:date-value="2014-03-17" calcext:value-type="date">
            <text:p>17.03.2014</text:p>
          </table:table-cell>
          <table:table-cell office:value-type="float" office:value="1102" calcext:value-type="float">
            <text:p>1102</text:p>
          </table:table-cell>
          <table:table-cell table:formula="of:=[.E240]-[.D240]" office:value-type="float" office:value="2" calcext:value-type="float">
            <text:p>2</text:p>
          </table:table-cell>
          <table:table-cell table:formula="of:=1+[.E240]-[.D240]" office:value-type="float" office:value="3" calcext:value-type="float">
            <text:p>3</text:p>
          </table:table-cell>
          <table:table-cell table:formula="of:=COM.MICROSOFT.CONCAT([.A240];[.B240])" office:value-type="string" office:string-value="DariaParyska" calcext:value-type="string">
            <text:p>DariaParyska</text:p>
          </table:table-cell>
          <table:table-cell table:formula="of:=COUNTIF([.$I$2:.$I$1001];[.I240])" office:value-type="float" office:value="10" calcext:value-type="float">
            <text:p>10</text:p>
          </table:table-cell>
          <table:table-cell table:formula="of:=SUMIF([.$I$2:.$I$1001];[.I240];[.$H$2:.$H$1001])" office:value-type="float" office:value="28" calcext:value-type="float">
            <text:p>28</text:p>
          </table:table-cell>
          <table:table-cell table:formula="of:=[.F240]+([.H240]-1)*24+30" office:value-type="float" office:value="1180" calcext:value-type="float">
            <text:p>1180</text:p>
          </table:table-cell>
          <table:table-cell table:formula="of:=MONTH([.D240])" office:value-type="float" office:value="3" calcext:value-type="float">
            <text:p>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rolina</text:p>
          </table:table-cell>
          <table:table-cell table:style-name="ce2" office:value-type="string" calcext:value-type="string">
            <text:p>Podkalicka</text:p>
          </table:table-cell>
          <table:table-cell table:style-name="ce2" office:value-type="string" calcext:value-type="string">
            <text:p>Krakow</text:p>
          </table:table-cell>
          <table:table-cell table:style-name="ce6" office:value-type="date" office:date-value="2014-03-15" calcext:value-type="date">
            <text:p>15.03.2014</text:p>
          </table:table-cell>
          <table:table-cell table:style-name="ce6" office:value-type="date" office:date-value="2014-03-17" calcext:value-type="date">
            <text:p>17.03.2014</text:p>
          </table:table-cell>
          <table:table-cell office:value-type="float" office:value="911.5" calcext:value-type="float">
            <text:p>911,5</text:p>
          </table:table-cell>
          <table:table-cell table:formula="of:=[.E241]-[.D241]" office:value-type="float" office:value="2" calcext:value-type="float">
            <text:p>2</text:p>
          </table:table-cell>
          <table:table-cell table:formula="of:=1+[.E241]-[.D241]" office:value-type="float" office:value="3" calcext:value-type="float">
            <text:p>3</text:p>
          </table:table-cell>
          <table:table-cell table:formula="of:=COM.MICROSOFT.CONCAT([.A241];[.B241])" office:value-type="string" office:string-value="KarolinaPodkalicka" calcext:value-type="string">
            <text:p>KarolinaPodkalicka</text:p>
          </table:table-cell>
          <table:table-cell table:formula="of:=COUNTIF([.$I$2:.$I$1001];[.I241])" office:value-type="float" office:value="8" calcext:value-type="float">
            <text:p>8</text:p>
          </table:table-cell>
          <table:table-cell table:formula="of:=SUMIF([.$I$2:.$I$1001];[.I241];[.$H$2:.$H$1001])" office:value-type="float" office:value="17" calcext:value-type="float">
            <text:p>17</text:p>
          </table:table-cell>
          <table:table-cell table:formula="of:=[.F241]+([.H241]-1)*24+30" office:value-type="float" office:value="989.5" calcext:value-type="float">
            <text:p>989,5</text:p>
          </table:table-cell>
          <table:table-cell table:formula="of:=MONTH([.D241])" office:value-type="float" office:value="3" calcext:value-type="float">
            <text:p>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iotr</text:p>
          </table:table-cell>
          <table:table-cell table:style-name="ce2" office:value-type="string" calcext:value-type="string">
            <text:p>Sworacz</text:p>
          </table:table-cell>
          <table:table-cell table:style-name="ce2" office:value-type="string" calcext:value-type="string">
            <text:p>Krakow</text:p>
          </table:table-cell>
          <table:table-cell table:style-name="ce6" office:value-type="date" office:date-value="2014-03-15" calcext:value-type="date">
            <text:p>15.03.2014</text:p>
          </table:table-cell>
          <table:table-cell table:style-name="ce6" office:value-type="date" office:date-value="2014-03-19" calcext:value-type="date">
            <text:p>19.03.2014</text:p>
          </table:table-cell>
          <table:table-cell office:value-type="float" office:value="1321.5" calcext:value-type="float">
            <text:p>1321,5</text:p>
          </table:table-cell>
          <table:table-cell table:formula="of:=[.E242]-[.D242]" office:value-type="float" office:value="4" calcext:value-type="float">
            <text:p>4</text:p>
          </table:table-cell>
          <table:table-cell table:formula="of:=1+[.E242]-[.D242]" office:value-type="float" office:value="5" calcext:value-type="float">
            <text:p>5</text:p>
          </table:table-cell>
          <table:table-cell table:formula="of:=COM.MICROSOFT.CONCAT([.A242];[.B242])" office:value-type="string" office:string-value="PiotrSworacz" calcext:value-type="string">
            <text:p>PiotrSworacz</text:p>
          </table:table-cell>
          <table:table-cell table:formula="of:=COUNTIF([.$I$2:.$I$1001];[.I242])" office:value-type="float" office:value="10" calcext:value-type="float">
            <text:p>10</text:p>
          </table:table-cell>
          <table:table-cell table:formula="of:=SUMIF([.$I$2:.$I$1001];[.I242];[.$H$2:.$H$1001])" office:value-type="float" office:value="33" calcext:value-type="float">
            <text:p>33</text:p>
          </table:table-cell>
          <table:table-cell table:formula="of:=[.F242]+([.H242]-1)*24+30" office:value-type="float" office:value="1447.5" calcext:value-type="float">
            <text:p>1447,5</text:p>
          </table:table-cell>
          <table:table-cell table:formula="of:=MONTH([.D242])" office:value-type="float" office:value="3" calcext:value-type="float">
            <text:p>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ustyna</text:p>
          </table:table-cell>
          <table:table-cell table:style-name="ce2" office:value-type="string" calcext:value-type="string">
            <text:p>Tracz</text:p>
          </table:table-cell>
          <table:table-cell table:style-name="ce2" office:value-type="string" calcext:value-type="string">
            <text:p>Katowice</text:p>
          </table:table-cell>
          <table:table-cell table:style-name="ce6" office:value-type="date" office:date-value="2014-03-15" calcext:value-type="date">
            <text:p>15.03.2014</text:p>
          </table:table-cell>
          <table:table-cell table:style-name="ce6" office:value-type="date" office:date-value="2014-03-18" calcext:value-type="date">
            <text:p>18.03.2014</text:p>
          </table:table-cell>
          <table:table-cell office:value-type="float" office:value="1091.7" calcext:value-type="float">
            <text:p>1091,7</text:p>
          </table:table-cell>
          <table:table-cell table:formula="of:=[.E243]-[.D243]" office:value-type="float" office:value="3" calcext:value-type="float">
            <text:p>3</text:p>
          </table:table-cell>
          <table:table-cell table:formula="of:=1+[.E243]-[.D243]" office:value-type="float" office:value="4" calcext:value-type="float">
            <text:p>4</text:p>
          </table:table-cell>
          <table:table-cell table:formula="of:=COM.MICROSOFT.CONCAT([.A243];[.B243])" office:value-type="string" office:string-value="JustynaTracz" calcext:value-type="string">
            <text:p>JustynaTracz</text:p>
          </table:table-cell>
          <table:table-cell table:formula="of:=COUNTIF([.$I$2:.$I$1001];[.I243])" office:value-type="float" office:value="13" calcext:value-type="float">
            <text:p>13</text:p>
          </table:table-cell>
          <table:table-cell table:formula="of:=SUMIF([.$I$2:.$I$1001];[.I243];[.$H$2:.$H$1001])" office:value-type="float" office:value="36" calcext:value-type="float">
            <text:p>36</text:p>
          </table:table-cell>
          <table:table-cell table:formula="of:=[.F243]+([.H243]-1)*24+30" office:value-type="float" office:value="1193.7" calcext:value-type="float">
            <text:p>1193,7</text:p>
          </table:table-cell>
          <table:table-cell table:formula="of:=MONTH([.D243])" office:value-type="float" office:value="3" calcext:value-type="float">
            <text:p>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ornel</text:p>
          </table:table-cell>
          <table:table-cell table:style-name="ce2" office:value-type="string" calcext:value-type="string">
            <text:p>Henrykowski</text:p>
          </table:table-cell>
          <table:table-cell table:style-name="ce2" office:value-type="string" calcext:value-type="string">
            <text:p>Olsztyn</text:p>
          </table:table-cell>
          <table:table-cell table:style-name="ce6" office:value-type="date" office:date-value="2014-03-17" calcext:value-type="date">
            <text:p>17.03.2014</text:p>
          </table:table-cell>
          <table:table-cell table:style-name="ce6" office:value-type="date" office:date-value="2014-03-19" calcext:value-type="date">
            <text:p>19.03.2014</text:p>
          </table:table-cell>
          <table:table-cell office:value-type="float" office:value="689.8" calcext:value-type="float">
            <text:p>689,8</text:p>
          </table:table-cell>
          <table:table-cell table:formula="of:=[.E244]-[.D244]" office:value-type="float" office:value="2" calcext:value-type="float">
            <text:p>2</text:p>
          </table:table-cell>
          <table:table-cell table:formula="of:=1+[.E244]-[.D244]" office:value-type="float" office:value="3" calcext:value-type="float">
            <text:p>3</text:p>
          </table:table-cell>
          <table:table-cell table:formula="of:=COM.MICROSOFT.CONCAT([.A244];[.B244])" office:value-type="string" office:string-value="KornelHenrykowski" calcext:value-type="string">
            <text:p>KornelHenrykowski</text:p>
          </table:table-cell>
          <table:table-cell table:formula="of:=COUNTIF([.$I$2:.$I$1001];[.I244])" office:value-type="float" office:value="13" calcext:value-type="float">
            <text:p>13</text:p>
          </table:table-cell>
          <table:table-cell table:formula="of:=SUMIF([.$I$2:.$I$1001];[.I244];[.$H$2:.$H$1001])" office:value-type="float" office:value="27" calcext:value-type="float">
            <text:p>27</text:p>
          </table:table-cell>
          <table:table-cell table:formula="of:=[.F244]+([.H244]-1)*24+30" office:value-type="float" office:value="767.8" calcext:value-type="float">
            <text:p>767,8</text:p>
          </table:table-cell>
          <table:table-cell table:formula="of:=MONTH([.D244])" office:value-type="float" office:value="3" calcext:value-type="float">
            <text:p>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Gustaw</text:p>
          </table:table-cell>
          <table:table-cell table:style-name="ce2" office:value-type="string" calcext:value-type="string">
            <text:p>Poznanski</text:p>
          </table:table-cell>
          <table:table-cell table:style-name="ce2" office:value-type="string" calcext:value-type="string">
            <text:p>Olsztyn</text:p>
          </table:table-cell>
          <table:table-cell table:style-name="ce6" office:value-type="date" office:date-value="2014-03-17" calcext:value-type="date">
            <text:p>17.03.2014</text:p>
          </table:table-cell>
          <table:table-cell table:style-name="ce6" office:value-type="date" office:date-value="2014-03-18" calcext:value-type="date">
            <text:p>18.03.2014</text:p>
          </table:table-cell>
          <table:table-cell office:value-type="float" office:value="526.8" calcext:value-type="float">
            <text:p>526,8</text:p>
          </table:table-cell>
          <table:table-cell table:formula="of:=[.E245]-[.D245]" office:value-type="float" office:value="1" calcext:value-type="float">
            <text:p>1</text:p>
          </table:table-cell>
          <table:table-cell table:formula="of:=1+[.E245]-[.D245]" office:value-type="float" office:value="2" calcext:value-type="float">
            <text:p>2</text:p>
          </table:table-cell>
          <table:table-cell table:formula="of:=COM.MICROSOFT.CONCAT([.A245];[.B245])" office:value-type="string" office:string-value="GustawPoznanski" calcext:value-type="string">
            <text:p>GustawPoznanski</text:p>
          </table:table-cell>
          <table:table-cell table:formula="of:=COUNTIF([.$I$2:.$I$1001];[.I245])" office:value-type="float" office:value="7" calcext:value-type="float">
            <text:p>7</text:p>
          </table:table-cell>
          <table:table-cell table:formula="of:=SUMIF([.$I$2:.$I$1001];[.I245];[.$H$2:.$H$1001])" office:value-type="float" office:value="16" calcext:value-type="float">
            <text:p>16</text:p>
          </table:table-cell>
          <table:table-cell table:formula="of:=[.F245]+([.H245]-1)*24+30" office:value-type="float" office:value="580.8" calcext:value-type="float">
            <text:p>580,8</text:p>
          </table:table-cell>
          <table:table-cell table:formula="of:=MONTH([.D245])" office:value-type="float" office:value="3" calcext:value-type="float">
            <text:p>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iotr</text:p>
          </table:table-cell>
          <table:table-cell table:style-name="ce2" office:value-type="string" calcext:value-type="string">
            <text:p>Rajczakowski</text:p>
          </table:table-cell>
          <table:table-cell table:style-name="ce2" office:value-type="string" calcext:value-type="string">
            <text:p>Kielce</text:p>
          </table:table-cell>
          <table:table-cell table:style-name="ce6" office:value-type="date" office:date-value="2014-03-17" calcext:value-type="date">
            <text:p>17.03.2014</text:p>
          </table:table-cell>
          <table:table-cell table:style-name="ce6" office:value-type="date" office:date-value="2014-03-18" calcext:value-type="date">
            <text:p>18.03.2014</text:p>
          </table:table-cell>
          <table:table-cell office:value-type="float" office:value="485.7" calcext:value-type="float">
            <text:p>485,7</text:p>
          </table:table-cell>
          <table:table-cell table:formula="of:=[.E246]-[.D246]" office:value-type="float" office:value="1" calcext:value-type="float">
            <text:p>1</text:p>
          </table:table-cell>
          <table:table-cell table:formula="of:=1+[.E246]-[.D246]" office:value-type="float" office:value="2" calcext:value-type="float">
            <text:p>2</text:p>
          </table:table-cell>
          <table:table-cell table:formula="of:=COM.MICROSOFT.CONCAT([.A246];[.B246])" office:value-type="string" office:string-value="PiotrRajczakowski" calcext:value-type="string">
            <text:p>PiotrRajczakowski</text:p>
          </table:table-cell>
          <table:table-cell table:formula="of:=COUNTIF([.$I$2:.$I$1001];[.I246])" office:value-type="float" office:value="11" calcext:value-type="float">
            <text:p>11</text:p>
          </table:table-cell>
          <table:table-cell table:formula="of:=SUMIF([.$I$2:.$I$1001];[.I246];[.$H$2:.$H$1001])" office:value-type="float" office:value="22" calcext:value-type="float">
            <text:p>22</text:p>
          </table:table-cell>
          <table:table-cell table:formula="of:=[.F246]+([.H246]-1)*24+30" office:value-type="float" office:value="539.7" calcext:value-type="float">
            <text:p>539,7</text:p>
          </table:table-cell>
          <table:table-cell table:formula="of:=MONTH([.D246])" office:value-type="float" office:value="3" calcext:value-type="float">
            <text:p>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melia</text:p>
          </table:table-cell>
          <table:table-cell table:style-name="ce2" office:value-type="string" calcext:value-type="string">
            <text:p>Wojtecka</text:p>
          </table:table-cell>
          <table:table-cell table:style-name="ce2" office:value-type="string" calcext:value-type="string">
            <text:p>Malbork</text:p>
          </table:table-cell>
          <table:table-cell table:number-columns-repeated="2" table:style-name="ce6" office:value-type="date" office:date-value="2014-03-17" calcext:value-type="date">
            <text:p>17.03.2014</text:p>
          </table:table-cell>
          <table:table-cell office:value-type="float" office:value="680" calcext:value-type="float">
            <text:p>680</text:p>
          </table:table-cell>
          <table:table-cell table:formula="of:=[.E247]-[.D247]" office:value-type="float" office:value="0" calcext:value-type="float">
            <text:p>0</text:p>
          </table:table-cell>
          <table:table-cell table:formula="of:=1+[.E247]-[.D247]" office:value-type="float" office:value="1" calcext:value-type="float">
            <text:p>1</text:p>
          </table:table-cell>
          <table:table-cell table:formula="of:=COM.MICROSOFT.CONCAT([.A247];[.B247])" office:value-type="string" office:string-value="AmeliaWojtecka" calcext:value-type="string">
            <text:p>AmeliaWojtecka</text:p>
          </table:table-cell>
          <table:table-cell table:formula="of:=COUNTIF([.$I$2:.$I$1001];[.I247])" office:value-type="float" office:value="8" calcext:value-type="float">
            <text:p>8</text:p>
          </table:table-cell>
          <table:table-cell table:formula="of:=SUMIF([.$I$2:.$I$1001];[.I247];[.$H$2:.$H$1001])" office:value-type="float" office:value="21" calcext:value-type="float">
            <text:p>21</text:p>
          </table:table-cell>
          <table:table-cell table:formula="of:=[.F247]+([.H247]-1)*24+30" office:value-type="float" office:value="710" calcext:value-type="float">
            <text:p>710</text:p>
          </table:table-cell>
          <table:table-cell table:formula="of:=MONTH([.D247])" office:value-type="float" office:value="3" calcext:value-type="float">
            <text:p>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madeusz</text:p>
          </table:table-cell>
          <table:table-cell table:style-name="ce2" office:value-type="string" calcext:value-type="string">
            <text:p>Helski</text:p>
          </table:table-cell>
          <table:table-cell table:style-name="ce2" office:value-type="string" calcext:value-type="string">
            <text:p>Katowice</text:p>
          </table:table-cell>
          <table:table-cell table:number-columns-repeated="2" table:style-name="ce6" office:value-type="date" office:date-value="2014-03-18" calcext:value-type="date">
            <text:p>18.03.2014</text:p>
          </table:table-cell>
          <table:table-cell office:value-type="float" office:value="494.7" calcext:value-type="float">
            <text:p>494,7</text:p>
          </table:table-cell>
          <table:table-cell table:formula="of:=[.E248]-[.D248]" office:value-type="float" office:value="0" calcext:value-type="float">
            <text:p>0</text:p>
          </table:table-cell>
          <table:table-cell table:formula="of:=1+[.E248]-[.D248]" office:value-type="float" office:value="1" calcext:value-type="float">
            <text:p>1</text:p>
          </table:table-cell>
          <table:table-cell table:formula="of:=COM.MICROSOFT.CONCAT([.A248];[.B248])" office:value-type="string" office:string-value="AmadeuszHelski" calcext:value-type="string">
            <text:p>AmadeuszHelski</text:p>
          </table:table-cell>
          <table:table-cell table:formula="of:=COUNTIF([.$I$2:.$I$1001];[.I248])" office:value-type="float" office:value="9" calcext:value-type="float">
            <text:p>9</text:p>
          </table:table-cell>
          <table:table-cell table:formula="of:=SUMIF([.$I$2:.$I$1001];[.I248];[.$H$2:.$H$1001])" office:value-type="float" office:value="30" calcext:value-type="float">
            <text:p>30</text:p>
          </table:table-cell>
          <table:table-cell table:formula="of:=[.F248]+([.H248]-1)*24+30" office:value-type="float" office:value="524.7" calcext:value-type="float">
            <text:p>524,7</text:p>
          </table:table-cell>
          <table:table-cell table:formula="of:=MONTH([.D248])" office:value-type="float" office:value="3" calcext:value-type="float">
            <text:p>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cper</text:p>
          </table:table-cell>
          <table:table-cell table:style-name="ce2" office:value-type="string" calcext:value-type="string">
            <text:p>Krajewski</text:p>
          </table:table-cell>
          <table:table-cell table:style-name="ce2" office:value-type="string" calcext:value-type="string">
            <text:p>Radom</text:p>
          </table:table-cell>
          <table:table-cell table:number-columns-repeated="2" table:style-name="ce6" office:value-type="date" office:date-value="2014-03-18" calcext:value-type="date">
            <text:p>18.03.2014</text:p>
          </table:table-cell>
          <table:table-cell office:value-type="float" office:value="178.5" calcext:value-type="float">
            <text:p>178,5</text:p>
          </table:table-cell>
          <table:table-cell table:formula="of:=[.E249]-[.D249]" office:value-type="float" office:value="0" calcext:value-type="float">
            <text:p>0</text:p>
          </table:table-cell>
          <table:table-cell table:formula="of:=1+[.E249]-[.D249]" office:value-type="float" office:value="1" calcext:value-type="float">
            <text:p>1</text:p>
          </table:table-cell>
          <table:table-cell table:formula="of:=COM.MICROSOFT.CONCAT([.A249];[.B249])" office:value-type="string" office:string-value="KacperKrajewski" calcext:value-type="string">
            <text:p>KacperKrajewski</text:p>
          </table:table-cell>
          <table:table-cell table:formula="of:=COUNTIF([.$I$2:.$I$1001];[.I249])" office:value-type="float" office:value="10" calcext:value-type="float">
            <text:p>10</text:p>
          </table:table-cell>
          <table:table-cell table:formula="of:=SUMIF([.$I$2:.$I$1001];[.I249];[.$H$2:.$H$1001])" office:value-type="float" office:value="25" calcext:value-type="float">
            <text:p>25</text:p>
          </table:table-cell>
          <table:table-cell table:formula="of:=[.F249]+([.H249]-1)*24+30" office:value-type="float" office:value="208.5" calcext:value-type="float">
            <text:p>208,5</text:p>
          </table:table-cell>
          <table:table-cell table:formula="of:=MONTH([.D249])" office:value-type="float" office:value="3" calcext:value-type="float">
            <text:p>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Dorota</text:p>
          </table:table-cell>
          <table:table-cell table:style-name="ce2" office:value-type="string" calcext:value-type="string">
            <text:p>Morska</text:p>
          </table:table-cell>
          <table:table-cell table:style-name="ce2" office:value-type="string" calcext:value-type="string">
            <text:p>Zgierz</text:p>
          </table:table-cell>
          <table:table-cell table:style-name="ce6" office:value-type="date" office:date-value="2014-03-18" calcext:value-type="date">
            <text:p>18.03.2014</text:p>
          </table:table-cell>
          <table:table-cell table:style-name="ce6" office:value-type="date" office:date-value="2014-03-19" calcext:value-type="date">
            <text:p>19.03.2014</text:p>
          </table:table-cell>
          <table:table-cell office:value-type="float" office:value="331.5" calcext:value-type="float">
            <text:p>331,5</text:p>
          </table:table-cell>
          <table:table-cell table:formula="of:=[.E250]-[.D250]" office:value-type="float" office:value="1" calcext:value-type="float">
            <text:p>1</text:p>
          </table:table-cell>
          <table:table-cell table:formula="of:=1+[.E250]-[.D250]" office:value-type="float" office:value="2" calcext:value-type="float">
            <text:p>2</text:p>
          </table:table-cell>
          <table:table-cell table:formula="of:=COM.MICROSOFT.CONCAT([.A250];[.B250])" office:value-type="string" office:string-value="DorotaMorska" calcext:value-type="string">
            <text:p>DorotaMorska</text:p>
          </table:table-cell>
          <table:table-cell table:formula="of:=COUNTIF([.$I$2:.$I$1001];[.I250])" office:value-type="float" office:value="12" calcext:value-type="float">
            <text:p>12</text:p>
          </table:table-cell>
          <table:table-cell table:formula="of:=SUMIF([.$I$2:.$I$1001];[.I250];[.$H$2:.$H$1001])" office:value-type="float" office:value="30" calcext:value-type="float">
            <text:p>30</text:p>
          </table:table-cell>
          <table:table-cell table:formula="of:=[.F250]+([.H250]-1)*24+30" office:value-type="float" office:value="385.5" calcext:value-type="float">
            <text:p>385,5</text:p>
          </table:table-cell>
          <table:table-cell table:formula="of:=MONTH([.D250])" office:value-type="float" office:value="3" calcext:value-type="float">
            <text:p>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Wiktor</text:p>
          </table:table-cell>
          <table:table-cell table:style-name="ce2" office:value-type="string" calcext:value-type="string">
            <text:p>Czekan</text:p>
          </table:table-cell>
          <table:table-cell table:style-name="ce2" office:value-type="string" calcext:value-type="string">
            <text:p>Katowice</text:p>
          </table:table-cell>
          <table:table-cell table:style-name="ce6" office:value-type="date" office:date-value="2014-03-21" calcext:value-type="date">
            <text:p>21.03.2014</text:p>
          </table:table-cell>
          <table:table-cell table:style-name="ce6" office:value-type="date" office:date-value="2014-03-25" calcext:value-type="date">
            <text:p>25.03.2014</text:p>
          </table:table-cell>
          <table:table-cell office:value-type="float" office:value="1290.7" calcext:value-type="float">
            <text:p>1290,7</text:p>
          </table:table-cell>
          <table:table-cell table:formula="of:=[.E251]-[.D251]" office:value-type="float" office:value="4" calcext:value-type="float">
            <text:p>4</text:p>
          </table:table-cell>
          <table:table-cell table:formula="of:=1+[.E251]-[.D251]" office:value-type="float" office:value="5" calcext:value-type="float">
            <text:p>5</text:p>
          </table:table-cell>
          <table:table-cell table:formula="of:=COM.MICROSOFT.CONCAT([.A251];[.B251])" office:value-type="string" office:string-value="WiktorCzekan" calcext:value-type="string">
            <text:p>WiktorCzekan</text:p>
          </table:table-cell>
          <table:table-cell table:formula="of:=COUNTIF([.$I$2:.$I$1001];[.I251])" office:value-type="float" office:value="10" calcext:value-type="float">
            <text:p>10</text:p>
          </table:table-cell>
          <table:table-cell table:formula="of:=SUMIF([.$I$2:.$I$1001];[.I251];[.$H$2:.$H$1001])" office:value-type="float" office:value="36" calcext:value-type="float">
            <text:p>36</text:p>
          </table:table-cell>
          <table:table-cell table:formula="of:=[.F251]+([.H251]-1)*24+30" office:value-type="float" office:value="1416.7" calcext:value-type="float">
            <text:p>1416,7</text:p>
          </table:table-cell>
          <table:table-cell table:formula="of:=MONTH([.D251])" office:value-type="float" office:value="3" calcext:value-type="float">
            <text:p>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aulina</text:p>
          </table:table-cell>
          <table:table-cell table:style-name="ce2" office:value-type="string" calcext:value-type="string">
            <text:p>Dok</text:p>
          </table:table-cell>
          <table:table-cell table:style-name="ce2" office:value-type="string" calcext:value-type="string">
            <text:p>Lublin</text:p>
          </table:table-cell>
          <table:table-cell table:style-name="ce6" office:value-type="date" office:date-value="2014-03-21" calcext:value-type="date">
            <text:p>21.03.2014</text:p>
          </table:table-cell>
          <table:table-cell table:style-name="ce6" office:value-type="date" office:date-value="2014-03-23" calcext:value-type="date">
            <text:p>23.03.2014</text:p>
          </table:table-cell>
          <table:table-cell office:value-type="float" office:value="588.7" calcext:value-type="float">
            <text:p>588,7</text:p>
          </table:table-cell>
          <table:table-cell table:formula="of:=[.E252]-[.D252]" office:value-type="float" office:value="2" calcext:value-type="float">
            <text:p>2</text:p>
          </table:table-cell>
          <table:table-cell table:formula="of:=1+[.E252]-[.D252]" office:value-type="float" office:value="3" calcext:value-type="float">
            <text:p>3</text:p>
          </table:table-cell>
          <table:table-cell table:formula="of:=COM.MICROSOFT.CONCAT([.A252];[.B252])" office:value-type="string" office:string-value="PaulinaDok" calcext:value-type="string">
            <text:p>PaulinaDok</text:p>
          </table:table-cell>
          <table:table-cell table:formula="of:=COUNTIF([.$I$2:.$I$1001];[.I252])" office:value-type="float" office:value="7" calcext:value-type="float">
            <text:p>7</text:p>
          </table:table-cell>
          <table:table-cell table:formula="of:=SUMIF([.$I$2:.$I$1001];[.I252];[.$H$2:.$H$1001])" office:value-type="float" office:value="20" calcext:value-type="float">
            <text:p>20</text:p>
          </table:table-cell>
          <table:table-cell table:formula="of:=[.F252]+([.H252]-1)*24+30" office:value-type="float" office:value="666.7" calcext:value-type="float">
            <text:p>666,7</text:p>
          </table:table-cell>
          <table:table-cell table:formula="of:=MONTH([.D252])" office:value-type="float" office:value="3" calcext:value-type="float">
            <text:p>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erzy</text:p>
          </table:table-cell>
          <table:table-cell table:style-name="ce2" office:value-type="string" calcext:value-type="string">
            <text:p>Dusznicki</text:p>
          </table:table-cell>
          <table:table-cell table:style-name="ce2" office:value-type="string" calcext:value-type="string">
            <text:p>Katowice</text:p>
          </table:table-cell>
          <table:table-cell table:style-name="ce6" office:value-type="date" office:date-value="2014-03-21" calcext:value-type="date">
            <text:p>21.03.2014</text:p>
          </table:table-cell>
          <table:table-cell table:style-name="ce6" office:value-type="date" office:date-value="2014-03-25" calcext:value-type="date">
            <text:p>25.03.2014</text:p>
          </table:table-cell>
          <table:table-cell office:value-type="float" office:value="1290.7" calcext:value-type="float">
            <text:p>1290,7</text:p>
          </table:table-cell>
          <table:table-cell table:formula="of:=[.E253]-[.D253]" office:value-type="float" office:value="4" calcext:value-type="float">
            <text:p>4</text:p>
          </table:table-cell>
          <table:table-cell table:formula="of:=1+[.E253]-[.D253]" office:value-type="float" office:value="5" calcext:value-type="float">
            <text:p>5</text:p>
          </table:table-cell>
          <table:table-cell table:formula="of:=COM.MICROSOFT.CONCAT([.A253];[.B253])" office:value-type="string" office:string-value="JerzyDusznicki" calcext:value-type="string">
            <text:p>JerzyDusznicki</text:p>
          </table:table-cell>
          <table:table-cell table:formula="of:=COUNTIF([.$I$2:.$I$1001];[.I253])" office:value-type="float" office:value="13" calcext:value-type="float">
            <text:p>13</text:p>
          </table:table-cell>
          <table:table-cell table:formula="of:=SUMIF([.$I$2:.$I$1001];[.I253];[.$H$2:.$H$1001])" office:value-type="float" office:value="38" calcext:value-type="float">
            <text:p>38</text:p>
          </table:table-cell>
          <table:table-cell table:formula="of:=[.F253]+([.H253]-1)*24+30" office:value-type="float" office:value="1416.7" calcext:value-type="float">
            <text:p>1416,7</text:p>
          </table:table-cell>
          <table:table-cell table:formula="of:=MONTH([.D253])" office:value-type="float" office:value="3" calcext:value-type="float">
            <text:p>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arek</text:p>
          </table:table-cell>
          <table:table-cell table:style-name="ce2" office:value-type="string" calcext:value-type="string">
            <text:p>Holski</text:p>
          </table:table-cell>
          <table:table-cell table:style-name="ce2" office:value-type="string" calcext:value-type="string">
            <text:p>Siedlce</text:p>
          </table:table-cell>
          <table:table-cell table:style-name="ce6" office:value-type="date" office:date-value="2014-03-21" calcext:value-type="date">
            <text:p>21.03.2014</text:p>
          </table:table-cell>
          <table:table-cell table:style-name="ce6" office:value-type="date" office:date-value="2014-03-22" calcext:value-type="date">
            <text:p>22.03.2014</text:p>
          </table:table-cell>
          <table:table-cell office:value-type="float" office:value="295.4" calcext:value-type="float">
            <text:p>295,4</text:p>
          </table:table-cell>
          <table:table-cell table:formula="of:=[.E254]-[.D254]" office:value-type="float" office:value="1" calcext:value-type="float">
            <text:p>1</text:p>
          </table:table-cell>
          <table:table-cell table:formula="of:=1+[.E254]-[.D254]" office:value-type="float" office:value="2" calcext:value-type="float">
            <text:p>2</text:p>
          </table:table-cell>
          <table:table-cell table:formula="of:=COM.MICROSOFT.CONCAT([.A254];[.B254])" office:value-type="string" office:string-value="MarekHolski" calcext:value-type="string">
            <text:p>MarekHolski</text:p>
          </table:table-cell>
          <table:table-cell table:formula="of:=COUNTIF([.$I$2:.$I$1001];[.I254])" office:value-type="float" office:value="7" calcext:value-type="float">
            <text:p>7</text:p>
          </table:table-cell>
          <table:table-cell table:formula="of:=SUMIF([.$I$2:.$I$1001];[.I254];[.$H$2:.$H$1001])" office:value-type="float" office:value="18" calcext:value-type="float">
            <text:p>18</text:p>
          </table:table-cell>
          <table:table-cell table:formula="of:=[.F254]+([.H254]-1)*24+30" office:value-type="float" office:value="349.4" calcext:value-type="float">
            <text:p>349,4</text:p>
          </table:table-cell>
          <table:table-cell table:formula="of:=MONTH([.D254])" office:value-type="float" office:value="3" calcext:value-type="float">
            <text:p>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ustyna</text:p>
          </table:table-cell>
          <table:table-cell table:style-name="ce2" office:value-type="string" calcext:value-type="string">
            <text:p>Krynicka</text:p>
          </table:table-cell>
          <table:table-cell table:style-name="ce2" office:value-type="string" calcext:value-type="string">
            <text:p>Kielce</text:p>
          </table:table-cell>
          <table:table-cell table:style-name="ce6" office:value-type="date" office:date-value="2014-03-21" calcext:value-type="date">
            <text:p>21.03.2014</text:p>
          </table:table-cell>
          <table:table-cell table:style-name="ce6" office:value-type="date" office:date-value="2014-03-23" calcext:value-type="date">
            <text:p>23.03.2014</text:p>
          </table:table-cell>
          <table:table-cell office:value-type="float" office:value="663.7" calcext:value-type="float">
            <text:p>663,7</text:p>
          </table:table-cell>
          <table:table-cell table:formula="of:=[.E255]-[.D255]" office:value-type="float" office:value="2" calcext:value-type="float">
            <text:p>2</text:p>
          </table:table-cell>
          <table:table-cell table:formula="of:=1+[.E255]-[.D255]" office:value-type="float" office:value="3" calcext:value-type="float">
            <text:p>3</text:p>
          </table:table-cell>
          <table:table-cell table:formula="of:=COM.MICROSOFT.CONCAT([.A255];[.B255])" office:value-type="string" office:string-value="JustynaKrynicka" calcext:value-type="string">
            <text:p>JustynaKrynicka</text:p>
          </table:table-cell>
          <table:table-cell table:formula="of:=COUNTIF([.$I$2:.$I$1001];[.I255])" office:value-type="float" office:value="13" calcext:value-type="float">
            <text:p>13</text:p>
          </table:table-cell>
          <table:table-cell table:formula="of:=SUMIF([.$I$2:.$I$1001];[.I255];[.$H$2:.$H$1001])" office:value-type="float" office:value="25" calcext:value-type="float">
            <text:p>25</text:p>
          </table:table-cell>
          <table:table-cell table:formula="of:=[.F255]+([.H255]-1)*24+30" office:value-type="float" office:value="741.7" calcext:value-type="float">
            <text:p>741,7</text:p>
          </table:table-cell>
          <table:table-cell table:formula="of:=MONTH([.D255])" office:value-type="float" office:value="3" calcext:value-type="float">
            <text:p>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Tomasz</text:p>
          </table:table-cell>
          <table:table-cell table:style-name="ce2" office:value-type="string" calcext:value-type="string">
            <text:p>Rzepka</text:p>
          </table:table-cell>
          <table:table-cell table:style-name="ce2" office:value-type="string" calcext:value-type="string">
            <text:p>Kalisz</text:p>
          </table:table-cell>
          <table:table-cell table:style-name="ce6" office:value-type="date" office:date-value="2014-03-21" calcext:value-type="date">
            <text:p>21.03.2014</text:p>
          </table:table-cell>
          <table:table-cell table:style-name="ce6" office:value-type="date" office:date-value="2014-03-22" calcext:value-type="date">
            <text:p>22.03.2014</text:p>
          </table:table-cell>
          <table:table-cell office:value-type="float" office:value="601" calcext:value-type="float">
            <text:p>601</text:p>
          </table:table-cell>
          <table:table-cell table:formula="of:=[.E256]-[.D256]" office:value-type="float" office:value="1" calcext:value-type="float">
            <text:p>1</text:p>
          </table:table-cell>
          <table:table-cell table:formula="of:=1+[.E256]-[.D256]" office:value-type="float" office:value="2" calcext:value-type="float">
            <text:p>2</text:p>
          </table:table-cell>
          <table:table-cell table:formula="of:=COM.MICROSOFT.CONCAT([.A256];[.B256])" office:value-type="string" office:string-value="TomaszRzepka" calcext:value-type="string">
            <text:p>TomaszRzepka</text:p>
          </table:table-cell>
          <table:table-cell table:formula="of:=COUNTIF([.$I$2:.$I$1001];[.I256])" office:value-type="float" office:value="17" calcext:value-type="float">
            <text:p>17</text:p>
          </table:table-cell>
          <table:table-cell table:formula="of:=SUMIF([.$I$2:.$I$1001];[.I256];[.$H$2:.$H$1001])" office:value-type="float" office:value="42" calcext:value-type="float">
            <text:p>42</text:p>
          </table:table-cell>
          <table:table-cell table:formula="of:=[.F256]+([.H256]-1)*24+30" office:value-type="float" office:value="655" calcext:value-type="float">
            <text:p>655</text:p>
          </table:table-cell>
          <table:table-cell table:formula="of:=MONTH([.D256])" office:value-type="float" office:value="3" calcext:value-type="float">
            <text:p>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rolina</text:p>
          </table:table-cell>
          <table:table-cell table:style-name="ce2" office:value-type="string" calcext:value-type="string">
            <text:p>Janes</text:p>
          </table:table-cell>
          <table:table-cell table:style-name="ce2" office:value-type="string" calcext:value-type="string">
            <text:p>Siedlce</text:p>
          </table:table-cell>
          <table:table-cell table:style-name="ce6" office:value-type="date" office:date-value="2014-03-27" calcext:value-type="date">
            <text:p>27.03.2014</text:p>
          </table:table-cell>
          <table:table-cell table:style-name="ce6" office:value-type="date" office:date-value="2014-03-28" calcext:value-type="date">
            <text:p>28.03.2014</text:p>
          </table:table-cell>
          <table:table-cell office:value-type="float" office:value="295.4" calcext:value-type="float">
            <text:p>295,4</text:p>
          </table:table-cell>
          <table:table-cell table:formula="of:=[.E257]-[.D257]" office:value-type="float" office:value="1" calcext:value-type="float">
            <text:p>1</text:p>
          </table:table-cell>
          <table:table-cell table:formula="of:=1+[.E257]-[.D257]" office:value-type="float" office:value="2" calcext:value-type="float">
            <text:p>2</text:p>
          </table:table-cell>
          <table:table-cell table:formula="of:=COM.MICROSOFT.CONCAT([.A257];[.B257])" office:value-type="string" office:string-value="KarolinaJanes" calcext:value-type="string">
            <text:p>KarolinaJanes</text:p>
          </table:table-cell>
          <table:table-cell table:formula="of:=COUNTIF([.$I$2:.$I$1001];[.I257])" office:value-type="float" office:value="12" calcext:value-type="float">
            <text:p>12</text:p>
          </table:table-cell>
          <table:table-cell table:formula="of:=SUMIF([.$I$2:.$I$1001];[.I257];[.$H$2:.$H$1001])" office:value-type="float" office:value="33" calcext:value-type="float">
            <text:p>33</text:p>
          </table:table-cell>
          <table:table-cell table:formula="of:=[.F257]+([.H257]-1)*24+30" office:value-type="float" office:value="349.4" calcext:value-type="float">
            <text:p>349,4</text:p>
          </table:table-cell>
          <table:table-cell table:formula="of:=MONTH([.D257])" office:value-type="float" office:value="3" calcext:value-type="float">
            <text:p>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ndrzej</text:p>
          </table:table-cell>
          <table:table-cell table:style-name="ce2" office:value-type="string" calcext:value-type="string">
            <text:p>Klajn</text:p>
          </table:table-cell>
          <table:table-cell table:style-name="ce2" office:value-type="string" calcext:value-type="string">
            <text:p>Katowice</text:p>
          </table:table-cell>
          <table:table-cell table:style-name="ce6" office:value-type="date" office:date-value="2014-03-27" calcext:value-type="date">
            <text:p>27.03.2014</text:p>
          </table:table-cell>
          <table:table-cell table:style-name="ce6" office:value-type="date" office:date-value="2014-03-31" calcext:value-type="date">
            <text:p>31.03.2014</text:p>
          </table:table-cell>
          <table:table-cell office:value-type="float" office:value="1290.7" calcext:value-type="float">
            <text:p>1290,7</text:p>
          </table:table-cell>
          <table:table-cell table:formula="of:=[.E258]-[.D258]" office:value-type="float" office:value="4" calcext:value-type="float">
            <text:p>4</text:p>
          </table:table-cell>
          <table:table-cell table:formula="of:=1+[.E258]-[.D258]" office:value-type="float" office:value="5" calcext:value-type="float">
            <text:p>5</text:p>
          </table:table-cell>
          <table:table-cell table:formula="of:=COM.MICROSOFT.CONCAT([.A258];[.B258])" office:value-type="string" office:string-value="AndrzejKlajn" calcext:value-type="string">
            <text:p>AndrzejKlajn</text:p>
          </table:table-cell>
          <table:table-cell table:formula="of:=COUNTIF([.$I$2:.$I$1001];[.I258])" office:value-type="float" office:value="13" calcext:value-type="float">
            <text:p>13</text:p>
          </table:table-cell>
          <table:table-cell table:formula="of:=SUMIF([.$I$2:.$I$1001];[.I258];[.$H$2:.$H$1001])" office:value-type="float" office:value="30" calcext:value-type="float">
            <text:p>30</text:p>
          </table:table-cell>
          <table:table-cell table:formula="of:=[.F258]+([.H258]-1)*24+30" office:value-type="float" office:value="1416.7" calcext:value-type="float">
            <text:p>1416,7</text:p>
          </table:table-cell>
          <table:table-cell table:formula="of:=MONTH([.D258])" office:value-type="float" office:value="3" calcext:value-type="float">
            <text:p>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Zuzanna</text:p>
          </table:table-cell>
          <table:table-cell table:style-name="ce2" office:value-type="string" calcext:value-type="string">
            <text:p>Kowalska</text:p>
          </table:table-cell>
          <table:table-cell table:style-name="ce2" office:value-type="string" calcext:value-type="string">
            <text:p>Kutno</text:p>
          </table:table-cell>
          <table:table-cell table:style-name="ce6" office:value-type="date" office:date-value="2014-03-27" calcext:value-type="date">
            <text:p>27.03.2014</text:p>
          </table:table-cell>
          <table:table-cell table:style-name="ce6" office:value-type="date" office:date-value="2014-03-31" calcext:value-type="date">
            <text:p>31.03.2014</text:p>
          </table:table-cell>
          <table:table-cell office:value-type="float" office:value="794.8" calcext:value-type="float">
            <text:p>794,8</text:p>
          </table:table-cell>
          <table:table-cell table:formula="of:=[.E259]-[.D259]" office:value-type="float" office:value="4" calcext:value-type="float">
            <text:p>4</text:p>
          </table:table-cell>
          <table:table-cell table:formula="of:=1+[.E259]-[.D259]" office:value-type="float" office:value="5" calcext:value-type="float">
            <text:p>5</text:p>
          </table:table-cell>
          <table:table-cell table:formula="of:=COM.MICROSOFT.CONCAT([.A259];[.B259])" office:value-type="string" office:string-value="ZuzannaKowalska" calcext:value-type="string">
            <text:p>ZuzannaKowalska</text:p>
          </table:table-cell>
          <table:table-cell table:formula="of:=COUNTIF([.$I$2:.$I$1001];[.I259])" office:value-type="float" office:value="8" calcext:value-type="float">
            <text:p>8</text:p>
          </table:table-cell>
          <table:table-cell table:formula="of:=SUMIF([.$I$2:.$I$1001];[.I259];[.$H$2:.$H$1001])" office:value-type="float" office:value="25" calcext:value-type="float">
            <text:p>25</text:p>
          </table:table-cell>
          <table:table-cell table:formula="of:=[.F259]+([.H259]-1)*24+30" office:value-type="float" office:value="920.8" calcext:value-type="float">
            <text:p>920,8</text:p>
          </table:table-cell>
          <table:table-cell table:formula="of:=MONTH([.D259])" office:value-type="float" office:value="3" calcext:value-type="float">
            <text:p>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Zofia</text:p>
          </table:table-cell>
          <table:table-cell table:style-name="ce2" office:value-type="string" calcext:value-type="string">
            <text:p>Seredycka</text:p>
          </table:table-cell>
          <table:table-cell table:style-name="ce2" office:value-type="string" calcext:value-type="string">
            <text:p>Bydgoszcz</text:p>
          </table:table-cell>
          <table:table-cell table:style-name="ce6" office:value-type="date" office:date-value="2014-03-27" calcext:value-type="date">
            <text:p>27.03.2014</text:p>
          </table:table-cell>
          <table:table-cell table:style-name="ce6" office:value-type="date" office:date-value="2014-03-28" calcext:value-type="date">
            <text:p>28.03.2014</text:p>
          </table:table-cell>
          <table:table-cell office:value-type="float" office:value="654.4" calcext:value-type="float">
            <text:p>654,4</text:p>
          </table:table-cell>
          <table:table-cell table:formula="of:=[.E260]-[.D260]" office:value-type="float" office:value="1" calcext:value-type="float">
            <text:p>1</text:p>
          </table:table-cell>
          <table:table-cell table:formula="of:=1+[.E260]-[.D260]" office:value-type="float" office:value="2" calcext:value-type="float">
            <text:p>2</text:p>
          </table:table-cell>
          <table:table-cell table:formula="of:=COM.MICROSOFT.CONCAT([.A260];[.B260])" office:value-type="string" office:string-value="ZofiaSeredycka" calcext:value-type="string">
            <text:p>ZofiaSeredycka</text:p>
          </table:table-cell>
          <table:table-cell table:formula="of:=COUNTIF([.$I$2:.$I$1001];[.I260])" office:value-type="float" office:value="15" calcext:value-type="float">
            <text:p>15</text:p>
          </table:table-cell>
          <table:table-cell table:formula="of:=SUMIF([.$I$2:.$I$1001];[.I260];[.$H$2:.$H$1001])" office:value-type="float" office:value="36" calcext:value-type="float">
            <text:p>36</text:p>
          </table:table-cell>
          <table:table-cell table:formula="of:=[.F260]+([.H260]-1)*24+30" office:value-type="float" office:value="708.4" calcext:value-type="float">
            <text:p>708,4</text:p>
          </table:table-cell>
          <table:table-cell table:formula="of:=MONTH([.D260])" office:value-type="float" office:value="3" calcext:value-type="float">
            <text:p>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Rozalia</text:p>
          </table:table-cell>
          <table:table-cell table:style-name="ce2" office:value-type="string" calcext:value-type="string">
            <text:p>Siedlecka</text:p>
          </table:table-cell>
          <table:table-cell table:style-name="ce2" office:value-type="string" calcext:value-type="string">
            <text:p>Katowice</text:p>
          </table:table-cell>
          <table:table-cell table:style-name="ce6" office:value-type="date" office:date-value="2014-03-27" calcext:value-type="date">
            <text:p>27.03.2014</text:p>
          </table:table-cell>
          <table:table-cell table:style-name="ce6" office:value-type="date" office:date-value="2014-03-28" calcext:value-type="date">
            <text:p>28.03.2014</text:p>
          </table:table-cell>
          <table:table-cell office:value-type="float" office:value="693.7" calcext:value-type="float">
            <text:p>693,7</text:p>
          </table:table-cell>
          <table:table-cell table:formula="of:=[.E261]-[.D261]" office:value-type="float" office:value="1" calcext:value-type="float">
            <text:p>1</text:p>
          </table:table-cell>
          <table:table-cell table:formula="of:=1+[.E261]-[.D261]" office:value-type="float" office:value="2" calcext:value-type="float">
            <text:p>2</text:p>
          </table:table-cell>
          <table:table-cell table:formula="of:=COM.MICROSOFT.CONCAT([.A261];[.B261])" office:value-type="string" office:string-value="RozaliaSiedlecka" calcext:value-type="string">
            <text:p>RozaliaSiedlecka</text:p>
          </table:table-cell>
          <table:table-cell table:formula="of:=COUNTIF([.$I$2:.$I$1001];[.I261])" office:value-type="float" office:value="11" calcext:value-type="float">
            <text:p>11</text:p>
          </table:table-cell>
          <table:table-cell table:formula="of:=SUMIF([.$I$2:.$I$1001];[.I261];[.$H$2:.$H$1001])" office:value-type="float" office:value="30" calcext:value-type="float">
            <text:p>30</text:p>
          </table:table-cell>
          <table:table-cell table:formula="of:=[.F261]+([.H261]-1)*24+30" office:value-type="float" office:value="747.7" calcext:value-type="float">
            <text:p>747,7</text:p>
          </table:table-cell>
          <table:table-cell table:formula="of:=MONTH([.D261])" office:value-type="float" office:value="3" calcext:value-type="float">
            <text:p>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ustyna</text:p>
          </table:table-cell>
          <table:table-cell table:style-name="ce2" office:value-type="string" calcext:value-type="string">
            <text:p>Tracz</text:p>
          </table:table-cell>
          <table:table-cell table:style-name="ce2" office:value-type="string" calcext:value-type="string">
            <text:p>Siedlce</text:p>
          </table:table-cell>
          <table:table-cell table:style-name="ce6" office:value-type="date" office:date-value="2014-03-27" calcext:value-type="date">
            <text:p>27.03.2014</text:p>
          </table:table-cell>
          <table:table-cell table:style-name="ce6" office:value-type="date" office:date-value="2014-03-30" calcext:value-type="date">
            <text:p>30.03.2014</text:p>
          </table:table-cell>
          <table:table-cell office:value-type="float" office:value="573.4" calcext:value-type="float">
            <text:p>573,4</text:p>
          </table:table-cell>
          <table:table-cell table:formula="of:=[.E262]-[.D262]" office:value-type="float" office:value="3" calcext:value-type="float">
            <text:p>3</text:p>
          </table:table-cell>
          <table:table-cell table:formula="of:=1+[.E262]-[.D262]" office:value-type="float" office:value="4" calcext:value-type="float">
            <text:p>4</text:p>
          </table:table-cell>
          <table:table-cell table:formula="of:=COM.MICROSOFT.CONCAT([.A262];[.B262])" office:value-type="string" office:string-value="JustynaTracz" calcext:value-type="string">
            <text:p>JustynaTracz</text:p>
          </table:table-cell>
          <table:table-cell table:formula="of:=COUNTIF([.$I$2:.$I$1001];[.I262])" office:value-type="float" office:value="13" calcext:value-type="float">
            <text:p>13</text:p>
          </table:table-cell>
          <table:table-cell table:formula="of:=SUMIF([.$I$2:.$I$1001];[.I262];[.$H$2:.$H$1001])" office:value-type="float" office:value="36" calcext:value-type="float">
            <text:p>36</text:p>
          </table:table-cell>
          <table:table-cell table:formula="of:=[.F262]+([.H262]-1)*24+30" office:value-type="float" office:value="675.4" calcext:value-type="float">
            <text:p>675,4</text:p>
          </table:table-cell>
          <table:table-cell table:formula="of:=MONTH([.D262])" office:value-type="float" office:value="3" calcext:value-type="float">
            <text:p>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Kaliska</text:p>
          </table:table-cell>
          <table:table-cell table:style-name="ce2" office:value-type="string" calcext:value-type="string">
            <text:p>Kutno</text:p>
          </table:table-cell>
          <table:table-cell table:style-name="ce6" office:value-type="date" office:date-value="2014-04-02" calcext:value-type="date">
            <text:p>2.04.2014</text:p>
          </table:table-cell>
          <table:table-cell table:style-name="ce6" office:value-type="date" office:date-value="2014-04-04" calcext:value-type="date">
            <text:p>4.04.2014</text:p>
          </table:table-cell>
          <table:table-cell office:value-type="float" office:value="536.8" calcext:value-type="float">
            <text:p>536,8</text:p>
          </table:table-cell>
          <table:table-cell table:formula="of:=[.E263]-[.D263]" office:value-type="float" office:value="2" calcext:value-type="float">
            <text:p>2</text:p>
          </table:table-cell>
          <table:table-cell table:formula="of:=1+[.E263]-[.D263]" office:value-type="float" office:value="3" calcext:value-type="float">
            <text:p>3</text:p>
          </table:table-cell>
          <table:table-cell table:formula="of:=COM.MICROSOFT.CONCAT([.A263];[.B263])" office:value-type="string" office:string-value="AnnaKaliska" calcext:value-type="string">
            <text:p>AnnaKaliska</text:p>
          </table:table-cell>
          <table:table-cell table:formula="of:=COUNTIF([.$I$2:.$I$1001];[.I263])" office:value-type="float" office:value="15" calcext:value-type="float">
            <text:p>15</text:p>
          </table:table-cell>
          <table:table-cell table:formula="of:=SUMIF([.$I$2:.$I$1001];[.I263];[.$H$2:.$H$1001])" office:value-type="float" office:value="27" calcext:value-type="float">
            <text:p>27</text:p>
          </table:table-cell>
          <table:table-cell table:formula="of:=[.F263]+([.H263]-1)*24+30" office:value-type="float" office:value="614.8" calcext:value-type="float">
            <text:p>614,8</text:p>
          </table:table-cell>
          <table:table-cell table:formula="of:=MONTH([.D263])" office:value-type="float" office:value="4" calcext:value-type="float">
            <text:p>4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ustyna</text:p>
          </table:table-cell>
          <table:table-cell table:style-name="ce2" office:value-type="string" calcext:value-type="string">
            <text:p>Laska</text:p>
          </table:table-cell>
          <table:table-cell table:style-name="ce2" office:value-type="string" calcext:value-type="string">
            <text:p>Olsztyn</text:p>
          </table:table-cell>
          <table:table-cell table:style-name="ce6" office:value-type="date" office:date-value="2014-04-02" calcext:value-type="date">
            <text:p>2.04.2014</text:p>
          </table:table-cell>
          <table:table-cell table:style-name="ce6" office:value-type="date" office:date-value="2014-04-06" calcext:value-type="date">
            <text:p>6.04.2014</text:p>
          </table:table-cell>
          <table:table-cell office:value-type="float" office:value="1015.8" calcext:value-type="float">
            <text:p>1015,8</text:p>
          </table:table-cell>
          <table:table-cell table:formula="of:=[.E264]-[.D264]" office:value-type="float" office:value="4" calcext:value-type="float">
            <text:p>4</text:p>
          </table:table-cell>
          <table:table-cell table:formula="of:=1+[.E264]-[.D264]" office:value-type="float" office:value="5" calcext:value-type="float">
            <text:p>5</text:p>
          </table:table-cell>
          <table:table-cell table:formula="of:=COM.MICROSOFT.CONCAT([.A264];[.B264])" office:value-type="string" office:string-value="JustynaLaska" calcext:value-type="string">
            <text:p>JustynaLaska</text:p>
          </table:table-cell>
          <table:table-cell table:formula="of:=COUNTIF([.$I$2:.$I$1001];[.I264])" office:value-type="float" office:value="15" calcext:value-type="float">
            <text:p>15</text:p>
          </table:table-cell>
          <table:table-cell table:formula="of:=SUMIF([.$I$2:.$I$1001];[.I264];[.$H$2:.$H$1001])" office:value-type="float" office:value="41" calcext:value-type="float">
            <text:p>41</text:p>
          </table:table-cell>
          <table:table-cell table:formula="of:=[.F264]+([.H264]-1)*24+30" office:value-type="float" office:value="1141.8" calcext:value-type="float">
            <text:p>1141,8</text:p>
          </table:table-cell>
          <table:table-cell table:formula="of:=MONTH([.D264])" office:value-type="float" office:value="4" calcext:value-type="float">
            <text:p>4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Bogumi</text:p>
          </table:table-cell>
          <table:table-cell table:style-name="ce2" office:value-type="string" calcext:value-type="string">
            <text:p>Lubelski</text:p>
          </table:table-cell>
          <table:table-cell table:style-name="ce2" office:value-type="string" calcext:value-type="string">
            <text:p>Mielec</text:p>
          </table:table-cell>
          <table:table-cell table:style-name="ce6" office:value-type="date" office:date-value="2014-04-02" calcext:value-type="date">
            <text:p>2.04.2014</text:p>
          </table:table-cell>
          <table:table-cell table:style-name="ce6" office:value-type="date" office:date-value="2014-04-05" calcext:value-type="date">
            <text:p>5.04.2014</text:p>
          </table:table-cell>
          <table:table-cell office:value-type="float" office:value="826" calcext:value-type="float">
            <text:p>826</text:p>
          </table:table-cell>
          <table:table-cell table:formula="of:=[.E265]-[.D265]" office:value-type="float" office:value="3" calcext:value-type="float">
            <text:p>3</text:p>
          </table:table-cell>
          <table:table-cell table:formula="of:=1+[.E265]-[.D265]" office:value-type="float" office:value="4" calcext:value-type="float">
            <text:p>4</text:p>
          </table:table-cell>
          <table:table-cell table:formula="of:=COM.MICROSOFT.CONCAT([.A265];[.B265])" office:value-type="string" office:string-value="BogumiLubelski" calcext:value-type="string">
            <text:p>BogumiLubelski</text:p>
          </table:table-cell>
          <table:table-cell table:formula="of:=COUNTIF([.$I$2:.$I$1001];[.I265])" office:value-type="float" office:value="12" calcext:value-type="float">
            <text:p>12</text:p>
          </table:table-cell>
          <table:table-cell table:formula="of:=SUMIF([.$I$2:.$I$1001];[.I265];[.$H$2:.$H$1001])" office:value-type="float" office:value="30" calcext:value-type="float">
            <text:p>30</text:p>
          </table:table-cell>
          <table:table-cell table:formula="of:=[.F265]+([.H265]-1)*24+30" office:value-type="float" office:value="928" calcext:value-type="float">
            <text:p>928</text:p>
          </table:table-cell>
          <table:table-cell table:formula="of:=MONTH([.D265])" office:value-type="float" office:value="4" calcext:value-type="float">
            <text:p>4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aria</text:p>
          </table:table-cell>
          <table:table-cell table:style-name="ce2" office:value-type="string" calcext:value-type="string">
            <text:p>Ozimek</text:p>
          </table:table-cell>
          <table:table-cell table:style-name="ce2" office:value-type="string" calcext:value-type="string">
            <text:p>Krakow</text:p>
          </table:table-cell>
          <table:table-cell table:style-name="ce6" office:value-type="date" office:date-value="2014-04-02" calcext:value-type="date">
            <text:p>2.04.2014</text:p>
          </table:table-cell>
          <table:table-cell table:style-name="ce6" office:value-type="date" office:date-value="2014-04-06" calcext:value-type="date">
            <text:p>6.04.2014</text:p>
          </table:table-cell>
          <table:table-cell office:value-type="float" office:value="1321.5" calcext:value-type="float">
            <text:p>1321,5</text:p>
          </table:table-cell>
          <table:table-cell table:formula="of:=[.E266]-[.D266]" office:value-type="float" office:value="4" calcext:value-type="float">
            <text:p>4</text:p>
          </table:table-cell>
          <table:table-cell table:formula="of:=1+[.E266]-[.D266]" office:value-type="float" office:value="5" calcext:value-type="float">
            <text:p>5</text:p>
          </table:table-cell>
          <table:table-cell table:formula="of:=COM.MICROSOFT.CONCAT([.A266];[.B266])" office:value-type="string" office:string-value="MariaOzimek" calcext:value-type="string">
            <text:p>MariaOzimek</text:p>
          </table:table-cell>
          <table:table-cell table:formula="of:=COUNTIF([.$I$2:.$I$1001];[.I266])" office:value-type="float" office:value="8" calcext:value-type="float">
            <text:p>8</text:p>
          </table:table-cell>
          <table:table-cell table:formula="of:=SUMIF([.$I$2:.$I$1001];[.I266];[.$H$2:.$H$1001])" office:value-type="float" office:value="24" calcext:value-type="float">
            <text:p>24</text:p>
          </table:table-cell>
          <table:table-cell table:formula="of:=[.F266]+([.H266]-1)*24+30" office:value-type="float" office:value="1447.5" calcext:value-type="float">
            <text:p>1447,5</text:p>
          </table:table-cell>
          <table:table-cell table:formula="of:=MONTH([.D266])" office:value-type="float" office:value="4" calcext:value-type="float">
            <text:p>4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Daria</text:p>
          </table:table-cell>
          <table:table-cell table:style-name="ce2" office:value-type="string" calcext:value-type="string">
            <text:p>Paryska</text:p>
          </table:table-cell>
          <table:table-cell table:style-name="ce2" office:value-type="string" calcext:value-type="string">
            <text:p>Katowice</text:p>
          </table:table-cell>
          <table:table-cell table:style-name="ce6" office:value-type="date" office:date-value="2014-04-02" calcext:value-type="date">
            <text:p>2.04.2014</text:p>
          </table:table-cell>
          <table:table-cell table:style-name="ce6" office:value-type="date" office:date-value="2014-04-04" calcext:value-type="date">
            <text:p>4.04.2014</text:p>
          </table:table-cell>
          <table:table-cell office:value-type="float" office:value="892.7" calcext:value-type="float">
            <text:p>892,7</text:p>
          </table:table-cell>
          <table:table-cell table:formula="of:=[.E267]-[.D267]" office:value-type="float" office:value="2" calcext:value-type="float">
            <text:p>2</text:p>
          </table:table-cell>
          <table:table-cell table:formula="of:=1+[.E267]-[.D267]" office:value-type="float" office:value="3" calcext:value-type="float">
            <text:p>3</text:p>
          </table:table-cell>
          <table:table-cell table:formula="of:=COM.MICROSOFT.CONCAT([.A267];[.B267])" office:value-type="string" office:string-value="DariaParyska" calcext:value-type="string">
            <text:p>DariaParyska</text:p>
          </table:table-cell>
          <table:table-cell table:formula="of:=COUNTIF([.$I$2:.$I$1001];[.I267])" office:value-type="float" office:value="10" calcext:value-type="float">
            <text:p>10</text:p>
          </table:table-cell>
          <table:table-cell table:formula="of:=SUMIF([.$I$2:.$I$1001];[.I267];[.$H$2:.$H$1001])" office:value-type="float" office:value="28" calcext:value-type="float">
            <text:p>28</text:p>
          </table:table-cell>
          <table:table-cell table:formula="of:=[.F267]+([.H267]-1)*24+30" office:value-type="float" office:value="970.7" calcext:value-type="float">
            <text:p>970,7</text:p>
          </table:table-cell>
          <table:table-cell table:formula="of:=MONTH([.D267])" office:value-type="float" office:value="4" calcext:value-type="float">
            <text:p>4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an</text:p>
          </table:table-cell>
          <table:table-cell table:style-name="ce2" office:value-type="string" calcext:value-type="string">
            <text:p>Suwski</text:p>
          </table:table-cell>
          <table:table-cell table:style-name="ce2" office:value-type="string" calcext:value-type="string">
            <text:p>Siedlce</text:p>
          </table:table-cell>
          <table:table-cell table:style-name="ce6" office:value-type="date" office:date-value="2014-04-02" calcext:value-type="date">
            <text:p>2.04.2014</text:p>
          </table:table-cell>
          <table:table-cell table:style-name="ce6" office:value-type="date" office:date-value="2014-04-03" calcext:value-type="date">
            <text:p>3.04.2014</text:p>
          </table:table-cell>
          <table:table-cell office:value-type="float" office:value="295.4" calcext:value-type="float">
            <text:p>295,4</text:p>
          </table:table-cell>
          <table:table-cell table:formula="of:=[.E268]-[.D268]" office:value-type="float" office:value="1" calcext:value-type="float">
            <text:p>1</text:p>
          </table:table-cell>
          <table:table-cell table:formula="of:=1+[.E268]-[.D268]" office:value-type="float" office:value="2" calcext:value-type="float">
            <text:p>2</text:p>
          </table:table-cell>
          <table:table-cell table:formula="of:=COM.MICROSOFT.CONCAT([.A268];[.B268])" office:value-type="string" office:string-value="JanSuwski" calcext:value-type="string">
            <text:p>JanSuwski</text:p>
          </table:table-cell>
          <table:table-cell table:formula="of:=COUNTIF([.$I$2:.$I$1001];[.I268])" office:value-type="float" office:value="5" calcext:value-type="float">
            <text:p>5</text:p>
          </table:table-cell>
          <table:table-cell table:formula="of:=SUMIF([.$I$2:.$I$1001];[.I268];[.$H$2:.$H$1001])" office:value-type="float" office:value="17" calcext:value-type="float">
            <text:p>17</text:p>
          </table:table-cell>
          <table:table-cell table:formula="of:=[.F268]+([.H268]-1)*24+30" office:value-type="float" office:value="349.4" calcext:value-type="float">
            <text:p>349,4</text:p>
          </table:table-cell>
          <table:table-cell table:formula="of:=MONTH([.D268])" office:value-type="float" office:value="4" calcext:value-type="float">
            <text:p>4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Rozalia</text:p>
          </table:table-cell>
          <table:table-cell table:style-name="ce2" office:value-type="string" calcext:value-type="string">
            <text:p>Parad</text:p>
          </table:table-cell>
          <table:table-cell table:style-name="ce2" office:value-type="string" calcext:value-type="string">
            <text:p>Kutno</text:p>
          </table:table-cell>
          <table:table-cell table:style-name="ce6" office:value-type="date" office:date-value="2014-04-03" calcext:value-type="date">
            <text:p>3.04.2014</text:p>
          </table:table-cell>
          <table:table-cell table:style-name="ce6" office:value-type="date" office:date-value="2014-04-07" calcext:value-type="date">
            <text:p>7.04.2014</text:p>
          </table:table-cell>
          <table:table-cell office:value-type="float" office:value="794.8" calcext:value-type="float">
            <text:p>794,8</text:p>
          </table:table-cell>
          <table:table-cell table:formula="of:=[.E269]-[.D269]" office:value-type="float" office:value="4" calcext:value-type="float">
            <text:p>4</text:p>
          </table:table-cell>
          <table:table-cell table:formula="of:=1+[.E269]-[.D269]" office:value-type="float" office:value="5" calcext:value-type="float">
            <text:p>5</text:p>
          </table:table-cell>
          <table:table-cell table:formula="of:=COM.MICROSOFT.CONCAT([.A269];[.B269])" office:value-type="string" office:string-value="RozaliaParad" calcext:value-type="string">
            <text:p>RozaliaParad</text:p>
          </table:table-cell>
          <table:table-cell table:formula="of:=COUNTIF([.$I$2:.$I$1001];[.I269])" office:value-type="float" office:value="7" calcext:value-type="float">
            <text:p>7</text:p>
          </table:table-cell>
          <table:table-cell table:formula="of:=SUMIF([.$I$2:.$I$1001];[.I269];[.$H$2:.$H$1001])" office:value-type="float" office:value="21" calcext:value-type="float">
            <text:p>21</text:p>
          </table:table-cell>
          <table:table-cell table:formula="of:=[.F269]+([.H269]-1)*24+30" office:value-type="float" office:value="920.8" calcext:value-type="float">
            <text:p>920,8</text:p>
          </table:table-cell>
          <table:table-cell table:formula="of:=MONTH([.D269])" office:value-type="float" office:value="4" calcext:value-type="float">
            <text:p>4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Bonifacy</text:p>
          </table:table-cell>
          <table:table-cell table:style-name="ce2" office:value-type="string" calcext:value-type="string">
            <text:p>Barczewski</text:p>
          </table:table-cell>
          <table:table-cell table:style-name="ce2" office:value-type="string" calcext:value-type="string">
            <text:p>Siedlce</text:p>
          </table:table-cell>
          <table:table-cell table:style-name="ce6" office:value-type="date" office:date-value="2014-04-08" calcext:value-type="date">
            <text:p>8.04.2014</text:p>
          </table:table-cell>
          <table:table-cell table:style-name="ce6" office:value-type="date" office:date-value="2014-04-11" calcext:value-type="date">
            <text:p>11.04.2014</text:p>
          </table:table-cell>
          <table:table-cell office:value-type="float" office:value="573.4" calcext:value-type="float">
            <text:p>573,4</text:p>
          </table:table-cell>
          <table:table-cell table:formula="of:=[.E270]-[.D270]" office:value-type="float" office:value="3" calcext:value-type="float">
            <text:p>3</text:p>
          </table:table-cell>
          <table:table-cell table:formula="of:=1+[.E270]-[.D270]" office:value-type="float" office:value="4" calcext:value-type="float">
            <text:p>4</text:p>
          </table:table-cell>
          <table:table-cell table:formula="of:=COM.MICROSOFT.CONCAT([.A270];[.B270])" office:value-type="string" office:string-value="BonifacyBarczewski" calcext:value-type="string">
            <text:p>BonifacyBarczewski</text:p>
          </table:table-cell>
          <table:table-cell table:formula="of:=COUNTIF([.$I$2:.$I$1001];[.I270])" office:value-type="float" office:value="8" calcext:value-type="float">
            <text:p>8</text:p>
          </table:table-cell>
          <table:table-cell table:formula="of:=SUMIF([.$I$2:.$I$1001];[.I270];[.$H$2:.$H$1001])" office:value-type="float" office:value="17" calcext:value-type="float">
            <text:p>17</text:p>
          </table:table-cell>
          <table:table-cell table:formula="of:=[.F270]+([.H270]-1)*24+30" office:value-type="float" office:value="675.4" calcext:value-type="float">
            <text:p>675,4</text:p>
          </table:table-cell>
          <table:table-cell table:formula="of:=MONTH([.D270])" office:value-type="float" office:value="4" calcext:value-type="float">
            <text:p>4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iotr</text:p>
          </table:table-cell>
          <table:table-cell table:style-name="ce2" office:value-type="string" calcext:value-type="string">
            <text:p>Bojarun</text:p>
          </table:table-cell>
          <table:table-cell table:style-name="ce2" office:value-type="string" calcext:value-type="string">
            <text:p>Kalisz</text:p>
          </table:table-cell>
          <table:table-cell table:style-name="ce6" office:value-type="date" office:date-value="2014-04-08" calcext:value-type="date">
            <text:p>8.04.2014</text:p>
          </table:table-cell>
          <table:table-cell table:style-name="ce6" office:value-type="date" office:date-value="2014-04-10" calcext:value-type="date">
            <text:p>10.04.2014</text:p>
          </table:table-cell>
          <table:table-cell office:value-type="float" office:value="760" calcext:value-type="float">
            <text:p>760</text:p>
          </table:table-cell>
          <table:table-cell table:formula="of:=[.E271]-[.D271]" office:value-type="float" office:value="2" calcext:value-type="float">
            <text:p>2</text:p>
          </table:table-cell>
          <table:table-cell table:formula="of:=1+[.E271]-[.D271]" office:value-type="float" office:value="3" calcext:value-type="float">
            <text:p>3</text:p>
          </table:table-cell>
          <table:table-cell table:formula="of:=COM.MICROSOFT.CONCAT([.A271];[.B271])" office:value-type="string" office:string-value="PiotrBojarun" calcext:value-type="string">
            <text:p>PiotrBojarun</text:p>
          </table:table-cell>
          <table:table-cell table:formula="of:=COUNTIF([.$I$2:.$I$1001];[.I271])" office:value-type="float" office:value="10" calcext:value-type="float">
            <text:p>10</text:p>
          </table:table-cell>
          <table:table-cell table:formula="of:=SUMIF([.$I$2:.$I$1001];[.I271];[.$H$2:.$H$1001])" office:value-type="float" office:value="32" calcext:value-type="float">
            <text:p>32</text:p>
          </table:table-cell>
          <table:table-cell table:formula="of:=[.F271]+([.H271]-1)*24+30" office:value-type="float" office:value="838" calcext:value-type="float">
            <text:p>838</text:p>
          </table:table-cell>
          <table:table-cell table:formula="of:=MONTH([.D271])" office:value-type="float" office:value="4" calcext:value-type="float">
            <text:p>4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madeusz</text:p>
          </table:table-cell>
          <table:table-cell table:style-name="ce2" office:value-type="string" calcext:value-type="string">
            <text:p>Helski</text:p>
          </table:table-cell>
          <table:table-cell table:style-name="ce2" office:value-type="string" calcext:value-type="string">
            <text:p>Radom</text:p>
          </table:table-cell>
          <table:table-cell table:style-name="ce6" office:value-type="date" office:date-value="2014-04-08" calcext:value-type="date">
            <text:p>8.04.2014</text:p>
          </table:table-cell>
          <table:table-cell table:style-name="ce6" office:value-type="date" office:date-value="2014-04-12" calcext:value-type="date">
            <text:p>12.04.2014</text:p>
          </table:table-cell>
          <table:table-cell office:value-type="float" office:value="674.5" calcext:value-type="float">
            <text:p>674,5</text:p>
          </table:table-cell>
          <table:table-cell table:formula="of:=[.E272]-[.D272]" office:value-type="float" office:value="4" calcext:value-type="float">
            <text:p>4</text:p>
          </table:table-cell>
          <table:table-cell table:formula="of:=1+[.E272]-[.D272]" office:value-type="float" office:value="5" calcext:value-type="float">
            <text:p>5</text:p>
          </table:table-cell>
          <table:table-cell table:formula="of:=COM.MICROSOFT.CONCAT([.A272];[.B272])" office:value-type="string" office:string-value="AmadeuszHelski" calcext:value-type="string">
            <text:p>AmadeuszHelski</text:p>
          </table:table-cell>
          <table:table-cell table:formula="of:=COUNTIF([.$I$2:.$I$1001];[.I272])" office:value-type="float" office:value="9" calcext:value-type="float">
            <text:p>9</text:p>
          </table:table-cell>
          <table:table-cell table:formula="of:=SUMIF([.$I$2:.$I$1001];[.I272];[.$H$2:.$H$1001])" office:value-type="float" office:value="30" calcext:value-type="float">
            <text:p>30</text:p>
          </table:table-cell>
          <table:table-cell table:formula="of:=[.F272]+([.H272]-1)*24+30" office:value-type="float" office:value="800.5" calcext:value-type="float">
            <text:p>800,5</text:p>
          </table:table-cell>
          <table:table-cell table:formula="of:=MONTH([.D272])" office:value-type="float" office:value="4" calcext:value-type="float">
            <text:p>4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Dorota</text:p>
          </table:table-cell>
          <table:table-cell table:style-name="ce2" office:value-type="string" calcext:value-type="string">
            <text:p>Morska</text:p>
          </table:table-cell>
          <table:table-cell table:style-name="ce2" office:value-type="string" calcext:value-type="string">
            <text:p>Radom</text:p>
          </table:table-cell>
          <table:table-cell table:style-name="ce6" office:value-type="date" office:date-value="2014-04-08" calcext:value-type="date">
            <text:p>8.04.2014</text:p>
          </table:table-cell>
          <table:table-cell table:style-name="ce6" office:value-type="date" office:date-value="2014-04-11" calcext:value-type="date">
            <text:p>11.04.2014</text:p>
          </table:table-cell>
          <table:table-cell office:value-type="float" office:value="550.5" calcext:value-type="float">
            <text:p>550,5</text:p>
          </table:table-cell>
          <table:table-cell table:formula="of:=[.E273]-[.D273]" office:value-type="float" office:value="3" calcext:value-type="float">
            <text:p>3</text:p>
          </table:table-cell>
          <table:table-cell table:formula="of:=1+[.E273]-[.D273]" office:value-type="float" office:value="4" calcext:value-type="float">
            <text:p>4</text:p>
          </table:table-cell>
          <table:table-cell table:formula="of:=COM.MICROSOFT.CONCAT([.A273];[.B273])" office:value-type="string" office:string-value="DorotaMorska" calcext:value-type="string">
            <text:p>DorotaMorska</text:p>
          </table:table-cell>
          <table:table-cell table:formula="of:=COUNTIF([.$I$2:.$I$1001];[.I273])" office:value-type="float" office:value="12" calcext:value-type="float">
            <text:p>12</text:p>
          </table:table-cell>
          <table:table-cell table:formula="of:=SUMIF([.$I$2:.$I$1001];[.I273];[.$H$2:.$H$1001])" office:value-type="float" office:value="30" calcext:value-type="float">
            <text:p>30</text:p>
          </table:table-cell>
          <table:table-cell table:formula="of:=[.F273]+([.H273]-1)*24+30" office:value-type="float" office:value="652.5" calcext:value-type="float">
            <text:p>652,5</text:p>
          </table:table-cell>
          <table:table-cell table:formula="of:=MONTH([.D273])" office:value-type="float" office:value="4" calcext:value-type="float">
            <text:p>4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aria</text:p>
          </table:table-cell>
          <table:table-cell table:style-name="ce2" office:value-type="string" calcext:value-type="string">
            <text:p>Ozimek</text:p>
          </table:table-cell>
          <table:table-cell table:style-name="ce2" office:value-type="string" calcext:value-type="string">
            <text:p>Katowice</text:p>
          </table:table-cell>
          <table:table-cell table:style-name="ce6" office:value-type="date" office:date-value="2014-04-08" calcext:value-type="date">
            <text:p>8.04.2014</text:p>
          </table:table-cell>
          <table:table-cell table:style-name="ce6" office:value-type="date" office:date-value="2014-04-11" calcext:value-type="date">
            <text:p>11.04.2014</text:p>
          </table:table-cell>
          <table:table-cell office:value-type="float" office:value="1091.7" calcext:value-type="float">
            <text:p>1091,7</text:p>
          </table:table-cell>
          <table:table-cell table:formula="of:=[.E274]-[.D274]" office:value-type="float" office:value="3" calcext:value-type="float">
            <text:p>3</text:p>
          </table:table-cell>
          <table:table-cell table:formula="of:=1+[.E274]-[.D274]" office:value-type="float" office:value="4" calcext:value-type="float">
            <text:p>4</text:p>
          </table:table-cell>
          <table:table-cell table:formula="of:=COM.MICROSOFT.CONCAT([.A274];[.B274])" office:value-type="string" office:string-value="MariaOzimek" calcext:value-type="string">
            <text:p>MariaOzimek</text:p>
          </table:table-cell>
          <table:table-cell table:formula="of:=COUNTIF([.$I$2:.$I$1001];[.I274])" office:value-type="float" office:value="8" calcext:value-type="float">
            <text:p>8</text:p>
          </table:table-cell>
          <table:table-cell table:formula="of:=SUMIF([.$I$2:.$I$1001];[.I274];[.$H$2:.$H$1001])" office:value-type="float" office:value="24" calcext:value-type="float">
            <text:p>24</text:p>
          </table:table-cell>
          <table:table-cell table:formula="of:=[.F274]+([.H274]-1)*24+30" office:value-type="float" office:value="1193.7" calcext:value-type="float">
            <text:p>1193,7</text:p>
          </table:table-cell>
          <table:table-cell table:formula="of:=MONTH([.D274])" office:value-type="float" office:value="4" calcext:value-type="float">
            <text:p>4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anuary</text:p>
          </table:table-cell>
          <table:table-cell table:style-name="ce2" office:value-type="string" calcext:value-type="string">
            <text:p>Pluta</text:p>
          </table:table-cell>
          <table:table-cell table:style-name="ce2" office:value-type="string" calcext:value-type="string">
            <text:p>Krakow</text:p>
          </table:table-cell>
          <table:table-cell table:style-name="ce6" office:value-type="date" office:date-value="2014-04-08" calcext:value-type="date">
            <text:p>8.04.2014</text:p>
          </table:table-cell>
          <table:table-cell table:style-name="ce6" office:value-type="date" office:date-value="2014-04-12" calcext:value-type="date">
            <text:p>12.04.2014</text:p>
          </table:table-cell>
          <table:table-cell office:value-type="float" office:value="1321.5" calcext:value-type="float">
            <text:p>1321,5</text:p>
          </table:table-cell>
          <table:table-cell table:formula="of:=[.E275]-[.D275]" office:value-type="float" office:value="4" calcext:value-type="float">
            <text:p>4</text:p>
          </table:table-cell>
          <table:table-cell table:formula="of:=1+[.E275]-[.D275]" office:value-type="float" office:value="5" calcext:value-type="float">
            <text:p>5</text:p>
          </table:table-cell>
          <table:table-cell table:formula="of:=COM.MICROSOFT.CONCAT([.A275];[.B275])" office:value-type="string" office:string-value="JanuaryPluta" calcext:value-type="string">
            <text:p>JanuaryPluta</text:p>
          </table:table-cell>
          <table:table-cell table:formula="of:=COUNTIF([.$I$2:.$I$1001];[.I275])" office:value-type="float" office:value="7" calcext:value-type="float">
            <text:p>7</text:p>
          </table:table-cell>
          <table:table-cell table:formula="of:=SUMIF([.$I$2:.$I$1001];[.I275];[.$H$2:.$H$1001])" office:value-type="float" office:value="24" calcext:value-type="float">
            <text:p>24</text:p>
          </table:table-cell>
          <table:table-cell table:formula="of:=[.F275]+([.H275]-1)*24+30" office:value-type="float" office:value="1447.5" calcext:value-type="float">
            <text:p>1447,5</text:p>
          </table:table-cell>
          <table:table-cell table:formula="of:=MONTH([.D275])" office:value-type="float" office:value="4" calcext:value-type="float">
            <text:p>4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ebastian</text:p>
          </table:table-cell>
          <table:table-cell table:style-name="ce2" office:value-type="string" calcext:value-type="string">
            <text:p>Argonski</text:p>
          </table:table-cell>
          <table:table-cell table:style-name="ce2" office:value-type="string" calcext:value-type="string">
            <text:p>Katowice</text:p>
          </table:table-cell>
          <table:table-cell table:style-name="ce6" office:value-type="date" office:date-value="2014-04-14" calcext:value-type="date">
            <text:p>14.04.2014</text:p>
          </table:table-cell>
          <table:table-cell table:style-name="ce6" office:value-type="date" office:date-value="2014-04-18" calcext:value-type="date">
            <text:p>18.04.2014</text:p>
          </table:table-cell>
          <table:table-cell office:value-type="float" office:value="1290.7" calcext:value-type="float">
            <text:p>1290,7</text:p>
          </table:table-cell>
          <table:table-cell table:formula="of:=[.E276]-[.D276]" office:value-type="float" office:value="4" calcext:value-type="float">
            <text:p>4</text:p>
          </table:table-cell>
          <table:table-cell table:formula="of:=1+[.E276]-[.D276]" office:value-type="float" office:value="5" calcext:value-type="float">
            <text:p>5</text:p>
          </table:table-cell>
          <table:table-cell table:formula="of:=COM.MICROSOFT.CONCAT([.A276];[.B276])" office:value-type="string" office:string-value="SebastianArgonski" calcext:value-type="string">
            <text:p>SebastianArgonski</text:p>
          </table:table-cell>
          <table:table-cell table:formula="of:=COUNTIF([.$I$2:.$I$1001];[.I276])" office:value-type="float" office:value="9" calcext:value-type="float">
            <text:p>9</text:p>
          </table:table-cell>
          <table:table-cell table:formula="of:=SUMIF([.$I$2:.$I$1001];[.I276];[.$H$2:.$H$1001])" office:value-type="float" office:value="31" calcext:value-type="float">
            <text:p>31</text:p>
          </table:table-cell>
          <table:table-cell table:formula="of:=[.F276]+([.H276]-1)*24+30" office:value-type="float" office:value="1416.7" calcext:value-type="float">
            <text:p>1416,7</text:p>
          </table:table-cell>
          <table:table-cell table:formula="of:=MONTH([.D276])" office:value-type="float" office:value="4" calcext:value-type="float">
            <text:p>4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erzy</text:p>
          </table:table-cell>
          <table:table-cell table:style-name="ce2" office:value-type="string" calcext:value-type="string">
            <text:p>Dusznicki</text:p>
          </table:table-cell>
          <table:table-cell table:style-name="ce2" office:value-type="string" calcext:value-type="string">
            <text:p>Malbork</text:p>
          </table:table-cell>
          <table:table-cell table:style-name="ce6" office:value-type="date" office:date-value="2014-04-14" calcext:value-type="date">
            <text:p>14.04.2014</text:p>
          </table:table-cell>
          <table:table-cell table:style-name="ce6" office:value-type="date" office:date-value="2014-04-16" calcext:value-type="date">
            <text:p>16.04.2014</text:p>
          </table:table-cell>
          <table:table-cell office:value-type="float" office:value="1102" calcext:value-type="float">
            <text:p>1102</text:p>
          </table:table-cell>
          <table:table-cell table:formula="of:=[.E277]-[.D277]" office:value-type="float" office:value="2" calcext:value-type="float">
            <text:p>2</text:p>
          </table:table-cell>
          <table:table-cell table:formula="of:=1+[.E277]-[.D277]" office:value-type="float" office:value="3" calcext:value-type="float">
            <text:p>3</text:p>
          </table:table-cell>
          <table:table-cell table:formula="of:=COM.MICROSOFT.CONCAT([.A277];[.B277])" office:value-type="string" office:string-value="JerzyDusznicki" calcext:value-type="string">
            <text:p>JerzyDusznicki</text:p>
          </table:table-cell>
          <table:table-cell table:formula="of:=COUNTIF([.$I$2:.$I$1001];[.I277])" office:value-type="float" office:value="13" calcext:value-type="float">
            <text:p>13</text:p>
          </table:table-cell>
          <table:table-cell table:formula="of:=SUMIF([.$I$2:.$I$1001];[.I277];[.$H$2:.$H$1001])" office:value-type="float" office:value="38" calcext:value-type="float">
            <text:p>38</text:p>
          </table:table-cell>
          <table:table-cell table:formula="of:=[.F277]+([.H277]-1)*24+30" office:value-type="float" office:value="1180" calcext:value-type="float">
            <text:p>1180</text:p>
          </table:table-cell>
          <table:table-cell table:formula="of:=MONTH([.D277])" office:value-type="float" office:value="4" calcext:value-type="float">
            <text:p>4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ndrzej</text:p>
          </table:table-cell>
          <table:table-cell table:style-name="ce2" office:value-type="string" calcext:value-type="string">
            <text:p>Kolarski</text:p>
          </table:table-cell>
          <table:table-cell table:style-name="ce2" office:value-type="string" calcext:value-type="string">
            <text:p>Malbork</text:p>
          </table:table-cell>
          <table:table-cell table:style-name="ce6" office:value-type="date" office:date-value="2014-04-14" calcext:value-type="date">
            <text:p>14.04.2014</text:p>
          </table:table-cell>
          <table:table-cell table:style-name="ce6" office:value-type="date" office:date-value="2014-04-15" calcext:value-type="date">
            <text:p>15.04.2014</text:p>
          </table:table-cell>
          <table:table-cell office:value-type="float" office:value="891" calcext:value-type="float">
            <text:p>891</text:p>
          </table:table-cell>
          <table:table-cell table:formula="of:=[.E278]-[.D278]" office:value-type="float" office:value="1" calcext:value-type="float">
            <text:p>1</text:p>
          </table:table-cell>
          <table:table-cell table:formula="of:=1+[.E278]-[.D278]" office:value-type="float" office:value="2" calcext:value-type="float">
            <text:p>2</text:p>
          </table:table-cell>
          <table:table-cell table:formula="of:=COM.MICROSOFT.CONCAT([.A278];[.B278])" office:value-type="string" office:string-value="AndrzejKolarski" calcext:value-type="string">
            <text:p>AndrzejKolarski</text:p>
          </table:table-cell>
          <table:table-cell table:formula="of:=COUNTIF([.$I$2:.$I$1001];[.I278])" office:value-type="float" office:value="14" calcext:value-type="float">
            <text:p>14</text:p>
          </table:table-cell>
          <table:table-cell table:formula="of:=SUMIF([.$I$2:.$I$1001];[.I278];[.$H$2:.$H$1001])" office:value-type="float" office:value="41" calcext:value-type="float">
            <text:p>41</text:p>
          </table:table-cell>
          <table:table-cell table:formula="of:=[.F278]+([.H278]-1)*24+30" office:value-type="float" office:value="945" calcext:value-type="float">
            <text:p>945</text:p>
          </table:table-cell>
          <table:table-cell table:formula="of:=MONTH([.D278])" office:value-type="float" office:value="4" calcext:value-type="float">
            <text:p>4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aulina</text:p>
          </table:table-cell>
          <table:table-cell table:style-name="ce2" office:value-type="string" calcext:value-type="string">
            <text:p>Maskor</text:p>
          </table:table-cell>
          <table:table-cell table:style-name="ce2" office:value-type="string" calcext:value-type="string">
            <text:p>Malbork</text:p>
          </table:table-cell>
          <table:table-cell table:style-name="ce6" office:value-type="date" office:date-value="2014-04-14" calcext:value-type="date">
            <text:p>14.04.2014</text:p>
          </table:table-cell>
          <table:table-cell table:style-name="ce6" office:value-type="date" office:date-value="2014-04-17" calcext:value-type="date">
            <text:p>17.04.2014</text:p>
          </table:table-cell>
          <table:table-cell office:value-type="float" office:value="1313" calcext:value-type="float">
            <text:p>1313</text:p>
          </table:table-cell>
          <table:table-cell table:formula="of:=[.E279]-[.D279]" office:value-type="float" office:value="3" calcext:value-type="float">
            <text:p>3</text:p>
          </table:table-cell>
          <table:table-cell table:formula="of:=1+[.E279]-[.D279]" office:value-type="float" office:value="4" calcext:value-type="float">
            <text:p>4</text:p>
          </table:table-cell>
          <table:table-cell table:formula="of:=COM.MICROSOFT.CONCAT([.A279];[.B279])" office:value-type="string" office:string-value="PaulinaMaskor" calcext:value-type="string">
            <text:p>PaulinaMaskor</text:p>
          </table:table-cell>
          <table:table-cell table:formula="of:=COUNTIF([.$I$2:.$I$1001];[.I279])" office:value-type="float" office:value="13" calcext:value-type="float">
            <text:p>13</text:p>
          </table:table-cell>
          <table:table-cell table:formula="of:=SUMIF([.$I$2:.$I$1001];[.I279];[.$H$2:.$H$1001])" office:value-type="float" office:value="41" calcext:value-type="float">
            <text:p>41</text:p>
          </table:table-cell>
          <table:table-cell table:formula="of:=[.F279]+([.H279]-1)*24+30" office:value-type="float" office:value="1415" calcext:value-type="float">
            <text:p>1415</text:p>
          </table:table-cell>
          <table:table-cell table:formula="of:=MONTH([.D279])" office:value-type="float" office:value="4" calcext:value-type="float">
            <text:p>4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Grzegorz</text:p>
          </table:table-cell>
          <table:table-cell table:style-name="ce2" office:value-type="string" calcext:value-type="string">
            <text:p>Podolski</text:p>
          </table:table-cell>
          <table:table-cell table:style-name="ce2" office:value-type="string" calcext:value-type="string">
            <text:p>Krakow</text:p>
          </table:table-cell>
          <table:table-cell table:style-name="ce6" office:value-type="date" office:date-value="2014-04-14" calcext:value-type="date">
            <text:p>14.04.2014</text:p>
          </table:table-cell>
          <table:table-cell table:style-name="ce6" office:value-type="date" office:date-value="2014-04-15" calcext:value-type="date">
            <text:p>15.04.2014</text:p>
          </table:table-cell>
          <table:table-cell office:value-type="float" office:value="706.5" calcext:value-type="float">
            <text:p>706,5</text:p>
          </table:table-cell>
          <table:table-cell table:formula="of:=[.E280]-[.D280]" office:value-type="float" office:value="1" calcext:value-type="float">
            <text:p>1</text:p>
          </table:table-cell>
          <table:table-cell table:formula="of:=1+[.E280]-[.D280]" office:value-type="float" office:value="2" calcext:value-type="float">
            <text:p>2</text:p>
          </table:table-cell>
          <table:table-cell table:formula="of:=COM.MICROSOFT.CONCAT([.A280];[.B280])" office:value-type="string" office:string-value="GrzegorzPodolski" calcext:value-type="string">
            <text:p>GrzegorzPodolski</text:p>
          </table:table-cell>
          <table:table-cell table:formula="of:=COUNTIF([.$I$2:.$I$1001];[.I280])" office:value-type="float" office:value="14" calcext:value-type="float">
            <text:p>14</text:p>
          </table:table-cell>
          <table:table-cell table:formula="of:=SUMIF([.$I$2:.$I$1001];[.I280];[.$H$2:.$H$1001])" office:value-type="float" office:value="32" calcext:value-type="float">
            <text:p>32</text:p>
          </table:table-cell>
          <table:table-cell table:formula="of:=[.F280]+([.H280]-1)*24+30" office:value-type="float" office:value="760.5" calcext:value-type="float">
            <text:p>760,5</text:p>
          </table:table-cell>
          <table:table-cell table:formula="of:=MONTH([.D280])" office:value-type="float" office:value="4" calcext:value-type="float">
            <text:p>4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Wiktor</text:p>
          </table:table-cell>
          <table:table-cell table:style-name="ce2" office:value-type="string" calcext:value-type="string">
            <text:p>Wroblewski</text:p>
          </table:table-cell>
          <table:table-cell table:style-name="ce2" office:value-type="string" calcext:value-type="string">
            <text:p>Krakow</text:p>
          </table:table-cell>
          <table:table-cell table:style-name="ce6" office:value-type="date" office:date-value="2014-04-14" calcext:value-type="date">
            <text:p>14.04.2014</text:p>
          </table:table-cell>
          <table:table-cell table:style-name="ce6" office:value-type="date" office:date-value="2014-04-16" calcext:value-type="date">
            <text:p>16.04.2014</text:p>
          </table:table-cell>
          <table:table-cell office:value-type="float" office:value="911.5" calcext:value-type="float">
            <text:p>911,5</text:p>
          </table:table-cell>
          <table:table-cell table:formula="of:=[.E281]-[.D281]" office:value-type="float" office:value="2" calcext:value-type="float">
            <text:p>2</text:p>
          </table:table-cell>
          <table:table-cell table:formula="of:=1+[.E281]-[.D281]" office:value-type="float" office:value="3" calcext:value-type="float">
            <text:p>3</text:p>
          </table:table-cell>
          <table:table-cell table:formula="of:=COM.MICROSOFT.CONCAT([.A281];[.B281])" office:value-type="string" office:string-value="WiktorWroblewski" calcext:value-type="string">
            <text:p>WiktorWroblewski</text:p>
          </table:table-cell>
          <table:table-cell table:formula="of:=COUNTIF([.$I$2:.$I$1001];[.I281])" office:value-type="float" office:value="8" calcext:value-type="float">
            <text:p>8</text:p>
          </table:table-cell>
          <table:table-cell table:formula="of:=SUMIF([.$I$2:.$I$1001];[.I281];[.$H$2:.$H$1001])" office:value-type="float" office:value="16" calcext:value-type="float">
            <text:p>16</text:p>
          </table:table-cell>
          <table:table-cell table:formula="of:=[.F281]+([.H281]-1)*24+30" office:value-type="float" office:value="989.5" calcext:value-type="float">
            <text:p>989,5</text:p>
          </table:table-cell>
          <table:table-cell table:formula="of:=MONTH([.D281])" office:value-type="float" office:value="4" calcext:value-type="float">
            <text:p>4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ustyna</text:p>
          </table:table-cell>
          <table:table-cell table:style-name="ce2" office:value-type="string" calcext:value-type="string">
            <text:p>Laska</text:p>
          </table:table-cell>
          <table:table-cell table:style-name="ce2" office:value-type="string" calcext:value-type="string">
            <text:p>Bydgoszcz</text:p>
          </table:table-cell>
          <table:table-cell table:number-columns-repeated="2" table:style-name="ce6" office:value-type="date" office:date-value="2014-04-18" calcext:value-type="date">
            <text:p>18.04.2014</text:p>
          </table:table-cell>
          <table:table-cell office:value-type="float" office:value="513.4" calcext:value-type="float">
            <text:p>513,4</text:p>
          </table:table-cell>
          <table:table-cell table:formula="of:=[.E282]-[.D282]" office:value-type="float" office:value="0" calcext:value-type="float">
            <text:p>0</text:p>
          </table:table-cell>
          <table:table-cell table:formula="of:=1+[.E282]-[.D282]" office:value-type="float" office:value="1" calcext:value-type="float">
            <text:p>1</text:p>
          </table:table-cell>
          <table:table-cell table:formula="of:=COM.MICROSOFT.CONCAT([.A282];[.B282])" office:value-type="string" office:string-value="JustynaLaska" calcext:value-type="string">
            <text:p>JustynaLaska</text:p>
          </table:table-cell>
          <table:table-cell table:formula="of:=COUNTIF([.$I$2:.$I$1001];[.I282])" office:value-type="float" office:value="15" calcext:value-type="float">
            <text:p>15</text:p>
          </table:table-cell>
          <table:table-cell table:formula="of:=SUMIF([.$I$2:.$I$1001];[.I282];[.$H$2:.$H$1001])" office:value-type="float" office:value="41" calcext:value-type="float">
            <text:p>41</text:p>
          </table:table-cell>
          <table:table-cell table:formula="of:=[.F282]+([.H282]-1)*24+30" office:value-type="float" office:value="543.4" calcext:value-type="float">
            <text:p>543,4</text:p>
          </table:table-cell>
          <table:table-cell table:formula="of:=MONTH([.D282])" office:value-type="float" office:value="4" calcext:value-type="float">
            <text:p>4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Dominika</text:p>
          </table:table-cell>
          <table:table-cell table:style-name="ce2" office:value-type="string" calcext:value-type="string">
            <text:p>Bodera</text:p>
          </table:table-cell>
          <table:table-cell table:style-name="ce2" office:value-type="string" calcext:value-type="string">
            <text:p>Katowice</text:p>
          </table:table-cell>
          <table:table-cell table:style-name="ce6" office:value-type="date" office:date-value="2014-04-20" calcext:value-type="date">
            <text:p>20.04.2014</text:p>
          </table:table-cell>
          <table:table-cell table:style-name="ce6" office:value-type="date" office:date-value="2014-04-22" calcext:value-type="date">
            <text:p>22.04.2014</text:p>
          </table:table-cell>
          <table:table-cell office:value-type="float" office:value="892.7" calcext:value-type="float">
            <text:p>892,7</text:p>
          </table:table-cell>
          <table:table-cell table:formula="of:=[.E283]-[.D283]" office:value-type="float" office:value="2" calcext:value-type="float">
            <text:p>2</text:p>
          </table:table-cell>
          <table:table-cell table:formula="of:=1+[.E283]-[.D283]" office:value-type="float" office:value="3" calcext:value-type="float">
            <text:p>3</text:p>
          </table:table-cell>
          <table:table-cell table:formula="of:=COM.MICROSOFT.CONCAT([.A283];[.B283])" office:value-type="string" office:string-value="DominikaBodera" calcext:value-type="string">
            <text:p>DominikaBodera</text:p>
          </table:table-cell>
          <table:table-cell table:formula="of:=COUNTIF([.$I$2:.$I$1001];[.I283])" office:value-type="float" office:value="13" calcext:value-type="float">
            <text:p>13</text:p>
          </table:table-cell>
          <table:table-cell table:formula="of:=SUMIF([.$I$2:.$I$1001];[.I283];[.$H$2:.$H$1001])" office:value-type="float" office:value="35" calcext:value-type="float">
            <text:p>35</text:p>
          </table:table-cell>
          <table:table-cell table:formula="of:=[.F283]+([.H283]-1)*24+30" office:value-type="float" office:value="970.7" calcext:value-type="float">
            <text:p>970,7</text:p>
          </table:table-cell>
          <table:table-cell table:formula="of:=MONTH([.D283])" office:value-type="float" office:value="4" calcext:value-type="float">
            <text:p>4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iotr</text:p>
          </table:table-cell>
          <table:table-cell table:style-name="ce2" office:value-type="string" calcext:value-type="string">
            <text:p>Malski</text:p>
          </table:table-cell>
          <table:table-cell table:style-name="ce2" office:value-type="string" calcext:value-type="string">
            <text:p>Olsztyn</text:p>
          </table:table-cell>
          <table:table-cell table:style-name="ce6" office:value-type="date" office:date-value="2014-04-20" calcext:value-type="date">
            <text:p>20.04.2014</text:p>
          </table:table-cell>
          <table:table-cell table:style-name="ce6" office:value-type="date" office:date-value="2014-04-21" calcext:value-type="date">
            <text:p>21.04.2014</text:p>
          </table:table-cell>
          <table:table-cell office:value-type="float" office:value="526.8" calcext:value-type="float">
            <text:p>526,8</text:p>
          </table:table-cell>
          <table:table-cell table:formula="of:=[.E284]-[.D284]" office:value-type="float" office:value="1" calcext:value-type="float">
            <text:p>1</text:p>
          </table:table-cell>
          <table:table-cell table:formula="of:=1+[.E284]-[.D284]" office:value-type="float" office:value="2" calcext:value-type="float">
            <text:p>2</text:p>
          </table:table-cell>
          <table:table-cell table:formula="of:=COM.MICROSOFT.CONCAT([.A284];[.B284])" office:value-type="string" office:string-value="PiotrMalski" calcext:value-type="string">
            <text:p>PiotrMalski</text:p>
          </table:table-cell>
          <table:table-cell table:formula="of:=COUNTIF([.$I$2:.$I$1001];[.I284])" office:value-type="float" office:value="5" calcext:value-type="float">
            <text:p>5</text:p>
          </table:table-cell>
          <table:table-cell table:formula="of:=SUMIF([.$I$2:.$I$1001];[.I284];[.$H$2:.$H$1001])" office:value-type="float" office:value="17" calcext:value-type="float">
            <text:p>17</text:p>
          </table:table-cell>
          <table:table-cell table:formula="of:=[.F284]+([.H284]-1)*24+30" office:value-type="float" office:value="580.8" calcext:value-type="float">
            <text:p>580,8</text:p>
          </table:table-cell>
          <table:table-cell table:formula="of:=MONTH([.D284])" office:value-type="float" office:value="4" calcext:value-type="float">
            <text:p>4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ustyna</text:p>
          </table:table-cell>
          <table:table-cell table:style-name="ce2" office:value-type="string" calcext:value-type="string">
            <text:p>Laska</text:p>
          </table:table-cell>
          <table:table-cell table:style-name="ce2" office:value-type="string" calcext:value-type="string">
            <text:p>Kalisz</text:p>
          </table:table-cell>
          <table:table-cell table:style-name="ce6" office:value-type="date" office:date-value="2014-04-23" calcext:value-type="date">
            <text:p>23.04.2014</text:p>
          </table:table-cell>
          <table:table-cell table:style-name="ce6" office:value-type="date" office:date-value="2014-04-24" calcext:value-type="date">
            <text:p>24.04.2014</text:p>
          </table:table-cell>
          <table:table-cell office:value-type="float" office:value="601" calcext:value-type="float">
            <text:p>601</text:p>
          </table:table-cell>
          <table:table-cell table:formula="of:=[.E285]-[.D285]" office:value-type="float" office:value="1" calcext:value-type="float">
            <text:p>1</text:p>
          </table:table-cell>
          <table:table-cell table:formula="of:=1+[.E285]-[.D285]" office:value-type="float" office:value="2" calcext:value-type="float">
            <text:p>2</text:p>
          </table:table-cell>
          <table:table-cell table:formula="of:=COM.MICROSOFT.CONCAT([.A285];[.B285])" office:value-type="string" office:string-value="JustynaLaska" calcext:value-type="string">
            <text:p>JustynaLaska</text:p>
          </table:table-cell>
          <table:table-cell table:formula="of:=COUNTIF([.$I$2:.$I$1001];[.I285])" office:value-type="float" office:value="15" calcext:value-type="float">
            <text:p>15</text:p>
          </table:table-cell>
          <table:table-cell table:formula="of:=SUMIF([.$I$2:.$I$1001];[.I285];[.$H$2:.$H$1001])" office:value-type="float" office:value="41" calcext:value-type="float">
            <text:p>41</text:p>
          </table:table-cell>
          <table:table-cell table:formula="of:=[.F285]+([.H285]-1)*24+30" office:value-type="float" office:value="655" calcext:value-type="float">
            <text:p>655</text:p>
          </table:table-cell>
          <table:table-cell table:formula="of:=MONTH([.D285])" office:value-type="float" office:value="4" calcext:value-type="float">
            <text:p>4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Ewelia</text:p>
          </table:table-cell>
          <table:table-cell table:style-name="ce2" office:value-type="string" calcext:value-type="string">
            <text:p>Prus</text:p>
          </table:table-cell>
          <table:table-cell table:style-name="ce2" office:value-type="string" calcext:value-type="string">
            <text:p>Olsztyn</text:p>
          </table:table-cell>
          <table:table-cell table:style-name="ce6" office:value-type="date" office:date-value="2014-04-23" calcext:value-type="date">
            <text:p>23.04.2014</text:p>
          </table:table-cell>
          <table:table-cell table:style-name="ce6" office:value-type="date" office:date-value="2014-04-24" calcext:value-type="date">
            <text:p>24.04.2014</text:p>
          </table:table-cell>
          <table:table-cell office:value-type="float" office:value="526.8" calcext:value-type="float">
            <text:p>526,8</text:p>
          </table:table-cell>
          <table:table-cell table:formula="of:=[.E286]-[.D286]" office:value-type="float" office:value="1" calcext:value-type="float">
            <text:p>1</text:p>
          </table:table-cell>
          <table:table-cell table:formula="of:=1+[.E286]-[.D286]" office:value-type="float" office:value="2" calcext:value-type="float">
            <text:p>2</text:p>
          </table:table-cell>
          <table:table-cell table:formula="of:=COM.MICROSOFT.CONCAT([.A286];[.B286])" office:value-type="string" office:string-value="EweliaPrus" calcext:value-type="string">
            <text:p>EweliaPrus</text:p>
          </table:table-cell>
          <table:table-cell table:formula="of:=COUNTIF([.$I$2:.$I$1001];[.I286])" office:value-type="float" office:value="8" calcext:value-type="float">
            <text:p>8</text:p>
          </table:table-cell>
          <table:table-cell table:formula="of:=SUMIF([.$I$2:.$I$1001];[.I286];[.$H$2:.$H$1001])" office:value-type="float" office:value="27" calcext:value-type="float">
            <text:p>27</text:p>
          </table:table-cell>
          <table:table-cell table:formula="of:=[.F286]+([.H286]-1)*24+30" office:value-type="float" office:value="580.8" calcext:value-type="float">
            <text:p>580,8</text:p>
          </table:table-cell>
          <table:table-cell table:formula="of:=MONTH([.D286])" office:value-type="float" office:value="4" calcext:value-type="float">
            <text:p>4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Wiktor</text:p>
          </table:table-cell>
          <table:table-cell table:style-name="ce2" office:value-type="string" calcext:value-type="string">
            <text:p>Wroblewski</text:p>
          </table:table-cell>
          <table:table-cell table:style-name="ce2" office:value-type="string" calcext:value-type="string">
            <text:p>Kutno</text:p>
          </table:table-cell>
          <table:table-cell table:number-columns-repeated="2" table:style-name="ce6" office:value-type="date" office:date-value="2014-04-24" calcext:value-type="date">
            <text:p>24.04.2014</text:p>
          </table:table-cell>
          <table:table-cell office:value-type="float" office:value="278.8" calcext:value-type="float">
            <text:p>278,8</text:p>
          </table:table-cell>
          <table:table-cell table:formula="of:=[.E287]-[.D287]" office:value-type="float" office:value="0" calcext:value-type="float">
            <text:p>0</text:p>
          </table:table-cell>
          <table:table-cell table:formula="of:=1+[.E287]-[.D287]" office:value-type="float" office:value="1" calcext:value-type="float">
            <text:p>1</text:p>
          </table:table-cell>
          <table:table-cell table:formula="of:=COM.MICROSOFT.CONCAT([.A287];[.B287])" office:value-type="string" office:string-value="WiktorWroblewski" calcext:value-type="string">
            <text:p>WiktorWroblewski</text:p>
          </table:table-cell>
          <table:table-cell table:formula="of:=COUNTIF([.$I$2:.$I$1001];[.I287])" office:value-type="float" office:value="8" calcext:value-type="float">
            <text:p>8</text:p>
          </table:table-cell>
          <table:table-cell table:formula="of:=SUMIF([.$I$2:.$I$1001];[.I287];[.$H$2:.$H$1001])" office:value-type="float" office:value="16" calcext:value-type="float">
            <text:p>16</text:p>
          </table:table-cell>
          <table:table-cell table:formula="of:=[.F287]+([.H287]-1)*24+30" office:value-type="float" office:value="308.8" calcext:value-type="float">
            <text:p>308,8</text:p>
          </table:table-cell>
          <table:table-cell table:formula="of:=MONTH([.D287])" office:value-type="float" office:value="4" calcext:value-type="float">
            <text:p>4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arzena</text:p>
          </table:table-cell>
          <table:table-cell table:style-name="ce2" office:value-type="string" calcext:value-type="string">
            <text:p>Grab</text:p>
          </table:table-cell>
          <table:table-cell table:style-name="ce2" office:value-type="string" calcext:value-type="string">
            <text:p>Kutno</text:p>
          </table:table-cell>
          <table:table-cell table:style-name="ce6" office:value-type="date" office:date-value="2014-04-26" calcext:value-type="date">
            <text:p>26.04.2014</text:p>
          </table:table-cell>
          <table:table-cell table:style-name="ce6" office:value-type="date" office:date-value="2014-04-30" calcext:value-type="date">
            <text:p>30.04.2014</text:p>
          </table:table-cell>
          <table:table-cell office:value-type="float" office:value="794.8" calcext:value-type="float">
            <text:p>794,8</text:p>
          </table:table-cell>
          <table:table-cell table:formula="of:=[.E288]-[.D288]" office:value-type="float" office:value="4" calcext:value-type="float">
            <text:p>4</text:p>
          </table:table-cell>
          <table:table-cell table:formula="of:=1+[.E288]-[.D288]" office:value-type="float" office:value="5" calcext:value-type="float">
            <text:p>5</text:p>
          </table:table-cell>
          <table:table-cell table:formula="of:=COM.MICROSOFT.CONCAT([.A288];[.B288])" office:value-type="string" office:string-value="MarzenaGrab" calcext:value-type="string">
            <text:p>MarzenaGrab</text:p>
          </table:table-cell>
          <table:table-cell table:formula="of:=COUNTIF([.$I$2:.$I$1001];[.I288])" office:value-type="float" office:value="12" calcext:value-type="float">
            <text:p>12</text:p>
          </table:table-cell>
          <table:table-cell table:formula="of:=SUMIF([.$I$2:.$I$1001];[.I288];[.$H$2:.$H$1001])" office:value-type="float" office:value="34" calcext:value-type="float">
            <text:p>34</text:p>
          </table:table-cell>
          <table:table-cell table:formula="of:=[.F288]+([.H288]-1)*24+30" office:value-type="float" office:value="920.8" calcext:value-type="float">
            <text:p>920,8</text:p>
          </table:table-cell>
          <table:table-cell table:formula="of:=MONTH([.D288])" office:value-type="float" office:value="4" calcext:value-type="float">
            <text:p>4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erzy</text:p>
          </table:table-cell>
          <table:table-cell table:style-name="ce2" office:value-type="string" calcext:value-type="string">
            <text:p>Granica</text:p>
          </table:table-cell>
          <table:table-cell table:style-name="ce2" office:value-type="string" calcext:value-type="string">
            <text:p>Kalisz</text:p>
          </table:table-cell>
          <table:table-cell table:style-name="ce6" office:value-type="date" office:date-value="2014-04-26" calcext:value-type="date">
            <text:p>26.04.2014</text:p>
          </table:table-cell>
          <table:table-cell table:style-name="ce6" office:value-type="date" office:date-value="2014-04-29" calcext:value-type="date">
            <text:p>29.04.2014</text:p>
          </table:table-cell>
          <table:table-cell office:value-type="float" office:value="919" calcext:value-type="float">
            <text:p>919</text:p>
          </table:table-cell>
          <table:table-cell table:formula="of:=[.E289]-[.D289]" office:value-type="float" office:value="3" calcext:value-type="float">
            <text:p>3</text:p>
          </table:table-cell>
          <table:table-cell table:formula="of:=1+[.E289]-[.D289]" office:value-type="float" office:value="4" calcext:value-type="float">
            <text:p>4</text:p>
          </table:table-cell>
          <table:table-cell table:formula="of:=COM.MICROSOFT.CONCAT([.A289];[.B289])" office:value-type="string" office:string-value="JerzyGranica" calcext:value-type="string">
            <text:p>JerzyGranica</text:p>
          </table:table-cell>
          <table:table-cell table:formula="of:=COUNTIF([.$I$2:.$I$1001];[.I289])" office:value-type="float" office:value="11" calcext:value-type="float">
            <text:p>11</text:p>
          </table:table-cell>
          <table:table-cell table:formula="of:=SUMIF([.$I$2:.$I$1001];[.I289];[.$H$2:.$H$1001])" office:value-type="float" office:value="26" calcext:value-type="float">
            <text:p>26</text:p>
          </table:table-cell>
          <table:table-cell table:formula="of:=[.F289]+([.H289]-1)*24+30" office:value-type="float" office:value="1021" calcext:value-type="float">
            <text:p>1021</text:p>
          </table:table-cell>
          <table:table-cell table:formula="of:=MONTH([.D289])" office:value-type="float" office:value="4" calcext:value-type="float">
            <text:p>4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arcin</text:p>
          </table:table-cell>
          <table:table-cell table:style-name="ce2" office:value-type="string" calcext:value-type="string">
            <text:p>Jarskarski</text:p>
          </table:table-cell>
          <table:table-cell table:style-name="ce2" office:value-type="string" calcext:value-type="string">
            <text:p>Siedlce</text:p>
          </table:table-cell>
          <table:table-cell table:style-name="ce6" office:value-type="date" office:date-value="2014-04-26" calcext:value-type="date">
            <text:p>26.04.2014</text:p>
          </table:table-cell>
          <table:table-cell table:style-name="ce6" office:value-type="date" office:date-value="2014-04-27" calcext:value-type="date">
            <text:p>27.04.2014</text:p>
          </table:table-cell>
          <table:table-cell office:value-type="float" office:value="295.4" calcext:value-type="float">
            <text:p>295,4</text:p>
          </table:table-cell>
          <table:table-cell table:formula="of:=[.E290]-[.D290]" office:value-type="float" office:value="1" calcext:value-type="float">
            <text:p>1</text:p>
          </table:table-cell>
          <table:table-cell table:formula="of:=1+[.E290]-[.D290]" office:value-type="float" office:value="2" calcext:value-type="float">
            <text:p>2</text:p>
          </table:table-cell>
          <table:table-cell table:formula="of:=COM.MICROSOFT.CONCAT([.A290];[.B290])" office:value-type="string" office:string-value="MarcinJarskarski" calcext:value-type="string">
            <text:p>MarcinJarskarski</text:p>
          </table:table-cell>
          <table:table-cell table:formula="of:=COUNTIF([.$I$2:.$I$1001];[.I290])" office:value-type="float" office:value="11" calcext:value-type="float">
            <text:p>11</text:p>
          </table:table-cell>
          <table:table-cell table:formula="of:=SUMIF([.$I$2:.$I$1001];[.I290];[.$H$2:.$H$1001])" office:value-type="float" office:value="22" calcext:value-type="float">
            <text:p>22</text:p>
          </table:table-cell>
          <table:table-cell table:formula="of:=[.F290]+([.H290]-1)*24+30" office:value-type="float" office:value="349.4" calcext:value-type="float">
            <text:p>349,4</text:p>
          </table:table-cell>
          <table:table-cell table:formula="of:=MONTH([.D290])" office:value-type="float" office:value="4" calcext:value-type="float">
            <text:p>4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erzy</text:p>
          </table:table-cell>
          <table:table-cell table:style-name="ce2" office:value-type="string" calcext:value-type="string">
            <text:p>Misiek</text:p>
          </table:table-cell>
          <table:table-cell table:style-name="ce2" office:value-type="string" calcext:value-type="string">
            <text:p>Olsztyn</text:p>
          </table:table-cell>
          <table:table-cell table:style-name="ce6" office:value-type="date" office:date-value="2014-04-26" calcext:value-type="date">
            <text:p>26.04.2014</text:p>
          </table:table-cell>
          <table:table-cell table:style-name="ce6" office:value-type="date" office:date-value="2014-04-27" calcext:value-type="date">
            <text:p>27.04.2014</text:p>
          </table:table-cell>
          <table:table-cell office:value-type="float" office:value="526.8" calcext:value-type="float">
            <text:p>526,8</text:p>
          </table:table-cell>
          <table:table-cell table:formula="of:=[.E291]-[.D291]" office:value-type="float" office:value="1" calcext:value-type="float">
            <text:p>1</text:p>
          </table:table-cell>
          <table:table-cell table:formula="of:=1+[.E291]-[.D291]" office:value-type="float" office:value="2" calcext:value-type="float">
            <text:p>2</text:p>
          </table:table-cell>
          <table:table-cell table:formula="of:=COM.MICROSOFT.CONCAT([.A291];[.B291])" office:value-type="string" office:string-value="JerzyMisiek" calcext:value-type="string">
            <text:p>JerzyMisiek</text:p>
          </table:table-cell>
          <table:table-cell table:formula="of:=COUNTIF([.$I$2:.$I$1001];[.I291])" office:value-type="float" office:value="11" calcext:value-type="float">
            <text:p>11</text:p>
          </table:table-cell>
          <table:table-cell table:formula="of:=SUMIF([.$I$2:.$I$1001];[.I291];[.$H$2:.$H$1001])" office:value-type="float" office:value="28" calcext:value-type="float">
            <text:p>28</text:p>
          </table:table-cell>
          <table:table-cell table:formula="of:=[.F291]+([.H291]-1)*24+30" office:value-type="float" office:value="580.8" calcext:value-type="float">
            <text:p>580,8</text:p>
          </table:table-cell>
          <table:table-cell table:formula="of:=MONTH([.D291])" office:value-type="float" office:value="4" calcext:value-type="float">
            <text:p>4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Tomasz</text:p>
          </table:table-cell>
          <table:table-cell table:style-name="ce2" office:value-type="string" calcext:value-type="string">
            <text:p>Rzepka</text:p>
          </table:table-cell>
          <table:table-cell table:style-name="ce2" office:value-type="string" calcext:value-type="string">
            <text:p>Bydgoszcz</text:p>
          </table:table-cell>
          <table:table-cell table:style-name="ce6" office:value-type="date" office:date-value="2014-04-26" calcext:value-type="date">
            <text:p>26.04.2014</text:p>
          </table:table-cell>
          <table:table-cell table:style-name="ce6" office:value-type="date" office:date-value="2014-04-29" calcext:value-type="date">
            <text:p>29.04.2014</text:p>
          </table:table-cell>
          <table:table-cell office:value-type="float" office:value="936.4" calcext:value-type="float">
            <text:p>936,4</text:p>
          </table:table-cell>
          <table:table-cell table:formula="of:=[.E292]-[.D292]" office:value-type="float" office:value="3" calcext:value-type="float">
            <text:p>3</text:p>
          </table:table-cell>
          <table:table-cell table:formula="of:=1+[.E292]-[.D292]" office:value-type="float" office:value="4" calcext:value-type="float">
            <text:p>4</text:p>
          </table:table-cell>
          <table:table-cell table:formula="of:=COM.MICROSOFT.CONCAT([.A292];[.B292])" office:value-type="string" office:string-value="TomaszRzepka" calcext:value-type="string">
            <text:p>TomaszRzepka</text:p>
          </table:table-cell>
          <table:table-cell table:formula="of:=COUNTIF([.$I$2:.$I$1001];[.I292])" office:value-type="float" office:value="17" calcext:value-type="float">
            <text:p>17</text:p>
          </table:table-cell>
          <table:table-cell table:formula="of:=SUMIF([.$I$2:.$I$1001];[.I292];[.$H$2:.$H$1001])" office:value-type="float" office:value="42" calcext:value-type="float">
            <text:p>42</text:p>
          </table:table-cell>
          <table:table-cell table:formula="of:=[.F292]+([.H292]-1)*24+30" office:value-type="float" office:value="1038.4" calcext:value-type="float">
            <text:p>1038,4</text:p>
          </table:table-cell>
          <table:table-cell table:formula="of:=MONTH([.D292])" office:value-type="float" office:value="4" calcext:value-type="float">
            <text:p>4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an</text:p>
          </table:table-cell>
          <table:table-cell table:style-name="ce2" office:value-type="string" calcext:value-type="string">
            <text:p>Rzymski</text:p>
          </table:table-cell>
          <table:table-cell table:style-name="ce2" office:value-type="string" calcext:value-type="string">
            <text:p>Siedlce</text:p>
          </table:table-cell>
          <table:table-cell table:number-columns-repeated="2" table:style-name="ce6" office:value-type="date" office:date-value="2014-04-26" calcext:value-type="date">
            <text:p>26.04.2014</text:p>
          </table:table-cell>
          <table:table-cell office:value-type="float" office:value="156.4" calcext:value-type="float">
            <text:p>156,4</text:p>
          </table:table-cell>
          <table:table-cell table:formula="of:=[.E293]-[.D293]" office:value-type="float" office:value="0" calcext:value-type="float">
            <text:p>0</text:p>
          </table:table-cell>
          <table:table-cell table:formula="of:=1+[.E293]-[.D293]" office:value-type="float" office:value="1" calcext:value-type="float">
            <text:p>1</text:p>
          </table:table-cell>
          <table:table-cell table:formula="of:=COM.MICROSOFT.CONCAT([.A293];[.B293])" office:value-type="string" office:string-value="JanRzymski" calcext:value-type="string">
            <text:p>JanRzymski</text:p>
          </table:table-cell>
          <table:table-cell table:formula="of:=COUNTIF([.$I$2:.$I$1001];[.I293])" office:value-type="float" office:value="13" calcext:value-type="float">
            <text:p>13</text:p>
          </table:table-cell>
          <table:table-cell table:formula="of:=SUMIF([.$I$2:.$I$1001];[.I293];[.$H$2:.$H$1001])" office:value-type="float" office:value="42" calcext:value-type="float">
            <text:p>42</text:p>
          </table:table-cell>
          <table:table-cell table:formula="of:=[.F293]+([.H293]-1)*24+30" office:value-type="float" office:value="186.4" calcext:value-type="float">
            <text:p>186,4</text:p>
          </table:table-cell>
          <table:table-cell table:formula="of:=MONTH([.D293])" office:value-type="float" office:value="4" calcext:value-type="float">
            <text:p>4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rolina</text:p>
          </table:table-cell>
          <table:table-cell table:style-name="ce2" office:value-type="string" calcext:value-type="string">
            <text:p>Bizuta</text:p>
          </table:table-cell>
          <table:table-cell table:style-name="ce2" office:value-type="string" calcext:value-type="string">
            <text:p>Krakow</text:p>
          </table:table-cell>
          <table:table-cell table:style-name="ce6" office:value-type="date" office:date-value="2014-04-28" calcext:value-type="date">
            <text:p>28.04.2014</text:p>
          </table:table-cell>
          <table:table-cell table:style-name="ce6" office:value-type="date" office:date-value="2014-04-29" calcext:value-type="date">
            <text:p>29.04.2014</text:p>
          </table:table-cell>
          <table:table-cell office:value-type="float" office:value="706.5" calcext:value-type="float">
            <text:p>706,5</text:p>
          </table:table-cell>
          <table:table-cell table:formula="of:=[.E294]-[.D294]" office:value-type="float" office:value="1" calcext:value-type="float">
            <text:p>1</text:p>
          </table:table-cell>
          <table:table-cell table:formula="of:=1+[.E294]-[.D294]" office:value-type="float" office:value="2" calcext:value-type="float">
            <text:p>2</text:p>
          </table:table-cell>
          <table:table-cell table:formula="of:=COM.MICROSOFT.CONCAT([.A294];[.B294])" office:value-type="string" office:string-value="KarolinaBizuta" calcext:value-type="string">
            <text:p>KarolinaBizuta</text:p>
          </table:table-cell>
          <table:table-cell table:formula="of:=COUNTIF([.$I$2:.$I$1001];[.I294])" office:value-type="float" office:value="10" calcext:value-type="float">
            <text:p>10</text:p>
          </table:table-cell>
          <table:table-cell table:formula="of:=SUMIF([.$I$2:.$I$1001];[.I294];[.$H$2:.$H$1001])" office:value-type="float" office:value="26" calcext:value-type="float">
            <text:p>26</text:p>
          </table:table-cell>
          <table:table-cell table:formula="of:=[.F294]+([.H294]-1)*24+30" office:value-type="float" office:value="760.5" calcext:value-type="float">
            <text:p>760,5</text:p>
          </table:table-cell>
          <table:table-cell table:formula="of:=MONTH([.D294])" office:value-type="float" office:value="4" calcext:value-type="float">
            <text:p>4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arzena</text:p>
          </table:table-cell>
          <table:table-cell table:style-name="ce2" office:value-type="string" calcext:value-type="string">
            <text:p>Gras</text:p>
          </table:table-cell>
          <table:table-cell table:style-name="ce2" office:value-type="string" calcext:value-type="string">
            <text:p>Bydgoszcz</text:p>
          </table:table-cell>
          <table:table-cell table:style-name="ce6" office:value-type="date" office:date-value="2014-05-02" calcext:value-type="date">
            <text:p>2.05.2014</text:p>
          </table:table-cell>
          <table:table-cell table:style-name="ce6" office:value-type="date" office:date-value="2014-05-06" calcext:value-type="date">
            <text:p>6.05.2014</text:p>
          </table:table-cell>
          <table:table-cell office:value-type="float" office:value="1077.4" calcext:value-type="float">
            <text:p>1077,4</text:p>
          </table:table-cell>
          <table:table-cell table:formula="of:=[.E295]-[.D295]" office:value-type="float" office:value="4" calcext:value-type="float">
            <text:p>4</text:p>
          </table:table-cell>
          <table:table-cell table:formula="of:=1+[.E295]-[.D295]" office:value-type="float" office:value="5" calcext:value-type="float">
            <text:p>5</text:p>
          </table:table-cell>
          <table:table-cell table:formula="of:=COM.MICROSOFT.CONCAT([.A295];[.B295])" office:value-type="string" office:string-value="MarzenaGras" calcext:value-type="string">
            <text:p>MarzenaGras</text:p>
          </table:table-cell>
          <table:table-cell table:formula="of:=COUNTIF([.$I$2:.$I$1001];[.I295])" office:value-type="float" office:value="7" calcext:value-type="float">
            <text:p>7</text:p>
          </table:table-cell>
          <table:table-cell table:formula="of:=SUMIF([.$I$2:.$I$1001];[.I295];[.$H$2:.$H$1001])" office:value-type="float" office:value="20" calcext:value-type="float">
            <text:p>20</text:p>
          </table:table-cell>
          <table:table-cell table:formula="of:=[.F295]+([.H295]-1)*24+30" office:value-type="float" office:value="1203.4" calcext:value-type="float">
            <text:p>1203,4</text:p>
          </table:table-cell>
          <table:table-cell table:formula="of:=MONTH([.D295])" office:value-type="float" office:value="5" calcext:value-type="float">
            <text:p>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ebastian</text:p>
          </table:table-cell>
          <table:table-cell table:style-name="ce2" office:value-type="string" calcext:value-type="string">
            <text:p>Halik</text:p>
          </table:table-cell>
          <table:table-cell table:style-name="ce2" office:value-type="string" calcext:value-type="string">
            <text:p>Radom</text:p>
          </table:table-cell>
          <table:table-cell table:style-name="ce6" office:value-type="date" office:date-value="2014-05-02" calcext:value-type="date">
            <text:p>2.05.2014</text:p>
          </table:table-cell>
          <table:table-cell table:style-name="ce6" office:value-type="date" office:date-value="2014-05-04" calcext:value-type="date">
            <text:p>4.05.2014</text:p>
          </table:table-cell>
          <table:table-cell office:value-type="float" office:value="426.5" calcext:value-type="float">
            <text:p>426,5</text:p>
          </table:table-cell>
          <table:table-cell table:formula="of:=[.E296]-[.D296]" office:value-type="float" office:value="2" calcext:value-type="float">
            <text:p>2</text:p>
          </table:table-cell>
          <table:table-cell table:formula="of:=1+[.E296]-[.D296]" office:value-type="float" office:value="3" calcext:value-type="float">
            <text:p>3</text:p>
          </table:table-cell>
          <table:table-cell table:formula="of:=COM.MICROSOFT.CONCAT([.A296];[.B296])" office:value-type="string" office:string-value="SebastianHalik" calcext:value-type="string">
            <text:p>SebastianHalik</text:p>
          </table:table-cell>
          <table:table-cell table:formula="of:=COUNTIF([.$I$2:.$I$1001];[.I296])" office:value-type="float" office:value="11" calcext:value-type="float">
            <text:p>11</text:p>
          </table:table-cell>
          <table:table-cell table:formula="of:=SUMIF([.$I$2:.$I$1001];[.I296];[.$H$2:.$H$1001])" office:value-type="float" office:value="23" calcext:value-type="float">
            <text:p>23</text:p>
          </table:table-cell>
          <table:table-cell table:formula="of:=[.F296]+([.H296]-1)*24+30" office:value-type="float" office:value="504.5" calcext:value-type="float">
            <text:p>504,5</text:p>
          </table:table-cell>
          <table:table-cell table:formula="of:=MONTH([.D296])" office:value-type="float" office:value="5" calcext:value-type="float">
            <text:p>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anusz</text:p>
          </table:table-cell>
          <table:table-cell table:style-name="ce2" office:value-type="string" calcext:value-type="string">
            <text:p>Jurkicz</text:p>
          </table:table-cell>
          <table:table-cell table:style-name="ce2" office:value-type="string" calcext:value-type="string">
            <text:p>Krakow</text:p>
          </table:table-cell>
          <table:table-cell table:style-name="ce6" office:value-type="date" office:date-value="2014-05-02" calcext:value-type="date">
            <text:p>2.05.2014</text:p>
          </table:table-cell>
          <table:table-cell table:style-name="ce6" office:value-type="date" office:date-value="2014-05-03" calcext:value-type="date">
            <text:p>3.05.2014</text:p>
          </table:table-cell>
          <table:table-cell office:value-type="float" office:value="706.5" calcext:value-type="float">
            <text:p>706,5</text:p>
          </table:table-cell>
          <table:table-cell table:formula="of:=[.E297]-[.D297]" office:value-type="float" office:value="1" calcext:value-type="float">
            <text:p>1</text:p>
          </table:table-cell>
          <table:table-cell table:formula="of:=1+[.E297]-[.D297]" office:value-type="float" office:value="2" calcext:value-type="float">
            <text:p>2</text:p>
          </table:table-cell>
          <table:table-cell table:formula="of:=COM.MICROSOFT.CONCAT([.A297];[.B297])" office:value-type="string" office:string-value="JanuszJurkicz" calcext:value-type="string">
            <text:p>JanuszJurkicz</text:p>
          </table:table-cell>
          <table:table-cell table:formula="of:=COUNTIF([.$I$2:.$I$1001];[.I297])" office:value-type="float" office:value="5" calcext:value-type="float">
            <text:p>5</text:p>
          </table:table-cell>
          <table:table-cell table:formula="of:=SUMIF([.$I$2:.$I$1001];[.I297];[.$H$2:.$H$1001])" office:value-type="float" office:value="10" calcext:value-type="float">
            <text:p>10</text:p>
          </table:table-cell>
          <table:table-cell table:formula="of:=[.F297]+([.H297]-1)*24+30" office:value-type="float" office:value="760.5" calcext:value-type="float">
            <text:p>760,5</text:p>
          </table:table-cell>
          <table:table-cell table:formula="of:=MONTH([.D297])" office:value-type="float" office:value="5" calcext:value-type="float">
            <text:p>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atrycja</text:p>
          </table:table-cell>
          <table:table-cell table:style-name="ce2" office:value-type="string" calcext:value-type="string">
            <text:p>Andrycz</text:p>
          </table:table-cell>
          <table:table-cell table:style-name="ce2" office:value-type="string" calcext:value-type="string">
            <text:p>Bydgoszcz</text:p>
          </table:table-cell>
          <table:table-cell table:style-name="ce6" office:value-type="date" office:date-value="2014-05-05" calcext:value-type="date">
            <text:p>5.05.2014</text:p>
          </table:table-cell>
          <table:table-cell table:style-name="ce6" office:value-type="date" office:date-value="2014-05-06" calcext:value-type="date">
            <text:p>6.05.2014</text:p>
          </table:table-cell>
          <table:table-cell office:value-type="float" office:value="654.4" calcext:value-type="float">
            <text:p>654,4</text:p>
          </table:table-cell>
          <table:table-cell table:formula="of:=[.E298]-[.D298]" office:value-type="float" office:value="1" calcext:value-type="float">
            <text:p>1</text:p>
          </table:table-cell>
          <table:table-cell table:formula="of:=1+[.E298]-[.D298]" office:value-type="float" office:value="2" calcext:value-type="float">
            <text:p>2</text:p>
          </table:table-cell>
          <table:table-cell table:formula="of:=COM.MICROSOFT.CONCAT([.A298];[.B298])" office:value-type="string" office:string-value="PatrycjaAndrycz" calcext:value-type="string">
            <text:p>PatrycjaAndrycz</text:p>
          </table:table-cell>
          <table:table-cell table:formula="of:=COUNTIF([.$I$2:.$I$1001];[.I298])" office:value-type="float" office:value="12" calcext:value-type="float">
            <text:p>12</text:p>
          </table:table-cell>
          <table:table-cell table:formula="of:=SUMIF([.$I$2:.$I$1001];[.I298];[.$H$2:.$H$1001])" office:value-type="float" office:value="40" calcext:value-type="float">
            <text:p>40</text:p>
          </table:table-cell>
          <table:table-cell table:formula="of:=[.F298]+([.H298]-1)*24+30" office:value-type="float" office:value="708.4" calcext:value-type="float">
            <text:p>708,4</text:p>
          </table:table-cell>
          <table:table-cell table:formula="of:=MONTH([.D298])" office:value-type="float" office:value="5" calcext:value-type="float">
            <text:p>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iotr</text:p>
          </table:table-cell>
          <table:table-cell table:style-name="ce2" office:value-type="string" calcext:value-type="string">
            <text:p>Armowicz</text:p>
          </table:table-cell>
          <table:table-cell table:style-name="ce2" office:value-type="string" calcext:value-type="string">
            <text:p>Lublin</text:p>
          </table:table-cell>
          <table:table-cell table:number-columns-repeated="2" table:style-name="ce6" office:value-type="date" office:date-value="2014-05-05" calcext:value-type="date">
            <text:p>5.05.2014</text:p>
          </table:table-cell>
          <table:table-cell office:value-type="float" office:value="290.7" calcext:value-type="float">
            <text:p>290,7</text:p>
          </table:table-cell>
          <table:table-cell table:formula="of:=[.E299]-[.D299]" office:value-type="float" office:value="0" calcext:value-type="float">
            <text:p>0</text:p>
          </table:table-cell>
          <table:table-cell table:formula="of:=1+[.E299]-[.D299]" office:value-type="float" office:value="1" calcext:value-type="float">
            <text:p>1</text:p>
          </table:table-cell>
          <table:table-cell table:formula="of:=COM.MICROSOFT.CONCAT([.A299];[.B299])" office:value-type="string" office:string-value="PiotrArmowicz" calcext:value-type="string">
            <text:p>PiotrArmowicz</text:p>
          </table:table-cell>
          <table:table-cell table:formula="of:=COUNTIF([.$I$2:.$I$1001];[.I299])" office:value-type="float" office:value="10" calcext:value-type="float">
            <text:p>10</text:p>
          </table:table-cell>
          <table:table-cell table:formula="of:=SUMIF([.$I$2:.$I$1001];[.I299];[.$H$2:.$H$1001])" office:value-type="float" office:value="25" calcext:value-type="float">
            <text:p>25</text:p>
          </table:table-cell>
          <table:table-cell table:formula="of:=[.F299]+([.H299]-1)*24+30" office:value-type="float" office:value="320.7" calcext:value-type="float">
            <text:p>320,7</text:p>
          </table:table-cell>
          <table:table-cell table:formula="of:=MONTH([.D299])" office:value-type="float" office:value="5" calcext:value-type="float">
            <text:p>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Daria</text:p>
          </table:table-cell>
          <table:table-cell table:style-name="ce2" office:value-type="string" calcext:value-type="string">
            <text:p>Paryska</text:p>
          </table:table-cell>
          <table:table-cell table:style-name="ce2" office:value-type="string" calcext:value-type="string">
            <text:p>Mielec</text:p>
          </table:table-cell>
          <table:table-cell table:style-name="ce6" office:value-type="date" office:date-value="2014-05-06" calcext:value-type="date">
            <text:p>6.05.2014</text:p>
          </table:table-cell>
          <table:table-cell table:style-name="ce6" office:value-type="date" office:date-value="2014-05-07" calcext:value-type="date">
            <text:p>7.05.2014</text:p>
          </table:table-cell>
          <table:table-cell office:value-type="float" office:value="570" calcext:value-type="float">
            <text:p>570</text:p>
          </table:table-cell>
          <table:table-cell table:formula="of:=[.E300]-[.D300]" office:value-type="float" office:value="1" calcext:value-type="float">
            <text:p>1</text:p>
          </table:table-cell>
          <table:table-cell table:formula="of:=1+[.E300]-[.D300]" office:value-type="float" office:value="2" calcext:value-type="float">
            <text:p>2</text:p>
          </table:table-cell>
          <table:table-cell table:formula="of:=COM.MICROSOFT.CONCAT([.A300];[.B300])" office:value-type="string" office:string-value="DariaParyska" calcext:value-type="string">
            <text:p>DariaParyska</text:p>
          </table:table-cell>
          <table:table-cell table:formula="of:=COUNTIF([.$I$2:.$I$1001];[.I300])" office:value-type="float" office:value="10" calcext:value-type="float">
            <text:p>10</text:p>
          </table:table-cell>
          <table:table-cell table:formula="of:=SUMIF([.$I$2:.$I$1001];[.I300];[.$H$2:.$H$1001])" office:value-type="float" office:value="28" calcext:value-type="float">
            <text:p>28</text:p>
          </table:table-cell>
          <table:table-cell table:formula="of:=[.F300]+([.H300]-1)*24+30" office:value-type="float" office:value="624" calcext:value-type="float">
            <text:p>624</text:p>
          </table:table-cell>
          <table:table-cell table:formula="of:=MONTH([.D300])" office:value-type="float" office:value="5" calcext:value-type="float">
            <text:p>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ornel</text:p>
          </table:table-cell>
          <table:table-cell table:style-name="ce2" office:value-type="string" calcext:value-type="string">
            <text:p>Czerski</text:p>
          </table:table-cell>
          <table:table-cell table:style-name="ce2" office:value-type="string" calcext:value-type="string">
            <text:p>Krakow</text:p>
          </table:table-cell>
          <table:table-cell table:style-name="ce6" office:value-type="date" office:date-value="2014-05-08" calcext:value-type="date">
            <text:p>8.05.2014</text:p>
          </table:table-cell>
          <table:table-cell table:style-name="ce6" office:value-type="date" office:date-value="2014-05-11" calcext:value-type="date">
            <text:p>11.05.2014</text:p>
          </table:table-cell>
          <table:table-cell office:value-type="float" office:value="1116.5" calcext:value-type="float">
            <text:p>1116,5</text:p>
          </table:table-cell>
          <table:table-cell table:formula="of:=[.E301]-[.D301]" office:value-type="float" office:value="3" calcext:value-type="float">
            <text:p>3</text:p>
          </table:table-cell>
          <table:table-cell table:formula="of:=1+[.E301]-[.D301]" office:value-type="float" office:value="4" calcext:value-type="float">
            <text:p>4</text:p>
          </table:table-cell>
          <table:table-cell table:formula="of:=COM.MICROSOFT.CONCAT([.A301];[.B301])" office:value-type="string" office:string-value="KornelCzerski" calcext:value-type="string">
            <text:p>KornelCzerski</text:p>
          </table:table-cell>
          <table:table-cell table:formula="of:=COUNTIF([.$I$2:.$I$1001];[.I301])" office:value-type="float" office:value="9" calcext:value-type="float">
            <text:p>9</text:p>
          </table:table-cell>
          <table:table-cell table:formula="of:=SUMIF([.$I$2:.$I$1001];[.I301];[.$H$2:.$H$1001])" office:value-type="float" office:value="28" calcext:value-type="float">
            <text:p>28</text:p>
          </table:table-cell>
          <table:table-cell table:formula="of:=[.F301]+([.H301]-1)*24+30" office:value-type="float" office:value="1218.5" calcext:value-type="float">
            <text:p>1218,5</text:p>
          </table:table-cell>
          <table:table-cell table:formula="of:=MONTH([.D301])" office:value-type="float" office:value="5" calcext:value-type="float">
            <text:p>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Edwina</text:p>
          </table:table-cell>
          <table:table-cell table:style-name="ce2" office:value-type="string" calcext:value-type="string">
            <text:p>Elawa</text:p>
          </table:table-cell>
          <table:table-cell table:style-name="ce2" office:value-type="string" calcext:value-type="string">
            <text:p>Malbork</text:p>
          </table:table-cell>
          <table:table-cell table:style-name="ce6" office:value-type="date" office:date-value="2014-05-08" calcext:value-type="date">
            <text:p>8.05.2014</text:p>
          </table:table-cell>
          <table:table-cell table:style-name="ce6" office:value-type="date" office:date-value="2014-05-10" calcext:value-type="date">
            <text:p>10.05.2014</text:p>
          </table:table-cell>
          <table:table-cell office:value-type="float" office:value="1102" calcext:value-type="float">
            <text:p>1102</text:p>
          </table:table-cell>
          <table:table-cell table:formula="of:=[.E302]-[.D302]" office:value-type="float" office:value="2" calcext:value-type="float">
            <text:p>2</text:p>
          </table:table-cell>
          <table:table-cell table:formula="of:=1+[.E302]-[.D302]" office:value-type="float" office:value="3" calcext:value-type="float">
            <text:p>3</text:p>
          </table:table-cell>
          <table:table-cell table:formula="of:=COM.MICROSOFT.CONCAT([.A302];[.B302])" office:value-type="string" office:string-value="EdwinaElawa" calcext:value-type="string">
            <text:p>EdwinaElawa</text:p>
          </table:table-cell>
          <table:table-cell table:formula="of:=COUNTIF([.$I$2:.$I$1001];[.I302])" office:value-type="float" office:value="12" calcext:value-type="float">
            <text:p>12</text:p>
          </table:table-cell>
          <table:table-cell table:formula="of:=SUMIF([.$I$2:.$I$1001];[.I302];[.$H$2:.$H$1001])" office:value-type="float" office:value="40" calcext:value-type="float">
            <text:p>40</text:p>
          </table:table-cell>
          <table:table-cell table:formula="of:=[.F302]+([.H302]-1)*24+30" office:value-type="float" office:value="1180" calcext:value-type="float">
            <text:p>1180</text:p>
          </table:table-cell>
          <table:table-cell table:formula="of:=MONTH([.D302])" office:value-type="float" office:value="5" calcext:value-type="float">
            <text:p>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Ewa</text:p>
          </table:table-cell>
          <table:table-cell table:style-name="ce2" office:value-type="string" calcext:value-type="string">
            <text:p>Fidyk</text:p>
          </table:table-cell>
          <table:table-cell table:style-name="ce2" office:value-type="string" calcext:value-type="string">
            <text:p>Radom</text:p>
          </table:table-cell>
          <table:table-cell table:style-name="ce6" office:value-type="date" office:date-value="2014-05-08" calcext:value-type="date">
            <text:p>8.05.2014</text:p>
          </table:table-cell>
          <table:table-cell table:style-name="ce6" office:value-type="date" office:date-value="2014-05-09" calcext:value-type="date">
            <text:p>9.05.2014</text:p>
          </table:table-cell>
          <table:table-cell office:value-type="float" office:value="302.5" calcext:value-type="float">
            <text:p>302,5</text:p>
          </table:table-cell>
          <table:table-cell table:formula="of:=[.E303]-[.D303]" office:value-type="float" office:value="1" calcext:value-type="float">
            <text:p>1</text:p>
          </table:table-cell>
          <table:table-cell table:formula="of:=1+[.E303]-[.D303]" office:value-type="float" office:value="2" calcext:value-type="float">
            <text:p>2</text:p>
          </table:table-cell>
          <table:table-cell table:formula="of:=COM.MICROSOFT.CONCAT([.A303];[.B303])" office:value-type="string" office:string-value="EwaFidyk" calcext:value-type="string">
            <text:p>EwaFidyk</text:p>
          </table:table-cell>
          <table:table-cell table:formula="of:=COUNTIF([.$I$2:.$I$1001];[.I303])" office:value-type="float" office:value="9" calcext:value-type="float">
            <text:p>9</text:p>
          </table:table-cell>
          <table:table-cell table:formula="of:=SUMIF([.$I$2:.$I$1001];[.I303];[.$H$2:.$H$1001])" office:value-type="float" office:value="20" calcext:value-type="float">
            <text:p>20</text:p>
          </table:table-cell>
          <table:table-cell table:formula="of:=[.F303]+([.H303]-1)*24+30" office:value-type="float" office:value="356.5" calcext:value-type="float">
            <text:p>356,5</text:p>
          </table:table-cell>
          <table:table-cell table:formula="of:=MONTH([.D303])" office:value-type="float" office:value="5" calcext:value-type="float">
            <text:p>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Wojciech</text:p>
          </table:table-cell>
          <table:table-cell table:style-name="ce2" office:value-type="string" calcext:value-type="string">
            <text:p>Krokus</text:p>
          </table:table-cell>
          <table:table-cell table:style-name="ce2" office:value-type="string" calcext:value-type="string">
            <text:p>Siedlce</text:p>
          </table:table-cell>
          <table:table-cell table:style-name="ce6" office:value-type="date" office:date-value="2014-05-08" calcext:value-type="date">
            <text:p>8.05.2014</text:p>
          </table:table-cell>
          <table:table-cell table:style-name="ce6" office:value-type="date" office:date-value="2014-05-11" calcext:value-type="date">
            <text:p>11.05.2014</text:p>
          </table:table-cell>
          <table:table-cell office:value-type="float" office:value="573.4" calcext:value-type="float">
            <text:p>573,4</text:p>
          </table:table-cell>
          <table:table-cell table:formula="of:=[.E304]-[.D304]" office:value-type="float" office:value="3" calcext:value-type="float">
            <text:p>3</text:p>
          </table:table-cell>
          <table:table-cell table:formula="of:=1+[.E304]-[.D304]" office:value-type="float" office:value="4" calcext:value-type="float">
            <text:p>4</text:p>
          </table:table-cell>
          <table:table-cell table:formula="of:=COM.MICROSOFT.CONCAT([.A304];[.B304])" office:value-type="string" office:string-value="WojciechKrokus" calcext:value-type="string">
            <text:p>WojciechKrokus</text:p>
          </table:table-cell>
          <table:table-cell table:formula="of:=COUNTIF([.$I$2:.$I$1001];[.I304])" office:value-type="float" office:value="10" calcext:value-type="float">
            <text:p>10</text:p>
          </table:table-cell>
          <table:table-cell table:formula="of:=SUMIF([.$I$2:.$I$1001];[.I304];[.$H$2:.$H$1001])" office:value-type="float" office:value="26" calcext:value-type="float">
            <text:p>26</text:p>
          </table:table-cell>
          <table:table-cell table:formula="of:=[.F304]+([.H304]-1)*24+30" office:value-type="float" office:value="675.4" calcext:value-type="float">
            <text:p>675,4</text:p>
          </table:table-cell>
          <table:table-cell table:formula="of:=MONTH([.D304])" office:value-type="float" office:value="5" calcext:value-type="float">
            <text:p>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anuary</text:p>
          </table:table-cell>
          <table:table-cell table:style-name="ce2" office:value-type="string" calcext:value-type="string">
            <text:p>Pluta</text:p>
          </table:table-cell>
          <table:table-cell table:style-name="ce2" office:value-type="string" calcext:value-type="string">
            <text:p>Bydgoszcz</text:p>
          </table:table-cell>
          <table:table-cell table:style-name="ce6" office:value-type="date" office:date-value="2014-05-08" calcext:value-type="date">
            <text:p>8.05.2014</text:p>
          </table:table-cell>
          <table:table-cell table:style-name="ce6" office:value-type="date" office:date-value="2014-05-11" calcext:value-type="date">
            <text:p>11.05.2014</text:p>
          </table:table-cell>
          <table:table-cell office:value-type="float" office:value="936.4" calcext:value-type="float">
            <text:p>936,4</text:p>
          </table:table-cell>
          <table:table-cell table:formula="of:=[.E305]-[.D305]" office:value-type="float" office:value="3" calcext:value-type="float">
            <text:p>3</text:p>
          </table:table-cell>
          <table:table-cell table:formula="of:=1+[.E305]-[.D305]" office:value-type="float" office:value="4" calcext:value-type="float">
            <text:p>4</text:p>
          </table:table-cell>
          <table:table-cell table:formula="of:=COM.MICROSOFT.CONCAT([.A305];[.B305])" office:value-type="string" office:string-value="JanuaryPluta" calcext:value-type="string">
            <text:p>JanuaryPluta</text:p>
          </table:table-cell>
          <table:table-cell table:formula="of:=COUNTIF([.$I$2:.$I$1001];[.I305])" office:value-type="float" office:value="7" calcext:value-type="float">
            <text:p>7</text:p>
          </table:table-cell>
          <table:table-cell table:formula="of:=SUMIF([.$I$2:.$I$1001];[.I305];[.$H$2:.$H$1001])" office:value-type="float" office:value="24" calcext:value-type="float">
            <text:p>24</text:p>
          </table:table-cell>
          <table:table-cell table:formula="of:=[.F305]+([.H305]-1)*24+30" office:value-type="float" office:value="1038.4" calcext:value-type="float">
            <text:p>1038,4</text:p>
          </table:table-cell>
          <table:table-cell table:formula="of:=MONTH([.D305])" office:value-type="float" office:value="5" calcext:value-type="float">
            <text:p>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Ewelia</text:p>
          </table:table-cell>
          <table:table-cell table:style-name="ce2" office:value-type="string" calcext:value-type="string">
            <text:p>Prus</text:p>
          </table:table-cell>
          <table:table-cell table:style-name="ce2" office:value-type="string" calcext:value-type="string">
            <text:p>Kielce</text:p>
          </table:table-cell>
          <table:table-cell table:style-name="ce6" office:value-type="date" office:date-value="2014-05-08" calcext:value-type="date">
            <text:p>8.05.2014</text:p>
          </table:table-cell>
          <table:table-cell table:style-name="ce6" office:value-type="date" office:date-value="2014-05-12" calcext:value-type="date">
            <text:p>12.05.2014</text:p>
          </table:table-cell>
          <table:table-cell office:value-type="float" office:value="1019.7" calcext:value-type="float">
            <text:p>1019,7</text:p>
          </table:table-cell>
          <table:table-cell table:formula="of:=[.E306]-[.D306]" office:value-type="float" office:value="4" calcext:value-type="float">
            <text:p>4</text:p>
          </table:table-cell>
          <table:table-cell table:formula="of:=1+[.E306]-[.D306]" office:value-type="float" office:value="5" calcext:value-type="float">
            <text:p>5</text:p>
          </table:table-cell>
          <table:table-cell table:formula="of:=COM.MICROSOFT.CONCAT([.A306];[.B306])" office:value-type="string" office:string-value="EweliaPrus" calcext:value-type="string">
            <text:p>EweliaPrus</text:p>
          </table:table-cell>
          <table:table-cell table:formula="of:=COUNTIF([.$I$2:.$I$1001];[.I306])" office:value-type="float" office:value="8" calcext:value-type="float">
            <text:p>8</text:p>
          </table:table-cell>
          <table:table-cell table:formula="of:=SUMIF([.$I$2:.$I$1001];[.I306];[.$H$2:.$H$1001])" office:value-type="float" office:value="27" calcext:value-type="float">
            <text:p>27</text:p>
          </table:table-cell>
          <table:table-cell table:formula="of:=[.F306]+([.H306]-1)*24+30" office:value-type="float" office:value="1145.7" calcext:value-type="float">
            <text:p>1145,7</text:p>
          </table:table-cell>
          <table:table-cell table:formula="of:=MONTH([.D306])" office:value-type="float" office:value="5" calcext:value-type="float">
            <text:p>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Dominika</text:p>
          </table:table-cell>
          <table:table-cell table:style-name="ce2" office:value-type="string" calcext:value-type="string">
            <text:p>Bodera</text:p>
          </table:table-cell>
          <table:table-cell table:style-name="ce2" office:value-type="string" calcext:value-type="string">
            <text:p>Siedlce</text:p>
          </table:table-cell>
          <table:table-cell table:style-name="ce6" office:value-type="date" office:date-value="2014-05-14" calcext:value-type="date">
            <text:p>14.05.2014</text:p>
          </table:table-cell>
          <table:table-cell table:style-name="ce6" office:value-type="date" office:date-value="2014-05-17" calcext:value-type="date">
            <text:p>17.05.2014</text:p>
          </table:table-cell>
          <table:table-cell office:value-type="float" office:value="573.4" calcext:value-type="float">
            <text:p>573,4</text:p>
          </table:table-cell>
          <table:table-cell table:formula="of:=[.E307]-[.D307]" office:value-type="float" office:value="3" calcext:value-type="float">
            <text:p>3</text:p>
          </table:table-cell>
          <table:table-cell table:formula="of:=1+[.E307]-[.D307]" office:value-type="float" office:value="4" calcext:value-type="float">
            <text:p>4</text:p>
          </table:table-cell>
          <table:table-cell table:formula="of:=COM.MICROSOFT.CONCAT([.A307];[.B307])" office:value-type="string" office:string-value="DominikaBodera" calcext:value-type="string">
            <text:p>DominikaBodera</text:p>
          </table:table-cell>
          <table:table-cell table:formula="of:=COUNTIF([.$I$2:.$I$1001];[.I307])" office:value-type="float" office:value="13" calcext:value-type="float">
            <text:p>13</text:p>
          </table:table-cell>
          <table:table-cell table:formula="of:=SUMIF([.$I$2:.$I$1001];[.I307];[.$H$2:.$H$1001])" office:value-type="float" office:value="35" calcext:value-type="float">
            <text:p>35</text:p>
          </table:table-cell>
          <table:table-cell table:formula="of:=[.F307]+([.H307]-1)*24+30" office:value-type="float" office:value="675.4" calcext:value-type="float">
            <text:p>675,4</text:p>
          </table:table-cell>
          <table:table-cell table:formula="of:=MONTH([.D307])" office:value-type="float" office:value="5" calcext:value-type="float">
            <text:p>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iotr</text:p>
          </table:table-cell>
          <table:table-cell table:style-name="ce2" office:value-type="string" calcext:value-type="string">
            <text:p>Bojarun</text:p>
          </table:table-cell>
          <table:table-cell table:style-name="ce2" office:value-type="string" calcext:value-type="string">
            <text:p>Lublin</text:p>
          </table:table-cell>
          <table:table-cell table:style-name="ce6" office:value-type="date" office:date-value="2014-05-14" calcext:value-type="date">
            <text:p>14.05.2014</text:p>
          </table:table-cell>
          <table:table-cell table:style-name="ce6" office:value-type="date" office:date-value="2014-05-18" calcext:value-type="date">
            <text:p>18.05.2014</text:p>
          </table:table-cell>
          <table:table-cell office:value-type="float" office:value="886.7" calcext:value-type="float">
            <text:p>886,7</text:p>
          </table:table-cell>
          <table:table-cell table:formula="of:=[.E308]-[.D308]" office:value-type="float" office:value="4" calcext:value-type="float">
            <text:p>4</text:p>
          </table:table-cell>
          <table:table-cell table:formula="of:=1+[.E308]-[.D308]" office:value-type="float" office:value="5" calcext:value-type="float">
            <text:p>5</text:p>
          </table:table-cell>
          <table:table-cell table:formula="of:=COM.MICROSOFT.CONCAT([.A308];[.B308])" office:value-type="string" office:string-value="PiotrBojarun" calcext:value-type="string">
            <text:p>PiotrBojarun</text:p>
          </table:table-cell>
          <table:table-cell table:formula="of:=COUNTIF([.$I$2:.$I$1001];[.I308])" office:value-type="float" office:value="10" calcext:value-type="float">
            <text:p>10</text:p>
          </table:table-cell>
          <table:table-cell table:formula="of:=SUMIF([.$I$2:.$I$1001];[.I308];[.$H$2:.$H$1001])" office:value-type="float" office:value="32" calcext:value-type="float">
            <text:p>32</text:p>
          </table:table-cell>
          <table:table-cell table:formula="of:=[.F308]+([.H308]-1)*24+30" office:value-type="float" office:value="1012.7" calcext:value-type="float">
            <text:p>1012,7</text:p>
          </table:table-cell>
          <table:table-cell table:formula="of:=MONTH([.D308])" office:value-type="float" office:value="5" calcext:value-type="float">
            <text:p>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erzy</text:p>
          </table:table-cell>
          <table:table-cell table:style-name="ce2" office:value-type="string" calcext:value-type="string">
            <text:p>Dusznicki</text:p>
          </table:table-cell>
          <table:table-cell table:style-name="ce2" office:value-type="string" calcext:value-type="string">
            <text:p>Bydgoszcz</text:p>
          </table:table-cell>
          <table:table-cell table:style-name="ce6" office:value-type="date" office:date-value="2014-05-14" calcext:value-type="date">
            <text:p>14.05.2014</text:p>
          </table:table-cell>
          <table:table-cell table:style-name="ce6" office:value-type="date" office:date-value="2014-05-18" calcext:value-type="date">
            <text:p>18.05.2014</text:p>
          </table:table-cell>
          <table:table-cell office:value-type="float" office:value="1077.4" calcext:value-type="float">
            <text:p>1077,4</text:p>
          </table:table-cell>
          <table:table-cell table:formula="of:=[.E309]-[.D309]" office:value-type="float" office:value="4" calcext:value-type="float">
            <text:p>4</text:p>
          </table:table-cell>
          <table:table-cell table:formula="of:=1+[.E309]-[.D309]" office:value-type="float" office:value="5" calcext:value-type="float">
            <text:p>5</text:p>
          </table:table-cell>
          <table:table-cell table:formula="of:=COM.MICROSOFT.CONCAT([.A309];[.B309])" office:value-type="string" office:string-value="JerzyDusznicki" calcext:value-type="string">
            <text:p>JerzyDusznicki</text:p>
          </table:table-cell>
          <table:table-cell table:formula="of:=COUNTIF([.$I$2:.$I$1001];[.I309])" office:value-type="float" office:value="13" calcext:value-type="float">
            <text:p>13</text:p>
          </table:table-cell>
          <table:table-cell table:formula="of:=SUMIF([.$I$2:.$I$1001];[.I309];[.$H$2:.$H$1001])" office:value-type="float" office:value="38" calcext:value-type="float">
            <text:p>38</text:p>
          </table:table-cell>
          <table:table-cell table:formula="of:=[.F309]+([.H309]-1)*24+30" office:value-type="float" office:value="1203.4" calcext:value-type="float">
            <text:p>1203,4</text:p>
          </table:table-cell>
          <table:table-cell table:formula="of:=MONTH([.D309])" office:value-type="float" office:value="5" calcext:value-type="float">
            <text:p>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arzena</text:p>
          </table:table-cell>
          <table:table-cell table:style-name="ce2" office:value-type="string" calcext:value-type="string">
            <text:p>Grab</text:p>
          </table:table-cell>
          <table:table-cell table:style-name="ce2" office:value-type="string" calcext:value-type="string">
            <text:p>Lublin</text:p>
          </table:table-cell>
          <table:table-cell table:style-name="ce6" office:value-type="date" office:date-value="2014-05-14" calcext:value-type="date">
            <text:p>14.05.2014</text:p>
          </table:table-cell>
          <table:table-cell table:style-name="ce6" office:value-type="date" office:date-value="2014-05-15" calcext:value-type="date">
            <text:p>15.05.2014</text:p>
          </table:table-cell>
          <table:table-cell office:value-type="float" office:value="439.7" calcext:value-type="float">
            <text:p>439,7</text:p>
          </table:table-cell>
          <table:table-cell table:formula="of:=[.E310]-[.D310]" office:value-type="float" office:value="1" calcext:value-type="float">
            <text:p>1</text:p>
          </table:table-cell>
          <table:table-cell table:formula="of:=1+[.E310]-[.D310]" office:value-type="float" office:value="2" calcext:value-type="float">
            <text:p>2</text:p>
          </table:table-cell>
          <table:table-cell table:formula="of:=COM.MICROSOFT.CONCAT([.A310];[.B310])" office:value-type="string" office:string-value="MarzenaGrab" calcext:value-type="string">
            <text:p>MarzenaGrab</text:p>
          </table:table-cell>
          <table:table-cell table:formula="of:=COUNTIF([.$I$2:.$I$1001];[.I310])" office:value-type="float" office:value="12" calcext:value-type="float">
            <text:p>12</text:p>
          </table:table-cell>
          <table:table-cell table:formula="of:=SUMIF([.$I$2:.$I$1001];[.I310];[.$H$2:.$H$1001])" office:value-type="float" office:value="34" calcext:value-type="float">
            <text:p>34</text:p>
          </table:table-cell>
          <table:table-cell table:formula="of:=[.F310]+([.H310]-1)*24+30" office:value-type="float" office:value="493.7" calcext:value-type="float">
            <text:p>493,7</text:p>
          </table:table-cell>
          <table:table-cell table:formula="of:=MONTH([.D310])" office:value-type="float" office:value="5" calcext:value-type="float">
            <text:p>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ebastian</text:p>
          </table:table-cell>
          <table:table-cell table:style-name="ce2" office:value-type="string" calcext:value-type="string">
            <text:p>Halik</text:p>
          </table:table-cell>
          <table:table-cell table:style-name="ce2" office:value-type="string" calcext:value-type="string">
            <text:p>Lublin</text:p>
          </table:table-cell>
          <table:table-cell table:style-name="ce6" office:value-type="date" office:date-value="2014-05-14" calcext:value-type="date">
            <text:p>14.05.2014</text:p>
          </table:table-cell>
          <table:table-cell table:style-name="ce6" office:value-type="date" office:date-value="2014-05-16" calcext:value-type="date">
            <text:p>16.05.2014</text:p>
          </table:table-cell>
          <table:table-cell office:value-type="float" office:value="588.7" calcext:value-type="float">
            <text:p>588,7</text:p>
          </table:table-cell>
          <table:table-cell table:formula="of:=[.E311]-[.D311]" office:value-type="float" office:value="2" calcext:value-type="float">
            <text:p>2</text:p>
          </table:table-cell>
          <table:table-cell table:formula="of:=1+[.E311]-[.D311]" office:value-type="float" office:value="3" calcext:value-type="float">
            <text:p>3</text:p>
          </table:table-cell>
          <table:table-cell table:formula="of:=COM.MICROSOFT.CONCAT([.A311];[.B311])" office:value-type="string" office:string-value="SebastianHalik" calcext:value-type="string">
            <text:p>SebastianHalik</text:p>
          </table:table-cell>
          <table:table-cell table:formula="of:=COUNTIF([.$I$2:.$I$1001];[.I311])" office:value-type="float" office:value="11" calcext:value-type="float">
            <text:p>11</text:p>
          </table:table-cell>
          <table:table-cell table:formula="of:=SUMIF([.$I$2:.$I$1001];[.I311];[.$H$2:.$H$1001])" office:value-type="float" office:value="23" calcext:value-type="float">
            <text:p>23</text:p>
          </table:table-cell>
          <table:table-cell table:formula="of:=[.F311]+([.H311]-1)*24+30" office:value-type="float" office:value="666.7" calcext:value-type="float">
            <text:p>666,7</text:p>
          </table:table-cell>
          <table:table-cell table:formula="of:=MONTH([.D311])" office:value-type="float" office:value="5" calcext:value-type="float">
            <text:p>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Rozalia</text:p>
          </table:table-cell>
          <table:table-cell table:style-name="ce2" office:value-type="string" calcext:value-type="string">
            <text:p>Parad</text:p>
          </table:table-cell>
          <table:table-cell table:style-name="ce2" office:value-type="string" calcext:value-type="string">
            <text:p>Kutno</text:p>
          </table:table-cell>
          <table:table-cell table:style-name="ce6" office:value-type="date" office:date-value="2014-05-14" calcext:value-type="date">
            <text:p>14.05.2014</text:p>
          </table:table-cell>
          <table:table-cell table:style-name="ce6" office:value-type="date" office:date-value="2014-05-15" calcext:value-type="date">
            <text:p>15.05.2014</text:p>
          </table:table-cell>
          <table:table-cell office:value-type="float" office:value="407.8" calcext:value-type="float">
            <text:p>407,8</text:p>
          </table:table-cell>
          <table:table-cell table:formula="of:=[.E312]-[.D312]" office:value-type="float" office:value="1" calcext:value-type="float">
            <text:p>1</text:p>
          </table:table-cell>
          <table:table-cell table:formula="of:=1+[.E312]-[.D312]" office:value-type="float" office:value="2" calcext:value-type="float">
            <text:p>2</text:p>
          </table:table-cell>
          <table:table-cell table:formula="of:=COM.MICROSOFT.CONCAT([.A312];[.B312])" office:value-type="string" office:string-value="RozaliaParad" calcext:value-type="string">
            <text:p>RozaliaParad</text:p>
          </table:table-cell>
          <table:table-cell table:formula="of:=COUNTIF([.$I$2:.$I$1001];[.I312])" office:value-type="float" office:value="7" calcext:value-type="float">
            <text:p>7</text:p>
          </table:table-cell>
          <table:table-cell table:formula="of:=SUMIF([.$I$2:.$I$1001];[.I312];[.$H$2:.$H$1001])" office:value-type="float" office:value="21" calcext:value-type="float">
            <text:p>21</text:p>
          </table:table-cell>
          <table:table-cell table:formula="of:=[.F312]+([.H312]-1)*24+30" office:value-type="float" office:value="461.8" calcext:value-type="float">
            <text:p>461,8</text:p>
          </table:table-cell>
          <table:table-cell table:formula="of:=MONTH([.D312])" office:value-type="float" office:value="5" calcext:value-type="float">
            <text:p>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ebastian</text:p>
          </table:table-cell>
          <table:table-cell table:style-name="ce2" office:value-type="string" calcext:value-type="string">
            <text:p>Puchacz</text:p>
          </table:table-cell>
          <table:table-cell table:style-name="ce2" office:value-type="string" calcext:value-type="string">
            <text:p>Lublin</text:p>
          </table:table-cell>
          <table:table-cell table:style-name="ce6" office:value-type="date" office:date-value="2014-05-14" calcext:value-type="date">
            <text:p>14.05.2014</text:p>
          </table:table-cell>
          <table:table-cell table:style-name="ce6" office:value-type="date" office:date-value="2014-05-16" calcext:value-type="date">
            <text:p>16.05.2014</text:p>
          </table:table-cell>
          <table:table-cell office:value-type="float" office:value="588.7" calcext:value-type="float">
            <text:p>588,7</text:p>
          </table:table-cell>
          <table:table-cell table:formula="of:=[.E313]-[.D313]" office:value-type="float" office:value="2" calcext:value-type="float">
            <text:p>2</text:p>
          </table:table-cell>
          <table:table-cell table:formula="of:=1+[.E313]-[.D313]" office:value-type="float" office:value="3" calcext:value-type="float">
            <text:p>3</text:p>
          </table:table-cell>
          <table:table-cell table:formula="of:=COM.MICROSOFT.CONCAT([.A313];[.B313])" office:value-type="string" office:string-value="SebastianPuchacz" calcext:value-type="string">
            <text:p>SebastianPuchacz</text:p>
          </table:table-cell>
          <table:table-cell table:formula="of:=COUNTIF([.$I$2:.$I$1001];[.I313])" office:value-type="float" office:value="12" calcext:value-type="float">
            <text:p>12</text:p>
          </table:table-cell>
          <table:table-cell table:formula="of:=SUMIF([.$I$2:.$I$1001];[.I313];[.$H$2:.$H$1001])" office:value-type="float" office:value="35" calcext:value-type="float">
            <text:p>35</text:p>
          </table:table-cell>
          <table:table-cell table:formula="of:=[.F313]+([.H313]-1)*24+30" office:value-type="float" office:value="666.7" calcext:value-type="float">
            <text:p>666,7</text:p>
          </table:table-cell>
          <table:table-cell table:formula="of:=MONTH([.D313])" office:value-type="float" office:value="5" calcext:value-type="float">
            <text:p>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ndrzej</text:p>
          </table:table-cell>
          <table:table-cell table:style-name="ce2" office:value-type="string" calcext:value-type="string">
            <text:p>Kolarski</text:p>
          </table:table-cell>
          <table:table-cell table:style-name="ce2" office:value-type="string" calcext:value-type="string">
            <text:p>Katowice</text:p>
          </table:table-cell>
          <table:table-cell table:style-name="ce6" office:value-type="date" office:date-value="2014-05-20" calcext:value-type="date">
            <text:p>20.05.2014</text:p>
          </table:table-cell>
          <table:table-cell table:style-name="ce6" office:value-type="date" office:date-value="2014-05-21" calcext:value-type="date">
            <text:p>21.05.2014</text:p>
          </table:table-cell>
          <table:table-cell office:value-type="float" office:value="693.7" calcext:value-type="float">
            <text:p>693,7</text:p>
          </table:table-cell>
          <table:table-cell table:formula="of:=[.E314]-[.D314]" office:value-type="float" office:value="1" calcext:value-type="float">
            <text:p>1</text:p>
          </table:table-cell>
          <table:table-cell table:formula="of:=1+[.E314]-[.D314]" office:value-type="float" office:value="2" calcext:value-type="float">
            <text:p>2</text:p>
          </table:table-cell>
          <table:table-cell table:formula="of:=COM.MICROSOFT.CONCAT([.A314];[.B314])" office:value-type="string" office:string-value="AndrzejKolarski" calcext:value-type="string">
            <text:p>AndrzejKolarski</text:p>
          </table:table-cell>
          <table:table-cell table:formula="of:=COUNTIF([.$I$2:.$I$1001];[.I314])" office:value-type="float" office:value="14" calcext:value-type="float">
            <text:p>14</text:p>
          </table:table-cell>
          <table:table-cell table:formula="of:=SUMIF([.$I$2:.$I$1001];[.I314];[.$H$2:.$H$1001])" office:value-type="float" office:value="41" calcext:value-type="float">
            <text:p>41</text:p>
          </table:table-cell>
          <table:table-cell table:formula="of:=[.F314]+([.H314]-1)*24+30" office:value-type="float" office:value="747.7" calcext:value-type="float">
            <text:p>747,7</text:p>
          </table:table-cell>
          <table:table-cell table:formula="of:=MONTH([.D314])" office:value-type="float" office:value="5" calcext:value-type="float">
            <text:p>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iotr</text:p>
          </table:table-cell>
          <table:table-cell table:style-name="ce2" office:value-type="string" calcext:value-type="string">
            <text:p>Malski</text:p>
          </table:table-cell>
          <table:table-cell table:style-name="ce2" office:value-type="string" calcext:value-type="string">
            <text:p>Radom</text:p>
          </table:table-cell>
          <table:table-cell table:style-name="ce6" office:value-type="date" office:date-value="2014-05-20" calcext:value-type="date">
            <text:p>20.05.2014</text:p>
          </table:table-cell>
          <table:table-cell table:style-name="ce6" office:value-type="date" office:date-value="2014-05-24" calcext:value-type="date">
            <text:p>24.05.2014</text:p>
          </table:table-cell>
          <table:table-cell office:value-type="float" office:value="674.5" calcext:value-type="float">
            <text:p>674,5</text:p>
          </table:table-cell>
          <table:table-cell table:formula="of:=[.E315]-[.D315]" office:value-type="float" office:value="4" calcext:value-type="float">
            <text:p>4</text:p>
          </table:table-cell>
          <table:table-cell table:formula="of:=1+[.E315]-[.D315]" office:value-type="float" office:value="5" calcext:value-type="float">
            <text:p>5</text:p>
          </table:table-cell>
          <table:table-cell table:formula="of:=COM.MICROSOFT.CONCAT([.A315];[.B315])" office:value-type="string" office:string-value="PiotrMalski" calcext:value-type="string">
            <text:p>PiotrMalski</text:p>
          </table:table-cell>
          <table:table-cell table:formula="of:=COUNTIF([.$I$2:.$I$1001];[.I315])" office:value-type="float" office:value="5" calcext:value-type="float">
            <text:p>5</text:p>
          </table:table-cell>
          <table:table-cell table:formula="of:=SUMIF([.$I$2:.$I$1001];[.I315];[.$H$2:.$H$1001])" office:value-type="float" office:value="17" calcext:value-type="float">
            <text:p>17</text:p>
          </table:table-cell>
          <table:table-cell table:formula="of:=[.F315]+([.H315]-1)*24+30" office:value-type="float" office:value="800.5" calcext:value-type="float">
            <text:p>800,5</text:p>
          </table:table-cell>
          <table:table-cell table:formula="of:=MONTH([.D315])" office:value-type="float" office:value="5" calcext:value-type="float">
            <text:p>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Teresa</text:p>
          </table:table-cell>
          <table:table-cell table:style-name="ce2" office:value-type="string" calcext:value-type="string">
            <text:p>Moskiewska</text:p>
          </table:table-cell>
          <table:table-cell table:style-name="ce2" office:value-type="string" calcext:value-type="string">
            <text:p>Zgierz</text:p>
          </table:table-cell>
          <table:table-cell table:style-name="ce6" office:value-type="date" office:date-value="2014-05-20" calcext:value-type="date">
            <text:p>20.05.2014</text:p>
          </table:table-cell>
          <table:table-cell table:style-name="ce6" office:value-type="date" office:date-value="2014-05-23" calcext:value-type="date">
            <text:p>23.05.2014</text:p>
          </table:table-cell>
          <table:table-cell office:value-type="float" office:value="569.5" calcext:value-type="float">
            <text:p>569,5</text:p>
          </table:table-cell>
          <table:table-cell table:formula="of:=[.E316]-[.D316]" office:value-type="float" office:value="3" calcext:value-type="float">
            <text:p>3</text:p>
          </table:table-cell>
          <table:table-cell table:formula="of:=1+[.E316]-[.D316]" office:value-type="float" office:value="4" calcext:value-type="float">
            <text:p>4</text:p>
          </table:table-cell>
          <table:table-cell table:formula="of:=COM.MICROSOFT.CONCAT([.A316];[.B316])" office:value-type="string" office:string-value="TeresaMoskiewska" calcext:value-type="string">
            <text:p>TeresaMoskiewska</text:p>
          </table:table-cell>
          <table:table-cell table:formula="of:=COUNTIF([.$I$2:.$I$1001];[.I316])" office:value-type="float" office:value="11" calcext:value-type="float">
            <text:p>11</text:p>
          </table:table-cell>
          <table:table-cell table:formula="of:=SUMIF([.$I$2:.$I$1001];[.I316];[.$H$2:.$H$1001])" office:value-type="float" office:value="20" calcext:value-type="float">
            <text:p>20</text:p>
          </table:table-cell>
          <table:table-cell table:formula="of:=[.F316]+([.H316]-1)*24+30" office:value-type="float" office:value="671.5" calcext:value-type="float">
            <text:p>671,5</text:p>
          </table:table-cell>
          <table:table-cell table:formula="of:=MONTH([.D316])" office:value-type="float" office:value="5" calcext:value-type="float">
            <text:p>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Daria</text:p>
          </table:table-cell>
          <table:table-cell table:style-name="ce2" office:value-type="string" calcext:value-type="string">
            <text:p>Paryska</text:p>
          </table:table-cell>
          <table:table-cell table:style-name="ce2" office:value-type="string" calcext:value-type="string">
            <text:p>Mielec</text:p>
          </table:table-cell>
          <table:table-cell table:style-name="ce6" office:value-type="date" office:date-value="2014-05-20" calcext:value-type="date">
            <text:p>20.05.2014</text:p>
          </table:table-cell>
          <table:table-cell table:style-name="ce6" office:value-type="date" office:date-value="2014-05-23" calcext:value-type="date">
            <text:p>23.05.2014</text:p>
          </table:table-cell>
          <table:table-cell office:value-type="float" office:value="826" calcext:value-type="float">
            <text:p>826</text:p>
          </table:table-cell>
          <table:table-cell table:formula="of:=[.E317]-[.D317]" office:value-type="float" office:value="3" calcext:value-type="float">
            <text:p>3</text:p>
          </table:table-cell>
          <table:table-cell table:formula="of:=1+[.E317]-[.D317]" office:value-type="float" office:value="4" calcext:value-type="float">
            <text:p>4</text:p>
          </table:table-cell>
          <table:table-cell table:formula="of:=COM.MICROSOFT.CONCAT([.A317];[.B317])" office:value-type="string" office:string-value="DariaParyska" calcext:value-type="string">
            <text:p>DariaParyska</text:p>
          </table:table-cell>
          <table:table-cell table:formula="of:=COUNTIF([.$I$2:.$I$1001];[.I317])" office:value-type="float" office:value="10" calcext:value-type="float">
            <text:p>10</text:p>
          </table:table-cell>
          <table:table-cell table:formula="of:=SUMIF([.$I$2:.$I$1001];[.I317];[.$H$2:.$H$1001])" office:value-type="float" office:value="28" calcext:value-type="float">
            <text:p>28</text:p>
          </table:table-cell>
          <table:table-cell table:formula="of:=[.F317]+([.H317]-1)*24+30" office:value-type="float" office:value="928" calcext:value-type="float">
            <text:p>928</text:p>
          </table:table-cell>
          <table:table-cell table:formula="of:=MONTH([.D317])" office:value-type="float" office:value="5" calcext:value-type="float">
            <text:p>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rystyna</text:p>
          </table:table-cell>
          <table:table-cell table:style-name="ce2" office:value-type="string" calcext:value-type="string">
            <text:p>Pleszewska</text:p>
          </table:table-cell>
          <table:table-cell table:style-name="ce2" office:value-type="string" calcext:value-type="string">
            <text:p>Lublin</text:p>
          </table:table-cell>
          <table:table-cell table:style-name="ce6" office:value-type="date" office:date-value="2014-05-20" calcext:value-type="date">
            <text:p>20.05.2014</text:p>
          </table:table-cell>
          <table:table-cell table:style-name="ce6" office:value-type="date" office:date-value="2014-05-24" calcext:value-type="date">
            <text:p>24.05.2014</text:p>
          </table:table-cell>
          <table:table-cell office:value-type="float" office:value="886.7" calcext:value-type="float">
            <text:p>886,7</text:p>
          </table:table-cell>
          <table:table-cell table:formula="of:=[.E318]-[.D318]" office:value-type="float" office:value="4" calcext:value-type="float">
            <text:p>4</text:p>
          </table:table-cell>
          <table:table-cell table:formula="of:=1+[.E318]-[.D318]" office:value-type="float" office:value="5" calcext:value-type="float">
            <text:p>5</text:p>
          </table:table-cell>
          <table:table-cell table:formula="of:=COM.MICROSOFT.CONCAT([.A318];[.B318])" office:value-type="string" office:string-value="KrystynaPleszewska" calcext:value-type="string">
            <text:p>KrystynaPleszewska</text:p>
          </table:table-cell>
          <table:table-cell table:formula="of:=COUNTIF([.$I$2:.$I$1001];[.I318])" office:value-type="float" office:value="8" calcext:value-type="float">
            <text:p>8</text:p>
          </table:table-cell>
          <table:table-cell table:formula="of:=SUMIF([.$I$2:.$I$1001];[.I318];[.$H$2:.$H$1001])" office:value-type="float" office:value="25" calcext:value-type="float">
            <text:p>25</text:p>
          </table:table-cell>
          <table:table-cell table:formula="of:=[.F318]+([.H318]-1)*24+30" office:value-type="float" office:value="1012.7" calcext:value-type="float">
            <text:p>1012,7</text:p>
          </table:table-cell>
          <table:table-cell table:formula="of:=MONTH([.D318])" office:value-type="float" office:value="5" calcext:value-type="float">
            <text:p>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an</text:p>
          </table:table-cell>
          <table:table-cell table:style-name="ce2" office:value-type="string" calcext:value-type="string">
            <text:p>Rzymski</text:p>
          </table:table-cell>
          <table:table-cell table:style-name="ce2" office:value-type="string" calcext:value-type="string">
            <text:p>Kielce</text:p>
          </table:table-cell>
          <table:table-cell table:style-name="ce6" office:value-type="date" office:date-value="2014-05-20" calcext:value-type="date">
            <text:p>20.05.2014</text:p>
          </table:table-cell>
          <table:table-cell table:style-name="ce6" office:value-type="date" office:date-value="2014-05-23" calcext:value-type="date">
            <text:p>23.05.2014</text:p>
          </table:table-cell>
          <table:table-cell office:value-type="float" office:value="841.7" calcext:value-type="float">
            <text:p>841,7</text:p>
          </table:table-cell>
          <table:table-cell table:formula="of:=[.E319]-[.D319]" office:value-type="float" office:value="3" calcext:value-type="float">
            <text:p>3</text:p>
          </table:table-cell>
          <table:table-cell table:formula="of:=1+[.E319]-[.D319]" office:value-type="float" office:value="4" calcext:value-type="float">
            <text:p>4</text:p>
          </table:table-cell>
          <table:table-cell table:formula="of:=COM.MICROSOFT.CONCAT([.A319];[.B319])" office:value-type="string" office:string-value="JanRzymski" calcext:value-type="string">
            <text:p>JanRzymski</text:p>
          </table:table-cell>
          <table:table-cell table:formula="of:=COUNTIF([.$I$2:.$I$1001];[.I319])" office:value-type="float" office:value="13" calcext:value-type="float">
            <text:p>13</text:p>
          </table:table-cell>
          <table:table-cell table:formula="of:=SUMIF([.$I$2:.$I$1001];[.I319];[.$H$2:.$H$1001])" office:value-type="float" office:value="42" calcext:value-type="float">
            <text:p>42</text:p>
          </table:table-cell>
          <table:table-cell table:formula="of:=[.F319]+([.H319]-1)*24+30" office:value-type="float" office:value="943.7" calcext:value-type="float">
            <text:p>943,7</text:p>
          </table:table-cell>
          <table:table-cell table:formula="of:=MONTH([.D319])" office:value-type="float" office:value="5" calcext:value-type="float">
            <text:p>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iotr</text:p>
          </table:table-cell>
          <table:table-cell table:style-name="ce2" office:value-type="string" calcext:value-type="string">
            <text:p>Armowicz</text:p>
          </table:table-cell>
          <table:table-cell table:style-name="ce2" office:value-type="string" calcext:value-type="string">
            <text:p>Katowice</text:p>
          </table:table-cell>
          <table:table-cell table:style-name="ce6" office:value-type="date" office:date-value="2014-05-26" calcext:value-type="date">
            <text:p>26.05.2014</text:p>
          </table:table-cell>
          <table:table-cell table:style-name="ce6" office:value-type="date" office:date-value="2014-05-28" calcext:value-type="date">
            <text:p>28.05.2014</text:p>
          </table:table-cell>
          <table:table-cell office:value-type="float" office:value="892.7" calcext:value-type="float">
            <text:p>892,7</text:p>
          </table:table-cell>
          <table:table-cell table:formula="of:=[.E320]-[.D320]" office:value-type="float" office:value="2" calcext:value-type="float">
            <text:p>2</text:p>
          </table:table-cell>
          <table:table-cell table:formula="of:=1+[.E320]-[.D320]" office:value-type="float" office:value="3" calcext:value-type="float">
            <text:p>3</text:p>
          </table:table-cell>
          <table:table-cell table:formula="of:=COM.MICROSOFT.CONCAT([.A320];[.B320])" office:value-type="string" office:string-value="PiotrArmowicz" calcext:value-type="string">
            <text:p>PiotrArmowicz</text:p>
          </table:table-cell>
          <table:table-cell table:formula="of:=COUNTIF([.$I$2:.$I$1001];[.I320])" office:value-type="float" office:value="10" calcext:value-type="float">
            <text:p>10</text:p>
          </table:table-cell>
          <table:table-cell table:formula="of:=SUMIF([.$I$2:.$I$1001];[.I320];[.$H$2:.$H$1001])" office:value-type="float" office:value="25" calcext:value-type="float">
            <text:p>25</text:p>
          </table:table-cell>
          <table:table-cell table:formula="of:=[.F320]+([.H320]-1)*24+30" office:value-type="float" office:value="970.7" calcext:value-type="float">
            <text:p>970,7</text:p>
          </table:table-cell>
          <table:table-cell table:formula="of:=MONTH([.D320])" office:value-type="float" office:value="5" calcext:value-type="float">
            <text:p>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Wiktor</text:p>
          </table:table-cell>
          <table:table-cell table:style-name="ce2" office:value-type="string" calcext:value-type="string">
            <text:p>Budzis</text:p>
          </table:table-cell>
          <table:table-cell table:style-name="ce2" office:value-type="string" calcext:value-type="string">
            <text:p>Kielce</text:p>
          </table:table-cell>
          <table:table-cell table:style-name="ce6" office:value-type="date" office:date-value="2014-05-26" calcext:value-type="date">
            <text:p>26.05.2014</text:p>
          </table:table-cell>
          <table:table-cell table:style-name="ce6" office:value-type="date" office:date-value="2014-05-30" calcext:value-type="date">
            <text:p>30.05.2014</text:p>
          </table:table-cell>
          <table:table-cell office:value-type="float" office:value="1019.7" calcext:value-type="float">
            <text:p>1019,7</text:p>
          </table:table-cell>
          <table:table-cell table:formula="of:=[.E321]-[.D321]" office:value-type="float" office:value="4" calcext:value-type="float">
            <text:p>4</text:p>
          </table:table-cell>
          <table:table-cell table:formula="of:=1+[.E321]-[.D321]" office:value-type="float" office:value="5" calcext:value-type="float">
            <text:p>5</text:p>
          </table:table-cell>
          <table:table-cell table:formula="of:=COM.MICROSOFT.CONCAT([.A321];[.B321])" office:value-type="string" office:string-value="WiktorBudzis" calcext:value-type="string">
            <text:p>WiktorBudzis</text:p>
          </table:table-cell>
          <table:table-cell table:formula="of:=COUNTIF([.$I$2:.$I$1001];[.I321])" office:value-type="float" office:value="12" calcext:value-type="float">
            <text:p>12</text:p>
          </table:table-cell>
          <table:table-cell table:formula="of:=SUMIF([.$I$2:.$I$1001];[.I321];[.$H$2:.$H$1001])" office:value-type="float" office:value="30" calcext:value-type="float">
            <text:p>30</text:p>
          </table:table-cell>
          <table:table-cell table:formula="of:=[.F321]+([.H321]-1)*24+30" office:value-type="float" office:value="1145.7" calcext:value-type="float">
            <text:p>1145,7</text:p>
          </table:table-cell>
          <table:table-cell table:formula="of:=MONTH([.D321])" office:value-type="float" office:value="5" calcext:value-type="float">
            <text:p>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Eustachy</text:p>
          </table:table-cell>
          <table:table-cell table:style-name="ce2" office:value-type="string" calcext:value-type="string">
            <text:p>Bydgoski</text:p>
          </table:table-cell>
          <table:table-cell table:style-name="ce2" office:value-type="string" calcext:value-type="string">
            <text:p>Siedlce</text:p>
          </table:table-cell>
          <table:table-cell table:style-name="ce6" office:value-type="date" office:date-value="2014-05-26" calcext:value-type="date">
            <text:p>26.05.2014</text:p>
          </table:table-cell>
          <table:table-cell table:style-name="ce6" office:value-type="date" office:date-value="2014-05-28" calcext:value-type="date">
            <text:p>28.05.2014</text:p>
          </table:table-cell>
          <table:table-cell office:value-type="float" office:value="434.4" calcext:value-type="float">
            <text:p>434,4</text:p>
          </table:table-cell>
          <table:table-cell table:formula="of:=[.E322]-[.D322]" office:value-type="float" office:value="2" calcext:value-type="float">
            <text:p>2</text:p>
          </table:table-cell>
          <table:table-cell table:formula="of:=1+[.E322]-[.D322]" office:value-type="float" office:value="3" calcext:value-type="float">
            <text:p>3</text:p>
          </table:table-cell>
          <table:table-cell table:formula="of:=COM.MICROSOFT.CONCAT([.A322];[.B322])" office:value-type="string" office:string-value="EustachyBydgoski" calcext:value-type="string">
            <text:p>EustachyBydgoski</text:p>
          </table:table-cell>
          <table:table-cell table:formula="of:=COUNTIF([.$I$2:.$I$1001];[.I322])" office:value-type="float" office:value="6" calcext:value-type="float">
            <text:p>6</text:p>
          </table:table-cell>
          <table:table-cell table:formula="of:=SUMIF([.$I$2:.$I$1001];[.I322];[.$H$2:.$H$1001])" office:value-type="float" office:value="19" calcext:value-type="float">
            <text:p>19</text:p>
          </table:table-cell>
          <table:table-cell table:formula="of:=[.F322]+([.H322]-1)*24+30" office:value-type="float" office:value="512.4" calcext:value-type="float">
            <text:p>512,4</text:p>
          </table:table-cell>
          <table:table-cell table:formula="of:=MONTH([.D322])" office:value-type="float" office:value="5" calcext:value-type="float">
            <text:p>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melia</text:p>
          </table:table-cell>
          <table:table-cell table:style-name="ce2" office:value-type="string" calcext:value-type="string">
            <text:p>Calika</text:p>
          </table:table-cell>
          <table:table-cell table:style-name="ce2" office:value-type="string" calcext:value-type="string">
            <text:p>Kalisz</text:p>
          </table:table-cell>
          <table:table-cell table:style-name="ce6" office:value-type="date" office:date-value="2014-05-26" calcext:value-type="date">
            <text:p>26.05.2014</text:p>
          </table:table-cell>
          <table:table-cell table:style-name="ce6" office:value-type="date" office:date-value="2014-05-29" calcext:value-type="date">
            <text:p>29.05.2014</text:p>
          </table:table-cell>
          <table:table-cell office:value-type="float" office:value="919" calcext:value-type="float">
            <text:p>919</text:p>
          </table:table-cell>
          <table:table-cell table:formula="of:=[.E323]-[.D323]" office:value-type="float" office:value="3" calcext:value-type="float">
            <text:p>3</text:p>
          </table:table-cell>
          <table:table-cell table:formula="of:=1+[.E323]-[.D323]" office:value-type="float" office:value="4" calcext:value-type="float">
            <text:p>4</text:p>
          </table:table-cell>
          <table:table-cell table:formula="of:=COM.MICROSOFT.CONCAT([.A323];[.B323])" office:value-type="string" office:string-value="AmeliaCalika" calcext:value-type="string">
            <text:p>AmeliaCalika</text:p>
          </table:table-cell>
          <table:table-cell table:formula="of:=COUNTIF([.$I$2:.$I$1001];[.I323])" office:value-type="float" office:value="6" calcext:value-type="float">
            <text:p>6</text:p>
          </table:table-cell>
          <table:table-cell table:formula="of:=SUMIF([.$I$2:.$I$1001];[.I323];[.$H$2:.$H$1001])" office:value-type="float" office:value="23" calcext:value-type="float">
            <text:p>23</text:p>
          </table:table-cell>
          <table:table-cell table:formula="of:=[.F323]+([.H323]-1)*24+30" office:value-type="float" office:value="1021" calcext:value-type="float">
            <text:p>1021</text:p>
          </table:table-cell>
          <table:table-cell table:formula="of:=MONTH([.D323])" office:value-type="float" office:value="5" calcext:value-type="float">
            <text:p>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erzy</text:p>
          </table:table-cell>
          <table:table-cell table:style-name="ce2" office:value-type="string" calcext:value-type="string">
            <text:p>Granica</text:p>
          </table:table-cell>
          <table:table-cell table:style-name="ce2" office:value-type="string" calcext:value-type="string">
            <text:p>Kalisz</text:p>
          </table:table-cell>
          <table:table-cell table:style-name="ce6" office:value-type="date" office:date-value="2014-05-26" calcext:value-type="date">
            <text:p>26.05.2014</text:p>
          </table:table-cell>
          <table:table-cell table:style-name="ce6" office:value-type="date" office:date-value="2014-05-29" calcext:value-type="date">
            <text:p>29.05.2014</text:p>
          </table:table-cell>
          <table:table-cell office:value-type="float" office:value="919" calcext:value-type="float">
            <text:p>919</text:p>
          </table:table-cell>
          <table:table-cell table:formula="of:=[.E324]-[.D324]" office:value-type="float" office:value="3" calcext:value-type="float">
            <text:p>3</text:p>
          </table:table-cell>
          <table:table-cell table:formula="of:=1+[.E324]-[.D324]" office:value-type="float" office:value="4" calcext:value-type="float">
            <text:p>4</text:p>
          </table:table-cell>
          <table:table-cell table:formula="of:=COM.MICROSOFT.CONCAT([.A324];[.B324])" office:value-type="string" office:string-value="JerzyGranica" calcext:value-type="string">
            <text:p>JerzyGranica</text:p>
          </table:table-cell>
          <table:table-cell table:formula="of:=COUNTIF([.$I$2:.$I$1001];[.I324])" office:value-type="float" office:value="11" calcext:value-type="float">
            <text:p>11</text:p>
          </table:table-cell>
          <table:table-cell table:formula="of:=SUMIF([.$I$2:.$I$1001];[.I324];[.$H$2:.$H$1001])" office:value-type="float" office:value="26" calcext:value-type="float">
            <text:p>26</text:p>
          </table:table-cell>
          <table:table-cell table:formula="of:=[.F324]+([.H324]-1)*24+30" office:value-type="float" office:value="1021" calcext:value-type="float">
            <text:p>1021</text:p>
          </table:table-cell>
          <table:table-cell table:formula="of:=MONTH([.D324])" office:value-type="float" office:value="5" calcext:value-type="float">
            <text:p>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anuary</text:p>
          </table:table-cell>
          <table:table-cell table:style-name="ce2" office:value-type="string" calcext:value-type="string">
            <text:p>Pluta</text:p>
          </table:table-cell>
          <table:table-cell table:style-name="ce2" office:value-type="string" calcext:value-type="string">
            <text:p>Kalisz</text:p>
          </table:table-cell>
          <table:table-cell table:style-name="ce6" office:value-type="date" office:date-value="2014-05-26" calcext:value-type="date">
            <text:p>26.05.2014</text:p>
          </table:table-cell>
          <table:table-cell table:style-name="ce6" office:value-type="date" office:date-value="2014-05-28" calcext:value-type="date">
            <text:p>28.05.2014</text:p>
          </table:table-cell>
          <table:table-cell office:value-type="float" office:value="760" calcext:value-type="float">
            <text:p>760</text:p>
          </table:table-cell>
          <table:table-cell table:formula="of:=[.E325]-[.D325]" office:value-type="float" office:value="2" calcext:value-type="float">
            <text:p>2</text:p>
          </table:table-cell>
          <table:table-cell table:formula="of:=1+[.E325]-[.D325]" office:value-type="float" office:value="3" calcext:value-type="float">
            <text:p>3</text:p>
          </table:table-cell>
          <table:table-cell table:formula="of:=COM.MICROSOFT.CONCAT([.A325];[.B325])" office:value-type="string" office:string-value="JanuaryPluta" calcext:value-type="string">
            <text:p>JanuaryPluta</text:p>
          </table:table-cell>
          <table:table-cell table:formula="of:=COUNTIF([.$I$2:.$I$1001];[.I325])" office:value-type="float" office:value="7" calcext:value-type="float">
            <text:p>7</text:p>
          </table:table-cell>
          <table:table-cell table:formula="of:=SUMIF([.$I$2:.$I$1001];[.I325];[.$H$2:.$H$1001])" office:value-type="float" office:value="24" calcext:value-type="float">
            <text:p>24</text:p>
          </table:table-cell>
          <table:table-cell table:formula="of:=[.F325]+([.H325]-1)*24+30" office:value-type="float" office:value="838" calcext:value-type="float">
            <text:p>838</text:p>
          </table:table-cell>
          <table:table-cell table:formula="of:=MONTH([.D325])" office:value-type="float" office:value="5" calcext:value-type="float">
            <text:p>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iotr</text:p>
          </table:table-cell>
          <table:table-cell table:style-name="ce2" office:value-type="string" calcext:value-type="string">
            <text:p>Armowicz</text:p>
          </table:table-cell>
          <table:table-cell table:style-name="ce2" office:value-type="string" calcext:value-type="string">
            <text:p>Bydgoszcz</text:p>
          </table:table-cell>
          <table:table-cell table:style-name="ce6" office:value-type="date" office:date-value="2014-06-01" calcext:value-type="date">
            <text:p>1.06.2014</text:p>
          </table:table-cell>
          <table:table-cell table:style-name="ce6" office:value-type="date" office:date-value="2014-06-04" calcext:value-type="date">
            <text:p>4.06.2014</text:p>
          </table:table-cell>
          <table:table-cell office:value-type="float" office:value="936.4" calcext:value-type="float">
            <text:p>936,4</text:p>
          </table:table-cell>
          <table:table-cell table:formula="of:=[.E326]-[.D326]" office:value-type="float" office:value="3" calcext:value-type="float">
            <text:p>3</text:p>
          </table:table-cell>
          <table:table-cell table:formula="of:=1+[.E326]-[.D326]" office:value-type="float" office:value="4" calcext:value-type="float">
            <text:p>4</text:p>
          </table:table-cell>
          <table:table-cell table:formula="of:=COM.MICROSOFT.CONCAT([.A326];[.B326])" office:value-type="string" office:string-value="PiotrArmowicz" calcext:value-type="string">
            <text:p>PiotrArmowicz</text:p>
          </table:table-cell>
          <table:table-cell table:formula="of:=COUNTIF([.$I$2:.$I$1001];[.I326])" office:value-type="float" office:value="10" calcext:value-type="float">
            <text:p>10</text:p>
          </table:table-cell>
          <table:table-cell table:formula="of:=SUMIF([.$I$2:.$I$1001];[.I326];[.$H$2:.$H$1001])" office:value-type="float" office:value="25" calcext:value-type="float">
            <text:p>25</text:p>
          </table:table-cell>
          <table:table-cell table:formula="of:=[.F326]+([.H326]-1)*24+30" office:value-type="float" office:value="1038.4" calcext:value-type="float">
            <text:p>1038,4</text:p>
          </table:table-cell>
          <table:table-cell table:formula="of:=MONTH([.D326])" office:value-type="float" office:value="6" calcext:value-type="float">
            <text:p>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Augustowska</text:p>
          </table:table-cell>
          <table:table-cell table:style-name="ce2" office:value-type="string" calcext:value-type="string">
            <text:p>Lublin</text:p>
          </table:table-cell>
          <table:table-cell table:style-name="ce6" office:value-type="date" office:date-value="2014-06-01" calcext:value-type="date">
            <text:p>1.06.2014</text:p>
          </table:table-cell>
          <table:table-cell table:style-name="ce6" office:value-type="date" office:date-value="2014-06-04" calcext:value-type="date">
            <text:p>4.06.2014</text:p>
          </table:table-cell>
          <table:table-cell office:value-type="float" office:value="737.7" calcext:value-type="float">
            <text:p>737,7</text:p>
          </table:table-cell>
          <table:table-cell table:formula="of:=[.E327]-[.D327]" office:value-type="float" office:value="3" calcext:value-type="float">
            <text:p>3</text:p>
          </table:table-cell>
          <table:table-cell table:formula="of:=1+[.E327]-[.D327]" office:value-type="float" office:value="4" calcext:value-type="float">
            <text:p>4</text:p>
          </table:table-cell>
          <table:table-cell table:formula="of:=COM.MICROSOFT.CONCAT([.A327];[.B327])" office:value-type="string" office:string-value="AnnaAugustowska" calcext:value-type="string">
            <text:p>AnnaAugustowska</text:p>
          </table:table-cell>
          <table:table-cell table:formula="of:=COUNTIF([.$I$2:.$I$1001];[.I327])" office:value-type="float" office:value="9" calcext:value-type="float">
            <text:p>9</text:p>
          </table:table-cell>
          <table:table-cell table:formula="of:=SUMIF([.$I$2:.$I$1001];[.I327];[.$H$2:.$H$1001])" office:value-type="float" office:value="22" calcext:value-type="float">
            <text:p>22</text:p>
          </table:table-cell>
          <table:table-cell table:formula="of:=[.F327]+([.H327]-1)*24+30" office:value-type="float" office:value="839.7" calcext:value-type="float">
            <text:p>839,7</text:p>
          </table:table-cell>
          <table:table-cell table:formula="of:=MONTH([.D327])" office:value-type="float" office:value="6" calcext:value-type="float">
            <text:p>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Zofia</text:p>
          </table:table-cell>
          <table:table-cell table:style-name="ce2" office:value-type="string" calcext:value-type="string">
            <text:p>Budzianowska</text:p>
          </table:table-cell>
          <table:table-cell table:style-name="ce2" office:value-type="string" calcext:value-type="string">
            <text:p>Lublin</text:p>
          </table:table-cell>
          <table:table-cell table:style-name="ce6" office:value-type="date" office:date-value="2014-06-01" calcext:value-type="date">
            <text:p>1.06.2014</text:p>
          </table:table-cell>
          <table:table-cell table:style-name="ce6" office:value-type="date" office:date-value="2014-06-05" calcext:value-type="date">
            <text:p>5.06.2014</text:p>
          </table:table-cell>
          <table:table-cell office:value-type="float" office:value="886.7" calcext:value-type="float">
            <text:p>886,7</text:p>
          </table:table-cell>
          <table:table-cell table:formula="of:=[.E328]-[.D328]" office:value-type="float" office:value="4" calcext:value-type="float">
            <text:p>4</text:p>
          </table:table-cell>
          <table:table-cell table:formula="of:=1+[.E328]-[.D328]" office:value-type="float" office:value="5" calcext:value-type="float">
            <text:p>5</text:p>
          </table:table-cell>
          <table:table-cell table:formula="of:=COM.MICROSOFT.CONCAT([.A328];[.B328])" office:value-type="string" office:string-value="ZofiaBudzianowska" calcext:value-type="string">
            <text:p>ZofiaBudzianowska</text:p>
          </table:table-cell>
          <table:table-cell table:formula="of:=COUNTIF([.$I$2:.$I$1001];[.I328])" office:value-type="float" office:value="16" calcext:value-type="float">
            <text:p>16</text:p>
          </table:table-cell>
          <table:table-cell table:formula="of:=SUMIF([.$I$2:.$I$1001];[.I328];[.$H$2:.$H$1001])" office:value-type="float" office:value="41" calcext:value-type="float">
            <text:p>41</text:p>
          </table:table-cell>
          <table:table-cell table:formula="of:=[.F328]+([.H328]-1)*24+30" office:value-type="float" office:value="1012.7" calcext:value-type="float">
            <text:p>1012,7</text:p>
          </table:table-cell>
          <table:table-cell table:formula="of:=MONTH([.D328])" office:value-type="float" office:value="6" calcext:value-type="float">
            <text:p>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erzy</text:p>
          </table:table-cell>
          <table:table-cell table:style-name="ce2" office:value-type="string" calcext:value-type="string">
            <text:p>Dusznicki</text:p>
          </table:table-cell>
          <table:table-cell table:style-name="ce2" office:value-type="string" calcext:value-type="string">
            <text:p>Zgierz</text:p>
          </table:table-cell>
          <table:table-cell table:style-name="ce6" office:value-type="date" office:date-value="2014-06-01" calcext:value-type="date">
            <text:p>1.06.2014</text:p>
          </table:table-cell>
          <table:table-cell table:style-name="ce6" office:value-type="date" office:date-value="2014-06-03" calcext:value-type="date">
            <text:p>3.06.2014</text:p>
          </table:table-cell>
          <table:table-cell office:value-type="float" office:value="450.5" calcext:value-type="float">
            <text:p>450,5</text:p>
          </table:table-cell>
          <table:table-cell table:formula="of:=[.E329]-[.D329]" office:value-type="float" office:value="2" calcext:value-type="float">
            <text:p>2</text:p>
          </table:table-cell>
          <table:table-cell table:formula="of:=1+[.E329]-[.D329]" office:value-type="float" office:value="3" calcext:value-type="float">
            <text:p>3</text:p>
          </table:table-cell>
          <table:table-cell table:formula="of:=COM.MICROSOFT.CONCAT([.A329];[.B329])" office:value-type="string" office:string-value="JerzyDusznicki" calcext:value-type="string">
            <text:p>JerzyDusznicki</text:p>
          </table:table-cell>
          <table:table-cell table:formula="of:=COUNTIF([.$I$2:.$I$1001];[.I329])" office:value-type="float" office:value="13" calcext:value-type="float">
            <text:p>13</text:p>
          </table:table-cell>
          <table:table-cell table:formula="of:=SUMIF([.$I$2:.$I$1001];[.I329];[.$H$2:.$H$1001])" office:value-type="float" office:value="38" calcext:value-type="float">
            <text:p>38</text:p>
          </table:table-cell>
          <table:table-cell table:formula="of:=[.F329]+([.H329]-1)*24+30" office:value-type="float" office:value="528.5" calcext:value-type="float">
            <text:p>528,5</text:p>
          </table:table-cell>
          <table:table-cell table:formula="of:=MONTH([.D329])" office:value-type="float" office:value="6" calcext:value-type="float">
            <text:p>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Edwina</text:p>
          </table:table-cell>
          <table:table-cell table:style-name="ce2" office:value-type="string" calcext:value-type="string">
            <text:p>Elawa</text:p>
          </table:table-cell>
          <table:table-cell table:style-name="ce2" office:value-type="string" calcext:value-type="string">
            <text:p>Bydgoszcz</text:p>
          </table:table-cell>
          <table:table-cell table:style-name="ce6" office:value-type="date" office:date-value="2014-06-01" calcext:value-type="date">
            <text:p>1.06.2014</text:p>
          </table:table-cell>
          <table:table-cell table:style-name="ce6" office:value-type="date" office:date-value="2014-06-04" calcext:value-type="date">
            <text:p>4.06.2014</text:p>
          </table:table-cell>
          <table:table-cell office:value-type="float" office:value="936.4" calcext:value-type="float">
            <text:p>936,4</text:p>
          </table:table-cell>
          <table:table-cell table:formula="of:=[.E330]-[.D330]" office:value-type="float" office:value="3" calcext:value-type="float">
            <text:p>3</text:p>
          </table:table-cell>
          <table:table-cell table:formula="of:=1+[.E330]-[.D330]" office:value-type="float" office:value="4" calcext:value-type="float">
            <text:p>4</text:p>
          </table:table-cell>
          <table:table-cell table:formula="of:=COM.MICROSOFT.CONCAT([.A330];[.B330])" office:value-type="string" office:string-value="EdwinaElawa" calcext:value-type="string">
            <text:p>EdwinaElawa</text:p>
          </table:table-cell>
          <table:table-cell table:formula="of:=COUNTIF([.$I$2:.$I$1001];[.I330])" office:value-type="float" office:value="12" calcext:value-type="float">
            <text:p>12</text:p>
          </table:table-cell>
          <table:table-cell table:formula="of:=SUMIF([.$I$2:.$I$1001];[.I330];[.$H$2:.$H$1001])" office:value-type="float" office:value="40" calcext:value-type="float">
            <text:p>40</text:p>
          </table:table-cell>
          <table:table-cell table:formula="of:=[.F330]+([.H330]-1)*24+30" office:value-type="float" office:value="1038.4" calcext:value-type="float">
            <text:p>1038,4</text:p>
          </table:table-cell>
          <table:table-cell table:formula="of:=MONTH([.D330])" office:value-type="float" office:value="6" calcext:value-type="float">
            <text:p>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Zuzanna</text:p>
          </table:table-cell>
          <table:table-cell table:style-name="ce2" office:value-type="string" calcext:value-type="string">
            <text:p>Piotrkowska</text:p>
          </table:table-cell>
          <table:table-cell table:style-name="ce2" office:value-type="string" calcext:value-type="string">
            <text:p>Lublin</text:p>
          </table:table-cell>
          <table:table-cell table:style-name="ce6" office:value-type="date" office:date-value="2014-06-01" calcext:value-type="date">
            <text:p>1.06.2014</text:p>
          </table:table-cell>
          <table:table-cell table:style-name="ce6" office:value-type="date" office:date-value="2014-06-03" calcext:value-type="date">
            <text:p>3.06.2014</text:p>
          </table:table-cell>
          <table:table-cell office:value-type="float" office:value="588.7" calcext:value-type="float">
            <text:p>588,7</text:p>
          </table:table-cell>
          <table:table-cell table:formula="of:=[.E331]-[.D331]" office:value-type="float" office:value="2" calcext:value-type="float">
            <text:p>2</text:p>
          </table:table-cell>
          <table:table-cell table:formula="of:=1+[.E331]-[.D331]" office:value-type="float" office:value="3" calcext:value-type="float">
            <text:p>3</text:p>
          </table:table-cell>
          <table:table-cell table:formula="of:=COM.MICROSOFT.CONCAT([.A331];[.B331])" office:value-type="string" office:string-value="ZuzannaPiotrkowska" calcext:value-type="string">
            <text:p>ZuzannaPiotrkowska</text:p>
          </table:table-cell>
          <table:table-cell table:formula="of:=COUNTIF([.$I$2:.$I$1001];[.I331])" office:value-type="float" office:value="15" calcext:value-type="float">
            <text:p>15</text:p>
          </table:table-cell>
          <table:table-cell table:formula="of:=SUMIF([.$I$2:.$I$1001];[.I331];[.$H$2:.$H$1001])" office:value-type="float" office:value="34" calcext:value-type="float">
            <text:p>34</text:p>
          </table:table-cell>
          <table:table-cell table:formula="of:=[.F331]+([.H331]-1)*24+30" office:value-type="float" office:value="666.7" calcext:value-type="float">
            <text:p>666,7</text:p>
          </table:table-cell>
          <table:table-cell table:formula="of:=MONTH([.D331])" office:value-type="float" office:value="6" calcext:value-type="float">
            <text:p>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iotr</text:p>
          </table:table-cell>
          <table:table-cell table:style-name="ce2" office:value-type="string" calcext:value-type="string">
            <text:p>Sworacz</text:p>
          </table:table-cell>
          <table:table-cell table:style-name="ce2" office:value-type="string" calcext:value-type="string">
            <text:p>Kalisz</text:p>
          </table:table-cell>
          <table:table-cell table:style-name="ce6" office:value-type="date" office:date-value="2014-06-01" calcext:value-type="date">
            <text:p>1.06.2014</text:p>
          </table:table-cell>
          <table:table-cell table:style-name="ce6" office:value-type="date" office:date-value="2014-06-03" calcext:value-type="date">
            <text:p>3.06.2014</text:p>
          </table:table-cell>
          <table:table-cell office:value-type="float" office:value="760" calcext:value-type="float">
            <text:p>760</text:p>
          </table:table-cell>
          <table:table-cell table:formula="of:=[.E332]-[.D332]" office:value-type="float" office:value="2" calcext:value-type="float">
            <text:p>2</text:p>
          </table:table-cell>
          <table:table-cell table:formula="of:=1+[.E332]-[.D332]" office:value-type="float" office:value="3" calcext:value-type="float">
            <text:p>3</text:p>
          </table:table-cell>
          <table:table-cell table:formula="of:=COM.MICROSOFT.CONCAT([.A332];[.B332])" office:value-type="string" office:string-value="PiotrSworacz" calcext:value-type="string">
            <text:p>PiotrSworacz</text:p>
          </table:table-cell>
          <table:table-cell table:formula="of:=COUNTIF([.$I$2:.$I$1001];[.I332])" office:value-type="float" office:value="10" calcext:value-type="float">
            <text:p>10</text:p>
          </table:table-cell>
          <table:table-cell table:formula="of:=SUMIF([.$I$2:.$I$1001];[.I332];[.$H$2:.$H$1001])" office:value-type="float" office:value="33" calcext:value-type="float">
            <text:p>33</text:p>
          </table:table-cell>
          <table:table-cell table:formula="of:=[.F332]+([.H332]-1)*24+30" office:value-type="float" office:value="838" calcext:value-type="float">
            <text:p>838</text:p>
          </table:table-cell>
          <table:table-cell table:formula="of:=MONTH([.D332])" office:value-type="float" office:value="6" calcext:value-type="float">
            <text:p>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arzena</text:p>
          </table:table-cell>
          <table:table-cell table:style-name="ce2" office:value-type="string" calcext:value-type="string">
            <text:p>Grab</text:p>
          </table:table-cell>
          <table:table-cell table:style-name="ce2" office:value-type="string" calcext:value-type="string">
            <text:p>Zgierz</text:p>
          </table:table-cell>
          <table:table-cell table:number-columns-repeated="2" table:style-name="ce6" office:value-type="date" office:date-value="2014-06-02" calcext:value-type="date">
            <text:p>2.06.2014</text:p>
          </table:table-cell>
          <table:table-cell office:value-type="float" office:value="212.5" calcext:value-type="float">
            <text:p>212,5</text:p>
          </table:table-cell>
          <table:table-cell table:formula="of:=[.E333]-[.D333]" office:value-type="float" office:value="0" calcext:value-type="float">
            <text:p>0</text:p>
          </table:table-cell>
          <table:table-cell table:formula="of:=1+[.E333]-[.D333]" office:value-type="float" office:value="1" calcext:value-type="float">
            <text:p>1</text:p>
          </table:table-cell>
          <table:table-cell table:formula="of:=COM.MICROSOFT.CONCAT([.A333];[.B333])" office:value-type="string" office:string-value="MarzenaGrab" calcext:value-type="string">
            <text:p>MarzenaGrab</text:p>
          </table:table-cell>
          <table:table-cell table:formula="of:=COUNTIF([.$I$2:.$I$1001];[.I333])" office:value-type="float" office:value="12" calcext:value-type="float">
            <text:p>12</text:p>
          </table:table-cell>
          <table:table-cell table:formula="of:=SUMIF([.$I$2:.$I$1001];[.I333];[.$H$2:.$H$1001])" office:value-type="float" office:value="34" calcext:value-type="float">
            <text:p>34</text:p>
          </table:table-cell>
          <table:table-cell table:formula="of:=[.F333]+([.H333]-1)*24+30" office:value-type="float" office:value="242.5" calcext:value-type="float">
            <text:p>242,5</text:p>
          </table:table-cell>
          <table:table-cell table:formula="of:=MONTH([.D333])" office:value-type="float" office:value="6" calcext:value-type="float">
            <text:p>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erzy</text:p>
          </table:table-cell>
          <table:table-cell table:style-name="ce2" office:value-type="string" calcext:value-type="string">
            <text:p>Granica</text:p>
          </table:table-cell>
          <table:table-cell table:style-name="ce2" office:value-type="string" calcext:value-type="string">
            <text:p>Kutno</text:p>
          </table:table-cell>
          <table:table-cell table:number-columns-repeated="2" table:style-name="ce6" office:value-type="date" office:date-value="2014-06-02" calcext:value-type="date">
            <text:p>2.06.2014</text:p>
          </table:table-cell>
          <table:table-cell office:value-type="float" office:value="278.8" calcext:value-type="float">
            <text:p>278,8</text:p>
          </table:table-cell>
          <table:table-cell table:formula="of:=[.E334]-[.D334]" office:value-type="float" office:value="0" calcext:value-type="float">
            <text:p>0</text:p>
          </table:table-cell>
          <table:table-cell table:formula="of:=1+[.E334]-[.D334]" office:value-type="float" office:value="1" calcext:value-type="float">
            <text:p>1</text:p>
          </table:table-cell>
          <table:table-cell table:formula="of:=COM.MICROSOFT.CONCAT([.A334];[.B334])" office:value-type="string" office:string-value="JerzyGranica" calcext:value-type="string">
            <text:p>JerzyGranica</text:p>
          </table:table-cell>
          <table:table-cell table:formula="of:=COUNTIF([.$I$2:.$I$1001];[.I334])" office:value-type="float" office:value="11" calcext:value-type="float">
            <text:p>11</text:p>
          </table:table-cell>
          <table:table-cell table:formula="of:=SUMIF([.$I$2:.$I$1001];[.I334];[.$H$2:.$H$1001])" office:value-type="float" office:value="26" calcext:value-type="float">
            <text:p>26</text:p>
          </table:table-cell>
          <table:table-cell table:formula="of:=[.F334]+([.H334]-1)*24+30" office:value-type="float" office:value="308.8" calcext:value-type="float">
            <text:p>308,8</text:p>
          </table:table-cell>
          <table:table-cell table:formula="of:=MONTH([.D334])" office:value-type="float" office:value="6" calcext:value-type="float">
            <text:p>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iotr</text:p>
          </table:table-cell>
          <table:table-cell table:style-name="ce2" office:value-type="string" calcext:value-type="string">
            <text:p>Rajczakowski</text:p>
          </table:table-cell>
          <table:table-cell table:style-name="ce2" office:value-type="string" calcext:value-type="string">
            <text:p>Lublin</text:p>
          </table:table-cell>
          <table:table-cell table:style-name="ce6" office:value-type="date" office:date-value="2014-06-02" calcext:value-type="date">
            <text:p>2.06.2014</text:p>
          </table:table-cell>
          <table:table-cell table:style-name="ce6" office:value-type="date" office:date-value="2014-06-04" calcext:value-type="date">
            <text:p>4.06.2014</text:p>
          </table:table-cell>
          <table:table-cell office:value-type="float" office:value="588.7" calcext:value-type="float">
            <text:p>588,7</text:p>
          </table:table-cell>
          <table:table-cell table:formula="of:=[.E335]-[.D335]" office:value-type="float" office:value="2" calcext:value-type="float">
            <text:p>2</text:p>
          </table:table-cell>
          <table:table-cell table:formula="of:=1+[.E335]-[.D335]" office:value-type="float" office:value="3" calcext:value-type="float">
            <text:p>3</text:p>
          </table:table-cell>
          <table:table-cell table:formula="of:=COM.MICROSOFT.CONCAT([.A335];[.B335])" office:value-type="string" office:string-value="PiotrRajczakowski" calcext:value-type="string">
            <text:p>PiotrRajczakowski</text:p>
          </table:table-cell>
          <table:table-cell table:formula="of:=COUNTIF([.$I$2:.$I$1001];[.I335])" office:value-type="float" office:value="11" calcext:value-type="float">
            <text:p>11</text:p>
          </table:table-cell>
          <table:table-cell table:formula="of:=SUMIF([.$I$2:.$I$1001];[.I335];[.$H$2:.$H$1001])" office:value-type="float" office:value="22" calcext:value-type="float">
            <text:p>22</text:p>
          </table:table-cell>
          <table:table-cell table:formula="of:=[.F335]+([.H335]-1)*24+30" office:value-type="float" office:value="666.7" calcext:value-type="float">
            <text:p>666,7</text:p>
          </table:table-cell>
          <table:table-cell table:formula="of:=MONTH([.D335])" office:value-type="float" office:value="6" calcext:value-type="float">
            <text:p>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an</text:p>
          </table:table-cell>
          <table:table-cell table:style-name="ce2" office:value-type="string" calcext:value-type="string">
            <text:p>Rzymski</text:p>
          </table:table-cell>
          <table:table-cell table:style-name="ce2" office:value-type="string" calcext:value-type="string">
            <text:p>Kutno</text:p>
          </table:table-cell>
          <table:table-cell table:number-columns-repeated="2" table:style-name="ce6" office:value-type="date" office:date-value="2014-06-02" calcext:value-type="date">
            <text:p>2.06.2014</text:p>
          </table:table-cell>
          <table:table-cell office:value-type="float" office:value="278.8" calcext:value-type="float">
            <text:p>278,8</text:p>
          </table:table-cell>
          <table:table-cell table:formula="of:=[.E336]-[.D336]" office:value-type="float" office:value="0" calcext:value-type="float">
            <text:p>0</text:p>
          </table:table-cell>
          <table:table-cell table:formula="of:=1+[.E336]-[.D336]" office:value-type="float" office:value="1" calcext:value-type="float">
            <text:p>1</text:p>
          </table:table-cell>
          <table:table-cell table:formula="of:=COM.MICROSOFT.CONCAT([.A336];[.B336])" office:value-type="string" office:string-value="JanRzymski" calcext:value-type="string">
            <text:p>JanRzymski</text:p>
          </table:table-cell>
          <table:table-cell table:formula="of:=COUNTIF([.$I$2:.$I$1001];[.I336])" office:value-type="float" office:value="13" calcext:value-type="float">
            <text:p>13</text:p>
          </table:table-cell>
          <table:table-cell table:formula="of:=SUMIF([.$I$2:.$I$1001];[.I336];[.$H$2:.$H$1001])" office:value-type="float" office:value="42" calcext:value-type="float">
            <text:p>42</text:p>
          </table:table-cell>
          <table:table-cell table:formula="of:=[.F336]+([.H336]-1)*24+30" office:value-type="float" office:value="308.8" calcext:value-type="float">
            <text:p>308,8</text:p>
          </table:table-cell>
          <table:table-cell table:formula="of:=MONTH([.D336])" office:value-type="float" office:value="6" calcext:value-type="float">
            <text:p>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Natalia</text:p>
          </table:table-cell>
          <table:table-cell table:style-name="ce2" office:value-type="string" calcext:value-type="string">
            <text:p>Idar</text:p>
          </table:table-cell>
          <table:table-cell table:style-name="ce2" office:value-type="string" calcext:value-type="string">
            <text:p>Radom</text:p>
          </table:table-cell>
          <table:table-cell table:number-columns-repeated="2" table:style-name="ce6" office:value-type="date" office:date-value="2014-06-03" calcext:value-type="date">
            <text:p>3.06.2014</text:p>
          </table:table-cell>
          <table:table-cell office:value-type="float" office:value="178.5" calcext:value-type="float">
            <text:p>178,5</text:p>
          </table:table-cell>
          <table:table-cell table:formula="of:=[.E337]-[.D337]" office:value-type="float" office:value="0" calcext:value-type="float">
            <text:p>0</text:p>
          </table:table-cell>
          <table:table-cell table:formula="of:=1+[.E337]-[.D337]" office:value-type="float" office:value="1" calcext:value-type="float">
            <text:p>1</text:p>
          </table:table-cell>
          <table:table-cell table:formula="of:=COM.MICROSOFT.CONCAT([.A337];[.B337])" office:value-type="string" office:string-value="NataliaIdar" calcext:value-type="string">
            <text:p>NataliaIdar</text:p>
          </table:table-cell>
          <table:table-cell table:formula="of:=COUNTIF([.$I$2:.$I$1001];[.I337])" office:value-type="float" office:value="10" calcext:value-type="float">
            <text:p>10</text:p>
          </table:table-cell>
          <table:table-cell table:formula="of:=SUMIF([.$I$2:.$I$1001];[.I337];[.$H$2:.$H$1001])" office:value-type="float" office:value="18" calcext:value-type="float">
            <text:p>18</text:p>
          </table:table-cell>
          <table:table-cell table:formula="of:=[.F337]+([.H337]-1)*24+30" office:value-type="float" office:value="208.5" calcext:value-type="float">
            <text:p>208,5</text:p>
          </table:table-cell>
          <table:table-cell table:formula="of:=MONTH([.D337])" office:value-type="float" office:value="6" calcext:value-type="float">
            <text:p>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ebastian</text:p>
          </table:table-cell>
          <table:table-cell table:style-name="ce2" office:value-type="string" calcext:value-type="string">
            <text:p>Puchacz</text:p>
          </table:table-cell>
          <table:table-cell table:style-name="ce2" office:value-type="string" calcext:value-type="string">
            <text:p>Krakow</text:p>
          </table:table-cell>
          <table:table-cell table:style-name="ce6" office:value-type="date" office:date-value="2014-06-03" calcext:value-type="date">
            <text:p>3.06.2014</text:p>
          </table:table-cell>
          <table:table-cell table:style-name="ce6" office:value-type="date" office:date-value="2014-06-04" calcext:value-type="date">
            <text:p>4.06.2014</text:p>
          </table:table-cell>
          <table:table-cell office:value-type="float" office:value="706.5" calcext:value-type="float">
            <text:p>706,5</text:p>
          </table:table-cell>
          <table:table-cell table:formula="of:=[.E338]-[.D338]" office:value-type="float" office:value="1" calcext:value-type="float">
            <text:p>1</text:p>
          </table:table-cell>
          <table:table-cell table:formula="of:=1+[.E338]-[.D338]" office:value-type="float" office:value="2" calcext:value-type="float">
            <text:p>2</text:p>
          </table:table-cell>
          <table:table-cell table:formula="of:=COM.MICROSOFT.CONCAT([.A338];[.B338])" office:value-type="string" office:string-value="SebastianPuchacz" calcext:value-type="string">
            <text:p>SebastianPuchacz</text:p>
          </table:table-cell>
          <table:table-cell table:formula="of:=COUNTIF([.$I$2:.$I$1001];[.I338])" office:value-type="float" office:value="12" calcext:value-type="float">
            <text:p>12</text:p>
          </table:table-cell>
          <table:table-cell table:formula="of:=SUMIF([.$I$2:.$I$1001];[.I338];[.$H$2:.$H$1001])" office:value-type="float" office:value="35" calcext:value-type="float">
            <text:p>35</text:p>
          </table:table-cell>
          <table:table-cell table:formula="of:=[.F338]+([.H338]-1)*24+30" office:value-type="float" office:value="760.5" calcext:value-type="float">
            <text:p>760,5</text:p>
          </table:table-cell>
          <table:table-cell table:formula="of:=MONTH([.D338])" office:value-type="float" office:value="6" calcext:value-type="float">
            <text:p>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Ewa</text:p>
          </table:table-cell>
          <table:table-cell table:style-name="ce2" office:value-type="string" calcext:value-type="string">
            <text:p>Fidyk</text:p>
          </table:table-cell>
          <table:table-cell table:style-name="ce2" office:value-type="string" calcext:value-type="string">
            <text:p>Zgierz</text:p>
          </table:table-cell>
          <table:table-cell table:style-name="ce6" office:value-type="date" office:date-value="2014-06-04" calcext:value-type="date">
            <text:p>4.06.2014</text:p>
          </table:table-cell>
          <table:table-cell table:style-name="ce6" office:value-type="date" office:date-value="2014-06-05" calcext:value-type="date">
            <text:p>5.06.2014</text:p>
          </table:table-cell>
          <table:table-cell office:value-type="float" office:value="331.5" calcext:value-type="float">
            <text:p>331,5</text:p>
          </table:table-cell>
          <table:table-cell table:formula="of:=[.E339]-[.D339]" office:value-type="float" office:value="1" calcext:value-type="float">
            <text:p>1</text:p>
          </table:table-cell>
          <table:table-cell table:formula="of:=1+[.E339]-[.D339]" office:value-type="float" office:value="2" calcext:value-type="float">
            <text:p>2</text:p>
          </table:table-cell>
          <table:table-cell table:formula="of:=COM.MICROSOFT.CONCAT([.A339];[.B339])" office:value-type="string" office:string-value="EwaFidyk" calcext:value-type="string">
            <text:p>EwaFidyk</text:p>
          </table:table-cell>
          <table:table-cell table:formula="of:=COUNTIF([.$I$2:.$I$1001];[.I339])" office:value-type="float" office:value="9" calcext:value-type="float">
            <text:p>9</text:p>
          </table:table-cell>
          <table:table-cell table:formula="of:=SUMIF([.$I$2:.$I$1001];[.I339];[.$H$2:.$H$1001])" office:value-type="float" office:value="20" calcext:value-type="float">
            <text:p>20</text:p>
          </table:table-cell>
          <table:table-cell table:formula="of:=[.F339]+([.H339]-1)*24+30" office:value-type="float" office:value="385.5" calcext:value-type="float">
            <text:p>385,5</text:p>
          </table:table-cell>
          <table:table-cell table:formula="of:=MONTH([.D339])" office:value-type="float" office:value="6" calcext:value-type="float">
            <text:p>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lbert</text:p>
          </table:table-cell>
          <table:table-cell table:style-name="ce2" office:value-type="string" calcext:value-type="string">
            <text:p>Marakasz</text:p>
          </table:table-cell>
          <table:table-cell table:style-name="ce2" office:value-type="string" calcext:value-type="string">
            <text:p>Mielec</text:p>
          </table:table-cell>
          <table:table-cell table:style-name="ce6" office:value-type="date" office:date-value="2014-06-04" calcext:value-type="date">
            <text:p>4.06.2014</text:p>
          </table:table-cell>
          <table:table-cell table:style-name="ce6" office:value-type="date" office:date-value="2014-06-05" calcext:value-type="date">
            <text:p>5.06.2014</text:p>
          </table:table-cell>
          <table:table-cell office:value-type="float" office:value="570" calcext:value-type="float">
            <text:p>570</text:p>
          </table:table-cell>
          <table:table-cell table:formula="of:=[.E340]-[.D340]" office:value-type="float" office:value="1" calcext:value-type="float">
            <text:p>1</text:p>
          </table:table-cell>
          <table:table-cell table:formula="of:=1+[.E340]-[.D340]" office:value-type="float" office:value="2" calcext:value-type="float">
            <text:p>2</text:p>
          </table:table-cell>
          <table:table-cell table:formula="of:=COM.MICROSOFT.CONCAT([.A340];[.B340])" office:value-type="string" office:string-value="AlbertMarakasz" calcext:value-type="string">
            <text:p>AlbertMarakasz</text:p>
          </table:table-cell>
          <table:table-cell table:formula="of:=COUNTIF([.$I$2:.$I$1001];[.I340])" office:value-type="float" office:value="14" calcext:value-type="float">
            <text:p>14</text:p>
          </table:table-cell>
          <table:table-cell table:formula="of:=SUMIF([.$I$2:.$I$1001];[.I340];[.$H$2:.$H$1001])" office:value-type="float" office:value="22" calcext:value-type="float">
            <text:p>22</text:p>
          </table:table-cell>
          <table:table-cell table:formula="of:=[.F340]+([.H340]-1)*24+30" office:value-type="float" office:value="624" calcext:value-type="float">
            <text:p>624</text:p>
          </table:table-cell>
          <table:table-cell table:formula="of:=MONTH([.D340])" office:value-type="float" office:value="6" calcext:value-type="float">
            <text:p>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an</text:p>
          </table:table-cell>
          <table:table-cell table:style-name="ce2" office:value-type="string" calcext:value-type="string">
            <text:p>Rzymski</text:p>
          </table:table-cell>
          <table:table-cell table:style-name="ce2" office:value-type="string" calcext:value-type="string">
            <text:p>Krakow</text:p>
          </table:table-cell>
          <table:table-cell table:style-name="ce6" office:value-type="date" office:date-value="2014-06-04" calcext:value-type="date">
            <text:p>4.06.2014</text:p>
          </table:table-cell>
          <table:table-cell table:style-name="ce6" office:value-type="date" office:date-value="2014-06-05" calcext:value-type="date">
            <text:p>5.06.2014</text:p>
          </table:table-cell>
          <table:table-cell office:value-type="float" office:value="706.5" calcext:value-type="float">
            <text:p>706,5</text:p>
          </table:table-cell>
          <table:table-cell table:formula="of:=[.E341]-[.D341]" office:value-type="float" office:value="1" calcext:value-type="float">
            <text:p>1</text:p>
          </table:table-cell>
          <table:table-cell table:formula="of:=1+[.E341]-[.D341]" office:value-type="float" office:value="2" calcext:value-type="float">
            <text:p>2</text:p>
          </table:table-cell>
          <table:table-cell table:formula="of:=COM.MICROSOFT.CONCAT([.A341];[.B341])" office:value-type="string" office:string-value="JanRzymski" calcext:value-type="string">
            <text:p>JanRzymski</text:p>
          </table:table-cell>
          <table:table-cell table:formula="of:=COUNTIF([.$I$2:.$I$1001];[.I341])" office:value-type="float" office:value="13" calcext:value-type="float">
            <text:p>13</text:p>
          </table:table-cell>
          <table:table-cell table:formula="of:=SUMIF([.$I$2:.$I$1001];[.I341];[.$H$2:.$H$1001])" office:value-type="float" office:value="42" calcext:value-type="float">
            <text:p>42</text:p>
          </table:table-cell>
          <table:table-cell table:formula="of:=[.F341]+([.H341]-1)*24+30" office:value-type="float" office:value="760.5" calcext:value-type="float">
            <text:p>760,5</text:p>
          </table:table-cell>
          <table:table-cell table:formula="of:=MONTH([.D341])" office:value-type="float" office:value="6" calcext:value-type="float">
            <text:p>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erzy</text:p>
          </table:table-cell>
          <table:table-cell table:style-name="ce2" office:value-type="string" calcext:value-type="string">
            <text:p>Dusznicki</text:p>
          </table:table-cell>
          <table:table-cell table:style-name="ce2" office:value-type="string" calcext:value-type="string">
            <text:p>Krakow</text:p>
          </table:table-cell>
          <table:table-cell table:number-columns-repeated="2" table:style-name="ce6" office:value-type="date" office:date-value="2014-06-05" calcext:value-type="date">
            <text:p>5.06.2014</text:p>
          </table:table-cell>
          <table:table-cell office:value-type="float" office:value="501.5" calcext:value-type="float">
            <text:p>501,5</text:p>
          </table:table-cell>
          <table:table-cell table:formula="of:=[.E342]-[.D342]" office:value-type="float" office:value="0" calcext:value-type="float">
            <text:p>0</text:p>
          </table:table-cell>
          <table:table-cell table:formula="of:=1+[.E342]-[.D342]" office:value-type="float" office:value="1" calcext:value-type="float">
            <text:p>1</text:p>
          </table:table-cell>
          <table:table-cell table:formula="of:=COM.MICROSOFT.CONCAT([.A342];[.B342])" office:value-type="string" office:string-value="JerzyDusznicki" calcext:value-type="string">
            <text:p>JerzyDusznicki</text:p>
          </table:table-cell>
          <table:table-cell table:formula="of:=COUNTIF([.$I$2:.$I$1001];[.I342])" office:value-type="float" office:value="13" calcext:value-type="float">
            <text:p>13</text:p>
          </table:table-cell>
          <table:table-cell table:formula="of:=SUMIF([.$I$2:.$I$1001];[.I342];[.$H$2:.$H$1001])" office:value-type="float" office:value="38" calcext:value-type="float">
            <text:p>38</text:p>
          </table:table-cell>
          <table:table-cell table:formula="of:=[.F342]+([.H342]-1)*24+30" office:value-type="float" office:value="531.5" calcext:value-type="float">
            <text:p>531,5</text:p>
          </table:table-cell>
          <table:table-cell table:formula="of:=MONTH([.D342])" office:value-type="float" office:value="6" calcext:value-type="float">
            <text:p>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atrycja</text:p>
          </table:table-cell>
          <table:table-cell table:style-name="ce2" office:value-type="string" calcext:value-type="string">
            <text:p>Andrycz</text:p>
          </table:table-cell>
          <table:table-cell table:style-name="ce2" office:value-type="string" calcext:value-type="string">
            <text:p>Siedlce</text:p>
          </table:table-cell>
          <table:table-cell table:number-columns-repeated="2" table:style-name="ce6" office:value-type="date" office:date-value="2014-06-07" calcext:value-type="date">
            <text:p>7.06.2014</text:p>
          </table:table-cell>
          <table:table-cell office:value-type="float" office:value="156.4" calcext:value-type="float">
            <text:p>156,4</text:p>
          </table:table-cell>
          <table:table-cell table:formula="of:=[.E343]-[.D343]" office:value-type="float" office:value="0" calcext:value-type="float">
            <text:p>0</text:p>
          </table:table-cell>
          <table:table-cell table:formula="of:=1+[.E343]-[.D343]" office:value-type="float" office:value="1" calcext:value-type="float">
            <text:p>1</text:p>
          </table:table-cell>
          <table:table-cell table:formula="of:=COM.MICROSOFT.CONCAT([.A343];[.B343])" office:value-type="string" office:string-value="PatrycjaAndrycz" calcext:value-type="string">
            <text:p>PatrycjaAndrycz</text:p>
          </table:table-cell>
          <table:table-cell table:formula="of:=COUNTIF([.$I$2:.$I$1001];[.I343])" office:value-type="float" office:value="12" calcext:value-type="float">
            <text:p>12</text:p>
          </table:table-cell>
          <table:table-cell table:formula="of:=SUMIF([.$I$2:.$I$1001];[.I343];[.$H$2:.$H$1001])" office:value-type="float" office:value="40" calcext:value-type="float">
            <text:p>40</text:p>
          </table:table-cell>
          <table:table-cell table:formula="of:=[.F343]+([.H343]-1)*24+30" office:value-type="float" office:value="186.4" calcext:value-type="float">
            <text:p>186,4</text:p>
          </table:table-cell>
          <table:table-cell table:formula="of:=MONTH([.D343])" office:value-type="float" office:value="6" calcext:value-type="float">
            <text:p>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Zofia</text:p>
          </table:table-cell>
          <table:table-cell table:style-name="ce2" office:value-type="string" calcext:value-type="string">
            <text:p>Budzianowska</text:p>
          </table:table-cell>
          <table:table-cell table:style-name="ce2" office:value-type="string" calcext:value-type="string">
            <text:p>Kielce</text:p>
          </table:table-cell>
          <table:table-cell table:style-name="ce6" office:value-type="date" office:date-value="2014-06-07" calcext:value-type="date">
            <text:p>7.06.2014</text:p>
          </table:table-cell>
          <table:table-cell table:style-name="ce6" office:value-type="date" office:date-value="2014-06-09" calcext:value-type="date">
            <text:p>9.06.2014</text:p>
          </table:table-cell>
          <table:table-cell office:value-type="float" office:value="663.7" calcext:value-type="float">
            <text:p>663,7</text:p>
          </table:table-cell>
          <table:table-cell table:formula="of:=[.E344]-[.D344]" office:value-type="float" office:value="2" calcext:value-type="float">
            <text:p>2</text:p>
          </table:table-cell>
          <table:table-cell table:formula="of:=1+[.E344]-[.D344]" office:value-type="float" office:value="3" calcext:value-type="float">
            <text:p>3</text:p>
          </table:table-cell>
          <table:table-cell table:formula="of:=COM.MICROSOFT.CONCAT([.A344];[.B344])" office:value-type="string" office:string-value="ZofiaBudzianowska" calcext:value-type="string">
            <text:p>ZofiaBudzianowska</text:p>
          </table:table-cell>
          <table:table-cell table:formula="of:=COUNTIF([.$I$2:.$I$1001];[.I344])" office:value-type="float" office:value="16" calcext:value-type="float">
            <text:p>16</text:p>
          </table:table-cell>
          <table:table-cell table:formula="of:=SUMIF([.$I$2:.$I$1001];[.I344];[.$H$2:.$H$1001])" office:value-type="float" office:value="41" calcext:value-type="float">
            <text:p>41</text:p>
          </table:table-cell>
          <table:table-cell table:formula="of:=[.F344]+([.H344]-1)*24+30" office:value-type="float" office:value="741.7" calcext:value-type="float">
            <text:p>741,7</text:p>
          </table:table-cell>
          <table:table-cell table:formula="of:=MONTH([.D344])" office:value-type="float" office:value="6" calcext:value-type="float">
            <text:p>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dam</text:p>
          </table:table-cell>
          <table:table-cell table:style-name="ce2" office:value-type="string" calcext:value-type="string">
            <text:p>Falski</text:p>
          </table:table-cell>
          <table:table-cell table:style-name="ce2" office:value-type="string" calcext:value-type="string">
            <text:p>Katowice</text:p>
          </table:table-cell>
          <table:table-cell table:style-name="ce6" office:value-type="date" office:date-value="2014-06-07" calcext:value-type="date">
            <text:p>7.06.2014</text:p>
          </table:table-cell>
          <table:table-cell table:style-name="ce6" office:value-type="date" office:date-value="2014-06-11" calcext:value-type="date">
            <text:p>11.06.2014</text:p>
          </table:table-cell>
          <table:table-cell office:value-type="float" office:value="1290.7" calcext:value-type="float">
            <text:p>1290,7</text:p>
          </table:table-cell>
          <table:table-cell table:formula="of:=[.E345]-[.D345]" office:value-type="float" office:value="4" calcext:value-type="float">
            <text:p>4</text:p>
          </table:table-cell>
          <table:table-cell table:formula="of:=1+[.E345]-[.D345]" office:value-type="float" office:value="5" calcext:value-type="float">
            <text:p>5</text:p>
          </table:table-cell>
          <table:table-cell table:formula="of:=COM.MICROSOFT.CONCAT([.A345];[.B345])" office:value-type="string" office:string-value="AdamFalski" calcext:value-type="string">
            <text:p>AdamFalski</text:p>
          </table:table-cell>
          <table:table-cell table:formula="of:=COUNTIF([.$I$2:.$I$1001];[.I345])" office:value-type="float" office:value="8" calcext:value-type="float">
            <text:p>8</text:p>
          </table:table-cell>
          <table:table-cell table:formula="of:=SUMIF([.$I$2:.$I$1001];[.I345];[.$H$2:.$H$1001])" office:value-type="float" office:value="22" calcext:value-type="float">
            <text:p>22</text:p>
          </table:table-cell>
          <table:table-cell table:formula="of:=[.F345]+([.H345]-1)*24+30" office:value-type="float" office:value="1416.7" calcext:value-type="float">
            <text:p>1416,7</text:p>
          </table:table-cell>
          <table:table-cell table:formula="of:=MONTH([.D345])" office:value-type="float" office:value="6" calcext:value-type="float">
            <text:p>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Dorota</text:p>
          </table:table-cell>
          <table:table-cell table:style-name="ce2" office:value-type="string" calcext:value-type="string">
            <text:p>Morska</text:p>
          </table:table-cell>
          <table:table-cell table:style-name="ce2" office:value-type="string" calcext:value-type="string">
            <text:p>Siedlce</text:p>
          </table:table-cell>
          <table:table-cell table:style-name="ce6" office:value-type="date" office:date-value="2014-06-07" calcext:value-type="date">
            <text:p>7.06.2014</text:p>
          </table:table-cell>
          <table:table-cell table:style-name="ce6" office:value-type="date" office:date-value="2014-06-11" calcext:value-type="date">
            <text:p>11.06.2014</text:p>
          </table:table-cell>
          <table:table-cell office:value-type="float" office:value="712.4" calcext:value-type="float">
            <text:p>712,4</text:p>
          </table:table-cell>
          <table:table-cell table:formula="of:=[.E346]-[.D346]" office:value-type="float" office:value="4" calcext:value-type="float">
            <text:p>4</text:p>
          </table:table-cell>
          <table:table-cell table:formula="of:=1+[.E346]-[.D346]" office:value-type="float" office:value="5" calcext:value-type="float">
            <text:p>5</text:p>
          </table:table-cell>
          <table:table-cell table:formula="of:=COM.MICROSOFT.CONCAT([.A346];[.B346])" office:value-type="string" office:string-value="DorotaMorska" calcext:value-type="string">
            <text:p>DorotaMorska</text:p>
          </table:table-cell>
          <table:table-cell table:formula="of:=COUNTIF([.$I$2:.$I$1001];[.I346])" office:value-type="float" office:value="12" calcext:value-type="float">
            <text:p>12</text:p>
          </table:table-cell>
          <table:table-cell table:formula="of:=SUMIF([.$I$2:.$I$1001];[.I346];[.$H$2:.$H$1001])" office:value-type="float" office:value="30" calcext:value-type="float">
            <text:p>30</text:p>
          </table:table-cell>
          <table:table-cell table:formula="of:=[.F346]+([.H346]-1)*24+30" office:value-type="float" office:value="838.4" calcext:value-type="float">
            <text:p>838,4</text:p>
          </table:table-cell>
          <table:table-cell table:formula="of:=MONTH([.D346])" office:value-type="float" office:value="6" calcext:value-type="float">
            <text:p>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an</text:p>
          </table:table-cell>
          <table:table-cell table:style-name="ce2" office:value-type="string" calcext:value-type="string">
            <text:p>Suwski</text:p>
          </table:table-cell>
          <table:table-cell table:style-name="ce2" office:value-type="string" calcext:value-type="string">
            <text:p>Bydgoszcz</text:p>
          </table:table-cell>
          <table:table-cell table:style-name="ce6" office:value-type="date" office:date-value="2014-06-07" calcext:value-type="date">
            <text:p>7.06.2014</text:p>
          </table:table-cell>
          <table:table-cell table:style-name="ce6" office:value-type="date" office:date-value="2014-06-09" calcext:value-type="date">
            <text:p>9.06.2014</text:p>
          </table:table-cell>
          <table:table-cell office:value-type="float" office:value="795.4" calcext:value-type="float">
            <text:p>795,4</text:p>
          </table:table-cell>
          <table:table-cell table:formula="of:=[.E347]-[.D347]" office:value-type="float" office:value="2" calcext:value-type="float">
            <text:p>2</text:p>
          </table:table-cell>
          <table:table-cell table:formula="of:=1+[.E347]-[.D347]" office:value-type="float" office:value="3" calcext:value-type="float">
            <text:p>3</text:p>
          </table:table-cell>
          <table:table-cell table:formula="of:=COM.MICROSOFT.CONCAT([.A347];[.B347])" office:value-type="string" office:string-value="JanSuwski" calcext:value-type="string">
            <text:p>JanSuwski</text:p>
          </table:table-cell>
          <table:table-cell table:formula="of:=COUNTIF([.$I$2:.$I$1001];[.I347])" office:value-type="float" office:value="5" calcext:value-type="float">
            <text:p>5</text:p>
          </table:table-cell>
          <table:table-cell table:formula="of:=SUMIF([.$I$2:.$I$1001];[.I347];[.$H$2:.$H$1001])" office:value-type="float" office:value="17" calcext:value-type="float">
            <text:p>17</text:p>
          </table:table-cell>
          <table:table-cell table:formula="of:=[.F347]+([.H347]-1)*24+30" office:value-type="float" office:value="873.4" calcext:value-type="float">
            <text:p>873,4</text:p>
          </table:table-cell>
          <table:table-cell table:formula="of:=MONTH([.D347])" office:value-type="float" office:value="6" calcext:value-type="float">
            <text:p>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anuary</text:p>
          </table:table-cell>
          <table:table-cell table:style-name="ce2" office:value-type="string" calcext:value-type="string">
            <text:p>Pluta</text:p>
          </table:table-cell>
          <table:table-cell table:style-name="ce2" office:value-type="string" calcext:value-type="string">
            <text:p>Kielce</text:p>
          </table:table-cell>
          <table:table-cell table:style-name="ce6" office:value-type="date" office:date-value="2014-06-09" calcext:value-type="date">
            <text:p>9.06.2014</text:p>
          </table:table-cell>
          <table:table-cell table:style-name="ce6" office:value-type="date" office:date-value="2014-06-10" calcext:value-type="date">
            <text:p>10.06.2014</text:p>
          </table:table-cell>
          <table:table-cell office:value-type="float" office:value="485.7" calcext:value-type="float">
            <text:p>485,7</text:p>
          </table:table-cell>
          <table:table-cell table:formula="of:=[.E348]-[.D348]" office:value-type="float" office:value="1" calcext:value-type="float">
            <text:p>1</text:p>
          </table:table-cell>
          <table:table-cell table:formula="of:=1+[.E348]-[.D348]" office:value-type="float" office:value="2" calcext:value-type="float">
            <text:p>2</text:p>
          </table:table-cell>
          <table:table-cell table:formula="of:=COM.MICROSOFT.CONCAT([.A348];[.B348])" office:value-type="string" office:string-value="JanuaryPluta" calcext:value-type="string">
            <text:p>JanuaryPluta</text:p>
          </table:table-cell>
          <table:table-cell table:formula="of:=COUNTIF([.$I$2:.$I$1001];[.I348])" office:value-type="float" office:value="7" calcext:value-type="float">
            <text:p>7</text:p>
          </table:table-cell>
          <table:table-cell table:formula="of:=SUMIF([.$I$2:.$I$1001];[.I348];[.$H$2:.$H$1001])" office:value-type="float" office:value="24" calcext:value-type="float">
            <text:p>24</text:p>
          </table:table-cell>
          <table:table-cell table:formula="of:=[.F348]+([.H348]-1)*24+30" office:value-type="float" office:value="539.7" calcext:value-type="float">
            <text:p>539,7</text:p>
          </table:table-cell>
          <table:table-cell table:formula="of:=MONTH([.D348])" office:value-type="float" office:value="6" calcext:value-type="float">
            <text:p>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aulina</text:p>
          </table:table-cell>
          <table:table-cell table:style-name="ce2" office:value-type="string" calcext:value-type="string">
            <text:p>Basala</text:p>
          </table:table-cell>
          <table:table-cell table:style-name="ce2" office:value-type="string" calcext:value-type="string">
            <text:p>Kielce</text:p>
          </table:table-cell>
          <table:table-cell table:style-name="ce6" office:value-type="date" office:date-value="2014-06-13" calcext:value-type="date">
            <text:p>13.06.2014</text:p>
          </table:table-cell>
          <table:table-cell table:style-name="ce6" office:value-type="date" office:date-value="2014-06-15" calcext:value-type="date">
            <text:p>15.06.2014</text:p>
          </table:table-cell>
          <table:table-cell office:value-type="float" office:value="663.7" calcext:value-type="float">
            <text:p>663,7</text:p>
          </table:table-cell>
          <table:table-cell table:formula="of:=[.E349]-[.D349]" office:value-type="float" office:value="2" calcext:value-type="float">
            <text:p>2</text:p>
          </table:table-cell>
          <table:table-cell table:formula="of:=1+[.E349]-[.D349]" office:value-type="float" office:value="3" calcext:value-type="float">
            <text:p>3</text:p>
          </table:table-cell>
          <table:table-cell table:formula="of:=COM.MICROSOFT.CONCAT([.A349];[.B349])" office:value-type="string" office:string-value="PaulinaBasala" calcext:value-type="string">
            <text:p>PaulinaBasala</text:p>
          </table:table-cell>
          <table:table-cell table:formula="of:=COUNTIF([.$I$2:.$I$1001];[.I349])" office:value-type="float" office:value="8" calcext:value-type="float">
            <text:p>8</text:p>
          </table:table-cell>
          <table:table-cell table:formula="of:=SUMIF([.$I$2:.$I$1001];[.I349];[.$H$2:.$H$1001])" office:value-type="float" office:value="14" calcext:value-type="float">
            <text:p>14</text:p>
          </table:table-cell>
          <table:table-cell table:formula="of:=[.F349]+([.H349]-1)*24+30" office:value-type="float" office:value="741.7" calcext:value-type="float">
            <text:p>741,7</text:p>
          </table:table-cell>
          <table:table-cell table:formula="of:=MONTH([.D349])" office:value-type="float" office:value="6" calcext:value-type="float">
            <text:p>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Wiktor</text:p>
          </table:table-cell>
          <table:table-cell table:style-name="ce2" office:value-type="string" calcext:value-type="string">
            <text:p>Budzis</text:p>
          </table:table-cell>
          <table:table-cell table:style-name="ce2" office:value-type="string" calcext:value-type="string">
            <text:p>Kalisz</text:p>
          </table:table-cell>
          <table:table-cell table:style-name="ce6" office:value-type="date" office:date-value="2014-06-13" calcext:value-type="date">
            <text:p>13.06.2014</text:p>
          </table:table-cell>
          <table:table-cell table:style-name="ce6" office:value-type="date" office:date-value="2014-06-17" calcext:value-type="date">
            <text:p>17.06.2014</text:p>
          </table:table-cell>
          <table:table-cell office:value-type="float" office:value="1078" calcext:value-type="float">
            <text:p>1078</text:p>
          </table:table-cell>
          <table:table-cell table:formula="of:=[.E350]-[.D350]" office:value-type="float" office:value="4" calcext:value-type="float">
            <text:p>4</text:p>
          </table:table-cell>
          <table:table-cell table:formula="of:=1+[.E350]-[.D350]" office:value-type="float" office:value="5" calcext:value-type="float">
            <text:p>5</text:p>
          </table:table-cell>
          <table:table-cell table:formula="of:=COM.MICROSOFT.CONCAT([.A350];[.B350])" office:value-type="string" office:string-value="WiktorBudzis" calcext:value-type="string">
            <text:p>WiktorBudzis</text:p>
          </table:table-cell>
          <table:table-cell table:formula="of:=COUNTIF([.$I$2:.$I$1001];[.I350])" office:value-type="float" office:value="12" calcext:value-type="float">
            <text:p>12</text:p>
          </table:table-cell>
          <table:table-cell table:formula="of:=SUMIF([.$I$2:.$I$1001];[.I350];[.$H$2:.$H$1001])" office:value-type="float" office:value="30" calcext:value-type="float">
            <text:p>30</text:p>
          </table:table-cell>
          <table:table-cell table:formula="of:=[.F350]+([.H350]-1)*24+30" office:value-type="float" office:value="1204" calcext:value-type="float">
            <text:p>1204</text:p>
          </table:table-cell>
          <table:table-cell table:formula="of:=MONTH([.D350])" office:value-type="float" office:value="6" calcext:value-type="float">
            <text:p>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atrycja</text:p>
          </table:table-cell>
          <table:table-cell table:style-name="ce2" office:value-type="string" calcext:value-type="string">
            <text:p>Czarnoleska</text:p>
          </table:table-cell>
          <table:table-cell table:style-name="ce2" office:value-type="string" calcext:value-type="string">
            <text:p>Katowice</text:p>
          </table:table-cell>
          <table:table-cell table:number-columns-repeated="2" table:style-name="ce6" office:value-type="date" office:date-value="2014-06-13" calcext:value-type="date">
            <text:p>13.06.2014</text:p>
          </table:table-cell>
          <table:table-cell office:value-type="float" office:value="494.7" calcext:value-type="float">
            <text:p>494,7</text:p>
          </table:table-cell>
          <table:table-cell table:formula="of:=[.E351]-[.D351]" office:value-type="float" office:value="0" calcext:value-type="float">
            <text:p>0</text:p>
          </table:table-cell>
          <table:table-cell table:formula="of:=1+[.E351]-[.D351]" office:value-type="float" office:value="1" calcext:value-type="float">
            <text:p>1</text:p>
          </table:table-cell>
          <table:table-cell table:formula="of:=COM.MICROSOFT.CONCAT([.A351];[.B351])" office:value-type="string" office:string-value="PatrycjaCzarnoleska" calcext:value-type="string">
            <text:p>PatrycjaCzarnoleska</text:p>
          </table:table-cell>
          <table:table-cell table:formula="of:=COUNTIF([.$I$2:.$I$1001];[.I351])" office:value-type="float" office:value="15" calcext:value-type="float">
            <text:p>15</text:p>
          </table:table-cell>
          <table:table-cell table:formula="of:=SUMIF([.$I$2:.$I$1001];[.I351];[.$H$2:.$H$1001])" office:value-type="float" office:value="39" calcext:value-type="float">
            <text:p>39</text:p>
          </table:table-cell>
          <table:table-cell table:formula="of:=[.F351]+([.H351]-1)*24+30" office:value-type="float" office:value="524.7" calcext:value-type="float">
            <text:p>524,7</text:p>
          </table:table-cell>
          <table:table-cell table:formula="of:=MONTH([.D351])" office:value-type="float" office:value="6" calcext:value-type="float">
            <text:p>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Edwina</text:p>
          </table:table-cell>
          <table:table-cell table:style-name="ce2" office:value-type="string" calcext:value-type="string">
            <text:p>Elawa</text:p>
          </table:table-cell>
          <table:table-cell table:style-name="ce2" office:value-type="string" calcext:value-type="string">
            <text:p>Kutno</text:p>
          </table:table-cell>
          <table:table-cell table:style-name="ce6" office:value-type="date" office:date-value="2014-06-13" calcext:value-type="date">
            <text:p>13.06.2014</text:p>
          </table:table-cell>
          <table:table-cell table:style-name="ce6" office:value-type="date" office:date-value="2014-06-17" calcext:value-type="date">
            <text:p>17.06.2014</text:p>
          </table:table-cell>
          <table:table-cell office:value-type="float" office:value="794.8" calcext:value-type="float">
            <text:p>794,8</text:p>
          </table:table-cell>
          <table:table-cell table:formula="of:=[.E352]-[.D352]" office:value-type="float" office:value="4" calcext:value-type="float">
            <text:p>4</text:p>
          </table:table-cell>
          <table:table-cell table:formula="of:=1+[.E352]-[.D352]" office:value-type="float" office:value="5" calcext:value-type="float">
            <text:p>5</text:p>
          </table:table-cell>
          <table:table-cell table:formula="of:=COM.MICROSOFT.CONCAT([.A352];[.B352])" office:value-type="string" office:string-value="EdwinaElawa" calcext:value-type="string">
            <text:p>EdwinaElawa</text:p>
          </table:table-cell>
          <table:table-cell table:formula="of:=COUNTIF([.$I$2:.$I$1001];[.I352])" office:value-type="float" office:value="12" calcext:value-type="float">
            <text:p>12</text:p>
          </table:table-cell>
          <table:table-cell table:formula="of:=SUMIF([.$I$2:.$I$1001];[.I352];[.$H$2:.$H$1001])" office:value-type="float" office:value="40" calcext:value-type="float">
            <text:p>40</text:p>
          </table:table-cell>
          <table:table-cell table:formula="of:=[.F352]+([.H352]-1)*24+30" office:value-type="float" office:value="920.8" calcext:value-type="float">
            <text:p>920,8</text:p>
          </table:table-cell>
          <table:table-cell table:formula="of:=MONTH([.D352])" office:value-type="float" office:value="6" calcext:value-type="float">
            <text:p>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rolina</text:p>
          </table:table-cell>
          <table:table-cell table:style-name="ce2" office:value-type="string" calcext:value-type="string">
            <text:p>Janes</text:p>
          </table:table-cell>
          <table:table-cell table:style-name="ce2" office:value-type="string" calcext:value-type="string">
            <text:p>Katowice</text:p>
          </table:table-cell>
          <table:table-cell table:style-name="ce6" office:value-type="date" office:date-value="2014-06-13" calcext:value-type="date">
            <text:p>13.06.2014</text:p>
          </table:table-cell>
          <table:table-cell table:style-name="ce6" office:value-type="date" office:date-value="2014-06-16" calcext:value-type="date">
            <text:p>16.06.2014</text:p>
          </table:table-cell>
          <table:table-cell office:value-type="float" office:value="1091.7" calcext:value-type="float">
            <text:p>1091,7</text:p>
          </table:table-cell>
          <table:table-cell table:formula="of:=[.E353]-[.D353]" office:value-type="float" office:value="3" calcext:value-type="float">
            <text:p>3</text:p>
          </table:table-cell>
          <table:table-cell table:formula="of:=1+[.E353]-[.D353]" office:value-type="float" office:value="4" calcext:value-type="float">
            <text:p>4</text:p>
          </table:table-cell>
          <table:table-cell table:formula="of:=COM.MICROSOFT.CONCAT([.A353];[.B353])" office:value-type="string" office:string-value="KarolinaJanes" calcext:value-type="string">
            <text:p>KarolinaJanes</text:p>
          </table:table-cell>
          <table:table-cell table:formula="of:=COUNTIF([.$I$2:.$I$1001];[.I353])" office:value-type="float" office:value="12" calcext:value-type="float">
            <text:p>12</text:p>
          </table:table-cell>
          <table:table-cell table:formula="of:=SUMIF([.$I$2:.$I$1001];[.I353];[.$H$2:.$H$1001])" office:value-type="float" office:value="33" calcext:value-type="float">
            <text:p>33</text:p>
          </table:table-cell>
          <table:table-cell table:formula="of:=[.F353]+([.H353]-1)*24+30" office:value-type="float" office:value="1193.7" calcext:value-type="float">
            <text:p>1193,7</text:p>
          </table:table-cell>
          <table:table-cell table:formula="of:=MONTH([.D353])" office:value-type="float" office:value="6" calcext:value-type="float">
            <text:p>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ndrzej</text:p>
          </table:table-cell>
          <table:table-cell table:style-name="ce2" office:value-type="string" calcext:value-type="string">
            <text:p>Kolarski</text:p>
          </table:table-cell>
          <table:table-cell table:style-name="ce2" office:value-type="string" calcext:value-type="string">
            <text:p>Katowice</text:p>
          </table:table-cell>
          <table:table-cell table:style-name="ce6" office:value-type="date" office:date-value="2014-06-13" calcext:value-type="date">
            <text:p>13.06.2014</text:p>
          </table:table-cell>
          <table:table-cell table:style-name="ce6" office:value-type="date" office:date-value="2014-06-16" calcext:value-type="date">
            <text:p>16.06.2014</text:p>
          </table:table-cell>
          <table:table-cell office:value-type="float" office:value="1091.7" calcext:value-type="float">
            <text:p>1091,7</text:p>
          </table:table-cell>
          <table:table-cell table:formula="of:=[.E354]-[.D354]" office:value-type="float" office:value="3" calcext:value-type="float">
            <text:p>3</text:p>
          </table:table-cell>
          <table:table-cell table:formula="of:=1+[.E354]-[.D354]" office:value-type="float" office:value="4" calcext:value-type="float">
            <text:p>4</text:p>
          </table:table-cell>
          <table:table-cell table:formula="of:=COM.MICROSOFT.CONCAT([.A354];[.B354])" office:value-type="string" office:string-value="AndrzejKolarski" calcext:value-type="string">
            <text:p>AndrzejKolarski</text:p>
          </table:table-cell>
          <table:table-cell table:formula="of:=COUNTIF([.$I$2:.$I$1001];[.I354])" office:value-type="float" office:value="14" calcext:value-type="float">
            <text:p>14</text:p>
          </table:table-cell>
          <table:table-cell table:formula="of:=SUMIF([.$I$2:.$I$1001];[.I354];[.$H$2:.$H$1001])" office:value-type="float" office:value="41" calcext:value-type="float">
            <text:p>41</text:p>
          </table:table-cell>
          <table:table-cell table:formula="of:=[.F354]+([.H354]-1)*24+30" office:value-type="float" office:value="1193.7" calcext:value-type="float">
            <text:p>1193,7</text:p>
          </table:table-cell>
          <table:table-cell table:formula="of:=MONTH([.D354])" office:value-type="float" office:value="6" calcext:value-type="float">
            <text:p>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Zuzanna</text:p>
          </table:table-cell>
          <table:table-cell table:style-name="ce2" office:value-type="string" calcext:value-type="string">
            <text:p>Kowalska</text:p>
          </table:table-cell>
          <table:table-cell table:style-name="ce2" office:value-type="string" calcext:value-type="string">
            <text:p>Kutno</text:p>
          </table:table-cell>
          <table:table-cell table:style-name="ce6" office:value-type="date" office:date-value="2014-06-13" calcext:value-type="date">
            <text:p>13.06.2014</text:p>
          </table:table-cell>
          <table:table-cell table:style-name="ce6" office:value-type="date" office:date-value="2014-06-17" calcext:value-type="date">
            <text:p>17.06.2014</text:p>
          </table:table-cell>
          <table:table-cell office:value-type="float" office:value="794.8" calcext:value-type="float">
            <text:p>794,8</text:p>
          </table:table-cell>
          <table:table-cell table:formula="of:=[.E355]-[.D355]" office:value-type="float" office:value="4" calcext:value-type="float">
            <text:p>4</text:p>
          </table:table-cell>
          <table:table-cell table:formula="of:=1+[.E355]-[.D355]" office:value-type="float" office:value="5" calcext:value-type="float">
            <text:p>5</text:p>
          </table:table-cell>
          <table:table-cell table:formula="of:=COM.MICROSOFT.CONCAT([.A355];[.B355])" office:value-type="string" office:string-value="ZuzannaKowalska" calcext:value-type="string">
            <text:p>ZuzannaKowalska</text:p>
          </table:table-cell>
          <table:table-cell table:formula="of:=COUNTIF([.$I$2:.$I$1001];[.I355])" office:value-type="float" office:value="8" calcext:value-type="float">
            <text:p>8</text:p>
          </table:table-cell>
          <table:table-cell table:formula="of:=SUMIF([.$I$2:.$I$1001];[.I355];[.$H$2:.$H$1001])" office:value-type="float" office:value="25" calcext:value-type="float">
            <text:p>25</text:p>
          </table:table-cell>
          <table:table-cell table:formula="of:=[.F355]+([.H355]-1)*24+30" office:value-type="float" office:value="920.8" calcext:value-type="float">
            <text:p>920,8</text:p>
          </table:table-cell>
          <table:table-cell table:formula="of:=MONTH([.D355])" office:value-type="float" office:value="6" calcext:value-type="float">
            <text:p>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ustyna</text:p>
          </table:table-cell>
          <table:table-cell table:style-name="ce2" office:value-type="string" calcext:value-type="string">
            <text:p>Krynicka</text:p>
          </table:table-cell>
          <table:table-cell table:style-name="ce2" office:value-type="string" calcext:value-type="string">
            <text:p>Katowice</text:p>
          </table:table-cell>
          <table:table-cell table:style-name="ce6" office:value-type="date" office:date-value="2014-06-13" calcext:value-type="date">
            <text:p>13.06.2014</text:p>
          </table:table-cell>
          <table:table-cell table:style-name="ce6" office:value-type="date" office:date-value="2014-06-14" calcext:value-type="date">
            <text:p>14.06.2014</text:p>
          </table:table-cell>
          <table:table-cell office:value-type="float" office:value="693.7" calcext:value-type="float">
            <text:p>693,7</text:p>
          </table:table-cell>
          <table:table-cell table:formula="of:=[.E356]-[.D356]" office:value-type="float" office:value="1" calcext:value-type="float">
            <text:p>1</text:p>
          </table:table-cell>
          <table:table-cell table:formula="of:=1+[.E356]-[.D356]" office:value-type="float" office:value="2" calcext:value-type="float">
            <text:p>2</text:p>
          </table:table-cell>
          <table:table-cell table:formula="of:=COM.MICROSOFT.CONCAT([.A356];[.B356])" office:value-type="string" office:string-value="JustynaKrynicka" calcext:value-type="string">
            <text:p>JustynaKrynicka</text:p>
          </table:table-cell>
          <table:table-cell table:formula="of:=COUNTIF([.$I$2:.$I$1001];[.I356])" office:value-type="float" office:value="13" calcext:value-type="float">
            <text:p>13</text:p>
          </table:table-cell>
          <table:table-cell table:formula="of:=SUMIF([.$I$2:.$I$1001];[.I356];[.$H$2:.$H$1001])" office:value-type="float" office:value="25" calcext:value-type="float">
            <text:p>25</text:p>
          </table:table-cell>
          <table:table-cell table:formula="of:=[.F356]+([.H356]-1)*24+30" office:value-type="float" office:value="747.7" calcext:value-type="float">
            <text:p>747,7</text:p>
          </table:table-cell>
          <table:table-cell table:formula="of:=MONTH([.D356])" office:value-type="float" office:value="6" calcext:value-type="float">
            <text:p>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Ewa</text:p>
          </table:table-cell>
          <table:table-cell table:style-name="ce2" office:value-type="string" calcext:value-type="string">
            <text:p>Kwiska</text:p>
          </table:table-cell>
          <table:table-cell table:style-name="ce2" office:value-type="string" calcext:value-type="string">
            <text:p>Katowice</text:p>
          </table:table-cell>
          <table:table-cell table:style-name="ce6" office:value-type="date" office:date-value="2014-06-13" calcext:value-type="date">
            <text:p>13.06.2014</text:p>
          </table:table-cell>
          <table:table-cell table:style-name="ce6" office:value-type="date" office:date-value="2014-06-15" calcext:value-type="date">
            <text:p>15.06.2014</text:p>
          </table:table-cell>
          <table:table-cell office:value-type="float" office:value="892.7" calcext:value-type="float">
            <text:p>892,7</text:p>
          </table:table-cell>
          <table:table-cell table:formula="of:=[.E357]-[.D357]" office:value-type="float" office:value="2" calcext:value-type="float">
            <text:p>2</text:p>
          </table:table-cell>
          <table:table-cell table:formula="of:=1+[.E357]-[.D357]" office:value-type="float" office:value="3" calcext:value-type="float">
            <text:p>3</text:p>
          </table:table-cell>
          <table:table-cell table:formula="of:=COM.MICROSOFT.CONCAT([.A357];[.B357])" office:value-type="string" office:string-value="EwaKwiska" calcext:value-type="string">
            <text:p>EwaKwiska</text:p>
          </table:table-cell>
          <table:table-cell table:formula="of:=COUNTIF([.$I$2:.$I$1001];[.I357])" office:value-type="float" office:value="8" calcext:value-type="float">
            <text:p>8</text:p>
          </table:table-cell>
          <table:table-cell table:formula="of:=SUMIF([.$I$2:.$I$1001];[.I357];[.$H$2:.$H$1001])" office:value-type="float" office:value="29" calcext:value-type="float">
            <text:p>29</text:p>
          </table:table-cell>
          <table:table-cell table:formula="of:=[.F357]+([.H357]-1)*24+30" office:value-type="float" office:value="970.7" calcext:value-type="float">
            <text:p>970,7</text:p>
          </table:table-cell>
          <table:table-cell table:formula="of:=MONTH([.D357])" office:value-type="float" office:value="6" calcext:value-type="float">
            <text:p>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Zyta</text:p>
          </table:table-cell>
          <table:table-cell table:style-name="ce2" office:value-type="string" calcext:value-type="string">
            <text:p>Mazurkiewicz</text:p>
          </table:table-cell>
          <table:table-cell table:style-name="ce2" office:value-type="string" calcext:value-type="string">
            <text:p>Olsztyn</text:p>
          </table:table-cell>
          <table:table-cell table:style-name="ce6" office:value-type="date" office:date-value="2014-06-13" calcext:value-type="date">
            <text:p>13.06.2014</text:p>
          </table:table-cell>
          <table:table-cell table:style-name="ce6" office:value-type="date" office:date-value="2014-06-16" calcext:value-type="date">
            <text:p>16.06.2014</text:p>
          </table:table-cell>
          <table:table-cell office:value-type="float" office:value="852.8" calcext:value-type="float">
            <text:p>852,8</text:p>
          </table:table-cell>
          <table:table-cell table:formula="of:=[.E358]-[.D358]" office:value-type="float" office:value="3" calcext:value-type="float">
            <text:p>3</text:p>
          </table:table-cell>
          <table:table-cell table:formula="of:=1+[.E358]-[.D358]" office:value-type="float" office:value="4" calcext:value-type="float">
            <text:p>4</text:p>
          </table:table-cell>
          <table:table-cell table:formula="of:=COM.MICROSOFT.CONCAT([.A358];[.B358])" office:value-type="string" office:string-value="ZytaMazurkiewicz" calcext:value-type="string">
            <text:p>ZytaMazurkiewicz</text:p>
          </table:table-cell>
          <table:table-cell table:formula="of:=COUNTIF([.$I$2:.$I$1001];[.I358])" office:value-type="float" office:value="7" calcext:value-type="float">
            <text:p>7</text:p>
          </table:table-cell>
          <table:table-cell table:formula="of:=SUMIF([.$I$2:.$I$1001];[.I358];[.$H$2:.$H$1001])" office:value-type="float" office:value="23" calcext:value-type="float">
            <text:p>23</text:p>
          </table:table-cell>
          <table:table-cell table:formula="of:=[.F358]+([.H358]-1)*24+30" office:value-type="float" office:value="954.8" calcext:value-type="float">
            <text:p>954,8</text:p>
          </table:table-cell>
          <table:table-cell table:formula="of:=MONTH([.D358])" office:value-type="float" office:value="6" calcext:value-type="float">
            <text:p>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Teresa</text:p>
          </table:table-cell>
          <table:table-cell table:style-name="ce2" office:value-type="string" calcext:value-type="string">
            <text:p>Moskiewska</text:p>
          </table:table-cell>
          <table:table-cell table:style-name="ce2" office:value-type="string" calcext:value-type="string">
            <text:p>Katowice</text:p>
          </table:table-cell>
          <table:table-cell table:number-columns-repeated="2" table:style-name="ce6" office:value-type="date" office:date-value="2014-06-13" calcext:value-type="date">
            <text:p>13.06.2014</text:p>
          </table:table-cell>
          <table:table-cell office:value-type="float" office:value="494.7" calcext:value-type="float">
            <text:p>494,7</text:p>
          </table:table-cell>
          <table:table-cell table:formula="of:=[.E359]-[.D359]" office:value-type="float" office:value="0" calcext:value-type="float">
            <text:p>0</text:p>
          </table:table-cell>
          <table:table-cell table:formula="of:=1+[.E359]-[.D359]" office:value-type="float" office:value="1" calcext:value-type="float">
            <text:p>1</text:p>
          </table:table-cell>
          <table:table-cell table:formula="of:=COM.MICROSOFT.CONCAT([.A359];[.B359])" office:value-type="string" office:string-value="TeresaMoskiewska" calcext:value-type="string">
            <text:p>TeresaMoskiewska</text:p>
          </table:table-cell>
          <table:table-cell table:formula="of:=COUNTIF([.$I$2:.$I$1001];[.I359])" office:value-type="float" office:value="11" calcext:value-type="float">
            <text:p>11</text:p>
          </table:table-cell>
          <table:table-cell table:formula="of:=SUMIF([.$I$2:.$I$1001];[.I359];[.$H$2:.$H$1001])" office:value-type="float" office:value="20" calcext:value-type="float">
            <text:p>20</text:p>
          </table:table-cell>
          <table:table-cell table:formula="of:=[.F359]+([.H359]-1)*24+30" office:value-type="float" office:value="524.7" calcext:value-type="float">
            <text:p>524,7</text:p>
          </table:table-cell>
          <table:table-cell table:formula="of:=MONTH([.D359])" office:value-type="float" office:value="6" calcext:value-type="float">
            <text:p>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Ewelia</text:p>
          </table:table-cell>
          <table:table-cell table:style-name="ce2" office:value-type="string" calcext:value-type="string">
            <text:p>Nyska</text:p>
          </table:table-cell>
          <table:table-cell table:style-name="ce2" office:value-type="string" calcext:value-type="string">
            <text:p>Mielec</text:p>
          </table:table-cell>
          <table:table-cell table:number-columns-repeated="2" table:style-name="ce6" office:value-type="date" office:date-value="2014-06-13" calcext:value-type="date">
            <text:p>13.06.2014</text:p>
          </table:table-cell>
          <table:table-cell office:value-type="float" office:value="442" calcext:value-type="float">
            <text:p>442</text:p>
          </table:table-cell>
          <table:table-cell table:formula="of:=[.E360]-[.D360]" office:value-type="float" office:value="0" calcext:value-type="float">
            <text:p>0</text:p>
          </table:table-cell>
          <table:table-cell table:formula="of:=1+[.E360]-[.D360]" office:value-type="float" office:value="1" calcext:value-type="float">
            <text:p>1</text:p>
          </table:table-cell>
          <table:table-cell table:formula="of:=COM.MICROSOFT.CONCAT([.A360];[.B360])" office:value-type="string" office:string-value="EweliaNyska" calcext:value-type="string">
            <text:p>EweliaNyska</text:p>
          </table:table-cell>
          <table:table-cell table:formula="of:=COUNTIF([.$I$2:.$I$1001];[.I360])" office:value-type="float" office:value="10" calcext:value-type="float">
            <text:p>10</text:p>
          </table:table-cell>
          <table:table-cell table:formula="of:=SUMIF([.$I$2:.$I$1001];[.I360];[.$H$2:.$H$1001])" office:value-type="float" office:value="27" calcext:value-type="float">
            <text:p>27</text:p>
          </table:table-cell>
          <table:table-cell table:formula="of:=[.F360]+([.H360]-1)*24+30" office:value-type="float" office:value="472" calcext:value-type="float">
            <text:p>472</text:p>
          </table:table-cell>
          <table:table-cell table:formula="of:=MONTH([.D360])" office:value-type="float" office:value="6" calcext:value-type="float">
            <text:p>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Rozalia</text:p>
          </table:table-cell>
          <table:table-cell table:style-name="ce2" office:value-type="string" calcext:value-type="string">
            <text:p>Parad</text:p>
          </table:table-cell>
          <table:table-cell table:style-name="ce2" office:value-type="string" calcext:value-type="string">
            <text:p>Kielce</text:p>
          </table:table-cell>
          <table:table-cell table:style-name="ce6" office:value-type="date" office:date-value="2014-06-13" calcext:value-type="date">
            <text:p>13.06.2014</text:p>
          </table:table-cell>
          <table:table-cell table:style-name="ce6" office:value-type="date" office:date-value="2014-06-15" calcext:value-type="date">
            <text:p>15.06.2014</text:p>
          </table:table-cell>
          <table:table-cell office:value-type="float" office:value="663.7" calcext:value-type="float">
            <text:p>663,7</text:p>
          </table:table-cell>
          <table:table-cell table:formula="of:=[.E361]-[.D361]" office:value-type="float" office:value="2" calcext:value-type="float">
            <text:p>2</text:p>
          </table:table-cell>
          <table:table-cell table:formula="of:=1+[.E361]-[.D361]" office:value-type="float" office:value="3" calcext:value-type="float">
            <text:p>3</text:p>
          </table:table-cell>
          <table:table-cell table:formula="of:=COM.MICROSOFT.CONCAT([.A361];[.B361])" office:value-type="string" office:string-value="RozaliaParad" calcext:value-type="string">
            <text:p>RozaliaParad</text:p>
          </table:table-cell>
          <table:table-cell table:formula="of:=COUNTIF([.$I$2:.$I$1001];[.I361])" office:value-type="float" office:value="7" calcext:value-type="float">
            <text:p>7</text:p>
          </table:table-cell>
          <table:table-cell table:formula="of:=SUMIF([.$I$2:.$I$1001];[.I361];[.$H$2:.$H$1001])" office:value-type="float" office:value="21" calcext:value-type="float">
            <text:p>21</text:p>
          </table:table-cell>
          <table:table-cell table:formula="of:=[.F361]+([.H361]-1)*24+30" office:value-type="float" office:value="741.7" calcext:value-type="float">
            <text:p>741,7</text:p>
          </table:table-cell>
          <table:table-cell table:formula="of:=MONTH([.D361])" office:value-type="float" office:value="6" calcext:value-type="float">
            <text:p>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rystyna</text:p>
          </table:table-cell>
          <table:table-cell table:style-name="ce2" office:value-type="string" calcext:value-type="string">
            <text:p>Pleszewska</text:p>
          </table:table-cell>
          <table:table-cell table:style-name="ce2" office:value-type="string" calcext:value-type="string">
            <text:p>Malbork</text:p>
          </table:table-cell>
          <table:table-cell table:style-name="ce6" office:value-type="date" office:date-value="2014-06-13" calcext:value-type="date">
            <text:p>13.06.2014</text:p>
          </table:table-cell>
          <table:table-cell table:style-name="ce6" office:value-type="date" office:date-value="2014-06-16" calcext:value-type="date">
            <text:p>16.06.2014</text:p>
          </table:table-cell>
          <table:table-cell office:value-type="float" office:value="1313" calcext:value-type="float">
            <text:p>1313</text:p>
          </table:table-cell>
          <table:table-cell table:formula="of:=[.E362]-[.D362]" office:value-type="float" office:value="3" calcext:value-type="float">
            <text:p>3</text:p>
          </table:table-cell>
          <table:table-cell table:formula="of:=1+[.E362]-[.D362]" office:value-type="float" office:value="4" calcext:value-type="float">
            <text:p>4</text:p>
          </table:table-cell>
          <table:table-cell table:formula="of:=COM.MICROSOFT.CONCAT([.A362];[.B362])" office:value-type="string" office:string-value="KrystynaPleszewska" calcext:value-type="string">
            <text:p>KrystynaPleszewska</text:p>
          </table:table-cell>
          <table:table-cell table:formula="of:=COUNTIF([.$I$2:.$I$1001];[.I362])" office:value-type="float" office:value="8" calcext:value-type="float">
            <text:p>8</text:p>
          </table:table-cell>
          <table:table-cell table:formula="of:=SUMIF([.$I$2:.$I$1001];[.I362];[.$H$2:.$H$1001])" office:value-type="float" office:value="25" calcext:value-type="float">
            <text:p>25</text:p>
          </table:table-cell>
          <table:table-cell table:formula="of:=[.F362]+([.H362]-1)*24+30" office:value-type="float" office:value="1415" calcext:value-type="float">
            <text:p>1415</text:p>
          </table:table-cell>
          <table:table-cell table:formula="of:=MONTH([.D362])" office:value-type="float" office:value="6" calcext:value-type="float">
            <text:p>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Sobecka</text:p>
          </table:table-cell>
          <table:table-cell table:style-name="ce2" office:value-type="string" calcext:value-type="string">
            <text:p>Krakow</text:p>
          </table:table-cell>
          <table:table-cell table:style-name="ce6" office:value-type="date" office:date-value="2014-06-13" calcext:value-type="date">
            <text:p>13.06.2014</text:p>
          </table:table-cell>
          <table:table-cell table:style-name="ce6" office:value-type="date" office:date-value="2014-06-15" calcext:value-type="date">
            <text:p>15.06.2014</text:p>
          </table:table-cell>
          <table:table-cell office:value-type="float" office:value="911.5" calcext:value-type="float">
            <text:p>911,5</text:p>
          </table:table-cell>
          <table:table-cell table:formula="of:=[.E363]-[.D363]" office:value-type="float" office:value="2" calcext:value-type="float">
            <text:p>2</text:p>
          </table:table-cell>
          <table:table-cell table:formula="of:=1+[.E363]-[.D363]" office:value-type="float" office:value="3" calcext:value-type="float">
            <text:p>3</text:p>
          </table:table-cell>
          <table:table-cell table:formula="of:=COM.MICROSOFT.CONCAT([.A363];[.B363])" office:value-type="string" office:string-value="AnnaSobecka" calcext:value-type="string">
            <text:p>AnnaSobecka</text:p>
          </table:table-cell>
          <table:table-cell table:formula="of:=COUNTIF([.$I$2:.$I$1001];[.I363])" office:value-type="float" office:value="9" calcext:value-type="float">
            <text:p>9</text:p>
          </table:table-cell>
          <table:table-cell table:formula="of:=SUMIF([.$I$2:.$I$1001];[.I363];[.$H$2:.$H$1001])" office:value-type="float" office:value="24" calcext:value-type="float">
            <text:p>24</text:p>
          </table:table-cell>
          <table:table-cell table:formula="of:=[.F363]+([.H363]-1)*24+30" office:value-type="float" office:value="989.5" calcext:value-type="float">
            <text:p>989,5</text:p>
          </table:table-cell>
          <table:table-cell table:formula="of:=MONTH([.D363])" office:value-type="float" office:value="6" calcext:value-type="float">
            <text:p>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lbert</text:p>
          </table:table-cell>
          <table:table-cell table:style-name="ce2" office:value-type="string" calcext:value-type="string">
            <text:p>Marakasz</text:p>
          </table:table-cell>
          <table:table-cell table:style-name="ce2" office:value-type="string" calcext:value-type="string">
            <text:p>Kalisz</text:p>
          </table:table-cell>
          <table:table-cell table:style-name="ce6" office:value-type="date" office:date-value="2014-06-16" calcext:value-type="date">
            <text:p>16.06.2014</text:p>
          </table:table-cell>
          <table:table-cell table:style-name="ce6" office:value-type="date" office:date-value="2014-06-17" calcext:value-type="date">
            <text:p>17.06.2014</text:p>
          </table:table-cell>
          <table:table-cell office:value-type="float" office:value="601" calcext:value-type="float">
            <text:p>601</text:p>
          </table:table-cell>
          <table:table-cell table:formula="of:=[.E364]-[.D364]" office:value-type="float" office:value="1" calcext:value-type="float">
            <text:p>1</text:p>
          </table:table-cell>
          <table:table-cell table:formula="of:=1+[.E364]-[.D364]" office:value-type="float" office:value="2" calcext:value-type="float">
            <text:p>2</text:p>
          </table:table-cell>
          <table:table-cell table:formula="of:=COM.MICROSOFT.CONCAT([.A364];[.B364])" office:value-type="string" office:string-value="AlbertMarakasz" calcext:value-type="string">
            <text:p>AlbertMarakasz</text:p>
          </table:table-cell>
          <table:table-cell table:formula="of:=COUNTIF([.$I$2:.$I$1001];[.I364])" office:value-type="float" office:value="14" calcext:value-type="float">
            <text:p>14</text:p>
          </table:table-cell>
          <table:table-cell table:formula="of:=SUMIF([.$I$2:.$I$1001];[.I364];[.$H$2:.$H$1001])" office:value-type="float" office:value="22" calcext:value-type="float">
            <text:p>22</text:p>
          </table:table-cell>
          <table:table-cell table:formula="of:=[.F364]+([.H364]-1)*24+30" office:value-type="float" office:value="655" calcext:value-type="float">
            <text:p>655</text:p>
          </table:table-cell>
          <table:table-cell table:formula="of:=MONTH([.D364])" office:value-type="float" office:value="6" calcext:value-type="float">
            <text:p>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Ewelia</text:p>
          </table:table-cell>
          <table:table-cell table:style-name="ce2" office:value-type="string" calcext:value-type="string">
            <text:p>Prus</text:p>
          </table:table-cell>
          <table:table-cell table:style-name="ce2" office:value-type="string" calcext:value-type="string">
            <text:p>Mielec</text:p>
          </table:table-cell>
          <table:table-cell table:number-columns-repeated="2" table:style-name="ce6" office:value-type="date" office:date-value="2014-06-16" calcext:value-type="date">
            <text:p>16.06.2014</text:p>
          </table:table-cell>
          <table:table-cell office:value-type="float" office:value="442" calcext:value-type="float">
            <text:p>442</text:p>
          </table:table-cell>
          <table:table-cell table:formula="of:=[.E365]-[.D365]" office:value-type="float" office:value="0" calcext:value-type="float">
            <text:p>0</text:p>
          </table:table-cell>
          <table:table-cell table:formula="of:=1+[.E365]-[.D365]" office:value-type="float" office:value="1" calcext:value-type="float">
            <text:p>1</text:p>
          </table:table-cell>
          <table:table-cell table:formula="of:=COM.MICROSOFT.CONCAT([.A365];[.B365])" office:value-type="string" office:string-value="EweliaPrus" calcext:value-type="string">
            <text:p>EweliaPrus</text:p>
          </table:table-cell>
          <table:table-cell table:formula="of:=COUNTIF([.$I$2:.$I$1001];[.I365])" office:value-type="float" office:value="8" calcext:value-type="float">
            <text:p>8</text:p>
          </table:table-cell>
          <table:table-cell table:formula="of:=SUMIF([.$I$2:.$I$1001];[.I365];[.$H$2:.$H$1001])" office:value-type="float" office:value="27" calcext:value-type="float">
            <text:p>27</text:p>
          </table:table-cell>
          <table:table-cell table:formula="of:=[.F365]+([.H365]-1)*24+30" office:value-type="float" office:value="472" calcext:value-type="float">
            <text:p>472</text:p>
          </table:table-cell>
          <table:table-cell table:formula="of:=MONTH([.D365])" office:value-type="float" office:value="6" calcext:value-type="float">
            <text:p>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cper</text:p>
          </table:table-cell>
          <table:table-cell table:style-name="ce2" office:value-type="string" calcext:value-type="string">
            <text:p>Krajewski</text:p>
          </table:table-cell>
          <table:table-cell table:style-name="ce2" office:value-type="string" calcext:value-type="string">
            <text:p>Zgierz</text:p>
          </table:table-cell>
          <table:table-cell table:style-name="ce6" office:value-type="date" office:date-value="2014-06-19" calcext:value-type="date">
            <text:p>19.06.2014</text:p>
          </table:table-cell>
          <table:table-cell table:style-name="ce6" office:value-type="date" office:date-value="2014-06-22" calcext:value-type="date">
            <text:p>22.06.2014</text:p>
          </table:table-cell>
          <table:table-cell office:value-type="float" office:value="569.5" calcext:value-type="float">
            <text:p>569,5</text:p>
          </table:table-cell>
          <table:table-cell table:formula="of:=[.E366]-[.D366]" office:value-type="float" office:value="3" calcext:value-type="float">
            <text:p>3</text:p>
          </table:table-cell>
          <table:table-cell table:formula="of:=1+[.E366]-[.D366]" office:value-type="float" office:value="4" calcext:value-type="float">
            <text:p>4</text:p>
          </table:table-cell>
          <table:table-cell table:formula="of:=COM.MICROSOFT.CONCAT([.A366];[.B366])" office:value-type="string" office:string-value="KacperKrajewski" calcext:value-type="string">
            <text:p>KacperKrajewski</text:p>
          </table:table-cell>
          <table:table-cell table:formula="of:=COUNTIF([.$I$2:.$I$1001];[.I366])" office:value-type="float" office:value="10" calcext:value-type="float">
            <text:p>10</text:p>
          </table:table-cell>
          <table:table-cell table:formula="of:=SUMIF([.$I$2:.$I$1001];[.I366];[.$H$2:.$H$1001])" office:value-type="float" office:value="25" calcext:value-type="float">
            <text:p>25</text:p>
          </table:table-cell>
          <table:table-cell table:formula="of:=[.F366]+([.H366]-1)*24+30" office:value-type="float" office:value="671.5" calcext:value-type="float">
            <text:p>671,5</text:p>
          </table:table-cell>
          <table:table-cell table:formula="of:=MONTH([.D366])" office:value-type="float" office:value="6" calcext:value-type="float">
            <text:p>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Zyta</text:p>
          </table:table-cell>
          <table:table-cell table:style-name="ce2" office:value-type="string" calcext:value-type="string">
            <text:p>Mazurkiewicz</text:p>
          </table:table-cell>
          <table:table-cell table:style-name="ce2" office:value-type="string" calcext:value-type="string">
            <text:p>Lublin</text:p>
          </table:table-cell>
          <table:table-cell table:style-name="ce6" office:value-type="date" office:date-value="2014-06-19" calcext:value-type="date">
            <text:p>19.06.2014</text:p>
          </table:table-cell>
          <table:table-cell table:style-name="ce6" office:value-type="date" office:date-value="2014-06-20" calcext:value-type="date">
            <text:p>20.06.2014</text:p>
          </table:table-cell>
          <table:table-cell office:value-type="float" office:value="439.7" calcext:value-type="float">
            <text:p>439,7</text:p>
          </table:table-cell>
          <table:table-cell table:formula="of:=[.E367]-[.D367]" office:value-type="float" office:value="1" calcext:value-type="float">
            <text:p>1</text:p>
          </table:table-cell>
          <table:table-cell table:formula="of:=1+[.E367]-[.D367]" office:value-type="float" office:value="2" calcext:value-type="float">
            <text:p>2</text:p>
          </table:table-cell>
          <table:table-cell table:formula="of:=COM.MICROSOFT.CONCAT([.A367];[.B367])" office:value-type="string" office:string-value="ZytaMazurkiewicz" calcext:value-type="string">
            <text:p>ZytaMazurkiewicz</text:p>
          </table:table-cell>
          <table:table-cell table:formula="of:=COUNTIF([.$I$2:.$I$1001];[.I367])" office:value-type="float" office:value="7" calcext:value-type="float">
            <text:p>7</text:p>
          </table:table-cell>
          <table:table-cell table:formula="of:=SUMIF([.$I$2:.$I$1001];[.I367];[.$H$2:.$H$1001])" office:value-type="float" office:value="23" calcext:value-type="float">
            <text:p>23</text:p>
          </table:table-cell>
          <table:table-cell table:formula="of:=[.F367]+([.H367]-1)*24+30" office:value-type="float" office:value="493.7" calcext:value-type="float">
            <text:p>493,7</text:p>
          </table:table-cell>
          <table:table-cell table:formula="of:=MONTH([.D367])" office:value-type="float" office:value="6" calcext:value-type="float">
            <text:p>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Ewelia</text:p>
          </table:table-cell>
          <table:table-cell table:style-name="ce2" office:value-type="string" calcext:value-type="string">
            <text:p>Nyska</text:p>
          </table:table-cell>
          <table:table-cell table:style-name="ce2" office:value-type="string" calcext:value-type="string">
            <text:p>Kielce</text:p>
          </table:table-cell>
          <table:table-cell table:style-name="ce6" office:value-type="date" office:date-value="2014-06-19" calcext:value-type="date">
            <text:p>19.06.2014</text:p>
          </table:table-cell>
          <table:table-cell table:style-name="ce6" office:value-type="date" office:date-value="2014-06-22" calcext:value-type="date">
            <text:p>22.06.2014</text:p>
          </table:table-cell>
          <table:table-cell office:value-type="float" office:value="841.7" calcext:value-type="float">
            <text:p>841,7</text:p>
          </table:table-cell>
          <table:table-cell table:formula="of:=[.E368]-[.D368]" office:value-type="float" office:value="3" calcext:value-type="float">
            <text:p>3</text:p>
          </table:table-cell>
          <table:table-cell table:formula="of:=1+[.E368]-[.D368]" office:value-type="float" office:value="4" calcext:value-type="float">
            <text:p>4</text:p>
          </table:table-cell>
          <table:table-cell table:formula="of:=COM.MICROSOFT.CONCAT([.A368];[.B368])" office:value-type="string" office:string-value="EweliaNyska" calcext:value-type="string">
            <text:p>EweliaNyska</text:p>
          </table:table-cell>
          <table:table-cell table:formula="of:=COUNTIF([.$I$2:.$I$1001];[.I368])" office:value-type="float" office:value="10" calcext:value-type="float">
            <text:p>10</text:p>
          </table:table-cell>
          <table:table-cell table:formula="of:=SUMIF([.$I$2:.$I$1001];[.I368];[.$H$2:.$H$1001])" office:value-type="float" office:value="27" calcext:value-type="float">
            <text:p>27</text:p>
          </table:table-cell>
          <table:table-cell table:formula="of:=[.F368]+([.H368]-1)*24+30" office:value-type="float" office:value="943.7" calcext:value-type="float">
            <text:p>943,7</text:p>
          </table:table-cell>
          <table:table-cell table:formula="of:=MONTH([.D368])" office:value-type="float" office:value="6" calcext:value-type="float">
            <text:p>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tarzyna</text:p>
          </table:table-cell>
          <table:table-cell table:style-name="ce2" office:value-type="string" calcext:value-type="string">
            <text:p>Piotrowska</text:p>
          </table:table-cell>
          <table:table-cell table:style-name="ce2" office:value-type="string" calcext:value-type="string">
            <text:p>Bydgoszcz</text:p>
          </table:table-cell>
          <table:table-cell table:style-name="ce6" office:value-type="date" office:date-value="2014-06-19" calcext:value-type="date">
            <text:p>19.06.2014</text:p>
          </table:table-cell>
          <table:table-cell table:style-name="ce6" office:value-type="date" office:date-value="2014-06-21" calcext:value-type="date">
            <text:p>21.06.2014</text:p>
          </table:table-cell>
          <table:table-cell office:value-type="float" office:value="795.4" calcext:value-type="float">
            <text:p>795,4</text:p>
          </table:table-cell>
          <table:table-cell table:formula="of:=[.E369]-[.D369]" office:value-type="float" office:value="2" calcext:value-type="float">
            <text:p>2</text:p>
          </table:table-cell>
          <table:table-cell table:formula="of:=1+[.E369]-[.D369]" office:value-type="float" office:value="3" calcext:value-type="float">
            <text:p>3</text:p>
          </table:table-cell>
          <table:table-cell table:formula="of:=COM.MICROSOFT.CONCAT([.A369];[.B369])" office:value-type="string" office:string-value="KatarzynaPiotrowska" calcext:value-type="string">
            <text:p>KatarzynaPiotrowska</text:p>
          </table:table-cell>
          <table:table-cell table:formula="of:=COUNTIF([.$I$2:.$I$1001];[.I369])" office:value-type="float" office:value="10" calcext:value-type="float">
            <text:p>10</text:p>
          </table:table-cell>
          <table:table-cell table:formula="of:=SUMIF([.$I$2:.$I$1001];[.I369];[.$H$2:.$H$1001])" office:value-type="float" office:value="27" calcext:value-type="float">
            <text:p>27</text:p>
          </table:table-cell>
          <table:table-cell table:formula="of:=[.F369]+([.H369]-1)*24+30" office:value-type="float" office:value="873.4" calcext:value-type="float">
            <text:p>873,4</text:p>
          </table:table-cell>
          <table:table-cell table:formula="of:=MONTH([.D369])" office:value-type="float" office:value="6" calcext:value-type="float">
            <text:p>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mil</text:p>
          </table:table-cell>
          <table:table-cell table:style-name="ce2" office:value-type="string" calcext:value-type="string">
            <text:p>Pomorski</text:p>
          </table:table-cell>
          <table:table-cell table:style-name="ce2" office:value-type="string" calcext:value-type="string">
            <text:p>Katowice</text:p>
          </table:table-cell>
          <table:table-cell table:style-name="ce6" office:value-type="date" office:date-value="2014-06-19" calcext:value-type="date">
            <text:p>19.06.2014</text:p>
          </table:table-cell>
          <table:table-cell table:style-name="ce6" office:value-type="date" office:date-value="2014-06-23" calcext:value-type="date">
            <text:p>23.06.2014</text:p>
          </table:table-cell>
          <table:table-cell office:value-type="float" office:value="1290.7" calcext:value-type="float">
            <text:p>1290,7</text:p>
          </table:table-cell>
          <table:table-cell table:formula="of:=[.E370]-[.D370]" office:value-type="float" office:value="4" calcext:value-type="float">
            <text:p>4</text:p>
          </table:table-cell>
          <table:table-cell table:formula="of:=1+[.E370]-[.D370]" office:value-type="float" office:value="5" calcext:value-type="float">
            <text:p>5</text:p>
          </table:table-cell>
          <table:table-cell table:formula="of:=COM.MICROSOFT.CONCAT([.A370];[.B370])" office:value-type="string" office:string-value="KamilPomorski" calcext:value-type="string">
            <text:p>KamilPomorski</text:p>
          </table:table-cell>
          <table:table-cell table:formula="of:=COUNTIF([.$I$2:.$I$1001];[.I370])" office:value-type="float" office:value="7" calcext:value-type="float">
            <text:p>7</text:p>
          </table:table-cell>
          <table:table-cell table:formula="of:=SUMIF([.$I$2:.$I$1001];[.I370];[.$H$2:.$H$1001])" office:value-type="float" office:value="28" calcext:value-type="float">
            <text:p>28</text:p>
          </table:table-cell>
          <table:table-cell table:formula="of:=[.F370]+([.H370]-1)*24+30" office:value-type="float" office:value="1416.7" calcext:value-type="float">
            <text:p>1416,7</text:p>
          </table:table-cell>
          <table:table-cell table:formula="of:=MONTH([.D370])" office:value-type="float" office:value="6" calcext:value-type="float">
            <text:p>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mil</text:p>
          </table:table-cell>
          <table:table-cell table:style-name="ce2" office:value-type="string" calcext:value-type="string">
            <text:p>Zabrzeski</text:p>
          </table:table-cell>
          <table:table-cell table:style-name="ce2" office:value-type="string" calcext:value-type="string">
            <text:p>Mielec</text:p>
          </table:table-cell>
          <table:table-cell table:style-name="ce6" office:value-type="date" office:date-value="2014-06-19" calcext:value-type="date">
            <text:p>19.06.2014</text:p>
          </table:table-cell>
          <table:table-cell table:style-name="ce6" office:value-type="date" office:date-value="2014-06-21" calcext:value-type="date">
            <text:p>21.06.2014</text:p>
          </table:table-cell>
          <table:table-cell office:value-type="float" office:value="698" calcext:value-type="float">
            <text:p>698</text:p>
          </table:table-cell>
          <table:table-cell table:formula="of:=[.E371]-[.D371]" office:value-type="float" office:value="2" calcext:value-type="float">
            <text:p>2</text:p>
          </table:table-cell>
          <table:table-cell table:formula="of:=1+[.E371]-[.D371]" office:value-type="float" office:value="3" calcext:value-type="float">
            <text:p>3</text:p>
          </table:table-cell>
          <table:table-cell table:formula="of:=COM.MICROSOFT.CONCAT([.A371];[.B371])" office:value-type="string" office:string-value="KamilZabrzeski" calcext:value-type="string">
            <text:p>KamilZabrzeski</text:p>
          </table:table-cell>
          <table:table-cell table:formula="of:=COUNTIF([.$I$2:.$I$1001];[.I371])" office:value-type="float" office:value="13" calcext:value-type="float">
            <text:p>13</text:p>
          </table:table-cell>
          <table:table-cell table:formula="of:=SUMIF([.$I$2:.$I$1001];[.I371];[.$H$2:.$H$1001])" office:value-type="float" office:value="34" calcext:value-type="float">
            <text:p>34</text:p>
          </table:table-cell>
          <table:table-cell table:formula="of:=[.F371]+([.H371]-1)*24+30" office:value-type="float" office:value="776" calcext:value-type="float">
            <text:p>776</text:p>
          </table:table-cell>
          <table:table-cell table:formula="of:=MONTH([.D371])" office:value-type="float" office:value="6" calcext:value-type="float">
            <text:p>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Bonifacy</text:p>
          </table:table-cell>
          <table:table-cell table:style-name="ce2" office:value-type="string" calcext:value-type="string">
            <text:p>Barczewski</text:p>
          </table:table-cell>
          <table:table-cell table:style-name="ce2" office:value-type="string" calcext:value-type="string">
            <text:p>Lublin</text:p>
          </table:table-cell>
          <table:table-cell table:style-name="ce6" office:value-type="date" office:date-value="2014-06-25" calcext:value-type="date">
            <text:p>25.06.2014</text:p>
          </table:table-cell>
          <table:table-cell table:style-name="ce6" office:value-type="date" office:date-value="2014-06-26" calcext:value-type="date">
            <text:p>26.06.2014</text:p>
          </table:table-cell>
          <table:table-cell office:value-type="float" office:value="439.7" calcext:value-type="float">
            <text:p>439,7</text:p>
          </table:table-cell>
          <table:table-cell table:formula="of:=[.E372]-[.D372]" office:value-type="float" office:value="1" calcext:value-type="float">
            <text:p>1</text:p>
          </table:table-cell>
          <table:table-cell table:formula="of:=1+[.E372]-[.D372]" office:value-type="float" office:value="2" calcext:value-type="float">
            <text:p>2</text:p>
          </table:table-cell>
          <table:table-cell table:formula="of:=COM.MICROSOFT.CONCAT([.A372];[.B372])" office:value-type="string" office:string-value="BonifacyBarczewski" calcext:value-type="string">
            <text:p>BonifacyBarczewski</text:p>
          </table:table-cell>
          <table:table-cell table:formula="of:=COUNTIF([.$I$2:.$I$1001];[.I372])" office:value-type="float" office:value="8" calcext:value-type="float">
            <text:p>8</text:p>
          </table:table-cell>
          <table:table-cell table:formula="of:=SUMIF([.$I$2:.$I$1001];[.I372];[.$H$2:.$H$1001])" office:value-type="float" office:value="17" calcext:value-type="float">
            <text:p>17</text:p>
          </table:table-cell>
          <table:table-cell table:formula="of:=[.F372]+([.H372]-1)*24+30" office:value-type="float" office:value="493.7" calcext:value-type="float">
            <text:p>493,7</text:p>
          </table:table-cell>
          <table:table-cell table:formula="of:=MONTH([.D372])" office:value-type="float" office:value="6" calcext:value-type="float">
            <text:p>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aulina</text:p>
          </table:table-cell>
          <table:table-cell table:style-name="ce2" office:value-type="string" calcext:value-type="string">
            <text:p>Dok</text:p>
          </table:table-cell>
          <table:table-cell table:style-name="ce2" office:value-type="string" calcext:value-type="string">
            <text:p>Katowice</text:p>
          </table:table-cell>
          <table:table-cell table:number-columns-repeated="2" table:style-name="ce6" office:value-type="date" office:date-value="2014-06-25" calcext:value-type="date">
            <text:p>25.06.2014</text:p>
          </table:table-cell>
          <table:table-cell office:value-type="float" office:value="494.7" calcext:value-type="float">
            <text:p>494,7</text:p>
          </table:table-cell>
          <table:table-cell table:formula="of:=[.E373]-[.D373]" office:value-type="float" office:value="0" calcext:value-type="float">
            <text:p>0</text:p>
          </table:table-cell>
          <table:table-cell table:formula="of:=1+[.E373]-[.D373]" office:value-type="float" office:value="1" calcext:value-type="float">
            <text:p>1</text:p>
          </table:table-cell>
          <table:table-cell table:formula="of:=COM.MICROSOFT.CONCAT([.A373];[.B373])" office:value-type="string" office:string-value="PaulinaDok" calcext:value-type="string">
            <text:p>PaulinaDok</text:p>
          </table:table-cell>
          <table:table-cell table:formula="of:=COUNTIF([.$I$2:.$I$1001];[.I373])" office:value-type="float" office:value="7" calcext:value-type="float">
            <text:p>7</text:p>
          </table:table-cell>
          <table:table-cell table:formula="of:=SUMIF([.$I$2:.$I$1001];[.I373];[.$H$2:.$H$1001])" office:value-type="float" office:value="20" calcext:value-type="float">
            <text:p>20</text:p>
          </table:table-cell>
          <table:table-cell table:formula="of:=[.F373]+([.H373]-1)*24+30" office:value-type="float" office:value="524.7" calcext:value-type="float">
            <text:p>524,7</text:p>
          </table:table-cell>
          <table:table-cell table:formula="of:=MONTH([.D373])" office:value-type="float" office:value="6" calcext:value-type="float">
            <text:p>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aulina</text:p>
          </table:table-cell>
          <table:table-cell table:style-name="ce2" office:value-type="string" calcext:value-type="string">
            <text:p>Dok</text:p>
          </table:table-cell>
          <table:table-cell table:style-name="ce2" office:value-type="string" calcext:value-type="string">
            <text:p>Krakow</text:p>
          </table:table-cell>
          <table:table-cell table:style-name="ce6" office:value-type="date" office:date-value="2014-06-25" calcext:value-type="date">
            <text:p>25.06.2014</text:p>
          </table:table-cell>
          <table:table-cell table:style-name="ce6" office:value-type="date" office:date-value="2014-06-27" calcext:value-type="date">
            <text:p>27.06.2014</text:p>
          </table:table-cell>
          <table:table-cell office:value-type="float" office:value="911.5" calcext:value-type="float">
            <text:p>911,5</text:p>
          </table:table-cell>
          <table:table-cell table:formula="of:=[.E374]-[.D374]" office:value-type="float" office:value="2" calcext:value-type="float">
            <text:p>2</text:p>
          </table:table-cell>
          <table:table-cell table:formula="of:=1+[.E374]-[.D374]" office:value-type="float" office:value="3" calcext:value-type="float">
            <text:p>3</text:p>
          </table:table-cell>
          <table:table-cell table:formula="of:=COM.MICROSOFT.CONCAT([.A374];[.B374])" office:value-type="string" office:string-value="PaulinaDok" calcext:value-type="string">
            <text:p>PaulinaDok</text:p>
          </table:table-cell>
          <table:table-cell table:formula="of:=COUNTIF([.$I$2:.$I$1001];[.I374])" office:value-type="float" office:value="7" calcext:value-type="float">
            <text:p>7</text:p>
          </table:table-cell>
          <table:table-cell table:formula="of:=SUMIF([.$I$2:.$I$1001];[.I374];[.$H$2:.$H$1001])" office:value-type="float" office:value="20" calcext:value-type="float">
            <text:p>20</text:p>
          </table:table-cell>
          <table:table-cell table:formula="of:=[.F374]+([.H374]-1)*24+30" office:value-type="float" office:value="989.5" calcext:value-type="float">
            <text:p>989,5</text:p>
          </table:table-cell>
          <table:table-cell table:formula="of:=MONTH([.D374])" office:value-type="float" office:value="6" calcext:value-type="float">
            <text:p>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Olivia</text:p>
          </table:table-cell>
          <table:table-cell table:style-name="ce2" office:value-type="string" calcext:value-type="string">
            <text:p>Gabor</text:p>
          </table:table-cell>
          <table:table-cell table:style-name="ce2" office:value-type="string" calcext:value-type="string">
            <text:p>Malbork</text:p>
          </table:table-cell>
          <table:table-cell table:style-name="ce6" office:value-type="date" office:date-value="2014-06-25" calcext:value-type="date">
            <text:p>25.06.2014</text:p>
          </table:table-cell>
          <table:table-cell table:style-name="ce6" office:value-type="date" office:date-value="2014-06-26" calcext:value-type="date">
            <text:p>26.06.2014</text:p>
          </table:table-cell>
          <table:table-cell office:value-type="float" office:value="891" calcext:value-type="float">
            <text:p>891</text:p>
          </table:table-cell>
          <table:table-cell table:formula="of:=[.E375]-[.D375]" office:value-type="float" office:value="1" calcext:value-type="float">
            <text:p>1</text:p>
          </table:table-cell>
          <table:table-cell table:formula="of:=1+[.E375]-[.D375]" office:value-type="float" office:value="2" calcext:value-type="float">
            <text:p>2</text:p>
          </table:table-cell>
          <table:table-cell table:formula="of:=COM.MICROSOFT.CONCAT([.A375];[.B375])" office:value-type="string" office:string-value="OliviaGabor" calcext:value-type="string">
            <text:p>OliviaGabor</text:p>
          </table:table-cell>
          <table:table-cell table:formula="of:=COUNTIF([.$I$2:.$I$1001];[.I375])" office:value-type="float" office:value="16" calcext:value-type="float">
            <text:p>16</text:p>
          </table:table-cell>
          <table:table-cell table:formula="of:=SUMIF([.$I$2:.$I$1001];[.I375];[.$H$2:.$H$1001])" office:value-type="float" office:value="31" calcext:value-type="float">
            <text:p>31</text:p>
          </table:table-cell>
          <table:table-cell table:formula="of:=[.F375]+([.H375]-1)*24+30" office:value-type="float" office:value="945" calcext:value-type="float">
            <text:p>945</text:p>
          </table:table-cell>
          <table:table-cell table:formula="of:=MONTH([.D375])" office:value-type="float" office:value="6" calcext:value-type="float">
            <text:p>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madeusz</text:p>
          </table:table-cell>
          <table:table-cell table:style-name="ce2" office:value-type="string" calcext:value-type="string">
            <text:p>Helski</text:p>
          </table:table-cell>
          <table:table-cell table:style-name="ce2" office:value-type="string" calcext:value-type="string">
            <text:p>Kutno</text:p>
          </table:table-cell>
          <table:table-cell table:style-name="ce6" office:value-type="date" office:date-value="2014-06-25" calcext:value-type="date">
            <text:p>25.06.2014</text:p>
          </table:table-cell>
          <table:table-cell table:style-name="ce6" office:value-type="date" office:date-value="2014-06-28" calcext:value-type="date">
            <text:p>28.06.2014</text:p>
          </table:table-cell>
          <table:table-cell office:value-type="float" office:value="665.8" calcext:value-type="float">
            <text:p>665,8</text:p>
          </table:table-cell>
          <table:table-cell table:formula="of:=[.E376]-[.D376]" office:value-type="float" office:value="3" calcext:value-type="float">
            <text:p>3</text:p>
          </table:table-cell>
          <table:table-cell table:formula="of:=1+[.E376]-[.D376]" office:value-type="float" office:value="4" calcext:value-type="float">
            <text:p>4</text:p>
          </table:table-cell>
          <table:table-cell table:formula="of:=COM.MICROSOFT.CONCAT([.A376];[.B376])" office:value-type="string" office:string-value="AmadeuszHelski" calcext:value-type="string">
            <text:p>AmadeuszHelski</text:p>
          </table:table-cell>
          <table:table-cell table:formula="of:=COUNTIF([.$I$2:.$I$1001];[.I376])" office:value-type="float" office:value="9" calcext:value-type="float">
            <text:p>9</text:p>
          </table:table-cell>
          <table:table-cell table:formula="of:=SUMIF([.$I$2:.$I$1001];[.I376];[.$H$2:.$H$1001])" office:value-type="float" office:value="30" calcext:value-type="float">
            <text:p>30</text:p>
          </table:table-cell>
          <table:table-cell table:formula="of:=[.F376]+([.H376]-1)*24+30" office:value-type="float" office:value="767.8" calcext:value-type="float">
            <text:p>767,8</text:p>
          </table:table-cell>
          <table:table-cell table:formula="of:=MONTH([.D376])" office:value-type="float" office:value="6" calcext:value-type="float">
            <text:p>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cper</text:p>
          </table:table-cell>
          <table:table-cell table:style-name="ce2" office:value-type="string" calcext:value-type="string">
            <text:p>Krajewski</text:p>
          </table:table-cell>
          <table:table-cell table:style-name="ce2" office:value-type="string" calcext:value-type="string">
            <text:p>Bydgoszcz</text:p>
          </table:table-cell>
          <table:table-cell table:style-name="ce6" office:value-type="date" office:date-value="2014-06-25" calcext:value-type="date">
            <text:p>25.06.2014</text:p>
          </table:table-cell>
          <table:table-cell table:style-name="ce6" office:value-type="date" office:date-value="2014-06-27" calcext:value-type="date">
            <text:p>27.06.2014</text:p>
          </table:table-cell>
          <table:table-cell office:value-type="float" office:value="795.4" calcext:value-type="float">
            <text:p>795,4</text:p>
          </table:table-cell>
          <table:table-cell table:formula="of:=[.E377]-[.D377]" office:value-type="float" office:value="2" calcext:value-type="float">
            <text:p>2</text:p>
          </table:table-cell>
          <table:table-cell table:formula="of:=1+[.E377]-[.D377]" office:value-type="float" office:value="3" calcext:value-type="float">
            <text:p>3</text:p>
          </table:table-cell>
          <table:table-cell table:formula="of:=COM.MICROSOFT.CONCAT([.A377];[.B377])" office:value-type="string" office:string-value="KacperKrajewski" calcext:value-type="string">
            <text:p>KacperKrajewski</text:p>
          </table:table-cell>
          <table:table-cell table:formula="of:=COUNTIF([.$I$2:.$I$1001];[.I377])" office:value-type="float" office:value="10" calcext:value-type="float">
            <text:p>10</text:p>
          </table:table-cell>
          <table:table-cell table:formula="of:=SUMIF([.$I$2:.$I$1001];[.I377];[.$H$2:.$H$1001])" office:value-type="float" office:value="25" calcext:value-type="float">
            <text:p>25</text:p>
          </table:table-cell>
          <table:table-cell table:formula="of:=[.F377]+([.H377]-1)*24+30" office:value-type="float" office:value="873.4" calcext:value-type="float">
            <text:p>873,4</text:p>
          </table:table-cell>
          <table:table-cell table:formula="of:=MONTH([.D377])" office:value-type="float" office:value="6" calcext:value-type="float">
            <text:p>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ustyna</text:p>
          </table:table-cell>
          <table:table-cell table:style-name="ce2" office:value-type="string" calcext:value-type="string">
            <text:p>Laska</text:p>
          </table:table-cell>
          <table:table-cell table:style-name="ce2" office:value-type="string" calcext:value-type="string">
            <text:p>Bydgoszcz</text:p>
          </table:table-cell>
          <table:table-cell table:style-name="ce6" office:value-type="date" office:date-value="2014-06-25" calcext:value-type="date">
            <text:p>25.06.2014</text:p>
          </table:table-cell>
          <table:table-cell table:style-name="ce6" office:value-type="date" office:date-value="2014-06-26" calcext:value-type="date">
            <text:p>26.06.2014</text:p>
          </table:table-cell>
          <table:table-cell office:value-type="float" office:value="654.4" calcext:value-type="float">
            <text:p>654,4</text:p>
          </table:table-cell>
          <table:table-cell table:formula="of:=[.E378]-[.D378]" office:value-type="float" office:value="1" calcext:value-type="float">
            <text:p>1</text:p>
          </table:table-cell>
          <table:table-cell table:formula="of:=1+[.E378]-[.D378]" office:value-type="float" office:value="2" calcext:value-type="float">
            <text:p>2</text:p>
          </table:table-cell>
          <table:table-cell table:formula="of:=COM.MICROSOFT.CONCAT([.A378];[.B378])" office:value-type="string" office:string-value="JustynaLaska" calcext:value-type="string">
            <text:p>JustynaLaska</text:p>
          </table:table-cell>
          <table:table-cell table:formula="of:=COUNTIF([.$I$2:.$I$1001];[.I378])" office:value-type="float" office:value="15" calcext:value-type="float">
            <text:p>15</text:p>
          </table:table-cell>
          <table:table-cell table:formula="of:=SUMIF([.$I$2:.$I$1001];[.I378];[.$H$2:.$H$1001])" office:value-type="float" office:value="41" calcext:value-type="float">
            <text:p>41</text:p>
          </table:table-cell>
          <table:table-cell table:formula="of:=[.F378]+([.H378]-1)*24+30" office:value-type="float" office:value="708.4" calcext:value-type="float">
            <text:p>708,4</text:p>
          </table:table-cell>
          <table:table-cell table:formula="of:=MONTH([.D378])" office:value-type="float" office:value="6" calcext:value-type="float">
            <text:p>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rma</text:p>
          </table:table-cell>
          <table:table-cell table:style-name="ce2" office:value-type="string" calcext:value-type="string">
            <text:p>Opoczna</text:p>
          </table:table-cell>
          <table:table-cell table:style-name="ce2" office:value-type="string" calcext:value-type="string">
            <text:p>Lublin</text:p>
          </table:table-cell>
          <table:table-cell table:style-name="ce6" office:value-type="date" office:date-value="2014-06-25" calcext:value-type="date">
            <text:p>25.06.2014</text:p>
          </table:table-cell>
          <table:table-cell table:style-name="ce6" office:value-type="date" office:date-value="2014-06-28" calcext:value-type="date">
            <text:p>28.06.2014</text:p>
          </table:table-cell>
          <table:table-cell office:value-type="float" office:value="737.7" calcext:value-type="float">
            <text:p>737,7</text:p>
          </table:table-cell>
          <table:table-cell table:formula="of:=[.E379]-[.D379]" office:value-type="float" office:value="3" calcext:value-type="float">
            <text:p>3</text:p>
          </table:table-cell>
          <table:table-cell table:formula="of:=1+[.E379]-[.D379]" office:value-type="float" office:value="4" calcext:value-type="float">
            <text:p>4</text:p>
          </table:table-cell>
          <table:table-cell table:formula="of:=COM.MICROSOFT.CONCAT([.A379];[.B379])" office:value-type="string" office:string-value="IrmaOpoczna" calcext:value-type="string">
            <text:p>IrmaOpoczna</text:p>
          </table:table-cell>
          <table:table-cell table:formula="of:=COUNTIF([.$I$2:.$I$1001];[.I379])" office:value-type="float" office:value="9" calcext:value-type="float">
            <text:p>9</text:p>
          </table:table-cell>
          <table:table-cell table:formula="of:=SUMIF([.$I$2:.$I$1001];[.I379];[.$H$2:.$H$1001])" office:value-type="float" office:value="34" calcext:value-type="float">
            <text:p>34</text:p>
          </table:table-cell>
          <table:table-cell table:formula="of:=[.F379]+([.H379]-1)*24+30" office:value-type="float" office:value="839.7" calcext:value-type="float">
            <text:p>839,7</text:p>
          </table:table-cell>
          <table:table-cell table:formula="of:=MONTH([.D379])" office:value-type="float" office:value="6" calcext:value-type="float">
            <text:p>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dia</text:p>
          </table:table-cell>
          <table:table-cell table:style-name="ce2" office:value-type="string" calcext:value-type="string">
            <text:p>Opolska</text:p>
          </table:table-cell>
          <table:table-cell table:style-name="ce2" office:value-type="string" calcext:value-type="string">
            <text:p>Lublin</text:p>
          </table:table-cell>
          <table:table-cell table:style-name="ce6" office:value-type="date" office:date-value="2014-06-25" calcext:value-type="date">
            <text:p>25.06.2014</text:p>
          </table:table-cell>
          <table:table-cell table:style-name="ce6" office:value-type="date" office:date-value="2014-06-29" calcext:value-type="date">
            <text:p>29.06.2014</text:p>
          </table:table-cell>
          <table:table-cell office:value-type="float" office:value="886.7" calcext:value-type="float">
            <text:p>886,7</text:p>
          </table:table-cell>
          <table:table-cell table:formula="of:=[.E380]-[.D380]" office:value-type="float" office:value="4" calcext:value-type="float">
            <text:p>4</text:p>
          </table:table-cell>
          <table:table-cell table:formula="of:=1+[.E380]-[.D380]" office:value-type="float" office:value="5" calcext:value-type="float">
            <text:p>5</text:p>
          </table:table-cell>
          <table:table-cell table:formula="of:=COM.MICROSOFT.CONCAT([.A380];[.B380])" office:value-type="string" office:string-value="LidiaOpolska" calcext:value-type="string">
            <text:p>LidiaOpolska</text:p>
          </table:table-cell>
          <table:table-cell table:formula="of:=COUNTIF([.$I$2:.$I$1001];[.I380])" office:value-type="float" office:value="8" calcext:value-type="float">
            <text:p>8</text:p>
          </table:table-cell>
          <table:table-cell table:formula="of:=SUMIF([.$I$2:.$I$1001];[.I380];[.$H$2:.$H$1001])" office:value-type="float" office:value="22" calcext:value-type="float">
            <text:p>22</text:p>
          </table:table-cell>
          <table:table-cell table:formula="of:=[.F380]+([.H380]-1)*24+30" office:value-type="float" office:value="1012.7" calcext:value-type="float">
            <text:p>1012,7</text:p>
          </table:table-cell>
          <table:table-cell table:formula="of:=MONTH([.D380])" office:value-type="float" office:value="6" calcext:value-type="float">
            <text:p>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rystyna</text:p>
          </table:table-cell>
          <table:table-cell table:style-name="ce2" office:value-type="string" calcext:value-type="string">
            <text:p>Pleszewska</text:p>
          </table:table-cell>
          <table:table-cell table:style-name="ce2" office:value-type="string" calcext:value-type="string">
            <text:p>Siedlce</text:p>
          </table:table-cell>
          <table:table-cell table:style-name="ce6" office:value-type="date" office:date-value="2014-06-25" calcext:value-type="date">
            <text:p>25.06.2014</text:p>
          </table:table-cell>
          <table:table-cell table:style-name="ce6" office:value-type="date" office:date-value="2014-06-26" calcext:value-type="date">
            <text:p>26.06.2014</text:p>
          </table:table-cell>
          <table:table-cell office:value-type="float" office:value="295.4" calcext:value-type="float">
            <text:p>295,4</text:p>
          </table:table-cell>
          <table:table-cell table:formula="of:=[.E381]-[.D381]" office:value-type="float" office:value="1" calcext:value-type="float">
            <text:p>1</text:p>
          </table:table-cell>
          <table:table-cell table:formula="of:=1+[.E381]-[.D381]" office:value-type="float" office:value="2" calcext:value-type="float">
            <text:p>2</text:p>
          </table:table-cell>
          <table:table-cell table:formula="of:=COM.MICROSOFT.CONCAT([.A381];[.B381])" office:value-type="string" office:string-value="KrystynaPleszewska" calcext:value-type="string">
            <text:p>KrystynaPleszewska</text:p>
          </table:table-cell>
          <table:table-cell table:formula="of:=COUNTIF([.$I$2:.$I$1001];[.I381])" office:value-type="float" office:value="8" calcext:value-type="float">
            <text:p>8</text:p>
          </table:table-cell>
          <table:table-cell table:formula="of:=SUMIF([.$I$2:.$I$1001];[.I381];[.$H$2:.$H$1001])" office:value-type="float" office:value="25" calcext:value-type="float">
            <text:p>25</text:p>
          </table:table-cell>
          <table:table-cell table:formula="of:=[.F381]+([.H381]-1)*24+30" office:value-type="float" office:value="349.4" calcext:value-type="float">
            <text:p>349,4</text:p>
          </table:table-cell>
          <table:table-cell table:formula="of:=MONTH([.D381])" office:value-type="float" office:value="6" calcext:value-type="float">
            <text:p>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rolina</text:p>
          </table:table-cell>
          <table:table-cell table:style-name="ce2" office:value-type="string" calcext:value-type="string">
            <text:p>Podkalicka</text:p>
          </table:table-cell>
          <table:table-cell table:style-name="ce2" office:value-type="string" calcext:value-type="string">
            <text:p>Olsztyn</text:p>
          </table:table-cell>
          <table:table-cell table:style-name="ce6" office:value-type="date" office:date-value="2014-06-25" calcext:value-type="date">
            <text:p>25.06.2014</text:p>
          </table:table-cell>
          <table:table-cell table:style-name="ce6" office:value-type="date" office:date-value="2014-06-27" calcext:value-type="date">
            <text:p>27.06.2014</text:p>
          </table:table-cell>
          <table:table-cell office:value-type="float" office:value="689.8" calcext:value-type="float">
            <text:p>689,8</text:p>
          </table:table-cell>
          <table:table-cell table:formula="of:=[.E382]-[.D382]" office:value-type="float" office:value="2" calcext:value-type="float">
            <text:p>2</text:p>
          </table:table-cell>
          <table:table-cell table:formula="of:=1+[.E382]-[.D382]" office:value-type="float" office:value="3" calcext:value-type="float">
            <text:p>3</text:p>
          </table:table-cell>
          <table:table-cell table:formula="of:=COM.MICROSOFT.CONCAT([.A382];[.B382])" office:value-type="string" office:string-value="KarolinaPodkalicka" calcext:value-type="string">
            <text:p>KarolinaPodkalicka</text:p>
          </table:table-cell>
          <table:table-cell table:formula="of:=COUNTIF([.$I$2:.$I$1001];[.I382])" office:value-type="float" office:value="8" calcext:value-type="float">
            <text:p>8</text:p>
          </table:table-cell>
          <table:table-cell table:formula="of:=SUMIF([.$I$2:.$I$1001];[.I382];[.$H$2:.$H$1001])" office:value-type="float" office:value="17" calcext:value-type="float">
            <text:p>17</text:p>
          </table:table-cell>
          <table:table-cell table:formula="of:=[.F382]+([.H382]-1)*24+30" office:value-type="float" office:value="767.8" calcext:value-type="float">
            <text:p>767,8</text:p>
          </table:table-cell>
          <table:table-cell table:formula="of:=MONTH([.D382])" office:value-type="float" office:value="6" calcext:value-type="float">
            <text:p>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ebastian</text:p>
          </table:table-cell>
          <table:table-cell table:style-name="ce2" office:value-type="string" calcext:value-type="string">
            <text:p>Puchacz</text:p>
          </table:table-cell>
          <table:table-cell table:style-name="ce2" office:value-type="string" calcext:value-type="string">
            <text:p>Malbork</text:p>
          </table:table-cell>
          <table:table-cell table:style-name="ce6" office:value-type="date" office:date-value="2014-06-25" calcext:value-type="date">
            <text:p>25.06.2014</text:p>
          </table:table-cell>
          <table:table-cell table:style-name="ce6" office:value-type="date" office:date-value="2014-06-29" calcext:value-type="date">
            <text:p>29.06.2014</text:p>
          </table:table-cell>
          <table:table-cell office:value-type="float" office:value="1524" calcext:value-type="float">
            <text:p>1524</text:p>
          </table:table-cell>
          <table:table-cell table:formula="of:=[.E383]-[.D383]" office:value-type="float" office:value="4" calcext:value-type="float">
            <text:p>4</text:p>
          </table:table-cell>
          <table:table-cell table:formula="of:=1+[.E383]-[.D383]" office:value-type="float" office:value="5" calcext:value-type="float">
            <text:p>5</text:p>
          </table:table-cell>
          <table:table-cell table:formula="of:=COM.MICROSOFT.CONCAT([.A383];[.B383])" office:value-type="string" office:string-value="SebastianPuchacz" calcext:value-type="string">
            <text:p>SebastianPuchacz</text:p>
          </table:table-cell>
          <table:table-cell table:formula="of:=COUNTIF([.$I$2:.$I$1001];[.I383])" office:value-type="float" office:value="12" calcext:value-type="float">
            <text:p>12</text:p>
          </table:table-cell>
          <table:table-cell table:formula="of:=SUMIF([.$I$2:.$I$1001];[.I383];[.$H$2:.$H$1001])" office:value-type="float" office:value="35" calcext:value-type="float">
            <text:p>35</text:p>
          </table:table-cell>
          <table:table-cell table:formula="of:=[.F383]+([.H383]-1)*24+30" office:value-type="float" office:value="1650" calcext:value-type="float">
            <text:p>1650</text:p>
          </table:table-cell>
          <table:table-cell table:formula="of:=MONTH([.D383])" office:value-type="float" office:value="6" calcext:value-type="float">
            <text:p>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iotr</text:p>
          </table:table-cell>
          <table:table-cell table:style-name="ce2" office:value-type="string" calcext:value-type="string">
            <text:p>Roman</text:p>
          </table:table-cell>
          <table:table-cell table:style-name="ce2" office:value-type="string" calcext:value-type="string">
            <text:p>Siedlce</text:p>
          </table:table-cell>
          <table:table-cell table:style-name="ce6" office:value-type="date" office:date-value="2014-06-25" calcext:value-type="date">
            <text:p>25.06.2014</text:p>
          </table:table-cell>
          <table:table-cell table:style-name="ce6" office:value-type="date" office:date-value="2014-06-26" calcext:value-type="date">
            <text:p>26.06.2014</text:p>
          </table:table-cell>
          <table:table-cell office:value-type="float" office:value="295.4" calcext:value-type="float">
            <text:p>295,4</text:p>
          </table:table-cell>
          <table:table-cell table:formula="of:=[.E384]-[.D384]" office:value-type="float" office:value="1" calcext:value-type="float">
            <text:p>1</text:p>
          </table:table-cell>
          <table:table-cell table:formula="of:=1+[.E384]-[.D384]" office:value-type="float" office:value="2" calcext:value-type="float">
            <text:p>2</text:p>
          </table:table-cell>
          <table:table-cell table:formula="of:=COM.MICROSOFT.CONCAT([.A384];[.B384])" office:value-type="string" office:string-value="PiotrRoman" calcext:value-type="string">
            <text:p>PiotrRoman</text:p>
          </table:table-cell>
          <table:table-cell table:formula="of:=COUNTIF([.$I$2:.$I$1001];[.I384])" office:value-type="float" office:value="13" calcext:value-type="float">
            <text:p>13</text:p>
          </table:table-cell>
          <table:table-cell table:formula="of:=SUMIF([.$I$2:.$I$1001];[.I384];[.$H$2:.$H$1001])" office:value-type="float" office:value="39" calcext:value-type="float">
            <text:p>39</text:p>
          </table:table-cell>
          <table:table-cell table:formula="of:=[.F384]+([.H384]-1)*24+30" office:value-type="float" office:value="349.4" calcext:value-type="float">
            <text:p>349,4</text:p>
          </table:table-cell>
          <table:table-cell table:formula="of:=MONTH([.D384])" office:value-type="float" office:value="6" calcext:value-type="float">
            <text:p>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Tomasz</text:p>
          </table:table-cell>
          <table:table-cell table:style-name="ce2" office:value-type="string" calcext:value-type="string">
            <text:p>Rzepka</text:p>
          </table:table-cell>
          <table:table-cell table:style-name="ce2" office:value-type="string" calcext:value-type="string">
            <text:p>Kalisz</text:p>
          </table:table-cell>
          <table:table-cell table:style-name="ce6" office:value-type="date" office:date-value="2014-06-25" calcext:value-type="date">
            <text:p>25.06.2014</text:p>
          </table:table-cell>
          <table:table-cell table:style-name="ce6" office:value-type="date" office:date-value="2014-06-27" calcext:value-type="date">
            <text:p>27.06.2014</text:p>
          </table:table-cell>
          <table:table-cell office:value-type="float" office:value="760" calcext:value-type="float">
            <text:p>760</text:p>
          </table:table-cell>
          <table:table-cell table:formula="of:=[.E385]-[.D385]" office:value-type="float" office:value="2" calcext:value-type="float">
            <text:p>2</text:p>
          </table:table-cell>
          <table:table-cell table:formula="of:=1+[.E385]-[.D385]" office:value-type="float" office:value="3" calcext:value-type="float">
            <text:p>3</text:p>
          </table:table-cell>
          <table:table-cell table:formula="of:=COM.MICROSOFT.CONCAT([.A385];[.B385])" office:value-type="string" office:string-value="TomaszRzepka" calcext:value-type="string">
            <text:p>TomaszRzepka</text:p>
          </table:table-cell>
          <table:table-cell table:formula="of:=COUNTIF([.$I$2:.$I$1001];[.I385])" office:value-type="float" office:value="17" calcext:value-type="float">
            <text:p>17</text:p>
          </table:table-cell>
          <table:table-cell table:formula="of:=SUMIF([.$I$2:.$I$1001];[.I385];[.$H$2:.$H$1001])" office:value-type="float" office:value="42" calcext:value-type="float">
            <text:p>42</text:p>
          </table:table-cell>
          <table:table-cell table:formula="of:=[.F385]+([.H385]-1)*24+30" office:value-type="float" office:value="838" calcext:value-type="float">
            <text:p>838</text:p>
          </table:table-cell>
          <table:table-cell table:formula="of:=MONTH([.D385])" office:value-type="float" office:value="6" calcext:value-type="float">
            <text:p>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Sobecka</text:p>
          </table:table-cell>
          <table:table-cell table:style-name="ce2" office:value-type="string" calcext:value-type="string">
            <text:p>Bydgoszcz</text:p>
          </table:table-cell>
          <table:table-cell table:style-name="ce6" office:value-type="date" office:date-value="2014-06-25" calcext:value-type="date">
            <text:p>25.06.2014</text:p>
          </table:table-cell>
          <table:table-cell table:style-name="ce6" office:value-type="date" office:date-value="2014-06-27" calcext:value-type="date">
            <text:p>27.06.2014</text:p>
          </table:table-cell>
          <table:table-cell office:value-type="float" office:value="795.4" calcext:value-type="float">
            <text:p>795,4</text:p>
          </table:table-cell>
          <table:table-cell table:formula="of:=[.E386]-[.D386]" office:value-type="float" office:value="2" calcext:value-type="float">
            <text:p>2</text:p>
          </table:table-cell>
          <table:table-cell table:formula="of:=1+[.E386]-[.D386]" office:value-type="float" office:value="3" calcext:value-type="float">
            <text:p>3</text:p>
          </table:table-cell>
          <table:table-cell table:formula="of:=COM.MICROSOFT.CONCAT([.A386];[.B386])" office:value-type="string" office:string-value="AnnaSobecka" calcext:value-type="string">
            <text:p>AnnaSobecka</text:p>
          </table:table-cell>
          <table:table-cell table:formula="of:=COUNTIF([.$I$2:.$I$1001];[.I386])" office:value-type="float" office:value="9" calcext:value-type="float">
            <text:p>9</text:p>
          </table:table-cell>
          <table:table-cell table:formula="of:=SUMIF([.$I$2:.$I$1001];[.I386];[.$H$2:.$H$1001])" office:value-type="float" office:value="24" calcext:value-type="float">
            <text:p>24</text:p>
          </table:table-cell>
          <table:table-cell table:formula="of:=[.F386]+([.H386]-1)*24+30" office:value-type="float" office:value="873.4" calcext:value-type="float">
            <text:p>873,4</text:p>
          </table:table-cell>
          <table:table-cell table:formula="of:=MONTH([.D386])" office:value-type="float" office:value="6" calcext:value-type="float">
            <text:p>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dam</text:p>
          </table:table-cell>
          <table:table-cell table:style-name="ce2" office:value-type="string" calcext:value-type="string">
            <text:p>Wradoch</text:p>
          </table:table-cell>
          <table:table-cell table:style-name="ce2" office:value-type="string" calcext:value-type="string">
            <text:p>Radom</text:p>
          </table:table-cell>
          <table:table-cell table:style-name="ce6" office:value-type="date" office:date-value="2014-06-25" calcext:value-type="date">
            <text:p>25.06.2014</text:p>
          </table:table-cell>
          <table:table-cell table:style-name="ce6" office:value-type="date" office:date-value="2014-06-26" calcext:value-type="date">
            <text:p>26.06.2014</text:p>
          </table:table-cell>
          <table:table-cell office:value-type="float" office:value="302.5" calcext:value-type="float">
            <text:p>302,5</text:p>
          </table:table-cell>
          <table:table-cell table:formula="of:=[.E387]-[.D387]" office:value-type="float" office:value="1" calcext:value-type="float">
            <text:p>1</text:p>
          </table:table-cell>
          <table:table-cell table:formula="of:=1+[.E387]-[.D387]" office:value-type="float" office:value="2" calcext:value-type="float">
            <text:p>2</text:p>
          </table:table-cell>
          <table:table-cell table:formula="of:=COM.MICROSOFT.CONCAT([.A387];[.B387])" office:value-type="string" office:string-value="AdamWradoch" calcext:value-type="string">
            <text:p>AdamWradoch</text:p>
          </table:table-cell>
          <table:table-cell table:formula="of:=COUNTIF([.$I$2:.$I$1001];[.I387])" office:value-type="float" office:value="11" calcext:value-type="float">
            <text:p>11</text:p>
          </table:table-cell>
          <table:table-cell table:formula="of:=SUMIF([.$I$2:.$I$1001];[.I387];[.$H$2:.$H$1001])" office:value-type="float" office:value="30" calcext:value-type="float">
            <text:p>30</text:p>
          </table:table-cell>
          <table:table-cell table:formula="of:=[.F387]+([.H387]-1)*24+30" office:value-type="float" office:value="356.5" calcext:value-type="float">
            <text:p>356,5</text:p>
          </table:table-cell>
          <table:table-cell table:formula="of:=MONTH([.D387])" office:value-type="float" office:value="6" calcext:value-type="float">
            <text:p>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ustyna</text:p>
          </table:table-cell>
          <table:table-cell table:style-name="ce2" office:value-type="string" calcext:value-type="string">
            <text:p>Laska</text:p>
          </table:table-cell>
          <table:table-cell table:style-name="ce2" office:value-type="string" calcext:value-type="string">
            <text:p>Olsztyn</text:p>
          </table:table-cell>
          <table:table-cell table:number-columns-repeated="2" table:style-name="ce6" office:value-type="date" office:date-value="2014-06-28" calcext:value-type="date">
            <text:p>28.06.2014</text:p>
          </table:table-cell>
          <table:table-cell office:value-type="float" office:value="363.8" calcext:value-type="float">
            <text:p>363,8</text:p>
          </table:table-cell>
          <table:table-cell table:formula="of:=[.E388]-[.D388]" office:value-type="float" office:value="0" calcext:value-type="float">
            <text:p>0</text:p>
          </table:table-cell>
          <table:table-cell table:formula="of:=1+[.E388]-[.D388]" office:value-type="float" office:value="1" calcext:value-type="float">
            <text:p>1</text:p>
          </table:table-cell>
          <table:table-cell table:formula="of:=COM.MICROSOFT.CONCAT([.A388];[.B388])" office:value-type="string" office:string-value="JustynaLaska" calcext:value-type="string">
            <text:p>JustynaLaska</text:p>
          </table:table-cell>
          <table:table-cell table:formula="of:=COUNTIF([.$I$2:.$I$1001];[.I388])" office:value-type="float" office:value="15" calcext:value-type="float">
            <text:p>15</text:p>
          </table:table-cell>
          <table:table-cell table:formula="of:=SUMIF([.$I$2:.$I$1001];[.I388];[.$H$2:.$H$1001])" office:value-type="float" office:value="41" calcext:value-type="float">
            <text:p>41</text:p>
          </table:table-cell>
          <table:table-cell table:formula="of:=[.F388]+([.H388]-1)*24+30" office:value-type="float" office:value="393.8" calcext:value-type="float">
            <text:p>393,8</text:p>
          </table:table-cell>
          <table:table-cell table:formula="of:=MONTH([.D388])" office:value-type="float" office:value="6" calcext:value-type="float">
            <text:p>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iotr</text:p>
          </table:table-cell>
          <table:table-cell table:style-name="ce2" office:value-type="string" calcext:value-type="string">
            <text:p>Bojarun</text:p>
          </table:table-cell>
          <table:table-cell table:style-name="ce2" office:value-type="string" calcext:value-type="string">
            <text:p>Katowice</text:p>
          </table:table-cell>
          <table:table-cell table:style-name="ce6" office:value-type="date" office:date-value="2014-07-01" calcext:value-type="date">
            <text:p>1.07.2014</text:p>
          </table:table-cell>
          <table:table-cell table:style-name="ce6" office:value-type="date" office:date-value="2014-07-05" calcext:value-type="date">
            <text:p>5.07.2014</text:p>
          </table:table-cell>
          <table:table-cell office:value-type="float" office:value="1290.7" calcext:value-type="float">
            <text:p>1290,7</text:p>
          </table:table-cell>
          <table:table-cell table:formula="of:=[.E389]-[.D389]" office:value-type="float" office:value="4" calcext:value-type="float">
            <text:p>4</text:p>
          </table:table-cell>
          <table:table-cell table:formula="of:=1+[.E389]-[.D389]" office:value-type="float" office:value="5" calcext:value-type="float">
            <text:p>5</text:p>
          </table:table-cell>
          <table:table-cell table:formula="of:=COM.MICROSOFT.CONCAT([.A389];[.B389])" office:value-type="string" office:string-value="PiotrBojarun" calcext:value-type="string">
            <text:p>PiotrBojarun</text:p>
          </table:table-cell>
          <table:table-cell table:formula="of:=COUNTIF([.$I$2:.$I$1001];[.I389])" office:value-type="float" office:value="10" calcext:value-type="float">
            <text:p>10</text:p>
          </table:table-cell>
          <table:table-cell table:formula="of:=SUMIF([.$I$2:.$I$1001];[.I389];[.$H$2:.$H$1001])" office:value-type="float" office:value="32" calcext:value-type="float">
            <text:p>32</text:p>
          </table:table-cell>
          <table:table-cell table:formula="of:=[.F389]+([.H389]-1)*24+30" office:value-type="float" office:value="1416.7" calcext:value-type="float">
            <text:p>1416,7</text:p>
          </table:table-cell>
          <table:table-cell table:formula="of:=MONTH([.D389])" office:value-type="float" office:value="7" calcext:value-type="float">
            <text:p>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ndrzej</text:p>
          </table:table-cell>
          <table:table-cell table:style-name="ce2" office:value-type="string" calcext:value-type="string">
            <text:p>Kolarski</text:p>
          </table:table-cell>
          <table:table-cell table:style-name="ce2" office:value-type="string" calcext:value-type="string">
            <text:p>Bydgoszcz</text:p>
          </table:table-cell>
          <table:table-cell table:style-name="ce6" office:value-type="date" office:date-value="2014-07-01" calcext:value-type="date">
            <text:p>1.07.2014</text:p>
          </table:table-cell>
          <table:table-cell table:style-name="ce6" office:value-type="date" office:date-value="2014-07-05" calcext:value-type="date">
            <text:p>5.07.2014</text:p>
          </table:table-cell>
          <table:table-cell office:value-type="float" office:value="1077.4" calcext:value-type="float">
            <text:p>1077,4</text:p>
          </table:table-cell>
          <table:table-cell table:formula="of:=[.E390]-[.D390]" office:value-type="float" office:value="4" calcext:value-type="float">
            <text:p>4</text:p>
          </table:table-cell>
          <table:table-cell table:formula="of:=1+[.E390]-[.D390]" office:value-type="float" office:value="5" calcext:value-type="float">
            <text:p>5</text:p>
          </table:table-cell>
          <table:table-cell table:formula="of:=COM.MICROSOFT.CONCAT([.A390];[.B390])" office:value-type="string" office:string-value="AndrzejKolarski" calcext:value-type="string">
            <text:p>AndrzejKolarski</text:p>
          </table:table-cell>
          <table:table-cell table:formula="of:=COUNTIF([.$I$2:.$I$1001];[.I390])" office:value-type="float" office:value="14" calcext:value-type="float">
            <text:p>14</text:p>
          </table:table-cell>
          <table:table-cell table:formula="of:=SUMIF([.$I$2:.$I$1001];[.I390];[.$H$2:.$H$1001])" office:value-type="float" office:value="41" calcext:value-type="float">
            <text:p>41</text:p>
          </table:table-cell>
          <table:table-cell table:formula="of:=[.F390]+([.H390]-1)*24+30" office:value-type="float" office:value="1203.4" calcext:value-type="float">
            <text:p>1203,4</text:p>
          </table:table-cell>
          <table:table-cell table:formula="of:=MONTH([.D390])" office:value-type="float" office:value="7" calcext:value-type="float">
            <text:p>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ichalina</text:p>
          </table:table-cell>
          <table:table-cell table:style-name="ce2" office:value-type="string" calcext:value-type="string">
            <text:p>Lamda</text:p>
          </table:table-cell>
          <table:table-cell table:style-name="ce2" office:value-type="string" calcext:value-type="string">
            <text:p>Kielce</text:p>
          </table:table-cell>
          <table:table-cell table:style-name="ce6" office:value-type="date" office:date-value="2014-07-01" calcext:value-type="date">
            <text:p>1.07.2014</text:p>
          </table:table-cell>
          <table:table-cell table:style-name="ce6" office:value-type="date" office:date-value="2014-07-03" calcext:value-type="date">
            <text:p>3.07.2014</text:p>
          </table:table-cell>
          <table:table-cell office:value-type="float" office:value="663.7" calcext:value-type="float">
            <text:p>663,7</text:p>
          </table:table-cell>
          <table:table-cell table:formula="of:=[.E391]-[.D391]" office:value-type="float" office:value="2" calcext:value-type="float">
            <text:p>2</text:p>
          </table:table-cell>
          <table:table-cell table:formula="of:=1+[.E391]-[.D391]" office:value-type="float" office:value="3" calcext:value-type="float">
            <text:p>3</text:p>
          </table:table-cell>
          <table:table-cell table:formula="of:=COM.MICROSOFT.CONCAT([.A391];[.B391])" office:value-type="string" office:string-value="MichalinaLamda" calcext:value-type="string">
            <text:p>MichalinaLamda</text:p>
          </table:table-cell>
          <table:table-cell table:formula="of:=COUNTIF([.$I$2:.$I$1001];[.I391])" office:value-type="float" office:value="9" calcext:value-type="float">
            <text:p>9</text:p>
          </table:table-cell>
          <table:table-cell table:formula="of:=SUMIF([.$I$2:.$I$1001];[.I391];[.$H$2:.$H$1001])" office:value-type="float" office:value="26" calcext:value-type="float">
            <text:p>26</text:p>
          </table:table-cell>
          <table:table-cell table:formula="of:=[.F391]+([.H391]-1)*24+30" office:value-type="float" office:value="741.7" calcext:value-type="float">
            <text:p>741,7</text:p>
          </table:table-cell>
          <table:table-cell table:formula="of:=MONTH([.D391])" office:value-type="float" office:value="7" calcext:value-type="float">
            <text:p>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Bogumi</text:p>
          </table:table-cell>
          <table:table-cell table:style-name="ce2" office:value-type="string" calcext:value-type="string">
            <text:p>Lubelski</text:p>
          </table:table-cell>
          <table:table-cell table:style-name="ce2" office:value-type="string" calcext:value-type="string">
            <text:p>Radom</text:p>
          </table:table-cell>
          <table:table-cell table:style-name="ce6" office:value-type="date" office:date-value="2014-07-01" calcext:value-type="date">
            <text:p>1.07.2014</text:p>
          </table:table-cell>
          <table:table-cell table:style-name="ce6" office:value-type="date" office:date-value="2014-07-05" calcext:value-type="date">
            <text:p>5.07.2014</text:p>
          </table:table-cell>
          <table:table-cell office:value-type="float" office:value="674.5" calcext:value-type="float">
            <text:p>674,5</text:p>
          </table:table-cell>
          <table:table-cell table:formula="of:=[.E392]-[.D392]" office:value-type="float" office:value="4" calcext:value-type="float">
            <text:p>4</text:p>
          </table:table-cell>
          <table:table-cell table:formula="of:=1+[.E392]-[.D392]" office:value-type="float" office:value="5" calcext:value-type="float">
            <text:p>5</text:p>
          </table:table-cell>
          <table:table-cell table:formula="of:=COM.MICROSOFT.CONCAT([.A392];[.B392])" office:value-type="string" office:string-value="BogumiLubelski" calcext:value-type="string">
            <text:p>BogumiLubelski</text:p>
          </table:table-cell>
          <table:table-cell table:formula="of:=COUNTIF([.$I$2:.$I$1001];[.I392])" office:value-type="float" office:value="12" calcext:value-type="float">
            <text:p>12</text:p>
          </table:table-cell>
          <table:table-cell table:formula="of:=SUMIF([.$I$2:.$I$1001];[.I392];[.$H$2:.$H$1001])" office:value-type="float" office:value="30" calcext:value-type="float">
            <text:p>30</text:p>
          </table:table-cell>
          <table:table-cell table:formula="of:=[.F392]+([.H392]-1)*24+30" office:value-type="float" office:value="800.5" calcext:value-type="float">
            <text:p>800,5</text:p>
          </table:table-cell>
          <table:table-cell table:formula="of:=MONTH([.D392])" office:value-type="float" office:value="7" calcext:value-type="float">
            <text:p>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Teresa</text:p>
          </table:table-cell>
          <table:table-cell table:style-name="ce2" office:value-type="string" calcext:value-type="string">
            <text:p>Moskiewska</text:p>
          </table:table-cell>
          <table:table-cell table:style-name="ce2" office:value-type="string" calcext:value-type="string">
            <text:p>Krakow</text:p>
          </table:table-cell>
          <table:table-cell table:style-name="ce6" office:value-type="date" office:date-value="2014-07-01" calcext:value-type="date">
            <text:p>1.07.2014</text:p>
          </table:table-cell>
          <table:table-cell table:style-name="ce6" office:value-type="date" office:date-value="2014-07-03" calcext:value-type="date">
            <text:p>3.07.2014</text:p>
          </table:table-cell>
          <table:table-cell office:value-type="float" office:value="911.5" calcext:value-type="float">
            <text:p>911,5</text:p>
          </table:table-cell>
          <table:table-cell table:formula="of:=[.E393]-[.D393]" office:value-type="float" office:value="2" calcext:value-type="float">
            <text:p>2</text:p>
          </table:table-cell>
          <table:table-cell table:formula="of:=1+[.E393]-[.D393]" office:value-type="float" office:value="3" calcext:value-type="float">
            <text:p>3</text:p>
          </table:table-cell>
          <table:table-cell table:formula="of:=COM.MICROSOFT.CONCAT([.A393];[.B393])" office:value-type="string" office:string-value="TeresaMoskiewska" calcext:value-type="string">
            <text:p>TeresaMoskiewska</text:p>
          </table:table-cell>
          <table:table-cell table:formula="of:=COUNTIF([.$I$2:.$I$1001];[.I393])" office:value-type="float" office:value="11" calcext:value-type="float">
            <text:p>11</text:p>
          </table:table-cell>
          <table:table-cell table:formula="of:=SUMIF([.$I$2:.$I$1001];[.I393];[.$H$2:.$H$1001])" office:value-type="float" office:value="20" calcext:value-type="float">
            <text:p>20</text:p>
          </table:table-cell>
          <table:table-cell table:formula="of:=[.F393]+([.H393]-1)*24+30" office:value-type="float" office:value="989.5" calcext:value-type="float">
            <text:p>989,5</text:p>
          </table:table-cell>
          <table:table-cell table:formula="of:=MONTH([.D393])" office:value-type="float" office:value="7" calcext:value-type="float">
            <text:p>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Ewelia</text:p>
          </table:table-cell>
          <table:table-cell table:style-name="ce2" office:value-type="string" calcext:value-type="string">
            <text:p>Prus</text:p>
          </table:table-cell>
          <table:table-cell table:style-name="ce2" office:value-type="string" calcext:value-type="string">
            <text:p>Radom</text:p>
          </table:table-cell>
          <table:table-cell table:style-name="ce6" office:value-type="date" office:date-value="2014-07-01" calcext:value-type="date">
            <text:p>1.07.2014</text:p>
          </table:table-cell>
          <table:table-cell table:style-name="ce6" office:value-type="date" office:date-value="2014-07-04" calcext:value-type="date">
            <text:p>4.07.2014</text:p>
          </table:table-cell>
          <table:table-cell office:value-type="float" office:value="550.5" calcext:value-type="float">
            <text:p>550,5</text:p>
          </table:table-cell>
          <table:table-cell table:formula="of:=[.E394]-[.D394]" office:value-type="float" office:value="3" calcext:value-type="float">
            <text:p>3</text:p>
          </table:table-cell>
          <table:table-cell table:formula="of:=1+[.E394]-[.D394]" office:value-type="float" office:value="4" calcext:value-type="float">
            <text:p>4</text:p>
          </table:table-cell>
          <table:table-cell table:formula="of:=COM.MICROSOFT.CONCAT([.A394];[.B394])" office:value-type="string" office:string-value="EweliaPrus" calcext:value-type="string">
            <text:p>EweliaPrus</text:p>
          </table:table-cell>
          <table:table-cell table:formula="of:=COUNTIF([.$I$2:.$I$1001];[.I394])" office:value-type="float" office:value="8" calcext:value-type="float">
            <text:p>8</text:p>
          </table:table-cell>
          <table:table-cell table:formula="of:=SUMIF([.$I$2:.$I$1001];[.I394];[.$H$2:.$H$1001])" office:value-type="float" office:value="27" calcext:value-type="float">
            <text:p>27</text:p>
          </table:table-cell>
          <table:table-cell table:formula="of:=[.F394]+([.H394]-1)*24+30" office:value-type="float" office:value="652.5" calcext:value-type="float">
            <text:p>652,5</text:p>
          </table:table-cell>
          <table:table-cell table:formula="of:=MONTH([.D394])" office:value-type="float" office:value="7" calcext:value-type="float">
            <text:p>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Augustowska</text:p>
          </table:table-cell>
          <table:table-cell table:style-name="ce2" office:value-type="string" calcext:value-type="string">
            <text:p>Katowice</text:p>
          </table:table-cell>
          <table:table-cell table:style-name="ce6" office:value-type="date" office:date-value="2014-07-07" calcext:value-type="date">
            <text:p>7.07.2014</text:p>
          </table:table-cell>
          <table:table-cell table:style-name="ce6" office:value-type="date" office:date-value="2014-07-09" calcext:value-type="date">
            <text:p>9.07.2014</text:p>
          </table:table-cell>
          <table:table-cell office:value-type="float" office:value="892.7" calcext:value-type="float">
            <text:p>892,7</text:p>
          </table:table-cell>
          <table:table-cell table:formula="of:=[.E395]-[.D395]" office:value-type="float" office:value="2" calcext:value-type="float">
            <text:p>2</text:p>
          </table:table-cell>
          <table:table-cell table:formula="of:=1+[.E395]-[.D395]" office:value-type="float" office:value="3" calcext:value-type="float">
            <text:p>3</text:p>
          </table:table-cell>
          <table:table-cell table:formula="of:=COM.MICROSOFT.CONCAT([.A395];[.B395])" office:value-type="string" office:string-value="AnnaAugustowska" calcext:value-type="string">
            <text:p>AnnaAugustowska</text:p>
          </table:table-cell>
          <table:table-cell table:formula="of:=COUNTIF([.$I$2:.$I$1001];[.I395])" office:value-type="float" office:value="9" calcext:value-type="float">
            <text:p>9</text:p>
          </table:table-cell>
          <table:table-cell table:formula="of:=SUMIF([.$I$2:.$I$1001];[.I395];[.$H$2:.$H$1001])" office:value-type="float" office:value="22" calcext:value-type="float">
            <text:p>22</text:p>
          </table:table-cell>
          <table:table-cell table:formula="of:=[.F395]+([.H395]-1)*24+30" office:value-type="float" office:value="970.7" calcext:value-type="float">
            <text:p>970,7</text:p>
          </table:table-cell>
          <table:table-cell table:formula="of:=MONTH([.D395])" office:value-type="float" office:value="7" calcext:value-type="float">
            <text:p>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Wiktor</text:p>
          </table:table-cell>
          <table:table-cell table:style-name="ce2" office:value-type="string" calcext:value-type="string">
            <text:p>Czekan</text:p>
          </table:table-cell>
          <table:table-cell table:style-name="ce2" office:value-type="string" calcext:value-type="string">
            <text:p>Mielec</text:p>
          </table:table-cell>
          <table:table-cell table:style-name="ce6" office:value-type="date" office:date-value="2014-07-07" calcext:value-type="date">
            <text:p>7.07.2014</text:p>
          </table:table-cell>
          <table:table-cell table:style-name="ce6" office:value-type="date" office:date-value="2014-07-09" calcext:value-type="date">
            <text:p>9.07.2014</text:p>
          </table:table-cell>
          <table:table-cell office:value-type="float" office:value="698" calcext:value-type="float">
            <text:p>698</text:p>
          </table:table-cell>
          <table:table-cell table:formula="of:=[.E396]-[.D396]" office:value-type="float" office:value="2" calcext:value-type="float">
            <text:p>2</text:p>
          </table:table-cell>
          <table:table-cell table:formula="of:=1+[.E396]-[.D396]" office:value-type="float" office:value="3" calcext:value-type="float">
            <text:p>3</text:p>
          </table:table-cell>
          <table:table-cell table:formula="of:=COM.MICROSOFT.CONCAT([.A396];[.B396])" office:value-type="string" office:string-value="WiktorCzekan" calcext:value-type="string">
            <text:p>WiktorCzekan</text:p>
          </table:table-cell>
          <table:table-cell table:formula="of:=COUNTIF([.$I$2:.$I$1001];[.I396])" office:value-type="float" office:value="10" calcext:value-type="float">
            <text:p>10</text:p>
          </table:table-cell>
          <table:table-cell table:formula="of:=SUMIF([.$I$2:.$I$1001];[.I396];[.$H$2:.$H$1001])" office:value-type="float" office:value="36" calcext:value-type="float">
            <text:p>36</text:p>
          </table:table-cell>
          <table:table-cell table:formula="of:=[.F396]+([.H396]-1)*24+30" office:value-type="float" office:value="776" calcext:value-type="float">
            <text:p>776</text:p>
          </table:table-cell>
          <table:table-cell table:formula="of:=MONTH([.D396])" office:value-type="float" office:value="7" calcext:value-type="float">
            <text:p>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erzy</text:p>
          </table:table-cell>
          <table:table-cell table:style-name="ce2" office:value-type="string" calcext:value-type="string">
            <text:p>Dusznicki</text:p>
          </table:table-cell>
          <table:table-cell table:style-name="ce2" office:value-type="string" calcext:value-type="string">
            <text:p>Lublin</text:p>
          </table:table-cell>
          <table:table-cell table:style-name="ce6" office:value-type="date" office:date-value="2014-07-07" calcext:value-type="date">
            <text:p>7.07.2014</text:p>
          </table:table-cell>
          <table:table-cell table:style-name="ce6" office:value-type="date" office:date-value="2014-07-10" calcext:value-type="date">
            <text:p>10.07.2014</text:p>
          </table:table-cell>
          <table:table-cell office:value-type="float" office:value="737.7" calcext:value-type="float">
            <text:p>737,7</text:p>
          </table:table-cell>
          <table:table-cell table:formula="of:=[.E397]-[.D397]" office:value-type="float" office:value="3" calcext:value-type="float">
            <text:p>3</text:p>
          </table:table-cell>
          <table:table-cell table:formula="of:=1+[.E397]-[.D397]" office:value-type="float" office:value="4" calcext:value-type="float">
            <text:p>4</text:p>
          </table:table-cell>
          <table:table-cell table:formula="of:=COM.MICROSOFT.CONCAT([.A397];[.B397])" office:value-type="string" office:string-value="JerzyDusznicki" calcext:value-type="string">
            <text:p>JerzyDusznicki</text:p>
          </table:table-cell>
          <table:table-cell table:formula="of:=COUNTIF([.$I$2:.$I$1001];[.I397])" office:value-type="float" office:value="13" calcext:value-type="float">
            <text:p>13</text:p>
          </table:table-cell>
          <table:table-cell table:formula="of:=SUMIF([.$I$2:.$I$1001];[.I397];[.$H$2:.$H$1001])" office:value-type="float" office:value="38" calcext:value-type="float">
            <text:p>38</text:p>
          </table:table-cell>
          <table:table-cell table:formula="of:=[.F397]+([.H397]-1)*24+30" office:value-type="float" office:value="839.7" calcext:value-type="float">
            <text:p>839,7</text:p>
          </table:table-cell>
          <table:table-cell table:formula="of:=MONTH([.D397])" office:value-type="float" office:value="7" calcext:value-type="float">
            <text:p>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erzy</text:p>
          </table:table-cell>
          <table:table-cell table:style-name="ce2" office:value-type="string" calcext:value-type="string">
            <text:p>Granica</text:p>
          </table:table-cell>
          <table:table-cell table:style-name="ce2" office:value-type="string" calcext:value-type="string">
            <text:p>Kutno</text:p>
          </table:table-cell>
          <table:table-cell table:style-name="ce6" office:value-type="date" office:date-value="2014-07-07" calcext:value-type="date">
            <text:p>7.07.2014</text:p>
          </table:table-cell>
          <table:table-cell table:style-name="ce6" office:value-type="date" office:date-value="2014-07-08" calcext:value-type="date">
            <text:p>8.07.2014</text:p>
          </table:table-cell>
          <table:table-cell office:value-type="float" office:value="407.8" calcext:value-type="float">
            <text:p>407,8</text:p>
          </table:table-cell>
          <table:table-cell table:formula="of:=[.E398]-[.D398]" office:value-type="float" office:value="1" calcext:value-type="float">
            <text:p>1</text:p>
          </table:table-cell>
          <table:table-cell table:formula="of:=1+[.E398]-[.D398]" office:value-type="float" office:value="2" calcext:value-type="float">
            <text:p>2</text:p>
          </table:table-cell>
          <table:table-cell table:formula="of:=COM.MICROSOFT.CONCAT([.A398];[.B398])" office:value-type="string" office:string-value="JerzyGranica" calcext:value-type="string">
            <text:p>JerzyGranica</text:p>
          </table:table-cell>
          <table:table-cell table:formula="of:=COUNTIF([.$I$2:.$I$1001];[.I398])" office:value-type="float" office:value="11" calcext:value-type="float">
            <text:p>11</text:p>
          </table:table-cell>
          <table:table-cell table:formula="of:=SUMIF([.$I$2:.$I$1001];[.I398];[.$H$2:.$H$1001])" office:value-type="float" office:value="26" calcext:value-type="float">
            <text:p>26</text:p>
          </table:table-cell>
          <table:table-cell table:formula="of:=[.F398]+([.H398]-1)*24+30" office:value-type="float" office:value="461.8" calcext:value-type="float">
            <text:p>461,8</text:p>
          </table:table-cell>
          <table:table-cell table:formula="of:=MONTH([.D398])" office:value-type="float" office:value="7" calcext:value-type="float">
            <text:p>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madeusz</text:p>
          </table:table-cell>
          <table:table-cell table:style-name="ce2" office:value-type="string" calcext:value-type="string">
            <text:p>Helski</text:p>
          </table:table-cell>
          <table:table-cell table:style-name="ce2" office:value-type="string" calcext:value-type="string">
            <text:p>Kalisz</text:p>
          </table:table-cell>
          <table:table-cell table:style-name="ce6" office:value-type="date" office:date-value="2014-07-07" calcext:value-type="date">
            <text:p>7.07.2014</text:p>
          </table:table-cell>
          <table:table-cell table:style-name="ce6" office:value-type="date" office:date-value="2014-07-10" calcext:value-type="date">
            <text:p>10.07.2014</text:p>
          </table:table-cell>
          <table:table-cell office:value-type="float" office:value="919" calcext:value-type="float">
            <text:p>919</text:p>
          </table:table-cell>
          <table:table-cell table:formula="of:=[.E399]-[.D399]" office:value-type="float" office:value="3" calcext:value-type="float">
            <text:p>3</text:p>
          </table:table-cell>
          <table:table-cell table:formula="of:=1+[.E399]-[.D399]" office:value-type="float" office:value="4" calcext:value-type="float">
            <text:p>4</text:p>
          </table:table-cell>
          <table:table-cell table:formula="of:=COM.MICROSOFT.CONCAT([.A399];[.B399])" office:value-type="string" office:string-value="AmadeuszHelski" calcext:value-type="string">
            <text:p>AmadeuszHelski</text:p>
          </table:table-cell>
          <table:table-cell table:formula="of:=COUNTIF([.$I$2:.$I$1001];[.I399])" office:value-type="float" office:value="9" calcext:value-type="float">
            <text:p>9</text:p>
          </table:table-cell>
          <table:table-cell table:formula="of:=SUMIF([.$I$2:.$I$1001];[.I399];[.$H$2:.$H$1001])" office:value-type="float" office:value="30" calcext:value-type="float">
            <text:p>30</text:p>
          </table:table-cell>
          <table:table-cell table:formula="of:=[.F399]+([.H399]-1)*24+30" office:value-type="float" office:value="1021" calcext:value-type="float">
            <text:p>1021</text:p>
          </table:table-cell>
          <table:table-cell table:formula="of:=MONTH([.D399])" office:value-type="float" office:value="7" calcext:value-type="float">
            <text:p>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arcin</text:p>
          </table:table-cell>
          <table:table-cell table:style-name="ce2" office:value-type="string" calcext:value-type="string">
            <text:p>Jarskarski</text:p>
          </table:table-cell>
          <table:table-cell table:style-name="ce2" office:value-type="string" calcext:value-type="string">
            <text:p>Lublin</text:p>
          </table:table-cell>
          <table:table-cell table:style-name="ce6" office:value-type="date" office:date-value="2014-07-07" calcext:value-type="date">
            <text:p>7.07.2014</text:p>
          </table:table-cell>
          <table:table-cell table:style-name="ce6" office:value-type="date" office:date-value="2014-07-08" calcext:value-type="date">
            <text:p>8.07.2014</text:p>
          </table:table-cell>
          <table:table-cell office:value-type="float" office:value="439.7" calcext:value-type="float">
            <text:p>439,7</text:p>
          </table:table-cell>
          <table:table-cell table:formula="of:=[.E400]-[.D400]" office:value-type="float" office:value="1" calcext:value-type="float">
            <text:p>1</text:p>
          </table:table-cell>
          <table:table-cell table:formula="of:=1+[.E400]-[.D400]" office:value-type="float" office:value="2" calcext:value-type="float">
            <text:p>2</text:p>
          </table:table-cell>
          <table:table-cell table:formula="of:=COM.MICROSOFT.CONCAT([.A400];[.B400])" office:value-type="string" office:string-value="MarcinJarskarski" calcext:value-type="string">
            <text:p>MarcinJarskarski</text:p>
          </table:table-cell>
          <table:table-cell table:formula="of:=COUNTIF([.$I$2:.$I$1001];[.I400])" office:value-type="float" office:value="11" calcext:value-type="float">
            <text:p>11</text:p>
          </table:table-cell>
          <table:table-cell table:formula="of:=SUMIF([.$I$2:.$I$1001];[.I400];[.$H$2:.$H$1001])" office:value-type="float" office:value="22" calcext:value-type="float">
            <text:p>22</text:p>
          </table:table-cell>
          <table:table-cell table:formula="of:=[.F400]+([.H400]-1)*24+30" office:value-type="float" office:value="493.7" calcext:value-type="float">
            <text:p>493,7</text:p>
          </table:table-cell>
          <table:table-cell table:formula="of:=MONTH([.D400])" office:value-type="float" office:value="7" calcext:value-type="float">
            <text:p>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ndrzej</text:p>
          </table:table-cell>
          <table:table-cell table:style-name="ce2" office:value-type="string" calcext:value-type="string">
            <text:p>Kolarski</text:p>
          </table:table-cell>
          <table:table-cell table:style-name="ce2" office:value-type="string" calcext:value-type="string">
            <text:p>Bydgoszcz</text:p>
          </table:table-cell>
          <table:table-cell table:style-name="ce6" office:value-type="date" office:date-value="2014-07-07" calcext:value-type="date">
            <text:p>7.07.2014</text:p>
          </table:table-cell>
          <table:table-cell table:style-name="ce6" office:value-type="date" office:date-value="2014-07-09" calcext:value-type="date">
            <text:p>9.07.2014</text:p>
          </table:table-cell>
          <table:table-cell office:value-type="float" office:value="795.4" calcext:value-type="float">
            <text:p>795,4</text:p>
          </table:table-cell>
          <table:table-cell table:formula="of:=[.E401]-[.D401]" office:value-type="float" office:value="2" calcext:value-type="float">
            <text:p>2</text:p>
          </table:table-cell>
          <table:table-cell table:formula="of:=1+[.E401]-[.D401]" office:value-type="float" office:value="3" calcext:value-type="float">
            <text:p>3</text:p>
          </table:table-cell>
          <table:table-cell table:formula="of:=COM.MICROSOFT.CONCAT([.A401];[.B401])" office:value-type="string" office:string-value="AndrzejKolarski" calcext:value-type="string">
            <text:p>AndrzejKolarski</text:p>
          </table:table-cell>
          <table:table-cell table:formula="of:=COUNTIF([.$I$2:.$I$1001];[.I401])" office:value-type="float" office:value="14" calcext:value-type="float">
            <text:p>14</text:p>
          </table:table-cell>
          <table:table-cell table:formula="of:=SUMIF([.$I$2:.$I$1001];[.I401];[.$H$2:.$H$1001])" office:value-type="float" office:value="41" calcext:value-type="float">
            <text:p>41</text:p>
          </table:table-cell>
          <table:table-cell table:formula="of:=[.F401]+([.H401]-1)*24+30" office:value-type="float" office:value="873.4" calcext:value-type="float">
            <text:p>873,4</text:p>
          </table:table-cell>
          <table:table-cell table:formula="of:=MONTH([.D401])" office:value-type="float" office:value="7" calcext:value-type="float">
            <text:p>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Bogumi</text:p>
          </table:table-cell>
          <table:table-cell table:style-name="ce2" office:value-type="string" calcext:value-type="string">
            <text:p>Lubelski</text:p>
          </table:table-cell>
          <table:table-cell table:style-name="ce2" office:value-type="string" calcext:value-type="string">
            <text:p>Radom</text:p>
          </table:table-cell>
          <table:table-cell table:style-name="ce6" office:value-type="date" office:date-value="2014-07-07" calcext:value-type="date">
            <text:p>7.07.2014</text:p>
          </table:table-cell>
          <table:table-cell table:style-name="ce6" office:value-type="date" office:date-value="2014-07-08" calcext:value-type="date">
            <text:p>8.07.2014</text:p>
          </table:table-cell>
          <table:table-cell office:value-type="float" office:value="302.5" calcext:value-type="float">
            <text:p>302,5</text:p>
          </table:table-cell>
          <table:table-cell table:formula="of:=[.E402]-[.D402]" office:value-type="float" office:value="1" calcext:value-type="float">
            <text:p>1</text:p>
          </table:table-cell>
          <table:table-cell table:formula="of:=1+[.E402]-[.D402]" office:value-type="float" office:value="2" calcext:value-type="float">
            <text:p>2</text:p>
          </table:table-cell>
          <table:table-cell table:formula="of:=COM.MICROSOFT.CONCAT([.A402];[.B402])" office:value-type="string" office:string-value="BogumiLubelski" calcext:value-type="string">
            <text:p>BogumiLubelski</text:p>
          </table:table-cell>
          <table:table-cell table:formula="of:=COUNTIF([.$I$2:.$I$1001];[.I402])" office:value-type="float" office:value="12" calcext:value-type="float">
            <text:p>12</text:p>
          </table:table-cell>
          <table:table-cell table:formula="of:=SUMIF([.$I$2:.$I$1001];[.I402];[.$H$2:.$H$1001])" office:value-type="float" office:value="30" calcext:value-type="float">
            <text:p>30</text:p>
          </table:table-cell>
          <table:table-cell table:formula="of:=[.F402]+([.H402]-1)*24+30" office:value-type="float" office:value="356.5" calcext:value-type="float">
            <text:p>356,5</text:p>
          </table:table-cell>
          <table:table-cell table:formula="of:=MONTH([.D402])" office:value-type="float" office:value="7" calcext:value-type="float">
            <text:p>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lbert</text:p>
          </table:table-cell>
          <table:table-cell table:style-name="ce2" office:value-type="string" calcext:value-type="string">
            <text:p>Marakasz</text:p>
          </table:table-cell>
          <table:table-cell table:style-name="ce2" office:value-type="string" calcext:value-type="string">
            <text:p>Olsztyn</text:p>
          </table:table-cell>
          <table:table-cell table:number-columns-repeated="2" table:style-name="ce6" office:value-type="date" office:date-value="2014-07-07" calcext:value-type="date">
            <text:p>7.07.2014</text:p>
          </table:table-cell>
          <table:table-cell office:value-type="float" office:value="363.8" calcext:value-type="float">
            <text:p>363,8</text:p>
          </table:table-cell>
          <table:table-cell table:formula="of:=[.E403]-[.D403]" office:value-type="float" office:value="0" calcext:value-type="float">
            <text:p>0</text:p>
          </table:table-cell>
          <table:table-cell table:formula="of:=1+[.E403]-[.D403]" office:value-type="float" office:value="1" calcext:value-type="float">
            <text:p>1</text:p>
          </table:table-cell>
          <table:table-cell table:formula="of:=COM.MICROSOFT.CONCAT([.A403];[.B403])" office:value-type="string" office:string-value="AlbertMarakasz" calcext:value-type="string">
            <text:p>AlbertMarakasz</text:p>
          </table:table-cell>
          <table:table-cell table:formula="of:=COUNTIF([.$I$2:.$I$1001];[.I403])" office:value-type="float" office:value="14" calcext:value-type="float">
            <text:p>14</text:p>
          </table:table-cell>
          <table:table-cell table:formula="of:=SUMIF([.$I$2:.$I$1001];[.I403];[.$H$2:.$H$1001])" office:value-type="float" office:value="22" calcext:value-type="float">
            <text:p>22</text:p>
          </table:table-cell>
          <table:table-cell table:formula="of:=[.F403]+([.H403]-1)*24+30" office:value-type="float" office:value="393.8" calcext:value-type="float">
            <text:p>393,8</text:p>
          </table:table-cell>
          <table:table-cell table:formula="of:=MONTH([.D403])" office:value-type="float" office:value="7" calcext:value-type="float">
            <text:p>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dia</text:p>
          </table:table-cell>
          <table:table-cell table:style-name="ce2" office:value-type="string" calcext:value-type="string">
            <text:p>Opolska</text:p>
          </table:table-cell>
          <table:table-cell table:style-name="ce2" office:value-type="string" calcext:value-type="string">
            <text:p>Kutno</text:p>
          </table:table-cell>
          <table:table-cell table:style-name="ce6" office:value-type="date" office:date-value="2014-07-07" calcext:value-type="date">
            <text:p>7.07.2014</text:p>
          </table:table-cell>
          <table:table-cell table:style-name="ce6" office:value-type="date" office:date-value="2014-07-11" calcext:value-type="date">
            <text:p>11.07.2014</text:p>
          </table:table-cell>
          <table:table-cell office:value-type="float" office:value="794.8" calcext:value-type="float">
            <text:p>794,8</text:p>
          </table:table-cell>
          <table:table-cell table:formula="of:=[.E404]-[.D404]" office:value-type="float" office:value="4" calcext:value-type="float">
            <text:p>4</text:p>
          </table:table-cell>
          <table:table-cell table:formula="of:=1+[.E404]-[.D404]" office:value-type="float" office:value="5" calcext:value-type="float">
            <text:p>5</text:p>
          </table:table-cell>
          <table:table-cell table:formula="of:=COM.MICROSOFT.CONCAT([.A404];[.B404])" office:value-type="string" office:string-value="LidiaOpolska" calcext:value-type="string">
            <text:p>LidiaOpolska</text:p>
          </table:table-cell>
          <table:table-cell table:formula="of:=COUNTIF([.$I$2:.$I$1001];[.I404])" office:value-type="float" office:value="8" calcext:value-type="float">
            <text:p>8</text:p>
          </table:table-cell>
          <table:table-cell table:formula="of:=SUMIF([.$I$2:.$I$1001];[.I404];[.$H$2:.$H$1001])" office:value-type="float" office:value="22" calcext:value-type="float">
            <text:p>22</text:p>
          </table:table-cell>
          <table:table-cell table:formula="of:=[.F404]+([.H404]-1)*24+30" office:value-type="float" office:value="920.8" calcext:value-type="float">
            <text:p>920,8</text:p>
          </table:table-cell>
          <table:table-cell table:formula="of:=MONTH([.D404])" office:value-type="float" office:value="7" calcext:value-type="float">
            <text:p>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aria</text:p>
          </table:table-cell>
          <table:table-cell table:style-name="ce2" office:value-type="string" calcext:value-type="string">
            <text:p>Ozimek</text:p>
          </table:table-cell>
          <table:table-cell table:style-name="ce2" office:value-type="string" calcext:value-type="string">
            <text:p>Kutno</text:p>
          </table:table-cell>
          <table:table-cell table:style-name="ce6" office:value-type="date" office:date-value="2014-07-07" calcext:value-type="date">
            <text:p>7.07.2014</text:p>
          </table:table-cell>
          <table:table-cell table:style-name="ce6" office:value-type="date" office:date-value="2014-07-11" calcext:value-type="date">
            <text:p>11.07.2014</text:p>
          </table:table-cell>
          <table:table-cell office:value-type="float" office:value="794.8" calcext:value-type="float">
            <text:p>794,8</text:p>
          </table:table-cell>
          <table:table-cell table:formula="of:=[.E405]-[.D405]" office:value-type="float" office:value="4" calcext:value-type="float">
            <text:p>4</text:p>
          </table:table-cell>
          <table:table-cell table:formula="of:=1+[.E405]-[.D405]" office:value-type="float" office:value="5" calcext:value-type="float">
            <text:p>5</text:p>
          </table:table-cell>
          <table:table-cell table:formula="of:=COM.MICROSOFT.CONCAT([.A405];[.B405])" office:value-type="string" office:string-value="MariaOzimek" calcext:value-type="string">
            <text:p>MariaOzimek</text:p>
          </table:table-cell>
          <table:table-cell table:formula="of:=COUNTIF([.$I$2:.$I$1001];[.I405])" office:value-type="float" office:value="8" calcext:value-type="float">
            <text:p>8</text:p>
          </table:table-cell>
          <table:table-cell table:formula="of:=SUMIF([.$I$2:.$I$1001];[.I405];[.$H$2:.$H$1001])" office:value-type="float" office:value="24" calcext:value-type="float">
            <text:p>24</text:p>
          </table:table-cell>
          <table:table-cell table:formula="of:=[.F405]+([.H405]-1)*24+30" office:value-type="float" office:value="920.8" calcext:value-type="float">
            <text:p>920,8</text:p>
          </table:table-cell>
          <table:table-cell table:formula="of:=MONTH([.D405])" office:value-type="float" office:value="7" calcext:value-type="float">
            <text:p>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Narcyz</text:p>
          </table:table-cell>
          <table:table-cell table:style-name="ce2" office:value-type="string" calcext:value-type="string">
            <text:p>Polanicki</text:p>
          </table:table-cell>
          <table:table-cell table:style-name="ce2" office:value-type="string" calcext:value-type="string">
            <text:p>Siedlce</text:p>
          </table:table-cell>
          <table:table-cell table:style-name="ce6" office:value-type="date" office:date-value="2014-07-07" calcext:value-type="date">
            <text:p>7.07.2014</text:p>
          </table:table-cell>
          <table:table-cell table:style-name="ce6" office:value-type="date" office:date-value="2014-07-08" calcext:value-type="date">
            <text:p>8.07.2014</text:p>
          </table:table-cell>
          <table:table-cell office:value-type="float" office:value="295.4" calcext:value-type="float">
            <text:p>295,4</text:p>
          </table:table-cell>
          <table:table-cell table:formula="of:=[.E406]-[.D406]" office:value-type="float" office:value="1" calcext:value-type="float">
            <text:p>1</text:p>
          </table:table-cell>
          <table:table-cell table:formula="of:=1+[.E406]-[.D406]" office:value-type="float" office:value="2" calcext:value-type="float">
            <text:p>2</text:p>
          </table:table-cell>
          <table:table-cell table:formula="of:=COM.MICROSOFT.CONCAT([.A406];[.B406])" office:value-type="string" office:string-value="NarcyzPolanicki" calcext:value-type="string">
            <text:p>NarcyzPolanicki</text:p>
          </table:table-cell>
          <table:table-cell table:formula="of:=COUNTIF([.$I$2:.$I$1001];[.I406])" office:value-type="float" office:value="6" calcext:value-type="float">
            <text:p>6</text:p>
          </table:table-cell>
          <table:table-cell table:formula="of:=SUMIF([.$I$2:.$I$1001];[.I406];[.$H$2:.$H$1001])" office:value-type="float" office:value="16" calcext:value-type="float">
            <text:p>16</text:p>
          </table:table-cell>
          <table:table-cell table:formula="of:=[.F406]+([.H406]-1)*24+30" office:value-type="float" office:value="349.4" calcext:value-type="float">
            <text:p>349,4</text:p>
          </table:table-cell>
          <table:table-cell table:formula="of:=MONTH([.D406])" office:value-type="float" office:value="7" calcext:value-type="float">
            <text:p>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Gustaw</text:p>
          </table:table-cell>
          <table:table-cell table:style-name="ce2" office:value-type="string" calcext:value-type="string">
            <text:p>Poznanski</text:p>
          </table:table-cell>
          <table:table-cell table:style-name="ce2" office:value-type="string" calcext:value-type="string">
            <text:p>Krakow</text:p>
          </table:table-cell>
          <table:table-cell table:style-name="ce6" office:value-type="date" office:date-value="2014-07-07" calcext:value-type="date">
            <text:p>7.07.2014</text:p>
          </table:table-cell>
          <table:table-cell table:style-name="ce6" office:value-type="date" office:date-value="2014-07-08" calcext:value-type="date">
            <text:p>8.07.2014</text:p>
          </table:table-cell>
          <table:table-cell office:value-type="float" office:value="706.5" calcext:value-type="float">
            <text:p>706,5</text:p>
          </table:table-cell>
          <table:table-cell table:formula="of:=[.E407]-[.D407]" office:value-type="float" office:value="1" calcext:value-type="float">
            <text:p>1</text:p>
          </table:table-cell>
          <table:table-cell table:formula="of:=1+[.E407]-[.D407]" office:value-type="float" office:value="2" calcext:value-type="float">
            <text:p>2</text:p>
          </table:table-cell>
          <table:table-cell table:formula="of:=COM.MICROSOFT.CONCAT([.A407];[.B407])" office:value-type="string" office:string-value="GustawPoznanski" calcext:value-type="string">
            <text:p>GustawPoznanski</text:p>
          </table:table-cell>
          <table:table-cell table:formula="of:=COUNTIF([.$I$2:.$I$1001];[.I407])" office:value-type="float" office:value="7" calcext:value-type="float">
            <text:p>7</text:p>
          </table:table-cell>
          <table:table-cell table:formula="of:=SUMIF([.$I$2:.$I$1001];[.I407];[.$H$2:.$H$1001])" office:value-type="float" office:value="16" calcext:value-type="float">
            <text:p>16</text:p>
          </table:table-cell>
          <table:table-cell table:formula="of:=[.F407]+([.H407]-1)*24+30" office:value-type="float" office:value="760.5" calcext:value-type="float">
            <text:p>760,5</text:p>
          </table:table-cell>
          <table:table-cell table:formula="of:=MONTH([.D407])" office:value-type="float" office:value="7" calcext:value-type="float">
            <text:p>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iotr</text:p>
          </table:table-cell>
          <table:table-cell table:style-name="ce2" office:value-type="string" calcext:value-type="string">
            <text:p>Rajczakowski</text:p>
          </table:table-cell>
          <table:table-cell table:style-name="ce2" office:value-type="string" calcext:value-type="string">
            <text:p>Kielce</text:p>
          </table:table-cell>
          <table:table-cell table:style-name="ce6" office:value-type="date" office:date-value="2014-07-07" calcext:value-type="date">
            <text:p>7.07.2014</text:p>
          </table:table-cell>
          <table:table-cell table:style-name="ce6" office:value-type="date" office:date-value="2014-07-08" calcext:value-type="date">
            <text:p>8.07.2014</text:p>
          </table:table-cell>
          <table:table-cell office:value-type="float" office:value="485.7" calcext:value-type="float">
            <text:p>485,7</text:p>
          </table:table-cell>
          <table:table-cell table:formula="of:=[.E408]-[.D408]" office:value-type="float" office:value="1" calcext:value-type="float">
            <text:p>1</text:p>
          </table:table-cell>
          <table:table-cell table:formula="of:=1+[.E408]-[.D408]" office:value-type="float" office:value="2" calcext:value-type="float">
            <text:p>2</text:p>
          </table:table-cell>
          <table:table-cell table:formula="of:=COM.MICROSOFT.CONCAT([.A408];[.B408])" office:value-type="string" office:string-value="PiotrRajczakowski" calcext:value-type="string">
            <text:p>PiotrRajczakowski</text:p>
          </table:table-cell>
          <table:table-cell table:formula="of:=COUNTIF([.$I$2:.$I$1001];[.I408])" office:value-type="float" office:value="11" calcext:value-type="float">
            <text:p>11</text:p>
          </table:table-cell>
          <table:table-cell table:formula="of:=SUMIF([.$I$2:.$I$1001];[.I408];[.$H$2:.$H$1001])" office:value-type="float" office:value="22" calcext:value-type="float">
            <text:p>22</text:p>
          </table:table-cell>
          <table:table-cell table:formula="of:=[.F408]+([.H408]-1)*24+30" office:value-type="float" office:value="539.7" calcext:value-type="float">
            <text:p>539,7</text:p>
          </table:table-cell>
          <table:table-cell table:formula="of:=MONTH([.D408])" office:value-type="float" office:value="7" calcext:value-type="float">
            <text:p>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an</text:p>
          </table:table-cell>
          <table:table-cell table:style-name="ce2" office:value-type="string" calcext:value-type="string">
            <text:p>Rzymski</text:p>
          </table:table-cell>
          <table:table-cell table:style-name="ce2" office:value-type="string" calcext:value-type="string">
            <text:p>Kielce</text:p>
          </table:table-cell>
          <table:table-cell table:style-name="ce6" office:value-type="date" office:date-value="2014-07-07" calcext:value-type="date">
            <text:p>7.07.2014</text:p>
          </table:table-cell>
          <table:table-cell table:style-name="ce6" office:value-type="date" office:date-value="2014-07-10" calcext:value-type="date">
            <text:p>10.07.2014</text:p>
          </table:table-cell>
          <table:table-cell office:value-type="float" office:value="841.7" calcext:value-type="float">
            <text:p>841,7</text:p>
          </table:table-cell>
          <table:table-cell table:formula="of:=[.E409]-[.D409]" office:value-type="float" office:value="3" calcext:value-type="float">
            <text:p>3</text:p>
          </table:table-cell>
          <table:table-cell table:formula="of:=1+[.E409]-[.D409]" office:value-type="float" office:value="4" calcext:value-type="float">
            <text:p>4</text:p>
          </table:table-cell>
          <table:table-cell table:formula="of:=COM.MICROSOFT.CONCAT([.A409];[.B409])" office:value-type="string" office:string-value="JanRzymski" calcext:value-type="string">
            <text:p>JanRzymski</text:p>
          </table:table-cell>
          <table:table-cell table:formula="of:=COUNTIF([.$I$2:.$I$1001];[.I409])" office:value-type="float" office:value="13" calcext:value-type="float">
            <text:p>13</text:p>
          </table:table-cell>
          <table:table-cell table:formula="of:=SUMIF([.$I$2:.$I$1001];[.I409];[.$H$2:.$H$1001])" office:value-type="float" office:value="42" calcext:value-type="float">
            <text:p>42</text:p>
          </table:table-cell>
          <table:table-cell table:formula="of:=[.F409]+([.H409]-1)*24+30" office:value-type="float" office:value="943.7" calcext:value-type="float">
            <text:p>943,7</text:p>
          </table:table-cell>
          <table:table-cell table:formula="of:=MONTH([.D409])" office:value-type="float" office:value="7" calcext:value-type="float">
            <text:p>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lbert</text:p>
          </table:table-cell>
          <table:table-cell table:style-name="ce2" office:value-type="string" calcext:value-type="string">
            <text:p>Marakasz</text:p>
          </table:table-cell>
          <table:table-cell table:style-name="ce2" office:value-type="string" calcext:value-type="string">
            <text:p>Kalisz</text:p>
          </table:table-cell>
          <table:table-cell table:number-columns-repeated="2" table:style-name="ce6" office:value-type="date" office:date-value="2014-07-10" calcext:value-type="date">
            <text:p>10.07.2014</text:p>
          </table:table-cell>
          <table:table-cell office:value-type="float" office:value="442" calcext:value-type="float">
            <text:p>442</text:p>
          </table:table-cell>
          <table:table-cell table:formula="of:=[.E410]-[.D410]" office:value-type="float" office:value="0" calcext:value-type="float">
            <text:p>0</text:p>
          </table:table-cell>
          <table:table-cell table:formula="of:=1+[.E410]-[.D410]" office:value-type="float" office:value="1" calcext:value-type="float">
            <text:p>1</text:p>
          </table:table-cell>
          <table:table-cell table:formula="of:=COM.MICROSOFT.CONCAT([.A410];[.B410])" office:value-type="string" office:string-value="AlbertMarakasz" calcext:value-type="string">
            <text:p>AlbertMarakasz</text:p>
          </table:table-cell>
          <table:table-cell table:formula="of:=COUNTIF([.$I$2:.$I$1001];[.I410])" office:value-type="float" office:value="14" calcext:value-type="float">
            <text:p>14</text:p>
          </table:table-cell>
          <table:table-cell table:formula="of:=SUMIF([.$I$2:.$I$1001];[.I410];[.$H$2:.$H$1001])" office:value-type="float" office:value="22" calcext:value-type="float">
            <text:p>22</text:p>
          </table:table-cell>
          <table:table-cell table:formula="of:=[.F410]+([.H410]-1)*24+30" office:value-type="float" office:value="472" calcext:value-type="float">
            <text:p>472</text:p>
          </table:table-cell>
          <table:table-cell table:formula="of:=MONTH([.D410])" office:value-type="float" office:value="7" calcext:value-type="float">
            <text:p>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Wiktor</text:p>
          </table:table-cell>
          <table:table-cell table:style-name="ce2" office:value-type="string" calcext:value-type="string">
            <text:p>Czekan</text:p>
          </table:table-cell>
          <table:table-cell table:style-name="ce2" office:value-type="string" calcext:value-type="string">
            <text:p>Radom</text:p>
          </table:table-cell>
          <table:table-cell table:number-columns-repeated="2" table:style-name="ce6" office:value-type="date" office:date-value="2014-07-11" calcext:value-type="date">
            <text:p>11.07.2014</text:p>
          </table:table-cell>
          <table:table-cell office:value-type="float" office:value="178.5" calcext:value-type="float">
            <text:p>178,5</text:p>
          </table:table-cell>
          <table:table-cell table:formula="of:=[.E411]-[.D411]" office:value-type="float" office:value="0" calcext:value-type="float">
            <text:p>0</text:p>
          </table:table-cell>
          <table:table-cell table:formula="of:=1+[.E411]-[.D411]" office:value-type="float" office:value="1" calcext:value-type="float">
            <text:p>1</text:p>
          </table:table-cell>
          <table:table-cell table:formula="of:=COM.MICROSOFT.CONCAT([.A411];[.B411])" office:value-type="string" office:string-value="WiktorCzekan" calcext:value-type="string">
            <text:p>WiktorCzekan</text:p>
          </table:table-cell>
          <table:table-cell table:formula="of:=COUNTIF([.$I$2:.$I$1001];[.I411])" office:value-type="float" office:value="10" calcext:value-type="float">
            <text:p>10</text:p>
          </table:table-cell>
          <table:table-cell table:formula="of:=SUMIF([.$I$2:.$I$1001];[.I411];[.$H$2:.$H$1001])" office:value-type="float" office:value="36" calcext:value-type="float">
            <text:p>36</text:p>
          </table:table-cell>
          <table:table-cell table:formula="of:=[.F411]+([.H411]-1)*24+30" office:value-type="float" office:value="208.5" calcext:value-type="float">
            <text:p>208,5</text:p>
          </table:table-cell>
          <table:table-cell table:formula="of:=MONTH([.D411])" office:value-type="float" office:value="7" calcext:value-type="float">
            <text:p>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ebastian</text:p>
          </table:table-cell>
          <table:table-cell table:style-name="ce2" office:value-type="string" calcext:value-type="string">
            <text:p>Argonski</text:p>
          </table:table-cell>
          <table:table-cell table:style-name="ce2" office:value-type="string" calcext:value-type="string">
            <text:p>Olsztyn</text:p>
          </table:table-cell>
          <table:table-cell table:style-name="ce6" office:value-type="date" office:date-value="2014-07-13" calcext:value-type="date">
            <text:p>13.07.2014</text:p>
          </table:table-cell>
          <table:table-cell table:style-name="ce6" office:value-type="date" office:date-value="2014-07-16" calcext:value-type="date">
            <text:p>16.07.2014</text:p>
          </table:table-cell>
          <table:table-cell office:value-type="float" office:value="852.8" calcext:value-type="float">
            <text:p>852,8</text:p>
          </table:table-cell>
          <table:table-cell table:formula="of:=[.E412]-[.D412]" office:value-type="float" office:value="3" calcext:value-type="float">
            <text:p>3</text:p>
          </table:table-cell>
          <table:table-cell table:formula="of:=1+[.E412]-[.D412]" office:value-type="float" office:value="4" calcext:value-type="float">
            <text:p>4</text:p>
          </table:table-cell>
          <table:table-cell table:formula="of:=COM.MICROSOFT.CONCAT([.A412];[.B412])" office:value-type="string" office:string-value="SebastianArgonski" calcext:value-type="string">
            <text:p>SebastianArgonski</text:p>
          </table:table-cell>
          <table:table-cell table:formula="of:=COUNTIF([.$I$2:.$I$1001];[.I412])" office:value-type="float" office:value="9" calcext:value-type="float">
            <text:p>9</text:p>
          </table:table-cell>
          <table:table-cell table:formula="of:=SUMIF([.$I$2:.$I$1001];[.I412];[.$H$2:.$H$1001])" office:value-type="float" office:value="31" calcext:value-type="float">
            <text:p>31</text:p>
          </table:table-cell>
          <table:table-cell table:formula="of:=[.F412]+([.H412]-1)*24+30" office:value-type="float" office:value="954.8" calcext:value-type="float">
            <text:p>954,8</text:p>
          </table:table-cell>
          <table:table-cell table:formula="of:=MONTH([.D412])" office:value-type="float" office:value="7" calcext:value-type="float">
            <text:p>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arek</text:p>
          </table:table-cell>
          <table:table-cell table:style-name="ce2" office:value-type="string" calcext:value-type="string">
            <text:p>Trzeski</text:p>
          </table:table-cell>
          <table:table-cell table:style-name="ce2" office:value-type="string" calcext:value-type="string">
            <text:p>Katowice</text:p>
          </table:table-cell>
          <table:table-cell table:style-name="ce6" office:value-type="date" office:date-value="2014-07-13" calcext:value-type="date">
            <text:p>13.07.2014</text:p>
          </table:table-cell>
          <table:table-cell table:style-name="ce6" office:value-type="date" office:date-value="2014-07-17" calcext:value-type="date">
            <text:p>17.07.2014</text:p>
          </table:table-cell>
          <table:table-cell office:value-type="float" office:value="1290.7" calcext:value-type="float">
            <text:p>1290,7</text:p>
          </table:table-cell>
          <table:table-cell table:formula="of:=[.E413]-[.D413]" office:value-type="float" office:value="4" calcext:value-type="float">
            <text:p>4</text:p>
          </table:table-cell>
          <table:table-cell table:formula="of:=1+[.E413]-[.D413]" office:value-type="float" office:value="5" calcext:value-type="float">
            <text:p>5</text:p>
          </table:table-cell>
          <table:table-cell table:formula="of:=COM.MICROSOFT.CONCAT([.A413];[.B413])" office:value-type="string" office:string-value="MarekTrzeski" calcext:value-type="string">
            <text:p>MarekTrzeski</text:p>
          </table:table-cell>
          <table:table-cell table:formula="of:=COUNTIF([.$I$2:.$I$1001];[.I413])" office:value-type="float" office:value="9" calcext:value-type="float">
            <text:p>9</text:p>
          </table:table-cell>
          <table:table-cell table:formula="of:=SUMIF([.$I$2:.$I$1001];[.I413];[.$H$2:.$H$1001])" office:value-type="float" office:value="21" calcext:value-type="float">
            <text:p>21</text:p>
          </table:table-cell>
          <table:table-cell table:formula="of:=[.F413]+([.H413]-1)*24+30" office:value-type="float" office:value="1416.7" calcext:value-type="float">
            <text:p>1416,7</text:p>
          </table:table-cell>
          <table:table-cell table:formula="of:=MONTH([.D413])" office:value-type="float" office:value="7" calcext:value-type="float">
            <text:p>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iotr</text:p>
          </table:table-cell>
          <table:table-cell table:style-name="ce2" office:value-type="string" calcext:value-type="string">
            <text:p>Rajczakowski</text:p>
          </table:table-cell>
          <table:table-cell table:style-name="ce2" office:value-type="string" calcext:value-type="string">
            <text:p>Krakow</text:p>
          </table:table-cell>
          <table:table-cell table:number-columns-repeated="2" table:style-name="ce6" office:value-type="date" office:date-value="2014-07-14" calcext:value-type="date">
            <text:p>14.07.2014</text:p>
          </table:table-cell>
          <table:table-cell office:value-type="float" office:value="501.5" calcext:value-type="float">
            <text:p>501,5</text:p>
          </table:table-cell>
          <table:table-cell table:formula="of:=[.E414]-[.D414]" office:value-type="float" office:value="0" calcext:value-type="float">
            <text:p>0</text:p>
          </table:table-cell>
          <table:table-cell table:formula="of:=1+[.E414]-[.D414]" office:value-type="float" office:value="1" calcext:value-type="float">
            <text:p>1</text:p>
          </table:table-cell>
          <table:table-cell table:formula="of:=COM.MICROSOFT.CONCAT([.A414];[.B414])" office:value-type="string" office:string-value="PiotrRajczakowski" calcext:value-type="string">
            <text:p>PiotrRajczakowski</text:p>
          </table:table-cell>
          <table:table-cell table:formula="of:=COUNTIF([.$I$2:.$I$1001];[.I414])" office:value-type="float" office:value="11" calcext:value-type="float">
            <text:p>11</text:p>
          </table:table-cell>
          <table:table-cell table:formula="of:=SUMIF([.$I$2:.$I$1001];[.I414];[.$H$2:.$H$1001])" office:value-type="float" office:value="22" calcext:value-type="float">
            <text:p>22</text:p>
          </table:table-cell>
          <table:table-cell table:formula="of:=[.F414]+([.H414]-1)*24+30" office:value-type="float" office:value="531.5" calcext:value-type="float">
            <text:p>531,5</text:p>
          </table:table-cell>
          <table:table-cell table:formula="of:=MONTH([.D414])" office:value-type="float" office:value="7" calcext:value-type="float">
            <text:p>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atrycja</text:p>
          </table:table-cell>
          <table:table-cell table:style-name="ce2" office:value-type="string" calcext:value-type="string">
            <text:p>Czarnoleska</text:p>
          </table:table-cell>
          <table:table-cell table:style-name="ce2" office:value-type="string" calcext:value-type="string">
            <text:p>Kielce</text:p>
          </table:table-cell>
          <table:table-cell table:number-columns-repeated="2" table:style-name="ce6" office:value-type="date" office:date-value="2014-07-15" calcext:value-type="date">
            <text:p>15.07.2014</text:p>
          </table:table-cell>
          <table:table-cell office:value-type="float" office:value="307.7" calcext:value-type="float">
            <text:p>307,7</text:p>
          </table:table-cell>
          <table:table-cell table:formula="of:=[.E415]-[.D415]" office:value-type="float" office:value="0" calcext:value-type="float">
            <text:p>0</text:p>
          </table:table-cell>
          <table:table-cell table:formula="of:=1+[.E415]-[.D415]" office:value-type="float" office:value="1" calcext:value-type="float">
            <text:p>1</text:p>
          </table:table-cell>
          <table:table-cell table:formula="of:=COM.MICROSOFT.CONCAT([.A415];[.B415])" office:value-type="string" office:string-value="PatrycjaCzarnoleska" calcext:value-type="string">
            <text:p>PatrycjaCzarnoleska</text:p>
          </table:table-cell>
          <table:table-cell table:formula="of:=COUNTIF([.$I$2:.$I$1001];[.I415])" office:value-type="float" office:value="15" calcext:value-type="float">
            <text:p>15</text:p>
          </table:table-cell>
          <table:table-cell table:formula="of:=SUMIF([.$I$2:.$I$1001];[.I415];[.$H$2:.$H$1001])" office:value-type="float" office:value="39" calcext:value-type="float">
            <text:p>39</text:p>
          </table:table-cell>
          <table:table-cell table:formula="of:=[.F415]+([.H415]-1)*24+30" office:value-type="float" office:value="337.7" calcext:value-type="float">
            <text:p>337,7</text:p>
          </table:table-cell>
          <table:table-cell table:formula="of:=MONTH([.D415])" office:value-type="float" office:value="7" calcext:value-type="float">
            <text:p>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arcin</text:p>
          </table:table-cell>
          <table:table-cell table:style-name="ce2" office:value-type="string" calcext:value-type="string">
            <text:p>Jarskarski</text:p>
          </table:table-cell>
          <table:table-cell table:style-name="ce2" office:value-type="string" calcext:value-type="string">
            <text:p>Siedlce</text:p>
          </table:table-cell>
          <table:table-cell table:style-name="ce6" office:value-type="date" office:date-value="2014-07-15" calcext:value-type="date">
            <text:p>15.07.2014</text:p>
          </table:table-cell>
          <table:table-cell table:style-name="ce6" office:value-type="date" office:date-value="2014-07-16" calcext:value-type="date">
            <text:p>16.07.2014</text:p>
          </table:table-cell>
          <table:table-cell office:value-type="float" office:value="295.4" calcext:value-type="float">
            <text:p>295,4</text:p>
          </table:table-cell>
          <table:table-cell table:formula="of:=[.E416]-[.D416]" office:value-type="float" office:value="1" calcext:value-type="float">
            <text:p>1</text:p>
          </table:table-cell>
          <table:table-cell table:formula="of:=1+[.E416]-[.D416]" office:value-type="float" office:value="2" calcext:value-type="float">
            <text:p>2</text:p>
          </table:table-cell>
          <table:table-cell table:formula="of:=COM.MICROSOFT.CONCAT([.A416];[.B416])" office:value-type="string" office:string-value="MarcinJarskarski" calcext:value-type="string">
            <text:p>MarcinJarskarski</text:p>
          </table:table-cell>
          <table:table-cell table:formula="of:=COUNTIF([.$I$2:.$I$1001];[.I416])" office:value-type="float" office:value="11" calcext:value-type="float">
            <text:p>11</text:p>
          </table:table-cell>
          <table:table-cell table:formula="of:=SUMIF([.$I$2:.$I$1001];[.I416];[.$H$2:.$H$1001])" office:value-type="float" office:value="22" calcext:value-type="float">
            <text:p>22</text:p>
          </table:table-cell>
          <table:table-cell table:formula="of:=[.F416]+([.H416]-1)*24+30" office:value-type="float" office:value="349.4" calcext:value-type="float">
            <text:p>349,4</text:p>
          </table:table-cell>
          <table:table-cell table:formula="of:=MONTH([.D416])" office:value-type="float" office:value="7" calcext:value-type="float">
            <text:p>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Wojciech</text:p>
          </table:table-cell>
          <table:table-cell table:style-name="ce2" office:value-type="string" calcext:value-type="string">
            <text:p>Magierowcz</text:p>
          </table:table-cell>
          <table:table-cell table:style-name="ce2" office:value-type="string" calcext:value-type="string">
            <text:p>Bydgoszcz</text:p>
          </table:table-cell>
          <table:table-cell table:number-columns-repeated="2" table:style-name="ce6" office:value-type="date" office:date-value="2014-07-15" calcext:value-type="date">
            <text:p>15.07.2014</text:p>
          </table:table-cell>
          <table:table-cell office:value-type="float" office:value="513.4" calcext:value-type="float">
            <text:p>513,4</text:p>
          </table:table-cell>
          <table:table-cell table:formula="of:=[.E417]-[.D417]" office:value-type="float" office:value="0" calcext:value-type="float">
            <text:p>0</text:p>
          </table:table-cell>
          <table:table-cell table:formula="of:=1+[.E417]-[.D417]" office:value-type="float" office:value="1" calcext:value-type="float">
            <text:p>1</text:p>
          </table:table-cell>
          <table:table-cell table:formula="of:=COM.MICROSOFT.CONCAT([.A417];[.B417])" office:value-type="string" office:string-value="WojciechMagierowcz" calcext:value-type="string">
            <text:p>WojciechMagierowcz</text:p>
          </table:table-cell>
          <table:table-cell table:formula="of:=COUNTIF([.$I$2:.$I$1001];[.I417])" office:value-type="float" office:value="8" calcext:value-type="float">
            <text:p>8</text:p>
          </table:table-cell>
          <table:table-cell table:formula="of:=SUMIF([.$I$2:.$I$1001];[.I417];[.$H$2:.$H$1001])" office:value-type="float" office:value="28" calcext:value-type="float">
            <text:p>28</text:p>
          </table:table-cell>
          <table:table-cell table:formula="of:=[.F417]+([.H417]-1)*24+30" office:value-type="float" office:value="543.4" calcext:value-type="float">
            <text:p>543,4</text:p>
          </table:table-cell>
          <table:table-cell table:formula="of:=MONTH([.D417])" office:value-type="float" office:value="7" calcext:value-type="float">
            <text:p>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aulina</text:p>
          </table:table-cell>
          <table:table-cell table:style-name="ce2" office:value-type="string" calcext:value-type="string">
            <text:p>Chorzowska</text:p>
          </table:table-cell>
          <table:table-cell table:style-name="ce2" office:value-type="string" calcext:value-type="string">
            <text:p>Mielec</text:p>
          </table:table-cell>
          <table:table-cell table:number-columns-repeated="2" table:style-name="ce6" office:value-type="date" office:date-value="2014-07-17" calcext:value-type="date">
            <text:p>17.07.2014</text:p>
          </table:table-cell>
          <table:table-cell office:value-type="float" office:value="442" calcext:value-type="float">
            <text:p>442</text:p>
          </table:table-cell>
          <table:table-cell table:formula="of:=[.E418]-[.D418]" office:value-type="float" office:value="0" calcext:value-type="float">
            <text:p>0</text:p>
          </table:table-cell>
          <table:table-cell table:formula="of:=1+[.E418]-[.D418]" office:value-type="float" office:value="1" calcext:value-type="float">
            <text:p>1</text:p>
          </table:table-cell>
          <table:table-cell table:formula="of:=COM.MICROSOFT.CONCAT([.A418];[.B418])" office:value-type="string" office:string-value="PaulinaChorzowska" calcext:value-type="string">
            <text:p>PaulinaChorzowska</text:p>
          </table:table-cell>
          <table:table-cell table:formula="of:=COUNTIF([.$I$2:.$I$1001];[.I418])" office:value-type="float" office:value="10" calcext:value-type="float">
            <text:p>10</text:p>
          </table:table-cell>
          <table:table-cell table:formula="of:=SUMIF([.$I$2:.$I$1001];[.I418];[.$H$2:.$H$1001])" office:value-type="float" office:value="14" calcext:value-type="float">
            <text:p>14</text:p>
          </table:table-cell>
          <table:table-cell table:formula="of:=[.F418]+([.H418]-1)*24+30" office:value-type="float" office:value="472" calcext:value-type="float">
            <text:p>472</text:p>
          </table:table-cell>
          <table:table-cell table:formula="of:=MONTH([.D418])" office:value-type="float" office:value="7" calcext:value-type="float">
            <text:p>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anina</text:p>
          </table:table-cell>
          <table:table-cell table:style-name="ce2" office:value-type="string" calcext:value-type="string">
            <text:p>Bolanowska</text:p>
          </table:table-cell>
          <table:table-cell table:style-name="ce2" office:value-type="string" calcext:value-type="string">
            <text:p>Kutno</text:p>
          </table:table-cell>
          <table:table-cell table:style-name="ce6" office:value-type="date" office:date-value="2014-07-19" calcext:value-type="date">
            <text:p>19.07.2014</text:p>
          </table:table-cell>
          <table:table-cell table:style-name="ce6" office:value-type="date" office:date-value="2014-07-23" calcext:value-type="date">
            <text:p>23.07.2014</text:p>
          </table:table-cell>
          <table:table-cell office:value-type="float" office:value="794.8" calcext:value-type="float">
            <text:p>794,8</text:p>
          </table:table-cell>
          <table:table-cell table:formula="of:=[.E419]-[.D419]" office:value-type="float" office:value="4" calcext:value-type="float">
            <text:p>4</text:p>
          </table:table-cell>
          <table:table-cell table:formula="of:=1+[.E419]-[.D419]" office:value-type="float" office:value="5" calcext:value-type="float">
            <text:p>5</text:p>
          </table:table-cell>
          <table:table-cell table:formula="of:=COM.MICROSOFT.CONCAT([.A419];[.B419])" office:value-type="string" office:string-value="JaninaBolanowska" calcext:value-type="string">
            <text:p>JaninaBolanowska</text:p>
          </table:table-cell>
          <table:table-cell table:formula="of:=COUNTIF([.$I$2:.$I$1001];[.I419])" office:value-type="float" office:value="8" calcext:value-type="float">
            <text:p>8</text:p>
          </table:table-cell>
          <table:table-cell table:formula="of:=SUMIF([.$I$2:.$I$1001];[.I419];[.$H$2:.$H$1001])" office:value-type="float" office:value="25" calcext:value-type="float">
            <text:p>25</text:p>
          </table:table-cell>
          <table:table-cell table:formula="of:=[.F419]+([.H419]-1)*24+30" office:value-type="float" office:value="920.8" calcext:value-type="float">
            <text:p>920,8</text:p>
          </table:table-cell>
          <table:table-cell table:formula="of:=MONTH([.D419])" office:value-type="float" office:value="7" calcext:value-type="float">
            <text:p>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anina</text:p>
          </table:table-cell>
          <table:table-cell table:style-name="ce2" office:value-type="string" calcext:value-type="string">
            <text:p>Bolanowska</text:p>
          </table:table-cell>
          <table:table-cell table:style-name="ce2" office:value-type="string" calcext:value-type="string">
            <text:p>Radom</text:p>
          </table:table-cell>
          <table:table-cell table:style-name="ce6" office:value-type="date" office:date-value="2014-07-19" calcext:value-type="date">
            <text:p>19.07.2014</text:p>
          </table:table-cell>
          <table:table-cell table:style-name="ce6" office:value-type="date" office:date-value="2014-07-22" calcext:value-type="date">
            <text:p>22.07.2014</text:p>
          </table:table-cell>
          <table:table-cell office:value-type="float" office:value="550.5" calcext:value-type="float">
            <text:p>550,5</text:p>
          </table:table-cell>
          <table:table-cell table:formula="of:=[.E420]-[.D420]" office:value-type="float" office:value="3" calcext:value-type="float">
            <text:p>3</text:p>
          </table:table-cell>
          <table:table-cell table:formula="of:=1+[.E420]-[.D420]" office:value-type="float" office:value="4" calcext:value-type="float">
            <text:p>4</text:p>
          </table:table-cell>
          <table:table-cell table:formula="of:=COM.MICROSOFT.CONCAT([.A420];[.B420])" office:value-type="string" office:string-value="JaninaBolanowska" calcext:value-type="string">
            <text:p>JaninaBolanowska</text:p>
          </table:table-cell>
          <table:table-cell table:formula="of:=COUNTIF([.$I$2:.$I$1001];[.I420])" office:value-type="float" office:value="8" calcext:value-type="float">
            <text:p>8</text:p>
          </table:table-cell>
          <table:table-cell table:formula="of:=SUMIF([.$I$2:.$I$1001];[.I420];[.$H$2:.$H$1001])" office:value-type="float" office:value="25" calcext:value-type="float">
            <text:p>25</text:p>
          </table:table-cell>
          <table:table-cell table:formula="of:=[.F420]+([.H420]-1)*24+30" office:value-type="float" office:value="652.5" calcext:value-type="float">
            <text:p>652,5</text:p>
          </table:table-cell>
          <table:table-cell table:formula="of:=MONTH([.D420])" office:value-type="float" office:value="7" calcext:value-type="float">
            <text:p>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Zofia</text:p>
          </table:table-cell>
          <table:table-cell table:style-name="ce2" office:value-type="string" calcext:value-type="string">
            <text:p>Budzianowska</text:p>
          </table:table-cell>
          <table:table-cell table:style-name="ce2" office:value-type="string" calcext:value-type="string">
            <text:p>Olsztyn</text:p>
          </table:table-cell>
          <table:table-cell table:style-name="ce6" office:value-type="date" office:date-value="2014-07-19" calcext:value-type="date">
            <text:p>19.07.2014</text:p>
          </table:table-cell>
          <table:table-cell table:style-name="ce6" office:value-type="date" office:date-value="2014-07-20" calcext:value-type="date">
            <text:p>20.07.2014</text:p>
          </table:table-cell>
          <table:table-cell office:value-type="float" office:value="526.8" calcext:value-type="float">
            <text:p>526,8</text:p>
          </table:table-cell>
          <table:table-cell table:formula="of:=[.E421]-[.D421]" office:value-type="float" office:value="1" calcext:value-type="float">
            <text:p>1</text:p>
          </table:table-cell>
          <table:table-cell table:formula="of:=1+[.E421]-[.D421]" office:value-type="float" office:value="2" calcext:value-type="float">
            <text:p>2</text:p>
          </table:table-cell>
          <table:table-cell table:formula="of:=COM.MICROSOFT.CONCAT([.A421];[.B421])" office:value-type="string" office:string-value="ZofiaBudzianowska" calcext:value-type="string">
            <text:p>ZofiaBudzianowska</text:p>
          </table:table-cell>
          <table:table-cell table:formula="of:=COUNTIF([.$I$2:.$I$1001];[.I421])" office:value-type="float" office:value="16" calcext:value-type="float">
            <text:p>16</text:p>
          </table:table-cell>
          <table:table-cell table:formula="of:=SUMIF([.$I$2:.$I$1001];[.I421];[.$H$2:.$H$1001])" office:value-type="float" office:value="41" calcext:value-type="float">
            <text:p>41</text:p>
          </table:table-cell>
          <table:table-cell table:formula="of:=[.F421]+([.H421]-1)*24+30" office:value-type="float" office:value="580.8" calcext:value-type="float">
            <text:p>580,8</text:p>
          </table:table-cell>
          <table:table-cell table:formula="of:=MONTH([.D421])" office:value-type="float" office:value="7" calcext:value-type="float">
            <text:p>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atrycja</text:p>
          </table:table-cell>
          <table:table-cell table:style-name="ce2" office:value-type="string" calcext:value-type="string">
            <text:p>Czarnoleska</text:p>
          </table:table-cell>
          <table:table-cell table:style-name="ce2" office:value-type="string" calcext:value-type="string">
            <text:p>Zgierz</text:p>
          </table:table-cell>
          <table:table-cell table:style-name="ce6" office:value-type="date" office:date-value="2014-07-19" calcext:value-type="date">
            <text:p>19.07.2014</text:p>
          </table:table-cell>
          <table:table-cell table:style-name="ce6" office:value-type="date" office:date-value="2014-07-23" calcext:value-type="date">
            <text:p>23.07.2014</text:p>
          </table:table-cell>
          <table:table-cell office:value-type="float" office:value="688.5" calcext:value-type="float">
            <text:p>688,5</text:p>
          </table:table-cell>
          <table:table-cell table:formula="of:=[.E422]-[.D422]" office:value-type="float" office:value="4" calcext:value-type="float">
            <text:p>4</text:p>
          </table:table-cell>
          <table:table-cell table:formula="of:=1+[.E422]-[.D422]" office:value-type="float" office:value="5" calcext:value-type="float">
            <text:p>5</text:p>
          </table:table-cell>
          <table:table-cell table:formula="of:=COM.MICROSOFT.CONCAT([.A422];[.B422])" office:value-type="string" office:string-value="PatrycjaCzarnoleska" calcext:value-type="string">
            <text:p>PatrycjaCzarnoleska</text:p>
          </table:table-cell>
          <table:table-cell table:formula="of:=COUNTIF([.$I$2:.$I$1001];[.I422])" office:value-type="float" office:value="15" calcext:value-type="float">
            <text:p>15</text:p>
          </table:table-cell>
          <table:table-cell table:formula="of:=SUMIF([.$I$2:.$I$1001];[.I422];[.$H$2:.$H$1001])" office:value-type="float" office:value="39" calcext:value-type="float">
            <text:p>39</text:p>
          </table:table-cell>
          <table:table-cell table:formula="of:=[.F422]+([.H422]-1)*24+30" office:value-type="float" office:value="814.5" calcext:value-type="float">
            <text:p>814,5</text:p>
          </table:table-cell>
          <table:table-cell table:formula="of:=MONTH([.D422])" office:value-type="float" office:value="7" calcext:value-type="float">
            <text:p>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aulina</text:p>
          </table:table-cell>
          <table:table-cell table:style-name="ce2" office:value-type="string" calcext:value-type="string">
            <text:p>Dok</text:p>
          </table:table-cell>
          <table:table-cell table:style-name="ce2" office:value-type="string" calcext:value-type="string">
            <text:p>Bydgoszcz</text:p>
          </table:table-cell>
          <table:table-cell table:style-name="ce6" office:value-type="date" office:date-value="2014-07-19" calcext:value-type="date">
            <text:p>19.07.2014</text:p>
          </table:table-cell>
          <table:table-cell table:style-name="ce6" office:value-type="date" office:date-value="2014-07-20" calcext:value-type="date">
            <text:p>20.07.2014</text:p>
          </table:table-cell>
          <table:table-cell office:value-type="float" office:value="654.4" calcext:value-type="float">
            <text:p>654,4</text:p>
          </table:table-cell>
          <table:table-cell table:formula="of:=[.E423]-[.D423]" office:value-type="float" office:value="1" calcext:value-type="float">
            <text:p>1</text:p>
          </table:table-cell>
          <table:table-cell table:formula="of:=1+[.E423]-[.D423]" office:value-type="float" office:value="2" calcext:value-type="float">
            <text:p>2</text:p>
          </table:table-cell>
          <table:table-cell table:formula="of:=COM.MICROSOFT.CONCAT([.A423];[.B423])" office:value-type="string" office:string-value="PaulinaDok" calcext:value-type="string">
            <text:p>PaulinaDok</text:p>
          </table:table-cell>
          <table:table-cell table:formula="of:=COUNTIF([.$I$2:.$I$1001];[.I423])" office:value-type="float" office:value="7" calcext:value-type="float">
            <text:p>7</text:p>
          </table:table-cell>
          <table:table-cell table:formula="of:=SUMIF([.$I$2:.$I$1001];[.I423];[.$H$2:.$H$1001])" office:value-type="float" office:value="20" calcext:value-type="float">
            <text:p>20</text:p>
          </table:table-cell>
          <table:table-cell table:formula="of:=[.F423]+([.H423]-1)*24+30" office:value-type="float" office:value="708.4" calcext:value-type="float">
            <text:p>708,4</text:p>
          </table:table-cell>
          <table:table-cell table:formula="of:=MONTH([.D423])" office:value-type="float" office:value="7" calcext:value-type="float">
            <text:p>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erzy</text:p>
          </table:table-cell>
          <table:table-cell table:style-name="ce2" office:value-type="string" calcext:value-type="string">
            <text:p>Dusznicki</text:p>
          </table:table-cell>
          <table:table-cell table:style-name="ce2" office:value-type="string" calcext:value-type="string">
            <text:p>Kielce</text:p>
          </table:table-cell>
          <table:table-cell table:style-name="ce6" office:value-type="date" office:date-value="2014-07-19" calcext:value-type="date">
            <text:p>19.07.2014</text:p>
          </table:table-cell>
          <table:table-cell table:style-name="ce6" office:value-type="date" office:date-value="2014-07-20" calcext:value-type="date">
            <text:p>20.07.2014</text:p>
          </table:table-cell>
          <table:table-cell office:value-type="float" office:value="485.7" calcext:value-type="float">
            <text:p>485,7</text:p>
          </table:table-cell>
          <table:table-cell table:formula="of:=[.E424]-[.D424]" office:value-type="float" office:value="1" calcext:value-type="float">
            <text:p>1</text:p>
          </table:table-cell>
          <table:table-cell table:formula="of:=1+[.E424]-[.D424]" office:value-type="float" office:value="2" calcext:value-type="float">
            <text:p>2</text:p>
          </table:table-cell>
          <table:table-cell table:formula="of:=COM.MICROSOFT.CONCAT([.A424];[.B424])" office:value-type="string" office:string-value="JerzyDusznicki" calcext:value-type="string">
            <text:p>JerzyDusznicki</text:p>
          </table:table-cell>
          <table:table-cell table:formula="of:=COUNTIF([.$I$2:.$I$1001];[.I424])" office:value-type="float" office:value="13" calcext:value-type="float">
            <text:p>13</text:p>
          </table:table-cell>
          <table:table-cell table:formula="of:=SUMIF([.$I$2:.$I$1001];[.I424];[.$H$2:.$H$1001])" office:value-type="float" office:value="38" calcext:value-type="float">
            <text:p>38</text:p>
          </table:table-cell>
          <table:table-cell table:formula="of:=[.F424]+([.H424]-1)*24+30" office:value-type="float" office:value="539.7" calcext:value-type="float">
            <text:p>539,7</text:p>
          </table:table-cell>
          <table:table-cell table:formula="of:=MONTH([.D424])" office:value-type="float" office:value="7" calcext:value-type="float">
            <text:p>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Edwina</text:p>
          </table:table-cell>
          <table:table-cell table:style-name="ce2" office:value-type="string" calcext:value-type="string">
            <text:p>Elawa</text:p>
          </table:table-cell>
          <table:table-cell table:style-name="ce2" office:value-type="string" calcext:value-type="string">
            <text:p>Siedlce</text:p>
          </table:table-cell>
          <table:table-cell table:style-name="ce6" office:value-type="date" office:date-value="2014-07-19" calcext:value-type="date">
            <text:p>19.07.2014</text:p>
          </table:table-cell>
          <table:table-cell table:style-name="ce6" office:value-type="date" office:date-value="2014-07-20" calcext:value-type="date">
            <text:p>20.07.2014</text:p>
          </table:table-cell>
          <table:table-cell office:value-type="float" office:value="295.4" calcext:value-type="float">
            <text:p>295,4</text:p>
          </table:table-cell>
          <table:table-cell table:formula="of:=[.E425]-[.D425]" office:value-type="float" office:value="1" calcext:value-type="float">
            <text:p>1</text:p>
          </table:table-cell>
          <table:table-cell table:formula="of:=1+[.E425]-[.D425]" office:value-type="float" office:value="2" calcext:value-type="float">
            <text:p>2</text:p>
          </table:table-cell>
          <table:table-cell table:formula="of:=COM.MICROSOFT.CONCAT([.A425];[.B425])" office:value-type="string" office:string-value="EdwinaElawa" calcext:value-type="string">
            <text:p>EdwinaElawa</text:p>
          </table:table-cell>
          <table:table-cell table:formula="of:=COUNTIF([.$I$2:.$I$1001];[.I425])" office:value-type="float" office:value="12" calcext:value-type="float">
            <text:p>12</text:p>
          </table:table-cell>
          <table:table-cell table:formula="of:=SUMIF([.$I$2:.$I$1001];[.I425];[.$H$2:.$H$1001])" office:value-type="float" office:value="40" calcext:value-type="float">
            <text:p>40</text:p>
          </table:table-cell>
          <table:table-cell table:formula="of:=[.F425]+([.H425]-1)*24+30" office:value-type="float" office:value="349.4" calcext:value-type="float">
            <text:p>349,4</text:p>
          </table:table-cell>
          <table:table-cell table:formula="of:=MONTH([.D425])" office:value-type="float" office:value="7" calcext:value-type="float">
            <text:p>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dam</text:p>
          </table:table-cell>
          <table:table-cell table:style-name="ce2" office:value-type="string" calcext:value-type="string">
            <text:p>Falski</text:p>
          </table:table-cell>
          <table:table-cell table:style-name="ce2" office:value-type="string" calcext:value-type="string">
            <text:p>Lublin</text:p>
          </table:table-cell>
          <table:table-cell table:style-name="ce6" office:value-type="date" office:date-value="2014-07-19" calcext:value-type="date">
            <text:p>19.07.2014</text:p>
          </table:table-cell>
          <table:table-cell table:style-name="ce6" office:value-type="date" office:date-value="2014-07-23" calcext:value-type="date">
            <text:p>23.07.2014</text:p>
          </table:table-cell>
          <table:table-cell office:value-type="float" office:value="886.7" calcext:value-type="float">
            <text:p>886,7</text:p>
          </table:table-cell>
          <table:table-cell table:formula="of:=[.E426]-[.D426]" office:value-type="float" office:value="4" calcext:value-type="float">
            <text:p>4</text:p>
          </table:table-cell>
          <table:table-cell table:formula="of:=1+[.E426]-[.D426]" office:value-type="float" office:value="5" calcext:value-type="float">
            <text:p>5</text:p>
          </table:table-cell>
          <table:table-cell table:formula="of:=COM.MICROSOFT.CONCAT([.A426];[.B426])" office:value-type="string" office:string-value="AdamFalski" calcext:value-type="string">
            <text:p>AdamFalski</text:p>
          </table:table-cell>
          <table:table-cell table:formula="of:=COUNTIF([.$I$2:.$I$1001];[.I426])" office:value-type="float" office:value="8" calcext:value-type="float">
            <text:p>8</text:p>
          </table:table-cell>
          <table:table-cell table:formula="of:=SUMIF([.$I$2:.$I$1001];[.I426];[.$H$2:.$H$1001])" office:value-type="float" office:value="22" calcext:value-type="float">
            <text:p>22</text:p>
          </table:table-cell>
          <table:table-cell table:formula="of:=[.F426]+([.H426]-1)*24+30" office:value-type="float" office:value="1012.7" calcext:value-type="float">
            <text:p>1012,7</text:p>
          </table:table-cell>
          <table:table-cell table:formula="of:=MONTH([.D426])" office:value-type="float" office:value="7" calcext:value-type="float">
            <text:p>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ustyna</text:p>
          </table:table-cell>
          <table:table-cell table:style-name="ce2" office:value-type="string" calcext:value-type="string">
            <text:p>Laska</text:p>
          </table:table-cell>
          <table:table-cell table:style-name="ce2" office:value-type="string" calcext:value-type="string">
            <text:p>Lublin</text:p>
          </table:table-cell>
          <table:table-cell table:style-name="ce6" office:value-type="date" office:date-value="2014-07-19" calcext:value-type="date">
            <text:p>19.07.2014</text:p>
          </table:table-cell>
          <table:table-cell table:style-name="ce6" office:value-type="date" office:date-value="2014-07-20" calcext:value-type="date">
            <text:p>20.07.2014</text:p>
          </table:table-cell>
          <table:table-cell office:value-type="float" office:value="439.7" calcext:value-type="float">
            <text:p>439,7</text:p>
          </table:table-cell>
          <table:table-cell table:formula="of:=[.E427]-[.D427]" office:value-type="float" office:value="1" calcext:value-type="float">
            <text:p>1</text:p>
          </table:table-cell>
          <table:table-cell table:formula="of:=1+[.E427]-[.D427]" office:value-type="float" office:value="2" calcext:value-type="float">
            <text:p>2</text:p>
          </table:table-cell>
          <table:table-cell table:formula="of:=COM.MICROSOFT.CONCAT([.A427];[.B427])" office:value-type="string" office:string-value="JustynaLaska" calcext:value-type="string">
            <text:p>JustynaLaska</text:p>
          </table:table-cell>
          <table:table-cell table:formula="of:=COUNTIF([.$I$2:.$I$1001];[.I427])" office:value-type="float" office:value="15" calcext:value-type="float">
            <text:p>15</text:p>
          </table:table-cell>
          <table:table-cell table:formula="of:=SUMIF([.$I$2:.$I$1001];[.I427];[.$H$2:.$H$1001])" office:value-type="float" office:value="41" calcext:value-type="float">
            <text:p>41</text:p>
          </table:table-cell>
          <table:table-cell table:formula="of:=[.F427]+([.H427]-1)*24+30" office:value-type="float" office:value="493.7" calcext:value-type="float">
            <text:p>493,7</text:p>
          </table:table-cell>
          <table:table-cell table:formula="of:=MONTH([.D427])" office:value-type="float" office:value="7" calcext:value-type="float">
            <text:p>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arta</text:p>
          </table:table-cell>
          <table:table-cell table:style-name="ce2" office:value-type="string" calcext:value-type="string">
            <text:p>Nowowiejska</text:p>
          </table:table-cell>
          <table:table-cell table:style-name="ce2" office:value-type="string" calcext:value-type="string">
            <text:p>Lublin</text:p>
          </table:table-cell>
          <table:table-cell table:style-name="ce6" office:value-type="date" office:date-value="2014-07-19" calcext:value-type="date">
            <text:p>19.07.2014</text:p>
          </table:table-cell>
          <table:table-cell table:style-name="ce6" office:value-type="date" office:date-value="2014-07-21" calcext:value-type="date">
            <text:p>21.07.2014</text:p>
          </table:table-cell>
          <table:table-cell office:value-type="float" office:value="588.7" calcext:value-type="float">
            <text:p>588,7</text:p>
          </table:table-cell>
          <table:table-cell table:formula="of:=[.E428]-[.D428]" office:value-type="float" office:value="2" calcext:value-type="float">
            <text:p>2</text:p>
          </table:table-cell>
          <table:table-cell table:formula="of:=1+[.E428]-[.D428]" office:value-type="float" office:value="3" calcext:value-type="float">
            <text:p>3</text:p>
          </table:table-cell>
          <table:table-cell table:formula="of:=COM.MICROSOFT.CONCAT([.A428];[.B428])" office:value-type="string" office:string-value="MartaNowowiejska" calcext:value-type="string">
            <text:p>MartaNowowiejska</text:p>
          </table:table-cell>
          <table:table-cell table:formula="of:=COUNTIF([.$I$2:.$I$1001];[.I428])" office:value-type="float" office:value="6" calcext:value-type="float">
            <text:p>6</text:p>
          </table:table-cell>
          <table:table-cell table:formula="of:=SUMIF([.$I$2:.$I$1001];[.I428];[.$H$2:.$H$1001])" office:value-type="float" office:value="11" calcext:value-type="float">
            <text:p>11</text:p>
          </table:table-cell>
          <table:table-cell table:formula="of:=[.F428]+([.H428]-1)*24+30" office:value-type="float" office:value="666.7" calcext:value-type="float">
            <text:p>666,7</text:p>
          </table:table-cell>
          <table:table-cell table:formula="of:=MONTH([.D428])" office:value-type="float" office:value="7" calcext:value-type="float">
            <text:p>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rma</text:p>
          </table:table-cell>
          <table:table-cell table:style-name="ce2" office:value-type="string" calcext:value-type="string">
            <text:p>Opoczna</text:p>
          </table:table-cell>
          <table:table-cell table:style-name="ce2" office:value-type="string" calcext:value-type="string">
            <text:p>Bydgoszcz</text:p>
          </table:table-cell>
          <table:table-cell table:style-name="ce6" office:value-type="date" office:date-value="2014-07-19" calcext:value-type="date">
            <text:p>19.07.2014</text:p>
          </table:table-cell>
          <table:table-cell table:style-name="ce6" office:value-type="date" office:date-value="2014-07-21" calcext:value-type="date">
            <text:p>21.07.2014</text:p>
          </table:table-cell>
          <table:table-cell office:value-type="float" office:value="795.4" calcext:value-type="float">
            <text:p>795,4</text:p>
          </table:table-cell>
          <table:table-cell table:formula="of:=[.E429]-[.D429]" office:value-type="float" office:value="2" calcext:value-type="float">
            <text:p>2</text:p>
          </table:table-cell>
          <table:table-cell table:formula="of:=1+[.E429]-[.D429]" office:value-type="float" office:value="3" calcext:value-type="float">
            <text:p>3</text:p>
          </table:table-cell>
          <table:table-cell table:formula="of:=COM.MICROSOFT.CONCAT([.A429];[.B429])" office:value-type="string" office:string-value="IrmaOpoczna" calcext:value-type="string">
            <text:p>IrmaOpoczna</text:p>
          </table:table-cell>
          <table:table-cell table:formula="of:=COUNTIF([.$I$2:.$I$1001];[.I429])" office:value-type="float" office:value="9" calcext:value-type="float">
            <text:p>9</text:p>
          </table:table-cell>
          <table:table-cell table:formula="of:=SUMIF([.$I$2:.$I$1001];[.I429];[.$H$2:.$H$1001])" office:value-type="float" office:value="34" calcext:value-type="float">
            <text:p>34</text:p>
          </table:table-cell>
          <table:table-cell table:formula="of:=[.F429]+([.H429]-1)*24+30" office:value-type="float" office:value="873.4" calcext:value-type="float">
            <text:p>873,4</text:p>
          </table:table-cell>
          <table:table-cell table:formula="of:=MONTH([.D429])" office:value-type="float" office:value="7" calcext:value-type="float">
            <text:p>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iotr</text:p>
          </table:table-cell>
          <table:table-cell table:style-name="ce2" office:value-type="string" calcext:value-type="string">
            <text:p>Rajczakowski</text:p>
          </table:table-cell>
          <table:table-cell table:style-name="ce2" office:value-type="string" calcext:value-type="string">
            <text:p>Siedlce</text:p>
          </table:table-cell>
          <table:table-cell table:number-columns-repeated="2" table:style-name="ce6" office:value-type="date" office:date-value="2014-07-19" calcext:value-type="date">
            <text:p>19.07.2014</text:p>
          </table:table-cell>
          <table:table-cell office:value-type="float" office:value="156.4" calcext:value-type="float">
            <text:p>156,4</text:p>
          </table:table-cell>
          <table:table-cell table:formula="of:=[.E430]-[.D430]" office:value-type="float" office:value="0" calcext:value-type="float">
            <text:p>0</text:p>
          </table:table-cell>
          <table:table-cell table:formula="of:=1+[.E430]-[.D430]" office:value-type="float" office:value="1" calcext:value-type="float">
            <text:p>1</text:p>
          </table:table-cell>
          <table:table-cell table:formula="of:=COM.MICROSOFT.CONCAT([.A430];[.B430])" office:value-type="string" office:string-value="PiotrRajczakowski" calcext:value-type="string">
            <text:p>PiotrRajczakowski</text:p>
          </table:table-cell>
          <table:table-cell table:formula="of:=COUNTIF([.$I$2:.$I$1001];[.I430])" office:value-type="float" office:value="11" calcext:value-type="float">
            <text:p>11</text:p>
          </table:table-cell>
          <table:table-cell table:formula="of:=SUMIF([.$I$2:.$I$1001];[.I430];[.$H$2:.$H$1001])" office:value-type="float" office:value="22" calcext:value-type="float">
            <text:p>22</text:p>
          </table:table-cell>
          <table:table-cell table:formula="of:=[.F430]+([.H430]-1)*24+30" office:value-type="float" office:value="186.4" calcext:value-type="float">
            <text:p>186,4</text:p>
          </table:table-cell>
          <table:table-cell table:formula="of:=MONTH([.D430])" office:value-type="float" office:value="7" calcext:value-type="float">
            <text:p>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Wiktor</text:p>
          </table:table-cell>
          <table:table-cell table:style-name="ce2" office:value-type="string" calcext:value-type="string">
            <text:p>Wroblewski</text:p>
          </table:table-cell>
          <table:table-cell table:style-name="ce2" office:value-type="string" calcext:value-type="string">
            <text:p>Bydgoszcz</text:p>
          </table:table-cell>
          <table:table-cell table:style-name="ce6" office:value-type="date" office:date-value="2014-07-19" calcext:value-type="date">
            <text:p>19.07.2014</text:p>
          </table:table-cell>
          <table:table-cell table:style-name="ce6" office:value-type="date" office:date-value="2014-07-23" calcext:value-type="date">
            <text:p>23.07.2014</text:p>
          </table:table-cell>
          <table:table-cell office:value-type="float" office:value="1077.4" calcext:value-type="float">
            <text:p>1077,4</text:p>
          </table:table-cell>
          <table:table-cell table:formula="of:=[.E431]-[.D431]" office:value-type="float" office:value="4" calcext:value-type="float">
            <text:p>4</text:p>
          </table:table-cell>
          <table:table-cell table:formula="of:=1+[.E431]-[.D431]" office:value-type="float" office:value="5" calcext:value-type="float">
            <text:p>5</text:p>
          </table:table-cell>
          <table:table-cell table:formula="of:=COM.MICROSOFT.CONCAT([.A431];[.B431])" office:value-type="string" office:string-value="WiktorWroblewski" calcext:value-type="string">
            <text:p>WiktorWroblewski</text:p>
          </table:table-cell>
          <table:table-cell table:formula="of:=COUNTIF([.$I$2:.$I$1001];[.I431])" office:value-type="float" office:value="8" calcext:value-type="float">
            <text:p>8</text:p>
          </table:table-cell>
          <table:table-cell table:formula="of:=SUMIF([.$I$2:.$I$1001];[.I431];[.$H$2:.$H$1001])" office:value-type="float" office:value="16" calcext:value-type="float">
            <text:p>16</text:p>
          </table:table-cell>
          <table:table-cell table:formula="of:=[.F431]+([.H431]-1)*24+30" office:value-type="float" office:value="1203.4" calcext:value-type="float">
            <text:p>1203,4</text:p>
          </table:table-cell>
          <table:table-cell table:formula="of:=MONTH([.D431])" office:value-type="float" office:value="7" calcext:value-type="float">
            <text:p>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arcin</text:p>
          </table:table-cell>
          <table:table-cell table:style-name="ce2" office:value-type="string" calcext:value-type="string">
            <text:p>Jarskarski</text:p>
          </table:table-cell>
          <table:table-cell table:style-name="ce2" office:value-type="string" calcext:value-type="string">
            <text:p>Malbork</text:p>
          </table:table-cell>
          <table:table-cell table:number-columns-repeated="2" table:style-name="ce6" office:value-type="date" office:date-value="2014-07-21" calcext:value-type="date">
            <text:p>21.07.2014</text:p>
          </table:table-cell>
          <table:table-cell office:value-type="float" office:value="680" calcext:value-type="float">
            <text:p>680</text:p>
          </table:table-cell>
          <table:table-cell table:formula="of:=[.E432]-[.D432]" office:value-type="float" office:value="0" calcext:value-type="float">
            <text:p>0</text:p>
          </table:table-cell>
          <table:table-cell table:formula="of:=1+[.E432]-[.D432]" office:value-type="float" office:value="1" calcext:value-type="float">
            <text:p>1</text:p>
          </table:table-cell>
          <table:table-cell table:formula="of:=COM.MICROSOFT.CONCAT([.A432];[.B432])" office:value-type="string" office:string-value="MarcinJarskarski" calcext:value-type="string">
            <text:p>MarcinJarskarski</text:p>
          </table:table-cell>
          <table:table-cell table:formula="of:=COUNTIF([.$I$2:.$I$1001];[.I432])" office:value-type="float" office:value="11" calcext:value-type="float">
            <text:p>11</text:p>
          </table:table-cell>
          <table:table-cell table:formula="of:=SUMIF([.$I$2:.$I$1001];[.I432];[.$H$2:.$H$1001])" office:value-type="float" office:value="22" calcext:value-type="float">
            <text:p>22</text:p>
          </table:table-cell>
          <table:table-cell table:formula="of:=[.F432]+([.H432]-1)*24+30" office:value-type="float" office:value="710" calcext:value-type="float">
            <text:p>710</text:p>
          </table:table-cell>
          <table:table-cell table:formula="of:=MONTH([.D432])" office:value-type="float" office:value="7" calcext:value-type="float">
            <text:p>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tarzyna</text:p>
          </table:table-cell>
          <table:table-cell table:style-name="ce2" office:value-type="string" calcext:value-type="string">
            <text:p>Piotrowska</text:p>
          </table:table-cell>
          <table:table-cell table:style-name="ce2" office:value-type="string" calcext:value-type="string">
            <text:p>Katowice</text:p>
          </table:table-cell>
          <table:table-cell table:style-name="ce6" office:value-type="date" office:date-value="2014-07-21" calcext:value-type="date">
            <text:p>21.07.2014</text:p>
          </table:table-cell>
          <table:table-cell table:style-name="ce6" office:value-type="date" office:date-value="2014-07-23" calcext:value-type="date">
            <text:p>23.07.2014</text:p>
          </table:table-cell>
          <table:table-cell office:value-type="float" office:value="892.7" calcext:value-type="float">
            <text:p>892,7</text:p>
          </table:table-cell>
          <table:table-cell table:formula="of:=[.E433]-[.D433]" office:value-type="float" office:value="2" calcext:value-type="float">
            <text:p>2</text:p>
          </table:table-cell>
          <table:table-cell table:formula="of:=1+[.E433]-[.D433]" office:value-type="float" office:value="3" calcext:value-type="float">
            <text:p>3</text:p>
          </table:table-cell>
          <table:table-cell table:formula="of:=COM.MICROSOFT.CONCAT([.A433];[.B433])" office:value-type="string" office:string-value="KatarzynaPiotrowska" calcext:value-type="string">
            <text:p>KatarzynaPiotrowska</text:p>
          </table:table-cell>
          <table:table-cell table:formula="of:=COUNTIF([.$I$2:.$I$1001];[.I433])" office:value-type="float" office:value="10" calcext:value-type="float">
            <text:p>10</text:p>
          </table:table-cell>
          <table:table-cell table:formula="of:=SUMIF([.$I$2:.$I$1001];[.I433];[.$H$2:.$H$1001])" office:value-type="float" office:value="27" calcext:value-type="float">
            <text:p>27</text:p>
          </table:table-cell>
          <table:table-cell table:formula="of:=[.F433]+([.H433]-1)*24+30" office:value-type="float" office:value="970.7" calcext:value-type="float">
            <text:p>970,7</text:p>
          </table:table-cell>
          <table:table-cell table:formula="of:=MONTH([.D433])" office:value-type="float" office:value="7" calcext:value-type="float">
            <text:p>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Rozalia</text:p>
          </table:table-cell>
          <table:table-cell table:style-name="ce2" office:value-type="string" calcext:value-type="string">
            <text:p>Siedlecka</text:p>
          </table:table-cell>
          <table:table-cell table:style-name="ce2" office:value-type="string" calcext:value-type="string">
            <text:p>Kielce</text:p>
          </table:table-cell>
          <table:table-cell table:number-columns-repeated="2" table:style-name="ce6" office:value-type="date" office:date-value="2014-07-21" calcext:value-type="date">
            <text:p>21.07.2014</text:p>
          </table:table-cell>
          <table:table-cell office:value-type="float" office:value="307.7" calcext:value-type="float">
            <text:p>307,7</text:p>
          </table:table-cell>
          <table:table-cell table:formula="of:=[.E434]-[.D434]" office:value-type="float" office:value="0" calcext:value-type="float">
            <text:p>0</text:p>
          </table:table-cell>
          <table:table-cell table:formula="of:=1+[.E434]-[.D434]" office:value-type="float" office:value="1" calcext:value-type="float">
            <text:p>1</text:p>
          </table:table-cell>
          <table:table-cell table:formula="of:=COM.MICROSOFT.CONCAT([.A434];[.B434])" office:value-type="string" office:string-value="RozaliaSiedlecka" calcext:value-type="string">
            <text:p>RozaliaSiedlecka</text:p>
          </table:table-cell>
          <table:table-cell table:formula="of:=COUNTIF([.$I$2:.$I$1001];[.I434])" office:value-type="float" office:value="11" calcext:value-type="float">
            <text:p>11</text:p>
          </table:table-cell>
          <table:table-cell table:formula="of:=SUMIF([.$I$2:.$I$1001];[.I434];[.$H$2:.$H$1001])" office:value-type="float" office:value="30" calcext:value-type="float">
            <text:p>30</text:p>
          </table:table-cell>
          <table:table-cell table:formula="of:=[.F434]+([.H434]-1)*24+30" office:value-type="float" office:value="337.7" calcext:value-type="float">
            <text:p>337,7</text:p>
          </table:table-cell>
          <table:table-cell table:formula="of:=MONTH([.D434])" office:value-type="float" office:value="7" calcext:value-type="float">
            <text:p>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Augustowska</text:p>
          </table:table-cell>
          <table:table-cell table:style-name="ce2" office:value-type="string" calcext:value-type="string">
            <text:p>Lublin</text:p>
          </table:table-cell>
          <table:table-cell table:style-name="ce6" office:value-type="date" office:date-value="2014-07-25" calcext:value-type="date">
            <text:p>25.07.2014</text:p>
          </table:table-cell>
          <table:table-cell table:style-name="ce6" office:value-type="date" office:date-value="2014-07-28" calcext:value-type="date">
            <text:p>28.07.2014</text:p>
          </table:table-cell>
          <table:table-cell office:value-type="float" office:value="737.7" calcext:value-type="float">
            <text:p>737,7</text:p>
          </table:table-cell>
          <table:table-cell table:formula="of:=[.E435]-[.D435]" office:value-type="float" office:value="3" calcext:value-type="float">
            <text:p>3</text:p>
          </table:table-cell>
          <table:table-cell table:formula="of:=1+[.E435]-[.D435]" office:value-type="float" office:value="4" calcext:value-type="float">
            <text:p>4</text:p>
          </table:table-cell>
          <table:table-cell table:formula="of:=COM.MICROSOFT.CONCAT([.A435];[.B435])" office:value-type="string" office:string-value="AnnaAugustowska" calcext:value-type="string">
            <text:p>AnnaAugustowska</text:p>
          </table:table-cell>
          <table:table-cell table:formula="of:=COUNTIF([.$I$2:.$I$1001];[.I435])" office:value-type="float" office:value="9" calcext:value-type="float">
            <text:p>9</text:p>
          </table:table-cell>
          <table:table-cell table:formula="of:=SUMIF([.$I$2:.$I$1001];[.I435];[.$H$2:.$H$1001])" office:value-type="float" office:value="22" calcext:value-type="float">
            <text:p>22</text:p>
          </table:table-cell>
          <table:table-cell table:formula="of:=[.F435]+([.H435]-1)*24+30" office:value-type="float" office:value="839.7" calcext:value-type="float">
            <text:p>839,7</text:p>
          </table:table-cell>
          <table:table-cell table:formula="of:=MONTH([.D435])" office:value-type="float" office:value="7" calcext:value-type="float">
            <text:p>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Dominika</text:p>
          </table:table-cell>
          <table:table-cell table:style-name="ce2" office:value-type="string" calcext:value-type="string">
            <text:p>Bodera</text:p>
          </table:table-cell>
          <table:table-cell table:style-name="ce2" office:value-type="string" calcext:value-type="string">
            <text:p>Krakow</text:p>
          </table:table-cell>
          <table:table-cell table:style-name="ce6" office:value-type="date" office:date-value="2014-07-25" calcext:value-type="date">
            <text:p>25.07.2014</text:p>
          </table:table-cell>
          <table:table-cell table:style-name="ce6" office:value-type="date" office:date-value="2014-07-27" calcext:value-type="date">
            <text:p>27.07.2014</text:p>
          </table:table-cell>
          <table:table-cell office:value-type="float" office:value="911.5" calcext:value-type="float">
            <text:p>911,5</text:p>
          </table:table-cell>
          <table:table-cell table:formula="of:=[.E436]-[.D436]" office:value-type="float" office:value="2" calcext:value-type="float">
            <text:p>2</text:p>
          </table:table-cell>
          <table:table-cell table:formula="of:=1+[.E436]-[.D436]" office:value-type="float" office:value="3" calcext:value-type="float">
            <text:p>3</text:p>
          </table:table-cell>
          <table:table-cell table:formula="of:=COM.MICROSOFT.CONCAT([.A436];[.B436])" office:value-type="string" office:string-value="DominikaBodera" calcext:value-type="string">
            <text:p>DominikaBodera</text:p>
          </table:table-cell>
          <table:table-cell table:formula="of:=COUNTIF([.$I$2:.$I$1001];[.I436])" office:value-type="float" office:value="13" calcext:value-type="float">
            <text:p>13</text:p>
          </table:table-cell>
          <table:table-cell table:formula="of:=SUMIF([.$I$2:.$I$1001];[.I436];[.$H$2:.$H$1001])" office:value-type="float" office:value="35" calcext:value-type="float">
            <text:p>35</text:p>
          </table:table-cell>
          <table:table-cell table:formula="of:=[.F436]+([.H436]-1)*24+30" office:value-type="float" office:value="989.5" calcext:value-type="float">
            <text:p>989,5</text:p>
          </table:table-cell>
          <table:table-cell table:formula="of:=MONTH([.D436])" office:value-type="float" office:value="7" calcext:value-type="float">
            <text:p>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ornel</text:p>
          </table:table-cell>
          <table:table-cell table:style-name="ce2" office:value-type="string" calcext:value-type="string">
            <text:p>Czerski</text:p>
          </table:table-cell>
          <table:table-cell table:style-name="ce2" office:value-type="string" calcext:value-type="string">
            <text:p>Zgierz</text:p>
          </table:table-cell>
          <table:table-cell table:style-name="ce6" office:value-type="date" office:date-value="2014-07-25" calcext:value-type="date">
            <text:p>25.07.2014</text:p>
          </table:table-cell>
          <table:table-cell table:style-name="ce6" office:value-type="date" office:date-value="2014-07-29" calcext:value-type="date">
            <text:p>29.07.2014</text:p>
          </table:table-cell>
          <table:table-cell office:value-type="float" office:value="688.5" calcext:value-type="float">
            <text:p>688,5</text:p>
          </table:table-cell>
          <table:table-cell table:formula="of:=[.E437]-[.D437]" office:value-type="float" office:value="4" calcext:value-type="float">
            <text:p>4</text:p>
          </table:table-cell>
          <table:table-cell table:formula="of:=1+[.E437]-[.D437]" office:value-type="float" office:value="5" calcext:value-type="float">
            <text:p>5</text:p>
          </table:table-cell>
          <table:table-cell table:formula="of:=COM.MICROSOFT.CONCAT([.A437];[.B437])" office:value-type="string" office:string-value="KornelCzerski" calcext:value-type="string">
            <text:p>KornelCzerski</text:p>
          </table:table-cell>
          <table:table-cell table:formula="of:=COUNTIF([.$I$2:.$I$1001];[.I437])" office:value-type="float" office:value="9" calcext:value-type="float">
            <text:p>9</text:p>
          </table:table-cell>
          <table:table-cell table:formula="of:=SUMIF([.$I$2:.$I$1001];[.I437];[.$H$2:.$H$1001])" office:value-type="float" office:value="28" calcext:value-type="float">
            <text:p>28</text:p>
          </table:table-cell>
          <table:table-cell table:formula="of:=[.F437]+([.H437]-1)*24+30" office:value-type="float" office:value="814.5" calcext:value-type="float">
            <text:p>814,5</text:p>
          </table:table-cell>
          <table:table-cell table:formula="of:=MONTH([.D437])" office:value-type="float" office:value="7" calcext:value-type="float">
            <text:p>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arzena</text:p>
          </table:table-cell>
          <table:table-cell table:style-name="ce2" office:value-type="string" calcext:value-type="string">
            <text:p>Grab</text:p>
          </table:table-cell>
          <table:table-cell table:style-name="ce2" office:value-type="string" calcext:value-type="string">
            <text:p>Zgierz</text:p>
          </table:table-cell>
          <table:table-cell table:style-name="ce6" office:value-type="date" office:date-value="2014-07-25" calcext:value-type="date">
            <text:p>25.07.2014</text:p>
          </table:table-cell>
          <table:table-cell table:style-name="ce6" office:value-type="date" office:date-value="2014-07-29" calcext:value-type="date">
            <text:p>29.07.2014</text:p>
          </table:table-cell>
          <table:table-cell office:value-type="float" office:value="688.5" calcext:value-type="float">
            <text:p>688,5</text:p>
          </table:table-cell>
          <table:table-cell table:formula="of:=[.E438]-[.D438]" office:value-type="float" office:value="4" calcext:value-type="float">
            <text:p>4</text:p>
          </table:table-cell>
          <table:table-cell table:formula="of:=1+[.E438]-[.D438]" office:value-type="float" office:value="5" calcext:value-type="float">
            <text:p>5</text:p>
          </table:table-cell>
          <table:table-cell table:formula="of:=COM.MICROSOFT.CONCAT([.A438];[.B438])" office:value-type="string" office:string-value="MarzenaGrab" calcext:value-type="string">
            <text:p>MarzenaGrab</text:p>
          </table:table-cell>
          <table:table-cell table:formula="of:=COUNTIF([.$I$2:.$I$1001];[.I438])" office:value-type="float" office:value="12" calcext:value-type="float">
            <text:p>12</text:p>
          </table:table-cell>
          <table:table-cell table:formula="of:=SUMIF([.$I$2:.$I$1001];[.I438];[.$H$2:.$H$1001])" office:value-type="float" office:value="34" calcext:value-type="float">
            <text:p>34</text:p>
          </table:table-cell>
          <table:table-cell table:formula="of:=[.F438]+([.H438]-1)*24+30" office:value-type="float" office:value="814.5" calcext:value-type="float">
            <text:p>814,5</text:p>
          </table:table-cell>
          <table:table-cell table:formula="of:=MONTH([.D438])" office:value-type="float" office:value="7" calcext:value-type="float">
            <text:p>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aulina</text:p>
          </table:table-cell>
          <table:table-cell table:style-name="ce2" office:value-type="string" calcext:value-type="string">
            <text:p>Maskor</text:p>
          </table:table-cell>
          <table:table-cell table:style-name="ce2" office:value-type="string" calcext:value-type="string">
            <text:p>Siedlce</text:p>
          </table:table-cell>
          <table:table-cell table:style-name="ce6" office:value-type="date" office:date-value="2014-07-25" calcext:value-type="date">
            <text:p>25.07.2014</text:p>
          </table:table-cell>
          <table:table-cell table:style-name="ce6" office:value-type="date" office:date-value="2014-07-29" calcext:value-type="date">
            <text:p>29.07.2014</text:p>
          </table:table-cell>
          <table:table-cell office:value-type="float" office:value="712.4" calcext:value-type="float">
            <text:p>712,4</text:p>
          </table:table-cell>
          <table:table-cell table:formula="of:=[.E439]-[.D439]" office:value-type="float" office:value="4" calcext:value-type="float">
            <text:p>4</text:p>
          </table:table-cell>
          <table:table-cell table:formula="of:=1+[.E439]-[.D439]" office:value-type="float" office:value="5" calcext:value-type="float">
            <text:p>5</text:p>
          </table:table-cell>
          <table:table-cell table:formula="of:=COM.MICROSOFT.CONCAT([.A439];[.B439])" office:value-type="string" office:string-value="PaulinaMaskor" calcext:value-type="string">
            <text:p>PaulinaMaskor</text:p>
          </table:table-cell>
          <table:table-cell table:formula="of:=COUNTIF([.$I$2:.$I$1001];[.I439])" office:value-type="float" office:value="13" calcext:value-type="float">
            <text:p>13</text:p>
          </table:table-cell>
          <table:table-cell table:formula="of:=SUMIF([.$I$2:.$I$1001];[.I439];[.$H$2:.$H$1001])" office:value-type="float" office:value="41" calcext:value-type="float">
            <text:p>41</text:p>
          </table:table-cell>
          <table:table-cell table:formula="of:=[.F439]+([.H439]-1)*24+30" office:value-type="float" office:value="838.4" calcext:value-type="float">
            <text:p>838,4</text:p>
          </table:table-cell>
          <table:table-cell table:formula="of:=MONTH([.D439])" office:value-type="float" office:value="7" calcext:value-type="float">
            <text:p>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Grzegorz</text:p>
          </table:table-cell>
          <table:table-cell table:style-name="ce2" office:value-type="string" calcext:value-type="string">
            <text:p>Podolski</text:p>
          </table:table-cell>
          <table:table-cell table:style-name="ce2" office:value-type="string" calcext:value-type="string">
            <text:p>Krakow</text:p>
          </table:table-cell>
          <table:table-cell table:style-name="ce6" office:value-type="date" office:date-value="2014-07-25" calcext:value-type="date">
            <text:p>25.07.2014</text:p>
          </table:table-cell>
          <table:table-cell table:style-name="ce6" office:value-type="date" office:date-value="2014-07-26" calcext:value-type="date">
            <text:p>26.07.2014</text:p>
          </table:table-cell>
          <table:table-cell office:value-type="float" office:value="706.5" calcext:value-type="float">
            <text:p>706,5</text:p>
          </table:table-cell>
          <table:table-cell table:formula="of:=[.E440]-[.D440]" office:value-type="float" office:value="1" calcext:value-type="float">
            <text:p>1</text:p>
          </table:table-cell>
          <table:table-cell table:formula="of:=1+[.E440]-[.D440]" office:value-type="float" office:value="2" calcext:value-type="float">
            <text:p>2</text:p>
          </table:table-cell>
          <table:table-cell table:formula="of:=COM.MICROSOFT.CONCAT([.A440];[.B440])" office:value-type="string" office:string-value="GrzegorzPodolski" calcext:value-type="string">
            <text:p>GrzegorzPodolski</text:p>
          </table:table-cell>
          <table:table-cell table:formula="of:=COUNTIF([.$I$2:.$I$1001];[.I440])" office:value-type="float" office:value="14" calcext:value-type="float">
            <text:p>14</text:p>
          </table:table-cell>
          <table:table-cell table:formula="of:=SUMIF([.$I$2:.$I$1001];[.I440];[.$H$2:.$H$1001])" office:value-type="float" office:value="32" calcext:value-type="float">
            <text:p>32</text:p>
          </table:table-cell>
          <table:table-cell table:formula="of:=[.F440]+([.H440]-1)*24+30" office:value-type="float" office:value="760.5" calcext:value-type="float">
            <text:p>760,5</text:p>
          </table:table-cell>
          <table:table-cell table:formula="of:=MONTH([.D440])" office:value-type="float" office:value="7" calcext:value-type="float">
            <text:p>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iotr</text:p>
          </table:table-cell>
          <table:table-cell table:style-name="ce2" office:value-type="string" calcext:value-type="string">
            <text:p>Armowicz</text:p>
          </table:table-cell>
          <table:table-cell table:style-name="ce2" office:value-type="string" calcext:value-type="string">
            <text:p>Kutno</text:p>
          </table:table-cell>
          <table:table-cell table:style-name="ce6" office:value-type="date" office:date-value="2014-07-31" calcext:value-type="date">
            <text:p>31.07.2014</text:p>
          </table:table-cell>
          <table:table-cell table:style-name="ce6" office:value-type="date" office:date-value="2014-08-04" calcext:value-type="date">
            <text:p>4.08.2014</text:p>
          </table:table-cell>
          <table:table-cell office:value-type="float" office:value="794.8" calcext:value-type="float">
            <text:p>794,8</text:p>
          </table:table-cell>
          <table:table-cell table:formula="of:=[.E441]-[.D441]" office:value-type="float" office:value="4" calcext:value-type="float">
            <text:p>4</text:p>
          </table:table-cell>
          <table:table-cell table:formula="of:=1+[.E441]-[.D441]" office:value-type="float" office:value="5" calcext:value-type="float">
            <text:p>5</text:p>
          </table:table-cell>
          <table:table-cell table:formula="of:=COM.MICROSOFT.CONCAT([.A441];[.B441])" office:value-type="string" office:string-value="PiotrArmowicz" calcext:value-type="string">
            <text:p>PiotrArmowicz</text:p>
          </table:table-cell>
          <table:table-cell table:formula="of:=COUNTIF([.$I$2:.$I$1001];[.I441])" office:value-type="float" office:value="10" calcext:value-type="float">
            <text:p>10</text:p>
          </table:table-cell>
          <table:table-cell table:formula="of:=SUMIF([.$I$2:.$I$1001];[.I441];[.$H$2:.$H$1001])" office:value-type="float" office:value="25" calcext:value-type="float">
            <text:p>25</text:p>
          </table:table-cell>
          <table:table-cell table:formula="of:=[.F441]+([.H441]-1)*24+30" office:value-type="float" office:value="920.8" calcext:value-type="float">
            <text:p>920,8</text:p>
          </table:table-cell>
          <table:table-cell table:formula="of:=MONTH([.D441])" office:value-type="float" office:value="7" calcext:value-type="float">
            <text:p>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iotr</text:p>
          </table:table-cell>
          <table:table-cell table:style-name="ce2" office:value-type="string" calcext:value-type="string">
            <text:p>Bojarun</text:p>
          </table:table-cell>
          <table:table-cell table:style-name="ce2" office:value-type="string" calcext:value-type="string">
            <text:p>Katowice</text:p>
          </table:table-cell>
          <table:table-cell table:style-name="ce6" office:value-type="date" office:date-value="2014-07-31" calcext:value-type="date">
            <text:p>31.07.2014</text:p>
          </table:table-cell>
          <table:table-cell table:style-name="ce6" office:value-type="date" office:date-value="2014-08-03" calcext:value-type="date">
            <text:p>3.08.2014</text:p>
          </table:table-cell>
          <table:table-cell office:value-type="float" office:value="1091.7" calcext:value-type="float">
            <text:p>1091,7</text:p>
          </table:table-cell>
          <table:table-cell table:formula="of:=[.E442]-[.D442]" office:value-type="float" office:value="3" calcext:value-type="float">
            <text:p>3</text:p>
          </table:table-cell>
          <table:table-cell table:formula="of:=1+[.E442]-[.D442]" office:value-type="float" office:value="4" calcext:value-type="float">
            <text:p>4</text:p>
          </table:table-cell>
          <table:table-cell table:formula="of:=COM.MICROSOFT.CONCAT([.A442];[.B442])" office:value-type="string" office:string-value="PiotrBojarun" calcext:value-type="string">
            <text:p>PiotrBojarun</text:p>
          </table:table-cell>
          <table:table-cell table:formula="of:=COUNTIF([.$I$2:.$I$1001];[.I442])" office:value-type="float" office:value="10" calcext:value-type="float">
            <text:p>10</text:p>
          </table:table-cell>
          <table:table-cell table:formula="of:=SUMIF([.$I$2:.$I$1001];[.I442];[.$H$2:.$H$1001])" office:value-type="float" office:value="32" calcext:value-type="float">
            <text:p>32</text:p>
          </table:table-cell>
          <table:table-cell table:formula="of:=[.F442]+([.H442]-1)*24+30" office:value-type="float" office:value="1193.7" calcext:value-type="float">
            <text:p>1193,7</text:p>
          </table:table-cell>
          <table:table-cell table:formula="of:=MONTH([.D442])" office:value-type="float" office:value="7" calcext:value-type="float">
            <text:p>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Zofia</text:p>
          </table:table-cell>
          <table:table-cell table:style-name="ce2" office:value-type="string" calcext:value-type="string">
            <text:p>Budzianowska</text:p>
          </table:table-cell>
          <table:table-cell table:style-name="ce2" office:value-type="string" calcext:value-type="string">
            <text:p>Katowice</text:p>
          </table:table-cell>
          <table:table-cell table:style-name="ce6" office:value-type="date" office:date-value="2014-07-31" calcext:value-type="date">
            <text:p>31.07.2014</text:p>
          </table:table-cell>
          <table:table-cell table:style-name="ce6" office:value-type="date" office:date-value="2014-08-02" calcext:value-type="date">
            <text:p>2.08.2014</text:p>
          </table:table-cell>
          <table:table-cell office:value-type="float" office:value="892.7" calcext:value-type="float">
            <text:p>892,7</text:p>
          </table:table-cell>
          <table:table-cell table:formula="of:=[.E443]-[.D443]" office:value-type="float" office:value="2" calcext:value-type="float">
            <text:p>2</text:p>
          </table:table-cell>
          <table:table-cell table:formula="of:=1+[.E443]-[.D443]" office:value-type="float" office:value="3" calcext:value-type="float">
            <text:p>3</text:p>
          </table:table-cell>
          <table:table-cell table:formula="of:=COM.MICROSOFT.CONCAT([.A443];[.B443])" office:value-type="string" office:string-value="ZofiaBudzianowska" calcext:value-type="string">
            <text:p>ZofiaBudzianowska</text:p>
          </table:table-cell>
          <table:table-cell table:formula="of:=COUNTIF([.$I$2:.$I$1001];[.I443])" office:value-type="float" office:value="16" calcext:value-type="float">
            <text:p>16</text:p>
          </table:table-cell>
          <table:table-cell table:formula="of:=SUMIF([.$I$2:.$I$1001];[.I443];[.$H$2:.$H$1001])" office:value-type="float" office:value="41" calcext:value-type="float">
            <text:p>41</text:p>
          </table:table-cell>
          <table:table-cell table:formula="of:=[.F443]+([.H443]-1)*24+30" office:value-type="float" office:value="970.7" calcext:value-type="float">
            <text:p>970,7</text:p>
          </table:table-cell>
          <table:table-cell table:formula="of:=MONTH([.D443])" office:value-type="float" office:value="7" calcext:value-type="float">
            <text:p>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ornel</text:p>
          </table:table-cell>
          <table:table-cell table:style-name="ce2" office:value-type="string" calcext:value-type="string">
            <text:p>Czerski</text:p>
          </table:table-cell>
          <table:table-cell table:style-name="ce2" office:value-type="string" calcext:value-type="string">
            <text:p>Mielec</text:p>
          </table:table-cell>
          <table:table-cell table:style-name="ce6" office:value-type="date" office:date-value="2014-07-31" calcext:value-type="date">
            <text:p>31.07.2014</text:p>
          </table:table-cell>
          <table:table-cell table:style-name="ce6" office:value-type="date" office:date-value="2014-08-01" calcext:value-type="date">
            <text:p>1.08.2014</text:p>
          </table:table-cell>
          <table:table-cell office:value-type="float" office:value="570" calcext:value-type="float">
            <text:p>570</text:p>
          </table:table-cell>
          <table:table-cell table:formula="of:=[.E444]-[.D444]" office:value-type="float" office:value="1" calcext:value-type="float">
            <text:p>1</text:p>
          </table:table-cell>
          <table:table-cell table:formula="of:=1+[.E444]-[.D444]" office:value-type="float" office:value="2" calcext:value-type="float">
            <text:p>2</text:p>
          </table:table-cell>
          <table:table-cell table:formula="of:=COM.MICROSOFT.CONCAT([.A444];[.B444])" office:value-type="string" office:string-value="KornelCzerski" calcext:value-type="string">
            <text:p>KornelCzerski</text:p>
          </table:table-cell>
          <table:table-cell table:formula="of:=COUNTIF([.$I$2:.$I$1001];[.I444])" office:value-type="float" office:value="9" calcext:value-type="float">
            <text:p>9</text:p>
          </table:table-cell>
          <table:table-cell table:formula="of:=SUMIF([.$I$2:.$I$1001];[.I444];[.$H$2:.$H$1001])" office:value-type="float" office:value="28" calcext:value-type="float">
            <text:p>28</text:p>
          </table:table-cell>
          <table:table-cell table:formula="of:=[.F444]+([.H444]-1)*24+30" office:value-type="float" office:value="624" calcext:value-type="float">
            <text:p>624</text:p>
          </table:table-cell>
          <table:table-cell table:formula="of:=MONTH([.D444])" office:value-type="float" office:value="7" calcext:value-type="float">
            <text:p>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rolina</text:p>
          </table:table-cell>
          <table:table-cell table:style-name="ce2" office:value-type="string" calcext:value-type="string">
            <text:p>Janes</text:p>
          </table:table-cell>
          <table:table-cell table:style-name="ce2" office:value-type="string" calcext:value-type="string">
            <text:p>Lublin</text:p>
          </table:table-cell>
          <table:table-cell table:style-name="ce6" office:value-type="date" office:date-value="2014-07-31" calcext:value-type="date">
            <text:p>31.07.2014</text:p>
          </table:table-cell>
          <table:table-cell table:style-name="ce6" office:value-type="date" office:date-value="2014-08-03" calcext:value-type="date">
            <text:p>3.08.2014</text:p>
          </table:table-cell>
          <table:table-cell office:value-type="float" office:value="737.7" calcext:value-type="float">
            <text:p>737,7</text:p>
          </table:table-cell>
          <table:table-cell table:formula="of:=[.E445]-[.D445]" office:value-type="float" office:value="3" calcext:value-type="float">
            <text:p>3</text:p>
          </table:table-cell>
          <table:table-cell table:formula="of:=1+[.E445]-[.D445]" office:value-type="float" office:value="4" calcext:value-type="float">
            <text:p>4</text:p>
          </table:table-cell>
          <table:table-cell table:formula="of:=COM.MICROSOFT.CONCAT([.A445];[.B445])" office:value-type="string" office:string-value="KarolinaJanes" calcext:value-type="string">
            <text:p>KarolinaJanes</text:p>
          </table:table-cell>
          <table:table-cell table:formula="of:=COUNTIF([.$I$2:.$I$1001];[.I445])" office:value-type="float" office:value="12" calcext:value-type="float">
            <text:p>12</text:p>
          </table:table-cell>
          <table:table-cell table:formula="of:=SUMIF([.$I$2:.$I$1001];[.I445];[.$H$2:.$H$1001])" office:value-type="float" office:value="33" calcext:value-type="float">
            <text:p>33</text:p>
          </table:table-cell>
          <table:table-cell table:formula="of:=[.F445]+([.H445]-1)*24+30" office:value-type="float" office:value="839.7" calcext:value-type="float">
            <text:p>839,7</text:p>
          </table:table-cell>
          <table:table-cell table:formula="of:=MONTH([.D445])" office:value-type="float" office:value="7" calcext:value-type="float">
            <text:p>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ndrzej</text:p>
          </table:table-cell>
          <table:table-cell table:style-name="ce2" office:value-type="string" calcext:value-type="string">
            <text:p>Kolarski</text:p>
          </table:table-cell>
          <table:table-cell table:style-name="ce2" office:value-type="string" calcext:value-type="string">
            <text:p>Zgierz</text:p>
          </table:table-cell>
          <table:table-cell table:style-name="ce6" office:value-type="date" office:date-value="2014-07-31" calcext:value-type="date">
            <text:p>31.07.2014</text:p>
          </table:table-cell>
          <table:table-cell table:style-name="ce6" office:value-type="date" office:date-value="2014-08-04" calcext:value-type="date">
            <text:p>4.08.2014</text:p>
          </table:table-cell>
          <table:table-cell office:value-type="float" office:value="688.5" calcext:value-type="float">
            <text:p>688,5</text:p>
          </table:table-cell>
          <table:table-cell table:formula="of:=[.E446]-[.D446]" office:value-type="float" office:value="4" calcext:value-type="float">
            <text:p>4</text:p>
          </table:table-cell>
          <table:table-cell table:formula="of:=1+[.E446]-[.D446]" office:value-type="float" office:value="5" calcext:value-type="float">
            <text:p>5</text:p>
          </table:table-cell>
          <table:table-cell table:formula="of:=COM.MICROSOFT.CONCAT([.A446];[.B446])" office:value-type="string" office:string-value="AndrzejKolarski" calcext:value-type="string">
            <text:p>AndrzejKolarski</text:p>
          </table:table-cell>
          <table:table-cell table:formula="of:=COUNTIF([.$I$2:.$I$1001];[.I446])" office:value-type="float" office:value="14" calcext:value-type="float">
            <text:p>14</text:p>
          </table:table-cell>
          <table:table-cell table:formula="of:=SUMIF([.$I$2:.$I$1001];[.I446];[.$H$2:.$H$1001])" office:value-type="float" office:value="41" calcext:value-type="float">
            <text:p>41</text:p>
          </table:table-cell>
          <table:table-cell table:formula="of:=[.F446]+([.H446]-1)*24+30" office:value-type="float" office:value="814.5" calcext:value-type="float">
            <text:p>814,5</text:p>
          </table:table-cell>
          <table:table-cell table:formula="of:=MONTH([.D446])" office:value-type="float" office:value="7" calcext:value-type="float">
            <text:p>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ichalina</text:p>
          </table:table-cell>
          <table:table-cell table:style-name="ce2" office:value-type="string" calcext:value-type="string">
            <text:p>Lamda</text:p>
          </table:table-cell>
          <table:table-cell table:style-name="ce2" office:value-type="string" calcext:value-type="string">
            <text:p>Kutno</text:p>
          </table:table-cell>
          <table:table-cell table:style-name="ce6" office:value-type="date" office:date-value="2014-07-31" calcext:value-type="date">
            <text:p>31.07.2014</text:p>
          </table:table-cell>
          <table:table-cell table:style-name="ce6" office:value-type="date" office:date-value="2014-08-02" calcext:value-type="date">
            <text:p>2.08.2014</text:p>
          </table:table-cell>
          <table:table-cell office:value-type="float" office:value="536.8" calcext:value-type="float">
            <text:p>536,8</text:p>
          </table:table-cell>
          <table:table-cell table:formula="of:=[.E447]-[.D447]" office:value-type="float" office:value="2" calcext:value-type="float">
            <text:p>2</text:p>
          </table:table-cell>
          <table:table-cell table:formula="of:=1+[.E447]-[.D447]" office:value-type="float" office:value="3" calcext:value-type="float">
            <text:p>3</text:p>
          </table:table-cell>
          <table:table-cell table:formula="of:=COM.MICROSOFT.CONCAT([.A447];[.B447])" office:value-type="string" office:string-value="MichalinaLamda" calcext:value-type="string">
            <text:p>MichalinaLamda</text:p>
          </table:table-cell>
          <table:table-cell table:formula="of:=COUNTIF([.$I$2:.$I$1001];[.I447])" office:value-type="float" office:value="9" calcext:value-type="float">
            <text:p>9</text:p>
          </table:table-cell>
          <table:table-cell table:formula="of:=SUMIF([.$I$2:.$I$1001];[.I447];[.$H$2:.$H$1001])" office:value-type="float" office:value="26" calcext:value-type="float">
            <text:p>26</text:p>
          </table:table-cell>
          <table:table-cell table:formula="of:=[.F447]+([.H447]-1)*24+30" office:value-type="float" office:value="614.8" calcext:value-type="float">
            <text:p>614,8</text:p>
          </table:table-cell>
          <table:table-cell table:formula="of:=MONTH([.D447])" office:value-type="float" office:value="7" calcext:value-type="float">
            <text:p>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lbert</text:p>
          </table:table-cell>
          <table:table-cell table:style-name="ce2" office:value-type="string" calcext:value-type="string">
            <text:p>Marakasz</text:p>
          </table:table-cell>
          <table:table-cell table:style-name="ce2" office:value-type="string" calcext:value-type="string">
            <text:p>Olsztyn</text:p>
          </table:table-cell>
          <table:table-cell table:style-name="ce6" office:value-type="date" office:date-value="2014-07-31" calcext:value-type="date">
            <text:p>31.07.2014</text:p>
          </table:table-cell>
          <table:table-cell table:style-name="ce6" office:value-type="date" office:date-value="2014-08-01" calcext:value-type="date">
            <text:p>1.08.2014</text:p>
          </table:table-cell>
          <table:table-cell office:value-type="float" office:value="526.8" calcext:value-type="float">
            <text:p>526,8</text:p>
          </table:table-cell>
          <table:table-cell table:formula="of:=[.E448]-[.D448]" office:value-type="float" office:value="1" calcext:value-type="float">
            <text:p>1</text:p>
          </table:table-cell>
          <table:table-cell table:formula="of:=1+[.E448]-[.D448]" office:value-type="float" office:value="2" calcext:value-type="float">
            <text:p>2</text:p>
          </table:table-cell>
          <table:table-cell table:formula="of:=COM.MICROSOFT.CONCAT([.A448];[.B448])" office:value-type="string" office:string-value="AlbertMarakasz" calcext:value-type="string">
            <text:p>AlbertMarakasz</text:p>
          </table:table-cell>
          <table:table-cell table:formula="of:=COUNTIF([.$I$2:.$I$1001];[.I448])" office:value-type="float" office:value="14" calcext:value-type="float">
            <text:p>14</text:p>
          </table:table-cell>
          <table:table-cell table:formula="of:=SUMIF([.$I$2:.$I$1001];[.I448];[.$H$2:.$H$1001])" office:value-type="float" office:value="22" calcext:value-type="float">
            <text:p>22</text:p>
          </table:table-cell>
          <table:table-cell table:formula="of:=[.F448]+([.H448]-1)*24+30" office:value-type="float" office:value="580.8" calcext:value-type="float">
            <text:p>580,8</text:p>
          </table:table-cell>
          <table:table-cell table:formula="of:=MONTH([.D448])" office:value-type="float" office:value="7" calcext:value-type="float">
            <text:p>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zimiera</text:p>
          </table:table-cell>
          <table:table-cell table:style-name="ce2" office:value-type="string" calcext:value-type="string">
            <text:p>Parczewska</text:p>
          </table:table-cell>
          <table:table-cell table:style-name="ce2" office:value-type="string" calcext:value-type="string">
            <text:p>Malbork</text:p>
          </table:table-cell>
          <table:table-cell table:style-name="ce6" office:value-type="date" office:date-value="2014-07-31" calcext:value-type="date">
            <text:p>31.07.2014</text:p>
          </table:table-cell>
          <table:table-cell table:style-name="ce6" office:value-type="date" office:date-value="2014-08-04" calcext:value-type="date">
            <text:p>4.08.2014</text:p>
          </table:table-cell>
          <table:table-cell office:value-type="float" office:value="1524" calcext:value-type="float">
            <text:p>1524</text:p>
          </table:table-cell>
          <table:table-cell table:formula="of:=[.E449]-[.D449]" office:value-type="float" office:value="4" calcext:value-type="float">
            <text:p>4</text:p>
          </table:table-cell>
          <table:table-cell table:formula="of:=1+[.E449]-[.D449]" office:value-type="float" office:value="5" calcext:value-type="float">
            <text:p>5</text:p>
          </table:table-cell>
          <table:table-cell table:formula="of:=COM.MICROSOFT.CONCAT([.A449];[.B449])" office:value-type="string" office:string-value="KazimieraParczewska" calcext:value-type="string">
            <text:p>KazimieraParczewska</text:p>
          </table:table-cell>
          <table:table-cell table:formula="of:=COUNTIF([.$I$2:.$I$1001];[.I449])" office:value-type="float" office:value="11" calcext:value-type="float">
            <text:p>11</text:p>
          </table:table-cell>
          <table:table-cell table:formula="of:=SUMIF([.$I$2:.$I$1001];[.I449];[.$H$2:.$H$1001])" office:value-type="float" office:value="28" calcext:value-type="float">
            <text:p>28</text:p>
          </table:table-cell>
          <table:table-cell table:formula="of:=[.F449]+([.H449]-1)*24+30" office:value-type="float" office:value="1650" calcext:value-type="float">
            <text:p>1650</text:p>
          </table:table-cell>
          <table:table-cell table:formula="of:=MONTH([.D449])" office:value-type="float" office:value="7" calcext:value-type="float">
            <text:p>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Daria</text:p>
          </table:table-cell>
          <table:table-cell table:style-name="ce2" office:value-type="string" calcext:value-type="string">
            <text:p>Paryska</text:p>
          </table:table-cell>
          <table:table-cell table:style-name="ce2" office:value-type="string" calcext:value-type="string">
            <text:p>Krakow</text:p>
          </table:table-cell>
          <table:table-cell table:style-name="ce6" office:value-type="date" office:date-value="2014-07-31" calcext:value-type="date">
            <text:p>31.07.2014</text:p>
          </table:table-cell>
          <table:table-cell table:style-name="ce6" office:value-type="date" office:date-value="2014-08-03" calcext:value-type="date">
            <text:p>3.08.2014</text:p>
          </table:table-cell>
          <table:table-cell office:value-type="float" office:value="1116.5" calcext:value-type="float">
            <text:p>1116,5</text:p>
          </table:table-cell>
          <table:table-cell table:formula="of:=[.E450]-[.D450]" office:value-type="float" office:value="3" calcext:value-type="float">
            <text:p>3</text:p>
          </table:table-cell>
          <table:table-cell table:formula="of:=1+[.E450]-[.D450]" office:value-type="float" office:value="4" calcext:value-type="float">
            <text:p>4</text:p>
          </table:table-cell>
          <table:table-cell table:formula="of:=COM.MICROSOFT.CONCAT([.A450];[.B450])" office:value-type="string" office:string-value="DariaParyska" calcext:value-type="string">
            <text:p>DariaParyska</text:p>
          </table:table-cell>
          <table:table-cell table:formula="of:=COUNTIF([.$I$2:.$I$1001];[.I450])" office:value-type="float" office:value="10" calcext:value-type="float">
            <text:p>10</text:p>
          </table:table-cell>
          <table:table-cell table:formula="of:=SUMIF([.$I$2:.$I$1001];[.I450];[.$H$2:.$H$1001])" office:value-type="float" office:value="28" calcext:value-type="float">
            <text:p>28</text:p>
          </table:table-cell>
          <table:table-cell table:formula="of:=[.F450]+([.H450]-1)*24+30" office:value-type="float" office:value="1218.5" calcext:value-type="float">
            <text:p>1218,5</text:p>
          </table:table-cell>
          <table:table-cell table:formula="of:=MONTH([.D450])" office:value-type="float" office:value="7" calcext:value-type="float">
            <text:p>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Zuzanna</text:p>
          </table:table-cell>
          <table:table-cell table:style-name="ce2" office:value-type="string" calcext:value-type="string">
            <text:p>Piotrkowska</text:p>
          </table:table-cell>
          <table:table-cell table:style-name="ce2" office:value-type="string" calcext:value-type="string">
            <text:p>Siedlce</text:p>
          </table:table-cell>
          <table:table-cell table:style-name="ce6" office:value-type="date" office:date-value="2014-07-31" calcext:value-type="date">
            <text:p>31.07.2014</text:p>
          </table:table-cell>
          <table:table-cell table:style-name="ce6" office:value-type="date" office:date-value="2014-08-01" calcext:value-type="date">
            <text:p>1.08.2014</text:p>
          </table:table-cell>
          <table:table-cell office:value-type="float" office:value="295.4" calcext:value-type="float">
            <text:p>295,4</text:p>
          </table:table-cell>
          <table:table-cell table:formula="of:=[.E451]-[.D451]" office:value-type="float" office:value="1" calcext:value-type="float">
            <text:p>1</text:p>
          </table:table-cell>
          <table:table-cell table:formula="of:=1+[.E451]-[.D451]" office:value-type="float" office:value="2" calcext:value-type="float">
            <text:p>2</text:p>
          </table:table-cell>
          <table:table-cell table:formula="of:=COM.MICROSOFT.CONCAT([.A451];[.B451])" office:value-type="string" office:string-value="ZuzannaPiotrkowska" calcext:value-type="string">
            <text:p>ZuzannaPiotrkowska</text:p>
          </table:table-cell>
          <table:table-cell table:formula="of:=COUNTIF([.$I$2:.$I$1001];[.I451])" office:value-type="float" office:value="15" calcext:value-type="float">
            <text:p>15</text:p>
          </table:table-cell>
          <table:table-cell table:formula="of:=SUMIF([.$I$2:.$I$1001];[.I451];[.$H$2:.$H$1001])" office:value-type="float" office:value="34" calcext:value-type="float">
            <text:p>34</text:p>
          </table:table-cell>
          <table:table-cell table:formula="of:=[.F451]+([.H451]-1)*24+30" office:value-type="float" office:value="349.4" calcext:value-type="float">
            <text:p>349,4</text:p>
          </table:table-cell>
          <table:table-cell table:formula="of:=MONTH([.D451])" office:value-type="float" office:value="7" calcext:value-type="float">
            <text:p>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Grzegorz</text:p>
          </table:table-cell>
          <table:table-cell table:style-name="ce2" office:value-type="string" calcext:value-type="string">
            <text:p>Podolski</text:p>
          </table:table-cell>
          <table:table-cell table:style-name="ce2" office:value-type="string" calcext:value-type="string">
            <text:p>Katowice</text:p>
          </table:table-cell>
          <table:table-cell table:style-name="ce6" office:value-type="date" office:date-value="2014-07-31" calcext:value-type="date">
            <text:p>31.07.2014</text:p>
          </table:table-cell>
          <table:table-cell table:style-name="ce6" office:value-type="date" office:date-value="2014-08-01" calcext:value-type="date">
            <text:p>1.08.2014</text:p>
          </table:table-cell>
          <table:table-cell office:value-type="float" office:value="693.7" calcext:value-type="float">
            <text:p>693,7</text:p>
          </table:table-cell>
          <table:table-cell table:formula="of:=[.E452]-[.D452]" office:value-type="float" office:value="1" calcext:value-type="float">
            <text:p>1</text:p>
          </table:table-cell>
          <table:table-cell table:formula="of:=1+[.E452]-[.D452]" office:value-type="float" office:value="2" calcext:value-type="float">
            <text:p>2</text:p>
          </table:table-cell>
          <table:table-cell table:formula="of:=COM.MICROSOFT.CONCAT([.A452];[.B452])" office:value-type="string" office:string-value="GrzegorzPodolski" calcext:value-type="string">
            <text:p>GrzegorzPodolski</text:p>
          </table:table-cell>
          <table:table-cell table:formula="of:=COUNTIF([.$I$2:.$I$1001];[.I452])" office:value-type="float" office:value="14" calcext:value-type="float">
            <text:p>14</text:p>
          </table:table-cell>
          <table:table-cell table:formula="of:=SUMIF([.$I$2:.$I$1001];[.I452];[.$H$2:.$H$1001])" office:value-type="float" office:value="32" calcext:value-type="float">
            <text:p>32</text:p>
          </table:table-cell>
          <table:table-cell table:formula="of:=[.F452]+([.H452]-1)*24+30" office:value-type="float" office:value="747.7" calcext:value-type="float">
            <text:p>747,7</text:p>
          </table:table-cell>
          <table:table-cell table:formula="of:=MONTH([.D452])" office:value-type="float" office:value="7" calcext:value-type="float">
            <text:p>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ebastian</text:p>
          </table:table-cell>
          <table:table-cell table:style-name="ce2" office:value-type="string" calcext:value-type="string">
            <text:p>Puchacz</text:p>
          </table:table-cell>
          <table:table-cell table:style-name="ce2" office:value-type="string" calcext:value-type="string">
            <text:p>Kalisz</text:p>
          </table:table-cell>
          <table:table-cell table:style-name="ce6" office:value-type="date" office:date-value="2014-07-31" calcext:value-type="date">
            <text:p>31.07.2014</text:p>
          </table:table-cell>
          <table:table-cell table:style-name="ce6" office:value-type="date" office:date-value="2014-08-01" calcext:value-type="date">
            <text:p>1.08.2014</text:p>
          </table:table-cell>
          <table:table-cell office:value-type="float" office:value="601" calcext:value-type="float">
            <text:p>601</text:p>
          </table:table-cell>
          <table:table-cell table:formula="of:=[.E453]-[.D453]" office:value-type="float" office:value="1" calcext:value-type="float">
            <text:p>1</text:p>
          </table:table-cell>
          <table:table-cell table:formula="of:=1+[.E453]-[.D453]" office:value-type="float" office:value="2" calcext:value-type="float">
            <text:p>2</text:p>
          </table:table-cell>
          <table:table-cell table:formula="of:=COM.MICROSOFT.CONCAT([.A453];[.B453])" office:value-type="string" office:string-value="SebastianPuchacz" calcext:value-type="string">
            <text:p>SebastianPuchacz</text:p>
          </table:table-cell>
          <table:table-cell table:formula="of:=COUNTIF([.$I$2:.$I$1001];[.I453])" office:value-type="float" office:value="12" calcext:value-type="float">
            <text:p>12</text:p>
          </table:table-cell>
          <table:table-cell table:formula="of:=SUMIF([.$I$2:.$I$1001];[.I453];[.$H$2:.$H$1001])" office:value-type="float" office:value="35" calcext:value-type="float">
            <text:p>35</text:p>
          </table:table-cell>
          <table:table-cell table:formula="of:=[.F453]+([.H453]-1)*24+30" office:value-type="float" office:value="655" calcext:value-type="float">
            <text:p>655</text:p>
          </table:table-cell>
          <table:table-cell table:formula="of:=MONTH([.D453])" office:value-type="float" office:value="7" calcext:value-type="float">
            <text:p>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iotr</text:p>
          </table:table-cell>
          <table:table-cell table:style-name="ce2" office:value-type="string" calcext:value-type="string">
            <text:p>Roman</text:p>
          </table:table-cell>
          <table:table-cell table:style-name="ce2" office:value-type="string" calcext:value-type="string">
            <text:p>Malbork</text:p>
          </table:table-cell>
          <table:table-cell table:style-name="ce6" office:value-type="date" office:date-value="2014-07-31" calcext:value-type="date">
            <text:p>31.07.2014</text:p>
          </table:table-cell>
          <table:table-cell table:style-name="ce6" office:value-type="date" office:date-value="2014-08-03" calcext:value-type="date">
            <text:p>3.08.2014</text:p>
          </table:table-cell>
          <table:table-cell office:value-type="float" office:value="1313" calcext:value-type="float">
            <text:p>1313</text:p>
          </table:table-cell>
          <table:table-cell table:formula="of:=[.E454]-[.D454]" office:value-type="float" office:value="3" calcext:value-type="float">
            <text:p>3</text:p>
          </table:table-cell>
          <table:table-cell table:formula="of:=1+[.E454]-[.D454]" office:value-type="float" office:value="4" calcext:value-type="float">
            <text:p>4</text:p>
          </table:table-cell>
          <table:table-cell table:formula="of:=COM.MICROSOFT.CONCAT([.A454];[.B454])" office:value-type="string" office:string-value="PiotrRoman" calcext:value-type="string">
            <text:p>PiotrRoman</text:p>
          </table:table-cell>
          <table:table-cell table:formula="of:=COUNTIF([.$I$2:.$I$1001];[.I454])" office:value-type="float" office:value="13" calcext:value-type="float">
            <text:p>13</text:p>
          </table:table-cell>
          <table:table-cell table:formula="of:=SUMIF([.$I$2:.$I$1001];[.I454];[.$H$2:.$H$1001])" office:value-type="float" office:value="39" calcext:value-type="float">
            <text:p>39</text:p>
          </table:table-cell>
          <table:table-cell table:formula="of:=[.F454]+([.H454]-1)*24+30" office:value-type="float" office:value="1415" calcext:value-type="float">
            <text:p>1415</text:p>
          </table:table-cell>
          <table:table-cell table:formula="of:=MONTH([.D454])" office:value-type="float" office:value="7" calcext:value-type="float">
            <text:p>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Tomasz</text:p>
          </table:table-cell>
          <table:table-cell table:style-name="ce2" office:value-type="string" calcext:value-type="string">
            <text:p>Rzepka</text:p>
          </table:table-cell>
          <table:table-cell table:style-name="ce2" office:value-type="string" calcext:value-type="string">
            <text:p>Kutno</text:p>
          </table:table-cell>
          <table:table-cell table:style-name="ce6" office:value-type="date" office:date-value="2014-07-31" calcext:value-type="date">
            <text:p>31.07.2014</text:p>
          </table:table-cell>
          <table:table-cell table:style-name="ce6" office:value-type="date" office:date-value="2014-08-01" calcext:value-type="date">
            <text:p>1.08.2014</text:p>
          </table:table-cell>
          <table:table-cell office:value-type="float" office:value="407.8" calcext:value-type="float">
            <text:p>407,8</text:p>
          </table:table-cell>
          <table:table-cell table:formula="of:=[.E455]-[.D455]" office:value-type="float" office:value="1" calcext:value-type="float">
            <text:p>1</text:p>
          </table:table-cell>
          <table:table-cell table:formula="of:=1+[.E455]-[.D455]" office:value-type="float" office:value="2" calcext:value-type="float">
            <text:p>2</text:p>
          </table:table-cell>
          <table:table-cell table:formula="of:=COM.MICROSOFT.CONCAT([.A455];[.B455])" office:value-type="string" office:string-value="TomaszRzepka" calcext:value-type="string">
            <text:p>TomaszRzepka</text:p>
          </table:table-cell>
          <table:table-cell table:formula="of:=COUNTIF([.$I$2:.$I$1001];[.I455])" office:value-type="float" office:value="17" calcext:value-type="float">
            <text:p>17</text:p>
          </table:table-cell>
          <table:table-cell table:formula="of:=SUMIF([.$I$2:.$I$1001];[.I455];[.$H$2:.$H$1001])" office:value-type="float" office:value="42" calcext:value-type="float">
            <text:p>42</text:p>
          </table:table-cell>
          <table:table-cell table:formula="of:=[.F455]+([.H455]-1)*24+30" office:value-type="float" office:value="461.8" calcext:value-type="float">
            <text:p>461,8</text:p>
          </table:table-cell>
          <table:table-cell table:formula="of:=MONTH([.D455])" office:value-type="float" office:value="7" calcext:value-type="float">
            <text:p>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an</text:p>
          </table:table-cell>
          <table:table-cell table:style-name="ce2" office:value-type="string" calcext:value-type="string">
            <text:p>Rzymski</text:p>
          </table:table-cell>
          <table:table-cell table:style-name="ce2" office:value-type="string" calcext:value-type="string">
            <text:p>Kielce</text:p>
          </table:table-cell>
          <table:table-cell table:style-name="ce6" office:value-type="date" office:date-value="2014-07-31" calcext:value-type="date">
            <text:p>31.07.2014</text:p>
          </table:table-cell>
          <table:table-cell table:style-name="ce6" office:value-type="date" office:date-value="2014-08-03" calcext:value-type="date">
            <text:p>3.08.2014</text:p>
          </table:table-cell>
          <table:table-cell office:value-type="float" office:value="841.7" calcext:value-type="float">
            <text:p>841,7</text:p>
          </table:table-cell>
          <table:table-cell table:formula="of:=[.E456]-[.D456]" office:value-type="float" office:value="3" calcext:value-type="float">
            <text:p>3</text:p>
          </table:table-cell>
          <table:table-cell table:formula="of:=1+[.E456]-[.D456]" office:value-type="float" office:value="4" calcext:value-type="float">
            <text:p>4</text:p>
          </table:table-cell>
          <table:table-cell table:formula="of:=COM.MICROSOFT.CONCAT([.A456];[.B456])" office:value-type="string" office:string-value="JanRzymski" calcext:value-type="string">
            <text:p>JanRzymski</text:p>
          </table:table-cell>
          <table:table-cell table:formula="of:=COUNTIF([.$I$2:.$I$1001];[.I456])" office:value-type="float" office:value="13" calcext:value-type="float">
            <text:p>13</text:p>
          </table:table-cell>
          <table:table-cell table:formula="of:=SUMIF([.$I$2:.$I$1001];[.I456];[.$H$2:.$H$1001])" office:value-type="float" office:value="42" calcext:value-type="float">
            <text:p>42</text:p>
          </table:table-cell>
          <table:table-cell table:formula="of:=[.F456]+([.H456]-1)*24+30" office:value-type="float" office:value="943.7" calcext:value-type="float">
            <text:p>943,7</text:p>
          </table:table-cell>
          <table:table-cell table:formula="of:=MONTH([.D456])" office:value-type="float" office:value="7" calcext:value-type="float">
            <text:p>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Zofia</text:p>
          </table:table-cell>
          <table:table-cell table:style-name="ce2" office:value-type="string" calcext:value-type="string">
            <text:p>Seredycka</text:p>
          </table:table-cell>
          <table:table-cell table:style-name="ce2" office:value-type="string" calcext:value-type="string">
            <text:p>Mielec</text:p>
          </table:table-cell>
          <table:table-cell table:style-name="ce6" office:value-type="date" office:date-value="2014-07-31" calcext:value-type="date">
            <text:p>31.07.2014</text:p>
          </table:table-cell>
          <table:table-cell table:style-name="ce6" office:value-type="date" office:date-value="2014-08-04" calcext:value-type="date">
            <text:p>4.08.2014</text:p>
          </table:table-cell>
          <table:table-cell office:value-type="float" office:value="954" calcext:value-type="float">
            <text:p>954</text:p>
          </table:table-cell>
          <table:table-cell table:formula="of:=[.E457]-[.D457]" office:value-type="float" office:value="4" calcext:value-type="float">
            <text:p>4</text:p>
          </table:table-cell>
          <table:table-cell table:formula="of:=1+[.E457]-[.D457]" office:value-type="float" office:value="5" calcext:value-type="float">
            <text:p>5</text:p>
          </table:table-cell>
          <table:table-cell table:formula="of:=COM.MICROSOFT.CONCAT([.A457];[.B457])" office:value-type="string" office:string-value="ZofiaSeredycka" calcext:value-type="string">
            <text:p>ZofiaSeredycka</text:p>
          </table:table-cell>
          <table:table-cell table:formula="of:=COUNTIF([.$I$2:.$I$1001];[.I457])" office:value-type="float" office:value="15" calcext:value-type="float">
            <text:p>15</text:p>
          </table:table-cell>
          <table:table-cell table:formula="of:=SUMIF([.$I$2:.$I$1001];[.I457];[.$H$2:.$H$1001])" office:value-type="float" office:value="36" calcext:value-type="float">
            <text:p>36</text:p>
          </table:table-cell>
          <table:table-cell table:formula="of:=[.F457]+([.H457]-1)*24+30" office:value-type="float" office:value="1080" calcext:value-type="float">
            <text:p>1080</text:p>
          </table:table-cell>
          <table:table-cell table:formula="of:=MONTH([.D457])" office:value-type="float" office:value="7" calcext:value-type="float">
            <text:p>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iotr</text:p>
          </table:table-cell>
          <table:table-cell table:style-name="ce2" office:value-type="string" calcext:value-type="string">
            <text:p>Sworacz</text:p>
          </table:table-cell>
          <table:table-cell table:style-name="ce2" office:value-type="string" calcext:value-type="string">
            <text:p>Zgierz</text:p>
          </table:table-cell>
          <table:table-cell table:style-name="ce6" office:value-type="date" office:date-value="2014-07-31" calcext:value-type="date">
            <text:p>31.07.2014</text:p>
          </table:table-cell>
          <table:table-cell table:style-name="ce6" office:value-type="date" office:date-value="2014-08-02" calcext:value-type="date">
            <text:p>2.08.2014</text:p>
          </table:table-cell>
          <table:table-cell office:value-type="float" office:value="450.5" calcext:value-type="float">
            <text:p>450,5</text:p>
          </table:table-cell>
          <table:table-cell table:formula="of:=[.E458]-[.D458]" office:value-type="float" office:value="2" calcext:value-type="float">
            <text:p>2</text:p>
          </table:table-cell>
          <table:table-cell table:formula="of:=1+[.E458]-[.D458]" office:value-type="float" office:value="3" calcext:value-type="float">
            <text:p>3</text:p>
          </table:table-cell>
          <table:table-cell table:formula="of:=COM.MICROSOFT.CONCAT([.A458];[.B458])" office:value-type="string" office:string-value="PiotrSworacz" calcext:value-type="string">
            <text:p>PiotrSworacz</text:p>
          </table:table-cell>
          <table:table-cell table:formula="of:=COUNTIF([.$I$2:.$I$1001];[.I458])" office:value-type="float" office:value="10" calcext:value-type="float">
            <text:p>10</text:p>
          </table:table-cell>
          <table:table-cell table:formula="of:=SUMIF([.$I$2:.$I$1001];[.I458];[.$H$2:.$H$1001])" office:value-type="float" office:value="33" calcext:value-type="float">
            <text:p>33</text:p>
          </table:table-cell>
          <table:table-cell table:formula="of:=[.F458]+([.H458]-1)*24+30" office:value-type="float" office:value="528.5" calcext:value-type="float">
            <text:p>528,5</text:p>
          </table:table-cell>
          <table:table-cell table:formula="of:=MONTH([.D458])" office:value-type="float" office:value="7" calcext:value-type="float">
            <text:p>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aulina</text:p>
          </table:table-cell>
          <table:table-cell table:style-name="ce2" office:value-type="string" calcext:value-type="string">
            <text:p>Basala</text:p>
          </table:table-cell>
          <table:table-cell table:style-name="ce2" office:value-type="string" calcext:value-type="string">
            <text:p>Kutno</text:p>
          </table:table-cell>
          <table:table-cell table:style-name="ce6" office:value-type="date" office:date-value="2014-08-06" calcext:value-type="date">
            <text:p>6.08.2014</text:p>
          </table:table-cell>
          <table:table-cell table:style-name="ce6" office:value-type="date" office:date-value="2014-08-07" calcext:value-type="date">
            <text:p>7.08.2014</text:p>
          </table:table-cell>
          <table:table-cell office:value-type="float" office:value="407.8" calcext:value-type="float">
            <text:p>407,8</text:p>
          </table:table-cell>
          <table:table-cell table:formula="of:=[.E459]-[.D459]" office:value-type="float" office:value="1" calcext:value-type="float">
            <text:p>1</text:p>
          </table:table-cell>
          <table:table-cell table:formula="of:=1+[.E459]-[.D459]" office:value-type="float" office:value="2" calcext:value-type="float">
            <text:p>2</text:p>
          </table:table-cell>
          <table:table-cell table:formula="of:=COM.MICROSOFT.CONCAT([.A459];[.B459])" office:value-type="string" office:string-value="PaulinaBasala" calcext:value-type="string">
            <text:p>PaulinaBasala</text:p>
          </table:table-cell>
          <table:table-cell table:formula="of:=COUNTIF([.$I$2:.$I$1001];[.I459])" office:value-type="float" office:value="8" calcext:value-type="float">
            <text:p>8</text:p>
          </table:table-cell>
          <table:table-cell table:formula="of:=SUMIF([.$I$2:.$I$1001];[.I459];[.$H$2:.$H$1001])" office:value-type="float" office:value="14" calcext:value-type="float">
            <text:p>14</text:p>
          </table:table-cell>
          <table:table-cell table:formula="of:=[.F459]+([.H459]-1)*24+30" office:value-type="float" office:value="461.8" calcext:value-type="float">
            <text:p>461,8</text:p>
          </table:table-cell>
          <table:table-cell table:formula="of:=MONTH([.D459])" office:value-type="float" office:value="8" calcext:value-type="float">
            <text:p>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Bogumi</text:p>
          </table:table-cell>
          <table:table-cell table:style-name="ce2" office:value-type="string" calcext:value-type="string">
            <text:p>Lubelski</text:p>
          </table:table-cell>
          <table:table-cell table:style-name="ce2" office:value-type="string" calcext:value-type="string">
            <text:p>Krakow</text:p>
          </table:table-cell>
          <table:table-cell table:style-name="ce6" office:value-type="date" office:date-value="2014-08-06" calcext:value-type="date">
            <text:p>6.08.2014</text:p>
          </table:table-cell>
          <table:table-cell table:style-name="ce6" office:value-type="date" office:date-value="2014-08-07" calcext:value-type="date">
            <text:p>7.08.2014</text:p>
          </table:table-cell>
          <table:table-cell office:value-type="float" office:value="706.5" calcext:value-type="float">
            <text:p>706,5</text:p>
          </table:table-cell>
          <table:table-cell table:formula="of:=[.E460]-[.D460]" office:value-type="float" office:value="1" calcext:value-type="float">
            <text:p>1</text:p>
          </table:table-cell>
          <table:table-cell table:formula="of:=1+[.E460]-[.D460]" office:value-type="float" office:value="2" calcext:value-type="float">
            <text:p>2</text:p>
          </table:table-cell>
          <table:table-cell table:formula="of:=COM.MICROSOFT.CONCAT([.A460];[.B460])" office:value-type="string" office:string-value="BogumiLubelski" calcext:value-type="string">
            <text:p>BogumiLubelski</text:p>
          </table:table-cell>
          <table:table-cell table:formula="of:=COUNTIF([.$I$2:.$I$1001];[.I460])" office:value-type="float" office:value="12" calcext:value-type="float">
            <text:p>12</text:p>
          </table:table-cell>
          <table:table-cell table:formula="of:=SUMIF([.$I$2:.$I$1001];[.I460];[.$H$2:.$H$1001])" office:value-type="float" office:value="30" calcext:value-type="float">
            <text:p>30</text:p>
          </table:table-cell>
          <table:table-cell table:formula="of:=[.F460]+([.H460]-1)*24+30" office:value-type="float" office:value="760.5" calcext:value-type="float">
            <text:p>760,5</text:p>
          </table:table-cell>
          <table:table-cell table:formula="of:=MONTH([.D460])" office:value-type="float" office:value="8" calcext:value-type="float">
            <text:p>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erzy</text:p>
          </table:table-cell>
          <table:table-cell table:style-name="ce2" office:value-type="string" calcext:value-type="string">
            <text:p>Misiek</text:p>
          </table:table-cell>
          <table:table-cell table:style-name="ce2" office:value-type="string" calcext:value-type="string">
            <text:p>Mielec</text:p>
          </table:table-cell>
          <table:table-cell table:style-name="ce6" office:value-type="date" office:date-value="2014-08-06" calcext:value-type="date">
            <text:p>6.08.2014</text:p>
          </table:table-cell>
          <table:table-cell table:style-name="ce6" office:value-type="date" office:date-value="2014-08-10" calcext:value-type="date">
            <text:p>10.08.2014</text:p>
          </table:table-cell>
          <table:table-cell office:value-type="float" office:value="954" calcext:value-type="float">
            <text:p>954</text:p>
          </table:table-cell>
          <table:table-cell table:formula="of:=[.E461]-[.D461]" office:value-type="float" office:value="4" calcext:value-type="float">
            <text:p>4</text:p>
          </table:table-cell>
          <table:table-cell table:formula="of:=1+[.E461]-[.D461]" office:value-type="float" office:value="5" calcext:value-type="float">
            <text:p>5</text:p>
          </table:table-cell>
          <table:table-cell table:formula="of:=COM.MICROSOFT.CONCAT([.A461];[.B461])" office:value-type="string" office:string-value="JerzyMisiek" calcext:value-type="string">
            <text:p>JerzyMisiek</text:p>
          </table:table-cell>
          <table:table-cell table:formula="of:=COUNTIF([.$I$2:.$I$1001];[.I461])" office:value-type="float" office:value="11" calcext:value-type="float">
            <text:p>11</text:p>
          </table:table-cell>
          <table:table-cell table:formula="of:=SUMIF([.$I$2:.$I$1001];[.I461];[.$H$2:.$H$1001])" office:value-type="float" office:value="28" calcext:value-type="float">
            <text:p>28</text:p>
          </table:table-cell>
          <table:table-cell table:formula="of:=[.F461]+([.H461]-1)*24+30" office:value-type="float" office:value="1080" calcext:value-type="float">
            <text:p>1080</text:p>
          </table:table-cell>
          <table:table-cell table:formula="of:=MONTH([.D461])" office:value-type="float" office:value="8" calcext:value-type="float">
            <text:p>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iotr</text:p>
          </table:table-cell>
          <table:table-cell table:style-name="ce2" office:value-type="string" calcext:value-type="string">
            <text:p>Rajczakowski</text:p>
          </table:table-cell>
          <table:table-cell table:style-name="ce2" office:value-type="string" calcext:value-type="string">
            <text:p>Zgierz</text:p>
          </table:table-cell>
          <table:table-cell table:style-name="ce6" office:value-type="date" office:date-value="2014-08-06" calcext:value-type="date">
            <text:p>6.08.2014</text:p>
          </table:table-cell>
          <table:table-cell table:style-name="ce6" office:value-type="date" office:date-value="2014-08-10" calcext:value-type="date">
            <text:p>10.08.2014</text:p>
          </table:table-cell>
          <table:table-cell office:value-type="float" office:value="688.5" calcext:value-type="float">
            <text:p>688,5</text:p>
          </table:table-cell>
          <table:table-cell table:formula="of:=[.E462]-[.D462]" office:value-type="float" office:value="4" calcext:value-type="float">
            <text:p>4</text:p>
          </table:table-cell>
          <table:table-cell table:formula="of:=1+[.E462]-[.D462]" office:value-type="float" office:value="5" calcext:value-type="float">
            <text:p>5</text:p>
          </table:table-cell>
          <table:table-cell table:formula="of:=COM.MICROSOFT.CONCAT([.A462];[.B462])" office:value-type="string" office:string-value="PiotrRajczakowski" calcext:value-type="string">
            <text:p>PiotrRajczakowski</text:p>
          </table:table-cell>
          <table:table-cell table:formula="of:=COUNTIF([.$I$2:.$I$1001];[.I462])" office:value-type="float" office:value="11" calcext:value-type="float">
            <text:p>11</text:p>
          </table:table-cell>
          <table:table-cell table:formula="of:=SUMIF([.$I$2:.$I$1001];[.I462];[.$H$2:.$H$1001])" office:value-type="float" office:value="22" calcext:value-type="float">
            <text:p>22</text:p>
          </table:table-cell>
          <table:table-cell table:formula="of:=[.F462]+([.H462]-1)*24+30" office:value-type="float" office:value="814.5" calcext:value-type="float">
            <text:p>814,5</text:p>
          </table:table-cell>
          <table:table-cell table:formula="of:=MONTH([.D462])" office:value-type="float" office:value="8" calcext:value-type="float">
            <text:p>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Zofia</text:p>
          </table:table-cell>
          <table:table-cell table:style-name="ce2" office:value-type="string" calcext:value-type="string">
            <text:p>Seredycka</text:p>
          </table:table-cell>
          <table:table-cell table:style-name="ce2" office:value-type="string" calcext:value-type="string">
            <text:p>Olsztyn</text:p>
          </table:table-cell>
          <table:table-cell table:style-name="ce6" office:value-type="date" office:date-value="2014-08-06" calcext:value-type="date">
            <text:p>6.08.2014</text:p>
          </table:table-cell>
          <table:table-cell table:style-name="ce6" office:value-type="date" office:date-value="2014-08-09" calcext:value-type="date">
            <text:p>9.08.2014</text:p>
          </table:table-cell>
          <table:table-cell office:value-type="float" office:value="852.8" calcext:value-type="float">
            <text:p>852,8</text:p>
          </table:table-cell>
          <table:table-cell table:formula="of:=[.E463]-[.D463]" office:value-type="float" office:value="3" calcext:value-type="float">
            <text:p>3</text:p>
          </table:table-cell>
          <table:table-cell table:formula="of:=1+[.E463]-[.D463]" office:value-type="float" office:value="4" calcext:value-type="float">
            <text:p>4</text:p>
          </table:table-cell>
          <table:table-cell table:formula="of:=COM.MICROSOFT.CONCAT([.A463];[.B463])" office:value-type="string" office:string-value="ZofiaSeredycka" calcext:value-type="string">
            <text:p>ZofiaSeredycka</text:p>
          </table:table-cell>
          <table:table-cell table:formula="of:=COUNTIF([.$I$2:.$I$1001];[.I463])" office:value-type="float" office:value="15" calcext:value-type="float">
            <text:p>15</text:p>
          </table:table-cell>
          <table:table-cell table:formula="of:=SUMIF([.$I$2:.$I$1001];[.I463];[.$H$2:.$H$1001])" office:value-type="float" office:value="36" calcext:value-type="float">
            <text:p>36</text:p>
          </table:table-cell>
          <table:table-cell table:formula="of:=[.F463]+([.H463]-1)*24+30" office:value-type="float" office:value="954.8" calcext:value-type="float">
            <text:p>954,8</text:p>
          </table:table-cell>
          <table:table-cell table:formula="of:=MONTH([.D463])" office:value-type="float" office:value="8" calcext:value-type="float">
            <text:p>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Bogumi</text:p>
          </table:table-cell>
          <table:table-cell table:style-name="ce2" office:value-type="string" calcext:value-type="string">
            <text:p>Lubelski</text:p>
          </table:table-cell>
          <table:table-cell table:style-name="ce2" office:value-type="string" calcext:value-type="string">
            <text:p>Kielce</text:p>
          </table:table-cell>
          <table:table-cell table:number-columns-repeated="2" table:style-name="ce6" office:value-type="date" office:date-value="2014-08-09" calcext:value-type="date">
            <text:p>9.08.2014</text:p>
          </table:table-cell>
          <table:table-cell office:value-type="float" office:value="307.7" calcext:value-type="float">
            <text:p>307,7</text:p>
          </table:table-cell>
          <table:table-cell table:formula="of:=[.E464]-[.D464]" office:value-type="float" office:value="0" calcext:value-type="float">
            <text:p>0</text:p>
          </table:table-cell>
          <table:table-cell table:formula="of:=1+[.E464]-[.D464]" office:value-type="float" office:value="1" calcext:value-type="float">
            <text:p>1</text:p>
          </table:table-cell>
          <table:table-cell table:formula="of:=COM.MICROSOFT.CONCAT([.A464];[.B464])" office:value-type="string" office:string-value="BogumiLubelski" calcext:value-type="string">
            <text:p>BogumiLubelski</text:p>
          </table:table-cell>
          <table:table-cell table:formula="of:=COUNTIF([.$I$2:.$I$1001];[.I464])" office:value-type="float" office:value="12" calcext:value-type="float">
            <text:p>12</text:p>
          </table:table-cell>
          <table:table-cell table:formula="of:=SUMIF([.$I$2:.$I$1001];[.I464];[.$H$2:.$H$1001])" office:value-type="float" office:value="30" calcext:value-type="float">
            <text:p>30</text:p>
          </table:table-cell>
          <table:table-cell table:formula="of:=[.F464]+([.H464]-1)*24+30" office:value-type="float" office:value="337.7" calcext:value-type="float">
            <text:p>337,7</text:p>
          </table:table-cell>
          <table:table-cell table:formula="of:=MONTH([.D464])" office:value-type="float" office:value="8" calcext:value-type="float">
            <text:p>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atrycja</text:p>
          </table:table-cell>
          <table:table-cell table:style-name="ce2" office:value-type="string" calcext:value-type="string">
            <text:p>Andrycz</text:p>
          </table:table-cell>
          <table:table-cell table:style-name="ce2" office:value-type="string" calcext:value-type="string">
            <text:p>Malbork</text:p>
          </table:table-cell>
          <table:table-cell table:style-name="ce6" office:value-type="date" office:date-value="2014-08-12" calcext:value-type="date">
            <text:p>12.08.2014</text:p>
          </table:table-cell>
          <table:table-cell table:style-name="ce6" office:value-type="date" office:date-value="2014-08-16" calcext:value-type="date">
            <text:p>16.08.2014</text:p>
          </table:table-cell>
          <table:table-cell office:value-type="float" office:value="1524" calcext:value-type="float">
            <text:p>1524</text:p>
          </table:table-cell>
          <table:table-cell table:formula="of:=[.E465]-[.D465]" office:value-type="float" office:value="4" calcext:value-type="float">
            <text:p>4</text:p>
          </table:table-cell>
          <table:table-cell table:formula="of:=1+[.E465]-[.D465]" office:value-type="float" office:value="5" calcext:value-type="float">
            <text:p>5</text:p>
          </table:table-cell>
          <table:table-cell table:formula="of:=COM.MICROSOFT.CONCAT([.A465];[.B465])" office:value-type="string" office:string-value="PatrycjaAndrycz" calcext:value-type="string">
            <text:p>PatrycjaAndrycz</text:p>
          </table:table-cell>
          <table:table-cell table:formula="of:=COUNTIF([.$I$2:.$I$1001];[.I465])" office:value-type="float" office:value="12" calcext:value-type="float">
            <text:p>12</text:p>
          </table:table-cell>
          <table:table-cell table:formula="of:=SUMIF([.$I$2:.$I$1001];[.I465];[.$H$2:.$H$1001])" office:value-type="float" office:value="40" calcext:value-type="float">
            <text:p>40</text:p>
          </table:table-cell>
          <table:table-cell table:formula="of:=[.F465]+([.H465]-1)*24+30" office:value-type="float" office:value="1650" calcext:value-type="float">
            <text:p>1650</text:p>
          </table:table-cell>
          <table:table-cell table:formula="of:=MONTH([.D465])" office:value-type="float" office:value="8" calcext:value-type="float">
            <text:p>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Augustowska</text:p>
          </table:table-cell>
          <table:table-cell table:style-name="ce2" office:value-type="string" calcext:value-type="string">
            <text:p>Olsztyn</text:p>
          </table:table-cell>
          <table:table-cell table:style-name="ce6" office:value-type="date" office:date-value="2014-08-12" calcext:value-type="date">
            <text:p>12.08.2014</text:p>
          </table:table-cell>
          <table:table-cell table:style-name="ce6" office:value-type="date" office:date-value="2014-08-13" calcext:value-type="date">
            <text:p>13.08.2014</text:p>
          </table:table-cell>
          <table:table-cell office:value-type="float" office:value="526.8" calcext:value-type="float">
            <text:p>526,8</text:p>
          </table:table-cell>
          <table:table-cell table:formula="of:=[.E466]-[.D466]" office:value-type="float" office:value="1" calcext:value-type="float">
            <text:p>1</text:p>
          </table:table-cell>
          <table:table-cell table:formula="of:=1+[.E466]-[.D466]" office:value-type="float" office:value="2" calcext:value-type="float">
            <text:p>2</text:p>
          </table:table-cell>
          <table:table-cell table:formula="of:=COM.MICROSOFT.CONCAT([.A466];[.B466])" office:value-type="string" office:string-value="AnnaAugustowska" calcext:value-type="string">
            <text:p>AnnaAugustowska</text:p>
          </table:table-cell>
          <table:table-cell table:formula="of:=COUNTIF([.$I$2:.$I$1001];[.I466])" office:value-type="float" office:value="9" calcext:value-type="float">
            <text:p>9</text:p>
          </table:table-cell>
          <table:table-cell table:formula="of:=SUMIF([.$I$2:.$I$1001];[.I466];[.$H$2:.$H$1001])" office:value-type="float" office:value="22" calcext:value-type="float">
            <text:p>22</text:p>
          </table:table-cell>
          <table:table-cell table:formula="of:=[.F466]+([.H466]-1)*24+30" office:value-type="float" office:value="580.8" calcext:value-type="float">
            <text:p>580,8</text:p>
          </table:table-cell>
          <table:table-cell table:formula="of:=MONTH([.D466])" office:value-type="float" office:value="8" calcext:value-type="float">
            <text:p>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Zofia</text:p>
          </table:table-cell>
          <table:table-cell table:style-name="ce2" office:value-type="string" calcext:value-type="string">
            <text:p>Budzianowska</text:p>
          </table:table-cell>
          <table:table-cell table:style-name="ce2" office:value-type="string" calcext:value-type="string">
            <text:p>Lublin</text:p>
          </table:table-cell>
          <table:table-cell table:style-name="ce6" office:value-type="date" office:date-value="2014-08-12" calcext:value-type="date">
            <text:p>12.08.2014</text:p>
          </table:table-cell>
          <table:table-cell table:style-name="ce6" office:value-type="date" office:date-value="2014-08-14" calcext:value-type="date">
            <text:p>14.08.2014</text:p>
          </table:table-cell>
          <table:table-cell office:value-type="float" office:value="588.7" calcext:value-type="float">
            <text:p>588,7</text:p>
          </table:table-cell>
          <table:table-cell table:formula="of:=[.E467]-[.D467]" office:value-type="float" office:value="2" calcext:value-type="float">
            <text:p>2</text:p>
          </table:table-cell>
          <table:table-cell table:formula="of:=1+[.E467]-[.D467]" office:value-type="float" office:value="3" calcext:value-type="float">
            <text:p>3</text:p>
          </table:table-cell>
          <table:table-cell table:formula="of:=COM.MICROSOFT.CONCAT([.A467];[.B467])" office:value-type="string" office:string-value="ZofiaBudzianowska" calcext:value-type="string">
            <text:p>ZofiaBudzianowska</text:p>
          </table:table-cell>
          <table:table-cell table:formula="of:=COUNTIF([.$I$2:.$I$1001];[.I467])" office:value-type="float" office:value="16" calcext:value-type="float">
            <text:p>16</text:p>
          </table:table-cell>
          <table:table-cell table:formula="of:=SUMIF([.$I$2:.$I$1001];[.I467];[.$H$2:.$H$1001])" office:value-type="float" office:value="41" calcext:value-type="float">
            <text:p>41</text:p>
          </table:table-cell>
          <table:table-cell table:formula="of:=[.F467]+([.H467]-1)*24+30" office:value-type="float" office:value="666.7" calcext:value-type="float">
            <text:p>666,7</text:p>
          </table:table-cell>
          <table:table-cell table:formula="of:=MONTH([.D467])" office:value-type="float" office:value="8" calcext:value-type="float">
            <text:p>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Eustachy</text:p>
          </table:table-cell>
          <table:table-cell table:style-name="ce2" office:value-type="string" calcext:value-type="string">
            <text:p>Bydgoski</text:p>
          </table:table-cell>
          <table:table-cell table:style-name="ce2" office:value-type="string" calcext:value-type="string">
            <text:p>Lublin</text:p>
          </table:table-cell>
          <table:table-cell table:number-columns-repeated="2" table:style-name="ce6" office:value-type="date" office:date-value="2014-08-12" calcext:value-type="date">
            <text:p>12.08.2014</text:p>
          </table:table-cell>
          <table:table-cell office:value-type="float" office:value="290.7" calcext:value-type="float">
            <text:p>290,7</text:p>
          </table:table-cell>
          <table:table-cell table:formula="of:=[.E468]-[.D468]" office:value-type="float" office:value="0" calcext:value-type="float">
            <text:p>0</text:p>
          </table:table-cell>
          <table:table-cell table:formula="of:=1+[.E468]-[.D468]" office:value-type="float" office:value="1" calcext:value-type="float">
            <text:p>1</text:p>
          </table:table-cell>
          <table:table-cell table:formula="of:=COM.MICROSOFT.CONCAT([.A468];[.B468])" office:value-type="string" office:string-value="EustachyBydgoski" calcext:value-type="string">
            <text:p>EustachyBydgoski</text:p>
          </table:table-cell>
          <table:table-cell table:formula="of:=COUNTIF([.$I$2:.$I$1001];[.I468])" office:value-type="float" office:value="6" calcext:value-type="float">
            <text:p>6</text:p>
          </table:table-cell>
          <table:table-cell table:formula="of:=SUMIF([.$I$2:.$I$1001];[.I468];[.$H$2:.$H$1001])" office:value-type="float" office:value="19" calcext:value-type="float">
            <text:p>19</text:p>
          </table:table-cell>
          <table:table-cell table:formula="of:=[.F468]+([.H468]-1)*24+30" office:value-type="float" office:value="320.7" calcext:value-type="float">
            <text:p>320,7</text:p>
          </table:table-cell>
          <table:table-cell table:formula="of:=MONTH([.D468])" office:value-type="float" office:value="8" calcext:value-type="float">
            <text:p>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Edwina</text:p>
          </table:table-cell>
          <table:table-cell table:style-name="ce2" office:value-type="string" calcext:value-type="string">
            <text:p>Elawa</text:p>
          </table:table-cell>
          <table:table-cell table:style-name="ce2" office:value-type="string" calcext:value-type="string">
            <text:p>Kielce</text:p>
          </table:table-cell>
          <table:table-cell table:style-name="ce6" office:value-type="date" office:date-value="2014-08-12" calcext:value-type="date">
            <text:p>12.08.2014</text:p>
          </table:table-cell>
          <table:table-cell table:style-name="ce6" office:value-type="date" office:date-value="2014-08-14" calcext:value-type="date">
            <text:p>14.08.2014</text:p>
          </table:table-cell>
          <table:table-cell office:value-type="float" office:value="663.7" calcext:value-type="float">
            <text:p>663,7</text:p>
          </table:table-cell>
          <table:table-cell table:formula="of:=[.E469]-[.D469]" office:value-type="float" office:value="2" calcext:value-type="float">
            <text:p>2</text:p>
          </table:table-cell>
          <table:table-cell table:formula="of:=1+[.E469]-[.D469]" office:value-type="float" office:value="3" calcext:value-type="float">
            <text:p>3</text:p>
          </table:table-cell>
          <table:table-cell table:formula="of:=COM.MICROSOFT.CONCAT([.A469];[.B469])" office:value-type="string" office:string-value="EdwinaElawa" calcext:value-type="string">
            <text:p>EdwinaElawa</text:p>
          </table:table-cell>
          <table:table-cell table:formula="of:=COUNTIF([.$I$2:.$I$1001];[.I469])" office:value-type="float" office:value="12" calcext:value-type="float">
            <text:p>12</text:p>
          </table:table-cell>
          <table:table-cell table:formula="of:=SUMIF([.$I$2:.$I$1001];[.I469];[.$H$2:.$H$1001])" office:value-type="float" office:value="40" calcext:value-type="float">
            <text:p>40</text:p>
          </table:table-cell>
          <table:table-cell table:formula="of:=[.F469]+([.H469]-1)*24+30" office:value-type="float" office:value="741.7" calcext:value-type="float">
            <text:p>741,7</text:p>
          </table:table-cell>
          <table:table-cell table:formula="of:=MONTH([.D469])" office:value-type="float" office:value="8" calcext:value-type="float">
            <text:p>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arzena</text:p>
          </table:table-cell>
          <table:table-cell table:style-name="ce2" office:value-type="string" calcext:value-type="string">
            <text:p>Grab</text:p>
          </table:table-cell>
          <table:table-cell table:style-name="ce2" office:value-type="string" calcext:value-type="string">
            <text:p>Kutno</text:p>
          </table:table-cell>
          <table:table-cell table:style-name="ce6" office:value-type="date" office:date-value="2014-08-12" calcext:value-type="date">
            <text:p>12.08.2014</text:p>
          </table:table-cell>
          <table:table-cell table:style-name="ce6" office:value-type="date" office:date-value="2014-08-14" calcext:value-type="date">
            <text:p>14.08.2014</text:p>
          </table:table-cell>
          <table:table-cell office:value-type="float" office:value="536.8" calcext:value-type="float">
            <text:p>536,8</text:p>
          </table:table-cell>
          <table:table-cell table:formula="of:=[.E470]-[.D470]" office:value-type="float" office:value="2" calcext:value-type="float">
            <text:p>2</text:p>
          </table:table-cell>
          <table:table-cell table:formula="of:=1+[.E470]-[.D470]" office:value-type="float" office:value="3" calcext:value-type="float">
            <text:p>3</text:p>
          </table:table-cell>
          <table:table-cell table:formula="of:=COM.MICROSOFT.CONCAT([.A470];[.B470])" office:value-type="string" office:string-value="MarzenaGrab" calcext:value-type="string">
            <text:p>MarzenaGrab</text:p>
          </table:table-cell>
          <table:table-cell table:formula="of:=COUNTIF([.$I$2:.$I$1001];[.I470])" office:value-type="float" office:value="12" calcext:value-type="float">
            <text:p>12</text:p>
          </table:table-cell>
          <table:table-cell table:formula="of:=SUMIF([.$I$2:.$I$1001];[.I470];[.$H$2:.$H$1001])" office:value-type="float" office:value="34" calcext:value-type="float">
            <text:p>34</text:p>
          </table:table-cell>
          <table:table-cell table:formula="of:=[.F470]+([.H470]-1)*24+30" office:value-type="float" office:value="614.8" calcext:value-type="float">
            <text:p>614,8</text:p>
          </table:table-cell>
          <table:table-cell table:formula="of:=MONTH([.D470])" office:value-type="float" office:value="8" calcext:value-type="float">
            <text:p>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ustyna</text:p>
          </table:table-cell>
          <table:table-cell table:style-name="ce2" office:value-type="string" calcext:value-type="string">
            <text:p>Kolska</text:p>
          </table:table-cell>
          <table:table-cell table:style-name="ce2" office:value-type="string" calcext:value-type="string">
            <text:p>Olsztyn</text:p>
          </table:table-cell>
          <table:table-cell table:style-name="ce6" office:value-type="date" office:date-value="2014-08-12" calcext:value-type="date">
            <text:p>12.08.2014</text:p>
          </table:table-cell>
          <table:table-cell table:style-name="ce6" office:value-type="date" office:date-value="2014-08-13" calcext:value-type="date">
            <text:p>13.08.2014</text:p>
          </table:table-cell>
          <table:table-cell office:value-type="float" office:value="526.8" calcext:value-type="float">
            <text:p>526,8</text:p>
          </table:table-cell>
          <table:table-cell table:formula="of:=[.E471]-[.D471]" office:value-type="float" office:value="1" calcext:value-type="float">
            <text:p>1</text:p>
          </table:table-cell>
          <table:table-cell table:formula="of:=1+[.E471]-[.D471]" office:value-type="float" office:value="2" calcext:value-type="float">
            <text:p>2</text:p>
          </table:table-cell>
          <table:table-cell table:formula="of:=COM.MICROSOFT.CONCAT([.A471];[.B471])" office:value-type="string" office:string-value="JustynaKolska" calcext:value-type="string">
            <text:p>JustynaKolska</text:p>
          </table:table-cell>
          <table:table-cell table:formula="of:=COUNTIF([.$I$2:.$I$1001];[.I471])" office:value-type="float" office:value="8" calcext:value-type="float">
            <text:p>8</text:p>
          </table:table-cell>
          <table:table-cell table:formula="of:=SUMIF([.$I$2:.$I$1001];[.I471];[.$H$2:.$H$1001])" office:value-type="float" office:value="23" calcext:value-type="float">
            <text:p>23</text:p>
          </table:table-cell>
          <table:table-cell table:formula="of:=[.F471]+([.H471]-1)*24+30" office:value-type="float" office:value="580.8" calcext:value-type="float">
            <text:p>580,8</text:p>
          </table:table-cell>
          <table:table-cell table:formula="of:=MONTH([.D471])" office:value-type="float" office:value="8" calcext:value-type="float">
            <text:p>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Wojciech</text:p>
          </table:table-cell>
          <table:table-cell table:style-name="ce2" office:value-type="string" calcext:value-type="string">
            <text:p>Krokus</text:p>
          </table:table-cell>
          <table:table-cell table:style-name="ce2" office:value-type="string" calcext:value-type="string">
            <text:p>Malbork</text:p>
          </table:table-cell>
          <table:table-cell table:style-name="ce6" office:value-type="date" office:date-value="2014-08-12" calcext:value-type="date">
            <text:p>12.08.2014</text:p>
          </table:table-cell>
          <table:table-cell table:style-name="ce6" office:value-type="date" office:date-value="2014-08-13" calcext:value-type="date">
            <text:p>13.08.2014</text:p>
          </table:table-cell>
          <table:table-cell office:value-type="float" office:value="891" calcext:value-type="float">
            <text:p>891</text:p>
          </table:table-cell>
          <table:table-cell table:formula="of:=[.E472]-[.D472]" office:value-type="float" office:value="1" calcext:value-type="float">
            <text:p>1</text:p>
          </table:table-cell>
          <table:table-cell table:formula="of:=1+[.E472]-[.D472]" office:value-type="float" office:value="2" calcext:value-type="float">
            <text:p>2</text:p>
          </table:table-cell>
          <table:table-cell table:formula="of:=COM.MICROSOFT.CONCAT([.A472];[.B472])" office:value-type="string" office:string-value="WojciechKrokus" calcext:value-type="string">
            <text:p>WojciechKrokus</text:p>
          </table:table-cell>
          <table:table-cell table:formula="of:=COUNTIF([.$I$2:.$I$1001];[.I472])" office:value-type="float" office:value="10" calcext:value-type="float">
            <text:p>10</text:p>
          </table:table-cell>
          <table:table-cell table:formula="of:=SUMIF([.$I$2:.$I$1001];[.I472];[.$H$2:.$H$1001])" office:value-type="float" office:value="26" calcext:value-type="float">
            <text:p>26</text:p>
          </table:table-cell>
          <table:table-cell table:formula="of:=[.F472]+([.H472]-1)*24+30" office:value-type="float" office:value="945" calcext:value-type="float">
            <text:p>945</text:p>
          </table:table-cell>
          <table:table-cell table:formula="of:=MONTH([.D472])" office:value-type="float" office:value="8" calcext:value-type="float">
            <text:p>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Wojciech</text:p>
          </table:table-cell>
          <table:table-cell table:style-name="ce2" office:value-type="string" calcext:value-type="string">
            <text:p>Magierowcz</text:p>
          </table:table-cell>
          <table:table-cell table:style-name="ce2" office:value-type="string" calcext:value-type="string">
            <text:p>Krakow</text:p>
          </table:table-cell>
          <table:table-cell table:style-name="ce6" office:value-type="date" office:date-value="2014-08-12" calcext:value-type="date">
            <text:p>12.08.2014</text:p>
          </table:table-cell>
          <table:table-cell table:style-name="ce6" office:value-type="date" office:date-value="2014-08-16" calcext:value-type="date">
            <text:p>16.08.2014</text:p>
          </table:table-cell>
          <table:table-cell office:value-type="float" office:value="1321.5" calcext:value-type="float">
            <text:p>1321,5</text:p>
          </table:table-cell>
          <table:table-cell table:formula="of:=[.E473]-[.D473]" office:value-type="float" office:value="4" calcext:value-type="float">
            <text:p>4</text:p>
          </table:table-cell>
          <table:table-cell table:formula="of:=1+[.E473]-[.D473]" office:value-type="float" office:value="5" calcext:value-type="float">
            <text:p>5</text:p>
          </table:table-cell>
          <table:table-cell table:formula="of:=COM.MICROSOFT.CONCAT([.A473];[.B473])" office:value-type="string" office:string-value="WojciechMagierowcz" calcext:value-type="string">
            <text:p>WojciechMagierowcz</text:p>
          </table:table-cell>
          <table:table-cell table:formula="of:=COUNTIF([.$I$2:.$I$1001];[.I473])" office:value-type="float" office:value="8" calcext:value-type="float">
            <text:p>8</text:p>
          </table:table-cell>
          <table:table-cell table:formula="of:=SUMIF([.$I$2:.$I$1001];[.I473];[.$H$2:.$H$1001])" office:value-type="float" office:value="28" calcext:value-type="float">
            <text:p>28</text:p>
          </table:table-cell>
          <table:table-cell table:formula="of:=[.F473]+([.H473]-1)*24+30" office:value-type="float" office:value="1447.5" calcext:value-type="float">
            <text:p>1447,5</text:p>
          </table:table-cell>
          <table:table-cell table:formula="of:=MONTH([.D473])" office:value-type="float" office:value="8" calcext:value-type="float">
            <text:p>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dam</text:p>
          </table:table-cell>
          <table:table-cell table:style-name="ce2" office:value-type="string" calcext:value-type="string">
            <text:p>Markowski</text:p>
          </table:table-cell>
          <table:table-cell table:style-name="ce2" office:value-type="string" calcext:value-type="string">
            <text:p>Katowice</text:p>
          </table:table-cell>
          <table:table-cell table:number-columns-repeated="2" table:style-name="ce6" office:value-type="date" office:date-value="2014-08-12" calcext:value-type="date">
            <text:p>12.08.2014</text:p>
          </table:table-cell>
          <table:table-cell office:value-type="float" office:value="494.7" calcext:value-type="float">
            <text:p>494,7</text:p>
          </table:table-cell>
          <table:table-cell table:formula="of:=[.E474]-[.D474]" office:value-type="float" office:value="0" calcext:value-type="float">
            <text:p>0</text:p>
          </table:table-cell>
          <table:table-cell table:formula="of:=1+[.E474]-[.D474]" office:value-type="float" office:value="1" calcext:value-type="float">
            <text:p>1</text:p>
          </table:table-cell>
          <table:table-cell table:formula="of:=COM.MICROSOFT.CONCAT([.A474];[.B474])" office:value-type="string" office:string-value="AdamMarkowski" calcext:value-type="string">
            <text:p>AdamMarkowski</text:p>
          </table:table-cell>
          <table:table-cell table:formula="of:=COUNTIF([.$I$2:.$I$1001];[.I474])" office:value-type="float" office:value="8" calcext:value-type="float">
            <text:p>8</text:p>
          </table:table-cell>
          <table:table-cell table:formula="of:=SUMIF([.$I$2:.$I$1001];[.I474];[.$H$2:.$H$1001])" office:value-type="float" office:value="17" calcext:value-type="float">
            <text:p>17</text:p>
          </table:table-cell>
          <table:table-cell table:formula="of:=[.F474]+([.H474]-1)*24+30" office:value-type="float" office:value="524.7" calcext:value-type="float">
            <text:p>524,7</text:p>
          </table:table-cell>
          <table:table-cell table:formula="of:=MONTH([.D474])" office:value-type="float" office:value="8" calcext:value-type="float">
            <text:p>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Zyta</text:p>
          </table:table-cell>
          <table:table-cell table:style-name="ce2" office:value-type="string" calcext:value-type="string">
            <text:p>Mazurkiewicz</text:p>
          </table:table-cell>
          <table:table-cell table:style-name="ce2" office:value-type="string" calcext:value-type="string">
            <text:p>Zgierz</text:p>
          </table:table-cell>
          <table:table-cell table:style-name="ce6" office:value-type="date" office:date-value="2014-08-12" calcext:value-type="date">
            <text:p>12.08.2014</text:p>
          </table:table-cell>
          <table:table-cell table:style-name="ce6" office:value-type="date" office:date-value="2014-08-16" calcext:value-type="date">
            <text:p>16.08.2014</text:p>
          </table:table-cell>
          <table:table-cell office:value-type="float" office:value="688.5" calcext:value-type="float">
            <text:p>688,5</text:p>
          </table:table-cell>
          <table:table-cell table:formula="of:=[.E475]-[.D475]" office:value-type="float" office:value="4" calcext:value-type="float">
            <text:p>4</text:p>
          </table:table-cell>
          <table:table-cell table:formula="of:=1+[.E475]-[.D475]" office:value-type="float" office:value="5" calcext:value-type="float">
            <text:p>5</text:p>
          </table:table-cell>
          <table:table-cell table:formula="of:=COM.MICROSOFT.CONCAT([.A475];[.B475])" office:value-type="string" office:string-value="ZytaMazurkiewicz" calcext:value-type="string">
            <text:p>ZytaMazurkiewicz</text:p>
          </table:table-cell>
          <table:table-cell table:formula="of:=COUNTIF([.$I$2:.$I$1001];[.I475])" office:value-type="float" office:value="7" calcext:value-type="float">
            <text:p>7</text:p>
          </table:table-cell>
          <table:table-cell table:formula="of:=SUMIF([.$I$2:.$I$1001];[.I475];[.$H$2:.$H$1001])" office:value-type="float" office:value="23" calcext:value-type="float">
            <text:p>23</text:p>
          </table:table-cell>
          <table:table-cell table:formula="of:=[.F475]+([.H475]-1)*24+30" office:value-type="float" office:value="814.5" calcext:value-type="float">
            <text:p>814,5</text:p>
          </table:table-cell>
          <table:table-cell table:formula="of:=MONTH([.D475])" office:value-type="float" office:value="8" calcext:value-type="float">
            <text:p>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erzy</text:p>
          </table:table-cell>
          <table:table-cell table:style-name="ce2" office:value-type="string" calcext:value-type="string">
            <text:p>Misiek</text:p>
          </table:table-cell>
          <table:table-cell table:style-name="ce2" office:value-type="string" calcext:value-type="string">
            <text:p>Katowice</text:p>
          </table:table-cell>
          <table:table-cell table:number-columns-repeated="2" table:style-name="ce6" office:value-type="date" office:date-value="2014-08-12" calcext:value-type="date">
            <text:p>12.08.2014</text:p>
          </table:table-cell>
          <table:table-cell office:value-type="float" office:value="494.7" calcext:value-type="float">
            <text:p>494,7</text:p>
          </table:table-cell>
          <table:table-cell table:formula="of:=[.E476]-[.D476]" office:value-type="float" office:value="0" calcext:value-type="float">
            <text:p>0</text:p>
          </table:table-cell>
          <table:table-cell table:formula="of:=1+[.E476]-[.D476]" office:value-type="float" office:value="1" calcext:value-type="float">
            <text:p>1</text:p>
          </table:table-cell>
          <table:table-cell table:formula="of:=COM.MICROSOFT.CONCAT([.A476];[.B476])" office:value-type="string" office:string-value="JerzyMisiek" calcext:value-type="string">
            <text:p>JerzyMisiek</text:p>
          </table:table-cell>
          <table:table-cell table:formula="of:=COUNTIF([.$I$2:.$I$1001];[.I476])" office:value-type="float" office:value="11" calcext:value-type="float">
            <text:p>11</text:p>
          </table:table-cell>
          <table:table-cell table:formula="of:=SUMIF([.$I$2:.$I$1001];[.I476];[.$H$2:.$H$1001])" office:value-type="float" office:value="28" calcext:value-type="float">
            <text:p>28</text:p>
          </table:table-cell>
          <table:table-cell table:formula="of:=[.F476]+([.H476]-1)*24+30" office:value-type="float" office:value="524.7" calcext:value-type="float">
            <text:p>524,7</text:p>
          </table:table-cell>
          <table:table-cell table:formula="of:=MONTH([.D476])" office:value-type="float" office:value="8" calcext:value-type="float">
            <text:p>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alwina</text:p>
          </table:table-cell>
          <table:table-cell table:style-name="ce2" office:value-type="string" calcext:value-type="string">
            <text:p>Papkin</text:p>
          </table:table-cell>
          <table:table-cell table:style-name="ce2" office:value-type="string" calcext:value-type="string">
            <text:p>Olsztyn</text:p>
          </table:table-cell>
          <table:table-cell table:style-name="ce6" office:value-type="date" office:date-value="2014-08-12" calcext:value-type="date">
            <text:p>12.08.2014</text:p>
          </table:table-cell>
          <table:table-cell table:style-name="ce6" office:value-type="date" office:date-value="2014-08-14" calcext:value-type="date">
            <text:p>14.08.2014</text:p>
          </table:table-cell>
          <table:table-cell office:value-type="float" office:value="689.8" calcext:value-type="float">
            <text:p>689,8</text:p>
          </table:table-cell>
          <table:table-cell table:formula="of:=[.E477]-[.D477]" office:value-type="float" office:value="2" calcext:value-type="float">
            <text:p>2</text:p>
          </table:table-cell>
          <table:table-cell table:formula="of:=1+[.E477]-[.D477]" office:value-type="float" office:value="3" calcext:value-type="float">
            <text:p>3</text:p>
          </table:table-cell>
          <table:table-cell table:formula="of:=COM.MICROSOFT.CONCAT([.A477];[.B477])" office:value-type="string" office:string-value="MalwinaPapkin" calcext:value-type="string">
            <text:p>MalwinaPapkin</text:p>
          </table:table-cell>
          <table:table-cell table:formula="of:=COUNTIF([.$I$2:.$I$1001];[.I477])" office:value-type="float" office:value="11" calcext:value-type="float">
            <text:p>11</text:p>
          </table:table-cell>
          <table:table-cell table:formula="of:=SUMIF([.$I$2:.$I$1001];[.I477];[.$H$2:.$H$1001])" office:value-type="float" office:value="28" calcext:value-type="float">
            <text:p>28</text:p>
          </table:table-cell>
          <table:table-cell table:formula="of:=[.F477]+([.H477]-1)*24+30" office:value-type="float" office:value="767.8" calcext:value-type="float">
            <text:p>767,8</text:p>
          </table:table-cell>
          <table:table-cell table:formula="of:=MONTH([.D477])" office:value-type="float" office:value="8" calcext:value-type="float">
            <text:p>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an</text:p>
          </table:table-cell>
          <table:table-cell table:style-name="ce2" office:value-type="string" calcext:value-type="string">
            <text:p>Rzymski</text:p>
          </table:table-cell>
          <table:table-cell table:style-name="ce2" office:value-type="string" calcext:value-type="string">
            <text:p>Radom</text:p>
          </table:table-cell>
          <table:table-cell table:style-name="ce6" office:value-type="date" office:date-value="2014-08-12" calcext:value-type="date">
            <text:p>12.08.2014</text:p>
          </table:table-cell>
          <table:table-cell table:style-name="ce6" office:value-type="date" office:date-value="2014-08-16" calcext:value-type="date">
            <text:p>16.08.2014</text:p>
          </table:table-cell>
          <table:table-cell office:value-type="float" office:value="674.5" calcext:value-type="float">
            <text:p>674,5</text:p>
          </table:table-cell>
          <table:table-cell table:formula="of:=[.E478]-[.D478]" office:value-type="float" office:value="4" calcext:value-type="float">
            <text:p>4</text:p>
          </table:table-cell>
          <table:table-cell table:formula="of:=1+[.E478]-[.D478]" office:value-type="float" office:value="5" calcext:value-type="float">
            <text:p>5</text:p>
          </table:table-cell>
          <table:table-cell table:formula="of:=COM.MICROSOFT.CONCAT([.A478];[.B478])" office:value-type="string" office:string-value="JanRzymski" calcext:value-type="string">
            <text:p>JanRzymski</text:p>
          </table:table-cell>
          <table:table-cell table:formula="of:=COUNTIF([.$I$2:.$I$1001];[.I478])" office:value-type="float" office:value="13" calcext:value-type="float">
            <text:p>13</text:p>
          </table:table-cell>
          <table:table-cell table:formula="of:=SUMIF([.$I$2:.$I$1001];[.I478];[.$H$2:.$H$1001])" office:value-type="float" office:value="42" calcext:value-type="float">
            <text:p>42</text:p>
          </table:table-cell>
          <table:table-cell table:formula="of:=[.F478]+([.H478]-1)*24+30" office:value-type="float" office:value="800.5" calcext:value-type="float">
            <text:p>800,5</text:p>
          </table:table-cell>
          <table:table-cell table:formula="of:=MONTH([.D478])" office:value-type="float" office:value="8" calcext:value-type="float">
            <text:p>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Zofia</text:p>
          </table:table-cell>
          <table:table-cell table:style-name="ce2" office:value-type="string" calcext:value-type="string">
            <text:p>Seredycka</text:p>
          </table:table-cell>
          <table:table-cell table:style-name="ce2" office:value-type="string" calcext:value-type="string">
            <text:p>Kielce</text:p>
          </table:table-cell>
          <table:table-cell table:style-name="ce6" office:value-type="date" office:date-value="2014-08-12" calcext:value-type="date">
            <text:p>12.08.2014</text:p>
          </table:table-cell>
          <table:table-cell table:style-name="ce6" office:value-type="date" office:date-value="2014-08-14" calcext:value-type="date">
            <text:p>14.08.2014</text:p>
          </table:table-cell>
          <table:table-cell office:value-type="float" office:value="663.7" calcext:value-type="float">
            <text:p>663,7</text:p>
          </table:table-cell>
          <table:table-cell table:formula="of:=[.E479]-[.D479]" office:value-type="float" office:value="2" calcext:value-type="float">
            <text:p>2</text:p>
          </table:table-cell>
          <table:table-cell table:formula="of:=1+[.E479]-[.D479]" office:value-type="float" office:value="3" calcext:value-type="float">
            <text:p>3</text:p>
          </table:table-cell>
          <table:table-cell table:formula="of:=COM.MICROSOFT.CONCAT([.A479];[.B479])" office:value-type="string" office:string-value="ZofiaSeredycka" calcext:value-type="string">
            <text:p>ZofiaSeredycka</text:p>
          </table:table-cell>
          <table:table-cell table:formula="of:=COUNTIF([.$I$2:.$I$1001];[.I479])" office:value-type="float" office:value="15" calcext:value-type="float">
            <text:p>15</text:p>
          </table:table-cell>
          <table:table-cell table:formula="of:=SUMIF([.$I$2:.$I$1001];[.I479];[.$H$2:.$H$1001])" office:value-type="float" office:value="36" calcext:value-type="float">
            <text:p>36</text:p>
          </table:table-cell>
          <table:table-cell table:formula="of:=[.F479]+([.H479]-1)*24+30" office:value-type="float" office:value="741.7" calcext:value-type="float">
            <text:p>741,7</text:p>
          </table:table-cell>
          <table:table-cell table:formula="of:=MONTH([.D479])" office:value-type="float" office:value="8" calcext:value-type="float">
            <text:p>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arek</text:p>
          </table:table-cell>
          <table:table-cell table:style-name="ce2" office:value-type="string" calcext:value-type="string">
            <text:p>Trzeski</text:p>
          </table:table-cell>
          <table:table-cell table:style-name="ce2" office:value-type="string" calcext:value-type="string">
            <text:p>Kalisz</text:p>
          </table:table-cell>
          <table:table-cell table:style-name="ce6" office:value-type="date" office:date-value="2014-08-12" calcext:value-type="date">
            <text:p>12.08.2014</text:p>
          </table:table-cell>
          <table:table-cell table:style-name="ce6" office:value-type="date" office:date-value="2014-08-14" calcext:value-type="date">
            <text:p>14.08.2014</text:p>
          </table:table-cell>
          <table:table-cell office:value-type="float" office:value="760" calcext:value-type="float">
            <text:p>760</text:p>
          </table:table-cell>
          <table:table-cell table:formula="of:=[.E480]-[.D480]" office:value-type="float" office:value="2" calcext:value-type="float">
            <text:p>2</text:p>
          </table:table-cell>
          <table:table-cell table:formula="of:=1+[.E480]-[.D480]" office:value-type="float" office:value="3" calcext:value-type="float">
            <text:p>3</text:p>
          </table:table-cell>
          <table:table-cell table:formula="of:=COM.MICROSOFT.CONCAT([.A480];[.B480])" office:value-type="string" office:string-value="MarekTrzeski" calcext:value-type="string">
            <text:p>MarekTrzeski</text:p>
          </table:table-cell>
          <table:table-cell table:formula="of:=COUNTIF([.$I$2:.$I$1001];[.I480])" office:value-type="float" office:value="9" calcext:value-type="float">
            <text:p>9</text:p>
          </table:table-cell>
          <table:table-cell table:formula="of:=SUMIF([.$I$2:.$I$1001];[.I480];[.$H$2:.$H$1001])" office:value-type="float" office:value="21" calcext:value-type="float">
            <text:p>21</text:p>
          </table:table-cell>
          <table:table-cell table:formula="of:=[.F480]+([.H480]-1)*24+30" office:value-type="float" office:value="838" calcext:value-type="float">
            <text:p>838</text:p>
          </table:table-cell>
          <table:table-cell table:formula="of:=MONTH([.D480])" office:value-type="float" office:value="8" calcext:value-type="float">
            <text:p>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mil</text:p>
          </table:table-cell>
          <table:table-cell table:style-name="ce2" office:value-type="string" calcext:value-type="string">
            <text:p>Zabrzeski</text:p>
          </table:table-cell>
          <table:table-cell table:style-name="ce2" office:value-type="string" calcext:value-type="string">
            <text:p>Olsztyn</text:p>
          </table:table-cell>
          <table:table-cell table:style-name="ce6" office:value-type="date" office:date-value="2014-08-12" calcext:value-type="date">
            <text:p>12.08.2014</text:p>
          </table:table-cell>
          <table:table-cell table:style-name="ce6" office:value-type="date" office:date-value="2014-08-16" calcext:value-type="date">
            <text:p>16.08.2014</text:p>
          </table:table-cell>
          <table:table-cell office:value-type="float" office:value="1015.8" calcext:value-type="float">
            <text:p>1015,8</text:p>
          </table:table-cell>
          <table:table-cell table:formula="of:=[.E481]-[.D481]" office:value-type="float" office:value="4" calcext:value-type="float">
            <text:p>4</text:p>
          </table:table-cell>
          <table:table-cell table:formula="of:=1+[.E481]-[.D481]" office:value-type="float" office:value="5" calcext:value-type="float">
            <text:p>5</text:p>
          </table:table-cell>
          <table:table-cell table:formula="of:=COM.MICROSOFT.CONCAT([.A481];[.B481])" office:value-type="string" office:string-value="KamilZabrzeski" calcext:value-type="string">
            <text:p>KamilZabrzeski</text:p>
          </table:table-cell>
          <table:table-cell table:formula="of:=COUNTIF([.$I$2:.$I$1001];[.I481])" office:value-type="float" office:value="13" calcext:value-type="float">
            <text:p>13</text:p>
          </table:table-cell>
          <table:table-cell table:formula="of:=SUMIF([.$I$2:.$I$1001];[.I481];[.$H$2:.$H$1001])" office:value-type="float" office:value="34" calcext:value-type="float">
            <text:p>34</text:p>
          </table:table-cell>
          <table:table-cell table:formula="of:=[.F481]+([.H481]-1)*24+30" office:value-type="float" office:value="1141.8" calcext:value-type="float">
            <text:p>1141,8</text:p>
          </table:table-cell>
          <table:table-cell table:formula="of:=MONTH([.D481])" office:value-type="float" office:value="8" calcext:value-type="float">
            <text:p>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erzy</text:p>
          </table:table-cell>
          <table:table-cell table:style-name="ce2" office:value-type="string" calcext:value-type="string">
            <text:p>Misiek</text:p>
          </table:table-cell>
          <table:table-cell table:style-name="ce2" office:value-type="string" calcext:value-type="string">
            <text:p>Olsztyn</text:p>
          </table:table-cell>
          <table:table-cell table:number-columns-repeated="2" table:style-name="ce6" office:value-type="date" office:date-value="2014-08-14" calcext:value-type="date">
            <text:p>14.08.2014</text:p>
          </table:table-cell>
          <table:table-cell office:value-type="float" office:value="363.8" calcext:value-type="float">
            <text:p>363,8</text:p>
          </table:table-cell>
          <table:table-cell table:formula="of:=[.E482]-[.D482]" office:value-type="float" office:value="0" calcext:value-type="float">
            <text:p>0</text:p>
          </table:table-cell>
          <table:table-cell table:formula="of:=1+[.E482]-[.D482]" office:value-type="float" office:value="1" calcext:value-type="float">
            <text:p>1</text:p>
          </table:table-cell>
          <table:table-cell table:formula="of:=COM.MICROSOFT.CONCAT([.A482];[.B482])" office:value-type="string" office:string-value="JerzyMisiek" calcext:value-type="string">
            <text:p>JerzyMisiek</text:p>
          </table:table-cell>
          <table:table-cell table:formula="of:=COUNTIF([.$I$2:.$I$1001];[.I482])" office:value-type="float" office:value="11" calcext:value-type="float">
            <text:p>11</text:p>
          </table:table-cell>
          <table:table-cell table:formula="of:=SUMIF([.$I$2:.$I$1001];[.I482];[.$H$2:.$H$1001])" office:value-type="float" office:value="28" calcext:value-type="float">
            <text:p>28</text:p>
          </table:table-cell>
          <table:table-cell table:formula="of:=[.F482]+([.H482]-1)*24+30" office:value-type="float" office:value="393.8" calcext:value-type="float">
            <text:p>393,8</text:p>
          </table:table-cell>
          <table:table-cell table:formula="of:=MONTH([.D482])" office:value-type="float" office:value="8" calcext:value-type="float">
            <text:p>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Zofia</text:p>
          </table:table-cell>
          <table:table-cell table:style-name="ce2" office:value-type="string" calcext:value-type="string">
            <text:p>Budzianowska</text:p>
          </table:table-cell>
          <table:table-cell table:style-name="ce2" office:value-type="string" calcext:value-type="string">
            <text:p>Malbork</text:p>
          </table:table-cell>
          <table:table-cell table:style-name="ce6" office:value-type="date" office:date-value="2014-08-18" calcext:value-type="date">
            <text:p>18.08.2014</text:p>
          </table:table-cell>
          <table:table-cell table:style-name="ce6" office:value-type="date" office:date-value="2014-08-20" calcext:value-type="date">
            <text:p>20.08.2014</text:p>
          </table:table-cell>
          <table:table-cell office:value-type="float" office:value="1102" calcext:value-type="float">
            <text:p>1102</text:p>
          </table:table-cell>
          <table:table-cell table:formula="of:=[.E483]-[.D483]" office:value-type="float" office:value="2" calcext:value-type="float">
            <text:p>2</text:p>
          </table:table-cell>
          <table:table-cell table:formula="of:=1+[.E483]-[.D483]" office:value-type="float" office:value="3" calcext:value-type="float">
            <text:p>3</text:p>
          </table:table-cell>
          <table:table-cell table:formula="of:=COM.MICROSOFT.CONCAT([.A483];[.B483])" office:value-type="string" office:string-value="ZofiaBudzianowska" calcext:value-type="string">
            <text:p>ZofiaBudzianowska</text:p>
          </table:table-cell>
          <table:table-cell table:formula="of:=COUNTIF([.$I$2:.$I$1001];[.I483])" office:value-type="float" office:value="16" calcext:value-type="float">
            <text:p>16</text:p>
          </table:table-cell>
          <table:table-cell table:formula="of:=SUMIF([.$I$2:.$I$1001];[.I483];[.$H$2:.$H$1001])" office:value-type="float" office:value="41" calcext:value-type="float">
            <text:p>41</text:p>
          </table:table-cell>
          <table:table-cell table:formula="of:=[.F483]+([.H483]-1)*24+30" office:value-type="float" office:value="1180" calcext:value-type="float">
            <text:p>1180</text:p>
          </table:table-cell>
          <table:table-cell table:formula="of:=MONTH([.D483])" office:value-type="float" office:value="8" calcext:value-type="float">
            <text:p>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aulina</text:p>
          </table:table-cell>
          <table:table-cell table:style-name="ce2" office:value-type="string" calcext:value-type="string">
            <text:p>Dok</text:p>
          </table:table-cell>
          <table:table-cell table:style-name="ce2" office:value-type="string" calcext:value-type="string">
            <text:p>Lublin</text:p>
          </table:table-cell>
          <table:table-cell table:style-name="ce6" office:value-type="date" office:date-value="2014-08-18" calcext:value-type="date">
            <text:p>18.08.2014</text:p>
          </table:table-cell>
          <table:table-cell table:style-name="ce6" office:value-type="date" office:date-value="2014-08-22" calcext:value-type="date">
            <text:p>22.08.2014</text:p>
          </table:table-cell>
          <table:table-cell office:value-type="float" office:value="886.7" calcext:value-type="float">
            <text:p>886,7</text:p>
          </table:table-cell>
          <table:table-cell table:formula="of:=[.E484]-[.D484]" office:value-type="float" office:value="4" calcext:value-type="float">
            <text:p>4</text:p>
          </table:table-cell>
          <table:table-cell table:formula="of:=1+[.E484]-[.D484]" office:value-type="float" office:value="5" calcext:value-type="float">
            <text:p>5</text:p>
          </table:table-cell>
          <table:table-cell table:formula="of:=COM.MICROSOFT.CONCAT([.A484];[.B484])" office:value-type="string" office:string-value="PaulinaDok" calcext:value-type="string">
            <text:p>PaulinaDok</text:p>
          </table:table-cell>
          <table:table-cell table:formula="of:=COUNTIF([.$I$2:.$I$1001];[.I484])" office:value-type="float" office:value="7" calcext:value-type="float">
            <text:p>7</text:p>
          </table:table-cell>
          <table:table-cell table:formula="of:=SUMIF([.$I$2:.$I$1001];[.I484];[.$H$2:.$H$1001])" office:value-type="float" office:value="20" calcext:value-type="float">
            <text:p>20</text:p>
          </table:table-cell>
          <table:table-cell table:formula="of:=[.F484]+([.H484]-1)*24+30" office:value-type="float" office:value="1012.7" calcext:value-type="float">
            <text:p>1012,7</text:p>
          </table:table-cell>
          <table:table-cell table:formula="of:=MONTH([.D484])" office:value-type="float" office:value="8" calcext:value-type="float">
            <text:p>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arek</text:p>
          </table:table-cell>
          <table:table-cell table:style-name="ce2" office:value-type="string" calcext:value-type="string">
            <text:p>Holski</text:p>
          </table:table-cell>
          <table:table-cell table:style-name="ce2" office:value-type="string" calcext:value-type="string">
            <text:p>Siedlce</text:p>
          </table:table-cell>
          <table:table-cell table:style-name="ce6" office:value-type="date" office:date-value="2014-08-18" calcext:value-type="date">
            <text:p>18.08.2014</text:p>
          </table:table-cell>
          <table:table-cell table:style-name="ce6" office:value-type="date" office:date-value="2014-08-19" calcext:value-type="date">
            <text:p>19.08.2014</text:p>
          </table:table-cell>
          <table:table-cell office:value-type="float" office:value="295.4" calcext:value-type="float">
            <text:p>295,4</text:p>
          </table:table-cell>
          <table:table-cell table:formula="of:=[.E485]-[.D485]" office:value-type="float" office:value="1" calcext:value-type="float">
            <text:p>1</text:p>
          </table:table-cell>
          <table:table-cell table:formula="of:=1+[.E485]-[.D485]" office:value-type="float" office:value="2" calcext:value-type="float">
            <text:p>2</text:p>
          </table:table-cell>
          <table:table-cell table:formula="of:=COM.MICROSOFT.CONCAT([.A485];[.B485])" office:value-type="string" office:string-value="MarekHolski" calcext:value-type="string">
            <text:p>MarekHolski</text:p>
          </table:table-cell>
          <table:table-cell table:formula="of:=COUNTIF([.$I$2:.$I$1001];[.I485])" office:value-type="float" office:value="7" calcext:value-type="float">
            <text:p>7</text:p>
          </table:table-cell>
          <table:table-cell table:formula="of:=SUMIF([.$I$2:.$I$1001];[.I485];[.$H$2:.$H$1001])" office:value-type="float" office:value="18" calcext:value-type="float">
            <text:p>18</text:p>
          </table:table-cell>
          <table:table-cell table:formula="of:=[.F485]+([.H485]-1)*24+30" office:value-type="float" office:value="349.4" calcext:value-type="float">
            <text:p>349,4</text:p>
          </table:table-cell>
          <table:table-cell table:formula="of:=MONTH([.D485])" office:value-type="float" office:value="8" calcext:value-type="float">
            <text:p>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dam</text:p>
          </table:table-cell>
          <table:table-cell table:style-name="ce2" office:value-type="string" calcext:value-type="string">
            <text:p>Markowski</text:p>
          </table:table-cell>
          <table:table-cell table:style-name="ce2" office:value-type="string" calcext:value-type="string">
            <text:p>Malbork</text:p>
          </table:table-cell>
          <table:table-cell table:style-name="ce6" office:value-type="date" office:date-value="2014-08-18" calcext:value-type="date">
            <text:p>18.08.2014</text:p>
          </table:table-cell>
          <table:table-cell table:style-name="ce6" office:value-type="date" office:date-value="2014-08-19" calcext:value-type="date">
            <text:p>19.08.2014</text:p>
          </table:table-cell>
          <table:table-cell office:value-type="float" office:value="891" calcext:value-type="float">
            <text:p>891</text:p>
          </table:table-cell>
          <table:table-cell table:formula="of:=[.E486]-[.D486]" office:value-type="float" office:value="1" calcext:value-type="float">
            <text:p>1</text:p>
          </table:table-cell>
          <table:table-cell table:formula="of:=1+[.E486]-[.D486]" office:value-type="float" office:value="2" calcext:value-type="float">
            <text:p>2</text:p>
          </table:table-cell>
          <table:table-cell table:formula="of:=COM.MICROSOFT.CONCAT([.A486];[.B486])" office:value-type="string" office:string-value="AdamMarkowski" calcext:value-type="string">
            <text:p>AdamMarkowski</text:p>
          </table:table-cell>
          <table:table-cell table:formula="of:=COUNTIF([.$I$2:.$I$1001];[.I486])" office:value-type="float" office:value="8" calcext:value-type="float">
            <text:p>8</text:p>
          </table:table-cell>
          <table:table-cell table:formula="of:=SUMIF([.$I$2:.$I$1001];[.I486];[.$H$2:.$H$1001])" office:value-type="float" office:value="17" calcext:value-type="float">
            <text:p>17</text:p>
          </table:table-cell>
          <table:table-cell table:formula="of:=[.F486]+([.H486]-1)*24+30" office:value-type="float" office:value="945" calcext:value-type="float">
            <text:p>945</text:p>
          </table:table-cell>
          <table:table-cell table:formula="of:=MONTH([.D486])" office:value-type="float" office:value="8" calcext:value-type="float">
            <text:p>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rma</text:p>
          </table:table-cell>
          <table:table-cell table:style-name="ce2" office:value-type="string" calcext:value-type="string">
            <text:p>Opoczna</text:p>
          </table:table-cell>
          <table:table-cell table:style-name="ce2" office:value-type="string" calcext:value-type="string">
            <text:p>Olsztyn</text:p>
          </table:table-cell>
          <table:table-cell table:style-name="ce6" office:value-type="date" office:date-value="2014-08-18" calcext:value-type="date">
            <text:p>18.08.2014</text:p>
          </table:table-cell>
          <table:table-cell table:style-name="ce6" office:value-type="date" office:date-value="2014-08-20" calcext:value-type="date">
            <text:p>20.08.2014</text:p>
          </table:table-cell>
          <table:table-cell office:value-type="float" office:value="689.8" calcext:value-type="float">
            <text:p>689,8</text:p>
          </table:table-cell>
          <table:table-cell table:formula="of:=[.E487]-[.D487]" office:value-type="float" office:value="2" calcext:value-type="float">
            <text:p>2</text:p>
          </table:table-cell>
          <table:table-cell table:formula="of:=1+[.E487]-[.D487]" office:value-type="float" office:value="3" calcext:value-type="float">
            <text:p>3</text:p>
          </table:table-cell>
          <table:table-cell table:formula="of:=COM.MICROSOFT.CONCAT([.A487];[.B487])" office:value-type="string" office:string-value="IrmaOpoczna" calcext:value-type="string">
            <text:p>IrmaOpoczna</text:p>
          </table:table-cell>
          <table:table-cell table:formula="of:=COUNTIF([.$I$2:.$I$1001];[.I487])" office:value-type="float" office:value="9" calcext:value-type="float">
            <text:p>9</text:p>
          </table:table-cell>
          <table:table-cell table:formula="of:=SUMIF([.$I$2:.$I$1001];[.I487];[.$H$2:.$H$1001])" office:value-type="float" office:value="34" calcext:value-type="float">
            <text:p>34</text:p>
          </table:table-cell>
          <table:table-cell table:formula="of:=[.F487]+([.H487]-1)*24+30" office:value-type="float" office:value="767.8" calcext:value-type="float">
            <text:p>767,8</text:p>
          </table:table-cell>
          <table:table-cell table:formula="of:=MONTH([.D487])" office:value-type="float" office:value="8" calcext:value-type="float">
            <text:p>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Tomasz</text:p>
          </table:table-cell>
          <table:table-cell table:style-name="ce2" office:value-type="string" calcext:value-type="string">
            <text:p>Rzepka</text:p>
          </table:table-cell>
          <table:table-cell table:style-name="ce2" office:value-type="string" calcext:value-type="string">
            <text:p>Krakow</text:p>
          </table:table-cell>
          <table:table-cell table:style-name="ce6" office:value-type="date" office:date-value="2014-08-18" calcext:value-type="date">
            <text:p>18.08.2014</text:p>
          </table:table-cell>
          <table:table-cell table:style-name="ce6" office:value-type="date" office:date-value="2014-08-20" calcext:value-type="date">
            <text:p>20.08.2014</text:p>
          </table:table-cell>
          <table:table-cell office:value-type="float" office:value="911.5" calcext:value-type="float">
            <text:p>911,5</text:p>
          </table:table-cell>
          <table:table-cell table:formula="of:=[.E488]-[.D488]" office:value-type="float" office:value="2" calcext:value-type="float">
            <text:p>2</text:p>
          </table:table-cell>
          <table:table-cell table:formula="of:=1+[.E488]-[.D488]" office:value-type="float" office:value="3" calcext:value-type="float">
            <text:p>3</text:p>
          </table:table-cell>
          <table:table-cell table:formula="of:=COM.MICROSOFT.CONCAT([.A488];[.B488])" office:value-type="string" office:string-value="TomaszRzepka" calcext:value-type="string">
            <text:p>TomaszRzepka</text:p>
          </table:table-cell>
          <table:table-cell table:formula="of:=COUNTIF([.$I$2:.$I$1001];[.I488])" office:value-type="float" office:value="17" calcext:value-type="float">
            <text:p>17</text:p>
          </table:table-cell>
          <table:table-cell table:formula="of:=SUMIF([.$I$2:.$I$1001];[.I488];[.$H$2:.$H$1001])" office:value-type="float" office:value="42" calcext:value-type="float">
            <text:p>42</text:p>
          </table:table-cell>
          <table:table-cell table:formula="of:=[.F488]+([.H488]-1)*24+30" office:value-type="float" office:value="989.5" calcext:value-type="float">
            <text:p>989,5</text:p>
          </table:table-cell>
          <table:table-cell table:formula="of:=MONTH([.D488])" office:value-type="float" office:value="8" calcext:value-type="float">
            <text:p>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iotr</text:p>
          </table:table-cell>
          <table:table-cell table:style-name="ce2" office:value-type="string" calcext:value-type="string">
            <text:p>Armowicz</text:p>
          </table:table-cell>
          <table:table-cell table:style-name="ce2" office:value-type="string" calcext:value-type="string">
            <text:p>Zgierz</text:p>
          </table:table-cell>
          <table:table-cell table:style-name="ce6" office:value-type="date" office:date-value="2014-08-24" calcext:value-type="date">
            <text:p>24.08.2014</text:p>
          </table:table-cell>
          <table:table-cell table:style-name="ce6" office:value-type="date" office:date-value="2014-08-26" calcext:value-type="date">
            <text:p>26.08.2014</text:p>
          </table:table-cell>
          <table:table-cell office:value-type="float" office:value="450.5" calcext:value-type="float">
            <text:p>450,5</text:p>
          </table:table-cell>
          <table:table-cell table:formula="of:=[.E489]-[.D489]" office:value-type="float" office:value="2" calcext:value-type="float">
            <text:p>2</text:p>
          </table:table-cell>
          <table:table-cell table:formula="of:=1+[.E489]-[.D489]" office:value-type="float" office:value="3" calcext:value-type="float">
            <text:p>3</text:p>
          </table:table-cell>
          <table:table-cell table:formula="of:=COM.MICROSOFT.CONCAT([.A489];[.B489])" office:value-type="string" office:string-value="PiotrArmowicz" calcext:value-type="string">
            <text:p>PiotrArmowicz</text:p>
          </table:table-cell>
          <table:table-cell table:formula="of:=COUNTIF([.$I$2:.$I$1001];[.I489])" office:value-type="float" office:value="10" calcext:value-type="float">
            <text:p>10</text:p>
          </table:table-cell>
          <table:table-cell table:formula="of:=SUMIF([.$I$2:.$I$1001];[.I489];[.$H$2:.$H$1001])" office:value-type="float" office:value="25" calcext:value-type="float">
            <text:p>25</text:p>
          </table:table-cell>
          <table:table-cell table:formula="of:=[.F489]+([.H489]-1)*24+30" office:value-type="float" office:value="528.5" calcext:value-type="float">
            <text:p>528,5</text:p>
          </table:table-cell>
          <table:table-cell table:formula="of:=MONTH([.D489])" office:value-type="float" office:value="8" calcext:value-type="float">
            <text:p>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rolina</text:p>
          </table:table-cell>
          <table:table-cell table:style-name="ce2" office:value-type="string" calcext:value-type="string">
            <text:p>Arska</text:p>
          </table:table-cell>
          <table:table-cell table:style-name="ce2" office:value-type="string" calcext:value-type="string">
            <text:p>Malbork</text:p>
          </table:table-cell>
          <table:table-cell table:style-name="ce6" office:value-type="date" office:date-value="2014-08-24" calcext:value-type="date">
            <text:p>24.08.2014</text:p>
          </table:table-cell>
          <table:table-cell table:style-name="ce6" office:value-type="date" office:date-value="2014-08-28" calcext:value-type="date">
            <text:p>28.08.2014</text:p>
          </table:table-cell>
          <table:table-cell office:value-type="float" office:value="1524" calcext:value-type="float">
            <text:p>1524</text:p>
          </table:table-cell>
          <table:table-cell table:formula="of:=[.E490]-[.D490]" office:value-type="float" office:value="4" calcext:value-type="float">
            <text:p>4</text:p>
          </table:table-cell>
          <table:table-cell table:formula="of:=1+[.E490]-[.D490]" office:value-type="float" office:value="5" calcext:value-type="float">
            <text:p>5</text:p>
          </table:table-cell>
          <table:table-cell table:formula="of:=COM.MICROSOFT.CONCAT([.A490];[.B490])" office:value-type="string" office:string-value="KarolinaArska" calcext:value-type="string">
            <text:p>KarolinaArska</text:p>
          </table:table-cell>
          <table:table-cell table:formula="of:=COUNTIF([.$I$2:.$I$1001];[.I490])" office:value-type="float" office:value="12" calcext:value-type="float">
            <text:p>12</text:p>
          </table:table-cell>
          <table:table-cell table:formula="of:=SUMIF([.$I$2:.$I$1001];[.I490];[.$H$2:.$H$1001])" office:value-type="float" office:value="36" calcext:value-type="float">
            <text:p>36</text:p>
          </table:table-cell>
          <table:table-cell table:formula="of:=[.F490]+([.H490]-1)*24+30" office:value-type="float" office:value="1650" calcext:value-type="float">
            <text:p>1650</text:p>
          </table:table-cell>
          <table:table-cell table:formula="of:=MONTH([.D490])" office:value-type="float" office:value="8" calcext:value-type="float">
            <text:p>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ndrzej</text:p>
          </table:table-cell>
          <table:table-cell table:style-name="ce2" office:value-type="string" calcext:value-type="string">
            <text:p>Barcz</text:p>
          </table:table-cell>
          <table:table-cell table:style-name="ce2" office:value-type="string" calcext:value-type="string">
            <text:p>Krakow</text:p>
          </table:table-cell>
          <table:table-cell table:style-name="ce6" office:value-type="date" office:date-value="2014-08-24" calcext:value-type="date">
            <text:p>24.08.2014</text:p>
          </table:table-cell>
          <table:table-cell table:style-name="ce6" office:value-type="date" office:date-value="2014-08-25" calcext:value-type="date">
            <text:p>25.08.2014</text:p>
          </table:table-cell>
          <table:table-cell office:value-type="float" office:value="706.5" calcext:value-type="float">
            <text:p>706,5</text:p>
          </table:table-cell>
          <table:table-cell table:formula="of:=[.E491]-[.D491]" office:value-type="float" office:value="1" calcext:value-type="float">
            <text:p>1</text:p>
          </table:table-cell>
          <table:table-cell table:formula="of:=1+[.E491]-[.D491]" office:value-type="float" office:value="2" calcext:value-type="float">
            <text:p>2</text:p>
          </table:table-cell>
          <table:table-cell table:formula="of:=COM.MICROSOFT.CONCAT([.A491];[.B491])" office:value-type="string" office:string-value="AndrzejBarcz" calcext:value-type="string">
            <text:p>AndrzejBarcz</text:p>
          </table:table-cell>
          <table:table-cell table:formula="of:=COUNTIF([.$I$2:.$I$1001];[.I491])" office:value-type="float" office:value="7" calcext:value-type="float">
            <text:p>7</text:p>
          </table:table-cell>
          <table:table-cell table:formula="of:=SUMIF([.$I$2:.$I$1001];[.I491];[.$H$2:.$H$1001])" office:value-type="float" office:value="18" calcext:value-type="float">
            <text:p>18</text:p>
          </table:table-cell>
          <table:table-cell table:formula="of:=[.F491]+([.H491]-1)*24+30" office:value-type="float" office:value="760.5" calcext:value-type="float">
            <text:p>760,5</text:p>
          </table:table-cell>
          <table:table-cell table:formula="of:=MONTH([.D491])" office:value-type="float" office:value="8" calcext:value-type="float">
            <text:p>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Wiktor</text:p>
          </table:table-cell>
          <table:table-cell table:style-name="ce2" office:value-type="string" calcext:value-type="string">
            <text:p>Budzis</text:p>
          </table:table-cell>
          <table:table-cell table:style-name="ce2" office:value-type="string" calcext:value-type="string">
            <text:p>Bydgoszcz</text:p>
          </table:table-cell>
          <table:table-cell table:style-name="ce6" office:value-type="date" office:date-value="2014-08-24" calcext:value-type="date">
            <text:p>24.08.2014</text:p>
          </table:table-cell>
          <table:table-cell table:style-name="ce6" office:value-type="date" office:date-value="2014-08-28" calcext:value-type="date">
            <text:p>28.08.2014</text:p>
          </table:table-cell>
          <table:table-cell office:value-type="float" office:value="1077.4" calcext:value-type="float">
            <text:p>1077,4</text:p>
          </table:table-cell>
          <table:table-cell table:formula="of:=[.E492]-[.D492]" office:value-type="float" office:value="4" calcext:value-type="float">
            <text:p>4</text:p>
          </table:table-cell>
          <table:table-cell table:formula="of:=1+[.E492]-[.D492]" office:value-type="float" office:value="5" calcext:value-type="float">
            <text:p>5</text:p>
          </table:table-cell>
          <table:table-cell table:formula="of:=COM.MICROSOFT.CONCAT([.A492];[.B492])" office:value-type="string" office:string-value="WiktorBudzis" calcext:value-type="string">
            <text:p>WiktorBudzis</text:p>
          </table:table-cell>
          <table:table-cell table:formula="of:=COUNTIF([.$I$2:.$I$1001];[.I492])" office:value-type="float" office:value="12" calcext:value-type="float">
            <text:p>12</text:p>
          </table:table-cell>
          <table:table-cell table:formula="of:=SUMIF([.$I$2:.$I$1001];[.I492];[.$H$2:.$H$1001])" office:value-type="float" office:value="30" calcext:value-type="float">
            <text:p>30</text:p>
          </table:table-cell>
          <table:table-cell table:formula="of:=[.F492]+([.H492]-1)*24+30" office:value-type="float" office:value="1203.4" calcext:value-type="float">
            <text:p>1203,4</text:p>
          </table:table-cell>
          <table:table-cell table:formula="of:=MONTH([.D492])" office:value-type="float" office:value="8" calcext:value-type="float">
            <text:p>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anusz</text:p>
          </table:table-cell>
          <table:table-cell table:style-name="ce2" office:value-type="string" calcext:value-type="string">
            <text:p>Jurkicz</text:p>
          </table:table-cell>
          <table:table-cell table:style-name="ce2" office:value-type="string" calcext:value-type="string">
            <text:p>Malbork</text:p>
          </table:table-cell>
          <table:table-cell table:style-name="ce6" office:value-type="date" office:date-value="2014-08-24" calcext:value-type="date">
            <text:p>24.08.2014</text:p>
          </table:table-cell>
          <table:table-cell table:style-name="ce6" office:value-type="date" office:date-value="2014-08-25" calcext:value-type="date">
            <text:p>25.08.2014</text:p>
          </table:table-cell>
          <table:table-cell office:value-type="float" office:value="891" calcext:value-type="float">
            <text:p>891</text:p>
          </table:table-cell>
          <table:table-cell table:formula="of:=[.E493]-[.D493]" office:value-type="float" office:value="1" calcext:value-type="float">
            <text:p>1</text:p>
          </table:table-cell>
          <table:table-cell table:formula="of:=1+[.E493]-[.D493]" office:value-type="float" office:value="2" calcext:value-type="float">
            <text:p>2</text:p>
          </table:table-cell>
          <table:table-cell table:formula="of:=COM.MICROSOFT.CONCAT([.A493];[.B493])" office:value-type="string" office:string-value="JanuszJurkicz" calcext:value-type="string">
            <text:p>JanuszJurkicz</text:p>
          </table:table-cell>
          <table:table-cell table:formula="of:=COUNTIF([.$I$2:.$I$1001];[.I493])" office:value-type="float" office:value="5" calcext:value-type="float">
            <text:p>5</text:p>
          </table:table-cell>
          <table:table-cell table:formula="of:=SUMIF([.$I$2:.$I$1001];[.I493];[.$H$2:.$H$1001])" office:value-type="float" office:value="10" calcext:value-type="float">
            <text:p>10</text:p>
          </table:table-cell>
          <table:table-cell table:formula="of:=[.F493]+([.H493]-1)*24+30" office:value-type="float" office:value="945" calcext:value-type="float">
            <text:p>945</text:p>
          </table:table-cell>
          <table:table-cell table:formula="of:=MONTH([.D493])" office:value-type="float" office:value="8" calcext:value-type="float">
            <text:p>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cper</text:p>
          </table:table-cell>
          <table:table-cell table:style-name="ce2" office:value-type="string" calcext:value-type="string">
            <text:p>Krajewski</text:p>
          </table:table-cell>
          <table:table-cell table:style-name="ce2" office:value-type="string" calcext:value-type="string">
            <text:p>Krakow</text:p>
          </table:table-cell>
          <table:table-cell table:style-name="ce6" office:value-type="date" office:date-value="2014-08-24" calcext:value-type="date">
            <text:p>24.08.2014</text:p>
          </table:table-cell>
          <table:table-cell table:style-name="ce6" office:value-type="date" office:date-value="2014-08-27" calcext:value-type="date">
            <text:p>27.08.2014</text:p>
          </table:table-cell>
          <table:table-cell office:value-type="float" office:value="1116.5" calcext:value-type="float">
            <text:p>1116,5</text:p>
          </table:table-cell>
          <table:table-cell table:formula="of:=[.E494]-[.D494]" office:value-type="float" office:value="3" calcext:value-type="float">
            <text:p>3</text:p>
          </table:table-cell>
          <table:table-cell table:formula="of:=1+[.E494]-[.D494]" office:value-type="float" office:value="4" calcext:value-type="float">
            <text:p>4</text:p>
          </table:table-cell>
          <table:table-cell table:formula="of:=COM.MICROSOFT.CONCAT([.A494];[.B494])" office:value-type="string" office:string-value="KacperKrajewski" calcext:value-type="string">
            <text:p>KacperKrajewski</text:p>
          </table:table-cell>
          <table:table-cell table:formula="of:=COUNTIF([.$I$2:.$I$1001];[.I494])" office:value-type="float" office:value="10" calcext:value-type="float">
            <text:p>10</text:p>
          </table:table-cell>
          <table:table-cell table:formula="of:=SUMIF([.$I$2:.$I$1001];[.I494];[.$H$2:.$H$1001])" office:value-type="float" office:value="25" calcext:value-type="float">
            <text:p>25</text:p>
          </table:table-cell>
          <table:table-cell table:formula="of:=[.F494]+([.H494]-1)*24+30" office:value-type="float" office:value="1218.5" calcext:value-type="float">
            <text:p>1218,5</text:p>
          </table:table-cell>
          <table:table-cell table:formula="of:=MONTH([.D494])" office:value-type="float" office:value="8" calcext:value-type="float">
            <text:p>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ustyna</text:p>
          </table:table-cell>
          <table:table-cell table:style-name="ce2" office:value-type="string" calcext:value-type="string">
            <text:p>Laska</text:p>
          </table:table-cell>
          <table:table-cell table:style-name="ce2" office:value-type="string" calcext:value-type="string">
            <text:p>Zgierz</text:p>
          </table:table-cell>
          <table:table-cell table:style-name="ce6" office:value-type="date" office:date-value="2014-08-24" calcext:value-type="date">
            <text:p>24.08.2014</text:p>
          </table:table-cell>
          <table:table-cell table:style-name="ce6" office:value-type="date" office:date-value="2014-08-28" calcext:value-type="date">
            <text:p>28.08.2014</text:p>
          </table:table-cell>
          <table:table-cell office:value-type="float" office:value="688.5" calcext:value-type="float">
            <text:p>688,5</text:p>
          </table:table-cell>
          <table:table-cell table:formula="of:=[.E495]-[.D495]" office:value-type="float" office:value="4" calcext:value-type="float">
            <text:p>4</text:p>
          </table:table-cell>
          <table:table-cell table:formula="of:=1+[.E495]-[.D495]" office:value-type="float" office:value="5" calcext:value-type="float">
            <text:p>5</text:p>
          </table:table-cell>
          <table:table-cell table:formula="of:=COM.MICROSOFT.CONCAT([.A495];[.B495])" office:value-type="string" office:string-value="JustynaLaska" calcext:value-type="string">
            <text:p>JustynaLaska</text:p>
          </table:table-cell>
          <table:table-cell table:formula="of:=COUNTIF([.$I$2:.$I$1001];[.I495])" office:value-type="float" office:value="15" calcext:value-type="float">
            <text:p>15</text:p>
          </table:table-cell>
          <table:table-cell table:formula="of:=SUMIF([.$I$2:.$I$1001];[.I495];[.$H$2:.$H$1001])" office:value-type="float" office:value="41" calcext:value-type="float">
            <text:p>41</text:p>
          </table:table-cell>
          <table:table-cell table:formula="of:=[.F495]+([.H495]-1)*24+30" office:value-type="float" office:value="814.5" calcext:value-type="float">
            <text:p>814,5</text:p>
          </table:table-cell>
          <table:table-cell table:formula="of:=MONTH([.D495])" office:value-type="float" office:value="8" calcext:value-type="float">
            <text:p>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rma</text:p>
          </table:table-cell>
          <table:table-cell table:style-name="ce2" office:value-type="string" calcext:value-type="string">
            <text:p>Opoczna</text:p>
          </table:table-cell>
          <table:table-cell table:style-name="ce2" office:value-type="string" calcext:value-type="string">
            <text:p>Krakow</text:p>
          </table:table-cell>
          <table:table-cell table:style-name="ce6" office:value-type="date" office:date-value="2014-08-24" calcext:value-type="date">
            <text:p>24.08.2014</text:p>
          </table:table-cell>
          <table:table-cell table:style-name="ce6" office:value-type="date" office:date-value="2014-08-27" calcext:value-type="date">
            <text:p>27.08.2014</text:p>
          </table:table-cell>
          <table:table-cell office:value-type="float" office:value="1116.5" calcext:value-type="float">
            <text:p>1116,5</text:p>
          </table:table-cell>
          <table:table-cell table:formula="of:=[.E496]-[.D496]" office:value-type="float" office:value="3" calcext:value-type="float">
            <text:p>3</text:p>
          </table:table-cell>
          <table:table-cell table:formula="of:=1+[.E496]-[.D496]" office:value-type="float" office:value="4" calcext:value-type="float">
            <text:p>4</text:p>
          </table:table-cell>
          <table:table-cell table:formula="of:=COM.MICROSOFT.CONCAT([.A496];[.B496])" office:value-type="string" office:string-value="IrmaOpoczna" calcext:value-type="string">
            <text:p>IrmaOpoczna</text:p>
          </table:table-cell>
          <table:table-cell table:formula="of:=COUNTIF([.$I$2:.$I$1001];[.I496])" office:value-type="float" office:value="9" calcext:value-type="float">
            <text:p>9</text:p>
          </table:table-cell>
          <table:table-cell table:formula="of:=SUMIF([.$I$2:.$I$1001];[.I496];[.$H$2:.$H$1001])" office:value-type="float" office:value="34" calcext:value-type="float">
            <text:p>34</text:p>
          </table:table-cell>
          <table:table-cell table:formula="of:=[.F496]+([.H496]-1)*24+30" office:value-type="float" office:value="1218.5" calcext:value-type="float">
            <text:p>1218,5</text:p>
          </table:table-cell>
          <table:table-cell table:formula="of:=MONTH([.D496])" office:value-type="float" office:value="8" calcext:value-type="float">
            <text:p>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Zuzanna</text:p>
          </table:table-cell>
          <table:table-cell table:style-name="ce2" office:value-type="string" calcext:value-type="string">
            <text:p>Piotrkowska</text:p>
          </table:table-cell>
          <table:table-cell table:style-name="ce2" office:value-type="string" calcext:value-type="string">
            <text:p>Lublin</text:p>
          </table:table-cell>
          <table:table-cell table:style-name="ce6" office:value-type="date" office:date-value="2014-08-24" calcext:value-type="date">
            <text:p>24.08.2014</text:p>
          </table:table-cell>
          <table:table-cell table:style-name="ce6" office:value-type="date" office:date-value="2014-08-28" calcext:value-type="date">
            <text:p>28.08.2014</text:p>
          </table:table-cell>
          <table:table-cell office:value-type="float" office:value="886.7" calcext:value-type="float">
            <text:p>886,7</text:p>
          </table:table-cell>
          <table:table-cell table:formula="of:=[.E497]-[.D497]" office:value-type="float" office:value="4" calcext:value-type="float">
            <text:p>4</text:p>
          </table:table-cell>
          <table:table-cell table:formula="of:=1+[.E497]-[.D497]" office:value-type="float" office:value="5" calcext:value-type="float">
            <text:p>5</text:p>
          </table:table-cell>
          <table:table-cell table:formula="of:=COM.MICROSOFT.CONCAT([.A497];[.B497])" office:value-type="string" office:string-value="ZuzannaPiotrkowska" calcext:value-type="string">
            <text:p>ZuzannaPiotrkowska</text:p>
          </table:table-cell>
          <table:table-cell table:formula="of:=COUNTIF([.$I$2:.$I$1001];[.I497])" office:value-type="float" office:value="15" calcext:value-type="float">
            <text:p>15</text:p>
          </table:table-cell>
          <table:table-cell table:formula="of:=SUMIF([.$I$2:.$I$1001];[.I497];[.$H$2:.$H$1001])" office:value-type="float" office:value="34" calcext:value-type="float">
            <text:p>34</text:p>
          </table:table-cell>
          <table:table-cell table:formula="of:=[.F497]+([.H497]-1)*24+30" office:value-type="float" office:value="1012.7" calcext:value-type="float">
            <text:p>1012,7</text:p>
          </table:table-cell>
          <table:table-cell table:formula="of:=MONTH([.D497])" office:value-type="float" office:value="8" calcext:value-type="float">
            <text:p>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Tomasz</text:p>
          </table:table-cell>
          <table:table-cell table:style-name="ce2" office:value-type="string" calcext:value-type="string">
            <text:p>Rzepka</text:p>
          </table:table-cell>
          <table:table-cell table:style-name="ce2" office:value-type="string" calcext:value-type="string">
            <text:p>Katowice</text:p>
          </table:table-cell>
          <table:table-cell table:style-name="ce6" office:value-type="date" office:date-value="2014-08-24" calcext:value-type="date">
            <text:p>24.08.2014</text:p>
          </table:table-cell>
          <table:table-cell table:style-name="ce6" office:value-type="date" office:date-value="2014-08-26" calcext:value-type="date">
            <text:p>26.08.2014</text:p>
          </table:table-cell>
          <table:table-cell office:value-type="float" office:value="892.7" calcext:value-type="float">
            <text:p>892,7</text:p>
          </table:table-cell>
          <table:table-cell table:formula="of:=[.E498]-[.D498]" office:value-type="float" office:value="2" calcext:value-type="float">
            <text:p>2</text:p>
          </table:table-cell>
          <table:table-cell table:formula="of:=1+[.E498]-[.D498]" office:value-type="float" office:value="3" calcext:value-type="float">
            <text:p>3</text:p>
          </table:table-cell>
          <table:table-cell table:formula="of:=COM.MICROSOFT.CONCAT([.A498];[.B498])" office:value-type="string" office:string-value="TomaszRzepka" calcext:value-type="string">
            <text:p>TomaszRzepka</text:p>
          </table:table-cell>
          <table:table-cell table:formula="of:=COUNTIF([.$I$2:.$I$1001];[.I498])" office:value-type="float" office:value="17" calcext:value-type="float">
            <text:p>17</text:p>
          </table:table-cell>
          <table:table-cell table:formula="of:=SUMIF([.$I$2:.$I$1001];[.I498];[.$H$2:.$H$1001])" office:value-type="float" office:value="42" calcext:value-type="float">
            <text:p>42</text:p>
          </table:table-cell>
          <table:table-cell table:formula="of:=[.F498]+([.H498]-1)*24+30" office:value-type="float" office:value="970.7" calcext:value-type="float">
            <text:p>970,7</text:p>
          </table:table-cell>
          <table:table-cell table:formula="of:=MONTH([.D498])" office:value-type="float" office:value="8" calcext:value-type="float">
            <text:p>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dam</text:p>
          </table:table-cell>
          <table:table-cell table:style-name="ce2" office:value-type="string" calcext:value-type="string">
            <text:p>Wradoch</text:p>
          </table:table-cell>
          <table:table-cell table:style-name="ce2" office:value-type="string" calcext:value-type="string">
            <text:p>Radom</text:p>
          </table:table-cell>
          <table:table-cell table:style-name="ce6" office:value-type="date" office:date-value="2014-08-24" calcext:value-type="date">
            <text:p>24.08.2014</text:p>
          </table:table-cell>
          <table:table-cell table:style-name="ce6" office:value-type="date" office:date-value="2014-08-28" calcext:value-type="date">
            <text:p>28.08.2014</text:p>
          </table:table-cell>
          <table:table-cell office:value-type="float" office:value="674.5" calcext:value-type="float">
            <text:p>674,5</text:p>
          </table:table-cell>
          <table:table-cell table:formula="of:=[.E499]-[.D499]" office:value-type="float" office:value="4" calcext:value-type="float">
            <text:p>4</text:p>
          </table:table-cell>
          <table:table-cell table:formula="of:=1+[.E499]-[.D499]" office:value-type="float" office:value="5" calcext:value-type="float">
            <text:p>5</text:p>
          </table:table-cell>
          <table:table-cell table:formula="of:=COM.MICROSOFT.CONCAT([.A499];[.B499])" office:value-type="string" office:string-value="AdamWradoch" calcext:value-type="string">
            <text:p>AdamWradoch</text:p>
          </table:table-cell>
          <table:table-cell table:formula="of:=COUNTIF([.$I$2:.$I$1001];[.I499])" office:value-type="float" office:value="11" calcext:value-type="float">
            <text:p>11</text:p>
          </table:table-cell>
          <table:table-cell table:formula="of:=SUMIF([.$I$2:.$I$1001];[.I499];[.$H$2:.$H$1001])" office:value-type="float" office:value="30" calcext:value-type="float">
            <text:p>30</text:p>
          </table:table-cell>
          <table:table-cell table:formula="of:=[.F499]+([.H499]-1)*24+30" office:value-type="float" office:value="800.5" calcext:value-type="float">
            <text:p>800,5</text:p>
          </table:table-cell>
          <table:table-cell table:formula="of:=MONTH([.D499])" office:value-type="float" office:value="8" calcext:value-type="float">
            <text:p>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Olivia</text:p>
          </table:table-cell>
          <table:table-cell table:style-name="ce2" office:value-type="string" calcext:value-type="string">
            <text:p>Gabor</text:p>
          </table:table-cell>
          <table:table-cell table:style-name="ce2" office:value-type="string" calcext:value-type="string">
            <text:p>Malbork</text:p>
          </table:table-cell>
          <table:table-cell table:style-name="ce6" office:value-type="date" office:date-value="2014-08-25" calcext:value-type="date">
            <text:p>25.08.2014</text:p>
          </table:table-cell>
          <table:table-cell table:style-name="ce6" office:value-type="date" office:date-value="2014-08-26" calcext:value-type="date">
            <text:p>26.08.2014</text:p>
          </table:table-cell>
          <table:table-cell office:value-type="float" office:value="891" calcext:value-type="float">
            <text:p>891</text:p>
          </table:table-cell>
          <table:table-cell table:formula="of:=[.E500]-[.D500]" office:value-type="float" office:value="1" calcext:value-type="float">
            <text:p>1</text:p>
          </table:table-cell>
          <table:table-cell table:formula="of:=1+[.E500]-[.D500]" office:value-type="float" office:value="2" calcext:value-type="float">
            <text:p>2</text:p>
          </table:table-cell>
          <table:table-cell table:formula="of:=COM.MICROSOFT.CONCAT([.A500];[.B500])" office:value-type="string" office:string-value="OliviaGabor" calcext:value-type="string">
            <text:p>OliviaGabor</text:p>
          </table:table-cell>
          <table:table-cell table:formula="of:=COUNTIF([.$I$2:.$I$1001];[.I500])" office:value-type="float" office:value="16" calcext:value-type="float">
            <text:p>16</text:p>
          </table:table-cell>
          <table:table-cell table:formula="of:=SUMIF([.$I$2:.$I$1001];[.I500];[.$H$2:.$H$1001])" office:value-type="float" office:value="31" calcext:value-type="float">
            <text:p>31</text:p>
          </table:table-cell>
          <table:table-cell table:formula="of:=[.F500]+([.H500]-1)*24+30" office:value-type="float" office:value="945" calcext:value-type="float">
            <text:p>945</text:p>
          </table:table-cell>
          <table:table-cell table:formula="of:=MONTH([.D500])" office:value-type="float" office:value="8" calcext:value-type="float">
            <text:p>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zimiera</text:p>
          </table:table-cell>
          <table:table-cell table:style-name="ce2" office:value-type="string" calcext:value-type="string">
            <text:p>Parczewska</text:p>
          </table:table-cell>
          <table:table-cell table:style-name="ce2" office:value-type="string" calcext:value-type="string">
            <text:p>Bydgoszcz</text:p>
          </table:table-cell>
          <table:table-cell table:style-name="ce6" office:value-type="date" office:date-value="2014-08-25" calcext:value-type="date">
            <text:p>25.08.2014</text:p>
          </table:table-cell>
          <table:table-cell table:style-name="ce6" office:value-type="date" office:date-value="2014-08-26" calcext:value-type="date">
            <text:p>26.08.2014</text:p>
          </table:table-cell>
          <table:table-cell office:value-type="float" office:value="654.4" calcext:value-type="float">
            <text:p>654,4</text:p>
          </table:table-cell>
          <table:table-cell table:formula="of:=[.E501]-[.D501]" office:value-type="float" office:value="1" calcext:value-type="float">
            <text:p>1</text:p>
          </table:table-cell>
          <table:table-cell table:formula="of:=1+[.E501]-[.D501]" office:value-type="float" office:value="2" calcext:value-type="float">
            <text:p>2</text:p>
          </table:table-cell>
          <table:table-cell table:formula="of:=COM.MICROSOFT.CONCAT([.A501];[.B501])" office:value-type="string" office:string-value="KazimieraParczewska" calcext:value-type="string">
            <text:p>KazimieraParczewska</text:p>
          </table:table-cell>
          <table:table-cell table:formula="of:=COUNTIF([.$I$2:.$I$1001];[.I501])" office:value-type="float" office:value="11" calcext:value-type="float">
            <text:p>11</text:p>
          </table:table-cell>
          <table:table-cell table:formula="of:=SUMIF([.$I$2:.$I$1001];[.I501];[.$H$2:.$H$1001])" office:value-type="float" office:value="28" calcext:value-type="float">
            <text:p>28</text:p>
          </table:table-cell>
          <table:table-cell table:formula="of:=[.F501]+([.H501]-1)*24+30" office:value-type="float" office:value="708.4" calcext:value-type="float">
            <text:p>708,4</text:p>
          </table:table-cell>
          <table:table-cell table:formula="of:=MONTH([.D501])" office:value-type="float" office:value="8" calcext:value-type="float">
            <text:p>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mil</text:p>
          </table:table-cell>
          <table:table-cell table:style-name="ce2" office:value-type="string" calcext:value-type="string">
            <text:p>Pomorski</text:p>
          </table:table-cell>
          <table:table-cell table:style-name="ce2" office:value-type="string" calcext:value-type="string">
            <text:p>Kalisz</text:p>
          </table:table-cell>
          <table:table-cell table:style-name="ce6" office:value-type="date" office:date-value="2014-08-25" calcext:value-type="date">
            <text:p>25.08.2014</text:p>
          </table:table-cell>
          <table:table-cell table:style-name="ce6" office:value-type="date" office:date-value="2014-08-27" calcext:value-type="date">
            <text:p>27.08.2014</text:p>
          </table:table-cell>
          <table:table-cell office:value-type="float" office:value="760" calcext:value-type="float">
            <text:p>760</text:p>
          </table:table-cell>
          <table:table-cell table:formula="of:=[.E502]-[.D502]" office:value-type="float" office:value="2" calcext:value-type="float">
            <text:p>2</text:p>
          </table:table-cell>
          <table:table-cell table:formula="of:=1+[.E502]-[.D502]" office:value-type="float" office:value="3" calcext:value-type="float">
            <text:p>3</text:p>
          </table:table-cell>
          <table:table-cell table:formula="of:=COM.MICROSOFT.CONCAT([.A502];[.B502])" office:value-type="string" office:string-value="KamilPomorski" calcext:value-type="string">
            <text:p>KamilPomorski</text:p>
          </table:table-cell>
          <table:table-cell table:formula="of:=COUNTIF([.$I$2:.$I$1001];[.I502])" office:value-type="float" office:value="7" calcext:value-type="float">
            <text:p>7</text:p>
          </table:table-cell>
          <table:table-cell table:formula="of:=SUMIF([.$I$2:.$I$1001];[.I502];[.$H$2:.$H$1001])" office:value-type="float" office:value="28" calcext:value-type="float">
            <text:p>28</text:p>
          </table:table-cell>
          <table:table-cell table:formula="of:=[.F502]+([.H502]-1)*24+30" office:value-type="float" office:value="838" calcext:value-type="float">
            <text:p>838</text:p>
          </table:table-cell>
          <table:table-cell table:formula="of:=MONTH([.D502])" office:value-type="float" office:value="8" calcext:value-type="float">
            <text:p>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iotr</text:p>
          </table:table-cell>
          <table:table-cell table:style-name="ce2" office:value-type="string" calcext:value-type="string">
            <text:p>Roman</text:p>
          </table:table-cell>
          <table:table-cell table:style-name="ce2" office:value-type="string" calcext:value-type="string">
            <text:p>Kutno</text:p>
          </table:table-cell>
          <table:table-cell table:style-name="ce6" office:value-type="date" office:date-value="2014-08-25" calcext:value-type="date">
            <text:p>25.08.2014</text:p>
          </table:table-cell>
          <table:table-cell table:style-name="ce6" office:value-type="date" office:date-value="2014-08-26" calcext:value-type="date">
            <text:p>26.08.2014</text:p>
          </table:table-cell>
          <table:table-cell office:value-type="float" office:value="407.8" calcext:value-type="float">
            <text:p>407,8</text:p>
          </table:table-cell>
          <table:table-cell table:formula="of:=[.E503]-[.D503]" office:value-type="float" office:value="1" calcext:value-type="float">
            <text:p>1</text:p>
          </table:table-cell>
          <table:table-cell table:formula="of:=1+[.E503]-[.D503]" office:value-type="float" office:value="2" calcext:value-type="float">
            <text:p>2</text:p>
          </table:table-cell>
          <table:table-cell table:formula="of:=COM.MICROSOFT.CONCAT([.A503];[.B503])" office:value-type="string" office:string-value="PiotrRoman" calcext:value-type="string">
            <text:p>PiotrRoman</text:p>
          </table:table-cell>
          <table:table-cell table:formula="of:=COUNTIF([.$I$2:.$I$1001];[.I503])" office:value-type="float" office:value="13" calcext:value-type="float">
            <text:p>13</text:p>
          </table:table-cell>
          <table:table-cell table:formula="of:=SUMIF([.$I$2:.$I$1001];[.I503];[.$H$2:.$H$1001])" office:value-type="float" office:value="39" calcext:value-type="float">
            <text:p>39</text:p>
          </table:table-cell>
          <table:table-cell table:formula="of:=[.F503]+([.H503]-1)*24+30" office:value-type="float" office:value="461.8" calcext:value-type="float">
            <text:p>461,8</text:p>
          </table:table-cell>
          <table:table-cell table:formula="of:=MONTH([.D503])" office:value-type="float" office:value="8" calcext:value-type="float">
            <text:p>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mil</text:p>
          </table:table-cell>
          <table:table-cell table:style-name="ce2" office:value-type="string" calcext:value-type="string">
            <text:p>Zabrzeski</text:p>
          </table:table-cell>
          <table:table-cell table:style-name="ce2" office:value-type="string" calcext:value-type="string">
            <text:p>Bydgoszcz</text:p>
          </table:table-cell>
          <table:table-cell table:style-name="ce6" office:value-type="date" office:date-value="2014-08-25" calcext:value-type="date">
            <text:p>25.08.2014</text:p>
          </table:table-cell>
          <table:table-cell table:style-name="ce6" office:value-type="date" office:date-value="2014-08-26" calcext:value-type="date">
            <text:p>26.08.2014</text:p>
          </table:table-cell>
          <table:table-cell office:value-type="float" office:value="654.4" calcext:value-type="float">
            <text:p>654,4</text:p>
          </table:table-cell>
          <table:table-cell table:formula="of:=[.E504]-[.D504]" office:value-type="float" office:value="1" calcext:value-type="float">
            <text:p>1</text:p>
          </table:table-cell>
          <table:table-cell table:formula="of:=1+[.E504]-[.D504]" office:value-type="float" office:value="2" calcext:value-type="float">
            <text:p>2</text:p>
          </table:table-cell>
          <table:table-cell table:formula="of:=COM.MICROSOFT.CONCAT([.A504];[.B504])" office:value-type="string" office:string-value="KamilZabrzeski" calcext:value-type="string">
            <text:p>KamilZabrzeski</text:p>
          </table:table-cell>
          <table:table-cell table:formula="of:=COUNTIF([.$I$2:.$I$1001];[.I504])" office:value-type="float" office:value="13" calcext:value-type="float">
            <text:p>13</text:p>
          </table:table-cell>
          <table:table-cell table:formula="of:=SUMIF([.$I$2:.$I$1001];[.I504];[.$H$2:.$H$1001])" office:value-type="float" office:value="34" calcext:value-type="float">
            <text:p>34</text:p>
          </table:table-cell>
          <table:table-cell table:formula="of:=[.F504]+([.H504]-1)*24+30" office:value-type="float" office:value="708.4" calcext:value-type="float">
            <text:p>708,4</text:p>
          </table:table-cell>
          <table:table-cell table:formula="of:=MONTH([.D504])" office:value-type="float" office:value="8" calcext:value-type="float">
            <text:p>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erzy</text:p>
          </table:table-cell>
          <table:table-cell table:style-name="ce2" office:value-type="string" calcext:value-type="string">
            <text:p>Granica</text:p>
          </table:table-cell>
          <table:table-cell table:style-name="ce2" office:value-type="string" calcext:value-type="string">
            <text:p>Kutno</text:p>
          </table:table-cell>
          <table:table-cell table:style-name="ce6" office:value-type="date" office:date-value="2014-08-26" calcext:value-type="date">
            <text:p>26.08.2014</text:p>
          </table:table-cell>
          <table:table-cell table:style-name="ce6" office:value-type="date" office:date-value="2014-08-27" calcext:value-type="date">
            <text:p>27.08.2014</text:p>
          </table:table-cell>
          <table:table-cell office:value-type="float" office:value="407.8" calcext:value-type="float">
            <text:p>407,8</text:p>
          </table:table-cell>
          <table:table-cell table:formula="of:=[.E505]-[.D505]" office:value-type="float" office:value="1" calcext:value-type="float">
            <text:p>1</text:p>
          </table:table-cell>
          <table:table-cell table:formula="of:=1+[.E505]-[.D505]" office:value-type="float" office:value="2" calcext:value-type="float">
            <text:p>2</text:p>
          </table:table-cell>
          <table:table-cell table:formula="of:=COM.MICROSOFT.CONCAT([.A505];[.B505])" office:value-type="string" office:string-value="JerzyGranica" calcext:value-type="string">
            <text:p>JerzyGranica</text:p>
          </table:table-cell>
          <table:table-cell table:formula="of:=COUNTIF([.$I$2:.$I$1001];[.I505])" office:value-type="float" office:value="11" calcext:value-type="float">
            <text:p>11</text:p>
          </table:table-cell>
          <table:table-cell table:formula="of:=SUMIF([.$I$2:.$I$1001];[.I505];[.$H$2:.$H$1001])" office:value-type="float" office:value="26" calcext:value-type="float">
            <text:p>26</text:p>
          </table:table-cell>
          <table:table-cell table:formula="of:=[.F505]+([.H505]-1)*24+30" office:value-type="float" office:value="461.8" calcext:value-type="float">
            <text:p>461,8</text:p>
          </table:table-cell>
          <table:table-cell table:formula="of:=MONTH([.D505])" office:value-type="float" office:value="8" calcext:value-type="float">
            <text:p>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Zofia</text:p>
          </table:table-cell>
          <table:table-cell table:style-name="ce2" office:value-type="string" calcext:value-type="string">
            <text:p>Maselska</text:p>
          </table:table-cell>
          <table:table-cell table:style-name="ce2" office:value-type="string" calcext:value-type="string">
            <text:p>Katowice</text:p>
          </table:table-cell>
          <table:table-cell table:number-columns-repeated="2" table:style-name="ce6" office:value-type="date" office:date-value="2014-08-27" calcext:value-type="date">
            <text:p>27.08.2014</text:p>
          </table:table-cell>
          <table:table-cell office:value-type="float" office:value="494.7" calcext:value-type="float">
            <text:p>494,7</text:p>
          </table:table-cell>
          <table:table-cell table:formula="of:=[.E506]-[.D506]" office:value-type="float" office:value="0" calcext:value-type="float">
            <text:p>0</text:p>
          </table:table-cell>
          <table:table-cell table:formula="of:=1+[.E506]-[.D506]" office:value-type="float" office:value="1" calcext:value-type="float">
            <text:p>1</text:p>
          </table:table-cell>
          <table:table-cell table:formula="of:=COM.MICROSOFT.CONCAT([.A506];[.B506])" office:value-type="string" office:string-value="ZofiaMaselska" calcext:value-type="string">
            <text:p>ZofiaMaselska</text:p>
          </table:table-cell>
          <table:table-cell table:formula="of:=COUNTIF([.$I$2:.$I$1001];[.I506])" office:value-type="float" office:value="11" calcext:value-type="float">
            <text:p>11</text:p>
          </table:table-cell>
          <table:table-cell table:formula="of:=SUMIF([.$I$2:.$I$1001];[.I506];[.$H$2:.$H$1001])" office:value-type="float" office:value="25" calcext:value-type="float">
            <text:p>25</text:p>
          </table:table-cell>
          <table:table-cell table:formula="of:=[.F506]+([.H506]-1)*24+30" office:value-type="float" office:value="524.7" calcext:value-type="float">
            <text:p>524,7</text:p>
          </table:table-cell>
          <table:table-cell table:formula="of:=MONTH([.D506])" office:value-type="float" office:value="8" calcext:value-type="float">
            <text:p>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Eustachy</text:p>
          </table:table-cell>
          <table:table-cell table:style-name="ce2" office:value-type="string" calcext:value-type="string">
            <text:p>Bydgoski</text:p>
          </table:table-cell>
          <table:table-cell table:style-name="ce2" office:value-type="string" calcext:value-type="string">
            <text:p>Olsztyn</text:p>
          </table:table-cell>
          <table:table-cell table:style-name="ce6" office:value-type="date" office:date-value="2014-08-30" calcext:value-type="date">
            <text:p>30.08.2014</text:p>
          </table:table-cell>
          <table:table-cell table:style-name="ce6" office:value-type="date" office:date-value="2014-09-02" calcext:value-type="date">
            <text:p>2.09.2014</text:p>
          </table:table-cell>
          <table:table-cell office:value-type="float" office:value="852.8" calcext:value-type="float">
            <text:p>852,8</text:p>
          </table:table-cell>
          <table:table-cell table:formula="of:=[.E507]-[.D507]" office:value-type="float" office:value="3" calcext:value-type="float">
            <text:p>3</text:p>
          </table:table-cell>
          <table:table-cell table:formula="of:=1+[.E507]-[.D507]" office:value-type="float" office:value="4" calcext:value-type="float">
            <text:p>4</text:p>
          </table:table-cell>
          <table:table-cell table:formula="of:=COM.MICROSOFT.CONCAT([.A507];[.B507])" office:value-type="string" office:string-value="EustachyBydgoski" calcext:value-type="string">
            <text:p>EustachyBydgoski</text:p>
          </table:table-cell>
          <table:table-cell table:formula="of:=COUNTIF([.$I$2:.$I$1001];[.I507])" office:value-type="float" office:value="6" calcext:value-type="float">
            <text:p>6</text:p>
          </table:table-cell>
          <table:table-cell table:formula="of:=SUMIF([.$I$2:.$I$1001];[.I507];[.$H$2:.$H$1001])" office:value-type="float" office:value="19" calcext:value-type="float">
            <text:p>19</text:p>
          </table:table-cell>
          <table:table-cell table:formula="of:=[.F507]+([.H507]-1)*24+30" office:value-type="float" office:value="954.8" calcext:value-type="float">
            <text:p>954,8</text:p>
          </table:table-cell>
          <table:table-cell table:formula="of:=MONTH([.D507])" office:value-type="float" office:value="8" calcext:value-type="float">
            <text:p>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Olivia</text:p>
          </table:table-cell>
          <table:table-cell table:style-name="ce2" office:value-type="string" calcext:value-type="string">
            <text:p>Gabor</text:p>
          </table:table-cell>
          <table:table-cell table:style-name="ce2" office:value-type="string" calcext:value-type="string">
            <text:p>Katowice</text:p>
          </table:table-cell>
          <table:table-cell table:style-name="ce6" office:value-type="date" office:date-value="2014-08-30" calcext:value-type="date">
            <text:p>30.08.2014</text:p>
          </table:table-cell>
          <table:table-cell table:style-name="ce6" office:value-type="date" office:date-value="2014-08-31" calcext:value-type="date">
            <text:p>31.08.2014</text:p>
          </table:table-cell>
          <table:table-cell office:value-type="float" office:value="693.7" calcext:value-type="float">
            <text:p>693,7</text:p>
          </table:table-cell>
          <table:table-cell table:formula="of:=[.E508]-[.D508]" office:value-type="float" office:value="1" calcext:value-type="float">
            <text:p>1</text:p>
          </table:table-cell>
          <table:table-cell table:formula="of:=1+[.E508]-[.D508]" office:value-type="float" office:value="2" calcext:value-type="float">
            <text:p>2</text:p>
          </table:table-cell>
          <table:table-cell table:formula="of:=COM.MICROSOFT.CONCAT([.A508];[.B508])" office:value-type="string" office:string-value="OliviaGabor" calcext:value-type="string">
            <text:p>OliviaGabor</text:p>
          </table:table-cell>
          <table:table-cell table:formula="of:=COUNTIF([.$I$2:.$I$1001];[.I508])" office:value-type="float" office:value="16" calcext:value-type="float">
            <text:p>16</text:p>
          </table:table-cell>
          <table:table-cell table:formula="of:=SUMIF([.$I$2:.$I$1001];[.I508];[.$H$2:.$H$1001])" office:value-type="float" office:value="31" calcext:value-type="float">
            <text:p>31</text:p>
          </table:table-cell>
          <table:table-cell table:formula="of:=[.F508]+([.H508]-1)*24+30" office:value-type="float" office:value="747.7" calcext:value-type="float">
            <text:p>747,7</text:p>
          </table:table-cell>
          <table:table-cell table:formula="of:=MONTH([.D508])" office:value-type="float" office:value="8" calcext:value-type="float">
            <text:p>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erzy</text:p>
          </table:table-cell>
          <table:table-cell table:style-name="ce2" office:value-type="string" calcext:value-type="string">
            <text:p>Granica</text:p>
          </table:table-cell>
          <table:table-cell table:style-name="ce2" office:value-type="string" calcext:value-type="string">
            <text:p>Siedlce</text:p>
          </table:table-cell>
          <table:table-cell table:style-name="ce6" office:value-type="date" office:date-value="2014-08-30" calcext:value-type="date">
            <text:p>30.08.2014</text:p>
          </table:table-cell>
          <table:table-cell table:style-name="ce6" office:value-type="date" office:date-value="2014-09-01" calcext:value-type="date">
            <text:p>1.09.2014</text:p>
          </table:table-cell>
          <table:table-cell office:value-type="float" office:value="434.4" calcext:value-type="float">
            <text:p>434,4</text:p>
          </table:table-cell>
          <table:table-cell table:formula="of:=[.E509]-[.D509]" office:value-type="float" office:value="2" calcext:value-type="float">
            <text:p>2</text:p>
          </table:table-cell>
          <table:table-cell table:formula="of:=1+[.E509]-[.D509]" office:value-type="float" office:value="3" calcext:value-type="float">
            <text:p>3</text:p>
          </table:table-cell>
          <table:table-cell table:formula="of:=COM.MICROSOFT.CONCAT([.A509];[.B509])" office:value-type="string" office:string-value="JerzyGranica" calcext:value-type="string">
            <text:p>JerzyGranica</text:p>
          </table:table-cell>
          <table:table-cell table:formula="of:=COUNTIF([.$I$2:.$I$1001];[.I509])" office:value-type="float" office:value="11" calcext:value-type="float">
            <text:p>11</text:p>
          </table:table-cell>
          <table:table-cell table:formula="of:=SUMIF([.$I$2:.$I$1001];[.I509];[.$H$2:.$H$1001])" office:value-type="float" office:value="26" calcext:value-type="float">
            <text:p>26</text:p>
          </table:table-cell>
          <table:table-cell table:formula="of:=[.F509]+([.H509]-1)*24+30" office:value-type="float" office:value="512.4" calcext:value-type="float">
            <text:p>512,4</text:p>
          </table:table-cell>
          <table:table-cell table:formula="of:=MONTH([.D509])" office:value-type="float" office:value="8" calcext:value-type="float">
            <text:p>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ornel</text:p>
          </table:table-cell>
          <table:table-cell table:style-name="ce2" office:value-type="string" calcext:value-type="string">
            <text:p>Henrykowski</text:p>
          </table:table-cell>
          <table:table-cell table:style-name="ce2" office:value-type="string" calcext:value-type="string">
            <text:p>Kielce</text:p>
          </table:table-cell>
          <table:table-cell table:style-name="ce6" office:value-type="date" office:date-value="2014-08-30" calcext:value-type="date">
            <text:p>30.08.2014</text:p>
          </table:table-cell>
          <table:table-cell table:style-name="ce6" office:value-type="date" office:date-value="2014-08-31" calcext:value-type="date">
            <text:p>31.08.2014</text:p>
          </table:table-cell>
          <table:table-cell office:value-type="float" office:value="485.7" calcext:value-type="float">
            <text:p>485,7</text:p>
          </table:table-cell>
          <table:table-cell table:formula="of:=[.E510]-[.D510]" office:value-type="float" office:value="1" calcext:value-type="float">
            <text:p>1</text:p>
          </table:table-cell>
          <table:table-cell table:formula="of:=1+[.E510]-[.D510]" office:value-type="float" office:value="2" calcext:value-type="float">
            <text:p>2</text:p>
          </table:table-cell>
          <table:table-cell table:formula="of:=COM.MICROSOFT.CONCAT([.A510];[.B510])" office:value-type="string" office:string-value="KornelHenrykowski" calcext:value-type="string">
            <text:p>KornelHenrykowski</text:p>
          </table:table-cell>
          <table:table-cell table:formula="of:=COUNTIF([.$I$2:.$I$1001];[.I510])" office:value-type="float" office:value="13" calcext:value-type="float">
            <text:p>13</text:p>
          </table:table-cell>
          <table:table-cell table:formula="of:=SUMIF([.$I$2:.$I$1001];[.I510];[.$H$2:.$H$1001])" office:value-type="float" office:value="27" calcext:value-type="float">
            <text:p>27</text:p>
          </table:table-cell>
          <table:table-cell table:formula="of:=[.F510]+([.H510]-1)*24+30" office:value-type="float" office:value="539.7" calcext:value-type="float">
            <text:p>539,7</text:p>
          </table:table-cell>
          <table:table-cell table:formula="of:=MONTH([.D510])" office:value-type="float" office:value="8" calcext:value-type="float">
            <text:p>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Zuzanna</text:p>
          </table:table-cell>
          <table:table-cell table:style-name="ce2" office:value-type="string" calcext:value-type="string">
            <text:p>Piotrkowska</text:p>
          </table:table-cell>
          <table:table-cell table:style-name="ce2" office:value-type="string" calcext:value-type="string">
            <text:p>Malbork</text:p>
          </table:table-cell>
          <table:table-cell table:style-name="ce6" office:value-type="date" office:date-value="2014-08-30" calcext:value-type="date">
            <text:p>30.08.2014</text:p>
          </table:table-cell>
          <table:table-cell table:style-name="ce6" office:value-type="date" office:date-value="2014-08-31" calcext:value-type="date">
            <text:p>31.08.2014</text:p>
          </table:table-cell>
          <table:table-cell office:value-type="float" office:value="891" calcext:value-type="float">
            <text:p>891</text:p>
          </table:table-cell>
          <table:table-cell table:formula="of:=[.E511]-[.D511]" office:value-type="float" office:value="1" calcext:value-type="float">
            <text:p>1</text:p>
          </table:table-cell>
          <table:table-cell table:formula="of:=1+[.E511]-[.D511]" office:value-type="float" office:value="2" calcext:value-type="float">
            <text:p>2</text:p>
          </table:table-cell>
          <table:table-cell table:formula="of:=COM.MICROSOFT.CONCAT([.A511];[.B511])" office:value-type="string" office:string-value="ZuzannaPiotrkowska" calcext:value-type="string">
            <text:p>ZuzannaPiotrkowska</text:p>
          </table:table-cell>
          <table:table-cell table:formula="of:=COUNTIF([.$I$2:.$I$1001];[.I511])" office:value-type="float" office:value="15" calcext:value-type="float">
            <text:p>15</text:p>
          </table:table-cell>
          <table:table-cell table:formula="of:=SUMIF([.$I$2:.$I$1001];[.I511];[.$H$2:.$H$1001])" office:value-type="float" office:value="34" calcext:value-type="float">
            <text:p>34</text:p>
          </table:table-cell>
          <table:table-cell table:formula="of:=[.F511]+([.H511]-1)*24+30" office:value-type="float" office:value="945" calcext:value-type="float">
            <text:p>945</text:p>
          </table:table-cell>
          <table:table-cell table:formula="of:=MONTH([.D511])" office:value-type="float" office:value="8" calcext:value-type="float">
            <text:p>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rol</text:p>
          </table:table-cell>
          <table:table-cell table:style-name="ce2" office:value-type="string" calcext:value-type="string">
            <text:p>Witkiewicz</text:p>
          </table:table-cell>
          <table:table-cell table:style-name="ce2" office:value-type="string" calcext:value-type="string">
            <text:p>Krakow</text:p>
          </table:table-cell>
          <table:table-cell table:style-name="ce6" office:value-type="date" office:date-value="2014-08-30" calcext:value-type="date">
            <text:p>30.08.2014</text:p>
          </table:table-cell>
          <table:table-cell table:style-name="ce6" office:value-type="date" office:date-value="2014-09-03" calcext:value-type="date">
            <text:p>3.09.2014</text:p>
          </table:table-cell>
          <table:table-cell office:value-type="float" office:value="1321.5" calcext:value-type="float">
            <text:p>1321,5</text:p>
          </table:table-cell>
          <table:table-cell table:formula="of:=[.E512]-[.D512]" office:value-type="float" office:value="4" calcext:value-type="float">
            <text:p>4</text:p>
          </table:table-cell>
          <table:table-cell table:formula="of:=1+[.E512]-[.D512]" office:value-type="float" office:value="5" calcext:value-type="float">
            <text:p>5</text:p>
          </table:table-cell>
          <table:table-cell table:formula="of:=COM.MICROSOFT.CONCAT([.A512];[.B512])" office:value-type="string" office:string-value="KarolWitkiewicz" calcext:value-type="string">
            <text:p>KarolWitkiewicz</text:p>
          </table:table-cell>
          <table:table-cell table:formula="of:=COUNTIF([.$I$2:.$I$1001];[.I512])" office:value-type="float" office:value="8" calcext:value-type="float">
            <text:p>8</text:p>
          </table:table-cell>
          <table:table-cell table:formula="of:=SUMIF([.$I$2:.$I$1001];[.I512];[.$H$2:.$H$1001])" office:value-type="float" office:value="28" calcext:value-type="float">
            <text:p>28</text:p>
          </table:table-cell>
          <table:table-cell table:formula="of:=[.F512]+([.H512]-1)*24+30" office:value-type="float" office:value="1447.5" calcext:value-type="float">
            <text:p>1447,5</text:p>
          </table:table-cell>
          <table:table-cell table:formula="of:=MONTH([.D512])" office:value-type="float" office:value="8" calcext:value-type="float">
            <text:p>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tarzyna</text:p>
          </table:table-cell>
          <table:table-cell table:style-name="ce2" office:value-type="string" calcext:value-type="string">
            <text:p>Piotrowska</text:p>
          </table:table-cell>
          <table:table-cell table:style-name="ce2" office:value-type="string" calcext:value-type="string">
            <text:p>Radom</text:p>
          </table:table-cell>
          <table:table-cell table:style-name="ce6" office:value-type="date" office:date-value="2014-09-03" calcext:value-type="date">
            <text:p>3.09.2014</text:p>
          </table:table-cell>
          <table:table-cell table:style-name="ce6" office:value-type="date" office:date-value="2014-09-06" calcext:value-type="date">
            <text:p>6.09.2014</text:p>
          </table:table-cell>
          <table:table-cell office:value-type="float" office:value="550.5" calcext:value-type="float">
            <text:p>550,5</text:p>
          </table:table-cell>
          <table:table-cell table:formula="of:=[.E513]-[.D513]" office:value-type="float" office:value="3" calcext:value-type="float">
            <text:p>3</text:p>
          </table:table-cell>
          <table:table-cell table:formula="of:=1+[.E513]-[.D513]" office:value-type="float" office:value="4" calcext:value-type="float">
            <text:p>4</text:p>
          </table:table-cell>
          <table:table-cell table:formula="of:=COM.MICROSOFT.CONCAT([.A513];[.B513])" office:value-type="string" office:string-value="KatarzynaPiotrowska" calcext:value-type="string">
            <text:p>KatarzynaPiotrowska</text:p>
          </table:table-cell>
          <table:table-cell table:formula="of:=COUNTIF([.$I$2:.$I$1001];[.I513])" office:value-type="float" office:value="10" calcext:value-type="float">
            <text:p>10</text:p>
          </table:table-cell>
          <table:table-cell table:formula="of:=SUMIF([.$I$2:.$I$1001];[.I513];[.$H$2:.$H$1001])" office:value-type="float" office:value="27" calcext:value-type="float">
            <text:p>27</text:p>
          </table:table-cell>
          <table:table-cell table:formula="of:=[.F513]+([.H513]-1)*24+30" office:value-type="float" office:value="652.5" calcext:value-type="float">
            <text:p>652,5</text:p>
          </table:table-cell>
          <table:table-cell table:formula="of:=MONTH([.D513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ebastian</text:p>
          </table:table-cell>
          <table:table-cell table:style-name="ce2" office:value-type="string" calcext:value-type="string">
            <text:p>Argonski</text:p>
          </table:table-cell>
          <table:table-cell table:style-name="ce2" office:value-type="string" calcext:value-type="string">
            <text:p>Lublin</text:p>
          </table:table-cell>
          <table:table-cell table:style-name="ce6" office:value-type="date" office:date-value="2014-09-04" calcext:value-type="date">
            <text:p>4.09.2014</text:p>
          </table:table-cell>
          <table:table-cell table:style-name="ce6" office:value-type="date" office:date-value="2014-09-05" calcext:value-type="date">
            <text:p>5.09.2014</text:p>
          </table:table-cell>
          <table:table-cell office:value-type="float" office:value="439.7" calcext:value-type="float">
            <text:p>439,7</text:p>
          </table:table-cell>
          <table:table-cell table:formula="of:=[.E514]-[.D514]" office:value-type="float" office:value="1" calcext:value-type="float">
            <text:p>1</text:p>
          </table:table-cell>
          <table:table-cell table:formula="of:=1+[.E514]-[.D514]" office:value-type="float" office:value="2" calcext:value-type="float">
            <text:p>2</text:p>
          </table:table-cell>
          <table:table-cell table:formula="of:=COM.MICROSOFT.CONCAT([.A514];[.B514])" office:value-type="string" office:string-value="SebastianArgonski" calcext:value-type="string">
            <text:p>SebastianArgonski</text:p>
          </table:table-cell>
          <table:table-cell table:formula="of:=COUNTIF([.$I$2:.$I$1001];[.I514])" office:value-type="float" office:value="9" calcext:value-type="float">
            <text:p>9</text:p>
          </table:table-cell>
          <table:table-cell table:formula="of:=SUMIF([.$I$2:.$I$1001];[.I514];[.$H$2:.$H$1001])" office:value-type="float" office:value="31" calcext:value-type="float">
            <text:p>31</text:p>
          </table:table-cell>
          <table:table-cell table:formula="of:=[.F514]+([.H514]-1)*24+30" office:value-type="float" office:value="493.7" calcext:value-type="float">
            <text:p>493,7</text:p>
          </table:table-cell>
          <table:table-cell table:formula="of:=MONTH([.D514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rolina</text:p>
          </table:table-cell>
          <table:table-cell table:style-name="ce2" office:value-type="string" calcext:value-type="string">
            <text:p>Arska</text:p>
          </table:table-cell>
          <table:table-cell table:style-name="ce2" office:value-type="string" calcext:value-type="string">
            <text:p>Zgierz</text:p>
          </table:table-cell>
          <table:table-cell table:style-name="ce6" office:value-type="date" office:date-value="2014-09-04" calcext:value-type="date">
            <text:p>4.09.2014</text:p>
          </table:table-cell>
          <table:table-cell table:style-name="ce6" office:value-type="date" office:date-value="2014-09-07" calcext:value-type="date">
            <text:p>7.09.2014</text:p>
          </table:table-cell>
          <table:table-cell office:value-type="float" office:value="569.5" calcext:value-type="float">
            <text:p>569,5</text:p>
          </table:table-cell>
          <table:table-cell table:formula="of:=[.E515]-[.D515]" office:value-type="float" office:value="3" calcext:value-type="float">
            <text:p>3</text:p>
          </table:table-cell>
          <table:table-cell table:formula="of:=1+[.E515]-[.D515]" office:value-type="float" office:value="4" calcext:value-type="float">
            <text:p>4</text:p>
          </table:table-cell>
          <table:table-cell table:formula="of:=COM.MICROSOFT.CONCAT([.A515];[.B515])" office:value-type="string" office:string-value="KarolinaArska" calcext:value-type="string">
            <text:p>KarolinaArska</text:p>
          </table:table-cell>
          <table:table-cell table:formula="of:=COUNTIF([.$I$2:.$I$1001];[.I515])" office:value-type="float" office:value="12" calcext:value-type="float">
            <text:p>12</text:p>
          </table:table-cell>
          <table:table-cell table:formula="of:=SUMIF([.$I$2:.$I$1001];[.I515];[.$H$2:.$H$1001])" office:value-type="float" office:value="36" calcext:value-type="float">
            <text:p>36</text:p>
          </table:table-cell>
          <table:table-cell table:formula="of:=[.F515]+([.H515]-1)*24+30" office:value-type="float" office:value="671.5" calcext:value-type="float">
            <text:p>671,5</text:p>
          </table:table-cell>
          <table:table-cell table:formula="of:=MONTH([.D515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Dominika</text:p>
          </table:table-cell>
          <table:table-cell table:style-name="ce2" office:value-type="string" calcext:value-type="string">
            <text:p>Bodera</text:p>
          </table:table-cell>
          <table:table-cell table:style-name="ce2" office:value-type="string" calcext:value-type="string">
            <text:p>Radom</text:p>
          </table:table-cell>
          <table:table-cell table:style-name="ce6" office:value-type="date" office:date-value="2014-09-04" calcext:value-type="date">
            <text:p>4.09.2014</text:p>
          </table:table-cell>
          <table:table-cell table:style-name="ce6" office:value-type="date" office:date-value="2014-09-07" calcext:value-type="date">
            <text:p>7.09.2014</text:p>
          </table:table-cell>
          <table:table-cell office:value-type="float" office:value="550.5" calcext:value-type="float">
            <text:p>550,5</text:p>
          </table:table-cell>
          <table:table-cell table:formula="of:=[.E516]-[.D516]" office:value-type="float" office:value="3" calcext:value-type="float">
            <text:p>3</text:p>
          </table:table-cell>
          <table:table-cell table:formula="of:=1+[.E516]-[.D516]" office:value-type="float" office:value="4" calcext:value-type="float">
            <text:p>4</text:p>
          </table:table-cell>
          <table:table-cell table:formula="of:=COM.MICROSOFT.CONCAT([.A516];[.B516])" office:value-type="string" office:string-value="DominikaBodera" calcext:value-type="string">
            <text:p>DominikaBodera</text:p>
          </table:table-cell>
          <table:table-cell table:formula="of:=COUNTIF([.$I$2:.$I$1001];[.I516])" office:value-type="float" office:value="13" calcext:value-type="float">
            <text:p>13</text:p>
          </table:table-cell>
          <table:table-cell table:formula="of:=SUMIF([.$I$2:.$I$1001];[.I516];[.$H$2:.$H$1001])" office:value-type="float" office:value="35" calcext:value-type="float">
            <text:p>35</text:p>
          </table:table-cell>
          <table:table-cell table:formula="of:=[.F516]+([.H516]-1)*24+30" office:value-type="float" office:value="652.5" calcext:value-type="float">
            <text:p>652,5</text:p>
          </table:table-cell>
          <table:table-cell table:formula="of:=MONTH([.D516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Zofia</text:p>
          </table:table-cell>
          <table:table-cell table:style-name="ce2" office:value-type="string" calcext:value-type="string">
            <text:p>Budzianowska</text:p>
          </table:table-cell>
          <table:table-cell table:style-name="ce2" office:value-type="string" calcext:value-type="string">
            <text:p>Lublin</text:p>
          </table:table-cell>
          <table:table-cell table:style-name="ce6" office:value-type="date" office:date-value="2014-09-04" calcext:value-type="date">
            <text:p>4.09.2014</text:p>
          </table:table-cell>
          <table:table-cell table:style-name="ce6" office:value-type="date" office:date-value="2014-09-05" calcext:value-type="date">
            <text:p>5.09.2014</text:p>
          </table:table-cell>
          <table:table-cell office:value-type="float" office:value="439.7" calcext:value-type="float">
            <text:p>439,7</text:p>
          </table:table-cell>
          <table:table-cell table:formula="of:=[.E517]-[.D517]" office:value-type="float" office:value="1" calcext:value-type="float">
            <text:p>1</text:p>
          </table:table-cell>
          <table:table-cell table:formula="of:=1+[.E517]-[.D517]" office:value-type="float" office:value="2" calcext:value-type="float">
            <text:p>2</text:p>
          </table:table-cell>
          <table:table-cell table:formula="of:=COM.MICROSOFT.CONCAT([.A517];[.B517])" office:value-type="string" office:string-value="ZofiaBudzianowska" calcext:value-type="string">
            <text:p>ZofiaBudzianowska</text:p>
          </table:table-cell>
          <table:table-cell table:formula="of:=COUNTIF([.$I$2:.$I$1001];[.I517])" office:value-type="float" office:value="16" calcext:value-type="float">
            <text:p>16</text:p>
          </table:table-cell>
          <table:table-cell table:formula="of:=SUMIF([.$I$2:.$I$1001];[.I517];[.$H$2:.$H$1001])" office:value-type="float" office:value="41" calcext:value-type="float">
            <text:p>41</text:p>
          </table:table-cell>
          <table:table-cell table:formula="of:=[.F517]+([.H517]-1)*24+30" office:value-type="float" office:value="493.7" calcext:value-type="float">
            <text:p>493,7</text:p>
          </table:table-cell>
          <table:table-cell table:formula="of:=MONTH([.D517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atrycja</text:p>
          </table:table-cell>
          <table:table-cell table:style-name="ce2" office:value-type="string" calcext:value-type="string">
            <text:p>Czarnoleska</text:p>
          </table:table-cell>
          <table:table-cell table:style-name="ce2" office:value-type="string" calcext:value-type="string">
            <text:p>Lublin</text:p>
          </table:table-cell>
          <table:table-cell table:number-columns-repeated="2" table:style-name="ce6" office:value-type="date" office:date-value="2014-09-04" calcext:value-type="date">
            <text:p>4.09.2014</text:p>
          </table:table-cell>
          <table:table-cell office:value-type="float" office:value="290.7" calcext:value-type="float">
            <text:p>290,7</text:p>
          </table:table-cell>
          <table:table-cell table:formula="of:=[.E518]-[.D518]" office:value-type="float" office:value="0" calcext:value-type="float">
            <text:p>0</text:p>
          </table:table-cell>
          <table:table-cell table:formula="of:=1+[.E518]-[.D518]" office:value-type="float" office:value="1" calcext:value-type="float">
            <text:p>1</text:p>
          </table:table-cell>
          <table:table-cell table:formula="of:=COM.MICROSOFT.CONCAT([.A518];[.B518])" office:value-type="string" office:string-value="PatrycjaCzarnoleska" calcext:value-type="string">
            <text:p>PatrycjaCzarnoleska</text:p>
          </table:table-cell>
          <table:table-cell table:formula="of:=COUNTIF([.$I$2:.$I$1001];[.I518])" office:value-type="float" office:value="15" calcext:value-type="float">
            <text:p>15</text:p>
          </table:table-cell>
          <table:table-cell table:formula="of:=SUMIF([.$I$2:.$I$1001];[.I518];[.$H$2:.$H$1001])" office:value-type="float" office:value="39" calcext:value-type="float">
            <text:p>39</text:p>
          </table:table-cell>
          <table:table-cell table:formula="of:=[.F518]+([.H518]-1)*24+30" office:value-type="float" office:value="320.7" calcext:value-type="float">
            <text:p>320,7</text:p>
          </table:table-cell>
          <table:table-cell table:formula="of:=MONTH([.D518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Edwina</text:p>
          </table:table-cell>
          <table:table-cell table:style-name="ce2" office:value-type="string" calcext:value-type="string">
            <text:p>Elawa</text:p>
          </table:table-cell>
          <table:table-cell table:style-name="ce2" office:value-type="string" calcext:value-type="string">
            <text:p>Bydgoszcz</text:p>
          </table:table-cell>
          <table:table-cell table:style-name="ce6" office:value-type="date" office:date-value="2014-09-04" calcext:value-type="date">
            <text:p>4.09.2014</text:p>
          </table:table-cell>
          <table:table-cell table:style-name="ce6" office:value-type="date" office:date-value="2014-09-08" calcext:value-type="date">
            <text:p>8.09.2014</text:p>
          </table:table-cell>
          <table:table-cell office:value-type="float" office:value="1077.4" calcext:value-type="float">
            <text:p>1077,4</text:p>
          </table:table-cell>
          <table:table-cell table:formula="of:=[.E519]-[.D519]" office:value-type="float" office:value="4" calcext:value-type="float">
            <text:p>4</text:p>
          </table:table-cell>
          <table:table-cell table:formula="of:=1+[.E519]-[.D519]" office:value-type="float" office:value="5" calcext:value-type="float">
            <text:p>5</text:p>
          </table:table-cell>
          <table:table-cell table:formula="of:=COM.MICROSOFT.CONCAT([.A519];[.B519])" office:value-type="string" office:string-value="EdwinaElawa" calcext:value-type="string">
            <text:p>EdwinaElawa</text:p>
          </table:table-cell>
          <table:table-cell table:formula="of:=COUNTIF([.$I$2:.$I$1001];[.I519])" office:value-type="float" office:value="12" calcext:value-type="float">
            <text:p>12</text:p>
          </table:table-cell>
          <table:table-cell table:formula="of:=SUMIF([.$I$2:.$I$1001];[.I519];[.$H$2:.$H$1001])" office:value-type="float" office:value="40" calcext:value-type="float">
            <text:p>40</text:p>
          </table:table-cell>
          <table:table-cell table:formula="of:=[.F519]+([.H519]-1)*24+30" office:value-type="float" office:value="1203.4" calcext:value-type="float">
            <text:p>1203,4</text:p>
          </table:table-cell>
          <table:table-cell table:formula="of:=MONTH([.D519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ornel</text:p>
          </table:table-cell>
          <table:table-cell table:style-name="ce2" office:value-type="string" calcext:value-type="string">
            <text:p>Henrykowski</text:p>
          </table:table-cell>
          <table:table-cell table:style-name="ce2" office:value-type="string" calcext:value-type="string">
            <text:p>Radom</text:p>
          </table:table-cell>
          <table:table-cell table:style-name="ce6" office:value-type="date" office:date-value="2014-09-04" calcext:value-type="date">
            <text:p>4.09.2014</text:p>
          </table:table-cell>
          <table:table-cell table:style-name="ce6" office:value-type="date" office:date-value="2014-09-06" calcext:value-type="date">
            <text:p>6.09.2014</text:p>
          </table:table-cell>
          <table:table-cell office:value-type="float" office:value="426.5" calcext:value-type="float">
            <text:p>426,5</text:p>
          </table:table-cell>
          <table:table-cell table:formula="of:=[.E520]-[.D520]" office:value-type="float" office:value="2" calcext:value-type="float">
            <text:p>2</text:p>
          </table:table-cell>
          <table:table-cell table:formula="of:=1+[.E520]-[.D520]" office:value-type="float" office:value="3" calcext:value-type="float">
            <text:p>3</text:p>
          </table:table-cell>
          <table:table-cell table:formula="of:=COM.MICROSOFT.CONCAT([.A520];[.B520])" office:value-type="string" office:string-value="KornelHenrykowski" calcext:value-type="string">
            <text:p>KornelHenrykowski</text:p>
          </table:table-cell>
          <table:table-cell table:formula="of:=COUNTIF([.$I$2:.$I$1001];[.I520])" office:value-type="float" office:value="13" calcext:value-type="float">
            <text:p>13</text:p>
          </table:table-cell>
          <table:table-cell table:formula="of:=SUMIF([.$I$2:.$I$1001];[.I520];[.$H$2:.$H$1001])" office:value-type="float" office:value="27" calcext:value-type="float">
            <text:p>27</text:p>
          </table:table-cell>
          <table:table-cell table:formula="of:=[.F520]+([.H520]-1)*24+30" office:value-type="float" office:value="504.5" calcext:value-type="float">
            <text:p>504,5</text:p>
          </table:table-cell>
          <table:table-cell table:formula="of:=MONTH([.D520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ndrzej</text:p>
          </table:table-cell>
          <table:table-cell table:style-name="ce2" office:value-type="string" calcext:value-type="string">
            <text:p>Klajn</text:p>
          </table:table-cell>
          <table:table-cell table:style-name="ce2" office:value-type="string" calcext:value-type="string">
            <text:p>Mielec</text:p>
          </table:table-cell>
          <table:table-cell table:style-name="ce6" office:value-type="date" office:date-value="2014-09-04" calcext:value-type="date">
            <text:p>4.09.2014</text:p>
          </table:table-cell>
          <table:table-cell table:style-name="ce6" office:value-type="date" office:date-value="2014-09-05" calcext:value-type="date">
            <text:p>5.09.2014</text:p>
          </table:table-cell>
          <table:table-cell office:value-type="float" office:value="570" calcext:value-type="float">
            <text:p>570</text:p>
          </table:table-cell>
          <table:table-cell table:formula="of:=[.E521]-[.D521]" office:value-type="float" office:value="1" calcext:value-type="float">
            <text:p>1</text:p>
          </table:table-cell>
          <table:table-cell table:formula="of:=1+[.E521]-[.D521]" office:value-type="float" office:value="2" calcext:value-type="float">
            <text:p>2</text:p>
          </table:table-cell>
          <table:table-cell table:formula="of:=COM.MICROSOFT.CONCAT([.A521];[.B521])" office:value-type="string" office:string-value="AndrzejKlajn" calcext:value-type="string">
            <text:p>AndrzejKlajn</text:p>
          </table:table-cell>
          <table:table-cell table:formula="of:=COUNTIF([.$I$2:.$I$1001];[.I521])" office:value-type="float" office:value="13" calcext:value-type="float">
            <text:p>13</text:p>
          </table:table-cell>
          <table:table-cell table:formula="of:=SUMIF([.$I$2:.$I$1001];[.I521];[.$H$2:.$H$1001])" office:value-type="float" office:value="30" calcext:value-type="float">
            <text:p>30</text:p>
          </table:table-cell>
          <table:table-cell table:formula="of:=[.F521]+([.H521]-1)*24+30" office:value-type="float" office:value="624" calcext:value-type="float">
            <text:p>624</text:p>
          </table:table-cell>
          <table:table-cell table:formula="of:=MONTH([.D521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ustyna</text:p>
          </table:table-cell>
          <table:table-cell table:style-name="ce2" office:value-type="string" calcext:value-type="string">
            <text:p>Krynicka</text:p>
          </table:table-cell>
          <table:table-cell table:style-name="ce2" office:value-type="string" calcext:value-type="string">
            <text:p>Lublin</text:p>
          </table:table-cell>
          <table:table-cell table:number-columns-repeated="2" table:style-name="ce6" office:value-type="date" office:date-value="2014-09-04" calcext:value-type="date">
            <text:p>4.09.2014</text:p>
          </table:table-cell>
          <table:table-cell office:value-type="float" office:value="290.7" calcext:value-type="float">
            <text:p>290,7</text:p>
          </table:table-cell>
          <table:table-cell table:formula="of:=[.E522]-[.D522]" office:value-type="float" office:value="0" calcext:value-type="float">
            <text:p>0</text:p>
          </table:table-cell>
          <table:table-cell table:formula="of:=1+[.E522]-[.D522]" office:value-type="float" office:value="1" calcext:value-type="float">
            <text:p>1</text:p>
          </table:table-cell>
          <table:table-cell table:formula="of:=COM.MICROSOFT.CONCAT([.A522];[.B522])" office:value-type="string" office:string-value="JustynaKrynicka" calcext:value-type="string">
            <text:p>JustynaKrynicka</text:p>
          </table:table-cell>
          <table:table-cell table:formula="of:=COUNTIF([.$I$2:.$I$1001];[.I522])" office:value-type="float" office:value="13" calcext:value-type="float">
            <text:p>13</text:p>
          </table:table-cell>
          <table:table-cell table:formula="of:=SUMIF([.$I$2:.$I$1001];[.I522];[.$H$2:.$H$1001])" office:value-type="float" office:value="25" calcext:value-type="float">
            <text:p>25</text:p>
          </table:table-cell>
          <table:table-cell table:formula="of:=[.F522]+([.H522]-1)*24+30" office:value-type="float" office:value="320.7" calcext:value-type="float">
            <text:p>320,7</text:p>
          </table:table-cell>
          <table:table-cell table:formula="of:=MONTH([.D522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Bogumi</text:p>
          </table:table-cell>
          <table:table-cell table:style-name="ce2" office:value-type="string" calcext:value-type="string">
            <text:p>Lubelski</text:p>
          </table:table-cell>
          <table:table-cell table:style-name="ce2" office:value-type="string" calcext:value-type="string">
            <text:p>Bydgoszcz</text:p>
          </table:table-cell>
          <table:table-cell table:style-name="ce6" office:value-type="date" office:date-value="2014-09-04" calcext:value-type="date">
            <text:p>4.09.2014</text:p>
          </table:table-cell>
          <table:table-cell table:style-name="ce6" office:value-type="date" office:date-value="2014-09-05" calcext:value-type="date">
            <text:p>5.09.2014</text:p>
          </table:table-cell>
          <table:table-cell office:value-type="float" office:value="654.4" calcext:value-type="float">
            <text:p>654,4</text:p>
          </table:table-cell>
          <table:table-cell table:formula="of:=[.E523]-[.D523]" office:value-type="float" office:value="1" calcext:value-type="float">
            <text:p>1</text:p>
          </table:table-cell>
          <table:table-cell table:formula="of:=1+[.E523]-[.D523]" office:value-type="float" office:value="2" calcext:value-type="float">
            <text:p>2</text:p>
          </table:table-cell>
          <table:table-cell table:formula="of:=COM.MICROSOFT.CONCAT([.A523];[.B523])" office:value-type="string" office:string-value="BogumiLubelski" calcext:value-type="string">
            <text:p>BogumiLubelski</text:p>
          </table:table-cell>
          <table:table-cell table:formula="of:=COUNTIF([.$I$2:.$I$1001];[.I523])" office:value-type="float" office:value="12" calcext:value-type="float">
            <text:p>12</text:p>
          </table:table-cell>
          <table:table-cell table:formula="of:=SUMIF([.$I$2:.$I$1001];[.I523];[.$H$2:.$H$1001])" office:value-type="float" office:value="30" calcext:value-type="float">
            <text:p>30</text:p>
          </table:table-cell>
          <table:table-cell table:formula="of:=[.F523]+([.H523]-1)*24+30" office:value-type="float" office:value="708.4" calcext:value-type="float">
            <text:p>708,4</text:p>
          </table:table-cell>
          <table:table-cell table:formula="of:=MONTH([.D523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Ewelia</text:p>
          </table:table-cell>
          <table:table-cell table:style-name="ce2" office:value-type="string" calcext:value-type="string">
            <text:p>Nyska</text:p>
          </table:table-cell>
          <table:table-cell table:style-name="ce2" office:value-type="string" calcext:value-type="string">
            <text:p>Kielce</text:p>
          </table:table-cell>
          <table:table-cell table:style-name="ce6" office:value-type="date" office:date-value="2014-09-04" calcext:value-type="date">
            <text:p>4.09.2014</text:p>
          </table:table-cell>
          <table:table-cell table:style-name="ce6" office:value-type="date" office:date-value="2014-09-08" calcext:value-type="date">
            <text:p>8.09.2014</text:p>
          </table:table-cell>
          <table:table-cell office:value-type="float" office:value="1019.7" calcext:value-type="float">
            <text:p>1019,7</text:p>
          </table:table-cell>
          <table:table-cell table:formula="of:=[.E524]-[.D524]" office:value-type="float" office:value="4" calcext:value-type="float">
            <text:p>4</text:p>
          </table:table-cell>
          <table:table-cell table:formula="of:=1+[.E524]-[.D524]" office:value-type="float" office:value="5" calcext:value-type="float">
            <text:p>5</text:p>
          </table:table-cell>
          <table:table-cell table:formula="of:=COM.MICROSOFT.CONCAT([.A524];[.B524])" office:value-type="string" office:string-value="EweliaNyska" calcext:value-type="string">
            <text:p>EweliaNyska</text:p>
          </table:table-cell>
          <table:table-cell table:formula="of:=COUNTIF([.$I$2:.$I$1001];[.I524])" office:value-type="float" office:value="10" calcext:value-type="float">
            <text:p>10</text:p>
          </table:table-cell>
          <table:table-cell table:formula="of:=SUMIF([.$I$2:.$I$1001];[.I524];[.$H$2:.$H$1001])" office:value-type="float" office:value="27" calcext:value-type="float">
            <text:p>27</text:p>
          </table:table-cell>
          <table:table-cell table:formula="of:=[.F524]+([.H524]-1)*24+30" office:value-type="float" office:value="1145.7" calcext:value-type="float">
            <text:p>1145,7</text:p>
          </table:table-cell>
          <table:table-cell table:formula="of:=MONTH([.D524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alwina</text:p>
          </table:table-cell>
          <table:table-cell table:style-name="ce2" office:value-type="string" calcext:value-type="string">
            <text:p>Papkin</text:p>
          </table:table-cell>
          <table:table-cell table:style-name="ce2" office:value-type="string" calcext:value-type="string">
            <text:p>Siedlce</text:p>
          </table:table-cell>
          <table:table-cell table:style-name="ce6" office:value-type="date" office:date-value="2014-09-04" calcext:value-type="date">
            <text:p>4.09.2014</text:p>
          </table:table-cell>
          <table:table-cell table:style-name="ce6" office:value-type="date" office:date-value="2014-09-07" calcext:value-type="date">
            <text:p>7.09.2014</text:p>
          </table:table-cell>
          <table:table-cell office:value-type="float" office:value="573.4" calcext:value-type="float">
            <text:p>573,4</text:p>
          </table:table-cell>
          <table:table-cell table:formula="of:=[.E525]-[.D525]" office:value-type="float" office:value="3" calcext:value-type="float">
            <text:p>3</text:p>
          </table:table-cell>
          <table:table-cell table:formula="of:=1+[.E525]-[.D525]" office:value-type="float" office:value="4" calcext:value-type="float">
            <text:p>4</text:p>
          </table:table-cell>
          <table:table-cell table:formula="of:=COM.MICROSOFT.CONCAT([.A525];[.B525])" office:value-type="string" office:string-value="MalwinaPapkin" calcext:value-type="string">
            <text:p>MalwinaPapkin</text:p>
          </table:table-cell>
          <table:table-cell table:formula="of:=COUNTIF([.$I$2:.$I$1001];[.I525])" office:value-type="float" office:value="11" calcext:value-type="float">
            <text:p>11</text:p>
          </table:table-cell>
          <table:table-cell table:formula="of:=SUMIF([.$I$2:.$I$1001];[.I525];[.$H$2:.$H$1001])" office:value-type="float" office:value="28" calcext:value-type="float">
            <text:p>28</text:p>
          </table:table-cell>
          <table:table-cell table:formula="of:=[.F525]+([.H525]-1)*24+30" office:value-type="float" office:value="675.4" calcext:value-type="float">
            <text:p>675,4</text:p>
          </table:table-cell>
          <table:table-cell table:formula="of:=MONTH([.D525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anuary</text:p>
          </table:table-cell>
          <table:table-cell table:style-name="ce2" office:value-type="string" calcext:value-type="string">
            <text:p>Pluta</text:p>
          </table:table-cell>
          <table:table-cell table:style-name="ce2" office:value-type="string" calcext:value-type="string">
            <text:p>Krakow</text:p>
          </table:table-cell>
          <table:table-cell table:style-name="ce6" office:value-type="date" office:date-value="2014-09-04" calcext:value-type="date">
            <text:p>4.09.2014</text:p>
          </table:table-cell>
          <table:table-cell table:style-name="ce6" office:value-type="date" office:date-value="2014-09-07" calcext:value-type="date">
            <text:p>7.09.2014</text:p>
          </table:table-cell>
          <table:table-cell office:value-type="float" office:value="1116.5" calcext:value-type="float">
            <text:p>1116,5</text:p>
          </table:table-cell>
          <table:table-cell table:formula="of:=[.E526]-[.D526]" office:value-type="float" office:value="3" calcext:value-type="float">
            <text:p>3</text:p>
          </table:table-cell>
          <table:table-cell table:formula="of:=1+[.E526]-[.D526]" office:value-type="float" office:value="4" calcext:value-type="float">
            <text:p>4</text:p>
          </table:table-cell>
          <table:table-cell table:formula="of:=COM.MICROSOFT.CONCAT([.A526];[.B526])" office:value-type="string" office:string-value="JanuaryPluta" calcext:value-type="string">
            <text:p>JanuaryPluta</text:p>
          </table:table-cell>
          <table:table-cell table:formula="of:=COUNTIF([.$I$2:.$I$1001];[.I526])" office:value-type="float" office:value="7" calcext:value-type="float">
            <text:p>7</text:p>
          </table:table-cell>
          <table:table-cell table:formula="of:=SUMIF([.$I$2:.$I$1001];[.I526];[.$H$2:.$H$1001])" office:value-type="float" office:value="24" calcext:value-type="float">
            <text:p>24</text:p>
          </table:table-cell>
          <table:table-cell table:formula="of:=[.F526]+([.H526]-1)*24+30" office:value-type="float" office:value="1218.5" calcext:value-type="float">
            <text:p>1218,5</text:p>
          </table:table-cell>
          <table:table-cell table:formula="of:=MONTH([.D526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Ewelia</text:p>
          </table:table-cell>
          <table:table-cell table:style-name="ce2" office:value-type="string" calcext:value-type="string">
            <text:p>Prus</text:p>
          </table:table-cell>
          <table:table-cell table:style-name="ce2" office:value-type="string" calcext:value-type="string">
            <text:p>Siedlce</text:p>
          </table:table-cell>
          <table:table-cell table:style-name="ce6" office:value-type="date" office:date-value="2014-09-04" calcext:value-type="date">
            <text:p>4.09.2014</text:p>
          </table:table-cell>
          <table:table-cell table:style-name="ce6" office:value-type="date" office:date-value="2014-09-06" calcext:value-type="date">
            <text:p>6.09.2014</text:p>
          </table:table-cell>
          <table:table-cell office:value-type="float" office:value="434.4" calcext:value-type="float">
            <text:p>434,4</text:p>
          </table:table-cell>
          <table:table-cell table:formula="of:=[.E527]-[.D527]" office:value-type="float" office:value="2" calcext:value-type="float">
            <text:p>2</text:p>
          </table:table-cell>
          <table:table-cell table:formula="of:=1+[.E527]-[.D527]" office:value-type="float" office:value="3" calcext:value-type="float">
            <text:p>3</text:p>
          </table:table-cell>
          <table:table-cell table:formula="of:=COM.MICROSOFT.CONCAT([.A527];[.B527])" office:value-type="string" office:string-value="EweliaPrus" calcext:value-type="string">
            <text:p>EweliaPrus</text:p>
          </table:table-cell>
          <table:table-cell table:formula="of:=COUNTIF([.$I$2:.$I$1001];[.I527])" office:value-type="float" office:value="8" calcext:value-type="float">
            <text:p>8</text:p>
          </table:table-cell>
          <table:table-cell table:formula="of:=SUMIF([.$I$2:.$I$1001];[.I527];[.$H$2:.$H$1001])" office:value-type="float" office:value="27" calcext:value-type="float">
            <text:p>27</text:p>
          </table:table-cell>
          <table:table-cell table:formula="of:=[.F527]+([.H527]-1)*24+30" office:value-type="float" office:value="512.4" calcext:value-type="float">
            <text:p>512,4</text:p>
          </table:table-cell>
          <table:table-cell table:formula="of:=MONTH([.D527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an</text:p>
          </table:table-cell>
          <table:table-cell table:style-name="ce2" office:value-type="string" calcext:value-type="string">
            <text:p>Rzymski</text:p>
          </table:table-cell>
          <table:table-cell table:style-name="ce2" office:value-type="string" calcext:value-type="string">
            <text:p>Kutno</text:p>
          </table:table-cell>
          <table:table-cell table:style-name="ce6" office:value-type="date" office:date-value="2014-09-04" calcext:value-type="date">
            <text:p>4.09.2014</text:p>
          </table:table-cell>
          <table:table-cell table:style-name="ce6" office:value-type="date" office:date-value="2014-09-05" calcext:value-type="date">
            <text:p>5.09.2014</text:p>
          </table:table-cell>
          <table:table-cell office:value-type="float" office:value="407.8" calcext:value-type="float">
            <text:p>407,8</text:p>
          </table:table-cell>
          <table:table-cell table:formula="of:=[.E528]-[.D528]" office:value-type="float" office:value="1" calcext:value-type="float">
            <text:p>1</text:p>
          </table:table-cell>
          <table:table-cell table:formula="of:=1+[.E528]-[.D528]" office:value-type="float" office:value="2" calcext:value-type="float">
            <text:p>2</text:p>
          </table:table-cell>
          <table:table-cell table:formula="of:=COM.MICROSOFT.CONCAT([.A528];[.B528])" office:value-type="string" office:string-value="JanRzymski" calcext:value-type="string">
            <text:p>JanRzymski</text:p>
          </table:table-cell>
          <table:table-cell table:formula="of:=COUNTIF([.$I$2:.$I$1001];[.I528])" office:value-type="float" office:value="13" calcext:value-type="float">
            <text:p>13</text:p>
          </table:table-cell>
          <table:table-cell table:formula="of:=SUMIF([.$I$2:.$I$1001];[.I528];[.$H$2:.$H$1001])" office:value-type="float" office:value="42" calcext:value-type="float">
            <text:p>42</text:p>
          </table:table-cell>
          <table:table-cell table:formula="of:=[.F528]+([.H528]-1)*24+30" office:value-type="float" office:value="461.8" calcext:value-type="float">
            <text:p>461,8</text:p>
          </table:table-cell>
          <table:table-cell table:formula="of:=MONTH([.D528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Dorota</text:p>
          </table:table-cell>
          <table:table-cell table:style-name="ce2" office:value-type="string" calcext:value-type="string">
            <text:p>Sosnowiecka</text:p>
          </table:table-cell>
          <table:table-cell table:style-name="ce2" office:value-type="string" calcext:value-type="string">
            <text:p>Kielce</text:p>
          </table:table-cell>
          <table:table-cell table:style-name="ce6" office:value-type="date" office:date-value="2014-09-04" calcext:value-type="date">
            <text:p>4.09.2014</text:p>
          </table:table-cell>
          <table:table-cell table:style-name="ce6" office:value-type="date" office:date-value="2014-09-07" calcext:value-type="date">
            <text:p>7.09.2014</text:p>
          </table:table-cell>
          <table:table-cell office:value-type="float" office:value="841.7" calcext:value-type="float">
            <text:p>841,7</text:p>
          </table:table-cell>
          <table:table-cell table:formula="of:=[.E529]-[.D529]" office:value-type="float" office:value="3" calcext:value-type="float">
            <text:p>3</text:p>
          </table:table-cell>
          <table:table-cell table:formula="of:=1+[.E529]-[.D529]" office:value-type="float" office:value="4" calcext:value-type="float">
            <text:p>4</text:p>
          </table:table-cell>
          <table:table-cell table:formula="of:=COM.MICROSOFT.CONCAT([.A529];[.B529])" office:value-type="string" office:string-value="DorotaSosnowiecka" calcext:value-type="string">
            <text:p>DorotaSosnowiecka</text:p>
          </table:table-cell>
          <table:table-cell table:formula="of:=COUNTIF([.$I$2:.$I$1001];[.I529])" office:value-type="float" office:value="13" calcext:value-type="float">
            <text:p>13</text:p>
          </table:table-cell>
          <table:table-cell table:formula="of:=SUMIF([.$I$2:.$I$1001];[.I529];[.$H$2:.$H$1001])" office:value-type="float" office:value="29" calcext:value-type="float">
            <text:p>29</text:p>
          </table:table-cell>
          <table:table-cell table:formula="of:=[.F529]+([.H529]-1)*24+30" office:value-type="float" office:value="943.7" calcext:value-type="float">
            <text:p>943,7</text:p>
          </table:table-cell>
          <table:table-cell table:formula="of:=MONTH([.D529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aulina</text:p>
          </table:table-cell>
          <table:table-cell table:style-name="ce2" office:value-type="string" calcext:value-type="string">
            <text:p>Watrach</text:p>
          </table:table-cell>
          <table:table-cell table:style-name="ce2" office:value-type="string" calcext:value-type="string">
            <text:p>Zgierz</text:p>
          </table:table-cell>
          <table:table-cell table:number-columns-repeated="2" table:style-name="ce6" office:value-type="date" office:date-value="2014-09-04" calcext:value-type="date">
            <text:p>4.09.2014</text:p>
          </table:table-cell>
          <table:table-cell office:value-type="float" office:value="212.5" calcext:value-type="float">
            <text:p>212,5</text:p>
          </table:table-cell>
          <table:table-cell table:formula="of:=[.E530]-[.D530]" office:value-type="float" office:value="0" calcext:value-type="float">
            <text:p>0</text:p>
          </table:table-cell>
          <table:table-cell table:formula="of:=1+[.E530]-[.D530]" office:value-type="float" office:value="1" calcext:value-type="float">
            <text:p>1</text:p>
          </table:table-cell>
          <table:table-cell table:formula="of:=COM.MICROSOFT.CONCAT([.A530];[.B530])" office:value-type="string" office:string-value="PaulinaWatrach" calcext:value-type="string">
            <text:p>PaulinaWatrach</text:p>
          </table:table-cell>
          <table:table-cell table:formula="of:=COUNTIF([.$I$2:.$I$1001];[.I530])" office:value-type="float" office:value="9" calcext:value-type="float">
            <text:p>9</text:p>
          </table:table-cell>
          <table:table-cell table:formula="of:=SUMIF([.$I$2:.$I$1001];[.I530];[.$H$2:.$H$1001])" office:value-type="float" office:value="21" calcext:value-type="float">
            <text:p>21</text:p>
          </table:table-cell>
          <table:table-cell table:formula="of:=[.F530]+([.H530]-1)*24+30" office:value-type="float" office:value="242.5" calcext:value-type="float">
            <text:p>242,5</text:p>
          </table:table-cell>
          <table:table-cell table:formula="of:=MONTH([.D530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iotr</text:p>
          </table:table-cell>
          <table:table-cell table:style-name="ce2" office:value-type="string" calcext:value-type="string">
            <text:p>Bojarun</text:p>
          </table:table-cell>
          <table:table-cell table:style-name="ce2" office:value-type="string" calcext:value-type="string">
            <text:p>Lublin</text:p>
          </table:table-cell>
          <table:table-cell table:style-name="ce6" office:value-type="date" office:date-value="2014-09-05" calcext:value-type="date">
            <text:p>5.09.2014</text:p>
          </table:table-cell>
          <table:table-cell table:style-name="ce6" office:value-type="date" office:date-value="2014-09-07" calcext:value-type="date">
            <text:p>7.09.2014</text:p>
          </table:table-cell>
          <table:table-cell office:value-type="float" office:value="588.7" calcext:value-type="float">
            <text:p>588,7</text:p>
          </table:table-cell>
          <table:table-cell table:formula="of:=[.E531]-[.D531]" office:value-type="float" office:value="2" calcext:value-type="float">
            <text:p>2</text:p>
          </table:table-cell>
          <table:table-cell table:formula="of:=1+[.E531]-[.D531]" office:value-type="float" office:value="3" calcext:value-type="float">
            <text:p>3</text:p>
          </table:table-cell>
          <table:table-cell table:formula="of:=COM.MICROSOFT.CONCAT([.A531];[.B531])" office:value-type="string" office:string-value="PiotrBojarun" calcext:value-type="string">
            <text:p>PiotrBojarun</text:p>
          </table:table-cell>
          <table:table-cell table:formula="of:=COUNTIF([.$I$2:.$I$1001];[.I531])" office:value-type="float" office:value="10" calcext:value-type="float">
            <text:p>10</text:p>
          </table:table-cell>
          <table:table-cell table:formula="of:=SUMIF([.$I$2:.$I$1001];[.I531];[.$H$2:.$H$1001])" office:value-type="float" office:value="32" calcext:value-type="float">
            <text:p>32</text:p>
          </table:table-cell>
          <table:table-cell table:formula="of:=[.F531]+([.H531]-1)*24+30" office:value-type="float" office:value="666.7" calcext:value-type="float">
            <text:p>666,7</text:p>
          </table:table-cell>
          <table:table-cell table:formula="of:=MONTH([.D531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erzy</text:p>
          </table:table-cell>
          <table:table-cell table:style-name="ce2" office:value-type="string" calcext:value-type="string">
            <text:p>Granica</text:p>
          </table:table-cell>
          <table:table-cell table:style-name="ce2" office:value-type="string" calcext:value-type="string">
            <text:p>Krakow</text:p>
          </table:table-cell>
          <table:table-cell table:number-columns-repeated="2" table:style-name="ce6" office:value-type="date" office:date-value="2014-09-05" calcext:value-type="date">
            <text:p>5.09.2014</text:p>
          </table:table-cell>
          <table:table-cell office:value-type="float" office:value="501.5" calcext:value-type="float">
            <text:p>501,5</text:p>
          </table:table-cell>
          <table:table-cell table:formula="of:=[.E532]-[.D532]" office:value-type="float" office:value="0" calcext:value-type="float">
            <text:p>0</text:p>
          </table:table-cell>
          <table:table-cell table:formula="of:=1+[.E532]-[.D532]" office:value-type="float" office:value="1" calcext:value-type="float">
            <text:p>1</text:p>
          </table:table-cell>
          <table:table-cell table:formula="of:=COM.MICROSOFT.CONCAT([.A532];[.B532])" office:value-type="string" office:string-value="JerzyGranica" calcext:value-type="string">
            <text:p>JerzyGranica</text:p>
          </table:table-cell>
          <table:table-cell table:formula="of:=COUNTIF([.$I$2:.$I$1001];[.I532])" office:value-type="float" office:value="11" calcext:value-type="float">
            <text:p>11</text:p>
          </table:table-cell>
          <table:table-cell table:formula="of:=SUMIF([.$I$2:.$I$1001];[.I532];[.$H$2:.$H$1001])" office:value-type="float" office:value="26" calcext:value-type="float">
            <text:p>26</text:p>
          </table:table-cell>
          <table:table-cell table:formula="of:=[.F532]+([.H532]-1)*24+30" office:value-type="float" office:value="531.5" calcext:value-type="float">
            <text:p>531,5</text:p>
          </table:table-cell>
          <table:table-cell table:formula="of:=MONTH([.D532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arek</text:p>
          </table:table-cell>
          <table:table-cell table:style-name="ce2" office:value-type="string" calcext:value-type="string">
            <text:p>Holski</text:p>
          </table:table-cell>
          <table:table-cell table:style-name="ce2" office:value-type="string" calcext:value-type="string">
            <text:p>Radom</text:p>
          </table:table-cell>
          <table:table-cell table:style-name="ce6" office:value-type="date" office:date-value="2014-09-05" calcext:value-type="date">
            <text:p>5.09.2014</text:p>
          </table:table-cell>
          <table:table-cell table:style-name="ce6" office:value-type="date" office:date-value="2014-09-06" calcext:value-type="date">
            <text:p>6.09.2014</text:p>
          </table:table-cell>
          <table:table-cell office:value-type="float" office:value="302.5" calcext:value-type="float">
            <text:p>302,5</text:p>
          </table:table-cell>
          <table:table-cell table:formula="of:=[.E533]-[.D533]" office:value-type="float" office:value="1" calcext:value-type="float">
            <text:p>1</text:p>
          </table:table-cell>
          <table:table-cell table:formula="of:=1+[.E533]-[.D533]" office:value-type="float" office:value="2" calcext:value-type="float">
            <text:p>2</text:p>
          </table:table-cell>
          <table:table-cell table:formula="of:=COM.MICROSOFT.CONCAT([.A533];[.B533])" office:value-type="string" office:string-value="MarekHolski" calcext:value-type="string">
            <text:p>MarekHolski</text:p>
          </table:table-cell>
          <table:table-cell table:formula="of:=COUNTIF([.$I$2:.$I$1001];[.I533])" office:value-type="float" office:value="7" calcext:value-type="float">
            <text:p>7</text:p>
          </table:table-cell>
          <table:table-cell table:formula="of:=SUMIF([.$I$2:.$I$1001];[.I533];[.$H$2:.$H$1001])" office:value-type="float" office:value="18" calcext:value-type="float">
            <text:p>18</text:p>
          </table:table-cell>
          <table:table-cell table:formula="of:=[.F533]+([.H533]-1)*24+30" office:value-type="float" office:value="356.5" calcext:value-type="float">
            <text:p>356,5</text:p>
          </table:table-cell>
          <table:table-cell table:formula="of:=MONTH([.D533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Kaliska</text:p>
          </table:table-cell>
          <table:table-cell table:style-name="ce2" office:value-type="string" calcext:value-type="string">
            <text:p>Mielec</text:p>
          </table:table-cell>
          <table:table-cell table:number-columns-repeated="2" table:style-name="ce6" office:value-type="date" office:date-value="2014-09-05" calcext:value-type="date">
            <text:p>5.09.2014</text:p>
          </table:table-cell>
          <table:table-cell office:value-type="float" office:value="442" calcext:value-type="float">
            <text:p>442</text:p>
          </table:table-cell>
          <table:table-cell table:formula="of:=[.E534]-[.D534]" office:value-type="float" office:value="0" calcext:value-type="float">
            <text:p>0</text:p>
          </table:table-cell>
          <table:table-cell table:formula="of:=1+[.E534]-[.D534]" office:value-type="float" office:value="1" calcext:value-type="float">
            <text:p>1</text:p>
          </table:table-cell>
          <table:table-cell table:formula="of:=COM.MICROSOFT.CONCAT([.A534];[.B534])" office:value-type="string" office:string-value="AnnaKaliska" calcext:value-type="string">
            <text:p>AnnaKaliska</text:p>
          </table:table-cell>
          <table:table-cell table:formula="of:=COUNTIF([.$I$2:.$I$1001];[.I534])" office:value-type="float" office:value="15" calcext:value-type="float">
            <text:p>15</text:p>
          </table:table-cell>
          <table:table-cell table:formula="of:=SUMIF([.$I$2:.$I$1001];[.I534];[.$H$2:.$H$1001])" office:value-type="float" office:value="27" calcext:value-type="float">
            <text:p>27</text:p>
          </table:table-cell>
          <table:table-cell table:formula="of:=[.F534]+([.H534]-1)*24+30" office:value-type="float" office:value="472" calcext:value-type="float">
            <text:p>472</text:p>
          </table:table-cell>
          <table:table-cell table:formula="of:=MONTH([.D534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Zuzanna</text:p>
          </table:table-cell>
          <table:table-cell table:style-name="ce2" office:value-type="string" calcext:value-type="string">
            <text:p>Kowalska</text:p>
          </table:table-cell>
          <table:table-cell table:style-name="ce2" office:value-type="string" calcext:value-type="string">
            <text:p>Bydgoszcz</text:p>
          </table:table-cell>
          <table:table-cell table:style-name="ce6" office:value-type="date" office:date-value="2014-09-05" calcext:value-type="date">
            <text:p>5.09.2014</text:p>
          </table:table-cell>
          <table:table-cell table:style-name="ce6" office:value-type="date" office:date-value="2014-09-08" calcext:value-type="date">
            <text:p>8.09.2014</text:p>
          </table:table-cell>
          <table:table-cell office:value-type="float" office:value="936.4" calcext:value-type="float">
            <text:p>936,4</text:p>
          </table:table-cell>
          <table:table-cell table:formula="of:=[.E535]-[.D535]" office:value-type="float" office:value="3" calcext:value-type="float">
            <text:p>3</text:p>
          </table:table-cell>
          <table:table-cell table:formula="of:=1+[.E535]-[.D535]" office:value-type="float" office:value="4" calcext:value-type="float">
            <text:p>4</text:p>
          </table:table-cell>
          <table:table-cell table:formula="of:=COM.MICROSOFT.CONCAT([.A535];[.B535])" office:value-type="string" office:string-value="ZuzannaKowalska" calcext:value-type="string">
            <text:p>ZuzannaKowalska</text:p>
          </table:table-cell>
          <table:table-cell table:formula="of:=COUNTIF([.$I$2:.$I$1001];[.I535])" office:value-type="float" office:value="8" calcext:value-type="float">
            <text:p>8</text:p>
          </table:table-cell>
          <table:table-cell table:formula="of:=SUMIF([.$I$2:.$I$1001];[.I535];[.$H$2:.$H$1001])" office:value-type="float" office:value="25" calcext:value-type="float">
            <text:p>25</text:p>
          </table:table-cell>
          <table:table-cell table:formula="of:=[.F535]+([.H535]-1)*24+30" office:value-type="float" office:value="1038.4" calcext:value-type="float">
            <text:p>1038,4</text:p>
          </table:table-cell>
          <table:table-cell table:formula="of:=MONTH([.D535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Ewa</text:p>
          </table:table-cell>
          <table:table-cell table:style-name="ce2" office:value-type="string" calcext:value-type="string">
            <text:p>Kwiska</text:p>
          </table:table-cell>
          <table:table-cell table:style-name="ce2" office:value-type="string" calcext:value-type="string">
            <text:p>Bydgoszcz</text:p>
          </table:table-cell>
          <table:table-cell table:number-columns-repeated="2" table:style-name="ce6" office:value-type="date" office:date-value="2014-09-05" calcext:value-type="date">
            <text:p>5.09.2014</text:p>
          </table:table-cell>
          <table:table-cell office:value-type="float" office:value="513.4" calcext:value-type="float">
            <text:p>513,4</text:p>
          </table:table-cell>
          <table:table-cell table:formula="of:=[.E536]-[.D536]" office:value-type="float" office:value="0" calcext:value-type="float">
            <text:p>0</text:p>
          </table:table-cell>
          <table:table-cell table:formula="of:=1+[.E536]-[.D536]" office:value-type="float" office:value="1" calcext:value-type="float">
            <text:p>1</text:p>
          </table:table-cell>
          <table:table-cell table:formula="of:=COM.MICROSOFT.CONCAT([.A536];[.B536])" office:value-type="string" office:string-value="EwaKwiska" calcext:value-type="string">
            <text:p>EwaKwiska</text:p>
          </table:table-cell>
          <table:table-cell table:formula="of:=COUNTIF([.$I$2:.$I$1001];[.I536])" office:value-type="float" office:value="8" calcext:value-type="float">
            <text:p>8</text:p>
          </table:table-cell>
          <table:table-cell table:formula="of:=SUMIF([.$I$2:.$I$1001];[.I536];[.$H$2:.$H$1001])" office:value-type="float" office:value="29" calcext:value-type="float">
            <text:p>29</text:p>
          </table:table-cell>
          <table:table-cell table:formula="of:=[.F536]+([.H536]-1)*24+30" office:value-type="float" office:value="543.4" calcext:value-type="float">
            <text:p>543,4</text:p>
          </table:table-cell>
          <table:table-cell table:formula="of:=MONTH([.D536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ichalina</text:p>
          </table:table-cell>
          <table:table-cell table:style-name="ce2" office:value-type="string" calcext:value-type="string">
            <text:p>Lamda</text:p>
          </table:table-cell>
          <table:table-cell table:style-name="ce2" office:value-type="string" calcext:value-type="string">
            <text:p>Siedlce</text:p>
          </table:table-cell>
          <table:table-cell table:style-name="ce6" office:value-type="date" office:date-value="2014-09-05" calcext:value-type="date">
            <text:p>5.09.2014</text:p>
          </table:table-cell>
          <table:table-cell table:style-name="ce6" office:value-type="date" office:date-value="2014-09-06" calcext:value-type="date">
            <text:p>6.09.2014</text:p>
          </table:table-cell>
          <table:table-cell office:value-type="float" office:value="295.4" calcext:value-type="float">
            <text:p>295,4</text:p>
          </table:table-cell>
          <table:table-cell table:formula="of:=[.E537]-[.D537]" office:value-type="float" office:value="1" calcext:value-type="float">
            <text:p>1</text:p>
          </table:table-cell>
          <table:table-cell table:formula="of:=1+[.E537]-[.D537]" office:value-type="float" office:value="2" calcext:value-type="float">
            <text:p>2</text:p>
          </table:table-cell>
          <table:table-cell table:formula="of:=COM.MICROSOFT.CONCAT([.A537];[.B537])" office:value-type="string" office:string-value="MichalinaLamda" calcext:value-type="string">
            <text:p>MichalinaLamda</text:p>
          </table:table-cell>
          <table:table-cell table:formula="of:=COUNTIF([.$I$2:.$I$1001];[.I537])" office:value-type="float" office:value="9" calcext:value-type="float">
            <text:p>9</text:p>
          </table:table-cell>
          <table:table-cell table:formula="of:=SUMIF([.$I$2:.$I$1001];[.I537];[.$H$2:.$H$1001])" office:value-type="float" office:value="26" calcext:value-type="float">
            <text:p>26</text:p>
          </table:table-cell>
          <table:table-cell table:formula="of:=[.F537]+([.H537]-1)*24+30" office:value-type="float" office:value="349.4" calcext:value-type="float">
            <text:p>349,4</text:p>
          </table:table-cell>
          <table:table-cell table:formula="of:=MONTH([.D537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Bogumi</text:p>
          </table:table-cell>
          <table:table-cell table:style-name="ce2" office:value-type="string" calcext:value-type="string">
            <text:p>Lubelski</text:p>
          </table:table-cell>
          <table:table-cell table:style-name="ce2" office:value-type="string" calcext:value-type="string">
            <text:p>Zgierz</text:p>
          </table:table-cell>
          <table:table-cell table:style-name="ce6" office:value-type="date" office:date-value="2014-09-05" calcext:value-type="date">
            <text:p>5.09.2014</text:p>
          </table:table-cell>
          <table:table-cell table:style-name="ce6" office:value-type="date" office:date-value="2014-09-09" calcext:value-type="date">
            <text:p>9.09.2014</text:p>
          </table:table-cell>
          <table:table-cell office:value-type="float" office:value="688.5" calcext:value-type="float">
            <text:p>688,5</text:p>
          </table:table-cell>
          <table:table-cell table:formula="of:=[.E538]-[.D538]" office:value-type="float" office:value="4" calcext:value-type="float">
            <text:p>4</text:p>
          </table:table-cell>
          <table:table-cell table:formula="of:=1+[.E538]-[.D538]" office:value-type="float" office:value="5" calcext:value-type="float">
            <text:p>5</text:p>
          </table:table-cell>
          <table:table-cell table:formula="of:=COM.MICROSOFT.CONCAT([.A538];[.B538])" office:value-type="string" office:string-value="BogumiLubelski" calcext:value-type="string">
            <text:p>BogumiLubelski</text:p>
          </table:table-cell>
          <table:table-cell table:formula="of:=COUNTIF([.$I$2:.$I$1001];[.I538])" office:value-type="float" office:value="12" calcext:value-type="float">
            <text:p>12</text:p>
          </table:table-cell>
          <table:table-cell table:formula="of:=SUMIF([.$I$2:.$I$1001];[.I538];[.$H$2:.$H$1001])" office:value-type="float" office:value="30" calcext:value-type="float">
            <text:p>30</text:p>
          </table:table-cell>
          <table:table-cell table:formula="of:=[.F538]+([.H538]-1)*24+30" office:value-type="float" office:value="814.5" calcext:value-type="float">
            <text:p>814,5</text:p>
          </table:table-cell>
          <table:table-cell table:formula="of:=MONTH([.D538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Zofia</text:p>
          </table:table-cell>
          <table:table-cell table:style-name="ce2" office:value-type="string" calcext:value-type="string">
            <text:p>Maselska</text:p>
          </table:table-cell>
          <table:table-cell table:style-name="ce2" office:value-type="string" calcext:value-type="string">
            <text:p>Krakow</text:p>
          </table:table-cell>
          <table:table-cell table:style-name="ce6" office:value-type="date" office:date-value="2014-09-05" calcext:value-type="date">
            <text:p>5.09.2014</text:p>
          </table:table-cell>
          <table:table-cell table:style-name="ce6" office:value-type="date" office:date-value="2014-09-08" calcext:value-type="date">
            <text:p>8.09.2014</text:p>
          </table:table-cell>
          <table:table-cell office:value-type="float" office:value="1116.5" calcext:value-type="float">
            <text:p>1116,5</text:p>
          </table:table-cell>
          <table:table-cell table:formula="of:=[.E539]-[.D539]" office:value-type="float" office:value="3" calcext:value-type="float">
            <text:p>3</text:p>
          </table:table-cell>
          <table:table-cell table:formula="of:=1+[.E539]-[.D539]" office:value-type="float" office:value="4" calcext:value-type="float">
            <text:p>4</text:p>
          </table:table-cell>
          <table:table-cell table:formula="of:=COM.MICROSOFT.CONCAT([.A539];[.B539])" office:value-type="string" office:string-value="ZofiaMaselska" calcext:value-type="string">
            <text:p>ZofiaMaselska</text:p>
          </table:table-cell>
          <table:table-cell table:formula="of:=COUNTIF([.$I$2:.$I$1001];[.I539])" office:value-type="float" office:value="11" calcext:value-type="float">
            <text:p>11</text:p>
          </table:table-cell>
          <table:table-cell table:formula="of:=SUMIF([.$I$2:.$I$1001];[.I539];[.$H$2:.$H$1001])" office:value-type="float" office:value="25" calcext:value-type="float">
            <text:p>25</text:p>
          </table:table-cell>
          <table:table-cell table:formula="of:=[.F539]+([.H539]-1)*24+30" office:value-type="float" office:value="1218.5" calcext:value-type="float">
            <text:p>1218,5</text:p>
          </table:table-cell>
          <table:table-cell table:formula="of:=MONTH([.D539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Zofia</text:p>
          </table:table-cell>
          <table:table-cell table:style-name="ce2" office:value-type="string" calcext:value-type="string">
            <text:p>Seredycka</text:p>
          </table:table-cell>
          <table:table-cell table:style-name="ce2" office:value-type="string" calcext:value-type="string">
            <text:p>Radom</text:p>
          </table:table-cell>
          <table:table-cell table:style-name="ce6" office:value-type="date" office:date-value="2014-09-05" calcext:value-type="date">
            <text:p>5.09.2014</text:p>
          </table:table-cell>
          <table:table-cell table:style-name="ce6" office:value-type="date" office:date-value="2014-09-07" calcext:value-type="date">
            <text:p>7.09.2014</text:p>
          </table:table-cell>
          <table:table-cell office:value-type="float" office:value="426.5" calcext:value-type="float">
            <text:p>426,5</text:p>
          </table:table-cell>
          <table:table-cell table:formula="of:=[.E540]-[.D540]" office:value-type="float" office:value="2" calcext:value-type="float">
            <text:p>2</text:p>
          </table:table-cell>
          <table:table-cell table:formula="of:=1+[.E540]-[.D540]" office:value-type="float" office:value="3" calcext:value-type="float">
            <text:p>3</text:p>
          </table:table-cell>
          <table:table-cell table:formula="of:=COM.MICROSOFT.CONCAT([.A540];[.B540])" office:value-type="string" office:string-value="ZofiaSeredycka" calcext:value-type="string">
            <text:p>ZofiaSeredycka</text:p>
          </table:table-cell>
          <table:table-cell table:formula="of:=COUNTIF([.$I$2:.$I$1001];[.I540])" office:value-type="float" office:value="15" calcext:value-type="float">
            <text:p>15</text:p>
          </table:table-cell>
          <table:table-cell table:formula="of:=SUMIF([.$I$2:.$I$1001];[.I540];[.$H$2:.$H$1001])" office:value-type="float" office:value="36" calcext:value-type="float">
            <text:p>36</text:p>
          </table:table-cell>
          <table:table-cell table:formula="of:=[.F540]+([.H540]-1)*24+30" office:value-type="float" office:value="504.5" calcext:value-type="float">
            <text:p>504,5</text:p>
          </table:table-cell>
          <table:table-cell table:formula="of:=MONTH([.D540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Rozalia</text:p>
          </table:table-cell>
          <table:table-cell table:style-name="ce2" office:value-type="string" calcext:value-type="string">
            <text:p>Siedlecka</text:p>
          </table:table-cell>
          <table:table-cell table:style-name="ce2" office:value-type="string" calcext:value-type="string">
            <text:p>Mielec</text:p>
          </table:table-cell>
          <table:table-cell table:style-name="ce6" office:value-type="date" office:date-value="2014-09-05" calcext:value-type="date">
            <text:p>5.09.2014</text:p>
          </table:table-cell>
          <table:table-cell table:style-name="ce6" office:value-type="date" office:date-value="2014-09-07" calcext:value-type="date">
            <text:p>7.09.2014</text:p>
          </table:table-cell>
          <table:table-cell office:value-type="float" office:value="698" calcext:value-type="float">
            <text:p>698</text:p>
          </table:table-cell>
          <table:table-cell table:formula="of:=[.E541]-[.D541]" office:value-type="float" office:value="2" calcext:value-type="float">
            <text:p>2</text:p>
          </table:table-cell>
          <table:table-cell table:formula="of:=1+[.E541]-[.D541]" office:value-type="float" office:value="3" calcext:value-type="float">
            <text:p>3</text:p>
          </table:table-cell>
          <table:table-cell table:formula="of:=COM.MICROSOFT.CONCAT([.A541];[.B541])" office:value-type="string" office:string-value="RozaliaSiedlecka" calcext:value-type="string">
            <text:p>RozaliaSiedlecka</text:p>
          </table:table-cell>
          <table:table-cell table:formula="of:=COUNTIF([.$I$2:.$I$1001];[.I541])" office:value-type="float" office:value="11" calcext:value-type="float">
            <text:p>11</text:p>
          </table:table-cell>
          <table:table-cell table:formula="of:=SUMIF([.$I$2:.$I$1001];[.I541];[.$H$2:.$H$1001])" office:value-type="float" office:value="30" calcext:value-type="float">
            <text:p>30</text:p>
          </table:table-cell>
          <table:table-cell table:formula="of:=[.F541]+([.H541]-1)*24+30" office:value-type="float" office:value="776" calcext:value-type="float">
            <text:p>776</text:p>
          </table:table-cell>
          <table:table-cell table:formula="of:=MONTH([.D541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Sobecka</text:p>
          </table:table-cell>
          <table:table-cell table:style-name="ce2" office:value-type="string" calcext:value-type="string">
            <text:p>Zgierz</text:p>
          </table:table-cell>
          <table:table-cell table:style-name="ce6" office:value-type="date" office:date-value="2014-09-05" calcext:value-type="date">
            <text:p>5.09.2014</text:p>
          </table:table-cell>
          <table:table-cell table:style-name="ce6" office:value-type="date" office:date-value="2014-09-06" calcext:value-type="date">
            <text:p>6.09.2014</text:p>
          </table:table-cell>
          <table:table-cell office:value-type="float" office:value="331.5" calcext:value-type="float">
            <text:p>331,5</text:p>
          </table:table-cell>
          <table:table-cell table:formula="of:=[.E542]-[.D542]" office:value-type="float" office:value="1" calcext:value-type="float">
            <text:p>1</text:p>
          </table:table-cell>
          <table:table-cell table:formula="of:=1+[.E542]-[.D542]" office:value-type="float" office:value="2" calcext:value-type="float">
            <text:p>2</text:p>
          </table:table-cell>
          <table:table-cell table:formula="of:=COM.MICROSOFT.CONCAT([.A542];[.B542])" office:value-type="string" office:string-value="AnnaSobecka" calcext:value-type="string">
            <text:p>AnnaSobecka</text:p>
          </table:table-cell>
          <table:table-cell table:formula="of:=COUNTIF([.$I$2:.$I$1001];[.I542])" office:value-type="float" office:value="9" calcext:value-type="float">
            <text:p>9</text:p>
          </table:table-cell>
          <table:table-cell table:formula="of:=SUMIF([.$I$2:.$I$1001];[.I542];[.$H$2:.$H$1001])" office:value-type="float" office:value="24" calcext:value-type="float">
            <text:p>24</text:p>
          </table:table-cell>
          <table:table-cell table:formula="of:=[.F542]+([.H542]-1)*24+30" office:value-type="float" office:value="385.5" calcext:value-type="float">
            <text:p>385,5</text:p>
          </table:table-cell>
          <table:table-cell table:formula="of:=MONTH([.D542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rol</text:p>
          </table:table-cell>
          <table:table-cell table:style-name="ce2" office:value-type="string" calcext:value-type="string">
            <text:p>Witkiewicz</text:p>
          </table:table-cell>
          <table:table-cell table:style-name="ce2" office:value-type="string" calcext:value-type="string">
            <text:p>Kutno</text:p>
          </table:table-cell>
          <table:table-cell table:style-name="ce6" office:value-type="date" office:date-value="2014-09-05" calcext:value-type="date">
            <text:p>5.09.2014</text:p>
          </table:table-cell>
          <table:table-cell table:style-name="ce6" office:value-type="date" office:date-value="2014-09-07" calcext:value-type="date">
            <text:p>7.09.2014</text:p>
          </table:table-cell>
          <table:table-cell office:value-type="float" office:value="536.8" calcext:value-type="float">
            <text:p>536,8</text:p>
          </table:table-cell>
          <table:table-cell table:formula="of:=[.E543]-[.D543]" office:value-type="float" office:value="2" calcext:value-type="float">
            <text:p>2</text:p>
          </table:table-cell>
          <table:table-cell table:formula="of:=1+[.E543]-[.D543]" office:value-type="float" office:value="3" calcext:value-type="float">
            <text:p>3</text:p>
          </table:table-cell>
          <table:table-cell table:formula="of:=COM.MICROSOFT.CONCAT([.A543];[.B543])" office:value-type="string" office:string-value="KarolWitkiewicz" calcext:value-type="string">
            <text:p>KarolWitkiewicz</text:p>
          </table:table-cell>
          <table:table-cell table:formula="of:=COUNTIF([.$I$2:.$I$1001];[.I543])" office:value-type="float" office:value="8" calcext:value-type="float">
            <text:p>8</text:p>
          </table:table-cell>
          <table:table-cell table:formula="of:=SUMIF([.$I$2:.$I$1001];[.I543];[.$H$2:.$H$1001])" office:value-type="float" office:value="28" calcext:value-type="float">
            <text:p>28</text:p>
          </table:table-cell>
          <table:table-cell table:formula="of:=[.F543]+([.H543]-1)*24+30" office:value-type="float" office:value="614.8" calcext:value-type="float">
            <text:p>614,8</text:p>
          </table:table-cell>
          <table:table-cell table:formula="of:=MONTH([.D543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dam</text:p>
          </table:table-cell>
          <table:table-cell table:style-name="ce2" office:value-type="string" calcext:value-type="string">
            <text:p>Wradoch</text:p>
          </table:table-cell>
          <table:table-cell table:style-name="ce2" office:value-type="string" calcext:value-type="string">
            <text:p>Katowice</text:p>
          </table:table-cell>
          <table:table-cell table:style-name="ce6" office:value-type="date" office:date-value="2014-09-05" calcext:value-type="date">
            <text:p>5.09.2014</text:p>
          </table:table-cell>
          <table:table-cell table:style-name="ce6" office:value-type="date" office:date-value="2014-09-06" calcext:value-type="date">
            <text:p>6.09.2014</text:p>
          </table:table-cell>
          <table:table-cell office:value-type="float" office:value="693.7" calcext:value-type="float">
            <text:p>693,7</text:p>
          </table:table-cell>
          <table:table-cell table:formula="of:=[.E544]-[.D544]" office:value-type="float" office:value="1" calcext:value-type="float">
            <text:p>1</text:p>
          </table:table-cell>
          <table:table-cell table:formula="of:=1+[.E544]-[.D544]" office:value-type="float" office:value="2" calcext:value-type="float">
            <text:p>2</text:p>
          </table:table-cell>
          <table:table-cell table:formula="of:=COM.MICROSOFT.CONCAT([.A544];[.B544])" office:value-type="string" office:string-value="AdamWradoch" calcext:value-type="string">
            <text:p>AdamWradoch</text:p>
          </table:table-cell>
          <table:table-cell table:formula="of:=COUNTIF([.$I$2:.$I$1001];[.I544])" office:value-type="float" office:value="11" calcext:value-type="float">
            <text:p>11</text:p>
          </table:table-cell>
          <table:table-cell table:formula="of:=SUMIF([.$I$2:.$I$1001];[.I544];[.$H$2:.$H$1001])" office:value-type="float" office:value="30" calcext:value-type="float">
            <text:p>30</text:p>
          </table:table-cell>
          <table:table-cell table:formula="of:=[.F544]+([.H544]-1)*24+30" office:value-type="float" office:value="747.7" calcext:value-type="float">
            <text:p>747,7</text:p>
          </table:table-cell>
          <table:table-cell table:formula="of:=MONTH([.D544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Zofia</text:p>
          </table:table-cell>
          <table:table-cell table:style-name="ce2" office:value-type="string" calcext:value-type="string">
            <text:p>Budzianowska</text:p>
          </table:table-cell>
          <table:table-cell table:style-name="ce2" office:value-type="string" calcext:value-type="string">
            <text:p>Krakow</text:p>
          </table:table-cell>
          <table:table-cell table:number-columns-repeated="2" table:style-name="ce6" office:value-type="date" office:date-value="2014-09-07" calcext:value-type="date">
            <text:p>7.09.2014</text:p>
          </table:table-cell>
          <table:table-cell office:value-type="float" office:value="501.5" calcext:value-type="float">
            <text:p>501,5</text:p>
          </table:table-cell>
          <table:table-cell table:formula="of:=[.E545]-[.D545]" office:value-type="float" office:value="0" calcext:value-type="float">
            <text:p>0</text:p>
          </table:table-cell>
          <table:table-cell table:formula="of:=1+[.E545]-[.D545]" office:value-type="float" office:value="1" calcext:value-type="float">
            <text:p>1</text:p>
          </table:table-cell>
          <table:table-cell table:formula="of:=COM.MICROSOFT.CONCAT([.A545];[.B545])" office:value-type="string" office:string-value="ZofiaBudzianowska" calcext:value-type="string">
            <text:p>ZofiaBudzianowska</text:p>
          </table:table-cell>
          <table:table-cell table:formula="of:=COUNTIF([.$I$2:.$I$1001];[.I545])" office:value-type="float" office:value="16" calcext:value-type="float">
            <text:p>16</text:p>
          </table:table-cell>
          <table:table-cell table:formula="of:=SUMIF([.$I$2:.$I$1001];[.I545];[.$H$2:.$H$1001])" office:value-type="float" office:value="41" calcext:value-type="float">
            <text:p>41</text:p>
          </table:table-cell>
          <table:table-cell table:formula="of:=[.F545]+([.H545]-1)*24+30" office:value-type="float" office:value="531.5" calcext:value-type="float">
            <text:p>531,5</text:p>
          </table:table-cell>
          <table:table-cell table:formula="of:=MONTH([.D545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aulina</text:p>
          </table:table-cell>
          <table:table-cell table:style-name="ce2" office:value-type="string" calcext:value-type="string">
            <text:p>Basala</text:p>
          </table:table-cell>
          <table:table-cell table:style-name="ce2" office:value-type="string" calcext:value-type="string">
            <text:p>Bydgoszcz</text:p>
          </table:table-cell>
          <table:table-cell table:number-columns-repeated="2" table:style-name="ce6" office:value-type="date" office:date-value="2014-09-08" calcext:value-type="date">
            <text:p>8.09.2014</text:p>
          </table:table-cell>
          <table:table-cell office:value-type="float" office:value="513.4" calcext:value-type="float">
            <text:p>513,4</text:p>
          </table:table-cell>
          <table:table-cell table:formula="of:=[.E546]-[.D546]" office:value-type="float" office:value="0" calcext:value-type="float">
            <text:p>0</text:p>
          </table:table-cell>
          <table:table-cell table:formula="of:=1+[.E546]-[.D546]" office:value-type="float" office:value="1" calcext:value-type="float">
            <text:p>1</text:p>
          </table:table-cell>
          <table:table-cell table:formula="of:=COM.MICROSOFT.CONCAT([.A546];[.B546])" office:value-type="string" office:string-value="PaulinaBasala" calcext:value-type="string">
            <text:p>PaulinaBasala</text:p>
          </table:table-cell>
          <table:table-cell table:formula="of:=COUNTIF([.$I$2:.$I$1001];[.I546])" office:value-type="float" office:value="8" calcext:value-type="float">
            <text:p>8</text:p>
          </table:table-cell>
          <table:table-cell table:formula="of:=SUMIF([.$I$2:.$I$1001];[.I546];[.$H$2:.$H$1001])" office:value-type="float" office:value="14" calcext:value-type="float">
            <text:p>14</text:p>
          </table:table-cell>
          <table:table-cell table:formula="of:=[.F546]+([.H546]-1)*24+30" office:value-type="float" office:value="543.4" calcext:value-type="float">
            <text:p>543,4</text:p>
          </table:table-cell>
          <table:table-cell table:formula="of:=MONTH([.D546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atrycja</text:p>
          </table:table-cell>
          <table:table-cell table:style-name="ce2" office:value-type="string" calcext:value-type="string">
            <text:p>Czarnoleska</text:p>
          </table:table-cell>
          <table:table-cell table:style-name="ce2" office:value-type="string" calcext:value-type="string">
            <text:p>Mielec</text:p>
          </table:table-cell>
          <table:table-cell table:number-columns-repeated="2" table:style-name="ce6" office:value-type="date" office:date-value="2014-09-08" calcext:value-type="date">
            <text:p>8.09.2014</text:p>
          </table:table-cell>
          <table:table-cell office:value-type="float" office:value="442" calcext:value-type="float">
            <text:p>442</text:p>
          </table:table-cell>
          <table:table-cell table:formula="of:=[.E547]-[.D547]" office:value-type="float" office:value="0" calcext:value-type="float">
            <text:p>0</text:p>
          </table:table-cell>
          <table:table-cell table:formula="of:=1+[.E547]-[.D547]" office:value-type="float" office:value="1" calcext:value-type="float">
            <text:p>1</text:p>
          </table:table-cell>
          <table:table-cell table:formula="of:=COM.MICROSOFT.CONCAT([.A547];[.B547])" office:value-type="string" office:string-value="PatrycjaCzarnoleska" calcext:value-type="string">
            <text:p>PatrycjaCzarnoleska</text:p>
          </table:table-cell>
          <table:table-cell table:formula="of:=COUNTIF([.$I$2:.$I$1001];[.I547])" office:value-type="float" office:value="15" calcext:value-type="float">
            <text:p>15</text:p>
          </table:table-cell>
          <table:table-cell table:formula="of:=SUMIF([.$I$2:.$I$1001];[.I547];[.$H$2:.$H$1001])" office:value-type="float" office:value="39" calcext:value-type="float">
            <text:p>39</text:p>
          </table:table-cell>
          <table:table-cell table:formula="of:=[.F547]+([.H547]-1)*24+30" office:value-type="float" office:value="472" calcext:value-type="float">
            <text:p>472</text:p>
          </table:table-cell>
          <table:table-cell table:formula="of:=MONTH([.D547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ustyna</text:p>
          </table:table-cell>
          <table:table-cell table:style-name="ce2" office:value-type="string" calcext:value-type="string">
            <text:p>Krynicka</text:p>
          </table:table-cell>
          <table:table-cell table:style-name="ce2" office:value-type="string" calcext:value-type="string">
            <text:p>Kutno</text:p>
          </table:table-cell>
          <table:table-cell table:number-columns-repeated="2" table:style-name="ce6" office:value-type="date" office:date-value="2014-09-08" calcext:value-type="date">
            <text:p>8.09.2014</text:p>
          </table:table-cell>
          <table:table-cell office:value-type="float" office:value="278.8" calcext:value-type="float">
            <text:p>278,8</text:p>
          </table:table-cell>
          <table:table-cell table:formula="of:=[.E548]-[.D548]" office:value-type="float" office:value="0" calcext:value-type="float">
            <text:p>0</text:p>
          </table:table-cell>
          <table:table-cell table:formula="of:=1+[.E548]-[.D548]" office:value-type="float" office:value="1" calcext:value-type="float">
            <text:p>1</text:p>
          </table:table-cell>
          <table:table-cell table:formula="of:=COM.MICROSOFT.CONCAT([.A548];[.B548])" office:value-type="string" office:string-value="JustynaKrynicka" calcext:value-type="string">
            <text:p>JustynaKrynicka</text:p>
          </table:table-cell>
          <table:table-cell table:formula="of:=COUNTIF([.$I$2:.$I$1001];[.I548])" office:value-type="float" office:value="13" calcext:value-type="float">
            <text:p>13</text:p>
          </table:table-cell>
          <table:table-cell table:formula="of:=SUMIF([.$I$2:.$I$1001];[.I548];[.$H$2:.$H$1001])" office:value-type="float" office:value="25" calcext:value-type="float">
            <text:p>25</text:p>
          </table:table-cell>
          <table:table-cell table:formula="of:=[.F548]+([.H548]-1)*24+30" office:value-type="float" office:value="308.8" calcext:value-type="float">
            <text:p>308,8</text:p>
          </table:table-cell>
          <table:table-cell table:formula="of:=MONTH([.D548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aulina</text:p>
          </table:table-cell>
          <table:table-cell table:style-name="ce2" office:value-type="string" calcext:value-type="string">
            <text:p>Watrach</text:p>
          </table:table-cell>
          <table:table-cell table:style-name="ce2" office:value-type="string" calcext:value-type="string">
            <text:p>Lublin</text:p>
          </table:table-cell>
          <table:table-cell table:number-columns-repeated="2" table:style-name="ce6" office:value-type="date" office:date-value="2014-09-08" calcext:value-type="date">
            <text:p>8.09.2014</text:p>
          </table:table-cell>
          <table:table-cell office:value-type="float" office:value="290.7" calcext:value-type="float">
            <text:p>290,7</text:p>
          </table:table-cell>
          <table:table-cell table:formula="of:=[.E549]-[.D549]" office:value-type="float" office:value="0" calcext:value-type="float">
            <text:p>0</text:p>
          </table:table-cell>
          <table:table-cell table:formula="of:=1+[.E549]-[.D549]" office:value-type="float" office:value="1" calcext:value-type="float">
            <text:p>1</text:p>
          </table:table-cell>
          <table:table-cell table:formula="of:=COM.MICROSOFT.CONCAT([.A549];[.B549])" office:value-type="string" office:string-value="PaulinaWatrach" calcext:value-type="string">
            <text:p>PaulinaWatrach</text:p>
          </table:table-cell>
          <table:table-cell table:formula="of:=COUNTIF([.$I$2:.$I$1001];[.I549])" office:value-type="float" office:value="9" calcext:value-type="float">
            <text:p>9</text:p>
          </table:table-cell>
          <table:table-cell table:formula="of:=SUMIF([.$I$2:.$I$1001];[.I549];[.$H$2:.$H$1001])" office:value-type="float" office:value="21" calcext:value-type="float">
            <text:p>21</text:p>
          </table:table-cell>
          <table:table-cell table:formula="of:=[.F549]+([.H549]-1)*24+30" office:value-type="float" office:value="320.7" calcext:value-type="float">
            <text:p>320,7</text:p>
          </table:table-cell>
          <table:table-cell table:formula="of:=MONTH([.D549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Ewa</text:p>
          </table:table-cell>
          <table:table-cell table:style-name="ce2" office:value-type="string" calcext:value-type="string">
            <text:p>Fidyk</text:p>
          </table:table-cell>
          <table:table-cell table:style-name="ce2" office:value-type="string" calcext:value-type="string">
            <text:p>Kutno</text:p>
          </table:table-cell>
          <table:table-cell table:style-name="ce6" office:value-type="date" office:date-value="2014-09-11" calcext:value-type="date">
            <text:p>11.09.2014</text:p>
          </table:table-cell>
          <table:table-cell table:style-name="ce6" office:value-type="date" office:date-value="2014-09-14" calcext:value-type="date">
            <text:p>14.09.2014</text:p>
          </table:table-cell>
          <table:table-cell office:value-type="float" office:value="665.8" calcext:value-type="float">
            <text:p>665,8</text:p>
          </table:table-cell>
          <table:table-cell table:formula="of:=[.E550]-[.D550]" office:value-type="float" office:value="3" calcext:value-type="float">
            <text:p>3</text:p>
          </table:table-cell>
          <table:table-cell table:formula="of:=1+[.E550]-[.D550]" office:value-type="float" office:value="4" calcext:value-type="float">
            <text:p>4</text:p>
          </table:table-cell>
          <table:table-cell table:formula="of:=COM.MICROSOFT.CONCAT([.A550];[.B550])" office:value-type="string" office:string-value="EwaFidyk" calcext:value-type="string">
            <text:p>EwaFidyk</text:p>
          </table:table-cell>
          <table:table-cell table:formula="of:=COUNTIF([.$I$2:.$I$1001];[.I550])" office:value-type="float" office:value="9" calcext:value-type="float">
            <text:p>9</text:p>
          </table:table-cell>
          <table:table-cell table:formula="of:=SUMIF([.$I$2:.$I$1001];[.I550];[.$H$2:.$H$1001])" office:value-type="float" office:value="20" calcext:value-type="float">
            <text:p>20</text:p>
          </table:table-cell>
          <table:table-cell table:formula="of:=[.F550]+([.H550]-1)*24+30" office:value-type="float" office:value="767.8" calcext:value-type="float">
            <text:p>767,8</text:p>
          </table:table-cell>
          <table:table-cell table:formula="of:=MONTH([.D550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Kaliska</text:p>
          </table:table-cell>
          <table:table-cell table:style-name="ce2" office:value-type="string" calcext:value-type="string">
            <text:p>Malbork</text:p>
          </table:table-cell>
          <table:table-cell table:style-name="ce6" office:value-type="date" office:date-value="2014-09-11" calcext:value-type="date">
            <text:p>11.09.2014</text:p>
          </table:table-cell>
          <table:table-cell table:style-name="ce6" office:value-type="date" office:date-value="2014-09-14" calcext:value-type="date">
            <text:p>14.09.2014</text:p>
          </table:table-cell>
          <table:table-cell office:value-type="float" office:value="1313" calcext:value-type="float">
            <text:p>1313</text:p>
          </table:table-cell>
          <table:table-cell table:formula="of:=[.E551]-[.D551]" office:value-type="float" office:value="3" calcext:value-type="float">
            <text:p>3</text:p>
          </table:table-cell>
          <table:table-cell table:formula="of:=1+[.E551]-[.D551]" office:value-type="float" office:value="4" calcext:value-type="float">
            <text:p>4</text:p>
          </table:table-cell>
          <table:table-cell table:formula="of:=COM.MICROSOFT.CONCAT([.A551];[.B551])" office:value-type="string" office:string-value="AnnaKaliska" calcext:value-type="string">
            <text:p>AnnaKaliska</text:p>
          </table:table-cell>
          <table:table-cell table:formula="of:=COUNTIF([.$I$2:.$I$1001];[.I551])" office:value-type="float" office:value="15" calcext:value-type="float">
            <text:p>15</text:p>
          </table:table-cell>
          <table:table-cell table:formula="of:=SUMIF([.$I$2:.$I$1001];[.I551];[.$H$2:.$H$1001])" office:value-type="float" office:value="27" calcext:value-type="float">
            <text:p>27</text:p>
          </table:table-cell>
          <table:table-cell table:formula="of:=[.F551]+([.H551]-1)*24+30" office:value-type="float" office:value="1415" calcext:value-type="float">
            <text:p>1415</text:p>
          </table:table-cell>
          <table:table-cell table:formula="of:=MONTH([.D551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tarzyna</text:p>
          </table:table-cell>
          <table:table-cell table:style-name="ce2" office:value-type="string" calcext:value-type="string">
            <text:p>Piotrowska</text:p>
          </table:table-cell>
          <table:table-cell table:style-name="ce2" office:value-type="string" calcext:value-type="string">
            <text:p>Malbork</text:p>
          </table:table-cell>
          <table:table-cell table:style-name="ce6" office:value-type="date" office:date-value="2014-09-11" calcext:value-type="date">
            <text:p>11.09.2014</text:p>
          </table:table-cell>
          <table:table-cell table:style-name="ce6" office:value-type="date" office:date-value="2014-09-12" calcext:value-type="date">
            <text:p>12.09.2014</text:p>
          </table:table-cell>
          <table:table-cell office:value-type="float" office:value="891" calcext:value-type="float">
            <text:p>891</text:p>
          </table:table-cell>
          <table:table-cell table:formula="of:=[.E552]-[.D552]" office:value-type="float" office:value="1" calcext:value-type="float">
            <text:p>1</text:p>
          </table:table-cell>
          <table:table-cell table:formula="of:=1+[.E552]-[.D552]" office:value-type="float" office:value="2" calcext:value-type="float">
            <text:p>2</text:p>
          </table:table-cell>
          <table:table-cell table:formula="of:=COM.MICROSOFT.CONCAT([.A552];[.B552])" office:value-type="string" office:string-value="KatarzynaPiotrowska" calcext:value-type="string">
            <text:p>KatarzynaPiotrowska</text:p>
          </table:table-cell>
          <table:table-cell table:formula="of:=COUNTIF([.$I$2:.$I$1001];[.I552])" office:value-type="float" office:value="10" calcext:value-type="float">
            <text:p>10</text:p>
          </table:table-cell>
          <table:table-cell table:formula="of:=SUMIF([.$I$2:.$I$1001];[.I552];[.$H$2:.$H$1001])" office:value-type="float" office:value="27" calcext:value-type="float">
            <text:p>27</text:p>
          </table:table-cell>
          <table:table-cell table:formula="of:=[.F552]+([.H552]-1)*24+30" office:value-type="float" office:value="945" calcext:value-type="float">
            <text:p>945</text:p>
          </table:table-cell>
          <table:table-cell table:formula="of:=MONTH([.D552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Rozalia</text:p>
          </table:table-cell>
          <table:table-cell table:style-name="ce2" office:value-type="string" calcext:value-type="string">
            <text:p>Siedlecka</text:p>
          </table:table-cell>
          <table:table-cell table:style-name="ce2" office:value-type="string" calcext:value-type="string">
            <text:p>Olsztyn</text:p>
          </table:table-cell>
          <table:table-cell table:style-name="ce6" office:value-type="date" office:date-value="2014-09-11" calcext:value-type="date">
            <text:p>11.09.2014</text:p>
          </table:table-cell>
          <table:table-cell table:style-name="ce6" office:value-type="date" office:date-value="2014-09-13" calcext:value-type="date">
            <text:p>13.09.2014</text:p>
          </table:table-cell>
          <table:table-cell office:value-type="float" office:value="689.8" calcext:value-type="float">
            <text:p>689,8</text:p>
          </table:table-cell>
          <table:table-cell table:formula="of:=[.E553]-[.D553]" office:value-type="float" office:value="2" calcext:value-type="float">
            <text:p>2</text:p>
          </table:table-cell>
          <table:table-cell table:formula="of:=1+[.E553]-[.D553]" office:value-type="float" office:value="3" calcext:value-type="float">
            <text:p>3</text:p>
          </table:table-cell>
          <table:table-cell table:formula="of:=COM.MICROSOFT.CONCAT([.A553];[.B553])" office:value-type="string" office:string-value="RozaliaSiedlecka" calcext:value-type="string">
            <text:p>RozaliaSiedlecka</text:p>
          </table:table-cell>
          <table:table-cell table:formula="of:=COUNTIF([.$I$2:.$I$1001];[.I553])" office:value-type="float" office:value="11" calcext:value-type="float">
            <text:p>11</text:p>
          </table:table-cell>
          <table:table-cell table:formula="of:=SUMIF([.$I$2:.$I$1001];[.I553];[.$H$2:.$H$1001])" office:value-type="float" office:value="30" calcext:value-type="float">
            <text:p>30</text:p>
          </table:table-cell>
          <table:table-cell table:formula="of:=[.F553]+([.H553]-1)*24+30" office:value-type="float" office:value="767.8" calcext:value-type="float">
            <text:p>767,8</text:p>
          </table:table-cell>
          <table:table-cell table:formula="of:=MONTH([.D553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Dorota</text:p>
          </table:table-cell>
          <table:table-cell table:style-name="ce2" office:value-type="string" calcext:value-type="string">
            <text:p>Sosnowiecka</text:p>
          </table:table-cell>
          <table:table-cell table:style-name="ce2" office:value-type="string" calcext:value-type="string">
            <text:p>Olsztyn</text:p>
          </table:table-cell>
          <table:table-cell table:style-name="ce6" office:value-type="date" office:date-value="2014-09-11" calcext:value-type="date">
            <text:p>11.09.2014</text:p>
          </table:table-cell>
          <table:table-cell table:style-name="ce6" office:value-type="date" office:date-value="2014-09-12" calcext:value-type="date">
            <text:p>12.09.2014</text:p>
          </table:table-cell>
          <table:table-cell office:value-type="float" office:value="526.8" calcext:value-type="float">
            <text:p>526,8</text:p>
          </table:table-cell>
          <table:table-cell table:formula="of:=[.E554]-[.D554]" office:value-type="float" office:value="1" calcext:value-type="float">
            <text:p>1</text:p>
          </table:table-cell>
          <table:table-cell table:formula="of:=1+[.E554]-[.D554]" office:value-type="float" office:value="2" calcext:value-type="float">
            <text:p>2</text:p>
          </table:table-cell>
          <table:table-cell table:formula="of:=COM.MICROSOFT.CONCAT([.A554];[.B554])" office:value-type="string" office:string-value="DorotaSosnowiecka" calcext:value-type="string">
            <text:p>DorotaSosnowiecka</text:p>
          </table:table-cell>
          <table:table-cell table:formula="of:=COUNTIF([.$I$2:.$I$1001];[.I554])" office:value-type="float" office:value="13" calcext:value-type="float">
            <text:p>13</text:p>
          </table:table-cell>
          <table:table-cell table:formula="of:=SUMIF([.$I$2:.$I$1001];[.I554];[.$H$2:.$H$1001])" office:value-type="float" office:value="29" calcext:value-type="float">
            <text:p>29</text:p>
          </table:table-cell>
          <table:table-cell table:formula="of:=[.F554]+([.H554]-1)*24+30" office:value-type="float" office:value="580.8" calcext:value-type="float">
            <text:p>580,8</text:p>
          </table:table-cell>
          <table:table-cell table:formula="of:=MONTH([.D554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melia</text:p>
          </table:table-cell>
          <table:table-cell table:style-name="ce2" office:value-type="string" calcext:value-type="string">
            <text:p>Wojtecka</text:p>
          </table:table-cell>
          <table:table-cell table:style-name="ce2" office:value-type="string" calcext:value-type="string">
            <text:p>Siedlce</text:p>
          </table:table-cell>
          <table:table-cell table:style-name="ce6" office:value-type="date" office:date-value="2014-09-11" calcext:value-type="date">
            <text:p>11.09.2014</text:p>
          </table:table-cell>
          <table:table-cell table:style-name="ce6" office:value-type="date" office:date-value="2014-09-14" calcext:value-type="date">
            <text:p>14.09.2014</text:p>
          </table:table-cell>
          <table:table-cell office:value-type="float" office:value="573.4" calcext:value-type="float">
            <text:p>573,4</text:p>
          </table:table-cell>
          <table:table-cell table:formula="of:=[.E555]-[.D555]" office:value-type="float" office:value="3" calcext:value-type="float">
            <text:p>3</text:p>
          </table:table-cell>
          <table:table-cell table:formula="of:=1+[.E555]-[.D555]" office:value-type="float" office:value="4" calcext:value-type="float">
            <text:p>4</text:p>
          </table:table-cell>
          <table:table-cell table:formula="of:=COM.MICROSOFT.CONCAT([.A555];[.B555])" office:value-type="string" office:string-value="AmeliaWojtecka" calcext:value-type="string">
            <text:p>AmeliaWojtecka</text:p>
          </table:table-cell>
          <table:table-cell table:formula="of:=COUNTIF([.$I$2:.$I$1001];[.I555])" office:value-type="float" office:value="8" calcext:value-type="float">
            <text:p>8</text:p>
          </table:table-cell>
          <table:table-cell table:formula="of:=SUMIF([.$I$2:.$I$1001];[.I555];[.$H$2:.$H$1001])" office:value-type="float" office:value="21" calcext:value-type="float">
            <text:p>21</text:p>
          </table:table-cell>
          <table:table-cell table:formula="of:=[.F555]+([.H555]-1)*24+30" office:value-type="float" office:value="675.4" calcext:value-type="float">
            <text:p>675,4</text:p>
          </table:table-cell>
          <table:table-cell table:formula="of:=MONTH([.D555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rolina</text:p>
          </table:table-cell>
          <table:table-cell table:style-name="ce2" office:value-type="string" calcext:value-type="string">
            <text:p>Arska</text:p>
          </table:table-cell>
          <table:table-cell table:style-name="ce2" office:value-type="string" calcext:value-type="string">
            <text:p>Kutno</text:p>
          </table:table-cell>
          <table:table-cell table:number-columns-repeated="2" table:style-name="ce6" office:value-type="date" office:date-value="2014-09-15" calcext:value-type="date">
            <text:p>15.09.2014</text:p>
          </table:table-cell>
          <table:table-cell office:value-type="float" office:value="278.8" calcext:value-type="float">
            <text:p>278,8</text:p>
          </table:table-cell>
          <table:table-cell table:formula="of:=[.E556]-[.D556]" office:value-type="float" office:value="0" calcext:value-type="float">
            <text:p>0</text:p>
          </table:table-cell>
          <table:table-cell table:formula="of:=1+[.E556]-[.D556]" office:value-type="float" office:value="1" calcext:value-type="float">
            <text:p>1</text:p>
          </table:table-cell>
          <table:table-cell table:formula="of:=COM.MICROSOFT.CONCAT([.A556];[.B556])" office:value-type="string" office:string-value="KarolinaArska" calcext:value-type="string">
            <text:p>KarolinaArska</text:p>
          </table:table-cell>
          <table:table-cell table:formula="of:=COUNTIF([.$I$2:.$I$1001];[.I556])" office:value-type="float" office:value="12" calcext:value-type="float">
            <text:p>12</text:p>
          </table:table-cell>
          <table:table-cell table:formula="of:=SUMIF([.$I$2:.$I$1001];[.I556];[.$H$2:.$H$1001])" office:value-type="float" office:value="36" calcext:value-type="float">
            <text:p>36</text:p>
          </table:table-cell>
          <table:table-cell table:formula="of:=[.F556]+([.H556]-1)*24+30" office:value-type="float" office:value="308.8" calcext:value-type="float">
            <text:p>308,8</text:p>
          </table:table-cell>
          <table:table-cell table:formula="of:=MONTH([.D556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aulina</text:p>
          </table:table-cell>
          <table:table-cell table:style-name="ce2" office:value-type="string" calcext:value-type="string">
            <text:p>Watrach</text:p>
          </table:table-cell>
          <table:table-cell table:style-name="ce2" office:value-type="string" calcext:value-type="string">
            <text:p>Krakow</text:p>
          </table:table-cell>
          <table:table-cell table:style-name="ce6" office:value-type="date" office:date-value="2014-09-15" calcext:value-type="date">
            <text:p>15.09.2014</text:p>
          </table:table-cell>
          <table:table-cell table:style-name="ce6" office:value-type="date" office:date-value="2014-09-16" calcext:value-type="date">
            <text:p>16.09.2014</text:p>
          </table:table-cell>
          <table:table-cell office:value-type="float" office:value="706.5" calcext:value-type="float">
            <text:p>706,5</text:p>
          </table:table-cell>
          <table:table-cell table:formula="of:=[.E557]-[.D557]" office:value-type="float" office:value="1" calcext:value-type="float">
            <text:p>1</text:p>
          </table:table-cell>
          <table:table-cell table:formula="of:=1+[.E557]-[.D557]" office:value-type="float" office:value="2" calcext:value-type="float">
            <text:p>2</text:p>
          </table:table-cell>
          <table:table-cell table:formula="of:=COM.MICROSOFT.CONCAT([.A557];[.B557])" office:value-type="string" office:string-value="PaulinaWatrach" calcext:value-type="string">
            <text:p>PaulinaWatrach</text:p>
          </table:table-cell>
          <table:table-cell table:formula="of:=COUNTIF([.$I$2:.$I$1001];[.I557])" office:value-type="float" office:value="9" calcext:value-type="float">
            <text:p>9</text:p>
          </table:table-cell>
          <table:table-cell table:formula="of:=SUMIF([.$I$2:.$I$1001];[.I557];[.$H$2:.$H$1001])" office:value-type="float" office:value="21" calcext:value-type="float">
            <text:p>21</text:p>
          </table:table-cell>
          <table:table-cell table:formula="of:=[.F557]+([.H557]-1)*24+30" office:value-type="float" office:value="760.5" calcext:value-type="float">
            <text:p>760,5</text:p>
          </table:table-cell>
          <table:table-cell table:formula="of:=MONTH([.D557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atrycja</text:p>
          </table:table-cell>
          <table:table-cell table:style-name="ce2" office:value-type="string" calcext:value-type="string">
            <text:p>Andrycz</text:p>
          </table:table-cell>
          <table:table-cell table:style-name="ce2" office:value-type="string" calcext:value-type="string">
            <text:p>Lublin</text:p>
          </table:table-cell>
          <table:table-cell table:style-name="ce6" office:value-type="date" office:date-value="2014-09-16" calcext:value-type="date">
            <text:p>16.09.2014</text:p>
          </table:table-cell>
          <table:table-cell table:style-name="ce6" office:value-type="date" office:date-value="2014-09-19" calcext:value-type="date">
            <text:p>19.09.2014</text:p>
          </table:table-cell>
          <table:table-cell office:value-type="float" office:value="737.7" calcext:value-type="float">
            <text:p>737,7</text:p>
          </table:table-cell>
          <table:table-cell table:formula="of:=[.E558]-[.D558]" office:value-type="float" office:value="3" calcext:value-type="float">
            <text:p>3</text:p>
          </table:table-cell>
          <table:table-cell table:formula="of:=1+[.E558]-[.D558]" office:value-type="float" office:value="4" calcext:value-type="float">
            <text:p>4</text:p>
          </table:table-cell>
          <table:table-cell table:formula="of:=COM.MICROSOFT.CONCAT([.A558];[.B558])" office:value-type="string" office:string-value="PatrycjaAndrycz" calcext:value-type="string">
            <text:p>PatrycjaAndrycz</text:p>
          </table:table-cell>
          <table:table-cell table:formula="of:=COUNTIF([.$I$2:.$I$1001];[.I558])" office:value-type="float" office:value="12" calcext:value-type="float">
            <text:p>12</text:p>
          </table:table-cell>
          <table:table-cell table:formula="of:=SUMIF([.$I$2:.$I$1001];[.I558];[.$H$2:.$H$1001])" office:value-type="float" office:value="40" calcext:value-type="float">
            <text:p>40</text:p>
          </table:table-cell>
          <table:table-cell table:formula="of:=[.F558]+([.H558]-1)*24+30" office:value-type="float" office:value="839.7" calcext:value-type="float">
            <text:p>839,7</text:p>
          </table:table-cell>
          <table:table-cell table:formula="of:=MONTH([.D558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atrycja</text:p>
          </table:table-cell>
          <table:table-cell table:style-name="ce2" office:value-type="string" calcext:value-type="string">
            <text:p>Andrycz</text:p>
          </table:table-cell>
          <table:table-cell table:style-name="ce2" office:value-type="string" calcext:value-type="string">
            <text:p>Mielec</text:p>
          </table:table-cell>
          <table:table-cell table:style-name="ce6" office:value-type="date" office:date-value="2014-09-16" calcext:value-type="date">
            <text:p>16.09.2014</text:p>
          </table:table-cell>
          <table:table-cell table:style-name="ce6" office:value-type="date" office:date-value="2014-09-18" calcext:value-type="date">
            <text:p>18.09.2014</text:p>
          </table:table-cell>
          <table:table-cell office:value-type="float" office:value="698" calcext:value-type="float">
            <text:p>698</text:p>
          </table:table-cell>
          <table:table-cell table:formula="of:=[.E559]-[.D559]" office:value-type="float" office:value="2" calcext:value-type="float">
            <text:p>2</text:p>
          </table:table-cell>
          <table:table-cell table:formula="of:=1+[.E559]-[.D559]" office:value-type="float" office:value="3" calcext:value-type="float">
            <text:p>3</text:p>
          </table:table-cell>
          <table:table-cell table:formula="of:=COM.MICROSOFT.CONCAT([.A559];[.B559])" office:value-type="string" office:string-value="PatrycjaAndrycz" calcext:value-type="string">
            <text:p>PatrycjaAndrycz</text:p>
          </table:table-cell>
          <table:table-cell table:formula="of:=COUNTIF([.$I$2:.$I$1001];[.I559])" office:value-type="float" office:value="12" calcext:value-type="float">
            <text:p>12</text:p>
          </table:table-cell>
          <table:table-cell table:formula="of:=SUMIF([.$I$2:.$I$1001];[.I559];[.$H$2:.$H$1001])" office:value-type="float" office:value="40" calcext:value-type="float">
            <text:p>40</text:p>
          </table:table-cell>
          <table:table-cell table:formula="of:=[.F559]+([.H559]-1)*24+30" office:value-type="float" office:value="776" calcext:value-type="float">
            <text:p>776</text:p>
          </table:table-cell>
          <table:table-cell table:formula="of:=MONTH([.D559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ebastian</text:p>
          </table:table-cell>
          <table:table-cell table:style-name="ce2" office:value-type="string" calcext:value-type="string">
            <text:p>Argonski</text:p>
          </table:table-cell>
          <table:table-cell table:style-name="ce2" office:value-type="string" calcext:value-type="string">
            <text:p>Krakow</text:p>
          </table:table-cell>
          <table:table-cell table:style-name="ce6" office:value-type="date" office:date-value="2014-09-16" calcext:value-type="date">
            <text:p>16.09.2014</text:p>
          </table:table-cell>
          <table:table-cell table:style-name="ce6" office:value-type="date" office:date-value="2014-09-17" calcext:value-type="date">
            <text:p>17.09.2014</text:p>
          </table:table-cell>
          <table:table-cell office:value-type="float" office:value="706.5" calcext:value-type="float">
            <text:p>706,5</text:p>
          </table:table-cell>
          <table:table-cell table:formula="of:=[.E560]-[.D560]" office:value-type="float" office:value="1" calcext:value-type="float">
            <text:p>1</text:p>
          </table:table-cell>
          <table:table-cell table:formula="of:=1+[.E560]-[.D560]" office:value-type="float" office:value="2" calcext:value-type="float">
            <text:p>2</text:p>
          </table:table-cell>
          <table:table-cell table:formula="of:=COM.MICROSOFT.CONCAT([.A560];[.B560])" office:value-type="string" office:string-value="SebastianArgonski" calcext:value-type="string">
            <text:p>SebastianArgonski</text:p>
          </table:table-cell>
          <table:table-cell table:formula="of:=COUNTIF([.$I$2:.$I$1001];[.I560])" office:value-type="float" office:value="9" calcext:value-type="float">
            <text:p>9</text:p>
          </table:table-cell>
          <table:table-cell table:formula="of:=SUMIF([.$I$2:.$I$1001];[.I560];[.$H$2:.$H$1001])" office:value-type="float" office:value="31" calcext:value-type="float">
            <text:p>31</text:p>
          </table:table-cell>
          <table:table-cell table:formula="of:=[.F560]+([.H560]-1)*24+30" office:value-type="float" office:value="760.5" calcext:value-type="float">
            <text:p>760,5</text:p>
          </table:table-cell>
          <table:table-cell table:formula="of:=MONTH([.D560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rolina</text:p>
          </table:table-cell>
          <table:table-cell table:style-name="ce2" office:value-type="string" calcext:value-type="string">
            <text:p>Bizuta</text:p>
          </table:table-cell>
          <table:table-cell table:style-name="ce2" office:value-type="string" calcext:value-type="string">
            <text:p>Kutno</text:p>
          </table:table-cell>
          <table:table-cell table:style-name="ce6" office:value-type="date" office:date-value="2014-09-16" calcext:value-type="date">
            <text:p>16.09.2014</text:p>
          </table:table-cell>
          <table:table-cell table:style-name="ce6" office:value-type="date" office:date-value="2014-09-18" calcext:value-type="date">
            <text:p>18.09.2014</text:p>
          </table:table-cell>
          <table:table-cell office:value-type="float" office:value="536.8" calcext:value-type="float">
            <text:p>536,8</text:p>
          </table:table-cell>
          <table:table-cell table:formula="of:=[.E561]-[.D561]" office:value-type="float" office:value="2" calcext:value-type="float">
            <text:p>2</text:p>
          </table:table-cell>
          <table:table-cell table:formula="of:=1+[.E561]-[.D561]" office:value-type="float" office:value="3" calcext:value-type="float">
            <text:p>3</text:p>
          </table:table-cell>
          <table:table-cell table:formula="of:=COM.MICROSOFT.CONCAT([.A561];[.B561])" office:value-type="string" office:string-value="KarolinaBizuta" calcext:value-type="string">
            <text:p>KarolinaBizuta</text:p>
          </table:table-cell>
          <table:table-cell table:formula="of:=COUNTIF([.$I$2:.$I$1001];[.I561])" office:value-type="float" office:value="10" calcext:value-type="float">
            <text:p>10</text:p>
          </table:table-cell>
          <table:table-cell table:formula="of:=SUMIF([.$I$2:.$I$1001];[.I561];[.$H$2:.$H$1001])" office:value-type="float" office:value="26" calcext:value-type="float">
            <text:p>26</text:p>
          </table:table-cell>
          <table:table-cell table:formula="of:=[.F561]+([.H561]-1)*24+30" office:value-type="float" office:value="614.8" calcext:value-type="float">
            <text:p>614,8</text:p>
          </table:table-cell>
          <table:table-cell table:formula="of:=MONTH([.D561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Dominika</text:p>
          </table:table-cell>
          <table:table-cell table:style-name="ce2" office:value-type="string" calcext:value-type="string">
            <text:p>Bodera</text:p>
          </table:table-cell>
          <table:table-cell table:style-name="ce2" office:value-type="string" calcext:value-type="string">
            <text:p>Siedlce</text:p>
          </table:table-cell>
          <table:table-cell table:style-name="ce6" office:value-type="date" office:date-value="2014-09-16" calcext:value-type="date">
            <text:p>16.09.2014</text:p>
          </table:table-cell>
          <table:table-cell table:style-name="ce6" office:value-type="date" office:date-value="2014-09-20" calcext:value-type="date">
            <text:p>20.09.2014</text:p>
          </table:table-cell>
          <table:table-cell office:value-type="float" office:value="712.4" calcext:value-type="float">
            <text:p>712,4</text:p>
          </table:table-cell>
          <table:table-cell table:formula="of:=[.E562]-[.D562]" office:value-type="float" office:value="4" calcext:value-type="float">
            <text:p>4</text:p>
          </table:table-cell>
          <table:table-cell table:formula="of:=1+[.E562]-[.D562]" office:value-type="float" office:value="5" calcext:value-type="float">
            <text:p>5</text:p>
          </table:table-cell>
          <table:table-cell table:formula="of:=COM.MICROSOFT.CONCAT([.A562];[.B562])" office:value-type="string" office:string-value="DominikaBodera" calcext:value-type="string">
            <text:p>DominikaBodera</text:p>
          </table:table-cell>
          <table:table-cell table:formula="of:=COUNTIF([.$I$2:.$I$1001];[.I562])" office:value-type="float" office:value="13" calcext:value-type="float">
            <text:p>13</text:p>
          </table:table-cell>
          <table:table-cell table:formula="of:=SUMIF([.$I$2:.$I$1001];[.I562];[.$H$2:.$H$1001])" office:value-type="float" office:value="35" calcext:value-type="float">
            <text:p>35</text:p>
          </table:table-cell>
          <table:table-cell table:formula="of:=[.F562]+([.H562]-1)*24+30" office:value-type="float" office:value="838.4" calcext:value-type="float">
            <text:p>838,4</text:p>
          </table:table-cell>
          <table:table-cell table:formula="of:=MONTH([.D562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melia</text:p>
          </table:table-cell>
          <table:table-cell table:style-name="ce2" office:value-type="string" calcext:value-type="string">
            <text:p>Calika</text:p>
          </table:table-cell>
          <table:table-cell table:style-name="ce2" office:value-type="string" calcext:value-type="string">
            <text:p>Bydgoszcz</text:p>
          </table:table-cell>
          <table:table-cell table:style-name="ce6" office:value-type="date" office:date-value="2014-09-16" calcext:value-type="date">
            <text:p>16.09.2014</text:p>
          </table:table-cell>
          <table:table-cell table:style-name="ce6" office:value-type="date" office:date-value="2014-09-19" calcext:value-type="date">
            <text:p>19.09.2014</text:p>
          </table:table-cell>
          <table:table-cell office:value-type="float" office:value="936.4" calcext:value-type="float">
            <text:p>936,4</text:p>
          </table:table-cell>
          <table:table-cell table:formula="of:=[.E563]-[.D563]" office:value-type="float" office:value="3" calcext:value-type="float">
            <text:p>3</text:p>
          </table:table-cell>
          <table:table-cell table:formula="of:=1+[.E563]-[.D563]" office:value-type="float" office:value="4" calcext:value-type="float">
            <text:p>4</text:p>
          </table:table-cell>
          <table:table-cell table:formula="of:=COM.MICROSOFT.CONCAT([.A563];[.B563])" office:value-type="string" office:string-value="AmeliaCalika" calcext:value-type="string">
            <text:p>AmeliaCalika</text:p>
          </table:table-cell>
          <table:table-cell table:formula="of:=COUNTIF([.$I$2:.$I$1001];[.I563])" office:value-type="float" office:value="6" calcext:value-type="float">
            <text:p>6</text:p>
          </table:table-cell>
          <table:table-cell table:formula="of:=SUMIF([.$I$2:.$I$1001];[.I563];[.$H$2:.$H$1001])" office:value-type="float" office:value="23" calcext:value-type="float">
            <text:p>23</text:p>
          </table:table-cell>
          <table:table-cell table:formula="of:=[.F563]+([.H563]-1)*24+30" office:value-type="float" office:value="1038.4" calcext:value-type="float">
            <text:p>1038,4</text:p>
          </table:table-cell>
          <table:table-cell table:formula="of:=MONTH([.D563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melia</text:p>
          </table:table-cell>
          <table:table-cell table:style-name="ce2" office:value-type="string" calcext:value-type="string">
            <text:p>Calika</text:p>
          </table:table-cell>
          <table:table-cell table:style-name="ce2" office:value-type="string" calcext:value-type="string">
            <text:p>Malbork</text:p>
          </table:table-cell>
          <table:table-cell table:style-name="ce6" office:value-type="date" office:date-value="2014-09-16" calcext:value-type="date">
            <text:p>16.09.2014</text:p>
          </table:table-cell>
          <table:table-cell table:style-name="ce6" office:value-type="date" office:date-value="2014-09-20" calcext:value-type="date">
            <text:p>20.09.2014</text:p>
          </table:table-cell>
          <table:table-cell office:value-type="float" office:value="1524" calcext:value-type="float">
            <text:p>1524</text:p>
          </table:table-cell>
          <table:table-cell table:formula="of:=[.E564]-[.D564]" office:value-type="float" office:value="4" calcext:value-type="float">
            <text:p>4</text:p>
          </table:table-cell>
          <table:table-cell table:formula="of:=1+[.E564]-[.D564]" office:value-type="float" office:value="5" calcext:value-type="float">
            <text:p>5</text:p>
          </table:table-cell>
          <table:table-cell table:formula="of:=COM.MICROSOFT.CONCAT([.A564];[.B564])" office:value-type="string" office:string-value="AmeliaCalika" calcext:value-type="string">
            <text:p>AmeliaCalika</text:p>
          </table:table-cell>
          <table:table-cell table:formula="of:=COUNTIF([.$I$2:.$I$1001];[.I564])" office:value-type="float" office:value="6" calcext:value-type="float">
            <text:p>6</text:p>
          </table:table-cell>
          <table:table-cell table:formula="of:=SUMIF([.$I$2:.$I$1001];[.I564];[.$H$2:.$H$1001])" office:value-type="float" office:value="23" calcext:value-type="float">
            <text:p>23</text:p>
          </table:table-cell>
          <table:table-cell table:formula="of:=[.F564]+([.H564]-1)*24+30" office:value-type="float" office:value="1650" calcext:value-type="float">
            <text:p>1650</text:p>
          </table:table-cell>
          <table:table-cell table:formula="of:=MONTH([.D564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atrycja</text:p>
          </table:table-cell>
          <table:table-cell table:style-name="ce2" office:value-type="string" calcext:value-type="string">
            <text:p>Czarnoleska</text:p>
          </table:table-cell>
          <table:table-cell table:style-name="ce2" office:value-type="string" calcext:value-type="string">
            <text:p>Bydgoszcz</text:p>
          </table:table-cell>
          <table:table-cell table:style-name="ce6" office:value-type="date" office:date-value="2014-09-16" calcext:value-type="date">
            <text:p>16.09.2014</text:p>
          </table:table-cell>
          <table:table-cell table:style-name="ce6" office:value-type="date" office:date-value="2014-09-18" calcext:value-type="date">
            <text:p>18.09.2014</text:p>
          </table:table-cell>
          <table:table-cell office:value-type="float" office:value="795.4" calcext:value-type="float">
            <text:p>795,4</text:p>
          </table:table-cell>
          <table:table-cell table:formula="of:=[.E565]-[.D565]" office:value-type="float" office:value="2" calcext:value-type="float">
            <text:p>2</text:p>
          </table:table-cell>
          <table:table-cell table:formula="of:=1+[.E565]-[.D565]" office:value-type="float" office:value="3" calcext:value-type="float">
            <text:p>3</text:p>
          </table:table-cell>
          <table:table-cell table:formula="of:=COM.MICROSOFT.CONCAT([.A565];[.B565])" office:value-type="string" office:string-value="PatrycjaCzarnoleska" calcext:value-type="string">
            <text:p>PatrycjaCzarnoleska</text:p>
          </table:table-cell>
          <table:table-cell table:formula="of:=COUNTIF([.$I$2:.$I$1001];[.I565])" office:value-type="float" office:value="15" calcext:value-type="float">
            <text:p>15</text:p>
          </table:table-cell>
          <table:table-cell table:formula="of:=SUMIF([.$I$2:.$I$1001];[.I565];[.$H$2:.$H$1001])" office:value-type="float" office:value="39" calcext:value-type="float">
            <text:p>39</text:p>
          </table:table-cell>
          <table:table-cell table:formula="of:=[.F565]+([.H565]-1)*24+30" office:value-type="float" office:value="873.4" calcext:value-type="float">
            <text:p>873,4</text:p>
          </table:table-cell>
          <table:table-cell table:formula="of:=MONTH([.D565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Olivia</text:p>
          </table:table-cell>
          <table:table-cell table:style-name="ce2" office:value-type="string" calcext:value-type="string">
            <text:p>Gabor</text:p>
          </table:table-cell>
          <table:table-cell table:style-name="ce2" office:value-type="string" calcext:value-type="string">
            <text:p>Krakow</text:p>
          </table:table-cell>
          <table:table-cell table:style-name="ce6" office:value-type="date" office:date-value="2014-09-16" calcext:value-type="date">
            <text:p>16.09.2014</text:p>
          </table:table-cell>
          <table:table-cell table:style-name="ce6" office:value-type="date" office:date-value="2014-09-19" calcext:value-type="date">
            <text:p>19.09.2014</text:p>
          </table:table-cell>
          <table:table-cell office:value-type="float" office:value="1116.5" calcext:value-type="float">
            <text:p>1116,5</text:p>
          </table:table-cell>
          <table:table-cell table:formula="of:=[.E566]-[.D566]" office:value-type="float" office:value="3" calcext:value-type="float">
            <text:p>3</text:p>
          </table:table-cell>
          <table:table-cell table:formula="of:=1+[.E566]-[.D566]" office:value-type="float" office:value="4" calcext:value-type="float">
            <text:p>4</text:p>
          </table:table-cell>
          <table:table-cell table:formula="of:=COM.MICROSOFT.CONCAT([.A566];[.B566])" office:value-type="string" office:string-value="OliviaGabor" calcext:value-type="string">
            <text:p>OliviaGabor</text:p>
          </table:table-cell>
          <table:table-cell table:formula="of:=COUNTIF([.$I$2:.$I$1001];[.I566])" office:value-type="float" office:value="16" calcext:value-type="float">
            <text:p>16</text:p>
          </table:table-cell>
          <table:table-cell table:formula="of:=SUMIF([.$I$2:.$I$1001];[.I566];[.$H$2:.$H$1001])" office:value-type="float" office:value="31" calcext:value-type="float">
            <text:p>31</text:p>
          </table:table-cell>
          <table:table-cell table:formula="of:=[.F566]+([.H566]-1)*24+30" office:value-type="float" office:value="1218.5" calcext:value-type="float">
            <text:p>1218,5</text:p>
          </table:table-cell>
          <table:table-cell table:formula="of:=MONTH([.D566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Kaliska</text:p>
          </table:table-cell>
          <table:table-cell table:style-name="ce2" office:value-type="string" calcext:value-type="string">
            <text:p>Katowice</text:p>
          </table:table-cell>
          <table:table-cell table:style-name="ce6" office:value-type="date" office:date-value="2014-09-16" calcext:value-type="date">
            <text:p>16.09.2014</text:p>
          </table:table-cell>
          <table:table-cell table:style-name="ce6" office:value-type="date" office:date-value="2014-09-17" calcext:value-type="date">
            <text:p>17.09.2014</text:p>
          </table:table-cell>
          <table:table-cell office:value-type="float" office:value="693.7" calcext:value-type="float">
            <text:p>693,7</text:p>
          </table:table-cell>
          <table:table-cell table:formula="of:=[.E567]-[.D567]" office:value-type="float" office:value="1" calcext:value-type="float">
            <text:p>1</text:p>
          </table:table-cell>
          <table:table-cell table:formula="of:=1+[.E567]-[.D567]" office:value-type="float" office:value="2" calcext:value-type="float">
            <text:p>2</text:p>
          </table:table-cell>
          <table:table-cell table:formula="of:=COM.MICROSOFT.CONCAT([.A567];[.B567])" office:value-type="string" office:string-value="AnnaKaliska" calcext:value-type="string">
            <text:p>AnnaKaliska</text:p>
          </table:table-cell>
          <table:table-cell table:formula="of:=COUNTIF([.$I$2:.$I$1001];[.I567])" office:value-type="float" office:value="15" calcext:value-type="float">
            <text:p>15</text:p>
          </table:table-cell>
          <table:table-cell table:formula="of:=SUMIF([.$I$2:.$I$1001];[.I567];[.$H$2:.$H$1001])" office:value-type="float" office:value="27" calcext:value-type="float">
            <text:p>27</text:p>
          </table:table-cell>
          <table:table-cell table:formula="of:=[.F567]+([.H567]-1)*24+30" office:value-type="float" office:value="747.7" calcext:value-type="float">
            <text:p>747,7</text:p>
          </table:table-cell>
          <table:table-cell table:formula="of:=MONTH([.D567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ndrzej</text:p>
          </table:table-cell>
          <table:table-cell table:style-name="ce2" office:value-type="string" calcext:value-type="string">
            <text:p>Klajn</text:p>
          </table:table-cell>
          <table:table-cell table:style-name="ce2" office:value-type="string" calcext:value-type="string">
            <text:p>Katowice</text:p>
          </table:table-cell>
          <table:table-cell table:style-name="ce6" office:value-type="date" office:date-value="2014-09-16" calcext:value-type="date">
            <text:p>16.09.2014</text:p>
          </table:table-cell>
          <table:table-cell table:style-name="ce6" office:value-type="date" office:date-value="2014-09-18" calcext:value-type="date">
            <text:p>18.09.2014</text:p>
          </table:table-cell>
          <table:table-cell office:value-type="float" office:value="892.7" calcext:value-type="float">
            <text:p>892,7</text:p>
          </table:table-cell>
          <table:table-cell table:formula="of:=[.E568]-[.D568]" office:value-type="float" office:value="2" calcext:value-type="float">
            <text:p>2</text:p>
          </table:table-cell>
          <table:table-cell table:formula="of:=1+[.E568]-[.D568]" office:value-type="float" office:value="3" calcext:value-type="float">
            <text:p>3</text:p>
          </table:table-cell>
          <table:table-cell table:formula="of:=COM.MICROSOFT.CONCAT([.A568];[.B568])" office:value-type="string" office:string-value="AndrzejKlajn" calcext:value-type="string">
            <text:p>AndrzejKlajn</text:p>
          </table:table-cell>
          <table:table-cell table:formula="of:=COUNTIF([.$I$2:.$I$1001];[.I568])" office:value-type="float" office:value="13" calcext:value-type="float">
            <text:p>13</text:p>
          </table:table-cell>
          <table:table-cell table:formula="of:=SUMIF([.$I$2:.$I$1001];[.I568];[.$H$2:.$H$1001])" office:value-type="float" office:value="30" calcext:value-type="float">
            <text:p>30</text:p>
          </table:table-cell>
          <table:table-cell table:formula="of:=[.F568]+([.H568]-1)*24+30" office:value-type="float" office:value="970.7" calcext:value-type="float">
            <text:p>970,7</text:p>
          </table:table-cell>
          <table:table-cell table:formula="of:=MONTH([.D568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ndrzej</text:p>
          </table:table-cell>
          <table:table-cell table:style-name="ce2" office:value-type="string" calcext:value-type="string">
            <text:p>Kolarski</text:p>
          </table:table-cell>
          <table:table-cell table:style-name="ce2" office:value-type="string" calcext:value-type="string">
            <text:p>Krakow</text:p>
          </table:table-cell>
          <table:table-cell table:number-columns-repeated="2" table:style-name="ce6" office:value-type="date" office:date-value="2014-09-16" calcext:value-type="date">
            <text:p>16.09.2014</text:p>
          </table:table-cell>
          <table:table-cell office:value-type="float" office:value="501.5" calcext:value-type="float">
            <text:p>501,5</text:p>
          </table:table-cell>
          <table:table-cell table:formula="of:=[.E569]-[.D569]" office:value-type="float" office:value="0" calcext:value-type="float">
            <text:p>0</text:p>
          </table:table-cell>
          <table:table-cell table:formula="of:=1+[.E569]-[.D569]" office:value-type="float" office:value="1" calcext:value-type="float">
            <text:p>1</text:p>
          </table:table-cell>
          <table:table-cell table:formula="of:=COM.MICROSOFT.CONCAT([.A569];[.B569])" office:value-type="string" office:string-value="AndrzejKolarski" calcext:value-type="string">
            <text:p>AndrzejKolarski</text:p>
          </table:table-cell>
          <table:table-cell table:formula="of:=COUNTIF([.$I$2:.$I$1001];[.I569])" office:value-type="float" office:value="14" calcext:value-type="float">
            <text:p>14</text:p>
          </table:table-cell>
          <table:table-cell table:formula="of:=SUMIF([.$I$2:.$I$1001];[.I569];[.$H$2:.$H$1001])" office:value-type="float" office:value="41" calcext:value-type="float">
            <text:p>41</text:p>
          </table:table-cell>
          <table:table-cell table:formula="of:=[.F569]+([.H569]-1)*24+30" office:value-type="float" office:value="531.5" calcext:value-type="float">
            <text:p>531,5</text:p>
          </table:table-cell>
          <table:table-cell table:formula="of:=MONTH([.D569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Zofia</text:p>
          </table:table-cell>
          <table:table-cell table:style-name="ce2" office:value-type="string" calcext:value-type="string">
            <text:p>Maselska</text:p>
          </table:table-cell>
          <table:table-cell table:style-name="ce2" office:value-type="string" calcext:value-type="string">
            <text:p>Mielec</text:p>
          </table:table-cell>
          <table:table-cell table:style-name="ce6" office:value-type="date" office:date-value="2014-09-16" calcext:value-type="date">
            <text:p>16.09.2014</text:p>
          </table:table-cell>
          <table:table-cell table:style-name="ce6" office:value-type="date" office:date-value="2014-09-17" calcext:value-type="date">
            <text:p>17.09.2014</text:p>
          </table:table-cell>
          <table:table-cell office:value-type="float" office:value="570" calcext:value-type="float">
            <text:p>570</text:p>
          </table:table-cell>
          <table:table-cell table:formula="of:=[.E570]-[.D570]" office:value-type="float" office:value="1" calcext:value-type="float">
            <text:p>1</text:p>
          </table:table-cell>
          <table:table-cell table:formula="of:=1+[.E570]-[.D570]" office:value-type="float" office:value="2" calcext:value-type="float">
            <text:p>2</text:p>
          </table:table-cell>
          <table:table-cell table:formula="of:=COM.MICROSOFT.CONCAT([.A570];[.B570])" office:value-type="string" office:string-value="ZofiaMaselska" calcext:value-type="string">
            <text:p>ZofiaMaselska</text:p>
          </table:table-cell>
          <table:table-cell table:formula="of:=COUNTIF([.$I$2:.$I$1001];[.I570])" office:value-type="float" office:value="11" calcext:value-type="float">
            <text:p>11</text:p>
          </table:table-cell>
          <table:table-cell table:formula="of:=SUMIF([.$I$2:.$I$1001];[.I570];[.$H$2:.$H$1001])" office:value-type="float" office:value="25" calcext:value-type="float">
            <text:p>25</text:p>
          </table:table-cell>
          <table:table-cell table:formula="of:=[.F570]+([.H570]-1)*24+30" office:value-type="float" office:value="624" calcext:value-type="float">
            <text:p>624</text:p>
          </table:table-cell>
          <table:table-cell table:formula="of:=MONTH([.D570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erzy</text:p>
          </table:table-cell>
          <table:table-cell table:style-name="ce2" office:value-type="string" calcext:value-type="string">
            <text:p>Misiek</text:p>
          </table:table-cell>
          <table:table-cell table:style-name="ce2" office:value-type="string" calcext:value-type="string">
            <text:p>Kutno</text:p>
          </table:table-cell>
          <table:table-cell table:style-name="ce6" office:value-type="date" office:date-value="2014-09-16" calcext:value-type="date">
            <text:p>16.09.2014</text:p>
          </table:table-cell>
          <table:table-cell table:style-name="ce6" office:value-type="date" office:date-value="2014-09-19" calcext:value-type="date">
            <text:p>19.09.2014</text:p>
          </table:table-cell>
          <table:table-cell office:value-type="float" office:value="665.8" calcext:value-type="float">
            <text:p>665,8</text:p>
          </table:table-cell>
          <table:table-cell table:formula="of:=[.E571]-[.D571]" office:value-type="float" office:value="3" calcext:value-type="float">
            <text:p>3</text:p>
          </table:table-cell>
          <table:table-cell table:formula="of:=1+[.E571]-[.D571]" office:value-type="float" office:value="4" calcext:value-type="float">
            <text:p>4</text:p>
          </table:table-cell>
          <table:table-cell table:formula="of:=COM.MICROSOFT.CONCAT([.A571];[.B571])" office:value-type="string" office:string-value="JerzyMisiek" calcext:value-type="string">
            <text:p>JerzyMisiek</text:p>
          </table:table-cell>
          <table:table-cell table:formula="of:=COUNTIF([.$I$2:.$I$1001];[.I571])" office:value-type="float" office:value="11" calcext:value-type="float">
            <text:p>11</text:p>
          </table:table-cell>
          <table:table-cell table:formula="of:=SUMIF([.$I$2:.$I$1001];[.I571];[.$H$2:.$H$1001])" office:value-type="float" office:value="28" calcext:value-type="float">
            <text:p>28</text:p>
          </table:table-cell>
          <table:table-cell table:formula="of:=[.F571]+([.H571]-1)*24+30" office:value-type="float" office:value="767.8" calcext:value-type="float">
            <text:p>767,8</text:p>
          </table:table-cell>
          <table:table-cell table:formula="of:=MONTH([.D571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alwina</text:p>
          </table:table-cell>
          <table:table-cell table:style-name="ce2" office:value-type="string" calcext:value-type="string">
            <text:p>Papkin</text:p>
          </table:table-cell>
          <table:table-cell table:style-name="ce2" office:value-type="string" calcext:value-type="string">
            <text:p>Zgierz</text:p>
          </table:table-cell>
          <table:table-cell table:style-name="ce6" office:value-type="date" office:date-value="2014-09-16" calcext:value-type="date">
            <text:p>16.09.2014</text:p>
          </table:table-cell>
          <table:table-cell table:style-name="ce6" office:value-type="date" office:date-value="2014-09-17" calcext:value-type="date">
            <text:p>17.09.2014</text:p>
          </table:table-cell>
          <table:table-cell office:value-type="float" office:value="331.5" calcext:value-type="float">
            <text:p>331,5</text:p>
          </table:table-cell>
          <table:table-cell table:formula="of:=[.E572]-[.D572]" office:value-type="float" office:value="1" calcext:value-type="float">
            <text:p>1</text:p>
          </table:table-cell>
          <table:table-cell table:formula="of:=1+[.E572]-[.D572]" office:value-type="float" office:value="2" calcext:value-type="float">
            <text:p>2</text:p>
          </table:table-cell>
          <table:table-cell table:formula="of:=COM.MICROSOFT.CONCAT([.A572];[.B572])" office:value-type="string" office:string-value="MalwinaPapkin" calcext:value-type="string">
            <text:p>MalwinaPapkin</text:p>
          </table:table-cell>
          <table:table-cell table:formula="of:=COUNTIF([.$I$2:.$I$1001];[.I572])" office:value-type="float" office:value="11" calcext:value-type="float">
            <text:p>11</text:p>
          </table:table-cell>
          <table:table-cell table:formula="of:=SUMIF([.$I$2:.$I$1001];[.I572];[.$H$2:.$H$1001])" office:value-type="float" office:value="28" calcext:value-type="float">
            <text:p>28</text:p>
          </table:table-cell>
          <table:table-cell table:formula="of:=[.F572]+([.H572]-1)*24+30" office:value-type="float" office:value="385.5" calcext:value-type="float">
            <text:p>385,5</text:p>
          </table:table-cell>
          <table:table-cell table:formula="of:=MONTH([.D572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rolina</text:p>
          </table:table-cell>
          <table:table-cell table:style-name="ce2" office:value-type="string" calcext:value-type="string">
            <text:p>Podkalicka</text:p>
          </table:table-cell>
          <table:table-cell table:style-name="ce2" office:value-type="string" calcext:value-type="string">
            <text:p>Zgierz</text:p>
          </table:table-cell>
          <table:table-cell table:style-name="ce6" office:value-type="date" office:date-value="2014-09-16" calcext:value-type="date">
            <text:p>16.09.2014</text:p>
          </table:table-cell>
          <table:table-cell table:style-name="ce6" office:value-type="date" office:date-value="2014-09-19" calcext:value-type="date">
            <text:p>19.09.2014</text:p>
          </table:table-cell>
          <table:table-cell office:value-type="float" office:value="569.5" calcext:value-type="float">
            <text:p>569,5</text:p>
          </table:table-cell>
          <table:table-cell table:formula="of:=[.E573]-[.D573]" office:value-type="float" office:value="3" calcext:value-type="float">
            <text:p>3</text:p>
          </table:table-cell>
          <table:table-cell table:formula="of:=1+[.E573]-[.D573]" office:value-type="float" office:value="4" calcext:value-type="float">
            <text:p>4</text:p>
          </table:table-cell>
          <table:table-cell table:formula="of:=COM.MICROSOFT.CONCAT([.A573];[.B573])" office:value-type="string" office:string-value="KarolinaPodkalicka" calcext:value-type="string">
            <text:p>KarolinaPodkalicka</text:p>
          </table:table-cell>
          <table:table-cell table:formula="of:=COUNTIF([.$I$2:.$I$1001];[.I573])" office:value-type="float" office:value="8" calcext:value-type="float">
            <text:p>8</text:p>
          </table:table-cell>
          <table:table-cell table:formula="of:=SUMIF([.$I$2:.$I$1001];[.I573];[.$H$2:.$H$1001])" office:value-type="float" office:value="17" calcext:value-type="float">
            <text:p>17</text:p>
          </table:table-cell>
          <table:table-cell table:formula="of:=[.F573]+([.H573]-1)*24+30" office:value-type="float" office:value="671.5" calcext:value-type="float">
            <text:p>671,5</text:p>
          </table:table-cell>
          <table:table-cell table:formula="of:=MONTH([.D573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iotr</text:p>
          </table:table-cell>
          <table:table-cell table:style-name="ce2" office:value-type="string" calcext:value-type="string">
            <text:p>Roman</text:p>
          </table:table-cell>
          <table:table-cell table:style-name="ce2" office:value-type="string" calcext:value-type="string">
            <text:p>Lublin</text:p>
          </table:table-cell>
          <table:table-cell table:style-name="ce6" office:value-type="date" office:date-value="2014-09-16" calcext:value-type="date">
            <text:p>16.09.2014</text:p>
          </table:table-cell>
          <table:table-cell table:style-name="ce6" office:value-type="date" office:date-value="2014-09-20" calcext:value-type="date">
            <text:p>20.09.2014</text:p>
          </table:table-cell>
          <table:table-cell office:value-type="float" office:value="886.7" calcext:value-type="float">
            <text:p>886,7</text:p>
          </table:table-cell>
          <table:table-cell table:formula="of:=[.E574]-[.D574]" office:value-type="float" office:value="4" calcext:value-type="float">
            <text:p>4</text:p>
          </table:table-cell>
          <table:table-cell table:formula="of:=1+[.E574]-[.D574]" office:value-type="float" office:value="5" calcext:value-type="float">
            <text:p>5</text:p>
          </table:table-cell>
          <table:table-cell table:formula="of:=COM.MICROSOFT.CONCAT([.A574];[.B574])" office:value-type="string" office:string-value="PiotrRoman" calcext:value-type="string">
            <text:p>PiotrRoman</text:p>
          </table:table-cell>
          <table:table-cell table:formula="of:=COUNTIF([.$I$2:.$I$1001];[.I574])" office:value-type="float" office:value="13" calcext:value-type="float">
            <text:p>13</text:p>
          </table:table-cell>
          <table:table-cell table:formula="of:=SUMIF([.$I$2:.$I$1001];[.I574];[.$H$2:.$H$1001])" office:value-type="float" office:value="39" calcext:value-type="float">
            <text:p>39</text:p>
          </table:table-cell>
          <table:table-cell table:formula="of:=[.F574]+([.H574]-1)*24+30" office:value-type="float" office:value="1012.7" calcext:value-type="float">
            <text:p>1012,7</text:p>
          </table:table-cell>
          <table:table-cell table:formula="of:=MONTH([.D574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an</text:p>
          </table:table-cell>
          <table:table-cell table:style-name="ce2" office:value-type="string" calcext:value-type="string">
            <text:p>Rzymski</text:p>
          </table:table-cell>
          <table:table-cell table:style-name="ce2" office:value-type="string" calcext:value-type="string">
            <text:p>Malbork</text:p>
          </table:table-cell>
          <table:table-cell table:style-name="ce6" office:value-type="date" office:date-value="2014-09-16" calcext:value-type="date">
            <text:p>16.09.2014</text:p>
          </table:table-cell>
          <table:table-cell table:style-name="ce6" office:value-type="date" office:date-value="2014-09-18" calcext:value-type="date">
            <text:p>18.09.2014</text:p>
          </table:table-cell>
          <table:table-cell office:value-type="float" office:value="1102" calcext:value-type="float">
            <text:p>1102</text:p>
          </table:table-cell>
          <table:table-cell table:formula="of:=[.E575]-[.D575]" office:value-type="float" office:value="2" calcext:value-type="float">
            <text:p>2</text:p>
          </table:table-cell>
          <table:table-cell table:formula="of:=1+[.E575]-[.D575]" office:value-type="float" office:value="3" calcext:value-type="float">
            <text:p>3</text:p>
          </table:table-cell>
          <table:table-cell table:formula="of:=COM.MICROSOFT.CONCAT([.A575];[.B575])" office:value-type="string" office:string-value="JanRzymski" calcext:value-type="string">
            <text:p>JanRzymski</text:p>
          </table:table-cell>
          <table:table-cell table:formula="of:=COUNTIF([.$I$2:.$I$1001];[.I575])" office:value-type="float" office:value="13" calcext:value-type="float">
            <text:p>13</text:p>
          </table:table-cell>
          <table:table-cell table:formula="of:=SUMIF([.$I$2:.$I$1001];[.I575];[.$H$2:.$H$1001])" office:value-type="float" office:value="42" calcext:value-type="float">
            <text:p>42</text:p>
          </table:table-cell>
          <table:table-cell table:formula="of:=[.F575]+([.H575]-1)*24+30" office:value-type="float" office:value="1180" calcext:value-type="float">
            <text:p>1180</text:p>
          </table:table-cell>
          <table:table-cell table:formula="of:=MONTH([.D575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Rozalia</text:p>
          </table:table-cell>
          <table:table-cell table:style-name="ce2" office:value-type="string" calcext:value-type="string">
            <text:p>Siedlecka</text:p>
          </table:table-cell>
          <table:table-cell table:style-name="ce2" office:value-type="string" calcext:value-type="string">
            <text:p>Katowice</text:p>
          </table:table-cell>
          <table:table-cell table:style-name="ce6" office:value-type="date" office:date-value="2014-09-16" calcext:value-type="date">
            <text:p>16.09.2014</text:p>
          </table:table-cell>
          <table:table-cell table:style-name="ce6" office:value-type="date" office:date-value="2014-09-18" calcext:value-type="date">
            <text:p>18.09.2014</text:p>
          </table:table-cell>
          <table:table-cell office:value-type="float" office:value="892.7" calcext:value-type="float">
            <text:p>892,7</text:p>
          </table:table-cell>
          <table:table-cell table:formula="of:=[.E576]-[.D576]" office:value-type="float" office:value="2" calcext:value-type="float">
            <text:p>2</text:p>
          </table:table-cell>
          <table:table-cell table:formula="of:=1+[.E576]-[.D576]" office:value-type="float" office:value="3" calcext:value-type="float">
            <text:p>3</text:p>
          </table:table-cell>
          <table:table-cell table:formula="of:=COM.MICROSOFT.CONCAT([.A576];[.B576])" office:value-type="string" office:string-value="RozaliaSiedlecka" calcext:value-type="string">
            <text:p>RozaliaSiedlecka</text:p>
          </table:table-cell>
          <table:table-cell table:formula="of:=COUNTIF([.$I$2:.$I$1001];[.I576])" office:value-type="float" office:value="11" calcext:value-type="float">
            <text:p>11</text:p>
          </table:table-cell>
          <table:table-cell table:formula="of:=SUMIF([.$I$2:.$I$1001];[.I576];[.$H$2:.$H$1001])" office:value-type="float" office:value="30" calcext:value-type="float">
            <text:p>30</text:p>
          </table:table-cell>
          <table:table-cell table:formula="of:=[.F576]+([.H576]-1)*24+30" office:value-type="float" office:value="970.7" calcext:value-type="float">
            <text:p>970,7</text:p>
          </table:table-cell>
          <table:table-cell table:formula="of:=MONTH([.D576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rolina</text:p>
          </table:table-cell>
          <table:table-cell table:style-name="ce2" office:value-type="string" calcext:value-type="string">
            <text:p>Bizuta</text:p>
          </table:table-cell>
          <table:table-cell table:style-name="ce2" office:value-type="string" calcext:value-type="string">
            <text:p>Lublin</text:p>
          </table:table-cell>
          <table:table-cell table:style-name="ce6" office:value-type="date" office:date-value="2014-09-17" calcext:value-type="date">
            <text:p>17.09.2014</text:p>
          </table:table-cell>
          <table:table-cell table:style-name="ce6" office:value-type="date" office:date-value="2014-09-20" calcext:value-type="date">
            <text:p>20.09.2014</text:p>
          </table:table-cell>
          <table:table-cell office:value-type="float" office:value="737.7" calcext:value-type="float">
            <text:p>737,7</text:p>
          </table:table-cell>
          <table:table-cell table:formula="of:=[.E577]-[.D577]" office:value-type="float" office:value="3" calcext:value-type="float">
            <text:p>3</text:p>
          </table:table-cell>
          <table:table-cell table:formula="of:=1+[.E577]-[.D577]" office:value-type="float" office:value="4" calcext:value-type="float">
            <text:p>4</text:p>
          </table:table-cell>
          <table:table-cell table:formula="of:=COM.MICROSOFT.CONCAT([.A577];[.B577])" office:value-type="string" office:string-value="KarolinaBizuta" calcext:value-type="string">
            <text:p>KarolinaBizuta</text:p>
          </table:table-cell>
          <table:table-cell table:formula="of:=COUNTIF([.$I$2:.$I$1001];[.I577])" office:value-type="float" office:value="10" calcext:value-type="float">
            <text:p>10</text:p>
          </table:table-cell>
          <table:table-cell table:formula="of:=SUMIF([.$I$2:.$I$1001];[.I577];[.$H$2:.$H$1001])" office:value-type="float" office:value="26" calcext:value-type="float">
            <text:p>26</text:p>
          </table:table-cell>
          <table:table-cell table:formula="of:=[.F577]+([.H577]-1)*24+30" office:value-type="float" office:value="839.7" calcext:value-type="float">
            <text:p>839,7</text:p>
          </table:table-cell>
          <table:table-cell table:formula="of:=MONTH([.D577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dam</text:p>
          </table:table-cell>
          <table:table-cell table:style-name="ce2" office:value-type="string" calcext:value-type="string">
            <text:p>Falski</text:p>
          </table:table-cell>
          <table:table-cell table:style-name="ce2" office:value-type="string" calcext:value-type="string">
            <text:p>Zgierz</text:p>
          </table:table-cell>
          <table:table-cell table:style-name="ce6" office:value-type="date" office:date-value="2014-09-17" calcext:value-type="date">
            <text:p>17.09.2014</text:p>
          </table:table-cell>
          <table:table-cell table:style-name="ce6" office:value-type="date" office:date-value="2014-09-18" calcext:value-type="date">
            <text:p>18.09.2014</text:p>
          </table:table-cell>
          <table:table-cell office:value-type="float" office:value="331.5" calcext:value-type="float">
            <text:p>331,5</text:p>
          </table:table-cell>
          <table:table-cell table:formula="of:=[.E578]-[.D578]" office:value-type="float" office:value="1" calcext:value-type="float">
            <text:p>1</text:p>
          </table:table-cell>
          <table:table-cell table:formula="of:=1+[.E578]-[.D578]" office:value-type="float" office:value="2" calcext:value-type="float">
            <text:p>2</text:p>
          </table:table-cell>
          <table:table-cell table:formula="of:=COM.MICROSOFT.CONCAT([.A578];[.B578])" office:value-type="string" office:string-value="AdamFalski" calcext:value-type="string">
            <text:p>AdamFalski</text:p>
          </table:table-cell>
          <table:table-cell table:formula="of:=COUNTIF([.$I$2:.$I$1001];[.I578])" office:value-type="float" office:value="8" calcext:value-type="float">
            <text:p>8</text:p>
          </table:table-cell>
          <table:table-cell table:formula="of:=SUMIF([.$I$2:.$I$1001];[.I578];[.$H$2:.$H$1001])" office:value-type="float" office:value="22" calcext:value-type="float">
            <text:p>22</text:p>
          </table:table-cell>
          <table:table-cell table:formula="of:=[.F578]+([.H578]-1)*24+30" office:value-type="float" office:value="385.5" calcext:value-type="float">
            <text:p>385,5</text:p>
          </table:table-cell>
          <table:table-cell table:formula="of:=MONTH([.D578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Ewa</text:p>
          </table:table-cell>
          <table:table-cell table:style-name="ce2" office:value-type="string" calcext:value-type="string">
            <text:p>Fidyk</text:p>
          </table:table-cell>
          <table:table-cell table:style-name="ce2" office:value-type="string" calcext:value-type="string">
            <text:p>Mielec</text:p>
          </table:table-cell>
          <table:table-cell table:style-name="ce6" office:value-type="date" office:date-value="2014-09-17" calcext:value-type="date">
            <text:p>17.09.2014</text:p>
          </table:table-cell>
          <table:table-cell table:style-name="ce6" office:value-type="date" office:date-value="2014-09-18" calcext:value-type="date">
            <text:p>18.09.2014</text:p>
          </table:table-cell>
          <table:table-cell office:value-type="float" office:value="570" calcext:value-type="float">
            <text:p>570</text:p>
          </table:table-cell>
          <table:table-cell table:formula="of:=[.E579]-[.D579]" office:value-type="float" office:value="1" calcext:value-type="float">
            <text:p>1</text:p>
          </table:table-cell>
          <table:table-cell table:formula="of:=1+[.E579]-[.D579]" office:value-type="float" office:value="2" calcext:value-type="float">
            <text:p>2</text:p>
          </table:table-cell>
          <table:table-cell table:formula="of:=COM.MICROSOFT.CONCAT([.A579];[.B579])" office:value-type="string" office:string-value="EwaFidyk" calcext:value-type="string">
            <text:p>EwaFidyk</text:p>
          </table:table-cell>
          <table:table-cell table:formula="of:=COUNTIF([.$I$2:.$I$1001];[.I579])" office:value-type="float" office:value="9" calcext:value-type="float">
            <text:p>9</text:p>
          </table:table-cell>
          <table:table-cell table:formula="of:=SUMIF([.$I$2:.$I$1001];[.I579];[.$H$2:.$H$1001])" office:value-type="float" office:value="20" calcext:value-type="float">
            <text:p>20</text:p>
          </table:table-cell>
          <table:table-cell table:formula="of:=[.F579]+([.H579]-1)*24+30" office:value-type="float" office:value="624" calcext:value-type="float">
            <text:p>624</text:p>
          </table:table-cell>
          <table:table-cell table:formula="of:=MONTH([.D579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Olivia</text:p>
          </table:table-cell>
          <table:table-cell table:style-name="ce2" office:value-type="string" calcext:value-type="string">
            <text:p>Gabor</text:p>
          </table:table-cell>
          <table:table-cell table:style-name="ce2" office:value-type="string" calcext:value-type="string">
            <text:p>Katowice</text:p>
          </table:table-cell>
          <table:table-cell table:style-name="ce6" office:value-type="date" office:date-value="2014-09-17" calcext:value-type="date">
            <text:p>17.09.2014</text:p>
          </table:table-cell>
          <table:table-cell table:style-name="ce6" office:value-type="date" office:date-value="2014-09-20" calcext:value-type="date">
            <text:p>20.09.2014</text:p>
          </table:table-cell>
          <table:table-cell office:value-type="float" office:value="1091.7" calcext:value-type="float">
            <text:p>1091,7</text:p>
          </table:table-cell>
          <table:table-cell table:formula="of:=[.E580]-[.D580]" office:value-type="float" office:value="3" calcext:value-type="float">
            <text:p>3</text:p>
          </table:table-cell>
          <table:table-cell table:formula="of:=1+[.E580]-[.D580]" office:value-type="float" office:value="4" calcext:value-type="float">
            <text:p>4</text:p>
          </table:table-cell>
          <table:table-cell table:formula="of:=COM.MICROSOFT.CONCAT([.A580];[.B580])" office:value-type="string" office:string-value="OliviaGabor" calcext:value-type="string">
            <text:p>OliviaGabor</text:p>
          </table:table-cell>
          <table:table-cell table:formula="of:=COUNTIF([.$I$2:.$I$1001];[.I580])" office:value-type="float" office:value="16" calcext:value-type="float">
            <text:p>16</text:p>
          </table:table-cell>
          <table:table-cell table:formula="of:=SUMIF([.$I$2:.$I$1001];[.I580];[.$H$2:.$H$1001])" office:value-type="float" office:value="31" calcext:value-type="float">
            <text:p>31</text:p>
          </table:table-cell>
          <table:table-cell table:formula="of:=[.F580]+([.H580]-1)*24+30" office:value-type="float" office:value="1193.7" calcext:value-type="float">
            <text:p>1193,7</text:p>
          </table:table-cell>
          <table:table-cell table:formula="of:=MONTH([.D580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ornel</text:p>
          </table:table-cell>
          <table:table-cell table:style-name="ce2" office:value-type="string" calcext:value-type="string">
            <text:p>Henrykowski</text:p>
          </table:table-cell>
          <table:table-cell table:style-name="ce2" office:value-type="string" calcext:value-type="string">
            <text:p>Kielce</text:p>
          </table:table-cell>
          <table:table-cell table:style-name="ce6" office:value-type="date" office:date-value="2014-09-17" calcext:value-type="date">
            <text:p>17.09.2014</text:p>
          </table:table-cell>
          <table:table-cell table:style-name="ce6" office:value-type="date" office:date-value="2014-09-18" calcext:value-type="date">
            <text:p>18.09.2014</text:p>
          </table:table-cell>
          <table:table-cell office:value-type="float" office:value="485.7" calcext:value-type="float">
            <text:p>485,7</text:p>
          </table:table-cell>
          <table:table-cell table:formula="of:=[.E581]-[.D581]" office:value-type="float" office:value="1" calcext:value-type="float">
            <text:p>1</text:p>
          </table:table-cell>
          <table:table-cell table:formula="of:=1+[.E581]-[.D581]" office:value-type="float" office:value="2" calcext:value-type="float">
            <text:p>2</text:p>
          </table:table-cell>
          <table:table-cell table:formula="of:=COM.MICROSOFT.CONCAT([.A581];[.B581])" office:value-type="string" office:string-value="KornelHenrykowski" calcext:value-type="string">
            <text:p>KornelHenrykowski</text:p>
          </table:table-cell>
          <table:table-cell table:formula="of:=COUNTIF([.$I$2:.$I$1001];[.I581])" office:value-type="float" office:value="13" calcext:value-type="float">
            <text:p>13</text:p>
          </table:table-cell>
          <table:table-cell table:formula="of:=SUMIF([.$I$2:.$I$1001];[.I581];[.$H$2:.$H$1001])" office:value-type="float" office:value="27" calcext:value-type="float">
            <text:p>27</text:p>
          </table:table-cell>
          <table:table-cell table:formula="of:=[.F581]+([.H581]-1)*24+30" office:value-type="float" office:value="539.7" calcext:value-type="float">
            <text:p>539,7</text:p>
          </table:table-cell>
          <table:table-cell table:formula="of:=MONTH([.D581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Ewa</text:p>
          </table:table-cell>
          <table:table-cell table:style-name="ce2" office:value-type="string" calcext:value-type="string">
            <text:p>Kwiska</text:p>
          </table:table-cell>
          <table:table-cell table:style-name="ce2" office:value-type="string" calcext:value-type="string">
            <text:p>Siedlce</text:p>
          </table:table-cell>
          <table:table-cell table:style-name="ce6" office:value-type="date" office:date-value="2014-09-17" calcext:value-type="date">
            <text:p>17.09.2014</text:p>
          </table:table-cell>
          <table:table-cell table:style-name="ce6" office:value-type="date" office:date-value="2014-09-21" calcext:value-type="date">
            <text:p>21.09.2014</text:p>
          </table:table-cell>
          <table:table-cell office:value-type="float" office:value="712.4" calcext:value-type="float">
            <text:p>712,4</text:p>
          </table:table-cell>
          <table:table-cell table:formula="of:=[.E582]-[.D582]" office:value-type="float" office:value="4" calcext:value-type="float">
            <text:p>4</text:p>
          </table:table-cell>
          <table:table-cell table:formula="of:=1+[.E582]-[.D582]" office:value-type="float" office:value="5" calcext:value-type="float">
            <text:p>5</text:p>
          </table:table-cell>
          <table:table-cell table:formula="of:=COM.MICROSOFT.CONCAT([.A582];[.B582])" office:value-type="string" office:string-value="EwaKwiska" calcext:value-type="string">
            <text:p>EwaKwiska</text:p>
          </table:table-cell>
          <table:table-cell table:formula="of:=COUNTIF([.$I$2:.$I$1001];[.I582])" office:value-type="float" office:value="8" calcext:value-type="float">
            <text:p>8</text:p>
          </table:table-cell>
          <table:table-cell table:formula="of:=SUMIF([.$I$2:.$I$1001];[.I582];[.$H$2:.$H$1001])" office:value-type="float" office:value="29" calcext:value-type="float">
            <text:p>29</text:p>
          </table:table-cell>
          <table:table-cell table:formula="of:=[.F582]+([.H582]-1)*24+30" office:value-type="float" office:value="838.4" calcext:value-type="float">
            <text:p>838,4</text:p>
          </table:table-cell>
          <table:table-cell table:formula="of:=MONTH([.D582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ichalina</text:p>
          </table:table-cell>
          <table:table-cell table:style-name="ce2" office:value-type="string" calcext:value-type="string">
            <text:p>Lamda</text:p>
          </table:table-cell>
          <table:table-cell table:style-name="ce2" office:value-type="string" calcext:value-type="string">
            <text:p>Mielec</text:p>
          </table:table-cell>
          <table:table-cell table:style-name="ce6" office:value-type="date" office:date-value="2014-09-17" calcext:value-type="date">
            <text:p>17.09.2014</text:p>
          </table:table-cell>
          <table:table-cell table:style-name="ce6" office:value-type="date" office:date-value="2014-09-20" calcext:value-type="date">
            <text:p>20.09.2014</text:p>
          </table:table-cell>
          <table:table-cell office:value-type="float" office:value="826" calcext:value-type="float">
            <text:p>826</text:p>
          </table:table-cell>
          <table:table-cell table:formula="of:=[.E583]-[.D583]" office:value-type="float" office:value="3" calcext:value-type="float">
            <text:p>3</text:p>
          </table:table-cell>
          <table:table-cell table:formula="of:=1+[.E583]-[.D583]" office:value-type="float" office:value="4" calcext:value-type="float">
            <text:p>4</text:p>
          </table:table-cell>
          <table:table-cell table:formula="of:=COM.MICROSOFT.CONCAT([.A583];[.B583])" office:value-type="string" office:string-value="MichalinaLamda" calcext:value-type="string">
            <text:p>MichalinaLamda</text:p>
          </table:table-cell>
          <table:table-cell table:formula="of:=COUNTIF([.$I$2:.$I$1001];[.I583])" office:value-type="float" office:value="9" calcext:value-type="float">
            <text:p>9</text:p>
          </table:table-cell>
          <table:table-cell table:formula="of:=SUMIF([.$I$2:.$I$1001];[.I583];[.$H$2:.$H$1001])" office:value-type="float" office:value="26" calcext:value-type="float">
            <text:p>26</text:p>
          </table:table-cell>
          <table:table-cell table:formula="of:=[.F583]+([.H583]-1)*24+30" office:value-type="float" office:value="928" calcext:value-type="float">
            <text:p>928</text:p>
          </table:table-cell>
          <table:table-cell table:formula="of:=MONTH([.D583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Wojciech</text:p>
          </table:table-cell>
          <table:table-cell table:style-name="ce2" office:value-type="string" calcext:value-type="string">
            <text:p>Mazowiecki</text:p>
          </table:table-cell>
          <table:table-cell table:style-name="ce2" office:value-type="string" calcext:value-type="string">
            <text:p>Krakow</text:p>
          </table:table-cell>
          <table:table-cell table:style-name="ce6" office:value-type="date" office:date-value="2014-09-17" calcext:value-type="date">
            <text:p>17.09.2014</text:p>
          </table:table-cell>
          <table:table-cell table:style-name="ce6" office:value-type="date" office:date-value="2014-09-18" calcext:value-type="date">
            <text:p>18.09.2014</text:p>
          </table:table-cell>
          <table:table-cell office:value-type="float" office:value="706.5" calcext:value-type="float">
            <text:p>706,5</text:p>
          </table:table-cell>
          <table:table-cell table:formula="of:=[.E584]-[.D584]" office:value-type="float" office:value="1" calcext:value-type="float">
            <text:p>1</text:p>
          </table:table-cell>
          <table:table-cell table:formula="of:=1+[.E584]-[.D584]" office:value-type="float" office:value="2" calcext:value-type="float">
            <text:p>2</text:p>
          </table:table-cell>
          <table:table-cell table:formula="of:=COM.MICROSOFT.CONCAT([.A584];[.B584])" office:value-type="string" office:string-value="WojciechMazowiecki" calcext:value-type="string">
            <text:p>WojciechMazowiecki</text:p>
          </table:table-cell>
          <table:table-cell table:formula="of:=COUNTIF([.$I$2:.$I$1001];[.I584])" office:value-type="float" office:value="7" calcext:value-type="float">
            <text:p>7</text:p>
          </table:table-cell>
          <table:table-cell table:formula="of:=SUMIF([.$I$2:.$I$1001];[.I584];[.$H$2:.$H$1001])" office:value-type="float" office:value="15" calcext:value-type="float">
            <text:p>15</text:p>
          </table:table-cell>
          <table:table-cell table:formula="of:=[.F584]+([.H584]-1)*24+30" office:value-type="float" office:value="760.5" calcext:value-type="float">
            <text:p>760,5</text:p>
          </table:table-cell>
          <table:table-cell table:formula="of:=MONTH([.D584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Teresa</text:p>
          </table:table-cell>
          <table:table-cell table:style-name="ce2" office:value-type="string" calcext:value-type="string">
            <text:p>Moskiewska</text:p>
          </table:table-cell>
          <table:table-cell table:style-name="ce2" office:value-type="string" calcext:value-type="string">
            <text:p>Radom</text:p>
          </table:table-cell>
          <table:table-cell table:style-name="ce6" office:value-type="date" office:date-value="2014-09-17" calcext:value-type="date">
            <text:p>17.09.2014</text:p>
          </table:table-cell>
          <table:table-cell table:style-name="ce6" office:value-type="date" office:date-value="2014-09-20" calcext:value-type="date">
            <text:p>20.09.2014</text:p>
          </table:table-cell>
          <table:table-cell office:value-type="float" office:value="550.5" calcext:value-type="float">
            <text:p>550,5</text:p>
          </table:table-cell>
          <table:table-cell table:formula="of:=[.E585]-[.D585]" office:value-type="float" office:value="3" calcext:value-type="float">
            <text:p>3</text:p>
          </table:table-cell>
          <table:table-cell table:formula="of:=1+[.E585]-[.D585]" office:value-type="float" office:value="4" calcext:value-type="float">
            <text:p>4</text:p>
          </table:table-cell>
          <table:table-cell table:formula="of:=COM.MICROSOFT.CONCAT([.A585];[.B585])" office:value-type="string" office:string-value="TeresaMoskiewska" calcext:value-type="string">
            <text:p>TeresaMoskiewska</text:p>
          </table:table-cell>
          <table:table-cell table:formula="of:=COUNTIF([.$I$2:.$I$1001];[.I585])" office:value-type="float" office:value="11" calcext:value-type="float">
            <text:p>11</text:p>
          </table:table-cell>
          <table:table-cell table:formula="of:=SUMIF([.$I$2:.$I$1001];[.I585];[.$H$2:.$H$1001])" office:value-type="float" office:value="20" calcext:value-type="float">
            <text:p>20</text:p>
          </table:table-cell>
          <table:table-cell table:formula="of:=[.F585]+([.H585]-1)*24+30" office:value-type="float" office:value="652.5" calcext:value-type="float">
            <text:p>652,5</text:p>
          </table:table-cell>
          <table:table-cell table:formula="of:=MONTH([.D585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alwina</text:p>
          </table:table-cell>
          <table:table-cell table:style-name="ce2" office:value-type="string" calcext:value-type="string">
            <text:p>Papkin</text:p>
          </table:table-cell>
          <table:table-cell table:style-name="ce2" office:value-type="string" calcext:value-type="string">
            <text:p>Olsztyn</text:p>
          </table:table-cell>
          <table:table-cell table:style-name="ce6" office:value-type="date" office:date-value="2014-09-17" calcext:value-type="date">
            <text:p>17.09.2014</text:p>
          </table:table-cell>
          <table:table-cell table:style-name="ce6" office:value-type="date" office:date-value="2014-09-18" calcext:value-type="date">
            <text:p>18.09.2014</text:p>
          </table:table-cell>
          <table:table-cell office:value-type="float" office:value="526.8" calcext:value-type="float">
            <text:p>526,8</text:p>
          </table:table-cell>
          <table:table-cell table:formula="of:=[.E586]-[.D586]" office:value-type="float" office:value="1" calcext:value-type="float">
            <text:p>1</text:p>
          </table:table-cell>
          <table:table-cell table:formula="of:=1+[.E586]-[.D586]" office:value-type="float" office:value="2" calcext:value-type="float">
            <text:p>2</text:p>
          </table:table-cell>
          <table:table-cell table:formula="of:=COM.MICROSOFT.CONCAT([.A586];[.B586])" office:value-type="string" office:string-value="MalwinaPapkin" calcext:value-type="string">
            <text:p>MalwinaPapkin</text:p>
          </table:table-cell>
          <table:table-cell table:formula="of:=COUNTIF([.$I$2:.$I$1001];[.I586])" office:value-type="float" office:value="11" calcext:value-type="float">
            <text:p>11</text:p>
          </table:table-cell>
          <table:table-cell table:formula="of:=SUMIF([.$I$2:.$I$1001];[.I586];[.$H$2:.$H$1001])" office:value-type="float" office:value="28" calcext:value-type="float">
            <text:p>28</text:p>
          </table:table-cell>
          <table:table-cell table:formula="of:=[.F586]+([.H586]-1)*24+30" office:value-type="float" office:value="580.8" calcext:value-type="float">
            <text:p>580,8</text:p>
          </table:table-cell>
          <table:table-cell table:formula="of:=MONTH([.D586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Grzegorz</text:p>
          </table:table-cell>
          <table:table-cell table:style-name="ce2" office:value-type="string" calcext:value-type="string">
            <text:p>Podolski</text:p>
          </table:table-cell>
          <table:table-cell table:style-name="ce2" office:value-type="string" calcext:value-type="string">
            <text:p>Zgierz</text:p>
          </table:table-cell>
          <table:table-cell table:style-name="ce6" office:value-type="date" office:date-value="2014-09-17" calcext:value-type="date">
            <text:p>17.09.2014</text:p>
          </table:table-cell>
          <table:table-cell table:style-name="ce6" office:value-type="date" office:date-value="2014-09-20" calcext:value-type="date">
            <text:p>20.09.2014</text:p>
          </table:table-cell>
          <table:table-cell office:value-type="float" office:value="569.5" calcext:value-type="float">
            <text:p>569,5</text:p>
          </table:table-cell>
          <table:table-cell table:formula="of:=[.E587]-[.D587]" office:value-type="float" office:value="3" calcext:value-type="float">
            <text:p>3</text:p>
          </table:table-cell>
          <table:table-cell table:formula="of:=1+[.E587]-[.D587]" office:value-type="float" office:value="4" calcext:value-type="float">
            <text:p>4</text:p>
          </table:table-cell>
          <table:table-cell table:formula="of:=COM.MICROSOFT.CONCAT([.A587];[.B587])" office:value-type="string" office:string-value="GrzegorzPodolski" calcext:value-type="string">
            <text:p>GrzegorzPodolski</text:p>
          </table:table-cell>
          <table:table-cell table:formula="of:=COUNTIF([.$I$2:.$I$1001];[.I587])" office:value-type="float" office:value="14" calcext:value-type="float">
            <text:p>14</text:p>
          </table:table-cell>
          <table:table-cell table:formula="of:=SUMIF([.$I$2:.$I$1001];[.I587];[.$H$2:.$H$1001])" office:value-type="float" office:value="32" calcext:value-type="float">
            <text:p>32</text:p>
          </table:table-cell>
          <table:table-cell table:formula="of:=[.F587]+([.H587]-1)*24+30" office:value-type="float" office:value="671.5" calcext:value-type="float">
            <text:p>671,5</text:p>
          </table:table-cell>
          <table:table-cell table:formula="of:=MONTH([.D587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Ewelia</text:p>
          </table:table-cell>
          <table:table-cell table:style-name="ce2" office:value-type="string" calcext:value-type="string">
            <text:p>Prus</text:p>
          </table:table-cell>
          <table:table-cell table:style-name="ce2" office:value-type="string" calcext:value-type="string">
            <text:p>Olsztyn</text:p>
          </table:table-cell>
          <table:table-cell table:style-name="ce6" office:value-type="date" office:date-value="2014-09-17" calcext:value-type="date">
            <text:p>17.09.2014</text:p>
          </table:table-cell>
          <table:table-cell table:style-name="ce6" office:value-type="date" office:date-value="2014-09-21" calcext:value-type="date">
            <text:p>21.09.2014</text:p>
          </table:table-cell>
          <table:table-cell office:value-type="float" office:value="1015.8" calcext:value-type="float">
            <text:p>1015,8</text:p>
          </table:table-cell>
          <table:table-cell table:formula="of:=[.E588]-[.D588]" office:value-type="float" office:value="4" calcext:value-type="float">
            <text:p>4</text:p>
          </table:table-cell>
          <table:table-cell table:formula="of:=1+[.E588]-[.D588]" office:value-type="float" office:value="5" calcext:value-type="float">
            <text:p>5</text:p>
          </table:table-cell>
          <table:table-cell table:formula="of:=COM.MICROSOFT.CONCAT([.A588];[.B588])" office:value-type="string" office:string-value="EweliaPrus" calcext:value-type="string">
            <text:p>EweliaPrus</text:p>
          </table:table-cell>
          <table:table-cell table:formula="of:=COUNTIF([.$I$2:.$I$1001];[.I588])" office:value-type="float" office:value="8" calcext:value-type="float">
            <text:p>8</text:p>
          </table:table-cell>
          <table:table-cell table:formula="of:=SUMIF([.$I$2:.$I$1001];[.I588];[.$H$2:.$H$1001])" office:value-type="float" office:value="27" calcext:value-type="float">
            <text:p>27</text:p>
          </table:table-cell>
          <table:table-cell table:formula="of:=[.F588]+([.H588]-1)*24+30" office:value-type="float" office:value="1141.8" calcext:value-type="float">
            <text:p>1141,8</text:p>
          </table:table-cell>
          <table:table-cell table:formula="of:=MONTH([.D588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Tomasz</text:p>
          </table:table-cell>
          <table:table-cell table:style-name="ce2" office:value-type="string" calcext:value-type="string">
            <text:p>Rzepka</text:p>
          </table:table-cell>
          <table:table-cell table:style-name="ce2" office:value-type="string" calcext:value-type="string">
            <text:p>Malbork</text:p>
          </table:table-cell>
          <table:table-cell table:style-name="ce6" office:value-type="date" office:date-value="2014-09-17" calcext:value-type="date">
            <text:p>17.09.2014</text:p>
          </table:table-cell>
          <table:table-cell table:style-name="ce6" office:value-type="date" office:date-value="2014-09-19" calcext:value-type="date">
            <text:p>19.09.2014</text:p>
          </table:table-cell>
          <table:table-cell office:value-type="float" office:value="1102" calcext:value-type="float">
            <text:p>1102</text:p>
          </table:table-cell>
          <table:table-cell table:formula="of:=[.E589]-[.D589]" office:value-type="float" office:value="2" calcext:value-type="float">
            <text:p>2</text:p>
          </table:table-cell>
          <table:table-cell table:formula="of:=1+[.E589]-[.D589]" office:value-type="float" office:value="3" calcext:value-type="float">
            <text:p>3</text:p>
          </table:table-cell>
          <table:table-cell table:formula="of:=COM.MICROSOFT.CONCAT([.A589];[.B589])" office:value-type="string" office:string-value="TomaszRzepka" calcext:value-type="string">
            <text:p>TomaszRzepka</text:p>
          </table:table-cell>
          <table:table-cell table:formula="of:=COUNTIF([.$I$2:.$I$1001];[.I589])" office:value-type="float" office:value="17" calcext:value-type="float">
            <text:p>17</text:p>
          </table:table-cell>
          <table:table-cell table:formula="of:=SUMIF([.$I$2:.$I$1001];[.I589];[.$H$2:.$H$1001])" office:value-type="float" office:value="42" calcext:value-type="float">
            <text:p>42</text:p>
          </table:table-cell>
          <table:table-cell table:formula="of:=[.F589]+([.H589]-1)*24+30" office:value-type="float" office:value="1180" calcext:value-type="float">
            <text:p>1180</text:p>
          </table:table-cell>
          <table:table-cell table:formula="of:=MONTH([.D589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arek</text:p>
          </table:table-cell>
          <table:table-cell table:style-name="ce2" office:value-type="string" calcext:value-type="string">
            <text:p>Trzeski</text:p>
          </table:table-cell>
          <table:table-cell table:style-name="ce2" office:value-type="string" calcext:value-type="string">
            <text:p>Mielec</text:p>
          </table:table-cell>
          <table:table-cell table:style-name="ce6" office:value-type="date" office:date-value="2014-09-17" calcext:value-type="date">
            <text:p>17.09.2014</text:p>
          </table:table-cell>
          <table:table-cell table:style-name="ce6" office:value-type="date" office:date-value="2014-09-20" calcext:value-type="date">
            <text:p>20.09.2014</text:p>
          </table:table-cell>
          <table:table-cell office:value-type="float" office:value="826" calcext:value-type="float">
            <text:p>826</text:p>
          </table:table-cell>
          <table:table-cell table:formula="of:=[.E590]-[.D590]" office:value-type="float" office:value="3" calcext:value-type="float">
            <text:p>3</text:p>
          </table:table-cell>
          <table:table-cell table:formula="of:=1+[.E590]-[.D590]" office:value-type="float" office:value="4" calcext:value-type="float">
            <text:p>4</text:p>
          </table:table-cell>
          <table:table-cell table:formula="of:=COM.MICROSOFT.CONCAT([.A590];[.B590])" office:value-type="string" office:string-value="MarekTrzeski" calcext:value-type="string">
            <text:p>MarekTrzeski</text:p>
          </table:table-cell>
          <table:table-cell table:formula="of:=COUNTIF([.$I$2:.$I$1001];[.I590])" office:value-type="float" office:value="9" calcext:value-type="float">
            <text:p>9</text:p>
          </table:table-cell>
          <table:table-cell table:formula="of:=SUMIF([.$I$2:.$I$1001];[.I590];[.$H$2:.$H$1001])" office:value-type="float" office:value="21" calcext:value-type="float">
            <text:p>21</text:p>
          </table:table-cell>
          <table:table-cell table:formula="of:=[.F590]+([.H590]-1)*24+30" office:value-type="float" office:value="928" calcext:value-type="float">
            <text:p>928</text:p>
          </table:table-cell>
          <table:table-cell table:formula="of:=MONTH([.D590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mil</text:p>
          </table:table-cell>
          <table:table-cell table:style-name="ce2" office:value-type="string" calcext:value-type="string">
            <text:p>Zabrzeski</text:p>
          </table:table-cell>
          <table:table-cell table:style-name="ce2" office:value-type="string" calcext:value-type="string">
            <text:p>Siedlce</text:p>
          </table:table-cell>
          <table:table-cell table:style-name="ce6" office:value-type="date" office:date-value="2014-09-17" calcext:value-type="date">
            <text:p>17.09.2014</text:p>
          </table:table-cell>
          <table:table-cell table:style-name="ce6" office:value-type="date" office:date-value="2014-09-19" calcext:value-type="date">
            <text:p>19.09.2014</text:p>
          </table:table-cell>
          <table:table-cell office:value-type="float" office:value="434.4" calcext:value-type="float">
            <text:p>434,4</text:p>
          </table:table-cell>
          <table:table-cell table:formula="of:=[.E591]-[.D591]" office:value-type="float" office:value="2" calcext:value-type="float">
            <text:p>2</text:p>
          </table:table-cell>
          <table:table-cell table:formula="of:=1+[.E591]-[.D591]" office:value-type="float" office:value="3" calcext:value-type="float">
            <text:p>3</text:p>
          </table:table-cell>
          <table:table-cell table:formula="of:=COM.MICROSOFT.CONCAT([.A591];[.B591])" office:value-type="string" office:string-value="KamilZabrzeski" calcext:value-type="string">
            <text:p>KamilZabrzeski</text:p>
          </table:table-cell>
          <table:table-cell table:formula="of:=COUNTIF([.$I$2:.$I$1001];[.I591])" office:value-type="float" office:value="13" calcext:value-type="float">
            <text:p>13</text:p>
          </table:table-cell>
          <table:table-cell table:formula="of:=SUMIF([.$I$2:.$I$1001];[.I591];[.$H$2:.$H$1001])" office:value-type="float" office:value="34" calcext:value-type="float">
            <text:p>34</text:p>
          </table:table-cell>
          <table:table-cell table:formula="of:=[.F591]+([.H591]-1)*24+30" office:value-type="float" office:value="512.4" calcext:value-type="float">
            <text:p>512,4</text:p>
          </table:table-cell>
          <table:table-cell table:formula="of:=MONTH([.D591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ndrzej</text:p>
          </table:table-cell>
          <table:table-cell table:style-name="ce2" office:value-type="string" calcext:value-type="string">
            <text:p>Kolarski</text:p>
          </table:table-cell>
          <table:table-cell table:style-name="ce2" office:value-type="string" calcext:value-type="string">
            <text:p>Siedlce</text:p>
          </table:table-cell>
          <table:table-cell table:style-name="ce6" office:value-type="date" office:date-value="2014-09-18" calcext:value-type="date">
            <text:p>18.09.2014</text:p>
          </table:table-cell>
          <table:table-cell table:style-name="ce6" office:value-type="date" office:date-value="2014-09-20" calcext:value-type="date">
            <text:p>20.09.2014</text:p>
          </table:table-cell>
          <table:table-cell office:value-type="float" office:value="434.4" calcext:value-type="float">
            <text:p>434,4</text:p>
          </table:table-cell>
          <table:table-cell table:formula="of:=[.E592]-[.D592]" office:value-type="float" office:value="2" calcext:value-type="float">
            <text:p>2</text:p>
          </table:table-cell>
          <table:table-cell table:formula="of:=1+[.E592]-[.D592]" office:value-type="float" office:value="3" calcext:value-type="float">
            <text:p>3</text:p>
          </table:table-cell>
          <table:table-cell table:formula="of:=COM.MICROSOFT.CONCAT([.A592];[.B592])" office:value-type="string" office:string-value="AndrzejKolarski" calcext:value-type="string">
            <text:p>AndrzejKolarski</text:p>
          </table:table-cell>
          <table:table-cell table:formula="of:=COUNTIF([.$I$2:.$I$1001];[.I592])" office:value-type="float" office:value="14" calcext:value-type="float">
            <text:p>14</text:p>
          </table:table-cell>
          <table:table-cell table:formula="of:=SUMIF([.$I$2:.$I$1001];[.I592];[.$H$2:.$H$1001])" office:value-type="float" office:value="41" calcext:value-type="float">
            <text:p>41</text:p>
          </table:table-cell>
          <table:table-cell table:formula="of:=[.F592]+([.H592]-1)*24+30" office:value-type="float" office:value="512.4" calcext:value-type="float">
            <text:p>512,4</text:p>
          </table:table-cell>
          <table:table-cell table:formula="of:=MONTH([.D592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Dorota</text:p>
          </table:table-cell>
          <table:table-cell table:style-name="ce2" office:value-type="string" calcext:value-type="string">
            <text:p>Morska</text:p>
          </table:table-cell>
          <table:table-cell table:style-name="ce2" office:value-type="string" calcext:value-type="string">
            <text:p>Malbork</text:p>
          </table:table-cell>
          <table:table-cell table:number-columns-repeated="2" table:style-name="ce6" office:value-type="date" office:date-value="2014-09-19" calcext:value-type="date">
            <text:p>19.09.2014</text:p>
          </table:table-cell>
          <table:table-cell office:value-type="float" office:value="680" calcext:value-type="float">
            <text:p>680</text:p>
          </table:table-cell>
          <table:table-cell table:formula="of:=[.E593]-[.D593]" office:value-type="float" office:value="0" calcext:value-type="float">
            <text:p>0</text:p>
          </table:table-cell>
          <table:table-cell table:formula="of:=1+[.E593]-[.D593]" office:value-type="float" office:value="1" calcext:value-type="float">
            <text:p>1</text:p>
          </table:table-cell>
          <table:table-cell table:formula="of:=COM.MICROSOFT.CONCAT([.A593];[.B593])" office:value-type="string" office:string-value="DorotaMorska" calcext:value-type="string">
            <text:p>DorotaMorska</text:p>
          </table:table-cell>
          <table:table-cell table:formula="of:=COUNTIF([.$I$2:.$I$1001];[.I593])" office:value-type="float" office:value="12" calcext:value-type="float">
            <text:p>12</text:p>
          </table:table-cell>
          <table:table-cell table:formula="of:=SUMIF([.$I$2:.$I$1001];[.I593];[.$H$2:.$H$1001])" office:value-type="float" office:value="30" calcext:value-type="float">
            <text:p>30</text:p>
          </table:table-cell>
          <table:table-cell table:formula="of:=[.F593]+([.H593]-1)*24+30" office:value-type="float" office:value="710" calcext:value-type="float">
            <text:p>710</text:p>
          </table:table-cell>
          <table:table-cell table:formula="of:=MONTH([.D593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ornel</text:p>
          </table:table-cell>
          <table:table-cell table:style-name="ce2" office:value-type="string" calcext:value-type="string">
            <text:p>Henrykowski</text:p>
          </table:table-cell>
          <table:table-cell table:style-name="ce2" office:value-type="string" calcext:value-type="string">
            <text:p>Krakow</text:p>
          </table:table-cell>
          <table:table-cell table:number-columns-repeated="2" table:style-name="ce6" office:value-type="date" office:date-value="2014-09-20" calcext:value-type="date">
            <text:p>20.09.2014</text:p>
          </table:table-cell>
          <table:table-cell office:value-type="float" office:value="501.5" calcext:value-type="float">
            <text:p>501,5</text:p>
          </table:table-cell>
          <table:table-cell table:formula="of:=[.E594]-[.D594]" office:value-type="float" office:value="0" calcext:value-type="float">
            <text:p>0</text:p>
          </table:table-cell>
          <table:table-cell table:formula="of:=1+[.E594]-[.D594]" office:value-type="float" office:value="1" calcext:value-type="float">
            <text:p>1</text:p>
          </table:table-cell>
          <table:table-cell table:formula="of:=COM.MICROSOFT.CONCAT([.A594];[.B594])" office:value-type="string" office:string-value="KornelHenrykowski" calcext:value-type="string">
            <text:p>KornelHenrykowski</text:p>
          </table:table-cell>
          <table:table-cell table:formula="of:=COUNTIF([.$I$2:.$I$1001];[.I594])" office:value-type="float" office:value="13" calcext:value-type="float">
            <text:p>13</text:p>
          </table:table-cell>
          <table:table-cell table:formula="of:=SUMIF([.$I$2:.$I$1001];[.I594];[.$H$2:.$H$1001])" office:value-type="float" office:value="27" calcext:value-type="float">
            <text:p>27</text:p>
          </table:table-cell>
          <table:table-cell table:formula="of:=[.F594]+([.H594]-1)*24+30" office:value-type="float" office:value="531.5" calcext:value-type="float">
            <text:p>531,5</text:p>
          </table:table-cell>
          <table:table-cell table:formula="of:=MONTH([.D594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iotr</text:p>
          </table:table-cell>
          <table:table-cell table:style-name="ce2" office:value-type="string" calcext:value-type="string">
            <text:p>Armowicz</text:p>
          </table:table-cell>
          <table:table-cell table:style-name="ce2" office:value-type="string" calcext:value-type="string">
            <text:p>Kutno</text:p>
          </table:table-cell>
          <table:table-cell table:number-columns-repeated="2" table:style-name="ce6" office:value-type="date" office:date-value="2014-09-22" calcext:value-type="date">
            <text:p>22.09.2014</text:p>
          </table:table-cell>
          <table:table-cell office:value-type="float" office:value="278.8" calcext:value-type="float">
            <text:p>278,8</text:p>
          </table:table-cell>
          <table:table-cell table:formula="of:=[.E595]-[.D595]" office:value-type="float" office:value="0" calcext:value-type="float">
            <text:p>0</text:p>
          </table:table-cell>
          <table:table-cell table:formula="of:=1+[.E595]-[.D595]" office:value-type="float" office:value="1" calcext:value-type="float">
            <text:p>1</text:p>
          </table:table-cell>
          <table:table-cell table:formula="of:=COM.MICROSOFT.CONCAT([.A595];[.B595])" office:value-type="string" office:string-value="PiotrArmowicz" calcext:value-type="string">
            <text:p>PiotrArmowicz</text:p>
          </table:table-cell>
          <table:table-cell table:formula="of:=COUNTIF([.$I$2:.$I$1001];[.I595])" office:value-type="float" office:value="10" calcext:value-type="float">
            <text:p>10</text:p>
          </table:table-cell>
          <table:table-cell table:formula="of:=SUMIF([.$I$2:.$I$1001];[.I595];[.$H$2:.$H$1001])" office:value-type="float" office:value="25" calcext:value-type="float">
            <text:p>25</text:p>
          </table:table-cell>
          <table:table-cell table:formula="of:=[.F595]+([.H595]-1)*24+30" office:value-type="float" office:value="308.8" calcext:value-type="float">
            <text:p>308,8</text:p>
          </table:table-cell>
          <table:table-cell table:formula="of:=MONTH([.D595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atrycja</text:p>
          </table:table-cell>
          <table:table-cell table:style-name="ce2" office:value-type="string" calcext:value-type="string">
            <text:p>Andrycz</text:p>
          </table:table-cell>
          <table:table-cell table:style-name="ce2" office:value-type="string" calcext:value-type="string">
            <text:p>Kalisz</text:p>
          </table:table-cell>
          <table:table-cell table:style-name="ce6" office:value-type="date" office:date-value="2014-09-23" calcext:value-type="date">
            <text:p>23.09.2014</text:p>
          </table:table-cell>
          <table:table-cell table:style-name="ce6" office:value-type="date" office:date-value="2014-09-27" calcext:value-type="date">
            <text:p>27.09.2014</text:p>
          </table:table-cell>
          <table:table-cell office:value-type="float" office:value="1078" calcext:value-type="float">
            <text:p>1078</text:p>
          </table:table-cell>
          <table:table-cell table:formula="of:=[.E596]-[.D596]" office:value-type="float" office:value="4" calcext:value-type="float">
            <text:p>4</text:p>
          </table:table-cell>
          <table:table-cell table:formula="of:=1+[.E596]-[.D596]" office:value-type="float" office:value="5" calcext:value-type="float">
            <text:p>5</text:p>
          </table:table-cell>
          <table:table-cell table:formula="of:=COM.MICROSOFT.CONCAT([.A596];[.B596])" office:value-type="string" office:string-value="PatrycjaAndrycz" calcext:value-type="string">
            <text:p>PatrycjaAndrycz</text:p>
          </table:table-cell>
          <table:table-cell table:formula="of:=COUNTIF([.$I$2:.$I$1001];[.I596])" office:value-type="float" office:value="12" calcext:value-type="float">
            <text:p>12</text:p>
          </table:table-cell>
          <table:table-cell table:formula="of:=SUMIF([.$I$2:.$I$1001];[.I596];[.$H$2:.$H$1001])" office:value-type="float" office:value="40" calcext:value-type="float">
            <text:p>40</text:p>
          </table:table-cell>
          <table:table-cell table:formula="of:=[.F596]+([.H596]-1)*24+30" office:value-type="float" office:value="1204" calcext:value-type="float">
            <text:p>1204</text:p>
          </table:table-cell>
          <table:table-cell table:formula="of:=MONTH([.D596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Zofia</text:p>
          </table:table-cell>
          <table:table-cell table:style-name="ce2" office:value-type="string" calcext:value-type="string">
            <text:p>Budzianowska</text:p>
          </table:table-cell>
          <table:table-cell table:style-name="ce2" office:value-type="string" calcext:value-type="string">
            <text:p>Lublin</text:p>
          </table:table-cell>
          <table:table-cell table:style-name="ce6" office:value-type="date" office:date-value="2014-09-23" calcext:value-type="date">
            <text:p>23.09.2014</text:p>
          </table:table-cell>
          <table:table-cell table:style-name="ce6" office:value-type="date" office:date-value="2014-09-27" calcext:value-type="date">
            <text:p>27.09.2014</text:p>
          </table:table-cell>
          <table:table-cell office:value-type="float" office:value="886.7" calcext:value-type="float">
            <text:p>886,7</text:p>
          </table:table-cell>
          <table:table-cell table:formula="of:=[.E597]-[.D597]" office:value-type="float" office:value="4" calcext:value-type="float">
            <text:p>4</text:p>
          </table:table-cell>
          <table:table-cell table:formula="of:=1+[.E597]-[.D597]" office:value-type="float" office:value="5" calcext:value-type="float">
            <text:p>5</text:p>
          </table:table-cell>
          <table:table-cell table:formula="of:=COM.MICROSOFT.CONCAT([.A597];[.B597])" office:value-type="string" office:string-value="ZofiaBudzianowska" calcext:value-type="string">
            <text:p>ZofiaBudzianowska</text:p>
          </table:table-cell>
          <table:table-cell table:formula="of:=COUNTIF([.$I$2:.$I$1001];[.I597])" office:value-type="float" office:value="16" calcext:value-type="float">
            <text:p>16</text:p>
          </table:table-cell>
          <table:table-cell table:formula="of:=SUMIF([.$I$2:.$I$1001];[.I597];[.$H$2:.$H$1001])" office:value-type="float" office:value="41" calcext:value-type="float">
            <text:p>41</text:p>
          </table:table-cell>
          <table:table-cell table:formula="of:=[.F597]+([.H597]-1)*24+30" office:value-type="float" office:value="1012.7" calcext:value-type="float">
            <text:p>1012,7</text:p>
          </table:table-cell>
          <table:table-cell table:formula="of:=MONTH([.D597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dia</text:p>
          </table:table-cell>
          <table:table-cell table:style-name="ce2" office:value-type="string" calcext:value-type="string">
            <text:p>Opolska</text:p>
          </table:table-cell>
          <table:table-cell table:style-name="ce2" office:value-type="string" calcext:value-type="string">
            <text:p>Bydgoszcz</text:p>
          </table:table-cell>
          <table:table-cell table:number-columns-repeated="2" table:style-name="ce6" office:value-type="date" office:date-value="2014-09-23" calcext:value-type="date">
            <text:p>23.09.2014</text:p>
          </table:table-cell>
          <table:table-cell office:value-type="float" office:value="513.4" calcext:value-type="float">
            <text:p>513,4</text:p>
          </table:table-cell>
          <table:table-cell table:formula="of:=[.E598]-[.D598]" office:value-type="float" office:value="0" calcext:value-type="float">
            <text:p>0</text:p>
          </table:table-cell>
          <table:table-cell table:formula="of:=1+[.E598]-[.D598]" office:value-type="float" office:value="1" calcext:value-type="float">
            <text:p>1</text:p>
          </table:table-cell>
          <table:table-cell table:formula="of:=COM.MICROSOFT.CONCAT([.A598];[.B598])" office:value-type="string" office:string-value="LidiaOpolska" calcext:value-type="string">
            <text:p>LidiaOpolska</text:p>
          </table:table-cell>
          <table:table-cell table:formula="of:=COUNTIF([.$I$2:.$I$1001];[.I598])" office:value-type="float" office:value="8" calcext:value-type="float">
            <text:p>8</text:p>
          </table:table-cell>
          <table:table-cell table:formula="of:=SUMIF([.$I$2:.$I$1001];[.I598];[.$H$2:.$H$1001])" office:value-type="float" office:value="22" calcext:value-type="float">
            <text:p>22</text:p>
          </table:table-cell>
          <table:table-cell table:formula="of:=[.F598]+([.H598]-1)*24+30" office:value-type="float" office:value="543.4" calcext:value-type="float">
            <text:p>543,4</text:p>
          </table:table-cell>
          <table:table-cell table:formula="of:=MONTH([.D598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zimiera</text:p>
          </table:table-cell>
          <table:table-cell table:style-name="ce2" office:value-type="string" calcext:value-type="string">
            <text:p>Parczewska</text:p>
          </table:table-cell>
          <table:table-cell table:style-name="ce2" office:value-type="string" calcext:value-type="string">
            <text:p>Krakow</text:p>
          </table:table-cell>
          <table:table-cell table:style-name="ce6" office:value-type="date" office:date-value="2014-09-23" calcext:value-type="date">
            <text:p>23.09.2014</text:p>
          </table:table-cell>
          <table:table-cell table:style-name="ce6" office:value-type="date" office:date-value="2014-09-25" calcext:value-type="date">
            <text:p>25.09.2014</text:p>
          </table:table-cell>
          <table:table-cell office:value-type="float" office:value="911.5" calcext:value-type="float">
            <text:p>911,5</text:p>
          </table:table-cell>
          <table:table-cell table:formula="of:=[.E599]-[.D599]" office:value-type="float" office:value="2" calcext:value-type="float">
            <text:p>2</text:p>
          </table:table-cell>
          <table:table-cell table:formula="of:=1+[.E599]-[.D599]" office:value-type="float" office:value="3" calcext:value-type="float">
            <text:p>3</text:p>
          </table:table-cell>
          <table:table-cell table:formula="of:=COM.MICROSOFT.CONCAT([.A599];[.B599])" office:value-type="string" office:string-value="KazimieraParczewska" calcext:value-type="string">
            <text:p>KazimieraParczewska</text:p>
          </table:table-cell>
          <table:table-cell table:formula="of:=COUNTIF([.$I$2:.$I$1001];[.I599])" office:value-type="float" office:value="11" calcext:value-type="float">
            <text:p>11</text:p>
          </table:table-cell>
          <table:table-cell table:formula="of:=SUMIF([.$I$2:.$I$1001];[.I599];[.$H$2:.$H$1001])" office:value-type="float" office:value="28" calcext:value-type="float">
            <text:p>28</text:p>
          </table:table-cell>
          <table:table-cell table:formula="of:=[.F599]+([.H599]-1)*24+30" office:value-type="float" office:value="989.5" calcext:value-type="float">
            <text:p>989,5</text:p>
          </table:table-cell>
          <table:table-cell table:formula="of:=MONTH([.D599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ustyna</text:p>
          </table:table-cell>
          <table:table-cell table:style-name="ce2" office:value-type="string" calcext:value-type="string">
            <text:p>Tracz</text:p>
          </table:table-cell>
          <table:table-cell table:style-name="ce2" office:value-type="string" calcext:value-type="string">
            <text:p>Bydgoszcz</text:p>
          </table:table-cell>
          <table:table-cell table:style-name="ce6" office:value-type="date" office:date-value="2014-09-23" calcext:value-type="date">
            <text:p>23.09.2014</text:p>
          </table:table-cell>
          <table:table-cell table:style-name="ce6" office:value-type="date" office:date-value="2014-09-26" calcext:value-type="date">
            <text:p>26.09.2014</text:p>
          </table:table-cell>
          <table:table-cell office:value-type="float" office:value="936.4" calcext:value-type="float">
            <text:p>936,4</text:p>
          </table:table-cell>
          <table:table-cell table:formula="of:=[.E600]-[.D600]" office:value-type="float" office:value="3" calcext:value-type="float">
            <text:p>3</text:p>
          </table:table-cell>
          <table:table-cell table:formula="of:=1+[.E600]-[.D600]" office:value-type="float" office:value="4" calcext:value-type="float">
            <text:p>4</text:p>
          </table:table-cell>
          <table:table-cell table:formula="of:=COM.MICROSOFT.CONCAT([.A600];[.B600])" office:value-type="string" office:string-value="JustynaTracz" calcext:value-type="string">
            <text:p>JustynaTracz</text:p>
          </table:table-cell>
          <table:table-cell table:formula="of:=COUNTIF([.$I$2:.$I$1001];[.I600])" office:value-type="float" office:value="13" calcext:value-type="float">
            <text:p>13</text:p>
          </table:table-cell>
          <table:table-cell table:formula="of:=SUMIF([.$I$2:.$I$1001];[.I600];[.$H$2:.$H$1001])" office:value-type="float" office:value="36" calcext:value-type="float">
            <text:p>36</text:p>
          </table:table-cell>
          <table:table-cell table:formula="of:=[.F600]+([.H600]-1)*24+30" office:value-type="float" office:value="1038.4" calcext:value-type="float">
            <text:p>1038,4</text:p>
          </table:table-cell>
          <table:table-cell table:formula="of:=MONTH([.D600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mil</text:p>
          </table:table-cell>
          <table:table-cell table:style-name="ce2" office:value-type="string" calcext:value-type="string">
            <text:p>Zabrzeski</text:p>
          </table:table-cell>
          <table:table-cell table:style-name="ce2" office:value-type="string" calcext:value-type="string">
            <text:p>Krakow</text:p>
          </table:table-cell>
          <table:table-cell table:number-columns-repeated="2" table:style-name="ce6" office:value-type="date" office:date-value="2014-09-23" calcext:value-type="date">
            <text:p>23.09.2014</text:p>
          </table:table-cell>
          <table:table-cell office:value-type="float" office:value="501.5" calcext:value-type="float">
            <text:p>501,5</text:p>
          </table:table-cell>
          <table:table-cell table:formula="of:=[.E601]-[.D601]" office:value-type="float" office:value="0" calcext:value-type="float">
            <text:p>0</text:p>
          </table:table-cell>
          <table:table-cell table:formula="of:=1+[.E601]-[.D601]" office:value-type="float" office:value="1" calcext:value-type="float">
            <text:p>1</text:p>
          </table:table-cell>
          <table:table-cell table:formula="of:=COM.MICROSOFT.CONCAT([.A601];[.B601])" office:value-type="string" office:string-value="KamilZabrzeski" calcext:value-type="string">
            <text:p>KamilZabrzeski</text:p>
          </table:table-cell>
          <table:table-cell table:formula="of:=COUNTIF([.$I$2:.$I$1001];[.I601])" office:value-type="float" office:value="13" calcext:value-type="float">
            <text:p>13</text:p>
          </table:table-cell>
          <table:table-cell table:formula="of:=SUMIF([.$I$2:.$I$1001];[.I601];[.$H$2:.$H$1001])" office:value-type="float" office:value="34" calcext:value-type="float">
            <text:p>34</text:p>
          </table:table-cell>
          <table:table-cell table:formula="of:=[.F601]+([.H601]-1)*24+30" office:value-type="float" office:value="531.5" calcext:value-type="float">
            <text:p>531,5</text:p>
          </table:table-cell>
          <table:table-cell table:formula="of:=MONTH([.D601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iotr</text:p>
          </table:table-cell>
          <table:table-cell table:style-name="ce2" office:value-type="string" calcext:value-type="string">
            <text:p>Roman</text:p>
          </table:table-cell>
          <table:table-cell table:style-name="ce2" office:value-type="string" calcext:value-type="string">
            <text:p>Malbork</text:p>
          </table:table-cell>
          <table:table-cell table:style-name="ce6" office:value-type="date" office:date-value="2014-09-24" calcext:value-type="date">
            <text:p>24.09.2014</text:p>
          </table:table-cell>
          <table:table-cell table:style-name="ce6" office:value-type="date" office:date-value="2014-09-26" calcext:value-type="date">
            <text:p>26.09.2014</text:p>
          </table:table-cell>
          <table:table-cell office:value-type="float" office:value="1102" calcext:value-type="float">
            <text:p>1102</text:p>
          </table:table-cell>
          <table:table-cell table:formula="of:=[.E602]-[.D602]" office:value-type="float" office:value="2" calcext:value-type="float">
            <text:p>2</text:p>
          </table:table-cell>
          <table:table-cell table:formula="of:=1+[.E602]-[.D602]" office:value-type="float" office:value="3" calcext:value-type="float">
            <text:p>3</text:p>
          </table:table-cell>
          <table:table-cell table:formula="of:=COM.MICROSOFT.CONCAT([.A602];[.B602])" office:value-type="string" office:string-value="PiotrRoman" calcext:value-type="string">
            <text:p>PiotrRoman</text:p>
          </table:table-cell>
          <table:table-cell table:formula="of:=COUNTIF([.$I$2:.$I$1001];[.I602])" office:value-type="float" office:value="13" calcext:value-type="float">
            <text:p>13</text:p>
          </table:table-cell>
          <table:table-cell table:formula="of:=SUMIF([.$I$2:.$I$1001];[.I602];[.$H$2:.$H$1001])" office:value-type="float" office:value="39" calcext:value-type="float">
            <text:p>39</text:p>
          </table:table-cell>
          <table:table-cell table:formula="of:=[.F602]+([.H602]-1)*24+30" office:value-type="float" office:value="1180" calcext:value-type="float">
            <text:p>1180</text:p>
          </table:table-cell>
          <table:table-cell table:formula="of:=MONTH([.D602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dia</text:p>
          </table:table-cell>
          <table:table-cell table:style-name="ce2" office:value-type="string" calcext:value-type="string">
            <text:p>Opolska</text:p>
          </table:table-cell>
          <table:table-cell table:style-name="ce2" office:value-type="string" calcext:value-type="string">
            <text:p>Lublin</text:p>
          </table:table-cell>
          <table:table-cell table:number-columns-repeated="2" table:style-name="ce6" office:value-type="date" office:date-value="2014-09-26" calcext:value-type="date">
            <text:p>26.09.2014</text:p>
          </table:table-cell>
          <table:table-cell office:value-type="float" office:value="290.7" calcext:value-type="float">
            <text:p>290,7</text:p>
          </table:table-cell>
          <table:table-cell table:formula="of:=[.E603]-[.D603]" office:value-type="float" office:value="0" calcext:value-type="float">
            <text:p>0</text:p>
          </table:table-cell>
          <table:table-cell table:formula="of:=1+[.E603]-[.D603]" office:value-type="float" office:value="1" calcext:value-type="float">
            <text:p>1</text:p>
          </table:table-cell>
          <table:table-cell table:formula="of:=COM.MICROSOFT.CONCAT([.A603];[.B603])" office:value-type="string" office:string-value="LidiaOpolska" calcext:value-type="string">
            <text:p>LidiaOpolska</text:p>
          </table:table-cell>
          <table:table-cell table:formula="of:=COUNTIF([.$I$2:.$I$1001];[.I603])" office:value-type="float" office:value="8" calcext:value-type="float">
            <text:p>8</text:p>
          </table:table-cell>
          <table:table-cell table:formula="of:=SUMIF([.$I$2:.$I$1001];[.I603];[.$H$2:.$H$1001])" office:value-type="float" office:value="22" calcext:value-type="float">
            <text:p>22</text:p>
          </table:table-cell>
          <table:table-cell table:formula="of:=[.F603]+([.H603]-1)*24+30" office:value-type="float" office:value="320.7" calcext:value-type="float">
            <text:p>320,7</text:p>
          </table:table-cell>
          <table:table-cell table:formula="of:=MONTH([.D603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Bonifacy</text:p>
          </table:table-cell>
          <table:table-cell table:style-name="ce2" office:value-type="string" calcext:value-type="string">
            <text:p>Barczewski</text:p>
          </table:table-cell>
          <table:table-cell table:style-name="ce2" office:value-type="string" calcext:value-type="string">
            <text:p>Radom</text:p>
          </table:table-cell>
          <table:table-cell table:number-columns-repeated="2" table:style-name="ce6" office:value-type="date" office:date-value="2014-09-28" calcext:value-type="date">
            <text:p>28.09.2014</text:p>
          </table:table-cell>
          <table:table-cell office:value-type="float" office:value="178.5" calcext:value-type="float">
            <text:p>178,5</text:p>
          </table:table-cell>
          <table:table-cell table:formula="of:=[.E604]-[.D604]" office:value-type="float" office:value="0" calcext:value-type="float">
            <text:p>0</text:p>
          </table:table-cell>
          <table:table-cell table:formula="of:=1+[.E604]-[.D604]" office:value-type="float" office:value="1" calcext:value-type="float">
            <text:p>1</text:p>
          </table:table-cell>
          <table:table-cell table:formula="of:=COM.MICROSOFT.CONCAT([.A604];[.B604])" office:value-type="string" office:string-value="BonifacyBarczewski" calcext:value-type="string">
            <text:p>BonifacyBarczewski</text:p>
          </table:table-cell>
          <table:table-cell table:formula="of:=COUNTIF([.$I$2:.$I$1001];[.I604])" office:value-type="float" office:value="8" calcext:value-type="float">
            <text:p>8</text:p>
          </table:table-cell>
          <table:table-cell table:formula="of:=SUMIF([.$I$2:.$I$1001];[.I604];[.$H$2:.$H$1001])" office:value-type="float" office:value="17" calcext:value-type="float">
            <text:p>17</text:p>
          </table:table-cell>
          <table:table-cell table:formula="of:=[.F604]+([.H604]-1)*24+30" office:value-type="float" office:value="208.5" calcext:value-type="float">
            <text:p>208,5</text:p>
          </table:table-cell>
          <table:table-cell table:formula="of:=MONTH([.D604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rolina</text:p>
          </table:table-cell>
          <table:table-cell table:style-name="ce2" office:value-type="string" calcext:value-type="string">
            <text:p>Bizuta</text:p>
          </table:table-cell>
          <table:table-cell table:style-name="ce2" office:value-type="string" calcext:value-type="string">
            <text:p>Malbork</text:p>
          </table:table-cell>
          <table:table-cell table:style-name="ce6" office:value-type="date" office:date-value="2014-09-28" calcext:value-type="date">
            <text:p>28.09.2014</text:p>
          </table:table-cell>
          <table:table-cell table:style-name="ce6" office:value-type="date" office:date-value="2014-09-30" calcext:value-type="date">
            <text:p>30.09.2014</text:p>
          </table:table-cell>
          <table:table-cell office:value-type="float" office:value="1102" calcext:value-type="float">
            <text:p>1102</text:p>
          </table:table-cell>
          <table:table-cell table:formula="of:=[.E605]-[.D605]" office:value-type="float" office:value="2" calcext:value-type="float">
            <text:p>2</text:p>
          </table:table-cell>
          <table:table-cell table:formula="of:=1+[.E605]-[.D605]" office:value-type="float" office:value="3" calcext:value-type="float">
            <text:p>3</text:p>
          </table:table-cell>
          <table:table-cell table:formula="of:=COM.MICROSOFT.CONCAT([.A605];[.B605])" office:value-type="string" office:string-value="KarolinaBizuta" calcext:value-type="string">
            <text:p>KarolinaBizuta</text:p>
          </table:table-cell>
          <table:table-cell table:formula="of:=COUNTIF([.$I$2:.$I$1001];[.I605])" office:value-type="float" office:value="10" calcext:value-type="float">
            <text:p>10</text:p>
          </table:table-cell>
          <table:table-cell table:formula="of:=SUMIF([.$I$2:.$I$1001];[.I605];[.$H$2:.$H$1001])" office:value-type="float" office:value="26" calcext:value-type="float">
            <text:p>26</text:p>
          </table:table-cell>
          <table:table-cell table:formula="of:=[.F605]+([.H605]-1)*24+30" office:value-type="float" office:value="1180" calcext:value-type="float">
            <text:p>1180</text:p>
          </table:table-cell>
          <table:table-cell table:formula="of:=MONTH([.D605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melia</text:p>
          </table:table-cell>
          <table:table-cell table:style-name="ce2" office:value-type="string" calcext:value-type="string">
            <text:p>Calika</text:p>
          </table:table-cell>
          <table:table-cell table:style-name="ce2" office:value-type="string" calcext:value-type="string">
            <text:p>Lublin</text:p>
          </table:table-cell>
          <table:table-cell table:style-name="ce6" office:value-type="date" office:date-value="2014-09-28" calcext:value-type="date">
            <text:p>28.09.2014</text:p>
          </table:table-cell>
          <table:table-cell table:style-name="ce6" office:value-type="date" office:date-value="2014-10-02" calcext:value-type="date">
            <text:p>2.10.2014</text:p>
          </table:table-cell>
          <table:table-cell office:value-type="float" office:value="886.7" calcext:value-type="float">
            <text:p>886,7</text:p>
          </table:table-cell>
          <table:table-cell table:formula="of:=[.E606]-[.D606]" office:value-type="float" office:value="4" calcext:value-type="float">
            <text:p>4</text:p>
          </table:table-cell>
          <table:table-cell table:formula="of:=1+[.E606]-[.D606]" office:value-type="float" office:value="5" calcext:value-type="float">
            <text:p>5</text:p>
          </table:table-cell>
          <table:table-cell table:formula="of:=COM.MICROSOFT.CONCAT([.A606];[.B606])" office:value-type="string" office:string-value="AmeliaCalika" calcext:value-type="string">
            <text:p>AmeliaCalika</text:p>
          </table:table-cell>
          <table:table-cell table:formula="of:=COUNTIF([.$I$2:.$I$1001];[.I606])" office:value-type="float" office:value="6" calcext:value-type="float">
            <text:p>6</text:p>
          </table:table-cell>
          <table:table-cell table:formula="of:=SUMIF([.$I$2:.$I$1001];[.I606];[.$H$2:.$H$1001])" office:value-type="float" office:value="23" calcext:value-type="float">
            <text:p>23</text:p>
          </table:table-cell>
          <table:table-cell table:formula="of:=[.F606]+([.H606]-1)*24+30" office:value-type="float" office:value="1012.7" calcext:value-type="float">
            <text:p>1012,7</text:p>
          </table:table-cell>
          <table:table-cell table:formula="of:=MONTH([.D606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Wiktor</text:p>
          </table:table-cell>
          <table:table-cell table:style-name="ce2" office:value-type="string" calcext:value-type="string">
            <text:p>Czekan</text:p>
          </table:table-cell>
          <table:table-cell table:style-name="ce2" office:value-type="string" calcext:value-type="string">
            <text:p>Krakow</text:p>
          </table:table-cell>
          <table:table-cell table:style-name="ce6" office:value-type="date" office:date-value="2014-09-28" calcext:value-type="date">
            <text:p>28.09.2014</text:p>
          </table:table-cell>
          <table:table-cell table:style-name="ce6" office:value-type="date" office:date-value="2014-10-02" calcext:value-type="date">
            <text:p>2.10.2014</text:p>
          </table:table-cell>
          <table:table-cell office:value-type="float" office:value="1321.5" calcext:value-type="float">
            <text:p>1321,5</text:p>
          </table:table-cell>
          <table:table-cell table:formula="of:=[.E607]-[.D607]" office:value-type="float" office:value="4" calcext:value-type="float">
            <text:p>4</text:p>
          </table:table-cell>
          <table:table-cell table:formula="of:=1+[.E607]-[.D607]" office:value-type="float" office:value="5" calcext:value-type="float">
            <text:p>5</text:p>
          </table:table-cell>
          <table:table-cell table:formula="of:=COM.MICROSOFT.CONCAT([.A607];[.B607])" office:value-type="string" office:string-value="WiktorCzekan" calcext:value-type="string">
            <text:p>WiktorCzekan</text:p>
          </table:table-cell>
          <table:table-cell table:formula="of:=COUNTIF([.$I$2:.$I$1001];[.I607])" office:value-type="float" office:value="10" calcext:value-type="float">
            <text:p>10</text:p>
          </table:table-cell>
          <table:table-cell table:formula="of:=SUMIF([.$I$2:.$I$1001];[.I607];[.$H$2:.$H$1001])" office:value-type="float" office:value="36" calcext:value-type="float">
            <text:p>36</text:p>
          </table:table-cell>
          <table:table-cell table:formula="of:=[.F607]+([.H607]-1)*24+30" office:value-type="float" office:value="1447.5" calcext:value-type="float">
            <text:p>1447,5</text:p>
          </table:table-cell>
          <table:table-cell table:formula="of:=MONTH([.D607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ornel</text:p>
          </table:table-cell>
          <table:table-cell table:style-name="ce2" office:value-type="string" calcext:value-type="string">
            <text:p>Czerski</text:p>
          </table:table-cell>
          <table:table-cell table:style-name="ce2" office:value-type="string" calcext:value-type="string">
            <text:p>Malbork</text:p>
          </table:table-cell>
          <table:table-cell table:style-name="ce6" office:value-type="date" office:date-value="2014-09-28" calcext:value-type="date">
            <text:p>28.09.2014</text:p>
          </table:table-cell>
          <table:table-cell table:style-name="ce6" office:value-type="date" office:date-value="2014-09-29" calcext:value-type="date">
            <text:p>29.09.2014</text:p>
          </table:table-cell>
          <table:table-cell office:value-type="float" office:value="891" calcext:value-type="float">
            <text:p>891</text:p>
          </table:table-cell>
          <table:table-cell table:formula="of:=[.E608]-[.D608]" office:value-type="float" office:value="1" calcext:value-type="float">
            <text:p>1</text:p>
          </table:table-cell>
          <table:table-cell table:formula="of:=1+[.E608]-[.D608]" office:value-type="float" office:value="2" calcext:value-type="float">
            <text:p>2</text:p>
          </table:table-cell>
          <table:table-cell table:formula="of:=COM.MICROSOFT.CONCAT([.A608];[.B608])" office:value-type="string" office:string-value="KornelCzerski" calcext:value-type="string">
            <text:p>KornelCzerski</text:p>
          </table:table-cell>
          <table:table-cell table:formula="of:=COUNTIF([.$I$2:.$I$1001];[.I608])" office:value-type="float" office:value="9" calcext:value-type="float">
            <text:p>9</text:p>
          </table:table-cell>
          <table:table-cell table:formula="of:=SUMIF([.$I$2:.$I$1001];[.I608];[.$H$2:.$H$1001])" office:value-type="float" office:value="28" calcext:value-type="float">
            <text:p>28</text:p>
          </table:table-cell>
          <table:table-cell table:formula="of:=[.F608]+([.H608]-1)*24+30" office:value-type="float" office:value="945" calcext:value-type="float">
            <text:p>945</text:p>
          </table:table-cell>
          <table:table-cell table:formula="of:=MONTH([.D608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Edwina</text:p>
          </table:table-cell>
          <table:table-cell table:style-name="ce2" office:value-type="string" calcext:value-type="string">
            <text:p>Elawa</text:p>
          </table:table-cell>
          <table:table-cell table:style-name="ce2" office:value-type="string" calcext:value-type="string">
            <text:p>Zgierz</text:p>
          </table:table-cell>
          <table:table-cell table:style-name="ce6" office:value-type="date" office:date-value="2014-09-28" calcext:value-type="date">
            <text:p>28.09.2014</text:p>
          </table:table-cell>
          <table:table-cell table:style-name="ce6" office:value-type="date" office:date-value="2014-09-29" calcext:value-type="date">
            <text:p>29.09.2014</text:p>
          </table:table-cell>
          <table:table-cell office:value-type="float" office:value="331.5" calcext:value-type="float">
            <text:p>331,5</text:p>
          </table:table-cell>
          <table:table-cell table:formula="of:=[.E609]-[.D609]" office:value-type="float" office:value="1" calcext:value-type="float">
            <text:p>1</text:p>
          </table:table-cell>
          <table:table-cell table:formula="of:=1+[.E609]-[.D609]" office:value-type="float" office:value="2" calcext:value-type="float">
            <text:p>2</text:p>
          </table:table-cell>
          <table:table-cell table:formula="of:=COM.MICROSOFT.CONCAT([.A609];[.B609])" office:value-type="string" office:string-value="EdwinaElawa" calcext:value-type="string">
            <text:p>EdwinaElawa</text:p>
          </table:table-cell>
          <table:table-cell table:formula="of:=COUNTIF([.$I$2:.$I$1001];[.I609])" office:value-type="float" office:value="12" calcext:value-type="float">
            <text:p>12</text:p>
          </table:table-cell>
          <table:table-cell table:formula="of:=SUMIF([.$I$2:.$I$1001];[.I609];[.$H$2:.$H$1001])" office:value-type="float" office:value="40" calcext:value-type="float">
            <text:p>40</text:p>
          </table:table-cell>
          <table:table-cell table:formula="of:=[.F609]+([.H609]-1)*24+30" office:value-type="float" office:value="385.5" calcext:value-type="float">
            <text:p>385,5</text:p>
          </table:table-cell>
          <table:table-cell table:formula="of:=MONTH([.D609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ornel</text:p>
          </table:table-cell>
          <table:table-cell table:style-name="ce2" office:value-type="string" calcext:value-type="string">
            <text:p>Henrykowski</text:p>
          </table:table-cell>
          <table:table-cell table:style-name="ce2" office:value-type="string" calcext:value-type="string">
            <text:p>Zgierz</text:p>
          </table:table-cell>
          <table:table-cell table:style-name="ce6" office:value-type="date" office:date-value="2014-09-28" calcext:value-type="date">
            <text:p>28.09.2014</text:p>
          </table:table-cell>
          <table:table-cell table:style-name="ce6" office:value-type="date" office:date-value="2014-09-30" calcext:value-type="date">
            <text:p>30.09.2014</text:p>
          </table:table-cell>
          <table:table-cell office:value-type="float" office:value="450.5" calcext:value-type="float">
            <text:p>450,5</text:p>
          </table:table-cell>
          <table:table-cell table:formula="of:=[.E610]-[.D610]" office:value-type="float" office:value="2" calcext:value-type="float">
            <text:p>2</text:p>
          </table:table-cell>
          <table:table-cell table:formula="of:=1+[.E610]-[.D610]" office:value-type="float" office:value="3" calcext:value-type="float">
            <text:p>3</text:p>
          </table:table-cell>
          <table:table-cell table:formula="of:=COM.MICROSOFT.CONCAT([.A610];[.B610])" office:value-type="string" office:string-value="KornelHenrykowski" calcext:value-type="string">
            <text:p>KornelHenrykowski</text:p>
          </table:table-cell>
          <table:table-cell table:formula="of:=COUNTIF([.$I$2:.$I$1001];[.I610])" office:value-type="float" office:value="13" calcext:value-type="float">
            <text:p>13</text:p>
          </table:table-cell>
          <table:table-cell table:formula="of:=SUMIF([.$I$2:.$I$1001];[.I610];[.$H$2:.$H$1001])" office:value-type="float" office:value="27" calcext:value-type="float">
            <text:p>27</text:p>
          </table:table-cell>
          <table:table-cell table:formula="of:=[.F610]+([.H610]-1)*24+30" office:value-type="float" office:value="528.5" calcext:value-type="float">
            <text:p>528,5</text:p>
          </table:table-cell>
          <table:table-cell table:formula="of:=MONTH([.D610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Zuzanna</text:p>
          </table:table-cell>
          <table:table-cell table:style-name="ce2" office:value-type="string" calcext:value-type="string">
            <text:p>Kowalska</text:p>
          </table:table-cell>
          <table:table-cell table:style-name="ce2" office:value-type="string" calcext:value-type="string">
            <text:p>Kutno</text:p>
          </table:table-cell>
          <table:table-cell table:style-name="ce6" office:value-type="date" office:date-value="2014-09-28" calcext:value-type="date">
            <text:p>28.09.2014</text:p>
          </table:table-cell>
          <table:table-cell table:style-name="ce6" office:value-type="date" office:date-value="2014-09-29" calcext:value-type="date">
            <text:p>29.09.2014</text:p>
          </table:table-cell>
          <table:table-cell office:value-type="float" office:value="407.8" calcext:value-type="float">
            <text:p>407,8</text:p>
          </table:table-cell>
          <table:table-cell table:formula="of:=[.E611]-[.D611]" office:value-type="float" office:value="1" calcext:value-type="float">
            <text:p>1</text:p>
          </table:table-cell>
          <table:table-cell table:formula="of:=1+[.E611]-[.D611]" office:value-type="float" office:value="2" calcext:value-type="float">
            <text:p>2</text:p>
          </table:table-cell>
          <table:table-cell table:formula="of:=COM.MICROSOFT.CONCAT([.A611];[.B611])" office:value-type="string" office:string-value="ZuzannaKowalska" calcext:value-type="string">
            <text:p>ZuzannaKowalska</text:p>
          </table:table-cell>
          <table:table-cell table:formula="of:=COUNTIF([.$I$2:.$I$1001];[.I611])" office:value-type="float" office:value="8" calcext:value-type="float">
            <text:p>8</text:p>
          </table:table-cell>
          <table:table-cell table:formula="of:=SUMIF([.$I$2:.$I$1001];[.I611];[.$H$2:.$H$1001])" office:value-type="float" office:value="25" calcext:value-type="float">
            <text:p>25</text:p>
          </table:table-cell>
          <table:table-cell table:formula="of:=[.F611]+([.H611]-1)*24+30" office:value-type="float" office:value="461.8" calcext:value-type="float">
            <text:p>461,8</text:p>
          </table:table-cell>
          <table:table-cell table:formula="of:=MONTH([.D611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ustyna</text:p>
          </table:table-cell>
          <table:table-cell table:style-name="ce2" office:value-type="string" calcext:value-type="string">
            <text:p>Tracz</text:p>
          </table:table-cell>
          <table:table-cell table:style-name="ce2" office:value-type="string" calcext:value-type="string">
            <text:p>Kielce</text:p>
          </table:table-cell>
          <table:table-cell table:style-name="ce6" office:value-type="date" office:date-value="2014-09-28" calcext:value-type="date">
            <text:p>28.09.2014</text:p>
          </table:table-cell>
          <table:table-cell table:style-name="ce6" office:value-type="date" office:date-value="2014-10-01" calcext:value-type="date">
            <text:p>1.10.2014</text:p>
          </table:table-cell>
          <table:table-cell office:value-type="float" office:value="841.7" calcext:value-type="float">
            <text:p>841,7</text:p>
          </table:table-cell>
          <table:table-cell table:formula="of:=[.E612]-[.D612]" office:value-type="float" office:value="3" calcext:value-type="float">
            <text:p>3</text:p>
          </table:table-cell>
          <table:table-cell table:formula="of:=1+[.E612]-[.D612]" office:value-type="float" office:value="4" calcext:value-type="float">
            <text:p>4</text:p>
          </table:table-cell>
          <table:table-cell table:formula="of:=COM.MICROSOFT.CONCAT([.A612];[.B612])" office:value-type="string" office:string-value="JustynaTracz" calcext:value-type="string">
            <text:p>JustynaTracz</text:p>
          </table:table-cell>
          <table:table-cell table:formula="of:=COUNTIF([.$I$2:.$I$1001];[.I612])" office:value-type="float" office:value="13" calcext:value-type="float">
            <text:p>13</text:p>
          </table:table-cell>
          <table:table-cell table:formula="of:=SUMIF([.$I$2:.$I$1001];[.I612];[.$H$2:.$H$1001])" office:value-type="float" office:value="36" calcext:value-type="float">
            <text:p>36</text:p>
          </table:table-cell>
          <table:table-cell table:formula="of:=[.F612]+([.H612]-1)*24+30" office:value-type="float" office:value="943.7" calcext:value-type="float">
            <text:p>943,7</text:p>
          </table:table-cell>
          <table:table-cell table:formula="of:=MONTH([.D612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aulina</text:p>
          </table:table-cell>
          <table:table-cell table:style-name="ce2" office:value-type="string" calcext:value-type="string">
            <text:p>Watrach</text:p>
          </table:table-cell>
          <table:table-cell table:style-name="ce2" office:value-type="string" calcext:value-type="string">
            <text:p>Zgierz</text:p>
          </table:table-cell>
          <table:table-cell table:style-name="ce6" office:value-type="date" office:date-value="2014-09-28" calcext:value-type="date">
            <text:p>28.09.2014</text:p>
          </table:table-cell>
          <table:table-cell table:style-name="ce6" office:value-type="date" office:date-value="2014-09-30" calcext:value-type="date">
            <text:p>30.09.2014</text:p>
          </table:table-cell>
          <table:table-cell office:value-type="float" office:value="450.5" calcext:value-type="float">
            <text:p>450,5</text:p>
          </table:table-cell>
          <table:table-cell table:formula="of:=[.E613]-[.D613]" office:value-type="float" office:value="2" calcext:value-type="float">
            <text:p>2</text:p>
          </table:table-cell>
          <table:table-cell table:formula="of:=1+[.E613]-[.D613]" office:value-type="float" office:value="3" calcext:value-type="float">
            <text:p>3</text:p>
          </table:table-cell>
          <table:table-cell table:formula="of:=COM.MICROSOFT.CONCAT([.A613];[.B613])" office:value-type="string" office:string-value="PaulinaWatrach" calcext:value-type="string">
            <text:p>PaulinaWatrach</text:p>
          </table:table-cell>
          <table:table-cell table:formula="of:=COUNTIF([.$I$2:.$I$1001];[.I613])" office:value-type="float" office:value="9" calcext:value-type="float">
            <text:p>9</text:p>
          </table:table-cell>
          <table:table-cell table:formula="of:=SUMIF([.$I$2:.$I$1001];[.I613];[.$H$2:.$H$1001])" office:value-type="float" office:value="21" calcext:value-type="float">
            <text:p>21</text:p>
          </table:table-cell>
          <table:table-cell table:formula="of:=[.F613]+([.H613]-1)*24+30" office:value-type="float" office:value="528.5" calcext:value-type="float">
            <text:p>528,5</text:p>
          </table:table-cell>
          <table:table-cell table:formula="of:=MONTH([.D613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atrycja</text:p>
          </table:table-cell>
          <table:table-cell table:style-name="ce2" office:value-type="string" calcext:value-type="string">
            <text:p>Andrycz</text:p>
          </table:table-cell>
          <table:table-cell table:style-name="ce2" office:value-type="string" calcext:value-type="string">
            <text:p>Lublin</text:p>
          </table:table-cell>
          <table:table-cell table:style-name="ce6" office:value-type="date" office:date-value="2014-09-29" calcext:value-type="date">
            <text:p>29.09.2014</text:p>
          </table:table-cell>
          <table:table-cell table:style-name="ce6" office:value-type="date" office:date-value="2014-10-03" calcext:value-type="date">
            <text:p>3.10.2014</text:p>
          </table:table-cell>
          <table:table-cell office:value-type="float" office:value="886.7" calcext:value-type="float">
            <text:p>886,7</text:p>
          </table:table-cell>
          <table:table-cell table:formula="of:=[.E614]-[.D614]" office:value-type="float" office:value="4" calcext:value-type="float">
            <text:p>4</text:p>
          </table:table-cell>
          <table:table-cell table:formula="of:=1+[.E614]-[.D614]" office:value-type="float" office:value="5" calcext:value-type="float">
            <text:p>5</text:p>
          </table:table-cell>
          <table:table-cell table:formula="of:=COM.MICROSOFT.CONCAT([.A614];[.B614])" office:value-type="string" office:string-value="PatrycjaAndrycz" calcext:value-type="string">
            <text:p>PatrycjaAndrycz</text:p>
          </table:table-cell>
          <table:table-cell table:formula="of:=COUNTIF([.$I$2:.$I$1001];[.I614])" office:value-type="float" office:value="12" calcext:value-type="float">
            <text:p>12</text:p>
          </table:table-cell>
          <table:table-cell table:formula="of:=SUMIF([.$I$2:.$I$1001];[.I614];[.$H$2:.$H$1001])" office:value-type="float" office:value="40" calcext:value-type="float">
            <text:p>40</text:p>
          </table:table-cell>
          <table:table-cell table:formula="of:=[.F614]+([.H614]-1)*24+30" office:value-type="float" office:value="1012.7" calcext:value-type="float">
            <text:p>1012,7</text:p>
          </table:table-cell>
          <table:table-cell table:formula="of:=MONTH([.D614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iotr</text:p>
          </table:table-cell>
          <table:table-cell table:style-name="ce2" office:value-type="string" calcext:value-type="string">
            <text:p>Armowicz</text:p>
          </table:table-cell>
          <table:table-cell table:style-name="ce2" office:value-type="string" calcext:value-type="string">
            <text:p>Mielec</text:p>
          </table:table-cell>
          <table:table-cell table:style-name="ce6" office:value-type="date" office:date-value="2014-09-29" calcext:value-type="date">
            <text:p>29.09.2014</text:p>
          </table:table-cell>
          <table:table-cell table:style-name="ce6" office:value-type="date" office:date-value="2014-10-01" calcext:value-type="date">
            <text:p>1.10.2014</text:p>
          </table:table-cell>
          <table:table-cell office:value-type="float" office:value="698" calcext:value-type="float">
            <text:p>698</text:p>
          </table:table-cell>
          <table:table-cell table:formula="of:=[.E615]-[.D615]" office:value-type="float" office:value="2" calcext:value-type="float">
            <text:p>2</text:p>
          </table:table-cell>
          <table:table-cell table:formula="of:=1+[.E615]-[.D615]" office:value-type="float" office:value="3" calcext:value-type="float">
            <text:p>3</text:p>
          </table:table-cell>
          <table:table-cell table:formula="of:=COM.MICROSOFT.CONCAT([.A615];[.B615])" office:value-type="string" office:string-value="PiotrArmowicz" calcext:value-type="string">
            <text:p>PiotrArmowicz</text:p>
          </table:table-cell>
          <table:table-cell table:formula="of:=COUNTIF([.$I$2:.$I$1001];[.I615])" office:value-type="float" office:value="10" calcext:value-type="float">
            <text:p>10</text:p>
          </table:table-cell>
          <table:table-cell table:formula="of:=SUMIF([.$I$2:.$I$1001];[.I615];[.$H$2:.$H$1001])" office:value-type="float" office:value="25" calcext:value-type="float">
            <text:p>25</text:p>
          </table:table-cell>
          <table:table-cell table:formula="of:=[.F615]+([.H615]-1)*24+30" office:value-type="float" office:value="776" calcext:value-type="float">
            <text:p>776</text:p>
          </table:table-cell>
          <table:table-cell table:formula="of:=MONTH([.D615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rolina</text:p>
          </table:table-cell>
          <table:table-cell table:style-name="ce2" office:value-type="string" calcext:value-type="string">
            <text:p>Arska</text:p>
          </table:table-cell>
          <table:table-cell table:style-name="ce2" office:value-type="string" calcext:value-type="string">
            <text:p>Bydgoszcz</text:p>
          </table:table-cell>
          <table:table-cell table:style-name="ce6" office:value-type="date" office:date-value="2014-09-29" calcext:value-type="date">
            <text:p>29.09.2014</text:p>
          </table:table-cell>
          <table:table-cell table:style-name="ce6" office:value-type="date" office:date-value="2014-10-01" calcext:value-type="date">
            <text:p>1.10.2014</text:p>
          </table:table-cell>
          <table:table-cell office:value-type="float" office:value="795.4" calcext:value-type="float">
            <text:p>795,4</text:p>
          </table:table-cell>
          <table:table-cell table:formula="of:=[.E616]-[.D616]" office:value-type="float" office:value="2" calcext:value-type="float">
            <text:p>2</text:p>
          </table:table-cell>
          <table:table-cell table:formula="of:=1+[.E616]-[.D616]" office:value-type="float" office:value="3" calcext:value-type="float">
            <text:p>3</text:p>
          </table:table-cell>
          <table:table-cell table:formula="of:=COM.MICROSOFT.CONCAT([.A616];[.B616])" office:value-type="string" office:string-value="KarolinaArska" calcext:value-type="string">
            <text:p>KarolinaArska</text:p>
          </table:table-cell>
          <table:table-cell table:formula="of:=COUNTIF([.$I$2:.$I$1001];[.I616])" office:value-type="float" office:value="12" calcext:value-type="float">
            <text:p>12</text:p>
          </table:table-cell>
          <table:table-cell table:formula="of:=SUMIF([.$I$2:.$I$1001];[.I616];[.$H$2:.$H$1001])" office:value-type="float" office:value="36" calcext:value-type="float">
            <text:p>36</text:p>
          </table:table-cell>
          <table:table-cell table:formula="of:=[.F616]+([.H616]-1)*24+30" office:value-type="float" office:value="873.4" calcext:value-type="float">
            <text:p>873,4</text:p>
          </table:table-cell>
          <table:table-cell table:formula="of:=MONTH([.D616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atrycja</text:p>
          </table:table-cell>
          <table:table-cell table:style-name="ce2" office:value-type="string" calcext:value-type="string">
            <text:p>Czarnoleska</text:p>
          </table:table-cell>
          <table:table-cell table:style-name="ce2" office:value-type="string" calcext:value-type="string">
            <text:p>Siedlce</text:p>
          </table:table-cell>
          <table:table-cell table:style-name="ce6" office:value-type="date" office:date-value="2014-09-29" calcext:value-type="date">
            <text:p>29.09.2014</text:p>
          </table:table-cell>
          <table:table-cell table:style-name="ce6" office:value-type="date" office:date-value="2014-10-03" calcext:value-type="date">
            <text:p>3.10.2014</text:p>
          </table:table-cell>
          <table:table-cell office:value-type="float" office:value="712.4" calcext:value-type="float">
            <text:p>712,4</text:p>
          </table:table-cell>
          <table:table-cell table:formula="of:=[.E617]-[.D617]" office:value-type="float" office:value="4" calcext:value-type="float">
            <text:p>4</text:p>
          </table:table-cell>
          <table:table-cell table:formula="of:=1+[.E617]-[.D617]" office:value-type="float" office:value="5" calcext:value-type="float">
            <text:p>5</text:p>
          </table:table-cell>
          <table:table-cell table:formula="of:=COM.MICROSOFT.CONCAT([.A617];[.B617])" office:value-type="string" office:string-value="PatrycjaCzarnoleska" calcext:value-type="string">
            <text:p>PatrycjaCzarnoleska</text:p>
          </table:table-cell>
          <table:table-cell table:formula="of:=COUNTIF([.$I$2:.$I$1001];[.I617])" office:value-type="float" office:value="15" calcext:value-type="float">
            <text:p>15</text:p>
          </table:table-cell>
          <table:table-cell table:formula="of:=SUMIF([.$I$2:.$I$1001];[.I617];[.$H$2:.$H$1001])" office:value-type="float" office:value="39" calcext:value-type="float">
            <text:p>39</text:p>
          </table:table-cell>
          <table:table-cell table:formula="of:=[.F617]+([.H617]-1)*24+30" office:value-type="float" office:value="838.4" calcext:value-type="float">
            <text:p>838,4</text:p>
          </table:table-cell>
          <table:table-cell table:formula="of:=MONTH([.D617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erzy</text:p>
          </table:table-cell>
          <table:table-cell table:style-name="ce2" office:value-type="string" calcext:value-type="string">
            <text:p>Dusznicki</text:p>
          </table:table-cell>
          <table:table-cell table:style-name="ce2" office:value-type="string" calcext:value-type="string">
            <text:p>Kielce</text:p>
          </table:table-cell>
          <table:table-cell table:style-name="ce6" office:value-type="date" office:date-value="2014-09-29" calcext:value-type="date">
            <text:p>29.09.2014</text:p>
          </table:table-cell>
          <table:table-cell table:style-name="ce6" office:value-type="date" office:date-value="2014-09-30" calcext:value-type="date">
            <text:p>30.09.2014</text:p>
          </table:table-cell>
          <table:table-cell office:value-type="float" office:value="485.7" calcext:value-type="float">
            <text:p>485,7</text:p>
          </table:table-cell>
          <table:table-cell table:formula="of:=[.E618]-[.D618]" office:value-type="float" office:value="1" calcext:value-type="float">
            <text:p>1</text:p>
          </table:table-cell>
          <table:table-cell table:formula="of:=1+[.E618]-[.D618]" office:value-type="float" office:value="2" calcext:value-type="float">
            <text:p>2</text:p>
          </table:table-cell>
          <table:table-cell table:formula="of:=COM.MICROSOFT.CONCAT([.A618];[.B618])" office:value-type="string" office:string-value="JerzyDusznicki" calcext:value-type="string">
            <text:p>JerzyDusznicki</text:p>
          </table:table-cell>
          <table:table-cell table:formula="of:=COUNTIF([.$I$2:.$I$1001];[.I618])" office:value-type="float" office:value="13" calcext:value-type="float">
            <text:p>13</text:p>
          </table:table-cell>
          <table:table-cell table:formula="of:=SUMIF([.$I$2:.$I$1001];[.I618];[.$H$2:.$H$1001])" office:value-type="float" office:value="38" calcext:value-type="float">
            <text:p>38</text:p>
          </table:table-cell>
          <table:table-cell table:formula="of:=[.F618]+([.H618]-1)*24+30" office:value-type="float" office:value="539.7" calcext:value-type="float">
            <text:p>539,7</text:p>
          </table:table-cell>
          <table:table-cell table:formula="of:=MONTH([.D618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madeusz</text:p>
          </table:table-cell>
          <table:table-cell table:style-name="ce2" office:value-type="string" calcext:value-type="string">
            <text:p>Helski</text:p>
          </table:table-cell>
          <table:table-cell table:style-name="ce2" office:value-type="string" calcext:value-type="string">
            <text:p>Olsztyn</text:p>
          </table:table-cell>
          <table:table-cell table:style-name="ce6" office:value-type="date" office:date-value="2014-09-29" calcext:value-type="date">
            <text:p>29.09.2014</text:p>
          </table:table-cell>
          <table:table-cell table:style-name="ce6" office:value-type="date" office:date-value="2014-10-01" calcext:value-type="date">
            <text:p>1.10.2014</text:p>
          </table:table-cell>
          <table:table-cell office:value-type="float" office:value="689.8" calcext:value-type="float">
            <text:p>689,8</text:p>
          </table:table-cell>
          <table:table-cell table:formula="of:=[.E619]-[.D619]" office:value-type="float" office:value="2" calcext:value-type="float">
            <text:p>2</text:p>
          </table:table-cell>
          <table:table-cell table:formula="of:=1+[.E619]-[.D619]" office:value-type="float" office:value="3" calcext:value-type="float">
            <text:p>3</text:p>
          </table:table-cell>
          <table:table-cell table:formula="of:=COM.MICROSOFT.CONCAT([.A619];[.B619])" office:value-type="string" office:string-value="AmadeuszHelski" calcext:value-type="string">
            <text:p>AmadeuszHelski</text:p>
          </table:table-cell>
          <table:table-cell table:formula="of:=COUNTIF([.$I$2:.$I$1001];[.I619])" office:value-type="float" office:value="9" calcext:value-type="float">
            <text:p>9</text:p>
          </table:table-cell>
          <table:table-cell table:formula="of:=SUMIF([.$I$2:.$I$1001];[.I619];[.$H$2:.$H$1001])" office:value-type="float" office:value="30" calcext:value-type="float">
            <text:p>30</text:p>
          </table:table-cell>
          <table:table-cell table:formula="of:=[.F619]+([.H619]-1)*24+30" office:value-type="float" office:value="767.8" calcext:value-type="float">
            <text:p>767,8</text:p>
          </table:table-cell>
          <table:table-cell table:formula="of:=MONTH([.D619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Natalia</text:p>
          </table:table-cell>
          <table:table-cell table:style-name="ce2" office:value-type="string" calcext:value-type="string">
            <text:p>Idar</text:p>
          </table:table-cell>
          <table:table-cell table:style-name="ce2" office:value-type="string" calcext:value-type="string">
            <text:p>Kutno</text:p>
          </table:table-cell>
          <table:table-cell table:style-name="ce6" office:value-type="date" office:date-value="2014-09-29" calcext:value-type="date">
            <text:p>29.09.2014</text:p>
          </table:table-cell>
          <table:table-cell table:style-name="ce6" office:value-type="date" office:date-value="2014-10-01" calcext:value-type="date">
            <text:p>1.10.2014</text:p>
          </table:table-cell>
          <table:table-cell office:value-type="float" office:value="536.8" calcext:value-type="float">
            <text:p>536,8</text:p>
          </table:table-cell>
          <table:table-cell table:formula="of:=[.E620]-[.D620]" office:value-type="float" office:value="2" calcext:value-type="float">
            <text:p>2</text:p>
          </table:table-cell>
          <table:table-cell table:formula="of:=1+[.E620]-[.D620]" office:value-type="float" office:value="3" calcext:value-type="float">
            <text:p>3</text:p>
          </table:table-cell>
          <table:table-cell table:formula="of:=COM.MICROSOFT.CONCAT([.A620];[.B620])" office:value-type="string" office:string-value="NataliaIdar" calcext:value-type="string">
            <text:p>NataliaIdar</text:p>
          </table:table-cell>
          <table:table-cell table:formula="of:=COUNTIF([.$I$2:.$I$1001];[.I620])" office:value-type="float" office:value="10" calcext:value-type="float">
            <text:p>10</text:p>
          </table:table-cell>
          <table:table-cell table:formula="of:=SUMIF([.$I$2:.$I$1001];[.I620];[.$H$2:.$H$1001])" office:value-type="float" office:value="18" calcext:value-type="float">
            <text:p>18</text:p>
          </table:table-cell>
          <table:table-cell table:formula="of:=[.F620]+([.H620]-1)*24+30" office:value-type="float" office:value="614.8" calcext:value-type="float">
            <text:p>614,8</text:p>
          </table:table-cell>
          <table:table-cell table:formula="of:=MONTH([.D620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cper</text:p>
          </table:table-cell>
          <table:table-cell table:style-name="ce2" office:value-type="string" calcext:value-type="string">
            <text:p>Krajewski</text:p>
          </table:table-cell>
          <table:table-cell table:style-name="ce2" office:value-type="string" calcext:value-type="string">
            <text:p>Olsztyn</text:p>
          </table:table-cell>
          <table:table-cell table:style-name="ce6" office:value-type="date" office:date-value="2014-09-29" calcext:value-type="date">
            <text:p>29.09.2014</text:p>
          </table:table-cell>
          <table:table-cell table:style-name="ce6" office:value-type="date" office:date-value="2014-10-01" calcext:value-type="date">
            <text:p>1.10.2014</text:p>
          </table:table-cell>
          <table:table-cell office:value-type="float" office:value="689.8" calcext:value-type="float">
            <text:p>689,8</text:p>
          </table:table-cell>
          <table:table-cell table:formula="of:=[.E621]-[.D621]" office:value-type="float" office:value="2" calcext:value-type="float">
            <text:p>2</text:p>
          </table:table-cell>
          <table:table-cell table:formula="of:=1+[.E621]-[.D621]" office:value-type="float" office:value="3" calcext:value-type="float">
            <text:p>3</text:p>
          </table:table-cell>
          <table:table-cell table:formula="of:=COM.MICROSOFT.CONCAT([.A621];[.B621])" office:value-type="string" office:string-value="KacperKrajewski" calcext:value-type="string">
            <text:p>KacperKrajewski</text:p>
          </table:table-cell>
          <table:table-cell table:formula="of:=COUNTIF([.$I$2:.$I$1001];[.I621])" office:value-type="float" office:value="10" calcext:value-type="float">
            <text:p>10</text:p>
          </table:table-cell>
          <table:table-cell table:formula="of:=SUMIF([.$I$2:.$I$1001];[.I621];[.$H$2:.$H$1001])" office:value-type="float" office:value="25" calcext:value-type="float">
            <text:p>25</text:p>
          </table:table-cell>
          <table:table-cell table:formula="of:=[.F621]+([.H621]-1)*24+30" office:value-type="float" office:value="767.8" calcext:value-type="float">
            <text:p>767,8</text:p>
          </table:table-cell>
          <table:table-cell table:formula="of:=MONTH([.D621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ustyna</text:p>
          </table:table-cell>
          <table:table-cell table:style-name="ce2" office:value-type="string" calcext:value-type="string">
            <text:p>Laska</text:p>
          </table:table-cell>
          <table:table-cell table:style-name="ce2" office:value-type="string" calcext:value-type="string">
            <text:p>Kutno</text:p>
          </table:table-cell>
          <table:table-cell table:number-columns-repeated="2" table:style-name="ce6" office:value-type="date" office:date-value="2014-09-29" calcext:value-type="date">
            <text:p>29.09.2014</text:p>
          </table:table-cell>
          <table:table-cell office:value-type="float" office:value="278.8" calcext:value-type="float">
            <text:p>278,8</text:p>
          </table:table-cell>
          <table:table-cell table:formula="of:=[.E622]-[.D622]" office:value-type="float" office:value="0" calcext:value-type="float">
            <text:p>0</text:p>
          </table:table-cell>
          <table:table-cell table:formula="of:=1+[.E622]-[.D622]" office:value-type="float" office:value="1" calcext:value-type="float">
            <text:p>1</text:p>
          </table:table-cell>
          <table:table-cell table:formula="of:=COM.MICROSOFT.CONCAT([.A622];[.B622])" office:value-type="string" office:string-value="JustynaLaska" calcext:value-type="string">
            <text:p>JustynaLaska</text:p>
          </table:table-cell>
          <table:table-cell table:formula="of:=COUNTIF([.$I$2:.$I$1001];[.I622])" office:value-type="float" office:value="15" calcext:value-type="float">
            <text:p>15</text:p>
          </table:table-cell>
          <table:table-cell table:formula="of:=SUMIF([.$I$2:.$I$1001];[.I622];[.$H$2:.$H$1001])" office:value-type="float" office:value="41" calcext:value-type="float">
            <text:p>41</text:p>
          </table:table-cell>
          <table:table-cell table:formula="of:=[.F622]+([.H622]-1)*24+30" office:value-type="float" office:value="308.8" calcext:value-type="float">
            <text:p>308,8</text:p>
          </table:table-cell>
          <table:table-cell table:formula="of:=MONTH([.D622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dam</text:p>
          </table:table-cell>
          <table:table-cell table:style-name="ce2" office:value-type="string" calcext:value-type="string">
            <text:p>Markowski</text:p>
          </table:table-cell>
          <table:table-cell table:style-name="ce2" office:value-type="string" calcext:value-type="string">
            <text:p>Lublin</text:p>
          </table:table-cell>
          <table:table-cell table:style-name="ce6" office:value-type="date" office:date-value="2014-09-29" calcext:value-type="date">
            <text:p>29.09.2014</text:p>
          </table:table-cell>
          <table:table-cell table:style-name="ce6" office:value-type="date" office:date-value="2014-09-30" calcext:value-type="date">
            <text:p>30.09.2014</text:p>
          </table:table-cell>
          <table:table-cell office:value-type="float" office:value="439.7" calcext:value-type="float">
            <text:p>439,7</text:p>
          </table:table-cell>
          <table:table-cell table:formula="of:=[.E623]-[.D623]" office:value-type="float" office:value="1" calcext:value-type="float">
            <text:p>1</text:p>
          </table:table-cell>
          <table:table-cell table:formula="of:=1+[.E623]-[.D623]" office:value-type="float" office:value="2" calcext:value-type="float">
            <text:p>2</text:p>
          </table:table-cell>
          <table:table-cell table:formula="of:=COM.MICROSOFT.CONCAT([.A623];[.B623])" office:value-type="string" office:string-value="AdamMarkowski" calcext:value-type="string">
            <text:p>AdamMarkowski</text:p>
          </table:table-cell>
          <table:table-cell table:formula="of:=COUNTIF([.$I$2:.$I$1001];[.I623])" office:value-type="float" office:value="8" calcext:value-type="float">
            <text:p>8</text:p>
          </table:table-cell>
          <table:table-cell table:formula="of:=SUMIF([.$I$2:.$I$1001];[.I623];[.$H$2:.$H$1001])" office:value-type="float" office:value="17" calcext:value-type="float">
            <text:p>17</text:p>
          </table:table-cell>
          <table:table-cell table:formula="of:=[.F623]+([.H623]-1)*24+30" office:value-type="float" office:value="493.7" calcext:value-type="float">
            <text:p>493,7</text:p>
          </table:table-cell>
          <table:table-cell table:formula="of:=MONTH([.D623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Dorota</text:p>
          </table:table-cell>
          <table:table-cell table:style-name="ce2" office:value-type="string" calcext:value-type="string">
            <text:p>Morska</text:p>
          </table:table-cell>
          <table:table-cell table:style-name="ce2" office:value-type="string" calcext:value-type="string">
            <text:p>Krakow</text:p>
          </table:table-cell>
          <table:table-cell table:style-name="ce6" office:value-type="date" office:date-value="2014-09-29" calcext:value-type="date">
            <text:p>29.09.2014</text:p>
          </table:table-cell>
          <table:table-cell table:style-name="ce6" office:value-type="date" office:date-value="2014-09-30" calcext:value-type="date">
            <text:p>30.09.2014</text:p>
          </table:table-cell>
          <table:table-cell office:value-type="float" office:value="706.5" calcext:value-type="float">
            <text:p>706,5</text:p>
          </table:table-cell>
          <table:table-cell table:formula="of:=[.E624]-[.D624]" office:value-type="float" office:value="1" calcext:value-type="float">
            <text:p>1</text:p>
          </table:table-cell>
          <table:table-cell table:formula="of:=1+[.E624]-[.D624]" office:value-type="float" office:value="2" calcext:value-type="float">
            <text:p>2</text:p>
          </table:table-cell>
          <table:table-cell table:formula="of:=COM.MICROSOFT.CONCAT([.A624];[.B624])" office:value-type="string" office:string-value="DorotaMorska" calcext:value-type="string">
            <text:p>DorotaMorska</text:p>
          </table:table-cell>
          <table:table-cell table:formula="of:=COUNTIF([.$I$2:.$I$1001];[.I624])" office:value-type="float" office:value="12" calcext:value-type="float">
            <text:p>12</text:p>
          </table:table-cell>
          <table:table-cell table:formula="of:=SUMIF([.$I$2:.$I$1001];[.I624];[.$H$2:.$H$1001])" office:value-type="float" office:value="30" calcext:value-type="float">
            <text:p>30</text:p>
          </table:table-cell>
          <table:table-cell table:formula="of:=[.F624]+([.H624]-1)*24+30" office:value-type="float" office:value="760.5" calcext:value-type="float">
            <text:p>760,5</text:p>
          </table:table-cell>
          <table:table-cell table:formula="of:=MONTH([.D624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arta</text:p>
          </table:table-cell>
          <table:table-cell table:style-name="ce2" office:value-type="string" calcext:value-type="string">
            <text:p>Nowowiejska</text:p>
          </table:table-cell>
          <table:table-cell table:style-name="ce2" office:value-type="string" calcext:value-type="string">
            <text:p>Lublin</text:p>
          </table:table-cell>
          <table:table-cell table:style-name="ce6" office:value-type="date" office:date-value="2014-09-29" calcext:value-type="date">
            <text:p>29.09.2014</text:p>
          </table:table-cell>
          <table:table-cell table:style-name="ce6" office:value-type="date" office:date-value="2014-10-01" calcext:value-type="date">
            <text:p>1.10.2014</text:p>
          </table:table-cell>
          <table:table-cell office:value-type="float" office:value="588.7" calcext:value-type="float">
            <text:p>588,7</text:p>
          </table:table-cell>
          <table:table-cell table:formula="of:=[.E625]-[.D625]" office:value-type="float" office:value="2" calcext:value-type="float">
            <text:p>2</text:p>
          </table:table-cell>
          <table:table-cell table:formula="of:=1+[.E625]-[.D625]" office:value-type="float" office:value="3" calcext:value-type="float">
            <text:p>3</text:p>
          </table:table-cell>
          <table:table-cell table:formula="of:=COM.MICROSOFT.CONCAT([.A625];[.B625])" office:value-type="string" office:string-value="MartaNowowiejska" calcext:value-type="string">
            <text:p>MartaNowowiejska</text:p>
          </table:table-cell>
          <table:table-cell table:formula="of:=COUNTIF([.$I$2:.$I$1001];[.I625])" office:value-type="float" office:value="6" calcext:value-type="float">
            <text:p>6</text:p>
          </table:table-cell>
          <table:table-cell table:formula="of:=SUMIF([.$I$2:.$I$1001];[.I625];[.$H$2:.$H$1001])" office:value-type="float" office:value="11" calcext:value-type="float">
            <text:p>11</text:p>
          </table:table-cell>
          <table:table-cell table:formula="of:=[.F625]+([.H625]-1)*24+30" office:value-type="float" office:value="666.7" calcext:value-type="float">
            <text:p>666,7</text:p>
          </table:table-cell>
          <table:table-cell table:formula="of:=MONTH([.D625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Daria</text:p>
          </table:table-cell>
          <table:table-cell table:style-name="ce2" office:value-type="string" calcext:value-type="string">
            <text:p>Paryska</text:p>
          </table:table-cell>
          <table:table-cell table:style-name="ce2" office:value-type="string" calcext:value-type="string">
            <text:p>Olsztyn</text:p>
          </table:table-cell>
          <table:table-cell table:style-name="ce6" office:value-type="date" office:date-value="2014-09-29" calcext:value-type="date">
            <text:p>29.09.2014</text:p>
          </table:table-cell>
          <table:table-cell table:style-name="ce6" office:value-type="date" office:date-value="2014-10-03" calcext:value-type="date">
            <text:p>3.10.2014</text:p>
          </table:table-cell>
          <table:table-cell office:value-type="float" office:value="1015.8" calcext:value-type="float">
            <text:p>1015,8</text:p>
          </table:table-cell>
          <table:table-cell table:formula="of:=[.E626]-[.D626]" office:value-type="float" office:value="4" calcext:value-type="float">
            <text:p>4</text:p>
          </table:table-cell>
          <table:table-cell table:formula="of:=1+[.E626]-[.D626]" office:value-type="float" office:value="5" calcext:value-type="float">
            <text:p>5</text:p>
          </table:table-cell>
          <table:table-cell table:formula="of:=COM.MICROSOFT.CONCAT([.A626];[.B626])" office:value-type="string" office:string-value="DariaParyska" calcext:value-type="string">
            <text:p>DariaParyska</text:p>
          </table:table-cell>
          <table:table-cell table:formula="of:=COUNTIF([.$I$2:.$I$1001];[.I626])" office:value-type="float" office:value="10" calcext:value-type="float">
            <text:p>10</text:p>
          </table:table-cell>
          <table:table-cell table:formula="of:=SUMIF([.$I$2:.$I$1001];[.I626];[.$H$2:.$H$1001])" office:value-type="float" office:value="28" calcext:value-type="float">
            <text:p>28</text:p>
          </table:table-cell>
          <table:table-cell table:formula="of:=[.F626]+([.H626]-1)*24+30" office:value-type="float" office:value="1141.8" calcext:value-type="float">
            <text:p>1141,8</text:p>
          </table:table-cell>
          <table:table-cell table:formula="of:=MONTH([.D626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Zuzanna</text:p>
          </table:table-cell>
          <table:table-cell table:style-name="ce2" office:value-type="string" calcext:value-type="string">
            <text:p>Piotrkowska</text:p>
          </table:table-cell>
          <table:table-cell table:style-name="ce2" office:value-type="string" calcext:value-type="string">
            <text:p>Mielec</text:p>
          </table:table-cell>
          <table:table-cell table:style-name="ce6" office:value-type="date" office:date-value="2014-09-29" calcext:value-type="date">
            <text:p>29.09.2014</text:p>
          </table:table-cell>
          <table:table-cell table:style-name="ce6" office:value-type="date" office:date-value="2014-10-01" calcext:value-type="date">
            <text:p>1.10.2014</text:p>
          </table:table-cell>
          <table:table-cell office:value-type="float" office:value="698" calcext:value-type="float">
            <text:p>698</text:p>
          </table:table-cell>
          <table:table-cell table:formula="of:=[.E627]-[.D627]" office:value-type="float" office:value="2" calcext:value-type="float">
            <text:p>2</text:p>
          </table:table-cell>
          <table:table-cell table:formula="of:=1+[.E627]-[.D627]" office:value-type="float" office:value="3" calcext:value-type="float">
            <text:p>3</text:p>
          </table:table-cell>
          <table:table-cell table:formula="of:=COM.MICROSOFT.CONCAT([.A627];[.B627])" office:value-type="string" office:string-value="ZuzannaPiotrkowska" calcext:value-type="string">
            <text:p>ZuzannaPiotrkowska</text:p>
          </table:table-cell>
          <table:table-cell table:formula="of:=COUNTIF([.$I$2:.$I$1001];[.I627])" office:value-type="float" office:value="15" calcext:value-type="float">
            <text:p>15</text:p>
          </table:table-cell>
          <table:table-cell table:formula="of:=SUMIF([.$I$2:.$I$1001];[.I627];[.$H$2:.$H$1001])" office:value-type="float" office:value="34" calcext:value-type="float">
            <text:p>34</text:p>
          </table:table-cell>
          <table:table-cell table:formula="of:=[.F627]+([.H627]-1)*24+30" office:value-type="float" office:value="776" calcext:value-type="float">
            <text:p>776</text:p>
          </table:table-cell>
          <table:table-cell table:formula="of:=MONTH([.D627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Grzegorz</text:p>
          </table:table-cell>
          <table:table-cell table:style-name="ce2" office:value-type="string" calcext:value-type="string">
            <text:p>Podolski</text:p>
          </table:table-cell>
          <table:table-cell table:style-name="ce2" office:value-type="string" calcext:value-type="string">
            <text:p>Olsztyn</text:p>
          </table:table-cell>
          <table:table-cell table:style-name="ce6" office:value-type="date" office:date-value="2014-09-29" calcext:value-type="date">
            <text:p>29.09.2014</text:p>
          </table:table-cell>
          <table:table-cell table:style-name="ce6" office:value-type="date" office:date-value="2014-10-02" calcext:value-type="date">
            <text:p>2.10.2014</text:p>
          </table:table-cell>
          <table:table-cell office:value-type="float" office:value="852.8" calcext:value-type="float">
            <text:p>852,8</text:p>
          </table:table-cell>
          <table:table-cell table:formula="of:=[.E628]-[.D628]" office:value-type="float" office:value="3" calcext:value-type="float">
            <text:p>3</text:p>
          </table:table-cell>
          <table:table-cell table:formula="of:=1+[.E628]-[.D628]" office:value-type="float" office:value="4" calcext:value-type="float">
            <text:p>4</text:p>
          </table:table-cell>
          <table:table-cell table:formula="of:=COM.MICROSOFT.CONCAT([.A628];[.B628])" office:value-type="string" office:string-value="GrzegorzPodolski" calcext:value-type="string">
            <text:p>GrzegorzPodolski</text:p>
          </table:table-cell>
          <table:table-cell table:formula="of:=COUNTIF([.$I$2:.$I$1001];[.I628])" office:value-type="float" office:value="14" calcext:value-type="float">
            <text:p>14</text:p>
          </table:table-cell>
          <table:table-cell table:formula="of:=SUMIF([.$I$2:.$I$1001];[.I628];[.$H$2:.$H$1001])" office:value-type="float" office:value="32" calcext:value-type="float">
            <text:p>32</text:p>
          </table:table-cell>
          <table:table-cell table:formula="of:=[.F628]+([.H628]-1)*24+30" office:value-type="float" office:value="954.8" calcext:value-type="float">
            <text:p>954,8</text:p>
          </table:table-cell>
          <table:table-cell table:formula="of:=MONTH([.D628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mil</text:p>
          </table:table-cell>
          <table:table-cell table:style-name="ce2" office:value-type="string" calcext:value-type="string">
            <text:p>Pomorski</text:p>
          </table:table-cell>
          <table:table-cell table:style-name="ce2" office:value-type="string" calcext:value-type="string">
            <text:p>Zgierz</text:p>
          </table:table-cell>
          <table:table-cell table:style-name="ce6" office:value-type="date" office:date-value="2014-09-29" calcext:value-type="date">
            <text:p>29.09.2014</text:p>
          </table:table-cell>
          <table:table-cell table:style-name="ce6" office:value-type="date" office:date-value="2014-10-02" calcext:value-type="date">
            <text:p>2.10.2014</text:p>
          </table:table-cell>
          <table:table-cell office:value-type="float" office:value="569.5" calcext:value-type="float">
            <text:p>569,5</text:p>
          </table:table-cell>
          <table:table-cell table:formula="of:=[.E629]-[.D629]" office:value-type="float" office:value="3" calcext:value-type="float">
            <text:p>3</text:p>
          </table:table-cell>
          <table:table-cell table:formula="of:=1+[.E629]-[.D629]" office:value-type="float" office:value="4" calcext:value-type="float">
            <text:p>4</text:p>
          </table:table-cell>
          <table:table-cell table:formula="of:=COM.MICROSOFT.CONCAT([.A629];[.B629])" office:value-type="string" office:string-value="KamilPomorski" calcext:value-type="string">
            <text:p>KamilPomorski</text:p>
          </table:table-cell>
          <table:table-cell table:formula="of:=COUNTIF([.$I$2:.$I$1001];[.I629])" office:value-type="float" office:value="7" calcext:value-type="float">
            <text:p>7</text:p>
          </table:table-cell>
          <table:table-cell table:formula="of:=SUMIF([.$I$2:.$I$1001];[.I629];[.$H$2:.$H$1001])" office:value-type="float" office:value="28" calcext:value-type="float">
            <text:p>28</text:p>
          </table:table-cell>
          <table:table-cell table:formula="of:=[.F629]+([.H629]-1)*24+30" office:value-type="float" office:value="671.5" calcext:value-type="float">
            <text:p>671,5</text:p>
          </table:table-cell>
          <table:table-cell table:formula="of:=MONTH([.D629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iotr</text:p>
          </table:table-cell>
          <table:table-cell table:style-name="ce2" office:value-type="string" calcext:value-type="string">
            <text:p>Rajczakowski</text:p>
          </table:table-cell>
          <table:table-cell table:style-name="ce2" office:value-type="string" calcext:value-type="string">
            <text:p>Mielec</text:p>
          </table:table-cell>
          <table:table-cell table:style-name="ce6" office:value-type="date" office:date-value="2014-09-29" calcext:value-type="date">
            <text:p>29.09.2014</text:p>
          </table:table-cell>
          <table:table-cell table:style-name="ce6" office:value-type="date" office:date-value="2014-09-30" calcext:value-type="date">
            <text:p>30.09.2014</text:p>
          </table:table-cell>
          <table:table-cell office:value-type="float" office:value="570" calcext:value-type="float">
            <text:p>570</text:p>
          </table:table-cell>
          <table:table-cell table:formula="of:=[.E630]-[.D630]" office:value-type="float" office:value="1" calcext:value-type="float">
            <text:p>1</text:p>
          </table:table-cell>
          <table:table-cell table:formula="of:=1+[.E630]-[.D630]" office:value-type="float" office:value="2" calcext:value-type="float">
            <text:p>2</text:p>
          </table:table-cell>
          <table:table-cell table:formula="of:=COM.MICROSOFT.CONCAT([.A630];[.B630])" office:value-type="string" office:string-value="PiotrRajczakowski" calcext:value-type="string">
            <text:p>PiotrRajczakowski</text:p>
          </table:table-cell>
          <table:table-cell table:formula="of:=COUNTIF([.$I$2:.$I$1001];[.I630])" office:value-type="float" office:value="11" calcext:value-type="float">
            <text:p>11</text:p>
          </table:table-cell>
          <table:table-cell table:formula="of:=SUMIF([.$I$2:.$I$1001];[.I630];[.$H$2:.$H$1001])" office:value-type="float" office:value="22" calcext:value-type="float">
            <text:p>22</text:p>
          </table:table-cell>
          <table:table-cell table:formula="of:=[.F630]+([.H630]-1)*24+30" office:value-type="float" office:value="624" calcext:value-type="float">
            <text:p>624</text:p>
          </table:table-cell>
          <table:table-cell table:formula="of:=MONTH([.D630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an</text:p>
          </table:table-cell>
          <table:table-cell table:style-name="ce2" office:value-type="string" calcext:value-type="string">
            <text:p>Rzymski</text:p>
          </table:table-cell>
          <table:table-cell table:style-name="ce2" office:value-type="string" calcext:value-type="string">
            <text:p>Kielce</text:p>
          </table:table-cell>
          <table:table-cell table:style-name="ce6" office:value-type="date" office:date-value="2014-09-29" calcext:value-type="date">
            <text:p>29.09.2014</text:p>
          </table:table-cell>
          <table:table-cell table:style-name="ce6" office:value-type="date" office:date-value="2014-10-03" calcext:value-type="date">
            <text:p>3.10.2014</text:p>
          </table:table-cell>
          <table:table-cell office:value-type="float" office:value="1019.7" calcext:value-type="float">
            <text:p>1019,7</text:p>
          </table:table-cell>
          <table:table-cell table:formula="of:=[.E631]-[.D631]" office:value-type="float" office:value="4" calcext:value-type="float">
            <text:p>4</text:p>
          </table:table-cell>
          <table:table-cell table:formula="of:=1+[.E631]-[.D631]" office:value-type="float" office:value="5" calcext:value-type="float">
            <text:p>5</text:p>
          </table:table-cell>
          <table:table-cell table:formula="of:=COM.MICROSOFT.CONCAT([.A631];[.B631])" office:value-type="string" office:string-value="JanRzymski" calcext:value-type="string">
            <text:p>JanRzymski</text:p>
          </table:table-cell>
          <table:table-cell table:formula="of:=COUNTIF([.$I$2:.$I$1001];[.I631])" office:value-type="float" office:value="13" calcext:value-type="float">
            <text:p>13</text:p>
          </table:table-cell>
          <table:table-cell table:formula="of:=SUMIF([.$I$2:.$I$1001];[.I631];[.$H$2:.$H$1001])" office:value-type="float" office:value="42" calcext:value-type="float">
            <text:p>42</text:p>
          </table:table-cell>
          <table:table-cell table:formula="of:=[.F631]+([.H631]-1)*24+30" office:value-type="float" office:value="1145.7" calcext:value-type="float">
            <text:p>1145,7</text:p>
          </table:table-cell>
          <table:table-cell table:formula="of:=MONTH([.D631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Wiktor</text:p>
          </table:table-cell>
          <table:table-cell table:style-name="ce2" office:value-type="string" calcext:value-type="string">
            <text:p>Wroblewski</text:p>
          </table:table-cell>
          <table:table-cell table:style-name="ce2" office:value-type="string" calcext:value-type="string">
            <text:p>Kalisz</text:p>
          </table:table-cell>
          <table:table-cell table:number-columns-repeated="2" table:style-name="ce6" office:value-type="date" office:date-value="2014-09-29" calcext:value-type="date">
            <text:p>29.09.2014</text:p>
          </table:table-cell>
          <table:table-cell office:value-type="float" office:value="442" calcext:value-type="float">
            <text:p>442</text:p>
          </table:table-cell>
          <table:table-cell table:formula="of:=[.E632]-[.D632]" office:value-type="float" office:value="0" calcext:value-type="float">
            <text:p>0</text:p>
          </table:table-cell>
          <table:table-cell table:formula="of:=1+[.E632]-[.D632]" office:value-type="float" office:value="1" calcext:value-type="float">
            <text:p>1</text:p>
          </table:table-cell>
          <table:table-cell table:formula="of:=COM.MICROSOFT.CONCAT([.A632];[.B632])" office:value-type="string" office:string-value="WiktorWroblewski" calcext:value-type="string">
            <text:p>WiktorWroblewski</text:p>
          </table:table-cell>
          <table:table-cell table:formula="of:=COUNTIF([.$I$2:.$I$1001];[.I632])" office:value-type="float" office:value="8" calcext:value-type="float">
            <text:p>8</text:p>
          </table:table-cell>
          <table:table-cell table:formula="of:=SUMIF([.$I$2:.$I$1001];[.I632];[.$H$2:.$H$1001])" office:value-type="float" office:value="16" calcext:value-type="float">
            <text:p>16</text:p>
          </table:table-cell>
          <table:table-cell table:formula="of:=[.F632]+([.H632]-1)*24+30" office:value-type="float" office:value="472" calcext:value-type="float">
            <text:p>472</text:p>
          </table:table-cell>
          <table:table-cell table:formula="of:=MONTH([.D632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Olivia</text:p>
          </table:table-cell>
          <table:table-cell table:style-name="ce2" office:value-type="string" calcext:value-type="string">
            <text:p>Gabor</text:p>
          </table:table-cell>
          <table:table-cell table:style-name="ce2" office:value-type="string" calcext:value-type="string">
            <text:p>Zgierz</text:p>
          </table:table-cell>
          <table:table-cell table:number-columns-repeated="2" table:style-name="ce6" office:value-type="date" office:date-value="2014-09-30" calcext:value-type="date">
            <text:p>30.09.2014</text:p>
          </table:table-cell>
          <table:table-cell office:value-type="float" office:value="212.5" calcext:value-type="float">
            <text:p>212,5</text:p>
          </table:table-cell>
          <table:table-cell table:formula="of:=[.E633]-[.D633]" office:value-type="float" office:value="0" calcext:value-type="float">
            <text:p>0</text:p>
          </table:table-cell>
          <table:table-cell table:formula="of:=1+[.E633]-[.D633]" office:value-type="float" office:value="1" calcext:value-type="float">
            <text:p>1</text:p>
          </table:table-cell>
          <table:table-cell table:formula="of:=COM.MICROSOFT.CONCAT([.A633];[.B633])" office:value-type="string" office:string-value="OliviaGabor" calcext:value-type="string">
            <text:p>OliviaGabor</text:p>
          </table:table-cell>
          <table:table-cell table:formula="of:=COUNTIF([.$I$2:.$I$1001];[.I633])" office:value-type="float" office:value="16" calcext:value-type="float">
            <text:p>16</text:p>
          </table:table-cell>
          <table:table-cell table:formula="of:=SUMIF([.$I$2:.$I$1001];[.I633];[.$H$2:.$H$1001])" office:value-type="float" office:value="31" calcext:value-type="float">
            <text:p>31</text:p>
          </table:table-cell>
          <table:table-cell table:formula="of:=[.F633]+([.H633]-1)*24+30" office:value-type="float" office:value="242.5" calcext:value-type="float">
            <text:p>242,5</text:p>
          </table:table-cell>
          <table:table-cell table:formula="of:=MONTH([.D633])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ornel</text:p>
          </table:table-cell>
          <table:table-cell table:style-name="ce2" office:value-type="string" calcext:value-type="string">
            <text:p>Czerski</text:p>
          </table:table-cell>
          <table:table-cell table:style-name="ce2" office:value-type="string" calcext:value-type="string">
            <text:p>Mielec</text:p>
          </table:table-cell>
          <table:table-cell table:number-columns-repeated="2" table:style-name="ce6" office:value-type="date" office:date-value="2014-10-01" calcext:value-type="date">
            <text:p>1.10.2014</text:p>
          </table:table-cell>
          <table:table-cell office:value-type="float" office:value="442" calcext:value-type="float">
            <text:p>442</text:p>
          </table:table-cell>
          <table:table-cell table:formula="of:=[.E634]-[.D634]" office:value-type="float" office:value="0" calcext:value-type="float">
            <text:p>0</text:p>
          </table:table-cell>
          <table:table-cell table:formula="of:=1+[.E634]-[.D634]" office:value-type="float" office:value="1" calcext:value-type="float">
            <text:p>1</text:p>
          </table:table-cell>
          <table:table-cell table:formula="of:=COM.MICROSOFT.CONCAT([.A634];[.B634])" office:value-type="string" office:string-value="KornelCzerski" calcext:value-type="string">
            <text:p>KornelCzerski</text:p>
          </table:table-cell>
          <table:table-cell table:formula="of:=COUNTIF([.$I$2:.$I$1001];[.I634])" office:value-type="float" office:value="9" calcext:value-type="float">
            <text:p>9</text:p>
          </table:table-cell>
          <table:table-cell table:formula="of:=SUMIF([.$I$2:.$I$1001];[.I634];[.$H$2:.$H$1001])" office:value-type="float" office:value="28" calcext:value-type="float">
            <text:p>28</text:p>
          </table:table-cell>
          <table:table-cell table:formula="of:=[.F634]+([.H634]-1)*24+30" office:value-type="float" office:value="472" calcext:value-type="float">
            <text:p>472</text:p>
          </table:table-cell>
          <table:table-cell table:formula="of:=MONTH([.D634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Edwina</text:p>
          </table:table-cell>
          <table:table-cell table:style-name="ce2" office:value-type="string" calcext:value-type="string">
            <text:p>Elawa</text:p>
          </table:table-cell>
          <table:table-cell table:style-name="ce2" office:value-type="string" calcext:value-type="string">
            <text:p>Kalisz</text:p>
          </table:table-cell>
          <table:table-cell table:number-columns-repeated="2" table:style-name="ce6" office:value-type="date" office:date-value="2014-10-01" calcext:value-type="date">
            <text:p>1.10.2014</text:p>
          </table:table-cell>
          <table:table-cell office:value-type="float" office:value="442" calcext:value-type="float">
            <text:p>442</text:p>
          </table:table-cell>
          <table:table-cell table:formula="of:=[.E635]-[.D635]" office:value-type="float" office:value="0" calcext:value-type="float">
            <text:p>0</text:p>
          </table:table-cell>
          <table:table-cell table:formula="of:=1+[.E635]-[.D635]" office:value-type="float" office:value="1" calcext:value-type="float">
            <text:p>1</text:p>
          </table:table-cell>
          <table:table-cell table:formula="of:=COM.MICROSOFT.CONCAT([.A635];[.B635])" office:value-type="string" office:string-value="EdwinaElawa" calcext:value-type="string">
            <text:p>EdwinaElawa</text:p>
          </table:table-cell>
          <table:table-cell table:formula="of:=COUNTIF([.$I$2:.$I$1001];[.I635])" office:value-type="float" office:value="12" calcext:value-type="float">
            <text:p>12</text:p>
          </table:table-cell>
          <table:table-cell table:formula="of:=SUMIF([.$I$2:.$I$1001];[.I635];[.$H$2:.$H$1001])" office:value-type="float" office:value="40" calcext:value-type="float">
            <text:p>40</text:p>
          </table:table-cell>
          <table:table-cell table:formula="of:=[.F635]+([.H635]-1)*24+30" office:value-type="float" office:value="472" calcext:value-type="float">
            <text:p>472</text:p>
          </table:table-cell>
          <table:table-cell table:formula="of:=MONTH([.D635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Bogumi</text:p>
          </table:table-cell>
          <table:table-cell table:style-name="ce2" office:value-type="string" calcext:value-type="string">
            <text:p>Lubelski</text:p>
          </table:table-cell>
          <table:table-cell table:style-name="ce2" office:value-type="string" calcext:value-type="string">
            <text:p>Kielce</text:p>
          </table:table-cell>
          <table:table-cell table:number-columns-repeated="2" table:style-name="ce6" office:value-type="date" office:date-value="2014-10-02" calcext:value-type="date">
            <text:p>2.10.2014</text:p>
          </table:table-cell>
          <table:table-cell office:value-type="float" office:value="307.7" calcext:value-type="float">
            <text:p>307,7</text:p>
          </table:table-cell>
          <table:table-cell table:formula="of:=[.E636]-[.D636]" office:value-type="float" office:value="0" calcext:value-type="float">
            <text:p>0</text:p>
          </table:table-cell>
          <table:table-cell table:formula="of:=1+[.E636]-[.D636]" office:value-type="float" office:value="1" calcext:value-type="float">
            <text:p>1</text:p>
          </table:table-cell>
          <table:table-cell table:formula="of:=COM.MICROSOFT.CONCAT([.A636];[.B636])" office:value-type="string" office:string-value="BogumiLubelski" calcext:value-type="string">
            <text:p>BogumiLubelski</text:p>
          </table:table-cell>
          <table:table-cell table:formula="of:=COUNTIF([.$I$2:.$I$1001];[.I636])" office:value-type="float" office:value="12" calcext:value-type="float">
            <text:p>12</text:p>
          </table:table-cell>
          <table:table-cell table:formula="of:=SUMIF([.$I$2:.$I$1001];[.I636];[.$H$2:.$H$1001])" office:value-type="float" office:value="30" calcext:value-type="float">
            <text:p>30</text:p>
          </table:table-cell>
          <table:table-cell table:formula="of:=[.F636]+([.H636]-1)*24+30" office:value-type="float" office:value="337.7" calcext:value-type="float">
            <text:p>337,7</text:p>
          </table:table-cell>
          <table:table-cell table:formula="of:=MONTH([.D636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Tomasz</text:p>
          </table:table-cell>
          <table:table-cell table:style-name="ce2" office:value-type="string" calcext:value-type="string">
            <text:p>Rzepka</text:p>
          </table:table-cell>
          <table:table-cell table:style-name="ce2" office:value-type="string" calcext:value-type="string">
            <text:p>Lublin</text:p>
          </table:table-cell>
          <table:table-cell table:style-name="ce6" office:value-type="date" office:date-value="2014-10-02" calcext:value-type="date">
            <text:p>2.10.2014</text:p>
          </table:table-cell>
          <table:table-cell table:style-name="ce6" office:value-type="date" office:date-value="2014-10-03" calcext:value-type="date">
            <text:p>3.10.2014</text:p>
          </table:table-cell>
          <table:table-cell office:value-type="float" office:value="439.7" calcext:value-type="float">
            <text:p>439,7</text:p>
          </table:table-cell>
          <table:table-cell table:formula="of:=[.E637]-[.D637]" office:value-type="float" office:value="1" calcext:value-type="float">
            <text:p>1</text:p>
          </table:table-cell>
          <table:table-cell table:formula="of:=1+[.E637]-[.D637]" office:value-type="float" office:value="2" calcext:value-type="float">
            <text:p>2</text:p>
          </table:table-cell>
          <table:table-cell table:formula="of:=COM.MICROSOFT.CONCAT([.A637];[.B637])" office:value-type="string" office:string-value="TomaszRzepka" calcext:value-type="string">
            <text:p>TomaszRzepka</text:p>
          </table:table-cell>
          <table:table-cell table:formula="of:=COUNTIF([.$I$2:.$I$1001];[.I637])" office:value-type="float" office:value="17" calcext:value-type="float">
            <text:p>17</text:p>
          </table:table-cell>
          <table:table-cell table:formula="of:=SUMIF([.$I$2:.$I$1001];[.I637];[.$H$2:.$H$1001])" office:value-type="float" office:value="42" calcext:value-type="float">
            <text:p>42</text:p>
          </table:table-cell>
          <table:table-cell table:formula="of:=[.F637]+([.H637]-1)*24+30" office:value-type="float" office:value="493.7" calcext:value-type="float">
            <text:p>493,7</text:p>
          </table:table-cell>
          <table:table-cell table:formula="of:=MONTH([.D637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ornel</text:p>
          </table:table-cell>
          <table:table-cell table:style-name="ce2" office:value-type="string" calcext:value-type="string">
            <text:p>Henrykowski</text:p>
          </table:table-cell>
          <table:table-cell table:style-name="ce2" office:value-type="string" calcext:value-type="string">
            <text:p>Siedlce</text:p>
          </table:table-cell>
          <table:table-cell table:number-columns-repeated="2" table:style-name="ce6" office:value-type="date" office:date-value="2014-10-03" calcext:value-type="date">
            <text:p>3.10.2014</text:p>
          </table:table-cell>
          <table:table-cell office:value-type="float" office:value="156.4" calcext:value-type="float">
            <text:p>156,4</text:p>
          </table:table-cell>
          <table:table-cell table:formula="of:=[.E638]-[.D638]" office:value-type="float" office:value="0" calcext:value-type="float">
            <text:p>0</text:p>
          </table:table-cell>
          <table:table-cell table:formula="of:=1+[.E638]-[.D638]" office:value-type="float" office:value="1" calcext:value-type="float">
            <text:p>1</text:p>
          </table:table-cell>
          <table:table-cell table:formula="of:=COM.MICROSOFT.CONCAT([.A638];[.B638])" office:value-type="string" office:string-value="KornelHenrykowski" calcext:value-type="string">
            <text:p>KornelHenrykowski</text:p>
          </table:table-cell>
          <table:table-cell table:formula="of:=COUNTIF([.$I$2:.$I$1001];[.I638])" office:value-type="float" office:value="13" calcext:value-type="float">
            <text:p>13</text:p>
          </table:table-cell>
          <table:table-cell table:formula="of:=SUMIF([.$I$2:.$I$1001];[.I638];[.$H$2:.$H$1001])" office:value-type="float" office:value="27" calcext:value-type="float">
            <text:p>27</text:p>
          </table:table-cell>
          <table:table-cell table:formula="of:=[.F638]+([.H638]-1)*24+30" office:value-type="float" office:value="186.4" calcext:value-type="float">
            <text:p>186,4</text:p>
          </table:table-cell>
          <table:table-cell table:formula="of:=MONTH([.D638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ustyna</text:p>
          </table:table-cell>
          <table:table-cell table:style-name="ce2" office:value-type="string" calcext:value-type="string">
            <text:p>Laska</text:p>
          </table:table-cell>
          <table:table-cell table:style-name="ce2" office:value-type="string" calcext:value-type="string">
            <text:p>Lublin</text:p>
          </table:table-cell>
          <table:table-cell table:number-columns-repeated="2" table:style-name="ce6" office:value-type="date" office:date-value="2014-10-03" calcext:value-type="date">
            <text:p>3.10.2014</text:p>
          </table:table-cell>
          <table:table-cell office:value-type="float" office:value="290.7" calcext:value-type="float">
            <text:p>290,7</text:p>
          </table:table-cell>
          <table:table-cell table:formula="of:=[.E639]-[.D639]" office:value-type="float" office:value="0" calcext:value-type="float">
            <text:p>0</text:p>
          </table:table-cell>
          <table:table-cell table:formula="of:=1+[.E639]-[.D639]" office:value-type="float" office:value="1" calcext:value-type="float">
            <text:p>1</text:p>
          </table:table-cell>
          <table:table-cell table:formula="of:=COM.MICROSOFT.CONCAT([.A639];[.B639])" office:value-type="string" office:string-value="JustynaLaska" calcext:value-type="string">
            <text:p>JustynaLaska</text:p>
          </table:table-cell>
          <table:table-cell table:formula="of:=COUNTIF([.$I$2:.$I$1001];[.I639])" office:value-type="float" office:value="15" calcext:value-type="float">
            <text:p>15</text:p>
          </table:table-cell>
          <table:table-cell table:formula="of:=SUMIF([.$I$2:.$I$1001];[.I639];[.$H$2:.$H$1001])" office:value-type="float" office:value="41" calcext:value-type="float">
            <text:p>41</text:p>
          </table:table-cell>
          <table:table-cell table:formula="of:=[.F639]+([.H639]-1)*24+30" office:value-type="float" office:value="320.7" calcext:value-type="float">
            <text:p>320,7</text:p>
          </table:table-cell>
          <table:table-cell table:formula="of:=MONTH([.D639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Wiktor</text:p>
          </table:table-cell>
          <table:table-cell table:style-name="ce2" office:value-type="string" calcext:value-type="string">
            <text:p>Wroblewski</text:p>
          </table:table-cell>
          <table:table-cell table:style-name="ce2" office:value-type="string" calcext:value-type="string">
            <text:p>Lublin</text:p>
          </table:table-cell>
          <table:table-cell table:number-columns-repeated="2" table:style-name="ce6" office:value-type="date" office:date-value="2014-10-03" calcext:value-type="date">
            <text:p>3.10.2014</text:p>
          </table:table-cell>
          <table:table-cell office:value-type="float" office:value="290.7" calcext:value-type="float">
            <text:p>290,7</text:p>
          </table:table-cell>
          <table:table-cell table:formula="of:=[.E640]-[.D640]" office:value-type="float" office:value="0" calcext:value-type="float">
            <text:p>0</text:p>
          </table:table-cell>
          <table:table-cell table:formula="of:=1+[.E640]-[.D640]" office:value-type="float" office:value="1" calcext:value-type="float">
            <text:p>1</text:p>
          </table:table-cell>
          <table:table-cell table:formula="of:=COM.MICROSOFT.CONCAT([.A640];[.B640])" office:value-type="string" office:string-value="WiktorWroblewski" calcext:value-type="string">
            <text:p>WiktorWroblewski</text:p>
          </table:table-cell>
          <table:table-cell table:formula="of:=COUNTIF([.$I$2:.$I$1001];[.I640])" office:value-type="float" office:value="8" calcext:value-type="float">
            <text:p>8</text:p>
          </table:table-cell>
          <table:table-cell table:formula="of:=SUMIF([.$I$2:.$I$1001];[.I640];[.$H$2:.$H$1001])" office:value-type="float" office:value="16" calcext:value-type="float">
            <text:p>16</text:p>
          </table:table-cell>
          <table:table-cell table:formula="of:=[.F640]+([.H640]-1)*24+30" office:value-type="float" office:value="320.7" calcext:value-type="float">
            <text:p>320,7</text:p>
          </table:table-cell>
          <table:table-cell table:formula="of:=MONTH([.D640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alwina</text:p>
          </table:table-cell>
          <table:table-cell table:style-name="ce2" office:value-type="string" calcext:value-type="string">
            <text:p>Papkin</text:p>
          </table:table-cell>
          <table:table-cell table:style-name="ce2" office:value-type="string" calcext:value-type="string">
            <text:p>Zgierz</text:p>
          </table:table-cell>
          <table:table-cell table:style-name="ce6" office:value-type="date" office:date-value="2014-10-05" calcext:value-type="date">
            <text:p>5.10.2014</text:p>
          </table:table-cell>
          <table:table-cell table:style-name="ce6" office:value-type="date" office:date-value="2014-10-06" calcext:value-type="date">
            <text:p>6.10.2014</text:p>
          </table:table-cell>
          <table:table-cell office:value-type="float" office:value="331.5" calcext:value-type="float">
            <text:p>331,5</text:p>
          </table:table-cell>
          <table:table-cell table:formula="of:=[.E641]-[.D641]" office:value-type="float" office:value="1" calcext:value-type="float">
            <text:p>1</text:p>
          </table:table-cell>
          <table:table-cell table:formula="of:=1+[.E641]-[.D641]" office:value-type="float" office:value="2" calcext:value-type="float">
            <text:p>2</text:p>
          </table:table-cell>
          <table:table-cell table:formula="of:=COM.MICROSOFT.CONCAT([.A641];[.B641])" office:value-type="string" office:string-value="MalwinaPapkin" calcext:value-type="string">
            <text:p>MalwinaPapkin</text:p>
          </table:table-cell>
          <table:table-cell table:formula="of:=COUNTIF([.$I$2:.$I$1001];[.I641])" office:value-type="float" office:value="11" calcext:value-type="float">
            <text:p>11</text:p>
          </table:table-cell>
          <table:table-cell table:formula="of:=SUMIF([.$I$2:.$I$1001];[.I641];[.$H$2:.$H$1001])" office:value-type="float" office:value="28" calcext:value-type="float">
            <text:p>28</text:p>
          </table:table-cell>
          <table:table-cell table:formula="of:=[.F641]+([.H641]-1)*24+30" office:value-type="float" office:value="385.5" calcext:value-type="float">
            <text:p>385,5</text:p>
          </table:table-cell>
          <table:table-cell table:formula="of:=MONTH([.D641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Rozalia</text:p>
          </table:table-cell>
          <table:table-cell table:style-name="ce2" office:value-type="string" calcext:value-type="string">
            <text:p>Siedlecka</text:p>
          </table:table-cell>
          <table:table-cell table:style-name="ce2" office:value-type="string" calcext:value-type="string">
            <text:p>Malbork</text:p>
          </table:table-cell>
          <table:table-cell table:style-name="ce6" office:value-type="date" office:date-value="2014-10-05" calcext:value-type="date">
            <text:p>5.10.2014</text:p>
          </table:table-cell>
          <table:table-cell table:style-name="ce6" office:value-type="date" office:date-value="2014-10-06" calcext:value-type="date">
            <text:p>6.10.2014</text:p>
          </table:table-cell>
          <table:table-cell office:value-type="float" office:value="891" calcext:value-type="float">
            <text:p>891</text:p>
          </table:table-cell>
          <table:table-cell table:formula="of:=[.E642]-[.D642]" office:value-type="float" office:value="1" calcext:value-type="float">
            <text:p>1</text:p>
          </table:table-cell>
          <table:table-cell table:formula="of:=1+[.E642]-[.D642]" office:value-type="float" office:value="2" calcext:value-type="float">
            <text:p>2</text:p>
          </table:table-cell>
          <table:table-cell table:formula="of:=COM.MICROSOFT.CONCAT([.A642];[.B642])" office:value-type="string" office:string-value="RozaliaSiedlecka" calcext:value-type="string">
            <text:p>RozaliaSiedlecka</text:p>
          </table:table-cell>
          <table:table-cell table:formula="of:=COUNTIF([.$I$2:.$I$1001];[.I642])" office:value-type="float" office:value="11" calcext:value-type="float">
            <text:p>11</text:p>
          </table:table-cell>
          <table:table-cell table:formula="of:=SUMIF([.$I$2:.$I$1001];[.I642];[.$H$2:.$H$1001])" office:value-type="float" office:value="30" calcext:value-type="float">
            <text:p>30</text:p>
          </table:table-cell>
          <table:table-cell table:formula="of:=[.F642]+([.H642]-1)*24+30" office:value-type="float" office:value="945" calcext:value-type="float">
            <text:p>945</text:p>
          </table:table-cell>
          <table:table-cell table:formula="of:=MONTH([.D642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Sobecka</text:p>
          </table:table-cell>
          <table:table-cell table:style-name="ce2" office:value-type="string" calcext:value-type="string">
            <text:p>Kielce</text:p>
          </table:table-cell>
          <table:table-cell table:style-name="ce6" office:value-type="date" office:date-value="2014-10-05" calcext:value-type="date">
            <text:p>5.10.2014</text:p>
          </table:table-cell>
          <table:table-cell table:style-name="ce6" office:value-type="date" office:date-value="2014-10-09" calcext:value-type="date">
            <text:p>9.10.2014</text:p>
          </table:table-cell>
          <table:table-cell office:value-type="float" office:value="1019.7" calcext:value-type="float">
            <text:p>1019,7</text:p>
          </table:table-cell>
          <table:table-cell table:formula="of:=[.E643]-[.D643]" office:value-type="float" office:value="4" calcext:value-type="float">
            <text:p>4</text:p>
          </table:table-cell>
          <table:table-cell table:formula="of:=1+[.E643]-[.D643]" office:value-type="float" office:value="5" calcext:value-type="float">
            <text:p>5</text:p>
          </table:table-cell>
          <table:table-cell table:formula="of:=COM.MICROSOFT.CONCAT([.A643];[.B643])" office:value-type="string" office:string-value="AnnaSobecka" calcext:value-type="string">
            <text:p>AnnaSobecka</text:p>
          </table:table-cell>
          <table:table-cell table:formula="of:=COUNTIF([.$I$2:.$I$1001];[.I643])" office:value-type="float" office:value="9" calcext:value-type="float">
            <text:p>9</text:p>
          </table:table-cell>
          <table:table-cell table:formula="of:=SUMIF([.$I$2:.$I$1001];[.I643];[.$H$2:.$H$1001])" office:value-type="float" office:value="24" calcext:value-type="float">
            <text:p>24</text:p>
          </table:table-cell>
          <table:table-cell table:formula="of:=[.F643]+([.H643]-1)*24+30" office:value-type="float" office:value="1145.7" calcext:value-type="float">
            <text:p>1145,7</text:p>
          </table:table-cell>
          <table:table-cell table:formula="of:=MONTH([.D643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ebastian</text:p>
          </table:table-cell>
          <table:table-cell table:style-name="ce2" office:value-type="string" calcext:value-type="string">
            <text:p>Halik</text:p>
          </table:table-cell>
          <table:table-cell table:style-name="ce2" office:value-type="string" calcext:value-type="string">
            <text:p>Mielec</text:p>
          </table:table-cell>
          <table:table-cell table:number-columns-repeated="2" table:style-name="ce6" office:value-type="date" office:date-value="2014-10-06" calcext:value-type="date">
            <text:p>6.10.2014</text:p>
          </table:table-cell>
          <table:table-cell office:value-type="float" office:value="442" calcext:value-type="float">
            <text:p>442</text:p>
          </table:table-cell>
          <table:table-cell table:formula="of:=[.E644]-[.D644]" office:value-type="float" office:value="0" calcext:value-type="float">
            <text:p>0</text:p>
          </table:table-cell>
          <table:table-cell table:formula="of:=1+[.E644]-[.D644]" office:value-type="float" office:value="1" calcext:value-type="float">
            <text:p>1</text:p>
          </table:table-cell>
          <table:table-cell table:formula="of:=COM.MICROSOFT.CONCAT([.A644];[.B644])" office:value-type="string" office:string-value="SebastianHalik" calcext:value-type="string">
            <text:p>SebastianHalik</text:p>
          </table:table-cell>
          <table:table-cell table:formula="of:=COUNTIF([.$I$2:.$I$1001];[.I644])" office:value-type="float" office:value="11" calcext:value-type="float">
            <text:p>11</text:p>
          </table:table-cell>
          <table:table-cell table:formula="of:=SUMIF([.$I$2:.$I$1001];[.I644];[.$H$2:.$H$1001])" office:value-type="float" office:value="23" calcext:value-type="float">
            <text:p>23</text:p>
          </table:table-cell>
          <table:table-cell table:formula="of:=[.F644]+([.H644]-1)*24+30" office:value-type="float" office:value="472" calcext:value-type="float">
            <text:p>472</text:p>
          </table:table-cell>
          <table:table-cell table:formula="of:=MONTH([.D644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Zyta</text:p>
          </table:table-cell>
          <table:table-cell table:style-name="ce2" office:value-type="string" calcext:value-type="string">
            <text:p>Mazurkiewicz</text:p>
          </table:table-cell>
          <table:table-cell table:style-name="ce2" office:value-type="string" calcext:value-type="string">
            <text:p>Kielce</text:p>
          </table:table-cell>
          <table:table-cell table:style-name="ce6" office:value-type="date" office:date-value="2014-10-06" calcext:value-type="date">
            <text:p>6.10.2014</text:p>
          </table:table-cell>
          <table:table-cell table:style-name="ce6" office:value-type="date" office:date-value="2014-10-07" calcext:value-type="date">
            <text:p>7.10.2014</text:p>
          </table:table-cell>
          <table:table-cell office:value-type="float" office:value="485.7" calcext:value-type="float">
            <text:p>485,7</text:p>
          </table:table-cell>
          <table:table-cell table:formula="of:=[.E645]-[.D645]" office:value-type="float" office:value="1" calcext:value-type="float">
            <text:p>1</text:p>
          </table:table-cell>
          <table:table-cell table:formula="of:=1+[.E645]-[.D645]" office:value-type="float" office:value="2" calcext:value-type="float">
            <text:p>2</text:p>
          </table:table-cell>
          <table:table-cell table:formula="of:=COM.MICROSOFT.CONCAT([.A645];[.B645])" office:value-type="string" office:string-value="ZytaMazurkiewicz" calcext:value-type="string">
            <text:p>ZytaMazurkiewicz</text:p>
          </table:table-cell>
          <table:table-cell table:formula="of:=COUNTIF([.$I$2:.$I$1001];[.I645])" office:value-type="float" office:value="7" calcext:value-type="float">
            <text:p>7</text:p>
          </table:table-cell>
          <table:table-cell table:formula="of:=SUMIF([.$I$2:.$I$1001];[.I645];[.$H$2:.$H$1001])" office:value-type="float" office:value="23" calcext:value-type="float">
            <text:p>23</text:p>
          </table:table-cell>
          <table:table-cell table:formula="of:=[.F645]+([.H645]-1)*24+30" office:value-type="float" office:value="539.7" calcext:value-type="float">
            <text:p>539,7</text:p>
          </table:table-cell>
          <table:table-cell table:formula="of:=MONTH([.D645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Ewelia</text:p>
          </table:table-cell>
          <table:table-cell table:style-name="ce2" office:value-type="string" calcext:value-type="string">
            <text:p>Nyska</text:p>
          </table:table-cell>
          <table:table-cell table:style-name="ce2" office:value-type="string" calcext:value-type="string">
            <text:p>Kalisz</text:p>
          </table:table-cell>
          <table:table-cell table:style-name="ce6" office:value-type="date" office:date-value="2014-10-06" calcext:value-type="date">
            <text:p>6.10.2014</text:p>
          </table:table-cell>
          <table:table-cell table:style-name="ce6" office:value-type="date" office:date-value="2014-10-13" calcext:value-type="date">
            <text:p>13.10.2014</text:p>
          </table:table-cell>
          <table:table-cell office:value-type="float" office:value="1555" calcext:value-type="float">
            <text:p>1555</text:p>
          </table:table-cell>
          <table:table-cell table:formula="of:=[.E646]-[.D646]" office:value-type="float" office:value="7" calcext:value-type="float">
            <text:p>7</text:p>
          </table:table-cell>
          <table:table-cell table:formula="of:=1+[.E646]-[.D646]" office:value-type="float" office:value="8" calcext:value-type="float">
            <text:p>8</text:p>
          </table:table-cell>
          <table:table-cell table:formula="of:=COM.MICROSOFT.CONCAT([.A646];[.B646])" office:value-type="string" office:string-value="EweliaNyska" calcext:value-type="string">
            <text:p>EweliaNyska</text:p>
          </table:table-cell>
          <table:table-cell table:formula="of:=COUNTIF([.$I$2:.$I$1001];[.I646])" office:value-type="float" office:value="10" calcext:value-type="float">
            <text:p>10</text:p>
          </table:table-cell>
          <table:table-cell table:formula="of:=SUMIF([.$I$2:.$I$1001];[.I646];[.$H$2:.$H$1001])" office:value-type="float" office:value="27" calcext:value-type="float">
            <text:p>27</text:p>
          </table:table-cell>
          <table:table-cell table:formula="of:=[.F646]+([.H646]-1)*24+30" office:value-type="float" office:value="1753" calcext:value-type="float">
            <text:p>1753</text:p>
          </table:table-cell>
          <table:table-cell table:formula="of:=MONTH([.D646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zimiera</text:p>
          </table:table-cell>
          <table:table-cell table:style-name="ce2" office:value-type="string" calcext:value-type="string">
            <text:p>Parczewska</text:p>
          </table:table-cell>
          <table:table-cell table:style-name="ce2" office:value-type="string" calcext:value-type="string">
            <text:p>Kutno</text:p>
          </table:table-cell>
          <table:table-cell table:style-name="ce6" office:value-type="date" office:date-value="2014-10-06" calcext:value-type="date">
            <text:p>6.10.2014</text:p>
          </table:table-cell>
          <table:table-cell table:style-name="ce6" office:value-type="date" office:date-value="2014-10-08" calcext:value-type="date">
            <text:p>8.10.2014</text:p>
          </table:table-cell>
          <table:table-cell office:value-type="float" office:value="536.8" calcext:value-type="float">
            <text:p>536,8</text:p>
          </table:table-cell>
          <table:table-cell table:formula="of:=[.E647]-[.D647]" office:value-type="float" office:value="2" calcext:value-type="float">
            <text:p>2</text:p>
          </table:table-cell>
          <table:table-cell table:formula="of:=1+[.E647]-[.D647]" office:value-type="float" office:value="3" calcext:value-type="float">
            <text:p>3</text:p>
          </table:table-cell>
          <table:table-cell table:formula="of:=COM.MICROSOFT.CONCAT([.A647];[.B647])" office:value-type="string" office:string-value="KazimieraParczewska" calcext:value-type="string">
            <text:p>KazimieraParczewska</text:p>
          </table:table-cell>
          <table:table-cell table:formula="of:=COUNTIF([.$I$2:.$I$1001];[.I647])" office:value-type="float" office:value="11" calcext:value-type="float">
            <text:p>11</text:p>
          </table:table-cell>
          <table:table-cell table:formula="of:=SUMIF([.$I$2:.$I$1001];[.I647];[.$H$2:.$H$1001])" office:value-type="float" office:value="28" calcext:value-type="float">
            <text:p>28</text:p>
          </table:table-cell>
          <table:table-cell table:formula="of:=[.F647]+([.H647]-1)*24+30" office:value-type="float" office:value="614.8" calcext:value-type="float">
            <text:p>614,8</text:p>
          </table:table-cell>
          <table:table-cell table:formula="of:=MONTH([.D647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melia</text:p>
          </table:table-cell>
          <table:table-cell table:style-name="ce2" office:value-type="string" calcext:value-type="string">
            <text:p>Wojtecka</text:p>
          </table:table-cell>
          <table:table-cell table:style-name="ce2" office:value-type="string" calcext:value-type="string">
            <text:p>Bydgoszcz</text:p>
          </table:table-cell>
          <table:table-cell table:style-name="ce6" office:value-type="date" office:date-value="2014-10-06" calcext:value-type="date">
            <text:p>6.10.2014</text:p>
          </table:table-cell>
          <table:table-cell table:style-name="ce6" office:value-type="date" office:date-value="2014-10-07" calcext:value-type="date">
            <text:p>7.10.2014</text:p>
          </table:table-cell>
          <table:table-cell office:value-type="float" office:value="654.4" calcext:value-type="float">
            <text:p>654,4</text:p>
          </table:table-cell>
          <table:table-cell table:formula="of:=[.E648]-[.D648]" office:value-type="float" office:value="1" calcext:value-type="float">
            <text:p>1</text:p>
          </table:table-cell>
          <table:table-cell table:formula="of:=1+[.E648]-[.D648]" office:value-type="float" office:value="2" calcext:value-type="float">
            <text:p>2</text:p>
          </table:table-cell>
          <table:table-cell table:formula="of:=COM.MICROSOFT.CONCAT([.A648];[.B648])" office:value-type="string" office:string-value="AmeliaWojtecka" calcext:value-type="string">
            <text:p>AmeliaWojtecka</text:p>
          </table:table-cell>
          <table:table-cell table:formula="of:=COUNTIF([.$I$2:.$I$1001];[.I648])" office:value-type="float" office:value="8" calcext:value-type="float">
            <text:p>8</text:p>
          </table:table-cell>
          <table:table-cell table:formula="of:=SUMIF([.$I$2:.$I$1001];[.I648];[.$H$2:.$H$1001])" office:value-type="float" office:value="21" calcext:value-type="float">
            <text:p>21</text:p>
          </table:table-cell>
          <table:table-cell table:formula="of:=[.F648]+([.H648]-1)*24+30" office:value-type="float" office:value="708.4" calcext:value-type="float">
            <text:p>708,4</text:p>
          </table:table-cell>
          <table:table-cell table:formula="of:=MONTH([.D648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ornel</text:p>
          </table:table-cell>
          <table:table-cell table:style-name="ce2" office:value-type="string" calcext:value-type="string">
            <text:p>Czerski</text:p>
          </table:table-cell>
          <table:table-cell table:style-name="ce2" office:value-type="string" calcext:value-type="string">
            <text:p>Katowice</text:p>
          </table:table-cell>
          <table:table-cell table:style-name="ce6" office:value-type="date" office:date-value="2014-10-10" calcext:value-type="date">
            <text:p>10.10.2014</text:p>
          </table:table-cell>
          <table:table-cell table:style-name="ce6" office:value-type="date" office:date-value="2014-10-12" calcext:value-type="date">
            <text:p>12.10.2014</text:p>
          </table:table-cell>
          <table:table-cell office:value-type="float" office:value="892.7" calcext:value-type="float">
            <text:p>892,7</text:p>
          </table:table-cell>
          <table:table-cell table:formula="of:=[.E649]-[.D649]" office:value-type="float" office:value="2" calcext:value-type="float">
            <text:p>2</text:p>
          </table:table-cell>
          <table:table-cell table:formula="of:=1+[.E649]-[.D649]" office:value-type="float" office:value="3" calcext:value-type="float">
            <text:p>3</text:p>
          </table:table-cell>
          <table:table-cell table:formula="of:=COM.MICROSOFT.CONCAT([.A649];[.B649])" office:value-type="string" office:string-value="KornelCzerski" calcext:value-type="string">
            <text:p>KornelCzerski</text:p>
          </table:table-cell>
          <table:table-cell table:formula="of:=COUNTIF([.$I$2:.$I$1001];[.I649])" office:value-type="float" office:value="9" calcext:value-type="float">
            <text:p>9</text:p>
          </table:table-cell>
          <table:table-cell table:formula="of:=SUMIF([.$I$2:.$I$1001];[.I649];[.$H$2:.$H$1001])" office:value-type="float" office:value="28" calcext:value-type="float">
            <text:p>28</text:p>
          </table:table-cell>
          <table:table-cell table:formula="of:=[.F649]+([.H649]-1)*24+30" office:value-type="float" office:value="970.7" calcext:value-type="float">
            <text:p>970,7</text:p>
          </table:table-cell>
          <table:table-cell table:formula="of:=MONTH([.D649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Edwina</text:p>
          </table:table-cell>
          <table:table-cell table:style-name="ce2" office:value-type="string" calcext:value-type="string">
            <text:p>Elawa</text:p>
          </table:table-cell>
          <table:table-cell table:style-name="ce2" office:value-type="string" calcext:value-type="string">
            <text:p>Lublin</text:p>
          </table:table-cell>
          <table:table-cell table:style-name="ce6" office:value-type="date" office:date-value="2014-10-10" calcext:value-type="date">
            <text:p>10.10.2014</text:p>
          </table:table-cell>
          <table:table-cell table:style-name="ce6" office:value-type="date" office:date-value="2014-10-13" calcext:value-type="date">
            <text:p>13.10.2014</text:p>
          </table:table-cell>
          <table:table-cell office:value-type="float" office:value="737.7" calcext:value-type="float">
            <text:p>737,7</text:p>
          </table:table-cell>
          <table:table-cell table:formula="of:=[.E650]-[.D650]" office:value-type="float" office:value="3" calcext:value-type="float">
            <text:p>3</text:p>
          </table:table-cell>
          <table:table-cell table:formula="of:=1+[.E650]-[.D650]" office:value-type="float" office:value="4" calcext:value-type="float">
            <text:p>4</text:p>
          </table:table-cell>
          <table:table-cell table:formula="of:=COM.MICROSOFT.CONCAT([.A650];[.B650])" office:value-type="string" office:string-value="EdwinaElawa" calcext:value-type="string">
            <text:p>EdwinaElawa</text:p>
          </table:table-cell>
          <table:table-cell table:formula="of:=COUNTIF([.$I$2:.$I$1001];[.I650])" office:value-type="float" office:value="12" calcext:value-type="float">
            <text:p>12</text:p>
          </table:table-cell>
          <table:table-cell table:formula="of:=SUMIF([.$I$2:.$I$1001];[.I650];[.$H$2:.$H$1001])" office:value-type="float" office:value="40" calcext:value-type="float">
            <text:p>40</text:p>
          </table:table-cell>
          <table:table-cell table:formula="of:=[.F650]+([.H650]-1)*24+30" office:value-type="float" office:value="839.7" calcext:value-type="float">
            <text:p>839,7</text:p>
          </table:table-cell>
          <table:table-cell table:formula="of:=MONTH([.D650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Olivia</text:p>
          </table:table-cell>
          <table:table-cell table:style-name="ce2" office:value-type="string" calcext:value-type="string">
            <text:p>Gabor</text:p>
          </table:table-cell>
          <table:table-cell table:style-name="ce2" office:value-type="string" calcext:value-type="string">
            <text:p>Mielec</text:p>
          </table:table-cell>
          <table:table-cell table:number-columns-repeated="2" table:style-name="ce6" office:value-type="date" office:date-value="2014-10-10" calcext:value-type="date">
            <text:p>10.10.2014</text:p>
          </table:table-cell>
          <table:table-cell office:value-type="float" office:value="442" calcext:value-type="float">
            <text:p>442</text:p>
          </table:table-cell>
          <table:table-cell table:formula="of:=[.E651]-[.D651]" office:value-type="float" office:value="0" calcext:value-type="float">
            <text:p>0</text:p>
          </table:table-cell>
          <table:table-cell table:formula="of:=1+[.E651]-[.D651]" office:value-type="float" office:value="1" calcext:value-type="float">
            <text:p>1</text:p>
          </table:table-cell>
          <table:table-cell table:formula="of:=COM.MICROSOFT.CONCAT([.A651];[.B651])" office:value-type="string" office:string-value="OliviaGabor" calcext:value-type="string">
            <text:p>OliviaGabor</text:p>
          </table:table-cell>
          <table:table-cell table:formula="of:=COUNTIF([.$I$2:.$I$1001];[.I651])" office:value-type="float" office:value="16" calcext:value-type="float">
            <text:p>16</text:p>
          </table:table-cell>
          <table:table-cell table:formula="of:=SUMIF([.$I$2:.$I$1001];[.I651];[.$H$2:.$H$1001])" office:value-type="float" office:value="31" calcext:value-type="float">
            <text:p>31</text:p>
          </table:table-cell>
          <table:table-cell table:formula="of:=[.F651]+([.H651]-1)*24+30" office:value-type="float" office:value="472" calcext:value-type="float">
            <text:p>472</text:p>
          </table:table-cell>
          <table:table-cell table:formula="of:=MONTH([.D651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Natalia</text:p>
          </table:table-cell>
          <table:table-cell table:style-name="ce2" office:value-type="string" calcext:value-type="string">
            <text:p>Idar</text:p>
          </table:table-cell>
          <table:table-cell table:style-name="ce2" office:value-type="string" calcext:value-type="string">
            <text:p>Kalisz</text:p>
          </table:table-cell>
          <table:table-cell table:style-name="ce6" office:value-type="date" office:date-value="2014-10-10" calcext:value-type="date">
            <text:p>10.10.2014</text:p>
          </table:table-cell>
          <table:table-cell table:style-name="ce6" office:value-type="date" office:date-value="2014-10-14" calcext:value-type="date">
            <text:p>14.10.2014</text:p>
          </table:table-cell>
          <table:table-cell office:value-type="float" office:value="1078" calcext:value-type="float">
            <text:p>1078</text:p>
          </table:table-cell>
          <table:table-cell table:formula="of:=[.E652]-[.D652]" office:value-type="float" office:value="4" calcext:value-type="float">
            <text:p>4</text:p>
          </table:table-cell>
          <table:table-cell table:formula="of:=1+[.E652]-[.D652]" office:value-type="float" office:value="5" calcext:value-type="float">
            <text:p>5</text:p>
          </table:table-cell>
          <table:table-cell table:formula="of:=COM.MICROSOFT.CONCAT([.A652];[.B652])" office:value-type="string" office:string-value="NataliaIdar" calcext:value-type="string">
            <text:p>NataliaIdar</text:p>
          </table:table-cell>
          <table:table-cell table:formula="of:=COUNTIF([.$I$2:.$I$1001];[.I652])" office:value-type="float" office:value="10" calcext:value-type="float">
            <text:p>10</text:p>
          </table:table-cell>
          <table:table-cell table:formula="of:=SUMIF([.$I$2:.$I$1001];[.I652];[.$H$2:.$H$1001])" office:value-type="float" office:value="18" calcext:value-type="float">
            <text:p>18</text:p>
          </table:table-cell>
          <table:table-cell table:formula="of:=[.F652]+([.H652]-1)*24+30" office:value-type="float" office:value="1204" calcext:value-type="float">
            <text:p>1204</text:p>
          </table:table-cell>
          <table:table-cell table:formula="of:=MONTH([.D652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arcin</text:p>
          </table:table-cell>
          <table:table-cell table:style-name="ce2" office:value-type="string" calcext:value-type="string">
            <text:p>Jarskarski</text:p>
          </table:table-cell>
          <table:table-cell table:style-name="ce2" office:value-type="string" calcext:value-type="string">
            <text:p>Krakow</text:p>
          </table:table-cell>
          <table:table-cell table:number-columns-repeated="2" table:style-name="ce6" office:value-type="date" office:date-value="2014-10-10" calcext:value-type="date">
            <text:p>10.10.2014</text:p>
          </table:table-cell>
          <table:table-cell office:value-type="float" office:value="501.5" calcext:value-type="float">
            <text:p>501,5</text:p>
          </table:table-cell>
          <table:table-cell table:formula="of:=[.E653]-[.D653]" office:value-type="float" office:value="0" calcext:value-type="float">
            <text:p>0</text:p>
          </table:table-cell>
          <table:table-cell table:formula="of:=1+[.E653]-[.D653]" office:value-type="float" office:value="1" calcext:value-type="float">
            <text:p>1</text:p>
          </table:table-cell>
          <table:table-cell table:formula="of:=COM.MICROSOFT.CONCAT([.A653];[.B653])" office:value-type="string" office:string-value="MarcinJarskarski" calcext:value-type="string">
            <text:p>MarcinJarskarski</text:p>
          </table:table-cell>
          <table:table-cell table:formula="of:=COUNTIF([.$I$2:.$I$1001];[.I653])" office:value-type="float" office:value="11" calcext:value-type="float">
            <text:p>11</text:p>
          </table:table-cell>
          <table:table-cell table:formula="of:=SUMIF([.$I$2:.$I$1001];[.I653];[.$H$2:.$H$1001])" office:value-type="float" office:value="22" calcext:value-type="float">
            <text:p>22</text:p>
          </table:table-cell>
          <table:table-cell table:formula="of:=[.F653]+([.H653]-1)*24+30" office:value-type="float" office:value="531.5" calcext:value-type="float">
            <text:p>531,5</text:p>
          </table:table-cell>
          <table:table-cell table:formula="of:=MONTH([.D653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Kaliska</text:p>
          </table:table-cell>
          <table:table-cell table:style-name="ce2" office:value-type="string" calcext:value-type="string">
            <text:p>Siedlce</text:p>
          </table:table-cell>
          <table:table-cell table:number-columns-repeated="2" table:style-name="ce6" office:value-type="date" office:date-value="2014-10-10" calcext:value-type="date">
            <text:p>10.10.2014</text:p>
          </table:table-cell>
          <table:table-cell office:value-type="float" office:value="156.4" calcext:value-type="float">
            <text:p>156,4</text:p>
          </table:table-cell>
          <table:table-cell table:formula="of:=[.E654]-[.D654]" office:value-type="float" office:value="0" calcext:value-type="float">
            <text:p>0</text:p>
          </table:table-cell>
          <table:table-cell table:formula="of:=1+[.E654]-[.D654]" office:value-type="float" office:value="1" calcext:value-type="float">
            <text:p>1</text:p>
          </table:table-cell>
          <table:table-cell table:formula="of:=COM.MICROSOFT.CONCAT([.A654];[.B654])" office:value-type="string" office:string-value="AnnaKaliska" calcext:value-type="string">
            <text:p>AnnaKaliska</text:p>
          </table:table-cell>
          <table:table-cell table:formula="of:=COUNTIF([.$I$2:.$I$1001];[.I654])" office:value-type="float" office:value="15" calcext:value-type="float">
            <text:p>15</text:p>
          </table:table-cell>
          <table:table-cell table:formula="of:=SUMIF([.$I$2:.$I$1001];[.I654];[.$H$2:.$H$1001])" office:value-type="float" office:value="27" calcext:value-type="float">
            <text:p>27</text:p>
          </table:table-cell>
          <table:table-cell table:formula="of:=[.F654]+([.H654]-1)*24+30" office:value-type="float" office:value="186.4" calcext:value-type="float">
            <text:p>186,4</text:p>
          </table:table-cell>
          <table:table-cell table:formula="of:=MONTH([.D654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ndrzej</text:p>
          </table:table-cell>
          <table:table-cell table:style-name="ce2" office:value-type="string" calcext:value-type="string">
            <text:p>Klajn</text:p>
          </table:table-cell>
          <table:table-cell table:style-name="ce2" office:value-type="string" calcext:value-type="string">
            <text:p>Krakow</text:p>
          </table:table-cell>
          <table:table-cell table:number-columns-repeated="2" table:style-name="ce6" office:value-type="date" office:date-value="2014-10-10" calcext:value-type="date">
            <text:p>10.10.2014</text:p>
          </table:table-cell>
          <table:table-cell office:value-type="float" office:value="501.5" calcext:value-type="float">
            <text:p>501,5</text:p>
          </table:table-cell>
          <table:table-cell table:formula="of:=[.E655]-[.D655]" office:value-type="float" office:value="0" calcext:value-type="float">
            <text:p>0</text:p>
          </table:table-cell>
          <table:table-cell table:formula="of:=1+[.E655]-[.D655]" office:value-type="float" office:value="1" calcext:value-type="float">
            <text:p>1</text:p>
          </table:table-cell>
          <table:table-cell table:formula="of:=COM.MICROSOFT.CONCAT([.A655];[.B655])" office:value-type="string" office:string-value="AndrzejKlajn" calcext:value-type="string">
            <text:p>AndrzejKlajn</text:p>
          </table:table-cell>
          <table:table-cell table:formula="of:=COUNTIF([.$I$2:.$I$1001];[.I655])" office:value-type="float" office:value="13" calcext:value-type="float">
            <text:p>13</text:p>
          </table:table-cell>
          <table:table-cell table:formula="of:=SUMIF([.$I$2:.$I$1001];[.I655];[.$H$2:.$H$1001])" office:value-type="float" office:value="30" calcext:value-type="float">
            <text:p>30</text:p>
          </table:table-cell>
          <table:table-cell table:formula="of:=[.F655]+([.H655]-1)*24+30" office:value-type="float" office:value="531.5" calcext:value-type="float">
            <text:p>531,5</text:p>
          </table:table-cell>
          <table:table-cell table:formula="of:=MONTH([.D655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ndrzej</text:p>
          </table:table-cell>
          <table:table-cell table:style-name="ce2" office:value-type="string" calcext:value-type="string">
            <text:p>Kolarski</text:p>
          </table:table-cell>
          <table:table-cell table:style-name="ce2" office:value-type="string" calcext:value-type="string">
            <text:p>Siedlce</text:p>
          </table:table-cell>
          <table:table-cell table:style-name="ce6" office:value-type="date" office:date-value="2014-10-10" calcext:value-type="date">
            <text:p>10.10.2014</text:p>
          </table:table-cell>
          <table:table-cell table:style-name="ce6" office:value-type="date" office:date-value="2014-10-13" calcext:value-type="date">
            <text:p>13.10.2014</text:p>
          </table:table-cell>
          <table:table-cell office:value-type="float" office:value="573.4" calcext:value-type="float">
            <text:p>573,4</text:p>
          </table:table-cell>
          <table:table-cell table:formula="of:=[.E656]-[.D656]" office:value-type="float" office:value="3" calcext:value-type="float">
            <text:p>3</text:p>
          </table:table-cell>
          <table:table-cell table:formula="of:=1+[.E656]-[.D656]" office:value-type="float" office:value="4" calcext:value-type="float">
            <text:p>4</text:p>
          </table:table-cell>
          <table:table-cell table:formula="of:=COM.MICROSOFT.CONCAT([.A656];[.B656])" office:value-type="string" office:string-value="AndrzejKolarski" calcext:value-type="string">
            <text:p>AndrzejKolarski</text:p>
          </table:table-cell>
          <table:table-cell table:formula="of:=COUNTIF([.$I$2:.$I$1001];[.I656])" office:value-type="float" office:value="14" calcext:value-type="float">
            <text:p>14</text:p>
          </table:table-cell>
          <table:table-cell table:formula="of:=SUMIF([.$I$2:.$I$1001];[.I656];[.$H$2:.$H$1001])" office:value-type="float" office:value="41" calcext:value-type="float">
            <text:p>41</text:p>
          </table:table-cell>
          <table:table-cell table:formula="of:=[.F656]+([.H656]-1)*24+30" office:value-type="float" office:value="675.4" calcext:value-type="float">
            <text:p>675,4</text:p>
          </table:table-cell>
          <table:table-cell table:formula="of:=MONTH([.D656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Wojciech</text:p>
          </table:table-cell>
          <table:table-cell table:style-name="ce2" office:value-type="string" calcext:value-type="string">
            <text:p>Magierowcz</text:p>
          </table:table-cell>
          <table:table-cell table:style-name="ce2" office:value-type="string" calcext:value-type="string">
            <text:p>Katowice</text:p>
          </table:table-cell>
          <table:table-cell table:style-name="ce6" office:value-type="date" office:date-value="2014-10-10" calcext:value-type="date">
            <text:p>10.10.2014</text:p>
          </table:table-cell>
          <table:table-cell table:style-name="ce6" office:value-type="date" office:date-value="2014-10-14" calcext:value-type="date">
            <text:p>14.10.2014</text:p>
          </table:table-cell>
          <table:table-cell office:value-type="float" office:value="1290.7" calcext:value-type="float">
            <text:p>1290,7</text:p>
          </table:table-cell>
          <table:table-cell table:formula="of:=[.E657]-[.D657]" office:value-type="float" office:value="4" calcext:value-type="float">
            <text:p>4</text:p>
          </table:table-cell>
          <table:table-cell table:formula="of:=1+[.E657]-[.D657]" office:value-type="float" office:value="5" calcext:value-type="float">
            <text:p>5</text:p>
          </table:table-cell>
          <table:table-cell table:formula="of:=COM.MICROSOFT.CONCAT([.A657];[.B657])" office:value-type="string" office:string-value="WojciechMagierowcz" calcext:value-type="string">
            <text:p>WojciechMagierowcz</text:p>
          </table:table-cell>
          <table:table-cell table:formula="of:=COUNTIF([.$I$2:.$I$1001];[.I657])" office:value-type="float" office:value="8" calcext:value-type="float">
            <text:p>8</text:p>
          </table:table-cell>
          <table:table-cell table:formula="of:=SUMIF([.$I$2:.$I$1001];[.I657];[.$H$2:.$H$1001])" office:value-type="float" office:value="28" calcext:value-type="float">
            <text:p>28</text:p>
          </table:table-cell>
          <table:table-cell table:formula="of:=[.F657]+([.H657]-1)*24+30" office:value-type="float" office:value="1416.7" calcext:value-type="float">
            <text:p>1416,7</text:p>
          </table:table-cell>
          <table:table-cell table:formula="of:=MONTH([.D657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Zofia</text:p>
          </table:table-cell>
          <table:table-cell table:style-name="ce2" office:value-type="string" calcext:value-type="string">
            <text:p>Maselska</text:p>
          </table:table-cell>
          <table:table-cell table:style-name="ce2" office:value-type="string" calcext:value-type="string">
            <text:p>Krakow</text:p>
          </table:table-cell>
          <table:table-cell table:style-name="ce6" office:value-type="date" office:date-value="2014-10-10" calcext:value-type="date">
            <text:p>10.10.2014</text:p>
          </table:table-cell>
          <table:table-cell table:style-name="ce6" office:value-type="date" office:date-value="2014-10-11" calcext:value-type="date">
            <text:p>11.10.2014</text:p>
          </table:table-cell>
          <table:table-cell office:value-type="float" office:value="706.5" calcext:value-type="float">
            <text:p>706,5</text:p>
          </table:table-cell>
          <table:table-cell table:formula="of:=[.E658]-[.D658]" office:value-type="float" office:value="1" calcext:value-type="float">
            <text:p>1</text:p>
          </table:table-cell>
          <table:table-cell table:formula="of:=1+[.E658]-[.D658]" office:value-type="float" office:value="2" calcext:value-type="float">
            <text:p>2</text:p>
          </table:table-cell>
          <table:table-cell table:formula="of:=COM.MICROSOFT.CONCAT([.A658];[.B658])" office:value-type="string" office:string-value="ZofiaMaselska" calcext:value-type="string">
            <text:p>ZofiaMaselska</text:p>
          </table:table-cell>
          <table:table-cell table:formula="of:=COUNTIF([.$I$2:.$I$1001];[.I658])" office:value-type="float" office:value="11" calcext:value-type="float">
            <text:p>11</text:p>
          </table:table-cell>
          <table:table-cell table:formula="of:=SUMIF([.$I$2:.$I$1001];[.I658];[.$H$2:.$H$1001])" office:value-type="float" office:value="25" calcext:value-type="float">
            <text:p>25</text:p>
          </table:table-cell>
          <table:table-cell table:formula="of:=[.F658]+([.H658]-1)*24+30" office:value-type="float" office:value="760.5" calcext:value-type="float">
            <text:p>760,5</text:p>
          </table:table-cell>
          <table:table-cell table:formula="of:=MONTH([.D658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aulina</text:p>
          </table:table-cell>
          <table:table-cell table:style-name="ce2" office:value-type="string" calcext:value-type="string">
            <text:p>Maskor</text:p>
          </table:table-cell>
          <table:table-cell table:style-name="ce2" office:value-type="string" calcext:value-type="string">
            <text:p>Mielec</text:p>
          </table:table-cell>
          <table:table-cell table:style-name="ce6" office:value-type="date" office:date-value="2014-10-10" calcext:value-type="date">
            <text:p>10.10.2014</text:p>
          </table:table-cell>
          <table:table-cell table:style-name="ce6" office:value-type="date" office:date-value="2014-10-13" calcext:value-type="date">
            <text:p>13.10.2014</text:p>
          </table:table-cell>
          <table:table-cell office:value-type="float" office:value="826" calcext:value-type="float">
            <text:p>826</text:p>
          </table:table-cell>
          <table:table-cell table:formula="of:=[.E659]-[.D659]" office:value-type="float" office:value="3" calcext:value-type="float">
            <text:p>3</text:p>
          </table:table-cell>
          <table:table-cell table:formula="of:=1+[.E659]-[.D659]" office:value-type="float" office:value="4" calcext:value-type="float">
            <text:p>4</text:p>
          </table:table-cell>
          <table:table-cell table:formula="of:=COM.MICROSOFT.CONCAT([.A659];[.B659])" office:value-type="string" office:string-value="PaulinaMaskor" calcext:value-type="string">
            <text:p>PaulinaMaskor</text:p>
          </table:table-cell>
          <table:table-cell table:formula="of:=COUNTIF([.$I$2:.$I$1001];[.I659])" office:value-type="float" office:value="13" calcext:value-type="float">
            <text:p>13</text:p>
          </table:table-cell>
          <table:table-cell table:formula="of:=SUMIF([.$I$2:.$I$1001];[.I659];[.$H$2:.$H$1001])" office:value-type="float" office:value="41" calcext:value-type="float">
            <text:p>41</text:p>
          </table:table-cell>
          <table:table-cell table:formula="of:=[.F659]+([.H659]-1)*24+30" office:value-type="float" office:value="928" calcext:value-type="float">
            <text:p>928</text:p>
          </table:table-cell>
          <table:table-cell table:formula="of:=MONTH([.D659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Dorota</text:p>
          </table:table-cell>
          <table:table-cell table:style-name="ce2" office:value-type="string" calcext:value-type="string">
            <text:p>Morska</text:p>
          </table:table-cell>
          <table:table-cell table:style-name="ce2" office:value-type="string" calcext:value-type="string">
            <text:p>Kalisz</text:p>
          </table:table-cell>
          <table:table-cell table:style-name="ce6" office:value-type="date" office:date-value="2014-10-10" calcext:value-type="date">
            <text:p>10.10.2014</text:p>
          </table:table-cell>
          <table:table-cell table:style-name="ce6" office:value-type="date" office:date-value="2014-10-11" calcext:value-type="date">
            <text:p>11.10.2014</text:p>
          </table:table-cell>
          <table:table-cell office:value-type="float" office:value="601" calcext:value-type="float">
            <text:p>601</text:p>
          </table:table-cell>
          <table:table-cell table:formula="of:=[.E660]-[.D660]" office:value-type="float" office:value="1" calcext:value-type="float">
            <text:p>1</text:p>
          </table:table-cell>
          <table:table-cell table:formula="of:=1+[.E660]-[.D660]" office:value-type="float" office:value="2" calcext:value-type="float">
            <text:p>2</text:p>
          </table:table-cell>
          <table:table-cell table:formula="of:=COM.MICROSOFT.CONCAT([.A660];[.B660])" office:value-type="string" office:string-value="DorotaMorska" calcext:value-type="string">
            <text:p>DorotaMorska</text:p>
          </table:table-cell>
          <table:table-cell table:formula="of:=COUNTIF([.$I$2:.$I$1001];[.I660])" office:value-type="float" office:value="12" calcext:value-type="float">
            <text:p>12</text:p>
          </table:table-cell>
          <table:table-cell table:formula="of:=SUMIF([.$I$2:.$I$1001];[.I660];[.$H$2:.$H$1001])" office:value-type="float" office:value="30" calcext:value-type="float">
            <text:p>30</text:p>
          </table:table-cell>
          <table:table-cell table:formula="of:=[.F660]+([.H660]-1)*24+30" office:value-type="float" office:value="655" calcext:value-type="float">
            <text:p>655</text:p>
          </table:table-cell>
          <table:table-cell table:formula="of:=MONTH([.D660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iotr</text:p>
          </table:table-cell>
          <table:table-cell table:style-name="ce2" office:value-type="string" calcext:value-type="string">
            <text:p>Roman</text:p>
          </table:table-cell>
          <table:table-cell table:style-name="ce2" office:value-type="string" calcext:value-type="string">
            <text:p>Kutno</text:p>
          </table:table-cell>
          <table:table-cell table:style-name="ce6" office:value-type="date" office:date-value="2014-10-10" calcext:value-type="date">
            <text:p>10.10.2014</text:p>
          </table:table-cell>
          <table:table-cell table:style-name="ce6" office:value-type="date" office:date-value="2014-10-14" calcext:value-type="date">
            <text:p>14.10.2014</text:p>
          </table:table-cell>
          <table:table-cell office:value-type="float" office:value="794.8" calcext:value-type="float">
            <text:p>794,8</text:p>
          </table:table-cell>
          <table:table-cell table:formula="of:=[.E661]-[.D661]" office:value-type="float" office:value="4" calcext:value-type="float">
            <text:p>4</text:p>
          </table:table-cell>
          <table:table-cell table:formula="of:=1+[.E661]-[.D661]" office:value-type="float" office:value="5" calcext:value-type="float">
            <text:p>5</text:p>
          </table:table-cell>
          <table:table-cell table:formula="of:=COM.MICROSOFT.CONCAT([.A661];[.B661])" office:value-type="string" office:string-value="PiotrRoman" calcext:value-type="string">
            <text:p>PiotrRoman</text:p>
          </table:table-cell>
          <table:table-cell table:formula="of:=COUNTIF([.$I$2:.$I$1001];[.I661])" office:value-type="float" office:value="13" calcext:value-type="float">
            <text:p>13</text:p>
          </table:table-cell>
          <table:table-cell table:formula="of:=SUMIF([.$I$2:.$I$1001];[.I661];[.$H$2:.$H$1001])" office:value-type="float" office:value="39" calcext:value-type="float">
            <text:p>39</text:p>
          </table:table-cell>
          <table:table-cell table:formula="of:=[.F661]+([.H661]-1)*24+30" office:value-type="float" office:value="920.8" calcext:value-type="float">
            <text:p>920,8</text:p>
          </table:table-cell>
          <table:table-cell table:formula="of:=MONTH([.D661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arek</text:p>
          </table:table-cell>
          <table:table-cell table:style-name="ce2" office:value-type="string" calcext:value-type="string">
            <text:p>Trzeski</text:p>
          </table:table-cell>
          <table:table-cell table:style-name="ce2" office:value-type="string" calcext:value-type="string">
            <text:p>Zgierz</text:p>
          </table:table-cell>
          <table:table-cell table:style-name="ce6" office:value-type="date" office:date-value="2014-10-10" calcext:value-type="date">
            <text:p>10.10.2014</text:p>
          </table:table-cell>
          <table:table-cell table:style-name="ce6" office:value-type="date" office:date-value="2014-10-11" calcext:value-type="date">
            <text:p>11.10.2014</text:p>
          </table:table-cell>
          <table:table-cell office:value-type="float" office:value="331.5" calcext:value-type="float">
            <text:p>331,5</text:p>
          </table:table-cell>
          <table:table-cell table:formula="of:=[.E662]-[.D662]" office:value-type="float" office:value="1" calcext:value-type="float">
            <text:p>1</text:p>
          </table:table-cell>
          <table:table-cell table:formula="of:=1+[.E662]-[.D662]" office:value-type="float" office:value="2" calcext:value-type="float">
            <text:p>2</text:p>
          </table:table-cell>
          <table:table-cell table:formula="of:=COM.MICROSOFT.CONCAT([.A662];[.B662])" office:value-type="string" office:string-value="MarekTrzeski" calcext:value-type="string">
            <text:p>MarekTrzeski</text:p>
          </table:table-cell>
          <table:table-cell table:formula="of:=COUNTIF([.$I$2:.$I$1001];[.I662])" office:value-type="float" office:value="9" calcext:value-type="float">
            <text:p>9</text:p>
          </table:table-cell>
          <table:table-cell table:formula="of:=SUMIF([.$I$2:.$I$1001];[.I662];[.$H$2:.$H$1001])" office:value-type="float" office:value="21" calcext:value-type="float">
            <text:p>21</text:p>
          </table:table-cell>
          <table:table-cell table:formula="of:=[.F662]+([.H662]-1)*24+30" office:value-type="float" office:value="385.5" calcext:value-type="float">
            <text:p>385,5</text:p>
          </table:table-cell>
          <table:table-cell table:formula="of:=MONTH([.D662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aulina</text:p>
          </table:table-cell>
          <table:table-cell table:style-name="ce2" office:value-type="string" calcext:value-type="string">
            <text:p>Watrach</text:p>
          </table:table-cell>
          <table:table-cell table:style-name="ce2" office:value-type="string" calcext:value-type="string">
            <text:p>Krakow</text:p>
          </table:table-cell>
          <table:table-cell table:style-name="ce6" office:value-type="date" office:date-value="2014-10-10" calcext:value-type="date">
            <text:p>10.10.2014</text:p>
          </table:table-cell>
          <table:table-cell table:style-name="ce6" office:value-type="date" office:date-value="2014-10-11" calcext:value-type="date">
            <text:p>11.10.2014</text:p>
          </table:table-cell>
          <table:table-cell office:value-type="float" office:value="706.5" calcext:value-type="float">
            <text:p>706,5</text:p>
          </table:table-cell>
          <table:table-cell table:formula="of:=[.E663]-[.D663]" office:value-type="float" office:value="1" calcext:value-type="float">
            <text:p>1</text:p>
          </table:table-cell>
          <table:table-cell table:formula="of:=1+[.E663]-[.D663]" office:value-type="float" office:value="2" calcext:value-type="float">
            <text:p>2</text:p>
          </table:table-cell>
          <table:table-cell table:formula="of:=COM.MICROSOFT.CONCAT([.A663];[.B663])" office:value-type="string" office:string-value="PaulinaWatrach" calcext:value-type="string">
            <text:p>PaulinaWatrach</text:p>
          </table:table-cell>
          <table:table-cell table:formula="of:=COUNTIF([.$I$2:.$I$1001];[.I663])" office:value-type="float" office:value="9" calcext:value-type="float">
            <text:p>9</text:p>
          </table:table-cell>
          <table:table-cell table:formula="of:=SUMIF([.$I$2:.$I$1001];[.I663];[.$H$2:.$H$1001])" office:value-type="float" office:value="21" calcext:value-type="float">
            <text:p>21</text:p>
          </table:table-cell>
          <table:table-cell table:formula="of:=[.F663]+([.H663]-1)*24+30" office:value-type="float" office:value="760.5" calcext:value-type="float">
            <text:p>760,5</text:p>
          </table:table-cell>
          <table:table-cell table:formula="of:=MONTH([.D663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ndrzej</text:p>
          </table:table-cell>
          <table:table-cell table:style-name="ce2" office:value-type="string" calcext:value-type="string">
            <text:p>Barcz</text:p>
          </table:table-cell>
          <table:table-cell table:style-name="ce2" office:value-type="string" calcext:value-type="string">
            <text:p>Radom</text:p>
          </table:table-cell>
          <table:table-cell table:style-name="ce6" office:value-type="date" office:date-value="2014-10-11" calcext:value-type="date">
            <text:p>11.10.2014</text:p>
          </table:table-cell>
          <table:table-cell table:style-name="ce6" office:value-type="date" office:date-value="2014-10-15" calcext:value-type="date">
            <text:p>15.10.2014</text:p>
          </table:table-cell>
          <table:table-cell office:value-type="float" office:value="674.5" calcext:value-type="float">
            <text:p>674,5</text:p>
          </table:table-cell>
          <table:table-cell table:formula="of:=[.E664]-[.D664]" office:value-type="float" office:value="4" calcext:value-type="float">
            <text:p>4</text:p>
          </table:table-cell>
          <table:table-cell table:formula="of:=1+[.E664]-[.D664]" office:value-type="float" office:value="5" calcext:value-type="float">
            <text:p>5</text:p>
          </table:table-cell>
          <table:table-cell table:formula="of:=COM.MICROSOFT.CONCAT([.A664];[.B664])" office:value-type="string" office:string-value="AndrzejBarcz" calcext:value-type="string">
            <text:p>AndrzejBarcz</text:p>
          </table:table-cell>
          <table:table-cell table:formula="of:=COUNTIF([.$I$2:.$I$1001];[.I664])" office:value-type="float" office:value="7" calcext:value-type="float">
            <text:p>7</text:p>
          </table:table-cell>
          <table:table-cell table:formula="of:=SUMIF([.$I$2:.$I$1001];[.I664];[.$H$2:.$H$1001])" office:value-type="float" office:value="18" calcext:value-type="float">
            <text:p>18</text:p>
          </table:table-cell>
          <table:table-cell table:formula="of:=[.F664]+([.H664]-1)*24+30" office:value-type="float" office:value="800.5" calcext:value-type="float">
            <text:p>800,5</text:p>
          </table:table-cell>
          <table:table-cell table:formula="of:=MONTH([.D664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Zofia</text:p>
          </table:table-cell>
          <table:table-cell table:style-name="ce2" office:value-type="string" calcext:value-type="string">
            <text:p>Budzianowska</text:p>
          </table:table-cell>
          <table:table-cell table:style-name="ce2" office:value-type="string" calcext:value-type="string">
            <text:p>Olsztyn</text:p>
          </table:table-cell>
          <table:table-cell table:style-name="ce6" office:value-type="date" office:date-value="2014-10-11" calcext:value-type="date">
            <text:p>11.10.2014</text:p>
          </table:table-cell>
          <table:table-cell table:style-name="ce6" office:value-type="date" office:date-value="2014-10-13" calcext:value-type="date">
            <text:p>13.10.2014</text:p>
          </table:table-cell>
          <table:table-cell office:value-type="float" office:value="689.8" calcext:value-type="float">
            <text:p>689,8</text:p>
          </table:table-cell>
          <table:table-cell table:formula="of:=[.E665]-[.D665]" office:value-type="float" office:value="2" calcext:value-type="float">
            <text:p>2</text:p>
          </table:table-cell>
          <table:table-cell table:formula="of:=1+[.E665]-[.D665]" office:value-type="float" office:value="3" calcext:value-type="float">
            <text:p>3</text:p>
          </table:table-cell>
          <table:table-cell table:formula="of:=COM.MICROSOFT.CONCAT([.A665];[.B665])" office:value-type="string" office:string-value="ZofiaBudzianowska" calcext:value-type="string">
            <text:p>ZofiaBudzianowska</text:p>
          </table:table-cell>
          <table:table-cell table:formula="of:=COUNTIF([.$I$2:.$I$1001];[.I665])" office:value-type="float" office:value="16" calcext:value-type="float">
            <text:p>16</text:p>
          </table:table-cell>
          <table:table-cell table:formula="of:=SUMIF([.$I$2:.$I$1001];[.I665];[.$H$2:.$H$1001])" office:value-type="float" office:value="41" calcext:value-type="float">
            <text:p>41</text:p>
          </table:table-cell>
          <table:table-cell table:formula="of:=[.F665]+([.H665]-1)*24+30" office:value-type="float" office:value="767.8" calcext:value-type="float">
            <text:p>767,8</text:p>
          </table:table-cell>
          <table:table-cell table:formula="of:=MONTH([.D665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Wiktor</text:p>
          </table:table-cell>
          <table:table-cell table:style-name="ce2" office:value-type="string" calcext:value-type="string">
            <text:p>Czekan</text:p>
          </table:table-cell>
          <table:table-cell table:style-name="ce2" office:value-type="string" calcext:value-type="string">
            <text:p>Zgierz</text:p>
          </table:table-cell>
          <table:table-cell table:style-name="ce6" office:value-type="date" office:date-value="2014-10-11" calcext:value-type="date">
            <text:p>11.10.2014</text:p>
          </table:table-cell>
          <table:table-cell table:style-name="ce6" office:value-type="date" office:date-value="2014-10-12" calcext:value-type="date">
            <text:p>12.10.2014</text:p>
          </table:table-cell>
          <table:table-cell office:value-type="float" office:value="331.5" calcext:value-type="float">
            <text:p>331,5</text:p>
          </table:table-cell>
          <table:table-cell table:formula="of:=[.E666]-[.D666]" office:value-type="float" office:value="1" calcext:value-type="float">
            <text:p>1</text:p>
          </table:table-cell>
          <table:table-cell table:formula="of:=1+[.E666]-[.D666]" office:value-type="float" office:value="2" calcext:value-type="float">
            <text:p>2</text:p>
          </table:table-cell>
          <table:table-cell table:formula="of:=COM.MICROSOFT.CONCAT([.A666];[.B666])" office:value-type="string" office:string-value="WiktorCzekan" calcext:value-type="string">
            <text:p>WiktorCzekan</text:p>
          </table:table-cell>
          <table:table-cell table:formula="of:=COUNTIF([.$I$2:.$I$1001];[.I666])" office:value-type="float" office:value="10" calcext:value-type="float">
            <text:p>10</text:p>
          </table:table-cell>
          <table:table-cell table:formula="of:=SUMIF([.$I$2:.$I$1001];[.I666];[.$H$2:.$H$1001])" office:value-type="float" office:value="36" calcext:value-type="float">
            <text:p>36</text:p>
          </table:table-cell>
          <table:table-cell table:formula="of:=[.F666]+([.H666]-1)*24+30" office:value-type="float" office:value="385.5" calcext:value-type="float">
            <text:p>385,5</text:p>
          </table:table-cell>
          <table:table-cell table:formula="of:=MONTH([.D666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ustyna</text:p>
          </table:table-cell>
          <table:table-cell table:style-name="ce2" office:value-type="string" calcext:value-type="string">
            <text:p>Krynicka</text:p>
          </table:table-cell>
          <table:table-cell table:style-name="ce2" office:value-type="string" calcext:value-type="string">
            <text:p>Radom</text:p>
          </table:table-cell>
          <table:table-cell table:style-name="ce6" office:value-type="date" office:date-value="2014-10-11" calcext:value-type="date">
            <text:p>11.10.2014</text:p>
          </table:table-cell>
          <table:table-cell table:style-name="ce6" office:value-type="date" office:date-value="2014-10-13" calcext:value-type="date">
            <text:p>13.10.2014</text:p>
          </table:table-cell>
          <table:table-cell office:value-type="float" office:value="426.5" calcext:value-type="float">
            <text:p>426,5</text:p>
          </table:table-cell>
          <table:table-cell table:formula="of:=[.E667]-[.D667]" office:value-type="float" office:value="2" calcext:value-type="float">
            <text:p>2</text:p>
          </table:table-cell>
          <table:table-cell table:formula="of:=1+[.E667]-[.D667]" office:value-type="float" office:value="3" calcext:value-type="float">
            <text:p>3</text:p>
          </table:table-cell>
          <table:table-cell table:formula="of:=COM.MICROSOFT.CONCAT([.A667];[.B667])" office:value-type="string" office:string-value="JustynaKrynicka" calcext:value-type="string">
            <text:p>JustynaKrynicka</text:p>
          </table:table-cell>
          <table:table-cell table:formula="of:=COUNTIF([.$I$2:.$I$1001];[.I667])" office:value-type="float" office:value="13" calcext:value-type="float">
            <text:p>13</text:p>
          </table:table-cell>
          <table:table-cell table:formula="of:=SUMIF([.$I$2:.$I$1001];[.I667];[.$H$2:.$H$1001])" office:value-type="float" office:value="25" calcext:value-type="float">
            <text:p>25</text:p>
          </table:table-cell>
          <table:table-cell table:formula="of:=[.F667]+([.H667]-1)*24+30" office:value-type="float" office:value="504.5" calcext:value-type="float">
            <text:p>504,5</text:p>
          </table:table-cell>
          <table:table-cell table:formula="of:=MONTH([.D667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Ewa</text:p>
          </table:table-cell>
          <table:table-cell table:style-name="ce2" office:value-type="string" calcext:value-type="string">
            <text:p>Kwiska</text:p>
          </table:table-cell>
          <table:table-cell table:style-name="ce2" office:value-type="string" calcext:value-type="string">
            <text:p>Krakow</text:p>
          </table:table-cell>
          <table:table-cell table:style-name="ce6" office:value-type="date" office:date-value="2014-10-11" calcext:value-type="date">
            <text:p>11.10.2014</text:p>
          </table:table-cell>
          <table:table-cell table:style-name="ce6" office:value-type="date" office:date-value="2014-10-14" calcext:value-type="date">
            <text:p>14.10.2014</text:p>
          </table:table-cell>
          <table:table-cell office:value-type="float" office:value="1116.5" calcext:value-type="float">
            <text:p>1116,5</text:p>
          </table:table-cell>
          <table:table-cell table:formula="of:=[.E668]-[.D668]" office:value-type="float" office:value="3" calcext:value-type="float">
            <text:p>3</text:p>
          </table:table-cell>
          <table:table-cell table:formula="of:=1+[.E668]-[.D668]" office:value-type="float" office:value="4" calcext:value-type="float">
            <text:p>4</text:p>
          </table:table-cell>
          <table:table-cell table:formula="of:=COM.MICROSOFT.CONCAT([.A668];[.B668])" office:value-type="string" office:string-value="EwaKwiska" calcext:value-type="string">
            <text:p>EwaKwiska</text:p>
          </table:table-cell>
          <table:table-cell table:formula="of:=COUNTIF([.$I$2:.$I$1001];[.I668])" office:value-type="float" office:value="8" calcext:value-type="float">
            <text:p>8</text:p>
          </table:table-cell>
          <table:table-cell table:formula="of:=SUMIF([.$I$2:.$I$1001];[.I668];[.$H$2:.$H$1001])" office:value-type="float" office:value="29" calcext:value-type="float">
            <text:p>29</text:p>
          </table:table-cell>
          <table:table-cell table:formula="of:=[.F668]+([.H668]-1)*24+30" office:value-type="float" office:value="1218.5" calcext:value-type="float">
            <text:p>1218,5</text:p>
          </table:table-cell>
          <table:table-cell table:formula="of:=MONTH([.D668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Rozalia</text:p>
          </table:table-cell>
          <table:table-cell table:style-name="ce2" office:value-type="string" calcext:value-type="string">
            <text:p>Siedlecka</text:p>
          </table:table-cell>
          <table:table-cell table:style-name="ce2" office:value-type="string" calcext:value-type="string">
            <text:p>Bydgoszcz</text:p>
          </table:table-cell>
          <table:table-cell table:style-name="ce6" office:value-type="date" office:date-value="2014-10-11" calcext:value-type="date">
            <text:p>11.10.2014</text:p>
          </table:table-cell>
          <table:table-cell table:style-name="ce6" office:value-type="date" office:date-value="2014-10-15" calcext:value-type="date">
            <text:p>15.10.2014</text:p>
          </table:table-cell>
          <table:table-cell office:value-type="float" office:value="1077.4" calcext:value-type="float">
            <text:p>1077,4</text:p>
          </table:table-cell>
          <table:table-cell table:formula="of:=[.E669]-[.D669]" office:value-type="float" office:value="4" calcext:value-type="float">
            <text:p>4</text:p>
          </table:table-cell>
          <table:table-cell table:formula="of:=1+[.E669]-[.D669]" office:value-type="float" office:value="5" calcext:value-type="float">
            <text:p>5</text:p>
          </table:table-cell>
          <table:table-cell table:formula="of:=COM.MICROSOFT.CONCAT([.A669];[.B669])" office:value-type="string" office:string-value="RozaliaSiedlecka" calcext:value-type="string">
            <text:p>RozaliaSiedlecka</text:p>
          </table:table-cell>
          <table:table-cell table:formula="of:=COUNTIF([.$I$2:.$I$1001];[.I669])" office:value-type="float" office:value="11" calcext:value-type="float">
            <text:p>11</text:p>
          </table:table-cell>
          <table:table-cell table:formula="of:=SUMIF([.$I$2:.$I$1001];[.I669];[.$H$2:.$H$1001])" office:value-type="float" office:value="30" calcext:value-type="float">
            <text:p>30</text:p>
          </table:table-cell>
          <table:table-cell table:formula="of:=[.F669]+([.H669]-1)*24+30" office:value-type="float" office:value="1203.4" calcext:value-type="float">
            <text:p>1203,4</text:p>
          </table:table-cell>
          <table:table-cell table:formula="of:=MONTH([.D669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iotr</text:p>
          </table:table-cell>
          <table:table-cell table:style-name="ce2" office:value-type="string" calcext:value-type="string">
            <text:p>Sworacz</text:p>
          </table:table-cell>
          <table:table-cell table:style-name="ce2" office:value-type="string" calcext:value-type="string">
            <text:p>Kalisz</text:p>
          </table:table-cell>
          <table:table-cell table:style-name="ce6" office:value-type="date" office:date-value="2014-10-11" calcext:value-type="date">
            <text:p>11.10.2014</text:p>
          </table:table-cell>
          <table:table-cell table:style-name="ce6" office:value-type="date" office:date-value="2014-10-13" calcext:value-type="date">
            <text:p>13.10.2014</text:p>
          </table:table-cell>
          <table:table-cell office:value-type="float" office:value="760" calcext:value-type="float">
            <text:p>760</text:p>
          </table:table-cell>
          <table:table-cell table:formula="of:=[.E670]-[.D670]" office:value-type="float" office:value="2" calcext:value-type="float">
            <text:p>2</text:p>
          </table:table-cell>
          <table:table-cell table:formula="of:=1+[.E670]-[.D670]" office:value-type="float" office:value="3" calcext:value-type="float">
            <text:p>3</text:p>
          </table:table-cell>
          <table:table-cell table:formula="of:=COM.MICROSOFT.CONCAT([.A670];[.B670])" office:value-type="string" office:string-value="PiotrSworacz" calcext:value-type="string">
            <text:p>PiotrSworacz</text:p>
          </table:table-cell>
          <table:table-cell table:formula="of:=COUNTIF([.$I$2:.$I$1001];[.I670])" office:value-type="float" office:value="10" calcext:value-type="float">
            <text:p>10</text:p>
          </table:table-cell>
          <table:table-cell table:formula="of:=SUMIF([.$I$2:.$I$1001];[.I670];[.$H$2:.$H$1001])" office:value-type="float" office:value="33" calcext:value-type="float">
            <text:p>33</text:p>
          </table:table-cell>
          <table:table-cell table:formula="of:=[.F670]+([.H670]-1)*24+30" office:value-type="float" office:value="838" calcext:value-type="float">
            <text:p>838</text:p>
          </table:table-cell>
          <table:table-cell table:formula="of:=MONTH([.D670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ustyna</text:p>
          </table:table-cell>
          <table:table-cell table:style-name="ce2" office:value-type="string" calcext:value-type="string">
            <text:p>Tracz</text:p>
          </table:table-cell>
          <table:table-cell table:style-name="ce2" office:value-type="string" calcext:value-type="string">
            <text:p>Lublin</text:p>
          </table:table-cell>
          <table:table-cell table:style-name="ce6" office:value-type="date" office:date-value="2014-10-11" calcext:value-type="date">
            <text:p>11.10.2014</text:p>
          </table:table-cell>
          <table:table-cell table:style-name="ce6" office:value-type="date" office:date-value="2014-10-14" calcext:value-type="date">
            <text:p>14.10.2014</text:p>
          </table:table-cell>
          <table:table-cell office:value-type="float" office:value="737.7" calcext:value-type="float">
            <text:p>737,7</text:p>
          </table:table-cell>
          <table:table-cell table:formula="of:=[.E671]-[.D671]" office:value-type="float" office:value="3" calcext:value-type="float">
            <text:p>3</text:p>
          </table:table-cell>
          <table:table-cell table:formula="of:=1+[.E671]-[.D671]" office:value-type="float" office:value="4" calcext:value-type="float">
            <text:p>4</text:p>
          </table:table-cell>
          <table:table-cell table:formula="of:=COM.MICROSOFT.CONCAT([.A671];[.B671])" office:value-type="string" office:string-value="JustynaTracz" calcext:value-type="string">
            <text:p>JustynaTracz</text:p>
          </table:table-cell>
          <table:table-cell table:formula="of:=COUNTIF([.$I$2:.$I$1001];[.I671])" office:value-type="float" office:value="13" calcext:value-type="float">
            <text:p>13</text:p>
          </table:table-cell>
          <table:table-cell table:formula="of:=SUMIF([.$I$2:.$I$1001];[.I671];[.$H$2:.$H$1001])" office:value-type="float" office:value="36" calcext:value-type="float">
            <text:p>36</text:p>
          </table:table-cell>
          <table:table-cell table:formula="of:=[.F671]+([.H671]-1)*24+30" office:value-type="float" office:value="839.7" calcext:value-type="float">
            <text:p>839,7</text:p>
          </table:table-cell>
          <table:table-cell table:formula="of:=MONTH([.D671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ustyna</text:p>
          </table:table-cell>
          <table:table-cell table:style-name="ce2" office:value-type="string" calcext:value-type="string">
            <text:p>Tracz</text:p>
          </table:table-cell>
          <table:table-cell table:style-name="ce2" office:value-type="string" calcext:value-type="string">
            <text:p>Mielec</text:p>
          </table:table-cell>
          <table:table-cell table:style-name="ce6" office:value-type="date" office:date-value="2014-10-11" calcext:value-type="date">
            <text:p>11.10.2014</text:p>
          </table:table-cell>
          <table:table-cell table:style-name="ce6" office:value-type="date" office:date-value="2014-10-12" calcext:value-type="date">
            <text:p>12.10.2014</text:p>
          </table:table-cell>
          <table:table-cell office:value-type="float" office:value="570" calcext:value-type="float">
            <text:p>570</text:p>
          </table:table-cell>
          <table:table-cell table:formula="of:=[.E672]-[.D672]" office:value-type="float" office:value="1" calcext:value-type="float">
            <text:p>1</text:p>
          </table:table-cell>
          <table:table-cell table:formula="of:=1+[.E672]-[.D672]" office:value-type="float" office:value="2" calcext:value-type="float">
            <text:p>2</text:p>
          </table:table-cell>
          <table:table-cell table:formula="of:=COM.MICROSOFT.CONCAT([.A672];[.B672])" office:value-type="string" office:string-value="JustynaTracz" calcext:value-type="string">
            <text:p>JustynaTracz</text:p>
          </table:table-cell>
          <table:table-cell table:formula="of:=COUNTIF([.$I$2:.$I$1001];[.I672])" office:value-type="float" office:value="13" calcext:value-type="float">
            <text:p>13</text:p>
          </table:table-cell>
          <table:table-cell table:formula="of:=SUMIF([.$I$2:.$I$1001];[.I672];[.$H$2:.$H$1001])" office:value-type="float" office:value="36" calcext:value-type="float">
            <text:p>36</text:p>
          </table:table-cell>
          <table:table-cell table:formula="of:=[.F672]+([.H672]-1)*24+30" office:value-type="float" office:value="624" calcext:value-type="float">
            <text:p>624</text:p>
          </table:table-cell>
          <table:table-cell table:formula="of:=MONTH([.D672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aulina</text:p>
          </table:table-cell>
          <table:table-cell table:style-name="ce2" office:value-type="string" calcext:value-type="string">
            <text:p>Watrach</text:p>
          </table:table-cell>
          <table:table-cell table:style-name="ce2" office:value-type="string" calcext:value-type="string">
            <text:p>Kalisz</text:p>
          </table:table-cell>
          <table:table-cell table:style-name="ce6" office:value-type="date" office:date-value="2014-10-11" calcext:value-type="date">
            <text:p>11.10.2014</text:p>
          </table:table-cell>
          <table:table-cell table:style-name="ce6" office:value-type="date" office:date-value="2014-10-14" calcext:value-type="date">
            <text:p>14.10.2014</text:p>
          </table:table-cell>
          <table:table-cell office:value-type="float" office:value="919" calcext:value-type="float">
            <text:p>919</text:p>
          </table:table-cell>
          <table:table-cell table:formula="of:=[.E673]-[.D673]" office:value-type="float" office:value="3" calcext:value-type="float">
            <text:p>3</text:p>
          </table:table-cell>
          <table:table-cell table:formula="of:=1+[.E673]-[.D673]" office:value-type="float" office:value="4" calcext:value-type="float">
            <text:p>4</text:p>
          </table:table-cell>
          <table:table-cell table:formula="of:=COM.MICROSOFT.CONCAT([.A673];[.B673])" office:value-type="string" office:string-value="PaulinaWatrach" calcext:value-type="string">
            <text:p>PaulinaWatrach</text:p>
          </table:table-cell>
          <table:table-cell table:formula="of:=COUNTIF([.$I$2:.$I$1001];[.I673])" office:value-type="float" office:value="9" calcext:value-type="float">
            <text:p>9</text:p>
          </table:table-cell>
          <table:table-cell table:formula="of:=SUMIF([.$I$2:.$I$1001];[.I673];[.$H$2:.$H$1001])" office:value-type="float" office:value="21" calcext:value-type="float">
            <text:p>21</text:p>
          </table:table-cell>
          <table:table-cell table:formula="of:=[.F673]+([.H673]-1)*24+30" office:value-type="float" office:value="1021" calcext:value-type="float">
            <text:p>1021</text:p>
          </table:table-cell>
          <table:table-cell table:formula="of:=MONTH([.D673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dam</text:p>
          </table:table-cell>
          <table:table-cell table:style-name="ce2" office:value-type="string" calcext:value-type="string">
            <text:p>Wradoch</text:p>
          </table:table-cell>
          <table:table-cell table:style-name="ce2" office:value-type="string" calcext:value-type="string">
            <text:p>Kalisz</text:p>
          </table:table-cell>
          <table:table-cell table:style-name="ce6" office:value-type="date" office:date-value="2014-10-11" calcext:value-type="date">
            <text:p>11.10.2014</text:p>
          </table:table-cell>
          <table:table-cell table:style-name="ce6" office:value-type="date" office:date-value="2014-10-15" calcext:value-type="date">
            <text:p>15.10.2014</text:p>
          </table:table-cell>
          <table:table-cell office:value-type="float" office:value="1078" calcext:value-type="float">
            <text:p>1078</text:p>
          </table:table-cell>
          <table:table-cell table:formula="of:=[.E674]-[.D674]" office:value-type="float" office:value="4" calcext:value-type="float">
            <text:p>4</text:p>
          </table:table-cell>
          <table:table-cell table:formula="of:=1+[.E674]-[.D674]" office:value-type="float" office:value="5" calcext:value-type="float">
            <text:p>5</text:p>
          </table:table-cell>
          <table:table-cell table:formula="of:=COM.MICROSOFT.CONCAT([.A674];[.B674])" office:value-type="string" office:string-value="AdamWradoch" calcext:value-type="string">
            <text:p>AdamWradoch</text:p>
          </table:table-cell>
          <table:table-cell table:formula="of:=COUNTIF([.$I$2:.$I$1001];[.I674])" office:value-type="float" office:value="11" calcext:value-type="float">
            <text:p>11</text:p>
          </table:table-cell>
          <table:table-cell table:formula="of:=SUMIF([.$I$2:.$I$1001];[.I674];[.$H$2:.$H$1001])" office:value-type="float" office:value="30" calcext:value-type="float">
            <text:p>30</text:p>
          </table:table-cell>
          <table:table-cell table:formula="of:=[.F674]+([.H674]-1)*24+30" office:value-type="float" office:value="1204" calcext:value-type="float">
            <text:p>1204</text:p>
          </table:table-cell>
          <table:table-cell table:formula="of:=MONTH([.D674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rolina</text:p>
          </table:table-cell>
          <table:table-cell table:style-name="ce2" office:value-type="string" calcext:value-type="string">
            <text:p>Bizuta</text:p>
          </table:table-cell>
          <table:table-cell table:style-name="ce2" office:value-type="string" calcext:value-type="string">
            <text:p>Kielce</text:p>
          </table:table-cell>
          <table:table-cell table:number-columns-repeated="2" table:style-name="ce6" office:value-type="date" office:date-value="2014-10-13" calcext:value-type="date">
            <text:p>13.10.2014</text:p>
          </table:table-cell>
          <table:table-cell office:value-type="float" office:value="307.7" calcext:value-type="float">
            <text:p>307,7</text:p>
          </table:table-cell>
          <table:table-cell table:formula="of:=[.E675]-[.D675]" office:value-type="float" office:value="0" calcext:value-type="float">
            <text:p>0</text:p>
          </table:table-cell>
          <table:table-cell table:formula="of:=1+[.E675]-[.D675]" office:value-type="float" office:value="1" calcext:value-type="float">
            <text:p>1</text:p>
          </table:table-cell>
          <table:table-cell table:formula="of:=COM.MICROSOFT.CONCAT([.A675];[.B675])" office:value-type="string" office:string-value="KarolinaBizuta" calcext:value-type="string">
            <text:p>KarolinaBizuta</text:p>
          </table:table-cell>
          <table:table-cell table:formula="of:=COUNTIF([.$I$2:.$I$1001];[.I675])" office:value-type="float" office:value="10" calcext:value-type="float">
            <text:p>10</text:p>
          </table:table-cell>
          <table:table-cell table:formula="of:=SUMIF([.$I$2:.$I$1001];[.I675];[.$H$2:.$H$1001])" office:value-type="float" office:value="26" calcext:value-type="float">
            <text:p>26</text:p>
          </table:table-cell>
          <table:table-cell table:formula="of:=[.F675]+([.H675]-1)*24+30" office:value-type="float" office:value="337.7" calcext:value-type="float">
            <text:p>337,7</text:p>
          </table:table-cell>
          <table:table-cell table:formula="of:=MONTH([.D675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arcin</text:p>
          </table:table-cell>
          <table:table-cell table:style-name="ce2" office:value-type="string" calcext:value-type="string">
            <text:p>Jarskarski</text:p>
          </table:table-cell>
          <table:table-cell table:style-name="ce2" office:value-type="string" calcext:value-type="string">
            <text:p>Bydgoszcz</text:p>
          </table:table-cell>
          <table:table-cell table:number-columns-repeated="2" table:style-name="ce6" office:value-type="date" office:date-value="2014-10-13" calcext:value-type="date">
            <text:p>13.10.2014</text:p>
          </table:table-cell>
          <table:table-cell office:value-type="float" office:value="513.4" calcext:value-type="float">
            <text:p>513,4</text:p>
          </table:table-cell>
          <table:table-cell table:formula="of:=[.E676]-[.D676]" office:value-type="float" office:value="0" calcext:value-type="float">
            <text:p>0</text:p>
          </table:table-cell>
          <table:table-cell table:formula="of:=1+[.E676]-[.D676]" office:value-type="float" office:value="1" calcext:value-type="float">
            <text:p>1</text:p>
          </table:table-cell>
          <table:table-cell table:formula="of:=COM.MICROSOFT.CONCAT([.A676];[.B676])" office:value-type="string" office:string-value="MarcinJarskarski" calcext:value-type="string">
            <text:p>MarcinJarskarski</text:p>
          </table:table-cell>
          <table:table-cell table:formula="of:=COUNTIF([.$I$2:.$I$1001];[.I676])" office:value-type="float" office:value="11" calcext:value-type="float">
            <text:p>11</text:p>
          </table:table-cell>
          <table:table-cell table:formula="of:=SUMIF([.$I$2:.$I$1001];[.I676];[.$H$2:.$H$1001])" office:value-type="float" office:value="22" calcext:value-type="float">
            <text:p>22</text:p>
          </table:table-cell>
          <table:table-cell table:formula="of:=[.F676]+([.H676]-1)*24+30" office:value-type="float" office:value="543.4" calcext:value-type="float">
            <text:p>543,4</text:p>
          </table:table-cell>
          <table:table-cell table:formula="of:=MONTH([.D676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ndrzej</text:p>
          </table:table-cell>
          <table:table-cell table:style-name="ce2" office:value-type="string" calcext:value-type="string">
            <text:p>Klajn</text:p>
          </table:table-cell>
          <table:table-cell table:style-name="ce2" office:value-type="string" calcext:value-type="string">
            <text:p>Katowice</text:p>
          </table:table-cell>
          <table:table-cell table:number-columns-repeated="2" table:style-name="ce6" office:value-type="date" office:date-value="2014-10-13" calcext:value-type="date">
            <text:p>13.10.2014</text:p>
          </table:table-cell>
          <table:table-cell office:value-type="float" office:value="494.7" calcext:value-type="float">
            <text:p>494,7</text:p>
          </table:table-cell>
          <table:table-cell table:formula="of:=[.E677]-[.D677]" office:value-type="float" office:value="0" calcext:value-type="float">
            <text:p>0</text:p>
          </table:table-cell>
          <table:table-cell table:formula="of:=1+[.E677]-[.D677]" office:value-type="float" office:value="1" calcext:value-type="float">
            <text:p>1</text:p>
          </table:table-cell>
          <table:table-cell table:formula="of:=COM.MICROSOFT.CONCAT([.A677];[.B677])" office:value-type="string" office:string-value="AndrzejKlajn" calcext:value-type="string">
            <text:p>AndrzejKlajn</text:p>
          </table:table-cell>
          <table:table-cell table:formula="of:=COUNTIF([.$I$2:.$I$1001];[.I677])" office:value-type="float" office:value="13" calcext:value-type="float">
            <text:p>13</text:p>
          </table:table-cell>
          <table:table-cell table:formula="of:=SUMIF([.$I$2:.$I$1001];[.I677];[.$H$2:.$H$1001])" office:value-type="float" office:value="30" calcext:value-type="float">
            <text:p>30</text:p>
          </table:table-cell>
          <table:table-cell table:formula="of:=[.F677]+([.H677]-1)*24+30" office:value-type="float" office:value="524.7" calcext:value-type="float">
            <text:p>524,7</text:p>
          </table:table-cell>
          <table:table-cell table:formula="of:=MONTH([.D677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Tomasz</text:p>
          </table:table-cell>
          <table:table-cell table:style-name="ce2" office:value-type="string" calcext:value-type="string">
            <text:p>Rzepka</text:p>
          </table:table-cell>
          <table:table-cell table:style-name="ce2" office:value-type="string" calcext:value-type="string">
            <text:p>Bydgoszcz</text:p>
          </table:table-cell>
          <table:table-cell table:number-columns-repeated="2" table:style-name="ce6" office:value-type="date" office:date-value="2014-10-13" calcext:value-type="date">
            <text:p>13.10.2014</text:p>
          </table:table-cell>
          <table:table-cell office:value-type="float" office:value="513.4" calcext:value-type="float">
            <text:p>513,4</text:p>
          </table:table-cell>
          <table:table-cell table:formula="of:=[.E678]-[.D678]" office:value-type="float" office:value="0" calcext:value-type="float">
            <text:p>0</text:p>
          </table:table-cell>
          <table:table-cell table:formula="of:=1+[.E678]-[.D678]" office:value-type="float" office:value="1" calcext:value-type="float">
            <text:p>1</text:p>
          </table:table-cell>
          <table:table-cell table:formula="of:=COM.MICROSOFT.CONCAT([.A678];[.B678])" office:value-type="string" office:string-value="TomaszRzepka" calcext:value-type="string">
            <text:p>TomaszRzepka</text:p>
          </table:table-cell>
          <table:table-cell table:formula="of:=COUNTIF([.$I$2:.$I$1001];[.I678])" office:value-type="float" office:value="17" calcext:value-type="float">
            <text:p>17</text:p>
          </table:table-cell>
          <table:table-cell table:formula="of:=SUMIF([.$I$2:.$I$1001];[.I678];[.$H$2:.$H$1001])" office:value-type="float" office:value="42" calcext:value-type="float">
            <text:p>42</text:p>
          </table:table-cell>
          <table:table-cell table:formula="of:=[.F678]+([.H678]-1)*24+30" office:value-type="float" office:value="543.4" calcext:value-type="float">
            <text:p>543,4</text:p>
          </table:table-cell>
          <table:table-cell table:formula="of:=MONTH([.D678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arek</text:p>
          </table:table-cell>
          <table:table-cell table:style-name="ce2" office:value-type="string" calcext:value-type="string">
            <text:p>Trzeski</text:p>
          </table:table-cell>
          <table:table-cell table:style-name="ce2" office:value-type="string" calcext:value-type="string">
            <text:p>Katowice</text:p>
          </table:table-cell>
          <table:table-cell table:number-columns-repeated="2" table:style-name="ce6" office:value-type="date" office:date-value="2014-10-13" calcext:value-type="date">
            <text:p>13.10.2014</text:p>
          </table:table-cell>
          <table:table-cell office:value-type="float" office:value="494.7" calcext:value-type="float">
            <text:p>494,7</text:p>
          </table:table-cell>
          <table:table-cell table:formula="of:=[.E679]-[.D679]" office:value-type="float" office:value="0" calcext:value-type="float">
            <text:p>0</text:p>
          </table:table-cell>
          <table:table-cell table:formula="of:=1+[.E679]-[.D679]" office:value-type="float" office:value="1" calcext:value-type="float">
            <text:p>1</text:p>
          </table:table-cell>
          <table:table-cell table:formula="of:=COM.MICROSOFT.CONCAT([.A679];[.B679])" office:value-type="string" office:string-value="MarekTrzeski" calcext:value-type="string">
            <text:p>MarekTrzeski</text:p>
          </table:table-cell>
          <table:table-cell table:formula="of:=COUNTIF([.$I$2:.$I$1001];[.I679])" office:value-type="float" office:value="9" calcext:value-type="float">
            <text:p>9</text:p>
          </table:table-cell>
          <table:table-cell table:formula="of:=SUMIF([.$I$2:.$I$1001];[.I679];[.$H$2:.$H$1001])" office:value-type="float" office:value="21" calcext:value-type="float">
            <text:p>21</text:p>
          </table:table-cell>
          <table:table-cell table:formula="of:=[.F679]+([.H679]-1)*24+30" office:value-type="float" office:value="524.7" calcext:value-type="float">
            <text:p>524,7</text:p>
          </table:table-cell>
          <table:table-cell table:formula="of:=MONTH([.D679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Olivia</text:p>
          </table:table-cell>
          <table:table-cell table:style-name="ce2" office:value-type="string" calcext:value-type="string">
            <text:p>Gabor</text:p>
          </table:table-cell>
          <table:table-cell table:style-name="ce2" office:value-type="string" calcext:value-type="string">
            <text:p>Krakow</text:p>
          </table:table-cell>
          <table:table-cell table:number-columns-repeated="2" table:style-name="ce6" office:value-type="date" office:date-value="2014-10-14" calcext:value-type="date">
            <text:p>14.10.2014</text:p>
          </table:table-cell>
          <table:table-cell office:value-type="float" office:value="501.5" calcext:value-type="float">
            <text:p>501,5</text:p>
          </table:table-cell>
          <table:table-cell table:formula="of:=[.E680]-[.D680]" office:value-type="float" office:value="0" calcext:value-type="float">
            <text:p>0</text:p>
          </table:table-cell>
          <table:table-cell table:formula="of:=1+[.E680]-[.D680]" office:value-type="float" office:value="1" calcext:value-type="float">
            <text:p>1</text:p>
          </table:table-cell>
          <table:table-cell table:formula="of:=COM.MICROSOFT.CONCAT([.A680];[.B680])" office:value-type="string" office:string-value="OliviaGabor" calcext:value-type="string">
            <text:p>OliviaGabor</text:p>
          </table:table-cell>
          <table:table-cell table:formula="of:=COUNTIF([.$I$2:.$I$1001];[.I680])" office:value-type="float" office:value="16" calcext:value-type="float">
            <text:p>16</text:p>
          </table:table-cell>
          <table:table-cell table:formula="of:=SUMIF([.$I$2:.$I$1001];[.I680];[.$H$2:.$H$1001])" office:value-type="float" office:value="31" calcext:value-type="float">
            <text:p>31</text:p>
          </table:table-cell>
          <table:table-cell table:formula="of:=[.F680]+([.H680]-1)*24+30" office:value-type="float" office:value="531.5" calcext:value-type="float">
            <text:p>531,5</text:p>
          </table:table-cell>
          <table:table-cell table:formula="of:=MONTH([.D680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Dorota</text:p>
          </table:table-cell>
          <table:table-cell table:style-name="ce2" office:value-type="string" calcext:value-type="string">
            <text:p>Morska</text:p>
          </table:table-cell>
          <table:table-cell table:style-name="ce2" office:value-type="string" calcext:value-type="string">
            <text:p>Siedlce</text:p>
          </table:table-cell>
          <table:table-cell table:number-columns-repeated="2" table:style-name="ce6" office:value-type="date" office:date-value="2014-10-15" calcext:value-type="date">
            <text:p>15.10.2014</text:p>
          </table:table-cell>
          <table:table-cell office:value-type="float" office:value="156.4" calcext:value-type="float">
            <text:p>156,4</text:p>
          </table:table-cell>
          <table:table-cell table:formula="of:=[.E681]-[.D681]" office:value-type="float" office:value="0" calcext:value-type="float">
            <text:p>0</text:p>
          </table:table-cell>
          <table:table-cell table:formula="of:=1+[.E681]-[.D681]" office:value-type="float" office:value="1" calcext:value-type="float">
            <text:p>1</text:p>
          </table:table-cell>
          <table:table-cell table:formula="of:=COM.MICROSOFT.CONCAT([.A681];[.B681])" office:value-type="string" office:string-value="DorotaMorska" calcext:value-type="string">
            <text:p>DorotaMorska</text:p>
          </table:table-cell>
          <table:table-cell table:formula="of:=COUNTIF([.$I$2:.$I$1001];[.I681])" office:value-type="float" office:value="12" calcext:value-type="float">
            <text:p>12</text:p>
          </table:table-cell>
          <table:table-cell table:formula="of:=SUMIF([.$I$2:.$I$1001];[.I681];[.$H$2:.$H$1001])" office:value-type="float" office:value="30" calcext:value-type="float">
            <text:p>30</text:p>
          </table:table-cell>
          <table:table-cell table:formula="of:=[.F681]+([.H681]-1)*24+30" office:value-type="float" office:value="186.4" calcext:value-type="float">
            <text:p>186,4</text:p>
          </table:table-cell>
          <table:table-cell table:formula="of:=MONTH([.D681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arek</text:p>
          </table:table-cell>
          <table:table-cell table:style-name="ce2" office:value-type="string" calcext:value-type="string">
            <text:p>Trzeski</text:p>
          </table:table-cell>
          <table:table-cell table:style-name="ce2" office:value-type="string" calcext:value-type="string">
            <text:p>Zgierz</text:p>
          </table:table-cell>
          <table:table-cell table:number-columns-repeated="2" table:style-name="ce6" office:value-type="date" office:date-value="2014-10-15" calcext:value-type="date">
            <text:p>15.10.2014</text:p>
          </table:table-cell>
          <table:table-cell office:value-type="float" office:value="212.5" calcext:value-type="float">
            <text:p>212,5</text:p>
          </table:table-cell>
          <table:table-cell table:formula="of:=[.E682]-[.D682]" office:value-type="float" office:value="0" calcext:value-type="float">
            <text:p>0</text:p>
          </table:table-cell>
          <table:table-cell table:formula="of:=1+[.E682]-[.D682]" office:value-type="float" office:value="1" calcext:value-type="float">
            <text:p>1</text:p>
          </table:table-cell>
          <table:table-cell table:formula="of:=COM.MICROSOFT.CONCAT([.A682];[.B682])" office:value-type="string" office:string-value="MarekTrzeski" calcext:value-type="string">
            <text:p>MarekTrzeski</text:p>
          </table:table-cell>
          <table:table-cell table:formula="of:=COUNTIF([.$I$2:.$I$1001];[.I682])" office:value-type="float" office:value="9" calcext:value-type="float">
            <text:p>9</text:p>
          </table:table-cell>
          <table:table-cell table:formula="of:=SUMIF([.$I$2:.$I$1001];[.I682];[.$H$2:.$H$1001])" office:value-type="float" office:value="21" calcext:value-type="float">
            <text:p>21</text:p>
          </table:table-cell>
          <table:table-cell table:formula="of:=[.F682]+([.H682]-1)*24+30" office:value-type="float" office:value="242.5" calcext:value-type="float">
            <text:p>242,5</text:p>
          </table:table-cell>
          <table:table-cell table:formula="of:=MONTH([.D682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Tomasz</text:p>
          </table:table-cell>
          <table:table-cell table:style-name="ce2" office:value-type="string" calcext:value-type="string">
            <text:p>Rzepka</text:p>
          </table:table-cell>
          <table:table-cell table:style-name="ce2" office:value-type="string" calcext:value-type="string">
            <text:p>Lublin</text:p>
          </table:table-cell>
          <table:table-cell table:number-columns-repeated="2" table:style-name="ce6" office:value-type="date" office:date-value="2014-10-16" calcext:value-type="date">
            <text:p>16.10.2014</text:p>
          </table:table-cell>
          <table:table-cell office:value-type="float" office:value="290.7" calcext:value-type="float">
            <text:p>290,7</text:p>
          </table:table-cell>
          <table:table-cell table:formula="of:=[.E683]-[.D683]" office:value-type="float" office:value="0" calcext:value-type="float">
            <text:p>0</text:p>
          </table:table-cell>
          <table:table-cell table:formula="of:=1+[.E683]-[.D683]" office:value-type="float" office:value="1" calcext:value-type="float">
            <text:p>1</text:p>
          </table:table-cell>
          <table:table-cell table:formula="of:=COM.MICROSOFT.CONCAT([.A683];[.B683])" office:value-type="string" office:string-value="TomaszRzepka" calcext:value-type="string">
            <text:p>TomaszRzepka</text:p>
          </table:table-cell>
          <table:table-cell table:formula="of:=COUNTIF([.$I$2:.$I$1001];[.I683])" office:value-type="float" office:value="17" calcext:value-type="float">
            <text:p>17</text:p>
          </table:table-cell>
          <table:table-cell table:formula="of:=SUMIF([.$I$2:.$I$1001];[.I683];[.$H$2:.$H$1001])" office:value-type="float" office:value="42" calcext:value-type="float">
            <text:p>42</text:p>
          </table:table-cell>
          <table:table-cell table:formula="of:=[.F683]+([.H683]-1)*24+30" office:value-type="float" office:value="320.7" calcext:value-type="float">
            <text:p>320,7</text:p>
          </table:table-cell>
          <table:table-cell table:formula="of:=MONTH([.D683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atrycja</text:p>
          </table:table-cell>
          <table:table-cell table:style-name="ce2" office:value-type="string" calcext:value-type="string">
            <text:p>Czarnoleska</text:p>
          </table:table-cell>
          <table:table-cell table:style-name="ce2" office:value-type="string" calcext:value-type="string">
            <text:p>Lublin</text:p>
          </table:table-cell>
          <table:table-cell table:style-name="ce6" office:value-type="date" office:date-value="2014-10-17" calcext:value-type="date">
            <text:p>17.10.2014</text:p>
          </table:table-cell>
          <table:table-cell table:style-name="ce6" office:value-type="date" office:date-value="2014-10-18" calcext:value-type="date">
            <text:p>18.10.2014</text:p>
          </table:table-cell>
          <table:table-cell office:value-type="float" office:value="439.7" calcext:value-type="float">
            <text:p>439,7</text:p>
          </table:table-cell>
          <table:table-cell table:formula="of:=[.E684]-[.D684]" office:value-type="float" office:value="1" calcext:value-type="float">
            <text:p>1</text:p>
          </table:table-cell>
          <table:table-cell table:formula="of:=1+[.E684]-[.D684]" office:value-type="float" office:value="2" calcext:value-type="float">
            <text:p>2</text:p>
          </table:table-cell>
          <table:table-cell table:formula="of:=COM.MICROSOFT.CONCAT([.A684];[.B684])" office:value-type="string" office:string-value="PatrycjaCzarnoleska" calcext:value-type="string">
            <text:p>PatrycjaCzarnoleska</text:p>
          </table:table-cell>
          <table:table-cell table:formula="of:=COUNTIF([.$I$2:.$I$1001];[.I684])" office:value-type="float" office:value="15" calcext:value-type="float">
            <text:p>15</text:p>
          </table:table-cell>
          <table:table-cell table:formula="of:=SUMIF([.$I$2:.$I$1001];[.I684];[.$H$2:.$H$1001])" office:value-type="float" office:value="39" calcext:value-type="float">
            <text:p>39</text:p>
          </table:table-cell>
          <table:table-cell table:formula="of:=[.F684]+([.H684]-1)*24+30" office:value-type="float" office:value="493.7" calcext:value-type="float">
            <text:p>493,7</text:p>
          </table:table-cell>
          <table:table-cell table:formula="of:=MONTH([.D684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ndrzej</text:p>
          </table:table-cell>
          <table:table-cell table:style-name="ce2" office:value-type="string" calcext:value-type="string">
            <text:p>Klajn</text:p>
          </table:table-cell>
          <table:table-cell table:style-name="ce2" office:value-type="string" calcext:value-type="string">
            <text:p>Kalisz</text:p>
          </table:table-cell>
          <table:table-cell table:style-name="ce6" office:value-type="date" office:date-value="2014-10-17" calcext:value-type="date">
            <text:p>17.10.2014</text:p>
          </table:table-cell>
          <table:table-cell table:style-name="ce6" office:value-type="date" office:date-value="2014-10-20" calcext:value-type="date">
            <text:p>20.10.2014</text:p>
          </table:table-cell>
          <table:table-cell office:value-type="float" office:value="919" calcext:value-type="float">
            <text:p>919</text:p>
          </table:table-cell>
          <table:table-cell table:formula="of:=[.E685]-[.D685]" office:value-type="float" office:value="3" calcext:value-type="float">
            <text:p>3</text:p>
          </table:table-cell>
          <table:table-cell table:formula="of:=1+[.E685]-[.D685]" office:value-type="float" office:value="4" calcext:value-type="float">
            <text:p>4</text:p>
          </table:table-cell>
          <table:table-cell table:formula="of:=COM.MICROSOFT.CONCAT([.A685];[.B685])" office:value-type="string" office:string-value="AndrzejKlajn" calcext:value-type="string">
            <text:p>AndrzejKlajn</text:p>
          </table:table-cell>
          <table:table-cell table:formula="of:=COUNTIF([.$I$2:.$I$1001];[.I685])" office:value-type="float" office:value="13" calcext:value-type="float">
            <text:p>13</text:p>
          </table:table-cell>
          <table:table-cell table:formula="of:=SUMIF([.$I$2:.$I$1001];[.I685];[.$H$2:.$H$1001])" office:value-type="float" office:value="30" calcext:value-type="float">
            <text:p>30</text:p>
          </table:table-cell>
          <table:table-cell table:formula="of:=[.F685]+([.H685]-1)*24+30" office:value-type="float" office:value="1021" calcext:value-type="float">
            <text:p>1021</text:p>
          </table:table-cell>
          <table:table-cell table:formula="of:=MONTH([.D685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ustyna</text:p>
          </table:table-cell>
          <table:table-cell table:style-name="ce2" office:value-type="string" calcext:value-type="string">
            <text:p>Laska</text:p>
          </table:table-cell>
          <table:table-cell table:style-name="ce2" office:value-type="string" calcext:value-type="string">
            <text:p>Lublin</text:p>
          </table:table-cell>
          <table:table-cell table:style-name="ce6" office:value-type="date" office:date-value="2014-10-17" calcext:value-type="date">
            <text:p>17.10.2014</text:p>
          </table:table-cell>
          <table:table-cell table:style-name="ce6" office:value-type="date" office:date-value="2014-10-20" calcext:value-type="date">
            <text:p>20.10.2014</text:p>
          </table:table-cell>
          <table:table-cell office:value-type="float" office:value="737.7" calcext:value-type="float">
            <text:p>737,7</text:p>
          </table:table-cell>
          <table:table-cell table:formula="of:=[.E686]-[.D686]" office:value-type="float" office:value="3" calcext:value-type="float">
            <text:p>3</text:p>
          </table:table-cell>
          <table:table-cell table:formula="of:=1+[.E686]-[.D686]" office:value-type="float" office:value="4" calcext:value-type="float">
            <text:p>4</text:p>
          </table:table-cell>
          <table:table-cell table:formula="of:=COM.MICROSOFT.CONCAT([.A686];[.B686])" office:value-type="string" office:string-value="JustynaLaska" calcext:value-type="string">
            <text:p>JustynaLaska</text:p>
          </table:table-cell>
          <table:table-cell table:formula="of:=COUNTIF([.$I$2:.$I$1001];[.I686])" office:value-type="float" office:value="15" calcext:value-type="float">
            <text:p>15</text:p>
          </table:table-cell>
          <table:table-cell table:formula="of:=SUMIF([.$I$2:.$I$1001];[.I686];[.$H$2:.$H$1001])" office:value-type="float" office:value="41" calcext:value-type="float">
            <text:p>41</text:p>
          </table:table-cell>
          <table:table-cell table:formula="of:=[.F686]+([.H686]-1)*24+30" office:value-type="float" office:value="839.7" calcext:value-type="float">
            <text:p>839,7</text:p>
          </table:table-cell>
          <table:table-cell table:formula="of:=MONTH([.D686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Sobecka</text:p>
          </table:table-cell>
          <table:table-cell table:style-name="ce2" office:value-type="string" calcext:value-type="string">
            <text:p>Zgierz</text:p>
          </table:table-cell>
          <table:table-cell table:style-name="ce6" office:value-type="date" office:date-value="2014-10-17" calcext:value-type="date">
            <text:p>17.10.2014</text:p>
          </table:table-cell>
          <table:table-cell table:style-name="ce6" office:value-type="date" office:date-value="2014-10-18" calcext:value-type="date">
            <text:p>18.10.2014</text:p>
          </table:table-cell>
          <table:table-cell office:value-type="float" office:value="331.5" calcext:value-type="float">
            <text:p>331,5</text:p>
          </table:table-cell>
          <table:table-cell table:formula="of:=[.E687]-[.D687]" office:value-type="float" office:value="1" calcext:value-type="float">
            <text:p>1</text:p>
          </table:table-cell>
          <table:table-cell table:formula="of:=1+[.E687]-[.D687]" office:value-type="float" office:value="2" calcext:value-type="float">
            <text:p>2</text:p>
          </table:table-cell>
          <table:table-cell table:formula="of:=COM.MICROSOFT.CONCAT([.A687];[.B687])" office:value-type="string" office:string-value="AnnaSobecka" calcext:value-type="string">
            <text:p>AnnaSobecka</text:p>
          </table:table-cell>
          <table:table-cell table:formula="of:=COUNTIF([.$I$2:.$I$1001];[.I687])" office:value-type="float" office:value="9" calcext:value-type="float">
            <text:p>9</text:p>
          </table:table-cell>
          <table:table-cell table:formula="of:=SUMIF([.$I$2:.$I$1001];[.I687];[.$H$2:.$H$1001])" office:value-type="float" office:value="24" calcext:value-type="float">
            <text:p>24</text:p>
          </table:table-cell>
          <table:table-cell table:formula="of:=[.F687]+([.H687]-1)*24+30" office:value-type="float" office:value="385.5" calcext:value-type="float">
            <text:p>385,5</text:p>
          </table:table-cell>
          <table:table-cell table:formula="of:=MONTH([.D687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Dorota</text:p>
          </table:table-cell>
          <table:table-cell table:style-name="ce2" office:value-type="string" calcext:value-type="string">
            <text:p>Sosnowiecka</text:p>
          </table:table-cell>
          <table:table-cell table:style-name="ce2" office:value-type="string" calcext:value-type="string">
            <text:p>Malbork</text:p>
          </table:table-cell>
          <table:table-cell table:style-name="ce6" office:value-type="date" office:date-value="2014-10-17" calcext:value-type="date">
            <text:p>17.10.2014</text:p>
          </table:table-cell>
          <table:table-cell table:style-name="ce6" office:value-type="date" office:date-value="2014-10-18" calcext:value-type="date">
            <text:p>18.10.2014</text:p>
          </table:table-cell>
          <table:table-cell office:value-type="float" office:value="891" calcext:value-type="float">
            <text:p>891</text:p>
          </table:table-cell>
          <table:table-cell table:formula="of:=[.E688]-[.D688]" office:value-type="float" office:value="1" calcext:value-type="float">
            <text:p>1</text:p>
          </table:table-cell>
          <table:table-cell table:formula="of:=1+[.E688]-[.D688]" office:value-type="float" office:value="2" calcext:value-type="float">
            <text:p>2</text:p>
          </table:table-cell>
          <table:table-cell table:formula="of:=COM.MICROSOFT.CONCAT([.A688];[.B688])" office:value-type="string" office:string-value="DorotaSosnowiecka" calcext:value-type="string">
            <text:p>DorotaSosnowiecka</text:p>
          </table:table-cell>
          <table:table-cell table:formula="of:=COUNTIF([.$I$2:.$I$1001];[.I688])" office:value-type="float" office:value="13" calcext:value-type="float">
            <text:p>13</text:p>
          </table:table-cell>
          <table:table-cell table:formula="of:=SUMIF([.$I$2:.$I$1001];[.I688];[.$H$2:.$H$1001])" office:value-type="float" office:value="29" calcext:value-type="float">
            <text:p>29</text:p>
          </table:table-cell>
          <table:table-cell table:formula="of:=[.F688]+([.H688]-1)*24+30" office:value-type="float" office:value="945" calcext:value-type="float">
            <text:p>945</text:p>
          </table:table-cell>
          <table:table-cell table:formula="of:=MONTH([.D688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ustyna</text:p>
          </table:table-cell>
          <table:table-cell table:style-name="ce2" office:value-type="string" calcext:value-type="string">
            <text:p>Tracz</text:p>
          </table:table-cell>
          <table:table-cell table:style-name="ce2" office:value-type="string" calcext:value-type="string">
            <text:p>Kutno</text:p>
          </table:table-cell>
          <table:table-cell table:style-name="ce6" office:value-type="date" office:date-value="2014-10-17" calcext:value-type="date">
            <text:p>17.10.2014</text:p>
          </table:table-cell>
          <table:table-cell table:style-name="ce6" office:value-type="date" office:date-value="2014-10-20" calcext:value-type="date">
            <text:p>20.10.2014</text:p>
          </table:table-cell>
          <table:table-cell office:value-type="float" office:value="665.8" calcext:value-type="float">
            <text:p>665,8</text:p>
          </table:table-cell>
          <table:table-cell table:formula="of:=[.E689]-[.D689]" office:value-type="float" office:value="3" calcext:value-type="float">
            <text:p>3</text:p>
          </table:table-cell>
          <table:table-cell table:formula="of:=1+[.E689]-[.D689]" office:value-type="float" office:value="4" calcext:value-type="float">
            <text:p>4</text:p>
          </table:table-cell>
          <table:table-cell table:formula="of:=COM.MICROSOFT.CONCAT([.A689];[.B689])" office:value-type="string" office:string-value="JustynaTracz" calcext:value-type="string">
            <text:p>JustynaTracz</text:p>
          </table:table-cell>
          <table:table-cell table:formula="of:=COUNTIF([.$I$2:.$I$1001];[.I689])" office:value-type="float" office:value="13" calcext:value-type="float">
            <text:p>13</text:p>
          </table:table-cell>
          <table:table-cell table:formula="of:=SUMIF([.$I$2:.$I$1001];[.I689];[.$H$2:.$H$1001])" office:value-type="float" office:value="36" calcext:value-type="float">
            <text:p>36</text:p>
          </table:table-cell>
          <table:table-cell table:formula="of:=[.F689]+([.H689]-1)*24+30" office:value-type="float" office:value="767.8" calcext:value-type="float">
            <text:p>767,8</text:p>
          </table:table-cell>
          <table:table-cell table:formula="of:=MONTH([.D689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Dorota</text:p>
          </table:table-cell>
          <table:table-cell table:style-name="ce2" office:value-type="string" calcext:value-type="string">
            <text:p>Morska</text:p>
          </table:table-cell>
          <table:table-cell table:style-name="ce2" office:value-type="string" calcext:value-type="string">
            <text:p>Zgierz</text:p>
          </table:table-cell>
          <table:table-cell table:number-columns-repeated="2" table:style-name="ce6" office:value-type="date" office:date-value="2014-10-18" calcext:value-type="date">
            <text:p>18.10.2014</text:p>
          </table:table-cell>
          <table:table-cell office:value-type="float" office:value="212.5" calcext:value-type="float">
            <text:p>212,5</text:p>
          </table:table-cell>
          <table:table-cell table:formula="of:=[.E690]-[.D690]" office:value-type="float" office:value="0" calcext:value-type="float">
            <text:p>0</text:p>
          </table:table-cell>
          <table:table-cell table:formula="of:=1+[.E690]-[.D690]" office:value-type="float" office:value="1" calcext:value-type="float">
            <text:p>1</text:p>
          </table:table-cell>
          <table:table-cell table:formula="of:=COM.MICROSOFT.CONCAT([.A690];[.B690])" office:value-type="string" office:string-value="DorotaMorska" calcext:value-type="string">
            <text:p>DorotaMorska</text:p>
          </table:table-cell>
          <table:table-cell table:formula="of:=COUNTIF([.$I$2:.$I$1001];[.I690])" office:value-type="float" office:value="12" calcext:value-type="float">
            <text:p>12</text:p>
          </table:table-cell>
          <table:table-cell table:formula="of:=SUMIF([.$I$2:.$I$1001];[.I690];[.$H$2:.$H$1001])" office:value-type="float" office:value="30" calcext:value-type="float">
            <text:p>30</text:p>
          </table:table-cell>
          <table:table-cell table:formula="of:=[.F690]+([.H690]-1)*24+30" office:value-type="float" office:value="242.5" calcext:value-type="float">
            <text:p>242,5</text:p>
          </table:table-cell>
          <table:table-cell table:formula="of:=MONTH([.D690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Dominika</text:p>
          </table:table-cell>
          <table:table-cell table:style-name="ce2" office:value-type="string" calcext:value-type="string">
            <text:p>Bodera</text:p>
          </table:table-cell>
          <table:table-cell table:style-name="ce2" office:value-type="string" calcext:value-type="string">
            <text:p>Kalisz</text:p>
          </table:table-cell>
          <table:table-cell table:style-name="ce6" office:value-type="date" office:date-value="2014-10-22" calcext:value-type="date">
            <text:p>22.10.2014</text:p>
          </table:table-cell>
          <table:table-cell table:style-name="ce6" office:value-type="date" office:date-value="2014-10-25" calcext:value-type="date">
            <text:p>25.10.2014</text:p>
          </table:table-cell>
          <table:table-cell office:value-type="float" office:value="919" calcext:value-type="float">
            <text:p>919</text:p>
          </table:table-cell>
          <table:table-cell table:formula="of:=[.E691]-[.D691]" office:value-type="float" office:value="3" calcext:value-type="float">
            <text:p>3</text:p>
          </table:table-cell>
          <table:table-cell table:formula="of:=1+[.E691]-[.D691]" office:value-type="float" office:value="4" calcext:value-type="float">
            <text:p>4</text:p>
          </table:table-cell>
          <table:table-cell table:formula="of:=COM.MICROSOFT.CONCAT([.A691];[.B691])" office:value-type="string" office:string-value="DominikaBodera" calcext:value-type="string">
            <text:p>DominikaBodera</text:p>
          </table:table-cell>
          <table:table-cell table:formula="of:=COUNTIF([.$I$2:.$I$1001];[.I691])" office:value-type="float" office:value="13" calcext:value-type="float">
            <text:p>13</text:p>
          </table:table-cell>
          <table:table-cell table:formula="of:=SUMIF([.$I$2:.$I$1001];[.I691];[.$H$2:.$H$1001])" office:value-type="float" office:value="35" calcext:value-type="float">
            <text:p>35</text:p>
          </table:table-cell>
          <table:table-cell table:formula="of:=[.F691]+([.H691]-1)*24+30" office:value-type="float" office:value="1021" calcext:value-type="float">
            <text:p>1021</text:p>
          </table:table-cell>
          <table:table-cell table:formula="of:=MONTH([.D691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Zofia</text:p>
          </table:table-cell>
          <table:table-cell table:style-name="ce2" office:value-type="string" calcext:value-type="string">
            <text:p>Budzianowska</text:p>
          </table:table-cell>
          <table:table-cell table:style-name="ce2" office:value-type="string" calcext:value-type="string">
            <text:p>Katowice</text:p>
          </table:table-cell>
          <table:table-cell table:style-name="ce6" office:value-type="date" office:date-value="2014-10-22" calcext:value-type="date">
            <text:p>22.10.2014</text:p>
          </table:table-cell>
          <table:table-cell table:style-name="ce6" office:value-type="date" office:date-value="2014-10-23" calcext:value-type="date">
            <text:p>23.10.2014</text:p>
          </table:table-cell>
          <table:table-cell office:value-type="float" office:value="693.7" calcext:value-type="float">
            <text:p>693,7</text:p>
          </table:table-cell>
          <table:table-cell table:formula="of:=[.E692]-[.D692]" office:value-type="float" office:value="1" calcext:value-type="float">
            <text:p>1</text:p>
          </table:table-cell>
          <table:table-cell table:formula="of:=1+[.E692]-[.D692]" office:value-type="float" office:value="2" calcext:value-type="float">
            <text:p>2</text:p>
          </table:table-cell>
          <table:table-cell table:formula="of:=COM.MICROSOFT.CONCAT([.A692];[.B692])" office:value-type="string" office:string-value="ZofiaBudzianowska" calcext:value-type="string">
            <text:p>ZofiaBudzianowska</text:p>
          </table:table-cell>
          <table:table-cell table:formula="of:=COUNTIF([.$I$2:.$I$1001];[.I692])" office:value-type="float" office:value="16" calcext:value-type="float">
            <text:p>16</text:p>
          </table:table-cell>
          <table:table-cell table:formula="of:=SUMIF([.$I$2:.$I$1001];[.I692];[.$H$2:.$H$1001])" office:value-type="float" office:value="41" calcext:value-type="float">
            <text:p>41</text:p>
          </table:table-cell>
          <table:table-cell table:formula="of:=[.F692]+([.H692]-1)*24+30" office:value-type="float" office:value="747.7" calcext:value-type="float">
            <text:p>747,7</text:p>
          </table:table-cell>
          <table:table-cell table:formula="of:=MONTH([.D692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aulina</text:p>
          </table:table-cell>
          <table:table-cell table:style-name="ce2" office:value-type="string" calcext:value-type="string">
            <text:p>Chorzowska</text:p>
          </table:table-cell>
          <table:table-cell table:style-name="ce2" office:value-type="string" calcext:value-type="string">
            <text:p>Kielce</text:p>
          </table:table-cell>
          <table:table-cell table:number-columns-repeated="2" table:style-name="ce6" office:value-type="date" office:date-value="2014-10-22" calcext:value-type="date">
            <text:p>22.10.2014</text:p>
          </table:table-cell>
          <table:table-cell office:value-type="float" office:value="307.7" calcext:value-type="float">
            <text:p>307,7</text:p>
          </table:table-cell>
          <table:table-cell table:formula="of:=[.E693]-[.D693]" office:value-type="float" office:value="0" calcext:value-type="float">
            <text:p>0</text:p>
          </table:table-cell>
          <table:table-cell table:formula="of:=1+[.E693]-[.D693]" office:value-type="float" office:value="1" calcext:value-type="float">
            <text:p>1</text:p>
          </table:table-cell>
          <table:table-cell table:formula="of:=COM.MICROSOFT.CONCAT([.A693];[.B693])" office:value-type="string" office:string-value="PaulinaChorzowska" calcext:value-type="string">
            <text:p>PaulinaChorzowska</text:p>
          </table:table-cell>
          <table:table-cell table:formula="of:=COUNTIF([.$I$2:.$I$1001];[.I693])" office:value-type="float" office:value="10" calcext:value-type="float">
            <text:p>10</text:p>
          </table:table-cell>
          <table:table-cell table:formula="of:=SUMIF([.$I$2:.$I$1001];[.I693];[.$H$2:.$H$1001])" office:value-type="float" office:value="14" calcext:value-type="float">
            <text:p>14</text:p>
          </table:table-cell>
          <table:table-cell table:formula="of:=[.F693]+([.H693]-1)*24+30" office:value-type="float" office:value="337.7" calcext:value-type="float">
            <text:p>337,7</text:p>
          </table:table-cell>
          <table:table-cell table:formula="of:=MONTH([.D693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atrycja</text:p>
          </table:table-cell>
          <table:table-cell table:style-name="ce2" office:value-type="string" calcext:value-type="string">
            <text:p>Czarnoleska</text:p>
          </table:table-cell>
          <table:table-cell table:style-name="ce2" office:value-type="string" calcext:value-type="string">
            <text:p>Kielce</text:p>
          </table:table-cell>
          <table:table-cell table:style-name="ce6" office:value-type="date" office:date-value="2014-10-22" calcext:value-type="date">
            <text:p>22.10.2014</text:p>
          </table:table-cell>
          <table:table-cell table:style-name="ce6" office:value-type="date" office:date-value="2014-10-23" calcext:value-type="date">
            <text:p>23.10.2014</text:p>
          </table:table-cell>
          <table:table-cell office:value-type="float" office:value="485.7" calcext:value-type="float">
            <text:p>485,7</text:p>
          </table:table-cell>
          <table:table-cell table:formula="of:=[.E694]-[.D694]" office:value-type="float" office:value="1" calcext:value-type="float">
            <text:p>1</text:p>
          </table:table-cell>
          <table:table-cell table:formula="of:=1+[.E694]-[.D694]" office:value-type="float" office:value="2" calcext:value-type="float">
            <text:p>2</text:p>
          </table:table-cell>
          <table:table-cell table:formula="of:=COM.MICROSOFT.CONCAT([.A694];[.B694])" office:value-type="string" office:string-value="PatrycjaCzarnoleska" calcext:value-type="string">
            <text:p>PatrycjaCzarnoleska</text:p>
          </table:table-cell>
          <table:table-cell table:formula="of:=COUNTIF([.$I$2:.$I$1001];[.I694])" office:value-type="float" office:value="15" calcext:value-type="float">
            <text:p>15</text:p>
          </table:table-cell>
          <table:table-cell table:formula="of:=SUMIF([.$I$2:.$I$1001];[.I694];[.$H$2:.$H$1001])" office:value-type="float" office:value="39" calcext:value-type="float">
            <text:p>39</text:p>
          </table:table-cell>
          <table:table-cell table:formula="of:=[.F694]+([.H694]-1)*24+30" office:value-type="float" office:value="539.7" calcext:value-type="float">
            <text:p>539,7</text:p>
          </table:table-cell>
          <table:table-cell table:formula="of:=MONTH([.D694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Wiktor</text:p>
          </table:table-cell>
          <table:table-cell table:style-name="ce2" office:value-type="string" calcext:value-type="string">
            <text:p>Czekan</text:p>
          </table:table-cell>
          <table:table-cell table:style-name="ce2" office:value-type="string" calcext:value-type="string">
            <text:p>Lublin</text:p>
          </table:table-cell>
          <table:table-cell table:style-name="ce6" office:value-type="date" office:date-value="2014-10-22" calcext:value-type="date">
            <text:p>22.10.2014</text:p>
          </table:table-cell>
          <table:table-cell table:style-name="ce6" office:value-type="date" office:date-value="2014-10-25" calcext:value-type="date">
            <text:p>25.10.2014</text:p>
          </table:table-cell>
          <table:table-cell office:value-type="float" office:value="737.7" calcext:value-type="float">
            <text:p>737,7</text:p>
          </table:table-cell>
          <table:table-cell table:formula="of:=[.E695]-[.D695]" office:value-type="float" office:value="3" calcext:value-type="float">
            <text:p>3</text:p>
          </table:table-cell>
          <table:table-cell table:formula="of:=1+[.E695]-[.D695]" office:value-type="float" office:value="4" calcext:value-type="float">
            <text:p>4</text:p>
          </table:table-cell>
          <table:table-cell table:formula="of:=COM.MICROSOFT.CONCAT([.A695];[.B695])" office:value-type="string" office:string-value="WiktorCzekan" calcext:value-type="string">
            <text:p>WiktorCzekan</text:p>
          </table:table-cell>
          <table:table-cell table:formula="of:=COUNTIF([.$I$2:.$I$1001];[.I695])" office:value-type="float" office:value="10" calcext:value-type="float">
            <text:p>10</text:p>
          </table:table-cell>
          <table:table-cell table:formula="of:=SUMIF([.$I$2:.$I$1001];[.I695];[.$H$2:.$H$1001])" office:value-type="float" office:value="36" calcext:value-type="float">
            <text:p>36</text:p>
          </table:table-cell>
          <table:table-cell table:formula="of:=[.F695]+([.H695]-1)*24+30" office:value-type="float" office:value="839.7" calcext:value-type="float">
            <text:p>839,7</text:p>
          </table:table-cell>
          <table:table-cell table:formula="of:=MONTH([.D695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dam</text:p>
          </table:table-cell>
          <table:table-cell table:style-name="ce2" office:value-type="string" calcext:value-type="string">
            <text:p>Falski</text:p>
          </table:table-cell>
          <table:table-cell table:style-name="ce2" office:value-type="string" calcext:value-type="string">
            <text:p>Malbork</text:p>
          </table:table-cell>
          <table:table-cell table:style-name="ce6" office:value-type="date" office:date-value="2014-10-22" calcext:value-type="date">
            <text:p>22.10.2014</text:p>
          </table:table-cell>
          <table:table-cell table:style-name="ce6" office:value-type="date" office:date-value="2014-10-23" calcext:value-type="date">
            <text:p>23.10.2014</text:p>
          </table:table-cell>
          <table:table-cell office:value-type="float" office:value="891" calcext:value-type="float">
            <text:p>891</text:p>
          </table:table-cell>
          <table:table-cell table:formula="of:=[.E696]-[.D696]" office:value-type="float" office:value="1" calcext:value-type="float">
            <text:p>1</text:p>
          </table:table-cell>
          <table:table-cell table:formula="of:=1+[.E696]-[.D696]" office:value-type="float" office:value="2" calcext:value-type="float">
            <text:p>2</text:p>
          </table:table-cell>
          <table:table-cell table:formula="of:=COM.MICROSOFT.CONCAT([.A696];[.B696])" office:value-type="string" office:string-value="AdamFalski" calcext:value-type="string">
            <text:p>AdamFalski</text:p>
          </table:table-cell>
          <table:table-cell table:formula="of:=COUNTIF([.$I$2:.$I$1001];[.I696])" office:value-type="float" office:value="8" calcext:value-type="float">
            <text:p>8</text:p>
          </table:table-cell>
          <table:table-cell table:formula="of:=SUMIF([.$I$2:.$I$1001];[.I696];[.$H$2:.$H$1001])" office:value-type="float" office:value="22" calcext:value-type="float">
            <text:p>22</text:p>
          </table:table-cell>
          <table:table-cell table:formula="of:=[.F696]+([.H696]-1)*24+30" office:value-type="float" office:value="945" calcext:value-type="float">
            <text:p>945</text:p>
          </table:table-cell>
          <table:table-cell table:formula="of:=MONTH([.D696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Olivia</text:p>
          </table:table-cell>
          <table:table-cell table:style-name="ce2" office:value-type="string" calcext:value-type="string">
            <text:p>Gabor</text:p>
          </table:table-cell>
          <table:table-cell table:style-name="ce2" office:value-type="string" calcext:value-type="string">
            <text:p>Olsztyn</text:p>
          </table:table-cell>
          <table:table-cell table:style-name="ce6" office:value-type="date" office:date-value="2014-10-22" calcext:value-type="date">
            <text:p>22.10.2014</text:p>
          </table:table-cell>
          <table:table-cell table:style-name="ce6" office:value-type="date" office:date-value="2014-10-24" calcext:value-type="date">
            <text:p>24.10.2014</text:p>
          </table:table-cell>
          <table:table-cell office:value-type="float" office:value="689.8" calcext:value-type="float">
            <text:p>689,8</text:p>
          </table:table-cell>
          <table:table-cell table:formula="of:=[.E697]-[.D697]" office:value-type="float" office:value="2" calcext:value-type="float">
            <text:p>2</text:p>
          </table:table-cell>
          <table:table-cell table:formula="of:=1+[.E697]-[.D697]" office:value-type="float" office:value="3" calcext:value-type="float">
            <text:p>3</text:p>
          </table:table-cell>
          <table:table-cell table:formula="of:=COM.MICROSOFT.CONCAT([.A697];[.B697])" office:value-type="string" office:string-value="OliviaGabor" calcext:value-type="string">
            <text:p>OliviaGabor</text:p>
          </table:table-cell>
          <table:table-cell table:formula="of:=COUNTIF([.$I$2:.$I$1001];[.I697])" office:value-type="float" office:value="16" calcext:value-type="float">
            <text:p>16</text:p>
          </table:table-cell>
          <table:table-cell table:formula="of:=SUMIF([.$I$2:.$I$1001];[.I697];[.$H$2:.$H$1001])" office:value-type="float" office:value="31" calcext:value-type="float">
            <text:p>31</text:p>
          </table:table-cell>
          <table:table-cell table:formula="of:=[.F697]+([.H697]-1)*24+30" office:value-type="float" office:value="767.8" calcext:value-type="float">
            <text:p>767,8</text:p>
          </table:table-cell>
          <table:table-cell table:formula="of:=MONTH([.D697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ornel</text:p>
          </table:table-cell>
          <table:table-cell table:style-name="ce2" office:value-type="string" calcext:value-type="string">
            <text:p>Henrykowski</text:p>
          </table:table-cell>
          <table:table-cell table:style-name="ce2" office:value-type="string" calcext:value-type="string">
            <text:p>Katowice</text:p>
          </table:table-cell>
          <table:table-cell table:number-columns-repeated="2" table:style-name="ce6" office:value-type="date" office:date-value="2014-10-22" calcext:value-type="date">
            <text:p>22.10.2014</text:p>
          </table:table-cell>
          <table:table-cell office:value-type="float" office:value="494.7" calcext:value-type="float">
            <text:p>494,7</text:p>
          </table:table-cell>
          <table:table-cell table:formula="of:=[.E698]-[.D698]" office:value-type="float" office:value="0" calcext:value-type="float">
            <text:p>0</text:p>
          </table:table-cell>
          <table:table-cell table:formula="of:=1+[.E698]-[.D698]" office:value-type="float" office:value="1" calcext:value-type="float">
            <text:p>1</text:p>
          </table:table-cell>
          <table:table-cell table:formula="of:=COM.MICROSOFT.CONCAT([.A698];[.B698])" office:value-type="string" office:string-value="KornelHenrykowski" calcext:value-type="string">
            <text:p>KornelHenrykowski</text:p>
          </table:table-cell>
          <table:table-cell table:formula="of:=COUNTIF([.$I$2:.$I$1001];[.I698])" office:value-type="float" office:value="13" calcext:value-type="float">
            <text:p>13</text:p>
          </table:table-cell>
          <table:table-cell table:formula="of:=SUMIF([.$I$2:.$I$1001];[.I698];[.$H$2:.$H$1001])" office:value-type="float" office:value="27" calcext:value-type="float">
            <text:p>27</text:p>
          </table:table-cell>
          <table:table-cell table:formula="of:=[.F698]+([.H698]-1)*24+30" office:value-type="float" office:value="524.7" calcext:value-type="float">
            <text:p>524,7</text:p>
          </table:table-cell>
          <table:table-cell table:formula="of:=MONTH([.D698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Natalia</text:p>
          </table:table-cell>
          <table:table-cell table:style-name="ce2" office:value-type="string" calcext:value-type="string">
            <text:p>Idar</text:p>
          </table:table-cell>
          <table:table-cell table:style-name="ce2" office:value-type="string" calcext:value-type="string">
            <text:p>Mielec</text:p>
          </table:table-cell>
          <table:table-cell table:number-columns-repeated="2" table:style-name="ce6" office:value-type="date" office:date-value="2014-10-22" calcext:value-type="date">
            <text:p>22.10.2014</text:p>
          </table:table-cell>
          <table:table-cell office:value-type="float" office:value="442" calcext:value-type="float">
            <text:p>442</text:p>
          </table:table-cell>
          <table:table-cell table:formula="of:=[.E699]-[.D699]" office:value-type="float" office:value="0" calcext:value-type="float">
            <text:p>0</text:p>
          </table:table-cell>
          <table:table-cell table:formula="of:=1+[.E699]-[.D699]" office:value-type="float" office:value="1" calcext:value-type="float">
            <text:p>1</text:p>
          </table:table-cell>
          <table:table-cell table:formula="of:=COM.MICROSOFT.CONCAT([.A699];[.B699])" office:value-type="string" office:string-value="NataliaIdar" calcext:value-type="string">
            <text:p>NataliaIdar</text:p>
          </table:table-cell>
          <table:table-cell table:formula="of:=COUNTIF([.$I$2:.$I$1001];[.I699])" office:value-type="float" office:value="10" calcext:value-type="float">
            <text:p>10</text:p>
          </table:table-cell>
          <table:table-cell table:formula="of:=SUMIF([.$I$2:.$I$1001];[.I699];[.$H$2:.$H$1001])" office:value-type="float" office:value="18" calcext:value-type="float">
            <text:p>18</text:p>
          </table:table-cell>
          <table:table-cell table:formula="of:=[.F699]+([.H699]-1)*24+30" office:value-type="float" office:value="472" calcext:value-type="float">
            <text:p>472</text:p>
          </table:table-cell>
          <table:table-cell table:formula="of:=MONTH([.D699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ustyna</text:p>
          </table:table-cell>
          <table:table-cell table:style-name="ce2" office:value-type="string" calcext:value-type="string">
            <text:p>Kolska</text:p>
          </table:table-cell>
          <table:table-cell table:style-name="ce2" office:value-type="string" calcext:value-type="string">
            <text:p>Kalisz</text:p>
          </table:table-cell>
          <table:table-cell table:style-name="ce6" office:value-type="date" office:date-value="2014-10-22" calcext:value-type="date">
            <text:p>22.10.2014</text:p>
          </table:table-cell>
          <table:table-cell table:style-name="ce6" office:value-type="date" office:date-value="2014-10-25" calcext:value-type="date">
            <text:p>25.10.2014</text:p>
          </table:table-cell>
          <table:table-cell office:value-type="float" office:value="919" calcext:value-type="float">
            <text:p>919</text:p>
          </table:table-cell>
          <table:table-cell table:formula="of:=[.E700]-[.D700]" office:value-type="float" office:value="3" calcext:value-type="float">
            <text:p>3</text:p>
          </table:table-cell>
          <table:table-cell table:formula="of:=1+[.E700]-[.D700]" office:value-type="float" office:value="4" calcext:value-type="float">
            <text:p>4</text:p>
          </table:table-cell>
          <table:table-cell table:formula="of:=COM.MICROSOFT.CONCAT([.A700];[.B700])" office:value-type="string" office:string-value="JustynaKolska" calcext:value-type="string">
            <text:p>JustynaKolska</text:p>
          </table:table-cell>
          <table:table-cell table:formula="of:=COUNTIF([.$I$2:.$I$1001];[.I700])" office:value-type="float" office:value="8" calcext:value-type="float">
            <text:p>8</text:p>
          </table:table-cell>
          <table:table-cell table:formula="of:=SUMIF([.$I$2:.$I$1001];[.I700];[.$H$2:.$H$1001])" office:value-type="float" office:value="23" calcext:value-type="float">
            <text:p>23</text:p>
          </table:table-cell>
          <table:table-cell table:formula="of:=[.F700]+([.H700]-1)*24+30" office:value-type="float" office:value="1021" calcext:value-type="float">
            <text:p>1021</text:p>
          </table:table-cell>
          <table:table-cell table:formula="of:=MONTH([.D700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Wojciech</text:p>
          </table:table-cell>
          <table:table-cell table:style-name="ce2" office:value-type="string" calcext:value-type="string">
            <text:p>Krokus</text:p>
          </table:table-cell>
          <table:table-cell table:style-name="ce2" office:value-type="string" calcext:value-type="string">
            <text:p>Kalisz</text:p>
          </table:table-cell>
          <table:table-cell table:style-name="ce6" office:value-type="date" office:date-value="2014-10-22" calcext:value-type="date">
            <text:p>22.10.2014</text:p>
          </table:table-cell>
          <table:table-cell table:style-name="ce6" office:value-type="date" office:date-value="2014-10-26" calcext:value-type="date">
            <text:p>26.10.2014</text:p>
          </table:table-cell>
          <table:table-cell office:value-type="float" office:value="1078" calcext:value-type="float">
            <text:p>1078</text:p>
          </table:table-cell>
          <table:table-cell table:formula="of:=[.E701]-[.D701]" office:value-type="float" office:value="4" calcext:value-type="float">
            <text:p>4</text:p>
          </table:table-cell>
          <table:table-cell table:formula="of:=1+[.E701]-[.D701]" office:value-type="float" office:value="5" calcext:value-type="float">
            <text:p>5</text:p>
          </table:table-cell>
          <table:table-cell table:formula="of:=COM.MICROSOFT.CONCAT([.A701];[.B701])" office:value-type="string" office:string-value="WojciechKrokus" calcext:value-type="string">
            <text:p>WojciechKrokus</text:p>
          </table:table-cell>
          <table:table-cell table:formula="of:=COUNTIF([.$I$2:.$I$1001];[.I701])" office:value-type="float" office:value="10" calcext:value-type="float">
            <text:p>10</text:p>
          </table:table-cell>
          <table:table-cell table:formula="of:=SUMIF([.$I$2:.$I$1001];[.I701];[.$H$2:.$H$1001])" office:value-type="float" office:value="26" calcext:value-type="float">
            <text:p>26</text:p>
          </table:table-cell>
          <table:table-cell table:formula="of:=[.F701]+([.H701]-1)*24+30" office:value-type="float" office:value="1204" calcext:value-type="float">
            <text:p>1204</text:p>
          </table:table-cell>
          <table:table-cell table:formula="of:=MONTH([.D701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aulina</text:p>
          </table:table-cell>
          <table:table-cell table:style-name="ce2" office:value-type="string" calcext:value-type="string">
            <text:p>Maskor</text:p>
          </table:table-cell>
          <table:table-cell table:style-name="ce2" office:value-type="string" calcext:value-type="string">
            <text:p>Kutno</text:p>
          </table:table-cell>
          <table:table-cell table:number-columns-repeated="2" table:style-name="ce6" office:value-type="date" office:date-value="2014-10-22" calcext:value-type="date">
            <text:p>22.10.2014</text:p>
          </table:table-cell>
          <table:table-cell office:value-type="float" office:value="278.8" calcext:value-type="float">
            <text:p>278,8</text:p>
          </table:table-cell>
          <table:table-cell table:formula="of:=[.E702]-[.D702]" office:value-type="float" office:value="0" calcext:value-type="float">
            <text:p>0</text:p>
          </table:table-cell>
          <table:table-cell table:formula="of:=1+[.E702]-[.D702]" office:value-type="float" office:value="1" calcext:value-type="float">
            <text:p>1</text:p>
          </table:table-cell>
          <table:table-cell table:formula="of:=COM.MICROSOFT.CONCAT([.A702];[.B702])" office:value-type="string" office:string-value="PaulinaMaskor" calcext:value-type="string">
            <text:p>PaulinaMaskor</text:p>
          </table:table-cell>
          <table:table-cell table:formula="of:=COUNTIF([.$I$2:.$I$1001];[.I702])" office:value-type="float" office:value="13" calcext:value-type="float">
            <text:p>13</text:p>
          </table:table-cell>
          <table:table-cell table:formula="of:=SUMIF([.$I$2:.$I$1001];[.I702];[.$H$2:.$H$1001])" office:value-type="float" office:value="41" calcext:value-type="float">
            <text:p>41</text:p>
          </table:table-cell>
          <table:table-cell table:formula="of:=[.F702]+([.H702]-1)*24+30" office:value-type="float" office:value="308.8" calcext:value-type="float">
            <text:p>308,8</text:p>
          </table:table-cell>
          <table:table-cell table:formula="of:=MONTH([.D702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Dorota</text:p>
          </table:table-cell>
          <table:table-cell table:style-name="ce2" office:value-type="string" calcext:value-type="string">
            <text:p>Morska</text:p>
          </table:table-cell>
          <table:table-cell table:style-name="ce2" office:value-type="string" calcext:value-type="string">
            <text:p>Kutno</text:p>
          </table:table-cell>
          <table:table-cell table:style-name="ce6" office:value-type="date" office:date-value="2014-10-22" calcext:value-type="date">
            <text:p>22.10.2014</text:p>
          </table:table-cell>
          <table:table-cell table:style-name="ce6" office:value-type="date" office:date-value="2014-10-24" calcext:value-type="date">
            <text:p>24.10.2014</text:p>
          </table:table-cell>
          <table:table-cell office:value-type="float" office:value="536.8" calcext:value-type="float">
            <text:p>536,8</text:p>
          </table:table-cell>
          <table:table-cell table:formula="of:=[.E703]-[.D703]" office:value-type="float" office:value="2" calcext:value-type="float">
            <text:p>2</text:p>
          </table:table-cell>
          <table:table-cell table:formula="of:=1+[.E703]-[.D703]" office:value-type="float" office:value="3" calcext:value-type="float">
            <text:p>3</text:p>
          </table:table-cell>
          <table:table-cell table:formula="of:=COM.MICROSOFT.CONCAT([.A703];[.B703])" office:value-type="string" office:string-value="DorotaMorska" calcext:value-type="string">
            <text:p>DorotaMorska</text:p>
          </table:table-cell>
          <table:table-cell table:formula="of:=COUNTIF([.$I$2:.$I$1001];[.I703])" office:value-type="float" office:value="12" calcext:value-type="float">
            <text:p>12</text:p>
          </table:table-cell>
          <table:table-cell table:formula="of:=SUMIF([.$I$2:.$I$1001];[.I703];[.$H$2:.$H$1001])" office:value-type="float" office:value="30" calcext:value-type="float">
            <text:p>30</text:p>
          </table:table-cell>
          <table:table-cell table:formula="of:=[.F703]+([.H703]-1)*24+30" office:value-type="float" office:value="614.8" calcext:value-type="float">
            <text:p>614,8</text:p>
          </table:table-cell>
          <table:table-cell table:formula="of:=MONTH([.D703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aria</text:p>
          </table:table-cell>
          <table:table-cell table:style-name="ce2" office:value-type="string" calcext:value-type="string">
            <text:p>Ozimek</text:p>
          </table:table-cell>
          <table:table-cell table:style-name="ce2" office:value-type="string" calcext:value-type="string">
            <text:p>Zgierz</text:p>
          </table:table-cell>
          <table:table-cell table:style-name="ce6" office:value-type="date" office:date-value="2014-10-22" calcext:value-type="date">
            <text:p>22.10.2014</text:p>
          </table:table-cell>
          <table:table-cell table:style-name="ce6" office:value-type="date" office:date-value="2014-10-25" calcext:value-type="date">
            <text:p>25.10.2014</text:p>
          </table:table-cell>
          <table:table-cell office:value-type="float" office:value="569.5" calcext:value-type="float">
            <text:p>569,5</text:p>
          </table:table-cell>
          <table:table-cell table:formula="of:=[.E704]-[.D704]" office:value-type="float" office:value="3" calcext:value-type="float">
            <text:p>3</text:p>
          </table:table-cell>
          <table:table-cell table:formula="of:=1+[.E704]-[.D704]" office:value-type="float" office:value="4" calcext:value-type="float">
            <text:p>4</text:p>
          </table:table-cell>
          <table:table-cell table:formula="of:=COM.MICROSOFT.CONCAT([.A704];[.B704])" office:value-type="string" office:string-value="MariaOzimek" calcext:value-type="string">
            <text:p>MariaOzimek</text:p>
          </table:table-cell>
          <table:table-cell table:formula="of:=COUNTIF([.$I$2:.$I$1001];[.I704])" office:value-type="float" office:value="8" calcext:value-type="float">
            <text:p>8</text:p>
          </table:table-cell>
          <table:table-cell table:formula="of:=SUMIF([.$I$2:.$I$1001];[.I704];[.$H$2:.$H$1001])" office:value-type="float" office:value="24" calcext:value-type="float">
            <text:p>24</text:p>
          </table:table-cell>
          <table:table-cell table:formula="of:=[.F704]+([.H704]-1)*24+30" office:value-type="float" office:value="671.5" calcext:value-type="float">
            <text:p>671,5</text:p>
          </table:table-cell>
          <table:table-cell table:formula="of:=MONTH([.D704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Narcyz</text:p>
          </table:table-cell>
          <table:table-cell table:style-name="ce2" office:value-type="string" calcext:value-type="string">
            <text:p>Polanicki</text:p>
          </table:table-cell>
          <table:table-cell table:style-name="ce2" office:value-type="string" calcext:value-type="string">
            <text:p>Kalisz</text:p>
          </table:table-cell>
          <table:table-cell table:style-name="ce6" office:value-type="date" office:date-value="2014-10-22" calcext:value-type="date">
            <text:p>22.10.2014</text:p>
          </table:table-cell>
          <table:table-cell table:style-name="ce6" office:value-type="date" office:date-value="2014-10-24" calcext:value-type="date">
            <text:p>24.10.2014</text:p>
          </table:table-cell>
          <table:table-cell office:value-type="float" office:value="760" calcext:value-type="float">
            <text:p>760</text:p>
          </table:table-cell>
          <table:table-cell table:formula="of:=[.E705]-[.D705]" office:value-type="float" office:value="2" calcext:value-type="float">
            <text:p>2</text:p>
          </table:table-cell>
          <table:table-cell table:formula="of:=1+[.E705]-[.D705]" office:value-type="float" office:value="3" calcext:value-type="float">
            <text:p>3</text:p>
          </table:table-cell>
          <table:table-cell table:formula="of:=COM.MICROSOFT.CONCAT([.A705];[.B705])" office:value-type="string" office:string-value="NarcyzPolanicki" calcext:value-type="string">
            <text:p>NarcyzPolanicki</text:p>
          </table:table-cell>
          <table:table-cell table:formula="of:=COUNTIF([.$I$2:.$I$1001];[.I705])" office:value-type="float" office:value="6" calcext:value-type="float">
            <text:p>6</text:p>
          </table:table-cell>
          <table:table-cell table:formula="of:=SUMIF([.$I$2:.$I$1001];[.I705];[.$H$2:.$H$1001])" office:value-type="float" office:value="16" calcext:value-type="float">
            <text:p>16</text:p>
          </table:table-cell>
          <table:table-cell table:formula="of:=[.F705]+([.H705]-1)*24+30" office:value-type="float" office:value="838" calcext:value-type="float">
            <text:p>838</text:p>
          </table:table-cell>
          <table:table-cell table:formula="of:=MONTH([.D705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an</text:p>
          </table:table-cell>
          <table:table-cell table:style-name="ce2" office:value-type="string" calcext:value-type="string">
            <text:p>Suwski</text:p>
          </table:table-cell>
          <table:table-cell table:style-name="ce2" office:value-type="string" calcext:value-type="string">
            <text:p>Radom</text:p>
          </table:table-cell>
          <table:table-cell table:style-name="ce6" office:value-type="date" office:date-value="2014-10-22" calcext:value-type="date">
            <text:p>22.10.2014</text:p>
          </table:table-cell>
          <table:table-cell table:style-name="ce6" office:value-type="date" office:date-value="2014-10-26" calcext:value-type="date">
            <text:p>26.10.2014</text:p>
          </table:table-cell>
          <table:table-cell office:value-type="float" office:value="674.5" calcext:value-type="float">
            <text:p>674,5</text:p>
          </table:table-cell>
          <table:table-cell table:formula="of:=[.E706]-[.D706]" office:value-type="float" office:value="4" calcext:value-type="float">
            <text:p>4</text:p>
          </table:table-cell>
          <table:table-cell table:formula="of:=1+[.E706]-[.D706]" office:value-type="float" office:value="5" calcext:value-type="float">
            <text:p>5</text:p>
          </table:table-cell>
          <table:table-cell table:formula="of:=COM.MICROSOFT.CONCAT([.A706];[.B706])" office:value-type="string" office:string-value="JanSuwski" calcext:value-type="string">
            <text:p>JanSuwski</text:p>
          </table:table-cell>
          <table:table-cell table:formula="of:=COUNTIF([.$I$2:.$I$1001];[.I706])" office:value-type="float" office:value="5" calcext:value-type="float">
            <text:p>5</text:p>
          </table:table-cell>
          <table:table-cell table:formula="of:=SUMIF([.$I$2:.$I$1001];[.I706];[.$H$2:.$H$1001])" office:value-type="float" office:value="17" calcext:value-type="float">
            <text:p>17</text:p>
          </table:table-cell>
          <table:table-cell table:formula="of:=[.F706]+([.H706]-1)*24+30" office:value-type="float" office:value="800.5" calcext:value-type="float">
            <text:p>800,5</text:p>
          </table:table-cell>
          <table:table-cell table:formula="of:=MONTH([.D706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ustyna</text:p>
          </table:table-cell>
          <table:table-cell table:style-name="ce2" office:value-type="string" calcext:value-type="string">
            <text:p>Tracz</text:p>
          </table:table-cell>
          <table:table-cell table:style-name="ce2" office:value-type="string" calcext:value-type="string">
            <text:p>Kutno</text:p>
          </table:table-cell>
          <table:table-cell table:number-columns-repeated="2" table:style-name="ce6" office:value-type="date" office:date-value="2014-10-22" calcext:value-type="date">
            <text:p>22.10.2014</text:p>
          </table:table-cell>
          <table:table-cell office:value-type="float" office:value="278.8" calcext:value-type="float">
            <text:p>278,8</text:p>
          </table:table-cell>
          <table:table-cell table:formula="of:=[.E707]-[.D707]" office:value-type="float" office:value="0" calcext:value-type="float">
            <text:p>0</text:p>
          </table:table-cell>
          <table:table-cell table:formula="of:=1+[.E707]-[.D707]" office:value-type="float" office:value="1" calcext:value-type="float">
            <text:p>1</text:p>
          </table:table-cell>
          <table:table-cell table:formula="of:=COM.MICROSOFT.CONCAT([.A707];[.B707])" office:value-type="string" office:string-value="JustynaTracz" calcext:value-type="string">
            <text:p>JustynaTracz</text:p>
          </table:table-cell>
          <table:table-cell table:formula="of:=COUNTIF([.$I$2:.$I$1001];[.I707])" office:value-type="float" office:value="13" calcext:value-type="float">
            <text:p>13</text:p>
          </table:table-cell>
          <table:table-cell table:formula="of:=SUMIF([.$I$2:.$I$1001];[.I707];[.$H$2:.$H$1001])" office:value-type="float" office:value="36" calcext:value-type="float">
            <text:p>36</text:p>
          </table:table-cell>
          <table:table-cell table:formula="of:=[.F707]+([.H707]-1)*24+30" office:value-type="float" office:value="308.8" calcext:value-type="float">
            <text:p>308,8</text:p>
          </table:table-cell>
          <table:table-cell table:formula="of:=MONTH([.D707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melia</text:p>
          </table:table-cell>
          <table:table-cell table:style-name="ce2" office:value-type="string" calcext:value-type="string">
            <text:p>Wojtecka</text:p>
          </table:table-cell>
          <table:table-cell table:style-name="ce2" office:value-type="string" calcext:value-type="string">
            <text:p>Zgierz</text:p>
          </table:table-cell>
          <table:table-cell table:style-name="ce6" office:value-type="date" office:date-value="2014-10-22" calcext:value-type="date">
            <text:p>22.10.2014</text:p>
          </table:table-cell>
          <table:table-cell table:style-name="ce6" office:value-type="date" office:date-value="2014-10-23" calcext:value-type="date">
            <text:p>23.10.2014</text:p>
          </table:table-cell>
          <table:table-cell office:value-type="float" office:value="331.5" calcext:value-type="float">
            <text:p>331,5</text:p>
          </table:table-cell>
          <table:table-cell table:formula="of:=[.E708]-[.D708]" office:value-type="float" office:value="1" calcext:value-type="float">
            <text:p>1</text:p>
          </table:table-cell>
          <table:table-cell table:formula="of:=1+[.E708]-[.D708]" office:value-type="float" office:value="2" calcext:value-type="float">
            <text:p>2</text:p>
          </table:table-cell>
          <table:table-cell table:formula="of:=COM.MICROSOFT.CONCAT([.A708];[.B708])" office:value-type="string" office:string-value="AmeliaWojtecka" calcext:value-type="string">
            <text:p>AmeliaWojtecka</text:p>
          </table:table-cell>
          <table:table-cell table:formula="of:=COUNTIF([.$I$2:.$I$1001];[.I708])" office:value-type="float" office:value="8" calcext:value-type="float">
            <text:p>8</text:p>
          </table:table-cell>
          <table:table-cell table:formula="of:=SUMIF([.$I$2:.$I$1001];[.I708];[.$H$2:.$H$1001])" office:value-type="float" office:value="21" calcext:value-type="float">
            <text:p>21</text:p>
          </table:table-cell>
          <table:table-cell table:formula="of:=[.F708]+([.H708]-1)*24+30" office:value-type="float" office:value="385.5" calcext:value-type="float">
            <text:p>385,5</text:p>
          </table:table-cell>
          <table:table-cell table:formula="of:=MONTH([.D708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mil</text:p>
          </table:table-cell>
          <table:table-cell table:style-name="ce2" office:value-type="string" calcext:value-type="string">
            <text:p>Zabrzeski</text:p>
          </table:table-cell>
          <table:table-cell table:style-name="ce2" office:value-type="string" calcext:value-type="string">
            <text:p>Olsztyn</text:p>
          </table:table-cell>
          <table:table-cell table:style-name="ce6" office:value-type="date" office:date-value="2014-10-22" calcext:value-type="date">
            <text:p>22.10.2014</text:p>
          </table:table-cell>
          <table:table-cell table:style-name="ce6" office:value-type="date" office:date-value="2014-10-26" calcext:value-type="date">
            <text:p>26.10.2014</text:p>
          </table:table-cell>
          <table:table-cell office:value-type="float" office:value="1015.8" calcext:value-type="float">
            <text:p>1015,8</text:p>
          </table:table-cell>
          <table:table-cell table:formula="of:=[.E709]-[.D709]" office:value-type="float" office:value="4" calcext:value-type="float">
            <text:p>4</text:p>
          </table:table-cell>
          <table:table-cell table:formula="of:=1+[.E709]-[.D709]" office:value-type="float" office:value="5" calcext:value-type="float">
            <text:p>5</text:p>
          </table:table-cell>
          <table:table-cell table:formula="of:=COM.MICROSOFT.CONCAT([.A709];[.B709])" office:value-type="string" office:string-value="KamilZabrzeski" calcext:value-type="string">
            <text:p>KamilZabrzeski</text:p>
          </table:table-cell>
          <table:table-cell table:formula="of:=COUNTIF([.$I$2:.$I$1001];[.I709])" office:value-type="float" office:value="13" calcext:value-type="float">
            <text:p>13</text:p>
          </table:table-cell>
          <table:table-cell table:formula="of:=SUMIF([.$I$2:.$I$1001];[.I709];[.$H$2:.$H$1001])" office:value-type="float" office:value="34" calcext:value-type="float">
            <text:p>34</text:p>
          </table:table-cell>
          <table:table-cell table:formula="of:=[.F709]+([.H709]-1)*24+30" office:value-type="float" office:value="1141.8" calcext:value-type="float">
            <text:p>1141,8</text:p>
          </table:table-cell>
          <table:table-cell table:formula="of:=MONTH([.D709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atrycja</text:p>
          </table:table-cell>
          <table:table-cell table:style-name="ce2" office:value-type="string" calcext:value-type="string">
            <text:p>Andrycz</text:p>
          </table:table-cell>
          <table:table-cell table:style-name="ce2" office:value-type="string" calcext:value-type="string">
            <text:p>Katowice</text:p>
          </table:table-cell>
          <table:table-cell table:style-name="ce6" office:value-type="date" office:date-value="2014-10-23" calcext:value-type="date">
            <text:p>23.10.2014</text:p>
          </table:table-cell>
          <table:table-cell table:style-name="ce6" office:value-type="date" office:date-value="2014-10-25" calcext:value-type="date">
            <text:p>25.10.2014</text:p>
          </table:table-cell>
          <table:table-cell office:value-type="float" office:value="892.7" calcext:value-type="float">
            <text:p>892,7</text:p>
          </table:table-cell>
          <table:table-cell table:formula="of:=[.E710]-[.D710]" office:value-type="float" office:value="2" calcext:value-type="float">
            <text:p>2</text:p>
          </table:table-cell>
          <table:table-cell table:formula="of:=1+[.E710]-[.D710]" office:value-type="float" office:value="3" calcext:value-type="float">
            <text:p>3</text:p>
          </table:table-cell>
          <table:table-cell table:formula="of:=COM.MICROSOFT.CONCAT([.A710];[.B710])" office:value-type="string" office:string-value="PatrycjaAndrycz" calcext:value-type="string">
            <text:p>PatrycjaAndrycz</text:p>
          </table:table-cell>
          <table:table-cell table:formula="of:=COUNTIF([.$I$2:.$I$1001];[.I710])" office:value-type="float" office:value="12" calcext:value-type="float">
            <text:p>12</text:p>
          </table:table-cell>
          <table:table-cell table:formula="of:=SUMIF([.$I$2:.$I$1001];[.I710];[.$H$2:.$H$1001])" office:value-type="float" office:value="40" calcext:value-type="float">
            <text:p>40</text:p>
          </table:table-cell>
          <table:table-cell table:formula="of:=[.F710]+([.H710]-1)*24+30" office:value-type="float" office:value="970.7" calcext:value-type="float">
            <text:p>970,7</text:p>
          </table:table-cell>
          <table:table-cell table:formula="of:=MONTH([.D710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ebastian</text:p>
          </table:table-cell>
          <table:table-cell table:style-name="ce2" office:value-type="string" calcext:value-type="string">
            <text:p>Argonski</text:p>
          </table:table-cell>
          <table:table-cell table:style-name="ce2" office:value-type="string" calcext:value-type="string">
            <text:p>Kalisz</text:p>
          </table:table-cell>
          <table:table-cell table:style-name="ce6" office:value-type="date" office:date-value="2014-10-23" calcext:value-type="date">
            <text:p>23.10.2014</text:p>
          </table:table-cell>
          <table:table-cell table:style-name="ce6" office:value-type="date" office:date-value="2014-10-26" calcext:value-type="date">
            <text:p>26.10.2014</text:p>
          </table:table-cell>
          <table:table-cell office:value-type="float" office:value="919" calcext:value-type="float">
            <text:p>919</text:p>
          </table:table-cell>
          <table:table-cell table:formula="of:=[.E711]-[.D711]" office:value-type="float" office:value="3" calcext:value-type="float">
            <text:p>3</text:p>
          </table:table-cell>
          <table:table-cell table:formula="of:=1+[.E711]-[.D711]" office:value-type="float" office:value="4" calcext:value-type="float">
            <text:p>4</text:p>
          </table:table-cell>
          <table:table-cell table:formula="of:=COM.MICROSOFT.CONCAT([.A711];[.B711])" office:value-type="string" office:string-value="SebastianArgonski" calcext:value-type="string">
            <text:p>SebastianArgonski</text:p>
          </table:table-cell>
          <table:table-cell table:formula="of:=COUNTIF([.$I$2:.$I$1001];[.I711])" office:value-type="float" office:value="9" calcext:value-type="float">
            <text:p>9</text:p>
          </table:table-cell>
          <table:table-cell table:formula="of:=SUMIF([.$I$2:.$I$1001];[.I711];[.$H$2:.$H$1001])" office:value-type="float" office:value="31" calcext:value-type="float">
            <text:p>31</text:p>
          </table:table-cell>
          <table:table-cell table:formula="of:=[.F711]+([.H711]-1)*24+30" office:value-type="float" office:value="1021" calcext:value-type="float">
            <text:p>1021</text:p>
          </table:table-cell>
          <table:table-cell table:formula="of:=MONTH([.D711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dam</text:p>
          </table:table-cell>
          <table:table-cell table:style-name="ce2" office:value-type="string" calcext:value-type="string">
            <text:p>Falski</text:p>
          </table:table-cell>
          <table:table-cell table:style-name="ce2" office:value-type="string" calcext:value-type="string">
            <text:p>Mielec</text:p>
          </table:table-cell>
          <table:table-cell table:style-name="ce6" office:value-type="date" office:date-value="2014-10-23" calcext:value-type="date">
            <text:p>23.10.2014</text:p>
          </table:table-cell>
          <table:table-cell table:style-name="ce6" office:value-type="date" office:date-value="2014-10-24" calcext:value-type="date">
            <text:p>24.10.2014</text:p>
          </table:table-cell>
          <table:table-cell office:value-type="float" office:value="570" calcext:value-type="float">
            <text:p>570</text:p>
          </table:table-cell>
          <table:table-cell table:formula="of:=[.E712]-[.D712]" office:value-type="float" office:value="1" calcext:value-type="float">
            <text:p>1</text:p>
          </table:table-cell>
          <table:table-cell table:formula="of:=1+[.E712]-[.D712]" office:value-type="float" office:value="2" calcext:value-type="float">
            <text:p>2</text:p>
          </table:table-cell>
          <table:table-cell table:formula="of:=COM.MICROSOFT.CONCAT([.A712];[.B712])" office:value-type="string" office:string-value="AdamFalski" calcext:value-type="string">
            <text:p>AdamFalski</text:p>
          </table:table-cell>
          <table:table-cell table:formula="of:=COUNTIF([.$I$2:.$I$1001];[.I712])" office:value-type="float" office:value="8" calcext:value-type="float">
            <text:p>8</text:p>
          </table:table-cell>
          <table:table-cell table:formula="of:=SUMIF([.$I$2:.$I$1001];[.I712];[.$H$2:.$H$1001])" office:value-type="float" office:value="22" calcext:value-type="float">
            <text:p>22</text:p>
          </table:table-cell>
          <table:table-cell table:formula="of:=[.F712]+([.H712]-1)*24+30" office:value-type="float" office:value="624" calcext:value-type="float">
            <text:p>624</text:p>
          </table:table-cell>
          <table:table-cell table:formula="of:=MONTH([.D712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erzy</text:p>
          </table:table-cell>
          <table:table-cell table:style-name="ce2" office:value-type="string" calcext:value-type="string">
            <text:p>Granica</text:p>
          </table:table-cell>
          <table:table-cell table:style-name="ce2" office:value-type="string" calcext:value-type="string">
            <text:p>Siedlce</text:p>
          </table:table-cell>
          <table:table-cell table:style-name="ce6" office:value-type="date" office:date-value="2014-10-23" calcext:value-type="date">
            <text:p>23.10.2014</text:p>
          </table:table-cell>
          <table:table-cell table:style-name="ce6" office:value-type="date" office:date-value="2014-10-24" calcext:value-type="date">
            <text:p>24.10.2014</text:p>
          </table:table-cell>
          <table:table-cell office:value-type="float" office:value="295.4" calcext:value-type="float">
            <text:p>295,4</text:p>
          </table:table-cell>
          <table:table-cell table:formula="of:=[.E713]-[.D713]" office:value-type="float" office:value="1" calcext:value-type="float">
            <text:p>1</text:p>
          </table:table-cell>
          <table:table-cell table:formula="of:=1+[.E713]-[.D713]" office:value-type="float" office:value="2" calcext:value-type="float">
            <text:p>2</text:p>
          </table:table-cell>
          <table:table-cell table:formula="of:=COM.MICROSOFT.CONCAT([.A713];[.B713])" office:value-type="string" office:string-value="JerzyGranica" calcext:value-type="string">
            <text:p>JerzyGranica</text:p>
          </table:table-cell>
          <table:table-cell table:formula="of:=COUNTIF([.$I$2:.$I$1001];[.I713])" office:value-type="float" office:value="11" calcext:value-type="float">
            <text:p>11</text:p>
          </table:table-cell>
          <table:table-cell table:formula="of:=SUMIF([.$I$2:.$I$1001];[.I713];[.$H$2:.$H$1001])" office:value-type="float" office:value="26" calcext:value-type="float">
            <text:p>26</text:p>
          </table:table-cell>
          <table:table-cell table:formula="of:=[.F713]+([.H713]-1)*24+30" office:value-type="float" office:value="349.4" calcext:value-type="float">
            <text:p>349,4</text:p>
          </table:table-cell>
          <table:table-cell table:formula="of:=MONTH([.D713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ebastian</text:p>
          </table:table-cell>
          <table:table-cell table:style-name="ce2" office:value-type="string" calcext:value-type="string">
            <text:p>Halik</text:p>
          </table:table-cell>
          <table:table-cell table:style-name="ce2" office:value-type="string" calcext:value-type="string">
            <text:p>Malbork</text:p>
          </table:table-cell>
          <table:table-cell table:style-name="ce6" office:value-type="date" office:date-value="2014-10-23" calcext:value-type="date">
            <text:p>23.10.2014</text:p>
          </table:table-cell>
          <table:table-cell table:style-name="ce6" office:value-type="date" office:date-value="2014-10-24" calcext:value-type="date">
            <text:p>24.10.2014</text:p>
          </table:table-cell>
          <table:table-cell office:value-type="float" office:value="891" calcext:value-type="float">
            <text:p>891</text:p>
          </table:table-cell>
          <table:table-cell table:formula="of:=[.E714]-[.D714]" office:value-type="float" office:value="1" calcext:value-type="float">
            <text:p>1</text:p>
          </table:table-cell>
          <table:table-cell table:formula="of:=1+[.E714]-[.D714]" office:value-type="float" office:value="2" calcext:value-type="float">
            <text:p>2</text:p>
          </table:table-cell>
          <table:table-cell table:formula="of:=COM.MICROSOFT.CONCAT([.A714];[.B714])" office:value-type="string" office:string-value="SebastianHalik" calcext:value-type="string">
            <text:p>SebastianHalik</text:p>
          </table:table-cell>
          <table:table-cell table:formula="of:=COUNTIF([.$I$2:.$I$1001];[.I714])" office:value-type="float" office:value="11" calcext:value-type="float">
            <text:p>11</text:p>
          </table:table-cell>
          <table:table-cell table:formula="of:=SUMIF([.$I$2:.$I$1001];[.I714];[.$H$2:.$H$1001])" office:value-type="float" office:value="23" calcext:value-type="float">
            <text:p>23</text:p>
          </table:table-cell>
          <table:table-cell table:formula="of:=[.F714]+([.H714]-1)*24+30" office:value-type="float" office:value="945" calcext:value-type="float">
            <text:p>945</text:p>
          </table:table-cell>
          <table:table-cell table:formula="of:=MONTH([.D714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arcin</text:p>
          </table:table-cell>
          <table:table-cell table:style-name="ce2" office:value-type="string" calcext:value-type="string">
            <text:p>Jarskarski</text:p>
          </table:table-cell>
          <table:table-cell table:style-name="ce2" office:value-type="string" calcext:value-type="string">
            <text:p>Mielec</text:p>
          </table:table-cell>
          <table:table-cell table:style-name="ce6" office:value-type="date" office:date-value="2014-10-23" calcext:value-type="date">
            <text:p>23.10.2014</text:p>
          </table:table-cell>
          <table:table-cell table:style-name="ce6" office:value-type="date" office:date-value="2014-10-24" calcext:value-type="date">
            <text:p>24.10.2014</text:p>
          </table:table-cell>
          <table:table-cell office:value-type="float" office:value="570" calcext:value-type="float">
            <text:p>570</text:p>
          </table:table-cell>
          <table:table-cell table:formula="of:=[.E715]-[.D715]" office:value-type="float" office:value="1" calcext:value-type="float">
            <text:p>1</text:p>
          </table:table-cell>
          <table:table-cell table:formula="of:=1+[.E715]-[.D715]" office:value-type="float" office:value="2" calcext:value-type="float">
            <text:p>2</text:p>
          </table:table-cell>
          <table:table-cell table:formula="of:=COM.MICROSOFT.CONCAT([.A715];[.B715])" office:value-type="string" office:string-value="MarcinJarskarski" calcext:value-type="string">
            <text:p>MarcinJarskarski</text:p>
          </table:table-cell>
          <table:table-cell table:formula="of:=COUNTIF([.$I$2:.$I$1001];[.I715])" office:value-type="float" office:value="11" calcext:value-type="float">
            <text:p>11</text:p>
          </table:table-cell>
          <table:table-cell table:formula="of:=SUMIF([.$I$2:.$I$1001];[.I715];[.$H$2:.$H$1001])" office:value-type="float" office:value="22" calcext:value-type="float">
            <text:p>22</text:p>
          </table:table-cell>
          <table:table-cell table:formula="of:=[.F715]+([.H715]-1)*24+30" office:value-type="float" office:value="624" calcext:value-type="float">
            <text:p>624</text:p>
          </table:table-cell>
          <table:table-cell table:formula="of:=MONTH([.D715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Kaliska</text:p>
          </table:table-cell>
          <table:table-cell table:style-name="ce2" office:value-type="string" calcext:value-type="string">
            <text:p>Lublin</text:p>
          </table:table-cell>
          <table:table-cell table:number-columns-repeated="2" table:style-name="ce6" office:value-type="date" office:date-value="2014-10-23" calcext:value-type="date">
            <text:p>23.10.2014</text:p>
          </table:table-cell>
          <table:table-cell office:value-type="float" office:value="290.7" calcext:value-type="float">
            <text:p>290,7</text:p>
          </table:table-cell>
          <table:table-cell table:formula="of:=[.E716]-[.D716]" office:value-type="float" office:value="0" calcext:value-type="float">
            <text:p>0</text:p>
          </table:table-cell>
          <table:table-cell table:formula="of:=1+[.E716]-[.D716]" office:value-type="float" office:value="1" calcext:value-type="float">
            <text:p>1</text:p>
          </table:table-cell>
          <table:table-cell table:formula="of:=COM.MICROSOFT.CONCAT([.A716];[.B716])" office:value-type="string" office:string-value="AnnaKaliska" calcext:value-type="string">
            <text:p>AnnaKaliska</text:p>
          </table:table-cell>
          <table:table-cell table:formula="of:=COUNTIF([.$I$2:.$I$1001];[.I716])" office:value-type="float" office:value="15" calcext:value-type="float">
            <text:p>15</text:p>
          </table:table-cell>
          <table:table-cell table:formula="of:=SUMIF([.$I$2:.$I$1001];[.I716];[.$H$2:.$H$1001])" office:value-type="float" office:value="27" calcext:value-type="float">
            <text:p>27</text:p>
          </table:table-cell>
          <table:table-cell table:formula="of:=[.F716]+([.H716]-1)*24+30" office:value-type="float" office:value="320.7" calcext:value-type="float">
            <text:p>320,7</text:p>
          </table:table-cell>
          <table:table-cell table:formula="of:=MONTH([.D716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Wojciech</text:p>
          </table:table-cell>
          <table:table-cell table:style-name="ce2" office:value-type="string" calcext:value-type="string">
            <text:p>Krokus</text:p>
          </table:table-cell>
          <table:table-cell table:style-name="ce2" office:value-type="string" calcext:value-type="string">
            <text:p>Krakow</text:p>
          </table:table-cell>
          <table:table-cell table:style-name="ce6" office:value-type="date" office:date-value="2014-10-23" calcext:value-type="date">
            <text:p>23.10.2014</text:p>
          </table:table-cell>
          <table:table-cell table:style-name="ce6" office:value-type="date" office:date-value="2014-10-24" calcext:value-type="date">
            <text:p>24.10.2014</text:p>
          </table:table-cell>
          <table:table-cell office:value-type="float" office:value="706.5" calcext:value-type="float">
            <text:p>706,5</text:p>
          </table:table-cell>
          <table:table-cell table:formula="of:=[.E717]-[.D717]" office:value-type="float" office:value="1" calcext:value-type="float">
            <text:p>1</text:p>
          </table:table-cell>
          <table:table-cell table:formula="of:=1+[.E717]-[.D717]" office:value-type="float" office:value="2" calcext:value-type="float">
            <text:p>2</text:p>
          </table:table-cell>
          <table:table-cell table:formula="of:=COM.MICROSOFT.CONCAT([.A717];[.B717])" office:value-type="string" office:string-value="WojciechKrokus" calcext:value-type="string">
            <text:p>WojciechKrokus</text:p>
          </table:table-cell>
          <table:table-cell table:formula="of:=COUNTIF([.$I$2:.$I$1001];[.I717])" office:value-type="float" office:value="10" calcext:value-type="float">
            <text:p>10</text:p>
          </table:table-cell>
          <table:table-cell table:formula="of:=SUMIF([.$I$2:.$I$1001];[.I717];[.$H$2:.$H$1001])" office:value-type="float" office:value="26" calcext:value-type="float">
            <text:p>26</text:p>
          </table:table-cell>
          <table:table-cell table:formula="of:=[.F717]+([.H717]-1)*24+30" office:value-type="float" office:value="760.5" calcext:value-type="float">
            <text:p>760,5</text:p>
          </table:table-cell>
          <table:table-cell table:formula="of:=MONTH([.D717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alwina</text:p>
          </table:table-cell>
          <table:table-cell table:style-name="ce2" office:value-type="string" calcext:value-type="string">
            <text:p>Papkin</text:p>
          </table:table-cell>
          <table:table-cell table:style-name="ce2" office:value-type="string" calcext:value-type="string">
            <text:p>Krakow</text:p>
          </table:table-cell>
          <table:table-cell table:style-name="ce6" office:value-type="date" office:date-value="2014-10-23" calcext:value-type="date">
            <text:p>23.10.2014</text:p>
          </table:table-cell>
          <table:table-cell table:style-name="ce6" office:value-type="date" office:date-value="2014-10-25" calcext:value-type="date">
            <text:p>25.10.2014</text:p>
          </table:table-cell>
          <table:table-cell office:value-type="float" office:value="911.5" calcext:value-type="float">
            <text:p>911,5</text:p>
          </table:table-cell>
          <table:table-cell table:formula="of:=[.E718]-[.D718]" office:value-type="float" office:value="2" calcext:value-type="float">
            <text:p>2</text:p>
          </table:table-cell>
          <table:table-cell table:formula="of:=1+[.E718]-[.D718]" office:value-type="float" office:value="3" calcext:value-type="float">
            <text:p>3</text:p>
          </table:table-cell>
          <table:table-cell table:formula="of:=COM.MICROSOFT.CONCAT([.A718];[.B718])" office:value-type="string" office:string-value="MalwinaPapkin" calcext:value-type="string">
            <text:p>MalwinaPapkin</text:p>
          </table:table-cell>
          <table:table-cell table:formula="of:=COUNTIF([.$I$2:.$I$1001];[.I718])" office:value-type="float" office:value="11" calcext:value-type="float">
            <text:p>11</text:p>
          </table:table-cell>
          <table:table-cell table:formula="of:=SUMIF([.$I$2:.$I$1001];[.I718];[.$H$2:.$H$1001])" office:value-type="float" office:value="28" calcext:value-type="float">
            <text:p>28</text:p>
          </table:table-cell>
          <table:table-cell table:formula="of:=[.F718]+([.H718]-1)*24+30" office:value-type="float" office:value="989.5" calcext:value-type="float">
            <text:p>989,5</text:p>
          </table:table-cell>
          <table:table-cell table:formula="of:=MONTH([.D718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zimiera</text:p>
          </table:table-cell>
          <table:table-cell table:style-name="ce2" office:value-type="string" calcext:value-type="string">
            <text:p>Parczewska</text:p>
          </table:table-cell>
          <table:table-cell table:style-name="ce2" office:value-type="string" calcext:value-type="string">
            <text:p>Kielce</text:p>
          </table:table-cell>
          <table:table-cell table:style-name="ce6" office:value-type="date" office:date-value="2014-10-23" calcext:value-type="date">
            <text:p>23.10.2014</text:p>
          </table:table-cell>
          <table:table-cell table:style-name="ce6" office:value-type="date" office:date-value="2014-10-26" calcext:value-type="date">
            <text:p>26.10.2014</text:p>
          </table:table-cell>
          <table:table-cell office:value-type="float" office:value="841.7" calcext:value-type="float">
            <text:p>841,7</text:p>
          </table:table-cell>
          <table:table-cell table:formula="of:=[.E719]-[.D719]" office:value-type="float" office:value="3" calcext:value-type="float">
            <text:p>3</text:p>
          </table:table-cell>
          <table:table-cell table:formula="of:=1+[.E719]-[.D719]" office:value-type="float" office:value="4" calcext:value-type="float">
            <text:p>4</text:p>
          </table:table-cell>
          <table:table-cell table:formula="of:=COM.MICROSOFT.CONCAT([.A719];[.B719])" office:value-type="string" office:string-value="KazimieraParczewska" calcext:value-type="string">
            <text:p>KazimieraParczewska</text:p>
          </table:table-cell>
          <table:table-cell table:formula="of:=COUNTIF([.$I$2:.$I$1001];[.I719])" office:value-type="float" office:value="11" calcext:value-type="float">
            <text:p>11</text:p>
          </table:table-cell>
          <table:table-cell table:formula="of:=SUMIF([.$I$2:.$I$1001];[.I719];[.$H$2:.$H$1001])" office:value-type="float" office:value="28" calcext:value-type="float">
            <text:p>28</text:p>
          </table:table-cell>
          <table:table-cell table:formula="of:=[.F719]+([.H719]-1)*24+30" office:value-type="float" office:value="943.7" calcext:value-type="float">
            <text:p>943,7</text:p>
          </table:table-cell>
          <table:table-cell table:formula="of:=MONTH([.D719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Gustaw</text:p>
          </table:table-cell>
          <table:table-cell table:style-name="ce2" office:value-type="string" calcext:value-type="string">
            <text:p>Poznanski</text:p>
          </table:table-cell>
          <table:table-cell table:style-name="ce2" office:value-type="string" calcext:value-type="string">
            <text:p>Malbork</text:p>
          </table:table-cell>
          <table:table-cell table:style-name="ce6" office:value-type="date" office:date-value="2014-10-23" calcext:value-type="date">
            <text:p>23.10.2014</text:p>
          </table:table-cell>
          <table:table-cell table:style-name="ce6" office:value-type="date" office:date-value="2014-10-25" calcext:value-type="date">
            <text:p>25.10.2014</text:p>
          </table:table-cell>
          <table:table-cell office:value-type="float" office:value="1102" calcext:value-type="float">
            <text:p>1102</text:p>
          </table:table-cell>
          <table:table-cell table:formula="of:=[.E720]-[.D720]" office:value-type="float" office:value="2" calcext:value-type="float">
            <text:p>2</text:p>
          </table:table-cell>
          <table:table-cell table:formula="of:=1+[.E720]-[.D720]" office:value-type="float" office:value="3" calcext:value-type="float">
            <text:p>3</text:p>
          </table:table-cell>
          <table:table-cell table:formula="of:=COM.MICROSOFT.CONCAT([.A720];[.B720])" office:value-type="string" office:string-value="GustawPoznanski" calcext:value-type="string">
            <text:p>GustawPoznanski</text:p>
          </table:table-cell>
          <table:table-cell table:formula="of:=COUNTIF([.$I$2:.$I$1001];[.I720])" office:value-type="float" office:value="7" calcext:value-type="float">
            <text:p>7</text:p>
          </table:table-cell>
          <table:table-cell table:formula="of:=SUMIF([.$I$2:.$I$1001];[.I720];[.$H$2:.$H$1001])" office:value-type="float" office:value="16" calcext:value-type="float">
            <text:p>16</text:p>
          </table:table-cell>
          <table:table-cell table:formula="of:=[.F720]+([.H720]-1)*24+30" office:value-type="float" office:value="1180" calcext:value-type="float">
            <text:p>1180</text:p>
          </table:table-cell>
          <table:table-cell table:formula="of:=MONTH([.D720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Dorota</text:p>
          </table:table-cell>
          <table:table-cell table:style-name="ce2" office:value-type="string" calcext:value-type="string">
            <text:p>Sosnowiecka</text:p>
          </table:table-cell>
          <table:table-cell table:style-name="ce2" office:value-type="string" calcext:value-type="string">
            <text:p>Malbork</text:p>
          </table:table-cell>
          <table:table-cell table:number-columns-repeated="2" table:style-name="ce6" office:value-type="date" office:date-value="2014-10-23" calcext:value-type="date">
            <text:p>23.10.2014</text:p>
          </table:table-cell>
          <table:table-cell office:value-type="float" office:value="680" calcext:value-type="float">
            <text:p>680</text:p>
          </table:table-cell>
          <table:table-cell table:formula="of:=[.E721]-[.D721]" office:value-type="float" office:value="0" calcext:value-type="float">
            <text:p>0</text:p>
          </table:table-cell>
          <table:table-cell table:formula="of:=1+[.E721]-[.D721]" office:value-type="float" office:value="1" calcext:value-type="float">
            <text:p>1</text:p>
          </table:table-cell>
          <table:table-cell table:formula="of:=COM.MICROSOFT.CONCAT([.A721];[.B721])" office:value-type="string" office:string-value="DorotaSosnowiecka" calcext:value-type="string">
            <text:p>DorotaSosnowiecka</text:p>
          </table:table-cell>
          <table:table-cell table:formula="of:=COUNTIF([.$I$2:.$I$1001];[.I721])" office:value-type="float" office:value="13" calcext:value-type="float">
            <text:p>13</text:p>
          </table:table-cell>
          <table:table-cell table:formula="of:=SUMIF([.$I$2:.$I$1001];[.I721];[.$H$2:.$H$1001])" office:value-type="float" office:value="29" calcext:value-type="float">
            <text:p>29</text:p>
          </table:table-cell>
          <table:table-cell table:formula="of:=[.F721]+([.H721]-1)*24+30" office:value-type="float" office:value="710" calcext:value-type="float">
            <text:p>710</text:p>
          </table:table-cell>
          <table:table-cell table:formula="of:=MONTH([.D721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Natalia</text:p>
          </table:table-cell>
          <table:table-cell table:style-name="ce2" office:value-type="string" calcext:value-type="string">
            <text:p>Idar</text:p>
          </table:table-cell>
          <table:table-cell table:style-name="ce2" office:value-type="string" calcext:value-type="string">
            <text:p>Kielce</text:p>
          </table:table-cell>
          <table:table-cell table:number-columns-repeated="2" table:style-name="ce6" office:value-type="date" office:date-value="2014-10-24" calcext:value-type="date">
            <text:p>24.10.2014</text:p>
          </table:table-cell>
          <table:table-cell office:value-type="float" office:value="307.7" calcext:value-type="float">
            <text:p>307,7</text:p>
          </table:table-cell>
          <table:table-cell table:formula="of:=[.E722]-[.D722]" office:value-type="float" office:value="0" calcext:value-type="float">
            <text:p>0</text:p>
          </table:table-cell>
          <table:table-cell table:formula="of:=1+[.E722]-[.D722]" office:value-type="float" office:value="1" calcext:value-type="float">
            <text:p>1</text:p>
          </table:table-cell>
          <table:table-cell table:formula="of:=COM.MICROSOFT.CONCAT([.A722];[.B722])" office:value-type="string" office:string-value="NataliaIdar" calcext:value-type="string">
            <text:p>NataliaIdar</text:p>
          </table:table-cell>
          <table:table-cell table:formula="of:=COUNTIF([.$I$2:.$I$1001];[.I722])" office:value-type="float" office:value="10" calcext:value-type="float">
            <text:p>10</text:p>
          </table:table-cell>
          <table:table-cell table:formula="of:=SUMIF([.$I$2:.$I$1001];[.I722];[.$H$2:.$H$1001])" office:value-type="float" office:value="18" calcext:value-type="float">
            <text:p>18</text:p>
          </table:table-cell>
          <table:table-cell table:formula="of:=[.F722]+([.H722]-1)*24+30" office:value-type="float" office:value="337.7" calcext:value-type="float">
            <text:p>337,7</text:p>
          </table:table-cell>
          <table:table-cell table:formula="of:=MONTH([.D722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ustyna</text:p>
          </table:table-cell>
          <table:table-cell table:style-name="ce2" office:value-type="string" calcext:value-type="string">
            <text:p>Tracz</text:p>
          </table:table-cell>
          <table:table-cell table:style-name="ce2" office:value-type="string" calcext:value-type="string">
            <text:p>Lublin</text:p>
          </table:table-cell>
          <table:table-cell table:number-columns-repeated="2" table:style-name="ce6" office:value-type="date" office:date-value="2014-10-24" calcext:value-type="date">
            <text:p>24.10.2014</text:p>
          </table:table-cell>
          <table:table-cell office:value-type="float" office:value="290.7" calcext:value-type="float">
            <text:p>290,7</text:p>
          </table:table-cell>
          <table:table-cell table:formula="of:=[.E723]-[.D723]" office:value-type="float" office:value="0" calcext:value-type="float">
            <text:p>0</text:p>
          </table:table-cell>
          <table:table-cell table:formula="of:=1+[.E723]-[.D723]" office:value-type="float" office:value="1" calcext:value-type="float">
            <text:p>1</text:p>
          </table:table-cell>
          <table:table-cell table:formula="of:=COM.MICROSOFT.CONCAT([.A723];[.B723])" office:value-type="string" office:string-value="JustynaTracz" calcext:value-type="string">
            <text:p>JustynaTracz</text:p>
          </table:table-cell>
          <table:table-cell table:formula="of:=COUNTIF([.$I$2:.$I$1001];[.I723])" office:value-type="float" office:value="13" calcext:value-type="float">
            <text:p>13</text:p>
          </table:table-cell>
          <table:table-cell table:formula="of:=SUMIF([.$I$2:.$I$1001];[.I723];[.$H$2:.$H$1001])" office:value-type="float" office:value="36" calcext:value-type="float">
            <text:p>36</text:p>
          </table:table-cell>
          <table:table-cell table:formula="of:=[.F723]+([.H723]-1)*24+30" office:value-type="float" office:value="320.7" calcext:value-type="float">
            <text:p>320,7</text:p>
          </table:table-cell>
          <table:table-cell table:formula="of:=MONTH([.D723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ornel</text:p>
          </table:table-cell>
          <table:table-cell table:style-name="ce2" office:value-type="string" calcext:value-type="string">
            <text:p>Henrykowski</text:p>
          </table:table-cell>
          <table:table-cell table:style-name="ce2" office:value-type="string" calcext:value-type="string">
            <text:p>Kielce</text:p>
          </table:table-cell>
          <table:table-cell table:number-columns-repeated="2" table:style-name="ce6" office:value-type="date" office:date-value="2014-10-25" calcext:value-type="date">
            <text:p>25.10.2014</text:p>
          </table:table-cell>
          <table:table-cell office:value-type="float" office:value="307.7" calcext:value-type="float">
            <text:p>307,7</text:p>
          </table:table-cell>
          <table:table-cell table:formula="of:=[.E724]-[.D724]" office:value-type="float" office:value="0" calcext:value-type="float">
            <text:p>0</text:p>
          </table:table-cell>
          <table:table-cell table:formula="of:=1+[.E724]-[.D724]" office:value-type="float" office:value="1" calcext:value-type="float">
            <text:p>1</text:p>
          </table:table-cell>
          <table:table-cell table:formula="of:=COM.MICROSOFT.CONCAT([.A724];[.B724])" office:value-type="string" office:string-value="KornelHenrykowski" calcext:value-type="string">
            <text:p>KornelHenrykowski</text:p>
          </table:table-cell>
          <table:table-cell table:formula="of:=COUNTIF([.$I$2:.$I$1001];[.I724])" office:value-type="float" office:value="13" calcext:value-type="float">
            <text:p>13</text:p>
          </table:table-cell>
          <table:table-cell table:formula="of:=SUMIF([.$I$2:.$I$1001];[.I724];[.$H$2:.$H$1001])" office:value-type="float" office:value="27" calcext:value-type="float">
            <text:p>27</text:p>
          </table:table-cell>
          <table:table-cell table:formula="of:=[.F724]+([.H724]-1)*24+30" office:value-type="float" office:value="337.7" calcext:value-type="float">
            <text:p>337,7</text:p>
          </table:table-cell>
          <table:table-cell table:formula="of:=MONTH([.D724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aulina</text:p>
          </table:table-cell>
          <table:table-cell table:style-name="ce2" office:value-type="string" calcext:value-type="string">
            <text:p>Maskor</text:p>
          </table:table-cell>
          <table:table-cell table:style-name="ce2" office:value-type="string" calcext:value-type="string">
            <text:p>Kutno</text:p>
          </table:table-cell>
          <table:table-cell table:number-columns-repeated="2" table:style-name="ce6" office:value-type="date" office:date-value="2014-10-25" calcext:value-type="date">
            <text:p>25.10.2014</text:p>
          </table:table-cell>
          <table:table-cell office:value-type="float" office:value="278.8" calcext:value-type="float">
            <text:p>278,8</text:p>
          </table:table-cell>
          <table:table-cell table:formula="of:=[.E725]-[.D725]" office:value-type="float" office:value="0" calcext:value-type="float">
            <text:p>0</text:p>
          </table:table-cell>
          <table:table-cell table:formula="of:=1+[.E725]-[.D725]" office:value-type="float" office:value="1" calcext:value-type="float">
            <text:p>1</text:p>
          </table:table-cell>
          <table:table-cell table:formula="of:=COM.MICROSOFT.CONCAT([.A725];[.B725])" office:value-type="string" office:string-value="PaulinaMaskor" calcext:value-type="string">
            <text:p>PaulinaMaskor</text:p>
          </table:table-cell>
          <table:table-cell table:formula="of:=COUNTIF([.$I$2:.$I$1001];[.I725])" office:value-type="float" office:value="13" calcext:value-type="float">
            <text:p>13</text:p>
          </table:table-cell>
          <table:table-cell table:formula="of:=SUMIF([.$I$2:.$I$1001];[.I725];[.$H$2:.$H$1001])" office:value-type="float" office:value="41" calcext:value-type="float">
            <text:p>41</text:p>
          </table:table-cell>
          <table:table-cell table:formula="of:=[.F725]+([.H725]-1)*24+30" office:value-type="float" office:value="308.8" calcext:value-type="float">
            <text:p>308,8</text:p>
          </table:table-cell>
          <table:table-cell table:formula="of:=MONTH([.D725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Dorota</text:p>
          </table:table-cell>
          <table:table-cell table:style-name="ce2" office:value-type="string" calcext:value-type="string">
            <text:p>Sosnowiecka</text:p>
          </table:table-cell>
          <table:table-cell table:style-name="ce2" office:value-type="string" calcext:value-type="string">
            <text:p>Mielec</text:p>
          </table:table-cell>
          <table:table-cell table:style-name="ce6" office:value-type="date" office:date-value="2014-10-25" calcext:value-type="date">
            <text:p>25.10.2014</text:p>
          </table:table-cell>
          <table:table-cell table:style-name="ce6" office:value-type="date" office:date-value="2014-10-26" calcext:value-type="date">
            <text:p>26.10.2014</text:p>
          </table:table-cell>
          <table:table-cell office:value-type="float" office:value="570" calcext:value-type="float">
            <text:p>570</text:p>
          </table:table-cell>
          <table:table-cell table:formula="of:=[.E726]-[.D726]" office:value-type="float" office:value="1" calcext:value-type="float">
            <text:p>1</text:p>
          </table:table-cell>
          <table:table-cell table:formula="of:=1+[.E726]-[.D726]" office:value-type="float" office:value="2" calcext:value-type="float">
            <text:p>2</text:p>
          </table:table-cell>
          <table:table-cell table:formula="of:=COM.MICROSOFT.CONCAT([.A726];[.B726])" office:value-type="string" office:string-value="DorotaSosnowiecka" calcext:value-type="string">
            <text:p>DorotaSosnowiecka</text:p>
          </table:table-cell>
          <table:table-cell table:formula="of:=COUNTIF([.$I$2:.$I$1001];[.I726])" office:value-type="float" office:value="13" calcext:value-type="float">
            <text:p>13</text:p>
          </table:table-cell>
          <table:table-cell table:formula="of:=SUMIF([.$I$2:.$I$1001];[.I726];[.$H$2:.$H$1001])" office:value-type="float" office:value="29" calcext:value-type="float">
            <text:p>29</text:p>
          </table:table-cell>
          <table:table-cell table:formula="of:=[.F726]+([.H726]-1)*24+30" office:value-type="float" office:value="624" calcext:value-type="float">
            <text:p>624</text:p>
          </table:table-cell>
          <table:table-cell table:formula="of:=MONTH([.D726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ebastian</text:p>
          </table:table-cell>
          <table:table-cell table:style-name="ce2" office:value-type="string" calcext:value-type="string">
            <text:p>Halik</text:p>
          </table:table-cell>
          <table:table-cell table:style-name="ce2" office:value-type="string" calcext:value-type="string">
            <text:p>Bydgoszcz</text:p>
          </table:table-cell>
          <table:table-cell table:number-columns-repeated="2" table:style-name="ce6" office:value-type="date" office:date-value="2014-10-26" calcext:value-type="date">
            <text:p>26.10.2014</text:p>
          </table:table-cell>
          <table:table-cell office:value-type="float" office:value="513.4" calcext:value-type="float">
            <text:p>513,4</text:p>
          </table:table-cell>
          <table:table-cell table:formula="of:=[.E727]-[.D727]" office:value-type="float" office:value="0" calcext:value-type="float">
            <text:p>0</text:p>
          </table:table-cell>
          <table:table-cell table:formula="of:=1+[.E727]-[.D727]" office:value-type="float" office:value="1" calcext:value-type="float">
            <text:p>1</text:p>
          </table:table-cell>
          <table:table-cell table:formula="of:=COM.MICROSOFT.CONCAT([.A727];[.B727])" office:value-type="string" office:string-value="SebastianHalik" calcext:value-type="string">
            <text:p>SebastianHalik</text:p>
          </table:table-cell>
          <table:table-cell table:formula="of:=COUNTIF([.$I$2:.$I$1001];[.I727])" office:value-type="float" office:value="11" calcext:value-type="float">
            <text:p>11</text:p>
          </table:table-cell>
          <table:table-cell table:formula="of:=SUMIF([.$I$2:.$I$1001];[.I727];[.$H$2:.$H$1001])" office:value-type="float" office:value="23" calcext:value-type="float">
            <text:p>23</text:p>
          </table:table-cell>
          <table:table-cell table:formula="of:=[.F727]+([.H727]-1)*24+30" office:value-type="float" office:value="543.4" calcext:value-type="float">
            <text:p>543,4</text:p>
          </table:table-cell>
          <table:table-cell table:formula="of:=MONTH([.D727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Natalia</text:p>
          </table:table-cell>
          <table:table-cell table:style-name="ce2" office:value-type="string" calcext:value-type="string">
            <text:p>Idar</text:p>
          </table:table-cell>
          <table:table-cell table:style-name="ce2" office:value-type="string" calcext:value-type="string">
            <text:p>Kielce</text:p>
          </table:table-cell>
          <table:table-cell table:number-columns-repeated="2" table:style-name="ce6" office:value-type="date" office:date-value="2014-10-27" calcext:value-type="date">
            <text:p>27.10.2014</text:p>
          </table:table-cell>
          <table:table-cell office:value-type="float" office:value="307.7" calcext:value-type="float">
            <text:p>307,7</text:p>
          </table:table-cell>
          <table:table-cell table:formula="of:=[.E728]-[.D728]" office:value-type="float" office:value="0" calcext:value-type="float">
            <text:p>0</text:p>
          </table:table-cell>
          <table:table-cell table:formula="of:=1+[.E728]-[.D728]" office:value-type="float" office:value="1" calcext:value-type="float">
            <text:p>1</text:p>
          </table:table-cell>
          <table:table-cell table:formula="of:=COM.MICROSOFT.CONCAT([.A728];[.B728])" office:value-type="string" office:string-value="NataliaIdar" calcext:value-type="string">
            <text:p>NataliaIdar</text:p>
          </table:table-cell>
          <table:table-cell table:formula="of:=COUNTIF([.$I$2:.$I$1001];[.I728])" office:value-type="float" office:value="10" calcext:value-type="float">
            <text:p>10</text:p>
          </table:table-cell>
          <table:table-cell table:formula="of:=SUMIF([.$I$2:.$I$1001];[.I728];[.$H$2:.$H$1001])" office:value-type="float" office:value="18" calcext:value-type="float">
            <text:p>18</text:p>
          </table:table-cell>
          <table:table-cell table:formula="of:=[.F728]+([.H728]-1)*24+30" office:value-type="float" office:value="337.7" calcext:value-type="float">
            <text:p>337,7</text:p>
          </table:table-cell>
          <table:table-cell table:formula="of:=MONTH([.D728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aulina</text:p>
          </table:table-cell>
          <table:table-cell table:style-name="ce2" office:value-type="string" calcext:value-type="string">
            <text:p>Basala</text:p>
          </table:table-cell>
          <table:table-cell table:style-name="ce2" office:value-type="string" calcext:value-type="string">
            <text:p>Radom</text:p>
          </table:table-cell>
          <table:table-cell table:style-name="ce6" office:value-type="date" office:date-value="2014-10-28" calcext:value-type="date">
            <text:p>28.10.2014</text:p>
          </table:table-cell>
          <table:table-cell table:style-name="ce6" office:value-type="date" office:date-value="2014-10-30" calcext:value-type="date">
            <text:p>30.10.2014</text:p>
          </table:table-cell>
          <table:table-cell office:value-type="float" office:value="426.5" calcext:value-type="float">
            <text:p>426,5</text:p>
          </table:table-cell>
          <table:table-cell table:formula="of:=[.E729]-[.D729]" office:value-type="float" office:value="2" calcext:value-type="float">
            <text:p>2</text:p>
          </table:table-cell>
          <table:table-cell table:formula="of:=1+[.E729]-[.D729]" office:value-type="float" office:value="3" calcext:value-type="float">
            <text:p>3</text:p>
          </table:table-cell>
          <table:table-cell table:formula="of:=COM.MICROSOFT.CONCAT([.A729];[.B729])" office:value-type="string" office:string-value="PaulinaBasala" calcext:value-type="string">
            <text:p>PaulinaBasala</text:p>
          </table:table-cell>
          <table:table-cell table:formula="of:=COUNTIF([.$I$2:.$I$1001];[.I729])" office:value-type="float" office:value="8" calcext:value-type="float">
            <text:p>8</text:p>
          </table:table-cell>
          <table:table-cell table:formula="of:=SUMIF([.$I$2:.$I$1001];[.I729];[.$H$2:.$H$1001])" office:value-type="float" office:value="14" calcext:value-type="float">
            <text:p>14</text:p>
          </table:table-cell>
          <table:table-cell table:formula="of:=[.F729]+([.H729]-1)*24+30" office:value-type="float" office:value="504.5" calcext:value-type="float">
            <text:p>504,5</text:p>
          </table:table-cell>
          <table:table-cell table:formula="of:=MONTH([.D729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ornel</text:p>
          </table:table-cell>
          <table:table-cell table:style-name="ce2" office:value-type="string" calcext:value-type="string">
            <text:p>Czerski</text:p>
          </table:table-cell>
          <table:table-cell table:style-name="ce2" office:value-type="string" calcext:value-type="string">
            <text:p>Kutno</text:p>
          </table:table-cell>
          <table:table-cell table:style-name="ce6" office:value-type="date" office:date-value="2014-10-29" calcext:value-type="date">
            <text:p>29.10.2014</text:p>
          </table:table-cell>
          <table:table-cell table:style-name="ce6" office:value-type="date" office:date-value="2014-10-30" calcext:value-type="date">
            <text:p>30.10.2014</text:p>
          </table:table-cell>
          <table:table-cell office:value-type="float" office:value="407.8" calcext:value-type="float">
            <text:p>407,8</text:p>
          </table:table-cell>
          <table:table-cell table:formula="of:=[.E730]-[.D730]" office:value-type="float" office:value="1" calcext:value-type="float">
            <text:p>1</text:p>
          </table:table-cell>
          <table:table-cell table:formula="of:=1+[.E730]-[.D730]" office:value-type="float" office:value="2" calcext:value-type="float">
            <text:p>2</text:p>
          </table:table-cell>
          <table:table-cell table:formula="of:=COM.MICROSOFT.CONCAT([.A730];[.B730])" office:value-type="string" office:string-value="KornelCzerski" calcext:value-type="string">
            <text:p>KornelCzerski</text:p>
          </table:table-cell>
          <table:table-cell table:formula="of:=COUNTIF([.$I$2:.$I$1001];[.I730])" office:value-type="float" office:value="9" calcext:value-type="float">
            <text:p>9</text:p>
          </table:table-cell>
          <table:table-cell table:formula="of:=SUMIF([.$I$2:.$I$1001];[.I730];[.$H$2:.$H$1001])" office:value-type="float" office:value="28" calcext:value-type="float">
            <text:p>28</text:p>
          </table:table-cell>
          <table:table-cell table:formula="of:=[.F730]+([.H730]-1)*24+30" office:value-type="float" office:value="461.8" calcext:value-type="float">
            <text:p>461,8</text:p>
          </table:table-cell>
          <table:table-cell table:formula="of:=MONTH([.D730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ebastian</text:p>
          </table:table-cell>
          <table:table-cell table:style-name="ce2" office:value-type="string" calcext:value-type="string">
            <text:p>Halik</text:p>
          </table:table-cell>
          <table:table-cell table:style-name="ce2" office:value-type="string" calcext:value-type="string">
            <text:p>Bydgoszcz</text:p>
          </table:table-cell>
          <table:table-cell table:number-columns-repeated="2" table:style-name="ce6" office:value-type="date" office:date-value="2014-10-29" calcext:value-type="date">
            <text:p>29.10.2014</text:p>
          </table:table-cell>
          <table:table-cell office:value-type="float" office:value="513.4" calcext:value-type="float">
            <text:p>513,4</text:p>
          </table:table-cell>
          <table:table-cell table:formula="of:=[.E731]-[.D731]" office:value-type="float" office:value="0" calcext:value-type="float">
            <text:p>0</text:p>
          </table:table-cell>
          <table:table-cell table:formula="of:=1+[.E731]-[.D731]" office:value-type="float" office:value="1" calcext:value-type="float">
            <text:p>1</text:p>
          </table:table-cell>
          <table:table-cell table:formula="of:=COM.MICROSOFT.CONCAT([.A731];[.B731])" office:value-type="string" office:string-value="SebastianHalik" calcext:value-type="string">
            <text:p>SebastianHalik</text:p>
          </table:table-cell>
          <table:table-cell table:formula="of:=COUNTIF([.$I$2:.$I$1001];[.I731])" office:value-type="float" office:value="11" calcext:value-type="float">
            <text:p>11</text:p>
          </table:table-cell>
          <table:table-cell table:formula="of:=SUMIF([.$I$2:.$I$1001];[.I731];[.$H$2:.$H$1001])" office:value-type="float" office:value="23" calcext:value-type="float">
            <text:p>23</text:p>
          </table:table-cell>
          <table:table-cell table:formula="of:=[.F731]+([.H731]-1)*24+30" office:value-type="float" office:value="543.4" calcext:value-type="float">
            <text:p>543,4</text:p>
          </table:table-cell>
          <table:table-cell table:formula="of:=MONTH([.D731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Grzegorz</text:p>
          </table:table-cell>
          <table:table-cell table:style-name="ce2" office:value-type="string" calcext:value-type="string">
            <text:p>Podolski</text:p>
          </table:table-cell>
          <table:table-cell table:style-name="ce2" office:value-type="string" calcext:value-type="string">
            <text:p>Siedlce</text:p>
          </table:table-cell>
          <table:table-cell table:style-name="ce6" office:value-type="date" office:date-value="2014-10-29" calcext:value-type="date">
            <text:p>29.10.2014</text:p>
          </table:table-cell>
          <table:table-cell table:style-name="ce6" office:value-type="date" office:date-value="2014-10-30" calcext:value-type="date">
            <text:p>30.10.2014</text:p>
          </table:table-cell>
          <table:table-cell office:value-type="float" office:value="295.4" calcext:value-type="float">
            <text:p>295,4</text:p>
          </table:table-cell>
          <table:table-cell table:formula="of:=[.E732]-[.D732]" office:value-type="float" office:value="1" calcext:value-type="float">
            <text:p>1</text:p>
          </table:table-cell>
          <table:table-cell table:formula="of:=1+[.E732]-[.D732]" office:value-type="float" office:value="2" calcext:value-type="float">
            <text:p>2</text:p>
          </table:table-cell>
          <table:table-cell table:formula="of:=COM.MICROSOFT.CONCAT([.A732];[.B732])" office:value-type="string" office:string-value="GrzegorzPodolski" calcext:value-type="string">
            <text:p>GrzegorzPodolski</text:p>
          </table:table-cell>
          <table:table-cell table:formula="of:=COUNTIF([.$I$2:.$I$1001];[.I732])" office:value-type="float" office:value="14" calcext:value-type="float">
            <text:p>14</text:p>
          </table:table-cell>
          <table:table-cell table:formula="of:=SUMIF([.$I$2:.$I$1001];[.I732];[.$H$2:.$H$1001])" office:value-type="float" office:value="32" calcext:value-type="float">
            <text:p>32</text:p>
          </table:table-cell>
          <table:table-cell table:formula="of:=[.F732]+([.H732]-1)*24+30" office:value-type="float" office:value="349.4" calcext:value-type="float">
            <text:p>349,4</text:p>
          </table:table-cell>
          <table:table-cell table:formula="of:=MONTH([.D732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Tomasz</text:p>
          </table:table-cell>
          <table:table-cell table:style-name="ce2" office:value-type="string" calcext:value-type="string">
            <text:p>Rzepka</text:p>
          </table:table-cell>
          <table:table-cell table:style-name="ce2" office:value-type="string" calcext:value-type="string">
            <text:p>Lublin</text:p>
          </table:table-cell>
          <table:table-cell table:style-name="ce6" office:value-type="date" office:date-value="2014-10-29" calcext:value-type="date">
            <text:p>29.10.2014</text:p>
          </table:table-cell>
          <table:table-cell table:style-name="ce6" office:value-type="date" office:date-value="2014-10-30" calcext:value-type="date">
            <text:p>30.10.2014</text:p>
          </table:table-cell>
          <table:table-cell office:value-type="float" office:value="439.7" calcext:value-type="float">
            <text:p>439,7</text:p>
          </table:table-cell>
          <table:table-cell table:formula="of:=[.E733]-[.D733]" office:value-type="float" office:value="1" calcext:value-type="float">
            <text:p>1</text:p>
          </table:table-cell>
          <table:table-cell table:formula="of:=1+[.E733]-[.D733]" office:value-type="float" office:value="2" calcext:value-type="float">
            <text:p>2</text:p>
          </table:table-cell>
          <table:table-cell table:formula="of:=COM.MICROSOFT.CONCAT([.A733];[.B733])" office:value-type="string" office:string-value="TomaszRzepka" calcext:value-type="string">
            <text:p>TomaszRzepka</text:p>
          </table:table-cell>
          <table:table-cell table:formula="of:=COUNTIF([.$I$2:.$I$1001];[.I733])" office:value-type="float" office:value="17" calcext:value-type="float">
            <text:p>17</text:p>
          </table:table-cell>
          <table:table-cell table:formula="of:=SUMIF([.$I$2:.$I$1001];[.I733];[.$H$2:.$H$1001])" office:value-type="float" office:value="42" calcext:value-type="float">
            <text:p>42</text:p>
          </table:table-cell>
          <table:table-cell table:formula="of:=[.F733]+([.H733]-1)*24+30" office:value-type="float" office:value="493.7" calcext:value-type="float">
            <text:p>493,7</text:p>
          </table:table-cell>
          <table:table-cell table:formula="of:=MONTH([.D733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an</text:p>
          </table:table-cell>
          <table:table-cell table:style-name="ce2" office:value-type="string" calcext:value-type="string">
            <text:p>Rzymski</text:p>
          </table:table-cell>
          <table:table-cell table:style-name="ce2" office:value-type="string" calcext:value-type="string">
            <text:p>Lublin</text:p>
          </table:table-cell>
          <table:table-cell table:style-name="ce6" office:value-type="date" office:date-value="2014-10-29" calcext:value-type="date">
            <text:p>29.10.2014</text:p>
          </table:table-cell>
          <table:table-cell table:style-name="ce6" office:value-type="date" office:date-value="2014-11-02" calcext:value-type="date">
            <text:p>2.11.2014</text:p>
          </table:table-cell>
          <table:table-cell office:value-type="float" office:value="886.7" calcext:value-type="float">
            <text:p>886,7</text:p>
          </table:table-cell>
          <table:table-cell table:formula="of:=[.E734]-[.D734]" office:value-type="float" office:value="4" calcext:value-type="float">
            <text:p>4</text:p>
          </table:table-cell>
          <table:table-cell table:formula="of:=1+[.E734]-[.D734]" office:value-type="float" office:value="5" calcext:value-type="float">
            <text:p>5</text:p>
          </table:table-cell>
          <table:table-cell table:formula="of:=COM.MICROSOFT.CONCAT([.A734];[.B734])" office:value-type="string" office:string-value="JanRzymski" calcext:value-type="string">
            <text:p>JanRzymski</text:p>
          </table:table-cell>
          <table:table-cell table:formula="of:=COUNTIF([.$I$2:.$I$1001];[.I734])" office:value-type="float" office:value="13" calcext:value-type="float">
            <text:p>13</text:p>
          </table:table-cell>
          <table:table-cell table:formula="of:=SUMIF([.$I$2:.$I$1001];[.I734];[.$H$2:.$H$1001])" office:value-type="float" office:value="42" calcext:value-type="float">
            <text:p>42</text:p>
          </table:table-cell>
          <table:table-cell table:formula="of:=[.F734]+([.H734]-1)*24+30" office:value-type="float" office:value="1012.7" calcext:value-type="float">
            <text:p>1012,7</text:p>
          </table:table-cell>
          <table:table-cell table:formula="of:=MONTH([.D734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Dorota</text:p>
          </table:table-cell>
          <table:table-cell table:style-name="ce2" office:value-type="string" calcext:value-type="string">
            <text:p>Sosnowiecka</text:p>
          </table:table-cell>
          <table:table-cell table:style-name="ce2" office:value-type="string" calcext:value-type="string">
            <text:p>Mielec</text:p>
          </table:table-cell>
          <table:table-cell table:style-name="ce6" office:value-type="date" office:date-value="2014-10-29" calcext:value-type="date">
            <text:p>29.10.2014</text:p>
          </table:table-cell>
          <table:table-cell table:style-name="ce6" office:value-type="date" office:date-value="2014-10-31" calcext:value-type="date">
            <text:p>31.10.2014</text:p>
          </table:table-cell>
          <table:table-cell office:value-type="float" office:value="698" calcext:value-type="float">
            <text:p>698</text:p>
          </table:table-cell>
          <table:table-cell table:formula="of:=[.E735]-[.D735]" office:value-type="float" office:value="2" calcext:value-type="float">
            <text:p>2</text:p>
          </table:table-cell>
          <table:table-cell table:formula="of:=1+[.E735]-[.D735]" office:value-type="float" office:value="3" calcext:value-type="float">
            <text:p>3</text:p>
          </table:table-cell>
          <table:table-cell table:formula="of:=COM.MICROSOFT.CONCAT([.A735];[.B735])" office:value-type="string" office:string-value="DorotaSosnowiecka" calcext:value-type="string">
            <text:p>DorotaSosnowiecka</text:p>
          </table:table-cell>
          <table:table-cell table:formula="of:=COUNTIF([.$I$2:.$I$1001];[.I735])" office:value-type="float" office:value="13" calcext:value-type="float">
            <text:p>13</text:p>
          </table:table-cell>
          <table:table-cell table:formula="of:=SUMIF([.$I$2:.$I$1001];[.I735];[.$H$2:.$H$1001])" office:value-type="float" office:value="29" calcext:value-type="float">
            <text:p>29</text:p>
          </table:table-cell>
          <table:table-cell table:formula="of:=[.F735]+([.H735]-1)*24+30" office:value-type="float" office:value="776" calcext:value-type="float">
            <text:p>776</text:p>
          </table:table-cell>
          <table:table-cell table:formula="of:=MONTH([.D735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mil</text:p>
          </table:table-cell>
          <table:table-cell table:style-name="ce2" office:value-type="string" calcext:value-type="string">
            <text:p>Zabrzeski</text:p>
          </table:table-cell>
          <table:table-cell table:style-name="ce2" office:value-type="string" calcext:value-type="string">
            <text:p>Kielce</text:p>
          </table:table-cell>
          <table:table-cell table:number-columns-repeated="2" table:style-name="ce6" office:value-type="date" office:date-value="2014-10-29" calcext:value-type="date">
            <text:p>29.10.2014</text:p>
          </table:table-cell>
          <table:table-cell office:value-type="float" office:value="307.7" calcext:value-type="float">
            <text:p>307,7</text:p>
          </table:table-cell>
          <table:table-cell table:formula="of:=[.E736]-[.D736]" office:value-type="float" office:value="0" calcext:value-type="float">
            <text:p>0</text:p>
          </table:table-cell>
          <table:table-cell table:formula="of:=1+[.E736]-[.D736]" office:value-type="float" office:value="1" calcext:value-type="float">
            <text:p>1</text:p>
          </table:table-cell>
          <table:table-cell table:formula="of:=COM.MICROSOFT.CONCAT([.A736];[.B736])" office:value-type="string" office:string-value="KamilZabrzeski" calcext:value-type="string">
            <text:p>KamilZabrzeski</text:p>
          </table:table-cell>
          <table:table-cell table:formula="of:=COUNTIF([.$I$2:.$I$1001];[.I736])" office:value-type="float" office:value="13" calcext:value-type="float">
            <text:p>13</text:p>
          </table:table-cell>
          <table:table-cell table:formula="of:=SUMIF([.$I$2:.$I$1001];[.I736];[.$H$2:.$H$1001])" office:value-type="float" office:value="34" calcext:value-type="float">
            <text:p>34</text:p>
          </table:table-cell>
          <table:table-cell table:formula="of:=[.F736]+([.H736]-1)*24+30" office:value-type="float" office:value="337.7" calcext:value-type="float">
            <text:p>337,7</text:p>
          </table:table-cell>
          <table:table-cell table:formula="of:=MONTH([.D736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Zofia</text:p>
          </table:table-cell>
          <table:table-cell table:style-name="ce2" office:value-type="string" calcext:value-type="string">
            <text:p>Budzianowska</text:p>
          </table:table-cell>
          <table:table-cell table:style-name="ce2" office:value-type="string" calcext:value-type="string">
            <text:p>Siedlce</text:p>
          </table:table-cell>
          <table:table-cell table:style-name="ce6" office:value-type="date" office:date-value="2014-11-03" calcext:value-type="date">
            <text:p>3.11.2014</text:p>
          </table:table-cell>
          <table:table-cell table:style-name="ce6" office:value-type="date" office:date-value="2014-11-04" calcext:value-type="date">
            <text:p>4.11.2014</text:p>
          </table:table-cell>
          <table:table-cell office:value-type="float" office:value="295.4" calcext:value-type="float">
            <text:p>295,4</text:p>
          </table:table-cell>
          <table:table-cell table:formula="of:=[.E737]-[.D737]" office:value-type="float" office:value="1" calcext:value-type="float">
            <text:p>1</text:p>
          </table:table-cell>
          <table:table-cell table:formula="of:=1+[.E737]-[.D737]" office:value-type="float" office:value="2" calcext:value-type="float">
            <text:p>2</text:p>
          </table:table-cell>
          <table:table-cell table:formula="of:=COM.MICROSOFT.CONCAT([.A737];[.B737])" office:value-type="string" office:string-value="ZofiaBudzianowska" calcext:value-type="string">
            <text:p>ZofiaBudzianowska</text:p>
          </table:table-cell>
          <table:table-cell table:formula="of:=COUNTIF([.$I$2:.$I$1001];[.I737])" office:value-type="float" office:value="16" calcext:value-type="float">
            <text:p>16</text:p>
          </table:table-cell>
          <table:table-cell table:formula="of:=SUMIF([.$I$2:.$I$1001];[.I737];[.$H$2:.$H$1001])" office:value-type="float" office:value="41" calcext:value-type="float">
            <text:p>41</text:p>
          </table:table-cell>
          <table:table-cell table:formula="of:=[.F737]+([.H737]-1)*24+30" office:value-type="float" office:value="349.4" calcext:value-type="float">
            <text:p>349,4</text:p>
          </table:table-cell>
          <table:table-cell table:formula="of:=MONTH([.D737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aulina</text:p>
          </table:table-cell>
          <table:table-cell table:style-name="ce2" office:value-type="string" calcext:value-type="string">
            <text:p>Chorzowska</text:p>
          </table:table-cell>
          <table:table-cell table:style-name="ce2" office:value-type="string" calcext:value-type="string">
            <text:p>Krakow</text:p>
          </table:table-cell>
          <table:table-cell table:number-columns-repeated="2" table:style-name="ce6" office:value-type="date" office:date-value="2014-11-03" calcext:value-type="date">
            <text:p>3.11.2014</text:p>
          </table:table-cell>
          <table:table-cell office:value-type="float" office:value="501.5" calcext:value-type="float">
            <text:p>501,5</text:p>
          </table:table-cell>
          <table:table-cell table:formula="of:=[.E738]-[.D738]" office:value-type="float" office:value="0" calcext:value-type="float">
            <text:p>0</text:p>
          </table:table-cell>
          <table:table-cell table:formula="of:=1+[.E738]-[.D738]" office:value-type="float" office:value="1" calcext:value-type="float">
            <text:p>1</text:p>
          </table:table-cell>
          <table:table-cell table:formula="of:=COM.MICROSOFT.CONCAT([.A738];[.B738])" office:value-type="string" office:string-value="PaulinaChorzowska" calcext:value-type="string">
            <text:p>PaulinaChorzowska</text:p>
          </table:table-cell>
          <table:table-cell table:formula="of:=COUNTIF([.$I$2:.$I$1001];[.I738])" office:value-type="float" office:value="10" calcext:value-type="float">
            <text:p>10</text:p>
          </table:table-cell>
          <table:table-cell table:formula="of:=SUMIF([.$I$2:.$I$1001];[.I738];[.$H$2:.$H$1001])" office:value-type="float" office:value="14" calcext:value-type="float">
            <text:p>14</text:p>
          </table:table-cell>
          <table:table-cell table:formula="of:=[.F738]+([.H738]-1)*24+30" office:value-type="float" office:value="531.5" calcext:value-type="float">
            <text:p>531,5</text:p>
          </table:table-cell>
          <table:table-cell table:formula="of:=MONTH([.D738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Wiktor</text:p>
          </table:table-cell>
          <table:table-cell table:style-name="ce2" office:value-type="string" calcext:value-type="string">
            <text:p>Czekan</text:p>
          </table:table-cell>
          <table:table-cell table:style-name="ce2" office:value-type="string" calcext:value-type="string">
            <text:p>Kutno</text:p>
          </table:table-cell>
          <table:table-cell table:style-name="ce6" office:value-type="date" office:date-value="2014-11-03" calcext:value-type="date">
            <text:p>3.11.2014</text:p>
          </table:table-cell>
          <table:table-cell table:style-name="ce6" office:value-type="date" office:date-value="2014-11-06" calcext:value-type="date">
            <text:p>6.11.2014</text:p>
          </table:table-cell>
          <table:table-cell office:value-type="float" office:value="665.8" calcext:value-type="float">
            <text:p>665,8</text:p>
          </table:table-cell>
          <table:table-cell table:formula="of:=[.E739]-[.D739]" office:value-type="float" office:value="3" calcext:value-type="float">
            <text:p>3</text:p>
          </table:table-cell>
          <table:table-cell table:formula="of:=1+[.E739]-[.D739]" office:value-type="float" office:value="4" calcext:value-type="float">
            <text:p>4</text:p>
          </table:table-cell>
          <table:table-cell table:formula="of:=COM.MICROSOFT.CONCAT([.A739];[.B739])" office:value-type="string" office:string-value="WiktorCzekan" calcext:value-type="string">
            <text:p>WiktorCzekan</text:p>
          </table:table-cell>
          <table:table-cell table:formula="of:=COUNTIF([.$I$2:.$I$1001];[.I739])" office:value-type="float" office:value="10" calcext:value-type="float">
            <text:p>10</text:p>
          </table:table-cell>
          <table:table-cell table:formula="of:=SUMIF([.$I$2:.$I$1001];[.I739];[.$H$2:.$H$1001])" office:value-type="float" office:value="36" calcext:value-type="float">
            <text:p>36</text:p>
          </table:table-cell>
          <table:table-cell table:formula="of:=[.F739]+([.H739]-1)*24+30" office:value-type="float" office:value="767.8" calcext:value-type="float">
            <text:p>767,8</text:p>
          </table:table-cell>
          <table:table-cell table:formula="of:=MONTH([.D739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Kaliska</text:p>
          </table:table-cell>
          <table:table-cell table:style-name="ce2" office:value-type="string" calcext:value-type="string">
            <text:p>Olsztyn</text:p>
          </table:table-cell>
          <table:table-cell table:style-name="ce6" office:value-type="date" office:date-value="2014-11-03" calcext:value-type="date">
            <text:p>3.11.2014</text:p>
          </table:table-cell>
          <table:table-cell table:style-name="ce6" office:value-type="date" office:date-value="2014-11-07" calcext:value-type="date">
            <text:p>7.11.2014</text:p>
          </table:table-cell>
          <table:table-cell office:value-type="float" office:value="1015.8" calcext:value-type="float">
            <text:p>1015,8</text:p>
          </table:table-cell>
          <table:table-cell table:formula="of:=[.E740]-[.D740]" office:value-type="float" office:value="4" calcext:value-type="float">
            <text:p>4</text:p>
          </table:table-cell>
          <table:table-cell table:formula="of:=1+[.E740]-[.D740]" office:value-type="float" office:value="5" calcext:value-type="float">
            <text:p>5</text:p>
          </table:table-cell>
          <table:table-cell table:formula="of:=COM.MICROSOFT.CONCAT([.A740];[.B740])" office:value-type="string" office:string-value="AnnaKaliska" calcext:value-type="string">
            <text:p>AnnaKaliska</text:p>
          </table:table-cell>
          <table:table-cell table:formula="of:=COUNTIF([.$I$2:.$I$1001];[.I740])" office:value-type="float" office:value="15" calcext:value-type="float">
            <text:p>15</text:p>
          </table:table-cell>
          <table:table-cell table:formula="of:=SUMIF([.$I$2:.$I$1001];[.I740];[.$H$2:.$H$1001])" office:value-type="float" office:value="27" calcext:value-type="float">
            <text:p>27</text:p>
          </table:table-cell>
          <table:table-cell table:formula="of:=[.F740]+([.H740]-1)*24+30" office:value-type="float" office:value="1141.8" calcext:value-type="float">
            <text:p>1141,8</text:p>
          </table:table-cell>
          <table:table-cell table:formula="of:=MONTH([.D740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ustyna</text:p>
          </table:table-cell>
          <table:table-cell table:style-name="ce2" office:value-type="string" calcext:value-type="string">
            <text:p>Kolska</text:p>
          </table:table-cell>
          <table:table-cell table:style-name="ce2" office:value-type="string" calcext:value-type="string">
            <text:p>Lublin</text:p>
          </table:table-cell>
          <table:table-cell table:style-name="ce6" office:value-type="date" office:date-value="2014-11-03" calcext:value-type="date">
            <text:p>3.11.2014</text:p>
          </table:table-cell>
          <table:table-cell table:style-name="ce6" office:value-type="date" office:date-value="2014-11-04" calcext:value-type="date">
            <text:p>4.11.2014</text:p>
          </table:table-cell>
          <table:table-cell office:value-type="float" office:value="439.7" calcext:value-type="float">
            <text:p>439,7</text:p>
          </table:table-cell>
          <table:table-cell table:formula="of:=[.E741]-[.D741]" office:value-type="float" office:value="1" calcext:value-type="float">
            <text:p>1</text:p>
          </table:table-cell>
          <table:table-cell table:formula="of:=1+[.E741]-[.D741]" office:value-type="float" office:value="2" calcext:value-type="float">
            <text:p>2</text:p>
          </table:table-cell>
          <table:table-cell table:formula="of:=COM.MICROSOFT.CONCAT([.A741];[.B741])" office:value-type="string" office:string-value="JustynaKolska" calcext:value-type="string">
            <text:p>JustynaKolska</text:p>
          </table:table-cell>
          <table:table-cell table:formula="of:=COUNTIF([.$I$2:.$I$1001];[.I741])" office:value-type="float" office:value="8" calcext:value-type="float">
            <text:p>8</text:p>
          </table:table-cell>
          <table:table-cell table:formula="of:=SUMIF([.$I$2:.$I$1001];[.I741];[.$H$2:.$H$1001])" office:value-type="float" office:value="23" calcext:value-type="float">
            <text:p>23</text:p>
          </table:table-cell>
          <table:table-cell table:formula="of:=[.F741]+([.H741]-1)*24+30" office:value-type="float" office:value="493.7" calcext:value-type="float">
            <text:p>493,7</text:p>
          </table:table-cell>
          <table:table-cell table:formula="of:=MONTH([.D741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ustyna</text:p>
          </table:table-cell>
          <table:table-cell table:style-name="ce2" office:value-type="string" calcext:value-type="string">
            <text:p>Krynicka</text:p>
          </table:table-cell>
          <table:table-cell table:style-name="ce2" office:value-type="string" calcext:value-type="string">
            <text:p>Olsztyn</text:p>
          </table:table-cell>
          <table:table-cell table:number-columns-repeated="2" table:style-name="ce6" office:value-type="date" office:date-value="2014-11-03" calcext:value-type="date">
            <text:p>3.11.2014</text:p>
          </table:table-cell>
          <table:table-cell office:value-type="float" office:value="363.8" calcext:value-type="float">
            <text:p>363,8</text:p>
          </table:table-cell>
          <table:table-cell table:formula="of:=[.E742]-[.D742]" office:value-type="float" office:value="0" calcext:value-type="float">
            <text:p>0</text:p>
          </table:table-cell>
          <table:table-cell table:formula="of:=1+[.E742]-[.D742]" office:value-type="float" office:value="1" calcext:value-type="float">
            <text:p>1</text:p>
          </table:table-cell>
          <table:table-cell table:formula="of:=COM.MICROSOFT.CONCAT([.A742];[.B742])" office:value-type="string" office:string-value="JustynaKrynicka" calcext:value-type="string">
            <text:p>JustynaKrynicka</text:p>
          </table:table-cell>
          <table:table-cell table:formula="of:=COUNTIF([.$I$2:.$I$1001];[.I742])" office:value-type="float" office:value="13" calcext:value-type="float">
            <text:p>13</text:p>
          </table:table-cell>
          <table:table-cell table:formula="of:=SUMIF([.$I$2:.$I$1001];[.I742];[.$H$2:.$H$1001])" office:value-type="float" office:value="25" calcext:value-type="float">
            <text:p>25</text:p>
          </table:table-cell>
          <table:table-cell table:formula="of:=[.F742]+([.H742]-1)*24+30" office:value-type="float" office:value="393.8" calcext:value-type="float">
            <text:p>393,8</text:p>
          </table:table-cell>
          <table:table-cell table:formula="of:=MONTH([.D742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ichalina</text:p>
          </table:table-cell>
          <table:table-cell table:style-name="ce2" office:value-type="string" calcext:value-type="string">
            <text:p>Lamda</text:p>
          </table:table-cell>
          <table:table-cell table:style-name="ce2" office:value-type="string" calcext:value-type="string">
            <text:p>Kalisz</text:p>
          </table:table-cell>
          <table:table-cell table:style-name="ce6" office:value-type="date" office:date-value="2014-11-03" calcext:value-type="date">
            <text:p>3.11.2014</text:p>
          </table:table-cell>
          <table:table-cell table:style-name="ce6" office:value-type="date" office:date-value="2014-11-04" calcext:value-type="date">
            <text:p>4.11.2014</text:p>
          </table:table-cell>
          <table:table-cell office:value-type="float" office:value="601" calcext:value-type="float">
            <text:p>601</text:p>
          </table:table-cell>
          <table:table-cell table:formula="of:=[.E743]-[.D743]" office:value-type="float" office:value="1" calcext:value-type="float">
            <text:p>1</text:p>
          </table:table-cell>
          <table:table-cell table:formula="of:=1+[.E743]-[.D743]" office:value-type="float" office:value="2" calcext:value-type="float">
            <text:p>2</text:p>
          </table:table-cell>
          <table:table-cell table:formula="of:=COM.MICROSOFT.CONCAT([.A743];[.B743])" office:value-type="string" office:string-value="MichalinaLamda" calcext:value-type="string">
            <text:p>MichalinaLamda</text:p>
          </table:table-cell>
          <table:table-cell table:formula="of:=COUNTIF([.$I$2:.$I$1001];[.I743])" office:value-type="float" office:value="9" calcext:value-type="float">
            <text:p>9</text:p>
          </table:table-cell>
          <table:table-cell table:formula="of:=SUMIF([.$I$2:.$I$1001];[.I743];[.$H$2:.$H$1001])" office:value-type="float" office:value="26" calcext:value-type="float">
            <text:p>26</text:p>
          </table:table-cell>
          <table:table-cell table:formula="of:=[.F743]+([.H743]-1)*24+30" office:value-type="float" office:value="655" calcext:value-type="float">
            <text:p>655</text:p>
          </table:table-cell>
          <table:table-cell table:formula="of:=MONTH([.D743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Bogumi</text:p>
          </table:table-cell>
          <table:table-cell table:style-name="ce2" office:value-type="string" calcext:value-type="string">
            <text:p>Lubelski</text:p>
          </table:table-cell>
          <table:table-cell table:style-name="ce2" office:value-type="string" calcext:value-type="string">
            <text:p>Kalisz</text:p>
          </table:table-cell>
          <table:table-cell table:style-name="ce6" office:value-type="date" office:date-value="2014-11-03" calcext:value-type="date">
            <text:p>3.11.2014</text:p>
          </table:table-cell>
          <table:table-cell table:style-name="ce6" office:value-type="date" office:date-value="2014-11-04" calcext:value-type="date">
            <text:p>4.11.2014</text:p>
          </table:table-cell>
          <table:table-cell office:value-type="float" office:value="601" calcext:value-type="float">
            <text:p>601</text:p>
          </table:table-cell>
          <table:table-cell table:formula="of:=[.E744]-[.D744]" office:value-type="float" office:value="1" calcext:value-type="float">
            <text:p>1</text:p>
          </table:table-cell>
          <table:table-cell table:formula="of:=1+[.E744]-[.D744]" office:value-type="float" office:value="2" calcext:value-type="float">
            <text:p>2</text:p>
          </table:table-cell>
          <table:table-cell table:formula="of:=COM.MICROSOFT.CONCAT([.A744];[.B744])" office:value-type="string" office:string-value="BogumiLubelski" calcext:value-type="string">
            <text:p>BogumiLubelski</text:p>
          </table:table-cell>
          <table:table-cell table:formula="of:=COUNTIF([.$I$2:.$I$1001];[.I744])" office:value-type="float" office:value="12" calcext:value-type="float">
            <text:p>12</text:p>
          </table:table-cell>
          <table:table-cell table:formula="of:=SUMIF([.$I$2:.$I$1001];[.I744];[.$H$2:.$H$1001])" office:value-type="float" office:value="30" calcext:value-type="float">
            <text:p>30</text:p>
          </table:table-cell>
          <table:table-cell table:formula="of:=[.F744]+([.H744]-1)*24+30" office:value-type="float" office:value="655" calcext:value-type="float">
            <text:p>655</text:p>
          </table:table-cell>
          <table:table-cell table:formula="of:=MONTH([.D744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lbert</text:p>
          </table:table-cell>
          <table:table-cell table:style-name="ce2" office:value-type="string" calcext:value-type="string">
            <text:p>Marakasz</text:p>
          </table:table-cell>
          <table:table-cell table:style-name="ce2" office:value-type="string" calcext:value-type="string">
            <text:p>Katowice</text:p>
          </table:table-cell>
          <table:table-cell table:number-columns-repeated="2" table:style-name="ce6" office:value-type="date" office:date-value="2014-11-03" calcext:value-type="date">
            <text:p>3.11.2014</text:p>
          </table:table-cell>
          <table:table-cell office:value-type="float" office:value="494.7" calcext:value-type="float">
            <text:p>494,7</text:p>
          </table:table-cell>
          <table:table-cell table:formula="of:=[.E745]-[.D745]" office:value-type="float" office:value="0" calcext:value-type="float">
            <text:p>0</text:p>
          </table:table-cell>
          <table:table-cell table:formula="of:=1+[.E745]-[.D745]" office:value-type="float" office:value="1" calcext:value-type="float">
            <text:p>1</text:p>
          </table:table-cell>
          <table:table-cell table:formula="of:=COM.MICROSOFT.CONCAT([.A745];[.B745])" office:value-type="string" office:string-value="AlbertMarakasz" calcext:value-type="string">
            <text:p>AlbertMarakasz</text:p>
          </table:table-cell>
          <table:table-cell table:formula="of:=COUNTIF([.$I$2:.$I$1001];[.I745])" office:value-type="float" office:value="14" calcext:value-type="float">
            <text:p>14</text:p>
          </table:table-cell>
          <table:table-cell table:formula="of:=SUMIF([.$I$2:.$I$1001];[.I745];[.$H$2:.$H$1001])" office:value-type="float" office:value="22" calcext:value-type="float">
            <text:p>22</text:p>
          </table:table-cell>
          <table:table-cell table:formula="of:=[.F745]+([.H745]-1)*24+30" office:value-type="float" office:value="524.7" calcext:value-type="float">
            <text:p>524,7</text:p>
          </table:table-cell>
          <table:table-cell table:formula="of:=MONTH([.D745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aulina</text:p>
          </table:table-cell>
          <table:table-cell table:style-name="ce2" office:value-type="string" calcext:value-type="string">
            <text:p>Maskor</text:p>
          </table:table-cell>
          <table:table-cell table:style-name="ce2" office:value-type="string" calcext:value-type="string">
            <text:p>Lublin</text:p>
          </table:table-cell>
          <table:table-cell table:style-name="ce6" office:value-type="date" office:date-value="2014-11-03" calcext:value-type="date">
            <text:p>3.11.2014</text:p>
          </table:table-cell>
          <table:table-cell table:style-name="ce6" office:value-type="date" office:date-value="2014-11-07" calcext:value-type="date">
            <text:p>7.11.2014</text:p>
          </table:table-cell>
          <table:table-cell office:value-type="float" office:value="886.7" calcext:value-type="float">
            <text:p>886,7</text:p>
          </table:table-cell>
          <table:table-cell table:formula="of:=[.E746]-[.D746]" office:value-type="float" office:value="4" calcext:value-type="float">
            <text:p>4</text:p>
          </table:table-cell>
          <table:table-cell table:formula="of:=1+[.E746]-[.D746]" office:value-type="float" office:value="5" calcext:value-type="float">
            <text:p>5</text:p>
          </table:table-cell>
          <table:table-cell table:formula="of:=COM.MICROSOFT.CONCAT([.A746];[.B746])" office:value-type="string" office:string-value="PaulinaMaskor" calcext:value-type="string">
            <text:p>PaulinaMaskor</text:p>
          </table:table-cell>
          <table:table-cell table:formula="of:=COUNTIF([.$I$2:.$I$1001];[.I746])" office:value-type="float" office:value="13" calcext:value-type="float">
            <text:p>13</text:p>
          </table:table-cell>
          <table:table-cell table:formula="of:=SUMIF([.$I$2:.$I$1001];[.I746];[.$H$2:.$H$1001])" office:value-type="float" office:value="41" calcext:value-type="float">
            <text:p>41</text:p>
          </table:table-cell>
          <table:table-cell table:formula="of:=[.F746]+([.H746]-1)*24+30" office:value-type="float" office:value="1012.7" calcext:value-type="float">
            <text:p>1012,7</text:p>
          </table:table-cell>
          <table:table-cell table:formula="of:=MONTH([.D746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Teresa</text:p>
          </table:table-cell>
          <table:table-cell table:style-name="ce2" office:value-type="string" calcext:value-type="string">
            <text:p>Moskiewska</text:p>
          </table:table-cell>
          <table:table-cell table:style-name="ce2" office:value-type="string" calcext:value-type="string">
            <text:p>Katowice</text:p>
          </table:table-cell>
          <table:table-cell table:number-columns-repeated="2" table:style-name="ce6" office:value-type="date" office:date-value="2014-11-03" calcext:value-type="date">
            <text:p>3.11.2014</text:p>
          </table:table-cell>
          <table:table-cell office:value-type="float" office:value="494.7" calcext:value-type="float">
            <text:p>494,7</text:p>
          </table:table-cell>
          <table:table-cell table:formula="of:=[.E747]-[.D747]" office:value-type="float" office:value="0" calcext:value-type="float">
            <text:p>0</text:p>
          </table:table-cell>
          <table:table-cell table:formula="of:=1+[.E747]-[.D747]" office:value-type="float" office:value="1" calcext:value-type="float">
            <text:p>1</text:p>
          </table:table-cell>
          <table:table-cell table:formula="of:=COM.MICROSOFT.CONCAT([.A747];[.B747])" office:value-type="string" office:string-value="TeresaMoskiewska" calcext:value-type="string">
            <text:p>TeresaMoskiewska</text:p>
          </table:table-cell>
          <table:table-cell table:formula="of:=COUNTIF([.$I$2:.$I$1001];[.I747])" office:value-type="float" office:value="11" calcext:value-type="float">
            <text:p>11</text:p>
          </table:table-cell>
          <table:table-cell table:formula="of:=SUMIF([.$I$2:.$I$1001];[.I747];[.$H$2:.$H$1001])" office:value-type="float" office:value="20" calcext:value-type="float">
            <text:p>20</text:p>
          </table:table-cell>
          <table:table-cell table:formula="of:=[.F747]+([.H747]-1)*24+30" office:value-type="float" office:value="524.7" calcext:value-type="float">
            <text:p>524,7</text:p>
          </table:table-cell>
          <table:table-cell table:formula="of:=MONTH([.D747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Ewelia</text:p>
          </table:table-cell>
          <table:table-cell table:style-name="ce2" office:value-type="string" calcext:value-type="string">
            <text:p>Nyska</text:p>
          </table:table-cell>
          <table:table-cell table:style-name="ce2" office:value-type="string" calcext:value-type="string">
            <text:p>Kutno</text:p>
          </table:table-cell>
          <table:table-cell table:number-columns-repeated="2" table:style-name="ce6" office:value-type="date" office:date-value="2014-11-03" calcext:value-type="date">
            <text:p>3.11.2014</text:p>
          </table:table-cell>
          <table:table-cell office:value-type="float" office:value="278.8" calcext:value-type="float">
            <text:p>278,8</text:p>
          </table:table-cell>
          <table:table-cell table:formula="of:=[.E748]-[.D748]" office:value-type="float" office:value="0" calcext:value-type="float">
            <text:p>0</text:p>
          </table:table-cell>
          <table:table-cell table:formula="of:=1+[.E748]-[.D748]" office:value-type="float" office:value="1" calcext:value-type="float">
            <text:p>1</text:p>
          </table:table-cell>
          <table:table-cell table:formula="of:=COM.MICROSOFT.CONCAT([.A748];[.B748])" office:value-type="string" office:string-value="EweliaNyska" calcext:value-type="string">
            <text:p>EweliaNyska</text:p>
          </table:table-cell>
          <table:table-cell table:formula="of:=COUNTIF([.$I$2:.$I$1001];[.I748])" office:value-type="float" office:value="10" calcext:value-type="float">
            <text:p>10</text:p>
          </table:table-cell>
          <table:table-cell table:formula="of:=SUMIF([.$I$2:.$I$1001];[.I748];[.$H$2:.$H$1001])" office:value-type="float" office:value="27" calcext:value-type="float">
            <text:p>27</text:p>
          </table:table-cell>
          <table:table-cell table:formula="of:=[.F748]+([.H748]-1)*24+30" office:value-type="float" office:value="308.8" calcext:value-type="float">
            <text:p>308,8</text:p>
          </table:table-cell>
          <table:table-cell table:formula="of:=MONTH([.D748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aria</text:p>
          </table:table-cell>
          <table:table-cell table:style-name="ce2" office:value-type="string" calcext:value-type="string">
            <text:p>Ozimek</text:p>
          </table:table-cell>
          <table:table-cell table:style-name="ce2" office:value-type="string" calcext:value-type="string">
            <text:p>Mielec</text:p>
          </table:table-cell>
          <table:table-cell table:style-name="ce6" office:value-type="date" office:date-value="2014-11-03" calcext:value-type="date">
            <text:p>3.11.2014</text:p>
          </table:table-cell>
          <table:table-cell table:style-name="ce6" office:value-type="date" office:date-value="2014-11-04" calcext:value-type="date">
            <text:p>4.11.2014</text:p>
          </table:table-cell>
          <table:table-cell office:value-type="float" office:value="570" calcext:value-type="float">
            <text:p>570</text:p>
          </table:table-cell>
          <table:table-cell table:formula="of:=[.E749]-[.D749]" office:value-type="float" office:value="1" calcext:value-type="float">
            <text:p>1</text:p>
          </table:table-cell>
          <table:table-cell table:formula="of:=1+[.E749]-[.D749]" office:value-type="float" office:value="2" calcext:value-type="float">
            <text:p>2</text:p>
          </table:table-cell>
          <table:table-cell table:formula="of:=COM.MICROSOFT.CONCAT([.A749];[.B749])" office:value-type="string" office:string-value="MariaOzimek" calcext:value-type="string">
            <text:p>MariaOzimek</text:p>
          </table:table-cell>
          <table:table-cell table:formula="of:=COUNTIF([.$I$2:.$I$1001];[.I749])" office:value-type="float" office:value="8" calcext:value-type="float">
            <text:p>8</text:p>
          </table:table-cell>
          <table:table-cell table:formula="of:=SUMIF([.$I$2:.$I$1001];[.I749];[.$H$2:.$H$1001])" office:value-type="float" office:value="24" calcext:value-type="float">
            <text:p>24</text:p>
          </table:table-cell>
          <table:table-cell table:formula="of:=[.F749]+([.H749]-1)*24+30" office:value-type="float" office:value="624" calcext:value-type="float">
            <text:p>624</text:p>
          </table:table-cell>
          <table:table-cell table:formula="of:=MONTH([.D749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Daria</text:p>
          </table:table-cell>
          <table:table-cell table:style-name="ce2" office:value-type="string" calcext:value-type="string">
            <text:p>Paryska</text:p>
          </table:table-cell>
          <table:table-cell table:style-name="ce2" office:value-type="string" calcext:value-type="string">
            <text:p>Lublin</text:p>
          </table:table-cell>
          <table:table-cell table:style-name="ce6" office:value-type="date" office:date-value="2014-11-03" calcext:value-type="date">
            <text:p>3.11.2014</text:p>
          </table:table-cell>
          <table:table-cell table:style-name="ce6" office:value-type="date" office:date-value="2014-11-04" calcext:value-type="date">
            <text:p>4.11.2014</text:p>
          </table:table-cell>
          <table:table-cell office:value-type="float" office:value="439.7" calcext:value-type="float">
            <text:p>439,7</text:p>
          </table:table-cell>
          <table:table-cell table:formula="of:=[.E750]-[.D750]" office:value-type="float" office:value="1" calcext:value-type="float">
            <text:p>1</text:p>
          </table:table-cell>
          <table:table-cell table:formula="of:=1+[.E750]-[.D750]" office:value-type="float" office:value="2" calcext:value-type="float">
            <text:p>2</text:p>
          </table:table-cell>
          <table:table-cell table:formula="of:=COM.MICROSOFT.CONCAT([.A750];[.B750])" office:value-type="string" office:string-value="DariaParyska" calcext:value-type="string">
            <text:p>DariaParyska</text:p>
          </table:table-cell>
          <table:table-cell table:formula="of:=COUNTIF([.$I$2:.$I$1001];[.I750])" office:value-type="float" office:value="10" calcext:value-type="float">
            <text:p>10</text:p>
          </table:table-cell>
          <table:table-cell table:formula="of:=SUMIF([.$I$2:.$I$1001];[.I750];[.$H$2:.$H$1001])" office:value-type="float" office:value="28" calcext:value-type="float">
            <text:p>28</text:p>
          </table:table-cell>
          <table:table-cell table:formula="of:=[.F750]+([.H750]-1)*24+30" office:value-type="float" office:value="493.7" calcext:value-type="float">
            <text:p>493,7</text:p>
          </table:table-cell>
          <table:table-cell table:formula="of:=MONTH([.D750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mil</text:p>
          </table:table-cell>
          <table:table-cell table:style-name="ce2" office:value-type="string" calcext:value-type="string">
            <text:p>Pomorski</text:p>
          </table:table-cell>
          <table:table-cell table:style-name="ce2" office:value-type="string" calcext:value-type="string">
            <text:p>Zgierz</text:p>
          </table:table-cell>
          <table:table-cell table:style-name="ce6" office:value-type="date" office:date-value="2014-11-03" calcext:value-type="date">
            <text:p>3.11.2014</text:p>
          </table:table-cell>
          <table:table-cell table:style-name="ce6" office:value-type="date" office:date-value="2014-11-04" calcext:value-type="date">
            <text:p>4.11.2014</text:p>
          </table:table-cell>
          <table:table-cell office:value-type="float" office:value="331.5" calcext:value-type="float">
            <text:p>331,5</text:p>
          </table:table-cell>
          <table:table-cell table:formula="of:=[.E751]-[.D751]" office:value-type="float" office:value="1" calcext:value-type="float">
            <text:p>1</text:p>
          </table:table-cell>
          <table:table-cell table:formula="of:=1+[.E751]-[.D751]" office:value-type="float" office:value="2" calcext:value-type="float">
            <text:p>2</text:p>
          </table:table-cell>
          <table:table-cell table:formula="of:=COM.MICROSOFT.CONCAT([.A751];[.B751])" office:value-type="string" office:string-value="KamilPomorski" calcext:value-type="string">
            <text:p>KamilPomorski</text:p>
          </table:table-cell>
          <table:table-cell table:formula="of:=COUNTIF([.$I$2:.$I$1001];[.I751])" office:value-type="float" office:value="7" calcext:value-type="float">
            <text:p>7</text:p>
          </table:table-cell>
          <table:table-cell table:formula="of:=SUMIF([.$I$2:.$I$1001];[.I751];[.$H$2:.$H$1001])" office:value-type="float" office:value="28" calcext:value-type="float">
            <text:p>28</text:p>
          </table:table-cell>
          <table:table-cell table:formula="of:=[.F751]+([.H751]-1)*24+30" office:value-type="float" office:value="385.5" calcext:value-type="float">
            <text:p>385,5</text:p>
          </table:table-cell>
          <table:table-cell table:formula="of:=MONTH([.D751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Gustaw</text:p>
          </table:table-cell>
          <table:table-cell table:style-name="ce2" office:value-type="string" calcext:value-type="string">
            <text:p>Poznanski</text:p>
          </table:table-cell>
          <table:table-cell table:style-name="ce2" office:value-type="string" calcext:value-type="string">
            <text:p>Siedlce</text:p>
          </table:table-cell>
          <table:table-cell table:style-name="ce6" office:value-type="date" office:date-value="2014-11-03" calcext:value-type="date">
            <text:p>3.11.2014</text:p>
          </table:table-cell>
          <table:table-cell table:style-name="ce6" office:value-type="date" office:date-value="2014-11-07" calcext:value-type="date">
            <text:p>7.11.2014</text:p>
          </table:table-cell>
          <table:table-cell office:value-type="float" office:value="712.4" calcext:value-type="float">
            <text:p>712,4</text:p>
          </table:table-cell>
          <table:table-cell table:formula="of:=[.E752]-[.D752]" office:value-type="float" office:value="4" calcext:value-type="float">
            <text:p>4</text:p>
          </table:table-cell>
          <table:table-cell table:formula="of:=1+[.E752]-[.D752]" office:value-type="float" office:value="5" calcext:value-type="float">
            <text:p>5</text:p>
          </table:table-cell>
          <table:table-cell table:formula="of:=COM.MICROSOFT.CONCAT([.A752];[.B752])" office:value-type="string" office:string-value="GustawPoznanski" calcext:value-type="string">
            <text:p>GustawPoznanski</text:p>
          </table:table-cell>
          <table:table-cell table:formula="of:=COUNTIF([.$I$2:.$I$1001];[.I752])" office:value-type="float" office:value="7" calcext:value-type="float">
            <text:p>7</text:p>
          </table:table-cell>
          <table:table-cell table:formula="of:=SUMIF([.$I$2:.$I$1001];[.I752];[.$H$2:.$H$1001])" office:value-type="float" office:value="16" calcext:value-type="float">
            <text:p>16</text:p>
          </table:table-cell>
          <table:table-cell table:formula="of:=[.F752]+([.H752]-1)*24+30" office:value-type="float" office:value="838.4" calcext:value-type="float">
            <text:p>838,4</text:p>
          </table:table-cell>
          <table:table-cell table:formula="of:=MONTH([.D752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Tomasz</text:p>
          </table:table-cell>
          <table:table-cell table:style-name="ce2" office:value-type="string" calcext:value-type="string">
            <text:p>Rzepka</text:p>
          </table:table-cell>
          <table:table-cell table:style-name="ce2" office:value-type="string" calcext:value-type="string">
            <text:p>Siedlce</text:p>
          </table:table-cell>
          <table:table-cell table:style-name="ce6" office:value-type="date" office:date-value="2014-11-03" calcext:value-type="date">
            <text:p>3.11.2014</text:p>
          </table:table-cell>
          <table:table-cell table:style-name="ce6" office:value-type="date" office:date-value="2014-11-04" calcext:value-type="date">
            <text:p>4.11.2014</text:p>
          </table:table-cell>
          <table:table-cell office:value-type="float" office:value="295.4" calcext:value-type="float">
            <text:p>295,4</text:p>
          </table:table-cell>
          <table:table-cell table:formula="of:=[.E753]-[.D753]" office:value-type="float" office:value="1" calcext:value-type="float">
            <text:p>1</text:p>
          </table:table-cell>
          <table:table-cell table:formula="of:=1+[.E753]-[.D753]" office:value-type="float" office:value="2" calcext:value-type="float">
            <text:p>2</text:p>
          </table:table-cell>
          <table:table-cell table:formula="of:=COM.MICROSOFT.CONCAT([.A753];[.B753])" office:value-type="string" office:string-value="TomaszRzepka" calcext:value-type="string">
            <text:p>TomaszRzepka</text:p>
          </table:table-cell>
          <table:table-cell table:formula="of:=COUNTIF([.$I$2:.$I$1001];[.I753])" office:value-type="float" office:value="17" calcext:value-type="float">
            <text:p>17</text:p>
          </table:table-cell>
          <table:table-cell table:formula="of:=SUMIF([.$I$2:.$I$1001];[.I753];[.$H$2:.$H$1001])" office:value-type="float" office:value="42" calcext:value-type="float">
            <text:p>42</text:p>
          </table:table-cell>
          <table:table-cell table:formula="of:=[.F753]+([.H753]-1)*24+30" office:value-type="float" office:value="349.4" calcext:value-type="float">
            <text:p>349,4</text:p>
          </table:table-cell>
          <table:table-cell table:formula="of:=MONTH([.D753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rol</text:p>
          </table:table-cell>
          <table:table-cell table:style-name="ce2" office:value-type="string" calcext:value-type="string">
            <text:p>Witkiewicz</text:p>
          </table:table-cell>
          <table:table-cell table:style-name="ce2" office:value-type="string" calcext:value-type="string">
            <text:p>Siedlce</text:p>
          </table:table-cell>
          <table:table-cell table:style-name="ce6" office:value-type="date" office:date-value="2014-11-03" calcext:value-type="date">
            <text:p>3.11.2014</text:p>
          </table:table-cell>
          <table:table-cell table:style-name="ce6" office:value-type="date" office:date-value="2014-11-07" calcext:value-type="date">
            <text:p>7.11.2014</text:p>
          </table:table-cell>
          <table:table-cell office:value-type="float" office:value="712.4" calcext:value-type="float">
            <text:p>712,4</text:p>
          </table:table-cell>
          <table:table-cell table:formula="of:=[.E754]-[.D754]" office:value-type="float" office:value="4" calcext:value-type="float">
            <text:p>4</text:p>
          </table:table-cell>
          <table:table-cell table:formula="of:=1+[.E754]-[.D754]" office:value-type="float" office:value="5" calcext:value-type="float">
            <text:p>5</text:p>
          </table:table-cell>
          <table:table-cell table:formula="of:=COM.MICROSOFT.CONCAT([.A754];[.B754])" office:value-type="string" office:string-value="KarolWitkiewicz" calcext:value-type="string">
            <text:p>KarolWitkiewicz</text:p>
          </table:table-cell>
          <table:table-cell table:formula="of:=COUNTIF([.$I$2:.$I$1001];[.I754])" office:value-type="float" office:value="8" calcext:value-type="float">
            <text:p>8</text:p>
          </table:table-cell>
          <table:table-cell table:formula="of:=SUMIF([.$I$2:.$I$1001];[.I754];[.$H$2:.$H$1001])" office:value-type="float" office:value="28" calcext:value-type="float">
            <text:p>28</text:p>
          </table:table-cell>
          <table:table-cell table:formula="of:=[.F754]+([.H754]-1)*24+30" office:value-type="float" office:value="838.4" calcext:value-type="float">
            <text:p>838,4</text:p>
          </table:table-cell>
          <table:table-cell table:formula="of:=MONTH([.D754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Ewelina</text:p>
          </table:table-cell>
          <table:table-cell table:style-name="ce3" office:value-type="string" calcext:value-type="string">
            <text:p>Adamska</text:p>
          </table:table-cell>
          <table:table-cell table:style-name="ce2" office:value-type="string" calcext:value-type="string">
            <text:p>Katowice</text:p>
          </table:table-cell>
          <table:table-cell table:style-name="ce6" office:value-type="date" office:date-value="2014-11-04" calcext:value-type="date">
            <text:p>4.11.2014</text:p>
          </table:table-cell>
          <table:table-cell table:style-name="ce6" office:value-type="date" office:date-value="2014-11-06" calcext:value-type="date">
            <text:p>6.11.2014</text:p>
          </table:table-cell>
          <table:table-cell office:value-type="float" office:value="892.7" calcext:value-type="float">
            <text:p>892,7</text:p>
          </table:table-cell>
          <table:table-cell table:formula="of:=[.E755]-[.D755]" office:value-type="float" office:value="2" calcext:value-type="float">
            <text:p>2</text:p>
          </table:table-cell>
          <table:table-cell table:formula="of:=1+[.E755]-[.D755]" office:value-type="float" office:value="3" calcext:value-type="float">
            <text:p>3</text:p>
          </table:table-cell>
          <table:table-cell table:formula="of:=COM.MICROSOFT.CONCAT([.A755];[.B755])" office:value-type="string" office:string-value="EwelinaAdamska" calcext:value-type="string">
            <text:p>EwelinaAdamska</text:p>
          </table:table-cell>
          <table:table-cell table:formula="of:=COUNTIF([.$I$2:.$I$1001];[.I755])" office:value-type="float" office:value="1" calcext:value-type="float">
            <text:p>1</text:p>
          </table:table-cell>
          <table:table-cell table:formula="of:=SUMIF([.$I$2:.$I$1001];[.I755];[.$H$2:.$H$1001])" office:value-type="float" office:value="3" calcext:value-type="float">
            <text:p>3</text:p>
          </table:table-cell>
          <table:table-cell table:formula="of:=[.F755]+([.H755]-1)*24+30" office:value-type="float" office:value="970.7" calcext:value-type="float">
            <text:p>970,7</text:p>
          </table:table-cell>
          <table:table-cell table:formula="of:=MONTH([.D755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rolina</text:p>
          </table:table-cell>
          <table:table-cell table:style-name="ce2" office:value-type="string" calcext:value-type="string">
            <text:p>Arska</text:p>
          </table:table-cell>
          <table:table-cell table:style-name="ce2" office:value-type="string" calcext:value-type="string">
            <text:p>Radom</text:p>
          </table:table-cell>
          <table:table-cell table:style-name="ce6" office:value-type="date" office:date-value="2014-11-04" calcext:value-type="date">
            <text:p>4.11.2014</text:p>
          </table:table-cell>
          <table:table-cell table:style-name="ce6" office:value-type="date" office:date-value="2014-11-06" calcext:value-type="date">
            <text:p>6.11.2014</text:p>
          </table:table-cell>
          <table:table-cell office:value-type="float" office:value="426.5" calcext:value-type="float">
            <text:p>426,5</text:p>
          </table:table-cell>
          <table:table-cell table:formula="of:=[.E756]-[.D756]" office:value-type="float" office:value="2" calcext:value-type="float">
            <text:p>2</text:p>
          </table:table-cell>
          <table:table-cell table:formula="of:=1+[.E756]-[.D756]" office:value-type="float" office:value="3" calcext:value-type="float">
            <text:p>3</text:p>
          </table:table-cell>
          <table:table-cell table:formula="of:=COM.MICROSOFT.CONCAT([.A756];[.B756])" office:value-type="string" office:string-value="KarolinaArska" calcext:value-type="string">
            <text:p>KarolinaArska</text:p>
          </table:table-cell>
          <table:table-cell table:formula="of:=COUNTIF([.$I$2:.$I$1001];[.I756])" office:value-type="float" office:value="12" calcext:value-type="float">
            <text:p>12</text:p>
          </table:table-cell>
          <table:table-cell table:formula="of:=SUMIF([.$I$2:.$I$1001];[.I756];[.$H$2:.$H$1001])" office:value-type="float" office:value="36" calcext:value-type="float">
            <text:p>36</text:p>
          </table:table-cell>
          <table:table-cell table:formula="of:=[.F756]+([.H756]-1)*24+30" office:value-type="float" office:value="504.5" calcext:value-type="float">
            <text:p>504,5</text:p>
          </table:table-cell>
          <table:table-cell table:formula="of:=MONTH([.D756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Bonifacy</text:p>
          </table:table-cell>
          <table:table-cell table:style-name="ce2" office:value-type="string" calcext:value-type="string">
            <text:p>Barczewski</text:p>
          </table:table-cell>
          <table:table-cell table:style-name="ce2" office:value-type="string" calcext:value-type="string">
            <text:p>Malbork</text:p>
          </table:table-cell>
          <table:table-cell table:style-name="ce6" office:value-type="date" office:date-value="2014-11-04" calcext:value-type="date">
            <text:p>4.11.2014</text:p>
          </table:table-cell>
          <table:table-cell table:style-name="ce6" office:value-type="date" office:date-value="2014-11-06" calcext:value-type="date">
            <text:p>6.11.2014</text:p>
          </table:table-cell>
          <table:table-cell office:value-type="float" office:value="1102" calcext:value-type="float">
            <text:p>1102</text:p>
          </table:table-cell>
          <table:table-cell table:formula="of:=[.E757]-[.D757]" office:value-type="float" office:value="2" calcext:value-type="float">
            <text:p>2</text:p>
          </table:table-cell>
          <table:table-cell table:formula="of:=1+[.E757]-[.D757]" office:value-type="float" office:value="3" calcext:value-type="float">
            <text:p>3</text:p>
          </table:table-cell>
          <table:table-cell table:formula="of:=COM.MICROSOFT.CONCAT([.A757];[.B757])" office:value-type="string" office:string-value="BonifacyBarczewski" calcext:value-type="string">
            <text:p>BonifacyBarczewski</text:p>
          </table:table-cell>
          <table:table-cell table:formula="of:=COUNTIF([.$I$2:.$I$1001];[.I757])" office:value-type="float" office:value="8" calcext:value-type="float">
            <text:p>8</text:p>
          </table:table-cell>
          <table:table-cell table:formula="of:=SUMIF([.$I$2:.$I$1001];[.I757];[.$H$2:.$H$1001])" office:value-type="float" office:value="17" calcext:value-type="float">
            <text:p>17</text:p>
          </table:table-cell>
          <table:table-cell table:formula="of:=[.F757]+([.H757]-1)*24+30" office:value-type="float" office:value="1180" calcext:value-type="float">
            <text:p>1180</text:p>
          </table:table-cell>
          <table:table-cell table:formula="of:=MONTH([.D757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atrycja</text:p>
          </table:table-cell>
          <table:table-cell table:style-name="ce2" office:value-type="string" calcext:value-type="string">
            <text:p>Czarnoleska</text:p>
          </table:table-cell>
          <table:table-cell table:style-name="ce2" office:value-type="string" calcext:value-type="string">
            <text:p>Krakow</text:p>
          </table:table-cell>
          <table:table-cell table:style-name="ce6" office:value-type="date" office:date-value="2014-11-04" calcext:value-type="date">
            <text:p>4.11.2014</text:p>
          </table:table-cell>
          <table:table-cell table:style-name="ce6" office:value-type="date" office:date-value="2014-11-06" calcext:value-type="date">
            <text:p>6.11.2014</text:p>
          </table:table-cell>
          <table:table-cell office:value-type="float" office:value="911.5" calcext:value-type="float">
            <text:p>911,5</text:p>
          </table:table-cell>
          <table:table-cell table:formula="of:=[.E758]-[.D758]" office:value-type="float" office:value="2" calcext:value-type="float">
            <text:p>2</text:p>
          </table:table-cell>
          <table:table-cell table:formula="of:=1+[.E758]-[.D758]" office:value-type="float" office:value="3" calcext:value-type="float">
            <text:p>3</text:p>
          </table:table-cell>
          <table:table-cell table:formula="of:=COM.MICROSOFT.CONCAT([.A758];[.B758])" office:value-type="string" office:string-value="PatrycjaCzarnoleska" calcext:value-type="string">
            <text:p>PatrycjaCzarnoleska</text:p>
          </table:table-cell>
          <table:table-cell table:formula="of:=COUNTIF([.$I$2:.$I$1001];[.I758])" office:value-type="float" office:value="15" calcext:value-type="float">
            <text:p>15</text:p>
          </table:table-cell>
          <table:table-cell table:formula="of:=SUMIF([.$I$2:.$I$1001];[.I758];[.$H$2:.$H$1001])" office:value-type="float" office:value="39" calcext:value-type="float">
            <text:p>39</text:p>
          </table:table-cell>
          <table:table-cell table:formula="of:=[.F758]+([.H758]-1)*24+30" office:value-type="float" office:value="989.5" calcext:value-type="float">
            <text:p>989,5</text:p>
          </table:table-cell>
          <table:table-cell table:formula="of:=MONTH([.D758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arzena</text:p>
          </table:table-cell>
          <table:table-cell table:style-name="ce2" office:value-type="string" calcext:value-type="string">
            <text:p>Gras</text:p>
          </table:table-cell>
          <table:table-cell table:style-name="ce2" office:value-type="string" calcext:value-type="string">
            <text:p>Olsztyn</text:p>
          </table:table-cell>
          <table:table-cell table:style-name="ce6" office:value-type="date" office:date-value="2014-11-04" calcext:value-type="date">
            <text:p>4.11.2014</text:p>
          </table:table-cell>
          <table:table-cell table:style-name="ce6" office:value-type="date" office:date-value="2014-11-05" calcext:value-type="date">
            <text:p>5.11.2014</text:p>
          </table:table-cell>
          <table:table-cell office:value-type="float" office:value="526.8" calcext:value-type="float">
            <text:p>526,8</text:p>
          </table:table-cell>
          <table:table-cell table:formula="of:=[.E759]-[.D759]" office:value-type="float" office:value="1" calcext:value-type="float">
            <text:p>1</text:p>
          </table:table-cell>
          <table:table-cell table:formula="of:=1+[.E759]-[.D759]" office:value-type="float" office:value="2" calcext:value-type="float">
            <text:p>2</text:p>
          </table:table-cell>
          <table:table-cell table:formula="of:=COM.MICROSOFT.CONCAT([.A759];[.B759])" office:value-type="string" office:string-value="MarzenaGras" calcext:value-type="string">
            <text:p>MarzenaGras</text:p>
          </table:table-cell>
          <table:table-cell table:formula="of:=COUNTIF([.$I$2:.$I$1001];[.I759])" office:value-type="float" office:value="7" calcext:value-type="float">
            <text:p>7</text:p>
          </table:table-cell>
          <table:table-cell table:formula="of:=SUMIF([.$I$2:.$I$1001];[.I759];[.$H$2:.$H$1001])" office:value-type="float" office:value="20" calcext:value-type="float">
            <text:p>20</text:p>
          </table:table-cell>
          <table:table-cell table:formula="of:=[.F759]+([.H759]-1)*24+30" office:value-type="float" office:value="580.8" calcext:value-type="float">
            <text:p>580,8</text:p>
          </table:table-cell>
          <table:table-cell table:formula="of:=MONTH([.D759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ndrzej</text:p>
          </table:table-cell>
          <table:table-cell table:style-name="ce2" office:value-type="string" calcext:value-type="string">
            <text:p>Klajn</text:p>
          </table:table-cell>
          <table:table-cell table:style-name="ce2" office:value-type="string" calcext:value-type="string">
            <text:p>Radom</text:p>
          </table:table-cell>
          <table:table-cell table:style-name="ce6" office:value-type="date" office:date-value="2014-11-04" calcext:value-type="date">
            <text:p>4.11.2014</text:p>
          </table:table-cell>
          <table:table-cell table:style-name="ce6" office:value-type="date" office:date-value="2014-11-08" calcext:value-type="date">
            <text:p>8.11.2014</text:p>
          </table:table-cell>
          <table:table-cell office:value-type="float" office:value="674.5" calcext:value-type="float">
            <text:p>674,5</text:p>
          </table:table-cell>
          <table:table-cell table:formula="of:=[.E760]-[.D760]" office:value-type="float" office:value="4" calcext:value-type="float">
            <text:p>4</text:p>
          </table:table-cell>
          <table:table-cell table:formula="of:=1+[.E760]-[.D760]" office:value-type="float" office:value="5" calcext:value-type="float">
            <text:p>5</text:p>
          </table:table-cell>
          <table:table-cell table:formula="of:=COM.MICROSOFT.CONCAT([.A760];[.B760])" office:value-type="string" office:string-value="AndrzejKlajn" calcext:value-type="string">
            <text:p>AndrzejKlajn</text:p>
          </table:table-cell>
          <table:table-cell table:formula="of:=COUNTIF([.$I$2:.$I$1001];[.I760])" office:value-type="float" office:value="13" calcext:value-type="float">
            <text:p>13</text:p>
          </table:table-cell>
          <table:table-cell table:formula="of:=SUMIF([.$I$2:.$I$1001];[.I760];[.$H$2:.$H$1001])" office:value-type="float" office:value="30" calcext:value-type="float">
            <text:p>30</text:p>
          </table:table-cell>
          <table:table-cell table:formula="of:=[.F760]+([.H760]-1)*24+30" office:value-type="float" office:value="800.5" calcext:value-type="float">
            <text:p>800,5</text:p>
          </table:table-cell>
          <table:table-cell table:formula="of:=MONTH([.D760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Wojciech</text:p>
          </table:table-cell>
          <table:table-cell table:style-name="ce2" office:value-type="string" calcext:value-type="string">
            <text:p>Krokus</text:p>
          </table:table-cell>
          <table:table-cell table:style-name="ce2" office:value-type="string" calcext:value-type="string">
            <text:p>Olsztyn</text:p>
          </table:table-cell>
          <table:table-cell table:style-name="ce6" office:value-type="date" office:date-value="2014-11-04" calcext:value-type="date">
            <text:p>4.11.2014</text:p>
          </table:table-cell>
          <table:table-cell table:style-name="ce6" office:value-type="date" office:date-value="2014-11-07" calcext:value-type="date">
            <text:p>7.11.2014</text:p>
          </table:table-cell>
          <table:table-cell office:value-type="float" office:value="852.8" calcext:value-type="float">
            <text:p>852,8</text:p>
          </table:table-cell>
          <table:table-cell table:formula="of:=[.E761]-[.D761]" office:value-type="float" office:value="3" calcext:value-type="float">
            <text:p>3</text:p>
          </table:table-cell>
          <table:table-cell table:formula="of:=1+[.E761]-[.D761]" office:value-type="float" office:value="4" calcext:value-type="float">
            <text:p>4</text:p>
          </table:table-cell>
          <table:table-cell table:formula="of:=COM.MICROSOFT.CONCAT([.A761];[.B761])" office:value-type="string" office:string-value="WojciechKrokus" calcext:value-type="string">
            <text:p>WojciechKrokus</text:p>
          </table:table-cell>
          <table:table-cell table:formula="of:=COUNTIF([.$I$2:.$I$1001];[.I761])" office:value-type="float" office:value="10" calcext:value-type="float">
            <text:p>10</text:p>
          </table:table-cell>
          <table:table-cell table:formula="of:=SUMIF([.$I$2:.$I$1001];[.I761];[.$H$2:.$H$1001])" office:value-type="float" office:value="26" calcext:value-type="float">
            <text:p>26</text:p>
          </table:table-cell>
          <table:table-cell table:formula="of:=[.F761]+([.H761]-1)*24+30" office:value-type="float" office:value="954.8" calcext:value-type="float">
            <text:p>954,8</text:p>
          </table:table-cell>
          <table:table-cell table:formula="of:=MONTH([.D761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erzy</text:p>
          </table:table-cell>
          <table:table-cell table:style-name="ce2" office:value-type="string" calcext:value-type="string">
            <text:p>Misiek</text:p>
          </table:table-cell>
          <table:table-cell table:style-name="ce2" office:value-type="string" calcext:value-type="string">
            <text:p>Katowice</text:p>
          </table:table-cell>
          <table:table-cell table:style-name="ce6" office:value-type="date" office:date-value="2014-11-04" calcext:value-type="date">
            <text:p>4.11.2014</text:p>
          </table:table-cell>
          <table:table-cell table:style-name="ce6" office:value-type="date" office:date-value="2014-11-08" calcext:value-type="date">
            <text:p>8.11.2014</text:p>
          </table:table-cell>
          <table:table-cell office:value-type="float" office:value="1290.7" calcext:value-type="float">
            <text:p>1290,7</text:p>
          </table:table-cell>
          <table:table-cell table:formula="of:=[.E762]-[.D762]" office:value-type="float" office:value="4" calcext:value-type="float">
            <text:p>4</text:p>
          </table:table-cell>
          <table:table-cell table:formula="of:=1+[.E762]-[.D762]" office:value-type="float" office:value="5" calcext:value-type="float">
            <text:p>5</text:p>
          </table:table-cell>
          <table:table-cell table:formula="of:=COM.MICROSOFT.CONCAT([.A762];[.B762])" office:value-type="string" office:string-value="JerzyMisiek" calcext:value-type="string">
            <text:p>JerzyMisiek</text:p>
          </table:table-cell>
          <table:table-cell table:formula="of:=COUNTIF([.$I$2:.$I$1001];[.I762])" office:value-type="float" office:value="11" calcext:value-type="float">
            <text:p>11</text:p>
          </table:table-cell>
          <table:table-cell table:formula="of:=SUMIF([.$I$2:.$I$1001];[.I762];[.$H$2:.$H$1001])" office:value-type="float" office:value="28" calcext:value-type="float">
            <text:p>28</text:p>
          </table:table-cell>
          <table:table-cell table:formula="of:=[.F762]+([.H762]-1)*24+30" office:value-type="float" office:value="1416.7" calcext:value-type="float">
            <text:p>1416,7</text:p>
          </table:table-cell>
          <table:table-cell table:formula="of:=MONTH([.D762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Dorota</text:p>
          </table:table-cell>
          <table:table-cell table:style-name="ce2" office:value-type="string" calcext:value-type="string">
            <text:p>Morska</text:p>
          </table:table-cell>
          <table:table-cell table:style-name="ce2" office:value-type="string" calcext:value-type="string">
            <text:p>Krakow</text:p>
          </table:table-cell>
          <table:table-cell table:style-name="ce6" office:value-type="date" office:date-value="2014-11-04" calcext:value-type="date">
            <text:p>4.11.2014</text:p>
          </table:table-cell>
          <table:table-cell table:style-name="ce6" office:value-type="date" office:date-value="2014-11-05" calcext:value-type="date">
            <text:p>5.11.2014</text:p>
          </table:table-cell>
          <table:table-cell office:value-type="float" office:value="706.5" calcext:value-type="float">
            <text:p>706,5</text:p>
          </table:table-cell>
          <table:table-cell table:formula="of:=[.E763]-[.D763]" office:value-type="float" office:value="1" calcext:value-type="float">
            <text:p>1</text:p>
          </table:table-cell>
          <table:table-cell table:formula="of:=1+[.E763]-[.D763]" office:value-type="float" office:value="2" calcext:value-type="float">
            <text:p>2</text:p>
          </table:table-cell>
          <table:table-cell table:formula="of:=COM.MICROSOFT.CONCAT([.A763];[.B763])" office:value-type="string" office:string-value="DorotaMorska" calcext:value-type="string">
            <text:p>DorotaMorska</text:p>
          </table:table-cell>
          <table:table-cell table:formula="of:=COUNTIF([.$I$2:.$I$1001];[.I763])" office:value-type="float" office:value="12" calcext:value-type="float">
            <text:p>12</text:p>
          </table:table-cell>
          <table:table-cell table:formula="of:=SUMIF([.$I$2:.$I$1001];[.I763];[.$H$2:.$H$1001])" office:value-type="float" office:value="30" calcext:value-type="float">
            <text:p>30</text:p>
          </table:table-cell>
          <table:table-cell table:formula="of:=[.F763]+([.H763]-1)*24+30" office:value-type="float" office:value="760.5" calcext:value-type="float">
            <text:p>760,5</text:p>
          </table:table-cell>
          <table:table-cell table:formula="of:=MONTH([.D763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rma</text:p>
          </table:table-cell>
          <table:table-cell table:style-name="ce2" office:value-type="string" calcext:value-type="string">
            <text:p>Opoczna</text:p>
          </table:table-cell>
          <table:table-cell table:style-name="ce2" office:value-type="string" calcext:value-type="string">
            <text:p>Krakow</text:p>
          </table:table-cell>
          <table:table-cell table:style-name="ce6" office:value-type="date" office:date-value="2014-11-04" calcext:value-type="date">
            <text:p>4.11.2014</text:p>
          </table:table-cell>
          <table:table-cell table:style-name="ce6" office:value-type="date" office:date-value="2014-11-05" calcext:value-type="date">
            <text:p>5.11.2014</text:p>
          </table:table-cell>
          <table:table-cell office:value-type="float" office:value="706.5" calcext:value-type="float">
            <text:p>706,5</text:p>
          </table:table-cell>
          <table:table-cell table:formula="of:=[.E764]-[.D764]" office:value-type="float" office:value="1" calcext:value-type="float">
            <text:p>1</text:p>
          </table:table-cell>
          <table:table-cell table:formula="of:=1+[.E764]-[.D764]" office:value-type="float" office:value="2" calcext:value-type="float">
            <text:p>2</text:p>
          </table:table-cell>
          <table:table-cell table:formula="of:=COM.MICROSOFT.CONCAT([.A764];[.B764])" office:value-type="string" office:string-value="IrmaOpoczna" calcext:value-type="string">
            <text:p>IrmaOpoczna</text:p>
          </table:table-cell>
          <table:table-cell table:formula="of:=COUNTIF([.$I$2:.$I$1001];[.I764])" office:value-type="float" office:value="9" calcext:value-type="float">
            <text:p>9</text:p>
          </table:table-cell>
          <table:table-cell table:formula="of:=SUMIF([.$I$2:.$I$1001];[.I764];[.$H$2:.$H$1001])" office:value-type="float" office:value="34" calcext:value-type="float">
            <text:p>34</text:p>
          </table:table-cell>
          <table:table-cell table:formula="of:=[.F764]+([.H764]-1)*24+30" office:value-type="float" office:value="760.5" calcext:value-type="float">
            <text:p>760,5</text:p>
          </table:table-cell>
          <table:table-cell table:formula="of:=MONTH([.D764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Zuzanna</text:p>
          </table:table-cell>
          <table:table-cell table:style-name="ce2" office:value-type="string" calcext:value-type="string">
            <text:p>Piotrkowska</text:p>
          </table:table-cell>
          <table:table-cell table:style-name="ce2" office:value-type="string" calcext:value-type="string">
            <text:p>Krakow</text:p>
          </table:table-cell>
          <table:table-cell table:number-columns-repeated="2" table:style-name="ce6" office:value-type="date" office:date-value="2014-11-04" calcext:value-type="date">
            <text:p>4.11.2014</text:p>
          </table:table-cell>
          <table:table-cell office:value-type="float" office:value="501.5" calcext:value-type="float">
            <text:p>501,5</text:p>
          </table:table-cell>
          <table:table-cell table:formula="of:=[.E765]-[.D765]" office:value-type="float" office:value="0" calcext:value-type="float">
            <text:p>0</text:p>
          </table:table-cell>
          <table:table-cell table:formula="of:=1+[.E765]-[.D765]" office:value-type="float" office:value="1" calcext:value-type="float">
            <text:p>1</text:p>
          </table:table-cell>
          <table:table-cell table:formula="of:=COM.MICROSOFT.CONCAT([.A765];[.B765])" office:value-type="string" office:string-value="ZuzannaPiotrkowska" calcext:value-type="string">
            <text:p>ZuzannaPiotrkowska</text:p>
          </table:table-cell>
          <table:table-cell table:formula="of:=COUNTIF([.$I$2:.$I$1001];[.I765])" office:value-type="float" office:value="15" calcext:value-type="float">
            <text:p>15</text:p>
          </table:table-cell>
          <table:table-cell table:formula="of:=SUMIF([.$I$2:.$I$1001];[.I765];[.$H$2:.$H$1001])" office:value-type="float" office:value="34" calcext:value-type="float">
            <text:p>34</text:p>
          </table:table-cell>
          <table:table-cell table:formula="of:=[.F765]+([.H765]-1)*24+30" office:value-type="float" office:value="531.5" calcext:value-type="float">
            <text:p>531,5</text:p>
          </table:table-cell>
          <table:table-cell table:formula="of:=MONTH([.D765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Grzegorz</text:p>
          </table:table-cell>
          <table:table-cell table:style-name="ce2" office:value-type="string" calcext:value-type="string">
            <text:p>Podolski</text:p>
          </table:table-cell>
          <table:table-cell table:style-name="ce2" office:value-type="string" calcext:value-type="string">
            <text:p>Kielce</text:p>
          </table:table-cell>
          <table:table-cell table:style-name="ce6" office:value-type="date" office:date-value="2014-11-04" calcext:value-type="date">
            <text:p>4.11.2014</text:p>
          </table:table-cell>
          <table:table-cell table:style-name="ce6" office:value-type="date" office:date-value="2014-11-05" calcext:value-type="date">
            <text:p>5.11.2014</text:p>
          </table:table-cell>
          <table:table-cell office:value-type="float" office:value="485.7" calcext:value-type="float">
            <text:p>485,7</text:p>
          </table:table-cell>
          <table:table-cell table:formula="of:=[.E766]-[.D766]" office:value-type="float" office:value="1" calcext:value-type="float">
            <text:p>1</text:p>
          </table:table-cell>
          <table:table-cell table:formula="of:=1+[.E766]-[.D766]" office:value-type="float" office:value="2" calcext:value-type="float">
            <text:p>2</text:p>
          </table:table-cell>
          <table:table-cell table:formula="of:=COM.MICROSOFT.CONCAT([.A766];[.B766])" office:value-type="string" office:string-value="GrzegorzPodolski" calcext:value-type="string">
            <text:p>GrzegorzPodolski</text:p>
          </table:table-cell>
          <table:table-cell table:formula="of:=COUNTIF([.$I$2:.$I$1001];[.I766])" office:value-type="float" office:value="14" calcext:value-type="float">
            <text:p>14</text:p>
          </table:table-cell>
          <table:table-cell table:formula="of:=SUMIF([.$I$2:.$I$1001];[.I766];[.$H$2:.$H$1001])" office:value-type="float" office:value="32" calcext:value-type="float">
            <text:p>32</text:p>
          </table:table-cell>
          <table:table-cell table:formula="of:=[.F766]+([.H766]-1)*24+30" office:value-type="float" office:value="539.7" calcext:value-type="float">
            <text:p>539,7</text:p>
          </table:table-cell>
          <table:table-cell table:formula="of:=MONTH([.D766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ebastian</text:p>
          </table:table-cell>
          <table:table-cell table:style-name="ce2" office:value-type="string" calcext:value-type="string">
            <text:p>Puchacz</text:p>
          </table:table-cell>
          <table:table-cell table:style-name="ce2" office:value-type="string" calcext:value-type="string">
            <text:p>Olsztyn</text:p>
          </table:table-cell>
          <table:table-cell table:style-name="ce6" office:value-type="date" office:date-value="2014-11-04" calcext:value-type="date">
            <text:p>4.11.2014</text:p>
          </table:table-cell>
          <table:table-cell table:style-name="ce6" office:value-type="date" office:date-value="2014-11-05" calcext:value-type="date">
            <text:p>5.11.2014</text:p>
          </table:table-cell>
          <table:table-cell office:value-type="float" office:value="526.8" calcext:value-type="float">
            <text:p>526,8</text:p>
          </table:table-cell>
          <table:table-cell table:formula="of:=[.E767]-[.D767]" office:value-type="float" office:value="1" calcext:value-type="float">
            <text:p>1</text:p>
          </table:table-cell>
          <table:table-cell table:formula="of:=1+[.E767]-[.D767]" office:value-type="float" office:value="2" calcext:value-type="float">
            <text:p>2</text:p>
          </table:table-cell>
          <table:table-cell table:formula="of:=COM.MICROSOFT.CONCAT([.A767];[.B767])" office:value-type="string" office:string-value="SebastianPuchacz" calcext:value-type="string">
            <text:p>SebastianPuchacz</text:p>
          </table:table-cell>
          <table:table-cell table:formula="of:=COUNTIF([.$I$2:.$I$1001];[.I767])" office:value-type="float" office:value="12" calcext:value-type="float">
            <text:p>12</text:p>
          </table:table-cell>
          <table:table-cell table:formula="of:=SUMIF([.$I$2:.$I$1001];[.I767];[.$H$2:.$H$1001])" office:value-type="float" office:value="35" calcext:value-type="float">
            <text:p>35</text:p>
          </table:table-cell>
          <table:table-cell table:formula="of:=[.F767]+([.H767]-1)*24+30" office:value-type="float" office:value="580.8" calcext:value-type="float">
            <text:p>580,8</text:p>
          </table:table-cell>
          <table:table-cell table:formula="of:=MONTH([.D767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iotr</text:p>
          </table:table-cell>
          <table:table-cell table:style-name="ce2" office:value-type="string" calcext:value-type="string">
            <text:p>Sworacz</text:p>
          </table:table-cell>
          <table:table-cell table:style-name="ce2" office:value-type="string" calcext:value-type="string">
            <text:p>Kielce</text:p>
          </table:table-cell>
          <table:table-cell table:style-name="ce6" office:value-type="date" office:date-value="2014-11-04" calcext:value-type="date">
            <text:p>4.11.2014</text:p>
          </table:table-cell>
          <table:table-cell table:style-name="ce6" office:value-type="date" office:date-value="2014-11-07" calcext:value-type="date">
            <text:p>7.11.2014</text:p>
          </table:table-cell>
          <table:table-cell office:value-type="float" office:value="841.7" calcext:value-type="float">
            <text:p>841,7</text:p>
          </table:table-cell>
          <table:table-cell table:formula="of:=[.E768]-[.D768]" office:value-type="float" office:value="3" calcext:value-type="float">
            <text:p>3</text:p>
          </table:table-cell>
          <table:table-cell table:formula="of:=1+[.E768]-[.D768]" office:value-type="float" office:value="4" calcext:value-type="float">
            <text:p>4</text:p>
          </table:table-cell>
          <table:table-cell table:formula="of:=COM.MICROSOFT.CONCAT([.A768];[.B768])" office:value-type="string" office:string-value="PiotrSworacz" calcext:value-type="string">
            <text:p>PiotrSworacz</text:p>
          </table:table-cell>
          <table:table-cell table:formula="of:=COUNTIF([.$I$2:.$I$1001];[.I768])" office:value-type="float" office:value="10" calcext:value-type="float">
            <text:p>10</text:p>
          </table:table-cell>
          <table:table-cell table:formula="of:=SUMIF([.$I$2:.$I$1001];[.I768];[.$H$2:.$H$1001])" office:value-type="float" office:value="33" calcext:value-type="float">
            <text:p>33</text:p>
          </table:table-cell>
          <table:table-cell table:formula="of:=[.F768]+([.H768]-1)*24+30" office:value-type="float" office:value="943.7" calcext:value-type="float">
            <text:p>943,7</text:p>
          </table:table-cell>
          <table:table-cell table:formula="of:=MONTH([.D768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Daria</text:p>
          </table:table-cell>
          <table:table-cell table:style-name="ce2" office:value-type="string" calcext:value-type="string">
            <text:p>Paryska</text:p>
          </table:table-cell>
          <table:table-cell table:style-name="ce2" office:value-type="string" calcext:value-type="string">
            <text:p>Kalisz</text:p>
          </table:table-cell>
          <table:table-cell table:number-columns-repeated="2" table:style-name="ce6" office:value-type="date" office:date-value="2014-11-06" calcext:value-type="date">
            <text:p>6.11.2014</text:p>
          </table:table-cell>
          <table:table-cell office:value-type="float" office:value="442" calcext:value-type="float">
            <text:p>442</text:p>
          </table:table-cell>
          <table:table-cell table:formula="of:=[.E769]-[.D769]" office:value-type="float" office:value="0" calcext:value-type="float">
            <text:p>0</text:p>
          </table:table-cell>
          <table:table-cell table:formula="of:=1+[.E769]-[.D769]" office:value-type="float" office:value="1" calcext:value-type="float">
            <text:p>1</text:p>
          </table:table-cell>
          <table:table-cell table:formula="of:=COM.MICROSOFT.CONCAT([.A769];[.B769])" office:value-type="string" office:string-value="DariaParyska" calcext:value-type="string">
            <text:p>DariaParyska</text:p>
          </table:table-cell>
          <table:table-cell table:formula="of:=COUNTIF([.$I$2:.$I$1001];[.I769])" office:value-type="float" office:value="10" calcext:value-type="float">
            <text:p>10</text:p>
          </table:table-cell>
          <table:table-cell table:formula="of:=SUMIF([.$I$2:.$I$1001];[.I769];[.$H$2:.$H$1001])" office:value-type="float" office:value="28" calcext:value-type="float">
            <text:p>28</text:p>
          </table:table-cell>
          <table:table-cell table:formula="of:=[.F769]+([.H769]-1)*24+30" office:value-type="float" office:value="472" calcext:value-type="float">
            <text:p>472</text:p>
          </table:table-cell>
          <table:table-cell table:formula="of:=MONTH([.D769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Zuzanna</text:p>
          </table:table-cell>
          <table:table-cell table:style-name="ce2" office:value-type="string" calcext:value-type="string">
            <text:p>Piotrkowska</text:p>
          </table:table-cell>
          <table:table-cell table:style-name="ce2" office:value-type="string" calcext:value-type="string">
            <text:p>Katowice</text:p>
          </table:table-cell>
          <table:table-cell table:style-name="ce6" office:value-type="date" office:date-value="2014-11-06" calcext:value-type="date">
            <text:p>6.11.2014</text:p>
          </table:table-cell>
          <table:table-cell table:style-name="ce6" office:value-type="date" office:date-value="2014-11-08" calcext:value-type="date">
            <text:p>8.11.2014</text:p>
          </table:table-cell>
          <table:table-cell office:value-type="float" office:value="892.7" calcext:value-type="float">
            <text:p>892,7</text:p>
          </table:table-cell>
          <table:table-cell table:formula="of:=[.E770]-[.D770]" office:value-type="float" office:value="2" calcext:value-type="float">
            <text:p>2</text:p>
          </table:table-cell>
          <table:table-cell table:formula="of:=1+[.E770]-[.D770]" office:value-type="float" office:value="3" calcext:value-type="float">
            <text:p>3</text:p>
          </table:table-cell>
          <table:table-cell table:formula="of:=COM.MICROSOFT.CONCAT([.A770];[.B770])" office:value-type="string" office:string-value="ZuzannaPiotrkowska" calcext:value-type="string">
            <text:p>ZuzannaPiotrkowska</text:p>
          </table:table-cell>
          <table:table-cell table:formula="of:=COUNTIF([.$I$2:.$I$1001];[.I770])" office:value-type="float" office:value="15" calcext:value-type="float">
            <text:p>15</text:p>
          </table:table-cell>
          <table:table-cell table:formula="of:=SUMIF([.$I$2:.$I$1001];[.I770];[.$H$2:.$H$1001])" office:value-type="float" office:value="34" calcext:value-type="float">
            <text:p>34</text:p>
          </table:table-cell>
          <table:table-cell table:formula="of:=[.F770]+([.H770]-1)*24+30" office:value-type="float" office:value="970.7" calcext:value-type="float">
            <text:p>970,7</text:p>
          </table:table-cell>
          <table:table-cell table:formula="of:=MONTH([.D770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ustyna</text:p>
          </table:table-cell>
          <table:table-cell table:style-name="ce2" office:value-type="string" calcext:value-type="string">
            <text:p>Krynicka</text:p>
          </table:table-cell>
          <table:table-cell table:style-name="ce2" office:value-type="string" calcext:value-type="string">
            <text:p>Zgierz</text:p>
          </table:table-cell>
          <table:table-cell table:style-name="ce6" office:value-type="date" office:date-value="2014-11-07" calcext:value-type="date">
            <text:p>7.11.2014</text:p>
          </table:table-cell>
          <table:table-cell table:style-name="ce6" office:value-type="date" office:date-value="2014-11-08" calcext:value-type="date">
            <text:p>8.11.2014</text:p>
          </table:table-cell>
          <table:table-cell office:value-type="float" office:value="331.5" calcext:value-type="float">
            <text:p>331,5</text:p>
          </table:table-cell>
          <table:table-cell table:formula="of:=[.E771]-[.D771]" office:value-type="float" office:value="1" calcext:value-type="float">
            <text:p>1</text:p>
          </table:table-cell>
          <table:table-cell table:formula="of:=1+[.E771]-[.D771]" office:value-type="float" office:value="2" calcext:value-type="float">
            <text:p>2</text:p>
          </table:table-cell>
          <table:table-cell table:formula="of:=COM.MICROSOFT.CONCAT([.A771];[.B771])" office:value-type="string" office:string-value="JustynaKrynicka" calcext:value-type="string">
            <text:p>JustynaKrynicka</text:p>
          </table:table-cell>
          <table:table-cell table:formula="of:=COUNTIF([.$I$2:.$I$1001];[.I771])" office:value-type="float" office:value="13" calcext:value-type="float">
            <text:p>13</text:p>
          </table:table-cell>
          <table:table-cell table:formula="of:=SUMIF([.$I$2:.$I$1001];[.I771];[.$H$2:.$H$1001])" office:value-type="float" office:value="25" calcext:value-type="float">
            <text:p>25</text:p>
          </table:table-cell>
          <table:table-cell table:formula="of:=[.F771]+([.H771]-1)*24+30" office:value-type="float" office:value="385.5" calcext:value-type="float">
            <text:p>385,5</text:p>
          </table:table-cell>
          <table:table-cell table:formula="of:=MONTH([.D771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lbert</text:p>
          </table:table-cell>
          <table:table-cell table:style-name="ce2" office:value-type="string" calcext:value-type="string">
            <text:p>Marakasz</text:p>
          </table:table-cell>
          <table:table-cell table:style-name="ce2" office:value-type="string" calcext:value-type="string">
            <text:p>Kielce</text:p>
          </table:table-cell>
          <table:table-cell table:number-columns-repeated="2" table:style-name="ce6" office:value-type="date" office:date-value="2014-11-07" calcext:value-type="date">
            <text:p>7.11.2014</text:p>
          </table:table-cell>
          <table:table-cell office:value-type="float" office:value="307.7" calcext:value-type="float">
            <text:p>307,7</text:p>
          </table:table-cell>
          <table:table-cell table:formula="of:=[.E772]-[.D772]" office:value-type="float" office:value="0" calcext:value-type="float">
            <text:p>0</text:p>
          </table:table-cell>
          <table:table-cell table:formula="of:=1+[.E772]-[.D772]" office:value-type="float" office:value="1" calcext:value-type="float">
            <text:p>1</text:p>
          </table:table-cell>
          <table:table-cell table:formula="of:=COM.MICROSOFT.CONCAT([.A772];[.B772])" office:value-type="string" office:string-value="AlbertMarakasz" calcext:value-type="string">
            <text:p>AlbertMarakasz</text:p>
          </table:table-cell>
          <table:table-cell table:formula="of:=COUNTIF([.$I$2:.$I$1001];[.I772])" office:value-type="float" office:value="14" calcext:value-type="float">
            <text:p>14</text:p>
          </table:table-cell>
          <table:table-cell table:formula="of:=SUMIF([.$I$2:.$I$1001];[.I772];[.$H$2:.$H$1001])" office:value-type="float" office:value="22" calcext:value-type="float">
            <text:p>22</text:p>
          </table:table-cell>
          <table:table-cell table:formula="of:=[.F772]+([.H772]-1)*24+30" office:value-type="float" office:value="337.7" calcext:value-type="float">
            <text:p>337,7</text:p>
          </table:table-cell>
          <table:table-cell table:formula="of:=MONTH([.D772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Teresa</text:p>
          </table:table-cell>
          <table:table-cell table:style-name="ce2" office:value-type="string" calcext:value-type="string">
            <text:p>Moskiewska</text:p>
          </table:table-cell>
          <table:table-cell table:style-name="ce2" office:value-type="string" calcext:value-type="string">
            <text:p>Kutno</text:p>
          </table:table-cell>
          <table:table-cell table:number-columns-repeated="2" table:style-name="ce6" office:value-type="date" office:date-value="2014-11-07" calcext:value-type="date">
            <text:p>7.11.2014</text:p>
          </table:table-cell>
          <table:table-cell office:value-type="float" office:value="278.8" calcext:value-type="float">
            <text:p>278,8</text:p>
          </table:table-cell>
          <table:table-cell table:formula="of:=[.E773]-[.D773]" office:value-type="float" office:value="0" calcext:value-type="float">
            <text:p>0</text:p>
          </table:table-cell>
          <table:table-cell table:formula="of:=1+[.E773]-[.D773]" office:value-type="float" office:value="1" calcext:value-type="float">
            <text:p>1</text:p>
          </table:table-cell>
          <table:table-cell table:formula="of:=COM.MICROSOFT.CONCAT([.A773];[.B773])" office:value-type="string" office:string-value="TeresaMoskiewska" calcext:value-type="string">
            <text:p>TeresaMoskiewska</text:p>
          </table:table-cell>
          <table:table-cell table:formula="of:=COUNTIF([.$I$2:.$I$1001];[.I773])" office:value-type="float" office:value="11" calcext:value-type="float">
            <text:p>11</text:p>
          </table:table-cell>
          <table:table-cell table:formula="of:=SUMIF([.$I$2:.$I$1001];[.I773];[.$H$2:.$H$1001])" office:value-type="float" office:value="20" calcext:value-type="float">
            <text:p>20</text:p>
          </table:table-cell>
          <table:table-cell table:formula="of:=[.F773]+([.H773]-1)*24+30" office:value-type="float" office:value="308.8" calcext:value-type="float">
            <text:p>308,8</text:p>
          </table:table-cell>
          <table:table-cell table:formula="of:=MONTH([.D773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Ewelia</text:p>
          </table:table-cell>
          <table:table-cell table:style-name="ce2" office:value-type="string" calcext:value-type="string">
            <text:p>Nyska</text:p>
          </table:table-cell>
          <table:table-cell table:style-name="ce2" office:value-type="string" calcext:value-type="string">
            <text:p>Mielec</text:p>
          </table:table-cell>
          <table:table-cell table:number-columns-repeated="2" table:style-name="ce6" office:value-type="date" office:date-value="2014-11-07" calcext:value-type="date">
            <text:p>7.11.2014</text:p>
          </table:table-cell>
          <table:table-cell office:value-type="float" office:value="442" calcext:value-type="float">
            <text:p>442</text:p>
          </table:table-cell>
          <table:table-cell table:formula="of:=[.E774]-[.D774]" office:value-type="float" office:value="0" calcext:value-type="float">
            <text:p>0</text:p>
          </table:table-cell>
          <table:table-cell table:formula="of:=1+[.E774]-[.D774]" office:value-type="float" office:value="1" calcext:value-type="float">
            <text:p>1</text:p>
          </table:table-cell>
          <table:table-cell table:formula="of:=COM.MICROSOFT.CONCAT([.A774];[.B774])" office:value-type="string" office:string-value="EweliaNyska" calcext:value-type="string">
            <text:p>EweliaNyska</text:p>
          </table:table-cell>
          <table:table-cell table:formula="of:=COUNTIF([.$I$2:.$I$1001];[.I774])" office:value-type="float" office:value="10" calcext:value-type="float">
            <text:p>10</text:p>
          </table:table-cell>
          <table:table-cell table:formula="of:=SUMIF([.$I$2:.$I$1001];[.I774];[.$H$2:.$H$1001])" office:value-type="float" office:value="27" calcext:value-type="float">
            <text:p>27</text:p>
          </table:table-cell>
          <table:table-cell table:formula="of:=[.F774]+([.H774]-1)*24+30" office:value-type="float" office:value="472" calcext:value-type="float">
            <text:p>472</text:p>
          </table:table-cell>
          <table:table-cell table:formula="of:=MONTH([.D774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Tomasz</text:p>
          </table:table-cell>
          <table:table-cell table:style-name="ce2" office:value-type="string" calcext:value-type="string">
            <text:p>Rzepka</text:p>
          </table:table-cell>
          <table:table-cell table:style-name="ce2" office:value-type="string" calcext:value-type="string">
            <text:p>Kalisz</text:p>
          </table:table-cell>
          <table:table-cell table:number-columns-repeated="2" table:style-name="ce6" office:value-type="date" office:date-value="2014-11-07" calcext:value-type="date">
            <text:p>7.11.2014</text:p>
          </table:table-cell>
          <table:table-cell office:value-type="float" office:value="442" calcext:value-type="float">
            <text:p>442</text:p>
          </table:table-cell>
          <table:table-cell table:formula="of:=[.E775]-[.D775]" office:value-type="float" office:value="0" calcext:value-type="float">
            <text:p>0</text:p>
          </table:table-cell>
          <table:table-cell table:formula="of:=1+[.E775]-[.D775]" office:value-type="float" office:value="1" calcext:value-type="float">
            <text:p>1</text:p>
          </table:table-cell>
          <table:table-cell table:formula="of:=COM.MICROSOFT.CONCAT([.A775];[.B775])" office:value-type="string" office:string-value="TomaszRzepka" calcext:value-type="string">
            <text:p>TomaszRzepka</text:p>
          </table:table-cell>
          <table:table-cell table:formula="of:=COUNTIF([.$I$2:.$I$1001];[.I775])" office:value-type="float" office:value="17" calcext:value-type="float">
            <text:p>17</text:p>
          </table:table-cell>
          <table:table-cell table:formula="of:=SUMIF([.$I$2:.$I$1001];[.I775];[.$H$2:.$H$1001])" office:value-type="float" office:value="42" calcext:value-type="float">
            <text:p>42</text:p>
          </table:table-cell>
          <table:table-cell table:formula="of:=[.F775]+([.H775]-1)*24+30" office:value-type="float" office:value="472" calcext:value-type="float">
            <text:p>472</text:p>
          </table:table-cell>
          <table:table-cell table:formula="of:=MONTH([.D775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Dominika</text:p>
          </table:table-cell>
          <table:table-cell table:style-name="ce2" office:value-type="string" calcext:value-type="string">
            <text:p>Bodera</text:p>
          </table:table-cell>
          <table:table-cell table:style-name="ce2" office:value-type="string" calcext:value-type="string">
            <text:p>Malbork</text:p>
          </table:table-cell>
          <table:table-cell table:style-name="ce6" office:value-type="date" office:date-value="2014-11-10" calcext:value-type="date">
            <text:p>10.11.2014</text:p>
          </table:table-cell>
          <table:table-cell table:style-name="ce6" office:value-type="date" office:date-value="2014-11-13" calcext:value-type="date">
            <text:p>13.11.2014</text:p>
          </table:table-cell>
          <table:table-cell office:value-type="float" office:value="1313" calcext:value-type="float">
            <text:p>1313</text:p>
          </table:table-cell>
          <table:table-cell table:formula="of:=[.E776]-[.D776]" office:value-type="float" office:value="3" calcext:value-type="float">
            <text:p>3</text:p>
          </table:table-cell>
          <table:table-cell table:formula="of:=1+[.E776]-[.D776]" office:value-type="float" office:value="4" calcext:value-type="float">
            <text:p>4</text:p>
          </table:table-cell>
          <table:table-cell table:formula="of:=COM.MICROSOFT.CONCAT([.A776];[.B776])" office:value-type="string" office:string-value="DominikaBodera" calcext:value-type="string">
            <text:p>DominikaBodera</text:p>
          </table:table-cell>
          <table:table-cell table:formula="of:=COUNTIF([.$I$2:.$I$1001];[.I776])" office:value-type="float" office:value="13" calcext:value-type="float">
            <text:p>13</text:p>
          </table:table-cell>
          <table:table-cell table:formula="of:=SUMIF([.$I$2:.$I$1001];[.I776];[.$H$2:.$H$1001])" office:value-type="float" office:value="35" calcext:value-type="float">
            <text:p>35</text:p>
          </table:table-cell>
          <table:table-cell table:formula="of:=[.F776]+([.H776]-1)*24+30" office:value-type="float" office:value="1415" calcext:value-type="float">
            <text:p>1415</text:p>
          </table:table-cell>
          <table:table-cell table:formula="of:=MONTH([.D776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Zuzanna</text:p>
          </table:table-cell>
          <table:table-cell table:style-name="ce2" office:value-type="string" calcext:value-type="string">
            <text:p>Piotrkowska</text:p>
          </table:table-cell>
          <table:table-cell table:style-name="ce2" office:value-type="string" calcext:value-type="string">
            <text:p>Kutno</text:p>
          </table:table-cell>
          <table:table-cell table:style-name="ce6" office:value-type="date" office:date-value="2014-11-13" calcext:value-type="date">
            <text:p>13.11.2014</text:p>
          </table:table-cell>
          <table:table-cell table:style-name="ce6" office:value-type="date" office:date-value="2014-11-14" calcext:value-type="date">
            <text:p>14.11.2014</text:p>
          </table:table-cell>
          <table:table-cell office:value-type="float" office:value="407.8" calcext:value-type="float">
            <text:p>407,8</text:p>
          </table:table-cell>
          <table:table-cell table:formula="of:=[.E777]-[.D777]" office:value-type="float" office:value="1" calcext:value-type="float">
            <text:p>1</text:p>
          </table:table-cell>
          <table:table-cell table:formula="of:=1+[.E777]-[.D777]" office:value-type="float" office:value="2" calcext:value-type="float">
            <text:p>2</text:p>
          </table:table-cell>
          <table:table-cell table:formula="of:=COM.MICROSOFT.CONCAT([.A777];[.B777])" office:value-type="string" office:string-value="ZuzannaPiotrkowska" calcext:value-type="string">
            <text:p>ZuzannaPiotrkowska</text:p>
          </table:table-cell>
          <table:table-cell table:formula="of:=COUNTIF([.$I$2:.$I$1001];[.I777])" office:value-type="float" office:value="15" calcext:value-type="float">
            <text:p>15</text:p>
          </table:table-cell>
          <table:table-cell table:formula="of:=SUMIF([.$I$2:.$I$1001];[.I777];[.$H$2:.$H$1001])" office:value-type="float" office:value="34" calcext:value-type="float">
            <text:p>34</text:p>
          </table:table-cell>
          <table:table-cell table:formula="of:=[.F777]+([.H777]-1)*24+30" office:value-type="float" office:value="461.8" calcext:value-type="float">
            <text:p>461,8</text:p>
          </table:table-cell>
          <table:table-cell table:formula="of:=MONTH([.D777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Gustaw</text:p>
          </table:table-cell>
          <table:table-cell table:style-name="ce2" office:value-type="string" calcext:value-type="string">
            <text:p>Poznanski</text:p>
          </table:table-cell>
          <table:table-cell table:style-name="ce2" office:value-type="string" calcext:value-type="string">
            <text:p>Lublin</text:p>
          </table:table-cell>
          <table:table-cell table:number-columns-repeated="2" table:style-name="ce6" office:value-type="date" office:date-value="2014-11-14" calcext:value-type="date">
            <text:p>14.11.2014</text:p>
          </table:table-cell>
          <table:table-cell office:value-type="float" office:value="290.7" calcext:value-type="float">
            <text:p>290,7</text:p>
          </table:table-cell>
          <table:table-cell table:formula="of:=[.E778]-[.D778]" office:value-type="float" office:value="0" calcext:value-type="float">
            <text:p>0</text:p>
          </table:table-cell>
          <table:table-cell table:formula="of:=1+[.E778]-[.D778]" office:value-type="float" office:value="1" calcext:value-type="float">
            <text:p>1</text:p>
          </table:table-cell>
          <table:table-cell table:formula="of:=COM.MICROSOFT.CONCAT([.A778];[.B778])" office:value-type="string" office:string-value="GustawPoznanski" calcext:value-type="string">
            <text:p>GustawPoznanski</text:p>
          </table:table-cell>
          <table:table-cell table:formula="of:=COUNTIF([.$I$2:.$I$1001];[.I778])" office:value-type="float" office:value="7" calcext:value-type="float">
            <text:p>7</text:p>
          </table:table-cell>
          <table:table-cell table:formula="of:=SUMIF([.$I$2:.$I$1001];[.I778];[.$H$2:.$H$1001])" office:value-type="float" office:value="16" calcext:value-type="float">
            <text:p>16</text:p>
          </table:table-cell>
          <table:table-cell table:formula="of:=[.F778]+([.H778]-1)*24+30" office:value-type="float" office:value="320.7" calcext:value-type="float">
            <text:p>320,7</text:p>
          </table:table-cell>
          <table:table-cell table:formula="of:=MONTH([.D778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anina</text:p>
          </table:table-cell>
          <table:table-cell table:style-name="ce2" office:value-type="string" calcext:value-type="string">
            <text:p>Bolanowska</text:p>
          </table:table-cell>
          <table:table-cell table:style-name="ce2" office:value-type="string" calcext:value-type="string">
            <text:p>Malbork</text:p>
          </table:table-cell>
          <table:table-cell table:number-columns-repeated="2" table:style-name="ce6" office:value-type="date" office:date-value="2014-11-15" calcext:value-type="date">
            <text:p>15.11.2014</text:p>
          </table:table-cell>
          <table:table-cell office:value-type="float" office:value="680" calcext:value-type="float">
            <text:p>680</text:p>
          </table:table-cell>
          <table:table-cell table:formula="of:=[.E779]-[.D779]" office:value-type="float" office:value="0" calcext:value-type="float">
            <text:p>0</text:p>
          </table:table-cell>
          <table:table-cell table:formula="of:=1+[.E779]-[.D779]" office:value-type="float" office:value="1" calcext:value-type="float">
            <text:p>1</text:p>
          </table:table-cell>
          <table:table-cell table:formula="of:=COM.MICROSOFT.CONCAT([.A779];[.B779])" office:value-type="string" office:string-value="JaninaBolanowska" calcext:value-type="string">
            <text:p>JaninaBolanowska</text:p>
          </table:table-cell>
          <table:table-cell table:formula="of:=COUNTIF([.$I$2:.$I$1001];[.I779])" office:value-type="float" office:value="8" calcext:value-type="float">
            <text:p>8</text:p>
          </table:table-cell>
          <table:table-cell table:formula="of:=SUMIF([.$I$2:.$I$1001];[.I779];[.$H$2:.$H$1001])" office:value-type="float" office:value="25" calcext:value-type="float">
            <text:p>25</text:p>
          </table:table-cell>
          <table:table-cell table:formula="of:=[.F779]+([.H779]-1)*24+30" office:value-type="float" office:value="710" calcext:value-type="float">
            <text:p>710</text:p>
          </table:table-cell>
          <table:table-cell table:formula="of:=MONTH([.D779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Edwina</text:p>
          </table:table-cell>
          <table:table-cell table:style-name="ce2" office:value-type="string" calcext:value-type="string">
            <text:p>Elawa</text:p>
          </table:table-cell>
          <table:table-cell table:style-name="ce2" office:value-type="string" calcext:value-type="string">
            <text:p>Malbork</text:p>
          </table:table-cell>
          <table:table-cell table:style-name="ce6" office:value-type="date" office:date-value="2014-11-15" calcext:value-type="date">
            <text:p>15.11.2014</text:p>
          </table:table-cell>
          <table:table-cell table:style-name="ce6" office:value-type="date" office:date-value="2014-11-19" calcext:value-type="date">
            <text:p>19.11.2014</text:p>
          </table:table-cell>
          <table:table-cell office:value-type="float" office:value="1524" calcext:value-type="float">
            <text:p>1524</text:p>
          </table:table-cell>
          <table:table-cell table:formula="of:=[.E780]-[.D780]" office:value-type="float" office:value="4" calcext:value-type="float">
            <text:p>4</text:p>
          </table:table-cell>
          <table:table-cell table:formula="of:=1+[.E780]-[.D780]" office:value-type="float" office:value="5" calcext:value-type="float">
            <text:p>5</text:p>
          </table:table-cell>
          <table:table-cell table:formula="of:=COM.MICROSOFT.CONCAT([.A780];[.B780])" office:value-type="string" office:string-value="EdwinaElawa" calcext:value-type="string">
            <text:p>EdwinaElawa</text:p>
          </table:table-cell>
          <table:table-cell table:formula="of:=COUNTIF([.$I$2:.$I$1001];[.I780])" office:value-type="float" office:value="12" calcext:value-type="float">
            <text:p>12</text:p>
          </table:table-cell>
          <table:table-cell table:formula="of:=SUMIF([.$I$2:.$I$1001];[.I780];[.$H$2:.$H$1001])" office:value-type="float" office:value="40" calcext:value-type="float">
            <text:p>40</text:p>
          </table:table-cell>
          <table:table-cell table:formula="of:=[.F780]+([.H780]-1)*24+30" office:value-type="float" office:value="1650" calcext:value-type="float">
            <text:p>1650</text:p>
          </table:table-cell>
          <table:table-cell table:formula="of:=MONTH([.D780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rolina</text:p>
          </table:table-cell>
          <table:table-cell table:style-name="ce2" office:value-type="string" calcext:value-type="string">
            <text:p>Janes</text:p>
          </table:table-cell>
          <table:table-cell table:style-name="ce2" office:value-type="string" calcext:value-type="string">
            <text:p>Radom</text:p>
          </table:table-cell>
          <table:table-cell table:number-columns-repeated="2" table:style-name="ce6" office:value-type="date" office:date-value="2014-11-15" calcext:value-type="date">
            <text:p>15.11.2014</text:p>
          </table:table-cell>
          <table:table-cell office:value-type="float" office:value="178.5" calcext:value-type="float">
            <text:p>178,5</text:p>
          </table:table-cell>
          <table:table-cell table:formula="of:=[.E781]-[.D781]" office:value-type="float" office:value="0" calcext:value-type="float">
            <text:p>0</text:p>
          </table:table-cell>
          <table:table-cell table:formula="of:=1+[.E781]-[.D781]" office:value-type="float" office:value="1" calcext:value-type="float">
            <text:p>1</text:p>
          </table:table-cell>
          <table:table-cell table:formula="of:=COM.MICROSOFT.CONCAT([.A781];[.B781])" office:value-type="string" office:string-value="KarolinaJanes" calcext:value-type="string">
            <text:p>KarolinaJanes</text:p>
          </table:table-cell>
          <table:table-cell table:formula="of:=COUNTIF([.$I$2:.$I$1001];[.I781])" office:value-type="float" office:value="12" calcext:value-type="float">
            <text:p>12</text:p>
          </table:table-cell>
          <table:table-cell table:formula="of:=SUMIF([.$I$2:.$I$1001];[.I781];[.$H$2:.$H$1001])" office:value-type="float" office:value="33" calcext:value-type="float">
            <text:p>33</text:p>
          </table:table-cell>
          <table:table-cell table:formula="of:=[.F781]+([.H781]-1)*24+30" office:value-type="float" office:value="208.5" calcext:value-type="float">
            <text:p>208,5</text:p>
          </table:table-cell>
          <table:table-cell table:formula="of:=MONTH([.D781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Zuzanna</text:p>
          </table:table-cell>
          <table:table-cell table:style-name="ce2" office:value-type="string" calcext:value-type="string">
            <text:p>Kowalska</text:p>
          </table:table-cell>
          <table:table-cell table:style-name="ce2" office:value-type="string" calcext:value-type="string">
            <text:p>Mielec</text:p>
          </table:table-cell>
          <table:table-cell table:style-name="ce6" office:value-type="date" office:date-value="2014-11-15" calcext:value-type="date">
            <text:p>15.11.2014</text:p>
          </table:table-cell>
          <table:table-cell table:style-name="ce6" office:value-type="date" office:date-value="2014-11-17" calcext:value-type="date">
            <text:p>17.11.2014</text:p>
          </table:table-cell>
          <table:table-cell office:value-type="float" office:value="698" calcext:value-type="float">
            <text:p>698</text:p>
          </table:table-cell>
          <table:table-cell table:formula="of:=[.E782]-[.D782]" office:value-type="float" office:value="2" calcext:value-type="float">
            <text:p>2</text:p>
          </table:table-cell>
          <table:table-cell table:formula="of:=1+[.E782]-[.D782]" office:value-type="float" office:value="3" calcext:value-type="float">
            <text:p>3</text:p>
          </table:table-cell>
          <table:table-cell table:formula="of:=COM.MICROSOFT.CONCAT([.A782];[.B782])" office:value-type="string" office:string-value="ZuzannaKowalska" calcext:value-type="string">
            <text:p>ZuzannaKowalska</text:p>
          </table:table-cell>
          <table:table-cell table:formula="of:=COUNTIF([.$I$2:.$I$1001];[.I782])" office:value-type="float" office:value="8" calcext:value-type="float">
            <text:p>8</text:p>
          </table:table-cell>
          <table:table-cell table:formula="of:=SUMIF([.$I$2:.$I$1001];[.I782];[.$H$2:.$H$1001])" office:value-type="float" office:value="25" calcext:value-type="float">
            <text:p>25</text:p>
          </table:table-cell>
          <table:table-cell table:formula="of:=[.F782]+([.H782]-1)*24+30" office:value-type="float" office:value="776" calcext:value-type="float">
            <text:p>776</text:p>
          </table:table-cell>
          <table:table-cell table:formula="of:=MONTH([.D782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ustyna</text:p>
          </table:table-cell>
          <table:table-cell table:style-name="ce2" office:value-type="string" calcext:value-type="string">
            <text:p>Krynicka</text:p>
          </table:table-cell>
          <table:table-cell table:style-name="ce2" office:value-type="string" calcext:value-type="string">
            <text:p>Kalisz</text:p>
          </table:table-cell>
          <table:table-cell table:number-columns-repeated="2" table:style-name="ce6" office:value-type="date" office:date-value="2014-11-15" calcext:value-type="date">
            <text:p>15.11.2014</text:p>
          </table:table-cell>
          <table:table-cell office:value-type="float" office:value="442" calcext:value-type="float">
            <text:p>442</text:p>
          </table:table-cell>
          <table:table-cell table:formula="of:=[.E783]-[.D783]" office:value-type="float" office:value="0" calcext:value-type="float">
            <text:p>0</text:p>
          </table:table-cell>
          <table:table-cell table:formula="of:=1+[.E783]-[.D783]" office:value-type="float" office:value="1" calcext:value-type="float">
            <text:p>1</text:p>
          </table:table-cell>
          <table:table-cell table:formula="of:=COM.MICROSOFT.CONCAT([.A783];[.B783])" office:value-type="string" office:string-value="JustynaKrynicka" calcext:value-type="string">
            <text:p>JustynaKrynicka</text:p>
          </table:table-cell>
          <table:table-cell table:formula="of:=COUNTIF([.$I$2:.$I$1001];[.I783])" office:value-type="float" office:value="13" calcext:value-type="float">
            <text:p>13</text:p>
          </table:table-cell>
          <table:table-cell table:formula="of:=SUMIF([.$I$2:.$I$1001];[.I783];[.$H$2:.$H$1001])" office:value-type="float" office:value="25" calcext:value-type="float">
            <text:p>25</text:p>
          </table:table-cell>
          <table:table-cell table:formula="of:=[.F783]+([.H783]-1)*24+30" office:value-type="float" office:value="472" calcext:value-type="float">
            <text:p>472</text:p>
          </table:table-cell>
          <table:table-cell table:formula="of:=MONTH([.D783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Wojciech</text:p>
          </table:table-cell>
          <table:table-cell table:style-name="ce2" office:value-type="string" calcext:value-type="string">
            <text:p>Magierowcz</text:p>
          </table:table-cell>
          <table:table-cell table:style-name="ce2" office:value-type="string" calcext:value-type="string">
            <text:p>Zgierz</text:p>
          </table:table-cell>
          <table:table-cell table:style-name="ce6" office:value-type="date" office:date-value="2014-11-15" calcext:value-type="date">
            <text:p>15.11.2014</text:p>
          </table:table-cell>
          <table:table-cell table:style-name="ce6" office:value-type="date" office:date-value="2014-11-19" calcext:value-type="date">
            <text:p>19.11.2014</text:p>
          </table:table-cell>
          <table:table-cell office:value-type="float" office:value="688.5" calcext:value-type="float">
            <text:p>688,5</text:p>
          </table:table-cell>
          <table:table-cell table:formula="of:=[.E784]-[.D784]" office:value-type="float" office:value="4" calcext:value-type="float">
            <text:p>4</text:p>
          </table:table-cell>
          <table:table-cell table:formula="of:=1+[.E784]-[.D784]" office:value-type="float" office:value="5" calcext:value-type="float">
            <text:p>5</text:p>
          </table:table-cell>
          <table:table-cell table:formula="of:=COM.MICROSOFT.CONCAT([.A784];[.B784])" office:value-type="string" office:string-value="WojciechMagierowcz" calcext:value-type="string">
            <text:p>WojciechMagierowcz</text:p>
          </table:table-cell>
          <table:table-cell table:formula="of:=COUNTIF([.$I$2:.$I$1001];[.I784])" office:value-type="float" office:value="8" calcext:value-type="float">
            <text:p>8</text:p>
          </table:table-cell>
          <table:table-cell table:formula="of:=SUMIF([.$I$2:.$I$1001];[.I784];[.$H$2:.$H$1001])" office:value-type="float" office:value="28" calcext:value-type="float">
            <text:p>28</text:p>
          </table:table-cell>
          <table:table-cell table:formula="of:=[.F784]+([.H784]-1)*24+30" office:value-type="float" office:value="814.5" calcext:value-type="float">
            <text:p>814,5</text:p>
          </table:table-cell>
          <table:table-cell table:formula="of:=MONTH([.D784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iotr</text:p>
          </table:table-cell>
          <table:table-cell table:style-name="ce2" office:value-type="string" calcext:value-type="string">
            <text:p>Malski</text:p>
          </table:table-cell>
          <table:table-cell table:style-name="ce2" office:value-type="string" calcext:value-type="string">
            <text:p>Kielce</text:p>
          </table:table-cell>
          <table:table-cell table:style-name="ce6" office:value-type="date" office:date-value="2014-11-15" calcext:value-type="date">
            <text:p>15.11.2014</text:p>
          </table:table-cell>
          <table:table-cell table:style-name="ce6" office:value-type="date" office:date-value="2014-11-18" calcext:value-type="date">
            <text:p>18.11.2014</text:p>
          </table:table-cell>
          <table:table-cell office:value-type="float" office:value="841.7" calcext:value-type="float">
            <text:p>841,7</text:p>
          </table:table-cell>
          <table:table-cell table:formula="of:=[.E785]-[.D785]" office:value-type="float" office:value="3" calcext:value-type="float">
            <text:p>3</text:p>
          </table:table-cell>
          <table:table-cell table:formula="of:=1+[.E785]-[.D785]" office:value-type="float" office:value="4" calcext:value-type="float">
            <text:p>4</text:p>
          </table:table-cell>
          <table:table-cell table:formula="of:=COM.MICROSOFT.CONCAT([.A785];[.B785])" office:value-type="string" office:string-value="PiotrMalski" calcext:value-type="string">
            <text:p>PiotrMalski</text:p>
          </table:table-cell>
          <table:table-cell table:formula="of:=COUNTIF([.$I$2:.$I$1001];[.I785])" office:value-type="float" office:value="5" calcext:value-type="float">
            <text:p>5</text:p>
          </table:table-cell>
          <table:table-cell table:formula="of:=SUMIF([.$I$2:.$I$1001];[.I785];[.$H$2:.$H$1001])" office:value-type="float" office:value="17" calcext:value-type="float">
            <text:p>17</text:p>
          </table:table-cell>
          <table:table-cell table:formula="of:=[.F785]+([.H785]-1)*24+30" office:value-type="float" office:value="943.7" calcext:value-type="float">
            <text:p>943,7</text:p>
          </table:table-cell>
          <table:table-cell table:formula="of:=MONTH([.D785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Zofia</text:p>
          </table:table-cell>
          <table:table-cell table:style-name="ce2" office:value-type="string" calcext:value-type="string">
            <text:p>Maselska</text:p>
          </table:table-cell>
          <table:table-cell table:style-name="ce2" office:value-type="string" calcext:value-type="string">
            <text:p>Mielec</text:p>
          </table:table-cell>
          <table:table-cell table:number-columns-repeated="2" table:style-name="ce6" office:value-type="date" office:date-value="2014-11-15" calcext:value-type="date">
            <text:p>15.11.2014</text:p>
          </table:table-cell>
          <table:table-cell office:value-type="float" office:value="442" calcext:value-type="float">
            <text:p>442</text:p>
          </table:table-cell>
          <table:table-cell table:formula="of:=[.E786]-[.D786]" office:value-type="float" office:value="0" calcext:value-type="float">
            <text:p>0</text:p>
          </table:table-cell>
          <table:table-cell table:formula="of:=1+[.E786]-[.D786]" office:value-type="float" office:value="1" calcext:value-type="float">
            <text:p>1</text:p>
          </table:table-cell>
          <table:table-cell table:formula="of:=COM.MICROSOFT.CONCAT([.A786];[.B786])" office:value-type="string" office:string-value="ZofiaMaselska" calcext:value-type="string">
            <text:p>ZofiaMaselska</text:p>
          </table:table-cell>
          <table:table-cell table:formula="of:=COUNTIF([.$I$2:.$I$1001];[.I786])" office:value-type="float" office:value="11" calcext:value-type="float">
            <text:p>11</text:p>
          </table:table-cell>
          <table:table-cell table:formula="of:=SUMIF([.$I$2:.$I$1001];[.I786];[.$H$2:.$H$1001])" office:value-type="float" office:value="25" calcext:value-type="float">
            <text:p>25</text:p>
          </table:table-cell>
          <table:table-cell table:formula="of:=[.F786]+([.H786]-1)*24+30" office:value-type="float" office:value="472" calcext:value-type="float">
            <text:p>472</text:p>
          </table:table-cell>
          <table:table-cell table:formula="of:=MONTH([.D786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aulina</text:p>
          </table:table-cell>
          <table:table-cell table:style-name="ce2" office:value-type="string" calcext:value-type="string">
            <text:p>Maskor</text:p>
          </table:table-cell>
          <table:table-cell table:style-name="ce2" office:value-type="string" calcext:value-type="string">
            <text:p>Krakow</text:p>
          </table:table-cell>
          <table:table-cell table:style-name="ce6" office:value-type="date" office:date-value="2014-11-15" calcext:value-type="date">
            <text:p>15.11.2014</text:p>
          </table:table-cell>
          <table:table-cell table:style-name="ce6" office:value-type="date" office:date-value="2014-11-18" calcext:value-type="date">
            <text:p>18.11.2014</text:p>
          </table:table-cell>
          <table:table-cell office:value-type="float" office:value="1116.5" calcext:value-type="float">
            <text:p>1116,5</text:p>
          </table:table-cell>
          <table:table-cell table:formula="of:=[.E787]-[.D787]" office:value-type="float" office:value="3" calcext:value-type="float">
            <text:p>3</text:p>
          </table:table-cell>
          <table:table-cell table:formula="of:=1+[.E787]-[.D787]" office:value-type="float" office:value="4" calcext:value-type="float">
            <text:p>4</text:p>
          </table:table-cell>
          <table:table-cell table:formula="of:=COM.MICROSOFT.CONCAT([.A787];[.B787])" office:value-type="string" office:string-value="PaulinaMaskor" calcext:value-type="string">
            <text:p>PaulinaMaskor</text:p>
          </table:table-cell>
          <table:table-cell table:formula="of:=COUNTIF([.$I$2:.$I$1001];[.I787])" office:value-type="float" office:value="13" calcext:value-type="float">
            <text:p>13</text:p>
          </table:table-cell>
          <table:table-cell table:formula="of:=SUMIF([.$I$2:.$I$1001];[.I787];[.$H$2:.$H$1001])" office:value-type="float" office:value="41" calcext:value-type="float">
            <text:p>41</text:p>
          </table:table-cell>
          <table:table-cell table:formula="of:=[.F787]+([.H787]-1)*24+30" office:value-type="float" office:value="1218.5" calcext:value-type="float">
            <text:p>1218,5</text:p>
          </table:table-cell>
          <table:table-cell table:formula="of:=MONTH([.D787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zimiera</text:p>
          </table:table-cell>
          <table:table-cell table:style-name="ce2" office:value-type="string" calcext:value-type="string">
            <text:p>Parczewska</text:p>
          </table:table-cell>
          <table:table-cell table:style-name="ce2" office:value-type="string" calcext:value-type="string">
            <text:p>Mielec</text:p>
          </table:table-cell>
          <table:table-cell table:number-columns-repeated="2" table:style-name="ce6" office:value-type="date" office:date-value="2014-11-15" calcext:value-type="date">
            <text:p>15.11.2014</text:p>
          </table:table-cell>
          <table:table-cell office:value-type="float" office:value="442" calcext:value-type="float">
            <text:p>442</text:p>
          </table:table-cell>
          <table:table-cell table:formula="of:=[.E788]-[.D788]" office:value-type="float" office:value="0" calcext:value-type="float">
            <text:p>0</text:p>
          </table:table-cell>
          <table:table-cell table:formula="of:=1+[.E788]-[.D788]" office:value-type="float" office:value="1" calcext:value-type="float">
            <text:p>1</text:p>
          </table:table-cell>
          <table:table-cell table:formula="of:=COM.MICROSOFT.CONCAT([.A788];[.B788])" office:value-type="string" office:string-value="KazimieraParczewska" calcext:value-type="string">
            <text:p>KazimieraParczewska</text:p>
          </table:table-cell>
          <table:table-cell table:formula="of:=COUNTIF([.$I$2:.$I$1001];[.I788])" office:value-type="float" office:value="11" calcext:value-type="float">
            <text:p>11</text:p>
          </table:table-cell>
          <table:table-cell table:formula="of:=SUMIF([.$I$2:.$I$1001];[.I788];[.$H$2:.$H$1001])" office:value-type="float" office:value="28" calcext:value-type="float">
            <text:p>28</text:p>
          </table:table-cell>
          <table:table-cell table:formula="of:=[.F788]+([.H788]-1)*24+30" office:value-type="float" office:value="472" calcext:value-type="float">
            <text:p>472</text:p>
          </table:table-cell>
          <table:table-cell table:formula="of:=MONTH([.D788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Daria</text:p>
          </table:table-cell>
          <table:table-cell table:style-name="ce2" office:value-type="string" calcext:value-type="string">
            <text:p>Paryska</text:p>
          </table:table-cell>
          <table:table-cell table:style-name="ce2" office:value-type="string" calcext:value-type="string">
            <text:p>Olsztyn</text:p>
          </table:table-cell>
          <table:table-cell table:style-name="ce6" office:value-type="date" office:date-value="2014-11-15" calcext:value-type="date">
            <text:p>15.11.2014</text:p>
          </table:table-cell>
          <table:table-cell table:style-name="ce6" office:value-type="date" office:date-value="2014-11-16" calcext:value-type="date">
            <text:p>16.11.2014</text:p>
          </table:table-cell>
          <table:table-cell office:value-type="float" office:value="526.8" calcext:value-type="float">
            <text:p>526,8</text:p>
          </table:table-cell>
          <table:table-cell table:formula="of:=[.E789]-[.D789]" office:value-type="float" office:value="1" calcext:value-type="float">
            <text:p>1</text:p>
          </table:table-cell>
          <table:table-cell table:formula="of:=1+[.E789]-[.D789]" office:value-type="float" office:value="2" calcext:value-type="float">
            <text:p>2</text:p>
          </table:table-cell>
          <table:table-cell table:formula="of:=COM.MICROSOFT.CONCAT([.A789];[.B789])" office:value-type="string" office:string-value="DariaParyska" calcext:value-type="string">
            <text:p>DariaParyska</text:p>
          </table:table-cell>
          <table:table-cell table:formula="of:=COUNTIF([.$I$2:.$I$1001];[.I789])" office:value-type="float" office:value="10" calcext:value-type="float">
            <text:p>10</text:p>
          </table:table-cell>
          <table:table-cell table:formula="of:=SUMIF([.$I$2:.$I$1001];[.I789];[.$H$2:.$H$1001])" office:value-type="float" office:value="28" calcext:value-type="float">
            <text:p>28</text:p>
          </table:table-cell>
          <table:table-cell table:formula="of:=[.F789]+([.H789]-1)*24+30" office:value-type="float" office:value="580.8" calcext:value-type="float">
            <text:p>580,8</text:p>
          </table:table-cell>
          <table:table-cell table:formula="of:=MONTH([.D789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anuary</text:p>
          </table:table-cell>
          <table:table-cell table:style-name="ce2" office:value-type="string" calcext:value-type="string">
            <text:p>Pluta</text:p>
          </table:table-cell>
          <table:table-cell table:style-name="ce2" office:value-type="string" calcext:value-type="string">
            <text:p>Bydgoszcz</text:p>
          </table:table-cell>
          <table:table-cell table:style-name="ce6" office:value-type="date" office:date-value="2014-11-15" calcext:value-type="date">
            <text:p>15.11.2014</text:p>
          </table:table-cell>
          <table:table-cell table:style-name="ce6" office:value-type="date" office:date-value="2014-11-18" calcext:value-type="date">
            <text:p>18.11.2014</text:p>
          </table:table-cell>
          <table:table-cell office:value-type="float" office:value="936.4" calcext:value-type="float">
            <text:p>936,4</text:p>
          </table:table-cell>
          <table:table-cell table:formula="of:=[.E790]-[.D790]" office:value-type="float" office:value="3" calcext:value-type="float">
            <text:p>3</text:p>
          </table:table-cell>
          <table:table-cell table:formula="of:=1+[.E790]-[.D790]" office:value-type="float" office:value="4" calcext:value-type="float">
            <text:p>4</text:p>
          </table:table-cell>
          <table:table-cell table:formula="of:=COM.MICROSOFT.CONCAT([.A790];[.B790])" office:value-type="string" office:string-value="JanuaryPluta" calcext:value-type="string">
            <text:p>JanuaryPluta</text:p>
          </table:table-cell>
          <table:table-cell table:formula="of:=COUNTIF([.$I$2:.$I$1001];[.I790])" office:value-type="float" office:value="7" calcext:value-type="float">
            <text:p>7</text:p>
          </table:table-cell>
          <table:table-cell table:formula="of:=SUMIF([.$I$2:.$I$1001];[.I790];[.$H$2:.$H$1001])" office:value-type="float" office:value="24" calcext:value-type="float">
            <text:p>24</text:p>
          </table:table-cell>
          <table:table-cell table:formula="of:=[.F790]+([.H790]-1)*24+30" office:value-type="float" office:value="1038.4" calcext:value-type="float">
            <text:p>1038,4</text:p>
          </table:table-cell>
          <table:table-cell table:formula="of:=MONTH([.D790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Grzegorz</text:p>
          </table:table-cell>
          <table:table-cell table:style-name="ce2" office:value-type="string" calcext:value-type="string">
            <text:p>Podolski</text:p>
          </table:table-cell>
          <table:table-cell table:style-name="ce2" office:value-type="string" calcext:value-type="string">
            <text:p>Kutno</text:p>
          </table:table-cell>
          <table:table-cell table:style-name="ce6" office:value-type="date" office:date-value="2014-11-15" calcext:value-type="date">
            <text:p>15.11.2014</text:p>
          </table:table-cell>
          <table:table-cell table:style-name="ce6" office:value-type="date" office:date-value="2014-11-16" calcext:value-type="date">
            <text:p>16.11.2014</text:p>
          </table:table-cell>
          <table:table-cell office:value-type="float" office:value="407.8" calcext:value-type="float">
            <text:p>407,8</text:p>
          </table:table-cell>
          <table:table-cell table:formula="of:=[.E791]-[.D791]" office:value-type="float" office:value="1" calcext:value-type="float">
            <text:p>1</text:p>
          </table:table-cell>
          <table:table-cell table:formula="of:=1+[.E791]-[.D791]" office:value-type="float" office:value="2" calcext:value-type="float">
            <text:p>2</text:p>
          </table:table-cell>
          <table:table-cell table:formula="of:=COM.MICROSOFT.CONCAT([.A791];[.B791])" office:value-type="string" office:string-value="GrzegorzPodolski" calcext:value-type="string">
            <text:p>GrzegorzPodolski</text:p>
          </table:table-cell>
          <table:table-cell table:formula="of:=COUNTIF([.$I$2:.$I$1001];[.I791])" office:value-type="float" office:value="14" calcext:value-type="float">
            <text:p>14</text:p>
          </table:table-cell>
          <table:table-cell table:formula="of:=SUMIF([.$I$2:.$I$1001];[.I791];[.$H$2:.$H$1001])" office:value-type="float" office:value="32" calcext:value-type="float">
            <text:p>32</text:p>
          </table:table-cell>
          <table:table-cell table:formula="of:=[.F791]+([.H791]-1)*24+30" office:value-type="float" office:value="461.8" calcext:value-type="float">
            <text:p>461,8</text:p>
          </table:table-cell>
          <table:table-cell table:formula="of:=MONTH([.D791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ebastian</text:p>
          </table:table-cell>
          <table:table-cell table:style-name="ce2" office:value-type="string" calcext:value-type="string">
            <text:p>Puchacz</text:p>
          </table:table-cell>
          <table:table-cell table:style-name="ce2" office:value-type="string" calcext:value-type="string">
            <text:p>Bydgoszcz</text:p>
          </table:table-cell>
          <table:table-cell table:style-name="ce6" office:value-type="date" office:date-value="2014-11-15" calcext:value-type="date">
            <text:p>15.11.2014</text:p>
          </table:table-cell>
          <table:table-cell table:style-name="ce6" office:value-type="date" office:date-value="2014-11-19" calcext:value-type="date">
            <text:p>19.11.2014</text:p>
          </table:table-cell>
          <table:table-cell office:value-type="float" office:value="1077.4" calcext:value-type="float">
            <text:p>1077,4</text:p>
          </table:table-cell>
          <table:table-cell table:formula="of:=[.E792]-[.D792]" office:value-type="float" office:value="4" calcext:value-type="float">
            <text:p>4</text:p>
          </table:table-cell>
          <table:table-cell table:formula="of:=1+[.E792]-[.D792]" office:value-type="float" office:value="5" calcext:value-type="float">
            <text:p>5</text:p>
          </table:table-cell>
          <table:table-cell table:formula="of:=COM.MICROSOFT.CONCAT([.A792];[.B792])" office:value-type="string" office:string-value="SebastianPuchacz" calcext:value-type="string">
            <text:p>SebastianPuchacz</text:p>
          </table:table-cell>
          <table:table-cell table:formula="of:=COUNTIF([.$I$2:.$I$1001];[.I792])" office:value-type="float" office:value="12" calcext:value-type="float">
            <text:p>12</text:p>
          </table:table-cell>
          <table:table-cell table:formula="of:=SUMIF([.$I$2:.$I$1001];[.I792];[.$H$2:.$H$1001])" office:value-type="float" office:value="35" calcext:value-type="float">
            <text:p>35</text:p>
          </table:table-cell>
          <table:table-cell table:formula="of:=[.F792]+([.H792]-1)*24+30" office:value-type="float" office:value="1203.4" calcext:value-type="float">
            <text:p>1203,4</text:p>
          </table:table-cell>
          <table:table-cell table:formula="of:=MONTH([.D792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iotr</text:p>
          </table:table-cell>
          <table:table-cell table:style-name="ce2" office:value-type="string" calcext:value-type="string">
            <text:p>Sworacz</text:p>
          </table:table-cell>
          <table:table-cell table:style-name="ce2" office:value-type="string" calcext:value-type="string">
            <text:p>Kutno</text:p>
          </table:table-cell>
          <table:table-cell table:style-name="ce6" office:value-type="date" office:date-value="2014-11-15" calcext:value-type="date">
            <text:p>15.11.2014</text:p>
          </table:table-cell>
          <table:table-cell table:style-name="ce6" office:value-type="date" office:date-value="2014-11-16" calcext:value-type="date">
            <text:p>16.11.2014</text:p>
          </table:table-cell>
          <table:table-cell office:value-type="float" office:value="407.8" calcext:value-type="float">
            <text:p>407,8</text:p>
          </table:table-cell>
          <table:table-cell table:formula="of:=[.E793]-[.D793]" office:value-type="float" office:value="1" calcext:value-type="float">
            <text:p>1</text:p>
          </table:table-cell>
          <table:table-cell table:formula="of:=1+[.E793]-[.D793]" office:value-type="float" office:value="2" calcext:value-type="float">
            <text:p>2</text:p>
          </table:table-cell>
          <table:table-cell table:formula="of:=COM.MICROSOFT.CONCAT([.A793];[.B793])" office:value-type="string" office:string-value="PiotrSworacz" calcext:value-type="string">
            <text:p>PiotrSworacz</text:p>
          </table:table-cell>
          <table:table-cell table:formula="of:=COUNTIF([.$I$2:.$I$1001];[.I793])" office:value-type="float" office:value="10" calcext:value-type="float">
            <text:p>10</text:p>
          </table:table-cell>
          <table:table-cell table:formula="of:=SUMIF([.$I$2:.$I$1001];[.I793];[.$H$2:.$H$1001])" office:value-type="float" office:value="33" calcext:value-type="float">
            <text:p>33</text:p>
          </table:table-cell>
          <table:table-cell table:formula="of:=[.F793]+([.H793]-1)*24+30" office:value-type="float" office:value="461.8" calcext:value-type="float">
            <text:p>461,8</text:p>
          </table:table-cell>
          <table:table-cell table:formula="of:=MONTH([.D793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Dominika</text:p>
          </table:table-cell>
          <table:table-cell table:style-name="ce2" office:value-type="string" calcext:value-type="string">
            <text:p>Bodera</text:p>
          </table:table-cell>
          <table:table-cell table:style-name="ce2" office:value-type="string" calcext:value-type="string">
            <text:p>Zgierz</text:p>
          </table:table-cell>
          <table:table-cell table:style-name="ce6" office:value-type="date" office:date-value="2014-11-16" calcext:value-type="date">
            <text:p>16.11.2014</text:p>
          </table:table-cell>
          <table:table-cell table:style-name="ce6" office:value-type="date" office:date-value="2014-11-17" calcext:value-type="date">
            <text:p>17.11.2014</text:p>
          </table:table-cell>
          <table:table-cell office:value-type="float" office:value="331.5" calcext:value-type="float">
            <text:p>331,5</text:p>
          </table:table-cell>
          <table:table-cell table:formula="of:=[.E794]-[.D794]" office:value-type="float" office:value="1" calcext:value-type="float">
            <text:p>1</text:p>
          </table:table-cell>
          <table:table-cell table:formula="of:=1+[.E794]-[.D794]" office:value-type="float" office:value="2" calcext:value-type="float">
            <text:p>2</text:p>
          </table:table-cell>
          <table:table-cell table:formula="of:=COM.MICROSOFT.CONCAT([.A794];[.B794])" office:value-type="string" office:string-value="DominikaBodera" calcext:value-type="string">
            <text:p>DominikaBodera</text:p>
          </table:table-cell>
          <table:table-cell table:formula="of:=COUNTIF([.$I$2:.$I$1001];[.I794])" office:value-type="float" office:value="13" calcext:value-type="float">
            <text:p>13</text:p>
          </table:table-cell>
          <table:table-cell table:formula="of:=SUMIF([.$I$2:.$I$1001];[.I794];[.$H$2:.$H$1001])" office:value-type="float" office:value="35" calcext:value-type="float">
            <text:p>35</text:p>
          </table:table-cell>
          <table:table-cell table:formula="of:=[.F794]+([.H794]-1)*24+30" office:value-type="float" office:value="385.5" calcext:value-type="float">
            <text:p>385,5</text:p>
          </table:table-cell>
          <table:table-cell table:formula="of:=MONTH([.D794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Wiktor</text:p>
          </table:table-cell>
          <table:table-cell table:style-name="ce2" office:value-type="string" calcext:value-type="string">
            <text:p>Budzis</text:p>
          </table:table-cell>
          <table:table-cell table:style-name="ce2" office:value-type="string" calcext:value-type="string">
            <text:p>Kutno</text:p>
          </table:table-cell>
          <table:table-cell table:style-name="ce6" office:value-type="date" office:date-value="2014-11-16" calcext:value-type="date">
            <text:p>16.11.2014</text:p>
          </table:table-cell>
          <table:table-cell table:style-name="ce6" office:value-type="date" office:date-value="2014-11-17" calcext:value-type="date">
            <text:p>17.11.2014</text:p>
          </table:table-cell>
          <table:table-cell office:value-type="float" office:value="407.8" calcext:value-type="float">
            <text:p>407,8</text:p>
          </table:table-cell>
          <table:table-cell table:formula="of:=[.E795]-[.D795]" office:value-type="float" office:value="1" calcext:value-type="float">
            <text:p>1</text:p>
          </table:table-cell>
          <table:table-cell table:formula="of:=1+[.E795]-[.D795]" office:value-type="float" office:value="2" calcext:value-type="float">
            <text:p>2</text:p>
          </table:table-cell>
          <table:table-cell table:formula="of:=COM.MICROSOFT.CONCAT([.A795];[.B795])" office:value-type="string" office:string-value="WiktorBudzis" calcext:value-type="string">
            <text:p>WiktorBudzis</text:p>
          </table:table-cell>
          <table:table-cell table:formula="of:=COUNTIF([.$I$2:.$I$1001];[.I795])" office:value-type="float" office:value="12" calcext:value-type="float">
            <text:p>12</text:p>
          </table:table-cell>
          <table:table-cell table:formula="of:=SUMIF([.$I$2:.$I$1001];[.I795];[.$H$2:.$H$1001])" office:value-type="float" office:value="30" calcext:value-type="float">
            <text:p>30</text:p>
          </table:table-cell>
          <table:table-cell table:formula="of:=[.F795]+([.H795]-1)*24+30" office:value-type="float" office:value="461.8" calcext:value-type="float">
            <text:p>461,8</text:p>
          </table:table-cell>
          <table:table-cell table:formula="of:=MONTH([.D795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aulina</text:p>
          </table:table-cell>
          <table:table-cell table:style-name="ce2" office:value-type="string" calcext:value-type="string">
            <text:p>Chorzowska</text:p>
          </table:table-cell>
          <table:table-cell table:style-name="ce2" office:value-type="string" calcext:value-type="string">
            <text:p>Kielce</text:p>
          </table:table-cell>
          <table:table-cell table:style-name="ce6" office:value-type="date" office:date-value="2014-11-16" calcext:value-type="date">
            <text:p>16.11.2014</text:p>
          </table:table-cell>
          <table:table-cell table:style-name="ce6" office:value-type="date" office:date-value="2014-11-17" calcext:value-type="date">
            <text:p>17.11.2014</text:p>
          </table:table-cell>
          <table:table-cell office:value-type="float" office:value="485.7" calcext:value-type="float">
            <text:p>485,7</text:p>
          </table:table-cell>
          <table:table-cell table:formula="of:=[.E796]-[.D796]" office:value-type="float" office:value="1" calcext:value-type="float">
            <text:p>1</text:p>
          </table:table-cell>
          <table:table-cell table:formula="of:=1+[.E796]-[.D796]" office:value-type="float" office:value="2" calcext:value-type="float">
            <text:p>2</text:p>
          </table:table-cell>
          <table:table-cell table:formula="of:=COM.MICROSOFT.CONCAT([.A796];[.B796])" office:value-type="string" office:string-value="PaulinaChorzowska" calcext:value-type="string">
            <text:p>PaulinaChorzowska</text:p>
          </table:table-cell>
          <table:table-cell table:formula="of:=COUNTIF([.$I$2:.$I$1001];[.I796])" office:value-type="float" office:value="10" calcext:value-type="float">
            <text:p>10</text:p>
          </table:table-cell>
          <table:table-cell table:formula="of:=SUMIF([.$I$2:.$I$1001];[.I796];[.$H$2:.$H$1001])" office:value-type="float" office:value="14" calcext:value-type="float">
            <text:p>14</text:p>
          </table:table-cell>
          <table:table-cell table:formula="of:=[.F796]+([.H796]-1)*24+30" office:value-type="float" office:value="539.7" calcext:value-type="float">
            <text:p>539,7</text:p>
          </table:table-cell>
          <table:table-cell table:formula="of:=MONTH([.D796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atrycja</text:p>
          </table:table-cell>
          <table:table-cell table:style-name="ce2" office:value-type="string" calcext:value-type="string">
            <text:p>Czarnoleska</text:p>
          </table:table-cell>
          <table:table-cell table:style-name="ce2" office:value-type="string" calcext:value-type="string">
            <text:p>Katowice</text:p>
          </table:table-cell>
          <table:table-cell table:style-name="ce6" office:value-type="date" office:date-value="2014-11-16" calcext:value-type="date">
            <text:p>16.11.2014</text:p>
          </table:table-cell>
          <table:table-cell table:style-name="ce6" office:value-type="date" office:date-value="2014-11-20" calcext:value-type="date">
            <text:p>20.11.2014</text:p>
          </table:table-cell>
          <table:table-cell office:value-type="float" office:value="1290.7" calcext:value-type="float">
            <text:p>1290,7</text:p>
          </table:table-cell>
          <table:table-cell table:formula="of:=[.E797]-[.D797]" office:value-type="float" office:value="4" calcext:value-type="float">
            <text:p>4</text:p>
          </table:table-cell>
          <table:table-cell table:formula="of:=1+[.E797]-[.D797]" office:value-type="float" office:value="5" calcext:value-type="float">
            <text:p>5</text:p>
          </table:table-cell>
          <table:table-cell table:formula="of:=COM.MICROSOFT.CONCAT([.A797];[.B797])" office:value-type="string" office:string-value="PatrycjaCzarnoleska" calcext:value-type="string">
            <text:p>PatrycjaCzarnoleska</text:p>
          </table:table-cell>
          <table:table-cell table:formula="of:=COUNTIF([.$I$2:.$I$1001];[.I797])" office:value-type="float" office:value="15" calcext:value-type="float">
            <text:p>15</text:p>
          </table:table-cell>
          <table:table-cell table:formula="of:=SUMIF([.$I$2:.$I$1001];[.I797];[.$H$2:.$H$1001])" office:value-type="float" office:value="39" calcext:value-type="float">
            <text:p>39</text:p>
          </table:table-cell>
          <table:table-cell table:formula="of:=[.F797]+([.H797]-1)*24+30" office:value-type="float" office:value="1416.7" calcext:value-type="float">
            <text:p>1416,7</text:p>
          </table:table-cell>
          <table:table-cell table:formula="of:=MONTH([.D797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ustyna</text:p>
          </table:table-cell>
          <table:table-cell table:style-name="ce2" office:value-type="string" calcext:value-type="string">
            <text:p>Kolska</text:p>
          </table:table-cell>
          <table:table-cell table:style-name="ce2" office:value-type="string" calcext:value-type="string">
            <text:p>Zgierz</text:p>
          </table:table-cell>
          <table:table-cell table:style-name="ce6" office:value-type="date" office:date-value="2014-11-16" calcext:value-type="date">
            <text:p>16.11.2014</text:p>
          </table:table-cell>
          <table:table-cell table:style-name="ce6" office:value-type="date" office:date-value="2014-11-18" calcext:value-type="date">
            <text:p>18.11.2014</text:p>
          </table:table-cell>
          <table:table-cell office:value-type="float" office:value="450.5" calcext:value-type="float">
            <text:p>450,5</text:p>
          </table:table-cell>
          <table:table-cell table:formula="of:=[.E798]-[.D798]" office:value-type="float" office:value="2" calcext:value-type="float">
            <text:p>2</text:p>
          </table:table-cell>
          <table:table-cell table:formula="of:=1+[.E798]-[.D798]" office:value-type="float" office:value="3" calcext:value-type="float">
            <text:p>3</text:p>
          </table:table-cell>
          <table:table-cell table:formula="of:=COM.MICROSOFT.CONCAT([.A798];[.B798])" office:value-type="string" office:string-value="JustynaKolska" calcext:value-type="string">
            <text:p>JustynaKolska</text:p>
          </table:table-cell>
          <table:table-cell table:formula="of:=COUNTIF([.$I$2:.$I$1001];[.I798])" office:value-type="float" office:value="8" calcext:value-type="float">
            <text:p>8</text:p>
          </table:table-cell>
          <table:table-cell table:formula="of:=SUMIF([.$I$2:.$I$1001];[.I798];[.$H$2:.$H$1001])" office:value-type="float" office:value="23" calcext:value-type="float">
            <text:p>23</text:p>
          </table:table-cell>
          <table:table-cell table:formula="of:=[.F798]+([.H798]-1)*24+30" office:value-type="float" office:value="528.5" calcext:value-type="float">
            <text:p>528,5</text:p>
          </table:table-cell>
          <table:table-cell table:formula="of:=MONTH([.D798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ustyna</text:p>
          </table:table-cell>
          <table:table-cell table:style-name="ce2" office:value-type="string" calcext:value-type="string">
            <text:p>Laska</text:p>
          </table:table-cell>
          <table:table-cell table:style-name="ce2" office:value-type="string" calcext:value-type="string">
            <text:p>Krakow</text:p>
          </table:table-cell>
          <table:table-cell table:style-name="ce6" office:value-type="date" office:date-value="2014-11-16" calcext:value-type="date">
            <text:p>16.11.2014</text:p>
          </table:table-cell>
          <table:table-cell table:style-name="ce6" office:value-type="date" office:date-value="2014-11-18" calcext:value-type="date">
            <text:p>18.11.2014</text:p>
          </table:table-cell>
          <table:table-cell office:value-type="float" office:value="911.5" calcext:value-type="float">
            <text:p>911,5</text:p>
          </table:table-cell>
          <table:table-cell table:formula="of:=[.E799]-[.D799]" office:value-type="float" office:value="2" calcext:value-type="float">
            <text:p>2</text:p>
          </table:table-cell>
          <table:table-cell table:formula="of:=1+[.E799]-[.D799]" office:value-type="float" office:value="3" calcext:value-type="float">
            <text:p>3</text:p>
          </table:table-cell>
          <table:table-cell table:formula="of:=COM.MICROSOFT.CONCAT([.A799];[.B799])" office:value-type="string" office:string-value="JustynaLaska" calcext:value-type="string">
            <text:p>JustynaLaska</text:p>
          </table:table-cell>
          <table:table-cell table:formula="of:=COUNTIF([.$I$2:.$I$1001];[.I799])" office:value-type="float" office:value="15" calcext:value-type="float">
            <text:p>15</text:p>
          </table:table-cell>
          <table:table-cell table:formula="of:=SUMIF([.$I$2:.$I$1001];[.I799];[.$H$2:.$H$1001])" office:value-type="float" office:value="41" calcext:value-type="float">
            <text:p>41</text:p>
          </table:table-cell>
          <table:table-cell table:formula="of:=[.F799]+([.H799]-1)*24+30" office:value-type="float" office:value="989.5" calcext:value-type="float">
            <text:p>989,5</text:p>
          </table:table-cell>
          <table:table-cell table:formula="of:=MONTH([.D799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rma</text:p>
          </table:table-cell>
          <table:table-cell table:style-name="ce2" office:value-type="string" calcext:value-type="string">
            <text:p>Opoczna</text:p>
          </table:table-cell>
          <table:table-cell table:style-name="ce2" office:value-type="string" calcext:value-type="string">
            <text:p>Kalisz</text:p>
          </table:table-cell>
          <table:table-cell table:style-name="ce6" office:value-type="date" office:date-value="2014-11-16" calcext:value-type="date">
            <text:p>16.11.2014</text:p>
          </table:table-cell>
          <table:table-cell table:style-name="ce6" office:value-type="date" office:date-value="2014-11-19" calcext:value-type="date">
            <text:p>19.11.2014</text:p>
          </table:table-cell>
          <table:table-cell office:value-type="float" office:value="919" calcext:value-type="float">
            <text:p>919</text:p>
          </table:table-cell>
          <table:table-cell table:formula="of:=[.E800]-[.D800]" office:value-type="float" office:value="3" calcext:value-type="float">
            <text:p>3</text:p>
          </table:table-cell>
          <table:table-cell table:formula="of:=1+[.E800]-[.D800]" office:value-type="float" office:value="4" calcext:value-type="float">
            <text:p>4</text:p>
          </table:table-cell>
          <table:table-cell table:formula="of:=COM.MICROSOFT.CONCAT([.A800];[.B800])" office:value-type="string" office:string-value="IrmaOpoczna" calcext:value-type="string">
            <text:p>IrmaOpoczna</text:p>
          </table:table-cell>
          <table:table-cell table:formula="of:=COUNTIF([.$I$2:.$I$1001];[.I800])" office:value-type="float" office:value="9" calcext:value-type="float">
            <text:p>9</text:p>
          </table:table-cell>
          <table:table-cell table:formula="of:=SUMIF([.$I$2:.$I$1001];[.I800];[.$H$2:.$H$1001])" office:value-type="float" office:value="34" calcext:value-type="float">
            <text:p>34</text:p>
          </table:table-cell>
          <table:table-cell table:formula="of:=[.F800]+([.H800]-1)*24+30" office:value-type="float" office:value="1021" calcext:value-type="float">
            <text:p>1021</text:p>
          </table:table-cell>
          <table:table-cell table:formula="of:=MONTH([.D800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rystyna</text:p>
          </table:table-cell>
          <table:table-cell table:style-name="ce2" office:value-type="string" calcext:value-type="string">
            <text:p>Pleszewska</text:p>
          </table:table-cell>
          <table:table-cell table:style-name="ce2" office:value-type="string" calcext:value-type="string">
            <text:p>Bydgoszcz</text:p>
          </table:table-cell>
          <table:table-cell table:style-name="ce6" office:value-type="date" office:date-value="2014-11-16" calcext:value-type="date">
            <text:p>16.11.2014</text:p>
          </table:table-cell>
          <table:table-cell table:style-name="ce6" office:value-type="date" office:date-value="2014-11-17" calcext:value-type="date">
            <text:p>17.11.2014</text:p>
          </table:table-cell>
          <table:table-cell office:value-type="float" office:value="654.4" calcext:value-type="float">
            <text:p>654,4</text:p>
          </table:table-cell>
          <table:table-cell table:formula="of:=[.E801]-[.D801]" office:value-type="float" office:value="1" calcext:value-type="float">
            <text:p>1</text:p>
          </table:table-cell>
          <table:table-cell table:formula="of:=1+[.E801]-[.D801]" office:value-type="float" office:value="2" calcext:value-type="float">
            <text:p>2</text:p>
          </table:table-cell>
          <table:table-cell table:formula="of:=COM.MICROSOFT.CONCAT([.A801];[.B801])" office:value-type="string" office:string-value="KrystynaPleszewska" calcext:value-type="string">
            <text:p>KrystynaPleszewska</text:p>
          </table:table-cell>
          <table:table-cell table:formula="of:=COUNTIF([.$I$2:.$I$1001];[.I801])" office:value-type="float" office:value="8" calcext:value-type="float">
            <text:p>8</text:p>
          </table:table-cell>
          <table:table-cell table:formula="of:=SUMIF([.$I$2:.$I$1001];[.I801];[.$H$2:.$H$1001])" office:value-type="float" office:value="25" calcext:value-type="float">
            <text:p>25</text:p>
          </table:table-cell>
          <table:table-cell table:formula="of:=[.F801]+([.H801]-1)*24+30" office:value-type="float" office:value="708.4" calcext:value-type="float">
            <text:p>708,4</text:p>
          </table:table-cell>
          <table:table-cell table:formula="of:=MONTH([.D801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ustyna</text:p>
          </table:table-cell>
          <table:table-cell table:style-name="ce2" office:value-type="string" calcext:value-type="string">
            <text:p>Tracz</text:p>
          </table:table-cell>
          <table:table-cell table:style-name="ce2" office:value-type="string" calcext:value-type="string">
            <text:p>Olsztyn</text:p>
          </table:table-cell>
          <table:table-cell table:style-name="ce6" office:value-type="date" office:date-value="2014-11-16" calcext:value-type="date">
            <text:p>16.11.2014</text:p>
          </table:table-cell>
          <table:table-cell table:style-name="ce6" office:value-type="date" office:date-value="2014-11-17" calcext:value-type="date">
            <text:p>17.11.2014</text:p>
          </table:table-cell>
          <table:table-cell office:value-type="float" office:value="526.8" calcext:value-type="float">
            <text:p>526,8</text:p>
          </table:table-cell>
          <table:table-cell table:formula="of:=[.E802]-[.D802]" office:value-type="float" office:value="1" calcext:value-type="float">
            <text:p>1</text:p>
          </table:table-cell>
          <table:table-cell table:formula="of:=1+[.E802]-[.D802]" office:value-type="float" office:value="2" calcext:value-type="float">
            <text:p>2</text:p>
          </table:table-cell>
          <table:table-cell table:formula="of:=COM.MICROSOFT.CONCAT([.A802];[.B802])" office:value-type="string" office:string-value="JustynaTracz" calcext:value-type="string">
            <text:p>JustynaTracz</text:p>
          </table:table-cell>
          <table:table-cell table:formula="of:=COUNTIF([.$I$2:.$I$1001];[.I802])" office:value-type="float" office:value="13" calcext:value-type="float">
            <text:p>13</text:p>
          </table:table-cell>
          <table:table-cell table:formula="of:=SUMIF([.$I$2:.$I$1001];[.I802];[.$H$2:.$H$1001])" office:value-type="float" office:value="36" calcext:value-type="float">
            <text:p>36</text:p>
          </table:table-cell>
          <table:table-cell table:formula="of:=[.F802]+([.H802]-1)*24+30" office:value-type="float" office:value="580.8" calcext:value-type="float">
            <text:p>580,8</text:p>
          </table:table-cell>
          <table:table-cell table:formula="of:=MONTH([.D802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Kaliska</text:p>
          </table:table-cell>
          <table:table-cell table:style-name="ce2" office:value-type="string" calcext:value-type="string">
            <text:p>Kielce</text:p>
          </table:table-cell>
          <table:table-cell table:number-columns-repeated="2" table:style-name="ce6" office:value-type="date" office:date-value="2014-11-17" calcext:value-type="date">
            <text:p>17.11.2014</text:p>
          </table:table-cell>
          <table:table-cell office:value-type="float" office:value="307.7" calcext:value-type="float">
            <text:p>307,7</text:p>
          </table:table-cell>
          <table:table-cell table:formula="of:=[.E803]-[.D803]" office:value-type="float" office:value="0" calcext:value-type="float">
            <text:p>0</text:p>
          </table:table-cell>
          <table:table-cell table:formula="of:=1+[.E803]-[.D803]" office:value-type="float" office:value="1" calcext:value-type="float">
            <text:p>1</text:p>
          </table:table-cell>
          <table:table-cell table:formula="of:=COM.MICROSOFT.CONCAT([.A803];[.B803])" office:value-type="string" office:string-value="AnnaKaliska" calcext:value-type="string">
            <text:p>AnnaKaliska</text:p>
          </table:table-cell>
          <table:table-cell table:formula="of:=COUNTIF([.$I$2:.$I$1001];[.I803])" office:value-type="float" office:value="15" calcext:value-type="float">
            <text:p>15</text:p>
          </table:table-cell>
          <table:table-cell table:formula="of:=SUMIF([.$I$2:.$I$1001];[.I803];[.$H$2:.$H$1001])" office:value-type="float" office:value="27" calcext:value-type="float">
            <text:p>27</text:p>
          </table:table-cell>
          <table:table-cell table:formula="of:=[.F803]+([.H803]-1)*24+30" office:value-type="float" office:value="337.7" calcext:value-type="float">
            <text:p>337,7</text:p>
          </table:table-cell>
          <table:table-cell table:formula="of:=MONTH([.D803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lbert</text:p>
          </table:table-cell>
          <table:table-cell table:style-name="ce2" office:value-type="string" calcext:value-type="string">
            <text:p>Marakasz</text:p>
          </table:table-cell>
          <table:table-cell table:style-name="ce2" office:value-type="string" calcext:value-type="string">
            <text:p>Kutno</text:p>
          </table:table-cell>
          <table:table-cell table:number-columns-repeated="2" table:style-name="ce6" office:value-type="date" office:date-value="2014-11-17" calcext:value-type="date">
            <text:p>17.11.2014</text:p>
          </table:table-cell>
          <table:table-cell office:value-type="float" office:value="278.8" calcext:value-type="float">
            <text:p>278,8</text:p>
          </table:table-cell>
          <table:table-cell table:formula="of:=[.E804]-[.D804]" office:value-type="float" office:value="0" calcext:value-type="float">
            <text:p>0</text:p>
          </table:table-cell>
          <table:table-cell table:formula="of:=1+[.E804]-[.D804]" office:value-type="float" office:value="1" calcext:value-type="float">
            <text:p>1</text:p>
          </table:table-cell>
          <table:table-cell table:formula="of:=COM.MICROSOFT.CONCAT([.A804];[.B804])" office:value-type="string" office:string-value="AlbertMarakasz" calcext:value-type="string">
            <text:p>AlbertMarakasz</text:p>
          </table:table-cell>
          <table:table-cell table:formula="of:=COUNTIF([.$I$2:.$I$1001];[.I804])" office:value-type="float" office:value="14" calcext:value-type="float">
            <text:p>14</text:p>
          </table:table-cell>
          <table:table-cell table:formula="of:=SUMIF([.$I$2:.$I$1001];[.I804];[.$H$2:.$H$1001])" office:value-type="float" office:value="22" calcext:value-type="float">
            <text:p>22</text:p>
          </table:table-cell>
          <table:table-cell table:formula="of:=[.F804]+([.H804]-1)*24+30" office:value-type="float" office:value="308.8" calcext:value-type="float">
            <text:p>308,8</text:p>
          </table:table-cell>
          <table:table-cell table:formula="of:=MONTH([.D804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Tomasz</text:p>
          </table:table-cell>
          <table:table-cell table:style-name="ce2" office:value-type="string" calcext:value-type="string">
            <text:p>Rzepka</text:p>
          </table:table-cell>
          <table:table-cell table:style-name="ce2" office:value-type="string" calcext:value-type="string">
            <text:p>Malbork</text:p>
          </table:table-cell>
          <table:table-cell table:style-name="ce6" office:value-type="date" office:date-value="2014-11-17" calcext:value-type="date">
            <text:p>17.11.2014</text:p>
          </table:table-cell>
          <table:table-cell table:style-name="ce6" office:value-type="date" office:date-value="2014-11-19" calcext:value-type="date">
            <text:p>19.11.2014</text:p>
          </table:table-cell>
          <table:table-cell office:value-type="float" office:value="1102" calcext:value-type="float">
            <text:p>1102</text:p>
          </table:table-cell>
          <table:table-cell table:formula="of:=[.E805]-[.D805]" office:value-type="float" office:value="2" calcext:value-type="float">
            <text:p>2</text:p>
          </table:table-cell>
          <table:table-cell table:formula="of:=1+[.E805]-[.D805]" office:value-type="float" office:value="3" calcext:value-type="float">
            <text:p>3</text:p>
          </table:table-cell>
          <table:table-cell table:formula="of:=COM.MICROSOFT.CONCAT([.A805];[.B805])" office:value-type="string" office:string-value="TomaszRzepka" calcext:value-type="string">
            <text:p>TomaszRzepka</text:p>
          </table:table-cell>
          <table:table-cell table:formula="of:=COUNTIF([.$I$2:.$I$1001];[.I805])" office:value-type="float" office:value="17" calcext:value-type="float">
            <text:p>17</text:p>
          </table:table-cell>
          <table:table-cell table:formula="of:=SUMIF([.$I$2:.$I$1001];[.I805];[.$H$2:.$H$1001])" office:value-type="float" office:value="42" calcext:value-type="float">
            <text:p>42</text:p>
          </table:table-cell>
          <table:table-cell table:formula="of:=[.F805]+([.H805]-1)*24+30" office:value-type="float" office:value="1180" calcext:value-type="float">
            <text:p>1180</text:p>
          </table:table-cell>
          <table:table-cell table:formula="of:=MONTH([.D805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Zofia</text:p>
          </table:table-cell>
          <table:table-cell table:style-name="ce2" office:value-type="string" calcext:value-type="string">
            <text:p>Seredycka</text:p>
          </table:table-cell>
          <table:table-cell table:style-name="ce2" office:value-type="string" calcext:value-type="string">
            <text:p>Siedlce</text:p>
          </table:table-cell>
          <table:table-cell table:style-name="ce6" office:value-type="date" office:date-value="2014-11-17" calcext:value-type="date">
            <text:p>17.11.2014</text:p>
          </table:table-cell>
          <table:table-cell table:style-name="ce6" office:value-type="date" office:date-value="2014-11-19" calcext:value-type="date">
            <text:p>19.11.2014</text:p>
          </table:table-cell>
          <table:table-cell office:value-type="float" office:value="434.4" calcext:value-type="float">
            <text:p>434,4</text:p>
          </table:table-cell>
          <table:table-cell table:formula="of:=[.E806]-[.D806]" office:value-type="float" office:value="2" calcext:value-type="float">
            <text:p>2</text:p>
          </table:table-cell>
          <table:table-cell table:formula="of:=1+[.E806]-[.D806]" office:value-type="float" office:value="3" calcext:value-type="float">
            <text:p>3</text:p>
          </table:table-cell>
          <table:table-cell table:formula="of:=COM.MICROSOFT.CONCAT([.A806];[.B806])" office:value-type="string" office:string-value="ZofiaSeredycka" calcext:value-type="string">
            <text:p>ZofiaSeredycka</text:p>
          </table:table-cell>
          <table:table-cell table:formula="of:=COUNTIF([.$I$2:.$I$1001];[.I806])" office:value-type="float" office:value="15" calcext:value-type="float">
            <text:p>15</text:p>
          </table:table-cell>
          <table:table-cell table:formula="of:=SUMIF([.$I$2:.$I$1001];[.I806];[.$H$2:.$H$1001])" office:value-type="float" office:value="36" calcext:value-type="float">
            <text:p>36</text:p>
          </table:table-cell>
          <table:table-cell table:formula="of:=[.F806]+([.H806]-1)*24+30" office:value-type="float" office:value="512.4" calcext:value-type="float">
            <text:p>512,4</text:p>
          </table:table-cell>
          <table:table-cell table:formula="of:=MONTH([.D806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arek</text:p>
          </table:table-cell>
          <table:table-cell table:style-name="ce2" office:value-type="string" calcext:value-type="string">
            <text:p>Trzeski</text:p>
          </table:table-cell>
          <table:table-cell table:style-name="ce2" office:value-type="string" calcext:value-type="string">
            <text:p>Malbork</text:p>
          </table:table-cell>
          <table:table-cell table:number-columns-repeated="2" table:style-name="ce6" office:value-type="date" office:date-value="2014-11-17" calcext:value-type="date">
            <text:p>17.11.2014</text:p>
          </table:table-cell>
          <table:table-cell office:value-type="float" office:value="680" calcext:value-type="float">
            <text:p>680</text:p>
          </table:table-cell>
          <table:table-cell table:formula="of:=[.E807]-[.D807]" office:value-type="float" office:value="0" calcext:value-type="float">
            <text:p>0</text:p>
          </table:table-cell>
          <table:table-cell table:formula="of:=1+[.E807]-[.D807]" office:value-type="float" office:value="1" calcext:value-type="float">
            <text:p>1</text:p>
          </table:table-cell>
          <table:table-cell table:formula="of:=COM.MICROSOFT.CONCAT([.A807];[.B807])" office:value-type="string" office:string-value="MarekTrzeski" calcext:value-type="string">
            <text:p>MarekTrzeski</text:p>
          </table:table-cell>
          <table:table-cell table:formula="of:=COUNTIF([.$I$2:.$I$1001];[.I807])" office:value-type="float" office:value="9" calcext:value-type="float">
            <text:p>9</text:p>
          </table:table-cell>
          <table:table-cell table:formula="of:=SUMIF([.$I$2:.$I$1001];[.I807];[.$H$2:.$H$1001])" office:value-type="float" office:value="21" calcext:value-type="float">
            <text:p>21</text:p>
          </table:table-cell>
          <table:table-cell table:formula="of:=[.F807]+([.H807]-1)*24+30" office:value-type="float" office:value="710" calcext:value-type="float">
            <text:p>710</text:p>
          </table:table-cell>
          <table:table-cell table:formula="of:=MONTH([.D807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anina</text:p>
          </table:table-cell>
          <table:table-cell table:style-name="ce2" office:value-type="string" calcext:value-type="string">
            <text:p>Bolanowska</text:p>
          </table:table-cell>
          <table:table-cell table:style-name="ce2" office:value-type="string" calcext:value-type="string">
            <text:p>Mielec</text:p>
          </table:table-cell>
          <table:table-cell table:number-columns-repeated="2" table:style-name="ce6" office:value-type="date" office:date-value="2014-11-18" calcext:value-type="date">
            <text:p>18.11.2014</text:p>
          </table:table-cell>
          <table:table-cell office:value-type="float" office:value="442" calcext:value-type="float">
            <text:p>442</text:p>
          </table:table-cell>
          <table:table-cell table:formula="of:=[.E808]-[.D808]" office:value-type="float" office:value="0" calcext:value-type="float">
            <text:p>0</text:p>
          </table:table-cell>
          <table:table-cell table:formula="of:=1+[.E808]-[.D808]" office:value-type="float" office:value="1" calcext:value-type="float">
            <text:p>1</text:p>
          </table:table-cell>
          <table:table-cell table:formula="of:=COM.MICROSOFT.CONCAT([.A808];[.B808])" office:value-type="string" office:string-value="JaninaBolanowska" calcext:value-type="string">
            <text:p>JaninaBolanowska</text:p>
          </table:table-cell>
          <table:table-cell table:formula="of:=COUNTIF([.$I$2:.$I$1001];[.I808])" office:value-type="float" office:value="8" calcext:value-type="float">
            <text:p>8</text:p>
          </table:table-cell>
          <table:table-cell table:formula="of:=SUMIF([.$I$2:.$I$1001];[.I808];[.$H$2:.$H$1001])" office:value-type="float" office:value="25" calcext:value-type="float">
            <text:p>25</text:p>
          </table:table-cell>
          <table:table-cell table:formula="of:=[.F808]+([.H808]-1)*24+30" office:value-type="float" office:value="472" calcext:value-type="float">
            <text:p>472</text:p>
          </table:table-cell>
          <table:table-cell table:formula="of:=MONTH([.D808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arzena</text:p>
          </table:table-cell>
          <table:table-cell table:style-name="ce2" office:value-type="string" calcext:value-type="string">
            <text:p>Grab</text:p>
          </table:table-cell>
          <table:table-cell table:style-name="ce2" office:value-type="string" calcext:value-type="string">
            <text:p>Kielce</text:p>
          </table:table-cell>
          <table:table-cell table:number-columns-repeated="2" table:style-name="ce6" office:value-type="date" office:date-value="2014-11-18" calcext:value-type="date">
            <text:p>18.11.2014</text:p>
          </table:table-cell>
          <table:table-cell office:value-type="float" office:value="307.7" calcext:value-type="float">
            <text:p>307,7</text:p>
          </table:table-cell>
          <table:table-cell table:formula="of:=[.E809]-[.D809]" office:value-type="float" office:value="0" calcext:value-type="float">
            <text:p>0</text:p>
          </table:table-cell>
          <table:table-cell table:formula="of:=1+[.E809]-[.D809]" office:value-type="float" office:value="1" calcext:value-type="float">
            <text:p>1</text:p>
          </table:table-cell>
          <table:table-cell table:formula="of:=COM.MICROSOFT.CONCAT([.A809];[.B809])" office:value-type="string" office:string-value="MarzenaGrab" calcext:value-type="string">
            <text:p>MarzenaGrab</text:p>
          </table:table-cell>
          <table:table-cell table:formula="of:=COUNTIF([.$I$2:.$I$1001];[.I809])" office:value-type="float" office:value="12" calcext:value-type="float">
            <text:p>12</text:p>
          </table:table-cell>
          <table:table-cell table:formula="of:=SUMIF([.$I$2:.$I$1001];[.I809];[.$H$2:.$H$1001])" office:value-type="float" office:value="34" calcext:value-type="float">
            <text:p>34</text:p>
          </table:table-cell>
          <table:table-cell table:formula="of:=[.F809]+([.H809]-1)*24+30" office:value-type="float" office:value="337.7" calcext:value-type="float">
            <text:p>337,7</text:p>
          </table:table-cell>
          <table:table-cell table:formula="of:=MONTH([.D809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ustyna</text:p>
          </table:table-cell>
          <table:table-cell table:style-name="ce2" office:value-type="string" calcext:value-type="string">
            <text:p>Krynicka</text:p>
          </table:table-cell>
          <table:table-cell table:style-name="ce2" office:value-type="string" calcext:value-type="string">
            <text:p>Mielec</text:p>
          </table:table-cell>
          <table:table-cell table:number-columns-repeated="2" table:style-name="ce6" office:value-type="date" office:date-value="2014-11-18" calcext:value-type="date">
            <text:p>18.11.2014</text:p>
          </table:table-cell>
          <table:table-cell office:value-type="float" office:value="442" calcext:value-type="float">
            <text:p>442</text:p>
          </table:table-cell>
          <table:table-cell table:formula="of:=[.E810]-[.D810]" office:value-type="float" office:value="0" calcext:value-type="float">
            <text:p>0</text:p>
          </table:table-cell>
          <table:table-cell table:formula="of:=1+[.E810]-[.D810]" office:value-type="float" office:value="1" calcext:value-type="float">
            <text:p>1</text:p>
          </table:table-cell>
          <table:table-cell table:formula="of:=COM.MICROSOFT.CONCAT([.A810];[.B810])" office:value-type="string" office:string-value="JustynaKrynicka" calcext:value-type="string">
            <text:p>JustynaKrynicka</text:p>
          </table:table-cell>
          <table:table-cell table:formula="of:=COUNTIF([.$I$2:.$I$1001];[.I810])" office:value-type="float" office:value="13" calcext:value-type="float">
            <text:p>13</text:p>
          </table:table-cell>
          <table:table-cell table:formula="of:=SUMIF([.$I$2:.$I$1001];[.I810];[.$H$2:.$H$1001])" office:value-type="float" office:value="25" calcext:value-type="float">
            <text:p>25</text:p>
          </table:table-cell>
          <table:table-cell table:formula="of:=[.F810]+([.H810]-1)*24+30" office:value-type="float" office:value="472" calcext:value-type="float">
            <text:p>472</text:p>
          </table:table-cell>
          <table:table-cell table:formula="of:=MONTH([.D810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ornel</text:p>
          </table:table-cell>
          <table:table-cell table:style-name="ce2" office:value-type="string" calcext:value-type="string">
            <text:p>Henrykowski</text:p>
          </table:table-cell>
          <table:table-cell table:style-name="ce2" office:value-type="string" calcext:value-type="string">
            <text:p>Katowice</text:p>
          </table:table-cell>
          <table:table-cell table:number-columns-repeated="2" table:style-name="ce6" office:value-type="date" office:date-value="2014-11-19" calcext:value-type="date">
            <text:p>19.11.2014</text:p>
          </table:table-cell>
          <table:table-cell office:value-type="float" office:value="494.7" calcext:value-type="float">
            <text:p>494,7</text:p>
          </table:table-cell>
          <table:table-cell table:formula="of:=[.E811]-[.D811]" office:value-type="float" office:value="0" calcext:value-type="float">
            <text:p>0</text:p>
          </table:table-cell>
          <table:table-cell table:formula="of:=1+[.E811]-[.D811]" office:value-type="float" office:value="1" calcext:value-type="float">
            <text:p>1</text:p>
          </table:table-cell>
          <table:table-cell table:formula="of:=COM.MICROSOFT.CONCAT([.A811];[.B811])" office:value-type="string" office:string-value="KornelHenrykowski" calcext:value-type="string">
            <text:p>KornelHenrykowski</text:p>
          </table:table-cell>
          <table:table-cell table:formula="of:=COUNTIF([.$I$2:.$I$1001];[.I811])" office:value-type="float" office:value="13" calcext:value-type="float">
            <text:p>13</text:p>
          </table:table-cell>
          <table:table-cell table:formula="of:=SUMIF([.$I$2:.$I$1001];[.I811];[.$H$2:.$H$1001])" office:value-type="float" office:value="27" calcext:value-type="float">
            <text:p>27</text:p>
          </table:table-cell>
          <table:table-cell table:formula="of:=[.F811]+([.H811]-1)*24+30" office:value-type="float" office:value="524.7" calcext:value-type="float">
            <text:p>524,7</text:p>
          </table:table-cell>
          <table:table-cell table:formula="of:=MONTH([.D811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arcin</text:p>
          </table:table-cell>
          <table:table-cell table:style-name="ce2" office:value-type="string" calcext:value-type="string">
            <text:p>Jarskarski</text:p>
          </table:table-cell>
          <table:table-cell table:style-name="ce2" office:value-type="string" calcext:value-type="string">
            <text:p>Siedlce</text:p>
          </table:table-cell>
          <table:table-cell table:number-columns-repeated="2" table:style-name="ce6" office:value-type="date" office:date-value="2014-11-19" calcext:value-type="date">
            <text:p>19.11.2014</text:p>
          </table:table-cell>
          <table:table-cell office:value-type="float" office:value="156.4" calcext:value-type="float">
            <text:p>156,4</text:p>
          </table:table-cell>
          <table:table-cell table:formula="of:=[.E812]-[.D812]" office:value-type="float" office:value="0" calcext:value-type="float">
            <text:p>0</text:p>
          </table:table-cell>
          <table:table-cell table:formula="of:=1+[.E812]-[.D812]" office:value-type="float" office:value="1" calcext:value-type="float">
            <text:p>1</text:p>
          </table:table-cell>
          <table:table-cell table:formula="of:=COM.MICROSOFT.CONCAT([.A812];[.B812])" office:value-type="string" office:string-value="MarcinJarskarski" calcext:value-type="string">
            <text:p>MarcinJarskarski</text:p>
          </table:table-cell>
          <table:table-cell table:formula="of:=COUNTIF([.$I$2:.$I$1001];[.I812])" office:value-type="float" office:value="11" calcext:value-type="float">
            <text:p>11</text:p>
          </table:table-cell>
          <table:table-cell table:formula="of:=SUMIF([.$I$2:.$I$1001];[.I812];[.$H$2:.$H$1001])" office:value-type="float" office:value="22" calcext:value-type="float">
            <text:p>22</text:p>
          </table:table-cell>
          <table:table-cell table:formula="of:=[.F812]+([.H812]-1)*24+30" office:value-type="float" office:value="186.4" calcext:value-type="float">
            <text:p>186,4</text:p>
          </table:table-cell>
          <table:table-cell table:formula="of:=MONTH([.D812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Zuzanna</text:p>
          </table:table-cell>
          <table:table-cell table:style-name="ce2" office:value-type="string" calcext:value-type="string">
            <text:p>Kowalska</text:p>
          </table:table-cell>
          <table:table-cell table:style-name="ce2" office:value-type="string" calcext:value-type="string">
            <text:p>Mielec</text:p>
          </table:table-cell>
          <table:table-cell table:number-columns-repeated="2" table:style-name="ce6" office:value-type="date" office:date-value="2014-11-19" calcext:value-type="date">
            <text:p>19.11.2014</text:p>
          </table:table-cell>
          <table:table-cell office:value-type="float" office:value="442" calcext:value-type="float">
            <text:p>442</text:p>
          </table:table-cell>
          <table:table-cell table:formula="of:=[.E813]-[.D813]" office:value-type="float" office:value="0" calcext:value-type="float">
            <text:p>0</text:p>
          </table:table-cell>
          <table:table-cell table:formula="of:=1+[.E813]-[.D813]" office:value-type="float" office:value="1" calcext:value-type="float">
            <text:p>1</text:p>
          </table:table-cell>
          <table:table-cell table:formula="of:=COM.MICROSOFT.CONCAT([.A813];[.B813])" office:value-type="string" office:string-value="ZuzannaKowalska" calcext:value-type="string">
            <text:p>ZuzannaKowalska</text:p>
          </table:table-cell>
          <table:table-cell table:formula="of:=COUNTIF([.$I$2:.$I$1001];[.I813])" office:value-type="float" office:value="8" calcext:value-type="float">
            <text:p>8</text:p>
          </table:table-cell>
          <table:table-cell table:formula="of:=SUMIF([.$I$2:.$I$1001];[.I813];[.$H$2:.$H$1001])" office:value-type="float" office:value="25" calcext:value-type="float">
            <text:p>25</text:p>
          </table:table-cell>
          <table:table-cell table:formula="of:=[.F813]+([.H813]-1)*24+30" office:value-type="float" office:value="472" calcext:value-type="float">
            <text:p>472</text:p>
          </table:table-cell>
          <table:table-cell table:formula="of:=MONTH([.D813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lbert</text:p>
          </table:table-cell>
          <table:table-cell table:style-name="ce2" office:value-type="string" calcext:value-type="string">
            <text:p>Marakasz</text:p>
          </table:table-cell>
          <table:table-cell table:style-name="ce2" office:value-type="string" calcext:value-type="string">
            <text:p>Krakow</text:p>
          </table:table-cell>
          <table:table-cell table:number-columns-repeated="2" table:style-name="ce6" office:value-type="date" office:date-value="2014-11-19" calcext:value-type="date">
            <text:p>19.11.2014</text:p>
          </table:table-cell>
          <table:table-cell office:value-type="float" office:value="501.5" calcext:value-type="float">
            <text:p>501,5</text:p>
          </table:table-cell>
          <table:table-cell table:formula="of:=[.E814]-[.D814]" office:value-type="float" office:value="0" calcext:value-type="float">
            <text:p>0</text:p>
          </table:table-cell>
          <table:table-cell table:formula="of:=1+[.E814]-[.D814]" office:value-type="float" office:value="1" calcext:value-type="float">
            <text:p>1</text:p>
          </table:table-cell>
          <table:table-cell table:formula="of:=COM.MICROSOFT.CONCAT([.A814];[.B814])" office:value-type="string" office:string-value="AlbertMarakasz" calcext:value-type="string">
            <text:p>AlbertMarakasz</text:p>
          </table:table-cell>
          <table:table-cell table:formula="of:=COUNTIF([.$I$2:.$I$1001];[.I814])" office:value-type="float" office:value="14" calcext:value-type="float">
            <text:p>14</text:p>
          </table:table-cell>
          <table:table-cell table:formula="of:=SUMIF([.$I$2:.$I$1001];[.I814];[.$H$2:.$H$1001])" office:value-type="float" office:value="22" calcext:value-type="float">
            <text:p>22</text:p>
          </table:table-cell>
          <table:table-cell table:formula="of:=[.F814]+([.H814]-1)*24+30" office:value-type="float" office:value="531.5" calcext:value-type="float">
            <text:p>531,5</text:p>
          </table:table-cell>
          <table:table-cell table:formula="of:=MONTH([.D814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madeusz</text:p>
          </table:table-cell>
          <table:table-cell table:style-name="ce2" office:value-type="string" calcext:value-type="string">
            <text:p>Helski</text:p>
          </table:table-cell>
          <table:table-cell table:style-name="ce2" office:value-type="string" calcext:value-type="string">
            <text:p>Bydgoszcz</text:p>
          </table:table-cell>
          <table:table-cell table:style-name="ce6" office:value-type="date" office:date-value="2014-11-20" calcext:value-type="date">
            <text:p>20.11.2014</text:p>
          </table:table-cell>
          <table:table-cell table:style-name="ce6" office:value-type="date" office:date-value="2014-11-21" calcext:value-type="date">
            <text:p>21.11.2014</text:p>
          </table:table-cell>
          <table:table-cell office:value-type="float" office:value="654.4" calcext:value-type="float">
            <text:p>654,4</text:p>
          </table:table-cell>
          <table:table-cell table:formula="of:=[.E815]-[.D815]" office:value-type="float" office:value="1" calcext:value-type="float">
            <text:p>1</text:p>
          </table:table-cell>
          <table:table-cell table:formula="of:=1+[.E815]-[.D815]" office:value-type="float" office:value="2" calcext:value-type="float">
            <text:p>2</text:p>
          </table:table-cell>
          <table:table-cell table:formula="of:=COM.MICROSOFT.CONCAT([.A815];[.B815])" office:value-type="string" office:string-value="AmadeuszHelski" calcext:value-type="string">
            <text:p>AmadeuszHelski</text:p>
          </table:table-cell>
          <table:table-cell table:formula="of:=COUNTIF([.$I$2:.$I$1001];[.I815])" office:value-type="float" office:value="9" calcext:value-type="float">
            <text:p>9</text:p>
          </table:table-cell>
          <table:table-cell table:formula="of:=SUMIF([.$I$2:.$I$1001];[.I815];[.$H$2:.$H$1001])" office:value-type="float" office:value="30" calcext:value-type="float">
            <text:p>30</text:p>
          </table:table-cell>
          <table:table-cell table:formula="of:=[.F815]+([.H815]-1)*24+30" office:value-type="float" office:value="708.4" calcext:value-type="float">
            <text:p>708,4</text:p>
          </table:table-cell>
          <table:table-cell table:formula="of:=MONTH([.D815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rolina</text:p>
          </table:table-cell>
          <table:table-cell table:style-name="ce2" office:value-type="string" calcext:value-type="string">
            <text:p>Janes</text:p>
          </table:table-cell>
          <table:table-cell table:style-name="ce2" office:value-type="string" calcext:value-type="string">
            <text:p>Kalisz</text:p>
          </table:table-cell>
          <table:table-cell table:number-columns-repeated="2" table:style-name="ce6" office:value-type="date" office:date-value="2014-11-20" calcext:value-type="date">
            <text:p>20.11.2014</text:p>
          </table:table-cell>
          <table:table-cell office:value-type="float" office:value="442" calcext:value-type="float">
            <text:p>442</text:p>
          </table:table-cell>
          <table:table-cell table:formula="of:=[.E816]-[.D816]" office:value-type="float" office:value="0" calcext:value-type="float">
            <text:p>0</text:p>
          </table:table-cell>
          <table:table-cell table:formula="of:=1+[.E816]-[.D816]" office:value-type="float" office:value="1" calcext:value-type="float">
            <text:p>1</text:p>
          </table:table-cell>
          <table:table-cell table:formula="of:=COM.MICROSOFT.CONCAT([.A816];[.B816])" office:value-type="string" office:string-value="KarolinaJanes" calcext:value-type="string">
            <text:p>KarolinaJanes</text:p>
          </table:table-cell>
          <table:table-cell table:formula="of:=COUNTIF([.$I$2:.$I$1001];[.I816])" office:value-type="float" office:value="12" calcext:value-type="float">
            <text:p>12</text:p>
          </table:table-cell>
          <table:table-cell table:formula="of:=SUMIF([.$I$2:.$I$1001];[.I816];[.$H$2:.$H$1001])" office:value-type="float" office:value="33" calcext:value-type="float">
            <text:p>33</text:p>
          </table:table-cell>
          <table:table-cell table:formula="of:=[.F816]+([.H816]-1)*24+30" office:value-type="float" office:value="472" calcext:value-type="float">
            <text:p>472</text:p>
          </table:table-cell>
          <table:table-cell table:formula="of:=MONTH([.D816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iotr</text:p>
          </table:table-cell>
          <table:table-cell table:style-name="ce2" office:value-type="string" calcext:value-type="string">
            <text:p>Sworacz</text:p>
          </table:table-cell>
          <table:table-cell table:style-name="ce2" office:value-type="string" calcext:value-type="string">
            <text:p>Zgierz</text:p>
          </table:table-cell>
          <table:table-cell table:number-columns-repeated="2" table:style-name="ce6" office:value-type="date" office:date-value="2014-11-20" calcext:value-type="date">
            <text:p>20.11.2014</text:p>
          </table:table-cell>
          <table:table-cell office:value-type="float" office:value="212.5" calcext:value-type="float">
            <text:p>212,5</text:p>
          </table:table-cell>
          <table:table-cell table:formula="of:=[.E817]-[.D817]" office:value-type="float" office:value="0" calcext:value-type="float">
            <text:p>0</text:p>
          </table:table-cell>
          <table:table-cell table:formula="of:=1+[.E817]-[.D817]" office:value-type="float" office:value="1" calcext:value-type="float">
            <text:p>1</text:p>
          </table:table-cell>
          <table:table-cell table:formula="of:=COM.MICROSOFT.CONCAT([.A817];[.B817])" office:value-type="string" office:string-value="PiotrSworacz" calcext:value-type="string">
            <text:p>PiotrSworacz</text:p>
          </table:table-cell>
          <table:table-cell table:formula="of:=COUNTIF([.$I$2:.$I$1001];[.I817])" office:value-type="float" office:value="10" calcext:value-type="float">
            <text:p>10</text:p>
          </table:table-cell>
          <table:table-cell table:formula="of:=SUMIF([.$I$2:.$I$1001];[.I817];[.$H$2:.$H$1001])" office:value-type="float" office:value="33" calcext:value-type="float">
            <text:p>33</text:p>
          </table:table-cell>
          <table:table-cell table:formula="of:=[.F817]+([.H817]-1)*24+30" office:value-type="float" office:value="242.5" calcext:value-type="float">
            <text:p>242,5</text:p>
          </table:table-cell>
          <table:table-cell table:formula="of:=MONTH([.D817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aulina</text:p>
          </table:table-cell>
          <table:table-cell table:style-name="ce2" office:value-type="string" calcext:value-type="string">
            <text:p>Basala</text:p>
          </table:table-cell>
          <table:table-cell table:style-name="ce2" office:value-type="string" calcext:value-type="string">
            <text:p>Mielec</text:p>
          </table:table-cell>
          <table:table-cell table:style-name="ce6" office:value-type="date" office:date-value="2014-11-21" calcext:value-type="date">
            <text:p>21.11.2014</text:p>
          </table:table-cell>
          <table:table-cell table:style-name="ce6" office:value-type="date" office:date-value="2014-11-22" calcext:value-type="date">
            <text:p>22.11.2014</text:p>
          </table:table-cell>
          <table:table-cell office:value-type="float" office:value="570" calcext:value-type="float">
            <text:p>570</text:p>
          </table:table-cell>
          <table:table-cell table:formula="of:=[.E818]-[.D818]" office:value-type="float" office:value="1" calcext:value-type="float">
            <text:p>1</text:p>
          </table:table-cell>
          <table:table-cell table:formula="of:=1+[.E818]-[.D818]" office:value-type="float" office:value="2" calcext:value-type="float">
            <text:p>2</text:p>
          </table:table-cell>
          <table:table-cell table:formula="of:=COM.MICROSOFT.CONCAT([.A818];[.B818])" office:value-type="string" office:string-value="PaulinaBasala" calcext:value-type="string">
            <text:p>PaulinaBasala</text:p>
          </table:table-cell>
          <table:table-cell table:formula="of:=COUNTIF([.$I$2:.$I$1001];[.I818])" office:value-type="float" office:value="8" calcext:value-type="float">
            <text:p>8</text:p>
          </table:table-cell>
          <table:table-cell table:formula="of:=SUMIF([.$I$2:.$I$1001];[.I818];[.$H$2:.$H$1001])" office:value-type="float" office:value="14" calcext:value-type="float">
            <text:p>14</text:p>
          </table:table-cell>
          <table:table-cell table:formula="of:=[.F818]+([.H818]-1)*24+30" office:value-type="float" office:value="624" calcext:value-type="float">
            <text:p>624</text:p>
          </table:table-cell>
          <table:table-cell table:formula="of:=MONTH([.D818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Wiktor</text:p>
          </table:table-cell>
          <table:table-cell table:style-name="ce2" office:value-type="string" calcext:value-type="string">
            <text:p>Budzis</text:p>
          </table:table-cell>
          <table:table-cell table:style-name="ce2" office:value-type="string" calcext:value-type="string">
            <text:p>Kutno</text:p>
          </table:table-cell>
          <table:table-cell table:style-name="ce6" office:value-type="date" office:date-value="2014-11-21" calcext:value-type="date">
            <text:p>21.11.2014</text:p>
          </table:table-cell>
          <table:table-cell table:style-name="ce6" office:value-type="date" office:date-value="2014-11-22" calcext:value-type="date">
            <text:p>22.11.2014</text:p>
          </table:table-cell>
          <table:table-cell office:value-type="float" office:value="407.8" calcext:value-type="float">
            <text:p>407,8</text:p>
          </table:table-cell>
          <table:table-cell table:formula="of:=[.E819]-[.D819]" office:value-type="float" office:value="1" calcext:value-type="float">
            <text:p>1</text:p>
          </table:table-cell>
          <table:table-cell table:formula="of:=1+[.E819]-[.D819]" office:value-type="float" office:value="2" calcext:value-type="float">
            <text:p>2</text:p>
          </table:table-cell>
          <table:table-cell table:formula="of:=COM.MICROSOFT.CONCAT([.A819];[.B819])" office:value-type="string" office:string-value="WiktorBudzis" calcext:value-type="string">
            <text:p>WiktorBudzis</text:p>
          </table:table-cell>
          <table:table-cell table:formula="of:=COUNTIF([.$I$2:.$I$1001];[.I819])" office:value-type="float" office:value="12" calcext:value-type="float">
            <text:p>12</text:p>
          </table:table-cell>
          <table:table-cell table:formula="of:=SUMIF([.$I$2:.$I$1001];[.I819];[.$H$2:.$H$1001])" office:value-type="float" office:value="30" calcext:value-type="float">
            <text:p>30</text:p>
          </table:table-cell>
          <table:table-cell table:formula="of:=[.F819]+([.H819]-1)*24+30" office:value-type="float" office:value="461.8" calcext:value-type="float">
            <text:p>461,8</text:p>
          </table:table-cell>
          <table:table-cell table:formula="of:=MONTH([.D819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erzy</text:p>
          </table:table-cell>
          <table:table-cell table:style-name="ce2" office:value-type="string" calcext:value-type="string">
            <text:p>Dusznicki</text:p>
          </table:table-cell>
          <table:table-cell table:style-name="ce2" office:value-type="string" calcext:value-type="string">
            <text:p>Zgierz</text:p>
          </table:table-cell>
          <table:table-cell table:style-name="ce6" office:value-type="date" office:date-value="2014-11-22" calcext:value-type="date">
            <text:p>22.11.2014</text:p>
          </table:table-cell>
          <table:table-cell table:style-name="ce6" office:value-type="date" office:date-value="2014-11-26" calcext:value-type="date">
            <text:p>26.11.2014</text:p>
          </table:table-cell>
          <table:table-cell office:value-type="float" office:value="688.5" calcext:value-type="float">
            <text:p>688,5</text:p>
          </table:table-cell>
          <table:table-cell table:formula="of:=[.E820]-[.D820]" office:value-type="float" office:value="4" calcext:value-type="float">
            <text:p>4</text:p>
          </table:table-cell>
          <table:table-cell table:formula="of:=1+[.E820]-[.D820]" office:value-type="float" office:value="5" calcext:value-type="float">
            <text:p>5</text:p>
          </table:table-cell>
          <table:table-cell table:formula="of:=COM.MICROSOFT.CONCAT([.A820];[.B820])" office:value-type="string" office:string-value="JerzyDusznicki" calcext:value-type="string">
            <text:p>JerzyDusznicki</text:p>
          </table:table-cell>
          <table:table-cell table:formula="of:=COUNTIF([.$I$2:.$I$1001];[.I820])" office:value-type="float" office:value="13" calcext:value-type="float">
            <text:p>13</text:p>
          </table:table-cell>
          <table:table-cell table:formula="of:=SUMIF([.$I$2:.$I$1001];[.I820];[.$H$2:.$H$1001])" office:value-type="float" office:value="38" calcext:value-type="float">
            <text:p>38</text:p>
          </table:table-cell>
          <table:table-cell table:formula="of:=[.F820]+([.H820]-1)*24+30" office:value-type="float" office:value="814.5" calcext:value-type="float">
            <text:p>814,5</text:p>
          </table:table-cell>
          <table:table-cell table:formula="of:=MONTH([.D820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ustyna</text:p>
          </table:table-cell>
          <table:table-cell table:style-name="ce2" office:value-type="string" calcext:value-type="string">
            <text:p>Laska</text:p>
          </table:table-cell>
          <table:table-cell table:style-name="ce2" office:value-type="string" calcext:value-type="string">
            <text:p>Siedlce</text:p>
          </table:table-cell>
          <table:table-cell table:number-columns-repeated="2" table:style-name="ce6" office:value-type="date" office:date-value="2014-11-22" calcext:value-type="date">
            <text:p>22.11.2014</text:p>
          </table:table-cell>
          <table:table-cell office:value-type="float" office:value="156.4" calcext:value-type="float">
            <text:p>156,4</text:p>
          </table:table-cell>
          <table:table-cell table:formula="of:=[.E821]-[.D821]" office:value-type="float" office:value="0" calcext:value-type="float">
            <text:p>0</text:p>
          </table:table-cell>
          <table:table-cell table:formula="of:=1+[.E821]-[.D821]" office:value-type="float" office:value="1" calcext:value-type="float">
            <text:p>1</text:p>
          </table:table-cell>
          <table:table-cell table:formula="of:=COM.MICROSOFT.CONCAT([.A821];[.B821])" office:value-type="string" office:string-value="JustynaLaska" calcext:value-type="string">
            <text:p>JustynaLaska</text:p>
          </table:table-cell>
          <table:table-cell table:formula="of:=COUNTIF([.$I$2:.$I$1001];[.I821])" office:value-type="float" office:value="15" calcext:value-type="float">
            <text:p>15</text:p>
          </table:table-cell>
          <table:table-cell table:formula="of:=SUMIF([.$I$2:.$I$1001];[.I821];[.$H$2:.$H$1001])" office:value-type="float" office:value="41" calcext:value-type="float">
            <text:p>41</text:p>
          </table:table-cell>
          <table:table-cell table:formula="of:=[.F821]+([.H821]-1)*24+30" office:value-type="float" office:value="186.4" calcext:value-type="float">
            <text:p>186,4</text:p>
          </table:table-cell>
          <table:table-cell table:formula="of:=MONTH([.D821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Bogumi</text:p>
          </table:table-cell>
          <table:table-cell table:style-name="ce2" office:value-type="string" calcext:value-type="string">
            <text:p>Lubelski</text:p>
          </table:table-cell>
          <table:table-cell table:style-name="ce2" office:value-type="string" calcext:value-type="string">
            <text:p>Katowice</text:p>
          </table:table-cell>
          <table:table-cell table:style-name="ce6" office:value-type="date" office:date-value="2014-11-22" calcext:value-type="date">
            <text:p>22.11.2014</text:p>
          </table:table-cell>
          <table:table-cell table:style-name="ce6" office:value-type="date" office:date-value="2014-11-23" calcext:value-type="date">
            <text:p>23.11.2014</text:p>
          </table:table-cell>
          <table:table-cell office:value-type="float" office:value="693.7" calcext:value-type="float">
            <text:p>693,7</text:p>
          </table:table-cell>
          <table:table-cell table:formula="of:=[.E822]-[.D822]" office:value-type="float" office:value="1" calcext:value-type="float">
            <text:p>1</text:p>
          </table:table-cell>
          <table:table-cell table:formula="of:=1+[.E822]-[.D822]" office:value-type="float" office:value="2" calcext:value-type="float">
            <text:p>2</text:p>
          </table:table-cell>
          <table:table-cell table:formula="of:=COM.MICROSOFT.CONCAT([.A822];[.B822])" office:value-type="string" office:string-value="BogumiLubelski" calcext:value-type="string">
            <text:p>BogumiLubelski</text:p>
          </table:table-cell>
          <table:table-cell table:formula="of:=COUNTIF([.$I$2:.$I$1001];[.I822])" office:value-type="float" office:value="12" calcext:value-type="float">
            <text:p>12</text:p>
          </table:table-cell>
          <table:table-cell table:formula="of:=SUMIF([.$I$2:.$I$1001];[.I822];[.$H$2:.$H$1001])" office:value-type="float" office:value="30" calcext:value-type="float">
            <text:p>30</text:p>
          </table:table-cell>
          <table:table-cell table:formula="of:=[.F822]+([.H822]-1)*24+30" office:value-type="float" office:value="747.7" calcext:value-type="float">
            <text:p>747,7</text:p>
          </table:table-cell>
          <table:table-cell table:formula="of:=MONTH([.D822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lbert</text:p>
          </table:table-cell>
          <table:table-cell table:style-name="ce2" office:value-type="string" calcext:value-type="string">
            <text:p>Marakasz</text:p>
          </table:table-cell>
          <table:table-cell table:style-name="ce2" office:value-type="string" calcext:value-type="string">
            <text:p>Katowice</text:p>
          </table:table-cell>
          <table:table-cell table:number-columns-repeated="2" table:style-name="ce6" office:value-type="date" office:date-value="2014-11-22" calcext:value-type="date">
            <text:p>22.11.2014</text:p>
          </table:table-cell>
          <table:table-cell office:value-type="float" office:value="494.7" calcext:value-type="float">
            <text:p>494,7</text:p>
          </table:table-cell>
          <table:table-cell table:formula="of:=[.E823]-[.D823]" office:value-type="float" office:value="0" calcext:value-type="float">
            <text:p>0</text:p>
          </table:table-cell>
          <table:table-cell table:formula="of:=1+[.E823]-[.D823]" office:value-type="float" office:value="1" calcext:value-type="float">
            <text:p>1</text:p>
          </table:table-cell>
          <table:table-cell table:formula="of:=COM.MICROSOFT.CONCAT([.A823];[.B823])" office:value-type="string" office:string-value="AlbertMarakasz" calcext:value-type="string">
            <text:p>AlbertMarakasz</text:p>
          </table:table-cell>
          <table:table-cell table:formula="of:=COUNTIF([.$I$2:.$I$1001];[.I823])" office:value-type="float" office:value="14" calcext:value-type="float">
            <text:p>14</text:p>
          </table:table-cell>
          <table:table-cell table:formula="of:=SUMIF([.$I$2:.$I$1001];[.I823];[.$H$2:.$H$1001])" office:value-type="float" office:value="22" calcext:value-type="float">
            <text:p>22</text:p>
          </table:table-cell>
          <table:table-cell table:formula="of:=[.F823]+([.H823]-1)*24+30" office:value-type="float" office:value="524.7" calcext:value-type="float">
            <text:p>524,7</text:p>
          </table:table-cell>
          <table:table-cell table:formula="of:=MONTH([.D823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rystyna</text:p>
          </table:table-cell>
          <table:table-cell table:style-name="ce2" office:value-type="string" calcext:value-type="string">
            <text:p>Pleszewska</text:p>
          </table:table-cell>
          <table:table-cell table:style-name="ce2" office:value-type="string" calcext:value-type="string">
            <text:p>Krakow</text:p>
          </table:table-cell>
          <table:table-cell table:style-name="ce6" office:value-type="date" office:date-value="2014-11-22" calcext:value-type="date">
            <text:p>22.11.2014</text:p>
          </table:table-cell>
          <table:table-cell table:style-name="ce6" office:value-type="date" office:date-value="2014-11-25" calcext:value-type="date">
            <text:p>25.11.2014</text:p>
          </table:table-cell>
          <table:table-cell office:value-type="float" office:value="1116.5" calcext:value-type="float">
            <text:p>1116,5</text:p>
          </table:table-cell>
          <table:table-cell table:formula="of:=[.E824]-[.D824]" office:value-type="float" office:value="3" calcext:value-type="float">
            <text:p>3</text:p>
          </table:table-cell>
          <table:table-cell table:formula="of:=1+[.E824]-[.D824]" office:value-type="float" office:value="4" calcext:value-type="float">
            <text:p>4</text:p>
          </table:table-cell>
          <table:table-cell table:formula="of:=COM.MICROSOFT.CONCAT([.A824];[.B824])" office:value-type="string" office:string-value="KrystynaPleszewska" calcext:value-type="string">
            <text:p>KrystynaPleszewska</text:p>
          </table:table-cell>
          <table:table-cell table:formula="of:=COUNTIF([.$I$2:.$I$1001];[.I824])" office:value-type="float" office:value="8" calcext:value-type="float">
            <text:p>8</text:p>
          </table:table-cell>
          <table:table-cell table:formula="of:=SUMIF([.$I$2:.$I$1001];[.I824];[.$H$2:.$H$1001])" office:value-type="float" office:value="25" calcext:value-type="float">
            <text:p>25</text:p>
          </table:table-cell>
          <table:table-cell table:formula="of:=[.F824]+([.H824]-1)*24+30" office:value-type="float" office:value="1218.5" calcext:value-type="float">
            <text:p>1218,5</text:p>
          </table:table-cell>
          <table:table-cell table:formula="of:=MONTH([.D824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Narcyz</text:p>
          </table:table-cell>
          <table:table-cell table:style-name="ce2" office:value-type="string" calcext:value-type="string">
            <text:p>Polanicki</text:p>
          </table:table-cell>
          <table:table-cell table:style-name="ce2" office:value-type="string" calcext:value-type="string">
            <text:p>Malbork</text:p>
          </table:table-cell>
          <table:table-cell table:style-name="ce6" office:value-type="date" office:date-value="2014-11-22" calcext:value-type="date">
            <text:p>22.11.2014</text:p>
          </table:table-cell>
          <table:table-cell table:style-name="ce6" office:value-type="date" office:date-value="2014-11-23" calcext:value-type="date">
            <text:p>23.11.2014</text:p>
          </table:table-cell>
          <table:table-cell office:value-type="float" office:value="891" calcext:value-type="float">
            <text:p>891</text:p>
          </table:table-cell>
          <table:table-cell table:formula="of:=[.E825]-[.D825]" office:value-type="float" office:value="1" calcext:value-type="float">
            <text:p>1</text:p>
          </table:table-cell>
          <table:table-cell table:formula="of:=1+[.E825]-[.D825]" office:value-type="float" office:value="2" calcext:value-type="float">
            <text:p>2</text:p>
          </table:table-cell>
          <table:table-cell table:formula="of:=COM.MICROSOFT.CONCAT([.A825];[.B825])" office:value-type="string" office:string-value="NarcyzPolanicki" calcext:value-type="string">
            <text:p>NarcyzPolanicki</text:p>
          </table:table-cell>
          <table:table-cell table:formula="of:=COUNTIF([.$I$2:.$I$1001];[.I825])" office:value-type="float" office:value="6" calcext:value-type="float">
            <text:p>6</text:p>
          </table:table-cell>
          <table:table-cell table:formula="of:=SUMIF([.$I$2:.$I$1001];[.I825];[.$H$2:.$H$1001])" office:value-type="float" office:value="16" calcext:value-type="float">
            <text:p>16</text:p>
          </table:table-cell>
          <table:table-cell table:formula="of:=[.F825]+([.H825]-1)*24+30" office:value-type="float" office:value="945" calcext:value-type="float">
            <text:p>945</text:p>
          </table:table-cell>
          <table:table-cell table:formula="of:=MONTH([.D825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Sobecka</text:p>
          </table:table-cell>
          <table:table-cell table:style-name="ce2" office:value-type="string" calcext:value-type="string">
            <text:p>Lublin</text:p>
          </table:table-cell>
          <table:table-cell table:style-name="ce6" office:value-type="date" office:date-value="2014-11-22" calcext:value-type="date">
            <text:p>22.11.2014</text:p>
          </table:table-cell>
          <table:table-cell table:style-name="ce6" office:value-type="date" office:date-value="2014-11-25" calcext:value-type="date">
            <text:p>25.11.2014</text:p>
          </table:table-cell>
          <table:table-cell office:value-type="float" office:value="737.7" calcext:value-type="float">
            <text:p>737,7</text:p>
          </table:table-cell>
          <table:table-cell table:formula="of:=[.E826]-[.D826]" office:value-type="float" office:value="3" calcext:value-type="float">
            <text:p>3</text:p>
          </table:table-cell>
          <table:table-cell table:formula="of:=1+[.E826]-[.D826]" office:value-type="float" office:value="4" calcext:value-type="float">
            <text:p>4</text:p>
          </table:table-cell>
          <table:table-cell table:formula="of:=COM.MICROSOFT.CONCAT([.A826];[.B826])" office:value-type="string" office:string-value="AnnaSobecka" calcext:value-type="string">
            <text:p>AnnaSobecka</text:p>
          </table:table-cell>
          <table:table-cell table:formula="of:=COUNTIF([.$I$2:.$I$1001];[.I826])" office:value-type="float" office:value="9" calcext:value-type="float">
            <text:p>9</text:p>
          </table:table-cell>
          <table:table-cell table:formula="of:=SUMIF([.$I$2:.$I$1001];[.I826];[.$H$2:.$H$1001])" office:value-type="float" office:value="24" calcext:value-type="float">
            <text:p>24</text:p>
          </table:table-cell>
          <table:table-cell table:formula="of:=[.F826]+([.H826]-1)*24+30" office:value-type="float" office:value="839.7" calcext:value-type="float">
            <text:p>839,7</text:p>
          </table:table-cell>
          <table:table-cell table:formula="of:=MONTH([.D826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Augustowska</text:p>
          </table:table-cell>
          <table:table-cell table:style-name="ce2" office:value-type="string" calcext:value-type="string">
            <text:p>Bydgoszcz</text:p>
          </table:table-cell>
          <table:table-cell table:number-columns-repeated="2" table:style-name="ce6" office:value-type="date" office:date-value="2014-11-23" calcext:value-type="date">
            <text:p>23.11.2014</text:p>
          </table:table-cell>
          <table:table-cell office:value-type="float" office:value="513.4" calcext:value-type="float">
            <text:p>513,4</text:p>
          </table:table-cell>
          <table:table-cell table:formula="of:=[.E827]-[.D827]" office:value-type="float" office:value="0" calcext:value-type="float">
            <text:p>0</text:p>
          </table:table-cell>
          <table:table-cell table:formula="of:=1+[.E827]-[.D827]" office:value-type="float" office:value="1" calcext:value-type="float">
            <text:p>1</text:p>
          </table:table-cell>
          <table:table-cell table:formula="of:=COM.MICROSOFT.CONCAT([.A827];[.B827])" office:value-type="string" office:string-value="AnnaAugustowska" calcext:value-type="string">
            <text:p>AnnaAugustowska</text:p>
          </table:table-cell>
          <table:table-cell table:formula="of:=COUNTIF([.$I$2:.$I$1001];[.I827])" office:value-type="float" office:value="9" calcext:value-type="float">
            <text:p>9</text:p>
          </table:table-cell>
          <table:table-cell table:formula="of:=SUMIF([.$I$2:.$I$1001];[.I827];[.$H$2:.$H$1001])" office:value-type="float" office:value="22" calcext:value-type="float">
            <text:p>22</text:p>
          </table:table-cell>
          <table:table-cell table:formula="of:=[.F827]+([.H827]-1)*24+30" office:value-type="float" office:value="543.4" calcext:value-type="float">
            <text:p>543,4</text:p>
          </table:table-cell>
          <table:table-cell table:formula="of:=MONTH([.D827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madeusz</text:p>
          </table:table-cell>
          <table:table-cell table:style-name="ce2" office:value-type="string" calcext:value-type="string">
            <text:p>Helski</text:p>
          </table:table-cell>
          <table:table-cell table:style-name="ce2" office:value-type="string" calcext:value-type="string">
            <text:p>Malbork</text:p>
          </table:table-cell>
          <table:table-cell table:style-name="ce6" office:value-type="date" office:date-value="2014-11-24" calcext:value-type="date">
            <text:p>24.11.2014</text:p>
          </table:table-cell>
          <table:table-cell table:style-name="ce6" office:value-type="date" office:date-value="2014-11-25" calcext:value-type="date">
            <text:p>25.11.2014</text:p>
          </table:table-cell>
          <table:table-cell office:value-type="float" office:value="891" calcext:value-type="float">
            <text:p>891</text:p>
          </table:table-cell>
          <table:table-cell table:formula="of:=[.E828]-[.D828]" office:value-type="float" office:value="1" calcext:value-type="float">
            <text:p>1</text:p>
          </table:table-cell>
          <table:table-cell table:formula="of:=1+[.E828]-[.D828]" office:value-type="float" office:value="2" calcext:value-type="float">
            <text:p>2</text:p>
          </table:table-cell>
          <table:table-cell table:formula="of:=COM.MICROSOFT.CONCAT([.A828];[.B828])" office:value-type="string" office:string-value="AmadeuszHelski" calcext:value-type="string">
            <text:p>AmadeuszHelski</text:p>
          </table:table-cell>
          <table:table-cell table:formula="of:=COUNTIF([.$I$2:.$I$1001];[.I828])" office:value-type="float" office:value="9" calcext:value-type="float">
            <text:p>9</text:p>
          </table:table-cell>
          <table:table-cell table:formula="of:=SUMIF([.$I$2:.$I$1001];[.I828];[.$H$2:.$H$1001])" office:value-type="float" office:value="30" calcext:value-type="float">
            <text:p>30</text:p>
          </table:table-cell>
          <table:table-cell table:formula="of:=[.F828]+([.H828]-1)*24+30" office:value-type="float" office:value="945" calcext:value-type="float">
            <text:p>945</text:p>
          </table:table-cell>
          <table:table-cell table:formula="of:=MONTH([.D828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alwina</text:p>
          </table:table-cell>
          <table:table-cell table:style-name="ce2" office:value-type="string" calcext:value-type="string">
            <text:p>Papkin</text:p>
          </table:table-cell>
          <table:table-cell table:style-name="ce2" office:value-type="string" calcext:value-type="string">
            <text:p>Radom</text:p>
          </table:table-cell>
          <table:table-cell table:number-columns-repeated="2" table:style-name="ce6" office:value-type="date" office:date-value="2014-11-24" calcext:value-type="date">
            <text:p>24.11.2014</text:p>
          </table:table-cell>
          <table:table-cell office:value-type="float" office:value="178.5" calcext:value-type="float">
            <text:p>178,5</text:p>
          </table:table-cell>
          <table:table-cell table:formula="of:=[.E829]-[.D829]" office:value-type="float" office:value="0" calcext:value-type="float">
            <text:p>0</text:p>
          </table:table-cell>
          <table:table-cell table:formula="of:=1+[.E829]-[.D829]" office:value-type="float" office:value="1" calcext:value-type="float">
            <text:p>1</text:p>
          </table:table-cell>
          <table:table-cell table:formula="of:=COM.MICROSOFT.CONCAT([.A829];[.B829])" office:value-type="string" office:string-value="MalwinaPapkin" calcext:value-type="string">
            <text:p>MalwinaPapkin</text:p>
          </table:table-cell>
          <table:table-cell table:formula="of:=COUNTIF([.$I$2:.$I$1001];[.I829])" office:value-type="float" office:value="11" calcext:value-type="float">
            <text:p>11</text:p>
          </table:table-cell>
          <table:table-cell table:formula="of:=SUMIF([.$I$2:.$I$1001];[.I829];[.$H$2:.$H$1001])" office:value-type="float" office:value="28" calcext:value-type="float">
            <text:p>28</text:p>
          </table:table-cell>
          <table:table-cell table:formula="of:=[.F829]+([.H829]-1)*24+30" office:value-type="float" office:value="208.5" calcext:value-type="float">
            <text:p>208,5</text:p>
          </table:table-cell>
          <table:table-cell table:formula="of:=MONTH([.D829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arzena</text:p>
          </table:table-cell>
          <table:table-cell table:style-name="ce2" office:value-type="string" calcext:value-type="string">
            <text:p>Grab</text:p>
          </table:table-cell>
          <table:table-cell table:style-name="ce2" office:value-type="string" calcext:value-type="string">
            <text:p>Malbork</text:p>
          </table:table-cell>
          <table:table-cell table:number-columns-repeated="2" table:style-name="ce6" office:value-type="date" office:date-value="2014-11-25" calcext:value-type="date">
            <text:p>25.11.2014</text:p>
          </table:table-cell>
          <table:table-cell office:value-type="float" office:value="680" calcext:value-type="float">
            <text:p>680</text:p>
          </table:table-cell>
          <table:table-cell table:formula="of:=[.E830]-[.D830]" office:value-type="float" office:value="0" calcext:value-type="float">
            <text:p>0</text:p>
          </table:table-cell>
          <table:table-cell table:formula="of:=1+[.E830]-[.D830]" office:value-type="float" office:value="1" calcext:value-type="float">
            <text:p>1</text:p>
          </table:table-cell>
          <table:table-cell table:formula="of:=COM.MICROSOFT.CONCAT([.A830];[.B830])" office:value-type="string" office:string-value="MarzenaGrab" calcext:value-type="string">
            <text:p>MarzenaGrab</text:p>
          </table:table-cell>
          <table:table-cell table:formula="of:=COUNTIF([.$I$2:.$I$1001];[.I830])" office:value-type="float" office:value="12" calcext:value-type="float">
            <text:p>12</text:p>
          </table:table-cell>
          <table:table-cell table:formula="of:=SUMIF([.$I$2:.$I$1001];[.I830];[.$H$2:.$H$1001])" office:value-type="float" office:value="34" calcext:value-type="float">
            <text:p>34</text:p>
          </table:table-cell>
          <table:table-cell table:formula="of:=[.F830]+([.H830]-1)*24+30" office:value-type="float" office:value="710" calcext:value-type="float">
            <text:p>710</text:p>
          </table:table-cell>
          <table:table-cell table:formula="of:=MONTH([.D830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lbert</text:p>
          </table:table-cell>
          <table:table-cell table:style-name="ce2" office:value-type="string" calcext:value-type="string">
            <text:p>Marakasz</text:p>
          </table:table-cell>
          <table:table-cell table:style-name="ce2" office:value-type="string" calcext:value-type="string">
            <text:p>Radom</text:p>
          </table:table-cell>
          <table:table-cell table:number-columns-repeated="2" table:style-name="ce6" office:value-type="date" office:date-value="2014-11-25" calcext:value-type="date">
            <text:p>25.11.2014</text:p>
          </table:table-cell>
          <table:table-cell office:value-type="float" office:value="178.5" calcext:value-type="float">
            <text:p>178,5</text:p>
          </table:table-cell>
          <table:table-cell table:formula="of:=[.E831]-[.D831]" office:value-type="float" office:value="0" calcext:value-type="float">
            <text:p>0</text:p>
          </table:table-cell>
          <table:table-cell table:formula="of:=1+[.E831]-[.D831]" office:value-type="float" office:value="1" calcext:value-type="float">
            <text:p>1</text:p>
          </table:table-cell>
          <table:table-cell table:formula="of:=COM.MICROSOFT.CONCAT([.A831];[.B831])" office:value-type="string" office:string-value="AlbertMarakasz" calcext:value-type="string">
            <text:p>AlbertMarakasz</text:p>
          </table:table-cell>
          <table:table-cell table:formula="of:=COUNTIF([.$I$2:.$I$1001];[.I831])" office:value-type="float" office:value="14" calcext:value-type="float">
            <text:p>14</text:p>
          </table:table-cell>
          <table:table-cell table:formula="of:=SUMIF([.$I$2:.$I$1001];[.I831];[.$H$2:.$H$1001])" office:value-type="float" office:value="22" calcext:value-type="float">
            <text:p>22</text:p>
          </table:table-cell>
          <table:table-cell table:formula="of:=[.F831]+([.H831]-1)*24+30" office:value-type="float" office:value="208.5" calcext:value-type="float">
            <text:p>208,5</text:p>
          </table:table-cell>
          <table:table-cell table:formula="of:=MONTH([.D831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Dorota</text:p>
          </table:table-cell>
          <table:table-cell table:style-name="ce2" office:value-type="string" calcext:value-type="string">
            <text:p>Sosnowiecka</text:p>
          </table:table-cell>
          <table:table-cell table:style-name="ce2" office:value-type="string" calcext:value-type="string">
            <text:p>Bydgoszcz</text:p>
          </table:table-cell>
          <table:table-cell table:number-columns-repeated="2" table:style-name="ce6" office:value-type="date" office:date-value="2014-11-25" calcext:value-type="date">
            <text:p>25.11.2014</text:p>
          </table:table-cell>
          <table:table-cell office:value-type="float" office:value="513.4" calcext:value-type="float">
            <text:p>513,4</text:p>
          </table:table-cell>
          <table:table-cell table:formula="of:=[.E832]-[.D832]" office:value-type="float" office:value="0" calcext:value-type="float">
            <text:p>0</text:p>
          </table:table-cell>
          <table:table-cell table:formula="of:=1+[.E832]-[.D832]" office:value-type="float" office:value="1" calcext:value-type="float">
            <text:p>1</text:p>
          </table:table-cell>
          <table:table-cell table:formula="of:=COM.MICROSOFT.CONCAT([.A832];[.B832])" office:value-type="string" office:string-value="DorotaSosnowiecka" calcext:value-type="string">
            <text:p>DorotaSosnowiecka</text:p>
          </table:table-cell>
          <table:table-cell table:formula="of:=COUNTIF([.$I$2:.$I$1001];[.I832])" office:value-type="float" office:value="13" calcext:value-type="float">
            <text:p>13</text:p>
          </table:table-cell>
          <table:table-cell table:formula="of:=SUMIF([.$I$2:.$I$1001];[.I832];[.$H$2:.$H$1001])" office:value-type="float" office:value="29" calcext:value-type="float">
            <text:p>29</text:p>
          </table:table-cell>
          <table:table-cell table:formula="of:=[.F832]+([.H832]-1)*24+30" office:value-type="float" office:value="543.4" calcext:value-type="float">
            <text:p>543,4</text:p>
          </table:table-cell>
          <table:table-cell table:formula="of:=MONTH([.D832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ebastian</text:p>
          </table:table-cell>
          <table:table-cell table:style-name="ce2" office:value-type="string" calcext:value-type="string">
            <text:p>Argonski</text:p>
          </table:table-cell>
          <table:table-cell table:style-name="ce2" office:value-type="string" calcext:value-type="string">
            <text:p>Siedlce</text:p>
          </table:table-cell>
          <table:table-cell table:style-name="ce6" office:value-type="date" office:date-value="2014-11-27" calcext:value-type="date">
            <text:p>27.11.2014</text:p>
          </table:table-cell>
          <table:table-cell table:style-name="ce6" office:value-type="date" office:date-value="2014-11-30" calcext:value-type="date">
            <text:p>30.11.2014</text:p>
          </table:table-cell>
          <table:table-cell office:value-type="float" office:value="573.4" calcext:value-type="float">
            <text:p>573,4</text:p>
          </table:table-cell>
          <table:table-cell table:formula="of:=[.E833]-[.D833]" office:value-type="float" office:value="3" calcext:value-type="float">
            <text:p>3</text:p>
          </table:table-cell>
          <table:table-cell table:formula="of:=1+[.E833]-[.D833]" office:value-type="float" office:value="4" calcext:value-type="float">
            <text:p>4</text:p>
          </table:table-cell>
          <table:table-cell table:formula="of:=COM.MICROSOFT.CONCAT([.A833];[.B833])" office:value-type="string" office:string-value="SebastianArgonski" calcext:value-type="string">
            <text:p>SebastianArgonski</text:p>
          </table:table-cell>
          <table:table-cell table:formula="of:=COUNTIF([.$I$2:.$I$1001];[.I833])" office:value-type="float" office:value="9" calcext:value-type="float">
            <text:p>9</text:p>
          </table:table-cell>
          <table:table-cell table:formula="of:=SUMIF([.$I$2:.$I$1001];[.I833];[.$H$2:.$H$1001])" office:value-type="float" office:value="31" calcext:value-type="float">
            <text:p>31</text:p>
          </table:table-cell>
          <table:table-cell table:formula="of:=[.F833]+([.H833]-1)*24+30" office:value-type="float" office:value="675.4" calcext:value-type="float">
            <text:p>675,4</text:p>
          </table:table-cell>
          <table:table-cell table:formula="of:=MONTH([.D833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ornel</text:p>
          </table:table-cell>
          <table:table-cell table:style-name="ce2" office:value-type="string" calcext:value-type="string">
            <text:p>Henrykowski</text:p>
          </table:table-cell>
          <table:table-cell table:style-name="ce2" office:value-type="string" calcext:value-type="string">
            <text:p>Krakow</text:p>
          </table:table-cell>
          <table:table-cell table:number-columns-repeated="2" table:style-name="ce6" office:value-type="date" office:date-value="2014-11-27" calcext:value-type="date">
            <text:p>27.11.2014</text:p>
          </table:table-cell>
          <table:table-cell office:value-type="float" office:value="501.5" calcext:value-type="float">
            <text:p>501,5</text:p>
          </table:table-cell>
          <table:table-cell table:formula="of:=[.E834]-[.D834]" office:value-type="float" office:value="0" calcext:value-type="float">
            <text:p>0</text:p>
          </table:table-cell>
          <table:table-cell table:formula="of:=1+[.E834]-[.D834]" office:value-type="float" office:value="1" calcext:value-type="float">
            <text:p>1</text:p>
          </table:table-cell>
          <table:table-cell table:formula="of:=COM.MICROSOFT.CONCAT([.A834];[.B834])" office:value-type="string" office:string-value="KornelHenrykowski" calcext:value-type="string">
            <text:p>KornelHenrykowski</text:p>
          </table:table-cell>
          <table:table-cell table:formula="of:=COUNTIF([.$I$2:.$I$1001];[.I834])" office:value-type="float" office:value="13" calcext:value-type="float">
            <text:p>13</text:p>
          </table:table-cell>
          <table:table-cell table:formula="of:=SUMIF([.$I$2:.$I$1001];[.I834];[.$H$2:.$H$1001])" office:value-type="float" office:value="27" calcext:value-type="float">
            <text:p>27</text:p>
          </table:table-cell>
          <table:table-cell table:formula="of:=[.F834]+([.H834]-1)*24+30" office:value-type="float" office:value="531.5" calcext:value-type="float">
            <text:p>531,5</text:p>
          </table:table-cell>
          <table:table-cell table:formula="of:=MONTH([.D834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arek</text:p>
          </table:table-cell>
          <table:table-cell table:style-name="ce2" office:value-type="string" calcext:value-type="string">
            <text:p>Holski</text:p>
          </table:table-cell>
          <table:table-cell table:style-name="ce2" office:value-type="string" calcext:value-type="string">
            <text:p>Radom</text:p>
          </table:table-cell>
          <table:table-cell table:style-name="ce6" office:value-type="date" office:date-value="2014-11-27" calcext:value-type="date">
            <text:p>27.11.2014</text:p>
          </table:table-cell>
          <table:table-cell table:style-name="ce6" office:value-type="date" office:date-value="2014-12-01" calcext:value-type="date">
            <text:p>1.12.2014</text:p>
          </table:table-cell>
          <table:table-cell office:value-type="float" office:value="674.5" calcext:value-type="float">
            <text:p>674,5</text:p>
          </table:table-cell>
          <table:table-cell table:formula="of:=[.E835]-[.D835]" office:value-type="float" office:value="4" calcext:value-type="float">
            <text:p>4</text:p>
          </table:table-cell>
          <table:table-cell table:formula="of:=1+[.E835]-[.D835]" office:value-type="float" office:value="5" calcext:value-type="float">
            <text:p>5</text:p>
          </table:table-cell>
          <table:table-cell table:formula="of:=COM.MICROSOFT.CONCAT([.A835];[.B835])" office:value-type="string" office:string-value="MarekHolski" calcext:value-type="string">
            <text:p>MarekHolski</text:p>
          </table:table-cell>
          <table:table-cell table:formula="of:=COUNTIF([.$I$2:.$I$1001];[.I835])" office:value-type="float" office:value="7" calcext:value-type="float">
            <text:p>7</text:p>
          </table:table-cell>
          <table:table-cell table:formula="of:=SUMIF([.$I$2:.$I$1001];[.I835];[.$H$2:.$H$1001])" office:value-type="float" office:value="18" calcext:value-type="float">
            <text:p>18</text:p>
          </table:table-cell>
          <table:table-cell table:formula="of:=[.F835]+([.H835]-1)*24+30" office:value-type="float" office:value="800.5" calcext:value-type="float">
            <text:p>800,5</text:p>
          </table:table-cell>
          <table:table-cell table:formula="of:=MONTH([.D835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erzy</text:p>
          </table:table-cell>
          <table:table-cell table:style-name="ce2" office:value-type="string" calcext:value-type="string">
            <text:p>Jurajski</text:p>
          </table:table-cell>
          <table:table-cell table:style-name="ce2" office:value-type="string" calcext:value-type="string">
            <text:p>Kalisz</text:p>
          </table:table-cell>
          <table:table-cell table:style-name="ce6" office:value-type="date" office:date-value="2014-11-27" calcext:value-type="date">
            <text:p>27.11.2014</text:p>
          </table:table-cell>
          <table:table-cell table:style-name="ce6" office:value-type="date" office:date-value="2014-12-01" calcext:value-type="date">
            <text:p>1.12.2014</text:p>
          </table:table-cell>
          <table:table-cell office:value-type="float" office:value="1078" calcext:value-type="float">
            <text:p>1078</text:p>
          </table:table-cell>
          <table:table-cell table:formula="of:=[.E836]-[.D836]" office:value-type="float" office:value="4" calcext:value-type="float">
            <text:p>4</text:p>
          </table:table-cell>
          <table:table-cell table:formula="of:=1+[.E836]-[.D836]" office:value-type="float" office:value="5" calcext:value-type="float">
            <text:p>5</text:p>
          </table:table-cell>
          <table:table-cell table:formula="of:=COM.MICROSOFT.CONCAT([.A836];[.B836])" office:value-type="string" office:string-value="JerzyJurajski" calcext:value-type="string">
            <text:p>JerzyJurajski</text:p>
          </table:table-cell>
          <table:table-cell table:formula="of:=COUNTIF([.$I$2:.$I$1001];[.I836])" office:value-type="float" office:value="6" calcext:value-type="float">
            <text:p>6</text:p>
          </table:table-cell>
          <table:table-cell table:formula="of:=SUMIF([.$I$2:.$I$1001];[.I836];[.$H$2:.$H$1001])" office:value-type="float" office:value="16" calcext:value-type="float">
            <text:p>16</text:p>
          </table:table-cell>
          <table:table-cell table:formula="of:=[.F836]+([.H836]-1)*24+30" office:value-type="float" office:value="1204" calcext:value-type="float">
            <text:p>1204</text:p>
          </table:table-cell>
          <table:table-cell table:formula="of:=MONTH([.D836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ndrzej</text:p>
          </table:table-cell>
          <table:table-cell table:style-name="ce2" office:value-type="string" calcext:value-type="string">
            <text:p>Klajn</text:p>
          </table:table-cell>
          <table:table-cell table:style-name="ce2" office:value-type="string" calcext:value-type="string">
            <text:p>Kalisz</text:p>
          </table:table-cell>
          <table:table-cell table:number-columns-repeated="2" table:style-name="ce6" office:value-type="date" office:date-value="2014-11-27" calcext:value-type="date">
            <text:p>27.11.2014</text:p>
          </table:table-cell>
          <table:table-cell office:value-type="float" office:value="442" calcext:value-type="float">
            <text:p>442</text:p>
          </table:table-cell>
          <table:table-cell table:formula="of:=[.E837]-[.D837]" office:value-type="float" office:value="0" calcext:value-type="float">
            <text:p>0</text:p>
          </table:table-cell>
          <table:table-cell table:formula="of:=1+[.E837]-[.D837]" office:value-type="float" office:value="1" calcext:value-type="float">
            <text:p>1</text:p>
          </table:table-cell>
          <table:table-cell table:formula="of:=COM.MICROSOFT.CONCAT([.A837];[.B837])" office:value-type="string" office:string-value="AndrzejKlajn" calcext:value-type="string">
            <text:p>AndrzejKlajn</text:p>
          </table:table-cell>
          <table:table-cell table:formula="of:=COUNTIF([.$I$2:.$I$1001];[.I837])" office:value-type="float" office:value="13" calcext:value-type="float">
            <text:p>13</text:p>
          </table:table-cell>
          <table:table-cell table:formula="of:=SUMIF([.$I$2:.$I$1001];[.I837];[.$H$2:.$H$1001])" office:value-type="float" office:value="30" calcext:value-type="float">
            <text:p>30</text:p>
          </table:table-cell>
          <table:table-cell table:formula="of:=[.F837]+([.H837]-1)*24+30" office:value-type="float" office:value="472" calcext:value-type="float">
            <text:p>472</text:p>
          </table:table-cell>
          <table:table-cell table:formula="of:=MONTH([.D837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Zuzanna</text:p>
          </table:table-cell>
          <table:table-cell table:style-name="ce2" office:value-type="string" calcext:value-type="string">
            <text:p>Kowalska</text:p>
          </table:table-cell>
          <table:table-cell table:style-name="ce2" office:value-type="string" calcext:value-type="string">
            <text:p>Olsztyn</text:p>
          </table:table-cell>
          <table:table-cell table:style-name="ce6" office:value-type="date" office:date-value="2014-11-27" calcext:value-type="date">
            <text:p>27.11.2014</text:p>
          </table:table-cell>
          <table:table-cell table:style-name="ce6" office:value-type="date" office:date-value="2014-11-28" calcext:value-type="date">
            <text:p>28.11.2014</text:p>
          </table:table-cell>
          <table:table-cell office:value-type="float" office:value="526.8" calcext:value-type="float">
            <text:p>526,8</text:p>
          </table:table-cell>
          <table:table-cell table:formula="of:=[.E838]-[.D838]" office:value-type="float" office:value="1" calcext:value-type="float">
            <text:p>1</text:p>
          </table:table-cell>
          <table:table-cell table:formula="of:=1+[.E838]-[.D838]" office:value-type="float" office:value="2" calcext:value-type="float">
            <text:p>2</text:p>
          </table:table-cell>
          <table:table-cell table:formula="of:=COM.MICROSOFT.CONCAT([.A838];[.B838])" office:value-type="string" office:string-value="ZuzannaKowalska" calcext:value-type="string">
            <text:p>ZuzannaKowalska</text:p>
          </table:table-cell>
          <table:table-cell table:formula="of:=COUNTIF([.$I$2:.$I$1001];[.I838])" office:value-type="float" office:value="8" calcext:value-type="float">
            <text:p>8</text:p>
          </table:table-cell>
          <table:table-cell table:formula="of:=SUMIF([.$I$2:.$I$1001];[.I838];[.$H$2:.$H$1001])" office:value-type="float" office:value="25" calcext:value-type="float">
            <text:p>25</text:p>
          </table:table-cell>
          <table:table-cell table:formula="of:=[.F838]+([.H838]-1)*24+30" office:value-type="float" office:value="580.8" calcext:value-type="float">
            <text:p>580,8</text:p>
          </table:table-cell>
          <table:table-cell table:formula="of:=MONTH([.D838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Wojciech</text:p>
          </table:table-cell>
          <table:table-cell table:style-name="ce2" office:value-type="string" calcext:value-type="string">
            <text:p>Krokus</text:p>
          </table:table-cell>
          <table:table-cell table:style-name="ce2" office:value-type="string" calcext:value-type="string">
            <text:p>Kalisz</text:p>
          </table:table-cell>
          <table:table-cell table:number-columns-repeated="2" table:style-name="ce6" office:value-type="date" office:date-value="2014-11-27" calcext:value-type="date">
            <text:p>27.11.2014</text:p>
          </table:table-cell>
          <table:table-cell office:value-type="float" office:value="442" calcext:value-type="float">
            <text:p>442</text:p>
          </table:table-cell>
          <table:table-cell table:formula="of:=[.E839]-[.D839]" office:value-type="float" office:value="0" calcext:value-type="float">
            <text:p>0</text:p>
          </table:table-cell>
          <table:table-cell table:formula="of:=1+[.E839]-[.D839]" office:value-type="float" office:value="1" calcext:value-type="float">
            <text:p>1</text:p>
          </table:table-cell>
          <table:table-cell table:formula="of:=COM.MICROSOFT.CONCAT([.A839];[.B839])" office:value-type="string" office:string-value="WojciechKrokus" calcext:value-type="string">
            <text:p>WojciechKrokus</text:p>
          </table:table-cell>
          <table:table-cell table:formula="of:=COUNTIF([.$I$2:.$I$1001];[.I839])" office:value-type="float" office:value="10" calcext:value-type="float">
            <text:p>10</text:p>
          </table:table-cell>
          <table:table-cell table:formula="of:=SUMIF([.$I$2:.$I$1001];[.I839];[.$H$2:.$H$1001])" office:value-type="float" office:value="26" calcext:value-type="float">
            <text:p>26</text:p>
          </table:table-cell>
          <table:table-cell table:formula="of:=[.F839]+([.H839]-1)*24+30" office:value-type="float" office:value="472" calcext:value-type="float">
            <text:p>472</text:p>
          </table:table-cell>
          <table:table-cell table:formula="of:=MONTH([.D839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lbert</text:p>
          </table:table-cell>
          <table:table-cell table:style-name="ce2" office:value-type="string" calcext:value-type="string">
            <text:p>Marakasz</text:p>
          </table:table-cell>
          <table:table-cell table:style-name="ce2" office:value-type="string" calcext:value-type="string">
            <text:p>Krakow</text:p>
          </table:table-cell>
          <table:table-cell table:style-name="ce6" office:value-type="date" office:date-value="2014-11-27" calcext:value-type="date">
            <text:p>27.11.2014</text:p>
          </table:table-cell>
          <table:table-cell table:style-name="ce6" office:value-type="date" office:date-value="2014-11-30" calcext:value-type="date">
            <text:p>30.11.2014</text:p>
          </table:table-cell>
          <table:table-cell office:value-type="float" office:value="1116.5" calcext:value-type="float">
            <text:p>1116,5</text:p>
          </table:table-cell>
          <table:table-cell table:formula="of:=[.E840]-[.D840]" office:value-type="float" office:value="3" calcext:value-type="float">
            <text:p>3</text:p>
          </table:table-cell>
          <table:table-cell table:formula="of:=1+[.E840]-[.D840]" office:value-type="float" office:value="4" calcext:value-type="float">
            <text:p>4</text:p>
          </table:table-cell>
          <table:table-cell table:formula="of:=COM.MICROSOFT.CONCAT([.A840];[.B840])" office:value-type="string" office:string-value="AlbertMarakasz" calcext:value-type="string">
            <text:p>AlbertMarakasz</text:p>
          </table:table-cell>
          <table:table-cell table:formula="of:=COUNTIF([.$I$2:.$I$1001];[.I840])" office:value-type="float" office:value="14" calcext:value-type="float">
            <text:p>14</text:p>
          </table:table-cell>
          <table:table-cell table:formula="of:=SUMIF([.$I$2:.$I$1001];[.I840];[.$H$2:.$H$1001])" office:value-type="float" office:value="22" calcext:value-type="float">
            <text:p>22</text:p>
          </table:table-cell>
          <table:table-cell table:formula="of:=[.F840]+([.H840]-1)*24+30" office:value-type="float" office:value="1218.5" calcext:value-type="float">
            <text:p>1218,5</text:p>
          </table:table-cell>
          <table:table-cell table:formula="of:=MONTH([.D840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aulina</text:p>
          </table:table-cell>
          <table:table-cell table:style-name="ce2" office:value-type="string" calcext:value-type="string">
            <text:p>Maskor</text:p>
          </table:table-cell>
          <table:table-cell table:style-name="ce2" office:value-type="string" calcext:value-type="string">
            <text:p>Katowice</text:p>
          </table:table-cell>
          <table:table-cell table:style-name="ce6" office:value-type="date" office:date-value="2014-11-27" calcext:value-type="date">
            <text:p>27.11.2014</text:p>
          </table:table-cell>
          <table:table-cell table:style-name="ce6" office:value-type="date" office:date-value="2014-12-01" calcext:value-type="date">
            <text:p>1.12.2014</text:p>
          </table:table-cell>
          <table:table-cell office:value-type="float" office:value="1290.7" calcext:value-type="float">
            <text:p>1290,7</text:p>
          </table:table-cell>
          <table:table-cell table:formula="of:=[.E841]-[.D841]" office:value-type="float" office:value="4" calcext:value-type="float">
            <text:p>4</text:p>
          </table:table-cell>
          <table:table-cell table:formula="of:=1+[.E841]-[.D841]" office:value-type="float" office:value="5" calcext:value-type="float">
            <text:p>5</text:p>
          </table:table-cell>
          <table:table-cell table:formula="of:=COM.MICROSOFT.CONCAT([.A841];[.B841])" office:value-type="string" office:string-value="PaulinaMaskor" calcext:value-type="string">
            <text:p>PaulinaMaskor</text:p>
          </table:table-cell>
          <table:table-cell table:formula="of:=COUNTIF([.$I$2:.$I$1001];[.I841])" office:value-type="float" office:value="13" calcext:value-type="float">
            <text:p>13</text:p>
          </table:table-cell>
          <table:table-cell table:formula="of:=SUMIF([.$I$2:.$I$1001];[.I841];[.$H$2:.$H$1001])" office:value-type="float" office:value="41" calcext:value-type="float">
            <text:p>41</text:p>
          </table:table-cell>
          <table:table-cell table:formula="of:=[.F841]+([.H841]-1)*24+30" office:value-type="float" office:value="1416.7" calcext:value-type="float">
            <text:p>1416,7</text:p>
          </table:table-cell>
          <table:table-cell table:formula="of:=MONTH([.D841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erzy</text:p>
          </table:table-cell>
          <table:table-cell table:style-name="ce2" office:value-type="string" calcext:value-type="string">
            <text:p>Misiek</text:p>
          </table:table-cell>
          <table:table-cell table:style-name="ce2" office:value-type="string" calcext:value-type="string">
            <text:p>Katowice</text:p>
          </table:table-cell>
          <table:table-cell table:style-name="ce6" office:value-type="date" office:date-value="2014-11-27" calcext:value-type="date">
            <text:p>27.11.2014</text:p>
          </table:table-cell>
          <table:table-cell table:style-name="ce6" office:value-type="date" office:date-value="2014-11-29" calcext:value-type="date">
            <text:p>29.11.2014</text:p>
          </table:table-cell>
          <table:table-cell office:value-type="float" office:value="892.7" calcext:value-type="float">
            <text:p>892,7</text:p>
          </table:table-cell>
          <table:table-cell table:formula="of:=[.E842]-[.D842]" office:value-type="float" office:value="2" calcext:value-type="float">
            <text:p>2</text:p>
          </table:table-cell>
          <table:table-cell table:formula="of:=1+[.E842]-[.D842]" office:value-type="float" office:value="3" calcext:value-type="float">
            <text:p>3</text:p>
          </table:table-cell>
          <table:table-cell table:formula="of:=COM.MICROSOFT.CONCAT([.A842];[.B842])" office:value-type="string" office:string-value="JerzyMisiek" calcext:value-type="string">
            <text:p>JerzyMisiek</text:p>
          </table:table-cell>
          <table:table-cell table:formula="of:=COUNTIF([.$I$2:.$I$1001];[.I842])" office:value-type="float" office:value="11" calcext:value-type="float">
            <text:p>11</text:p>
          </table:table-cell>
          <table:table-cell table:formula="of:=SUMIF([.$I$2:.$I$1001];[.I842];[.$H$2:.$H$1001])" office:value-type="float" office:value="28" calcext:value-type="float">
            <text:p>28</text:p>
          </table:table-cell>
          <table:table-cell table:formula="of:=[.F842]+([.H842]-1)*24+30" office:value-type="float" office:value="970.7" calcext:value-type="float">
            <text:p>970,7</text:p>
          </table:table-cell>
          <table:table-cell table:formula="of:=MONTH([.D842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Teresa</text:p>
          </table:table-cell>
          <table:table-cell table:style-name="ce2" office:value-type="string" calcext:value-type="string">
            <text:p>Moskiewska</text:p>
          </table:table-cell>
          <table:table-cell table:style-name="ce2" office:value-type="string" calcext:value-type="string">
            <text:p>Olsztyn</text:p>
          </table:table-cell>
          <table:table-cell table:number-columns-repeated="2" table:style-name="ce6" office:value-type="date" office:date-value="2014-11-27" calcext:value-type="date">
            <text:p>27.11.2014</text:p>
          </table:table-cell>
          <table:table-cell office:value-type="float" office:value="363.8" calcext:value-type="float">
            <text:p>363,8</text:p>
          </table:table-cell>
          <table:table-cell table:formula="of:=[.E843]-[.D843]" office:value-type="float" office:value="0" calcext:value-type="float">
            <text:p>0</text:p>
          </table:table-cell>
          <table:table-cell table:formula="of:=1+[.E843]-[.D843]" office:value-type="float" office:value="1" calcext:value-type="float">
            <text:p>1</text:p>
          </table:table-cell>
          <table:table-cell table:formula="of:=COM.MICROSOFT.CONCAT([.A843];[.B843])" office:value-type="string" office:string-value="TeresaMoskiewska" calcext:value-type="string">
            <text:p>TeresaMoskiewska</text:p>
          </table:table-cell>
          <table:table-cell table:formula="of:=COUNTIF([.$I$2:.$I$1001];[.I843])" office:value-type="float" office:value="11" calcext:value-type="float">
            <text:p>11</text:p>
          </table:table-cell>
          <table:table-cell table:formula="of:=SUMIF([.$I$2:.$I$1001];[.I843];[.$H$2:.$H$1001])" office:value-type="float" office:value="20" calcext:value-type="float">
            <text:p>20</text:p>
          </table:table-cell>
          <table:table-cell table:formula="of:=[.F843]+([.H843]-1)*24+30" office:value-type="float" office:value="393.8" calcext:value-type="float">
            <text:p>393,8</text:p>
          </table:table-cell>
          <table:table-cell table:formula="of:=MONTH([.D843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aria</text:p>
          </table:table-cell>
          <table:table-cell table:style-name="ce2" office:value-type="string" calcext:value-type="string">
            <text:p>Ozimek</text:p>
          </table:table-cell>
          <table:table-cell table:style-name="ce2" office:value-type="string" calcext:value-type="string">
            <text:p>Lublin</text:p>
          </table:table-cell>
          <table:table-cell table:number-columns-repeated="2" table:style-name="ce6" office:value-type="date" office:date-value="2014-11-27" calcext:value-type="date">
            <text:p>27.11.2014</text:p>
          </table:table-cell>
          <table:table-cell office:value-type="float" office:value="290.7" calcext:value-type="float">
            <text:p>290,7</text:p>
          </table:table-cell>
          <table:table-cell table:formula="of:=[.E844]-[.D844]" office:value-type="float" office:value="0" calcext:value-type="float">
            <text:p>0</text:p>
          </table:table-cell>
          <table:table-cell table:formula="of:=1+[.E844]-[.D844]" office:value-type="float" office:value="1" calcext:value-type="float">
            <text:p>1</text:p>
          </table:table-cell>
          <table:table-cell table:formula="of:=COM.MICROSOFT.CONCAT([.A844];[.B844])" office:value-type="string" office:string-value="MariaOzimek" calcext:value-type="string">
            <text:p>MariaOzimek</text:p>
          </table:table-cell>
          <table:table-cell table:formula="of:=COUNTIF([.$I$2:.$I$1001];[.I844])" office:value-type="float" office:value="8" calcext:value-type="float">
            <text:p>8</text:p>
          </table:table-cell>
          <table:table-cell table:formula="of:=SUMIF([.$I$2:.$I$1001];[.I844];[.$H$2:.$H$1001])" office:value-type="float" office:value="24" calcext:value-type="float">
            <text:p>24</text:p>
          </table:table-cell>
          <table:table-cell table:formula="of:=[.F844]+([.H844]-1)*24+30" office:value-type="float" office:value="320.7" calcext:value-type="float">
            <text:p>320,7</text:p>
          </table:table-cell>
          <table:table-cell table:formula="of:=MONTH([.D844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tarzyna</text:p>
          </table:table-cell>
          <table:table-cell table:style-name="ce2" office:value-type="string" calcext:value-type="string">
            <text:p>Piotrowska</text:p>
          </table:table-cell>
          <table:table-cell table:style-name="ce2" office:value-type="string" calcext:value-type="string">
            <text:p>Olsztyn</text:p>
          </table:table-cell>
          <table:table-cell table:style-name="ce6" office:value-type="date" office:date-value="2014-11-27" calcext:value-type="date">
            <text:p>27.11.2014</text:p>
          </table:table-cell>
          <table:table-cell table:style-name="ce6" office:value-type="date" office:date-value="2014-11-28" calcext:value-type="date">
            <text:p>28.11.2014</text:p>
          </table:table-cell>
          <table:table-cell office:value-type="float" office:value="526.8" calcext:value-type="float">
            <text:p>526,8</text:p>
          </table:table-cell>
          <table:table-cell table:formula="of:=[.E845]-[.D845]" office:value-type="float" office:value="1" calcext:value-type="float">
            <text:p>1</text:p>
          </table:table-cell>
          <table:table-cell table:formula="of:=1+[.E845]-[.D845]" office:value-type="float" office:value="2" calcext:value-type="float">
            <text:p>2</text:p>
          </table:table-cell>
          <table:table-cell table:formula="of:=COM.MICROSOFT.CONCAT([.A845];[.B845])" office:value-type="string" office:string-value="KatarzynaPiotrowska" calcext:value-type="string">
            <text:p>KatarzynaPiotrowska</text:p>
          </table:table-cell>
          <table:table-cell table:formula="of:=COUNTIF([.$I$2:.$I$1001];[.I845])" office:value-type="float" office:value="10" calcext:value-type="float">
            <text:p>10</text:p>
          </table:table-cell>
          <table:table-cell table:formula="of:=SUMIF([.$I$2:.$I$1001];[.I845];[.$H$2:.$H$1001])" office:value-type="float" office:value="27" calcext:value-type="float">
            <text:p>27</text:p>
          </table:table-cell>
          <table:table-cell table:formula="of:=[.F845]+([.H845]-1)*24+30" office:value-type="float" office:value="580.8" calcext:value-type="float">
            <text:p>580,8</text:p>
          </table:table-cell>
          <table:table-cell table:formula="of:=MONTH([.D845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Zofia</text:p>
          </table:table-cell>
          <table:table-cell table:style-name="ce2" office:value-type="string" calcext:value-type="string">
            <text:p>Seredycka</text:p>
          </table:table-cell>
          <table:table-cell table:style-name="ce2" office:value-type="string" calcext:value-type="string">
            <text:p>Zgierz</text:p>
          </table:table-cell>
          <table:table-cell table:number-columns-repeated="2" table:style-name="ce6" office:value-type="date" office:date-value="2014-11-27" calcext:value-type="date">
            <text:p>27.11.2014</text:p>
          </table:table-cell>
          <table:table-cell office:value-type="float" office:value="212.5" calcext:value-type="float">
            <text:p>212,5</text:p>
          </table:table-cell>
          <table:table-cell table:formula="of:=[.E846]-[.D846]" office:value-type="float" office:value="0" calcext:value-type="float">
            <text:p>0</text:p>
          </table:table-cell>
          <table:table-cell table:formula="of:=1+[.E846]-[.D846]" office:value-type="float" office:value="1" calcext:value-type="float">
            <text:p>1</text:p>
          </table:table-cell>
          <table:table-cell table:formula="of:=COM.MICROSOFT.CONCAT([.A846];[.B846])" office:value-type="string" office:string-value="ZofiaSeredycka" calcext:value-type="string">
            <text:p>ZofiaSeredycka</text:p>
          </table:table-cell>
          <table:table-cell table:formula="of:=COUNTIF([.$I$2:.$I$1001];[.I846])" office:value-type="float" office:value="15" calcext:value-type="float">
            <text:p>15</text:p>
          </table:table-cell>
          <table:table-cell table:formula="of:=SUMIF([.$I$2:.$I$1001];[.I846];[.$H$2:.$H$1001])" office:value-type="float" office:value="36" calcext:value-type="float">
            <text:p>36</text:p>
          </table:table-cell>
          <table:table-cell table:formula="of:=[.F846]+([.H846]-1)*24+30" office:value-type="float" office:value="242.5" calcext:value-type="float">
            <text:p>242,5</text:p>
          </table:table-cell>
          <table:table-cell table:formula="of:=MONTH([.D846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Sobecka</text:p>
          </table:table-cell>
          <table:table-cell table:style-name="ce2" office:value-type="string" calcext:value-type="string">
            <text:p>Kalisz</text:p>
          </table:table-cell>
          <table:table-cell table:style-name="ce6" office:value-type="date" office:date-value="2014-11-27" calcext:value-type="date">
            <text:p>27.11.2014</text:p>
          </table:table-cell>
          <table:table-cell table:style-name="ce6" office:value-type="date" office:date-value="2014-11-28" calcext:value-type="date">
            <text:p>28.11.2014</text:p>
          </table:table-cell>
          <table:table-cell office:value-type="float" office:value="601" calcext:value-type="float">
            <text:p>601</text:p>
          </table:table-cell>
          <table:table-cell table:formula="of:=[.E847]-[.D847]" office:value-type="float" office:value="1" calcext:value-type="float">
            <text:p>1</text:p>
          </table:table-cell>
          <table:table-cell table:formula="of:=1+[.E847]-[.D847]" office:value-type="float" office:value="2" calcext:value-type="float">
            <text:p>2</text:p>
          </table:table-cell>
          <table:table-cell table:formula="of:=COM.MICROSOFT.CONCAT([.A847];[.B847])" office:value-type="string" office:string-value="AnnaSobecka" calcext:value-type="string">
            <text:p>AnnaSobecka</text:p>
          </table:table-cell>
          <table:table-cell table:formula="of:=COUNTIF([.$I$2:.$I$1001];[.I847])" office:value-type="float" office:value="9" calcext:value-type="float">
            <text:p>9</text:p>
          </table:table-cell>
          <table:table-cell table:formula="of:=SUMIF([.$I$2:.$I$1001];[.I847];[.$H$2:.$H$1001])" office:value-type="float" office:value="24" calcext:value-type="float">
            <text:p>24</text:p>
          </table:table-cell>
          <table:table-cell table:formula="of:=[.F847]+([.H847]-1)*24+30" office:value-type="float" office:value="655" calcext:value-type="float">
            <text:p>655</text:p>
          </table:table-cell>
          <table:table-cell table:formula="of:=MONTH([.D847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Dorota</text:p>
          </table:table-cell>
          <table:table-cell table:style-name="ce2" office:value-type="string" calcext:value-type="string">
            <text:p>Sosnowiecka</text:p>
          </table:table-cell>
          <table:table-cell table:style-name="ce2" office:value-type="string" calcext:value-type="string">
            <text:p>Bydgoszcz</text:p>
          </table:table-cell>
          <table:table-cell table:number-columns-repeated="2" table:style-name="ce6" office:value-type="date" office:date-value="2014-11-27" calcext:value-type="date">
            <text:p>27.11.2014</text:p>
          </table:table-cell>
          <table:table-cell office:value-type="float" office:value="513.4" calcext:value-type="float">
            <text:p>513,4</text:p>
          </table:table-cell>
          <table:table-cell table:formula="of:=[.E848]-[.D848]" office:value-type="float" office:value="0" calcext:value-type="float">
            <text:p>0</text:p>
          </table:table-cell>
          <table:table-cell table:formula="of:=1+[.E848]-[.D848]" office:value-type="float" office:value="1" calcext:value-type="float">
            <text:p>1</text:p>
          </table:table-cell>
          <table:table-cell table:formula="of:=COM.MICROSOFT.CONCAT([.A848];[.B848])" office:value-type="string" office:string-value="DorotaSosnowiecka" calcext:value-type="string">
            <text:p>DorotaSosnowiecka</text:p>
          </table:table-cell>
          <table:table-cell table:formula="of:=COUNTIF([.$I$2:.$I$1001];[.I848])" office:value-type="float" office:value="13" calcext:value-type="float">
            <text:p>13</text:p>
          </table:table-cell>
          <table:table-cell table:formula="of:=SUMIF([.$I$2:.$I$1001];[.I848];[.$H$2:.$H$1001])" office:value-type="float" office:value="29" calcext:value-type="float">
            <text:p>29</text:p>
          </table:table-cell>
          <table:table-cell table:formula="of:=[.F848]+([.H848]-1)*24+30" office:value-type="float" office:value="543.4" calcext:value-type="float">
            <text:p>543,4</text:p>
          </table:table-cell>
          <table:table-cell table:formula="of:=MONTH([.D848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aulina</text:p>
          </table:table-cell>
          <table:table-cell table:style-name="ce2" office:value-type="string" calcext:value-type="string">
            <text:p>Watrach</text:p>
          </table:table-cell>
          <table:table-cell table:style-name="ce2" office:value-type="string" calcext:value-type="string">
            <text:p>Katowice</text:p>
          </table:table-cell>
          <table:table-cell table:style-name="ce6" office:value-type="date" office:date-value="2014-11-27" calcext:value-type="date">
            <text:p>27.11.2014</text:p>
          </table:table-cell>
          <table:table-cell table:style-name="ce6" office:value-type="date" office:date-value="2014-11-28" calcext:value-type="date">
            <text:p>28.11.2014</text:p>
          </table:table-cell>
          <table:table-cell office:value-type="float" office:value="693.7" calcext:value-type="float">
            <text:p>693,7</text:p>
          </table:table-cell>
          <table:table-cell table:formula="of:=[.E849]-[.D849]" office:value-type="float" office:value="1" calcext:value-type="float">
            <text:p>1</text:p>
          </table:table-cell>
          <table:table-cell table:formula="of:=1+[.E849]-[.D849]" office:value-type="float" office:value="2" calcext:value-type="float">
            <text:p>2</text:p>
          </table:table-cell>
          <table:table-cell table:formula="of:=COM.MICROSOFT.CONCAT([.A849];[.B849])" office:value-type="string" office:string-value="PaulinaWatrach" calcext:value-type="string">
            <text:p>PaulinaWatrach</text:p>
          </table:table-cell>
          <table:table-cell table:formula="of:=COUNTIF([.$I$2:.$I$1001];[.I849])" office:value-type="float" office:value="9" calcext:value-type="float">
            <text:p>9</text:p>
          </table:table-cell>
          <table:table-cell table:formula="of:=SUMIF([.$I$2:.$I$1001];[.I849];[.$H$2:.$H$1001])" office:value-type="float" office:value="21" calcext:value-type="float">
            <text:p>21</text:p>
          </table:table-cell>
          <table:table-cell table:formula="of:=[.F849]+([.H849]-1)*24+30" office:value-type="float" office:value="747.7" calcext:value-type="float">
            <text:p>747,7</text:p>
          </table:table-cell>
          <table:table-cell table:formula="of:=MONTH([.D849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mil</text:p>
          </table:table-cell>
          <table:table-cell table:style-name="ce2" office:value-type="string" calcext:value-type="string">
            <text:p>Zabrzeski</text:p>
          </table:table-cell>
          <table:table-cell table:style-name="ce2" office:value-type="string" calcext:value-type="string">
            <text:p>Radom</text:p>
          </table:table-cell>
          <table:table-cell table:style-name="ce6" office:value-type="date" office:date-value="2014-11-27" calcext:value-type="date">
            <text:p>27.11.2014</text:p>
          </table:table-cell>
          <table:table-cell table:style-name="ce6" office:value-type="date" office:date-value="2014-11-29" calcext:value-type="date">
            <text:p>29.11.2014</text:p>
          </table:table-cell>
          <table:table-cell office:value-type="float" office:value="426.5" calcext:value-type="float">
            <text:p>426,5</text:p>
          </table:table-cell>
          <table:table-cell table:formula="of:=[.E850]-[.D850]" office:value-type="float" office:value="2" calcext:value-type="float">
            <text:p>2</text:p>
          </table:table-cell>
          <table:table-cell table:formula="of:=1+[.E850]-[.D850]" office:value-type="float" office:value="3" calcext:value-type="float">
            <text:p>3</text:p>
          </table:table-cell>
          <table:table-cell table:formula="of:=COM.MICROSOFT.CONCAT([.A850];[.B850])" office:value-type="string" office:string-value="KamilZabrzeski" calcext:value-type="string">
            <text:p>KamilZabrzeski</text:p>
          </table:table-cell>
          <table:table-cell table:formula="of:=COUNTIF([.$I$2:.$I$1001];[.I850])" office:value-type="float" office:value="13" calcext:value-type="float">
            <text:p>13</text:p>
          </table:table-cell>
          <table:table-cell table:formula="of:=SUMIF([.$I$2:.$I$1001];[.I850];[.$H$2:.$H$1001])" office:value-type="float" office:value="34" calcext:value-type="float">
            <text:p>34</text:p>
          </table:table-cell>
          <table:table-cell table:formula="of:=[.F850]+([.H850]-1)*24+30" office:value-type="float" office:value="504.5" calcext:value-type="float">
            <text:p>504,5</text:p>
          </table:table-cell>
          <table:table-cell table:formula="of:=MONTH([.D850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aulina</text:p>
          </table:table-cell>
          <table:table-cell table:style-name="ce2" office:value-type="string" calcext:value-type="string">
            <text:p>Chorzowska</text:p>
          </table:table-cell>
          <table:table-cell table:style-name="ce2" office:value-type="string" calcext:value-type="string">
            <text:p>Bydgoszcz</text:p>
          </table:table-cell>
          <table:table-cell table:style-name="ce6" office:value-type="date" office:date-value="2014-11-28" calcext:value-type="date">
            <text:p>28.11.2014</text:p>
          </table:table-cell>
          <table:table-cell table:style-name="ce6" office:value-type="date" office:date-value="2014-12-01" calcext:value-type="date">
            <text:p>1.12.2014</text:p>
          </table:table-cell>
          <table:table-cell office:value-type="float" office:value="936.4" calcext:value-type="float">
            <text:p>936,4</text:p>
          </table:table-cell>
          <table:table-cell table:formula="of:=[.E851]-[.D851]" office:value-type="float" office:value="3" calcext:value-type="float">
            <text:p>3</text:p>
          </table:table-cell>
          <table:table-cell table:formula="of:=1+[.E851]-[.D851]" office:value-type="float" office:value="4" calcext:value-type="float">
            <text:p>4</text:p>
          </table:table-cell>
          <table:table-cell table:formula="of:=COM.MICROSOFT.CONCAT([.A851];[.B851])" office:value-type="string" office:string-value="PaulinaChorzowska" calcext:value-type="string">
            <text:p>PaulinaChorzowska</text:p>
          </table:table-cell>
          <table:table-cell table:formula="of:=COUNTIF([.$I$2:.$I$1001];[.I851])" office:value-type="float" office:value="10" calcext:value-type="float">
            <text:p>10</text:p>
          </table:table-cell>
          <table:table-cell table:formula="of:=SUMIF([.$I$2:.$I$1001];[.I851];[.$H$2:.$H$1001])" office:value-type="float" office:value="14" calcext:value-type="float">
            <text:p>14</text:p>
          </table:table-cell>
          <table:table-cell table:formula="of:=[.F851]+([.H851]-1)*24+30" office:value-type="float" office:value="1038.4" calcext:value-type="float">
            <text:p>1038,4</text:p>
          </table:table-cell>
          <table:table-cell table:formula="of:=MONTH([.D851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atrycja</text:p>
          </table:table-cell>
          <table:table-cell table:style-name="ce2" office:value-type="string" calcext:value-type="string">
            <text:p>Czarnoleska</text:p>
          </table:table-cell>
          <table:table-cell table:style-name="ce2" office:value-type="string" calcext:value-type="string">
            <text:p>Katowice</text:p>
          </table:table-cell>
          <table:table-cell table:style-name="ce6" office:value-type="date" office:date-value="2014-11-28" calcext:value-type="date">
            <text:p>28.11.2014</text:p>
          </table:table-cell>
          <table:table-cell table:style-name="ce6" office:value-type="date" office:date-value="2014-11-30" calcext:value-type="date">
            <text:p>30.11.2014</text:p>
          </table:table-cell>
          <table:table-cell office:value-type="float" office:value="892.7" calcext:value-type="float">
            <text:p>892,7</text:p>
          </table:table-cell>
          <table:table-cell table:formula="of:=[.E852]-[.D852]" office:value-type="float" office:value="2" calcext:value-type="float">
            <text:p>2</text:p>
          </table:table-cell>
          <table:table-cell table:formula="of:=1+[.E852]-[.D852]" office:value-type="float" office:value="3" calcext:value-type="float">
            <text:p>3</text:p>
          </table:table-cell>
          <table:table-cell table:formula="of:=COM.MICROSOFT.CONCAT([.A852];[.B852])" office:value-type="string" office:string-value="PatrycjaCzarnoleska" calcext:value-type="string">
            <text:p>PatrycjaCzarnoleska</text:p>
          </table:table-cell>
          <table:table-cell table:formula="of:=COUNTIF([.$I$2:.$I$1001];[.I852])" office:value-type="float" office:value="15" calcext:value-type="float">
            <text:p>15</text:p>
          </table:table-cell>
          <table:table-cell table:formula="of:=SUMIF([.$I$2:.$I$1001];[.I852];[.$H$2:.$H$1001])" office:value-type="float" office:value="39" calcext:value-type="float">
            <text:p>39</text:p>
          </table:table-cell>
          <table:table-cell table:formula="of:=[.F852]+([.H852]-1)*24+30" office:value-type="float" office:value="970.7" calcext:value-type="float">
            <text:p>970,7</text:p>
          </table:table-cell>
          <table:table-cell table:formula="of:=MONTH([.D852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Wiktor</text:p>
          </table:table-cell>
          <table:table-cell table:style-name="ce2" office:value-type="string" calcext:value-type="string">
            <text:p>Czekan</text:p>
          </table:table-cell>
          <table:table-cell table:style-name="ce2" office:value-type="string" calcext:value-type="string">
            <text:p>Malbork</text:p>
          </table:table-cell>
          <table:table-cell table:style-name="ce6" office:value-type="date" office:date-value="2014-11-28" calcext:value-type="date">
            <text:p>28.11.2014</text:p>
          </table:table-cell>
          <table:table-cell table:style-name="ce6" office:value-type="date" office:date-value="2014-11-30" calcext:value-type="date">
            <text:p>30.11.2014</text:p>
          </table:table-cell>
          <table:table-cell office:value-type="float" office:value="1102" calcext:value-type="float">
            <text:p>1102</text:p>
          </table:table-cell>
          <table:table-cell table:formula="of:=[.E853]-[.D853]" office:value-type="float" office:value="2" calcext:value-type="float">
            <text:p>2</text:p>
          </table:table-cell>
          <table:table-cell table:formula="of:=1+[.E853]-[.D853]" office:value-type="float" office:value="3" calcext:value-type="float">
            <text:p>3</text:p>
          </table:table-cell>
          <table:table-cell table:formula="of:=COM.MICROSOFT.CONCAT([.A853];[.B853])" office:value-type="string" office:string-value="WiktorCzekan" calcext:value-type="string">
            <text:p>WiktorCzekan</text:p>
          </table:table-cell>
          <table:table-cell table:formula="of:=COUNTIF([.$I$2:.$I$1001];[.I853])" office:value-type="float" office:value="10" calcext:value-type="float">
            <text:p>10</text:p>
          </table:table-cell>
          <table:table-cell table:formula="of:=SUMIF([.$I$2:.$I$1001];[.I853];[.$H$2:.$H$1001])" office:value-type="float" office:value="36" calcext:value-type="float">
            <text:p>36</text:p>
          </table:table-cell>
          <table:table-cell table:formula="of:=[.F853]+([.H853]-1)*24+30" office:value-type="float" office:value="1180" calcext:value-type="float">
            <text:p>1180</text:p>
          </table:table-cell>
          <table:table-cell table:formula="of:=MONTH([.D853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Edwina</text:p>
          </table:table-cell>
          <table:table-cell table:style-name="ce2" office:value-type="string" calcext:value-type="string">
            <text:p>Elawa</text:p>
          </table:table-cell>
          <table:table-cell table:style-name="ce2" office:value-type="string" calcext:value-type="string">
            <text:p>Mielec</text:p>
          </table:table-cell>
          <table:table-cell table:style-name="ce6" office:value-type="date" office:date-value="2014-11-28" calcext:value-type="date">
            <text:p>28.11.2014</text:p>
          </table:table-cell>
          <table:table-cell table:style-name="ce6" office:value-type="date" office:date-value="2014-11-30" calcext:value-type="date">
            <text:p>30.11.2014</text:p>
          </table:table-cell>
          <table:table-cell office:value-type="float" office:value="698" calcext:value-type="float">
            <text:p>698</text:p>
          </table:table-cell>
          <table:table-cell table:formula="of:=[.E854]-[.D854]" office:value-type="float" office:value="2" calcext:value-type="float">
            <text:p>2</text:p>
          </table:table-cell>
          <table:table-cell table:formula="of:=1+[.E854]-[.D854]" office:value-type="float" office:value="3" calcext:value-type="float">
            <text:p>3</text:p>
          </table:table-cell>
          <table:table-cell table:formula="of:=COM.MICROSOFT.CONCAT([.A854];[.B854])" office:value-type="string" office:string-value="EdwinaElawa" calcext:value-type="string">
            <text:p>EdwinaElawa</text:p>
          </table:table-cell>
          <table:table-cell table:formula="of:=COUNTIF([.$I$2:.$I$1001];[.I854])" office:value-type="float" office:value="12" calcext:value-type="float">
            <text:p>12</text:p>
          </table:table-cell>
          <table:table-cell table:formula="of:=SUMIF([.$I$2:.$I$1001];[.I854];[.$H$2:.$H$1001])" office:value-type="float" office:value="40" calcext:value-type="float">
            <text:p>40</text:p>
          </table:table-cell>
          <table:table-cell table:formula="of:=[.F854]+([.H854]-1)*24+30" office:value-type="float" office:value="776" calcext:value-type="float">
            <text:p>776</text:p>
          </table:table-cell>
          <table:table-cell table:formula="of:=MONTH([.D854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dam</text:p>
          </table:table-cell>
          <table:table-cell table:style-name="ce2" office:value-type="string" calcext:value-type="string">
            <text:p>Falski</text:p>
          </table:table-cell>
          <table:table-cell table:style-name="ce2" office:value-type="string" calcext:value-type="string">
            <text:p>Katowice</text:p>
          </table:table-cell>
          <table:table-cell table:style-name="ce6" office:value-type="date" office:date-value="2014-11-28" calcext:value-type="date">
            <text:p>28.11.2014</text:p>
          </table:table-cell>
          <table:table-cell table:style-name="ce6" office:value-type="date" office:date-value="2014-11-29" calcext:value-type="date">
            <text:p>29.11.2014</text:p>
          </table:table-cell>
          <table:table-cell office:value-type="float" office:value="693.7" calcext:value-type="float">
            <text:p>693,7</text:p>
          </table:table-cell>
          <table:table-cell table:formula="of:=[.E855]-[.D855]" office:value-type="float" office:value="1" calcext:value-type="float">
            <text:p>1</text:p>
          </table:table-cell>
          <table:table-cell table:formula="of:=1+[.E855]-[.D855]" office:value-type="float" office:value="2" calcext:value-type="float">
            <text:p>2</text:p>
          </table:table-cell>
          <table:table-cell table:formula="of:=COM.MICROSOFT.CONCAT([.A855];[.B855])" office:value-type="string" office:string-value="AdamFalski" calcext:value-type="string">
            <text:p>AdamFalski</text:p>
          </table:table-cell>
          <table:table-cell table:formula="of:=COUNTIF([.$I$2:.$I$1001];[.I855])" office:value-type="float" office:value="8" calcext:value-type="float">
            <text:p>8</text:p>
          </table:table-cell>
          <table:table-cell table:formula="of:=SUMIF([.$I$2:.$I$1001];[.I855];[.$H$2:.$H$1001])" office:value-type="float" office:value="22" calcext:value-type="float">
            <text:p>22</text:p>
          </table:table-cell>
          <table:table-cell table:formula="of:=[.F855]+([.H855]-1)*24+30" office:value-type="float" office:value="747.7" calcext:value-type="float">
            <text:p>747,7</text:p>
          </table:table-cell>
          <table:table-cell table:formula="of:=MONTH([.D855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Olivia</text:p>
          </table:table-cell>
          <table:table-cell table:style-name="ce2" office:value-type="string" calcext:value-type="string">
            <text:p>Gabor</text:p>
          </table:table-cell>
          <table:table-cell table:style-name="ce2" office:value-type="string" calcext:value-type="string">
            <text:p>Krakow</text:p>
          </table:table-cell>
          <table:table-cell table:number-columns-repeated="2" table:style-name="ce6" office:value-type="date" office:date-value="2014-11-28" calcext:value-type="date">
            <text:p>28.11.2014</text:p>
          </table:table-cell>
          <table:table-cell office:value-type="float" office:value="501.5" calcext:value-type="float">
            <text:p>501,5</text:p>
          </table:table-cell>
          <table:table-cell table:formula="of:=[.E856]-[.D856]" office:value-type="float" office:value="0" calcext:value-type="float">
            <text:p>0</text:p>
          </table:table-cell>
          <table:table-cell table:formula="of:=1+[.E856]-[.D856]" office:value-type="float" office:value="1" calcext:value-type="float">
            <text:p>1</text:p>
          </table:table-cell>
          <table:table-cell table:formula="of:=COM.MICROSOFT.CONCAT([.A856];[.B856])" office:value-type="string" office:string-value="OliviaGabor" calcext:value-type="string">
            <text:p>OliviaGabor</text:p>
          </table:table-cell>
          <table:table-cell table:formula="of:=COUNTIF([.$I$2:.$I$1001];[.I856])" office:value-type="float" office:value="16" calcext:value-type="float">
            <text:p>16</text:p>
          </table:table-cell>
          <table:table-cell table:formula="of:=SUMIF([.$I$2:.$I$1001];[.I856];[.$H$2:.$H$1001])" office:value-type="float" office:value="31" calcext:value-type="float">
            <text:p>31</text:p>
          </table:table-cell>
          <table:table-cell table:formula="of:=[.F856]+([.H856]-1)*24+30" office:value-type="float" office:value="531.5" calcext:value-type="float">
            <text:p>531,5</text:p>
          </table:table-cell>
          <table:table-cell table:formula="of:=MONTH([.D856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erzy</text:p>
          </table:table-cell>
          <table:table-cell table:style-name="ce2" office:value-type="string" calcext:value-type="string">
            <text:p>Granica</text:p>
          </table:table-cell>
          <table:table-cell table:style-name="ce2" office:value-type="string" calcext:value-type="string">
            <text:p>Kielce</text:p>
          </table:table-cell>
          <table:table-cell table:number-columns-repeated="2" table:style-name="ce6" office:value-type="date" office:date-value="2014-11-28" calcext:value-type="date">
            <text:p>28.11.2014</text:p>
          </table:table-cell>
          <table:table-cell office:value-type="float" office:value="307.7" calcext:value-type="float">
            <text:p>307,7</text:p>
          </table:table-cell>
          <table:table-cell table:formula="of:=[.E857]-[.D857]" office:value-type="float" office:value="0" calcext:value-type="float">
            <text:p>0</text:p>
          </table:table-cell>
          <table:table-cell table:formula="of:=1+[.E857]-[.D857]" office:value-type="float" office:value="1" calcext:value-type="float">
            <text:p>1</text:p>
          </table:table-cell>
          <table:table-cell table:formula="of:=COM.MICROSOFT.CONCAT([.A857];[.B857])" office:value-type="string" office:string-value="JerzyGranica" calcext:value-type="string">
            <text:p>JerzyGranica</text:p>
          </table:table-cell>
          <table:table-cell table:formula="of:=COUNTIF([.$I$2:.$I$1001];[.I857])" office:value-type="float" office:value="11" calcext:value-type="float">
            <text:p>11</text:p>
          </table:table-cell>
          <table:table-cell table:formula="of:=SUMIF([.$I$2:.$I$1001];[.I857];[.$H$2:.$H$1001])" office:value-type="float" office:value="26" calcext:value-type="float">
            <text:p>26</text:p>
          </table:table-cell>
          <table:table-cell table:formula="of:=[.F857]+([.H857]-1)*24+30" office:value-type="float" office:value="337.7" calcext:value-type="float">
            <text:p>337,7</text:p>
          </table:table-cell>
          <table:table-cell table:formula="of:=MONTH([.D857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arzena</text:p>
          </table:table-cell>
          <table:table-cell table:style-name="ce2" office:value-type="string" calcext:value-type="string">
            <text:p>Gras</text:p>
          </table:table-cell>
          <table:table-cell table:style-name="ce2" office:value-type="string" calcext:value-type="string">
            <text:p>Kielce</text:p>
          </table:table-cell>
          <table:table-cell table:style-name="ce6" office:value-type="date" office:date-value="2014-11-28" calcext:value-type="date">
            <text:p>28.11.2014</text:p>
          </table:table-cell>
          <table:table-cell table:style-name="ce6" office:value-type="date" office:date-value="2014-11-29" calcext:value-type="date">
            <text:p>29.11.2014</text:p>
          </table:table-cell>
          <table:table-cell office:value-type="float" office:value="485.7" calcext:value-type="float">
            <text:p>485,7</text:p>
          </table:table-cell>
          <table:table-cell table:formula="of:=[.E858]-[.D858]" office:value-type="float" office:value="1" calcext:value-type="float">
            <text:p>1</text:p>
          </table:table-cell>
          <table:table-cell table:formula="of:=1+[.E858]-[.D858]" office:value-type="float" office:value="2" calcext:value-type="float">
            <text:p>2</text:p>
          </table:table-cell>
          <table:table-cell table:formula="of:=COM.MICROSOFT.CONCAT([.A858];[.B858])" office:value-type="string" office:string-value="MarzenaGras" calcext:value-type="string">
            <text:p>MarzenaGras</text:p>
          </table:table-cell>
          <table:table-cell table:formula="of:=COUNTIF([.$I$2:.$I$1001];[.I858])" office:value-type="float" office:value="7" calcext:value-type="float">
            <text:p>7</text:p>
          </table:table-cell>
          <table:table-cell table:formula="of:=SUMIF([.$I$2:.$I$1001];[.I858];[.$H$2:.$H$1001])" office:value-type="float" office:value="20" calcext:value-type="float">
            <text:p>20</text:p>
          </table:table-cell>
          <table:table-cell table:formula="of:=[.F858]+([.H858]-1)*24+30" office:value-type="float" office:value="539.7" calcext:value-type="float">
            <text:p>539,7</text:p>
          </table:table-cell>
          <table:table-cell table:formula="of:=MONTH([.D858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arcin</text:p>
          </table:table-cell>
          <table:table-cell table:style-name="ce2" office:value-type="string" calcext:value-type="string">
            <text:p>Jarskarski</text:p>
          </table:table-cell>
          <table:table-cell table:style-name="ce2" office:value-type="string" calcext:value-type="string">
            <text:p>Kalisz</text:p>
          </table:table-cell>
          <table:table-cell table:style-name="ce6" office:value-type="date" office:date-value="2014-11-28" calcext:value-type="date">
            <text:p>28.11.2014</text:p>
          </table:table-cell>
          <table:table-cell table:style-name="ce6" office:value-type="date" office:date-value="2014-12-02" calcext:value-type="date">
            <text:p>2.12.2014</text:p>
          </table:table-cell>
          <table:table-cell office:value-type="float" office:value="1078" calcext:value-type="float">
            <text:p>1078</text:p>
          </table:table-cell>
          <table:table-cell table:formula="of:=[.E859]-[.D859]" office:value-type="float" office:value="4" calcext:value-type="float">
            <text:p>4</text:p>
          </table:table-cell>
          <table:table-cell table:formula="of:=1+[.E859]-[.D859]" office:value-type="float" office:value="5" calcext:value-type="float">
            <text:p>5</text:p>
          </table:table-cell>
          <table:table-cell table:formula="of:=COM.MICROSOFT.CONCAT([.A859];[.B859])" office:value-type="string" office:string-value="MarcinJarskarski" calcext:value-type="string">
            <text:p>MarcinJarskarski</text:p>
          </table:table-cell>
          <table:table-cell table:formula="of:=COUNTIF([.$I$2:.$I$1001];[.I859])" office:value-type="float" office:value="11" calcext:value-type="float">
            <text:p>11</text:p>
          </table:table-cell>
          <table:table-cell table:formula="of:=SUMIF([.$I$2:.$I$1001];[.I859];[.$H$2:.$H$1001])" office:value-type="float" office:value="22" calcext:value-type="float">
            <text:p>22</text:p>
          </table:table-cell>
          <table:table-cell table:formula="of:=[.F859]+([.H859]-1)*24+30" office:value-type="float" office:value="1204" calcext:value-type="float">
            <text:p>1204</text:p>
          </table:table-cell>
          <table:table-cell table:formula="of:=MONTH([.D859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Kaliska</text:p>
          </table:table-cell>
          <table:table-cell table:style-name="ce2" office:value-type="string" calcext:value-type="string">
            <text:p>Olsztyn</text:p>
          </table:table-cell>
          <table:table-cell table:number-columns-repeated="2" table:style-name="ce6" office:value-type="date" office:date-value="2014-11-28" calcext:value-type="date">
            <text:p>28.11.2014</text:p>
          </table:table-cell>
          <table:table-cell office:value-type="float" office:value="363.8" calcext:value-type="float">
            <text:p>363,8</text:p>
          </table:table-cell>
          <table:table-cell table:formula="of:=[.E860]-[.D860]" office:value-type="float" office:value="0" calcext:value-type="float">
            <text:p>0</text:p>
          </table:table-cell>
          <table:table-cell table:formula="of:=1+[.E860]-[.D860]" office:value-type="float" office:value="1" calcext:value-type="float">
            <text:p>1</text:p>
          </table:table-cell>
          <table:table-cell table:formula="of:=COM.MICROSOFT.CONCAT([.A860];[.B860])" office:value-type="string" office:string-value="AnnaKaliska" calcext:value-type="string">
            <text:p>AnnaKaliska</text:p>
          </table:table-cell>
          <table:table-cell table:formula="of:=COUNTIF([.$I$2:.$I$1001];[.I860])" office:value-type="float" office:value="15" calcext:value-type="float">
            <text:p>15</text:p>
          </table:table-cell>
          <table:table-cell table:formula="of:=SUMIF([.$I$2:.$I$1001];[.I860];[.$H$2:.$H$1001])" office:value-type="float" office:value="27" calcext:value-type="float">
            <text:p>27</text:p>
          </table:table-cell>
          <table:table-cell table:formula="of:=[.F860]+([.H860]-1)*24+30" office:value-type="float" office:value="393.8" calcext:value-type="float">
            <text:p>393,8</text:p>
          </table:table-cell>
          <table:table-cell table:formula="of:=MONTH([.D860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cper</text:p>
          </table:table-cell>
          <table:table-cell table:style-name="ce2" office:value-type="string" calcext:value-type="string">
            <text:p>Krajewski</text:p>
          </table:table-cell>
          <table:table-cell table:style-name="ce2" office:value-type="string" calcext:value-type="string">
            <text:p>Bydgoszcz</text:p>
          </table:table-cell>
          <table:table-cell table:number-columns-repeated="2" table:style-name="ce6" office:value-type="date" office:date-value="2014-11-28" calcext:value-type="date">
            <text:p>28.11.2014</text:p>
          </table:table-cell>
          <table:table-cell office:value-type="float" office:value="513.4" calcext:value-type="float">
            <text:p>513,4</text:p>
          </table:table-cell>
          <table:table-cell table:formula="of:=[.E861]-[.D861]" office:value-type="float" office:value="0" calcext:value-type="float">
            <text:p>0</text:p>
          </table:table-cell>
          <table:table-cell table:formula="of:=1+[.E861]-[.D861]" office:value-type="float" office:value="1" calcext:value-type="float">
            <text:p>1</text:p>
          </table:table-cell>
          <table:table-cell table:formula="of:=COM.MICROSOFT.CONCAT([.A861];[.B861])" office:value-type="string" office:string-value="KacperKrajewski" calcext:value-type="string">
            <text:p>KacperKrajewski</text:p>
          </table:table-cell>
          <table:table-cell table:formula="of:=COUNTIF([.$I$2:.$I$1001];[.I861])" office:value-type="float" office:value="10" calcext:value-type="float">
            <text:p>10</text:p>
          </table:table-cell>
          <table:table-cell table:formula="of:=SUMIF([.$I$2:.$I$1001];[.I861];[.$H$2:.$H$1001])" office:value-type="float" office:value="25" calcext:value-type="float">
            <text:p>25</text:p>
          </table:table-cell>
          <table:table-cell table:formula="of:=[.F861]+([.H861]-1)*24+30" office:value-type="float" office:value="543.4" calcext:value-type="float">
            <text:p>543,4</text:p>
          </table:table-cell>
          <table:table-cell table:formula="of:=MONTH([.D861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ustyna</text:p>
          </table:table-cell>
          <table:table-cell table:style-name="ce2" office:value-type="string" calcext:value-type="string">
            <text:p>Krynicka</text:p>
          </table:table-cell>
          <table:table-cell table:style-name="ce2" office:value-type="string" calcext:value-type="string">
            <text:p>Kutno</text:p>
          </table:table-cell>
          <table:table-cell table:style-name="ce6" office:value-type="date" office:date-value="2014-11-28" calcext:value-type="date">
            <text:p>28.11.2014</text:p>
          </table:table-cell>
          <table:table-cell table:style-name="ce6" office:value-type="date" office:date-value="2014-11-29" calcext:value-type="date">
            <text:p>29.11.2014</text:p>
          </table:table-cell>
          <table:table-cell office:value-type="float" office:value="407.8" calcext:value-type="float">
            <text:p>407,8</text:p>
          </table:table-cell>
          <table:table-cell table:formula="of:=[.E862]-[.D862]" office:value-type="float" office:value="1" calcext:value-type="float">
            <text:p>1</text:p>
          </table:table-cell>
          <table:table-cell table:formula="of:=1+[.E862]-[.D862]" office:value-type="float" office:value="2" calcext:value-type="float">
            <text:p>2</text:p>
          </table:table-cell>
          <table:table-cell table:formula="of:=COM.MICROSOFT.CONCAT([.A862];[.B862])" office:value-type="string" office:string-value="JustynaKrynicka" calcext:value-type="string">
            <text:p>JustynaKrynicka</text:p>
          </table:table-cell>
          <table:table-cell table:formula="of:=COUNTIF([.$I$2:.$I$1001];[.I862])" office:value-type="float" office:value="13" calcext:value-type="float">
            <text:p>13</text:p>
          </table:table-cell>
          <table:table-cell table:formula="of:=SUMIF([.$I$2:.$I$1001];[.I862];[.$H$2:.$H$1001])" office:value-type="float" office:value="25" calcext:value-type="float">
            <text:p>25</text:p>
          </table:table-cell>
          <table:table-cell table:formula="of:=[.F862]+([.H862]-1)*24+30" office:value-type="float" office:value="461.8" calcext:value-type="float">
            <text:p>461,8</text:p>
          </table:table-cell>
          <table:table-cell table:formula="of:=MONTH([.D862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Ewa</text:p>
          </table:table-cell>
          <table:table-cell table:style-name="ce2" office:value-type="string" calcext:value-type="string">
            <text:p>Kwiska</text:p>
          </table:table-cell>
          <table:table-cell table:style-name="ce2" office:value-type="string" calcext:value-type="string">
            <text:p>Katowice</text:p>
          </table:table-cell>
          <table:table-cell table:style-name="ce6" office:value-type="date" office:date-value="2014-11-28" calcext:value-type="date">
            <text:p>28.11.2014</text:p>
          </table:table-cell>
          <table:table-cell table:style-name="ce6" office:value-type="date" office:date-value="2014-12-01" calcext:value-type="date">
            <text:p>1.12.2014</text:p>
          </table:table-cell>
          <table:table-cell office:value-type="float" office:value="1091.7" calcext:value-type="float">
            <text:p>1091,7</text:p>
          </table:table-cell>
          <table:table-cell table:formula="of:=[.E863]-[.D863]" office:value-type="float" office:value="3" calcext:value-type="float">
            <text:p>3</text:p>
          </table:table-cell>
          <table:table-cell table:formula="of:=1+[.E863]-[.D863]" office:value-type="float" office:value="4" calcext:value-type="float">
            <text:p>4</text:p>
          </table:table-cell>
          <table:table-cell table:formula="of:=COM.MICROSOFT.CONCAT([.A863];[.B863])" office:value-type="string" office:string-value="EwaKwiska" calcext:value-type="string">
            <text:p>EwaKwiska</text:p>
          </table:table-cell>
          <table:table-cell table:formula="of:=COUNTIF([.$I$2:.$I$1001];[.I863])" office:value-type="float" office:value="8" calcext:value-type="float">
            <text:p>8</text:p>
          </table:table-cell>
          <table:table-cell table:formula="of:=SUMIF([.$I$2:.$I$1001];[.I863];[.$H$2:.$H$1001])" office:value-type="float" office:value="29" calcext:value-type="float">
            <text:p>29</text:p>
          </table:table-cell>
          <table:table-cell table:formula="of:=[.F863]+([.H863]-1)*24+30" office:value-type="float" office:value="1193.7" calcext:value-type="float">
            <text:p>1193,7</text:p>
          </table:table-cell>
          <table:table-cell table:formula="of:=MONTH([.D863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Zyta</text:p>
          </table:table-cell>
          <table:table-cell table:style-name="ce2" office:value-type="string" calcext:value-type="string">
            <text:p>Mazurkiewicz</text:p>
          </table:table-cell>
          <table:table-cell table:style-name="ce2" office:value-type="string" calcext:value-type="string">
            <text:p>Radom</text:p>
          </table:table-cell>
          <table:table-cell table:style-name="ce6" office:value-type="date" office:date-value="2014-11-28" calcext:value-type="date">
            <text:p>28.11.2014</text:p>
          </table:table-cell>
          <table:table-cell table:style-name="ce6" office:value-type="date" office:date-value="2014-12-02" calcext:value-type="date">
            <text:p>2.12.2014</text:p>
          </table:table-cell>
          <table:table-cell office:value-type="float" office:value="674.5" calcext:value-type="float">
            <text:p>674,5</text:p>
          </table:table-cell>
          <table:table-cell table:formula="of:=[.E864]-[.D864]" office:value-type="float" office:value="4" calcext:value-type="float">
            <text:p>4</text:p>
          </table:table-cell>
          <table:table-cell table:formula="of:=1+[.E864]-[.D864]" office:value-type="float" office:value="5" calcext:value-type="float">
            <text:p>5</text:p>
          </table:table-cell>
          <table:table-cell table:formula="of:=COM.MICROSOFT.CONCAT([.A864];[.B864])" office:value-type="string" office:string-value="ZytaMazurkiewicz" calcext:value-type="string">
            <text:p>ZytaMazurkiewicz</text:p>
          </table:table-cell>
          <table:table-cell table:formula="of:=COUNTIF([.$I$2:.$I$1001];[.I864])" office:value-type="float" office:value="7" calcext:value-type="float">
            <text:p>7</text:p>
          </table:table-cell>
          <table:table-cell table:formula="of:=SUMIF([.$I$2:.$I$1001];[.I864];[.$H$2:.$H$1001])" office:value-type="float" office:value="23" calcext:value-type="float">
            <text:p>23</text:p>
          </table:table-cell>
          <table:table-cell table:formula="of:=[.F864]+([.H864]-1)*24+30" office:value-type="float" office:value="800.5" calcext:value-type="float">
            <text:p>800,5</text:p>
          </table:table-cell>
          <table:table-cell table:formula="of:=MONTH([.D864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rma</text:p>
          </table:table-cell>
          <table:table-cell table:style-name="ce2" office:value-type="string" calcext:value-type="string">
            <text:p>Opoczna</text:p>
          </table:table-cell>
          <table:table-cell table:style-name="ce2" office:value-type="string" calcext:value-type="string">
            <text:p>Malbork</text:p>
          </table:table-cell>
          <table:table-cell table:style-name="ce6" office:value-type="date" office:date-value="2014-11-28" calcext:value-type="date">
            <text:p>28.11.2014</text:p>
          </table:table-cell>
          <table:table-cell table:style-name="ce6" office:value-type="date" office:date-value="2014-12-02" calcext:value-type="date">
            <text:p>2.12.2014</text:p>
          </table:table-cell>
          <table:table-cell office:value-type="float" office:value="1524" calcext:value-type="float">
            <text:p>1524</text:p>
          </table:table-cell>
          <table:table-cell table:formula="of:=[.E865]-[.D865]" office:value-type="float" office:value="4" calcext:value-type="float">
            <text:p>4</text:p>
          </table:table-cell>
          <table:table-cell table:formula="of:=1+[.E865]-[.D865]" office:value-type="float" office:value="5" calcext:value-type="float">
            <text:p>5</text:p>
          </table:table-cell>
          <table:table-cell table:formula="of:=COM.MICROSOFT.CONCAT([.A865];[.B865])" office:value-type="string" office:string-value="IrmaOpoczna" calcext:value-type="string">
            <text:p>IrmaOpoczna</text:p>
          </table:table-cell>
          <table:table-cell table:formula="of:=COUNTIF([.$I$2:.$I$1001];[.I865])" office:value-type="float" office:value="9" calcext:value-type="float">
            <text:p>9</text:p>
          </table:table-cell>
          <table:table-cell table:formula="of:=SUMIF([.$I$2:.$I$1001];[.I865];[.$H$2:.$H$1001])" office:value-type="float" office:value="34" calcext:value-type="float">
            <text:p>34</text:p>
          </table:table-cell>
          <table:table-cell table:formula="of:=[.F865]+([.H865]-1)*24+30" office:value-type="float" office:value="1650" calcext:value-type="float">
            <text:p>1650</text:p>
          </table:table-cell>
          <table:table-cell table:formula="of:=MONTH([.D865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Rozalia</text:p>
          </table:table-cell>
          <table:table-cell table:style-name="ce2" office:value-type="string" calcext:value-type="string">
            <text:p>Parad</text:p>
          </table:table-cell>
          <table:table-cell table:style-name="ce2" office:value-type="string" calcext:value-type="string">
            <text:p>Zgierz</text:p>
          </table:table-cell>
          <table:table-cell table:style-name="ce6" office:value-type="date" office:date-value="2014-11-28" calcext:value-type="date">
            <text:p>28.11.2014</text:p>
          </table:table-cell>
          <table:table-cell table:style-name="ce6" office:value-type="date" office:date-value="2014-12-02" calcext:value-type="date">
            <text:p>2.12.2014</text:p>
          </table:table-cell>
          <table:table-cell office:value-type="float" office:value="688.5" calcext:value-type="float">
            <text:p>688,5</text:p>
          </table:table-cell>
          <table:table-cell table:formula="of:=[.E866]-[.D866]" office:value-type="float" office:value="4" calcext:value-type="float">
            <text:p>4</text:p>
          </table:table-cell>
          <table:table-cell table:formula="of:=1+[.E866]-[.D866]" office:value-type="float" office:value="5" calcext:value-type="float">
            <text:p>5</text:p>
          </table:table-cell>
          <table:table-cell table:formula="of:=COM.MICROSOFT.CONCAT([.A866];[.B866])" office:value-type="string" office:string-value="RozaliaParad" calcext:value-type="string">
            <text:p>RozaliaParad</text:p>
          </table:table-cell>
          <table:table-cell table:formula="of:=COUNTIF([.$I$2:.$I$1001];[.I866])" office:value-type="float" office:value="7" calcext:value-type="float">
            <text:p>7</text:p>
          </table:table-cell>
          <table:table-cell table:formula="of:=SUMIF([.$I$2:.$I$1001];[.I866];[.$H$2:.$H$1001])" office:value-type="float" office:value="21" calcext:value-type="float">
            <text:p>21</text:p>
          </table:table-cell>
          <table:table-cell table:formula="of:=[.F866]+([.H866]-1)*24+30" office:value-type="float" office:value="814.5" calcext:value-type="float">
            <text:p>814,5</text:p>
          </table:table-cell>
          <table:table-cell table:formula="of:=MONTH([.D866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rystyna</text:p>
          </table:table-cell>
          <table:table-cell table:style-name="ce2" office:value-type="string" calcext:value-type="string">
            <text:p>Pleszewska</text:p>
          </table:table-cell>
          <table:table-cell table:style-name="ce2" office:value-type="string" calcext:value-type="string">
            <text:p>Lublin</text:p>
          </table:table-cell>
          <table:table-cell table:style-name="ce6" office:value-type="date" office:date-value="2014-11-28" calcext:value-type="date">
            <text:p>28.11.2014</text:p>
          </table:table-cell>
          <table:table-cell table:style-name="ce6" office:value-type="date" office:date-value="2014-11-29" calcext:value-type="date">
            <text:p>29.11.2014</text:p>
          </table:table-cell>
          <table:table-cell office:value-type="float" office:value="439.7" calcext:value-type="float">
            <text:p>439,7</text:p>
          </table:table-cell>
          <table:table-cell table:formula="of:=[.E867]-[.D867]" office:value-type="float" office:value="1" calcext:value-type="float">
            <text:p>1</text:p>
          </table:table-cell>
          <table:table-cell table:formula="of:=1+[.E867]-[.D867]" office:value-type="float" office:value="2" calcext:value-type="float">
            <text:p>2</text:p>
          </table:table-cell>
          <table:table-cell table:formula="of:=COM.MICROSOFT.CONCAT([.A867];[.B867])" office:value-type="string" office:string-value="KrystynaPleszewska" calcext:value-type="string">
            <text:p>KrystynaPleszewska</text:p>
          </table:table-cell>
          <table:table-cell table:formula="of:=COUNTIF([.$I$2:.$I$1001];[.I867])" office:value-type="float" office:value="8" calcext:value-type="float">
            <text:p>8</text:p>
          </table:table-cell>
          <table:table-cell table:formula="of:=SUMIF([.$I$2:.$I$1001];[.I867];[.$H$2:.$H$1001])" office:value-type="float" office:value="25" calcext:value-type="float">
            <text:p>25</text:p>
          </table:table-cell>
          <table:table-cell table:formula="of:=[.F867]+([.H867]-1)*24+30" office:value-type="float" office:value="493.7" calcext:value-type="float">
            <text:p>493,7</text:p>
          </table:table-cell>
          <table:table-cell table:formula="of:=MONTH([.D867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ebastian</text:p>
          </table:table-cell>
          <table:table-cell table:style-name="ce2" office:value-type="string" calcext:value-type="string">
            <text:p>Puchacz</text:p>
          </table:table-cell>
          <table:table-cell table:style-name="ce2" office:value-type="string" calcext:value-type="string">
            <text:p>Katowice</text:p>
          </table:table-cell>
          <table:table-cell table:style-name="ce6" office:value-type="date" office:date-value="2014-11-28" calcext:value-type="date">
            <text:p>28.11.2014</text:p>
          </table:table-cell>
          <table:table-cell table:style-name="ce6" office:value-type="date" office:date-value="2014-11-29" calcext:value-type="date">
            <text:p>29.11.2014</text:p>
          </table:table-cell>
          <table:table-cell office:value-type="float" office:value="693.7" calcext:value-type="float">
            <text:p>693,7</text:p>
          </table:table-cell>
          <table:table-cell table:formula="of:=[.E868]-[.D868]" office:value-type="float" office:value="1" calcext:value-type="float">
            <text:p>1</text:p>
          </table:table-cell>
          <table:table-cell table:formula="of:=1+[.E868]-[.D868]" office:value-type="float" office:value="2" calcext:value-type="float">
            <text:p>2</text:p>
          </table:table-cell>
          <table:table-cell table:formula="of:=COM.MICROSOFT.CONCAT([.A868];[.B868])" office:value-type="string" office:string-value="SebastianPuchacz" calcext:value-type="string">
            <text:p>SebastianPuchacz</text:p>
          </table:table-cell>
          <table:table-cell table:formula="of:=COUNTIF([.$I$2:.$I$1001];[.I868])" office:value-type="float" office:value="12" calcext:value-type="float">
            <text:p>12</text:p>
          </table:table-cell>
          <table:table-cell table:formula="of:=SUMIF([.$I$2:.$I$1001];[.I868];[.$H$2:.$H$1001])" office:value-type="float" office:value="35" calcext:value-type="float">
            <text:p>35</text:p>
          </table:table-cell>
          <table:table-cell table:formula="of:=[.F868]+([.H868]-1)*24+30" office:value-type="float" office:value="747.7" calcext:value-type="float">
            <text:p>747,7</text:p>
          </table:table-cell>
          <table:table-cell table:formula="of:=MONTH([.D868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melia</text:p>
          </table:table-cell>
          <table:table-cell table:style-name="ce2" office:value-type="string" calcext:value-type="string">
            <text:p>Wojtecka</text:p>
          </table:table-cell>
          <table:table-cell table:style-name="ce2" office:value-type="string" calcext:value-type="string">
            <text:p>Malbork</text:p>
          </table:table-cell>
          <table:table-cell table:style-name="ce6" office:value-type="date" office:date-value="2014-11-28" calcext:value-type="date">
            <text:p>28.11.2014</text:p>
          </table:table-cell>
          <table:table-cell table:style-name="ce6" office:value-type="date" office:date-value="2014-12-01" calcext:value-type="date">
            <text:p>1.12.2014</text:p>
          </table:table-cell>
          <table:table-cell office:value-type="float" office:value="1313" calcext:value-type="float">
            <text:p>1313</text:p>
          </table:table-cell>
          <table:table-cell table:formula="of:=[.E869]-[.D869]" office:value-type="float" office:value="3" calcext:value-type="float">
            <text:p>3</text:p>
          </table:table-cell>
          <table:table-cell table:formula="of:=1+[.E869]-[.D869]" office:value-type="float" office:value="4" calcext:value-type="float">
            <text:p>4</text:p>
          </table:table-cell>
          <table:table-cell table:formula="of:=COM.MICROSOFT.CONCAT([.A869];[.B869])" office:value-type="string" office:string-value="AmeliaWojtecka" calcext:value-type="string">
            <text:p>AmeliaWojtecka</text:p>
          </table:table-cell>
          <table:table-cell table:formula="of:=COUNTIF([.$I$2:.$I$1001];[.I869])" office:value-type="float" office:value="8" calcext:value-type="float">
            <text:p>8</text:p>
          </table:table-cell>
          <table:table-cell table:formula="of:=SUMIF([.$I$2:.$I$1001];[.I869];[.$H$2:.$H$1001])" office:value-type="float" office:value="21" calcext:value-type="float">
            <text:p>21</text:p>
          </table:table-cell>
          <table:table-cell table:formula="of:=[.F869]+([.H869]-1)*24+30" office:value-type="float" office:value="1415" calcext:value-type="float">
            <text:p>1415</text:p>
          </table:table-cell>
          <table:table-cell table:formula="of:=MONTH([.D869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dam</text:p>
          </table:table-cell>
          <table:table-cell table:style-name="ce2" office:value-type="string" calcext:value-type="string">
            <text:p>Wradoch</text:p>
          </table:table-cell>
          <table:table-cell table:style-name="ce2" office:value-type="string" calcext:value-type="string">
            <text:p>Malbork</text:p>
          </table:table-cell>
          <table:table-cell table:style-name="ce6" office:value-type="date" office:date-value="2014-11-28" calcext:value-type="date">
            <text:p>28.11.2014</text:p>
          </table:table-cell>
          <table:table-cell table:style-name="ce6" office:value-type="date" office:date-value="2014-11-29" calcext:value-type="date">
            <text:p>29.11.2014</text:p>
          </table:table-cell>
          <table:table-cell office:value-type="float" office:value="891" calcext:value-type="float">
            <text:p>891</text:p>
          </table:table-cell>
          <table:table-cell table:formula="of:=[.E870]-[.D870]" office:value-type="float" office:value="1" calcext:value-type="float">
            <text:p>1</text:p>
          </table:table-cell>
          <table:table-cell table:formula="of:=1+[.E870]-[.D870]" office:value-type="float" office:value="2" calcext:value-type="float">
            <text:p>2</text:p>
          </table:table-cell>
          <table:table-cell table:formula="of:=COM.MICROSOFT.CONCAT([.A870];[.B870])" office:value-type="string" office:string-value="AdamWradoch" calcext:value-type="string">
            <text:p>AdamWradoch</text:p>
          </table:table-cell>
          <table:table-cell table:formula="of:=COUNTIF([.$I$2:.$I$1001];[.I870])" office:value-type="float" office:value="11" calcext:value-type="float">
            <text:p>11</text:p>
          </table:table-cell>
          <table:table-cell table:formula="of:=SUMIF([.$I$2:.$I$1001];[.I870];[.$H$2:.$H$1001])" office:value-type="float" office:value="30" calcext:value-type="float">
            <text:p>30</text:p>
          </table:table-cell>
          <table:table-cell table:formula="of:=[.F870]+([.H870]-1)*24+30" office:value-type="float" office:value="945" calcext:value-type="float">
            <text:p>945</text:p>
          </table:table-cell>
          <table:table-cell table:formula="of:=MONTH([.D870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Natalia</text:p>
          </table:table-cell>
          <table:table-cell table:style-name="ce2" office:value-type="string" calcext:value-type="string">
            <text:p>Idar</text:p>
          </table:table-cell>
          <table:table-cell table:style-name="ce2" office:value-type="string" calcext:value-type="string">
            <text:p>Lublin</text:p>
          </table:table-cell>
          <table:table-cell table:style-name="ce6" office:value-type="date" office:date-value="2014-11-29" calcext:value-type="date">
            <text:p>29.11.2014</text:p>
          </table:table-cell>
          <table:table-cell table:style-name="ce6" office:value-type="date" office:date-value="2014-11-30" calcext:value-type="date">
            <text:p>30.11.2014</text:p>
          </table:table-cell>
          <table:table-cell office:value-type="float" office:value="439.7" calcext:value-type="float">
            <text:p>439,7</text:p>
          </table:table-cell>
          <table:table-cell table:formula="of:=[.E871]-[.D871]" office:value-type="float" office:value="1" calcext:value-type="float">
            <text:p>1</text:p>
          </table:table-cell>
          <table:table-cell table:formula="of:=1+[.E871]-[.D871]" office:value-type="float" office:value="2" calcext:value-type="float">
            <text:p>2</text:p>
          </table:table-cell>
          <table:table-cell table:formula="of:=COM.MICROSOFT.CONCAT([.A871];[.B871])" office:value-type="string" office:string-value="NataliaIdar" calcext:value-type="string">
            <text:p>NataliaIdar</text:p>
          </table:table-cell>
          <table:table-cell table:formula="of:=COUNTIF([.$I$2:.$I$1001];[.I871])" office:value-type="float" office:value="10" calcext:value-type="float">
            <text:p>10</text:p>
          </table:table-cell>
          <table:table-cell table:formula="of:=SUMIF([.$I$2:.$I$1001];[.I871];[.$H$2:.$H$1001])" office:value-type="float" office:value="18" calcext:value-type="float">
            <text:p>18</text:p>
          </table:table-cell>
          <table:table-cell table:formula="of:=[.F871]+([.H871]-1)*24+30" office:value-type="float" office:value="493.7" calcext:value-type="float">
            <text:p>493,7</text:p>
          </table:table-cell>
          <table:table-cell table:formula="of:=MONTH([.D871]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Kaliska</text:p>
          </table:table-cell>
          <table:table-cell table:style-name="ce2" office:value-type="string" calcext:value-type="string">
            <text:p>Malbork</text:p>
          </table:table-cell>
          <table:table-cell table:number-columns-repeated="2" table:style-name="ce6" office:value-type="date" office:date-value="2014-12-01" calcext:value-type="date">
            <text:p>1.12.2014</text:p>
          </table:table-cell>
          <table:table-cell office:value-type="float" office:value="680" calcext:value-type="float">
            <text:p>680</text:p>
          </table:table-cell>
          <table:table-cell table:formula="of:=[.E872]-[.D872]" office:value-type="float" office:value="0" calcext:value-type="float">
            <text:p>0</text:p>
          </table:table-cell>
          <table:table-cell table:formula="of:=1+[.E872]-[.D872]" office:value-type="float" office:value="1" calcext:value-type="float">
            <text:p>1</text:p>
          </table:table-cell>
          <table:table-cell table:formula="of:=COM.MICROSOFT.CONCAT([.A872];[.B872])" office:value-type="string" office:string-value="AnnaKaliska" calcext:value-type="string">
            <text:p>AnnaKaliska</text:p>
          </table:table-cell>
          <table:table-cell table:formula="of:=COUNTIF([.$I$2:.$I$1001];[.I872])" office:value-type="float" office:value="15" calcext:value-type="float">
            <text:p>15</text:p>
          </table:table-cell>
          <table:table-cell table:formula="of:=SUMIF([.$I$2:.$I$1001];[.I872];[.$H$2:.$H$1001])" office:value-type="float" office:value="27" calcext:value-type="float">
            <text:p>27</text:p>
          </table:table-cell>
          <table:table-cell table:formula="of:=[.F872]+([.H872]-1)*24+30" office:value-type="float" office:value="710" calcext:value-type="float">
            <text:p>710</text:p>
          </table:table-cell>
          <table:table-cell table:formula="of:=MONTH([.D872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ndrzej</text:p>
          </table:table-cell>
          <table:table-cell table:style-name="ce2" office:value-type="string" calcext:value-type="string">
            <text:p>Klajn</text:p>
          </table:table-cell>
          <table:table-cell table:style-name="ce2" office:value-type="string" calcext:value-type="string">
            <text:p>Kalisz</text:p>
          </table:table-cell>
          <table:table-cell table:number-columns-repeated="2" table:style-name="ce6" office:value-type="date" office:date-value="2014-12-01" calcext:value-type="date">
            <text:p>1.12.2014</text:p>
          </table:table-cell>
          <table:table-cell office:value-type="float" office:value="442" calcext:value-type="float">
            <text:p>442</text:p>
          </table:table-cell>
          <table:table-cell table:formula="of:=[.E873]-[.D873]" office:value-type="float" office:value="0" calcext:value-type="float">
            <text:p>0</text:p>
          </table:table-cell>
          <table:table-cell table:formula="of:=1+[.E873]-[.D873]" office:value-type="float" office:value="1" calcext:value-type="float">
            <text:p>1</text:p>
          </table:table-cell>
          <table:table-cell table:formula="of:=COM.MICROSOFT.CONCAT([.A873];[.B873])" office:value-type="string" office:string-value="AndrzejKlajn" calcext:value-type="string">
            <text:p>AndrzejKlajn</text:p>
          </table:table-cell>
          <table:table-cell table:formula="of:=COUNTIF([.$I$2:.$I$1001];[.I873])" office:value-type="float" office:value="13" calcext:value-type="float">
            <text:p>13</text:p>
          </table:table-cell>
          <table:table-cell table:formula="of:=SUMIF([.$I$2:.$I$1001];[.I873];[.$H$2:.$H$1001])" office:value-type="float" office:value="30" calcext:value-type="float">
            <text:p>30</text:p>
          </table:table-cell>
          <table:table-cell table:formula="of:=[.F873]+([.H873]-1)*24+30" office:value-type="float" office:value="472" calcext:value-type="float">
            <text:p>472</text:p>
          </table:table-cell>
          <table:table-cell table:formula="of:=MONTH([.D873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cper</text:p>
          </table:table-cell>
          <table:table-cell table:style-name="ce2" office:value-type="string" calcext:value-type="string">
            <text:p>Krajewski</text:p>
          </table:table-cell>
          <table:table-cell table:style-name="ce2" office:value-type="string" calcext:value-type="string">
            <text:p>Radom</text:p>
          </table:table-cell>
          <table:table-cell table:style-name="ce6" office:value-type="date" office:date-value="2014-12-01" calcext:value-type="date">
            <text:p>1.12.2014</text:p>
          </table:table-cell>
          <table:table-cell table:style-name="ce6" office:value-type="date" office:date-value="2014-12-02" calcext:value-type="date">
            <text:p>2.12.2014</text:p>
          </table:table-cell>
          <table:table-cell office:value-type="float" office:value="302.5" calcext:value-type="float">
            <text:p>302,5</text:p>
          </table:table-cell>
          <table:table-cell table:formula="of:=[.E874]-[.D874]" office:value-type="float" office:value="1" calcext:value-type="float">
            <text:p>1</text:p>
          </table:table-cell>
          <table:table-cell table:formula="of:=1+[.E874]-[.D874]" office:value-type="float" office:value="2" calcext:value-type="float">
            <text:p>2</text:p>
          </table:table-cell>
          <table:table-cell table:formula="of:=COM.MICROSOFT.CONCAT([.A874];[.B874])" office:value-type="string" office:string-value="KacperKrajewski" calcext:value-type="string">
            <text:p>KacperKrajewski</text:p>
          </table:table-cell>
          <table:table-cell table:formula="of:=COUNTIF([.$I$2:.$I$1001];[.I874])" office:value-type="float" office:value="10" calcext:value-type="float">
            <text:p>10</text:p>
          </table:table-cell>
          <table:table-cell table:formula="of:=SUMIF([.$I$2:.$I$1001];[.I874];[.$H$2:.$H$1001])" office:value-type="float" office:value="25" calcext:value-type="float">
            <text:p>25</text:p>
          </table:table-cell>
          <table:table-cell table:formula="of:=[.F874]+([.H874]-1)*24+30" office:value-type="float" office:value="356.5" calcext:value-type="float">
            <text:p>356,5</text:p>
          </table:table-cell>
          <table:table-cell table:formula="of:=MONTH([.D874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Wojciech</text:p>
          </table:table-cell>
          <table:table-cell table:style-name="ce2" office:value-type="string" calcext:value-type="string">
            <text:p>Krokus</text:p>
          </table:table-cell>
          <table:table-cell table:style-name="ce2" office:value-type="string" calcext:value-type="string">
            <text:p>Bydgoszcz</text:p>
          </table:table-cell>
          <table:table-cell table:number-columns-repeated="2" table:style-name="ce6" office:value-type="date" office:date-value="2014-12-01" calcext:value-type="date">
            <text:p>1.12.2014</text:p>
          </table:table-cell>
          <table:table-cell office:value-type="float" office:value="513.4" calcext:value-type="float">
            <text:p>513,4</text:p>
          </table:table-cell>
          <table:table-cell table:formula="of:=[.E875]-[.D875]" office:value-type="float" office:value="0" calcext:value-type="float">
            <text:p>0</text:p>
          </table:table-cell>
          <table:table-cell table:formula="of:=1+[.E875]-[.D875]" office:value-type="float" office:value="1" calcext:value-type="float">
            <text:p>1</text:p>
          </table:table-cell>
          <table:table-cell table:formula="of:=COM.MICROSOFT.CONCAT([.A875];[.B875])" office:value-type="string" office:string-value="WojciechKrokus" calcext:value-type="string">
            <text:p>WojciechKrokus</text:p>
          </table:table-cell>
          <table:table-cell table:formula="of:=COUNTIF([.$I$2:.$I$1001];[.I875])" office:value-type="float" office:value="10" calcext:value-type="float">
            <text:p>10</text:p>
          </table:table-cell>
          <table:table-cell table:formula="of:=SUMIF([.$I$2:.$I$1001];[.I875];[.$H$2:.$H$1001])" office:value-type="float" office:value="26" calcext:value-type="float">
            <text:p>26</text:p>
          </table:table-cell>
          <table:table-cell table:formula="of:=[.F875]+([.H875]-1)*24+30" office:value-type="float" office:value="543.4" calcext:value-type="float">
            <text:p>543,4</text:p>
          </table:table-cell>
          <table:table-cell table:formula="of:=MONTH([.D875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Teresa</text:p>
          </table:table-cell>
          <table:table-cell table:style-name="ce2" office:value-type="string" calcext:value-type="string">
            <text:p>Moskiewska</text:p>
          </table:table-cell>
          <table:table-cell table:style-name="ce2" office:value-type="string" calcext:value-type="string">
            <text:p>Kalisz</text:p>
          </table:table-cell>
          <table:table-cell table:number-columns-repeated="2" table:style-name="ce6" office:value-type="date" office:date-value="2014-12-01" calcext:value-type="date">
            <text:p>1.12.2014</text:p>
          </table:table-cell>
          <table:table-cell office:value-type="float" office:value="442" calcext:value-type="float">
            <text:p>442</text:p>
          </table:table-cell>
          <table:table-cell table:formula="of:=[.E876]-[.D876]" office:value-type="float" office:value="0" calcext:value-type="float">
            <text:p>0</text:p>
          </table:table-cell>
          <table:table-cell table:formula="of:=1+[.E876]-[.D876]" office:value-type="float" office:value="1" calcext:value-type="float">
            <text:p>1</text:p>
          </table:table-cell>
          <table:table-cell table:formula="of:=COM.MICROSOFT.CONCAT([.A876];[.B876])" office:value-type="string" office:string-value="TeresaMoskiewska" calcext:value-type="string">
            <text:p>TeresaMoskiewska</text:p>
          </table:table-cell>
          <table:table-cell table:formula="of:=COUNTIF([.$I$2:.$I$1001];[.I876])" office:value-type="float" office:value="11" calcext:value-type="float">
            <text:p>11</text:p>
          </table:table-cell>
          <table:table-cell table:formula="of:=SUMIF([.$I$2:.$I$1001];[.I876];[.$H$2:.$H$1001])" office:value-type="float" office:value="20" calcext:value-type="float">
            <text:p>20</text:p>
          </table:table-cell>
          <table:table-cell table:formula="of:=[.F876]+([.H876]-1)*24+30" office:value-type="float" office:value="472" calcext:value-type="float">
            <text:p>472</text:p>
          </table:table-cell>
          <table:table-cell table:formula="of:=MONTH([.D876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aria</text:p>
          </table:table-cell>
          <table:table-cell table:style-name="ce2" office:value-type="string" calcext:value-type="string">
            <text:p>Ozimek</text:p>
          </table:table-cell>
          <table:table-cell table:style-name="ce2" office:value-type="string" calcext:value-type="string">
            <text:p>Katowice</text:p>
          </table:table-cell>
          <table:table-cell table:number-columns-repeated="2" table:style-name="ce6" office:value-type="date" office:date-value="2014-12-01" calcext:value-type="date">
            <text:p>1.12.2014</text:p>
          </table:table-cell>
          <table:table-cell office:value-type="float" office:value="494.7" calcext:value-type="float">
            <text:p>494,7</text:p>
          </table:table-cell>
          <table:table-cell table:formula="of:=[.E877]-[.D877]" office:value-type="float" office:value="0" calcext:value-type="float">
            <text:p>0</text:p>
          </table:table-cell>
          <table:table-cell table:formula="of:=1+[.E877]-[.D877]" office:value-type="float" office:value="1" calcext:value-type="float">
            <text:p>1</text:p>
          </table:table-cell>
          <table:table-cell table:formula="of:=COM.MICROSOFT.CONCAT([.A877];[.B877])" office:value-type="string" office:string-value="MariaOzimek" calcext:value-type="string">
            <text:p>MariaOzimek</text:p>
          </table:table-cell>
          <table:table-cell table:formula="of:=COUNTIF([.$I$2:.$I$1001];[.I877])" office:value-type="float" office:value="8" calcext:value-type="float">
            <text:p>8</text:p>
          </table:table-cell>
          <table:table-cell table:formula="of:=SUMIF([.$I$2:.$I$1001];[.I877];[.$H$2:.$H$1001])" office:value-type="float" office:value="24" calcext:value-type="float">
            <text:p>24</text:p>
          </table:table-cell>
          <table:table-cell table:formula="of:=[.F877]+([.H877]-1)*24+30" office:value-type="float" office:value="524.7" calcext:value-type="float">
            <text:p>524,7</text:p>
          </table:table-cell>
          <table:table-cell table:formula="of:=MONTH([.D877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Zofia</text:p>
          </table:table-cell>
          <table:table-cell table:style-name="ce2" office:value-type="string" calcext:value-type="string">
            <text:p>Seredycka</text:p>
          </table:table-cell>
          <table:table-cell table:style-name="ce2" office:value-type="string" calcext:value-type="string">
            <text:p>Bydgoszcz</text:p>
          </table:table-cell>
          <table:table-cell table:number-columns-repeated="2" table:style-name="ce6" office:value-type="date" office:date-value="2014-12-01" calcext:value-type="date">
            <text:p>1.12.2014</text:p>
          </table:table-cell>
          <table:table-cell office:value-type="float" office:value="513.4" calcext:value-type="float">
            <text:p>513,4</text:p>
          </table:table-cell>
          <table:table-cell table:formula="of:=[.E878]-[.D878]" office:value-type="float" office:value="0" calcext:value-type="float">
            <text:p>0</text:p>
          </table:table-cell>
          <table:table-cell table:formula="of:=1+[.E878]-[.D878]" office:value-type="float" office:value="1" calcext:value-type="float">
            <text:p>1</text:p>
          </table:table-cell>
          <table:table-cell table:formula="of:=COM.MICROSOFT.CONCAT([.A878];[.B878])" office:value-type="string" office:string-value="ZofiaSeredycka" calcext:value-type="string">
            <text:p>ZofiaSeredycka</text:p>
          </table:table-cell>
          <table:table-cell table:formula="of:=COUNTIF([.$I$2:.$I$1001];[.I878])" office:value-type="float" office:value="15" calcext:value-type="float">
            <text:p>15</text:p>
          </table:table-cell>
          <table:table-cell table:formula="of:=SUMIF([.$I$2:.$I$1001];[.I878];[.$H$2:.$H$1001])" office:value-type="float" office:value="36" calcext:value-type="float">
            <text:p>36</text:p>
          </table:table-cell>
          <table:table-cell table:formula="of:=[.F878]+([.H878]-1)*24+30" office:value-type="float" office:value="543.4" calcext:value-type="float">
            <text:p>543,4</text:p>
          </table:table-cell>
          <table:table-cell table:formula="of:=MONTH([.D878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Wiktor</text:p>
          </table:table-cell>
          <table:table-cell table:style-name="ce2" office:value-type="string" calcext:value-type="string">
            <text:p>Budzis</text:p>
          </table:table-cell>
          <table:table-cell table:style-name="ce2" office:value-type="string" calcext:value-type="string">
            <text:p>Kalisz</text:p>
          </table:table-cell>
          <table:table-cell table:number-columns-repeated="2" table:style-name="ce6" office:value-type="date" office:date-value="2014-12-02" calcext:value-type="date">
            <text:p>2.12.2014</text:p>
          </table:table-cell>
          <table:table-cell office:value-type="float" office:value="442" calcext:value-type="float">
            <text:p>442</text:p>
          </table:table-cell>
          <table:table-cell table:formula="of:=[.E879]-[.D879]" office:value-type="float" office:value="0" calcext:value-type="float">
            <text:p>0</text:p>
          </table:table-cell>
          <table:table-cell table:formula="of:=1+[.E879]-[.D879]" office:value-type="float" office:value="1" calcext:value-type="float">
            <text:p>1</text:p>
          </table:table-cell>
          <table:table-cell table:formula="of:=COM.MICROSOFT.CONCAT([.A879];[.B879])" office:value-type="string" office:string-value="WiktorBudzis" calcext:value-type="string">
            <text:p>WiktorBudzis</text:p>
          </table:table-cell>
          <table:table-cell table:formula="of:=COUNTIF([.$I$2:.$I$1001];[.I879])" office:value-type="float" office:value="12" calcext:value-type="float">
            <text:p>12</text:p>
          </table:table-cell>
          <table:table-cell table:formula="of:=SUMIF([.$I$2:.$I$1001];[.I879];[.$H$2:.$H$1001])" office:value-type="float" office:value="30" calcext:value-type="float">
            <text:p>30</text:p>
          </table:table-cell>
          <table:table-cell table:formula="of:=[.F879]+([.H879]-1)*24+30" office:value-type="float" office:value="472" calcext:value-type="float">
            <text:p>472</text:p>
          </table:table-cell>
          <table:table-cell table:formula="of:=MONTH([.D879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atrycja</text:p>
          </table:table-cell>
          <table:table-cell table:style-name="ce2" office:value-type="string" calcext:value-type="string">
            <text:p>Czarnoleska</text:p>
          </table:table-cell>
          <table:table-cell table:style-name="ce2" office:value-type="string" calcext:value-type="string">
            <text:p>Zgierz</text:p>
          </table:table-cell>
          <table:table-cell table:style-name="ce6" office:value-type="date" office:date-value="2014-12-02" calcext:value-type="date">
            <text:p>2.12.2014</text:p>
          </table:table-cell>
          <table:table-cell table:style-name="ce6" office:value-type="date" office:date-value="2014-12-03" calcext:value-type="date">
            <text:p>3.12.2014</text:p>
          </table:table-cell>
          <table:table-cell office:value-type="float" office:value="331.5" calcext:value-type="float">
            <text:p>331,5</text:p>
          </table:table-cell>
          <table:table-cell table:formula="of:=[.E880]-[.D880]" office:value-type="float" office:value="1" calcext:value-type="float">
            <text:p>1</text:p>
          </table:table-cell>
          <table:table-cell table:formula="of:=1+[.E880]-[.D880]" office:value-type="float" office:value="2" calcext:value-type="float">
            <text:p>2</text:p>
          </table:table-cell>
          <table:table-cell table:formula="of:=COM.MICROSOFT.CONCAT([.A880];[.B880])" office:value-type="string" office:string-value="PatrycjaCzarnoleska" calcext:value-type="string">
            <text:p>PatrycjaCzarnoleska</text:p>
          </table:table-cell>
          <table:table-cell table:formula="of:=COUNTIF([.$I$2:.$I$1001];[.I880])" office:value-type="float" office:value="15" calcext:value-type="float">
            <text:p>15</text:p>
          </table:table-cell>
          <table:table-cell table:formula="of:=SUMIF([.$I$2:.$I$1001];[.I880];[.$H$2:.$H$1001])" office:value-type="float" office:value="39" calcext:value-type="float">
            <text:p>39</text:p>
          </table:table-cell>
          <table:table-cell table:formula="of:=[.F880]+([.H880]-1)*24+30" office:value-type="float" office:value="385.5" calcext:value-type="float">
            <text:p>385,5</text:p>
          </table:table-cell>
          <table:table-cell table:formula="of:=MONTH([.D880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aulina</text:p>
          </table:table-cell>
          <table:table-cell table:style-name="ce2" office:value-type="string" calcext:value-type="string">
            <text:p>Dok</text:p>
          </table:table-cell>
          <table:table-cell table:style-name="ce2" office:value-type="string" calcext:value-type="string">
            <text:p>Olsztyn</text:p>
          </table:table-cell>
          <table:table-cell table:style-name="ce6" office:value-type="date" office:date-value="2014-12-02" calcext:value-type="date">
            <text:p>2.12.2014</text:p>
          </table:table-cell>
          <table:table-cell table:style-name="ce6" office:value-type="date" office:date-value="2014-12-04" calcext:value-type="date">
            <text:p>4.12.2014</text:p>
          </table:table-cell>
          <table:table-cell office:value-type="float" office:value="689.8" calcext:value-type="float">
            <text:p>689,8</text:p>
          </table:table-cell>
          <table:table-cell table:formula="of:=[.E881]-[.D881]" office:value-type="float" office:value="2" calcext:value-type="float">
            <text:p>2</text:p>
          </table:table-cell>
          <table:table-cell table:formula="of:=1+[.E881]-[.D881]" office:value-type="float" office:value="3" calcext:value-type="float">
            <text:p>3</text:p>
          </table:table-cell>
          <table:table-cell table:formula="of:=COM.MICROSOFT.CONCAT([.A881];[.B881])" office:value-type="string" office:string-value="PaulinaDok" calcext:value-type="string">
            <text:p>PaulinaDok</text:p>
          </table:table-cell>
          <table:table-cell table:formula="of:=COUNTIF([.$I$2:.$I$1001];[.I881])" office:value-type="float" office:value="7" calcext:value-type="float">
            <text:p>7</text:p>
          </table:table-cell>
          <table:table-cell table:formula="of:=SUMIF([.$I$2:.$I$1001];[.I881];[.$H$2:.$H$1001])" office:value-type="float" office:value="20" calcext:value-type="float">
            <text:p>20</text:p>
          </table:table-cell>
          <table:table-cell table:formula="of:=[.F881]+([.H881]-1)*24+30" office:value-type="float" office:value="767.8" calcext:value-type="float">
            <text:p>767,8</text:p>
          </table:table-cell>
          <table:table-cell table:formula="of:=MONTH([.D881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Olivia</text:p>
          </table:table-cell>
          <table:table-cell table:style-name="ce2" office:value-type="string" calcext:value-type="string">
            <text:p>Gabor</text:p>
          </table:table-cell>
          <table:table-cell table:style-name="ce2" office:value-type="string" calcext:value-type="string">
            <text:p>Kutno</text:p>
          </table:table-cell>
          <table:table-cell table:number-columns-repeated="2" table:style-name="ce6" office:value-type="date" office:date-value="2014-12-02" calcext:value-type="date">
            <text:p>2.12.2014</text:p>
          </table:table-cell>
          <table:table-cell office:value-type="float" office:value="278.8" calcext:value-type="float">
            <text:p>278,8</text:p>
          </table:table-cell>
          <table:table-cell table:formula="of:=[.E882]-[.D882]" office:value-type="float" office:value="0" calcext:value-type="float">
            <text:p>0</text:p>
          </table:table-cell>
          <table:table-cell table:formula="of:=1+[.E882]-[.D882]" office:value-type="float" office:value="1" calcext:value-type="float">
            <text:p>1</text:p>
          </table:table-cell>
          <table:table-cell table:formula="of:=COM.MICROSOFT.CONCAT([.A882];[.B882])" office:value-type="string" office:string-value="OliviaGabor" calcext:value-type="string">
            <text:p>OliviaGabor</text:p>
          </table:table-cell>
          <table:table-cell table:formula="of:=COUNTIF([.$I$2:.$I$1001];[.I882])" office:value-type="float" office:value="16" calcext:value-type="float">
            <text:p>16</text:p>
          </table:table-cell>
          <table:table-cell table:formula="of:=SUMIF([.$I$2:.$I$1001];[.I882];[.$H$2:.$H$1001])" office:value-type="float" office:value="31" calcext:value-type="float">
            <text:p>31</text:p>
          </table:table-cell>
          <table:table-cell table:formula="of:=[.F882]+([.H882]-1)*24+30" office:value-type="float" office:value="308.8" calcext:value-type="float">
            <text:p>308,8</text:p>
          </table:table-cell>
          <table:table-cell table:formula="of:=MONTH([.D882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rystyna</text:p>
          </table:table-cell>
          <table:table-cell table:style-name="ce2" office:value-type="string" calcext:value-type="string">
            <text:p>Pleszewska</text:p>
          </table:table-cell>
          <table:table-cell table:style-name="ce2" office:value-type="string" calcext:value-type="string">
            <text:p>Siedlce</text:p>
          </table:table-cell>
          <table:table-cell table:number-columns-repeated="2" table:style-name="ce6" office:value-type="date" office:date-value="2014-12-02" calcext:value-type="date">
            <text:p>2.12.2014</text:p>
          </table:table-cell>
          <table:table-cell office:value-type="float" office:value="156.4" calcext:value-type="float">
            <text:p>156,4</text:p>
          </table:table-cell>
          <table:table-cell table:formula="of:=[.E883]-[.D883]" office:value-type="float" office:value="0" calcext:value-type="float">
            <text:p>0</text:p>
          </table:table-cell>
          <table:table-cell table:formula="of:=1+[.E883]-[.D883]" office:value-type="float" office:value="1" calcext:value-type="float">
            <text:p>1</text:p>
          </table:table-cell>
          <table:table-cell table:formula="of:=COM.MICROSOFT.CONCAT([.A883];[.B883])" office:value-type="string" office:string-value="KrystynaPleszewska" calcext:value-type="string">
            <text:p>KrystynaPleszewska</text:p>
          </table:table-cell>
          <table:table-cell table:formula="of:=COUNTIF([.$I$2:.$I$1001];[.I883])" office:value-type="float" office:value="8" calcext:value-type="float">
            <text:p>8</text:p>
          </table:table-cell>
          <table:table-cell table:formula="of:=SUMIF([.$I$2:.$I$1001];[.I883];[.$H$2:.$H$1001])" office:value-type="float" office:value="25" calcext:value-type="float">
            <text:p>25</text:p>
          </table:table-cell>
          <table:table-cell table:formula="of:=[.F883]+([.H883]-1)*24+30" office:value-type="float" office:value="186.4" calcext:value-type="float">
            <text:p>186,4</text:p>
          </table:table-cell>
          <table:table-cell table:formula="of:=MONTH([.D883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Sobecka</text:p>
          </table:table-cell>
          <table:table-cell table:style-name="ce2" office:value-type="string" calcext:value-type="string">
            <text:p>Lublin</text:p>
          </table:table-cell>
          <table:table-cell table:number-columns-repeated="2" table:style-name="ce6" office:value-type="date" office:date-value="2014-12-02" calcext:value-type="date">
            <text:p>2.12.2014</text:p>
          </table:table-cell>
          <table:table-cell office:value-type="float" office:value="290.7" calcext:value-type="float">
            <text:p>290,7</text:p>
          </table:table-cell>
          <table:table-cell table:formula="of:=[.E884]-[.D884]" office:value-type="float" office:value="0" calcext:value-type="float">
            <text:p>0</text:p>
          </table:table-cell>
          <table:table-cell table:formula="of:=1+[.E884]-[.D884]" office:value-type="float" office:value="1" calcext:value-type="float">
            <text:p>1</text:p>
          </table:table-cell>
          <table:table-cell table:formula="of:=COM.MICROSOFT.CONCAT([.A884];[.B884])" office:value-type="string" office:string-value="AnnaSobecka" calcext:value-type="string">
            <text:p>AnnaSobecka</text:p>
          </table:table-cell>
          <table:table-cell table:formula="of:=COUNTIF([.$I$2:.$I$1001];[.I884])" office:value-type="float" office:value="9" calcext:value-type="float">
            <text:p>9</text:p>
          </table:table-cell>
          <table:table-cell table:formula="of:=SUMIF([.$I$2:.$I$1001];[.I884];[.$H$2:.$H$1001])" office:value-type="float" office:value="24" calcext:value-type="float">
            <text:p>24</text:p>
          </table:table-cell>
          <table:table-cell table:formula="of:=[.F884]+([.H884]-1)*24+30" office:value-type="float" office:value="320.7" calcext:value-type="float">
            <text:p>320,7</text:p>
          </table:table-cell>
          <table:table-cell table:formula="of:=MONTH([.D884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Natalia</text:p>
          </table:table-cell>
          <table:table-cell table:style-name="ce2" office:value-type="string" calcext:value-type="string">
            <text:p>Idar</text:p>
          </table:table-cell>
          <table:table-cell table:style-name="ce2" office:value-type="string" calcext:value-type="string">
            <text:p>Kutno</text:p>
          </table:table-cell>
          <table:table-cell table:number-columns-repeated="2" table:style-name="ce6" office:value-type="date" office:date-value="2014-12-03" calcext:value-type="date">
            <text:p>3.12.2014</text:p>
          </table:table-cell>
          <table:table-cell office:value-type="float" office:value="278.8" calcext:value-type="float">
            <text:p>278,8</text:p>
          </table:table-cell>
          <table:table-cell table:formula="of:=[.E885]-[.D885]" office:value-type="float" office:value="0" calcext:value-type="float">
            <text:p>0</text:p>
          </table:table-cell>
          <table:table-cell table:formula="of:=1+[.E885]-[.D885]" office:value-type="float" office:value="1" calcext:value-type="float">
            <text:p>1</text:p>
          </table:table-cell>
          <table:table-cell table:formula="of:=COM.MICROSOFT.CONCAT([.A885];[.B885])" office:value-type="string" office:string-value="NataliaIdar" calcext:value-type="string">
            <text:p>NataliaIdar</text:p>
          </table:table-cell>
          <table:table-cell table:formula="of:=COUNTIF([.$I$2:.$I$1001];[.I885])" office:value-type="float" office:value="10" calcext:value-type="float">
            <text:p>10</text:p>
          </table:table-cell>
          <table:table-cell table:formula="of:=SUMIF([.$I$2:.$I$1001];[.I885];[.$H$2:.$H$1001])" office:value-type="float" office:value="18" calcext:value-type="float">
            <text:p>18</text:p>
          </table:table-cell>
          <table:table-cell table:formula="of:=[.F885]+([.H885]-1)*24+30" office:value-type="float" office:value="308.8" calcext:value-type="float">
            <text:p>308,8</text:p>
          </table:table-cell>
          <table:table-cell table:formula="of:=MONTH([.D885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aulina</text:p>
          </table:table-cell>
          <table:table-cell table:style-name="ce2" office:value-type="string" calcext:value-type="string">
            <text:p>Chorzowska</text:p>
          </table:table-cell>
          <table:table-cell table:style-name="ce2" office:value-type="string" calcext:value-type="string">
            <text:p>Bydgoszcz</text:p>
          </table:table-cell>
          <table:table-cell table:number-columns-repeated="2" table:style-name="ce6" office:value-type="date" office:date-value="2014-12-04" calcext:value-type="date">
            <text:p>4.12.2014</text:p>
          </table:table-cell>
          <table:table-cell office:value-type="float" office:value="513.4" calcext:value-type="float">
            <text:p>513,4</text:p>
          </table:table-cell>
          <table:table-cell table:formula="of:=[.E886]-[.D886]" office:value-type="float" office:value="0" calcext:value-type="float">
            <text:p>0</text:p>
          </table:table-cell>
          <table:table-cell table:formula="of:=1+[.E886]-[.D886]" office:value-type="float" office:value="1" calcext:value-type="float">
            <text:p>1</text:p>
          </table:table-cell>
          <table:table-cell table:formula="of:=COM.MICROSOFT.CONCAT([.A886];[.B886])" office:value-type="string" office:string-value="PaulinaChorzowska" calcext:value-type="string">
            <text:p>PaulinaChorzowska</text:p>
          </table:table-cell>
          <table:table-cell table:formula="of:=COUNTIF([.$I$2:.$I$1001];[.I886])" office:value-type="float" office:value="10" calcext:value-type="float">
            <text:p>10</text:p>
          </table:table-cell>
          <table:table-cell table:formula="of:=SUMIF([.$I$2:.$I$1001];[.I886];[.$H$2:.$H$1001])" office:value-type="float" office:value="14" calcext:value-type="float">
            <text:p>14</text:p>
          </table:table-cell>
          <table:table-cell table:formula="of:=[.F886]+([.H886]-1)*24+30" office:value-type="float" office:value="543.4" calcext:value-type="float">
            <text:p>543,4</text:p>
          </table:table-cell>
          <table:table-cell table:formula="of:=MONTH([.D886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Ewa</text:p>
          </table:table-cell>
          <table:table-cell table:style-name="ce2" office:value-type="string" calcext:value-type="string">
            <text:p>Fidyk</text:p>
          </table:table-cell>
          <table:table-cell table:style-name="ce2" office:value-type="string" calcext:value-type="string">
            <text:p>Lublin</text:p>
          </table:table-cell>
          <table:table-cell table:style-name="ce6" office:value-type="date" office:date-value="2014-12-04" calcext:value-type="date">
            <text:p>4.12.2014</text:p>
          </table:table-cell>
          <table:table-cell table:style-name="ce6" office:value-type="date" office:date-value="2014-12-05" calcext:value-type="date">
            <text:p>5.12.2014</text:p>
          </table:table-cell>
          <table:table-cell office:value-type="float" office:value="439.7" calcext:value-type="float">
            <text:p>439,7</text:p>
          </table:table-cell>
          <table:table-cell table:formula="of:=[.E887]-[.D887]" office:value-type="float" office:value="1" calcext:value-type="float">
            <text:p>1</text:p>
          </table:table-cell>
          <table:table-cell table:formula="of:=1+[.E887]-[.D887]" office:value-type="float" office:value="2" calcext:value-type="float">
            <text:p>2</text:p>
          </table:table-cell>
          <table:table-cell table:formula="of:=COM.MICROSOFT.CONCAT([.A887];[.B887])" office:value-type="string" office:string-value="EwaFidyk" calcext:value-type="string">
            <text:p>EwaFidyk</text:p>
          </table:table-cell>
          <table:table-cell table:formula="of:=COUNTIF([.$I$2:.$I$1001];[.I887])" office:value-type="float" office:value="9" calcext:value-type="float">
            <text:p>9</text:p>
          </table:table-cell>
          <table:table-cell table:formula="of:=SUMIF([.$I$2:.$I$1001];[.I887];[.$H$2:.$H$1001])" office:value-type="float" office:value="20" calcext:value-type="float">
            <text:p>20</text:p>
          </table:table-cell>
          <table:table-cell table:formula="of:=[.F887]+([.H887]-1)*24+30" office:value-type="float" office:value="493.7" calcext:value-type="float">
            <text:p>493,7</text:p>
          </table:table-cell>
          <table:table-cell table:formula="of:=MONTH([.D887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anusz</text:p>
          </table:table-cell>
          <table:table-cell table:style-name="ce2" office:value-type="string" calcext:value-type="string">
            <text:p>Jurkicz</text:p>
          </table:table-cell>
          <table:table-cell table:style-name="ce2" office:value-type="string" calcext:value-type="string">
            <text:p>Radom</text:p>
          </table:table-cell>
          <table:table-cell table:style-name="ce6" office:value-type="date" office:date-value="2014-12-04" calcext:value-type="date">
            <text:p>4.12.2014</text:p>
          </table:table-cell>
          <table:table-cell table:style-name="ce6" office:value-type="date" office:date-value="2014-12-05" calcext:value-type="date">
            <text:p>5.12.2014</text:p>
          </table:table-cell>
          <table:table-cell office:value-type="float" office:value="302.5" calcext:value-type="float">
            <text:p>302,5</text:p>
          </table:table-cell>
          <table:table-cell table:formula="of:=[.E888]-[.D888]" office:value-type="float" office:value="1" calcext:value-type="float">
            <text:p>1</text:p>
          </table:table-cell>
          <table:table-cell table:formula="of:=1+[.E888]-[.D888]" office:value-type="float" office:value="2" calcext:value-type="float">
            <text:p>2</text:p>
          </table:table-cell>
          <table:table-cell table:formula="of:=COM.MICROSOFT.CONCAT([.A888];[.B888])" office:value-type="string" office:string-value="JanuszJurkicz" calcext:value-type="string">
            <text:p>JanuszJurkicz</text:p>
          </table:table-cell>
          <table:table-cell table:formula="of:=COUNTIF([.$I$2:.$I$1001];[.I888])" office:value-type="float" office:value="5" calcext:value-type="float">
            <text:p>5</text:p>
          </table:table-cell>
          <table:table-cell table:formula="of:=SUMIF([.$I$2:.$I$1001];[.I888];[.$H$2:.$H$1001])" office:value-type="float" office:value="10" calcext:value-type="float">
            <text:p>10</text:p>
          </table:table-cell>
          <table:table-cell table:formula="of:=[.F888]+([.H888]-1)*24+30" office:value-type="float" office:value="356.5" calcext:value-type="float">
            <text:p>356,5</text:p>
          </table:table-cell>
          <table:table-cell table:formula="of:=MONTH([.D888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Wojciech</text:p>
          </table:table-cell>
          <table:table-cell table:style-name="ce2" office:value-type="string" calcext:value-type="string">
            <text:p>Mazowiecki</text:p>
          </table:table-cell>
          <table:table-cell table:style-name="ce2" office:value-type="string" calcext:value-type="string">
            <text:p>Siedlce</text:p>
          </table:table-cell>
          <table:table-cell table:style-name="ce6" office:value-type="date" office:date-value="2014-12-04" calcext:value-type="date">
            <text:p>4.12.2014</text:p>
          </table:table-cell>
          <table:table-cell table:style-name="ce6" office:value-type="date" office:date-value="2014-12-05" calcext:value-type="date">
            <text:p>5.12.2014</text:p>
          </table:table-cell>
          <table:table-cell office:value-type="float" office:value="295.4" calcext:value-type="float">
            <text:p>295,4</text:p>
          </table:table-cell>
          <table:table-cell table:formula="of:=[.E889]-[.D889]" office:value-type="float" office:value="1" calcext:value-type="float">
            <text:p>1</text:p>
          </table:table-cell>
          <table:table-cell table:formula="of:=1+[.E889]-[.D889]" office:value-type="float" office:value="2" calcext:value-type="float">
            <text:p>2</text:p>
          </table:table-cell>
          <table:table-cell table:formula="of:=COM.MICROSOFT.CONCAT([.A889];[.B889])" office:value-type="string" office:string-value="WojciechMazowiecki" calcext:value-type="string">
            <text:p>WojciechMazowiecki</text:p>
          </table:table-cell>
          <table:table-cell table:formula="of:=COUNTIF([.$I$2:.$I$1001];[.I889])" office:value-type="float" office:value="7" calcext:value-type="float">
            <text:p>7</text:p>
          </table:table-cell>
          <table:table-cell table:formula="of:=SUMIF([.$I$2:.$I$1001];[.I889];[.$H$2:.$H$1001])" office:value-type="float" office:value="15" calcext:value-type="float">
            <text:p>15</text:p>
          </table:table-cell>
          <table:table-cell table:formula="of:=[.F889]+([.H889]-1)*24+30" office:value-type="float" office:value="349.4" calcext:value-type="float">
            <text:p>349,4</text:p>
          </table:table-cell>
          <table:table-cell table:formula="of:=MONTH([.D889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tarzyna</text:p>
          </table:table-cell>
          <table:table-cell table:style-name="ce2" office:value-type="string" calcext:value-type="string">
            <text:p>Piotrowska</text:p>
          </table:table-cell>
          <table:table-cell table:style-name="ce2" office:value-type="string" calcext:value-type="string">
            <text:p>Lublin</text:p>
          </table:table-cell>
          <table:table-cell table:style-name="ce6" office:value-type="date" office:date-value="2014-12-04" calcext:value-type="date">
            <text:p>4.12.2014</text:p>
          </table:table-cell>
          <table:table-cell table:style-name="ce6" office:value-type="date" office:date-value="2014-12-08" calcext:value-type="date">
            <text:p>8.12.2014</text:p>
          </table:table-cell>
          <table:table-cell office:value-type="float" office:value="886.7" calcext:value-type="float">
            <text:p>886,7</text:p>
          </table:table-cell>
          <table:table-cell table:formula="of:=[.E890]-[.D890]" office:value-type="float" office:value="4" calcext:value-type="float">
            <text:p>4</text:p>
          </table:table-cell>
          <table:table-cell table:formula="of:=1+[.E890]-[.D890]" office:value-type="float" office:value="5" calcext:value-type="float">
            <text:p>5</text:p>
          </table:table-cell>
          <table:table-cell table:formula="of:=COM.MICROSOFT.CONCAT([.A890];[.B890])" office:value-type="string" office:string-value="KatarzynaPiotrowska" calcext:value-type="string">
            <text:p>KatarzynaPiotrowska</text:p>
          </table:table-cell>
          <table:table-cell table:formula="of:=COUNTIF([.$I$2:.$I$1001];[.I890])" office:value-type="float" office:value="10" calcext:value-type="float">
            <text:p>10</text:p>
          </table:table-cell>
          <table:table-cell table:formula="of:=SUMIF([.$I$2:.$I$1001];[.I890];[.$H$2:.$H$1001])" office:value-type="float" office:value="27" calcext:value-type="float">
            <text:p>27</text:p>
          </table:table-cell>
          <table:table-cell table:formula="of:=[.F890]+([.H890]-1)*24+30" office:value-type="float" office:value="1012.7" calcext:value-type="float">
            <text:p>1012,7</text:p>
          </table:table-cell>
          <table:table-cell table:formula="of:=MONTH([.D890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mil</text:p>
          </table:table-cell>
          <table:table-cell table:style-name="ce2" office:value-type="string" calcext:value-type="string">
            <text:p>Pomorski</text:p>
          </table:table-cell>
          <table:table-cell table:style-name="ce2" office:value-type="string" calcext:value-type="string">
            <text:p>Katowice</text:p>
          </table:table-cell>
          <table:table-cell table:style-name="ce6" office:value-type="date" office:date-value="2014-12-04" calcext:value-type="date">
            <text:p>4.12.2014</text:p>
          </table:table-cell>
          <table:table-cell table:style-name="ce6" office:value-type="date" office:date-value="2014-12-08" calcext:value-type="date">
            <text:p>8.12.2014</text:p>
          </table:table-cell>
          <table:table-cell office:value-type="float" office:value="1290.7" calcext:value-type="float">
            <text:p>1290,7</text:p>
          </table:table-cell>
          <table:table-cell table:formula="of:=[.E891]-[.D891]" office:value-type="float" office:value="4" calcext:value-type="float">
            <text:p>4</text:p>
          </table:table-cell>
          <table:table-cell table:formula="of:=1+[.E891]-[.D891]" office:value-type="float" office:value="5" calcext:value-type="float">
            <text:p>5</text:p>
          </table:table-cell>
          <table:table-cell table:formula="of:=COM.MICROSOFT.CONCAT([.A891];[.B891])" office:value-type="string" office:string-value="KamilPomorski" calcext:value-type="string">
            <text:p>KamilPomorski</text:p>
          </table:table-cell>
          <table:table-cell table:formula="of:=COUNTIF([.$I$2:.$I$1001];[.I891])" office:value-type="float" office:value="7" calcext:value-type="float">
            <text:p>7</text:p>
          </table:table-cell>
          <table:table-cell table:formula="of:=SUMIF([.$I$2:.$I$1001];[.I891];[.$H$2:.$H$1001])" office:value-type="float" office:value="28" calcext:value-type="float">
            <text:p>28</text:p>
          </table:table-cell>
          <table:table-cell table:formula="of:=[.F891]+([.H891]-1)*24+30" office:value-type="float" office:value="1416.7" calcext:value-type="float">
            <text:p>1416,7</text:p>
          </table:table-cell>
          <table:table-cell table:formula="of:=MONTH([.D891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iotr</text:p>
          </table:table-cell>
          <table:table-cell table:style-name="ce2" office:value-type="string" calcext:value-type="string">
            <text:p>Roman</text:p>
          </table:table-cell>
          <table:table-cell table:style-name="ce2" office:value-type="string" calcext:value-type="string">
            <text:p>Kutno</text:p>
          </table:table-cell>
          <table:table-cell table:style-name="ce6" office:value-type="date" office:date-value="2014-12-04" calcext:value-type="date">
            <text:p>4.12.2014</text:p>
          </table:table-cell>
          <table:table-cell table:style-name="ce6" office:value-type="date" office:date-value="2014-12-06" calcext:value-type="date">
            <text:p>6.12.2014</text:p>
          </table:table-cell>
          <table:table-cell office:value-type="float" office:value="536.8" calcext:value-type="float">
            <text:p>536,8</text:p>
          </table:table-cell>
          <table:table-cell table:formula="of:=[.E892]-[.D892]" office:value-type="float" office:value="2" calcext:value-type="float">
            <text:p>2</text:p>
          </table:table-cell>
          <table:table-cell table:formula="of:=1+[.E892]-[.D892]" office:value-type="float" office:value="3" calcext:value-type="float">
            <text:p>3</text:p>
          </table:table-cell>
          <table:table-cell table:formula="of:=COM.MICROSOFT.CONCAT([.A892];[.B892])" office:value-type="string" office:string-value="PiotrRoman" calcext:value-type="string">
            <text:p>PiotrRoman</text:p>
          </table:table-cell>
          <table:table-cell table:formula="of:=COUNTIF([.$I$2:.$I$1001];[.I892])" office:value-type="float" office:value="13" calcext:value-type="float">
            <text:p>13</text:p>
          </table:table-cell>
          <table:table-cell table:formula="of:=SUMIF([.$I$2:.$I$1001];[.I892];[.$H$2:.$H$1001])" office:value-type="float" office:value="39" calcext:value-type="float">
            <text:p>39</text:p>
          </table:table-cell>
          <table:table-cell table:formula="of:=[.F892]+([.H892]-1)*24+30" office:value-type="float" office:value="614.8" calcext:value-type="float">
            <text:p>614,8</text:p>
          </table:table-cell>
          <table:table-cell table:formula="of:=MONTH([.D892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ebastian</text:p>
          </table:table-cell>
          <table:table-cell table:style-name="ce2" office:value-type="string" calcext:value-type="string">
            <text:p>Argonski</text:p>
          </table:table-cell>
          <table:table-cell table:style-name="ce2" office:value-type="string" calcext:value-type="string">
            <text:p>Lublin</text:p>
          </table:table-cell>
          <table:table-cell table:style-name="ce6" office:value-type="date" office:date-value="2014-12-09" calcext:value-type="date">
            <text:p>9.12.2014</text:p>
          </table:table-cell>
          <table:table-cell table:style-name="ce6" office:value-type="date" office:date-value="2014-12-10" calcext:value-type="date">
            <text:p>10.12.2014</text:p>
          </table:table-cell>
          <table:table-cell office:value-type="float" office:value="439.7" calcext:value-type="float">
            <text:p>439,7</text:p>
          </table:table-cell>
          <table:table-cell table:formula="of:=[.E893]-[.D893]" office:value-type="float" office:value="1" calcext:value-type="float">
            <text:p>1</text:p>
          </table:table-cell>
          <table:table-cell table:formula="of:=1+[.E893]-[.D893]" office:value-type="float" office:value="2" calcext:value-type="float">
            <text:p>2</text:p>
          </table:table-cell>
          <table:table-cell table:formula="of:=COM.MICROSOFT.CONCAT([.A893];[.B893])" office:value-type="string" office:string-value="SebastianArgonski" calcext:value-type="string">
            <text:p>SebastianArgonski</text:p>
          </table:table-cell>
          <table:table-cell table:formula="of:=COUNTIF([.$I$2:.$I$1001];[.I893])" office:value-type="float" office:value="9" calcext:value-type="float">
            <text:p>9</text:p>
          </table:table-cell>
          <table:table-cell table:formula="of:=SUMIF([.$I$2:.$I$1001];[.I893];[.$H$2:.$H$1001])" office:value-type="float" office:value="31" calcext:value-type="float">
            <text:p>31</text:p>
          </table:table-cell>
          <table:table-cell table:formula="of:=[.F893]+([.H893]-1)*24+30" office:value-type="float" office:value="493.7" calcext:value-type="float">
            <text:p>493,7</text:p>
          </table:table-cell>
          <table:table-cell table:formula="of:=MONTH([.D893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ndrzej</text:p>
          </table:table-cell>
          <table:table-cell table:style-name="ce2" office:value-type="string" calcext:value-type="string">
            <text:p>Barcz</text:p>
          </table:table-cell>
          <table:table-cell table:style-name="ce2" office:value-type="string" calcext:value-type="string">
            <text:p>Kutno</text:p>
          </table:table-cell>
          <table:table-cell table:number-columns-repeated="2" table:style-name="ce6" office:value-type="date" office:date-value="2014-12-09" calcext:value-type="date">
            <text:p>9.12.2014</text:p>
          </table:table-cell>
          <table:table-cell office:value-type="float" office:value="278.8" calcext:value-type="float">
            <text:p>278,8</text:p>
          </table:table-cell>
          <table:table-cell table:formula="of:=[.E894]-[.D894]" office:value-type="float" office:value="0" calcext:value-type="float">
            <text:p>0</text:p>
          </table:table-cell>
          <table:table-cell table:formula="of:=1+[.E894]-[.D894]" office:value-type="float" office:value="1" calcext:value-type="float">
            <text:p>1</text:p>
          </table:table-cell>
          <table:table-cell table:formula="of:=COM.MICROSOFT.CONCAT([.A894];[.B894])" office:value-type="string" office:string-value="AndrzejBarcz" calcext:value-type="string">
            <text:p>AndrzejBarcz</text:p>
          </table:table-cell>
          <table:table-cell table:formula="of:=COUNTIF([.$I$2:.$I$1001];[.I894])" office:value-type="float" office:value="7" calcext:value-type="float">
            <text:p>7</text:p>
          </table:table-cell>
          <table:table-cell table:formula="of:=SUMIF([.$I$2:.$I$1001];[.I894];[.$H$2:.$H$1001])" office:value-type="float" office:value="18" calcext:value-type="float">
            <text:p>18</text:p>
          </table:table-cell>
          <table:table-cell table:formula="of:=[.F894]+([.H894]-1)*24+30" office:value-type="float" office:value="308.8" calcext:value-type="float">
            <text:p>308,8</text:p>
          </table:table-cell>
          <table:table-cell table:formula="of:=MONTH([.D894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Bonifacy</text:p>
          </table:table-cell>
          <table:table-cell table:style-name="ce2" office:value-type="string" calcext:value-type="string">
            <text:p>Barczewski</text:p>
          </table:table-cell>
          <table:table-cell table:style-name="ce2" office:value-type="string" calcext:value-type="string">
            <text:p>Lublin</text:p>
          </table:table-cell>
          <table:table-cell table:style-name="ce6" office:value-type="date" office:date-value="2014-12-09" calcext:value-type="date">
            <text:p>9.12.2014</text:p>
          </table:table-cell>
          <table:table-cell table:style-name="ce6" office:value-type="date" office:date-value="2014-12-12" calcext:value-type="date">
            <text:p>12.12.2014</text:p>
          </table:table-cell>
          <table:table-cell office:value-type="float" office:value="737.7" calcext:value-type="float">
            <text:p>737,7</text:p>
          </table:table-cell>
          <table:table-cell table:formula="of:=[.E895]-[.D895]" office:value-type="float" office:value="3" calcext:value-type="float">
            <text:p>3</text:p>
          </table:table-cell>
          <table:table-cell table:formula="of:=1+[.E895]-[.D895]" office:value-type="float" office:value="4" calcext:value-type="float">
            <text:p>4</text:p>
          </table:table-cell>
          <table:table-cell table:formula="of:=COM.MICROSOFT.CONCAT([.A895];[.B895])" office:value-type="string" office:string-value="BonifacyBarczewski" calcext:value-type="string">
            <text:p>BonifacyBarczewski</text:p>
          </table:table-cell>
          <table:table-cell table:formula="of:=COUNTIF([.$I$2:.$I$1001];[.I895])" office:value-type="float" office:value="8" calcext:value-type="float">
            <text:p>8</text:p>
          </table:table-cell>
          <table:table-cell table:formula="of:=SUMIF([.$I$2:.$I$1001];[.I895];[.$H$2:.$H$1001])" office:value-type="float" office:value="17" calcext:value-type="float">
            <text:p>17</text:p>
          </table:table-cell>
          <table:table-cell table:formula="of:=[.F895]+([.H895]-1)*24+30" office:value-type="float" office:value="839.7" calcext:value-type="float">
            <text:p>839,7</text:p>
          </table:table-cell>
          <table:table-cell table:formula="of:=MONTH([.D895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rolina</text:p>
          </table:table-cell>
          <table:table-cell table:style-name="ce2" office:value-type="string" calcext:value-type="string">
            <text:p>Bizuta</text:p>
          </table:table-cell>
          <table:table-cell table:style-name="ce2" office:value-type="string" calcext:value-type="string">
            <text:p>Zgierz</text:p>
          </table:table-cell>
          <table:table-cell table:style-name="ce6" office:value-type="date" office:date-value="2014-12-09" calcext:value-type="date">
            <text:p>9.12.2014</text:p>
          </table:table-cell>
          <table:table-cell table:style-name="ce6" office:value-type="date" office:date-value="2014-12-10" calcext:value-type="date">
            <text:p>10.12.2014</text:p>
          </table:table-cell>
          <table:table-cell office:value-type="float" office:value="331.5" calcext:value-type="float">
            <text:p>331,5</text:p>
          </table:table-cell>
          <table:table-cell table:formula="of:=[.E896]-[.D896]" office:value-type="float" office:value="1" calcext:value-type="float">
            <text:p>1</text:p>
          </table:table-cell>
          <table:table-cell table:formula="of:=1+[.E896]-[.D896]" office:value-type="float" office:value="2" calcext:value-type="float">
            <text:p>2</text:p>
          </table:table-cell>
          <table:table-cell table:formula="of:=COM.MICROSOFT.CONCAT([.A896];[.B896])" office:value-type="string" office:string-value="KarolinaBizuta" calcext:value-type="string">
            <text:p>KarolinaBizuta</text:p>
          </table:table-cell>
          <table:table-cell table:formula="of:=COUNTIF([.$I$2:.$I$1001];[.I896])" office:value-type="float" office:value="10" calcext:value-type="float">
            <text:p>10</text:p>
          </table:table-cell>
          <table:table-cell table:formula="of:=SUMIF([.$I$2:.$I$1001];[.I896];[.$H$2:.$H$1001])" office:value-type="float" office:value="26" calcext:value-type="float">
            <text:p>26</text:p>
          </table:table-cell>
          <table:table-cell table:formula="of:=[.F896]+([.H896]-1)*24+30" office:value-type="float" office:value="385.5" calcext:value-type="float">
            <text:p>385,5</text:p>
          </table:table-cell>
          <table:table-cell table:formula="of:=MONTH([.D896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Dominika</text:p>
          </table:table-cell>
          <table:table-cell table:style-name="ce2" office:value-type="string" calcext:value-type="string">
            <text:p>Bodera</text:p>
          </table:table-cell>
          <table:table-cell table:style-name="ce2" office:value-type="string" calcext:value-type="string">
            <text:p>Kalisz</text:p>
          </table:table-cell>
          <table:table-cell table:number-columns-repeated="2" table:style-name="ce6" office:value-type="date" office:date-value="2014-12-09" calcext:value-type="date">
            <text:p>9.12.2014</text:p>
          </table:table-cell>
          <table:table-cell office:value-type="float" office:value="442" calcext:value-type="float">
            <text:p>442</text:p>
          </table:table-cell>
          <table:table-cell table:formula="of:=[.E897]-[.D897]" office:value-type="float" office:value="0" calcext:value-type="float">
            <text:p>0</text:p>
          </table:table-cell>
          <table:table-cell table:formula="of:=1+[.E897]-[.D897]" office:value-type="float" office:value="1" calcext:value-type="float">
            <text:p>1</text:p>
          </table:table-cell>
          <table:table-cell table:formula="of:=COM.MICROSOFT.CONCAT([.A897];[.B897])" office:value-type="string" office:string-value="DominikaBodera" calcext:value-type="string">
            <text:p>DominikaBodera</text:p>
          </table:table-cell>
          <table:table-cell table:formula="of:=COUNTIF([.$I$2:.$I$1001];[.I897])" office:value-type="float" office:value="13" calcext:value-type="float">
            <text:p>13</text:p>
          </table:table-cell>
          <table:table-cell table:formula="of:=SUMIF([.$I$2:.$I$1001];[.I897];[.$H$2:.$H$1001])" office:value-type="float" office:value="35" calcext:value-type="float">
            <text:p>35</text:p>
          </table:table-cell>
          <table:table-cell table:formula="of:=[.F897]+([.H897]-1)*24+30" office:value-type="float" office:value="472" calcext:value-type="float">
            <text:p>472</text:p>
          </table:table-cell>
          <table:table-cell table:formula="of:=MONTH([.D897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Zofia</text:p>
          </table:table-cell>
          <table:table-cell table:style-name="ce2" office:value-type="string" calcext:value-type="string">
            <text:p>Budzianowska</text:p>
          </table:table-cell>
          <table:table-cell table:style-name="ce2" office:value-type="string" calcext:value-type="string">
            <text:p>Katowice</text:p>
          </table:table-cell>
          <table:table-cell table:number-columns-repeated="2" table:style-name="ce6" office:value-type="date" office:date-value="2014-12-09" calcext:value-type="date">
            <text:p>9.12.2014</text:p>
          </table:table-cell>
          <table:table-cell office:value-type="float" office:value="494.7" calcext:value-type="float">
            <text:p>494,7</text:p>
          </table:table-cell>
          <table:table-cell table:formula="of:=[.E898]-[.D898]" office:value-type="float" office:value="0" calcext:value-type="float">
            <text:p>0</text:p>
          </table:table-cell>
          <table:table-cell table:formula="of:=1+[.E898]-[.D898]" office:value-type="float" office:value="1" calcext:value-type="float">
            <text:p>1</text:p>
          </table:table-cell>
          <table:table-cell table:formula="of:=COM.MICROSOFT.CONCAT([.A898];[.B898])" office:value-type="string" office:string-value="ZofiaBudzianowska" calcext:value-type="string">
            <text:p>ZofiaBudzianowska</text:p>
          </table:table-cell>
          <table:table-cell table:formula="of:=COUNTIF([.$I$2:.$I$1001];[.I898])" office:value-type="float" office:value="16" calcext:value-type="float">
            <text:p>16</text:p>
          </table:table-cell>
          <table:table-cell table:formula="of:=SUMIF([.$I$2:.$I$1001];[.I898];[.$H$2:.$H$1001])" office:value-type="float" office:value="41" calcext:value-type="float">
            <text:p>41</text:p>
          </table:table-cell>
          <table:table-cell table:formula="of:=[.F898]+([.H898]-1)*24+30" office:value-type="float" office:value="524.7" calcext:value-type="float">
            <text:p>524,7</text:p>
          </table:table-cell>
          <table:table-cell table:formula="of:=MONTH([.D898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ebastian</text:p>
          </table:table-cell>
          <table:table-cell table:style-name="ce2" office:value-type="string" calcext:value-type="string">
            <text:p>Halik</text:p>
          </table:table-cell>
          <table:table-cell table:style-name="ce2" office:value-type="string" calcext:value-type="string">
            <text:p>Malbork</text:p>
          </table:table-cell>
          <table:table-cell table:style-name="ce6" office:value-type="date" office:date-value="2014-12-09" calcext:value-type="date">
            <text:p>9.12.2014</text:p>
          </table:table-cell>
          <table:table-cell table:style-name="ce6" office:value-type="date" office:date-value="2014-12-11" calcext:value-type="date">
            <text:p>11.12.2014</text:p>
          </table:table-cell>
          <table:table-cell office:value-type="float" office:value="1102" calcext:value-type="float">
            <text:p>1102</text:p>
          </table:table-cell>
          <table:table-cell table:formula="of:=[.E899]-[.D899]" office:value-type="float" office:value="2" calcext:value-type="float">
            <text:p>2</text:p>
          </table:table-cell>
          <table:table-cell table:formula="of:=1+[.E899]-[.D899]" office:value-type="float" office:value="3" calcext:value-type="float">
            <text:p>3</text:p>
          </table:table-cell>
          <table:table-cell table:formula="of:=COM.MICROSOFT.CONCAT([.A899];[.B899])" office:value-type="string" office:string-value="SebastianHalik" calcext:value-type="string">
            <text:p>SebastianHalik</text:p>
          </table:table-cell>
          <table:table-cell table:formula="of:=COUNTIF([.$I$2:.$I$1001];[.I899])" office:value-type="float" office:value="11" calcext:value-type="float">
            <text:p>11</text:p>
          </table:table-cell>
          <table:table-cell table:formula="of:=SUMIF([.$I$2:.$I$1001];[.I899];[.$H$2:.$H$1001])" office:value-type="float" office:value="23" calcext:value-type="float">
            <text:p>23</text:p>
          </table:table-cell>
          <table:table-cell table:formula="of:=[.F899]+([.H899]-1)*24+30" office:value-type="float" office:value="1180" calcext:value-type="float">
            <text:p>1180</text:p>
          </table:table-cell>
          <table:table-cell table:formula="of:=MONTH([.D899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madeusz</text:p>
          </table:table-cell>
          <table:table-cell table:style-name="ce2" office:value-type="string" calcext:value-type="string">
            <text:p>Helski</text:p>
          </table:table-cell>
          <table:table-cell table:style-name="ce2" office:value-type="string" calcext:value-type="string">
            <text:p>Zgierz</text:p>
          </table:table-cell>
          <table:table-cell table:style-name="ce6" office:value-type="date" office:date-value="2014-12-09" calcext:value-type="date">
            <text:p>9.12.2014</text:p>
          </table:table-cell>
          <table:table-cell table:style-name="ce6" office:value-type="date" office:date-value="2014-12-13" calcext:value-type="date">
            <text:p>13.12.2014</text:p>
          </table:table-cell>
          <table:table-cell office:value-type="float" office:value="688.5" calcext:value-type="float">
            <text:p>688,5</text:p>
          </table:table-cell>
          <table:table-cell table:formula="of:=[.E900]-[.D900]" office:value-type="float" office:value="4" calcext:value-type="float">
            <text:p>4</text:p>
          </table:table-cell>
          <table:table-cell table:formula="of:=1+[.E900]-[.D900]" office:value-type="float" office:value="5" calcext:value-type="float">
            <text:p>5</text:p>
          </table:table-cell>
          <table:table-cell table:formula="of:=COM.MICROSOFT.CONCAT([.A900];[.B900])" office:value-type="string" office:string-value="AmadeuszHelski" calcext:value-type="string">
            <text:p>AmadeuszHelski</text:p>
          </table:table-cell>
          <table:table-cell table:formula="of:=COUNTIF([.$I$2:.$I$1001];[.I900])" office:value-type="float" office:value="9" calcext:value-type="float">
            <text:p>9</text:p>
          </table:table-cell>
          <table:table-cell table:formula="of:=SUMIF([.$I$2:.$I$1001];[.I900];[.$H$2:.$H$1001])" office:value-type="float" office:value="30" calcext:value-type="float">
            <text:p>30</text:p>
          </table:table-cell>
          <table:table-cell table:formula="of:=[.F900]+([.H900]-1)*24+30" office:value-type="float" office:value="814.5" calcext:value-type="float">
            <text:p>814,5</text:p>
          </table:table-cell>
          <table:table-cell table:formula="of:=MONTH([.D900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Natalia</text:p>
          </table:table-cell>
          <table:table-cell table:style-name="ce2" office:value-type="string" calcext:value-type="string">
            <text:p>Idar</text:p>
          </table:table-cell>
          <table:table-cell table:style-name="ce2" office:value-type="string" calcext:value-type="string">
            <text:p>Mielec</text:p>
          </table:table-cell>
          <table:table-cell table:style-name="ce6" office:value-type="date" office:date-value="2014-12-09" calcext:value-type="date">
            <text:p>9.12.2014</text:p>
          </table:table-cell>
          <table:table-cell table:style-name="ce6" office:value-type="date" office:date-value="2014-12-10" calcext:value-type="date">
            <text:p>10.12.2014</text:p>
          </table:table-cell>
          <table:table-cell office:value-type="float" office:value="570" calcext:value-type="float">
            <text:p>570</text:p>
          </table:table-cell>
          <table:table-cell table:formula="of:=[.E901]-[.D901]" office:value-type="float" office:value="1" calcext:value-type="float">
            <text:p>1</text:p>
          </table:table-cell>
          <table:table-cell table:formula="of:=1+[.E901]-[.D901]" office:value-type="float" office:value="2" calcext:value-type="float">
            <text:p>2</text:p>
          </table:table-cell>
          <table:table-cell table:formula="of:=COM.MICROSOFT.CONCAT([.A901];[.B901])" office:value-type="string" office:string-value="NataliaIdar" calcext:value-type="string">
            <text:p>NataliaIdar</text:p>
          </table:table-cell>
          <table:table-cell table:formula="of:=COUNTIF([.$I$2:.$I$1001];[.I901])" office:value-type="float" office:value="10" calcext:value-type="float">
            <text:p>10</text:p>
          </table:table-cell>
          <table:table-cell table:formula="of:=SUMIF([.$I$2:.$I$1001];[.I901];[.$H$2:.$H$1001])" office:value-type="float" office:value="18" calcext:value-type="float">
            <text:p>18</text:p>
          </table:table-cell>
          <table:table-cell table:formula="of:=[.F901]+([.H901]-1)*24+30" office:value-type="float" office:value="624" calcext:value-type="float">
            <text:p>624</text:p>
          </table:table-cell>
          <table:table-cell table:formula="of:=MONTH([.D901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arcin</text:p>
          </table:table-cell>
          <table:table-cell table:style-name="ce2" office:value-type="string" calcext:value-type="string">
            <text:p>Jarskarski</text:p>
          </table:table-cell>
          <table:table-cell table:style-name="ce2" office:value-type="string" calcext:value-type="string">
            <text:p>Kalisz</text:p>
          </table:table-cell>
          <table:table-cell table:style-name="ce6" office:value-type="date" office:date-value="2014-12-09" calcext:value-type="date">
            <text:p>9.12.2014</text:p>
          </table:table-cell>
          <table:table-cell table:style-name="ce6" office:value-type="date" office:date-value="2014-12-11" calcext:value-type="date">
            <text:p>11.12.2014</text:p>
          </table:table-cell>
          <table:table-cell office:value-type="float" office:value="760" calcext:value-type="float">
            <text:p>760</text:p>
          </table:table-cell>
          <table:table-cell table:formula="of:=[.E902]-[.D902]" office:value-type="float" office:value="2" calcext:value-type="float">
            <text:p>2</text:p>
          </table:table-cell>
          <table:table-cell table:formula="of:=1+[.E902]-[.D902]" office:value-type="float" office:value="3" calcext:value-type="float">
            <text:p>3</text:p>
          </table:table-cell>
          <table:table-cell table:formula="of:=COM.MICROSOFT.CONCAT([.A902];[.B902])" office:value-type="string" office:string-value="MarcinJarskarski" calcext:value-type="string">
            <text:p>MarcinJarskarski</text:p>
          </table:table-cell>
          <table:table-cell table:formula="of:=COUNTIF([.$I$2:.$I$1001];[.I902])" office:value-type="float" office:value="11" calcext:value-type="float">
            <text:p>11</text:p>
          </table:table-cell>
          <table:table-cell table:formula="of:=SUMIF([.$I$2:.$I$1001];[.I902];[.$H$2:.$H$1001])" office:value-type="float" office:value="22" calcext:value-type="float">
            <text:p>22</text:p>
          </table:table-cell>
          <table:table-cell table:formula="of:=[.F902]+([.H902]-1)*24+30" office:value-type="float" office:value="838" calcext:value-type="float">
            <text:p>838</text:p>
          </table:table-cell>
          <table:table-cell table:formula="of:=MONTH([.D902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ndrzej</text:p>
          </table:table-cell>
          <table:table-cell table:style-name="ce2" office:value-type="string" calcext:value-type="string">
            <text:p>Klajn</text:p>
          </table:table-cell>
          <table:table-cell table:style-name="ce2" office:value-type="string" calcext:value-type="string">
            <text:p>Malbork</text:p>
          </table:table-cell>
          <table:table-cell table:style-name="ce6" office:value-type="date" office:date-value="2014-12-09" calcext:value-type="date">
            <text:p>9.12.2014</text:p>
          </table:table-cell>
          <table:table-cell table:style-name="ce6" office:value-type="date" office:date-value="2014-12-10" calcext:value-type="date">
            <text:p>10.12.2014</text:p>
          </table:table-cell>
          <table:table-cell office:value-type="float" office:value="891" calcext:value-type="float">
            <text:p>891</text:p>
          </table:table-cell>
          <table:table-cell table:formula="of:=[.E903]-[.D903]" office:value-type="float" office:value="1" calcext:value-type="float">
            <text:p>1</text:p>
          </table:table-cell>
          <table:table-cell table:formula="of:=1+[.E903]-[.D903]" office:value-type="float" office:value="2" calcext:value-type="float">
            <text:p>2</text:p>
          </table:table-cell>
          <table:table-cell table:formula="of:=COM.MICROSOFT.CONCAT([.A903];[.B903])" office:value-type="string" office:string-value="AndrzejKlajn" calcext:value-type="string">
            <text:p>AndrzejKlajn</text:p>
          </table:table-cell>
          <table:table-cell table:formula="of:=COUNTIF([.$I$2:.$I$1001];[.I903])" office:value-type="float" office:value="13" calcext:value-type="float">
            <text:p>13</text:p>
          </table:table-cell>
          <table:table-cell table:formula="of:=SUMIF([.$I$2:.$I$1001];[.I903];[.$H$2:.$H$1001])" office:value-type="float" office:value="30" calcext:value-type="float">
            <text:p>30</text:p>
          </table:table-cell>
          <table:table-cell table:formula="of:=[.F903]+([.H903]-1)*24+30" office:value-type="float" office:value="945" calcext:value-type="float">
            <text:p>945</text:p>
          </table:table-cell>
          <table:table-cell table:formula="of:=MONTH([.D903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ustyna</text:p>
          </table:table-cell>
          <table:table-cell table:style-name="ce2" office:value-type="string" calcext:value-type="string">
            <text:p>Kolska</text:p>
          </table:table-cell>
          <table:table-cell table:style-name="ce2" office:value-type="string" calcext:value-type="string">
            <text:p>Katowice</text:p>
          </table:table-cell>
          <table:table-cell table:style-name="ce6" office:value-type="date" office:date-value="2014-12-09" calcext:value-type="date">
            <text:p>9.12.2014</text:p>
          </table:table-cell>
          <table:table-cell table:style-name="ce6" office:value-type="date" office:date-value="2014-12-11" calcext:value-type="date">
            <text:p>11.12.2014</text:p>
          </table:table-cell>
          <table:table-cell office:value-type="float" office:value="892.7" calcext:value-type="float">
            <text:p>892,7</text:p>
          </table:table-cell>
          <table:table-cell table:formula="of:=[.E904]-[.D904]" office:value-type="float" office:value="2" calcext:value-type="float">
            <text:p>2</text:p>
          </table:table-cell>
          <table:table-cell table:formula="of:=1+[.E904]-[.D904]" office:value-type="float" office:value="3" calcext:value-type="float">
            <text:p>3</text:p>
          </table:table-cell>
          <table:table-cell table:formula="of:=COM.MICROSOFT.CONCAT([.A904];[.B904])" office:value-type="string" office:string-value="JustynaKolska" calcext:value-type="string">
            <text:p>JustynaKolska</text:p>
          </table:table-cell>
          <table:table-cell table:formula="of:=COUNTIF([.$I$2:.$I$1001];[.I904])" office:value-type="float" office:value="8" calcext:value-type="float">
            <text:p>8</text:p>
          </table:table-cell>
          <table:table-cell table:formula="of:=SUMIF([.$I$2:.$I$1001];[.I904];[.$H$2:.$H$1001])" office:value-type="float" office:value="23" calcext:value-type="float">
            <text:p>23</text:p>
          </table:table-cell>
          <table:table-cell table:formula="of:=[.F904]+([.H904]-1)*24+30" office:value-type="float" office:value="970.7" calcext:value-type="float">
            <text:p>970,7</text:p>
          </table:table-cell>
          <table:table-cell table:formula="of:=MONTH([.D904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Wojciech</text:p>
          </table:table-cell>
          <table:table-cell table:style-name="ce2" office:value-type="string" calcext:value-type="string">
            <text:p>Krokus</text:p>
          </table:table-cell>
          <table:table-cell table:style-name="ce2" office:value-type="string" calcext:value-type="string">
            <text:p>Siedlce</text:p>
          </table:table-cell>
          <table:table-cell table:style-name="ce6" office:value-type="date" office:date-value="2014-12-09" calcext:value-type="date">
            <text:p>9.12.2014</text:p>
          </table:table-cell>
          <table:table-cell table:style-name="ce6" office:value-type="date" office:date-value="2014-12-12" calcext:value-type="date">
            <text:p>12.12.2014</text:p>
          </table:table-cell>
          <table:table-cell office:value-type="float" office:value="573.4" calcext:value-type="float">
            <text:p>573,4</text:p>
          </table:table-cell>
          <table:table-cell table:formula="of:=[.E905]-[.D905]" office:value-type="float" office:value="3" calcext:value-type="float">
            <text:p>3</text:p>
          </table:table-cell>
          <table:table-cell table:formula="of:=1+[.E905]-[.D905]" office:value-type="float" office:value="4" calcext:value-type="float">
            <text:p>4</text:p>
          </table:table-cell>
          <table:table-cell table:formula="of:=COM.MICROSOFT.CONCAT([.A905];[.B905])" office:value-type="string" office:string-value="WojciechKrokus" calcext:value-type="string">
            <text:p>WojciechKrokus</text:p>
          </table:table-cell>
          <table:table-cell table:formula="of:=COUNTIF([.$I$2:.$I$1001];[.I905])" office:value-type="float" office:value="10" calcext:value-type="float">
            <text:p>10</text:p>
          </table:table-cell>
          <table:table-cell table:formula="of:=SUMIF([.$I$2:.$I$1001];[.I905];[.$H$2:.$H$1001])" office:value-type="float" office:value="26" calcext:value-type="float">
            <text:p>26</text:p>
          </table:table-cell>
          <table:table-cell table:formula="of:=[.F905]+([.H905]-1)*24+30" office:value-type="float" office:value="675.4" calcext:value-type="float">
            <text:p>675,4</text:p>
          </table:table-cell>
          <table:table-cell table:formula="of:=MONTH([.D905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ichalina</text:p>
          </table:table-cell>
          <table:table-cell table:style-name="ce2" office:value-type="string" calcext:value-type="string">
            <text:p>Lamda</text:p>
          </table:table-cell>
          <table:table-cell table:style-name="ce2" office:value-type="string" calcext:value-type="string">
            <text:p>Zgierz</text:p>
          </table:table-cell>
          <table:table-cell table:style-name="ce6" office:value-type="date" office:date-value="2014-12-09" calcext:value-type="date">
            <text:p>9.12.2014</text:p>
          </table:table-cell>
          <table:table-cell table:style-name="ce6" office:value-type="date" office:date-value="2014-12-12" calcext:value-type="date">
            <text:p>12.12.2014</text:p>
          </table:table-cell>
          <table:table-cell office:value-type="float" office:value="569.5" calcext:value-type="float">
            <text:p>569,5</text:p>
          </table:table-cell>
          <table:table-cell table:formula="of:=[.E906]-[.D906]" office:value-type="float" office:value="3" calcext:value-type="float">
            <text:p>3</text:p>
          </table:table-cell>
          <table:table-cell table:formula="of:=1+[.E906]-[.D906]" office:value-type="float" office:value="4" calcext:value-type="float">
            <text:p>4</text:p>
          </table:table-cell>
          <table:table-cell table:formula="of:=COM.MICROSOFT.CONCAT([.A906];[.B906])" office:value-type="string" office:string-value="MichalinaLamda" calcext:value-type="string">
            <text:p>MichalinaLamda</text:p>
          </table:table-cell>
          <table:table-cell table:formula="of:=COUNTIF([.$I$2:.$I$1001];[.I906])" office:value-type="float" office:value="9" calcext:value-type="float">
            <text:p>9</text:p>
          </table:table-cell>
          <table:table-cell table:formula="of:=SUMIF([.$I$2:.$I$1001];[.I906];[.$H$2:.$H$1001])" office:value-type="float" office:value="26" calcext:value-type="float">
            <text:p>26</text:p>
          </table:table-cell>
          <table:table-cell table:formula="of:=[.F906]+([.H906]-1)*24+30" office:value-type="float" office:value="671.5" calcext:value-type="float">
            <text:p>671,5</text:p>
          </table:table-cell>
          <table:table-cell table:formula="of:=MONTH([.D906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dam</text:p>
          </table:table-cell>
          <table:table-cell table:style-name="ce2" office:value-type="string" calcext:value-type="string">
            <text:p>Markowski</text:p>
          </table:table-cell>
          <table:table-cell table:style-name="ce2" office:value-type="string" calcext:value-type="string">
            <text:p>Radom</text:p>
          </table:table-cell>
          <table:table-cell table:style-name="ce6" office:value-type="date" office:date-value="2014-12-09" calcext:value-type="date">
            <text:p>9.12.2014</text:p>
          </table:table-cell>
          <table:table-cell table:style-name="ce6" office:value-type="date" office:date-value="2014-12-13" calcext:value-type="date">
            <text:p>13.12.2014</text:p>
          </table:table-cell>
          <table:table-cell office:value-type="float" office:value="674.5" calcext:value-type="float">
            <text:p>674,5</text:p>
          </table:table-cell>
          <table:table-cell table:formula="of:=[.E907]-[.D907]" office:value-type="float" office:value="4" calcext:value-type="float">
            <text:p>4</text:p>
          </table:table-cell>
          <table:table-cell table:formula="of:=1+[.E907]-[.D907]" office:value-type="float" office:value="5" calcext:value-type="float">
            <text:p>5</text:p>
          </table:table-cell>
          <table:table-cell table:formula="of:=COM.MICROSOFT.CONCAT([.A907];[.B907])" office:value-type="string" office:string-value="AdamMarkowski" calcext:value-type="string">
            <text:p>AdamMarkowski</text:p>
          </table:table-cell>
          <table:table-cell table:formula="of:=COUNTIF([.$I$2:.$I$1001];[.I907])" office:value-type="float" office:value="8" calcext:value-type="float">
            <text:p>8</text:p>
          </table:table-cell>
          <table:table-cell table:formula="of:=SUMIF([.$I$2:.$I$1001];[.I907];[.$H$2:.$H$1001])" office:value-type="float" office:value="17" calcext:value-type="float">
            <text:p>17</text:p>
          </table:table-cell>
          <table:table-cell table:formula="of:=[.F907]+([.H907]-1)*24+30" office:value-type="float" office:value="800.5" calcext:value-type="float">
            <text:p>800,5</text:p>
          </table:table-cell>
          <table:table-cell table:formula="of:=MONTH([.D907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zimiera</text:p>
          </table:table-cell>
          <table:table-cell table:style-name="ce2" office:value-type="string" calcext:value-type="string">
            <text:p>Parczewska</text:p>
          </table:table-cell>
          <table:table-cell table:style-name="ce2" office:value-type="string" calcext:value-type="string">
            <text:p>Bydgoszcz</text:p>
          </table:table-cell>
          <table:table-cell table:style-name="ce6" office:value-type="date" office:date-value="2014-12-09" calcext:value-type="date">
            <text:p>9.12.2014</text:p>
          </table:table-cell>
          <table:table-cell table:style-name="ce6" office:value-type="date" office:date-value="2014-12-10" calcext:value-type="date">
            <text:p>10.12.2014</text:p>
          </table:table-cell>
          <table:table-cell office:value-type="float" office:value="654.4" calcext:value-type="float">
            <text:p>654,4</text:p>
          </table:table-cell>
          <table:table-cell table:formula="of:=[.E908]-[.D908]" office:value-type="float" office:value="1" calcext:value-type="float">
            <text:p>1</text:p>
          </table:table-cell>
          <table:table-cell table:formula="of:=1+[.E908]-[.D908]" office:value-type="float" office:value="2" calcext:value-type="float">
            <text:p>2</text:p>
          </table:table-cell>
          <table:table-cell table:formula="of:=COM.MICROSOFT.CONCAT([.A908];[.B908])" office:value-type="string" office:string-value="KazimieraParczewska" calcext:value-type="string">
            <text:p>KazimieraParczewska</text:p>
          </table:table-cell>
          <table:table-cell table:formula="of:=COUNTIF([.$I$2:.$I$1001];[.I908])" office:value-type="float" office:value="11" calcext:value-type="float">
            <text:p>11</text:p>
          </table:table-cell>
          <table:table-cell table:formula="of:=SUMIF([.$I$2:.$I$1001];[.I908];[.$H$2:.$H$1001])" office:value-type="float" office:value="28" calcext:value-type="float">
            <text:p>28</text:p>
          </table:table-cell>
          <table:table-cell table:formula="of:=[.F908]+([.H908]-1)*24+30" office:value-type="float" office:value="708.4" calcext:value-type="float">
            <text:p>708,4</text:p>
          </table:table-cell>
          <table:table-cell table:formula="of:=MONTH([.D908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Zuzanna</text:p>
          </table:table-cell>
          <table:table-cell table:style-name="ce2" office:value-type="string" calcext:value-type="string">
            <text:p>Piotrkowska</text:p>
          </table:table-cell>
          <table:table-cell table:style-name="ce2" office:value-type="string" calcext:value-type="string">
            <text:p>Malbork</text:p>
          </table:table-cell>
          <table:table-cell table:style-name="ce6" office:value-type="date" office:date-value="2014-12-09" calcext:value-type="date">
            <text:p>9.12.2014</text:p>
          </table:table-cell>
          <table:table-cell table:style-name="ce6" office:value-type="date" office:date-value="2014-12-10" calcext:value-type="date">
            <text:p>10.12.2014</text:p>
          </table:table-cell>
          <table:table-cell office:value-type="float" office:value="891" calcext:value-type="float">
            <text:p>891</text:p>
          </table:table-cell>
          <table:table-cell table:formula="of:=[.E909]-[.D909]" office:value-type="float" office:value="1" calcext:value-type="float">
            <text:p>1</text:p>
          </table:table-cell>
          <table:table-cell table:formula="of:=1+[.E909]-[.D909]" office:value-type="float" office:value="2" calcext:value-type="float">
            <text:p>2</text:p>
          </table:table-cell>
          <table:table-cell table:formula="of:=COM.MICROSOFT.CONCAT([.A909];[.B909])" office:value-type="string" office:string-value="ZuzannaPiotrkowska" calcext:value-type="string">
            <text:p>ZuzannaPiotrkowska</text:p>
          </table:table-cell>
          <table:table-cell table:formula="of:=COUNTIF([.$I$2:.$I$1001];[.I909])" office:value-type="float" office:value="15" calcext:value-type="float">
            <text:p>15</text:p>
          </table:table-cell>
          <table:table-cell table:formula="of:=SUMIF([.$I$2:.$I$1001];[.I909];[.$H$2:.$H$1001])" office:value-type="float" office:value="34" calcext:value-type="float">
            <text:p>34</text:p>
          </table:table-cell>
          <table:table-cell table:formula="of:=[.F909]+([.H909]-1)*24+30" office:value-type="float" office:value="945" calcext:value-type="float">
            <text:p>945</text:p>
          </table:table-cell>
          <table:table-cell table:formula="of:=MONTH([.D909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Grzegorz</text:p>
          </table:table-cell>
          <table:table-cell table:style-name="ce2" office:value-type="string" calcext:value-type="string">
            <text:p>Podolski</text:p>
          </table:table-cell>
          <table:table-cell table:style-name="ce2" office:value-type="string" calcext:value-type="string">
            <text:p>Kalisz</text:p>
          </table:table-cell>
          <table:table-cell table:style-name="ce6" office:value-type="date" office:date-value="2014-12-09" calcext:value-type="date">
            <text:p>9.12.2014</text:p>
          </table:table-cell>
          <table:table-cell table:style-name="ce6" office:value-type="date" office:date-value="2014-12-11" calcext:value-type="date">
            <text:p>11.12.2014</text:p>
          </table:table-cell>
          <table:table-cell office:value-type="float" office:value="760" calcext:value-type="float">
            <text:p>760</text:p>
          </table:table-cell>
          <table:table-cell table:formula="of:=[.E910]-[.D910]" office:value-type="float" office:value="2" calcext:value-type="float">
            <text:p>2</text:p>
          </table:table-cell>
          <table:table-cell table:formula="of:=1+[.E910]-[.D910]" office:value-type="float" office:value="3" calcext:value-type="float">
            <text:p>3</text:p>
          </table:table-cell>
          <table:table-cell table:formula="of:=COM.MICROSOFT.CONCAT([.A910];[.B910])" office:value-type="string" office:string-value="GrzegorzPodolski" calcext:value-type="string">
            <text:p>GrzegorzPodolski</text:p>
          </table:table-cell>
          <table:table-cell table:formula="of:=COUNTIF([.$I$2:.$I$1001];[.I910])" office:value-type="float" office:value="14" calcext:value-type="float">
            <text:p>14</text:p>
          </table:table-cell>
          <table:table-cell table:formula="of:=SUMIF([.$I$2:.$I$1001];[.I910];[.$H$2:.$H$1001])" office:value-type="float" office:value="32" calcext:value-type="float">
            <text:p>32</text:p>
          </table:table-cell>
          <table:table-cell table:formula="of:=[.F910]+([.H910]-1)*24+30" office:value-type="float" office:value="838" calcext:value-type="float">
            <text:p>838</text:p>
          </table:table-cell>
          <table:table-cell table:formula="of:=MONTH([.D910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Zofia</text:p>
          </table:table-cell>
          <table:table-cell table:style-name="ce2" office:value-type="string" calcext:value-type="string">
            <text:p>Seredycka</text:p>
          </table:table-cell>
          <table:table-cell table:style-name="ce2" office:value-type="string" calcext:value-type="string">
            <text:p>Kielce</text:p>
          </table:table-cell>
          <table:table-cell table:style-name="ce6" office:value-type="date" office:date-value="2014-12-09" calcext:value-type="date">
            <text:p>9.12.2014</text:p>
          </table:table-cell>
          <table:table-cell table:style-name="ce6" office:value-type="date" office:date-value="2014-12-13" calcext:value-type="date">
            <text:p>13.12.2014</text:p>
          </table:table-cell>
          <table:table-cell office:value-type="float" office:value="1019.7" calcext:value-type="float">
            <text:p>1019,7</text:p>
          </table:table-cell>
          <table:table-cell table:formula="of:=[.E911]-[.D911]" office:value-type="float" office:value="4" calcext:value-type="float">
            <text:p>4</text:p>
          </table:table-cell>
          <table:table-cell table:formula="of:=1+[.E911]-[.D911]" office:value-type="float" office:value="5" calcext:value-type="float">
            <text:p>5</text:p>
          </table:table-cell>
          <table:table-cell table:formula="of:=COM.MICROSOFT.CONCAT([.A911];[.B911])" office:value-type="string" office:string-value="ZofiaSeredycka" calcext:value-type="string">
            <text:p>ZofiaSeredycka</text:p>
          </table:table-cell>
          <table:table-cell table:formula="of:=COUNTIF([.$I$2:.$I$1001];[.I911])" office:value-type="float" office:value="15" calcext:value-type="float">
            <text:p>15</text:p>
          </table:table-cell>
          <table:table-cell table:formula="of:=SUMIF([.$I$2:.$I$1001];[.I911];[.$H$2:.$H$1001])" office:value-type="float" office:value="36" calcext:value-type="float">
            <text:p>36</text:p>
          </table:table-cell>
          <table:table-cell table:formula="of:=[.F911]+([.H911]-1)*24+30" office:value-type="float" office:value="1145.7" calcext:value-type="float">
            <text:p>1145,7</text:p>
          </table:table-cell>
          <table:table-cell table:formula="of:=MONTH([.D911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arek</text:p>
          </table:table-cell>
          <table:table-cell table:style-name="ce2" office:value-type="string" calcext:value-type="string">
            <text:p>Trzeski</text:p>
          </table:table-cell>
          <table:table-cell table:style-name="ce2" office:value-type="string" calcext:value-type="string">
            <text:p>Olsztyn</text:p>
          </table:table-cell>
          <table:table-cell table:style-name="ce6" office:value-type="date" office:date-value="2014-12-09" calcext:value-type="date">
            <text:p>9.12.2014</text:p>
          </table:table-cell>
          <table:table-cell table:style-name="ce6" office:value-type="date" office:date-value="2014-12-10" calcext:value-type="date">
            <text:p>10.12.2014</text:p>
          </table:table-cell>
          <table:table-cell office:value-type="float" office:value="526.8" calcext:value-type="float">
            <text:p>526,8</text:p>
          </table:table-cell>
          <table:table-cell table:formula="of:=[.E912]-[.D912]" office:value-type="float" office:value="1" calcext:value-type="float">
            <text:p>1</text:p>
          </table:table-cell>
          <table:table-cell table:formula="of:=1+[.E912]-[.D912]" office:value-type="float" office:value="2" calcext:value-type="float">
            <text:p>2</text:p>
          </table:table-cell>
          <table:table-cell table:formula="of:=COM.MICROSOFT.CONCAT([.A912];[.B912])" office:value-type="string" office:string-value="MarekTrzeski" calcext:value-type="string">
            <text:p>MarekTrzeski</text:p>
          </table:table-cell>
          <table:table-cell table:formula="of:=COUNTIF([.$I$2:.$I$1001];[.I912])" office:value-type="float" office:value="9" calcext:value-type="float">
            <text:p>9</text:p>
          </table:table-cell>
          <table:table-cell table:formula="of:=SUMIF([.$I$2:.$I$1001];[.I912];[.$H$2:.$H$1001])" office:value-type="float" office:value="21" calcext:value-type="float">
            <text:p>21</text:p>
          </table:table-cell>
          <table:table-cell table:formula="of:=[.F912]+([.H912]-1)*24+30" office:value-type="float" office:value="580.8" calcext:value-type="float">
            <text:p>580,8</text:p>
          </table:table-cell>
          <table:table-cell table:formula="of:=MONTH([.D912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dam</text:p>
          </table:table-cell>
          <table:table-cell table:style-name="ce2" office:value-type="string" calcext:value-type="string">
            <text:p>Wradoch</text:p>
          </table:table-cell>
          <table:table-cell table:style-name="ce2" office:value-type="string" calcext:value-type="string">
            <text:p>Olsztyn</text:p>
          </table:table-cell>
          <table:table-cell table:style-name="ce6" office:value-type="date" office:date-value="2014-12-09" calcext:value-type="date">
            <text:p>9.12.2014</text:p>
          </table:table-cell>
          <table:table-cell table:style-name="ce6" office:value-type="date" office:date-value="2014-12-10" calcext:value-type="date">
            <text:p>10.12.2014</text:p>
          </table:table-cell>
          <table:table-cell office:value-type="float" office:value="526.8" calcext:value-type="float">
            <text:p>526,8</text:p>
          </table:table-cell>
          <table:table-cell table:formula="of:=[.E913]-[.D913]" office:value-type="float" office:value="1" calcext:value-type="float">
            <text:p>1</text:p>
          </table:table-cell>
          <table:table-cell table:formula="of:=1+[.E913]-[.D913]" office:value-type="float" office:value="2" calcext:value-type="float">
            <text:p>2</text:p>
          </table:table-cell>
          <table:table-cell table:formula="of:=COM.MICROSOFT.CONCAT([.A913];[.B913])" office:value-type="string" office:string-value="AdamWradoch" calcext:value-type="string">
            <text:p>AdamWradoch</text:p>
          </table:table-cell>
          <table:table-cell table:formula="of:=COUNTIF([.$I$2:.$I$1001];[.I913])" office:value-type="float" office:value="11" calcext:value-type="float">
            <text:p>11</text:p>
          </table:table-cell>
          <table:table-cell table:formula="of:=SUMIF([.$I$2:.$I$1001];[.I913];[.$H$2:.$H$1001])" office:value-type="float" office:value="30" calcext:value-type="float">
            <text:p>30</text:p>
          </table:table-cell>
          <table:table-cell table:formula="of:=[.F913]+([.H913]-1)*24+30" office:value-type="float" office:value="580.8" calcext:value-type="float">
            <text:p>580,8</text:p>
          </table:table-cell>
          <table:table-cell table:formula="of:=MONTH([.D913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iotr</text:p>
          </table:table-cell>
          <table:table-cell table:style-name="ce2" office:value-type="string" calcext:value-type="string">
            <text:p>Armowicz</text:p>
          </table:table-cell>
          <table:table-cell table:style-name="ce2" office:value-type="string" calcext:value-type="string">
            <text:p>Krakow</text:p>
          </table:table-cell>
          <table:table-cell table:style-name="ce6" office:value-type="date" office:date-value="2014-12-10" calcext:value-type="date">
            <text:p>10.12.2014</text:p>
          </table:table-cell>
          <table:table-cell table:style-name="ce6" office:value-type="date" office:date-value="2014-12-11" calcext:value-type="date">
            <text:p>11.12.2014</text:p>
          </table:table-cell>
          <table:table-cell office:value-type="float" office:value="706.5" calcext:value-type="float">
            <text:p>706,5</text:p>
          </table:table-cell>
          <table:table-cell table:formula="of:=[.E914]-[.D914]" office:value-type="float" office:value="1" calcext:value-type="float">
            <text:p>1</text:p>
          </table:table-cell>
          <table:table-cell table:formula="of:=1+[.E914]-[.D914]" office:value-type="float" office:value="2" calcext:value-type="float">
            <text:p>2</text:p>
          </table:table-cell>
          <table:table-cell table:formula="of:=COM.MICROSOFT.CONCAT([.A914];[.B914])" office:value-type="string" office:string-value="PiotrArmowicz" calcext:value-type="string">
            <text:p>PiotrArmowicz</text:p>
          </table:table-cell>
          <table:table-cell table:formula="of:=COUNTIF([.$I$2:.$I$1001];[.I914])" office:value-type="float" office:value="10" calcext:value-type="float">
            <text:p>10</text:p>
          </table:table-cell>
          <table:table-cell table:formula="of:=SUMIF([.$I$2:.$I$1001];[.I914];[.$H$2:.$H$1001])" office:value-type="float" office:value="25" calcext:value-type="float">
            <text:p>25</text:p>
          </table:table-cell>
          <table:table-cell table:formula="of:=[.F914]+([.H914]-1)*24+30" office:value-type="float" office:value="760.5" calcext:value-type="float">
            <text:p>760,5</text:p>
          </table:table-cell>
          <table:table-cell table:formula="of:=MONTH([.D914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rolina</text:p>
          </table:table-cell>
          <table:table-cell table:style-name="ce2" office:value-type="string" calcext:value-type="string">
            <text:p>Arska</text:p>
          </table:table-cell>
          <table:table-cell table:style-name="ce2" office:value-type="string" calcext:value-type="string">
            <text:p>Zgierz</text:p>
          </table:table-cell>
          <table:table-cell table:style-name="ce6" office:value-type="date" office:date-value="2014-12-10" calcext:value-type="date">
            <text:p>10.12.2014</text:p>
          </table:table-cell>
          <table:table-cell table:style-name="ce6" office:value-type="date" office:date-value="2014-12-11" calcext:value-type="date">
            <text:p>11.12.2014</text:p>
          </table:table-cell>
          <table:table-cell office:value-type="float" office:value="331.5" calcext:value-type="float">
            <text:p>331,5</text:p>
          </table:table-cell>
          <table:table-cell table:formula="of:=[.E915]-[.D915]" office:value-type="float" office:value="1" calcext:value-type="float">
            <text:p>1</text:p>
          </table:table-cell>
          <table:table-cell table:formula="of:=1+[.E915]-[.D915]" office:value-type="float" office:value="2" calcext:value-type="float">
            <text:p>2</text:p>
          </table:table-cell>
          <table:table-cell table:formula="of:=COM.MICROSOFT.CONCAT([.A915];[.B915])" office:value-type="string" office:string-value="KarolinaArska" calcext:value-type="string">
            <text:p>KarolinaArska</text:p>
          </table:table-cell>
          <table:table-cell table:formula="of:=COUNTIF([.$I$2:.$I$1001];[.I915])" office:value-type="float" office:value="12" calcext:value-type="float">
            <text:p>12</text:p>
          </table:table-cell>
          <table:table-cell table:formula="of:=SUMIF([.$I$2:.$I$1001];[.I915];[.$H$2:.$H$1001])" office:value-type="float" office:value="36" calcext:value-type="float">
            <text:p>36</text:p>
          </table:table-cell>
          <table:table-cell table:formula="of:=[.F915]+([.H915]-1)*24+30" office:value-type="float" office:value="385.5" calcext:value-type="float">
            <text:p>385,5</text:p>
          </table:table-cell>
          <table:table-cell table:formula="of:=MONTH([.D915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anina</text:p>
          </table:table-cell>
          <table:table-cell table:style-name="ce2" office:value-type="string" calcext:value-type="string">
            <text:p>Bolanowska</text:p>
          </table:table-cell>
          <table:table-cell table:style-name="ce2" office:value-type="string" calcext:value-type="string">
            <text:p>Radom</text:p>
          </table:table-cell>
          <table:table-cell table:style-name="ce6" office:value-type="date" office:date-value="2014-12-10" calcext:value-type="date">
            <text:p>10.12.2014</text:p>
          </table:table-cell>
          <table:table-cell table:style-name="ce6" office:value-type="date" office:date-value="2014-12-13" calcext:value-type="date">
            <text:p>13.12.2014</text:p>
          </table:table-cell>
          <table:table-cell office:value-type="float" office:value="550.5" calcext:value-type="float">
            <text:p>550,5</text:p>
          </table:table-cell>
          <table:table-cell table:formula="of:=[.E916]-[.D916]" office:value-type="float" office:value="3" calcext:value-type="float">
            <text:p>3</text:p>
          </table:table-cell>
          <table:table-cell table:formula="of:=1+[.E916]-[.D916]" office:value-type="float" office:value="4" calcext:value-type="float">
            <text:p>4</text:p>
          </table:table-cell>
          <table:table-cell table:formula="of:=COM.MICROSOFT.CONCAT([.A916];[.B916])" office:value-type="string" office:string-value="JaninaBolanowska" calcext:value-type="string">
            <text:p>JaninaBolanowska</text:p>
          </table:table-cell>
          <table:table-cell table:formula="of:=COUNTIF([.$I$2:.$I$1001];[.I916])" office:value-type="float" office:value="8" calcext:value-type="float">
            <text:p>8</text:p>
          </table:table-cell>
          <table:table-cell table:formula="of:=SUMIF([.$I$2:.$I$1001];[.I916];[.$H$2:.$H$1001])" office:value-type="float" office:value="25" calcext:value-type="float">
            <text:p>25</text:p>
          </table:table-cell>
          <table:table-cell table:formula="of:=[.F916]+([.H916]-1)*24+30" office:value-type="float" office:value="652.5" calcext:value-type="float">
            <text:p>652,5</text:p>
          </table:table-cell>
          <table:table-cell table:formula="of:=MONTH([.D916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ornel</text:p>
          </table:table-cell>
          <table:table-cell table:style-name="ce2" office:value-type="string" calcext:value-type="string">
            <text:p>Czerski</text:p>
          </table:table-cell>
          <table:table-cell table:style-name="ce2" office:value-type="string" calcext:value-type="string">
            <text:p>Krakow</text:p>
          </table:table-cell>
          <table:table-cell table:style-name="ce6" office:value-type="date" office:date-value="2014-12-10" calcext:value-type="date">
            <text:p>10.12.2014</text:p>
          </table:table-cell>
          <table:table-cell table:style-name="ce6" office:value-type="date" office:date-value="2014-12-13" calcext:value-type="date">
            <text:p>13.12.2014</text:p>
          </table:table-cell>
          <table:table-cell office:value-type="float" office:value="1116.5" calcext:value-type="float">
            <text:p>1116,5</text:p>
          </table:table-cell>
          <table:table-cell table:formula="of:=[.E917]-[.D917]" office:value-type="float" office:value="3" calcext:value-type="float">
            <text:p>3</text:p>
          </table:table-cell>
          <table:table-cell table:formula="of:=1+[.E917]-[.D917]" office:value-type="float" office:value="4" calcext:value-type="float">
            <text:p>4</text:p>
          </table:table-cell>
          <table:table-cell table:formula="of:=COM.MICROSOFT.CONCAT([.A917];[.B917])" office:value-type="string" office:string-value="KornelCzerski" calcext:value-type="string">
            <text:p>KornelCzerski</text:p>
          </table:table-cell>
          <table:table-cell table:formula="of:=COUNTIF([.$I$2:.$I$1001];[.I917])" office:value-type="float" office:value="9" calcext:value-type="float">
            <text:p>9</text:p>
          </table:table-cell>
          <table:table-cell table:formula="of:=SUMIF([.$I$2:.$I$1001];[.I917];[.$H$2:.$H$1001])" office:value-type="float" office:value="28" calcext:value-type="float">
            <text:p>28</text:p>
          </table:table-cell>
          <table:table-cell table:formula="of:=[.F917]+([.H917]-1)*24+30" office:value-type="float" office:value="1218.5" calcext:value-type="float">
            <text:p>1218,5</text:p>
          </table:table-cell>
          <table:table-cell table:formula="of:=MONTH([.D917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erzy</text:p>
          </table:table-cell>
          <table:table-cell table:style-name="ce2" office:value-type="string" calcext:value-type="string">
            <text:p>Dusznicki</text:p>
          </table:table-cell>
          <table:table-cell table:style-name="ce2" office:value-type="string" calcext:value-type="string">
            <text:p>Lublin</text:p>
          </table:table-cell>
          <table:table-cell table:style-name="ce6" office:value-type="date" office:date-value="2014-12-10" calcext:value-type="date">
            <text:p>10.12.2014</text:p>
          </table:table-cell>
          <table:table-cell table:style-name="ce6" office:value-type="date" office:date-value="2014-12-11" calcext:value-type="date">
            <text:p>11.12.2014</text:p>
          </table:table-cell>
          <table:table-cell office:value-type="float" office:value="439.7" calcext:value-type="float">
            <text:p>439,7</text:p>
          </table:table-cell>
          <table:table-cell table:formula="of:=[.E918]-[.D918]" office:value-type="float" office:value="1" calcext:value-type="float">
            <text:p>1</text:p>
          </table:table-cell>
          <table:table-cell table:formula="of:=1+[.E918]-[.D918]" office:value-type="float" office:value="2" calcext:value-type="float">
            <text:p>2</text:p>
          </table:table-cell>
          <table:table-cell table:formula="of:=COM.MICROSOFT.CONCAT([.A918];[.B918])" office:value-type="string" office:string-value="JerzyDusznicki" calcext:value-type="string">
            <text:p>JerzyDusznicki</text:p>
          </table:table-cell>
          <table:table-cell table:formula="of:=COUNTIF([.$I$2:.$I$1001];[.I918])" office:value-type="float" office:value="13" calcext:value-type="float">
            <text:p>13</text:p>
          </table:table-cell>
          <table:table-cell table:formula="of:=SUMIF([.$I$2:.$I$1001];[.I918];[.$H$2:.$H$1001])" office:value-type="float" office:value="38" calcext:value-type="float">
            <text:p>38</text:p>
          </table:table-cell>
          <table:table-cell table:formula="of:=[.F918]+([.H918]-1)*24+30" office:value-type="float" office:value="493.7" calcext:value-type="float">
            <text:p>493,7</text:p>
          </table:table-cell>
          <table:table-cell table:formula="of:=MONTH([.D918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arzena</text:p>
          </table:table-cell>
          <table:table-cell table:style-name="ce2" office:value-type="string" calcext:value-type="string">
            <text:p>Grab</text:p>
          </table:table-cell>
          <table:table-cell table:style-name="ce2" office:value-type="string" calcext:value-type="string">
            <text:p>Kalisz</text:p>
          </table:table-cell>
          <table:table-cell table:number-columns-repeated="2" table:style-name="ce6" office:value-type="date" office:date-value="2014-12-10" calcext:value-type="date">
            <text:p>10.12.2014</text:p>
          </table:table-cell>
          <table:table-cell office:value-type="float" office:value="442" calcext:value-type="float">
            <text:p>442</text:p>
          </table:table-cell>
          <table:table-cell table:formula="of:=[.E919]-[.D919]" office:value-type="float" office:value="0" calcext:value-type="float">
            <text:p>0</text:p>
          </table:table-cell>
          <table:table-cell table:formula="of:=1+[.E919]-[.D919]" office:value-type="float" office:value="1" calcext:value-type="float">
            <text:p>1</text:p>
          </table:table-cell>
          <table:table-cell table:formula="of:=COM.MICROSOFT.CONCAT([.A919];[.B919])" office:value-type="string" office:string-value="MarzenaGrab" calcext:value-type="string">
            <text:p>MarzenaGrab</text:p>
          </table:table-cell>
          <table:table-cell table:formula="of:=COUNTIF([.$I$2:.$I$1001];[.I919])" office:value-type="float" office:value="12" calcext:value-type="float">
            <text:p>12</text:p>
          </table:table-cell>
          <table:table-cell table:formula="of:=SUMIF([.$I$2:.$I$1001];[.I919];[.$H$2:.$H$1001])" office:value-type="float" office:value="34" calcext:value-type="float">
            <text:p>34</text:p>
          </table:table-cell>
          <table:table-cell table:formula="of:=[.F919]+([.H919]-1)*24+30" office:value-type="float" office:value="472" calcext:value-type="float">
            <text:p>472</text:p>
          </table:table-cell>
          <table:table-cell table:formula="of:=MONTH([.D919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arzena</text:p>
          </table:table-cell>
          <table:table-cell table:style-name="ce2" office:value-type="string" calcext:value-type="string">
            <text:p>Gras</text:p>
          </table:table-cell>
          <table:table-cell table:style-name="ce2" office:value-type="string" calcext:value-type="string">
            <text:p>Krakow</text:p>
          </table:table-cell>
          <table:table-cell table:style-name="ce6" office:value-type="date" office:date-value="2014-12-10" calcext:value-type="date">
            <text:p>10.12.2014</text:p>
          </table:table-cell>
          <table:table-cell table:style-name="ce6" office:value-type="date" office:date-value="2014-12-12" calcext:value-type="date">
            <text:p>12.12.2014</text:p>
          </table:table-cell>
          <table:table-cell office:value-type="float" office:value="911.5" calcext:value-type="float">
            <text:p>911,5</text:p>
          </table:table-cell>
          <table:table-cell table:formula="of:=[.E920]-[.D920]" office:value-type="float" office:value="2" calcext:value-type="float">
            <text:p>2</text:p>
          </table:table-cell>
          <table:table-cell table:formula="of:=1+[.E920]-[.D920]" office:value-type="float" office:value="3" calcext:value-type="float">
            <text:p>3</text:p>
          </table:table-cell>
          <table:table-cell table:formula="of:=COM.MICROSOFT.CONCAT([.A920];[.B920])" office:value-type="string" office:string-value="MarzenaGras" calcext:value-type="string">
            <text:p>MarzenaGras</text:p>
          </table:table-cell>
          <table:table-cell table:formula="of:=COUNTIF([.$I$2:.$I$1001];[.I920])" office:value-type="float" office:value="7" calcext:value-type="float">
            <text:p>7</text:p>
          </table:table-cell>
          <table:table-cell table:formula="of:=SUMIF([.$I$2:.$I$1001];[.I920];[.$H$2:.$H$1001])" office:value-type="float" office:value="20" calcext:value-type="float">
            <text:p>20</text:p>
          </table:table-cell>
          <table:table-cell table:formula="of:=[.F920]+([.H920]-1)*24+30" office:value-type="float" office:value="989.5" calcext:value-type="float">
            <text:p>989,5</text:p>
          </table:table-cell>
          <table:table-cell table:formula="of:=MONTH([.D920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ornel</text:p>
          </table:table-cell>
          <table:table-cell table:style-name="ce2" office:value-type="string" calcext:value-type="string">
            <text:p>Henrykowski</text:p>
          </table:table-cell>
          <table:table-cell table:style-name="ce2" office:value-type="string" calcext:value-type="string">
            <text:p>Olsztyn</text:p>
          </table:table-cell>
          <table:table-cell table:style-name="ce6" office:value-type="date" office:date-value="2014-12-10" calcext:value-type="date">
            <text:p>10.12.2014</text:p>
          </table:table-cell>
          <table:table-cell table:style-name="ce6" office:value-type="date" office:date-value="2014-12-14" calcext:value-type="date">
            <text:p>14.12.2014</text:p>
          </table:table-cell>
          <table:table-cell office:value-type="float" office:value="1015.8" calcext:value-type="float">
            <text:p>1015,8</text:p>
          </table:table-cell>
          <table:table-cell table:formula="of:=[.E921]-[.D921]" office:value-type="float" office:value="4" calcext:value-type="float">
            <text:p>4</text:p>
          </table:table-cell>
          <table:table-cell table:formula="of:=1+[.E921]-[.D921]" office:value-type="float" office:value="5" calcext:value-type="float">
            <text:p>5</text:p>
          </table:table-cell>
          <table:table-cell table:formula="of:=COM.MICROSOFT.CONCAT([.A921];[.B921])" office:value-type="string" office:string-value="KornelHenrykowski" calcext:value-type="string">
            <text:p>KornelHenrykowski</text:p>
          </table:table-cell>
          <table:table-cell table:formula="of:=COUNTIF([.$I$2:.$I$1001];[.I921])" office:value-type="float" office:value="13" calcext:value-type="float">
            <text:p>13</text:p>
          </table:table-cell>
          <table:table-cell table:formula="of:=SUMIF([.$I$2:.$I$1001];[.I921];[.$H$2:.$H$1001])" office:value-type="float" office:value="27" calcext:value-type="float">
            <text:p>27</text:p>
          </table:table-cell>
          <table:table-cell table:formula="of:=[.F921]+([.H921]-1)*24+30" office:value-type="float" office:value="1141.8" calcext:value-type="float">
            <text:p>1141,8</text:p>
          </table:table-cell>
          <table:table-cell table:formula="of:=MONTH([.D921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arek</text:p>
          </table:table-cell>
          <table:table-cell table:style-name="ce2" office:value-type="string" calcext:value-type="string">
            <text:p>Holski</text:p>
          </table:table-cell>
          <table:table-cell table:style-name="ce2" office:value-type="string" calcext:value-type="string">
            <text:p>Zgierz</text:p>
          </table:table-cell>
          <table:table-cell table:style-name="ce6" office:value-type="date" office:date-value="2014-12-10" calcext:value-type="date">
            <text:p>10.12.2014</text:p>
          </table:table-cell>
          <table:table-cell table:style-name="ce6" office:value-type="date" office:date-value="2014-12-11" calcext:value-type="date">
            <text:p>11.12.2014</text:p>
          </table:table-cell>
          <table:table-cell office:value-type="float" office:value="331.5" calcext:value-type="float">
            <text:p>331,5</text:p>
          </table:table-cell>
          <table:table-cell table:formula="of:=[.E922]-[.D922]" office:value-type="float" office:value="1" calcext:value-type="float">
            <text:p>1</text:p>
          </table:table-cell>
          <table:table-cell table:formula="of:=1+[.E922]-[.D922]" office:value-type="float" office:value="2" calcext:value-type="float">
            <text:p>2</text:p>
          </table:table-cell>
          <table:table-cell table:formula="of:=COM.MICROSOFT.CONCAT([.A922];[.B922])" office:value-type="string" office:string-value="MarekHolski" calcext:value-type="string">
            <text:p>MarekHolski</text:p>
          </table:table-cell>
          <table:table-cell table:formula="of:=COUNTIF([.$I$2:.$I$1001];[.I922])" office:value-type="float" office:value="7" calcext:value-type="float">
            <text:p>7</text:p>
          </table:table-cell>
          <table:table-cell table:formula="of:=SUMIF([.$I$2:.$I$1001];[.I922];[.$H$2:.$H$1001])" office:value-type="float" office:value="18" calcext:value-type="float">
            <text:p>18</text:p>
          </table:table-cell>
          <table:table-cell table:formula="of:=[.F922]+([.H922]-1)*24+30" office:value-type="float" office:value="385.5" calcext:value-type="float">
            <text:p>385,5</text:p>
          </table:table-cell>
          <table:table-cell table:formula="of:=MONTH([.D922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rolina</text:p>
          </table:table-cell>
          <table:table-cell table:style-name="ce2" office:value-type="string" calcext:value-type="string">
            <text:p>Janes</text:p>
          </table:table-cell>
          <table:table-cell table:style-name="ce2" office:value-type="string" calcext:value-type="string">
            <text:p>Mielec</text:p>
          </table:table-cell>
          <table:table-cell table:style-name="ce6" office:value-type="date" office:date-value="2014-12-10" calcext:value-type="date">
            <text:p>10.12.2014</text:p>
          </table:table-cell>
          <table:table-cell table:style-name="ce6" office:value-type="date" office:date-value="2014-12-14" calcext:value-type="date">
            <text:p>14.12.2014</text:p>
          </table:table-cell>
          <table:table-cell office:value-type="float" office:value="954" calcext:value-type="float">
            <text:p>954</text:p>
          </table:table-cell>
          <table:table-cell table:formula="of:=[.E923]-[.D923]" office:value-type="float" office:value="4" calcext:value-type="float">
            <text:p>4</text:p>
          </table:table-cell>
          <table:table-cell table:formula="of:=1+[.E923]-[.D923]" office:value-type="float" office:value="5" calcext:value-type="float">
            <text:p>5</text:p>
          </table:table-cell>
          <table:table-cell table:formula="of:=COM.MICROSOFT.CONCAT([.A923];[.B923])" office:value-type="string" office:string-value="KarolinaJanes" calcext:value-type="string">
            <text:p>KarolinaJanes</text:p>
          </table:table-cell>
          <table:table-cell table:formula="of:=COUNTIF([.$I$2:.$I$1001];[.I923])" office:value-type="float" office:value="12" calcext:value-type="float">
            <text:p>12</text:p>
          </table:table-cell>
          <table:table-cell table:formula="of:=SUMIF([.$I$2:.$I$1001];[.I923];[.$H$2:.$H$1001])" office:value-type="float" office:value="33" calcext:value-type="float">
            <text:p>33</text:p>
          </table:table-cell>
          <table:table-cell table:formula="of:=[.F923]+([.H923]-1)*24+30" office:value-type="float" office:value="1080" calcext:value-type="float">
            <text:p>1080</text:p>
          </table:table-cell>
          <table:table-cell table:formula="of:=MONTH([.D923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ustyna</text:p>
          </table:table-cell>
          <table:table-cell table:style-name="ce2" office:value-type="string" calcext:value-type="string">
            <text:p>Krynicka</text:p>
          </table:table-cell>
          <table:table-cell table:style-name="ce2" office:value-type="string" calcext:value-type="string">
            <text:p>Malbork</text:p>
          </table:table-cell>
          <table:table-cell table:style-name="ce6" office:value-type="date" office:date-value="2014-12-10" calcext:value-type="date">
            <text:p>10.12.2014</text:p>
          </table:table-cell>
          <table:table-cell table:style-name="ce6" office:value-type="date" office:date-value="2014-12-12" calcext:value-type="date">
            <text:p>12.12.2014</text:p>
          </table:table-cell>
          <table:table-cell office:value-type="float" office:value="1102" calcext:value-type="float">
            <text:p>1102</text:p>
          </table:table-cell>
          <table:table-cell table:formula="of:=[.E924]-[.D924]" office:value-type="float" office:value="2" calcext:value-type="float">
            <text:p>2</text:p>
          </table:table-cell>
          <table:table-cell table:formula="of:=1+[.E924]-[.D924]" office:value-type="float" office:value="3" calcext:value-type="float">
            <text:p>3</text:p>
          </table:table-cell>
          <table:table-cell table:formula="of:=COM.MICROSOFT.CONCAT([.A924];[.B924])" office:value-type="string" office:string-value="JustynaKrynicka" calcext:value-type="string">
            <text:p>JustynaKrynicka</text:p>
          </table:table-cell>
          <table:table-cell table:formula="of:=COUNTIF([.$I$2:.$I$1001];[.I924])" office:value-type="float" office:value="13" calcext:value-type="float">
            <text:p>13</text:p>
          </table:table-cell>
          <table:table-cell table:formula="of:=SUMIF([.$I$2:.$I$1001];[.I924];[.$H$2:.$H$1001])" office:value-type="float" office:value="25" calcext:value-type="float">
            <text:p>25</text:p>
          </table:table-cell>
          <table:table-cell table:formula="of:=[.F924]+([.H924]-1)*24+30" office:value-type="float" office:value="1180" calcext:value-type="float">
            <text:p>1180</text:p>
          </table:table-cell>
          <table:table-cell table:formula="of:=MONTH([.D924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Zofia</text:p>
          </table:table-cell>
          <table:table-cell table:style-name="ce2" office:value-type="string" calcext:value-type="string">
            <text:p>Maselska</text:p>
          </table:table-cell>
          <table:table-cell table:style-name="ce2" office:value-type="string" calcext:value-type="string">
            <text:p>Kielce</text:p>
          </table:table-cell>
          <table:table-cell table:style-name="ce6" office:value-type="date" office:date-value="2014-12-10" calcext:value-type="date">
            <text:p>10.12.2014</text:p>
          </table:table-cell>
          <table:table-cell table:style-name="ce6" office:value-type="date" office:date-value="2014-12-11" calcext:value-type="date">
            <text:p>11.12.2014</text:p>
          </table:table-cell>
          <table:table-cell office:value-type="float" office:value="485.7" calcext:value-type="float">
            <text:p>485,7</text:p>
          </table:table-cell>
          <table:table-cell table:formula="of:=[.E925]-[.D925]" office:value-type="float" office:value="1" calcext:value-type="float">
            <text:p>1</text:p>
          </table:table-cell>
          <table:table-cell table:formula="of:=1+[.E925]-[.D925]" office:value-type="float" office:value="2" calcext:value-type="float">
            <text:p>2</text:p>
          </table:table-cell>
          <table:table-cell table:formula="of:=COM.MICROSOFT.CONCAT([.A925];[.B925])" office:value-type="string" office:string-value="ZofiaMaselska" calcext:value-type="string">
            <text:p>ZofiaMaselska</text:p>
          </table:table-cell>
          <table:table-cell table:formula="of:=COUNTIF([.$I$2:.$I$1001];[.I925])" office:value-type="float" office:value="11" calcext:value-type="float">
            <text:p>11</text:p>
          </table:table-cell>
          <table:table-cell table:formula="of:=SUMIF([.$I$2:.$I$1001];[.I925];[.$H$2:.$H$1001])" office:value-type="float" office:value="25" calcext:value-type="float">
            <text:p>25</text:p>
          </table:table-cell>
          <table:table-cell table:formula="of:=[.F925]+([.H925]-1)*24+30" office:value-type="float" office:value="539.7" calcext:value-type="float">
            <text:p>539,7</text:p>
          </table:table-cell>
          <table:table-cell table:formula="of:=MONTH([.D925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aulina</text:p>
          </table:table-cell>
          <table:table-cell table:style-name="ce2" office:value-type="string" calcext:value-type="string">
            <text:p>Maskor</text:p>
          </table:table-cell>
          <table:table-cell table:style-name="ce2" office:value-type="string" calcext:value-type="string">
            <text:p>Kutno</text:p>
          </table:table-cell>
          <table:table-cell table:style-name="ce6" office:value-type="date" office:date-value="2014-12-10" calcext:value-type="date">
            <text:p>10.12.2014</text:p>
          </table:table-cell>
          <table:table-cell table:style-name="ce6" office:value-type="date" office:date-value="2014-12-13" calcext:value-type="date">
            <text:p>13.12.2014</text:p>
          </table:table-cell>
          <table:table-cell office:value-type="float" office:value="665.8" calcext:value-type="float">
            <text:p>665,8</text:p>
          </table:table-cell>
          <table:table-cell table:formula="of:=[.E926]-[.D926]" office:value-type="float" office:value="3" calcext:value-type="float">
            <text:p>3</text:p>
          </table:table-cell>
          <table:table-cell table:formula="of:=1+[.E926]-[.D926]" office:value-type="float" office:value="4" calcext:value-type="float">
            <text:p>4</text:p>
          </table:table-cell>
          <table:table-cell table:formula="of:=COM.MICROSOFT.CONCAT([.A926];[.B926])" office:value-type="string" office:string-value="PaulinaMaskor" calcext:value-type="string">
            <text:p>PaulinaMaskor</text:p>
          </table:table-cell>
          <table:table-cell table:formula="of:=COUNTIF([.$I$2:.$I$1001];[.I926])" office:value-type="float" office:value="13" calcext:value-type="float">
            <text:p>13</text:p>
          </table:table-cell>
          <table:table-cell table:formula="of:=SUMIF([.$I$2:.$I$1001];[.I926];[.$H$2:.$H$1001])" office:value-type="float" office:value="41" calcext:value-type="float">
            <text:p>41</text:p>
          </table:table-cell>
          <table:table-cell table:formula="of:=[.F926]+([.H926]-1)*24+30" office:value-type="float" office:value="767.8" calcext:value-type="float">
            <text:p>767,8</text:p>
          </table:table-cell>
          <table:table-cell table:formula="of:=MONTH([.D926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Zyta</text:p>
          </table:table-cell>
          <table:table-cell table:style-name="ce2" office:value-type="string" calcext:value-type="string">
            <text:p>Mazurkiewicz</text:p>
          </table:table-cell>
          <table:table-cell table:style-name="ce2" office:value-type="string" calcext:value-type="string">
            <text:p>Lublin</text:p>
          </table:table-cell>
          <table:table-cell table:style-name="ce6" office:value-type="date" office:date-value="2014-12-10" calcext:value-type="date">
            <text:p>10.12.2014</text:p>
          </table:table-cell>
          <table:table-cell table:style-name="ce6" office:value-type="date" office:date-value="2014-12-12" calcext:value-type="date">
            <text:p>12.12.2014</text:p>
          </table:table-cell>
          <table:table-cell office:value-type="float" office:value="588.7" calcext:value-type="float">
            <text:p>588,7</text:p>
          </table:table-cell>
          <table:table-cell table:formula="of:=[.E927]-[.D927]" office:value-type="float" office:value="2" calcext:value-type="float">
            <text:p>2</text:p>
          </table:table-cell>
          <table:table-cell table:formula="of:=1+[.E927]-[.D927]" office:value-type="float" office:value="3" calcext:value-type="float">
            <text:p>3</text:p>
          </table:table-cell>
          <table:table-cell table:formula="of:=COM.MICROSOFT.CONCAT([.A927];[.B927])" office:value-type="string" office:string-value="ZytaMazurkiewicz" calcext:value-type="string">
            <text:p>ZytaMazurkiewicz</text:p>
          </table:table-cell>
          <table:table-cell table:formula="of:=COUNTIF([.$I$2:.$I$1001];[.I927])" office:value-type="float" office:value="7" calcext:value-type="float">
            <text:p>7</text:p>
          </table:table-cell>
          <table:table-cell table:formula="of:=SUMIF([.$I$2:.$I$1001];[.I927];[.$H$2:.$H$1001])" office:value-type="float" office:value="23" calcext:value-type="float">
            <text:p>23</text:p>
          </table:table-cell>
          <table:table-cell table:formula="of:=[.F927]+([.H927]-1)*24+30" office:value-type="float" office:value="666.7" calcext:value-type="float">
            <text:p>666,7</text:p>
          </table:table-cell>
          <table:table-cell table:formula="of:=MONTH([.D927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erzy</text:p>
          </table:table-cell>
          <table:table-cell table:style-name="ce2" office:value-type="string" calcext:value-type="string">
            <text:p>Misiek</text:p>
          </table:table-cell>
          <table:table-cell table:style-name="ce2" office:value-type="string" calcext:value-type="string">
            <text:p>Katowice</text:p>
          </table:table-cell>
          <table:table-cell table:style-name="ce6" office:value-type="date" office:date-value="2014-12-10" calcext:value-type="date">
            <text:p>10.12.2014</text:p>
          </table:table-cell>
          <table:table-cell table:style-name="ce6" office:value-type="date" office:date-value="2014-12-13" calcext:value-type="date">
            <text:p>13.12.2014</text:p>
          </table:table-cell>
          <table:table-cell office:value-type="float" office:value="1091.7" calcext:value-type="float">
            <text:p>1091,7</text:p>
          </table:table-cell>
          <table:table-cell table:formula="of:=[.E928]-[.D928]" office:value-type="float" office:value="3" calcext:value-type="float">
            <text:p>3</text:p>
          </table:table-cell>
          <table:table-cell table:formula="of:=1+[.E928]-[.D928]" office:value-type="float" office:value="4" calcext:value-type="float">
            <text:p>4</text:p>
          </table:table-cell>
          <table:table-cell table:formula="of:=COM.MICROSOFT.CONCAT([.A928];[.B928])" office:value-type="string" office:string-value="JerzyMisiek" calcext:value-type="string">
            <text:p>JerzyMisiek</text:p>
          </table:table-cell>
          <table:table-cell table:formula="of:=COUNTIF([.$I$2:.$I$1001];[.I928])" office:value-type="float" office:value="11" calcext:value-type="float">
            <text:p>11</text:p>
          </table:table-cell>
          <table:table-cell table:formula="of:=SUMIF([.$I$2:.$I$1001];[.I928];[.$H$2:.$H$1001])" office:value-type="float" office:value="28" calcext:value-type="float">
            <text:p>28</text:p>
          </table:table-cell>
          <table:table-cell table:formula="of:=[.F928]+([.H928]-1)*24+30" office:value-type="float" office:value="1193.7" calcext:value-type="float">
            <text:p>1193,7</text:p>
          </table:table-cell>
          <table:table-cell table:formula="of:=MONTH([.D928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Dorota</text:p>
          </table:table-cell>
          <table:table-cell table:style-name="ce2" office:value-type="string" calcext:value-type="string">
            <text:p>Morska</text:p>
          </table:table-cell>
          <table:table-cell table:style-name="ce2" office:value-type="string" calcext:value-type="string">
            <text:p>Olsztyn</text:p>
          </table:table-cell>
          <table:table-cell table:style-name="ce6" office:value-type="date" office:date-value="2014-12-10" calcext:value-type="date">
            <text:p>10.12.2014</text:p>
          </table:table-cell>
          <table:table-cell table:style-name="ce6" office:value-type="date" office:date-value="2014-12-14" calcext:value-type="date">
            <text:p>14.12.2014</text:p>
          </table:table-cell>
          <table:table-cell office:value-type="float" office:value="1015.8" calcext:value-type="float">
            <text:p>1015,8</text:p>
          </table:table-cell>
          <table:table-cell table:formula="of:=[.E929]-[.D929]" office:value-type="float" office:value="4" calcext:value-type="float">
            <text:p>4</text:p>
          </table:table-cell>
          <table:table-cell table:formula="of:=1+[.E929]-[.D929]" office:value-type="float" office:value="5" calcext:value-type="float">
            <text:p>5</text:p>
          </table:table-cell>
          <table:table-cell table:formula="of:=COM.MICROSOFT.CONCAT([.A929];[.B929])" office:value-type="string" office:string-value="DorotaMorska" calcext:value-type="string">
            <text:p>DorotaMorska</text:p>
          </table:table-cell>
          <table:table-cell table:formula="of:=COUNTIF([.$I$2:.$I$1001];[.I929])" office:value-type="float" office:value="12" calcext:value-type="float">
            <text:p>12</text:p>
          </table:table-cell>
          <table:table-cell table:formula="of:=SUMIF([.$I$2:.$I$1001];[.I929];[.$H$2:.$H$1001])" office:value-type="float" office:value="30" calcext:value-type="float">
            <text:p>30</text:p>
          </table:table-cell>
          <table:table-cell table:formula="of:=[.F929]+([.H929]-1)*24+30" office:value-type="float" office:value="1141.8" calcext:value-type="float">
            <text:p>1141,8</text:p>
          </table:table-cell>
          <table:table-cell table:formula="of:=MONTH([.D929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Ewelia</text:p>
          </table:table-cell>
          <table:table-cell table:style-name="ce2" office:value-type="string" calcext:value-type="string">
            <text:p>Nyska</text:p>
          </table:table-cell>
          <table:table-cell table:style-name="ce2" office:value-type="string" calcext:value-type="string">
            <text:p>Bydgoszcz</text:p>
          </table:table-cell>
          <table:table-cell table:style-name="ce6" office:value-type="date" office:date-value="2014-12-10" calcext:value-type="date">
            <text:p>10.12.2014</text:p>
          </table:table-cell>
          <table:table-cell table:style-name="ce6" office:value-type="date" office:date-value="2014-12-11" calcext:value-type="date">
            <text:p>11.12.2014</text:p>
          </table:table-cell>
          <table:table-cell office:value-type="float" office:value="654.4" calcext:value-type="float">
            <text:p>654,4</text:p>
          </table:table-cell>
          <table:table-cell table:formula="of:=[.E930]-[.D930]" office:value-type="float" office:value="1" calcext:value-type="float">
            <text:p>1</text:p>
          </table:table-cell>
          <table:table-cell table:formula="of:=1+[.E930]-[.D930]" office:value-type="float" office:value="2" calcext:value-type="float">
            <text:p>2</text:p>
          </table:table-cell>
          <table:table-cell table:formula="of:=COM.MICROSOFT.CONCAT([.A930];[.B930])" office:value-type="string" office:string-value="EweliaNyska" calcext:value-type="string">
            <text:p>EweliaNyska</text:p>
          </table:table-cell>
          <table:table-cell table:formula="of:=COUNTIF([.$I$2:.$I$1001];[.I930])" office:value-type="float" office:value="10" calcext:value-type="float">
            <text:p>10</text:p>
          </table:table-cell>
          <table:table-cell table:formula="of:=SUMIF([.$I$2:.$I$1001];[.I930];[.$H$2:.$H$1001])" office:value-type="float" office:value="27" calcext:value-type="float">
            <text:p>27</text:p>
          </table:table-cell>
          <table:table-cell table:formula="of:=[.F930]+([.H930]-1)*24+30" office:value-type="float" office:value="708.4" calcext:value-type="float">
            <text:p>708,4</text:p>
          </table:table-cell>
          <table:table-cell table:formula="of:=MONTH([.D930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Daria</text:p>
          </table:table-cell>
          <table:table-cell table:style-name="ce2" office:value-type="string" calcext:value-type="string">
            <text:p>Paryska</text:p>
          </table:table-cell>
          <table:table-cell table:style-name="ce2" office:value-type="string" calcext:value-type="string">
            <text:p>Kutno</text:p>
          </table:table-cell>
          <table:table-cell table:style-name="ce6" office:value-type="date" office:date-value="2014-12-10" calcext:value-type="date">
            <text:p>10.12.2014</text:p>
          </table:table-cell>
          <table:table-cell table:style-name="ce6" office:value-type="date" office:date-value="2014-12-11" calcext:value-type="date">
            <text:p>11.12.2014</text:p>
          </table:table-cell>
          <table:table-cell office:value-type="float" office:value="407.8" calcext:value-type="float">
            <text:p>407,8</text:p>
          </table:table-cell>
          <table:table-cell table:formula="of:=[.E931]-[.D931]" office:value-type="float" office:value="1" calcext:value-type="float">
            <text:p>1</text:p>
          </table:table-cell>
          <table:table-cell table:formula="of:=1+[.E931]-[.D931]" office:value-type="float" office:value="2" calcext:value-type="float">
            <text:p>2</text:p>
          </table:table-cell>
          <table:table-cell table:formula="of:=COM.MICROSOFT.CONCAT([.A931];[.B931])" office:value-type="string" office:string-value="DariaParyska" calcext:value-type="string">
            <text:p>DariaParyska</text:p>
          </table:table-cell>
          <table:table-cell table:formula="of:=COUNTIF([.$I$2:.$I$1001];[.I931])" office:value-type="float" office:value="10" calcext:value-type="float">
            <text:p>10</text:p>
          </table:table-cell>
          <table:table-cell table:formula="of:=SUMIF([.$I$2:.$I$1001];[.I931];[.$H$2:.$H$1001])" office:value-type="float" office:value="28" calcext:value-type="float">
            <text:p>28</text:p>
          </table:table-cell>
          <table:table-cell table:formula="of:=[.F931]+([.H931]-1)*24+30" office:value-type="float" office:value="461.8" calcext:value-type="float">
            <text:p>461,8</text:p>
          </table:table-cell>
          <table:table-cell table:formula="of:=MONTH([.D931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rolina</text:p>
          </table:table-cell>
          <table:table-cell table:style-name="ce2" office:value-type="string" calcext:value-type="string">
            <text:p>Podkalicka</text:p>
          </table:table-cell>
          <table:table-cell table:style-name="ce2" office:value-type="string" calcext:value-type="string">
            <text:p>Siedlce</text:p>
          </table:table-cell>
          <table:table-cell table:number-columns-repeated="2" table:style-name="ce6" office:value-type="date" office:date-value="2014-12-10" calcext:value-type="date">
            <text:p>10.12.2014</text:p>
          </table:table-cell>
          <table:table-cell office:value-type="float" office:value="156.4" calcext:value-type="float">
            <text:p>156,4</text:p>
          </table:table-cell>
          <table:table-cell table:formula="of:=[.E932]-[.D932]" office:value-type="float" office:value="0" calcext:value-type="float">
            <text:p>0</text:p>
          </table:table-cell>
          <table:table-cell table:formula="of:=1+[.E932]-[.D932]" office:value-type="float" office:value="1" calcext:value-type="float">
            <text:p>1</text:p>
          </table:table-cell>
          <table:table-cell table:formula="of:=COM.MICROSOFT.CONCAT([.A932];[.B932])" office:value-type="string" office:string-value="KarolinaPodkalicka" calcext:value-type="string">
            <text:p>KarolinaPodkalicka</text:p>
          </table:table-cell>
          <table:table-cell table:formula="of:=COUNTIF([.$I$2:.$I$1001];[.I932])" office:value-type="float" office:value="8" calcext:value-type="float">
            <text:p>8</text:p>
          </table:table-cell>
          <table:table-cell table:formula="of:=SUMIF([.$I$2:.$I$1001];[.I932];[.$H$2:.$H$1001])" office:value-type="float" office:value="17" calcext:value-type="float">
            <text:p>17</text:p>
          </table:table-cell>
          <table:table-cell table:formula="of:=[.F932]+([.H932]-1)*24+30" office:value-type="float" office:value="186.4" calcext:value-type="float">
            <text:p>186,4</text:p>
          </table:table-cell>
          <table:table-cell table:formula="of:=MONTH([.D932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mil</text:p>
          </table:table-cell>
          <table:table-cell table:style-name="ce2" office:value-type="string" calcext:value-type="string">
            <text:p>Pomorski</text:p>
          </table:table-cell>
          <table:table-cell table:style-name="ce2" office:value-type="string" calcext:value-type="string">
            <text:p>Radom</text:p>
          </table:table-cell>
          <table:table-cell table:style-name="ce6" office:value-type="date" office:date-value="2014-12-10" calcext:value-type="date">
            <text:p>10.12.2014</text:p>
          </table:table-cell>
          <table:table-cell table:style-name="ce6" office:value-type="date" office:date-value="2014-12-13" calcext:value-type="date">
            <text:p>13.12.2014</text:p>
          </table:table-cell>
          <table:table-cell office:value-type="float" office:value="550.5" calcext:value-type="float">
            <text:p>550,5</text:p>
          </table:table-cell>
          <table:table-cell table:formula="of:=[.E933]-[.D933]" office:value-type="float" office:value="3" calcext:value-type="float">
            <text:p>3</text:p>
          </table:table-cell>
          <table:table-cell table:formula="of:=1+[.E933]-[.D933]" office:value-type="float" office:value="4" calcext:value-type="float">
            <text:p>4</text:p>
          </table:table-cell>
          <table:table-cell table:formula="of:=COM.MICROSOFT.CONCAT([.A933];[.B933])" office:value-type="string" office:string-value="KamilPomorski" calcext:value-type="string">
            <text:p>KamilPomorski</text:p>
          </table:table-cell>
          <table:table-cell table:formula="of:=COUNTIF([.$I$2:.$I$1001];[.I933])" office:value-type="float" office:value="7" calcext:value-type="float">
            <text:p>7</text:p>
          </table:table-cell>
          <table:table-cell table:formula="of:=SUMIF([.$I$2:.$I$1001];[.I933];[.$H$2:.$H$1001])" office:value-type="float" office:value="28" calcext:value-type="float">
            <text:p>28</text:p>
          </table:table-cell>
          <table:table-cell table:formula="of:=[.F933]+([.H933]-1)*24+30" office:value-type="float" office:value="652.5" calcext:value-type="float">
            <text:p>652,5</text:p>
          </table:table-cell>
          <table:table-cell table:formula="of:=MONTH([.D933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iotr</text:p>
          </table:table-cell>
          <table:table-cell table:style-name="ce2" office:value-type="string" calcext:value-type="string">
            <text:p>Roman</text:p>
          </table:table-cell>
          <table:table-cell table:style-name="ce2" office:value-type="string" calcext:value-type="string">
            <text:p>Malbork</text:p>
          </table:table-cell>
          <table:table-cell table:style-name="ce6" office:value-type="date" office:date-value="2014-12-10" calcext:value-type="date">
            <text:p>10.12.2014</text:p>
          </table:table-cell>
          <table:table-cell table:style-name="ce6" office:value-type="date" office:date-value="2014-12-14" calcext:value-type="date">
            <text:p>14.12.2014</text:p>
          </table:table-cell>
          <table:table-cell office:value-type="float" office:value="1524" calcext:value-type="float">
            <text:p>1524</text:p>
          </table:table-cell>
          <table:table-cell table:formula="of:=[.E934]-[.D934]" office:value-type="float" office:value="4" calcext:value-type="float">
            <text:p>4</text:p>
          </table:table-cell>
          <table:table-cell table:formula="of:=1+[.E934]-[.D934]" office:value-type="float" office:value="5" calcext:value-type="float">
            <text:p>5</text:p>
          </table:table-cell>
          <table:table-cell table:formula="of:=COM.MICROSOFT.CONCAT([.A934];[.B934])" office:value-type="string" office:string-value="PiotrRoman" calcext:value-type="string">
            <text:p>PiotrRoman</text:p>
          </table:table-cell>
          <table:table-cell table:formula="of:=COUNTIF([.$I$2:.$I$1001];[.I934])" office:value-type="float" office:value="13" calcext:value-type="float">
            <text:p>13</text:p>
          </table:table-cell>
          <table:table-cell table:formula="of:=SUMIF([.$I$2:.$I$1001];[.I934];[.$H$2:.$H$1001])" office:value-type="float" office:value="39" calcext:value-type="float">
            <text:p>39</text:p>
          </table:table-cell>
          <table:table-cell table:formula="of:=[.F934]+([.H934]-1)*24+30" office:value-type="float" office:value="1650" calcext:value-type="float">
            <text:p>1650</text:p>
          </table:table-cell>
          <table:table-cell table:formula="of:=MONTH([.D934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mil</text:p>
          </table:table-cell>
          <table:table-cell table:style-name="ce2" office:value-type="string" calcext:value-type="string">
            <text:p>Zabrzeski</text:p>
          </table:table-cell>
          <table:table-cell table:style-name="ce2" office:value-type="string" calcext:value-type="string">
            <text:p>Kutno</text:p>
          </table:table-cell>
          <table:table-cell table:style-name="ce6" office:value-type="date" office:date-value="2014-12-10" calcext:value-type="date">
            <text:p>10.12.2014</text:p>
          </table:table-cell>
          <table:table-cell table:style-name="ce6" office:value-type="date" office:date-value="2014-12-11" calcext:value-type="date">
            <text:p>11.12.2014</text:p>
          </table:table-cell>
          <table:table-cell office:value-type="float" office:value="407.8" calcext:value-type="float">
            <text:p>407,8</text:p>
          </table:table-cell>
          <table:table-cell table:formula="of:=[.E935]-[.D935]" office:value-type="float" office:value="1" calcext:value-type="float">
            <text:p>1</text:p>
          </table:table-cell>
          <table:table-cell table:formula="of:=1+[.E935]-[.D935]" office:value-type="float" office:value="2" calcext:value-type="float">
            <text:p>2</text:p>
          </table:table-cell>
          <table:table-cell table:formula="of:=COM.MICROSOFT.CONCAT([.A935];[.B935])" office:value-type="string" office:string-value="KamilZabrzeski" calcext:value-type="string">
            <text:p>KamilZabrzeski</text:p>
          </table:table-cell>
          <table:table-cell table:formula="of:=COUNTIF([.$I$2:.$I$1001];[.I935])" office:value-type="float" office:value="13" calcext:value-type="float">
            <text:p>13</text:p>
          </table:table-cell>
          <table:table-cell table:formula="of:=SUMIF([.$I$2:.$I$1001];[.I935];[.$H$2:.$H$1001])" office:value-type="float" office:value="34" calcext:value-type="float">
            <text:p>34</text:p>
          </table:table-cell>
          <table:table-cell table:formula="of:=[.F935]+([.H935]-1)*24+30" office:value-type="float" office:value="461.8" calcext:value-type="float">
            <text:p>461,8</text:p>
          </table:table-cell>
          <table:table-cell table:formula="of:=MONTH([.D935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Kaliska</text:p>
          </table:table-cell>
          <table:table-cell table:style-name="ce2" office:value-type="string" calcext:value-type="string">
            <text:p>Krakow</text:p>
          </table:table-cell>
          <table:table-cell table:style-name="ce6" office:value-type="date" office:date-value="2014-12-11" calcext:value-type="date">
            <text:p>11.12.2014</text:p>
          </table:table-cell>
          <table:table-cell table:style-name="ce6" office:value-type="date" office:date-value="2014-12-12" calcext:value-type="date">
            <text:p>12.12.2014</text:p>
          </table:table-cell>
          <table:table-cell office:value-type="float" office:value="706.5" calcext:value-type="float">
            <text:p>706,5</text:p>
          </table:table-cell>
          <table:table-cell table:formula="of:=[.E936]-[.D936]" office:value-type="float" office:value="1" calcext:value-type="float">
            <text:p>1</text:p>
          </table:table-cell>
          <table:table-cell table:formula="of:=1+[.E936]-[.D936]" office:value-type="float" office:value="2" calcext:value-type="float">
            <text:p>2</text:p>
          </table:table-cell>
          <table:table-cell table:formula="of:=COM.MICROSOFT.CONCAT([.A936];[.B936])" office:value-type="string" office:string-value="AnnaKaliska" calcext:value-type="string">
            <text:p>AnnaKaliska</text:p>
          </table:table-cell>
          <table:table-cell table:formula="of:=COUNTIF([.$I$2:.$I$1001];[.I936])" office:value-type="float" office:value="15" calcext:value-type="float">
            <text:p>15</text:p>
          </table:table-cell>
          <table:table-cell table:formula="of:=SUMIF([.$I$2:.$I$1001];[.I936];[.$H$2:.$H$1001])" office:value-type="float" office:value="27" calcext:value-type="float">
            <text:p>27</text:p>
          </table:table-cell>
          <table:table-cell table:formula="of:=[.F936]+([.H936]-1)*24+30" office:value-type="float" office:value="760.5" calcext:value-type="float">
            <text:p>760,5</text:p>
          </table:table-cell>
          <table:table-cell table:formula="of:=MONTH([.D936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ndrzej</text:p>
          </table:table-cell>
          <table:table-cell table:style-name="ce2" office:value-type="string" calcext:value-type="string">
            <text:p>Klajn</text:p>
          </table:table-cell>
          <table:table-cell table:style-name="ce2" office:value-type="string" calcext:value-type="string">
            <text:p>Lublin</text:p>
          </table:table-cell>
          <table:table-cell table:number-columns-repeated="2" table:style-name="ce6" office:value-type="date" office:date-value="2014-12-11" calcext:value-type="date">
            <text:p>11.12.2014</text:p>
          </table:table-cell>
          <table:table-cell office:value-type="float" office:value="290.7" calcext:value-type="float">
            <text:p>290,7</text:p>
          </table:table-cell>
          <table:table-cell table:formula="of:=[.E937]-[.D937]" office:value-type="float" office:value="0" calcext:value-type="float">
            <text:p>0</text:p>
          </table:table-cell>
          <table:table-cell table:formula="of:=1+[.E937]-[.D937]" office:value-type="float" office:value="1" calcext:value-type="float">
            <text:p>1</text:p>
          </table:table-cell>
          <table:table-cell table:formula="of:=COM.MICROSOFT.CONCAT([.A937];[.B937])" office:value-type="string" office:string-value="AndrzejKlajn" calcext:value-type="string">
            <text:p>AndrzejKlajn</text:p>
          </table:table-cell>
          <table:table-cell table:formula="of:=COUNTIF([.$I$2:.$I$1001];[.I937])" office:value-type="float" office:value="13" calcext:value-type="float">
            <text:p>13</text:p>
          </table:table-cell>
          <table:table-cell table:formula="of:=SUMIF([.$I$2:.$I$1001];[.I937];[.$H$2:.$H$1001])" office:value-type="float" office:value="30" calcext:value-type="float">
            <text:p>30</text:p>
          </table:table-cell>
          <table:table-cell table:formula="of:=[.F937]+([.H937]-1)*24+30" office:value-type="float" office:value="320.7" calcext:value-type="float">
            <text:p>320,7</text:p>
          </table:table-cell>
          <table:table-cell table:formula="of:=MONTH([.D937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ndrzej</text:p>
          </table:table-cell>
          <table:table-cell table:style-name="ce2" office:value-type="string" calcext:value-type="string">
            <text:p>Barcz</text:p>
          </table:table-cell>
          <table:table-cell table:style-name="ce2" office:value-type="string" calcext:value-type="string">
            <text:p>Mielec</text:p>
          </table:table-cell>
          <table:table-cell table:number-columns-repeated="2" table:style-name="ce6" office:value-type="date" office:date-value="2014-12-12" calcext:value-type="date">
            <text:p>12.12.2014</text:p>
          </table:table-cell>
          <table:table-cell office:value-type="float" office:value="442" calcext:value-type="float">
            <text:p>442</text:p>
          </table:table-cell>
          <table:table-cell table:formula="of:=[.E938]-[.D938]" office:value-type="float" office:value="0" calcext:value-type="float">
            <text:p>0</text:p>
          </table:table-cell>
          <table:table-cell table:formula="of:=1+[.E938]-[.D938]" office:value-type="float" office:value="1" calcext:value-type="float">
            <text:p>1</text:p>
          </table:table-cell>
          <table:table-cell table:formula="of:=COM.MICROSOFT.CONCAT([.A938];[.B938])" office:value-type="string" office:string-value="AndrzejBarcz" calcext:value-type="string">
            <text:p>AndrzejBarcz</text:p>
          </table:table-cell>
          <table:table-cell table:formula="of:=COUNTIF([.$I$2:.$I$1001];[.I938])" office:value-type="float" office:value="7" calcext:value-type="float">
            <text:p>7</text:p>
          </table:table-cell>
          <table:table-cell table:formula="of:=SUMIF([.$I$2:.$I$1001];[.I938];[.$H$2:.$H$1001])" office:value-type="float" office:value="18" calcext:value-type="float">
            <text:p>18</text:p>
          </table:table-cell>
          <table:table-cell table:formula="of:=[.F938]+([.H938]-1)*24+30" office:value-type="float" office:value="472" calcext:value-type="float">
            <text:p>472</text:p>
          </table:table-cell>
          <table:table-cell table:formula="of:=MONTH([.D938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rolina</text:p>
          </table:table-cell>
          <table:table-cell table:style-name="ce2" office:value-type="string" calcext:value-type="string">
            <text:p>Bizuta</text:p>
          </table:table-cell>
          <table:table-cell table:style-name="ce2" office:value-type="string" calcext:value-type="string">
            <text:p>Kalisz</text:p>
          </table:table-cell>
          <table:table-cell table:number-columns-repeated="2" table:style-name="ce6" office:value-type="date" office:date-value="2014-12-12" calcext:value-type="date">
            <text:p>12.12.2014</text:p>
          </table:table-cell>
          <table:table-cell office:value-type="float" office:value="442" calcext:value-type="float">
            <text:p>442</text:p>
          </table:table-cell>
          <table:table-cell table:formula="of:=[.E939]-[.D939]" office:value-type="float" office:value="0" calcext:value-type="float">
            <text:p>0</text:p>
          </table:table-cell>
          <table:table-cell table:formula="of:=1+[.E939]-[.D939]" office:value-type="float" office:value="1" calcext:value-type="float">
            <text:p>1</text:p>
          </table:table-cell>
          <table:table-cell table:formula="of:=COM.MICROSOFT.CONCAT([.A939];[.B939])" office:value-type="string" office:string-value="KarolinaBizuta" calcext:value-type="string">
            <text:p>KarolinaBizuta</text:p>
          </table:table-cell>
          <table:table-cell table:formula="of:=COUNTIF([.$I$2:.$I$1001];[.I939])" office:value-type="float" office:value="10" calcext:value-type="float">
            <text:p>10</text:p>
          </table:table-cell>
          <table:table-cell table:formula="of:=SUMIF([.$I$2:.$I$1001];[.I939];[.$H$2:.$H$1001])" office:value-type="float" office:value="26" calcext:value-type="float">
            <text:p>26</text:p>
          </table:table-cell>
          <table:table-cell table:formula="of:=[.F939]+([.H939]-1)*24+30" office:value-type="float" office:value="472" calcext:value-type="float">
            <text:p>472</text:p>
          </table:table-cell>
          <table:table-cell table:formula="of:=MONTH([.D939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Dominika</text:p>
          </table:table-cell>
          <table:table-cell table:style-name="ce2" office:value-type="string" calcext:value-type="string">
            <text:p>Bodera</text:p>
          </table:table-cell>
          <table:table-cell table:style-name="ce2" office:value-type="string" calcext:value-type="string">
            <text:p>Kutno</text:p>
          </table:table-cell>
          <table:table-cell table:number-columns-repeated="2" table:style-name="ce6" office:value-type="date" office:date-value="2014-12-12" calcext:value-type="date">
            <text:p>12.12.2014</text:p>
          </table:table-cell>
          <table:table-cell office:value-type="float" office:value="278.8" calcext:value-type="float">
            <text:p>278,8</text:p>
          </table:table-cell>
          <table:table-cell table:formula="of:=[.E940]-[.D940]" office:value-type="float" office:value="0" calcext:value-type="float">
            <text:p>0</text:p>
          </table:table-cell>
          <table:table-cell table:formula="of:=1+[.E940]-[.D940]" office:value-type="float" office:value="1" calcext:value-type="float">
            <text:p>1</text:p>
          </table:table-cell>
          <table:table-cell table:formula="of:=COM.MICROSOFT.CONCAT([.A940];[.B940])" office:value-type="string" office:string-value="DominikaBodera" calcext:value-type="string">
            <text:p>DominikaBodera</text:p>
          </table:table-cell>
          <table:table-cell table:formula="of:=COUNTIF([.$I$2:.$I$1001];[.I940])" office:value-type="float" office:value="13" calcext:value-type="float">
            <text:p>13</text:p>
          </table:table-cell>
          <table:table-cell table:formula="of:=SUMIF([.$I$2:.$I$1001];[.I940];[.$H$2:.$H$1001])" office:value-type="float" office:value="35" calcext:value-type="float">
            <text:p>35</text:p>
          </table:table-cell>
          <table:table-cell table:formula="of:=[.F940]+([.H940]-1)*24+30" office:value-type="float" office:value="308.8" calcext:value-type="float">
            <text:p>308,8</text:p>
          </table:table-cell>
          <table:table-cell table:formula="of:=MONTH([.D940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Zofia</text:p>
          </table:table-cell>
          <table:table-cell table:style-name="ce2" office:value-type="string" calcext:value-type="string">
            <text:p>Budzianowska</text:p>
          </table:table-cell>
          <table:table-cell table:style-name="ce2" office:value-type="string" calcext:value-type="string">
            <text:p>Kutno</text:p>
          </table:table-cell>
          <table:table-cell table:number-columns-repeated="2" table:style-name="ce6" office:value-type="date" office:date-value="2014-12-12" calcext:value-type="date">
            <text:p>12.12.2014</text:p>
          </table:table-cell>
          <table:table-cell office:value-type="float" office:value="278.8" calcext:value-type="float">
            <text:p>278,8</text:p>
          </table:table-cell>
          <table:table-cell table:formula="of:=[.E941]-[.D941]" office:value-type="float" office:value="0" calcext:value-type="float">
            <text:p>0</text:p>
          </table:table-cell>
          <table:table-cell table:formula="of:=1+[.E941]-[.D941]" office:value-type="float" office:value="1" calcext:value-type="float">
            <text:p>1</text:p>
          </table:table-cell>
          <table:table-cell table:formula="of:=COM.MICROSOFT.CONCAT([.A941];[.B941])" office:value-type="string" office:string-value="ZofiaBudzianowska" calcext:value-type="string">
            <text:p>ZofiaBudzianowska</text:p>
          </table:table-cell>
          <table:table-cell table:formula="of:=COUNTIF([.$I$2:.$I$1001];[.I941])" office:value-type="float" office:value="16" calcext:value-type="float">
            <text:p>16</text:p>
          </table:table-cell>
          <table:table-cell table:formula="of:=SUMIF([.$I$2:.$I$1001];[.I941];[.$H$2:.$H$1001])" office:value-type="float" office:value="41" calcext:value-type="float">
            <text:p>41</text:p>
          </table:table-cell>
          <table:table-cell table:formula="of:=[.F941]+([.H941]-1)*24+30" office:value-type="float" office:value="308.8" calcext:value-type="float">
            <text:p>308,8</text:p>
          </table:table-cell>
          <table:table-cell table:formula="of:=MONTH([.D941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dam</text:p>
          </table:table-cell>
          <table:table-cell table:style-name="ce2" office:value-type="string" calcext:value-type="string">
            <text:p>Falski</text:p>
          </table:table-cell>
          <table:table-cell table:style-name="ce2" office:value-type="string" calcext:value-type="string">
            <text:p>Radom</text:p>
          </table:table-cell>
          <table:table-cell table:number-columns-repeated="2" table:style-name="ce6" office:value-type="date" office:date-value="2014-12-12" calcext:value-type="date">
            <text:p>12.12.2014</text:p>
          </table:table-cell>
          <table:table-cell office:value-type="float" office:value="178.5" calcext:value-type="float">
            <text:p>178,5</text:p>
          </table:table-cell>
          <table:table-cell table:formula="of:=[.E942]-[.D942]" office:value-type="float" office:value="0" calcext:value-type="float">
            <text:p>0</text:p>
          </table:table-cell>
          <table:table-cell table:formula="of:=1+[.E942]-[.D942]" office:value-type="float" office:value="1" calcext:value-type="float">
            <text:p>1</text:p>
          </table:table-cell>
          <table:table-cell table:formula="of:=COM.MICROSOFT.CONCAT([.A942];[.B942])" office:value-type="string" office:string-value="AdamFalski" calcext:value-type="string">
            <text:p>AdamFalski</text:p>
          </table:table-cell>
          <table:table-cell table:formula="of:=COUNTIF([.$I$2:.$I$1001];[.I942])" office:value-type="float" office:value="8" calcext:value-type="float">
            <text:p>8</text:p>
          </table:table-cell>
          <table:table-cell table:formula="of:=SUMIF([.$I$2:.$I$1001];[.I942];[.$H$2:.$H$1001])" office:value-type="float" office:value="22" calcext:value-type="float">
            <text:p>22</text:p>
          </table:table-cell>
          <table:table-cell table:formula="of:=[.F942]+([.H942]-1)*24+30" office:value-type="float" office:value="208.5" calcext:value-type="float">
            <text:p>208,5</text:p>
          </table:table-cell>
          <table:table-cell table:formula="of:=MONTH([.D942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alwina</text:p>
          </table:table-cell>
          <table:table-cell table:style-name="ce2" office:value-type="string" calcext:value-type="string">
            <text:p>Papkin</text:p>
          </table:table-cell>
          <table:table-cell table:style-name="ce2" office:value-type="string" calcext:value-type="string">
            <text:p>Siedlce</text:p>
          </table:table-cell>
          <table:table-cell table:style-name="ce6" office:value-type="date" office:date-value="2014-12-12" calcext:value-type="date">
            <text:p>12.12.2014</text:p>
          </table:table-cell>
          <table:table-cell table:style-name="ce6" office:value-type="date" office:date-value="2014-12-15" calcext:value-type="date">
            <text:p>15.12.2014</text:p>
          </table:table-cell>
          <table:table-cell office:value-type="float" office:value="573.4" calcext:value-type="float">
            <text:p>573,4</text:p>
          </table:table-cell>
          <table:table-cell table:formula="of:=[.E943]-[.D943]" office:value-type="float" office:value="3" calcext:value-type="float">
            <text:p>3</text:p>
          </table:table-cell>
          <table:table-cell table:formula="of:=1+[.E943]-[.D943]" office:value-type="float" office:value="4" calcext:value-type="float">
            <text:p>4</text:p>
          </table:table-cell>
          <table:table-cell table:formula="of:=COM.MICROSOFT.CONCAT([.A943];[.B943])" office:value-type="string" office:string-value="MalwinaPapkin" calcext:value-type="string">
            <text:p>MalwinaPapkin</text:p>
          </table:table-cell>
          <table:table-cell table:formula="of:=COUNTIF([.$I$2:.$I$1001];[.I943])" office:value-type="float" office:value="11" calcext:value-type="float">
            <text:p>11</text:p>
          </table:table-cell>
          <table:table-cell table:formula="of:=SUMIF([.$I$2:.$I$1001];[.I943];[.$H$2:.$H$1001])" office:value-type="float" office:value="28" calcext:value-type="float">
            <text:p>28</text:p>
          </table:table-cell>
          <table:table-cell table:formula="of:=[.F943]+([.H943]-1)*24+30" office:value-type="float" office:value="675.4" calcext:value-type="float">
            <text:p>675,4</text:p>
          </table:table-cell>
          <table:table-cell table:formula="of:=MONTH([.D943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Zuzanna</text:p>
          </table:table-cell>
          <table:table-cell table:style-name="ce2" office:value-type="string" calcext:value-type="string">
            <text:p>Piotrkowska</text:p>
          </table:table-cell>
          <table:table-cell table:style-name="ce2" office:value-type="string" calcext:value-type="string">
            <text:p>Kielce</text:p>
          </table:table-cell>
          <table:table-cell table:number-columns-repeated="2" table:style-name="ce6" office:value-type="date" office:date-value="2014-12-12" calcext:value-type="date">
            <text:p>12.12.2014</text:p>
          </table:table-cell>
          <table:table-cell office:value-type="float" office:value="307.7" calcext:value-type="float">
            <text:p>307,7</text:p>
          </table:table-cell>
          <table:table-cell table:formula="of:=[.E944]-[.D944]" office:value-type="float" office:value="0" calcext:value-type="float">
            <text:p>0</text:p>
          </table:table-cell>
          <table:table-cell table:formula="of:=1+[.E944]-[.D944]" office:value-type="float" office:value="1" calcext:value-type="float">
            <text:p>1</text:p>
          </table:table-cell>
          <table:table-cell table:formula="of:=COM.MICROSOFT.CONCAT([.A944];[.B944])" office:value-type="string" office:string-value="ZuzannaPiotrkowska" calcext:value-type="string">
            <text:p>ZuzannaPiotrkowska</text:p>
          </table:table-cell>
          <table:table-cell table:formula="of:=COUNTIF([.$I$2:.$I$1001];[.I944])" office:value-type="float" office:value="15" calcext:value-type="float">
            <text:p>15</text:p>
          </table:table-cell>
          <table:table-cell table:formula="of:=SUMIF([.$I$2:.$I$1001];[.I944];[.$H$2:.$H$1001])" office:value-type="float" office:value="34" calcext:value-type="float">
            <text:p>34</text:p>
          </table:table-cell>
          <table:table-cell table:formula="of:=[.F944]+([.H944]-1)*24+30" office:value-type="float" office:value="337.7" calcext:value-type="float">
            <text:p>337,7</text:p>
          </table:table-cell>
          <table:table-cell table:formula="of:=MONTH([.D944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Tomasz</text:p>
          </table:table-cell>
          <table:table-cell table:style-name="ce2" office:value-type="string" calcext:value-type="string">
            <text:p>Rzepka</text:p>
          </table:table-cell>
          <table:table-cell table:style-name="ce2" office:value-type="string" calcext:value-type="string">
            <text:p>Kielce</text:p>
          </table:table-cell>
          <table:table-cell table:number-columns-repeated="2" table:style-name="ce6" office:value-type="date" office:date-value="2014-12-12" calcext:value-type="date">
            <text:p>12.12.2014</text:p>
          </table:table-cell>
          <table:table-cell office:value-type="float" office:value="307.7" calcext:value-type="float">
            <text:p>307,7</text:p>
          </table:table-cell>
          <table:table-cell table:formula="of:=[.E945]-[.D945]" office:value-type="float" office:value="0" calcext:value-type="float">
            <text:p>0</text:p>
          </table:table-cell>
          <table:table-cell table:formula="of:=1+[.E945]-[.D945]" office:value-type="float" office:value="1" calcext:value-type="float">
            <text:p>1</text:p>
          </table:table-cell>
          <table:table-cell table:formula="of:=COM.MICROSOFT.CONCAT([.A945];[.B945])" office:value-type="string" office:string-value="TomaszRzepka" calcext:value-type="string">
            <text:p>TomaszRzepka</text:p>
          </table:table-cell>
          <table:table-cell table:formula="of:=COUNTIF([.$I$2:.$I$1001];[.I945])" office:value-type="float" office:value="17" calcext:value-type="float">
            <text:p>17</text:p>
          </table:table-cell>
          <table:table-cell table:formula="of:=SUMIF([.$I$2:.$I$1001];[.I945];[.$H$2:.$H$1001])" office:value-type="float" office:value="42" calcext:value-type="float">
            <text:p>42</text:p>
          </table:table-cell>
          <table:table-cell table:formula="of:=[.F945]+([.H945]-1)*24+30" office:value-type="float" office:value="337.7" calcext:value-type="float">
            <text:p>337,7</text:p>
          </table:table-cell>
          <table:table-cell table:formula="of:=MONTH([.D945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an</text:p>
          </table:table-cell>
          <table:table-cell table:style-name="ce2" office:value-type="string" calcext:value-type="string">
            <text:p>Suwski</text:p>
          </table:table-cell>
          <table:table-cell table:style-name="ce2" office:value-type="string" calcext:value-type="string">
            <text:p>Kielce</text:p>
          </table:table-cell>
          <table:table-cell table:style-name="ce6" office:value-type="date" office:date-value="2014-12-12" calcext:value-type="date">
            <text:p>12.12.2014</text:p>
          </table:table-cell>
          <table:table-cell table:style-name="ce6" office:value-type="date" office:date-value="2014-12-16" calcext:value-type="date">
            <text:p>16.12.2014</text:p>
          </table:table-cell>
          <table:table-cell office:value-type="float" office:value="1019.7" calcext:value-type="float">
            <text:p>1019,7</text:p>
          </table:table-cell>
          <table:table-cell table:formula="of:=[.E946]-[.D946]" office:value-type="float" office:value="4" calcext:value-type="float">
            <text:p>4</text:p>
          </table:table-cell>
          <table:table-cell table:formula="of:=1+[.E946]-[.D946]" office:value-type="float" office:value="5" calcext:value-type="float">
            <text:p>5</text:p>
          </table:table-cell>
          <table:table-cell table:formula="of:=COM.MICROSOFT.CONCAT([.A946];[.B946])" office:value-type="string" office:string-value="JanSuwski" calcext:value-type="string">
            <text:p>JanSuwski</text:p>
          </table:table-cell>
          <table:table-cell table:formula="of:=COUNTIF([.$I$2:.$I$1001];[.I946])" office:value-type="float" office:value="5" calcext:value-type="float">
            <text:p>5</text:p>
          </table:table-cell>
          <table:table-cell table:formula="of:=SUMIF([.$I$2:.$I$1001];[.I946];[.$H$2:.$H$1001])" office:value-type="float" office:value="17" calcext:value-type="float">
            <text:p>17</text:p>
          </table:table-cell>
          <table:table-cell table:formula="of:=[.F946]+([.H946]-1)*24+30" office:value-type="float" office:value="1145.7" calcext:value-type="float">
            <text:p>1145,7</text:p>
          </table:table-cell>
          <table:table-cell table:formula="of:=MONTH([.D946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ndrzej</text:p>
          </table:table-cell>
          <table:table-cell table:style-name="ce2" office:value-type="string" calcext:value-type="string">
            <text:p>Klajn</text:p>
          </table:table-cell>
          <table:table-cell table:style-name="ce2" office:value-type="string" calcext:value-type="string">
            <text:p>Krakow</text:p>
          </table:table-cell>
          <table:table-cell table:number-columns-repeated="2" table:style-name="ce6" office:value-type="date" office:date-value="2014-12-13" calcext:value-type="date">
            <text:p>13.12.2014</text:p>
          </table:table-cell>
          <table:table-cell office:value-type="float" office:value="501.5" calcext:value-type="float">
            <text:p>501,5</text:p>
          </table:table-cell>
          <table:table-cell table:formula="of:=[.E947]-[.D947]" office:value-type="float" office:value="0" calcext:value-type="float">
            <text:p>0</text:p>
          </table:table-cell>
          <table:table-cell table:formula="of:=1+[.E947]-[.D947]" office:value-type="float" office:value="1" calcext:value-type="float">
            <text:p>1</text:p>
          </table:table-cell>
          <table:table-cell table:formula="of:=COM.MICROSOFT.CONCAT([.A947];[.B947])" office:value-type="string" office:string-value="AndrzejKlajn" calcext:value-type="string">
            <text:p>AndrzejKlajn</text:p>
          </table:table-cell>
          <table:table-cell table:formula="of:=COUNTIF([.$I$2:.$I$1001];[.I947])" office:value-type="float" office:value="13" calcext:value-type="float">
            <text:p>13</text:p>
          </table:table-cell>
          <table:table-cell table:formula="of:=SUMIF([.$I$2:.$I$1001];[.I947];[.$H$2:.$H$1001])" office:value-type="float" office:value="30" calcext:value-type="float">
            <text:p>30</text:p>
          </table:table-cell>
          <table:table-cell table:formula="of:=[.F947]+([.H947]-1)*24+30" office:value-type="float" office:value="531.5" calcext:value-type="float">
            <text:p>531,5</text:p>
          </table:table-cell>
          <table:table-cell table:formula="of:=MONTH([.D947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rolina</text:p>
          </table:table-cell>
          <table:table-cell table:style-name="ce2" office:value-type="string" calcext:value-type="string">
            <text:p>Podkalicka</text:p>
          </table:table-cell>
          <table:table-cell table:style-name="ce2" office:value-type="string" calcext:value-type="string">
            <text:p>Krakow</text:p>
          </table:table-cell>
          <table:table-cell table:number-columns-repeated="2" table:style-name="ce6" office:value-type="date" office:date-value="2014-12-13" calcext:value-type="date">
            <text:p>13.12.2014</text:p>
          </table:table-cell>
          <table:table-cell office:value-type="float" office:value="501.5" calcext:value-type="float">
            <text:p>501,5</text:p>
          </table:table-cell>
          <table:table-cell table:formula="of:=[.E948]-[.D948]" office:value-type="float" office:value="0" calcext:value-type="float">
            <text:p>0</text:p>
          </table:table-cell>
          <table:table-cell table:formula="of:=1+[.E948]-[.D948]" office:value-type="float" office:value="1" calcext:value-type="float">
            <text:p>1</text:p>
          </table:table-cell>
          <table:table-cell table:formula="of:=COM.MICROSOFT.CONCAT([.A948];[.B948])" office:value-type="string" office:string-value="KarolinaPodkalicka" calcext:value-type="string">
            <text:p>KarolinaPodkalicka</text:p>
          </table:table-cell>
          <table:table-cell table:formula="of:=COUNTIF([.$I$2:.$I$1001];[.I948])" office:value-type="float" office:value="8" calcext:value-type="float">
            <text:p>8</text:p>
          </table:table-cell>
          <table:table-cell table:formula="of:=SUMIF([.$I$2:.$I$1001];[.I948];[.$H$2:.$H$1001])" office:value-type="float" office:value="17" calcext:value-type="float">
            <text:p>17</text:p>
          </table:table-cell>
          <table:table-cell table:formula="of:=[.F948]+([.H948]-1)*24+30" office:value-type="float" office:value="531.5" calcext:value-type="float">
            <text:p>531,5</text:p>
          </table:table-cell>
          <table:table-cell table:formula="of:=MONTH([.D948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Augustowska</text:p>
          </table:table-cell>
          <table:table-cell table:style-name="ce2" office:value-type="string" calcext:value-type="string">
            <text:p>Zgierz</text:p>
          </table:table-cell>
          <table:table-cell table:number-columns-repeated="2" table:style-name="ce6" office:value-type="date" office:date-value="2014-12-14" calcext:value-type="date">
            <text:p>14.12.2014</text:p>
          </table:table-cell>
          <table:table-cell office:value-type="float" office:value="212.5" calcext:value-type="float">
            <text:p>212,5</text:p>
          </table:table-cell>
          <table:table-cell table:formula="of:=[.E949]-[.D949]" office:value-type="float" office:value="0" calcext:value-type="float">
            <text:p>0</text:p>
          </table:table-cell>
          <table:table-cell table:formula="of:=1+[.E949]-[.D949]" office:value-type="float" office:value="1" calcext:value-type="float">
            <text:p>1</text:p>
          </table:table-cell>
          <table:table-cell table:formula="of:=COM.MICROSOFT.CONCAT([.A949];[.B949])" office:value-type="string" office:string-value="AnnaAugustowska" calcext:value-type="string">
            <text:p>AnnaAugustowska</text:p>
          </table:table-cell>
          <table:table-cell table:formula="of:=COUNTIF([.$I$2:.$I$1001];[.I949])" office:value-type="float" office:value="9" calcext:value-type="float">
            <text:p>9</text:p>
          </table:table-cell>
          <table:table-cell table:formula="of:=SUMIF([.$I$2:.$I$1001];[.I949];[.$H$2:.$H$1001])" office:value-type="float" office:value="22" calcext:value-type="float">
            <text:p>22</text:p>
          </table:table-cell>
          <table:table-cell table:formula="of:=[.F949]+([.H949]-1)*24+30" office:value-type="float" office:value="242.5" calcext:value-type="float">
            <text:p>242,5</text:p>
          </table:table-cell>
          <table:table-cell table:formula="of:=MONTH([.D949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ebastian</text:p>
          </table:table-cell>
          <table:table-cell table:style-name="ce2" office:value-type="string" calcext:value-type="string">
            <text:p>Halik</text:p>
          </table:table-cell>
          <table:table-cell table:style-name="ce2" office:value-type="string" calcext:value-type="string">
            <text:p>Krakow</text:p>
          </table:table-cell>
          <table:table-cell table:number-columns-repeated="2" table:style-name="ce6" office:value-type="date" office:date-value="2014-12-14" calcext:value-type="date">
            <text:p>14.12.2014</text:p>
          </table:table-cell>
          <table:table-cell office:value-type="float" office:value="501.5" calcext:value-type="float">
            <text:p>501,5</text:p>
          </table:table-cell>
          <table:table-cell table:formula="of:=[.E950]-[.D950]" office:value-type="float" office:value="0" calcext:value-type="float">
            <text:p>0</text:p>
          </table:table-cell>
          <table:table-cell table:formula="of:=1+[.E950]-[.D950]" office:value-type="float" office:value="1" calcext:value-type="float">
            <text:p>1</text:p>
          </table:table-cell>
          <table:table-cell table:formula="of:=COM.MICROSOFT.CONCAT([.A950];[.B950])" office:value-type="string" office:string-value="SebastianHalik" calcext:value-type="string">
            <text:p>SebastianHalik</text:p>
          </table:table-cell>
          <table:table-cell table:formula="of:=COUNTIF([.$I$2:.$I$1001];[.I950])" office:value-type="float" office:value="11" calcext:value-type="float">
            <text:p>11</text:p>
          </table:table-cell>
          <table:table-cell table:formula="of:=SUMIF([.$I$2:.$I$1001];[.I950];[.$H$2:.$H$1001])" office:value-type="float" office:value="23" calcext:value-type="float">
            <text:p>23</text:p>
          </table:table-cell>
          <table:table-cell table:formula="of:=[.F950]+([.H950]-1)*24+30" office:value-type="float" office:value="531.5" calcext:value-type="float">
            <text:p>531,5</text:p>
          </table:table-cell>
          <table:table-cell table:formula="of:=MONTH([.D950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Natalia</text:p>
          </table:table-cell>
          <table:table-cell table:style-name="ce2" office:value-type="string" calcext:value-type="string">
            <text:p>Idar</text:p>
          </table:table-cell>
          <table:table-cell table:style-name="ce2" office:value-type="string" calcext:value-type="string">
            <text:p>Siedlce</text:p>
          </table:table-cell>
          <table:table-cell table:number-columns-repeated="2" table:style-name="ce6" office:value-type="date" office:date-value="2014-12-15" calcext:value-type="date">
            <text:p>15.12.2014</text:p>
          </table:table-cell>
          <table:table-cell office:value-type="float" office:value="156.4" calcext:value-type="float">
            <text:p>156,4</text:p>
          </table:table-cell>
          <table:table-cell table:formula="of:=[.E951]-[.D951]" office:value-type="float" office:value="0" calcext:value-type="float">
            <text:p>0</text:p>
          </table:table-cell>
          <table:table-cell table:formula="of:=1+[.E951]-[.D951]" office:value-type="float" office:value="1" calcext:value-type="float">
            <text:p>1</text:p>
          </table:table-cell>
          <table:table-cell table:formula="of:=COM.MICROSOFT.CONCAT([.A951];[.B951])" office:value-type="string" office:string-value="NataliaIdar" calcext:value-type="string">
            <text:p>NataliaIdar</text:p>
          </table:table-cell>
          <table:table-cell table:formula="of:=COUNTIF([.$I$2:.$I$1001];[.I951])" office:value-type="float" office:value="10" calcext:value-type="float">
            <text:p>10</text:p>
          </table:table-cell>
          <table:table-cell table:formula="of:=SUMIF([.$I$2:.$I$1001];[.I951];[.$H$2:.$H$1001])" office:value-type="float" office:value="18" calcext:value-type="float">
            <text:p>18</text:p>
          </table:table-cell>
          <table:table-cell table:formula="of:=[.F951]+([.H951]-1)*24+30" office:value-type="float" office:value="186.4" calcext:value-type="float">
            <text:p>186,4</text:p>
          </table:table-cell>
          <table:table-cell table:formula="of:=MONTH([.D951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dam</text:p>
          </table:table-cell>
          <table:table-cell table:style-name="ce2" office:value-type="string" calcext:value-type="string">
            <text:p>Markowski</text:p>
          </table:table-cell>
          <table:table-cell table:style-name="ce2" office:value-type="string" calcext:value-type="string">
            <text:p>Zgierz</text:p>
          </table:table-cell>
          <table:table-cell table:number-columns-repeated="2" table:style-name="ce6" office:value-type="date" office:date-value="2014-12-15" calcext:value-type="date">
            <text:p>15.12.2014</text:p>
          </table:table-cell>
          <table:table-cell office:value-type="float" office:value="212.5" calcext:value-type="float">
            <text:p>212,5</text:p>
          </table:table-cell>
          <table:table-cell table:formula="of:=[.E952]-[.D952]" office:value-type="float" office:value="0" calcext:value-type="float">
            <text:p>0</text:p>
          </table:table-cell>
          <table:table-cell table:formula="of:=1+[.E952]-[.D952]" office:value-type="float" office:value="1" calcext:value-type="float">
            <text:p>1</text:p>
          </table:table-cell>
          <table:table-cell table:formula="of:=COM.MICROSOFT.CONCAT([.A952];[.B952])" office:value-type="string" office:string-value="AdamMarkowski" calcext:value-type="string">
            <text:p>AdamMarkowski</text:p>
          </table:table-cell>
          <table:table-cell table:formula="of:=COUNTIF([.$I$2:.$I$1001];[.I952])" office:value-type="float" office:value="8" calcext:value-type="float">
            <text:p>8</text:p>
          </table:table-cell>
          <table:table-cell table:formula="of:=SUMIF([.$I$2:.$I$1001];[.I952];[.$H$2:.$H$1001])" office:value-type="float" office:value="17" calcext:value-type="float">
            <text:p>17</text:p>
          </table:table-cell>
          <table:table-cell table:formula="of:=[.F952]+([.H952]-1)*24+30" office:value-type="float" office:value="242.5" calcext:value-type="float">
            <text:p>242,5</text:p>
          </table:table-cell>
          <table:table-cell table:formula="of:=MONTH([.D952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Wojciech</text:p>
          </table:table-cell>
          <table:table-cell table:style-name="ce2" office:value-type="string" calcext:value-type="string">
            <text:p>Mazowiecki</text:p>
          </table:table-cell>
          <table:table-cell table:style-name="ce2" office:value-type="string" calcext:value-type="string">
            <text:p>Siedlce</text:p>
          </table:table-cell>
          <table:table-cell table:number-columns-repeated="2" table:style-name="ce6" office:value-type="date" office:date-value="2014-12-15" calcext:value-type="date">
            <text:p>15.12.2014</text:p>
          </table:table-cell>
          <table:table-cell office:value-type="float" office:value="156.4" calcext:value-type="float">
            <text:p>156,4</text:p>
          </table:table-cell>
          <table:table-cell table:formula="of:=[.E953]-[.D953]" office:value-type="float" office:value="0" calcext:value-type="float">
            <text:p>0</text:p>
          </table:table-cell>
          <table:table-cell table:formula="of:=1+[.E953]-[.D953]" office:value-type="float" office:value="1" calcext:value-type="float">
            <text:p>1</text:p>
          </table:table-cell>
          <table:table-cell table:formula="of:=COM.MICROSOFT.CONCAT([.A953];[.B953])" office:value-type="string" office:string-value="WojciechMazowiecki" calcext:value-type="string">
            <text:p>WojciechMazowiecki</text:p>
          </table:table-cell>
          <table:table-cell table:formula="of:=COUNTIF([.$I$2:.$I$1001];[.I953])" office:value-type="float" office:value="7" calcext:value-type="float">
            <text:p>7</text:p>
          </table:table-cell>
          <table:table-cell table:formula="of:=SUMIF([.$I$2:.$I$1001];[.I953];[.$H$2:.$H$1001])" office:value-type="float" office:value="15" calcext:value-type="float">
            <text:p>15</text:p>
          </table:table-cell>
          <table:table-cell table:formula="of:=[.F953]+([.H953]-1)*24+30" office:value-type="float" office:value="186.4" calcext:value-type="float">
            <text:p>186,4</text:p>
          </table:table-cell>
          <table:table-cell table:formula="of:=MONTH([.D953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ndrzej</text:p>
          </table:table-cell>
          <table:table-cell table:style-name="ce2" office:value-type="string" calcext:value-type="string">
            <text:p>Barcz</text:p>
          </table:table-cell>
          <table:table-cell table:style-name="ce2" office:value-type="string" calcext:value-type="string">
            <text:p>Malbork</text:p>
          </table:table-cell>
          <table:table-cell table:style-name="ce6" office:value-type="date" office:date-value="2014-12-16" calcext:value-type="date">
            <text:p>16.12.2014</text:p>
          </table:table-cell>
          <table:table-cell table:style-name="ce6" office:value-type="date" office:date-value="2014-12-17" calcext:value-type="date">
            <text:p>17.12.2014</text:p>
          </table:table-cell>
          <table:table-cell office:value-type="float" office:value="891" calcext:value-type="float">
            <text:p>891</text:p>
          </table:table-cell>
          <table:table-cell table:formula="of:=[.E954]-[.D954]" office:value-type="float" office:value="1" calcext:value-type="float">
            <text:p>1</text:p>
          </table:table-cell>
          <table:table-cell table:formula="of:=1+[.E954]-[.D954]" office:value-type="float" office:value="2" calcext:value-type="float">
            <text:p>2</text:p>
          </table:table-cell>
          <table:table-cell table:formula="of:=COM.MICROSOFT.CONCAT([.A954];[.B954])" office:value-type="string" office:string-value="AndrzejBarcz" calcext:value-type="string">
            <text:p>AndrzejBarcz</text:p>
          </table:table-cell>
          <table:table-cell table:formula="of:=COUNTIF([.$I$2:.$I$1001];[.I954])" office:value-type="float" office:value="7" calcext:value-type="float">
            <text:p>7</text:p>
          </table:table-cell>
          <table:table-cell table:formula="of:=SUMIF([.$I$2:.$I$1001];[.I954];[.$H$2:.$H$1001])" office:value-type="float" office:value="18" calcext:value-type="float">
            <text:p>18</text:p>
          </table:table-cell>
          <table:table-cell table:formula="of:=[.F954]+([.H954]-1)*24+30" office:value-type="float" office:value="945" calcext:value-type="float">
            <text:p>945</text:p>
          </table:table-cell>
          <table:table-cell table:formula="of:=MONTH([.D954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atrycja</text:p>
          </table:table-cell>
          <table:table-cell table:style-name="ce2" office:value-type="string" calcext:value-type="string">
            <text:p>Czarnoleska</text:p>
          </table:table-cell>
          <table:table-cell table:style-name="ce2" office:value-type="string" calcext:value-type="string">
            <text:p>Olsztyn</text:p>
          </table:table-cell>
          <table:table-cell table:style-name="ce6" office:value-type="date" office:date-value="2014-12-16" calcext:value-type="date">
            <text:p>16.12.2014</text:p>
          </table:table-cell>
          <table:table-cell table:style-name="ce6" office:value-type="date" office:date-value="2014-12-19" calcext:value-type="date">
            <text:p>19.12.2014</text:p>
          </table:table-cell>
          <table:table-cell office:value-type="float" office:value="852.8" calcext:value-type="float">
            <text:p>852,8</text:p>
          </table:table-cell>
          <table:table-cell table:formula="of:=[.E955]-[.D955]" office:value-type="float" office:value="3" calcext:value-type="float">
            <text:p>3</text:p>
          </table:table-cell>
          <table:table-cell table:formula="of:=1+[.E955]-[.D955]" office:value-type="float" office:value="4" calcext:value-type="float">
            <text:p>4</text:p>
          </table:table-cell>
          <table:table-cell table:formula="of:=COM.MICROSOFT.CONCAT([.A955];[.B955])" office:value-type="string" office:string-value="PatrycjaCzarnoleska" calcext:value-type="string">
            <text:p>PatrycjaCzarnoleska</text:p>
          </table:table-cell>
          <table:table-cell table:formula="of:=COUNTIF([.$I$2:.$I$1001];[.I955])" office:value-type="float" office:value="15" calcext:value-type="float">
            <text:p>15</text:p>
          </table:table-cell>
          <table:table-cell table:formula="of:=SUMIF([.$I$2:.$I$1001];[.I955];[.$H$2:.$H$1001])" office:value-type="float" office:value="39" calcext:value-type="float">
            <text:p>39</text:p>
          </table:table-cell>
          <table:table-cell table:formula="of:=[.F955]+([.H955]-1)*24+30" office:value-type="float" office:value="954.8" calcext:value-type="float">
            <text:p>954,8</text:p>
          </table:table-cell>
          <table:table-cell table:formula="of:=MONTH([.D955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Olivia</text:p>
          </table:table-cell>
          <table:table-cell table:style-name="ce2" office:value-type="string" calcext:value-type="string">
            <text:p>Gabor</text:p>
          </table:table-cell>
          <table:table-cell table:style-name="ce2" office:value-type="string" calcext:value-type="string">
            <text:p>Krakow</text:p>
          </table:table-cell>
          <table:table-cell table:style-name="ce6" office:value-type="date" office:date-value="2014-12-16" calcext:value-type="date">
            <text:p>16.12.2014</text:p>
          </table:table-cell>
          <table:table-cell table:style-name="ce6" office:value-type="date" office:date-value="2014-12-17" calcext:value-type="date">
            <text:p>17.12.2014</text:p>
          </table:table-cell>
          <table:table-cell office:value-type="float" office:value="706.5" calcext:value-type="float">
            <text:p>706,5</text:p>
          </table:table-cell>
          <table:table-cell table:formula="of:=[.E956]-[.D956]" office:value-type="float" office:value="1" calcext:value-type="float">
            <text:p>1</text:p>
          </table:table-cell>
          <table:table-cell table:formula="of:=1+[.E956]-[.D956]" office:value-type="float" office:value="2" calcext:value-type="float">
            <text:p>2</text:p>
          </table:table-cell>
          <table:table-cell table:formula="of:=COM.MICROSOFT.CONCAT([.A956];[.B956])" office:value-type="string" office:string-value="OliviaGabor" calcext:value-type="string">
            <text:p>OliviaGabor</text:p>
          </table:table-cell>
          <table:table-cell table:formula="of:=COUNTIF([.$I$2:.$I$1001];[.I956])" office:value-type="float" office:value="16" calcext:value-type="float">
            <text:p>16</text:p>
          </table:table-cell>
          <table:table-cell table:formula="of:=SUMIF([.$I$2:.$I$1001];[.I956];[.$H$2:.$H$1001])" office:value-type="float" office:value="31" calcext:value-type="float">
            <text:p>31</text:p>
          </table:table-cell>
          <table:table-cell table:formula="of:=[.F956]+([.H956]-1)*24+30" office:value-type="float" office:value="760.5" calcext:value-type="float">
            <text:p>760,5</text:p>
          </table:table-cell>
          <table:table-cell table:formula="of:=MONTH([.D956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zimiera</text:p>
          </table:table-cell>
          <table:table-cell table:style-name="ce2" office:value-type="string" calcext:value-type="string">
            <text:p>Parczewska</text:p>
          </table:table-cell>
          <table:table-cell table:style-name="ce2" office:value-type="string" calcext:value-type="string">
            <text:p>Kalisz</text:p>
          </table:table-cell>
          <table:table-cell table:number-columns-repeated="2" table:style-name="ce6" office:value-type="date" office:date-value="2014-12-16" calcext:value-type="date">
            <text:p>16.12.2014</text:p>
          </table:table-cell>
          <table:table-cell office:value-type="float" office:value="442" calcext:value-type="float">
            <text:p>442</text:p>
          </table:table-cell>
          <table:table-cell table:formula="of:=[.E957]-[.D957]" office:value-type="float" office:value="0" calcext:value-type="float">
            <text:p>0</text:p>
          </table:table-cell>
          <table:table-cell table:formula="of:=1+[.E957]-[.D957]" office:value-type="float" office:value="1" calcext:value-type="float">
            <text:p>1</text:p>
          </table:table-cell>
          <table:table-cell table:formula="of:=COM.MICROSOFT.CONCAT([.A957];[.B957])" office:value-type="string" office:string-value="KazimieraParczewska" calcext:value-type="string">
            <text:p>KazimieraParczewska</text:p>
          </table:table-cell>
          <table:table-cell table:formula="of:=COUNTIF([.$I$2:.$I$1001];[.I957])" office:value-type="float" office:value="11" calcext:value-type="float">
            <text:p>11</text:p>
          </table:table-cell>
          <table:table-cell table:formula="of:=SUMIF([.$I$2:.$I$1001];[.I957];[.$H$2:.$H$1001])" office:value-type="float" office:value="28" calcext:value-type="float">
            <text:p>28</text:p>
          </table:table-cell>
          <table:table-cell table:formula="of:=[.F957]+([.H957]-1)*24+30" office:value-type="float" office:value="472" calcext:value-type="float">
            <text:p>472</text:p>
          </table:table-cell>
          <table:table-cell table:formula="of:=MONTH([.D957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tarzyna</text:p>
          </table:table-cell>
          <table:table-cell table:style-name="ce2" office:value-type="string" calcext:value-type="string">
            <text:p>Piotrowska</text:p>
          </table:table-cell>
          <table:table-cell table:style-name="ce2" office:value-type="string" calcext:value-type="string">
            <text:p>Kutno</text:p>
          </table:table-cell>
          <table:table-cell table:number-columns-repeated="2" table:style-name="ce6" office:value-type="date" office:date-value="2014-12-16" calcext:value-type="date">
            <text:p>16.12.2014</text:p>
          </table:table-cell>
          <table:table-cell office:value-type="float" office:value="278.8" calcext:value-type="float">
            <text:p>278,8</text:p>
          </table:table-cell>
          <table:table-cell table:formula="of:=[.E958]-[.D958]" office:value-type="float" office:value="0" calcext:value-type="float">
            <text:p>0</text:p>
          </table:table-cell>
          <table:table-cell table:formula="of:=1+[.E958]-[.D958]" office:value-type="float" office:value="1" calcext:value-type="float">
            <text:p>1</text:p>
          </table:table-cell>
          <table:table-cell table:formula="of:=COM.MICROSOFT.CONCAT([.A958];[.B958])" office:value-type="string" office:string-value="KatarzynaPiotrowska" calcext:value-type="string">
            <text:p>KatarzynaPiotrowska</text:p>
          </table:table-cell>
          <table:table-cell table:formula="of:=COUNTIF([.$I$2:.$I$1001];[.I958])" office:value-type="float" office:value="10" calcext:value-type="float">
            <text:p>10</text:p>
          </table:table-cell>
          <table:table-cell table:formula="of:=SUMIF([.$I$2:.$I$1001];[.I958];[.$H$2:.$H$1001])" office:value-type="float" office:value="27" calcext:value-type="float">
            <text:p>27</text:p>
          </table:table-cell>
          <table:table-cell table:formula="of:=[.F958]+([.H958]-1)*24+30" office:value-type="float" office:value="308.8" calcext:value-type="float">
            <text:p>308,8</text:p>
          </table:table-cell>
          <table:table-cell table:formula="of:=MONTH([.D958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iotr</text:p>
          </table:table-cell>
          <table:table-cell table:style-name="ce2" office:value-type="string" calcext:value-type="string">
            <text:p>Rajczakowski</text:p>
          </table:table-cell>
          <table:table-cell table:style-name="ce2" office:value-type="string" calcext:value-type="string">
            <text:p>Siedlce</text:p>
          </table:table-cell>
          <table:table-cell table:style-name="ce6" office:value-type="date" office:date-value="2014-12-16" calcext:value-type="date">
            <text:p>16.12.2014</text:p>
          </table:table-cell>
          <table:table-cell table:style-name="ce6" office:value-type="date" office:date-value="2014-12-17" calcext:value-type="date">
            <text:p>17.12.2014</text:p>
          </table:table-cell>
          <table:table-cell office:value-type="float" office:value="295.4" calcext:value-type="float">
            <text:p>295,4</text:p>
          </table:table-cell>
          <table:table-cell table:formula="of:=[.E959]-[.D959]" office:value-type="float" office:value="1" calcext:value-type="float">
            <text:p>1</text:p>
          </table:table-cell>
          <table:table-cell table:formula="of:=1+[.E959]-[.D959]" office:value-type="float" office:value="2" calcext:value-type="float">
            <text:p>2</text:p>
          </table:table-cell>
          <table:table-cell table:formula="of:=COM.MICROSOFT.CONCAT([.A959];[.B959])" office:value-type="string" office:string-value="PiotrRajczakowski" calcext:value-type="string">
            <text:p>PiotrRajczakowski</text:p>
          </table:table-cell>
          <table:table-cell table:formula="of:=COUNTIF([.$I$2:.$I$1001];[.I959])" office:value-type="float" office:value="11" calcext:value-type="float">
            <text:p>11</text:p>
          </table:table-cell>
          <table:table-cell table:formula="of:=SUMIF([.$I$2:.$I$1001];[.I959];[.$H$2:.$H$1001])" office:value-type="float" office:value="22" calcext:value-type="float">
            <text:p>22</text:p>
          </table:table-cell>
          <table:table-cell table:formula="of:=[.F959]+([.H959]-1)*24+30" office:value-type="float" office:value="349.4" calcext:value-type="float">
            <text:p>349,4</text:p>
          </table:table-cell>
          <table:table-cell table:formula="of:=MONTH([.D959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Augustowska</text:p>
          </table:table-cell>
          <table:table-cell table:style-name="ce2" office:value-type="string" calcext:value-type="string">
            <text:p>Olsztyn</text:p>
          </table:table-cell>
          <table:table-cell table:number-columns-repeated="2" table:style-name="ce6" office:value-type="date" office:date-value="2014-12-17" calcext:value-type="date">
            <text:p>17.12.2014</text:p>
          </table:table-cell>
          <table:table-cell office:value-type="float" office:value="363.8" calcext:value-type="float">
            <text:p>363,8</text:p>
          </table:table-cell>
          <table:table-cell table:formula="of:=[.E960]-[.D960]" office:value-type="float" office:value="0" calcext:value-type="float">
            <text:p>0</text:p>
          </table:table-cell>
          <table:table-cell table:formula="of:=1+[.E960]-[.D960]" office:value-type="float" office:value="1" calcext:value-type="float">
            <text:p>1</text:p>
          </table:table-cell>
          <table:table-cell table:formula="of:=COM.MICROSOFT.CONCAT([.A960];[.B960])" office:value-type="string" office:string-value="AnnaAugustowska" calcext:value-type="string">
            <text:p>AnnaAugustowska</text:p>
          </table:table-cell>
          <table:table-cell table:formula="of:=COUNTIF([.$I$2:.$I$1001];[.I960])" office:value-type="float" office:value="9" calcext:value-type="float">
            <text:p>9</text:p>
          </table:table-cell>
          <table:table-cell table:formula="of:=SUMIF([.$I$2:.$I$1001];[.I960];[.$H$2:.$H$1001])" office:value-type="float" office:value="22" calcext:value-type="float">
            <text:p>22</text:p>
          </table:table-cell>
          <table:table-cell table:formula="of:=[.F960]+([.H960]-1)*24+30" office:value-type="float" office:value="393.8" calcext:value-type="float">
            <text:p>393,8</text:p>
          </table:table-cell>
          <table:table-cell table:formula="of:=MONTH([.D960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aulina</text:p>
          </table:table-cell>
          <table:table-cell table:style-name="ce2" office:value-type="string" calcext:value-type="string">
            <text:p>Maskor</text:p>
          </table:table-cell>
          <table:table-cell table:style-name="ce2" office:value-type="string" calcext:value-type="string">
            <text:p>Krakow</text:p>
          </table:table-cell>
          <table:table-cell table:number-columns-repeated="2" table:style-name="ce6" office:value-type="date" office:date-value="2014-12-17" calcext:value-type="date">
            <text:p>17.12.2014</text:p>
          </table:table-cell>
          <table:table-cell office:value-type="float" office:value="501.5" calcext:value-type="float">
            <text:p>501,5</text:p>
          </table:table-cell>
          <table:table-cell table:formula="of:=[.E961]-[.D961]" office:value-type="float" office:value="0" calcext:value-type="float">
            <text:p>0</text:p>
          </table:table-cell>
          <table:table-cell table:formula="of:=1+[.E961]-[.D961]" office:value-type="float" office:value="1" calcext:value-type="float">
            <text:p>1</text:p>
          </table:table-cell>
          <table:table-cell table:formula="of:=COM.MICROSOFT.CONCAT([.A961];[.B961])" office:value-type="string" office:string-value="PaulinaMaskor" calcext:value-type="string">
            <text:p>PaulinaMaskor</text:p>
          </table:table-cell>
          <table:table-cell table:formula="of:=COUNTIF([.$I$2:.$I$1001];[.I961])" office:value-type="float" office:value="13" calcext:value-type="float">
            <text:p>13</text:p>
          </table:table-cell>
          <table:table-cell table:formula="of:=SUMIF([.$I$2:.$I$1001];[.I961];[.$H$2:.$H$1001])" office:value-type="float" office:value="41" calcext:value-type="float">
            <text:p>41</text:p>
          </table:table-cell>
          <table:table-cell table:formula="of:=[.F961]+([.H961]-1)*24+30" office:value-type="float" office:value="531.5" calcext:value-type="float">
            <text:p>531,5</text:p>
          </table:table-cell>
          <table:table-cell table:formula="of:=MONTH([.D961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rolina</text:p>
          </table:table-cell>
          <table:table-cell table:style-name="ce2" office:value-type="string" calcext:value-type="string">
            <text:p>Podkalicka</text:p>
          </table:table-cell>
          <table:table-cell table:style-name="ce2" office:value-type="string" calcext:value-type="string">
            <text:p>Bydgoszcz</text:p>
          </table:table-cell>
          <table:table-cell table:number-columns-repeated="2" table:style-name="ce6" office:value-type="date" office:date-value="2014-12-17" calcext:value-type="date">
            <text:p>17.12.2014</text:p>
          </table:table-cell>
          <table:table-cell office:value-type="float" office:value="513.4" calcext:value-type="float">
            <text:p>513,4</text:p>
          </table:table-cell>
          <table:table-cell table:formula="of:=[.E962]-[.D962]" office:value-type="float" office:value="0" calcext:value-type="float">
            <text:p>0</text:p>
          </table:table-cell>
          <table:table-cell table:formula="of:=1+[.E962]-[.D962]" office:value-type="float" office:value="1" calcext:value-type="float">
            <text:p>1</text:p>
          </table:table-cell>
          <table:table-cell table:formula="of:=COM.MICROSOFT.CONCAT([.A962];[.B962])" office:value-type="string" office:string-value="KarolinaPodkalicka" calcext:value-type="string">
            <text:p>KarolinaPodkalicka</text:p>
          </table:table-cell>
          <table:table-cell table:formula="of:=COUNTIF([.$I$2:.$I$1001];[.I962])" office:value-type="float" office:value="8" calcext:value-type="float">
            <text:p>8</text:p>
          </table:table-cell>
          <table:table-cell table:formula="of:=SUMIF([.$I$2:.$I$1001];[.I962];[.$H$2:.$H$1001])" office:value-type="float" office:value="17" calcext:value-type="float">
            <text:p>17</text:p>
          </table:table-cell>
          <table:table-cell table:formula="of:=[.F962]+([.H962]-1)*24+30" office:value-type="float" office:value="543.4" calcext:value-type="float">
            <text:p>543,4</text:p>
          </table:table-cell>
          <table:table-cell table:formula="of:=MONTH([.D962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erzy</text:p>
          </table:table-cell>
          <table:table-cell table:style-name="ce2" office:value-type="string" calcext:value-type="string">
            <text:p>Dusznicki</text:p>
          </table:table-cell>
          <table:table-cell table:style-name="ce2" office:value-type="string" calcext:value-type="string">
            <text:p>Olsztyn</text:p>
          </table:table-cell>
          <table:table-cell table:number-columns-repeated="2" table:style-name="ce6" office:value-type="date" office:date-value="2014-12-18" calcext:value-type="date">
            <text:p>18.12.2014</text:p>
          </table:table-cell>
          <table:table-cell office:value-type="float" office:value="363.8" calcext:value-type="float">
            <text:p>363,8</text:p>
          </table:table-cell>
          <table:table-cell table:formula="of:=[.E963]-[.D963]" office:value-type="float" office:value="0" calcext:value-type="float">
            <text:p>0</text:p>
          </table:table-cell>
          <table:table-cell table:formula="of:=1+[.E963]-[.D963]" office:value-type="float" office:value="1" calcext:value-type="float">
            <text:p>1</text:p>
          </table:table-cell>
          <table:table-cell table:formula="of:=COM.MICROSOFT.CONCAT([.A963];[.B963])" office:value-type="string" office:string-value="JerzyDusznicki" calcext:value-type="string">
            <text:p>JerzyDusznicki</text:p>
          </table:table-cell>
          <table:table-cell table:formula="of:=COUNTIF([.$I$2:.$I$1001];[.I963])" office:value-type="float" office:value="13" calcext:value-type="float">
            <text:p>13</text:p>
          </table:table-cell>
          <table:table-cell table:formula="of:=SUMIF([.$I$2:.$I$1001];[.I963];[.$H$2:.$H$1001])" office:value-type="float" office:value="38" calcext:value-type="float">
            <text:p>38</text:p>
          </table:table-cell>
          <table:table-cell table:formula="of:=[.F963]+([.H963]-1)*24+30" office:value-type="float" office:value="393.8" calcext:value-type="float">
            <text:p>393,8</text:p>
          </table:table-cell>
          <table:table-cell table:formula="of:=MONTH([.D963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cper</text:p>
          </table:table-cell>
          <table:table-cell table:style-name="ce2" office:value-type="string" calcext:value-type="string">
            <text:p>Krajewski</text:p>
          </table:table-cell>
          <table:table-cell table:style-name="ce2" office:value-type="string" calcext:value-type="string">
            <text:p>Olsztyn</text:p>
          </table:table-cell>
          <table:table-cell table:number-columns-repeated="2" table:style-name="ce6" office:value-type="date" office:date-value="2014-12-18" calcext:value-type="date">
            <text:p>18.12.2014</text:p>
          </table:table-cell>
          <table:table-cell office:value-type="float" office:value="363.8" calcext:value-type="float">
            <text:p>363,8</text:p>
          </table:table-cell>
          <table:table-cell table:formula="of:=[.E964]-[.D964]" office:value-type="float" office:value="0" calcext:value-type="float">
            <text:p>0</text:p>
          </table:table-cell>
          <table:table-cell table:formula="of:=1+[.E964]-[.D964]" office:value-type="float" office:value="1" calcext:value-type="float">
            <text:p>1</text:p>
          </table:table-cell>
          <table:table-cell table:formula="of:=COM.MICROSOFT.CONCAT([.A964];[.B964])" office:value-type="string" office:string-value="KacperKrajewski" calcext:value-type="string">
            <text:p>KacperKrajewski</text:p>
          </table:table-cell>
          <table:table-cell table:formula="of:=COUNTIF([.$I$2:.$I$1001];[.I964])" office:value-type="float" office:value="10" calcext:value-type="float">
            <text:p>10</text:p>
          </table:table-cell>
          <table:table-cell table:formula="of:=SUMIF([.$I$2:.$I$1001];[.I964];[.$H$2:.$H$1001])" office:value-type="float" office:value="25" calcext:value-type="float">
            <text:p>25</text:p>
          </table:table-cell>
          <table:table-cell table:formula="of:=[.F964]+([.H964]-1)*24+30" office:value-type="float" office:value="393.8" calcext:value-type="float">
            <text:p>393,8</text:p>
          </table:table-cell>
          <table:table-cell table:formula="of:=MONTH([.D964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Zuzanna</text:p>
          </table:table-cell>
          <table:table-cell table:style-name="ce2" office:value-type="string" calcext:value-type="string">
            <text:p>Piotrkowska</text:p>
          </table:table-cell>
          <table:table-cell table:style-name="ce2" office:value-type="string" calcext:value-type="string">
            <text:p>Lublin</text:p>
          </table:table-cell>
          <table:table-cell table:number-columns-repeated="2" table:style-name="ce6" office:value-type="date" office:date-value="2014-12-18" calcext:value-type="date">
            <text:p>18.12.2014</text:p>
          </table:table-cell>
          <table:table-cell office:value-type="float" office:value="290.7" calcext:value-type="float">
            <text:p>290,7</text:p>
          </table:table-cell>
          <table:table-cell table:formula="of:=[.E965]-[.D965]" office:value-type="float" office:value="0" calcext:value-type="float">
            <text:p>0</text:p>
          </table:table-cell>
          <table:table-cell table:formula="of:=1+[.E965]-[.D965]" office:value-type="float" office:value="1" calcext:value-type="float">
            <text:p>1</text:p>
          </table:table-cell>
          <table:table-cell table:formula="of:=COM.MICROSOFT.CONCAT([.A965];[.B965])" office:value-type="string" office:string-value="ZuzannaPiotrkowska" calcext:value-type="string">
            <text:p>ZuzannaPiotrkowska</text:p>
          </table:table-cell>
          <table:table-cell table:formula="of:=COUNTIF([.$I$2:.$I$1001];[.I965])" office:value-type="float" office:value="15" calcext:value-type="float">
            <text:p>15</text:p>
          </table:table-cell>
          <table:table-cell table:formula="of:=SUMIF([.$I$2:.$I$1001];[.I965];[.$H$2:.$H$1001])" office:value-type="float" office:value="34" calcext:value-type="float">
            <text:p>34</text:p>
          </table:table-cell>
          <table:table-cell table:formula="of:=[.F965]+([.H965]-1)*24+30" office:value-type="float" office:value="320.7" calcext:value-type="float">
            <text:p>320,7</text:p>
          </table:table-cell>
          <table:table-cell table:formula="of:=MONTH([.D965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iotr</text:p>
          </table:table-cell>
          <table:table-cell table:style-name="ce2" office:value-type="string" calcext:value-type="string">
            <text:p>Roman</text:p>
          </table:table-cell>
          <table:table-cell table:style-name="ce2" office:value-type="string" calcext:value-type="string">
            <text:p>Zgierz</text:p>
          </table:table-cell>
          <table:table-cell table:style-name="ce6" office:value-type="date" office:date-value="2014-12-18" calcext:value-type="date">
            <text:p>18.12.2014</text:p>
          </table:table-cell>
          <table:table-cell table:style-name="ce6" office:value-type="date" office:date-value="2014-12-19" calcext:value-type="date">
            <text:p>19.12.2014</text:p>
          </table:table-cell>
          <table:table-cell office:value-type="float" office:value="331.5" calcext:value-type="float">
            <text:p>331,5</text:p>
          </table:table-cell>
          <table:table-cell table:formula="of:=[.E966]-[.D966]" office:value-type="float" office:value="1" calcext:value-type="float">
            <text:p>1</text:p>
          </table:table-cell>
          <table:table-cell table:formula="of:=1+[.E966]-[.D966]" office:value-type="float" office:value="2" calcext:value-type="float">
            <text:p>2</text:p>
          </table:table-cell>
          <table:table-cell table:formula="of:=COM.MICROSOFT.CONCAT([.A966];[.B966])" office:value-type="string" office:string-value="PiotrRoman" calcext:value-type="string">
            <text:p>PiotrRoman</text:p>
          </table:table-cell>
          <table:table-cell table:formula="of:=COUNTIF([.$I$2:.$I$1001];[.I966])" office:value-type="float" office:value="13" calcext:value-type="float">
            <text:p>13</text:p>
          </table:table-cell>
          <table:table-cell table:formula="of:=SUMIF([.$I$2:.$I$1001];[.I966];[.$H$2:.$H$1001])" office:value-type="float" office:value="39" calcext:value-type="float">
            <text:p>39</text:p>
          </table:table-cell>
          <table:table-cell table:formula="of:=[.F966]+([.H966]-1)*24+30" office:value-type="float" office:value="385.5" calcext:value-type="float">
            <text:p>385,5</text:p>
          </table:table-cell>
          <table:table-cell table:formula="of:=MONTH([.D966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mil</text:p>
          </table:table-cell>
          <table:table-cell table:style-name="ce2" office:value-type="string" calcext:value-type="string">
            <text:p>Zabrzeski</text:p>
          </table:table-cell>
          <table:table-cell table:style-name="ce2" office:value-type="string" calcext:value-type="string">
            <text:p>Katowice</text:p>
          </table:table-cell>
          <table:table-cell table:number-columns-repeated="2" table:style-name="ce6" office:value-type="date" office:date-value="2014-12-18" calcext:value-type="date">
            <text:p>18.12.2014</text:p>
          </table:table-cell>
          <table:table-cell office:value-type="float" office:value="494.7" calcext:value-type="float">
            <text:p>494,7</text:p>
          </table:table-cell>
          <table:table-cell table:formula="of:=[.E967]-[.D967]" office:value-type="float" office:value="0" calcext:value-type="float">
            <text:p>0</text:p>
          </table:table-cell>
          <table:table-cell table:formula="of:=1+[.E967]-[.D967]" office:value-type="float" office:value="1" calcext:value-type="float">
            <text:p>1</text:p>
          </table:table-cell>
          <table:table-cell table:formula="of:=COM.MICROSOFT.CONCAT([.A967];[.B967])" office:value-type="string" office:string-value="KamilZabrzeski" calcext:value-type="string">
            <text:p>KamilZabrzeski</text:p>
          </table:table-cell>
          <table:table-cell table:formula="of:=COUNTIF([.$I$2:.$I$1001];[.I967])" office:value-type="float" office:value="13" calcext:value-type="float">
            <text:p>13</text:p>
          </table:table-cell>
          <table:table-cell table:formula="of:=SUMIF([.$I$2:.$I$1001];[.I967];[.$H$2:.$H$1001])" office:value-type="float" office:value="34" calcext:value-type="float">
            <text:p>34</text:p>
          </table:table-cell>
          <table:table-cell table:formula="of:=[.F967]+([.H967]-1)*24+30" office:value-type="float" office:value="524.7" calcext:value-type="float">
            <text:p>524,7</text:p>
          </table:table-cell>
          <table:table-cell table:formula="of:=MONTH([.D967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erzy</text:p>
          </table:table-cell>
          <table:table-cell table:style-name="ce2" office:value-type="string" calcext:value-type="string">
            <text:p>Misiek</text:p>
          </table:table-cell>
          <table:table-cell table:style-name="ce2" office:value-type="string" calcext:value-type="string">
            <text:p>Siedlce</text:p>
          </table:table-cell>
          <table:table-cell table:number-columns-repeated="2" table:style-name="ce6" office:value-type="date" office:date-value="2014-12-19" calcext:value-type="date">
            <text:p>19.12.2014</text:p>
          </table:table-cell>
          <table:table-cell office:value-type="float" office:value="156.4" calcext:value-type="float">
            <text:p>156,4</text:p>
          </table:table-cell>
          <table:table-cell table:formula="of:=[.E968]-[.D968]" office:value-type="float" office:value="0" calcext:value-type="float">
            <text:p>0</text:p>
          </table:table-cell>
          <table:table-cell table:formula="of:=1+[.E968]-[.D968]" office:value-type="float" office:value="1" calcext:value-type="float">
            <text:p>1</text:p>
          </table:table-cell>
          <table:table-cell table:formula="of:=COM.MICROSOFT.CONCAT([.A968];[.B968])" office:value-type="string" office:string-value="JerzyMisiek" calcext:value-type="string">
            <text:p>JerzyMisiek</text:p>
          </table:table-cell>
          <table:table-cell table:formula="of:=COUNTIF([.$I$2:.$I$1001];[.I968])" office:value-type="float" office:value="11" calcext:value-type="float">
            <text:p>11</text:p>
          </table:table-cell>
          <table:table-cell table:formula="of:=SUMIF([.$I$2:.$I$1001];[.I968];[.$H$2:.$H$1001])" office:value-type="float" office:value="28" calcext:value-type="float">
            <text:p>28</text:p>
          </table:table-cell>
          <table:table-cell table:formula="of:=[.F968]+([.H968]-1)*24+30" office:value-type="float" office:value="186.4" calcext:value-type="float">
            <text:p>186,4</text:p>
          </table:table-cell>
          <table:table-cell table:formula="of:=MONTH([.D968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Teresa</text:p>
          </table:table-cell>
          <table:table-cell table:style-name="ce2" office:value-type="string" calcext:value-type="string">
            <text:p>Moskiewska</text:p>
          </table:table-cell>
          <table:table-cell table:style-name="ce2" office:value-type="string" calcext:value-type="string">
            <text:p>Katowice</text:p>
          </table:table-cell>
          <table:table-cell table:number-columns-repeated="2" table:style-name="ce6" office:value-type="date" office:date-value="2014-12-19" calcext:value-type="date">
            <text:p>19.12.2014</text:p>
          </table:table-cell>
          <table:table-cell office:value-type="float" office:value="494.7" calcext:value-type="float">
            <text:p>494,7</text:p>
          </table:table-cell>
          <table:table-cell table:formula="of:=[.E969]-[.D969]" office:value-type="float" office:value="0" calcext:value-type="float">
            <text:p>0</text:p>
          </table:table-cell>
          <table:table-cell table:formula="of:=1+[.E969]-[.D969]" office:value-type="float" office:value="1" calcext:value-type="float">
            <text:p>1</text:p>
          </table:table-cell>
          <table:table-cell table:formula="of:=COM.MICROSOFT.CONCAT([.A969];[.B969])" office:value-type="string" office:string-value="TeresaMoskiewska" calcext:value-type="string">
            <text:p>TeresaMoskiewska</text:p>
          </table:table-cell>
          <table:table-cell table:formula="of:=COUNTIF([.$I$2:.$I$1001];[.I969])" office:value-type="float" office:value="11" calcext:value-type="float">
            <text:p>11</text:p>
          </table:table-cell>
          <table:table-cell table:formula="of:=SUMIF([.$I$2:.$I$1001];[.I969];[.$H$2:.$H$1001])" office:value-type="float" office:value="20" calcext:value-type="float">
            <text:p>20</text:p>
          </table:table-cell>
          <table:table-cell table:formula="of:=[.F969]+([.H969]-1)*24+30" office:value-type="float" office:value="524.7" calcext:value-type="float">
            <text:p>524,7</text:p>
          </table:table-cell>
          <table:table-cell table:formula="of:=MONTH([.D969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rolina</text:p>
          </table:table-cell>
          <table:table-cell table:style-name="ce2" office:value-type="string" calcext:value-type="string">
            <text:p>Arska</text:p>
          </table:table-cell>
          <table:table-cell table:style-name="ce2" office:value-type="string" calcext:value-type="string">
            <text:p>Kielce</text:p>
          </table:table-cell>
          <table:table-cell table:number-columns-repeated="2" table:style-name="ce6" office:value-type="date" office:date-value="2014-12-20" calcext:value-type="date">
            <text:p>20.12.2014</text:p>
          </table:table-cell>
          <table:table-cell office:value-type="float" office:value="307.7" calcext:value-type="float">
            <text:p>307,7</text:p>
          </table:table-cell>
          <table:table-cell table:formula="of:=[.E970]-[.D970]" office:value-type="float" office:value="0" calcext:value-type="float">
            <text:p>0</text:p>
          </table:table-cell>
          <table:table-cell table:formula="of:=1+[.E970]-[.D970]" office:value-type="float" office:value="1" calcext:value-type="float">
            <text:p>1</text:p>
          </table:table-cell>
          <table:table-cell table:formula="of:=COM.MICROSOFT.CONCAT([.A970];[.B970])" office:value-type="string" office:string-value="KarolinaArska" calcext:value-type="string">
            <text:p>KarolinaArska</text:p>
          </table:table-cell>
          <table:table-cell table:formula="of:=COUNTIF([.$I$2:.$I$1001];[.I970])" office:value-type="float" office:value="12" calcext:value-type="float">
            <text:p>12</text:p>
          </table:table-cell>
          <table:table-cell table:formula="of:=SUMIF([.$I$2:.$I$1001];[.I970];[.$H$2:.$H$1001])" office:value-type="float" office:value="36" calcext:value-type="float">
            <text:p>36</text:p>
          </table:table-cell>
          <table:table-cell table:formula="of:=[.F970]+([.H970]-1)*24+30" office:value-type="float" office:value="337.7" calcext:value-type="float">
            <text:p>337,7</text:p>
          </table:table-cell>
          <table:table-cell table:formula="of:=MONTH([.D970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iotr</text:p>
          </table:table-cell>
          <table:table-cell table:style-name="ce2" office:value-type="string" calcext:value-type="string">
            <text:p>Rajczakowski</text:p>
          </table:table-cell>
          <table:table-cell table:style-name="ce2" office:value-type="string" calcext:value-type="string">
            <text:p>Malbork</text:p>
          </table:table-cell>
          <table:table-cell table:number-columns-repeated="2" table:style-name="ce6" office:value-type="date" office:date-value="2014-12-20" calcext:value-type="date">
            <text:p>20.12.2014</text:p>
          </table:table-cell>
          <table:table-cell office:value-type="float" office:value="680" calcext:value-type="float">
            <text:p>680</text:p>
          </table:table-cell>
          <table:table-cell table:formula="of:=[.E971]-[.D971]" office:value-type="float" office:value="0" calcext:value-type="float">
            <text:p>0</text:p>
          </table:table-cell>
          <table:table-cell table:formula="of:=1+[.E971]-[.D971]" office:value-type="float" office:value="1" calcext:value-type="float">
            <text:p>1</text:p>
          </table:table-cell>
          <table:table-cell table:formula="of:=COM.MICROSOFT.CONCAT([.A971];[.B971])" office:value-type="string" office:string-value="PiotrRajczakowski" calcext:value-type="string">
            <text:p>PiotrRajczakowski</text:p>
          </table:table-cell>
          <table:table-cell table:formula="of:=COUNTIF([.$I$2:.$I$1001];[.I971])" office:value-type="float" office:value="11" calcext:value-type="float">
            <text:p>11</text:p>
          </table:table-cell>
          <table:table-cell table:formula="of:=SUMIF([.$I$2:.$I$1001];[.I971];[.$H$2:.$H$1001])" office:value-type="float" office:value="22" calcext:value-type="float">
            <text:p>22</text:p>
          </table:table-cell>
          <table:table-cell table:formula="of:=[.F971]+([.H971]-1)*24+30" office:value-type="float" office:value="710" calcext:value-type="float">
            <text:p>710</text:p>
          </table:table-cell>
          <table:table-cell table:formula="of:=MONTH([.D971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Dominika</text:p>
          </table:table-cell>
          <table:table-cell table:style-name="ce2" office:value-type="string" calcext:value-type="string">
            <text:p>Bodera</text:p>
          </table:table-cell>
          <table:table-cell table:style-name="ce2" office:value-type="string" calcext:value-type="string">
            <text:p>Mielec</text:p>
          </table:table-cell>
          <table:table-cell table:number-columns-repeated="2" table:style-name="ce6" office:value-type="date" office:date-value="2014-12-21" calcext:value-type="date">
            <text:p>21.12.2014</text:p>
          </table:table-cell>
          <table:table-cell office:value-type="float" office:value="442" calcext:value-type="float">
            <text:p>442</text:p>
          </table:table-cell>
          <table:table-cell table:formula="of:=[.E972]-[.D972]" office:value-type="float" office:value="0" calcext:value-type="float">
            <text:p>0</text:p>
          </table:table-cell>
          <table:table-cell table:formula="of:=1+[.E972]-[.D972]" office:value-type="float" office:value="1" calcext:value-type="float">
            <text:p>1</text:p>
          </table:table-cell>
          <table:table-cell table:formula="of:=COM.MICROSOFT.CONCAT([.A972];[.B972])" office:value-type="string" office:string-value="DominikaBodera" calcext:value-type="string">
            <text:p>DominikaBodera</text:p>
          </table:table-cell>
          <table:table-cell table:formula="of:=COUNTIF([.$I$2:.$I$1001];[.I972])" office:value-type="float" office:value="13" calcext:value-type="float">
            <text:p>13</text:p>
          </table:table-cell>
          <table:table-cell table:formula="of:=SUMIF([.$I$2:.$I$1001];[.I972];[.$H$2:.$H$1001])" office:value-type="float" office:value="35" calcext:value-type="float">
            <text:p>35</text:p>
          </table:table-cell>
          <table:table-cell table:formula="of:=[.F972]+([.H972]-1)*24+30" office:value-type="float" office:value="472" calcext:value-type="float">
            <text:p>472</text:p>
          </table:table-cell>
          <table:table-cell table:formula="of:=MONTH([.D972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iotr</text:p>
          </table:table-cell>
          <table:table-cell table:style-name="ce2" office:value-type="string" calcext:value-type="string">
            <text:p>Bojarun</text:p>
          </table:table-cell>
          <table:table-cell table:style-name="ce2" office:value-type="string" calcext:value-type="string">
            <text:p>Bydgoszcz</text:p>
          </table:table-cell>
          <table:table-cell table:number-columns-repeated="2" table:style-name="ce6" office:value-type="date" office:date-value="2014-12-21" calcext:value-type="date">
            <text:p>21.12.2014</text:p>
          </table:table-cell>
          <table:table-cell office:value-type="float" office:value="513.4" calcext:value-type="float">
            <text:p>513,4</text:p>
          </table:table-cell>
          <table:table-cell table:formula="of:=[.E973]-[.D973]" office:value-type="float" office:value="0" calcext:value-type="float">
            <text:p>0</text:p>
          </table:table-cell>
          <table:table-cell table:formula="of:=1+[.E973]-[.D973]" office:value-type="float" office:value="1" calcext:value-type="float">
            <text:p>1</text:p>
          </table:table-cell>
          <table:table-cell table:formula="of:=COM.MICROSOFT.CONCAT([.A973];[.B973])" office:value-type="string" office:string-value="PiotrBojarun" calcext:value-type="string">
            <text:p>PiotrBojarun</text:p>
          </table:table-cell>
          <table:table-cell table:formula="of:=COUNTIF([.$I$2:.$I$1001];[.I973])" office:value-type="float" office:value="10" calcext:value-type="float">
            <text:p>10</text:p>
          </table:table-cell>
          <table:table-cell table:formula="of:=SUMIF([.$I$2:.$I$1001];[.I973];[.$H$2:.$H$1001])" office:value-type="float" office:value="32" calcext:value-type="float">
            <text:p>32</text:p>
          </table:table-cell>
          <table:table-cell table:formula="of:=[.F973]+([.H973]-1)*24+30" office:value-type="float" office:value="543.4" calcext:value-type="float">
            <text:p>543,4</text:p>
          </table:table-cell>
          <table:table-cell table:formula="of:=MONTH([.D973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melia</text:p>
          </table:table-cell>
          <table:table-cell table:style-name="ce2" office:value-type="string" calcext:value-type="string">
            <text:p>Calika</text:p>
          </table:table-cell>
          <table:table-cell table:style-name="ce2" office:value-type="string" calcext:value-type="string">
            <text:p>Malbork</text:p>
          </table:table-cell>
          <table:table-cell table:number-columns-repeated="2" table:style-name="ce6" office:value-type="date" office:date-value="2014-12-21" calcext:value-type="date">
            <text:p>21.12.2014</text:p>
          </table:table-cell>
          <table:table-cell office:value-type="float" office:value="680" calcext:value-type="float">
            <text:p>680</text:p>
          </table:table-cell>
          <table:table-cell table:formula="of:=[.E974]-[.D974]" office:value-type="float" office:value="0" calcext:value-type="float">
            <text:p>0</text:p>
          </table:table-cell>
          <table:table-cell table:formula="of:=1+[.E974]-[.D974]" office:value-type="float" office:value="1" calcext:value-type="float">
            <text:p>1</text:p>
          </table:table-cell>
          <table:table-cell table:formula="of:=COM.MICROSOFT.CONCAT([.A974];[.B974])" office:value-type="string" office:string-value="AmeliaCalika" calcext:value-type="string">
            <text:p>AmeliaCalika</text:p>
          </table:table-cell>
          <table:table-cell table:formula="of:=COUNTIF([.$I$2:.$I$1001];[.I974])" office:value-type="float" office:value="6" calcext:value-type="float">
            <text:p>6</text:p>
          </table:table-cell>
          <table:table-cell table:formula="of:=SUMIF([.$I$2:.$I$1001];[.I974];[.$H$2:.$H$1001])" office:value-type="float" office:value="23" calcext:value-type="float">
            <text:p>23</text:p>
          </table:table-cell>
          <table:table-cell table:formula="of:=[.F974]+([.H974]-1)*24+30" office:value-type="float" office:value="710" calcext:value-type="float">
            <text:p>710</text:p>
          </table:table-cell>
          <table:table-cell table:formula="of:=MONTH([.D974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atrycja</text:p>
          </table:table-cell>
          <table:table-cell table:style-name="ce2" office:value-type="string" calcext:value-type="string">
            <text:p>Czarnoleska</text:p>
          </table:table-cell>
          <table:table-cell table:style-name="ce2" office:value-type="string" calcext:value-type="string">
            <text:p>Krakow</text:p>
          </table:table-cell>
          <table:table-cell table:number-columns-repeated="2" table:style-name="ce6" office:value-type="date" office:date-value="2014-12-21" calcext:value-type="date">
            <text:p>21.12.2014</text:p>
          </table:table-cell>
          <table:table-cell office:value-type="float" office:value="501.5" calcext:value-type="float">
            <text:p>501,5</text:p>
          </table:table-cell>
          <table:table-cell table:formula="of:=[.E975]-[.D975]" office:value-type="float" office:value="0" calcext:value-type="float">
            <text:p>0</text:p>
          </table:table-cell>
          <table:table-cell table:formula="of:=1+[.E975]-[.D975]" office:value-type="float" office:value="1" calcext:value-type="float">
            <text:p>1</text:p>
          </table:table-cell>
          <table:table-cell table:formula="of:=COM.MICROSOFT.CONCAT([.A975];[.B975])" office:value-type="string" office:string-value="PatrycjaCzarnoleska" calcext:value-type="string">
            <text:p>PatrycjaCzarnoleska</text:p>
          </table:table-cell>
          <table:table-cell table:formula="of:=COUNTIF([.$I$2:.$I$1001];[.I975])" office:value-type="float" office:value="15" calcext:value-type="float">
            <text:p>15</text:p>
          </table:table-cell>
          <table:table-cell table:formula="of:=SUMIF([.$I$2:.$I$1001];[.I975];[.$H$2:.$H$1001])" office:value-type="float" office:value="39" calcext:value-type="float">
            <text:p>39</text:p>
          </table:table-cell>
          <table:table-cell table:formula="of:=[.F975]+([.H975]-1)*24+30" office:value-type="float" office:value="531.5" calcext:value-type="float">
            <text:p>531,5</text:p>
          </table:table-cell>
          <table:table-cell table:formula="of:=MONTH([.D975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Olivia</text:p>
          </table:table-cell>
          <table:table-cell table:style-name="ce2" office:value-type="string" calcext:value-type="string">
            <text:p>Gabor</text:p>
          </table:table-cell>
          <table:table-cell table:style-name="ce2" office:value-type="string" calcext:value-type="string">
            <text:p>Lublin</text:p>
          </table:table-cell>
          <table:table-cell table:number-columns-repeated="2" table:style-name="ce6" office:value-type="date" office:date-value="2014-12-21" calcext:value-type="date">
            <text:p>21.12.2014</text:p>
          </table:table-cell>
          <table:table-cell office:value-type="float" office:value="290.7" calcext:value-type="float">
            <text:p>290,7</text:p>
          </table:table-cell>
          <table:table-cell table:formula="of:=[.E976]-[.D976]" office:value-type="float" office:value="0" calcext:value-type="float">
            <text:p>0</text:p>
          </table:table-cell>
          <table:table-cell table:formula="of:=1+[.E976]-[.D976]" office:value-type="float" office:value="1" calcext:value-type="float">
            <text:p>1</text:p>
          </table:table-cell>
          <table:table-cell table:formula="of:=COM.MICROSOFT.CONCAT([.A976];[.B976])" office:value-type="string" office:string-value="OliviaGabor" calcext:value-type="string">
            <text:p>OliviaGabor</text:p>
          </table:table-cell>
          <table:table-cell table:formula="of:=COUNTIF([.$I$2:.$I$1001];[.I976])" office:value-type="float" office:value="16" calcext:value-type="float">
            <text:p>16</text:p>
          </table:table-cell>
          <table:table-cell table:formula="of:=SUMIF([.$I$2:.$I$1001];[.I976];[.$H$2:.$H$1001])" office:value-type="float" office:value="31" calcext:value-type="float">
            <text:p>31</text:p>
          </table:table-cell>
          <table:table-cell table:formula="of:=[.F976]+([.H976]-1)*24+30" office:value-type="float" office:value="320.7" calcext:value-type="float">
            <text:p>320,7</text:p>
          </table:table-cell>
          <table:table-cell table:formula="of:=MONTH([.D976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rolina</text:p>
          </table:table-cell>
          <table:table-cell table:style-name="ce2" office:value-type="string" calcext:value-type="string">
            <text:p>Janes</text:p>
          </table:table-cell>
          <table:table-cell table:style-name="ce2" office:value-type="string" calcext:value-type="string">
            <text:p>Kalisz</text:p>
          </table:table-cell>
          <table:table-cell table:style-name="ce6" office:value-type="date" office:date-value="2014-12-21" calcext:value-type="date">
            <text:p>21.12.2014</text:p>
          </table:table-cell>
          <table:table-cell table:style-name="ce6" office:value-type="date" office:date-value="2014-12-22" calcext:value-type="date">
            <text:p>22.12.2014</text:p>
          </table:table-cell>
          <table:table-cell office:value-type="float" office:value="601" calcext:value-type="float">
            <text:p>601</text:p>
          </table:table-cell>
          <table:table-cell table:formula="of:=[.E977]-[.D977]" office:value-type="float" office:value="1" calcext:value-type="float">
            <text:p>1</text:p>
          </table:table-cell>
          <table:table-cell table:formula="of:=1+[.E977]-[.D977]" office:value-type="float" office:value="2" calcext:value-type="float">
            <text:p>2</text:p>
          </table:table-cell>
          <table:table-cell table:formula="of:=COM.MICROSOFT.CONCAT([.A977];[.B977])" office:value-type="string" office:string-value="KarolinaJanes" calcext:value-type="string">
            <text:p>KarolinaJanes</text:p>
          </table:table-cell>
          <table:table-cell table:formula="of:=COUNTIF([.$I$2:.$I$1001];[.I977])" office:value-type="float" office:value="12" calcext:value-type="float">
            <text:p>12</text:p>
          </table:table-cell>
          <table:table-cell table:formula="of:=SUMIF([.$I$2:.$I$1001];[.I977];[.$H$2:.$H$1001])" office:value-type="float" office:value="33" calcext:value-type="float">
            <text:p>33</text:p>
          </table:table-cell>
          <table:table-cell table:formula="of:=[.F977]+([.H977]-1)*24+30" office:value-type="float" office:value="655" calcext:value-type="float">
            <text:p>655</text:p>
          </table:table-cell>
          <table:table-cell table:formula="of:=MONTH([.D977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Bogumi</text:p>
          </table:table-cell>
          <table:table-cell table:style-name="ce2" office:value-type="string" calcext:value-type="string">
            <text:p>Lubelski</text:p>
          </table:table-cell>
          <table:table-cell table:style-name="ce2" office:value-type="string" calcext:value-type="string">
            <text:p>Mielec</text:p>
          </table:table-cell>
          <table:table-cell table:style-name="ce6" office:value-type="date" office:date-value="2014-12-21" calcext:value-type="date">
            <text:p>21.12.2014</text:p>
          </table:table-cell>
          <table:table-cell table:style-name="ce6" office:value-type="date" office:date-value="2014-12-22" calcext:value-type="date">
            <text:p>22.12.2014</text:p>
          </table:table-cell>
          <table:table-cell office:value-type="float" office:value="570" calcext:value-type="float">
            <text:p>570</text:p>
          </table:table-cell>
          <table:table-cell table:formula="of:=[.E978]-[.D978]" office:value-type="float" office:value="1" calcext:value-type="float">
            <text:p>1</text:p>
          </table:table-cell>
          <table:table-cell table:formula="of:=1+[.E978]-[.D978]" office:value-type="float" office:value="2" calcext:value-type="float">
            <text:p>2</text:p>
          </table:table-cell>
          <table:table-cell table:formula="of:=COM.MICROSOFT.CONCAT([.A978];[.B978])" office:value-type="string" office:string-value="BogumiLubelski" calcext:value-type="string">
            <text:p>BogumiLubelski</text:p>
          </table:table-cell>
          <table:table-cell table:formula="of:=COUNTIF([.$I$2:.$I$1001];[.I978])" office:value-type="float" office:value="12" calcext:value-type="float">
            <text:p>12</text:p>
          </table:table-cell>
          <table:table-cell table:formula="of:=SUMIF([.$I$2:.$I$1001];[.I978];[.$H$2:.$H$1001])" office:value-type="float" office:value="30" calcext:value-type="float">
            <text:p>30</text:p>
          </table:table-cell>
          <table:table-cell table:formula="of:=[.F978]+([.H978]-1)*24+30" office:value-type="float" office:value="624" calcext:value-type="float">
            <text:p>624</text:p>
          </table:table-cell>
          <table:table-cell table:formula="of:=MONTH([.D978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aulina</text:p>
          </table:table-cell>
          <table:table-cell table:style-name="ce2" office:value-type="string" calcext:value-type="string">
            <text:p>Watrach</text:p>
          </table:table-cell>
          <table:table-cell table:style-name="ce2" office:value-type="string" calcext:value-type="string">
            <text:p>Zgierz</text:p>
          </table:table-cell>
          <table:table-cell table:style-name="ce6" office:value-type="date" office:date-value="2014-12-21" calcext:value-type="date">
            <text:p>21.12.2014</text:p>
          </table:table-cell>
          <table:table-cell table:style-name="ce6" office:value-type="date" office:date-value="2014-12-22" calcext:value-type="date">
            <text:p>22.12.2014</text:p>
          </table:table-cell>
          <table:table-cell office:value-type="float" office:value="331.5" calcext:value-type="float">
            <text:p>331,5</text:p>
          </table:table-cell>
          <table:table-cell table:formula="of:=[.E979]-[.D979]" office:value-type="float" office:value="1" calcext:value-type="float">
            <text:p>1</text:p>
          </table:table-cell>
          <table:table-cell table:formula="of:=1+[.E979]-[.D979]" office:value-type="float" office:value="2" calcext:value-type="float">
            <text:p>2</text:p>
          </table:table-cell>
          <table:table-cell table:formula="of:=COM.MICROSOFT.CONCAT([.A979];[.B979])" office:value-type="string" office:string-value="PaulinaWatrach" calcext:value-type="string">
            <text:p>PaulinaWatrach</text:p>
          </table:table-cell>
          <table:table-cell table:formula="of:=COUNTIF([.$I$2:.$I$1001];[.I979])" office:value-type="float" office:value="9" calcext:value-type="float">
            <text:p>9</text:p>
          </table:table-cell>
          <table:table-cell table:formula="of:=SUMIF([.$I$2:.$I$1001];[.I979];[.$H$2:.$H$1001])" office:value-type="float" office:value="21" calcext:value-type="float">
            <text:p>21</text:p>
          </table:table-cell>
          <table:table-cell table:formula="of:=[.F979]+([.H979]-1)*24+30" office:value-type="float" office:value="385.5" calcext:value-type="float">
            <text:p>385,5</text:p>
          </table:table-cell>
          <table:table-cell table:formula="of:=MONTH([.D979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Augustowska</text:p>
          </table:table-cell>
          <table:table-cell table:style-name="ce2" office:value-type="string" calcext:value-type="string">
            <text:p>Krakow</text:p>
          </table:table-cell>
          <table:table-cell table:number-columns-repeated="2" table:style-name="ce6" office:value-type="date" office:date-value="2014-12-22" calcext:value-type="date">
            <text:p>22.12.2014</text:p>
          </table:table-cell>
          <table:table-cell office:value-type="float" office:value="501.5" calcext:value-type="float">
            <text:p>501,5</text:p>
          </table:table-cell>
          <table:table-cell table:formula="of:=[.E980]-[.D980]" office:value-type="float" office:value="0" calcext:value-type="float">
            <text:p>0</text:p>
          </table:table-cell>
          <table:table-cell table:formula="of:=1+[.E980]-[.D980]" office:value-type="float" office:value="1" calcext:value-type="float">
            <text:p>1</text:p>
          </table:table-cell>
          <table:table-cell table:formula="of:=COM.MICROSOFT.CONCAT([.A980];[.B980])" office:value-type="string" office:string-value="AnnaAugustowska" calcext:value-type="string">
            <text:p>AnnaAugustowska</text:p>
          </table:table-cell>
          <table:table-cell table:formula="of:=COUNTIF([.$I$2:.$I$1001];[.I980])" office:value-type="float" office:value="9" calcext:value-type="float">
            <text:p>9</text:p>
          </table:table-cell>
          <table:table-cell table:formula="of:=SUMIF([.$I$2:.$I$1001];[.I980];[.$H$2:.$H$1001])" office:value-type="float" office:value="22" calcext:value-type="float">
            <text:p>22</text:p>
          </table:table-cell>
          <table:table-cell table:formula="of:=[.F980]+([.H980]-1)*24+30" office:value-type="float" office:value="531.5" calcext:value-type="float">
            <text:p>531,5</text:p>
          </table:table-cell>
          <table:table-cell table:formula="of:=MONTH([.D980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Eustachy</text:p>
          </table:table-cell>
          <table:table-cell table:style-name="ce2" office:value-type="string" calcext:value-type="string">
            <text:p>Bydgoski</text:p>
          </table:table-cell>
          <table:table-cell table:style-name="ce2" office:value-type="string" calcext:value-type="string">
            <text:p>Olsztyn</text:p>
          </table:table-cell>
          <table:table-cell table:number-columns-repeated="2" table:style-name="ce6" office:value-type="date" office:date-value="2014-12-22" calcext:value-type="date">
            <text:p>22.12.2014</text:p>
          </table:table-cell>
          <table:table-cell office:value-type="float" office:value="363.8" calcext:value-type="float">
            <text:p>363,8</text:p>
          </table:table-cell>
          <table:table-cell table:formula="of:=[.E981]-[.D981]" office:value-type="float" office:value="0" calcext:value-type="float">
            <text:p>0</text:p>
          </table:table-cell>
          <table:table-cell table:formula="of:=1+[.E981]-[.D981]" office:value-type="float" office:value="1" calcext:value-type="float">
            <text:p>1</text:p>
          </table:table-cell>
          <table:table-cell table:formula="of:=COM.MICROSOFT.CONCAT([.A981];[.B981])" office:value-type="string" office:string-value="EustachyBydgoski" calcext:value-type="string">
            <text:p>EustachyBydgoski</text:p>
          </table:table-cell>
          <table:table-cell table:formula="of:=COUNTIF([.$I$2:.$I$1001];[.I981])" office:value-type="float" office:value="6" calcext:value-type="float">
            <text:p>6</text:p>
          </table:table-cell>
          <table:table-cell table:formula="of:=SUMIF([.$I$2:.$I$1001];[.I981];[.$H$2:.$H$1001])" office:value-type="float" office:value="19" calcext:value-type="float">
            <text:p>19</text:p>
          </table:table-cell>
          <table:table-cell table:formula="of:=[.F981]+([.H981]-1)*24+30" office:value-type="float" office:value="393.8" calcext:value-type="float">
            <text:p>393,8</text:p>
          </table:table-cell>
          <table:table-cell table:formula="of:=MONTH([.D981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arcin</text:p>
          </table:table-cell>
          <table:table-cell table:style-name="ce2" office:value-type="string" calcext:value-type="string">
            <text:p>Jarskarski</text:p>
          </table:table-cell>
          <table:table-cell table:style-name="ce2" office:value-type="string" calcext:value-type="string">
            <text:p>Kielce</text:p>
          </table:table-cell>
          <table:table-cell table:style-name="ce6" office:value-type="date" office:date-value="2014-12-22" calcext:value-type="date">
            <text:p>22.12.2014</text:p>
          </table:table-cell>
          <table:table-cell table:style-name="ce6" office:value-type="date" office:date-value="2014-12-23" calcext:value-type="date">
            <text:p>23.12.2014</text:p>
          </table:table-cell>
          <table:table-cell office:value-type="float" office:value="485.7" calcext:value-type="float">
            <text:p>485,7</text:p>
          </table:table-cell>
          <table:table-cell table:formula="of:=[.E982]-[.D982]" office:value-type="float" office:value="1" calcext:value-type="float">
            <text:p>1</text:p>
          </table:table-cell>
          <table:table-cell table:formula="of:=1+[.E982]-[.D982]" office:value-type="float" office:value="2" calcext:value-type="float">
            <text:p>2</text:p>
          </table:table-cell>
          <table:table-cell table:formula="of:=COM.MICROSOFT.CONCAT([.A982];[.B982])" office:value-type="string" office:string-value="MarcinJarskarski" calcext:value-type="string">
            <text:p>MarcinJarskarski</text:p>
          </table:table-cell>
          <table:table-cell table:formula="of:=COUNTIF([.$I$2:.$I$1001];[.I982])" office:value-type="float" office:value="11" calcext:value-type="float">
            <text:p>11</text:p>
          </table:table-cell>
          <table:table-cell table:formula="of:=SUMIF([.$I$2:.$I$1001];[.I982];[.$H$2:.$H$1001])" office:value-type="float" office:value="22" calcext:value-type="float">
            <text:p>22</text:p>
          </table:table-cell>
          <table:table-cell table:formula="of:=[.F982]+([.H982]-1)*24+30" office:value-type="float" office:value="539.7" calcext:value-type="float">
            <text:p>539,7</text:p>
          </table:table-cell>
          <table:table-cell table:formula="of:=MONTH([.D982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anusz</text:p>
          </table:table-cell>
          <table:table-cell table:style-name="ce2" office:value-type="string" calcext:value-type="string">
            <text:p>Jurkicz</text:p>
          </table:table-cell>
          <table:table-cell table:style-name="ce2" office:value-type="string" calcext:value-type="string">
            <text:p>Lublin</text:p>
          </table:table-cell>
          <table:table-cell table:number-columns-repeated="2" table:style-name="ce6" office:value-type="date" office:date-value="2014-12-22" calcext:value-type="date">
            <text:p>22.12.2014</text:p>
          </table:table-cell>
          <table:table-cell office:value-type="float" office:value="290.7" calcext:value-type="float">
            <text:p>290,7</text:p>
          </table:table-cell>
          <table:table-cell table:formula="of:=[.E983]-[.D983]" office:value-type="float" office:value="0" calcext:value-type="float">
            <text:p>0</text:p>
          </table:table-cell>
          <table:table-cell table:formula="of:=1+[.E983]-[.D983]" office:value-type="float" office:value="1" calcext:value-type="float">
            <text:p>1</text:p>
          </table:table-cell>
          <table:table-cell table:formula="of:=COM.MICROSOFT.CONCAT([.A983];[.B983])" office:value-type="string" office:string-value="JanuszJurkicz" calcext:value-type="string">
            <text:p>JanuszJurkicz</text:p>
          </table:table-cell>
          <table:table-cell table:formula="of:=COUNTIF([.$I$2:.$I$1001];[.I983])" office:value-type="float" office:value="5" calcext:value-type="float">
            <text:p>5</text:p>
          </table:table-cell>
          <table:table-cell table:formula="of:=SUMIF([.$I$2:.$I$1001];[.I983];[.$H$2:.$H$1001])" office:value-type="float" office:value="10" calcext:value-type="float">
            <text:p>10</text:p>
          </table:table-cell>
          <table:table-cell table:formula="of:=[.F983]+([.H983]-1)*24+30" office:value-type="float" office:value="320.7" calcext:value-type="float">
            <text:p>320,7</text:p>
          </table:table-cell>
          <table:table-cell table:formula="of:=MONTH([.D983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Kaliska</text:p>
          </table:table-cell>
          <table:table-cell table:style-name="ce2" office:value-type="string" calcext:value-type="string">
            <text:p>Siedlce</text:p>
          </table:table-cell>
          <table:table-cell table:style-name="ce6" office:value-type="date" office:date-value="2014-12-22" calcext:value-type="date">
            <text:p>22.12.2014</text:p>
          </table:table-cell>
          <table:table-cell table:style-name="ce6" office:value-type="date" office:date-value="2014-12-23" calcext:value-type="date">
            <text:p>23.12.2014</text:p>
          </table:table-cell>
          <table:table-cell office:value-type="float" office:value="295.4" calcext:value-type="float">
            <text:p>295,4</text:p>
          </table:table-cell>
          <table:table-cell table:formula="of:=[.E984]-[.D984]" office:value-type="float" office:value="1" calcext:value-type="float">
            <text:p>1</text:p>
          </table:table-cell>
          <table:table-cell table:formula="of:=1+[.E984]-[.D984]" office:value-type="float" office:value="2" calcext:value-type="float">
            <text:p>2</text:p>
          </table:table-cell>
          <table:table-cell table:formula="of:=COM.MICROSOFT.CONCAT([.A984];[.B984])" office:value-type="string" office:string-value="AnnaKaliska" calcext:value-type="string">
            <text:p>AnnaKaliska</text:p>
          </table:table-cell>
          <table:table-cell table:formula="of:=COUNTIF([.$I$2:.$I$1001];[.I984])" office:value-type="float" office:value="15" calcext:value-type="float">
            <text:p>15</text:p>
          </table:table-cell>
          <table:table-cell table:formula="of:=SUMIF([.$I$2:.$I$1001];[.I984];[.$H$2:.$H$1001])" office:value-type="float" office:value="27" calcext:value-type="float">
            <text:p>27</text:p>
          </table:table-cell>
          <table:table-cell table:formula="of:=[.F984]+([.H984]-1)*24+30" office:value-type="float" office:value="349.4" calcext:value-type="float">
            <text:p>349,4</text:p>
          </table:table-cell>
          <table:table-cell table:formula="of:=MONTH([.D984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ichalina</text:p>
          </table:table-cell>
          <table:table-cell table:style-name="ce2" office:value-type="string" calcext:value-type="string">
            <text:p>Lamda</text:p>
          </table:table-cell>
          <table:table-cell table:style-name="ce2" office:value-type="string" calcext:value-type="string">
            <text:p>Siedlce</text:p>
          </table:table-cell>
          <table:table-cell table:number-columns-repeated="2" table:style-name="ce6" office:value-type="date" office:date-value="2014-12-22" calcext:value-type="date">
            <text:p>22.12.2014</text:p>
          </table:table-cell>
          <table:table-cell office:value-type="float" office:value="156.4" calcext:value-type="float">
            <text:p>156,4</text:p>
          </table:table-cell>
          <table:table-cell table:formula="of:=[.E985]-[.D985]" office:value-type="float" office:value="0" calcext:value-type="float">
            <text:p>0</text:p>
          </table:table-cell>
          <table:table-cell table:formula="of:=1+[.E985]-[.D985]" office:value-type="float" office:value="1" calcext:value-type="float">
            <text:p>1</text:p>
          </table:table-cell>
          <table:table-cell table:formula="of:=COM.MICROSOFT.CONCAT([.A985];[.B985])" office:value-type="string" office:string-value="MichalinaLamda" calcext:value-type="string">
            <text:p>MichalinaLamda</text:p>
          </table:table-cell>
          <table:table-cell table:formula="of:=COUNTIF([.$I$2:.$I$1001];[.I985])" office:value-type="float" office:value="9" calcext:value-type="float">
            <text:p>9</text:p>
          </table:table-cell>
          <table:table-cell table:formula="of:=SUMIF([.$I$2:.$I$1001];[.I985];[.$H$2:.$H$1001])" office:value-type="float" office:value="26" calcext:value-type="float">
            <text:p>26</text:p>
          </table:table-cell>
          <table:table-cell table:formula="of:=[.F985]+([.H985]-1)*24+30" office:value-type="float" office:value="186.4" calcext:value-type="float">
            <text:p>186,4</text:p>
          </table:table-cell>
          <table:table-cell table:formula="of:=MONTH([.D985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lbert</text:p>
          </table:table-cell>
          <table:table-cell table:style-name="ce2" office:value-type="string" calcext:value-type="string">
            <text:p>Marakasz</text:p>
          </table:table-cell>
          <table:table-cell table:style-name="ce2" office:value-type="string" calcext:value-type="string">
            <text:p>Krakow</text:p>
          </table:table-cell>
          <table:table-cell table:number-columns-repeated="2" table:style-name="ce6" office:value-type="date" office:date-value="2014-12-22" calcext:value-type="date">
            <text:p>22.12.2014</text:p>
          </table:table-cell>
          <table:table-cell office:value-type="float" office:value="501.5" calcext:value-type="float">
            <text:p>501,5</text:p>
          </table:table-cell>
          <table:table-cell table:formula="of:=[.E986]-[.D986]" office:value-type="float" office:value="0" calcext:value-type="float">
            <text:p>0</text:p>
          </table:table-cell>
          <table:table-cell table:formula="of:=1+[.E986]-[.D986]" office:value-type="float" office:value="1" calcext:value-type="float">
            <text:p>1</text:p>
          </table:table-cell>
          <table:table-cell table:formula="of:=COM.MICROSOFT.CONCAT([.A986];[.B986])" office:value-type="string" office:string-value="AlbertMarakasz" calcext:value-type="string">
            <text:p>AlbertMarakasz</text:p>
          </table:table-cell>
          <table:table-cell table:formula="of:=COUNTIF([.$I$2:.$I$1001];[.I986])" office:value-type="float" office:value="14" calcext:value-type="float">
            <text:p>14</text:p>
          </table:table-cell>
          <table:table-cell table:formula="of:=SUMIF([.$I$2:.$I$1001];[.I986];[.$H$2:.$H$1001])" office:value-type="float" office:value="22" calcext:value-type="float">
            <text:p>22</text:p>
          </table:table-cell>
          <table:table-cell table:formula="of:=[.F986]+([.H986]-1)*24+30" office:value-type="float" office:value="531.5" calcext:value-type="float">
            <text:p>531,5</text:p>
          </table:table-cell>
          <table:table-cell table:formula="of:=MONTH([.D986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Zofia</text:p>
          </table:table-cell>
          <table:table-cell table:style-name="ce2" office:value-type="string" calcext:value-type="string">
            <text:p>Maselska</text:p>
          </table:table-cell>
          <table:table-cell table:style-name="ce2" office:value-type="string" calcext:value-type="string">
            <text:p>Zgierz</text:p>
          </table:table-cell>
          <table:table-cell table:number-columns-repeated="2" table:style-name="ce6" office:value-type="date" office:date-value="2014-12-22" calcext:value-type="date">
            <text:p>22.12.2014</text:p>
          </table:table-cell>
          <table:table-cell office:value-type="float" office:value="212.5" calcext:value-type="float">
            <text:p>212,5</text:p>
          </table:table-cell>
          <table:table-cell table:formula="of:=[.E987]-[.D987]" office:value-type="float" office:value="0" calcext:value-type="float">
            <text:p>0</text:p>
          </table:table-cell>
          <table:table-cell table:formula="of:=1+[.E987]-[.D987]" office:value-type="float" office:value="1" calcext:value-type="float">
            <text:p>1</text:p>
          </table:table-cell>
          <table:table-cell table:formula="of:=COM.MICROSOFT.CONCAT([.A987];[.B987])" office:value-type="string" office:string-value="ZofiaMaselska" calcext:value-type="string">
            <text:p>ZofiaMaselska</text:p>
          </table:table-cell>
          <table:table-cell table:formula="of:=COUNTIF([.$I$2:.$I$1001];[.I987])" office:value-type="float" office:value="11" calcext:value-type="float">
            <text:p>11</text:p>
          </table:table-cell>
          <table:table-cell table:formula="of:=SUMIF([.$I$2:.$I$1001];[.I987];[.$H$2:.$H$1001])" office:value-type="float" office:value="25" calcext:value-type="float">
            <text:p>25</text:p>
          </table:table-cell>
          <table:table-cell table:formula="of:=[.F987]+([.H987]-1)*24+30" office:value-type="float" office:value="242.5" calcext:value-type="float">
            <text:p>242,5</text:p>
          </table:table-cell>
          <table:table-cell table:formula="of:=MONTH([.D987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Zuzanna</text:p>
          </table:table-cell>
          <table:table-cell table:style-name="ce2" office:value-type="string" calcext:value-type="string">
            <text:p>Piotrkowska</text:p>
          </table:table-cell>
          <table:table-cell table:style-name="ce2" office:value-type="string" calcext:value-type="string">
            <text:p>Krakow</text:p>
          </table:table-cell>
          <table:table-cell table:style-name="ce6" office:value-type="date" office:date-value="2014-12-22" calcext:value-type="date">
            <text:p>22.12.2014</text:p>
          </table:table-cell>
          <table:table-cell table:style-name="ce6" office:value-type="date" office:date-value="2014-12-23" calcext:value-type="date">
            <text:p>23.12.2014</text:p>
          </table:table-cell>
          <table:table-cell office:value-type="float" office:value="706.5" calcext:value-type="float">
            <text:p>706,5</text:p>
          </table:table-cell>
          <table:table-cell table:formula="of:=[.E988]-[.D988]" office:value-type="float" office:value="1" calcext:value-type="float">
            <text:p>1</text:p>
          </table:table-cell>
          <table:table-cell table:formula="of:=1+[.E988]-[.D988]" office:value-type="float" office:value="2" calcext:value-type="float">
            <text:p>2</text:p>
          </table:table-cell>
          <table:table-cell table:formula="of:=COM.MICROSOFT.CONCAT([.A988];[.B988])" office:value-type="string" office:string-value="ZuzannaPiotrkowska" calcext:value-type="string">
            <text:p>ZuzannaPiotrkowska</text:p>
          </table:table-cell>
          <table:table-cell table:formula="of:=COUNTIF([.$I$2:.$I$1001];[.I988])" office:value-type="float" office:value="15" calcext:value-type="float">
            <text:p>15</text:p>
          </table:table-cell>
          <table:table-cell table:formula="of:=SUMIF([.$I$2:.$I$1001];[.I988];[.$H$2:.$H$1001])" office:value-type="float" office:value="34" calcext:value-type="float">
            <text:p>34</text:p>
          </table:table-cell>
          <table:table-cell table:formula="of:=[.F988]+([.H988]-1)*24+30" office:value-type="float" office:value="760.5" calcext:value-type="float">
            <text:p>760,5</text:p>
          </table:table-cell>
          <table:table-cell table:formula="of:=MONTH([.D988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Zuzanna</text:p>
          </table:table-cell>
          <table:table-cell table:style-name="ce2" office:value-type="string" calcext:value-type="string">
            <text:p>Piotrkowska</text:p>
          </table:table-cell>
          <table:table-cell table:style-name="ce2" office:value-type="string" calcext:value-type="string">
            <text:p>Mielec</text:p>
          </table:table-cell>
          <table:table-cell table:number-columns-repeated="2" table:style-name="ce6" office:value-type="date" office:date-value="2014-12-22" calcext:value-type="date">
            <text:p>22.12.2014</text:p>
          </table:table-cell>
          <table:table-cell office:value-type="float" office:value="442" calcext:value-type="float">
            <text:p>442</text:p>
          </table:table-cell>
          <table:table-cell table:formula="of:=[.E989]-[.D989]" office:value-type="float" office:value="0" calcext:value-type="float">
            <text:p>0</text:p>
          </table:table-cell>
          <table:table-cell table:formula="of:=1+[.E989]-[.D989]" office:value-type="float" office:value="1" calcext:value-type="float">
            <text:p>1</text:p>
          </table:table-cell>
          <table:table-cell table:formula="of:=COM.MICROSOFT.CONCAT([.A989];[.B989])" office:value-type="string" office:string-value="ZuzannaPiotrkowska" calcext:value-type="string">
            <text:p>ZuzannaPiotrkowska</text:p>
          </table:table-cell>
          <table:table-cell table:formula="of:=COUNTIF([.$I$2:.$I$1001];[.I989])" office:value-type="float" office:value="15" calcext:value-type="float">
            <text:p>15</text:p>
          </table:table-cell>
          <table:table-cell table:formula="of:=SUMIF([.$I$2:.$I$1001];[.I989];[.$H$2:.$H$1001])" office:value-type="float" office:value="34" calcext:value-type="float">
            <text:p>34</text:p>
          </table:table-cell>
          <table:table-cell table:formula="of:=[.F989]+([.H989]-1)*24+30" office:value-type="float" office:value="472" calcext:value-type="float">
            <text:p>472</text:p>
          </table:table-cell>
          <table:table-cell table:formula="of:=MONTH([.D989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tarzyna</text:p>
          </table:table-cell>
          <table:table-cell table:style-name="ce2" office:value-type="string" calcext:value-type="string">
            <text:p>Piotrowska</text:p>
          </table:table-cell>
          <table:table-cell table:style-name="ce2" office:value-type="string" calcext:value-type="string">
            <text:p>Zgierz</text:p>
          </table:table-cell>
          <table:table-cell table:style-name="ce6" office:value-type="date" office:date-value="2014-12-22" calcext:value-type="date">
            <text:p>22.12.2014</text:p>
          </table:table-cell>
          <table:table-cell table:style-name="ce6" office:value-type="date" office:date-value="2014-12-23" calcext:value-type="date">
            <text:p>23.12.2014</text:p>
          </table:table-cell>
          <table:table-cell office:value-type="float" office:value="331.5" calcext:value-type="float">
            <text:p>331,5</text:p>
          </table:table-cell>
          <table:table-cell table:formula="of:=[.E990]-[.D990]" office:value-type="float" office:value="1" calcext:value-type="float">
            <text:p>1</text:p>
          </table:table-cell>
          <table:table-cell table:formula="of:=1+[.E990]-[.D990]" office:value-type="float" office:value="2" calcext:value-type="float">
            <text:p>2</text:p>
          </table:table-cell>
          <table:table-cell table:formula="of:=COM.MICROSOFT.CONCAT([.A990];[.B990])" office:value-type="string" office:string-value="KatarzynaPiotrowska" calcext:value-type="string">
            <text:p>KatarzynaPiotrowska</text:p>
          </table:table-cell>
          <table:table-cell table:formula="of:=COUNTIF([.$I$2:.$I$1001];[.I990])" office:value-type="float" office:value="10" calcext:value-type="float">
            <text:p>10</text:p>
          </table:table-cell>
          <table:table-cell table:formula="of:=SUMIF([.$I$2:.$I$1001];[.I990];[.$H$2:.$H$1001])" office:value-type="float" office:value="27" calcext:value-type="float">
            <text:p>27</text:p>
          </table:table-cell>
          <table:table-cell table:formula="of:=[.F990]+([.H990]-1)*24+30" office:value-type="float" office:value="385.5" calcext:value-type="float">
            <text:p>385,5</text:p>
          </table:table-cell>
          <table:table-cell table:formula="of:=MONTH([.D990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Zofia</text:p>
          </table:table-cell>
          <table:table-cell table:style-name="ce2" office:value-type="string" calcext:value-type="string">
            <text:p>Seredycka</text:p>
          </table:table-cell>
          <table:table-cell table:style-name="ce2" office:value-type="string" calcext:value-type="string">
            <text:p>Kutno</text:p>
          </table:table-cell>
          <table:table-cell table:number-columns-repeated="2" table:style-name="ce6" office:value-type="date" office:date-value="2014-12-22" calcext:value-type="date">
            <text:p>22.12.2014</text:p>
          </table:table-cell>
          <table:table-cell office:value-type="float" office:value="278.8" calcext:value-type="float">
            <text:p>278,8</text:p>
          </table:table-cell>
          <table:table-cell table:formula="of:=[.E991]-[.D991]" office:value-type="float" office:value="0" calcext:value-type="float">
            <text:p>0</text:p>
          </table:table-cell>
          <table:table-cell table:formula="of:=1+[.E991]-[.D991]" office:value-type="float" office:value="1" calcext:value-type="float">
            <text:p>1</text:p>
          </table:table-cell>
          <table:table-cell table:formula="of:=COM.MICROSOFT.CONCAT([.A991];[.B991])" office:value-type="string" office:string-value="ZofiaSeredycka" calcext:value-type="string">
            <text:p>ZofiaSeredycka</text:p>
          </table:table-cell>
          <table:table-cell table:formula="of:=COUNTIF([.$I$2:.$I$1001];[.I991])" office:value-type="float" office:value="15" calcext:value-type="float">
            <text:p>15</text:p>
          </table:table-cell>
          <table:table-cell table:formula="of:=SUMIF([.$I$2:.$I$1001];[.I991];[.$H$2:.$H$1001])" office:value-type="float" office:value="36" calcext:value-type="float">
            <text:p>36</text:p>
          </table:table-cell>
          <table:table-cell table:formula="of:=[.F991]+([.H991]-1)*24+30" office:value-type="float" office:value="308.8" calcext:value-type="float">
            <text:p>308,8</text:p>
          </table:table-cell>
          <table:table-cell table:formula="of:=MONTH([.D991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Dorota</text:p>
          </table:table-cell>
          <table:table-cell table:style-name="ce2" office:value-type="string" calcext:value-type="string">
            <text:p>Sosnowiecka</text:p>
          </table:table-cell>
          <table:table-cell table:style-name="ce2" office:value-type="string" calcext:value-type="string">
            <text:p>Bydgoszcz</text:p>
          </table:table-cell>
          <table:table-cell table:style-name="ce6" office:value-type="date" office:date-value="2014-12-22" calcext:value-type="date">
            <text:p>22.12.2014</text:p>
          </table:table-cell>
          <table:table-cell table:style-name="ce6" office:value-type="date" office:date-value="2014-12-23" calcext:value-type="date">
            <text:p>23.12.2014</text:p>
          </table:table-cell>
          <table:table-cell office:value-type="float" office:value="654.4" calcext:value-type="float">
            <text:p>654,4</text:p>
          </table:table-cell>
          <table:table-cell table:formula="of:=[.E992]-[.D992]" office:value-type="float" office:value="1" calcext:value-type="float">
            <text:p>1</text:p>
          </table:table-cell>
          <table:table-cell table:formula="of:=1+[.E992]-[.D992]" office:value-type="float" office:value="2" calcext:value-type="float">
            <text:p>2</text:p>
          </table:table-cell>
          <table:table-cell table:formula="of:=COM.MICROSOFT.CONCAT([.A992];[.B992])" office:value-type="string" office:string-value="DorotaSosnowiecka" calcext:value-type="string">
            <text:p>DorotaSosnowiecka</text:p>
          </table:table-cell>
          <table:table-cell table:formula="of:=COUNTIF([.$I$2:.$I$1001];[.I992])" office:value-type="float" office:value="13" calcext:value-type="float">
            <text:p>13</text:p>
          </table:table-cell>
          <table:table-cell table:formula="of:=SUMIF([.$I$2:.$I$1001];[.I992];[.$H$2:.$H$1001])" office:value-type="float" office:value="29" calcext:value-type="float">
            <text:p>29</text:p>
          </table:table-cell>
          <table:table-cell table:formula="of:=[.F992]+([.H992]-1)*24+30" office:value-type="float" office:value="708.4" calcext:value-type="float">
            <text:p>708,4</text:p>
          </table:table-cell>
          <table:table-cell table:formula="of:=MONTH([.D992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Wiktor</text:p>
          </table:table-cell>
          <table:table-cell table:style-name="ce2" office:value-type="string" calcext:value-type="string">
            <text:p>Wroblewski</text:p>
          </table:table-cell>
          <table:table-cell table:style-name="ce2" office:value-type="string" calcext:value-type="string">
            <text:p>Radom</text:p>
          </table:table-cell>
          <table:table-cell table:number-columns-repeated="2" table:style-name="ce6" office:value-type="date" office:date-value="2014-12-22" calcext:value-type="date">
            <text:p>22.12.2014</text:p>
          </table:table-cell>
          <table:table-cell office:value-type="float" office:value="178.5" calcext:value-type="float">
            <text:p>178,5</text:p>
          </table:table-cell>
          <table:table-cell table:formula="of:=[.E993]-[.D993]" office:value-type="float" office:value="0" calcext:value-type="float">
            <text:p>0</text:p>
          </table:table-cell>
          <table:table-cell table:formula="of:=1+[.E993]-[.D993]" office:value-type="float" office:value="1" calcext:value-type="float">
            <text:p>1</text:p>
          </table:table-cell>
          <table:table-cell table:formula="of:=COM.MICROSOFT.CONCAT([.A993];[.B993])" office:value-type="string" office:string-value="WiktorWroblewski" calcext:value-type="string">
            <text:p>WiktorWroblewski</text:p>
          </table:table-cell>
          <table:table-cell table:formula="of:=COUNTIF([.$I$2:.$I$1001];[.I993])" office:value-type="float" office:value="8" calcext:value-type="float">
            <text:p>8</text:p>
          </table:table-cell>
          <table:table-cell table:formula="of:=SUMIF([.$I$2:.$I$1001];[.I993];[.$H$2:.$H$1001])" office:value-type="float" office:value="16" calcext:value-type="float">
            <text:p>16</text:p>
          </table:table-cell>
          <table:table-cell table:formula="of:=[.F993]+([.H993]-1)*24+30" office:value-type="float" office:value="208.5" calcext:value-type="float">
            <text:p>208,5</text:p>
          </table:table-cell>
          <table:table-cell table:formula="of:=MONTH([.D993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Wiktor</text:p>
          </table:table-cell>
          <table:table-cell table:style-name="ce2" office:value-type="string" calcext:value-type="string">
            <text:p>Budzis</text:p>
          </table:table-cell>
          <table:table-cell table:style-name="ce2" office:value-type="string" calcext:value-type="string">
            <text:p>Siedlce</text:p>
          </table:table-cell>
          <table:table-cell table:style-name="ce6" office:value-type="date" office:date-value="2014-12-28" calcext:value-type="date">
            <text:p>28.12.2014</text:p>
          </table:table-cell>
          <table:table-cell table:style-name="ce6" office:value-type="date" office:date-value="2014-12-29" calcext:value-type="date">
            <text:p>29.12.2014</text:p>
          </table:table-cell>
          <table:table-cell office:value-type="float" office:value="295.4" calcext:value-type="float">
            <text:p>295,4</text:p>
          </table:table-cell>
          <table:table-cell table:formula="of:=[.E994]-[.D994]" office:value-type="float" office:value="1" calcext:value-type="float">
            <text:p>1</text:p>
          </table:table-cell>
          <table:table-cell table:formula="of:=1+[.E994]-[.D994]" office:value-type="float" office:value="2" calcext:value-type="float">
            <text:p>2</text:p>
          </table:table-cell>
          <table:table-cell table:formula="of:=COM.MICROSOFT.CONCAT([.A994];[.B994])" office:value-type="string" office:string-value="WiktorBudzis" calcext:value-type="string">
            <text:p>WiktorBudzis</text:p>
          </table:table-cell>
          <table:table-cell table:formula="of:=COUNTIF([.$I$2:.$I$1001];[.I994])" office:value-type="float" office:value="12" calcext:value-type="float">
            <text:p>12</text:p>
          </table:table-cell>
          <table:table-cell table:formula="of:=SUMIF([.$I$2:.$I$1001];[.I994];[.$H$2:.$H$1001])" office:value-type="float" office:value="30" calcext:value-type="float">
            <text:p>30</text:p>
          </table:table-cell>
          <table:table-cell table:formula="of:=[.F994]+([.H994]-1)*24+30" office:value-type="float" office:value="349.4" calcext:value-type="float">
            <text:p>349,4</text:p>
          </table:table-cell>
          <table:table-cell table:formula="of:=MONTH([.D994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ustyna</text:p>
          </table:table-cell>
          <table:table-cell table:style-name="ce2" office:value-type="string" calcext:value-type="string">
            <text:p>Laska</text:p>
          </table:table-cell>
          <table:table-cell table:style-name="ce2" office:value-type="string" calcext:value-type="string">
            <text:p>Lublin</text:p>
          </table:table-cell>
          <table:table-cell table:style-name="ce6" office:value-type="date" office:date-value="2014-12-28" calcext:value-type="date">
            <text:p>28.12.2014</text:p>
          </table:table-cell>
          <table:table-cell table:style-name="ce6" office:value-type="date" office:date-value="2014-12-30" calcext:value-type="date">
            <text:p>30.12.2014</text:p>
          </table:table-cell>
          <table:table-cell office:value-type="float" office:value="588.7" calcext:value-type="float">
            <text:p>588,7</text:p>
          </table:table-cell>
          <table:table-cell table:formula="of:=[.E995]-[.D995]" office:value-type="float" office:value="2" calcext:value-type="float">
            <text:p>2</text:p>
          </table:table-cell>
          <table:table-cell table:formula="of:=1+[.E995]-[.D995]" office:value-type="float" office:value="3" calcext:value-type="float">
            <text:p>3</text:p>
          </table:table-cell>
          <table:table-cell table:formula="of:=COM.MICROSOFT.CONCAT([.A995];[.B995])" office:value-type="string" office:string-value="JustynaLaska" calcext:value-type="string">
            <text:p>JustynaLaska</text:p>
          </table:table-cell>
          <table:table-cell table:formula="of:=COUNTIF([.$I$2:.$I$1001];[.I995])" office:value-type="float" office:value="15" calcext:value-type="float">
            <text:p>15</text:p>
          </table:table-cell>
          <table:table-cell table:formula="of:=SUMIF([.$I$2:.$I$1001];[.I995];[.$H$2:.$H$1001])" office:value-type="float" office:value="41" calcext:value-type="float">
            <text:p>41</text:p>
          </table:table-cell>
          <table:table-cell table:formula="of:=[.F995]+([.H995]-1)*24+30" office:value-type="float" office:value="666.7" calcext:value-type="float">
            <text:p>666,7</text:p>
          </table:table-cell>
          <table:table-cell table:formula="of:=MONTH([.D995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arzena</text:p>
          </table:table-cell>
          <table:table-cell table:style-name="ce2" office:value-type="string" calcext:value-type="string">
            <text:p>Grab</text:p>
          </table:table-cell>
          <table:table-cell table:style-name="ce2" office:value-type="string" calcext:value-type="string">
            <text:p>Kalisz</text:p>
          </table:table-cell>
          <table:table-cell table:style-name="ce6" office:value-type="date" office:date-value="2014-12-29" calcext:value-type="date">
            <text:p>29.12.2014</text:p>
          </table:table-cell>
          <table:table-cell table:style-name="ce6" office:value-type="date" office:date-value="2014-12-30" calcext:value-type="date">
            <text:p>30.12.2014</text:p>
          </table:table-cell>
          <table:table-cell office:value-type="float" office:value="601" calcext:value-type="float">
            <text:p>601</text:p>
          </table:table-cell>
          <table:table-cell table:formula="of:=[.E996]-[.D996]" office:value-type="float" office:value="1" calcext:value-type="float">
            <text:p>1</text:p>
          </table:table-cell>
          <table:table-cell table:formula="of:=1+[.E996]-[.D996]" office:value-type="float" office:value="2" calcext:value-type="float">
            <text:p>2</text:p>
          </table:table-cell>
          <table:table-cell table:formula="of:=COM.MICROSOFT.CONCAT([.A996];[.B996])" office:value-type="string" office:string-value="MarzenaGrab" calcext:value-type="string">
            <text:p>MarzenaGrab</text:p>
          </table:table-cell>
          <table:table-cell table:formula="of:=COUNTIF([.$I$2:.$I$1001];[.I996])" office:value-type="float" office:value="12" calcext:value-type="float">
            <text:p>12</text:p>
          </table:table-cell>
          <table:table-cell table:formula="of:=SUMIF([.$I$2:.$I$1001];[.I996];[.$H$2:.$H$1001])" office:value-type="float" office:value="34" calcext:value-type="float">
            <text:p>34</text:p>
          </table:table-cell>
          <table:table-cell table:formula="of:=[.F996]+([.H996]-1)*24+30" office:value-type="float" office:value="655" calcext:value-type="float">
            <text:p>655</text:p>
          </table:table-cell>
          <table:table-cell table:formula="of:=MONTH([.D996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arolina</text:p>
          </table:table-cell>
          <table:table-cell table:style-name="ce2" office:value-type="string" calcext:value-type="string">
            <text:p>Janes</text:p>
          </table:table-cell>
          <table:table-cell table:style-name="ce2" office:value-type="string" calcext:value-type="string">
            <text:p>Katowice</text:p>
          </table:table-cell>
          <table:table-cell table:number-columns-repeated="2" table:style-name="ce6" office:value-type="date" office:date-value="2014-12-29" calcext:value-type="date">
            <text:p>29.12.2014</text:p>
          </table:table-cell>
          <table:table-cell office:value-type="float" office:value="494.7" calcext:value-type="float">
            <text:p>494,7</text:p>
          </table:table-cell>
          <table:table-cell table:formula="of:=[.E997]-[.D997]" office:value-type="float" office:value="0" calcext:value-type="float">
            <text:p>0</text:p>
          </table:table-cell>
          <table:table-cell table:formula="of:=1+[.E997]-[.D997]" office:value-type="float" office:value="1" calcext:value-type="float">
            <text:p>1</text:p>
          </table:table-cell>
          <table:table-cell table:formula="of:=COM.MICROSOFT.CONCAT([.A997];[.B997])" office:value-type="string" office:string-value="KarolinaJanes" calcext:value-type="string">
            <text:p>KarolinaJanes</text:p>
          </table:table-cell>
          <table:table-cell table:formula="of:=COUNTIF([.$I$2:.$I$1001];[.I997])" office:value-type="float" office:value="12" calcext:value-type="float">
            <text:p>12</text:p>
          </table:table-cell>
          <table:table-cell table:formula="of:=SUMIF([.$I$2:.$I$1001];[.I997];[.$H$2:.$H$1001])" office:value-type="float" office:value="33" calcext:value-type="float">
            <text:p>33</text:p>
          </table:table-cell>
          <table:table-cell table:formula="of:=[.F997]+([.H997]-1)*24+30" office:value-type="float" office:value="524.7" calcext:value-type="float">
            <text:p>524,7</text:p>
          </table:table-cell>
          <table:table-cell table:formula="of:=MONTH([.D997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Kaliska</text:p>
          </table:table-cell>
          <table:table-cell table:style-name="ce2" office:value-type="string" calcext:value-type="string">
            <text:p>Bydgoszcz</text:p>
          </table:table-cell>
          <table:table-cell table:number-columns-repeated="2" table:style-name="ce6" office:value-type="date" office:date-value="2014-12-29" calcext:value-type="date">
            <text:p>29.12.2014</text:p>
          </table:table-cell>
          <table:table-cell office:value-type="float" office:value="513.4" calcext:value-type="float">
            <text:p>513,4</text:p>
          </table:table-cell>
          <table:table-cell table:formula="of:=[.E998]-[.D998]" office:value-type="float" office:value="0" calcext:value-type="float">
            <text:p>0</text:p>
          </table:table-cell>
          <table:table-cell table:formula="of:=1+[.E998]-[.D998]" office:value-type="float" office:value="1" calcext:value-type="float">
            <text:p>1</text:p>
          </table:table-cell>
          <table:table-cell table:formula="of:=COM.MICROSOFT.CONCAT([.A998];[.B998])" office:value-type="string" office:string-value="AnnaKaliska" calcext:value-type="string">
            <text:p>AnnaKaliska</text:p>
          </table:table-cell>
          <table:table-cell table:formula="of:=COUNTIF([.$I$2:.$I$1001];[.I998])" office:value-type="float" office:value="15" calcext:value-type="float">
            <text:p>15</text:p>
          </table:table-cell>
          <table:table-cell table:formula="of:=SUMIF([.$I$2:.$I$1001];[.I998];[.$H$2:.$H$1001])" office:value-type="float" office:value="27" calcext:value-type="float">
            <text:p>27</text:p>
          </table:table-cell>
          <table:table-cell table:formula="of:=[.F998]+([.H998]-1)*24+30" office:value-type="float" office:value="543.4" calcext:value-type="float">
            <text:p>543,4</text:p>
          </table:table-cell>
          <table:table-cell table:formula="of:=MONTH([.D998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Zuzanna</text:p>
          </table:table-cell>
          <table:table-cell table:style-name="ce2" office:value-type="string" calcext:value-type="string">
            <text:p>Piotrkowska</text:p>
          </table:table-cell>
          <table:table-cell table:style-name="ce2" office:value-type="string" calcext:value-type="string">
            <text:p>Katowice</text:p>
          </table:table-cell>
          <table:table-cell table:number-columns-repeated="2" table:style-name="ce6" office:value-type="date" office:date-value="2014-12-29" calcext:value-type="date">
            <text:p>29.12.2014</text:p>
          </table:table-cell>
          <table:table-cell office:value-type="float" office:value="494.7" calcext:value-type="float">
            <text:p>494,7</text:p>
          </table:table-cell>
          <table:table-cell table:formula="of:=[.E999]-[.D999]" office:value-type="float" office:value="0" calcext:value-type="float">
            <text:p>0</text:p>
          </table:table-cell>
          <table:table-cell table:formula="of:=1+[.E999]-[.D999]" office:value-type="float" office:value="1" calcext:value-type="float">
            <text:p>1</text:p>
          </table:table-cell>
          <table:table-cell table:formula="of:=COM.MICROSOFT.CONCAT([.A999];[.B999])" office:value-type="string" office:string-value="ZuzannaPiotrkowska" calcext:value-type="string">
            <text:p>ZuzannaPiotrkowska</text:p>
          </table:table-cell>
          <table:table-cell table:formula="of:=COUNTIF([.$I$2:.$I$1001];[.I999])" office:value-type="float" office:value="15" calcext:value-type="float">
            <text:p>15</text:p>
          </table:table-cell>
          <table:table-cell table:formula="of:=SUMIF([.$I$2:.$I$1001];[.I999];[.$H$2:.$H$1001])" office:value-type="float" office:value="34" calcext:value-type="float">
            <text:p>34</text:p>
          </table:table-cell>
          <table:table-cell table:formula="of:=[.F999]+([.H999]-1)*24+30" office:value-type="float" office:value="524.7" calcext:value-type="float">
            <text:p>524,7</text:p>
          </table:table-cell>
          <table:table-cell table:formula="of:=MONTH([.D999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iotr</text:p>
          </table:table-cell>
          <table:table-cell table:style-name="ce2" office:value-type="string" calcext:value-type="string">
            <text:p>Roman</text:p>
          </table:table-cell>
          <table:table-cell table:style-name="ce2" office:value-type="string" calcext:value-type="string">
            <text:p>Kalisz</text:p>
          </table:table-cell>
          <table:table-cell table:number-columns-repeated="2" table:style-name="ce6" office:value-type="date" office:date-value="2014-12-29" calcext:value-type="date">
            <text:p>29.12.2014</text:p>
          </table:table-cell>
          <table:table-cell office:value-type="float" office:value="442" calcext:value-type="float">
            <text:p>442</text:p>
          </table:table-cell>
          <table:table-cell table:formula="of:=[.E1000]-[.D1000]" office:value-type="float" office:value="0" calcext:value-type="float">
            <text:p>0</text:p>
          </table:table-cell>
          <table:table-cell table:formula="of:=1+[.E1000]-[.D1000]" office:value-type="float" office:value="1" calcext:value-type="float">
            <text:p>1</text:p>
          </table:table-cell>
          <table:table-cell table:formula="of:=COM.MICROSOFT.CONCAT([.A1000];[.B1000])" office:value-type="string" office:string-value="PiotrRoman" calcext:value-type="string">
            <text:p>PiotrRoman</text:p>
          </table:table-cell>
          <table:table-cell table:formula="of:=COUNTIF([.$I$2:.$I$1001];[.I1000])" office:value-type="float" office:value="13" calcext:value-type="float">
            <text:p>13</text:p>
          </table:table-cell>
          <table:table-cell table:formula="of:=SUMIF([.$I$2:.$I$1001];[.I1000];[.$H$2:.$H$1001])" office:value-type="float" office:value="39" calcext:value-type="float">
            <text:p>39</text:p>
          </table:table-cell>
          <table:table-cell table:formula="of:=[.F1000]+([.H1000]-1)*24+30" office:value-type="float" office:value="472" calcext:value-type="float">
            <text:p>472</text:p>
          </table:table-cell>
          <table:table-cell table:formula="of:=MONTH([.D1000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dam</text:p>
          </table:table-cell>
          <table:table-cell table:style-name="ce2" office:value-type="string" calcext:value-type="string">
            <text:p>Wradoch</text:p>
          </table:table-cell>
          <table:table-cell table:style-name="ce2" office:value-type="string" calcext:value-type="string">
            <text:p>Zgierz</text:p>
          </table:table-cell>
          <table:table-cell table:style-name="ce6" office:value-type="date" office:date-value="2014-12-29" calcext:value-type="date">
            <text:p>29.12.2014</text:p>
          </table:table-cell>
          <table:table-cell table:style-name="ce6" office:value-type="date" office:date-value="2014-12-30" calcext:value-type="date">
            <text:p>30.12.2014</text:p>
          </table:table-cell>
          <table:table-cell office:value-type="float" office:value="331.5" calcext:value-type="float">
            <text:p>331,5</text:p>
          </table:table-cell>
          <table:table-cell table:formula="of:=[.E1001]-[.D1001]" office:value-type="float" office:value="1" calcext:value-type="float">
            <text:p>1</text:p>
          </table:table-cell>
          <table:table-cell table:formula="of:=1+[.E1001]-[.D1001]" office:value-type="float" office:value="2" calcext:value-type="float">
            <text:p>2</text:p>
          </table:table-cell>
          <table:table-cell table:formula="of:=COM.MICROSOFT.CONCAT([.A1001];[.B1001])" office:value-type="string" office:string-value="AdamWradoch" calcext:value-type="string">
            <text:p>AdamWradoch</text:p>
          </table:table-cell>
          <table:table-cell table:formula="of:=COUNTIF([.$I$2:.$I$1001];[.I1001])" office:value-type="float" office:value="11" calcext:value-type="float">
            <text:p>11</text:p>
          </table:table-cell>
          <table:table-cell table:formula="of:=SUMIF([.$I$2:.$I$1001];[.I1001];[.$H$2:.$H$1001])" office:value-type="float" office:value="30" calcext:value-type="float">
            <text:p>30</text:p>
          </table:table-cell>
          <table:table-cell table:formula="of:=[.F1001]+([.H1001]-1)*24+30" office:value-type="float" office:value="385.5" calcext:value-type="float">
            <text:p>385,5</text:p>
          </table:table-cell>
          <table:table-cell table:formula="of:=MONTH([.D1001])" office:value-type="float" office:value="12" calcext:value-type="float">
            <text:p>12</text:p>
          </table:table-cell>
          <table:table-cell table:number-columns-repeated="1011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podroze" table:base-cell-address="$Arkusz1.$A$1" table:cell-range-address="$Arkusz1.$A$1:.$F$1001"/>
          <table:named-range table:name="_xlnm._FilterDatabase" table:base-cell-address="$Arkusz1.$A$1" table:cell-range-address="$Arkusz1.$A$1:.$J$1001"/>
        </table:named-expressions>
      </table:table>
      <table:table table:name="93.3" table:style-name="ta2">
        <office:forms form:automatic-focus="false" form:apply-design-mode="false"/>
        <table:table-column table:style-name="co1" table:default-cell-style-name="ce4"/>
        <table:table-column table:style-name="co12" table:default-cell-style-name="ce4"/>
        <table:table-column table:style-name="co1" table:number-columns-repeated="1022" table:default-cell-style-name="ce4"/>
        <table:table-row table:style-name="ro3">
          <table:table-cell table:style-name="ce11" office:value-type="string" calcext:value-type="string">
            <text:p>Miasto</text:p>
          </table:table-cell>
          <table:table-cell table:style-name="ce15" office:value-type="string" calcext:value-type="string">
            <text:p>Suma - koszt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Radom</text:p>
          </table:table-cell>
          <table:table-cell table:style-name="ce16" office:value-type="float" office:value="27599.5" calcext:value-type="float">
            <text:p>27599,5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Siedlce</text:p>
          </table:table-cell>
          <table:table-cell table:style-name="ce16" office:value-type="float" office:value="34215.4" calcext:value-type="float">
            <text:p>34215,4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Zgierz</text:p>
          </table:table-cell>
          <table:table-cell table:style-name="ce17" office:value-type="float" office:value="38263.5" calcext:value-type="float">
            <text:p>38263,5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Kutno</text:p>
          </table:table-cell>
          <table:table-cell table:style-name="ce16" office:value-type="float" office:value="43372.8" calcext:value-type="float">
            <text:p>43372,8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Kielce</text:p>
          </table:table-cell>
          <table:table-cell table:style-name="ce16" office:value-type="float" office:value="48014.6999999999" calcext:value-type="float">
            <text:p>48014,6999999999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Olsztyn</text:p>
          </table:table-cell>
          <table:table-cell table:style-name="ce16" office:value-type="float" office:value="50606.6000000001" calcext:value-type="float">
            <text:p>50606,6000000001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Kalisz</text:p>
          </table:table-cell>
          <table:table-cell table:style-name="ce16" office:value-type="float" office:value="51099" calcext:value-type="float">
            <text:p>51099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Lublin</text:p>
          </table:table-cell>
          <table:table-cell table:style-name="ce16" office:value-type="float" office:value="53209.4999999999" calcext:value-type="float">
            <text:p>53209,4999999999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Mielec</text:p>
          </table:table-cell>
          <table:table-cell table:style-name="ce16" office:value-type="float" office:value="54144" calcext:value-type="float">
            <text:p>54144</text:p>
          </table:table-cell>
          <table:table-cell table:number-columns-repeated="1022"/>
        </table:table-row>
        <table:table-row table:style-name="ro3">
          <table:table-cell table:style-name="ce13" office:value-type="string" calcext:value-type="string">
            <text:p>Bydgoszcz</text:p>
          </table:table-cell>
          <table:table-cell table:style-name="ce18" office:value-type="float" office:value="63932.0000000001" calcext:value-type="float">
            <text:p>63932,0000000001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Krakow</text:p>
          </table:table-cell>
          <table:table-cell table:style-name="ce16" office:value-type="float" office:value="80344.5" calcext:value-type="float">
            <text:p>80344,5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Katowice</text:p>
          </table:table-cell>
          <table:table-cell table:style-name="ce16" office:value-type="float" office:value="81486.2999999999" calcext:value-type="float">
            <text:p>81486,2999999999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Malbork</text:p>
          </table:table-cell>
          <table:table-cell table:style-name="ce16" office:value-type="float" office:value="84280" calcext:value-type="float">
            <text:p>84280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Razem Wynik</text:p>
          </table:table-cell>
          <table:table-cell table:style-name="ce19" office:value-type="float" office:value="710567.800000001" calcext:value-type="float">
            <text:p>710567,800000001</text:p>
          </table:table-cell>
          <table:table-cell table:number-columns-repeated="1022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93.2" table:style-name="ta3">
        <office:forms form:automatic-focus="false" form:apply-design-mode="false"/>
        <table:table-column table:style-name="co1" table:number-columns-repeated="2" table:default-cell-style-name="ce4"/>
        <table:table-column table:style-name="co13" table:default-cell-style-name="ce4"/>
        <table:table-column table:style-name="co1" table:number-columns-repeated="1021" table:default-cell-style-name="ce4"/>
        <table:table-row table:style-name="ro3">
          <table:table-cell table:style-name="ce11" office:value-type="string" calcext:value-type="string">
            <text:p>Nazwisko</text:p>
          </table:table-cell>
          <table:table-cell table:style-name="ce22" office:value-type="string" calcext:value-type="string">
            <text:p>Imie</text:p>
          </table:table-cell>
          <table:table-cell table:style-name="ce22" office:value-type="string" calcext:value-type="string">
            <text:p>ile dni w sumie</text:p>
          </table:table-cell>
          <table:table-cell table:style-name="ce15" office:value-type="string" calcext:value-type="string">
            <text:p>(pusty)</text:p>
          </table:table-cell>
          <table:table-cell table:number-columns-repeated="1020"/>
        </table:table-row>
        <table:table-row table:style-name="ro3">
          <table:table-cell table:style-name="ce20" office:value-type="string" calcext:value-type="string">
            <text:p>Budzianowska</text:p>
          </table:table-cell>
          <table:table-cell table:style-name="ce23" office:value-type="string" calcext:value-type="string">
            <text:p>Zofia</text:p>
          </table:table-cell>
          <table:table-cell table:style-name="ce23" office:value-type="float" office:value="41" calcext:value-type="float">
            <text:p>41</text:p>
          </table:table-cell>
          <table:table-cell table:style-name="ce26"/>
          <table:table-cell table:number-columns-repeated="1020"/>
        </table:table-row>
        <table:table-row table:style-name="ro3">
          <table:table-cell table:style-name="ce20" office:value-type="string" calcext:value-type="string">
            <text:p>Kolarski</text:p>
          </table:table-cell>
          <table:table-cell table:style-name="ce23" office:value-type="string" calcext:value-type="string">
            <text:p>Andrzej</text:p>
          </table:table-cell>
          <table:table-cell table:style-name="ce23" office:value-type="float" office:value="41" calcext:value-type="float">
            <text:p>41</text:p>
          </table:table-cell>
          <table:table-cell table:style-name="ce26"/>
          <table:table-cell table:number-columns-repeated="1020"/>
        </table:table-row>
        <table:table-row table:style-name="ro3">
          <table:table-cell table:style-name="ce20" office:value-type="string" calcext:value-type="string">
            <text:p>Laska</text:p>
          </table:table-cell>
          <table:table-cell table:style-name="ce23" office:value-type="string" calcext:value-type="string">
            <text:p>Justyna</text:p>
          </table:table-cell>
          <table:table-cell table:style-name="ce23" office:value-type="float" office:value="41" calcext:value-type="float">
            <text:p>41</text:p>
          </table:table-cell>
          <table:table-cell table:style-name="ce26"/>
          <table:table-cell table:number-columns-repeated="1020"/>
        </table:table-row>
        <table:table-row table:style-name="ro3">
          <table:table-cell table:style-name="ce20" office:value-type="string" calcext:value-type="string">
            <text:p>Maskor</text:p>
          </table:table-cell>
          <table:table-cell table:style-name="ce23" office:value-type="string" calcext:value-type="string">
            <text:p>Paulina</text:p>
          </table:table-cell>
          <table:table-cell table:style-name="ce23" office:value-type="float" office:value="41" calcext:value-type="float">
            <text:p>41</text:p>
          </table:table-cell>
          <table:table-cell table:style-name="ce26"/>
          <table:table-cell table:number-columns-repeated="1020"/>
        </table:table-row>
        <table:table-row table:style-name="ro3">
          <table:table-cell table:style-name="ce20" office:value-type="string" calcext:value-type="string">
            <text:p>Rzepka</text:p>
          </table:table-cell>
          <table:table-cell table:style-name="ce23" office:value-type="string" calcext:value-type="string">
            <text:p>Tomasz</text:p>
          </table:table-cell>
          <table:table-cell table:style-name="ce23" office:value-type="float" office:value="42" calcext:value-type="float">
            <text:p>42</text:p>
          </table:table-cell>
          <table:table-cell table:style-name="ce26"/>
          <table:table-cell table:number-columns-repeated="1020"/>
        </table:table-row>
        <table:table-row table:style-name="ro3">
          <table:table-cell table:style-name="ce20" office:value-type="string" calcext:value-type="string">
            <text:p>Rzymski</text:p>
          </table:table-cell>
          <table:table-cell table:style-name="ce23" office:value-type="string" calcext:value-type="string">
            <text:p>Jan</text:p>
          </table:table-cell>
          <table:table-cell table:style-name="ce23" office:value-type="float" office:value="42" calcext:value-type="float">
            <text:p>42</text:p>
          </table:table-cell>
          <table:table-cell table:style-name="ce26"/>
          <table:table-cell table:number-columns-repeated="1020"/>
        </table:table-row>
        <table:table-row table:style-name="ro3">
          <table:table-cell table:style-name="ce21" office:value-type="string" calcext:value-type="string">
            <text:p>Razem Wynik</text:p>
          </table:table-cell>
          <table:table-cell table:style-name="ce24"/>
          <table:table-cell table:style-name="ce25"/>
          <table:table-cell table:style-name="ce27"/>
          <table:table-cell table:number-columns-repeated="1020"/>
        </table:table-row>
        <table:table-row table:style-name="ro3" table:number-rows-repeated="94">
          <table:table-cell table:style-name="Default" table:number-columns-repeated="4"/>
          <table:table-cell table:number-columns-repeated="1020"/>
        </table:table-row>
        <table:table-row table:style-name="ro3" table:number-rows-repeated="10484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Arkusz1.A1:Arkusz1.M1001" table:display-filter-buttons="true"/>
        <table:database-range table:name="__Anonymous_Sheet_DB__1" table:target-range-address="'93.3'.A1:'93.3'.B15">
          <table:sort>
            <table:sort-by table:field-number="1" table:data-type="automatic"/>
          </table:sort>
        </table:database-range>
      </table:database-ranges>
      <table:data-pilot-tables>
        <table:data-pilot-table table:name="DataPilot2" table:application-data="" table:target-range-address="'93.3'.A1:'93.3'.B15" table:buttons="'93.3'.A1" table:show-filter-button="false">
          <table:source-cell-range table:cell-range-address="Arkusz1.A1:Arkusz1.L100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iasto" table:orientation="row" table:used-hierarchy="0" table:function="auto">
            <table:data-pilot-level table:show-empty="false" calcext:repeat-item-labels="false">
              <table:data-pilot-members>
                <table:data-pilot-member table:name="Bydgoszcz" table:display="true" table:show-details="true"/>
                <table:data-pilot-member table:name="Kalisz" table:display="true" table:show-details="true"/>
                <table:data-pilot-member table:name="Katowice" table:display="true" table:show-details="true"/>
                <table:data-pilot-member table:name="Kielce" table:display="true" table:show-details="true"/>
                <table:data-pilot-member table:name="Krakow" table:display="true" table:show-details="true"/>
                <table:data-pilot-member table:name="Kutno" table:display="true" table:show-details="true"/>
                <table:data-pilot-member table:name="Lublin" table:display="true" table:show-details="true"/>
                <table:data-pilot-member table:name="Malbork" table:display="true" table:show-details="true"/>
                <table:data-pilot-member table:name="Mielec" table:display="true" table:show-details="true"/>
                <table:data-pilot-member table:name="Olsztyn" table:display="true" table:show-details="true"/>
                <table:data-pilot-member table:name="Radom" table:display="true" table:show-details="true"/>
                <table:data-pilot-member table:name="Siedlce" table:display="true" table:show-details="true"/>
                <table:data-pilot-member table:name="Zgierz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koszt" table:orientation="data" table:used-hierarchy="0" table:function="sum">
            <table:data-pilot-level table:show-empty="false" calcext:repeat-item-labels="false">
              <table:data-pilot-members>
                <table:data-pilot-member table:name="186,4" table:display="true" table:show-details="true"/>
                <table:data-pilot-member table:name="208,5" table:display="true" table:show-details="true"/>
                <table:data-pilot-member table:name="242,5" table:display="true" table:show-details="true"/>
                <table:data-pilot-member table:name="308,8" table:display="true" table:show-details="true"/>
                <table:data-pilot-member table:name="320,7" table:display="true" table:show-details="true"/>
                <table:data-pilot-member table:name="337,7" table:display="true" table:show-details="true"/>
                <table:data-pilot-member table:name="349,4" table:display="true" table:show-details="true"/>
                <table:data-pilot-member table:name="356,5" table:display="true" table:show-details="true"/>
                <table:data-pilot-member table:name="385,5" table:display="true" table:show-details="true"/>
                <table:data-pilot-member table:name="393,8" table:display="true" table:show-details="true"/>
                <table:data-pilot-member table:name="461,8" table:display="true" table:show-details="true"/>
                <table:data-pilot-member table:name="472" table:display="true" table:show-details="true"/>
                <table:data-pilot-member table:name="493,7" table:display="true" table:show-details="true"/>
                <table:data-pilot-member table:name="504,5" table:display="true" table:show-details="true"/>
                <table:data-pilot-member table:name="512,4" table:display="true" table:show-details="true"/>
                <table:data-pilot-member table:name="524,7" table:display="true" table:show-details="true"/>
                <table:data-pilot-member table:name="528,5" table:display="true" table:show-details="true"/>
                <table:data-pilot-member table:name="531,5" table:display="true" table:show-details="true"/>
                <table:data-pilot-member table:name="539,7" table:display="true" table:show-details="true"/>
                <table:data-pilot-member table:name="543,4" table:display="true" table:show-details="true"/>
                <table:data-pilot-member table:name="580,8" table:display="true" table:show-details="true"/>
                <table:data-pilot-member table:name="614,8" table:display="true" table:show-details="true"/>
                <table:data-pilot-member table:name="624" table:display="true" table:show-details="true"/>
                <table:data-pilot-member table:name="652,5" table:display="true" table:show-details="true"/>
                <table:data-pilot-member table:name="655" table:display="true" table:show-details="true"/>
                <table:data-pilot-member table:name="666,7" table:display="true" table:show-details="true"/>
                <table:data-pilot-member table:name="671,5" table:display="true" table:show-details="true"/>
                <table:data-pilot-member table:name="675,4" table:display="true" table:show-details="true"/>
                <table:data-pilot-member table:name="708,4" table:display="true" table:show-details="true"/>
                <table:data-pilot-member table:name="710" table:display="true" table:show-details="true"/>
                <table:data-pilot-member table:name="741,7" table:display="true" table:show-details="true"/>
                <table:data-pilot-member table:name="747,7" table:display="true" table:show-details="true"/>
                <table:data-pilot-member table:name="760,5" table:display="true" table:show-details="true"/>
                <table:data-pilot-member table:name="767,8" table:display="true" table:show-details="true"/>
                <table:data-pilot-member table:name="776" table:display="true" table:show-details="true"/>
                <table:data-pilot-member table:name="800,5" table:display="true" table:show-details="true"/>
                <table:data-pilot-member table:name="814,5" table:display="true" table:show-details="true"/>
                <table:data-pilot-member table:name="838" table:display="true" table:show-details="true"/>
                <table:data-pilot-member table:name="838,4" table:display="true" table:show-details="true"/>
                <table:data-pilot-member table:name="839,7" table:display="true" table:show-details="true"/>
                <table:data-pilot-member table:name="873,4" table:display="true" table:show-details="true"/>
                <table:data-pilot-member table:name="920,8" table:display="true" table:show-details="true"/>
                <table:data-pilot-member table:name="928" table:display="true" table:show-details="true"/>
                <table:data-pilot-member table:name="943,7" table:display="true" table:show-details="true"/>
                <table:data-pilot-member table:name="945" table:display="true" table:show-details="true"/>
                <table:data-pilot-member table:name="954,8" table:display="true" table:show-details="true"/>
                <table:data-pilot-member table:name="970,7" table:display="true" table:show-details="true"/>
                <table:data-pilot-member table:name="989,5" table:display="true" table:show-details="true"/>
                <table:data-pilot-member table:name="1012,7" table:display="true" table:show-details="true"/>
                <table:data-pilot-member table:name="1021" table:display="true" table:show-details="true"/>
                <table:data-pilot-member table:name="1038,4" table:display="true" table:show-details="true"/>
                <table:data-pilot-member table:name="1080" table:display="true" table:show-details="true"/>
                <table:data-pilot-member table:name="1141,8" table:display="true" table:show-details="true"/>
                <table:data-pilot-member table:name="1145,7" table:display="true" table:show-details="true"/>
                <table:data-pilot-member table:name="1180" table:display="true" table:show-details="true"/>
                <table:data-pilot-member table:name="1193,7" table:display="true" table:show-details="true"/>
                <table:data-pilot-member table:name="1203,4" table:display="true" table:show-details="true"/>
                <table:data-pilot-member table:name="1204" table:display="true" table:show-details="true"/>
                <table:data-pilot-member table:name="1218,5" table:display="true" table:show-details="true"/>
                <table:data-pilot-member table:name="1415" table:display="true" table:show-details="true"/>
                <table:data-pilot-member table:name="1416,7" table:display="true" table:show-details="true"/>
                <table:data-pilot-member table:name="1447,5" table:display="true" table:show-details="true"/>
                <table:data-pilot-member table:name="1650" table:display="true" table:show-details="true"/>
                <table:data-pilot-member table:name="175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" table:application-data="" table:target-range-address="'93.2'.A1:'93.2'.D8" table:buttons="'93.2'.A1 '93.2'.B1 '93.2'.C1" table:show-filter-button="false">
          <table:source-cell-range table:cell-range-address="Arkusz1.A1:Arkusz1.K100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Nazwisko" table:orientation="row" table:used-hierarchy="0" table:function="auto">
            <table:data-pilot-level table:show-empty="false" calcext:repeat-item-labels="false">
              <table:data-pilot-members>
                <table:data-pilot-member table:name="Adamska" table:display="true" table:show-details="true"/>
                <table:data-pilot-member table:name="Andrycz" table:display="true" table:show-details="true"/>
                <table:data-pilot-member table:name="Argonski" table:display="true" table:show-details="true"/>
                <table:data-pilot-member table:name="Armowicz" table:display="true" table:show-details="true"/>
                <table:data-pilot-member table:name="Arska" table:display="true" table:show-details="true"/>
                <table:data-pilot-member table:name="Augustowska" table:display="true" table:show-details="true"/>
                <table:data-pilot-member table:name="Barcz" table:display="true" table:show-details="true"/>
                <table:data-pilot-member table:name="Barczewski" table:display="true" table:show-details="true"/>
                <table:data-pilot-member table:name="Basala" table:display="true" table:show-details="true"/>
                <table:data-pilot-member table:name="Bizuta" table:display="true" table:show-details="true"/>
                <table:data-pilot-member table:name="Bodera" table:display="true" table:show-details="true"/>
                <table:data-pilot-member table:name="Bojarun" table:display="true" table:show-details="true"/>
                <table:data-pilot-member table:name="Bolanowska" table:display="true" table:show-details="true"/>
                <table:data-pilot-member table:name="Budzianowska" table:display="true" table:show-details="true"/>
                <table:data-pilot-member table:name="Budzis" table:display="true" table:show-details="true"/>
                <table:data-pilot-member table:name="Bydgoski" table:display="true" table:show-details="true"/>
                <table:data-pilot-member table:name="Calika" table:display="true" table:show-details="true"/>
                <table:data-pilot-member table:name="Chorzowska" table:display="true" table:show-details="true"/>
                <table:data-pilot-member table:name="Czarnoleska" table:display="true" table:show-details="true"/>
                <table:data-pilot-member table:name="Czekan" table:display="true" table:show-details="true"/>
                <table:data-pilot-member table:name="Czerski" table:display="true" table:show-details="true"/>
                <table:data-pilot-member table:name="Dok" table:display="true" table:show-details="true"/>
                <table:data-pilot-member table:name="Dusznicki" table:display="true" table:show-details="true"/>
                <table:data-pilot-member table:name="Elawa" table:display="true" table:show-details="true"/>
                <table:data-pilot-member table:name="Falski" table:display="true" table:show-details="true"/>
                <table:data-pilot-member table:name="Fidyk" table:display="true" table:show-details="true"/>
                <table:data-pilot-member table:name="Gabor" table:display="true" table:show-details="true"/>
                <table:data-pilot-member table:name="Grab" table:display="true" table:show-details="true"/>
                <table:data-pilot-member table:name="Granica" table:display="true" table:show-details="true"/>
                <table:data-pilot-member table:name="Gras" table:display="true" table:show-details="true"/>
                <table:data-pilot-member table:name="Halik" table:display="true" table:show-details="true"/>
                <table:data-pilot-member table:name="Helski" table:display="true" table:show-details="true"/>
                <table:data-pilot-member table:name="Henrykowski" table:display="true" table:show-details="true"/>
                <table:data-pilot-member table:name="Holski" table:display="true" table:show-details="true"/>
                <table:data-pilot-member table:name="Idar" table:display="true" table:show-details="true"/>
                <table:data-pilot-member table:name="Janes" table:display="true" table:show-details="true"/>
                <table:data-pilot-member table:name="Jarskarski" table:display="true" table:show-details="true"/>
                <table:data-pilot-member table:name="Jurajski" table:display="true" table:show-details="true"/>
                <table:data-pilot-member table:name="Jurkicz" table:display="true" table:show-details="true"/>
                <table:data-pilot-member table:name="Kaliska" table:display="true" table:show-details="true"/>
                <table:data-pilot-member table:name="Klajn" table:display="true" table:show-details="true"/>
                <table:data-pilot-member table:name="Kolarski" table:display="true" table:show-details="true"/>
                <table:data-pilot-member table:name="Kolska" table:display="true" table:show-details="true"/>
                <table:data-pilot-member table:name="Kowalska" table:display="true" table:show-details="true"/>
                <table:data-pilot-member table:name="Krajewski" table:display="true" table:show-details="true"/>
                <table:data-pilot-member table:name="Krokus" table:display="true" table:show-details="true"/>
                <table:data-pilot-member table:name="Krynicka" table:display="true" table:show-details="true"/>
                <table:data-pilot-member table:name="Kwiska" table:display="true" table:show-details="true"/>
                <table:data-pilot-member table:name="Lamda" table:display="true" table:show-details="true"/>
                <table:data-pilot-member table:name="Laska" table:display="true" table:show-details="true"/>
                <table:data-pilot-member table:name="Lubelski" table:display="true" table:show-details="true"/>
                <table:data-pilot-member table:name="Magierowcz" table:display="true" table:show-details="true"/>
                <table:data-pilot-member table:name="Malski" table:display="true" table:show-details="true"/>
                <table:data-pilot-member table:name="Marakasz" table:display="true" table:show-details="true"/>
                <table:data-pilot-member table:name="Markowski" table:display="true" table:show-details="true"/>
                <table:data-pilot-member table:name="Maselska" table:display="true" table:show-details="true"/>
                <table:data-pilot-member table:name="Maskor" table:display="true" table:show-details="true"/>
                <table:data-pilot-member table:name="Mazowiecki" table:display="true" table:show-details="true"/>
                <table:data-pilot-member table:name="Mazurkiewicz" table:display="true" table:show-details="true"/>
                <table:data-pilot-member table:name="Misiek" table:display="true" table:show-details="true"/>
                <table:data-pilot-member table:name="Morska" table:display="true" table:show-details="true"/>
                <table:data-pilot-member table:name="Moskiewska" table:display="true" table:show-details="true"/>
                <table:data-pilot-member table:name="Nowowiejska" table:display="true" table:show-details="true"/>
                <table:data-pilot-member table:name="Nyska" table:display="true" table:show-details="true"/>
                <table:data-pilot-member table:name="Opoczna" table:display="true" table:show-details="true"/>
                <table:data-pilot-member table:name="Opolska" table:display="true" table:show-details="true"/>
                <table:data-pilot-member table:name="Ozimek" table:display="true" table:show-details="true"/>
                <table:data-pilot-member table:name="Papkin" table:display="true" table:show-details="true"/>
                <table:data-pilot-member table:name="Parad" table:display="true" table:show-details="true"/>
                <table:data-pilot-member table:name="Parczewska" table:display="true" table:show-details="true"/>
                <table:data-pilot-member table:name="Paryska" table:display="true" table:show-details="true"/>
                <table:data-pilot-member table:name="Piotrkowska" table:display="true" table:show-details="true"/>
                <table:data-pilot-member table:name="Piotrowska" table:display="true" table:show-details="true"/>
                <table:data-pilot-member table:name="Pleszewska" table:display="true" table:show-details="true"/>
                <table:data-pilot-member table:name="Pluta" table:display="true" table:show-details="true"/>
                <table:data-pilot-member table:name="Podkalicka" table:display="true" table:show-details="true"/>
                <table:data-pilot-member table:name="Podolski" table:display="true" table:show-details="true"/>
                <table:data-pilot-member table:name="Polanicki" table:display="true" table:show-details="true"/>
                <table:data-pilot-member table:name="Pomorski" table:display="true" table:show-details="true"/>
                <table:data-pilot-member table:name="Poznanski" table:display="true" table:show-details="true"/>
                <table:data-pilot-member table:name="Prus" table:display="true" table:show-details="true"/>
                <table:data-pilot-member table:name="Puchacz" table:display="true" table:show-details="true"/>
                <table:data-pilot-member table:name="Rajczakowski" table:display="true" table:show-details="true"/>
                <table:data-pilot-member table:name="Roman" table:display="true" table:show-details="true"/>
                <table:data-pilot-member table:name="Rzepka" table:display="true" table:show-details="true"/>
                <table:data-pilot-member table:name="Rzymski" table:display="true" table:show-details="true"/>
                <table:data-pilot-member table:name="Seredycka" table:display="true" table:show-details="true"/>
                <table:data-pilot-member table:name="Siedlecka" table:display="true" table:show-details="true"/>
                <table:data-pilot-member table:name="Sobecka" table:display="true" table:show-details="true"/>
                <table:data-pilot-member table:name="Sosnowiecka" table:display="true" table:show-details="true"/>
                <table:data-pilot-member table:name="Suwski" table:display="true" table:show-details="true"/>
                <table:data-pilot-member table:name="Sworacz" table:display="true" table:show-details="true"/>
                <table:data-pilot-member table:name="Tracz" table:display="true" table:show-details="true"/>
                <table:data-pilot-member table:name="Trzeski" table:display="true" table:show-details="true"/>
                <table:data-pilot-member table:name="Watrach" table:display="true" table:show-details="true"/>
                <table:data-pilot-member table:name="Witkiewicz" table:display="true" table:show-details="true"/>
                <table:data-pilot-member table:name="Wojtecka" table:display="true" table:show-details="true"/>
                <table:data-pilot-member table:name="Wradoch" table:display="true" table:show-details="true"/>
                <table:data-pilot-member table:name="Wroblewski" table:display="true" table:show-details="true"/>
                <table:data-pilot-member table:name="Zabrzeski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Imie" table:orientation="row" table:used-hierarchy="0" table:function="auto">
            <table:data-pilot-level table:show-empty="false" calcext:repeat-item-labels="false">
              <table:data-pilot-members>
                <table:data-pilot-member table:name="Adam" table:display="true" table:show-details="true"/>
                <table:data-pilot-member table:name="Albert" table:display="true" table:show-details="true"/>
                <table:data-pilot-member table:name="Amadeusz" table:display="true" table:show-details="true"/>
                <table:data-pilot-member table:name="Amelia" table:display="true" table:show-details="true"/>
                <table:data-pilot-member table:name="Andrzej" table:display="true" table:show-details="true"/>
                <table:data-pilot-member table:name="Anna" table:display="true" table:show-details="true"/>
                <table:data-pilot-member table:name="Bogumi" table:display="true" table:show-details="true"/>
                <table:data-pilot-member table:name="Bonifacy" table:display="true" table:show-details="true"/>
                <table:data-pilot-member table:name="Daria" table:display="true" table:show-details="true"/>
                <table:data-pilot-member table:name="Dominika" table:display="true" table:show-details="true"/>
                <table:data-pilot-member table:name="Dorota" table:display="true" table:show-details="true"/>
                <table:data-pilot-member table:name="Edwina" table:display="true" table:show-details="true"/>
                <table:data-pilot-member table:name="Eustachy" table:display="true" table:show-details="true"/>
                <table:data-pilot-member table:name="Ewa" table:display="true" table:show-details="true"/>
                <table:data-pilot-member table:name="Ewelia" table:display="true" table:show-details="true"/>
                <table:data-pilot-member table:name="Ewelina" table:display="true" table:show-details="true"/>
                <table:data-pilot-member table:name="Grzegorz" table:display="true" table:show-details="true"/>
                <table:data-pilot-member table:name="Gustaw" table:display="true" table:show-details="true"/>
                <table:data-pilot-member table:name="Irma" table:display="true" table:show-details="true"/>
                <table:data-pilot-member table:name="Jan" table:display="true" table:show-details="true"/>
                <table:data-pilot-member table:name="Janina" table:display="true" table:show-details="true"/>
                <table:data-pilot-member table:name="January" table:display="true" table:show-details="true"/>
                <table:data-pilot-member table:name="Janusz" table:display="true" table:show-details="true"/>
                <table:data-pilot-member table:name="Jerzy" table:display="true" table:show-details="true"/>
                <table:data-pilot-member table:name="Justyna" table:display="true" table:show-details="true"/>
                <table:data-pilot-member table:name="Kacper" table:display="true" table:show-details="true"/>
                <table:data-pilot-member table:name="Kamil" table:display="true" table:show-details="true"/>
                <table:data-pilot-member table:name="Karol" table:display="true" table:show-details="true"/>
                <table:data-pilot-member table:name="Karolina" table:display="true" table:show-details="true"/>
                <table:data-pilot-member table:name="Katarzyna" table:display="true" table:show-details="true"/>
                <table:data-pilot-member table:name="Kazimiera" table:display="true" table:show-details="true"/>
                <table:data-pilot-member table:name="Kornel" table:display="true" table:show-details="true"/>
                <table:data-pilot-member table:name="Krystyna" table:display="true" table:show-details="true"/>
                <table:data-pilot-member table:name="Lidia" table:display="true" table:show-details="true"/>
                <table:data-pilot-member table:name="Malwina" table:display="true" table:show-details="true"/>
                <table:data-pilot-member table:name="Marcin" table:display="true" table:show-details="true"/>
                <table:data-pilot-member table:name="Marek" table:display="true" table:show-details="true"/>
                <table:data-pilot-member table:name="Maria" table:display="true" table:show-details="true"/>
                <table:data-pilot-member table:name="Marta" table:display="true" table:show-details="true"/>
                <table:data-pilot-member table:name="Marzena" table:display="true" table:show-details="true"/>
                <table:data-pilot-member table:name="Michalina" table:display="true" table:show-details="true"/>
                <table:data-pilot-member table:name="Narcyz" table:display="true" table:show-details="true"/>
                <table:data-pilot-member table:name="Natalia" table:display="true" table:show-details="true"/>
                <table:data-pilot-member table:name="Olivia" table:display="true" table:show-details="true"/>
                <table:data-pilot-member table:name="Patrycja" table:display="true" table:show-details="true"/>
                <table:data-pilot-member table:name="Paulina" table:display="true" table:show-details="true"/>
                <table:data-pilot-member table:name="Piotr" table:display="true" table:show-details="true"/>
                <table:data-pilot-member table:name="Rozalia" table:display="true" table:show-details="true"/>
                <table:data-pilot-member table:name="Sebastian" table:display="true" table:show-details="true"/>
                <table:data-pilot-member table:name="Teresa" table:display="true" table:show-details="true"/>
                <table:data-pilot-member table:name="Tomasz" table:display="true" table:show-details="true"/>
                <table:data-pilot-member table:name="Wiktor" table:display="true" table:show-details="true"/>
                <table:data-pilot-member table:name="Wojciech" table:display="true" table:show-details="true"/>
                <table:data-pilot-member table:name="Zofia" table:display="true" table:show-details="true"/>
                <table:data-pilot-member table:name="Zuzanna" table:display="true" table:show-details="true"/>
                <table:data-pilot-member table:name="Zyt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ile dni w sumie" table:orientation="row" table:used-hierarchy="0" table:function="auto">
            <table:data-pilot-level table:show-empty="false" calcext:repeat-item-labels="false">
              <table:data-pilot-members>
                <table:data-pilot-member table:name="42" table:display="true" table:show-details="true"/>
                <table:data-pilot-member table:name="41" table:display="true" table:show-details="true"/>
                <table:data-pilot-member table:name="40" table:display="false" table:show-details="true"/>
                <table:data-pilot-member table:name="39" table:display="false" table:show-details="true"/>
                <table:data-pilot-member table:name="38" table:display="false" table:show-details="true"/>
                <table:data-pilot-member table:name="36" table:display="false" table:show-details="true"/>
                <table:data-pilot-member table:name="35" table:display="false" table:show-details="true"/>
                <table:data-pilot-member table:name="34" table:display="false" table:show-details="true"/>
                <table:data-pilot-member table:name="33" table:display="false" table:show-details="true"/>
                <table:data-pilot-member table:name="32" table:display="false" table:show-details="true"/>
                <table:data-pilot-member table:name="31" table:display="false" table:show-details="true"/>
                <table:data-pilot-member table:name="30" table:display="false" table:show-details="true"/>
                <table:data-pilot-member table:name="29" table:display="false" table:show-details="true"/>
                <table:data-pilot-member table:name="28" table:display="false" table:show-details="true"/>
                <table:data-pilot-member table:name="27" table:display="false" table:show-details="true"/>
                <table:data-pilot-member table:name="26" table:display="false" table:show-details="true"/>
                <table:data-pilot-member table:name="25" table:display="false" table:show-details="true"/>
                <table:data-pilot-member table:name="24" table:display="false" table:show-details="true"/>
                <table:data-pilot-member table:name="23" table:display="false" table:show-details="true"/>
                <table:data-pilot-member table:name="22" table:display="false" table:show-details="true"/>
                <table:data-pilot-member table:name="21" table:display="false" table:show-details="true"/>
                <table:data-pilot-member table:name="20" table:display="false" table:show-details="true"/>
                <table:data-pilot-member table:name="19" table:display="false" table:show-details="true"/>
                <table:data-pilot-member table:name="18" table:display="false" table:show-details="true"/>
                <table:data-pilot-member table:name="17" table:display="false" table:show-details="true"/>
                <table:data-pilot-member table:name="16" table:display="false" table:show-details="true"/>
                <table:data-pilot-member table:name="15" table:display="false" table:show-details="true"/>
                <table:data-pilot-member table:name="14" table:display="false" table:show-details="true"/>
                <table:data-pilot-member table:name="11" table:display="false" table:show-details="true"/>
                <table:data-pilot-member table:name="10" table:display="false" table:show-details="true"/>
                <table:data-pilot-member table:name="3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8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8P0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0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0P0"/>
    </number:number-style>
    <number:number-style style:name="N10111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1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1P0"/>
    </number:number-style>
    <number:date-style style:name="N10112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3" number:language="pl" number:country="PL">
      <number:day number:style="long"/>
      <number:text>-</number:text>
      <number:month number:textual="true"/>
    </number:date-style>
    <number:date-style style:name="N10114" number:language="pl" number:country="PL">
      <number:month number:textual="true"/>
      <number:text>-</number:text>
      <number:year/>
    </number:date-style>
    <number:time-style style:name="N10115" number:language="pl" number:country="PL">
      <number:hours/>
      <number:text>:</number:text>
      <number:minutes number:style="long"/>
      <number:text> </number:text>
      <number:am-pm/>
    </number:time-style>
    <number:time-style style:name="N10116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7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17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17P0"/>
    </number:number-style>
    <number:number-style style:name="N10118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18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18P0"/>
    </number:number-style>
    <number:number-style style:name="N10119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19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19P0"/>
    </number:number-style>
    <number:number-style style:name="N10120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0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1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1P2" style:volatile="true" number:language="pl" number:country="PL">
      <loext:text> </loext:text>
      <loext:fill-character> </loext:fill-character>
      <number:text>-      </number:text>
    </number:number-style>
    <number:text-style style:name="N10121" number:language="pl" number:country="PL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2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22P2" style:volatile="true" number:language="pl" number:country="PL">
      <loext:text> </loext:text>
      <loext:fill-character> </loext:fill-character>
      <number:text>- zł </number:text>
    </number:number-style>
    <number:text-style style:name="N10122" number:language="pl" number:country="PL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3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3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23" number:language="pl" number:country="PL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24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24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24" number:language="pl" number:country="PL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Narożnik_20_tabeli_20_przestawnej" style:display-name="Narożnik tabeli przestawnej" style:family="table-cell" style:parent-style-name="Default"/>
    <style:style style:name="Wartość_20_tabeli_20_przestawnej" style:display-name="Wartość tabeli przestawnej" style:family="table-cell" style:parent-style-name="Default"/>
    <style:style style:name="Pole_20_tabeli_20_przestawnej" style:display-name="Pole tabeli przestawnej" style:family="table-cell" style:parent-style-name="Default"/>
    <style:style style:name="Kategoria_20_tabeli_20_przestawnej" style:display-name="Kategoria tabeli przestawnej" style:family="table-cell" style:parent-style-name="Default">
      <style:table-cell-properties style:text-align-source="fix" style:repeat-content="false"/>
      <style:paragraph-properties fo:text-align="start"/>
    </style:style>
    <style:style style:name="Tytuł_20_tabeli_20_przestawnej" style:display-name="Tytuł tabeli przestawnej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Wynik_20_tabeli_20_przestawnej" style:display-name="Wynik tabeli przestawnej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8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93.3" style:display-name="PageStyle_93.3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trona </text:span><text:span text:style-name="MT1"><text:page-number>1</text:page-number></text:span></text:p>
      </style:footer>
      <style:footer-left style:display="false"/>
    </style:master-page>
    <style:master-page style:name="PageStyle_5f_93.2" style:display-name="PageStyle_93.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trona </text:span><text:span text:style-name="MT1"><text:page-number>1</text:page-number></text:span></text:p>
      </style:footer>
      <style:footer-left style:display="false"/>
    </style:master-page>
    <style:master-page style:name="PageStyle_5f_Arkusz1" style:display-name="PageStyle_Arkusz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6T22:43:22</meta:creation-date>
    <meta:initial-creator>Uczeń</meta:initial-creator>
    <dc:language>pl-PL</dc:language>
    <dc:date>2021-11-18T22:28:42.127579040</dc:date>
    <meta:editing-cycles>7</meta:editing-cycles>
    <meta:editing-duration>PT27M57S</meta:editing-duration>
    <meta:generator>LibreOffice/6.0.7.3$Linux_X86_64 LibreOffice_project/00m0$Build-3</meta:generator>
    <meta:document-statistic meta:table-count="3" meta:cell-count="13102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text-properties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family="Arial" fo:font-size="9pt" style:font-size-asian="9pt" style:font-size-complex="9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1" chart:tick-mark-position="at-axis"/>
      <style:text-properties style:text-position="0% 100%" fo:font-family="Arial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420e"/>
      <style:text-properties style:text-position="0% 100%" fo:font-size="10pt" style:font-size-asian="10pt" style:font-size-complex="10pt"/>
    </style:style>
    <style:style style:name="ch9" style:family="chart">
      <style:graphic-properties draw:stroke="solid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6.971cm" svg:height="9.006cm" xlink:href=".." xlink:type="simple" chart:class="chart:bar" chart:style-name="ch1">
        <chart:title svg:x="0.332cm" svg:y="0.316cm" chart:style-name="ch2">
          <text:p>łączna liczba wyjazdów pracowników na delegacje w poszczególnych miesiącach</text:p>
        </chart:title>
        <chart:plot-area chart:style-name="ch3" table:cell-range-address="Arkusz1.P6:Arkusz1.P18" chart:data-source-has-labels="row" svg:x="0.339cm" svg:y="1.275cm" svg:width="16.293cm" svg:height="6.57cm">
          <chartooo:coordinate-region svg:x="1.146cm" svg:y="1.475cm" svg:width="15.486cm" svg:height="5.723cm"/>
          <chart:axis chart:dimension="x" chart:name="primary-x" chart:style-name="ch4">
            <chart:title svg:x="7.78cm" svg:y="8.025cm" chart:style-name="ch5">
              <text:p>miesiace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rkusz1.P7:Arkusz1.P18" chart:label-cell-address="Arkusz1.P6:Arkusz1.P6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le wyj</text:p>
                <draw:g>
                  <svg:desc>Arkusz1.P6:Arkusz1.P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0">
                <text:p>130</text:p>
                <draw:g>
                  <svg:desc>Arkusz1.P7:Arkusz1.P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0">
                <text:p>1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